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9.259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21.786cm"/>
    </style:style>
    <style:style style:name="co11" style:family="table-column">
      <style:table-column-properties fo:break-before="auto" style:column-width="10.211cm"/>
    </style:style>
    <style:style style:name="co12" style:family="table-column">
      <style:table-column-properties fo:break-before="auto" style:column-width="15.741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7.625cm"/>
    </style:style>
    <style:style style:name="co15" style:family="table-column">
      <style:table-column-properties fo:break-before="auto" style:column-width="9.613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8.959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804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8.497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9.34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0.788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18.39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3.249cm"/>
    </style:style>
    <style:style style:name="co33" style:family="table-column">
      <style:table-column-properties fo:break-before="auto" style:column-width="2.24cm"/>
    </style:style>
    <style:style style:name="co34" style:family="table-column">
      <style:table-column-properties fo:break-before="auto" style:column-width="22.176cm"/>
    </style:style>
    <style:style style:name="co35" style:family="table-column">
      <style:table-column-properties fo:break-before="auto" style:column-width="15.332cm"/>
    </style:style>
    <style:style style:name="co36" style:family="table-column">
      <style:table-column-properties fo:break-before="auto" style:column-width="14.977cm"/>
    </style:style>
    <style:style style:name="co37" style:family="table-column">
      <style:table-column-properties fo:break-before="auto" style:column-width="5.644cm"/>
    </style:style>
    <style:style style:name="co38" style:family="table-column">
      <style:table-column-properties fo:break-before="auto" style:column-width="3.295cm"/>
    </style:style>
    <style:style style:name="co39" style:family="table-column">
      <style:table-column-properties fo:break-before="auto" style:column-width="3.595cm"/>
    </style:style>
    <style:style style:name="co40" style:family="table-column">
      <style:table-column-properties fo:break-before="auto" style:column-width="12.554cm"/>
    </style:style>
    <style:style style:name="co41" style:family="table-column">
      <style:table-column-properties fo:break-before="auto" style:column-width="18.355cm"/>
    </style:style>
    <style:style style:name="co42" style:family="table-column">
      <style:table-column-properties fo:break-before="auto" style:column-width="3.985cm"/>
    </style:style>
    <style:style style:name="co43" style:family="table-column">
      <style:table-column-properties fo:break-before="auto" style:column-width="3.166cm"/>
    </style:style>
    <style:style style:name="co44" style:family="table-column">
      <style:table-column-properties fo:break-before="auto" style:column-width="4.665cm"/>
    </style:style>
    <style:style style:name="co45" style:family="table-column">
      <style:table-column-properties fo:break-before="auto" style:column-width="3.357cm"/>
    </style:style>
    <style:style style:name="co46" style:family="table-column">
      <style:table-column-properties fo:break-before="auto" style:column-width="1.261cm"/>
    </style:style>
    <style:style style:name="co47" style:family="table-column">
      <style:table-column-properties fo:break-before="auto" style:column-width="1.388cm"/>
    </style:style>
    <style:style style:name="co48" style:family="table-column">
      <style:table-column-properties fo:break-before="auto" style:column-width="3.794cm"/>
    </style:style>
    <style:style style:name="co49" style:family="table-column">
      <style:table-column-properties fo:break-before="auto" style:column-width="3.113cm"/>
    </style:style>
    <style:style style:name="co50" style:family="table-column">
      <style:table-column-properties fo:break-before="auto" style:column-width="4.002cm"/>
    </style:style>
    <style:style style:name="co51" style:family="table-column">
      <style:table-column-properties fo:break-before="auto" style:column-width="0.688cm"/>
    </style:style>
    <style:style style:name="co52" style:family="table-column">
      <style:table-column-properties fo:break-before="auto" style:column-width="5.092cm"/>
    </style:style>
    <style:style style:name="co53" style:family="table-column">
      <style:table-column-properties fo:break-before="auto" style:column-width="11.411cm"/>
    </style:style>
    <style:style style:name="co54" style:family="table-column">
      <style:table-column-properties fo:break-before="auto" style:column-width="4.366cm"/>
    </style:style>
    <style:style style:name="co55" style:family="table-column">
      <style:table-column-properties fo:break-before="auto" style:column-width="2.84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2.868cm"/>
    </style:style>
    <style:style style:name="co58" style:family="table-column">
      <style:table-column-properties fo:break-before="auto" style:column-width="3.059cm"/>
    </style:style>
    <style:style style:name="co59" style:family="table-column">
      <style:table-column-properties fo:break-before="auto" style:column-width="1.415cm"/>
    </style:style>
    <style:style style:name="co60" style:family="table-column">
      <style:table-column-properties fo:break-before="auto" style:column-width="5.99cm"/>
    </style:style>
    <style:style style:name="co61" style:family="table-column">
      <style:table-column-properties fo:break-before="auto" style:column-width="6.754cm"/>
    </style:style>
    <style:style style:name="co62" style:family="table-column">
      <style:table-column-properties fo:break-before="auto" style:column-width="11.518cm"/>
    </style:style>
    <style:style style:name="co63" style:family="table-column">
      <style:table-column-properties fo:break-before="auto" style:column-width="10.266cm"/>
    </style:style>
    <style:style style:name="co64" style:family="table-column">
      <style:table-column-properties fo:break-before="auto" style:column-width="4.147cm"/>
    </style:style>
    <style:style style:name="co65" style:family="table-column">
      <style:table-column-properties fo:break-before="auto" style:column-width="2.268cm"/>
    </style:style>
    <style:style style:name="co66" style:family="table-column">
      <style:table-column-properties fo:break-before="auto" style:column-width="1.669cm"/>
    </style:style>
    <style:style style:name="co67" style:family="table-column">
      <style:table-column-properties fo:break-before="auto" style:column-width="2.096cm"/>
    </style:style>
    <style:style style:name="co68" style:family="table-column">
      <style:table-column-properties fo:break-before="auto" style:column-width="1.8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586cm" fo:break-before="auto" style:use-optimal-row-height="fals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6.369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5.186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0.579cm" fo:break-before="auto" style:use-optimal-row-height="true"/>
    </style:style>
    <style:style style:name="ro22" style:family="table-row">
      <style:table-row-properties style:row-height="2.685cm" fo:break-before="auto" style:use-optimal-row-height="tru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0.487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0.473cm" fo:break-before="auto" style:use-optimal-row-height="true"/>
    </style:style>
    <style:style style:name="ro27" style:family="table-row">
      <style:table-row-properties style:row-height="8.95cm" fo:break-before="auto" style:use-optimal-row-height="false"/>
    </style:style>
    <style:style style:name="ro28" style:family="table-row">
      <style:table-row-properties style:row-height="7.765cm" fo:break-before="auto" style:use-optimal-row-height="false"/>
    </style:style>
    <style:style style:name="ro29" style:family="table-row">
      <style:table-row-properties style:row-height="4.606cm" fo:break-before="auto" style:use-optimal-row-height="false"/>
    </style:style>
    <style:style style:name="ro30" style:family="table-row">
      <style:table-row-properties style:row-height="8.16cm" fo:break-before="auto" style:use-optimal-row-height="false"/>
    </style:style>
    <style:style style:name="ro31" style:family="table-row">
      <style:table-row-properties style:row-height="5.396cm" fo:break-before="auto" style:use-optimal-row-height="false"/>
    </style:style>
    <style:style style:name="ro32" style:family="table-row">
      <style:table-row-properties style:row-height="5.791cm" fo:break-before="auto" style:use-optimal-row-height="false"/>
    </style:style>
    <style:style style:name="ro33" style:family="table-row">
      <style:table-row-properties style:row-height="2.237cm" fo:break-before="auto" style:use-optimal-row-height="false"/>
    </style:style>
    <style:style style:name="ro34" style:family="table-row">
      <style:table-row-properties style:row-height="3.027cm" fo:break-before="auto" style:use-optimal-row-height="false"/>
    </style:style>
    <style:style style:name="ro35" style:family="table-row">
      <style:table-row-properties style:row-height="5.001cm" fo:break-before="auto" style:use-optimal-row-height="false"/>
    </style:style>
    <style:style style:name="ro36" style:family="table-row">
      <style:table-row-properties style:row-height="2.632cm" fo:break-before="auto" style:use-optimal-row-height="false"/>
    </style:style>
    <style:style style:name="ro37" style:family="table-row">
      <style:table-row-properties style:row-height="6.976cm" fo:break-before="auto" style:use-optimal-row-height="false"/>
    </style:style>
    <style:style style:name="ro38" style:family="table-row">
      <style:table-row-properties style:row-height="4.21cm" fo:break-before="auto" style:use-optimal-row-height="false"/>
    </style:style>
    <style:style style:name="ro39" style:family="table-row">
      <style:table-row-properties style:row-height="6.581cm" fo:break-before="auto" style:use-optimal-row-height="false"/>
    </style:style>
    <style:style style:name="ro40" style:family="table-row">
      <style:table-row-properties style:row-height="6.186cm" fo:break-before="auto" style:use-optimal-row-height="false"/>
    </style:style>
    <style:style style:name="ro41" style:family="table-row">
      <style:table-row-properties style:row-height="7.37cm" fo:break-before="auto" style:use-optimal-row-height="false"/>
    </style:style>
    <style:style style:name="ro42" style:family="table-row">
      <style:table-row-properties style:row-height="1.842cm" fo:break-before="auto" style:use-optimal-row-height="false"/>
    </style:style>
    <style:style style:name="ro43" style:family="table-row">
      <style:table-row-properties style:row-height="1.452cm" fo:break-before="auto" style:use-optimal-row-height="false"/>
    </style:style>
    <style:style style:name="ro44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99ff"/>
    </style:style>
    <style:style style:name="ce50" style:family="table-cell" style:parent-style-name="Default">
      <style:table-cell-properties fo:border="none" style:shadow="none"/>
    </style:style>
    <style:style style:name="ce51" style:family="table-cell" style:parent-style-name="Default">
      <style:table-cell-properties style:shadow="none"/>
    </style:style>
    <style:style style:name="ce52" style:family="table-cell" style:parent-style-name="Default">
      <style:table-cell-properties fo:wrap-option="wrap"/>
      <style:text-properties fo:color="#c9211e" fo:hyphenate="true"/>
    </style:style>
    <style:style style:name="ce5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55" style:family="table-cell" style:parent-style-name="Default">
      <style:table-cell-properties fo:border="1.25pt solid #000000" style:shadow="#808080 0.176cm 0.176cm"/>
    </style:style>
    <style:style style:name="ce56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0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10" style:family="table-cell" style:parent-style-name="Default">
      <style:table-cell-properties fo:background-color="#ff99ff" fo:border="0.74pt solid #000000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6" style:family="table-cell" style:parent-style-name="Default" style:data-style-name="N0">
      <style:table-cell-properties fo:background-color="#ff99ff" fo:wrap-option="wrap" fo:border="0.74pt solid #000000"/>
      <style:text-properties fo:hyphenate="true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2" style:family="table-cell" style:parent-style-name="Default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5" style:family="table-cell" style:parent-style-name="Default">
      <style:table-cell-properties fo:background-color="#ff99ff" fo:wrap-option="wrap" fo:border="0.99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27" style:family="table-cell" style:parent-style-name="Default" style:data-style-name="N99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7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ffff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98" style:family="table-cell" style:parent-style-name="Default" style:data-style-name="N99">
      <style:table-cell-properties fo:background-color="#ff99ff"/>
    </style:style>
    <style:style style:name="ce90" style:family="table-cell" style:parent-style-name="Default">
      <style:table-cell-properties fo:background-color="#ffff99" fo:wrap-option="wrap"/>
      <style:text-properties fo:hyphenate="true"/>
    </style:style>
    <style:style style:name="ce118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ffff99"/>
    </style:style>
    <style:style style:name="ce81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82" style:family="table-cell" style:parent-style-name="Default">
      <style:table-cell-properties style:text-align-source="fix" style:repeat-content="false"/>
      <style:paragraph-properties fo:text-align="end"/>
    </style:style>
    <style:style style:name="ce93" style:family="table-cell" style:parent-style-name="Default">
      <style:table-cell-properties fo:wrap-option="wrap"/>
      <style:text-properties fo:hyphenate="true"/>
    </style:style>
    <style:style style:name="ce134" style:family="table-cell" style:parent-style-name="Default">
      <style:table-cell-properties fo:background-color="#ffff99" fo:border="0.74pt solid #000000"/>
      <style:text-properties style:use-window-font-color="true"/>
    </style:style>
    <style:style style:name="ce135" style:family="table-cell" style:parent-style-name="Default">
      <style:table-cell-properties fo:background-color="#99ff66" fo:border="0.74pt solid #000000"/>
      <style:text-properties style:use-window-font-color="true"/>
    </style:style>
    <style:style style:name="ce136" style:family="table-cell" style:parent-style-name="Default">
      <style:table-cell-properties fo:background-color="#ffff99" fo:border="0.74pt solid #000000"/>
    </style:style>
    <style:style style:name="ce137" style:family="table-cell" style:parent-style-name="Default">
      <style:table-cell-properties fo:background-color="#ffffff" fo:border="0.74pt solid #000000"/>
    </style:style>
    <style:style style:name="ce138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139" style:family="table-cell" style:parent-style-name="Default">
      <style:table-cell-properties fo:background-color="#ffff99" style:cell-protect="protected" style:print-content="true" fo:border="0.74pt solid #000000"/>
    </style:style>
    <style:style style:name="ce140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14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.5pt" fo:language="en" fo:country="US" style:font-name-asian="DejaVu Sans" style:font-size-asian="10.5pt" style:language-asian="en" style:country-asian="US" style:font-name-complex="DejaVu Sans" style:font-size-complex="10.5pt" style:language-complex="en" style:country-complex="US" fo:hyphenate="true"/>
    </style:style>
    <style:style style:name="ce104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42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143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144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45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146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47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48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49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0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15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15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154" style:family="table-cell" style:parent-style-name="Default" style:data-style-name="N99">
      <style:table-cell-properties fo:background-color="#ff99ff" style:cell-protect="protected" style:print-content="true" fo:border="0.74pt solid #000000"/>
    </style:style>
    <style:style style:name="ce155" style:family="table-cell" style:parent-style-name="Default">
      <style:table-cell-properties fo:background-color="#ff99ff" style:cell-protect="protected" style:print-content="true" fo:border="0.74pt solid #000000"/>
    </style:style>
    <style:style style:name="ce156" style:family="table-cell" style:parent-style-name="Default" style:data-style-name="N99">
      <style:table-cell-properties fo:background-color="#66ffff" style:cell-protect="protected" style:print-content="true" fo:border="0.74pt solid #000000"/>
    </style:style>
    <style:style style:name="ce157" style:family="table-cell" style:parent-style-name="Default">
      <style:table-cell-properties fo:background-color="#66ffff" style:cell-protect="protected" style:print-content="true" fo:border="0.74pt solid #000000"/>
    </style:style>
    <style:style style:name="ce158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fo:border-bottom="none" fo:background-color="#ffff99" fo:border-left="0.74pt solid #000000" fo:border-right="0.74pt solid #000000" fo:border-top="0.74pt solid #000000"/>
      <style:text-properties fo:color="#000000"/>
    </style:style>
    <style:style style:name="ce126" style:family="table-cell" style:parent-style-name="Default" style:data-style-name="N37">
      <style:table-cell-properties fo:border-bottom="none" fo:background-color="#66ffff" fo:border-left="0.74pt solid #000000" fo:border-right="0.74pt solid #000000" fo:border-top="none"/>
      <style:text-properties fo:color="#000000"/>
    </style:style>
    <style:style style:name="ce127" style:family="table-cell" style:parent-style-name="Default">
      <style:table-cell-properties fo:border-bottom="none" fo:background-color="#66ffff" fo:border-left="0.74pt solid #000000" fo:border-right="0.74pt solid #000000" fo:border-top="none"/>
      <style:text-properties fo:color="#000000"/>
    </style:style>
    <style:style style:name="ce131" style:family="table-cell" style:parent-style-name="Default">
      <style:table-cell-properties fo:border-bottom="0.74pt solid #000000" fo:background-color="#66ffff" fo:border-left="0.74pt solid #000000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85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86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8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88" style:family="table-cell" style:parent-style-name="Default">
      <style:table-cell-properties fo:background-color="#ffff99" style:cell-protect="none" style:print-content="true" fo:border="none"/>
    </style:style>
    <style:style style:name="ce89" style:family="table-cell" style:parent-style-name="Default">
      <style:table-cell-properties style:cell-protect="none" style:print-content="true" fo:border="none"/>
    </style:style>
    <style:style style:name="ce91" style:family="table-cell" style:parent-style-name="Default">
      <style:table-cell-properties fo:background-color="#ffff99" style:cell-protect="none" style:print-content="true" fo:wrap-option="wrap" fo:border="none"/>
      <style:text-properties fo:hyphenate="true"/>
    </style:style>
    <style:style style:name="ce92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95" style:family="table-cell" style:parent-style-name="Default">
      <style:table-cell-properties style:cell-protect="none" style:print-content="true" fo:wrap-option="wrap" fo:border="none"/>
      <style:text-properties style:font-name="Liberation Sans" style:font-name-asian="Noto Sans CJK SC Regular" style:font-name-complex="FreeSans" fo:hyphenate="true"/>
    </style:style>
    <style:style style:name="ce96" style:family="table-cell" style:parent-style-name="Default">
      <style:table-cell-properties fo:wrap-option="wrap" fo:border="none"/>
      <style:text-properties fo:hyphenate="true"/>
    </style:style>
    <style:style style:name="ce109" style:family="table-cell" style:parent-style-name="Default">
      <style:table-cell-properties style:cell-protect="none" style:print-content="true" style:text-align-source="fix" style:repeat-content="false" fo:wrap-option="wrap" fo:border="none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11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11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14" style:family="table-cell" style:parent-style-name="Default">
      <style:table-cell-properties fo:background-color="#99ff66" style:cell-protect="protected" style:print-content="true" fo:border="0.74pt solid #000000"/>
    </style:style>
    <style:style style:name="ce192" style:family="table-cell" style:parent-style-name="Default">
      <style:table-cell-properties style:cell-protect="protected" style:print-content="true" fo:background-color="transparent" fo:border="0.74pt solid #000000"/>
    </style:style>
    <style:style style:name="ce115" style:family="table-cell" style:parent-style-name="Default" style:data-style-name="N99">
      <style:table-cell-properties fo:background-color="#99ff66" style:cell-protect="protected" style:print-content="true" fo:border="0.74pt solid #000000"/>
    </style:style>
    <style:style style:name="ce116" style:family="table-cell" style:parent-style-name="Default">
      <style:table-cell-properties fo:background-color="#ffff99" style:cell-protect="none" style:print-content="true" fo:border="0.74pt solid #000000"/>
    </style:style>
    <style:style style:name="ce117" style:family="table-cell" style:parent-style-name="Default">
      <style:table-cell-properties style:cell-protect="none" style:print-content="true" fo:border="0.74pt solid #000000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2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50"/>
          <table:table-cell table:style-name="ce54"/>
          <table:table-cell table:style-name="ce5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1.</text:p>
          </table:table-cell>
          <table:table-cell table:style-name="ce55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2.</text:p>
          </table:table-cell>
          <table:table-cell table:style-name="ce55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3.</text:p>
          </table:table-cell>
          <table:table-cell table:style-name="ce55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  <table:table-row table:style-name="ro7">
          <table:table-cell table:number-columns-repeated="2"/>
          <table:table-cell table:style-name="ce52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52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58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59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59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59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60"/>
          <table:table-cell table:style-name="ce60" office:value-type="string" calcext:value-type="string">
            <text:p>Template</text:p>
          </table:table-cell>
          <table:table-cell table:style-name="ce60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59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50"/>
          <table:table-cell table:number-columns-repeated="61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</table:table>
      <table:table table:name="FiSi_Grosse_Karten" table:style-name="ta1" table:protected="true">
        <loext:table-protection loext:select-protected-cells="true" loext:select-unprotected-cells="true"/>
        <table:table-column table:style-name="co7" table:default-cell-style-name="ce11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number-columns-repeated="60" table:default-cell-style-name="ce11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9">
          <table:table-cell table:formula="of:=IF([$Bereiche.$K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K2];[$Bereiche.$E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2];[$Bereiche.$G2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$Bereiche.$K2];[$Bereiche.$J2];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formula="of:=IF([$Bereiche.$K2];CONCATENATE(IF([$Bereiche.$O2];&quot;1&quot;;&quot;&quot;);IF(AND([$Bereiche.$O2] = 1;OR([$Bereiche.$P2];[#REF!]));&quot;,&quot;;&quot;&quot;);IF([$Bereiche.$P2];&quot;2&quot;;&quot;&quot;);IF(AND([$Bereiche.$P2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0">
          <table:table-cell table:formula="of:=IF([$Bereiche.$K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K3];[$Bereiche.$E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3];[$Bereiche.$G3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$Bereiche.$K3];[$Bereiche.$J3];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IF([$Bereiche.$K3];CONCATENATE(IF([$Bereiche.$O3];&quot;1&quot;;&quot;&quot;);IF(AND([$Bereiche.$O3] = 1;OR([$Bereiche.$P3];[#REF!]));&quot;,&quot;;&quot;&quot;);IF([$Bereiche.$P3];&quot;2&quot;;&quot;&quot;);IF(AND([$Bereiche.$P3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8">
          <table:table-cell table:formula="of:=IF([$Bereiche.$K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K4];[$Bereiche.$E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4];[$Bereiche.$G4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[$Bereiche.$K4];[$Bereiche.$J4];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formula="of:=IF([$Bereiche.$K4];CONCATENATE(IF([$Bereiche.$O4];&quot;1&quot;;&quot;&quot;);IF(AND([$Bereiche.$O4] = 1;OR([$Bereiche.$P4];[#REF!]));&quot;,&quot;;&quot;&quot;);IF([$Bereiche.$P4];&quot;2&quot;;&quot;&quot;);IF(AND([$Bereiche.$P4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0">
          <table:table-cell table:formula="of:=IF([$Bereiche.$K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K5];[$Bereiche.$E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5];[$Bereiche.$G5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[$Bereiche.$K5];[$Bereiche.$J5];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formula="of:=IF([$Bereiche.$K5];CONCATENATE(IF([$Bereiche.$O5];&quot;1&quot;;&quot;&quot;);IF(AND([$Bereiche.$O5] = 1;OR([$Bereiche.$P5];[#REF!]));&quot;,&quot;;&quot;&quot;);IF([$Bereiche.$P5];&quot;2&quot;;&quot;&quot;);IF(AND([$Bereiche.$P5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1">
          <table:table-cell table:formula="of:=IF([$Bereiche.$K6];CONCATENATE([$Bereiche.$B6];&quot;.&quot;;[$Bereiche.$F6]);&quot;&quot;)" office:value-type="string" office:string-value="1.5" calcext:value-type="string">
            <text:p>1.5</text:p>
          </table:table-cell>
          <table:table-cell table:formula="of:=IF([$Bereiche.$K6];[$Bereiche.$E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6];[$Bereiche.$G6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[$Bereiche.$K6];[$Bereiche.$J6];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formula="of:=IF([$Bereiche.$K6];CONCATENATE(IF([$Bereiche.$O6];&quot;1&quot;;&quot;&quot;);IF(AND([$Bereiche.$O6] = 1;OR([$Bereiche.$P6];[#REF!]));&quot;,&quot;;&quot;&quot;);IF([$Bereiche.$P6];&quot;2&quot;;&quot;&quot;);IF(AND([$Bereiche.$P6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8">
          <table:table-cell table:formula="of:=IF([$Bereiche.$K7];CONCATENATE([$Bereiche.$B7];&quot;.&quot;;[$Bereiche.$F7]);&quot;&quot;)" office:value-type="string" office:string-value="1.6" calcext:value-type="string">
            <text:p>1.6</text:p>
          </table:table-cell>
          <table:table-cell table:formula="of:=IF([$Bereiche.$K7];[$Bereiche.$E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7];[$Bereiche.$G7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[$Bereiche.$K7];[$Bereiche.$J7];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formula="of:=IF([$Bereiche.$K7];CONCATENATE(IF([$Bereiche.$O7];&quot;1&quot;;&quot;&quot;);IF(AND([$Bereiche.$O7] = 1;OR([$Bereiche.$P7];[#REF!]));&quot;,&quot;;&quot;&quot;);IF([$Bereiche.$P7];&quot;2&quot;;&quot;&quot;);IF(AND([$Bereiche.$P7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2">
          <table:table-cell table:formula="of:=IF([$Bereiche.$K8];CONCATENATE([$Bereiche.$B8];&quot;.&quot;;[$Bereiche.$F8]);&quot;&quot;)" office:value-type="string" office:string-value="1.7" calcext:value-type="string">
            <text:p>1.7</text:p>
          </table:table-cell>
          <table:table-cell table:formula="of:=IF([$Bereiche.$K8];[$Bereiche.$E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8];[$Bereiche.$G8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$Bereiche.$K8];[$Bereiche.$J8];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formula="of:=IF([$Bereiche.$K8];CONCATENATE(IF([$Bereiche.$O8];&quot;1&quot;;&quot;&quot;);IF(AND([$Bereiche.$O8] = 1;OR([$Bereiche.$P8];[#REF!]));&quot;,&quot;;&quot;&quot;);IF([$Bereiche.$P8];&quot;2&quot;;&quot;&quot;);IF(AND([$Bereiche.$P8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2">
          <table:table-cell table:formula="of:=IF([$Bereiche.$K9];CONCATENATE([$Bereiche.$B9];&quot;.&quot;;[$Bereiche.$F9]);&quot;&quot;)" office:value-type="string" office:string-value="1.8" calcext:value-type="string">
            <text:p>1.8</text:p>
          </table:table-cell>
          <table:table-cell table:formula="of:=IF([$Bereiche.$K9];[$Bereiche.$E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9];[$Bereiche.$G9];&quot;&quot;)" office:value-type="string" office:string-value="Betreiben von IT-Systemen" calcext:value-type="string">
            <text:p>Betreiben von IT-Systemen</text:p>
          </table:table-cell>
          <table:table-cell table:formula="of:=IF([$Bereiche.$K9];[$Bereiche.$J9];&quot;&quot;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IF([$Bereiche.$K9];CONCATENATE(IF([$Bereiche.$O9];&quot;1&quot;;&quot;&quot;);IF(AND([$Bereiche.$O9] = 1;OR([$Bereiche.$P9];[#REF!]));&quot;,&quot;;&quot;&quot;);IF([$Bereiche.$P9];&quot;2&quot;;&quot;&quot;);IF(AND([$Bereiche.$P9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6">
          <table:table-cell table:formula="of:=IF([$Bereiche.$K10];CONCATENATE([$Bereiche.$B10];&quot;.&quot;;[$Bereiche.$F10]);&quot;&quot;)" office:value-type="string" office:string-value="1.9" calcext:value-type="string">
            <text:p>1.9</text:p>
          </table:table-cell>
          <table:table-cell table:formula="of:=IF([$Bereiche.$K10];[$Bereiche.$E1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10];[$Bereiche.$G10];&quot;&quot;)" office:value-type="string" office:string-value="Inbetriebnehmen von Speicherlösungen" calcext:value-type="string">
            <text:p>Inbetriebnehmen von Speicherlösungen</text:p>
          </table:table-cell>
          <table:table-cell table:formula="of:=IF([$Bereiche.$K10];[$Bereiche.$J10];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formula="of:=IF([$Bereiche.$K10];CONCATENATE(IF([$Bereiche.$O10];&quot;1&quot;;&quot;&quot;);IF(AND([$Bereiche.$O10] = 1;OR([$Bereiche.$P10];[#REF!]));&quot;,&quot;;&quot;&quot;);IF([$Bereiche.$P10];&quot;2&quot;;&quot;&quot;);IF(AND([$Bereiche.$P10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3">
          <table:table-cell table:formula="of:=IF([$Bereiche.$K11];CONCATENATE([$Bereiche.$B11];&quot;.&quot;;[$Bereiche.$F11]);&quot;&quot;)" office:value-type="string" office:string-value="1.10" calcext:value-type="string">
            <text:p>1.10</text:p>
          </table:table-cell>
          <table:table-cell table:formula="of:=IF([$Bereiche.$K11];[$Bereiche.$E1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K11];[$Bereiche.$G11];&quot;&quot;)" office:value-type="string" office:string-value="Programmieren von Softwarelösungen" calcext:value-type="string">
            <text:p>Programmieren von Softwarelösungen</text:p>
          </table:table-cell>
          <table:table-cell table:formula="of:=IF([$Bereiche.$K11];[$Bereiche.$J11];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formula="of:=IF([$Bereiche.$K11];CONCATENATE(IF([$Bereiche.$O11];&quot;1&quot;;&quot;&quot;);IF(AND([$Bereiche.$O11] = 1;OR([$Bereiche.$P11];[#REF!]));&quot;,&quot;;&quot;&quot;);IF([$Bereiche.$P11];&quot;2&quot;;&quot;&quot;);IF(AND([$Bereiche.$P11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[$Bereiche.$K12];CONCATENATE([$Bereiche.$B12];&quot;.&quot;;[$Bereiche.$F12]);&quot;&quot;)">
            <text:p/>
          </table:table-cell>
          <table:table-cell table:formula="of:=IF([$Bereiche.$K12];[$Bereiche.$E12];&quot;&quot;)">
            <text:p/>
          </table:table-cell>
          <table:table-cell table:formula="of:=IF([$Bereiche.$K12];[$Bereiche.$G12];&quot;&quot;)">
            <text:p/>
          </table:table-cell>
          <table:table-cell table:formula="of:=IF([$Bereiche.$K12];[$Bereiche.$J12];&quot;&quot;)">
            <text:p/>
          </table:table-cell>
          <table:table-cell table:formula="of:=IF([$Bereiche.$K12];CONCATENATE(IF([$Bereiche.$O12];&quot;1&quot;;&quot;&quot;);IF(AND([$Bereiche.$O12] = 1;OR([$Bereiche.$P12];[#REF!]));&quot;,&quot;;&quot;&quot;);IF([$Bereiche.$P12];&quot;2&quot;;&quot;&quot;);IF(AND([$Bereiche.$P12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13];CONCATENATE([$Bereiche.$B13];&quot;.&quot;;[$Bereiche.$F13]);&quot;&quot;)">
            <text:p/>
          </table:table-cell>
          <table:table-cell table:formula="of:=IF([$Bereiche.$K13];[$Bereiche.$E13];&quot;&quot;)">
            <text:p/>
          </table:table-cell>
          <table:table-cell table:formula="of:=IF([$Bereiche.$K13];[$Bereiche.$G13];&quot;&quot;)">
            <text:p/>
          </table:table-cell>
          <table:table-cell table:formula="of:=IF([$Bereiche.$K13];[$Bereiche.$J13];&quot;&quot;)">
            <text:p/>
          </table:table-cell>
          <table:table-cell table:formula="of:=IF([$Bereiche.$K13];CONCATENATE(IF([$Bereiche.$O13];&quot;1&quot;;&quot;&quot;);IF(AND([$Bereiche.$O13] = 1;OR([$Bereiche.$P13];[#REF!]));&quot;,&quot;;&quot;&quot;);IF([$Bereiche.$P13];&quot;2&quot;;&quot;&quot;);IF(AND([$Bereiche.$P13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12">
          <table:table-cell table:formula="of:=IF([$Bereiche.$K14];CONCATENATE([$Bereiche.$B14];&quot;.&quot;;[$Bereiche.$F14]);&quot;&quot;)" office:value-type="string" office:string-value="3.1" calcext:value-type="string">
            <text:p>3.1</text:p>
          </table:table-cell>
          <table:table-cell table:formula="of:=IF([$Bereiche.$K14];[$Bereiche.$E14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$Bereiche.$K14];[$Bereiche.$G14];&quot;&quot;)" office:value-type="string" office:string-value="Konzipieren und Realisieren von IT-Systemen" calcext:value-type="string">
            <text:p>Konzipieren und Realisieren von IT-Systemen</text:p>
          </table:table-cell>
          <table:table-cell table:formula="of:=IF([$Bereiche.$K14];[$Bereiche.$J14];&quot;&quot;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formula="of:=IF([$Bereiche.$K14];CONCATENATE(IF([$Bereiche.$O14];&quot;1&quot;;&quot;&quot;);IF(AND([$Bereiche.$O14] = 1;OR([$Bereiche.$P14];[#REF!]));&quot;,&quot;;&quot;&quot;);IF([$Bereiche.$P14];&quot;2&quot;;&quot;&quot;);IF(AND([$Bereiche.$P14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7">
          <table:table-cell table:formula="of:=IF([$Bereiche.$K15];CONCATENATE([$Bereiche.$B15];&quot;.&quot;;[$Bereiche.$F15]);&quot;&quot;)" office:value-type="string" office:string-value="3.2" calcext:value-type="string">
            <text:p>3.2</text:p>
          </table:table-cell>
          <table:table-cell table:formula="of:=IF([$Bereiche.$K15];[$Bereiche.$E15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$Bereiche.$K15];[$Bereiche.$G15]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IF([$Bereiche.$K15];[$Bereiche.$J15];&quot;&quot;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formula="of:=IF([$Bereiche.$K15];CONCATENATE(IF([$Bereiche.$O15];&quot;1&quot;;&quot;&quot;);IF(AND([$Bereiche.$O15] = 1;OR([$Bereiche.$P15];[#REF!]));&quot;,&quot;;&quot;&quot;);IF([$Bereiche.$P15];&quot;2&quot;;&quot;&quot;);IF(AND([$Bereiche.$P15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4">
          <table:table-cell table:formula="of:=IF([$Bereiche.$K16];CONCATENATE([$Bereiche.$B16];&quot;.&quot;;[$Bereiche.$F16]);&quot;&quot;)" office:value-type="string" office:string-value="3.3" calcext:value-type="string">
            <text:p>3.3</text:p>
          </table:table-cell>
          <table:table-cell table:formula="of:=IF([$Bereiche.$K16];[$Bereiche.$E16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$Bereiche.$K16];[$Bereiche.$G16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IF([$Bereiche.$K16];[$Bereiche.$J16];&quot;&quot;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formula="of:=IF([$Bereiche.$K16];CONCATENATE(IF([$Bereiche.$O16];&quot;1&quot;;&quot;&quot;);IF(AND([$Bereiche.$O16] = 1;OR([$Bereiche.$P16];[#REF!]));&quot;,&quot;;&quot;&quot;);IF([$Bereiche.$P16];&quot;2&quot;;&quot;&quot;);IF(AND([$Bereiche.$P16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[$Bereiche.$K17];CONCATENATE([$Bereiche.$B17];&quot;.&quot;;[$Bereiche.$F17]);&quot;&quot;)">
            <text:p/>
          </table:table-cell>
          <table:table-cell table:formula="of:=IF([$Bereiche.$K17];[$Bereiche.$E17];&quot;&quot;)">
            <text:p/>
          </table:table-cell>
          <table:table-cell table:formula="of:=IF([$Bereiche.$K17];[$Bereiche.$G17];&quot;&quot;)">
            <text:p/>
          </table:table-cell>
          <table:table-cell table:formula="of:=IF([$Bereiche.$K17];[$Bereiche.$J17];&quot;&quot;)">
            <text:p/>
          </table:table-cell>
          <table:table-cell table:formula="of:=IF([$Bereiche.$K17];CONCATENATE(IF([$Bereiche.$O17];&quot;1&quot;;&quot;&quot;);IF(AND([$Bereiche.$O17] = 1;OR([$Bereiche.$P17];[#REF!]));&quot;,&quot;;&quot;&quot;);IF([$Bereiche.$P17];&quot;2&quot;;&quot;&quot;);IF(AND([$Bereiche.$P17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18];CONCATENATE([$Bereiche.$B18];&quot;.&quot;;[$Bereiche.$F18]);&quot;&quot;)">
            <text:p/>
          </table:table-cell>
          <table:table-cell table:formula="of:=IF([$Bereiche.$K18];[$Bereiche.$E18];&quot;&quot;)">
            <text:p/>
          </table:table-cell>
          <table:table-cell table:formula="of:=IF([$Bereiche.$K18];[$Bereiche.$G18];&quot;&quot;)">
            <text:p/>
          </table:table-cell>
          <table:table-cell table:formula="of:=IF([$Bereiche.$K18];[$Bereiche.$J18];&quot;&quot;)">
            <text:p/>
          </table:table-cell>
          <table:table-cell table:formula="of:=IF([$Bereiche.$K18];CONCATENATE(IF([$Bereiche.$O18];&quot;1&quot;;&quot;&quot;);IF(AND([$Bereiche.$O18] = 1;OR([$Bereiche.$P18];[#REF!]));&quot;,&quot;;&quot;&quot;);IF([$Bereiche.$P18];&quot;2&quot;;&quot;&quot;);IF(AND([$Bereiche.$P18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19];CONCATENATE([$Bereiche.$B19];&quot;.&quot;;[$Bereiche.$F19]);&quot;&quot;)">
            <text:p/>
          </table:table-cell>
          <table:table-cell table:formula="of:=IF([$Bereiche.$K19];[$Bereiche.$E19];&quot;&quot;)">
            <text:p/>
          </table:table-cell>
          <table:table-cell table:formula="of:=IF([$Bereiche.$K19];[$Bereiche.$G19];&quot;&quot;)">
            <text:p/>
          </table:table-cell>
          <table:table-cell table:formula="of:=IF([$Bereiche.$K19];[$Bereiche.$J19];&quot;&quot;)">
            <text:p/>
          </table:table-cell>
          <table:table-cell table:formula="of:=IF([$Bereiche.$K19];CONCATENATE(IF([$Bereiche.$O19];&quot;1&quot;;&quot;&quot;);IF(AND([$Bereiche.$O19] = 1;OR([$Bereiche.$P19];[#REF!]));&quot;,&quot;;&quot;&quot;);IF([$Bereiche.$P19];&quot;2&quot;;&quot;&quot;);IF(AND([$Bereiche.$P19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20];CONCATENATE([$Bereiche.$B20];&quot;.&quot;;[$Bereiche.$F20]);&quot;&quot;)">
            <text:p/>
          </table:table-cell>
          <table:table-cell table:formula="of:=IF([$Bereiche.$K20];[$Bereiche.$E20];&quot;&quot;)">
            <text:p/>
          </table:table-cell>
          <table:table-cell table:formula="of:=IF([$Bereiche.$K20];[$Bereiche.$G20];&quot;&quot;)">
            <text:p/>
          </table:table-cell>
          <table:table-cell table:formula="of:=IF([$Bereiche.$K20];[$Bereiche.$J20];&quot;&quot;)">
            <text:p/>
          </table:table-cell>
          <table:table-cell table:formula="of:=IF([$Bereiche.$K20];CONCATENATE(IF([$Bereiche.$O20];&quot;1&quot;;&quot;&quot;);IF(AND([$Bereiche.$O20] = 1;OR([$Bereiche.$P20];[#REF!]));&quot;,&quot;;&quot;&quot;);IF([$Bereiche.$P20];&quot;2&quot;;&quot;&quot;);IF(AND([$Bereiche.$P20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21];CONCATENATE([$Bereiche.$B21];&quot;.&quot;;[$Bereiche.$F21]);&quot;&quot;)">
            <text:p/>
          </table:table-cell>
          <table:table-cell table:formula="of:=IF([$Bereiche.$K21];[$Bereiche.$E21];&quot;&quot;)">
            <text:p/>
          </table:table-cell>
          <table:table-cell table:formula="of:=IF([$Bereiche.$K21];[$Bereiche.$G21];&quot;&quot;)">
            <text:p/>
          </table:table-cell>
          <table:table-cell table:formula="of:=IF([$Bereiche.$K21];[$Bereiche.$J21];&quot;&quot;)">
            <text:p/>
          </table:table-cell>
          <table:table-cell table:formula="of:=IF([$Bereiche.$K21];CONCATENATE(IF([$Bereiche.$O21];&quot;1&quot;;&quot;&quot;);IF(AND([$Bereiche.$O21] = 1;OR([$Bereiche.$P21];[#REF!]));&quot;,&quot;;&quot;&quot;);IF([$Bereiche.$P21];&quot;2&quot;;&quot;&quot;);IF(AND([$Bereiche.$P21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22];CONCATENATE([$Bereiche.$B22];&quot;.&quot;;[$Bereiche.$F22]);&quot;&quot;)">
            <text:p/>
          </table:table-cell>
          <table:table-cell table:formula="of:=IF([$Bereiche.$K22];[$Bereiche.$E22];&quot;&quot;)">
            <text:p/>
          </table:table-cell>
          <table:table-cell table:formula="of:=IF([$Bereiche.$K22];[$Bereiche.$G22];&quot;&quot;)">
            <text:p/>
          </table:table-cell>
          <table:table-cell table:formula="of:=IF([$Bereiche.$K22];[$Bereiche.$J22];&quot;&quot;)">
            <text:p/>
          </table:table-cell>
          <table:table-cell table:formula="of:=IF([$Bereiche.$K22];CONCATENATE(IF([$Bereiche.$O22];&quot;1&quot;;&quot;&quot;);IF(AND([$Bereiche.$O22] = 1;OR([$Bereiche.$P22];[#REF!]));&quot;,&quot;;&quot;&quot;);IF([$Bereiche.$P22];&quot;2&quot;;&quot;&quot;);IF(AND([$Bereiche.$P22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23];CONCATENATE([$Bereiche.$B23];&quot;.&quot;;[$Bereiche.$F23]);&quot;&quot;)">
            <text:p/>
          </table:table-cell>
          <table:table-cell table:formula="of:=IF([$Bereiche.$K23];[$Bereiche.$E23];&quot;&quot;)">
            <text:p/>
          </table:table-cell>
          <table:table-cell table:formula="of:=IF([$Bereiche.$K23];[$Bereiche.$G23];&quot;&quot;)">
            <text:p/>
          </table:table-cell>
          <table:table-cell table:formula="of:=IF([$Bereiche.$K23];[$Bereiche.$J23];&quot;&quot;)">
            <text:p/>
          </table:table-cell>
          <table:table-cell table:formula="of:=IF([$Bereiche.$K23];CONCATENATE(IF([$Bereiche.$O23];&quot;1&quot;;&quot;&quot;);IF(AND([$Bereiche.$O23] = 1;OR([$Bereiche.$P23];[#REF!]));&quot;,&quot;;&quot;&quot;);IF([$Bereiche.$P23];&quot;2&quot;;&quot;&quot;);IF(AND([$Bereiche.$P23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15">
          <table:table-cell table:formula="of:=IF([$Bereiche.$K24];CONCATENATE([$Bereiche.$B24];&quot;.&quot;;[$Bereiche.$F24]);&quot;&quot;)" office:value-type="string" office:string-value="6.1" calcext:value-type="string">
            <text:p>6.1</text:p>
          </table:table-cell>
          <table:table-cell table:formula="of:=IF([$Bereiche.$K24];[$Bereiche.$E2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K24];[$Bereiche.$G24];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[$Bereiche.$K24];[$Bereiche.$J24];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formula="of:=IF([$Bereiche.$K24];CONCATENATE(IF([$Bereiche.$O24];&quot;1&quot;;&quot;&quot;);IF(AND([$Bereiche.$O24] = 1;OR([$Bereiche.$P24];[#REF!]));&quot;,&quot;;&quot;&quot;);IF([$Bereiche.$P24];&quot;2&quot;;&quot;&quot;);IF(AND([$Bereiche.$P24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1">
          <table:table-cell table:formula="of:=IF([$Bereiche.$K25];CONCATENATE([$Bereiche.$B25];&quot;.&quot;;[$Bereiche.$F25]);&quot;&quot;)" office:value-type="string" office:string-value="6.2" calcext:value-type="string">
            <text:p>6.2</text:p>
          </table:table-cell>
          <table:table-cell table:formula="of:=IF([$Bereiche.$K25];[$Bereiche.$E2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K25];[$Bereiche.$G25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[$Bereiche.$K25];[$Bereiche.$J25];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formula="of:=IF([$Bereiche.$K25];CONCATENATE(IF([$Bereiche.$O25];&quot;1&quot;;&quot;&quot;);IF(AND([$Bereiche.$O25] = 1;OR([$Bereiche.$P25];[#REF!]));&quot;,&quot;;&quot;&quot;);IF([$Bereiche.$P25];&quot;2&quot;;&quot;&quot;);IF(AND([$Bereiche.$P25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1">
          <table:table-cell table:formula="of:=IF([$Bereiche.$K26];CONCATENATE([$Bereiche.$B26];&quot;.&quot;;[$Bereiche.$F26]);&quot;&quot;)" office:value-type="string" office:string-value="6.3" calcext:value-type="string">
            <text:p>6.3</text:p>
          </table:table-cell>
          <table:table-cell table:formula="of:=IF([$Bereiche.$K26];[$Bereiche.$E26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K26];[$Bereiche.$G2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K26];[$Bereiche.$J26];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formula="of:=IF([$Bereiche.$K26];CONCATENATE(IF([$Bereiche.$O26];&quot;1&quot;;&quot;&quot;);IF(AND([$Bereiche.$O26] = 1;OR([$Bereiche.$P26];[#REF!]));&quot;,&quot;;&quot;&quot;);IF([$Bereiche.$P26];&quot;2&quot;;&quot;&quot;);IF(AND([$Bereiche.$P26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6">
          <table:table-cell table:formula="of:=IF([$Bereiche.$K27];CONCATENATE([$Bereiche.$B27];&quot;.&quot;;[$Bereiche.$F27]);&quot;&quot;)" office:value-type="string" office:string-value="6.4" calcext:value-type="string">
            <text:p>6.4</text:p>
          </table:table-cell>
          <table:table-cell table:formula="of:=IF([$Bereiche.$K27];[$Bereiche.$E27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K27];[$Bereiche.$G27];&quot;&quot;)" office:value-type="string" office:string-value="Umweltschutz" calcext:value-type="string">
            <text:p>Umweltschutz</text:p>
          </table:table-cell>
          <table:table-cell table:style-name="ce36" table:formula="of:=IF([$Bereiche.$K27];[$Bereiche.$J27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[$Bereiche.$K27];CONCATENATE(IF([$Bereiche.$O27];&quot;1&quot;;&quot;&quot;);IF(AND([$Bereiche.$O27] = 1;OR([$Bereiche.$P27];[#REF!]));&quot;,&quot;;&quot;&quot;);IF([$Bereiche.$P27];&quot;2&quot;;&quot;&quot;);IF(AND([$Bereiche.$P27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8">
          <table:table-cell table:formula="of:=IF([$Bereiche.$K28];CONCATENATE([$Bereiche.$B28];&quot;.&quot;;[$Bereiche.$F28]);&quot;&quot;)" office:value-type="string" office:string-value="6.5" calcext:value-type="string">
            <text:p>6.5</text:p>
          </table:table-cell>
          <table:table-cell table:formula="of:=IF([$Bereiche.$K28];[$Bereiche.$E28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K28];[$Bereiche.$G28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36" table:formula="of:=IF([$Bereiche.$K28];[$Bereiche.$J28];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[$Bereiche.$K28];CONCATENATE(IF([$Bereiche.$O28];&quot;1&quot;;&quot;&quot;);IF(AND([$Bereiche.$O28] = 1;OR([$Bereiche.$P28];[#REF!]));&quot;,&quot;;&quot;&quot;);IF([$Bereiche.$P28];&quot;2&quot;;&quot;&quot;);IF(AND([$Bereiche.$P28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[$Bereiche.$K29];CONCATENATE([$Bereiche.$B29];&quot;.&quot;;[$Bereiche.$F29]);&quot;&quot;)">
            <text:p/>
          </table:table-cell>
          <table:table-cell table:formula="of:=IF([$Bereiche.$K29];[$Bereiche.$E29];&quot;&quot;)">
            <text:p/>
          </table:table-cell>
          <table:table-cell table:formula="of:=IF([$Bereiche.$K29];[$Bereiche.$G29];&quot;&quot;)">
            <text:p/>
          </table:table-cell>
          <table:table-cell table:formula="of:=IF([$Bereiche.$K29];[$Bereiche.$J29];&quot;&quot;)">
            <text:p/>
          </table:table-cell>
          <table:table-cell table:formula="of:=IF([$Bereiche.$K29];CONCATENATE(IF([$Bereiche.$O29];&quot;1&quot;;&quot;&quot;);IF(AND([$Bereiche.$O29] = 1;OR([$Bereiche.$P29];[#REF!]));&quot;,&quot;;&quot;&quot;);IF([$Bereiche.$P29];&quot;2&quot;;&quot;&quot;);IF(AND([$Bereiche.$P29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nwend_Grosse_Karten" table:style-name="ta1" table:protected="true">
        <loext:table-protection loext:select-protected-cells="true" loext:select-unprotected-cells="true"/>
        <table:table-column table:style-name="co7" table:default-cell-style-name="ce110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6" table:number-columns-repeated="60" table:default-cell-style-name="ce11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17">
          <table:table-cell table:formula="of:=IF([$Bereiche.$L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L2];[$Bereiche.$E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2];[$Bereiche.$G2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$Bereiche.$L2];[$Bereiche.$J2];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formula="of:=IF([$Bereiche.$L2];CONCATENATE(IF([$Bereiche.$O2];&quot;1&quot;;&quot;&quot;);IF(AND([$Bereiche.$O2] = 1;OR([$Bereiche.$P2];[#REF!]));&quot;,&quot;;&quot;&quot;);IF([$Bereiche.$P2];&quot;2&quot;;&quot;&quot;);IF(AND([$Bereiche.$P2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8">
          <table:table-cell table:formula="of:=IF([$Bereiche.$L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L3];[$Bereiche.$E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3];[$Bereiche.$G3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$Bereiche.$L3];[$Bereiche.$J3];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IF([$Bereiche.$L3];CONCATENATE(IF([$Bereiche.$O3];&quot;1&quot;;&quot;&quot;);IF(AND([$Bereiche.$O3] = 1;OR([$Bereiche.$P3];[#REF!]));&quot;,&quot;;&quot;&quot;);IF([$Bereiche.$P3];&quot;2&quot;;&quot;&quot;);IF(AND([$Bereiche.$P3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8">
          <table:table-cell table:formula="of:=IF([$Bereiche.$L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L4];[$Bereiche.$E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4];[$Bereiche.$G4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[$Bereiche.$L4];[$Bereiche.$J4];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formula="of:=IF([$Bereiche.$L4];CONCATENATE(IF([$Bereiche.$O4];&quot;1&quot;;&quot;&quot;);IF(AND([$Bereiche.$O4] = 1;OR([$Bereiche.$P4];[#REF!]));&quot;,&quot;;&quot;&quot;);IF([$Bereiche.$P4];&quot;2&quot;;&quot;&quot;);IF(AND([$Bereiche.$P4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9">
          <table:table-cell table:formula="of:=IF([$Bereiche.$L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L5];[$Bereiche.$E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5];[$Bereiche.$G5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[$Bereiche.$L5];[$Bereiche.$J5];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formula="of:=IF([$Bereiche.$L5];CONCATENATE(IF([$Bereiche.$O5];&quot;1&quot;;&quot;&quot;);IF(AND([$Bereiche.$O5] = 1;OR([$Bereiche.$P5];[#REF!]));&quot;,&quot;;&quot;&quot;);IF([$Bereiche.$P5];&quot;2&quot;;&quot;&quot;);IF(AND([$Bereiche.$P5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2">
          <table:table-cell table:formula="of:=IF([$Bereiche.$L6];CONCATENATE([$Bereiche.$B6];&quot;.&quot;;[$Bereiche.$F6]);&quot;&quot;)" office:value-type="string" office:string-value="1.5" calcext:value-type="string">
            <text:p>1.5</text:p>
          </table:table-cell>
          <table:table-cell table:formula="of:=IF([$Bereiche.$L6];[$Bereiche.$E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6];[$Bereiche.$G6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[$Bereiche.$L6];[$Bereiche.$J6];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formula="of:=IF([$Bereiche.$L6];CONCATENATE(IF([$Bereiche.$O6];&quot;1&quot;;&quot;&quot;);IF(AND([$Bereiche.$O6] = 1;OR([$Bereiche.$P6];[#REF!]));&quot;,&quot;;&quot;&quot;);IF([$Bereiche.$P6];&quot;2&quot;;&quot;&quot;);IF(AND([$Bereiche.$P6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0">
          <table:table-cell table:formula="of:=IF([$Bereiche.$L7];CONCATENATE([$Bereiche.$B7];&quot;.&quot;;[$Bereiche.$F7]);&quot;&quot;)" office:value-type="string" office:string-value="1.6" calcext:value-type="string">
            <text:p>1.6</text:p>
          </table:table-cell>
          <table:table-cell table:formula="of:=IF([$Bereiche.$L7];[$Bereiche.$E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7];[$Bereiche.$G7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[$Bereiche.$L7];[$Bereiche.$J7];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formula="of:=IF([$Bereiche.$L7];CONCATENATE(IF([$Bereiche.$O7];&quot;1&quot;;&quot;&quot;);IF(AND([$Bereiche.$O7] = 1;OR([$Bereiche.$P7];[#REF!]));&quot;,&quot;;&quot;&quot;);IF([$Bereiche.$P7];&quot;2&quot;;&quot;&quot;);IF(AND([$Bereiche.$P7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4">
          <table:table-cell table:formula="of:=IF([$Bereiche.$L8];CONCATENATE([$Bereiche.$B8];&quot;.&quot;;[$Bereiche.$F8]);&quot;&quot;)" office:value-type="string" office:string-value="1.7" calcext:value-type="string">
            <text:p>1.7</text:p>
          </table:table-cell>
          <table:table-cell table:formula="of:=IF([$Bereiche.$L8];[$Bereiche.$E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8];[$Bereiche.$G8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$Bereiche.$L8];[$Bereiche.$J8];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formula="of:=IF([$Bereiche.$L8];CONCATENATE(IF([$Bereiche.$O8];&quot;1&quot;;&quot;&quot;);IF(AND([$Bereiche.$O8] = 1;OR([$Bereiche.$P8];[#REF!]));&quot;,&quot;;&quot;&quot;);IF([$Bereiche.$P8];&quot;2&quot;;&quot;&quot;);IF(AND([$Bereiche.$P8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6">
          <table:table-cell table:formula="of:=IF([$Bereiche.$L9];CONCATENATE([$Bereiche.$B9];&quot;.&quot;;[$Bereiche.$F9]);&quot;&quot;)" office:value-type="string" office:string-value="1.8" calcext:value-type="string">
            <text:p>1.8</text:p>
          </table:table-cell>
          <table:table-cell table:formula="of:=IF([$Bereiche.$L9];[$Bereiche.$E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9];[$Bereiche.$G9];&quot;&quot;)" office:value-type="string" office:string-value="Betreiben von IT-Systemen" calcext:value-type="string">
            <text:p>Betreiben von IT-Systemen</text:p>
          </table:table-cell>
          <table:table-cell table:formula="of:=IF([$Bereiche.$L9];[$Bereiche.$J9];&quot;&quot;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IF([$Bereiche.$L9];CONCATENATE(IF([$Bereiche.$O9];&quot;1&quot;;&quot;&quot;);IF(AND([$Bereiche.$O9] = 1;OR([$Bereiche.$P9];[#REF!]));&quot;,&quot;;&quot;&quot;);IF([$Bereiche.$P9];&quot;2&quot;;&quot;&quot;);IF(AND([$Bereiche.$P9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7">
          <table:table-cell table:formula="of:=IF([$Bereiche.$L10];CONCATENATE([$Bereiche.$B10];&quot;.&quot;;[$Bereiche.$F10]);&quot;&quot;)" office:value-type="string" office:string-value="1.9" calcext:value-type="string">
            <text:p>1.9</text:p>
          </table:table-cell>
          <table:table-cell table:formula="of:=IF([$Bereiche.$L10];[$Bereiche.$E1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10];[$Bereiche.$G10];&quot;&quot;)" office:value-type="string" office:string-value="Inbetriebnehmen von Speicherlösungen" calcext:value-type="string">
            <text:p>Inbetriebnehmen von Speicherlösungen</text:p>
          </table:table-cell>
          <table:table-cell table:formula="of:=IF([$Bereiche.$L10];[$Bereiche.$J10];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formula="of:=IF([$Bereiche.$L10];CONCATENATE(IF([$Bereiche.$O10];&quot;1&quot;;&quot;&quot;);IF(AND([$Bereiche.$O10] = 1;OR([$Bereiche.$P10];[#REF!]));&quot;,&quot;;&quot;&quot;);IF([$Bereiche.$P10];&quot;2&quot;;&quot;&quot;);IF(AND([$Bereiche.$P10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3">
          <table:table-cell table:formula="of:=IF([$Bereiche.$L11];CONCATENATE([$Bereiche.$B11];&quot;.&quot;;[$Bereiche.$F11]);&quot;&quot;)" office:value-type="string" office:string-value="1.10" calcext:value-type="string">
            <text:p>1.10</text:p>
          </table:table-cell>
          <table:table-cell table:formula="of:=IF([$Bereiche.$L11];[$Bereiche.$E1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$Bereiche.$L11];[$Bereiche.$G11];&quot;&quot;)" office:value-type="string" office:string-value="Programmieren von Softwarelösungen" calcext:value-type="string">
            <text:p>Programmieren von Softwarelösungen</text:p>
          </table:table-cell>
          <table:table-cell table:formula="of:=IF([$Bereiche.$L11];[$Bereiche.$J11];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formula="of:=IF([$Bereiche.$L11];CONCATENATE(IF([$Bereiche.$O11];&quot;1&quot;;&quot;&quot;);IF(AND([$Bereiche.$O11] = 1;OR([$Bereiche.$P11];[#REF!]));&quot;,&quot;;&quot;&quot;);IF([$Bereiche.$P11];&quot;2&quot;;&quot;&quot;);IF(AND([$Bereiche.$P11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0">
          <table:table-cell table:formula="of:=IF([$Bereiche.$L12];CONCATENATE([$Bereiche.$B12];&quot;.&quot;;[$Bereiche.$F12]);&quot;&quot;)" office:value-type="string" office:string-value="2.1" calcext:value-type="string">
            <text:p>2.1</text:p>
          </table:table-cell>
          <table:table-cell table:formula="of:=IF([$Bereiche.$L12];[$Bereiche.$E12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$Bereiche.$L12];[$Bereiche.$G12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$Bereiche.$L12];[$Bereiche.$J12];&quot;&quot;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formula="of:=IF([$Bereiche.$L12];CONCATENATE(IF([$Bereiche.$O12];&quot;1&quot;;&quot;&quot;);IF(AND([$Bereiche.$O12] = 1;OR([$Bereiche.$P12];[#REF!]));&quot;,&quot;;&quot;&quot;);IF([$Bereiche.$P12];&quot;2&quot;;&quot;&quot;);IF(AND([$Bereiche.$P12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6">
          <table:table-cell table:formula="of:=IF([$Bereiche.$L13];CONCATENATE([$Bereiche.$B13];&quot;.&quot;;[$Bereiche.$F13]);&quot;&quot;)" office:value-type="string" office:string-value="2.2" calcext:value-type="string">
            <text:p>2.2</text:p>
          </table:table-cell>
          <table:table-cell table:formula="of:=IF([$Bereiche.$L13];[$Bereiche.$E13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$Bereiche.$L13];[$Bereiche.$G13]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[$Bereiche.$L13];[$Bereiche.$J13];&quot;&quot;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IF([$Bereiche.$L13];CONCATENATE(IF([$Bereiche.$O13];&quot;1&quot;;&quot;&quot;);IF(AND([$Bereiche.$O13] = 1;OR([$Bereiche.$P13];[#REF!]));&quot;,&quot;;&quot;&quot;);IF([$Bereiche.$P13];&quot;2&quot;;&quot;&quot;);IF(AND([$Bereiche.$P13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[$Bereiche.$L14];CONCATENATE([$Bereiche.$B14];&quot;.&quot;;[$Bereiche.$F14]);&quot;&quot;)">
            <text:p/>
          </table:table-cell>
          <table:table-cell table:formula="of:=IF([$Bereiche.$L14];[$Bereiche.$E14];&quot;&quot;)">
            <text:p/>
          </table:table-cell>
          <table:table-cell table:formula="of:=IF([$Bereiche.$L14];[$Bereiche.$G14];&quot;&quot;)">
            <text:p/>
          </table:table-cell>
          <table:table-cell table:formula="of:=IF([$Bereiche.$L14];[$Bereiche.$J14];&quot;&quot;)">
            <text:p/>
          </table:table-cell>
          <table:table-cell table:formula="of:=IF([$Bereiche.$L14];CONCATENATE(IF([$Bereiche.$O14];&quot;1&quot;;&quot;&quot;);IF(AND([$Bereiche.$O14] = 1;OR([$Bereiche.$P14];[#REF!]));&quot;,&quot;;&quot;&quot;);IF([$Bereiche.$P14];&quot;2&quot;;&quot;&quot;);IF(AND([$Bereiche.$P14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15];CONCATENATE([$Bereiche.$B15];&quot;.&quot;;[$Bereiche.$F15]);&quot;&quot;)">
            <text:p/>
          </table:table-cell>
          <table:table-cell table:formula="of:=IF([$Bereiche.$L15];[$Bereiche.$E15];&quot;&quot;)">
            <text:p/>
          </table:table-cell>
          <table:table-cell table:formula="of:=IF([$Bereiche.$L15];[$Bereiche.$G15];&quot;&quot;)">
            <text:p/>
          </table:table-cell>
          <table:table-cell table:formula="of:=IF([$Bereiche.$L15];[$Bereiche.$J15];&quot;&quot;)">
            <text:p/>
          </table:table-cell>
          <table:table-cell table:formula="of:=IF([$Bereiche.$L15];CONCATENATE(IF([$Bereiche.$O15];&quot;1&quot;;&quot;&quot;);IF(AND([$Bereiche.$O15] = 1;OR([$Bereiche.$P15];[#REF!]));&quot;,&quot;;&quot;&quot;);IF([$Bereiche.$P15];&quot;2&quot;;&quot;&quot;);IF(AND([$Bereiche.$P15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16];CONCATENATE([$Bereiche.$B16];&quot;.&quot;;[$Bereiche.$F16]);&quot;&quot;)">
            <text:p/>
          </table:table-cell>
          <table:table-cell table:formula="of:=IF([$Bereiche.$L16];[$Bereiche.$E16];&quot;&quot;)">
            <text:p/>
          </table:table-cell>
          <table:table-cell table:formula="of:=IF([$Bereiche.$L16];[$Bereiche.$G16];&quot;&quot;)">
            <text:p/>
          </table:table-cell>
          <table:table-cell table:formula="of:=IF([$Bereiche.$L16];[$Bereiche.$J16];&quot;&quot;)">
            <text:p/>
          </table:table-cell>
          <table:table-cell table:formula="of:=IF([$Bereiche.$L16];CONCATENATE(IF([$Bereiche.$O16];&quot;1&quot;;&quot;&quot;);IF(AND([$Bereiche.$O16] = 1;OR([$Bereiche.$P16];[#REF!]));&quot;,&quot;;&quot;&quot;);IF([$Bereiche.$P16];&quot;2&quot;;&quot;&quot;);IF(AND([$Bereiche.$P16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17];CONCATENATE([$Bereiche.$B17];&quot;.&quot;;[$Bereiche.$F17]);&quot;&quot;)">
            <text:p/>
          </table:table-cell>
          <table:table-cell table:formula="of:=IF([$Bereiche.$L17];[$Bereiche.$E17];&quot;&quot;)">
            <text:p/>
          </table:table-cell>
          <table:table-cell table:formula="of:=IF([$Bereiche.$L17];[$Bereiche.$G17];&quot;&quot;)">
            <text:p/>
          </table:table-cell>
          <table:table-cell table:formula="of:=IF([$Bereiche.$L17];[$Bereiche.$J17];&quot;&quot;)">
            <text:p/>
          </table:table-cell>
          <table:table-cell table:formula="of:=IF([$Bereiche.$L17];CONCATENATE(IF([$Bereiche.$O17];&quot;1&quot;;&quot;&quot;);IF(AND([$Bereiche.$O17] = 1;OR([$Bereiche.$P17];[#REF!]));&quot;,&quot;;&quot;&quot;);IF([$Bereiche.$P17];&quot;2&quot;;&quot;&quot;);IF(AND([$Bereiche.$P17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18];CONCATENATE([$Bereiche.$B18];&quot;.&quot;;[$Bereiche.$F18]);&quot;&quot;)">
            <text:p/>
          </table:table-cell>
          <table:table-cell table:formula="of:=IF([$Bereiche.$L18];[$Bereiche.$E18];&quot;&quot;)">
            <text:p/>
          </table:table-cell>
          <table:table-cell table:formula="of:=IF([$Bereiche.$L18];[$Bereiche.$G18];&quot;&quot;)">
            <text:p/>
          </table:table-cell>
          <table:table-cell table:formula="of:=IF([$Bereiche.$L18];[$Bereiche.$J18];&quot;&quot;)">
            <text:p/>
          </table:table-cell>
          <table:table-cell table:formula="of:=IF([$Bereiche.$L18];CONCATENATE(IF([$Bereiche.$O18];&quot;1&quot;;&quot;&quot;);IF(AND([$Bereiche.$O18] = 1;OR([$Bereiche.$P18];[#REF!]));&quot;,&quot;;&quot;&quot;);IF([$Bereiche.$P18];&quot;2&quot;;&quot;&quot;);IF(AND([$Bereiche.$P18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19];CONCATENATE([$Bereiche.$B19];&quot;.&quot;;[$Bereiche.$F19]);&quot;&quot;)">
            <text:p/>
          </table:table-cell>
          <table:table-cell table:formula="of:=IF([$Bereiche.$L19];[$Bereiche.$E19];&quot;&quot;)">
            <text:p/>
          </table:table-cell>
          <table:table-cell table:formula="of:=IF([$Bereiche.$L19];[$Bereiche.$G19];&quot;&quot;)">
            <text:p/>
          </table:table-cell>
          <table:table-cell table:formula="of:=IF([$Bereiche.$L19];[$Bereiche.$J19];&quot;&quot;)">
            <text:p/>
          </table:table-cell>
          <table:table-cell table:formula="of:=IF([$Bereiche.$L19];CONCATENATE(IF([$Bereiche.$O19];&quot;1&quot;;&quot;&quot;);IF(AND([$Bereiche.$O19] = 1;OR([$Bereiche.$P19];[#REF!]));&quot;,&quot;;&quot;&quot;);IF([$Bereiche.$P19];&quot;2&quot;;&quot;&quot;);IF(AND([$Bereiche.$P19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20];CONCATENATE([$Bereiche.$B20];&quot;.&quot;;[$Bereiche.$F20]);&quot;&quot;)">
            <text:p/>
          </table:table-cell>
          <table:table-cell table:formula="of:=IF([$Bereiche.$L20];[$Bereiche.$E20];&quot;&quot;)">
            <text:p/>
          </table:table-cell>
          <table:table-cell table:formula="of:=IF([$Bereiche.$L20];[$Bereiche.$G20];&quot;&quot;)">
            <text:p/>
          </table:table-cell>
          <table:table-cell table:formula="of:=IF([$Bereiche.$L20];[$Bereiche.$J20];&quot;&quot;)">
            <text:p/>
          </table:table-cell>
          <table:table-cell table:formula="of:=IF([$Bereiche.$L20];CONCATENATE(IF([$Bereiche.$O20];&quot;1&quot;;&quot;&quot;);IF(AND([$Bereiche.$O20] = 1;OR([$Bereiche.$P20];[#REF!]));&quot;,&quot;;&quot;&quot;);IF([$Bereiche.$P20];&quot;2&quot;;&quot;&quot;);IF(AND([$Bereiche.$P20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21];CONCATENATE([$Bereiche.$B21];&quot;.&quot;;[$Bereiche.$F21]);&quot;&quot;)">
            <text:p/>
          </table:table-cell>
          <table:table-cell table:formula="of:=IF([$Bereiche.$L21];[$Bereiche.$E21];&quot;&quot;)">
            <text:p/>
          </table:table-cell>
          <table:table-cell table:formula="of:=IF([$Bereiche.$L21];[$Bereiche.$G21];&quot;&quot;)">
            <text:p/>
          </table:table-cell>
          <table:table-cell table:formula="of:=IF([$Bereiche.$L21];[$Bereiche.$J21];&quot;&quot;)">
            <text:p/>
          </table:table-cell>
          <table:table-cell table:formula="of:=IF([$Bereiche.$L21];CONCATENATE(IF([$Bereiche.$O21];&quot;1&quot;;&quot;&quot;);IF(AND([$Bereiche.$O21] = 1;OR([$Bereiche.$P21];[#REF!]));&quot;,&quot;;&quot;&quot;);IF([$Bereiche.$P21];&quot;2&quot;;&quot;&quot;);IF(AND([$Bereiche.$P21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22];CONCATENATE([$Bereiche.$B22];&quot;.&quot;;[$Bereiche.$F22]);&quot;&quot;)">
            <text:p/>
          </table:table-cell>
          <table:table-cell table:formula="of:=IF([$Bereiche.$L22];[$Bereiche.$E22];&quot;&quot;)">
            <text:p/>
          </table:table-cell>
          <table:table-cell table:formula="of:=IF([$Bereiche.$L22];[$Bereiche.$G22];&quot;&quot;)">
            <text:p/>
          </table:table-cell>
          <table:table-cell table:formula="of:=IF([$Bereiche.$L22];[$Bereiche.$J22];&quot;&quot;)">
            <text:p/>
          </table:table-cell>
          <table:table-cell table:formula="of:=IF([$Bereiche.$L22];CONCATENATE(IF([$Bereiche.$O22];&quot;1&quot;;&quot;&quot;);IF(AND([$Bereiche.$O22] = 1;OR([$Bereiche.$P22];[#REF!]));&quot;,&quot;;&quot;&quot;);IF([$Bereiche.$P22];&quot;2&quot;;&quot;&quot;);IF(AND([$Bereiche.$P22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23];CONCATENATE([$Bereiche.$B23];&quot;.&quot;;[$Bereiche.$F23]);&quot;&quot;)">
            <text:p/>
          </table:table-cell>
          <table:table-cell table:formula="of:=IF([$Bereiche.$L23];[$Bereiche.$E23];&quot;&quot;)">
            <text:p/>
          </table:table-cell>
          <table:table-cell table:formula="of:=IF([$Bereiche.$L23];[$Bereiche.$G23];&quot;&quot;)">
            <text:p/>
          </table:table-cell>
          <table:table-cell table:formula="of:=IF([$Bereiche.$L23];[$Bereiche.$J23];&quot;&quot;)">
            <text:p/>
          </table:table-cell>
          <table:table-cell table:formula="of:=IF([$Bereiche.$L23];CONCATENATE(IF([$Bereiche.$O23];&quot;1&quot;;&quot;&quot;);IF(AND([$Bereiche.$O23] = 1;OR([$Bereiche.$P23];[#REF!]));&quot;,&quot;;&quot;&quot;);IF([$Bereiche.$P23];&quot;2&quot;;&quot;&quot;);IF(AND([$Bereiche.$P23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20">
          <table:table-cell table:formula="of:=IF([$Bereiche.$L24];CONCATENATE([$Bereiche.$B24];&quot;.&quot;;[$Bereiche.$F24]);&quot;&quot;)" office:value-type="string" office:string-value="6.1" calcext:value-type="string">
            <text:p>6.1</text:p>
          </table:table-cell>
          <table:table-cell table:formula="of:=IF([$Bereiche.$L24];[$Bereiche.$E2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L24];[$Bereiche.$G24];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[$Bereiche.$L24];[$Bereiche.$J24];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formula="of:=IF([$Bereiche.$L24];CONCATENATE(IF([$Bereiche.$O24];&quot;1&quot;;&quot;&quot;);IF(AND([$Bereiche.$O24] = 1;OR([$Bereiche.$P24];[#REF!]));&quot;,&quot;;&quot;&quot;);IF([$Bereiche.$P24];&quot;2&quot;;&quot;&quot;);IF(AND([$Bereiche.$P24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8">
          <table:table-cell table:formula="of:=IF([$Bereiche.$L25];CONCATENATE([$Bereiche.$B25];&quot;.&quot;;[$Bereiche.$F25]);&quot;&quot;)" office:value-type="string" office:string-value="6.2" calcext:value-type="string">
            <text:p>6.2</text:p>
          </table:table-cell>
          <table:table-cell table:formula="of:=IF([$Bereiche.$L25];[$Bereiche.$E2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L25];[$Bereiche.$G25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[$Bereiche.$L25];[$Bereiche.$J25];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formula="of:=IF([$Bereiche.$L25];CONCATENATE(IF([$Bereiche.$O25];&quot;1&quot;;&quot;&quot;);IF(AND([$Bereiche.$O25] = 1;OR([$Bereiche.$P25];[#REF!]));&quot;,&quot;;&quot;&quot;);IF([$Bereiche.$P25];&quot;2&quot;;&quot;&quot;);IF(AND([$Bereiche.$P25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8">
          <table:table-cell table:formula="of:=IF([$Bereiche.$L26];CONCATENATE([$Bereiche.$B26];&quot;.&quot;;[$Bereiche.$F26]);&quot;&quot;)" office:value-type="string" office:string-value="6.3" calcext:value-type="string">
            <text:p>6.3</text:p>
          </table:table-cell>
          <table:table-cell table:formula="of:=IF([$Bereiche.$L26];[$Bereiche.$E26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L26];[$Bereiche.$G2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L26];[$Bereiche.$J26];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formula="of:=IF([$Bereiche.$L26];CONCATENATE(IF([$Bereiche.$O26];&quot;1&quot;;&quot;&quot;);IF(AND([$Bereiche.$O26] = 1;OR([$Bereiche.$P26];[#REF!]));&quot;,&quot;;&quot;&quot;);IF([$Bereiche.$P26];&quot;2&quot;;&quot;&quot;);IF(AND([$Bereiche.$P26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20">
          <table:table-cell table:formula="of:=IF([$Bereiche.$L27];CONCATENATE([$Bereiche.$B27];&quot;.&quot;;[$Bereiche.$F27]);&quot;&quot;)" office:value-type="string" office:string-value="6.4" calcext:value-type="string">
            <text:p>6.4</text:p>
          </table:table-cell>
          <table:table-cell table:formula="of:=IF([$Bereiche.$L27];[$Bereiche.$E27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$Bereiche.$L27];[$Bereiche.$G27];&quot;&quot;)" office:value-type="string" office:string-value="Umweltschutz" calcext:value-type="string">
            <text:p>Umweltschutz</text:p>
          </table:table-cell>
          <table:table-cell table:style-name="ce36" table:formula="of:=IF([$Bereiche.$L27];[$Bereiche.$J27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[$Bereiche.$L27];CONCATENATE(IF([$Bereiche.$O27];&quot;1&quot;;&quot;&quot;);IF(AND([$Bereiche.$O27] = 1;OR([$Bereiche.$P27];[#REF!]));&quot;,&quot;;&quot;&quot;);IF([$Bereiche.$P27];&quot;2&quot;;&quot;&quot;);IF(AND([$Bereiche.$P27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16">
          <table:table-cell table:style-name="ce33" table:formula="of:=IF([$Bereiche.$L28];CONCATENATE([$Bereiche.$B28];&quot;.&quot;;[$Bereiche.$F28]);&quot;&quot;)" office:value-type="string" office:string-value="6.5" calcext:value-type="string">
            <text:p>6.5</text:p>
          </table:table-cell>
          <table:table-cell table:style-name="ce36" table:formula="of:=IF([$Bereiche.$L28];[$Bereiche.$E28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36" table:formula="of:=IF([$Bereiche.$L28];[$Bereiche.$G28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36" table:formula="of:=IF([$Bereiche.$L28];[$Bereiche.$J28];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[$Bereiche.$L28];CONCATENATE(IF([$Bereiche.$O28];&quot;1&quot;;&quot;&quot;);IF(AND([$Bereiche.$O28] = 1;OR([$Bereiche.$P28];[#REF!]));&quot;,&quot;;&quot;&quot;);IF([$Bereiche.$P28];&quot;2&quot;;&quot;&quot;);IF(AND([$Bereiche.$P28];[#REF!]);&quot;,&quot;;&quot;&quot;);IF([#REF!]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style-name="ce33" table:formula="of:=IF(#REF!;CONCATENATE(#REF!;&quot;.&quot;;#REF!)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6" table:formula="of:=IF(#REF!;#REF!;&quot;&quot;)" office:value-type="string" office:string-value="" calcext:value-type="error">
            <text:p>#REF!</text:p>
          </table:table-cell>
          <table:table-cell table:style-name="ce33"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#REF!;CONCATENATE(#REF!;&quot;.&quot;;#REF!)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#REF!;&quot;&quot;)" office:value-type="string" office:string-value="" calcext:value-type="error">
            <text:p>#REF!</text:p>
          </table:table-cell>
          <table:table-cell table:formula="of:=IF(#REF!;CONCATENATE(IF(#REF!;&quot;1&quot;;&quot;&quot;);IF(AND(#REF! = 1;OR(#REF!;#REF!));&quot;,&quot;;&quot;&quot;);IF(#REF!;&quot;2&quot;;&quot;&quot;);IF(AND(#REF!;#REF!);&quot;,&quot;;&quot;&quot;);IF(#REF!;&quot;3&quot;;&quot;&quot;));&quot;&quot;)" office:value-type="string" office:string-value="" calcext:value-type="error">
            <text:p>#REF!</text:p>
          </table:table-cell>
          <table:table-cell table:number-columns-repeated="59"/>
        </table:table-row>
        <table:table-row table:style-name="ro3">
          <table:table-cell table:formula="of:=IF([$Bereiche.$L29];CONCATENATE([$Bereiche.$B29];&quot;.&quot;;[$Bereiche.$F29]);&quot;&quot;)">
            <text:p/>
          </table:table-cell>
          <table:table-cell table:formula="of:=IF([$Bereiche.$L29];[$Bereiche.$E29];&quot;&quot;)">
            <text:p/>
          </table:table-cell>
          <table:table-cell table:formula="of:=IF([$Bereiche.$L29];[$Bereiche.$G29];&quot;&quot;)">
            <text:p/>
          </table:table-cell>
          <table:table-cell table:formula="of:=IF([$Bereiche.$L29];[$Bereiche.$J29];&quot;&quot;)">
            <text:p/>
          </table:table-cell>
          <table:table-cell table:formula="of:=IF([$Bereiche.$L29];CONCATENATE(IF([$Bereiche.$O29];&quot;1&quot;;&quot;&quot;);IF(AND([$Bereiche.$O29] = 1;OR([$Bereiche.$P29];[#REF!]));&quot;,&quot;;&quot;&quot;);IF([$Bereiche.$P29];&quot;2&quot;;&quot;&quot;);IF(AND([$Bereiche.$P29];[#REF!]);&quot;,&quot;;&quot;&quot;);IF([#REF!];&quot;3&quot;;&quot;&quot;));&quot;&quot;)">
            <text:p/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iSI_DetailKarten" table:style-name="ta1" table:protected="true">
        <loext:table-protection loext:select-protected-cells="true" loext:select-unprotected-cells="true"/>
        <table:table-column table:style-name="co13" table:default-cell-style-name="ce23"/>
        <table:table-column table:style-name="co14" table:default-cell-style-name="ce26"/>
        <table:table-column table:style-name="co15" table:default-cell-style-name="ce26"/>
        <table:table-column table:style-name="co16" table:default-cell-style-name="ce23"/>
        <table:table-column table:style-name="co17" table:default-cell-style-name="ce26"/>
        <table:table-column table:style-name="co18" table:default-cell-style-name="ce23"/>
        <table:table-column table:style-name="co19" table:default-cell-style-name="ce23"/>
        <table:table-column table:style-name="co20" table:number-columns-repeated="6" table:default-cell-style-name="ce23"/>
        <table:table-column table:style-name="co6" table:number-columns-repeated="51" table:default-cell-style-name="ce23"/>
        <table:table-row table:style-name="ro21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</table:table-row>
        <table:table-row table:style-name="ro13">
          <table:table-cell table:style-name="ce22" table:formula="of:=IF([.$G2];[$Themenliste.$A2];&quot;&quot;)" office:value-type="string" office:string-value="1.1.a" calcext:value-type="string">
            <text:p>1.1.a</text:p>
          </table:table-cell>
          <table:table-cell table:style-name="ce25" table:formula="of:=IF([.$G2];[$Themenliste.$B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];[$Themenliste.$C2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2];[$Themenliste.$D2];&quot;&quot;)" office:value-type="string" office:string-value="a" calcext:value-type="string">
            <text:p>a</text:p>
          </table:table-cell>
          <table:table-cell table:style-name="ce25" table:formula="of:=IF([.$G2];[$Themenliste.$E2]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style-name="ce22" table:formula="of:=IF([.$G2];CONCATENATE(IF([$Themenliste.$M2] = 1;&quot;1&quot;;&quot;&quot;);IF(AND([$Themenliste.$M2] = 1;OR([$Themenliste.$N2] = 1;[$Themenliste.$O2] = 1));&quot;,&quot;;&quot;&quot;);IF([$Themenliste.$N2] = 1;&quot;2&quot;;&quot;&quot;);IF(AND([$Themenliste.$N2] = 1;[$Themenliste.$O2] = 1);&quot;,&quot;;&quot;&quot;);IF([$Themenliste.$O2] = 1;&quot;3&quot;;&quot;&quot;));&quot;&quot;)" office:value-type="string" office:string-value="1" calcext:value-type="string">
            <text:p>1</text:p>
          </table:table-cell>
          <table:table-cell table:style-name="ce27" table:formula="of:=AND([.K2];[.M2])" office:value-type="boolean" office:boolean-value="true" calcext:value-type="boolean">
            <text:p>WAHR</text:p>
          </table:table-cell>
          <table:table-cell table:style-name="ce27" table:formula="of:=AND([$Themenliste.$M2] = 1;[$Variablen.$A$2] = 1)" office:value-type="boolean" office:boolean-value="true" calcext:value-type="boolean">
            <text:p>WAHR</text:p>
          </table:table-cell>
          <table:table-cell table:style-name="ce27" table:formula="of:=AND([$Themenliste.$N2] = 1;[$Variablen.$B$2] = 1)" office:value-type="boolean" office:boolean-value="false" calcext:value-type="boolean">
            <text:p>FALSCH</text:p>
          </table:table-cell>
          <table:table-cell table:style-name="ce27" table:formula="of:=AND([$Themenliste.$O2] = 1;[$Variablen.$C$2] = 1)" office:value-type="boolean" office:boolean-value="false" calcext:value-type="boolean">
            <text:p>FALSCH</text:p>
          </table:table-cell>
          <table:table-cell table:style-name="ce27" table:formula="of:=OR([.H2];[.I2];[.J2])" office:value-type="boolean" office:boolean-value="true" calcext:value-type="boolean">
            <text:p>WAHR</text:p>
          </table:table-cell>
          <table:table-cell table:style-name="ce27" table:formula="of:=IF([$Themenliste.$J2] = 1)" office:value-type="boolean" office:boolean-value="true" calcext:value-type="boolean">
            <text:p>WAHR</text:p>
          </table:table-cell>
          <table:table-cell table:style-name="ce27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];[$Themenliste.$A3];&quot;&quot;)" office:value-type="string" office:string-value="1.1.b" calcext:value-type="string">
            <text:p>1.1.b</text:p>
          </table:table-cell>
          <table:table-cell table:style-name="ce25" table:formula="of:=IF([.$G3];[$Themenliste.$B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];[$Themenliste.$C3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3];[$Themenliste.$D3];&quot;&quot;)" office:value-type="string" office:string-value="b" calcext:value-type="string">
            <text:p>b</text:p>
          </table:table-cell>
          <table:table-cell table:style-name="ce25" table:formula="of:=IF([.$G3];[$Themenliste.$E3]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style-name="ce22" table:formula="of:=IF([.$G3];CONCATENATE(IF([$Themenliste.$M3] = 1;&quot;1&quot;;&quot;&quot;);IF(AND([$Themenliste.$M3] = 1;OR([$Themenliste.$N3] = 1;[$Themenliste.$O3] = 1));&quot;,&quot;;&quot;&quot;);IF([$Themenliste.$N3] = 1;&quot;2&quot;;&quot;&quot;);IF(AND([$Themenliste.$N3] = 1;[$Themenliste.$O3] = 1);&quot;,&quot;;&quot;&quot;);IF([$Themenliste.$O3] = 1;&quot;3&quot;;&quot;&quot;));&quot;&quot;)" office:value-type="string" office:string-value="1" calcext:value-type="string">
            <text:p>1</text:p>
          </table:table-cell>
          <table:table-cell table:style-name="ce27" table:formula="of:=AND([.K3];[.M3])" office:value-type="boolean" office:boolean-value="true" calcext:value-type="boolean">
            <text:p>WAHR</text:p>
          </table:table-cell>
          <table:table-cell table:style-name="ce27" table:formula="of:=AND([$Themenliste.$M3] = 1;[$Variablen.$A$2] = 1)" office:value-type="boolean" office:boolean-value="true" calcext:value-type="boolean">
            <text:p>WAHR</text:p>
          </table:table-cell>
          <table:table-cell table:style-name="ce27" table:formula="of:=AND([$Themenliste.$N3] = 1;[$Variablen.$B$2] = 1)" office:value-type="boolean" office:boolean-value="false" calcext:value-type="boolean">
            <text:p>FALSCH</text:p>
          </table:table-cell>
          <table:table-cell table:style-name="ce27" table:formula="of:=AND([$Themenliste.$O3] = 1;[$Variablen.$C$2] = 1)" office:value-type="boolean" office:boolean-value="false" calcext:value-type="boolean">
            <text:p>FALSCH</text:p>
          </table:table-cell>
          <table:table-cell table:style-name="ce27" table:formula="of:=OR([.H3];[.I3];[.J3])" office:value-type="boolean" office:boolean-value="true" calcext:value-type="boolean">
            <text:p>WAHR</text:p>
          </table:table-cell>
          <table:table-cell table:style-name="ce27" table:formula="of:=IF([$Themenliste.$J3] = 1)" office:value-type="boolean" office:boolean-value="true" calcext:value-type="boolean">
            <text:p>WAHR</text:p>
          </table:table-cell>
          <table:table-cell table:style-name="ce27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];[$Themenliste.$A4];&quot;&quot;)" office:value-type="string" office:string-value="1.1.c" calcext:value-type="string">
            <text:p>1.1.c</text:p>
          </table:table-cell>
          <table:table-cell table:style-name="ce25" table:formula="of:=IF([.$G4];[$Themenliste.$B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];[$Themenliste.$C4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4];[$Themenliste.$D4];&quot;&quot;)" office:value-type="string" office:string-value="c" calcext:value-type="string">
            <text:p>c</text:p>
          </table:table-cell>
          <table:table-cell table:style-name="ce25" table:formula="of:=IF([.$G4];[$Themenliste.$E4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];CONCATENATE(IF([$Themenliste.$M4] = 1;&quot;1&quot;;&quot;&quot;);IF(AND([$Themenliste.$M4] = 1;OR([$Themenliste.$N4] = 1;[$Themenliste.$O4] = 1));&quot;,&quot;;&quot;&quot;);IF([$Themenliste.$N4] = 1;&quot;2&quot;;&quot;&quot;);IF(AND([$Themenliste.$N4] = 1;[$Themenliste.$O4] = 1);&quot;,&quot;;&quot;&quot;);IF([$Themenliste.$O4] = 1;&quot;3&quot;;&quot;&quot;));&quot;&quot;)" office:value-type="string" office:string-value="1" calcext:value-type="string">
            <text:p>1</text:p>
          </table:table-cell>
          <table:table-cell table:style-name="ce27" table:formula="of:=AND([.K4];[.M4])" office:value-type="boolean" office:boolean-value="true" calcext:value-type="boolean">
            <text:p>WAHR</text:p>
          </table:table-cell>
          <table:table-cell table:style-name="ce27" table:formula="of:=AND([$Themenliste.$M4] = 1;[$Variablen.$A$2] = 1)" office:value-type="boolean" office:boolean-value="true" calcext:value-type="boolean">
            <text:p>WAHR</text:p>
          </table:table-cell>
          <table:table-cell table:style-name="ce27" table:formula="of:=AND([$Themenliste.$N4] = 1;[$Variablen.$B$2] = 1)" office:value-type="boolean" office:boolean-value="false" calcext:value-type="boolean">
            <text:p>FALSCH</text:p>
          </table:table-cell>
          <table:table-cell table:style-name="ce27" table:formula="of:=AND([$Themenliste.$O4] = 1;[$Variablen.$C$2] = 1)" office:value-type="boolean" office:boolean-value="false" calcext:value-type="boolean">
            <text:p>FALSCH</text:p>
          </table:table-cell>
          <table:table-cell table:style-name="ce27" table:formula="of:=OR([.H4];[.I4];[.J4])" office:value-type="boolean" office:boolean-value="true" calcext:value-type="boolean">
            <text:p>WAHR</text:p>
          </table:table-cell>
          <table:table-cell table:style-name="ce27" table:formula="of:=IF([$Themenliste.$J4] = 1)" office:value-type="boolean" office:boolean-value="true" calcext:value-type="boolean">
            <text:p>WAHR</text:p>
          </table:table-cell>
          <table:table-cell table:style-name="ce27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5];[$Themenliste.$A5];&quot;&quot;)" office:value-type="string" office:string-value="1.1.d" calcext:value-type="string">
            <text:p>1.1.d</text:p>
          </table:table-cell>
          <table:table-cell table:style-name="ce25" table:formula="of:=IF([.$G5];[$Themenliste.$B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5];[$Themenliste.$C5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5];[$Themenliste.$D5];&quot;&quot;)" office:value-type="string" office:string-value="d" calcext:value-type="string">
            <text:p>d</text:p>
          </table:table-cell>
          <table:table-cell table:style-name="ce25" table:formula="of:=IF([.$G5];[$Themenliste.$E5]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style-name="ce22" table:formula="of:=IF([.$G5];CONCATENATE(IF([$Themenliste.$M5] = 1;&quot;1&quot;;&quot;&quot;);IF(AND([$Themenliste.$M5] = 1;OR([$Themenliste.$N5] = 1;[$Themenliste.$O5] = 1));&quot;,&quot;;&quot;&quot;);IF([$Themenliste.$N5] = 1;&quot;2&quot;;&quot;&quot;);IF(AND([$Themenliste.$N5] = 1;[$Themenliste.$O5] = 1);&quot;,&quot;;&quot;&quot;);IF([$Themenliste.$O5] = 1;&quot;3&quot;;&quot;&quot;));&quot;&quot;)" office:value-type="string" office:string-value="1" calcext:value-type="string">
            <text:p>1</text:p>
          </table:table-cell>
          <table:table-cell table:style-name="ce27" table:formula="of:=AND([.K5];[.M5])" office:value-type="boolean" office:boolean-value="true" calcext:value-type="boolean">
            <text:p>WAHR</text:p>
          </table:table-cell>
          <table:table-cell table:style-name="ce27" table:formula="of:=AND([$Themenliste.$M5] = 1;[$Variablen.$A$2] = 1)" office:value-type="boolean" office:boolean-value="true" calcext:value-type="boolean">
            <text:p>WAHR</text:p>
          </table:table-cell>
          <table:table-cell table:style-name="ce27" table:formula="of:=AND([$Themenliste.$N5] = 1;[$Variablen.$B$2] = 1)" office:value-type="boolean" office:boolean-value="false" calcext:value-type="boolean">
            <text:p>FALSCH</text:p>
          </table:table-cell>
          <table:table-cell table:style-name="ce27" table:formula="of:=AND([$Themenliste.$O5] = 1;[$Variablen.$C$2] = 1)" office:value-type="boolean" office:boolean-value="false" calcext:value-type="boolean">
            <text:p>FALSCH</text:p>
          </table:table-cell>
          <table:table-cell table:style-name="ce27" table:formula="of:=OR([.H5];[.I5];[.J5])" office:value-type="boolean" office:boolean-value="true" calcext:value-type="boolean">
            <text:p>WAHR</text:p>
          </table:table-cell>
          <table:table-cell table:style-name="ce27" table:formula="of:=IF([$Themenliste.$J5] = 1)" office:value-type="boolean" office:boolean-value="true" calcext:value-type="boolean">
            <text:p>WAHR</text:p>
          </table:table-cell>
          <table:table-cell table:style-name="ce27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6];[$Themenliste.$A6];&quot;&quot;)" office:value-type="string" office:string-value="1.1.e" calcext:value-type="string">
            <text:p>1.1.e</text:p>
          </table:table-cell>
          <table:table-cell table:style-name="ce25" table:formula="of:=IF([.$G6];[$Themenliste.$B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6];[$Themenliste.$C6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6];[$Themenliste.$D6];&quot;&quot;)" office:value-type="string" office:string-value="e" calcext:value-type="string">
            <text:p>e</text:p>
          </table:table-cell>
          <table:table-cell table:style-name="ce25" table:formula="of:=IF([.$G6];[$Themenliste.$E6]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style-name="ce22" table:formula="of:=IF([.$G6];CONCATENATE(IF([$Themenliste.$M6] = 1;&quot;1&quot;;&quot;&quot;);IF(AND([$Themenliste.$M6] = 1;OR([$Themenliste.$N6] = 1;[$Themenliste.$O6] = 1));&quot;,&quot;;&quot;&quot;);IF([$Themenliste.$N6] = 1;&quot;2&quot;;&quot;&quot;);IF(AND([$Themenliste.$N6] = 1;[$Themenliste.$O6] = 1);&quot;,&quot;;&quot;&quot;);IF([$Themenliste.$O6] = 1;&quot;3&quot;;&quot;&quot;));&quot;&quot;)" office:value-type="string" office:string-value="1" calcext:value-type="string">
            <text:p>1</text:p>
          </table:table-cell>
          <table:table-cell table:style-name="ce27" table:formula="of:=AND([.K6];[.M6])" office:value-type="boolean" office:boolean-value="true" calcext:value-type="boolean">
            <text:p>WAHR</text:p>
          </table:table-cell>
          <table:table-cell table:style-name="ce27" table:formula="of:=AND([$Themenliste.$M6] = 1;[$Variablen.$A$2] = 1)" office:value-type="boolean" office:boolean-value="true" calcext:value-type="boolean">
            <text:p>WAHR</text:p>
          </table:table-cell>
          <table:table-cell table:style-name="ce27" table:formula="of:=AND([$Themenliste.$N6] = 1;[$Variablen.$B$2] = 1)" office:value-type="boolean" office:boolean-value="false" calcext:value-type="boolean">
            <text:p>FALSCH</text:p>
          </table:table-cell>
          <table:table-cell table:style-name="ce27" table:formula="of:=AND([$Themenliste.$O6] = 1;[$Variablen.$C$2] = 1)" office:value-type="boolean" office:boolean-value="false" calcext:value-type="boolean">
            <text:p>FALSCH</text:p>
          </table:table-cell>
          <table:table-cell table:style-name="ce27" table:formula="of:=OR([.H6];[.I6];[.J6])" office:value-type="boolean" office:boolean-value="true" calcext:value-type="boolean">
            <text:p>WAHR</text:p>
          </table:table-cell>
          <table:table-cell table:style-name="ce27" table:formula="of:=IF([$Themenliste.$J6] = 1)" office:value-type="boolean" office:boolean-value="true" calcext:value-type="boolean">
            <text:p>WAHR</text:p>
          </table:table-cell>
          <table:table-cell table:style-name="ce27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7];[$Themenliste.$A7];&quot;&quot;)" office:value-type="string" office:string-value="1.1.f" calcext:value-type="string">
            <text:p>1.1.f</text:p>
          </table:table-cell>
          <table:table-cell table:style-name="ce25" table:formula="of:=IF([.$G7];[$Themenliste.$B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7];[$Themenliste.$C7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7];[$Themenliste.$D7];&quot;&quot;)" office:value-type="string" office:string-value="f" calcext:value-type="string">
            <text:p>f</text:p>
          </table:table-cell>
          <table:table-cell table:style-name="ce25" table:formula="of:=IF([.$G7];[$Themenliste.$E7]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style-name="ce22" table:formula="of:=IF([.$G7];CONCATENATE(IF([$Themenliste.$M7] = 1;&quot;1&quot;;&quot;&quot;);IF(AND([$Themenliste.$M7] = 1;OR([$Themenliste.$N7] = 1;[$Themenliste.$O7] = 1));&quot;,&quot;;&quot;&quot;);IF([$Themenliste.$N7] = 1;&quot;2&quot;;&quot;&quot;);IF(AND([$Themenliste.$N7] = 1;[$Themenliste.$O7] = 1);&quot;,&quot;;&quot;&quot;);IF([$Themenliste.$O7] = 1;&quot;3&quot;;&quot;&quot;));&quot;&quot;)" office:value-type="string" office:string-value="1" calcext:value-type="string">
            <text:p>1</text:p>
          </table:table-cell>
          <table:table-cell table:style-name="ce27" table:formula="of:=AND([.K7];[.M7])" office:value-type="boolean" office:boolean-value="true" calcext:value-type="boolean">
            <text:p>WAHR</text:p>
          </table:table-cell>
          <table:table-cell table:style-name="ce27" table:formula="of:=AND([$Themenliste.$M7] = 1;[$Variablen.$A$2] = 1)" office:value-type="boolean" office:boolean-value="true" calcext:value-type="boolean">
            <text:p>WAHR</text:p>
          </table:table-cell>
          <table:table-cell table:style-name="ce27" table:formula="of:=AND([$Themenliste.$N7] = 1;[$Variablen.$B$2] = 1)" office:value-type="boolean" office:boolean-value="false" calcext:value-type="boolean">
            <text:p>FALSCH</text:p>
          </table:table-cell>
          <table:table-cell table:style-name="ce27" table:formula="of:=AND([$Themenliste.$O7] = 1;[$Variablen.$C$2] = 1)" office:value-type="boolean" office:boolean-value="false" calcext:value-type="boolean">
            <text:p>FALSCH</text:p>
          </table:table-cell>
          <table:table-cell table:style-name="ce27" table:formula="of:=OR([.H7];[.I7];[.J7])" office:value-type="boolean" office:boolean-value="true" calcext:value-type="boolean">
            <text:p>WAHR</text:p>
          </table:table-cell>
          <table:table-cell table:style-name="ce27" table:formula="of:=IF([$Themenliste.$J7] = 1)" office:value-type="boolean" office:boolean-value="true" calcext:value-type="boolean">
            <text:p>WAHR</text:p>
          </table:table-cell>
          <table:table-cell table:style-name="ce27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8];[$Themenliste.$A8];&quot;&quot;)" office:value-type="string" office:string-value="1.1.g" calcext:value-type="string">
            <text:p>1.1.g</text:p>
          </table:table-cell>
          <table:table-cell table:style-name="ce25" table:formula="of:=IF([.$G8];[$Themenliste.$B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8];[$Themenliste.$C8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8];[$Themenliste.$D8];&quot;&quot;)" office:value-type="string" office:string-value="g" calcext:value-type="string">
            <text:p>g</text:p>
          </table:table-cell>
          <table:table-cell table:style-name="ce25" table:formula="of:=IF([.$G8];[$Themenliste.$E8]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style-name="ce22" table:formula="of:=IF([.$G8];CONCATENATE(IF([$Themenliste.$M8] = 1;&quot;1&quot;;&quot;&quot;);IF(AND([$Themenliste.$M8] = 1;OR([$Themenliste.$N8] = 1;[$Themenliste.$O8] = 1));&quot;,&quot;;&quot;&quot;);IF([$Themenliste.$N8] = 1;&quot;2&quot;;&quot;&quot;);IF(AND([$Themenliste.$N8] = 1;[$Themenliste.$O8] = 1);&quot;,&quot;;&quot;&quot;);IF([$Themenliste.$O8] = 1;&quot;3&quot;;&quot;&quot;));&quot;&quot;)" office:value-type="string" office:string-value="1" calcext:value-type="string">
            <text:p>1</text:p>
          </table:table-cell>
          <table:table-cell table:style-name="ce27" table:formula="of:=AND([.K8];[.M8])" office:value-type="boolean" office:boolean-value="true" calcext:value-type="boolean">
            <text:p>WAHR</text:p>
          </table:table-cell>
          <table:table-cell table:style-name="ce27" table:formula="of:=AND([$Themenliste.$M8] = 1;[$Variablen.$A$2] = 1)" office:value-type="boolean" office:boolean-value="true" calcext:value-type="boolean">
            <text:p>WAHR</text:p>
          </table:table-cell>
          <table:table-cell table:style-name="ce27" table:formula="of:=AND([$Themenliste.$N8] = 1;[$Variablen.$B$2] = 1)" office:value-type="boolean" office:boolean-value="false" calcext:value-type="boolean">
            <text:p>FALSCH</text:p>
          </table:table-cell>
          <table:table-cell table:style-name="ce27" table:formula="of:=AND([$Themenliste.$O8] = 1;[$Variablen.$C$2] = 1)" office:value-type="boolean" office:boolean-value="false" calcext:value-type="boolean">
            <text:p>FALSCH</text:p>
          </table:table-cell>
          <table:table-cell table:style-name="ce27" table:formula="of:=OR([.H8];[.I8];[.J8])" office:value-type="boolean" office:boolean-value="true" calcext:value-type="boolean">
            <text:p>WAHR</text:p>
          </table:table-cell>
          <table:table-cell table:style-name="ce27" table:formula="of:=IF([$Themenliste.$J8] = 1)" office:value-type="boolean" office:boolean-value="true" calcext:value-type="boolean">
            <text:p>WAHR</text:p>
          </table:table-cell>
          <table:table-cell table:style-name="ce27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9];[$Themenliste.$A9];&quot;&quot;)" office:value-type="string" office:string-value="1.1.h" calcext:value-type="string">
            <text:p>1.1.h</text:p>
          </table:table-cell>
          <table:table-cell table:style-name="ce25" table:formula="of:=IF([.$G9];[$Themenliste.$B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9];[$Themenliste.$C9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9];[$Themenliste.$D9];&quot;&quot;)" office:value-type="string" office:string-value="h" calcext:value-type="string">
            <text:p>h</text:p>
          </table:table-cell>
          <table:table-cell table:style-name="ce25" table:formula="of:=IF([.$G9];[$Themenliste.$E9]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style-name="ce22" table:formula="of:=IF([.$G9];CONCATENATE(IF([$Themenliste.$M9] = 1;&quot;1&quot;;&quot;&quot;);IF(AND([$Themenliste.$M9] = 1;OR([$Themenliste.$N9] = 1;[$Themenliste.$O9] = 1));&quot;,&quot;;&quot;&quot;);IF([$Themenliste.$N9] = 1;&quot;2&quot;;&quot;&quot;);IF(AND([$Themenliste.$N9] = 1;[$Themenliste.$O9] = 1);&quot;,&quot;;&quot;&quot;);IF([$Themenliste.$O9] = 1;&quot;3&quot;;&quot;&quot;));&quot;&quot;)" office:value-type="string" office:string-value="1" calcext:value-type="string">
            <text:p>1</text:p>
          </table:table-cell>
          <table:table-cell table:style-name="ce27" table:formula="of:=AND([.K9];[.M9])" office:value-type="boolean" office:boolean-value="true" calcext:value-type="boolean">
            <text:p>WAHR</text:p>
          </table:table-cell>
          <table:table-cell table:style-name="ce27" table:formula="of:=AND([$Themenliste.$M9] = 1;[$Variablen.$A$2] = 1)" office:value-type="boolean" office:boolean-value="true" calcext:value-type="boolean">
            <text:p>WAHR</text:p>
          </table:table-cell>
          <table:table-cell table:style-name="ce27" table:formula="of:=AND([$Themenliste.$N9] = 1;[$Variablen.$B$2] = 1)" office:value-type="boolean" office:boolean-value="false" calcext:value-type="boolean">
            <text:p>FALSCH</text:p>
          </table:table-cell>
          <table:table-cell table:style-name="ce27" table:formula="of:=AND([$Themenliste.$O9] = 1;[$Variablen.$C$2] = 1)" office:value-type="boolean" office:boolean-value="false" calcext:value-type="boolean">
            <text:p>FALSCH</text:p>
          </table:table-cell>
          <table:table-cell table:style-name="ce27" table:formula="of:=OR([.H9];[.I9];[.J9])" office:value-type="boolean" office:boolean-value="true" calcext:value-type="boolean">
            <text:p>WAHR</text:p>
          </table:table-cell>
          <table:table-cell table:style-name="ce27" table:formula="of:=IF([$Themenliste.$J9] = 1)" office:value-type="boolean" office:boolean-value="true" calcext:value-type="boolean">
            <text:p>WAHR</text:p>
          </table:table-cell>
          <table:table-cell table:style-name="ce27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10];[$Themenliste.$A10];&quot;&quot;)" office:value-type="string" office:string-value="1.1.i" calcext:value-type="string">
            <text:p>1.1.i</text:p>
          </table:table-cell>
          <table:table-cell table:style-name="ce25" table:formula="of:=IF([.$G10];[$Themenliste.$B1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0];[$Themenliste.$C10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2" table:formula="of:=IF([.$G10];[$Themenliste.$D10];&quot;&quot;)" office:value-type="string" office:string-value="i" calcext:value-type="string">
            <text:p>i</text:p>
          </table:table-cell>
          <table:table-cell table:style-name="ce25" table:formula="of:=IF([.$G10];[$Themenliste.$E10]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style-name="ce22" table:formula="of:=IF([.$G10];CONCATENATE(IF([$Themenliste.$M10] = 1;&quot;1&quot;;&quot;&quot;);IF(AND([$Themenliste.$M10] = 1;OR([$Themenliste.$N10] = 1;[$Themenliste.$O10] = 1));&quot;,&quot;;&quot;&quot;);IF([$Themenliste.$N10] = 1;&quot;2&quot;;&quot;&quot;);IF(AND([$Themenliste.$N10] = 1;[$Themenliste.$O10] = 1);&quot;,&quot;;&quot;&quot;);IF([$Themenliste.$O10] = 1;&quot;3&quot;;&quot;&quot;));&quot;&quot;)" office:value-type="string" office:string-value="1" calcext:value-type="string">
            <text:p>1</text:p>
          </table:table-cell>
          <table:table-cell table:style-name="ce27" table:formula="of:=AND([.K10];[.M10])" office:value-type="boolean" office:boolean-value="true" calcext:value-type="boolean">
            <text:p>WAHR</text:p>
          </table:table-cell>
          <table:table-cell table:style-name="ce27" table:formula="of:=AND([$Themenliste.$M10] = 1;[$Variablen.$A$2] = 1)" office:value-type="boolean" office:boolean-value="true" calcext:value-type="boolean">
            <text:p>WAHR</text:p>
          </table:table-cell>
          <table:table-cell table:style-name="ce27" table:formula="of:=AND([$Themenliste.$N10] = 1;[$Variablen.$B$2] = 1)" office:value-type="boolean" office:boolean-value="false" calcext:value-type="boolean">
            <text:p>FALSCH</text:p>
          </table:table-cell>
          <table:table-cell table:style-name="ce27" table:formula="of:=AND([$Themenliste.$O10] = 1;[$Variablen.$C$2] = 1)" office:value-type="boolean" office:boolean-value="false" calcext:value-type="boolean">
            <text:p>FALSCH</text:p>
          </table:table-cell>
          <table:table-cell table:style-name="ce27" table:formula="of:=OR([.H10];[.I10];[.J10])" office:value-type="boolean" office:boolean-value="true" calcext:value-type="boolean">
            <text:p>WAHR</text:p>
          </table:table-cell>
          <table:table-cell table:style-name="ce27" table:formula="of:=IF([$Themenliste.$J10] = 1)" office:value-type="boolean" office:boolean-value="true" calcext:value-type="boolean">
            <text:p>WAHR</text:p>
          </table:table-cell>
          <table:table-cell table:style-name="ce27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1];[$Themenliste.$A11];&quot;&quot;)" office:value-type="string" office:string-value="1.2.a" calcext:value-type="string">
            <text:p>1.2.a</text:p>
          </table:table-cell>
          <table:table-cell table:style-name="ce25" table:formula="of:=IF([.$G11];[$Themenliste.$B1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1];[$Themenliste.$C11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1];[$Themenliste.$D11];&quot;&quot;)" office:value-type="string" office:string-value="a" calcext:value-type="string">
            <text:p>a</text:p>
          </table:table-cell>
          <table:table-cell table:style-name="ce25" table:formula="of:=IF([.$G11];[$Themenliste.$E11]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style-name="ce22" table:formula="of:=IF([.$G11];CONCATENATE(IF([$Themenliste.$M11] = 1;&quot;1&quot;;&quot;&quot;);IF(AND([$Themenliste.$M11] = 1;OR([$Themenliste.$N11] = 1;[$Themenliste.$O11] = 1));&quot;,&quot;;&quot;&quot;);IF([$Themenliste.$N11] = 1;&quot;2&quot;;&quot;&quot;);IF(AND([$Themenliste.$N11] = 1;[$Themenliste.$O11] = 1);&quot;,&quot;;&quot;&quot;);IF([$Themenliste.$O11] = 1;&quot;3&quot;;&quot;&quot;));&quot;&quot;)" office:value-type="string" office:string-value="1" calcext:value-type="string">
            <text:p>1</text:p>
          </table:table-cell>
          <table:table-cell table:style-name="ce27" table:formula="of:=AND([.K11];[.M11])" office:value-type="boolean" office:boolean-value="true" calcext:value-type="boolean">
            <text:p>WAHR</text:p>
          </table:table-cell>
          <table:table-cell table:style-name="ce27" table:formula="of:=AND([$Themenliste.$M11] = 1;[$Variablen.$A$2] = 1)" office:value-type="boolean" office:boolean-value="true" calcext:value-type="boolean">
            <text:p>WAHR</text:p>
          </table:table-cell>
          <table:table-cell table:style-name="ce27" table:formula="of:=AND([$Themenliste.$N11] = 1;[$Variablen.$B$2] = 1)" office:value-type="boolean" office:boolean-value="false" calcext:value-type="boolean">
            <text:p>FALSCH</text:p>
          </table:table-cell>
          <table:table-cell table:style-name="ce27" table:formula="of:=AND([$Themenliste.$O11] = 1;[$Variablen.$C$2] = 1)" office:value-type="boolean" office:boolean-value="false" calcext:value-type="boolean">
            <text:p>FALSCH</text:p>
          </table:table-cell>
          <table:table-cell table:style-name="ce27" table:formula="of:=OR([.H11];[.I11];[.J11])" office:value-type="boolean" office:boolean-value="true" calcext:value-type="boolean">
            <text:p>WAHR</text:p>
          </table:table-cell>
          <table:table-cell table:style-name="ce27" table:formula="of:=IF([$Themenliste.$J11] = 1)" office:value-type="boolean" office:boolean-value="true" calcext:value-type="boolean">
            <text:p>WAHR</text:p>
          </table:table-cell>
          <table:table-cell table:style-name="ce27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2];[$Themenliste.$A12];&quot;&quot;)" office:value-type="string" office:string-value="1.2.b" calcext:value-type="string">
            <text:p>1.2.b</text:p>
          </table:table-cell>
          <table:table-cell table:style-name="ce25" table:formula="of:=IF([.$G12];[$Themenliste.$B1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2];[$Themenliste.$C12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2];[$Themenliste.$D12];&quot;&quot;)" office:value-type="string" office:string-value="b" calcext:value-type="string">
            <text:p>b</text:p>
          </table:table-cell>
          <table:table-cell table:style-name="ce25" table:formula="of:=IF([.$G12];[$Themenliste.$E12]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style-name="ce22" table:formula="of:=IF([.$G12];CONCATENATE(IF([$Themenliste.$M12] = 1;&quot;1&quot;;&quot;&quot;);IF(AND([$Themenliste.$M12] = 1;OR([$Themenliste.$N12] = 1;[$Themenliste.$O12] = 1));&quot;,&quot;;&quot;&quot;);IF([$Themenliste.$N12] = 1;&quot;2&quot;;&quot;&quot;);IF(AND([$Themenliste.$N12] = 1;[$Themenliste.$O12] = 1);&quot;,&quot;;&quot;&quot;);IF([$Themenliste.$O12] = 1;&quot;3&quot;;&quot;&quot;));&quot;&quot;)" office:value-type="string" office:string-value="1" calcext:value-type="string">
            <text:p>1</text:p>
          </table:table-cell>
          <table:table-cell table:style-name="ce27" table:formula="of:=AND([.K12];[.M12])" office:value-type="boolean" office:boolean-value="true" calcext:value-type="boolean">
            <text:p>WAHR</text:p>
          </table:table-cell>
          <table:table-cell table:style-name="ce27" table:formula="of:=AND([$Themenliste.$M12] = 1;[$Variablen.$A$2] = 1)" office:value-type="boolean" office:boolean-value="true" calcext:value-type="boolean">
            <text:p>WAHR</text:p>
          </table:table-cell>
          <table:table-cell table:style-name="ce27" table:formula="of:=AND([$Themenliste.$N12] = 1;[$Variablen.$B$2] = 1)" office:value-type="boolean" office:boolean-value="false" calcext:value-type="boolean">
            <text:p>FALSCH</text:p>
          </table:table-cell>
          <table:table-cell table:style-name="ce27" table:formula="of:=AND([$Themenliste.$O12] = 1;[$Variablen.$C$2] = 1)" office:value-type="boolean" office:boolean-value="false" calcext:value-type="boolean">
            <text:p>FALSCH</text:p>
          </table:table-cell>
          <table:table-cell table:style-name="ce27" table:formula="of:=OR([.H12];[.I12];[.J12])" office:value-type="boolean" office:boolean-value="true" calcext:value-type="boolean">
            <text:p>WAHR</text:p>
          </table:table-cell>
          <table:table-cell table:style-name="ce27" table:formula="of:=IF([$Themenliste.$J12] = 1)" office:value-type="boolean" office:boolean-value="true" calcext:value-type="boolean">
            <text:p>WAHR</text:p>
          </table:table-cell>
          <table:table-cell table:style-name="ce27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13];[$Themenliste.$A13];&quot;&quot;)" office:value-type="string" office:string-value="1.2.c" calcext:value-type="string">
            <text:p>1.2.c</text:p>
          </table:table-cell>
          <table:table-cell table:style-name="ce25" table:formula="of:=IF([.$G13];[$Themenliste.$B1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3];[$Themenliste.$C13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3];[$Themenliste.$D13];&quot;&quot;)" office:value-type="string" office:string-value="c" calcext:value-type="string">
            <text:p>c</text:p>
          </table:table-cell>
          <table:table-cell table:style-name="ce25" table:formula="of:=IF([.$G13];[$Themenliste.$E13]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style-name="ce22" table:formula="of:=IF([.$G13];CONCATENATE(IF([$Themenliste.$M13] = 1;&quot;1&quot;;&quot;&quot;);IF(AND([$Themenliste.$M13] = 1;OR([$Themenliste.$N13] = 1;[$Themenliste.$O13] = 1));&quot;,&quot;;&quot;&quot;);IF([$Themenliste.$N13] = 1;&quot;2&quot;;&quot;&quot;);IF(AND([$Themenliste.$N13] = 1;[$Themenliste.$O13] = 1);&quot;,&quot;;&quot;&quot;);IF([$Themenliste.$O13] = 1;&quot;3&quot;;&quot;&quot;));&quot;&quot;)" office:value-type="string" office:string-value="1" calcext:value-type="string">
            <text:p>1</text:p>
          </table:table-cell>
          <table:table-cell table:style-name="ce27" table:formula="of:=AND([.K13];[.M13])" office:value-type="boolean" office:boolean-value="true" calcext:value-type="boolean">
            <text:p>WAHR</text:p>
          </table:table-cell>
          <table:table-cell table:style-name="ce27" table:formula="of:=AND([$Themenliste.$M13] = 1;[$Variablen.$A$2] = 1)" office:value-type="boolean" office:boolean-value="true" calcext:value-type="boolean">
            <text:p>WAHR</text:p>
          </table:table-cell>
          <table:table-cell table:style-name="ce27" table:formula="of:=AND([$Themenliste.$N13] = 1;[$Variablen.$B$2] = 1)" office:value-type="boolean" office:boolean-value="false" calcext:value-type="boolean">
            <text:p>FALSCH</text:p>
          </table:table-cell>
          <table:table-cell table:style-name="ce27" table:formula="of:=AND([$Themenliste.$O13] = 1;[$Variablen.$C$2] = 1)" office:value-type="boolean" office:boolean-value="false" calcext:value-type="boolean">
            <text:p>FALSCH</text:p>
          </table:table-cell>
          <table:table-cell table:style-name="ce27" table:formula="of:=OR([.H13];[.I13];[.J13])" office:value-type="boolean" office:boolean-value="true" calcext:value-type="boolean">
            <text:p>WAHR</text:p>
          </table:table-cell>
          <table:table-cell table:style-name="ce27" table:formula="of:=IF([$Themenliste.$J13] = 1)" office:value-type="boolean" office:boolean-value="true" calcext:value-type="boolean">
            <text:p>WAHR</text:p>
          </table:table-cell>
          <table:table-cell table:style-name="ce27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4];[$Themenliste.$A14];&quot;&quot;)" office:value-type="string" office:string-value="1.2.d" calcext:value-type="string">
            <text:p>1.2.d</text:p>
          </table:table-cell>
          <table:table-cell table:style-name="ce25" table:formula="of:=IF([.$G14];[$Themenliste.$B1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4];[$Themenliste.$C14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4];[$Themenliste.$D14];&quot;&quot;)" office:value-type="string" office:string-value="d" calcext:value-type="string">
            <text:p>d</text:p>
          </table:table-cell>
          <table:table-cell table:style-name="ce25" table:formula="of:=IF([.$G14];[$Themenliste.$E14]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style-name="ce22" table:formula="of:=IF([.$G14];CONCATENATE(IF([$Themenliste.$M14] = 1;&quot;1&quot;;&quot;&quot;);IF(AND([$Themenliste.$M14] = 1;OR([$Themenliste.$N14] = 1;[$Themenliste.$O14] = 1));&quot;,&quot;;&quot;&quot;);IF([$Themenliste.$N14] = 1;&quot;2&quot;;&quot;&quot;);IF(AND([$Themenliste.$N14] = 1;[$Themenliste.$O14] = 1);&quot;,&quot;;&quot;&quot;);IF([$Themenliste.$O14] = 1;&quot;3&quot;;&quot;&quot;));&quot;&quot;)" office:value-type="string" office:string-value="1" calcext:value-type="string">
            <text:p>1</text:p>
          </table:table-cell>
          <table:table-cell table:style-name="ce27" table:formula="of:=AND([.K14];[.M14])" office:value-type="boolean" office:boolean-value="true" calcext:value-type="boolean">
            <text:p>WAHR</text:p>
          </table:table-cell>
          <table:table-cell table:style-name="ce27" table:formula="of:=AND([$Themenliste.$M14] = 1;[$Variablen.$A$2] = 1)" office:value-type="boolean" office:boolean-value="true" calcext:value-type="boolean">
            <text:p>WAHR</text:p>
          </table:table-cell>
          <table:table-cell table:style-name="ce27" table:formula="of:=AND([$Themenliste.$N14] = 1;[$Variablen.$B$2] = 1)" office:value-type="boolean" office:boolean-value="false" calcext:value-type="boolean">
            <text:p>FALSCH</text:p>
          </table:table-cell>
          <table:table-cell table:style-name="ce27" table:formula="of:=AND([$Themenliste.$O14] = 1;[$Variablen.$C$2] = 1)" office:value-type="boolean" office:boolean-value="false" calcext:value-type="boolean">
            <text:p>FALSCH</text:p>
          </table:table-cell>
          <table:table-cell table:style-name="ce27" table:formula="of:=OR([.H14];[.I14];[.J14])" office:value-type="boolean" office:boolean-value="true" calcext:value-type="boolean">
            <text:p>WAHR</text:p>
          </table:table-cell>
          <table:table-cell table:style-name="ce27" table:formula="of:=IF([$Themenliste.$J14] = 1)" office:value-type="boolean" office:boolean-value="true" calcext:value-type="boolean">
            <text:p>WAHR</text:p>
          </table:table-cell>
          <table:table-cell table:style-name="ce27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5];[$Themenliste.$A15];&quot;&quot;)" office:value-type="string" office:string-value="1.2.e" calcext:value-type="string">
            <text:p>1.2.e</text:p>
          </table:table-cell>
          <table:table-cell table:style-name="ce25" table:formula="of:=IF([.$G15];[$Themenliste.$B1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5];[$Themenliste.$C15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5];[$Themenliste.$D15];&quot;&quot;)" office:value-type="string" office:string-value="e" calcext:value-type="string">
            <text:p>e</text:p>
          </table:table-cell>
          <table:table-cell table:style-name="ce25" table:formula="of:=IF([.$G15];[$Themenliste.$E15]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style-name="ce22" table:formula="of:=IF([.$G15];CONCATENATE(IF([$Themenliste.$M15] = 1;&quot;1&quot;;&quot;&quot;);IF(AND([$Themenliste.$M15] = 1;OR([$Themenliste.$N15] = 1;[$Themenliste.$O15] = 1));&quot;,&quot;;&quot;&quot;);IF([$Themenliste.$N15] = 1;&quot;2&quot;;&quot;&quot;);IF(AND([$Themenliste.$N15] = 1;[$Themenliste.$O15] = 1);&quot;,&quot;;&quot;&quot;);IF([$Themenliste.$O15] = 1;&quot;3&quot;;&quot;&quot;));&quot;&quot;)" office:value-type="string" office:string-value="1" calcext:value-type="string">
            <text:p>1</text:p>
          </table:table-cell>
          <table:table-cell table:style-name="ce27" table:formula="of:=AND([.K15];[.M15])" office:value-type="boolean" office:boolean-value="true" calcext:value-type="boolean">
            <text:p>WAHR</text:p>
          </table:table-cell>
          <table:table-cell table:style-name="ce27" table:formula="of:=AND([$Themenliste.$M15] = 1;[$Variablen.$A$2] = 1)" office:value-type="boolean" office:boolean-value="true" calcext:value-type="boolean">
            <text:p>WAHR</text:p>
          </table:table-cell>
          <table:table-cell table:style-name="ce27" table:formula="of:=AND([$Themenliste.$N15] = 1;[$Variablen.$B$2] = 1)" office:value-type="boolean" office:boolean-value="false" calcext:value-type="boolean">
            <text:p>FALSCH</text:p>
          </table:table-cell>
          <table:table-cell table:style-name="ce27" table:formula="of:=AND([$Themenliste.$O15] = 1;[$Variablen.$C$2] = 1)" office:value-type="boolean" office:boolean-value="false" calcext:value-type="boolean">
            <text:p>FALSCH</text:p>
          </table:table-cell>
          <table:table-cell table:style-name="ce27" table:formula="of:=OR([.H15];[.I15];[.J15])" office:value-type="boolean" office:boolean-value="true" calcext:value-type="boolean">
            <text:p>WAHR</text:p>
          </table:table-cell>
          <table:table-cell table:style-name="ce27" table:formula="of:=IF([$Themenliste.$J15] = 1)" office:value-type="boolean" office:boolean-value="true" calcext:value-type="boolean">
            <text:p>WAHR</text:p>
          </table:table-cell>
          <table:table-cell table:style-name="ce27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6];[$Themenliste.$A16];&quot;&quot;)" office:value-type="string" office:string-value="1.2.f" calcext:value-type="string">
            <text:p>1.2.f</text:p>
          </table:table-cell>
          <table:table-cell table:style-name="ce25" table:formula="of:=IF([.$G16];[$Themenliste.$B1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6];[$Themenliste.$C16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6];[$Themenliste.$D16];&quot;&quot;)" office:value-type="string" office:string-value="f" calcext:value-type="string">
            <text:p>f</text:p>
          </table:table-cell>
          <table:table-cell table:style-name="ce25" table:formula="of:=IF([.$G16];[$Themenliste.$E16]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style-name="ce22" table:formula="of:=IF([.$G16];CONCATENATE(IF([$Themenliste.$M16] = 1;&quot;1&quot;;&quot;&quot;);IF(AND([$Themenliste.$M16] = 1;OR([$Themenliste.$N16] = 1;[$Themenliste.$O16] = 1));&quot;,&quot;;&quot;&quot;);IF([$Themenliste.$N16] = 1;&quot;2&quot;;&quot;&quot;);IF(AND([$Themenliste.$N16] = 1;[$Themenliste.$O16] = 1);&quot;,&quot;;&quot;&quot;);IF([$Themenliste.$O16] = 1;&quot;3&quot;;&quot;&quot;));&quot;&quot;)" office:value-type="string" office:string-value="2" calcext:value-type="string">
            <text:p>2</text:p>
          </table:table-cell>
          <table:table-cell table:style-name="ce27" table:formula="of:=AND([.K16];[.M16])" office:value-type="boolean" office:boolean-value="true" calcext:value-type="boolean">
            <text:p>WAHR</text:p>
          </table:table-cell>
          <table:table-cell table:style-name="ce27" table:formula="of:=AND([$Themenliste.$M16] = 1;[$Variablen.$A$2] = 1)" office:value-type="boolean" office:boolean-value="false" calcext:value-type="boolean">
            <text:p>FALSCH</text:p>
          </table:table-cell>
          <table:table-cell table:style-name="ce27" table:formula="of:=AND([$Themenliste.$N16] = 1;[$Variablen.$B$2] = 1)" office:value-type="boolean" office:boolean-value="true" calcext:value-type="boolean">
            <text:p>WAHR</text:p>
          </table:table-cell>
          <table:table-cell table:style-name="ce27" table:formula="of:=AND([$Themenliste.$O16] = 1;[$Variablen.$C$2] = 1)" office:value-type="boolean" office:boolean-value="false" calcext:value-type="boolean">
            <text:p>FALSCH</text:p>
          </table:table-cell>
          <table:table-cell table:style-name="ce27" table:formula="of:=OR([.H16];[.I16];[.J16])" office:value-type="boolean" office:boolean-value="true" calcext:value-type="boolean">
            <text:p>WAHR</text:p>
          </table:table-cell>
          <table:table-cell table:style-name="ce27" table:formula="of:=IF([$Themenliste.$J16] = 1)" office:value-type="boolean" office:boolean-value="true" calcext:value-type="boolean">
            <text:p>WAHR</text:p>
          </table:table-cell>
          <table:table-cell table:style-name="ce27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7];[$Themenliste.$A17];&quot;&quot;)" office:value-type="string" office:string-value="1.2.g" calcext:value-type="string">
            <text:p>1.2.g</text:p>
          </table:table-cell>
          <table:table-cell table:style-name="ce25" table:formula="of:=IF([.$G17];[$Themenliste.$B1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7];[$Themenliste.$C17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7];[$Themenliste.$D17];&quot;&quot;)" office:value-type="string" office:string-value="g" calcext:value-type="string">
            <text:p>g</text:p>
          </table:table-cell>
          <table:table-cell table:style-name="ce25" table:formula="of:=IF([.$G17];[$Themenliste.$E17]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style-name="ce22" table:formula="of:=IF([.$G17];CONCATENATE(IF([$Themenliste.$M17] = 1;&quot;1&quot;;&quot;&quot;);IF(AND([$Themenliste.$M17] = 1;OR([$Themenliste.$N17] = 1;[$Themenliste.$O17] = 1));&quot;,&quot;;&quot;&quot;);IF([$Themenliste.$N17] = 1;&quot;2&quot;;&quot;&quot;);IF(AND([$Themenliste.$N17] = 1;[$Themenliste.$O17] = 1);&quot;,&quot;;&quot;&quot;);IF([$Themenliste.$O17] = 1;&quot;3&quot;;&quot;&quot;));&quot;&quot;)" office:value-type="string" office:string-value="2" calcext:value-type="string">
            <text:p>2</text:p>
          </table:table-cell>
          <table:table-cell table:style-name="ce27" table:formula="of:=AND([.K17];[.M17])" office:value-type="boolean" office:boolean-value="true" calcext:value-type="boolean">
            <text:p>WAHR</text:p>
          </table:table-cell>
          <table:table-cell table:style-name="ce27" table:formula="of:=AND([$Themenliste.$M17] = 1;[$Variablen.$A$2] = 1)" office:value-type="boolean" office:boolean-value="false" calcext:value-type="boolean">
            <text:p>FALSCH</text:p>
          </table:table-cell>
          <table:table-cell table:style-name="ce27" table:formula="of:=AND([$Themenliste.$N17] = 1;[$Variablen.$B$2] = 1)" office:value-type="boolean" office:boolean-value="true" calcext:value-type="boolean">
            <text:p>WAHR</text:p>
          </table:table-cell>
          <table:table-cell table:style-name="ce27" table:formula="of:=AND([$Themenliste.$O17] = 1;[$Variablen.$C$2] = 1)" office:value-type="boolean" office:boolean-value="false" calcext:value-type="boolean">
            <text:p>FALSCH</text:p>
          </table:table-cell>
          <table:table-cell table:style-name="ce27" table:formula="of:=OR([.H17];[.I17];[.J17])" office:value-type="boolean" office:boolean-value="true" calcext:value-type="boolean">
            <text:p>WAHR</text:p>
          </table:table-cell>
          <table:table-cell table:style-name="ce27" table:formula="of:=IF([$Themenliste.$J17] = 1)" office:value-type="boolean" office:boolean-value="true" calcext:value-type="boolean">
            <text:p>WAHR</text:p>
          </table:table-cell>
          <table:table-cell table:style-name="ce27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];[$Themenliste.$A18];&quot;&quot;)" office:value-type="string" office:string-value="1.2.h" calcext:value-type="string">
            <text:p>1.2.h</text:p>
          </table:table-cell>
          <table:table-cell table:style-name="ce25" table:formula="of:=IF([.$G18];[$Themenliste.$B1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8];[$Themenliste.$C18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2" table:formula="of:=IF([.$G18];[$Themenliste.$D18];&quot;&quot;)" office:value-type="string" office:string-value="h" calcext:value-type="string">
            <text:p>h</text:p>
          </table:table-cell>
          <table:table-cell table:style-name="ce25" table:formula="of:=IF([.$G18];[$Themenliste.$E18]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style-name="ce22" table:formula="of:=IF([.$G18];CONCATENATE(IF([$Themenliste.$M18] = 1;&quot;1&quot;;&quot;&quot;);IF(AND([$Themenliste.$M18] = 1;OR([$Themenliste.$N18] = 1;[$Themenliste.$O18] = 1));&quot;,&quot;;&quot;&quot;);IF([$Themenliste.$N18] = 1;&quot;2&quot;;&quot;&quot;);IF(AND([$Themenliste.$N18] = 1;[$Themenliste.$O18] = 1);&quot;,&quot;;&quot;&quot;);IF([$Themenliste.$O18] = 1;&quot;3&quot;;&quot;&quot;));&quot;&quot;)" office:value-type="string" office:string-value="2" calcext:value-type="string">
            <text:p>2</text:p>
          </table:table-cell>
          <table:table-cell table:style-name="ce27" table:formula="of:=AND([.K18];[.M18])" office:value-type="boolean" office:boolean-value="true" calcext:value-type="boolean">
            <text:p>WAHR</text:p>
          </table:table-cell>
          <table:table-cell table:style-name="ce27" table:formula="of:=AND([$Themenliste.$M18] = 1;[$Variablen.$A$2] = 1)" office:value-type="boolean" office:boolean-value="false" calcext:value-type="boolean">
            <text:p>FALSCH</text:p>
          </table:table-cell>
          <table:table-cell table:style-name="ce27" table:formula="of:=AND([$Themenliste.$N18] = 1;[$Variablen.$B$2] = 1)" office:value-type="boolean" office:boolean-value="true" calcext:value-type="boolean">
            <text:p>WAHR</text:p>
          </table:table-cell>
          <table:table-cell table:style-name="ce27" table:formula="of:=AND([$Themenliste.$O18] = 1;[$Variablen.$C$2] = 1)" office:value-type="boolean" office:boolean-value="false" calcext:value-type="boolean">
            <text:p>FALSCH</text:p>
          </table:table-cell>
          <table:table-cell table:style-name="ce27" table:formula="of:=OR([.H18];[.I18];[.J18])" office:value-type="boolean" office:boolean-value="true" calcext:value-type="boolean">
            <text:p>WAHR</text:p>
          </table:table-cell>
          <table:table-cell table:style-name="ce27" table:formula="of:=IF([$Themenliste.$J18] = 1)" office:value-type="boolean" office:boolean-value="true" calcext:value-type="boolean">
            <text:p>WAHR</text:p>
          </table:table-cell>
          <table:table-cell table:style-name="ce27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19];[$Themenliste.$A19];&quot;&quot;)" office:value-type="string" office:string-value="1.3.a" calcext:value-type="string">
            <text:p>1.3.a</text:p>
          </table:table-cell>
          <table:table-cell table:style-name="ce25" table:formula="of:=IF([.$G19];[$Themenliste.$B1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19];[$Themenliste.$C19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2" table:formula="of:=IF([.$G19];[$Themenliste.$D19];&quot;&quot;)" office:value-type="string" office:string-value="a" calcext:value-type="string">
            <text:p>a</text:p>
          </table:table-cell>
          <table:table-cell table:style-name="ce25" table:formula="of:=IF([.$G19];[$Themenliste.$E19]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style-name="ce22" table:formula="of:=IF([.$G19];CONCATENATE(IF([$Themenliste.$M19] = 1;&quot;1&quot;;&quot;&quot;);IF(AND([$Themenliste.$M19] = 1;OR([$Themenliste.$N19] = 1;[$Themenliste.$O19] = 1));&quot;,&quot;;&quot;&quot;);IF([$Themenliste.$N19] = 1;&quot;2&quot;;&quot;&quot;);IF(AND([$Themenliste.$N19] = 1;[$Themenliste.$O19] = 1);&quot;,&quot;;&quot;&quot;);IF([$Themenliste.$O19] = 1;&quot;3&quot;;&quot;&quot;));&quot;&quot;)" office:value-type="string" office:string-value="1" calcext:value-type="string">
            <text:p>1</text:p>
          </table:table-cell>
          <table:table-cell table:style-name="ce27" table:formula="of:=AND([.K19];[.M19])" office:value-type="boolean" office:boolean-value="true" calcext:value-type="boolean">
            <text:p>WAHR</text:p>
          </table:table-cell>
          <table:table-cell table:style-name="ce27" table:formula="of:=AND([$Themenliste.$M19] = 1;[$Variablen.$A$2] = 1)" office:value-type="boolean" office:boolean-value="true" calcext:value-type="boolean">
            <text:p>WAHR</text:p>
          </table:table-cell>
          <table:table-cell table:style-name="ce27" table:formula="of:=AND([$Themenliste.$N19] = 1;[$Variablen.$B$2] = 1)" office:value-type="boolean" office:boolean-value="false" calcext:value-type="boolean">
            <text:p>FALSCH</text:p>
          </table:table-cell>
          <table:table-cell table:style-name="ce27" table:formula="of:=AND([$Themenliste.$O19] = 1;[$Variablen.$C$2] = 1)" office:value-type="boolean" office:boolean-value="false" calcext:value-type="boolean">
            <text:p>FALSCH</text:p>
          </table:table-cell>
          <table:table-cell table:style-name="ce27" table:formula="of:=OR([.H19];[.I19];[.J19])" office:value-type="boolean" office:boolean-value="true" calcext:value-type="boolean">
            <text:p>WAHR</text:p>
          </table:table-cell>
          <table:table-cell table:style-name="ce27" table:formula="of:=IF([$Themenliste.$J19] = 1)" office:value-type="boolean" office:boolean-value="true" calcext:value-type="boolean">
            <text:p>WAHR</text:p>
          </table:table-cell>
          <table:table-cell table:style-name="ce27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20];[$Themenliste.$A20];&quot;&quot;)" office:value-type="string" office:string-value="1.3.b" calcext:value-type="string">
            <text:p>1.3.b</text:p>
          </table:table-cell>
          <table:table-cell table:style-name="ce25" table:formula="of:=IF([.$G20];[$Themenliste.$B2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0];[$Themenliste.$C20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2" table:formula="of:=IF([.$G20];[$Themenliste.$D20];&quot;&quot;)" office:value-type="string" office:string-value="b" calcext:value-type="string">
            <text:p>b</text:p>
          </table:table-cell>
          <table:table-cell table:style-name="ce25" table:formula="of:=IF([.$G20];[$Themenliste.$E20]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style-name="ce22" table:formula="of:=IF([.$G20];CONCATENATE(IF([$Themenliste.$M20] = 1;&quot;1&quot;;&quot;&quot;);IF(AND([$Themenliste.$M20] = 1;OR([$Themenliste.$N20] = 1;[$Themenliste.$O20] = 1));&quot;,&quot;;&quot;&quot;);IF([$Themenliste.$N20] = 1;&quot;2&quot;;&quot;&quot;);IF(AND([$Themenliste.$N20] = 1;[$Themenliste.$O20] = 1);&quot;,&quot;;&quot;&quot;);IF([$Themenliste.$O20] = 1;&quot;3&quot;;&quot;&quot;));&quot;&quot;)" office:value-type="string" office:string-value="1" calcext:value-type="string">
            <text:p>1</text:p>
          </table:table-cell>
          <table:table-cell table:style-name="ce27" table:formula="of:=AND([.K20];[.M20])" office:value-type="boolean" office:boolean-value="true" calcext:value-type="boolean">
            <text:p>WAHR</text:p>
          </table:table-cell>
          <table:table-cell table:style-name="ce27" table:formula="of:=AND([$Themenliste.$M20] = 1;[$Variablen.$A$2] = 1)" office:value-type="boolean" office:boolean-value="true" calcext:value-type="boolean">
            <text:p>WAHR</text:p>
          </table:table-cell>
          <table:table-cell table:style-name="ce27" table:formula="of:=AND([$Themenliste.$N20] = 1;[$Variablen.$B$2] = 1)" office:value-type="boolean" office:boolean-value="false" calcext:value-type="boolean">
            <text:p>FALSCH</text:p>
          </table:table-cell>
          <table:table-cell table:style-name="ce27" table:formula="of:=AND([$Themenliste.$O20] = 1;[$Variablen.$C$2] = 1)" office:value-type="boolean" office:boolean-value="false" calcext:value-type="boolean">
            <text:p>FALSCH</text:p>
          </table:table-cell>
          <table:table-cell table:style-name="ce27" table:formula="of:=OR([.H20];[.I20];[.J20])" office:value-type="boolean" office:boolean-value="true" calcext:value-type="boolean">
            <text:p>WAHR</text:p>
          </table:table-cell>
          <table:table-cell table:style-name="ce27" table:formula="of:=IF([$Themenliste.$J20] = 1)" office:value-type="boolean" office:boolean-value="true" calcext:value-type="boolean">
            <text:p>WAHR</text:p>
          </table:table-cell>
          <table:table-cell table:style-name="ce27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21];[$Themenliste.$A21];&quot;&quot;)" office:value-type="string" office:string-value="1.3.c" calcext:value-type="string">
            <text:p>1.3.c</text:p>
          </table:table-cell>
          <table:table-cell table:style-name="ce25" table:formula="of:=IF([.$G21];[$Themenliste.$B2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1];[$Themenliste.$C21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2" table:formula="of:=IF([.$G21];[$Themenliste.$D21];&quot;&quot;)" office:value-type="string" office:string-value="c" calcext:value-type="string">
            <text:p>c</text:p>
          </table:table-cell>
          <table:table-cell table:style-name="ce25" table:formula="of:=IF([.$G21];[$Themenliste.$E21]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style-name="ce22" table:formula="of:=IF([.$G21];CONCATENATE(IF([$Themenliste.$M21] = 1;&quot;1&quot;;&quot;&quot;);IF(AND([$Themenliste.$M21] = 1;OR([$Themenliste.$N21] = 1;[$Themenliste.$O21] = 1));&quot;,&quot;;&quot;&quot;);IF([$Themenliste.$N21] = 1;&quot;2&quot;;&quot;&quot;);IF(AND([$Themenliste.$N21] = 1;[$Themenliste.$O21] = 1);&quot;,&quot;;&quot;&quot;);IF([$Themenliste.$O21] = 1;&quot;3&quot;;&quot;&quot;));&quot;&quot;)" office:value-type="string" office:string-value="2" calcext:value-type="string">
            <text:p>2</text:p>
          </table:table-cell>
          <table:table-cell table:style-name="ce27" table:formula="of:=AND([.K21];[.M21])" office:value-type="boolean" office:boolean-value="true" calcext:value-type="boolean">
            <text:p>WAHR</text:p>
          </table:table-cell>
          <table:table-cell table:style-name="ce27" table:formula="of:=AND([$Themenliste.$M21] = 1;[$Variablen.$A$2] = 1)" office:value-type="boolean" office:boolean-value="false" calcext:value-type="boolean">
            <text:p>FALSCH</text:p>
          </table:table-cell>
          <table:table-cell table:style-name="ce27" table:formula="of:=AND([$Themenliste.$N21] = 1;[$Variablen.$B$2] = 1)" office:value-type="boolean" office:boolean-value="true" calcext:value-type="boolean">
            <text:p>WAHR</text:p>
          </table:table-cell>
          <table:table-cell table:style-name="ce27" table:formula="of:=AND([$Themenliste.$O21] = 1;[$Variablen.$C$2] = 1)" office:value-type="boolean" office:boolean-value="false" calcext:value-type="boolean">
            <text:p>FALSCH</text:p>
          </table:table-cell>
          <table:table-cell table:style-name="ce27" table:formula="of:=OR([.H21];[.I21];[.J21])" office:value-type="boolean" office:boolean-value="true" calcext:value-type="boolean">
            <text:p>WAHR</text:p>
          </table:table-cell>
          <table:table-cell table:style-name="ce27" table:formula="of:=IF([$Themenliste.$J21] = 1)" office:value-type="boolean" office:boolean-value="true" calcext:value-type="boolean">
            <text:p>WAHR</text:p>
          </table:table-cell>
          <table:table-cell table:style-name="ce27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22];[$Themenliste.$A22];&quot;&quot;)" office:value-type="string" office:string-value="1.3.d" calcext:value-type="string">
            <text:p>1.3.d</text:p>
          </table:table-cell>
          <table:table-cell table:style-name="ce25" table:formula="of:=IF([.$G22];[$Themenliste.$B2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2];[$Themenliste.$C22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2" table:formula="of:=IF([.$G22];[$Themenliste.$D22];&quot;&quot;)" office:value-type="string" office:string-value="d" calcext:value-type="string">
            <text:p>d</text:p>
          </table:table-cell>
          <table:table-cell table:style-name="ce25" table:formula="of:=IF([.$G22];[$Themenliste.$E22]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style-name="ce22" table:formula="of:=IF([.$G22];CONCATENATE(IF([$Themenliste.$M22] = 1;&quot;1&quot;;&quot;&quot;);IF(AND([$Themenliste.$M22] = 1;OR([$Themenliste.$N22] = 1;[$Themenliste.$O22] = 1));&quot;,&quot;;&quot;&quot;);IF([$Themenliste.$N22] = 1;&quot;2&quot;;&quot;&quot;);IF(AND([$Themenliste.$N22] = 1;[$Themenliste.$O22] = 1);&quot;,&quot;;&quot;&quot;);IF([$Themenliste.$O22] = 1;&quot;3&quot;;&quot;&quot;));&quot;&quot;)" office:value-type="string" office:string-value="2" calcext:value-type="string">
            <text:p>2</text:p>
          </table:table-cell>
          <table:table-cell table:style-name="ce27" table:formula="of:=AND([.K22];[.M22])" office:value-type="boolean" office:boolean-value="true" calcext:value-type="boolean">
            <text:p>WAHR</text:p>
          </table:table-cell>
          <table:table-cell table:style-name="ce27" table:formula="of:=AND([$Themenliste.$M22] = 1;[$Variablen.$A$2] = 1)" office:value-type="boolean" office:boolean-value="false" calcext:value-type="boolean">
            <text:p>FALSCH</text:p>
          </table:table-cell>
          <table:table-cell table:style-name="ce27" table:formula="of:=AND([$Themenliste.$N22] = 1;[$Variablen.$B$2] = 1)" office:value-type="boolean" office:boolean-value="true" calcext:value-type="boolean">
            <text:p>WAHR</text:p>
          </table:table-cell>
          <table:table-cell table:style-name="ce27" table:formula="of:=AND([$Themenliste.$O22] = 1;[$Variablen.$C$2] = 1)" office:value-type="boolean" office:boolean-value="false" calcext:value-type="boolean">
            <text:p>FALSCH</text:p>
          </table:table-cell>
          <table:table-cell table:style-name="ce27" table:formula="of:=OR([.H22];[.I22];[.J22])" office:value-type="boolean" office:boolean-value="true" calcext:value-type="boolean">
            <text:p>WAHR</text:p>
          </table:table-cell>
          <table:table-cell table:style-name="ce27" table:formula="of:=IF([$Themenliste.$J22] = 1)" office:value-type="boolean" office:boolean-value="true" calcext:value-type="boolean">
            <text:p>WAHR</text:p>
          </table:table-cell>
          <table:table-cell table:style-name="ce27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3];[$Themenliste.$A23];&quot;&quot;)" office:value-type="string" office:string-value="1.4.a" calcext:value-type="string">
            <text:p>1.4.a</text:p>
          </table:table-cell>
          <table:table-cell table:style-name="ce25" table:formula="of:=IF([.$G23];[$Themenliste.$B2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3];[$Themenliste.$C23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2" table:formula="of:=IF([.$G23];[$Themenliste.$D23];&quot;&quot;)" office:value-type="string" office:string-value="a" calcext:value-type="string">
            <text:p>a</text:p>
          </table:table-cell>
          <table:table-cell table:style-name="ce25" table:formula="of:=IF([.$G23];[$Themenliste.$E23]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style-name="ce22" table:formula="of:=IF([.$G23];CONCATENATE(IF([$Themenliste.$M23] = 1;&quot;1&quot;;&quot;&quot;);IF(AND([$Themenliste.$M23] = 1;OR([$Themenliste.$N23] = 1;[$Themenliste.$O23] = 1));&quot;,&quot;;&quot;&quot;);IF([$Themenliste.$N23] = 1;&quot;2&quot;;&quot;&quot;);IF(AND([$Themenliste.$N23] = 1;[$Themenliste.$O23] = 1);&quot;,&quot;;&quot;&quot;);IF([$Themenliste.$O23] = 1;&quot;3&quot;;&quot;&quot;));&quot;&quot;)" office:value-type="string" office:string-value="1" calcext:value-type="string">
            <text:p>1</text:p>
          </table:table-cell>
          <table:table-cell table:style-name="ce27" table:formula="of:=AND([.K23];[.M23])" office:value-type="boolean" office:boolean-value="true" calcext:value-type="boolean">
            <text:p>WAHR</text:p>
          </table:table-cell>
          <table:table-cell table:style-name="ce27" table:formula="of:=AND([$Themenliste.$M23] = 1;[$Variablen.$A$2] = 1)" office:value-type="boolean" office:boolean-value="true" calcext:value-type="boolean">
            <text:p>WAHR</text:p>
          </table:table-cell>
          <table:table-cell table:style-name="ce27" table:formula="of:=AND([$Themenliste.$N23] = 1;[$Variablen.$B$2] = 1)" office:value-type="boolean" office:boolean-value="false" calcext:value-type="boolean">
            <text:p>FALSCH</text:p>
          </table:table-cell>
          <table:table-cell table:style-name="ce27" table:formula="of:=AND([$Themenliste.$O23] = 1;[$Variablen.$C$2] = 1)" office:value-type="boolean" office:boolean-value="false" calcext:value-type="boolean">
            <text:p>FALSCH</text:p>
          </table:table-cell>
          <table:table-cell table:style-name="ce27" table:formula="of:=OR([.H23];[.I23];[.J23])" office:value-type="boolean" office:boolean-value="true" calcext:value-type="boolean">
            <text:p>WAHR</text:p>
          </table:table-cell>
          <table:table-cell table:style-name="ce27" table:formula="of:=IF([$Themenliste.$J23] = 1)" office:value-type="boolean" office:boolean-value="true" calcext:value-type="boolean">
            <text:p>WAHR</text:p>
          </table:table-cell>
          <table:table-cell table:style-name="ce27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24];[$Themenliste.$A24];&quot;&quot;)" office:value-type="string" office:string-value="1.4.b" calcext:value-type="string">
            <text:p>1.4.b</text:p>
          </table:table-cell>
          <table:table-cell table:style-name="ce25" table:formula="of:=IF([.$G24];[$Themenliste.$B2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4];[$Themenliste.$C24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2" table:formula="of:=IF([.$G24];[$Themenliste.$D24];&quot;&quot;)" office:value-type="string" office:string-value="b" calcext:value-type="string">
            <text:p>b</text:p>
          </table:table-cell>
          <table:table-cell table:style-name="ce25" table:formula="of:=IF([.$G24];[$Themenliste.$E24]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style-name="ce22" table:formula="of:=IF([.$G24];CONCATENATE(IF([$Themenliste.$M24] = 1;&quot;1&quot;;&quot;&quot;);IF(AND([$Themenliste.$M24] = 1;OR([$Themenliste.$N24] = 1;[$Themenliste.$O24] = 1));&quot;,&quot;;&quot;&quot;);IF([$Themenliste.$N24] = 1;&quot;2&quot;;&quot;&quot;);IF(AND([$Themenliste.$N24] = 1;[$Themenliste.$O24] = 1);&quot;,&quot;;&quot;&quot;);IF([$Themenliste.$O24] = 1;&quot;3&quot;;&quot;&quot;));&quot;&quot;)" office:value-type="string" office:string-value="1" calcext:value-type="string">
            <text:p>1</text:p>
          </table:table-cell>
          <table:table-cell table:style-name="ce27" table:formula="of:=AND([.K24];[.M24])" office:value-type="boolean" office:boolean-value="true" calcext:value-type="boolean">
            <text:p>WAHR</text:p>
          </table:table-cell>
          <table:table-cell table:style-name="ce27" table:formula="of:=AND([$Themenliste.$M24] = 1;[$Variablen.$A$2] = 1)" office:value-type="boolean" office:boolean-value="true" calcext:value-type="boolean">
            <text:p>WAHR</text:p>
          </table:table-cell>
          <table:table-cell table:style-name="ce27" table:formula="of:=AND([$Themenliste.$N24] = 1;[$Variablen.$B$2] = 1)" office:value-type="boolean" office:boolean-value="false" calcext:value-type="boolean">
            <text:p>FALSCH</text:p>
          </table:table-cell>
          <table:table-cell table:style-name="ce27" table:formula="of:=AND([$Themenliste.$O24] = 1;[$Variablen.$C$2] = 1)" office:value-type="boolean" office:boolean-value="false" calcext:value-type="boolean">
            <text:p>FALSCH</text:p>
          </table:table-cell>
          <table:table-cell table:style-name="ce27" table:formula="of:=OR([.H24];[.I24];[.J24])" office:value-type="boolean" office:boolean-value="true" calcext:value-type="boolean">
            <text:p>WAHR</text:p>
          </table:table-cell>
          <table:table-cell table:style-name="ce27" table:formula="of:=IF([$Themenliste.$J24] = 1)" office:value-type="boolean" office:boolean-value="true" calcext:value-type="boolean">
            <text:p>WAHR</text:p>
          </table:table-cell>
          <table:table-cell table:style-name="ce27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25];[$Themenliste.$A25];&quot;&quot;)" office:value-type="string" office:string-value="1.4.c" calcext:value-type="string">
            <text:p>1.4.c</text:p>
          </table:table-cell>
          <table:table-cell table:style-name="ce25" table:formula="of:=IF([.$G25];[$Themenliste.$B2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5];[$Themenliste.$C25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2" table:formula="of:=IF([.$G25];[$Themenliste.$D25];&quot;&quot;)" office:value-type="string" office:string-value="c" calcext:value-type="string">
            <text:p>c</text:p>
          </table:table-cell>
          <table:table-cell table:style-name="ce25" table:formula="of:=IF([.$G25];[$Themenliste.$E25]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style-name="ce22" table:formula="of:=IF([.$G25];CONCATENATE(IF([$Themenliste.$M25] = 1;&quot;1&quot;;&quot;&quot;);IF(AND([$Themenliste.$M25] = 1;OR([$Themenliste.$N25] = 1;[$Themenliste.$O25] = 1));&quot;,&quot;;&quot;&quot;);IF([$Themenliste.$N25] = 1;&quot;2&quot;;&quot;&quot;);IF(AND([$Themenliste.$N25] = 1;[$Themenliste.$O25] = 1);&quot;,&quot;;&quot;&quot;);IF([$Themenliste.$O25] = 1;&quot;3&quot;;&quot;&quot;));&quot;&quot;)" office:value-type="string" office:string-value="2" calcext:value-type="string">
            <text:p>2</text:p>
          </table:table-cell>
          <table:table-cell table:style-name="ce27" table:formula="of:=AND([.K25];[.M25])" office:value-type="boolean" office:boolean-value="true" calcext:value-type="boolean">
            <text:p>WAHR</text:p>
          </table:table-cell>
          <table:table-cell table:style-name="ce27" table:formula="of:=AND([$Themenliste.$M25] = 1;[$Variablen.$A$2] = 1)" office:value-type="boolean" office:boolean-value="false" calcext:value-type="boolean">
            <text:p>FALSCH</text:p>
          </table:table-cell>
          <table:table-cell table:style-name="ce27" table:formula="of:=AND([$Themenliste.$N25] = 1;[$Variablen.$B$2] = 1)" office:value-type="boolean" office:boolean-value="true" calcext:value-type="boolean">
            <text:p>WAHR</text:p>
          </table:table-cell>
          <table:table-cell table:style-name="ce27" table:formula="of:=AND([$Themenliste.$O25] = 1;[$Variablen.$C$2] = 1)" office:value-type="boolean" office:boolean-value="false" calcext:value-type="boolean">
            <text:p>FALSCH</text:p>
          </table:table-cell>
          <table:table-cell table:style-name="ce27" table:formula="of:=OR([.H25];[.I25];[.J25])" office:value-type="boolean" office:boolean-value="true" calcext:value-type="boolean">
            <text:p>WAHR</text:p>
          </table:table-cell>
          <table:table-cell table:style-name="ce27" table:formula="of:=IF([$Themenliste.$J25] = 1)" office:value-type="boolean" office:boolean-value="true" calcext:value-type="boolean">
            <text:p>WAHR</text:p>
          </table:table-cell>
          <table:table-cell table:style-name="ce27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26];[$Themenliste.$A26];&quot;&quot;)" office:value-type="string" office:string-value="1.4.d" calcext:value-type="string">
            <text:p>1.4.d</text:p>
          </table:table-cell>
          <table:table-cell table:style-name="ce25" table:formula="of:=IF([.$G26];[$Themenliste.$B2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6];[$Themenliste.$C26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2" table:formula="of:=IF([.$G26];[$Themenliste.$D26];&quot;&quot;)" office:value-type="string" office:string-value="d" calcext:value-type="string">
            <text:p>d</text:p>
          </table:table-cell>
          <table:table-cell table:style-name="ce25" table:formula="of:=IF([.$G26];[$Themenliste.$E26]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style-name="ce22" table:formula="of:=IF([.$G26];CONCATENATE(IF([$Themenliste.$M26] = 1;&quot;1&quot;;&quot;&quot;);IF(AND([$Themenliste.$M26] = 1;OR([$Themenliste.$N26] = 1;[$Themenliste.$O26] = 1));&quot;,&quot;;&quot;&quot;);IF([$Themenliste.$N26] = 1;&quot;2&quot;;&quot;&quot;);IF(AND([$Themenliste.$N26] = 1;[$Themenliste.$O26] = 1);&quot;,&quot;;&quot;&quot;);IF([$Themenliste.$O26] = 1;&quot;3&quot;;&quot;&quot;));&quot;&quot;)" office:value-type="string" office:string-value="2" calcext:value-type="string">
            <text:p>2</text:p>
          </table:table-cell>
          <table:table-cell table:style-name="ce27" table:formula="of:=AND([.K26];[.M26])" office:value-type="boolean" office:boolean-value="true" calcext:value-type="boolean">
            <text:p>WAHR</text:p>
          </table:table-cell>
          <table:table-cell table:style-name="ce27" table:formula="of:=AND([$Themenliste.$M26] = 1;[$Variablen.$A$2] = 1)" office:value-type="boolean" office:boolean-value="false" calcext:value-type="boolean">
            <text:p>FALSCH</text:p>
          </table:table-cell>
          <table:table-cell table:style-name="ce27" table:formula="of:=AND([$Themenliste.$N26] = 1;[$Variablen.$B$2] = 1)" office:value-type="boolean" office:boolean-value="true" calcext:value-type="boolean">
            <text:p>WAHR</text:p>
          </table:table-cell>
          <table:table-cell table:style-name="ce27" table:formula="of:=AND([$Themenliste.$O26] = 1;[$Variablen.$C$2] = 1)" office:value-type="boolean" office:boolean-value="false" calcext:value-type="boolean">
            <text:p>FALSCH</text:p>
          </table:table-cell>
          <table:table-cell table:style-name="ce27" table:formula="of:=OR([.H26];[.I26];[.J26])" office:value-type="boolean" office:boolean-value="true" calcext:value-type="boolean">
            <text:p>WAHR</text:p>
          </table:table-cell>
          <table:table-cell table:style-name="ce27" table:formula="of:=IF([$Themenliste.$J26] = 1)" office:value-type="boolean" office:boolean-value="true" calcext:value-type="boolean">
            <text:p>WAHR</text:p>
          </table:table-cell>
          <table:table-cell table:style-name="ce27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27];[$Themenliste.$A27];&quot;&quot;)" office:value-type="string" office:string-value="1.4.e" calcext:value-type="string">
            <text:p>1.4.e</text:p>
          </table:table-cell>
          <table:table-cell table:style-name="ce25" table:formula="of:=IF([.$G27];[$Themenliste.$B2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7];[$Themenliste.$C27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2" table:formula="of:=IF([.$G27];[$Themenliste.$D27];&quot;&quot;)" office:value-type="string" office:string-value="e" calcext:value-type="string">
            <text:p>e</text:p>
          </table:table-cell>
          <table:table-cell table:style-name="ce25" table:formula="of:=IF([.$G27];[$Themenliste.$E27]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style-name="ce22" table:formula="of:=IF([.$G27];CONCATENATE(IF([$Themenliste.$M27] = 1;&quot;1&quot;;&quot;&quot;);IF(AND([$Themenliste.$M27] = 1;OR([$Themenliste.$N27] = 1;[$Themenliste.$O27] = 1));&quot;,&quot;;&quot;&quot;);IF([$Themenliste.$N27] = 1;&quot;2&quot;;&quot;&quot;);IF(AND([$Themenliste.$N27] = 1;[$Themenliste.$O27] = 1);&quot;,&quot;;&quot;&quot;);IF([$Themenliste.$O27] = 1;&quot;3&quot;;&quot;&quot;));&quot;&quot;)" office:value-type="string" office:string-value="2" calcext:value-type="string">
            <text:p>2</text:p>
          </table:table-cell>
          <table:table-cell table:style-name="ce27" table:formula="of:=AND([.K27];[.M27])" office:value-type="boolean" office:boolean-value="true" calcext:value-type="boolean">
            <text:p>WAHR</text:p>
          </table:table-cell>
          <table:table-cell table:style-name="ce27" table:formula="of:=AND([$Themenliste.$M27] = 1;[$Variablen.$A$2] = 1)" office:value-type="boolean" office:boolean-value="false" calcext:value-type="boolean">
            <text:p>FALSCH</text:p>
          </table:table-cell>
          <table:table-cell table:style-name="ce27" table:formula="of:=AND([$Themenliste.$N27] = 1;[$Variablen.$B$2] = 1)" office:value-type="boolean" office:boolean-value="true" calcext:value-type="boolean">
            <text:p>WAHR</text:p>
          </table:table-cell>
          <table:table-cell table:style-name="ce27" table:formula="of:=AND([$Themenliste.$O27] = 1;[$Variablen.$C$2] = 1)" office:value-type="boolean" office:boolean-value="false" calcext:value-type="boolean">
            <text:p>FALSCH</text:p>
          </table:table-cell>
          <table:table-cell table:style-name="ce27" table:formula="of:=OR([.H27];[.I27];[.J27])" office:value-type="boolean" office:boolean-value="true" calcext:value-type="boolean">
            <text:p>WAHR</text:p>
          </table:table-cell>
          <table:table-cell table:style-name="ce27" table:formula="of:=IF([$Themenliste.$J27] = 1)" office:value-type="boolean" office:boolean-value="true" calcext:value-type="boolean">
            <text:p>WAHR</text:p>
          </table:table-cell>
          <table:table-cell table:style-name="ce27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28];[$Themenliste.$A28];&quot;&quot;)" office:value-type="string" office:string-value="1.5.a" calcext:value-type="string">
            <text:p>1.5.a</text:p>
          </table:table-cell>
          <table:table-cell table:style-name="ce25" table:formula="of:=IF([.$G28];[$Themenliste.$B2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8];[$Themenliste.$C28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2" table:formula="of:=IF([.$G28];[$Themenliste.$D28];&quot;&quot;)" office:value-type="string" office:string-value="a" calcext:value-type="string">
            <text:p>a</text:p>
          </table:table-cell>
          <table:table-cell table:style-name="ce25" table:formula="of:=IF([.$G28];[$Themenliste.$E28]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style-name="ce22" table:formula="of:=IF([.$G28];CONCATENATE(IF([$Themenliste.$M28] = 1;&quot;1&quot;;&quot;&quot;);IF(AND([$Themenliste.$M28] = 1;OR([$Themenliste.$N28] = 1;[$Themenliste.$O28] = 1));&quot;,&quot;;&quot;&quot;);IF([$Themenliste.$N28] = 1;&quot;2&quot;;&quot;&quot;);IF(AND([$Themenliste.$N28] = 1;[$Themenliste.$O28] = 1);&quot;,&quot;;&quot;&quot;);IF([$Themenliste.$O28] = 1;&quot;3&quot;;&quot;&quot;));&quot;&quot;)" office:value-type="string" office:string-value="1" calcext:value-type="string">
            <text:p>1</text:p>
          </table:table-cell>
          <table:table-cell table:style-name="ce27" table:formula="of:=AND([.K28];[.M28])" office:value-type="boolean" office:boolean-value="true" calcext:value-type="boolean">
            <text:p>WAHR</text:p>
          </table:table-cell>
          <table:table-cell table:style-name="ce27" table:formula="of:=AND([$Themenliste.$M28] = 1;[$Variablen.$A$2] = 1)" office:value-type="boolean" office:boolean-value="true" calcext:value-type="boolean">
            <text:p>WAHR</text:p>
          </table:table-cell>
          <table:table-cell table:style-name="ce27" table:formula="of:=AND([$Themenliste.$N28] = 1;[$Variablen.$B$2] = 1)" office:value-type="boolean" office:boolean-value="false" calcext:value-type="boolean">
            <text:p>FALSCH</text:p>
          </table:table-cell>
          <table:table-cell table:style-name="ce27" table:formula="of:=AND([$Themenliste.$O28] = 1;[$Variablen.$C$2] = 1)" office:value-type="boolean" office:boolean-value="false" calcext:value-type="boolean">
            <text:p>FALSCH</text:p>
          </table:table-cell>
          <table:table-cell table:style-name="ce27" table:formula="of:=OR([.H28];[.I28];[.J28])" office:value-type="boolean" office:boolean-value="true" calcext:value-type="boolean">
            <text:p>WAHR</text:p>
          </table:table-cell>
          <table:table-cell table:style-name="ce27" table:formula="of:=IF([$Themenliste.$J28] = 1)" office:value-type="boolean" office:boolean-value="true" calcext:value-type="boolean">
            <text:p>WAHR</text:p>
          </table:table-cell>
          <table:table-cell table:style-name="ce27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29];[$Themenliste.$A29];&quot;&quot;)" office:value-type="string" office:string-value="1.5.b" calcext:value-type="string">
            <text:p>1.5.b</text:p>
          </table:table-cell>
          <table:table-cell table:style-name="ce25" table:formula="of:=IF([.$G29];[$Themenliste.$B2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29];[$Themenliste.$C29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2" table:formula="of:=IF([.$G29];[$Themenliste.$D29];&quot;&quot;)" office:value-type="string" office:string-value="b" calcext:value-type="string">
            <text:p>b</text:p>
          </table:table-cell>
          <table:table-cell table:style-name="ce25" table:formula="of:=IF([.$G29];[$Themenliste.$E29]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style-name="ce22" table:formula="of:=IF([.$G29];CONCATENATE(IF([$Themenliste.$M29] = 1;&quot;1&quot;;&quot;&quot;);IF(AND([$Themenliste.$M29] = 1;OR([$Themenliste.$N29] = 1;[$Themenliste.$O29] = 1));&quot;,&quot;;&quot;&quot;);IF([$Themenliste.$N29] = 1;&quot;2&quot;;&quot;&quot;);IF(AND([$Themenliste.$N29] = 1;[$Themenliste.$O29] = 1);&quot;,&quot;;&quot;&quot;);IF([$Themenliste.$O29] = 1;&quot;3&quot;;&quot;&quot;));&quot;&quot;)" office:value-type="string" office:string-value="2" calcext:value-type="string">
            <text:p>2</text:p>
          </table:table-cell>
          <table:table-cell table:style-name="ce27" table:formula="of:=AND([.K29];[.M29])" office:value-type="boolean" office:boolean-value="true" calcext:value-type="boolean">
            <text:p>WAHR</text:p>
          </table:table-cell>
          <table:table-cell table:style-name="ce27" table:formula="of:=AND([$Themenliste.$M29] = 1;[$Variablen.$A$2] = 1)" office:value-type="boolean" office:boolean-value="false" calcext:value-type="boolean">
            <text:p>FALSCH</text:p>
          </table:table-cell>
          <table:table-cell table:style-name="ce27" table:formula="of:=AND([$Themenliste.$N29] = 1;[$Variablen.$B$2] = 1)" office:value-type="boolean" office:boolean-value="true" calcext:value-type="boolean">
            <text:p>WAHR</text:p>
          </table:table-cell>
          <table:table-cell table:style-name="ce27" table:formula="of:=AND([$Themenliste.$O29] = 1;[$Variablen.$C$2] = 1)" office:value-type="boolean" office:boolean-value="false" calcext:value-type="boolean">
            <text:p>FALSCH</text:p>
          </table:table-cell>
          <table:table-cell table:style-name="ce27" table:formula="of:=OR([.H29];[.I29];[.J29])" office:value-type="boolean" office:boolean-value="true" calcext:value-type="boolean">
            <text:p>WAHR</text:p>
          </table:table-cell>
          <table:table-cell table:style-name="ce27" table:formula="of:=IF([$Themenliste.$J29] = 1)" office:value-type="boolean" office:boolean-value="true" calcext:value-type="boolean">
            <text:p>WAHR</text:p>
          </table:table-cell>
          <table:table-cell table:style-name="ce27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0];[$Themenliste.$A30];&quot;&quot;)" office:value-type="string" office:string-value="1.5.c" calcext:value-type="string">
            <text:p>1.5.c</text:p>
          </table:table-cell>
          <table:table-cell table:style-name="ce25" table:formula="of:=IF([.$G30];[$Themenliste.$B3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0];[$Themenliste.$C30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2" table:formula="of:=IF([.$G30];[$Themenliste.$D30];&quot;&quot;)" office:value-type="string" office:string-value="c" calcext:value-type="string">
            <text:p>c</text:p>
          </table:table-cell>
          <table:table-cell table:style-name="ce25" table:formula="of:=IF([.$G30];[$Themenliste.$E30]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style-name="ce22" table:formula="of:=IF([.$G30];CONCATENATE(IF([$Themenliste.$M30] = 1;&quot;1&quot;;&quot;&quot;);IF(AND([$Themenliste.$M30] = 1;OR([$Themenliste.$N30] = 1;[$Themenliste.$O30] = 1));&quot;,&quot;;&quot;&quot;);IF([$Themenliste.$N30] = 1;&quot;2&quot;;&quot;&quot;);IF(AND([$Themenliste.$N30] = 1;[$Themenliste.$O30] = 1);&quot;,&quot;;&quot;&quot;);IF([$Themenliste.$O30] = 1;&quot;3&quot;;&quot;&quot;));&quot;&quot;)" office:value-type="string" office:string-value="2" calcext:value-type="string">
            <text:p>2</text:p>
          </table:table-cell>
          <table:table-cell table:style-name="ce27" table:formula="of:=AND([.K30];[.M30])" office:value-type="boolean" office:boolean-value="true" calcext:value-type="boolean">
            <text:p>WAHR</text:p>
          </table:table-cell>
          <table:table-cell table:style-name="ce27" table:formula="of:=AND([$Themenliste.$M30] = 1;[$Variablen.$A$2] = 1)" office:value-type="boolean" office:boolean-value="false" calcext:value-type="boolean">
            <text:p>FALSCH</text:p>
          </table:table-cell>
          <table:table-cell table:style-name="ce27" table:formula="of:=AND([$Themenliste.$N30] = 1;[$Variablen.$B$2] = 1)" office:value-type="boolean" office:boolean-value="true" calcext:value-type="boolean">
            <text:p>WAHR</text:p>
          </table:table-cell>
          <table:table-cell table:style-name="ce27" table:formula="of:=AND([$Themenliste.$O30] = 1;[$Variablen.$C$2] = 1)" office:value-type="boolean" office:boolean-value="false" calcext:value-type="boolean">
            <text:p>FALSCH</text:p>
          </table:table-cell>
          <table:table-cell table:style-name="ce27" table:formula="of:=OR([.H30];[.I30];[.J30])" office:value-type="boolean" office:boolean-value="true" calcext:value-type="boolean">
            <text:p>WAHR</text:p>
          </table:table-cell>
          <table:table-cell table:style-name="ce27" table:formula="of:=IF([$Themenliste.$J30] = 1)" office:value-type="boolean" office:boolean-value="true" calcext:value-type="boolean">
            <text:p>WAHR</text:p>
          </table:table-cell>
          <table:table-cell table:style-name="ce27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1];[$Themenliste.$A31];&quot;&quot;)" office:value-type="string" office:string-value="1.6.a" calcext:value-type="string">
            <text:p>1.6.a</text:p>
          </table:table-cell>
          <table:table-cell table:style-name="ce25" table:formula="of:=IF([.$G31];[$Themenliste.$B3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1];[$Themenliste.$C31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2" table:formula="of:=IF([.$G31];[$Themenliste.$D31];&quot;&quot;)" office:value-type="string" office:string-value="a" calcext:value-type="string">
            <text:p>a</text:p>
          </table:table-cell>
          <table:table-cell table:style-name="ce25" table:formula="of:=IF([.$G31];[$Themenliste.$E31]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style-name="ce22" table:formula="of:=IF([.$G31];CONCATENATE(IF([$Themenliste.$M31] = 1;&quot;1&quot;;&quot;&quot;);IF(AND([$Themenliste.$M31] = 1;OR([$Themenliste.$N31] = 1;[$Themenliste.$O31] = 1));&quot;,&quot;;&quot;&quot;);IF([$Themenliste.$N31] = 1;&quot;2&quot;;&quot;&quot;);IF(AND([$Themenliste.$N31] = 1;[$Themenliste.$O31] = 1);&quot;,&quot;;&quot;&quot;);IF([$Themenliste.$O31] = 1;&quot;3&quot;;&quot;&quot;));&quot;&quot;)" office:value-type="string" office:string-value="1" calcext:value-type="string">
            <text:p>1</text:p>
          </table:table-cell>
          <table:table-cell table:style-name="ce27" table:formula="of:=AND([.K31];[.M31])" office:value-type="boolean" office:boolean-value="true" calcext:value-type="boolean">
            <text:p>WAHR</text:p>
          </table:table-cell>
          <table:table-cell table:style-name="ce27" table:formula="of:=AND([$Themenliste.$M31] = 1;[$Variablen.$A$2] = 1)" office:value-type="boolean" office:boolean-value="true" calcext:value-type="boolean">
            <text:p>WAHR</text:p>
          </table:table-cell>
          <table:table-cell table:style-name="ce27" table:formula="of:=AND([$Themenliste.$N31] = 1;[$Variablen.$B$2] = 1)" office:value-type="boolean" office:boolean-value="false" calcext:value-type="boolean">
            <text:p>FALSCH</text:p>
          </table:table-cell>
          <table:table-cell table:style-name="ce27" table:formula="of:=AND([$Themenliste.$O31] = 1;[$Variablen.$C$2] = 1)" office:value-type="boolean" office:boolean-value="false" calcext:value-type="boolean">
            <text:p>FALSCH</text:p>
          </table:table-cell>
          <table:table-cell table:style-name="ce27" table:formula="of:=OR([.H31];[.I31];[.J31])" office:value-type="boolean" office:boolean-value="true" calcext:value-type="boolean">
            <text:p>WAHR</text:p>
          </table:table-cell>
          <table:table-cell table:style-name="ce27" table:formula="of:=IF([$Themenliste.$J31] = 1)" office:value-type="boolean" office:boolean-value="true" calcext:value-type="boolean">
            <text:p>WAHR</text:p>
          </table:table-cell>
          <table:table-cell table:style-name="ce27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2];[$Themenliste.$A32];&quot;&quot;)" office:value-type="string" office:string-value="1.6.b" calcext:value-type="string">
            <text:p>1.6.b</text:p>
          </table:table-cell>
          <table:table-cell table:style-name="ce25" table:formula="of:=IF([.$G32];[$Themenliste.$B3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2];[$Themenliste.$C32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2" table:formula="of:=IF([.$G32];[$Themenliste.$D32];&quot;&quot;)" office:value-type="string" office:string-value="b" calcext:value-type="string">
            <text:p>b</text:p>
          </table:table-cell>
          <table:table-cell table:style-name="ce25" table:formula="of:=IF([.$G32];[$Themenliste.$E32]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style-name="ce22" table:formula="of:=IF([.$G32];CONCATENATE(IF([$Themenliste.$M32] = 1;&quot;1&quot;;&quot;&quot;);IF(AND([$Themenliste.$M32] = 1;OR([$Themenliste.$N32] = 1;[$Themenliste.$O32] = 1));&quot;,&quot;;&quot;&quot;);IF([$Themenliste.$N32] = 1;&quot;2&quot;;&quot;&quot;);IF(AND([$Themenliste.$N32] = 1;[$Themenliste.$O32] = 1);&quot;,&quot;;&quot;&quot;);IF([$Themenliste.$O32] = 1;&quot;3&quot;;&quot;&quot;));&quot;&quot;)" office:value-type="string" office:string-value="1" calcext:value-type="string">
            <text:p>1</text:p>
          </table:table-cell>
          <table:table-cell table:style-name="ce27" table:formula="of:=AND([.K32];[.M32])" office:value-type="boolean" office:boolean-value="true" calcext:value-type="boolean">
            <text:p>WAHR</text:p>
          </table:table-cell>
          <table:table-cell table:style-name="ce27" table:formula="of:=AND([$Themenliste.$M32] = 1;[$Variablen.$A$2] = 1)" office:value-type="boolean" office:boolean-value="true" calcext:value-type="boolean">
            <text:p>WAHR</text:p>
          </table:table-cell>
          <table:table-cell table:style-name="ce27" table:formula="of:=AND([$Themenliste.$N32] = 1;[$Variablen.$B$2] = 1)" office:value-type="boolean" office:boolean-value="false" calcext:value-type="boolean">
            <text:p>FALSCH</text:p>
          </table:table-cell>
          <table:table-cell table:style-name="ce27" table:formula="of:=AND([$Themenliste.$O32] = 1;[$Variablen.$C$2] = 1)" office:value-type="boolean" office:boolean-value="false" calcext:value-type="boolean">
            <text:p>FALSCH</text:p>
          </table:table-cell>
          <table:table-cell table:style-name="ce27" table:formula="of:=OR([.H32];[.I32];[.J32])" office:value-type="boolean" office:boolean-value="true" calcext:value-type="boolean">
            <text:p>WAHR</text:p>
          </table:table-cell>
          <table:table-cell table:style-name="ce27" table:formula="of:=IF([$Themenliste.$J32] = 1)" office:value-type="boolean" office:boolean-value="true" calcext:value-type="boolean">
            <text:p>WAHR</text:p>
          </table:table-cell>
          <table:table-cell table:style-name="ce27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3];[$Themenliste.$A33];&quot;&quot;)" office:value-type="string" office:string-value="1.6.c" calcext:value-type="string">
            <text:p>1.6.c</text:p>
          </table:table-cell>
          <table:table-cell table:style-name="ce25" table:formula="of:=IF([.$G33];[$Themenliste.$B3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3];[$Themenliste.$C33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2" table:formula="of:=IF([.$G33];[$Themenliste.$D33];&quot;&quot;)" office:value-type="string" office:string-value="c" calcext:value-type="string">
            <text:p>c</text:p>
          </table:table-cell>
          <table:table-cell table:style-name="ce25" table:formula="of:=IF([.$G33];[$Themenliste.$E33]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style-name="ce22" table:formula="of:=IF([.$G33];CONCATENATE(IF([$Themenliste.$M33] = 1;&quot;1&quot;;&quot;&quot;);IF(AND([$Themenliste.$M33] = 1;OR([$Themenliste.$N33] = 1;[$Themenliste.$O33] = 1));&quot;,&quot;;&quot;&quot;);IF([$Themenliste.$N33] = 1;&quot;2&quot;;&quot;&quot;);IF(AND([$Themenliste.$N33] = 1;[$Themenliste.$O33] = 1);&quot;,&quot;;&quot;&quot;);IF([$Themenliste.$O33] = 1;&quot;3&quot;;&quot;&quot;));&quot;&quot;)" office:value-type="string" office:string-value="2" calcext:value-type="string">
            <text:p>2</text:p>
          </table:table-cell>
          <table:table-cell table:style-name="ce27" table:formula="of:=AND([.K33];[.M33])" office:value-type="boolean" office:boolean-value="true" calcext:value-type="boolean">
            <text:p>WAHR</text:p>
          </table:table-cell>
          <table:table-cell table:style-name="ce27" table:formula="of:=AND([$Themenliste.$M33] = 1;[$Variablen.$A$2] = 1)" office:value-type="boolean" office:boolean-value="false" calcext:value-type="boolean">
            <text:p>FALSCH</text:p>
          </table:table-cell>
          <table:table-cell table:style-name="ce27" table:formula="of:=AND([$Themenliste.$N33] = 1;[$Variablen.$B$2] = 1)" office:value-type="boolean" office:boolean-value="true" calcext:value-type="boolean">
            <text:p>WAHR</text:p>
          </table:table-cell>
          <table:table-cell table:style-name="ce27" table:formula="of:=AND([$Themenliste.$O33] = 1;[$Variablen.$C$2] = 1)" office:value-type="boolean" office:boolean-value="false" calcext:value-type="boolean">
            <text:p>FALSCH</text:p>
          </table:table-cell>
          <table:table-cell table:style-name="ce27" table:formula="of:=OR([.H33];[.I33];[.J33])" office:value-type="boolean" office:boolean-value="true" calcext:value-type="boolean">
            <text:p>WAHR</text:p>
          </table:table-cell>
          <table:table-cell table:style-name="ce27" table:formula="of:=IF([$Themenliste.$J33] = 1)" office:value-type="boolean" office:boolean-value="true" calcext:value-type="boolean">
            <text:p>WAHR</text:p>
          </table:table-cell>
          <table:table-cell table:style-name="ce27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4];[$Themenliste.$A34];&quot;&quot;)" office:value-type="string" office:string-value="1.6.d" calcext:value-type="string">
            <text:p>1.6.d</text:p>
          </table:table-cell>
          <table:table-cell table:style-name="ce25" table:formula="of:=IF([.$G34];[$Themenliste.$B3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4];[$Themenliste.$C34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2" table:formula="of:=IF([.$G34];[$Themenliste.$D34];&quot;&quot;)" office:value-type="string" office:string-value="d" calcext:value-type="string">
            <text:p>d</text:p>
          </table:table-cell>
          <table:table-cell table:style-name="ce25" table:formula="of:=IF([.$G34];[$Themenliste.$E34]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style-name="ce22" table:formula="of:=IF([.$G34];CONCATENATE(IF([$Themenliste.$M34] = 1;&quot;1&quot;;&quot;&quot;);IF(AND([$Themenliste.$M34] = 1;OR([$Themenliste.$N34] = 1;[$Themenliste.$O34] = 1));&quot;,&quot;;&quot;&quot;);IF([$Themenliste.$N34] = 1;&quot;2&quot;;&quot;&quot;);IF(AND([$Themenliste.$N34] = 1;[$Themenliste.$O34] = 1);&quot;,&quot;;&quot;&quot;);IF([$Themenliste.$O34] = 1;&quot;3&quot;;&quot;&quot;));&quot;&quot;)" office:value-type="string" office:string-value="2" calcext:value-type="string">
            <text:p>2</text:p>
          </table:table-cell>
          <table:table-cell table:style-name="ce27" table:formula="of:=AND([.K34];[.M34])" office:value-type="boolean" office:boolean-value="true" calcext:value-type="boolean">
            <text:p>WAHR</text:p>
          </table:table-cell>
          <table:table-cell table:style-name="ce27" table:formula="of:=AND([$Themenliste.$M34] = 1;[$Variablen.$A$2] = 1)" office:value-type="boolean" office:boolean-value="false" calcext:value-type="boolean">
            <text:p>FALSCH</text:p>
          </table:table-cell>
          <table:table-cell table:style-name="ce27" table:formula="of:=AND([$Themenliste.$N34] = 1;[$Variablen.$B$2] = 1)" office:value-type="boolean" office:boolean-value="true" calcext:value-type="boolean">
            <text:p>WAHR</text:p>
          </table:table-cell>
          <table:table-cell table:style-name="ce27" table:formula="of:=AND([$Themenliste.$O34] = 1;[$Variablen.$C$2] = 1)" office:value-type="boolean" office:boolean-value="false" calcext:value-type="boolean">
            <text:p>FALSCH</text:p>
          </table:table-cell>
          <table:table-cell table:style-name="ce27" table:formula="of:=OR([.H34];[.I34];[.J34])" office:value-type="boolean" office:boolean-value="true" calcext:value-type="boolean">
            <text:p>WAHR</text:p>
          </table:table-cell>
          <table:table-cell table:style-name="ce27" table:formula="of:=IF([$Themenliste.$J34] = 1)" office:value-type="boolean" office:boolean-value="true" calcext:value-type="boolean">
            <text:p>WAHR</text:p>
          </table:table-cell>
          <table:table-cell table:style-name="ce27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5];[$Themenliste.$A35];&quot;&quot;)" office:value-type="string" office:string-value="1.6.e" calcext:value-type="string">
            <text:p>1.6.e</text:p>
          </table:table-cell>
          <table:table-cell table:style-name="ce25" table:formula="of:=IF([.$G35];[$Themenliste.$B3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5];[$Themenliste.$C35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2" table:formula="of:=IF([.$G35];[$Themenliste.$D35];&quot;&quot;)" office:value-type="string" office:string-value="e" calcext:value-type="string">
            <text:p>e</text:p>
          </table:table-cell>
          <table:table-cell table:style-name="ce25" table:formula="of:=IF([.$G35];[$Themenliste.$E35]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style-name="ce22" table:formula="of:=IF([.$G35];CONCATENATE(IF([$Themenliste.$M35] = 1;&quot;1&quot;;&quot;&quot;);IF(AND([$Themenliste.$M35] = 1;OR([$Themenliste.$N35] = 1;[$Themenliste.$O35] = 1));&quot;,&quot;;&quot;&quot;);IF([$Themenliste.$N35] = 1;&quot;2&quot;;&quot;&quot;);IF(AND([$Themenliste.$N35] = 1;[$Themenliste.$O35] = 1);&quot;,&quot;;&quot;&quot;);IF([$Themenliste.$O35] = 1;&quot;3&quot;;&quot;&quot;));&quot;&quot;)" office:value-type="string" office:string-value="2" calcext:value-type="string">
            <text:p>2</text:p>
          </table:table-cell>
          <table:table-cell table:style-name="ce27" table:formula="of:=AND([.K35];[.M35])" office:value-type="boolean" office:boolean-value="true" calcext:value-type="boolean">
            <text:p>WAHR</text:p>
          </table:table-cell>
          <table:table-cell table:style-name="ce27" table:formula="of:=AND([$Themenliste.$M35] = 1;[$Variablen.$A$2] = 1)" office:value-type="boolean" office:boolean-value="false" calcext:value-type="boolean">
            <text:p>FALSCH</text:p>
          </table:table-cell>
          <table:table-cell table:style-name="ce27" table:formula="of:=AND([$Themenliste.$N35] = 1;[$Variablen.$B$2] = 1)" office:value-type="boolean" office:boolean-value="true" calcext:value-type="boolean">
            <text:p>WAHR</text:p>
          </table:table-cell>
          <table:table-cell table:style-name="ce27" table:formula="of:=AND([$Themenliste.$O35] = 1;[$Variablen.$C$2] = 1)" office:value-type="boolean" office:boolean-value="false" calcext:value-type="boolean">
            <text:p>FALSCH</text:p>
          </table:table-cell>
          <table:table-cell table:style-name="ce27" table:formula="of:=OR([.H35];[.I35];[.J35])" office:value-type="boolean" office:boolean-value="true" calcext:value-type="boolean">
            <text:p>WAHR</text:p>
          </table:table-cell>
          <table:table-cell table:style-name="ce27" table:formula="of:=IF([$Themenliste.$J35] = 1)" office:value-type="boolean" office:boolean-value="true" calcext:value-type="boolean">
            <text:p>WAHR</text:p>
          </table:table-cell>
          <table:table-cell table:style-name="ce27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6];[$Themenliste.$A36];&quot;&quot;)" office:value-type="string" office:string-value="1.7.a" calcext:value-type="string">
            <text:p>1.7.a</text:p>
          </table:table-cell>
          <table:table-cell table:style-name="ce25" table:formula="of:=IF([.$G36];[$Themenliste.$B3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6];[$Themenliste.$C36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2" table:formula="of:=IF([.$G36];[$Themenliste.$D36];&quot;&quot;)" office:value-type="string" office:string-value="a" calcext:value-type="string">
            <text:p>a</text:p>
          </table:table-cell>
          <table:table-cell table:style-name="ce25" table:formula="of:=IF([.$G36];[$Themenliste.$E36]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style-name="ce22" table:formula="of:=IF([.$G36];CONCATENATE(IF([$Themenliste.$M36] = 1;&quot;1&quot;;&quot;&quot;);IF(AND([$Themenliste.$M36] = 1;OR([$Themenliste.$N36] = 1;[$Themenliste.$O36] = 1));&quot;,&quot;;&quot;&quot;);IF([$Themenliste.$N36] = 1;&quot;2&quot;;&quot;&quot;);IF(AND([$Themenliste.$N36] = 1;[$Themenliste.$O36] = 1);&quot;,&quot;;&quot;&quot;);IF([$Themenliste.$O36] = 1;&quot;3&quot;;&quot;&quot;));&quot;&quot;)" office:value-type="string" office:string-value="1" calcext:value-type="string">
            <text:p>1</text:p>
          </table:table-cell>
          <table:table-cell table:style-name="ce27" table:formula="of:=AND([.K36];[.M36])" office:value-type="boolean" office:boolean-value="true" calcext:value-type="boolean">
            <text:p>WAHR</text:p>
          </table:table-cell>
          <table:table-cell table:style-name="ce27" table:formula="of:=AND([$Themenliste.$M36] = 1;[$Variablen.$A$2] = 1)" office:value-type="boolean" office:boolean-value="true" calcext:value-type="boolean">
            <text:p>WAHR</text:p>
          </table:table-cell>
          <table:table-cell table:style-name="ce27" table:formula="of:=AND([$Themenliste.$N36] = 1;[$Variablen.$B$2] = 1)" office:value-type="boolean" office:boolean-value="false" calcext:value-type="boolean">
            <text:p>FALSCH</text:p>
          </table:table-cell>
          <table:table-cell table:style-name="ce27" table:formula="of:=AND([$Themenliste.$O36] = 1;[$Variablen.$C$2] = 1)" office:value-type="boolean" office:boolean-value="false" calcext:value-type="boolean">
            <text:p>FALSCH</text:p>
          </table:table-cell>
          <table:table-cell table:style-name="ce27" table:formula="of:=OR([.H36];[.I36];[.J36])" office:value-type="boolean" office:boolean-value="true" calcext:value-type="boolean">
            <text:p>WAHR</text:p>
          </table:table-cell>
          <table:table-cell table:style-name="ce27" table:formula="of:=IF([$Themenliste.$J36] = 1)" office:value-type="boolean" office:boolean-value="true" calcext:value-type="boolean">
            <text:p>WAHR</text:p>
          </table:table-cell>
          <table:table-cell table:style-name="ce27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37];[$Themenliste.$A37];&quot;&quot;)" office:value-type="string" office:string-value="1.7.b" calcext:value-type="string">
            <text:p>1.7.b</text:p>
          </table:table-cell>
          <table:table-cell table:style-name="ce25" table:formula="of:=IF([.$G37];[$Themenliste.$B3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7];[$Themenliste.$C37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2" table:formula="of:=IF([.$G37];[$Themenliste.$D37];&quot;&quot;)" office:value-type="string" office:string-value="b" calcext:value-type="string">
            <text:p>b</text:p>
          </table:table-cell>
          <table:table-cell table:style-name="ce25" table:formula="of:=IF([.$G37];[$Themenliste.$E37]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style-name="ce22" table:formula="of:=IF([.$G37];CONCATENATE(IF([$Themenliste.$M37] = 1;&quot;1&quot;;&quot;&quot;);IF(AND([$Themenliste.$M37] = 1;OR([$Themenliste.$N37] = 1;[$Themenliste.$O37] = 1));&quot;,&quot;;&quot;&quot;);IF([$Themenliste.$N37] = 1;&quot;2&quot;;&quot;&quot;);IF(AND([$Themenliste.$N37] = 1;[$Themenliste.$O37] = 1);&quot;,&quot;;&quot;&quot;);IF([$Themenliste.$O37] = 1;&quot;3&quot;;&quot;&quot;));&quot;&quot;)" office:value-type="string" office:string-value="1" calcext:value-type="string">
            <text:p>1</text:p>
          </table:table-cell>
          <table:table-cell table:style-name="ce27" table:formula="of:=AND([.K37];[.M37])" office:value-type="boolean" office:boolean-value="true" calcext:value-type="boolean">
            <text:p>WAHR</text:p>
          </table:table-cell>
          <table:table-cell table:style-name="ce27" table:formula="of:=AND([$Themenliste.$M37] = 1;[$Variablen.$A$2] = 1)" office:value-type="boolean" office:boolean-value="true" calcext:value-type="boolean">
            <text:p>WAHR</text:p>
          </table:table-cell>
          <table:table-cell table:style-name="ce27" table:formula="of:=AND([$Themenliste.$N37] = 1;[$Variablen.$B$2] = 1)" office:value-type="boolean" office:boolean-value="false" calcext:value-type="boolean">
            <text:p>FALSCH</text:p>
          </table:table-cell>
          <table:table-cell table:style-name="ce27" table:formula="of:=AND([$Themenliste.$O37] = 1;[$Variablen.$C$2] = 1)" office:value-type="boolean" office:boolean-value="false" calcext:value-type="boolean">
            <text:p>FALSCH</text:p>
          </table:table-cell>
          <table:table-cell table:style-name="ce27" table:formula="of:=OR([.H37];[.I37];[.J37])" office:value-type="boolean" office:boolean-value="true" calcext:value-type="boolean">
            <text:p>WAHR</text:p>
          </table:table-cell>
          <table:table-cell table:style-name="ce27" table:formula="of:=IF([$Themenliste.$J37] = 1)" office:value-type="boolean" office:boolean-value="true" calcext:value-type="boolean">
            <text:p>WAHR</text:p>
          </table:table-cell>
          <table:table-cell table:style-name="ce27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8];[$Themenliste.$A38];&quot;&quot;)" office:value-type="string" office:string-value="1.7.c" calcext:value-type="string">
            <text:p>1.7.c</text:p>
          </table:table-cell>
          <table:table-cell table:style-name="ce25" table:formula="of:=IF([.$G38];[$Themenliste.$B3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8];[$Themenliste.$C38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2" table:formula="of:=IF([.$G38];[$Themenliste.$D38];&quot;&quot;)" office:value-type="string" office:string-value="c" calcext:value-type="string">
            <text:p>c</text:p>
          </table:table-cell>
          <table:table-cell table:style-name="ce25" table:formula="of:=IF([.$G38];[$Themenliste.$E38]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style-name="ce22" table:formula="of:=IF([.$G38];CONCATENATE(IF([$Themenliste.$M38] = 1;&quot;1&quot;;&quot;&quot;);IF(AND([$Themenliste.$M38] = 1;OR([$Themenliste.$N38] = 1;[$Themenliste.$O38] = 1));&quot;,&quot;;&quot;&quot;);IF([$Themenliste.$N38] = 1;&quot;2&quot;;&quot;&quot;);IF(AND([$Themenliste.$N38] = 1;[$Themenliste.$O38] = 1);&quot;,&quot;;&quot;&quot;);IF([$Themenliste.$O38] = 1;&quot;3&quot;;&quot;&quot;));&quot;&quot;)" office:value-type="string" office:string-value="1" calcext:value-type="string">
            <text:p>1</text:p>
          </table:table-cell>
          <table:table-cell table:style-name="ce27" table:formula="of:=AND([.K38];[.M38])" office:value-type="boolean" office:boolean-value="true" calcext:value-type="boolean">
            <text:p>WAHR</text:p>
          </table:table-cell>
          <table:table-cell table:style-name="ce27" table:formula="of:=AND([$Themenliste.$M38] = 1;[$Variablen.$A$2] = 1)" office:value-type="boolean" office:boolean-value="true" calcext:value-type="boolean">
            <text:p>WAHR</text:p>
          </table:table-cell>
          <table:table-cell table:style-name="ce27" table:formula="of:=AND([$Themenliste.$N38] = 1;[$Variablen.$B$2] = 1)" office:value-type="boolean" office:boolean-value="false" calcext:value-type="boolean">
            <text:p>FALSCH</text:p>
          </table:table-cell>
          <table:table-cell table:style-name="ce27" table:formula="of:=AND([$Themenliste.$O38] = 1;[$Variablen.$C$2] = 1)" office:value-type="boolean" office:boolean-value="false" calcext:value-type="boolean">
            <text:p>FALSCH</text:p>
          </table:table-cell>
          <table:table-cell table:style-name="ce27" table:formula="of:=OR([.H38];[.I38];[.J38])" office:value-type="boolean" office:boolean-value="true" calcext:value-type="boolean">
            <text:p>WAHR</text:p>
          </table:table-cell>
          <table:table-cell table:style-name="ce27" table:formula="of:=IF([$Themenliste.$J38] = 1)" office:value-type="boolean" office:boolean-value="true" calcext:value-type="boolean">
            <text:p>WAHR</text:p>
          </table:table-cell>
          <table:table-cell table:style-name="ce27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39];[$Themenliste.$A39];&quot;&quot;)" office:value-type="string" office:string-value="1.7.d" calcext:value-type="string">
            <text:p>1.7.d</text:p>
          </table:table-cell>
          <table:table-cell table:style-name="ce25" table:formula="of:=IF([.$G39];[$Themenliste.$B3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39];[$Themenliste.$C39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2" table:formula="of:=IF([.$G39];[$Themenliste.$D39];&quot;&quot;)" office:value-type="string" office:string-value="d" calcext:value-type="string">
            <text:p>d</text:p>
          </table:table-cell>
          <table:table-cell table:style-name="ce25" table:formula="of:=IF([.$G39];[$Themenliste.$E39]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style-name="ce22" table:formula="of:=IF([.$G39];CONCATENATE(IF([$Themenliste.$M39] = 1;&quot;1&quot;;&quot;&quot;);IF(AND([$Themenliste.$M39] = 1;OR([$Themenliste.$N39] = 1;[$Themenliste.$O39] = 1));&quot;,&quot;;&quot;&quot;);IF([$Themenliste.$N39] = 1;&quot;2&quot;;&quot;&quot;);IF(AND([$Themenliste.$N39] = 1;[$Themenliste.$O39] = 1);&quot;,&quot;;&quot;&quot;);IF([$Themenliste.$O39] = 1;&quot;3&quot;;&quot;&quot;));&quot;&quot;)" office:value-type="string" office:string-value="1" calcext:value-type="string">
            <text:p>1</text:p>
          </table:table-cell>
          <table:table-cell table:style-name="ce27" table:formula="of:=AND([.K39];[.M39])" office:value-type="boolean" office:boolean-value="true" calcext:value-type="boolean">
            <text:p>WAHR</text:p>
          </table:table-cell>
          <table:table-cell table:style-name="ce27" table:formula="of:=AND([$Themenliste.$M39] = 1;[$Variablen.$A$2] = 1)" office:value-type="boolean" office:boolean-value="true" calcext:value-type="boolean">
            <text:p>WAHR</text:p>
          </table:table-cell>
          <table:table-cell table:style-name="ce27" table:formula="of:=AND([$Themenliste.$N39] = 1;[$Variablen.$B$2] = 1)" office:value-type="boolean" office:boolean-value="false" calcext:value-type="boolean">
            <text:p>FALSCH</text:p>
          </table:table-cell>
          <table:table-cell table:style-name="ce27" table:formula="of:=AND([$Themenliste.$O39] = 1;[$Variablen.$C$2] = 1)" office:value-type="boolean" office:boolean-value="false" calcext:value-type="boolean">
            <text:p>FALSCH</text:p>
          </table:table-cell>
          <table:table-cell table:style-name="ce27" table:formula="of:=OR([.H39];[.I39];[.J39])" office:value-type="boolean" office:boolean-value="true" calcext:value-type="boolean">
            <text:p>WAHR</text:p>
          </table:table-cell>
          <table:table-cell table:style-name="ce27" table:formula="of:=IF([$Themenliste.$J39] = 1)" office:value-type="boolean" office:boolean-value="true" calcext:value-type="boolean">
            <text:p>WAHR</text:p>
          </table:table-cell>
          <table:table-cell table:style-name="ce27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0];[$Themenliste.$A40];&quot;&quot;)" office:value-type="string" office:string-value="1.7.e" calcext:value-type="string">
            <text:p>1.7.e</text:p>
          </table:table-cell>
          <table:table-cell table:style-name="ce25" table:formula="of:=IF([.$G40];[$Themenliste.$B4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0];[$Themenliste.$C40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2" table:formula="of:=IF([.$G40];[$Themenliste.$D40];&quot;&quot;)" office:value-type="string" office:string-value="e" calcext:value-type="string">
            <text:p>e</text:p>
          </table:table-cell>
          <table:table-cell table:style-name="ce25" table:formula="of:=IF([.$G40];[$Themenliste.$E40]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style-name="ce22" table:formula="of:=IF([.$G40];CONCATENATE(IF([$Themenliste.$M40] = 1;&quot;1&quot;;&quot;&quot;);IF(AND([$Themenliste.$M40] = 1;OR([$Themenliste.$N40] = 1;[$Themenliste.$O40] = 1));&quot;,&quot;;&quot;&quot;);IF([$Themenliste.$N40] = 1;&quot;2&quot;;&quot;&quot;);IF(AND([$Themenliste.$N40] = 1;[$Themenliste.$O40] = 1);&quot;,&quot;;&quot;&quot;);IF([$Themenliste.$O40] = 1;&quot;3&quot;;&quot;&quot;));&quot;&quot;)" office:value-type="string" office:string-value="1" calcext:value-type="string">
            <text:p>1</text:p>
          </table:table-cell>
          <table:table-cell table:style-name="ce27" table:formula="of:=AND([.K40];[.M40])" office:value-type="boolean" office:boolean-value="true" calcext:value-type="boolean">
            <text:p>WAHR</text:p>
          </table:table-cell>
          <table:table-cell table:style-name="ce27" table:formula="of:=AND([$Themenliste.$M40] = 1;[$Variablen.$A$2] = 1)" office:value-type="boolean" office:boolean-value="true" calcext:value-type="boolean">
            <text:p>WAHR</text:p>
          </table:table-cell>
          <table:table-cell table:style-name="ce27" table:formula="of:=AND([$Themenliste.$N40] = 1;[$Variablen.$B$2] = 1)" office:value-type="boolean" office:boolean-value="false" calcext:value-type="boolean">
            <text:p>FALSCH</text:p>
          </table:table-cell>
          <table:table-cell table:style-name="ce27" table:formula="of:=AND([$Themenliste.$O40] = 1;[$Variablen.$C$2] = 1)" office:value-type="boolean" office:boolean-value="false" calcext:value-type="boolean">
            <text:p>FALSCH</text:p>
          </table:table-cell>
          <table:table-cell table:style-name="ce27" table:formula="of:=OR([.H40];[.I40];[.J40])" office:value-type="boolean" office:boolean-value="true" calcext:value-type="boolean">
            <text:p>WAHR</text:p>
          </table:table-cell>
          <table:table-cell table:style-name="ce27" table:formula="of:=IF([$Themenliste.$J40] = 1)" office:value-type="boolean" office:boolean-value="true" calcext:value-type="boolean">
            <text:p>WAHR</text:p>
          </table:table-cell>
          <table:table-cell table:style-name="ce27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1];[$Themenliste.$A41];&quot;&quot;)" office:value-type="string" office:string-value="1.7.f" calcext:value-type="string">
            <text:p>1.7.f</text:p>
          </table:table-cell>
          <table:table-cell table:style-name="ce25" table:formula="of:=IF([.$G41];[$Themenliste.$B4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1];[$Themenliste.$C41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2" table:formula="of:=IF([.$G41];[$Themenliste.$D41];&quot;&quot;)" office:value-type="string" office:string-value="f" calcext:value-type="string">
            <text:p>f</text:p>
          </table:table-cell>
          <table:table-cell table:style-name="ce25" table:formula="of:=IF([.$G41];[$Themenliste.$E41]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style-name="ce22" table:formula="of:=IF([.$G41];CONCATENATE(IF([$Themenliste.$M41] = 1;&quot;1&quot;;&quot;&quot;);IF(AND([$Themenliste.$M41] = 1;OR([$Themenliste.$N41] = 1;[$Themenliste.$O41] = 1));&quot;,&quot;;&quot;&quot;);IF([$Themenliste.$N41] = 1;&quot;2&quot;;&quot;&quot;);IF(AND([$Themenliste.$N41] = 1;[$Themenliste.$O41] = 1);&quot;,&quot;;&quot;&quot;);IF([$Themenliste.$O41] = 1;&quot;3&quot;;&quot;&quot;));&quot;&quot;)" office:value-type="string" office:string-value="1" calcext:value-type="string">
            <text:p>1</text:p>
          </table:table-cell>
          <table:table-cell table:style-name="ce27" table:formula="of:=AND([.K41];[.M41])" office:value-type="boolean" office:boolean-value="true" calcext:value-type="boolean">
            <text:p>WAHR</text:p>
          </table:table-cell>
          <table:table-cell table:style-name="ce27" table:formula="of:=AND([$Themenliste.$M41] = 1;[$Variablen.$A$2] = 1)" office:value-type="boolean" office:boolean-value="true" calcext:value-type="boolean">
            <text:p>WAHR</text:p>
          </table:table-cell>
          <table:table-cell table:style-name="ce27" table:formula="of:=AND([$Themenliste.$N41] = 1;[$Variablen.$B$2] = 1)" office:value-type="boolean" office:boolean-value="false" calcext:value-type="boolean">
            <text:p>FALSCH</text:p>
          </table:table-cell>
          <table:table-cell table:style-name="ce27" table:formula="of:=AND([$Themenliste.$O41] = 1;[$Variablen.$C$2] = 1)" office:value-type="boolean" office:boolean-value="false" calcext:value-type="boolean">
            <text:p>FALSCH</text:p>
          </table:table-cell>
          <table:table-cell table:style-name="ce27" table:formula="of:=OR([.H41];[.I41];[.J41])" office:value-type="boolean" office:boolean-value="true" calcext:value-type="boolean">
            <text:p>WAHR</text:p>
          </table:table-cell>
          <table:table-cell table:style-name="ce27" table:formula="of:=IF([$Themenliste.$J41] = 1)" office:value-type="boolean" office:boolean-value="true" calcext:value-type="boolean">
            <text:p>WAHR</text:p>
          </table:table-cell>
          <table:table-cell table:style-name="ce27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2];[$Themenliste.$A42];&quot;&quot;)" office:value-type="string" office:string-value="1.8.a" calcext:value-type="string">
            <text:p>1.8.a</text:p>
          </table:table-cell>
          <table:table-cell table:style-name="ce25" table:formula="of:=IF([.$G42];[$Themenliste.$B4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2];[$Themenliste.$C42];&quot;&quot;)" office:value-type="string" office:string-value="Betreiben von IT-Systemen" calcext:value-type="string">
            <text:p>Betreiben von IT-Systemen</text:p>
          </table:table-cell>
          <table:table-cell table:style-name="ce22" table:formula="of:=IF([.$G42];[$Themenliste.$D42];&quot;&quot;)" office:value-type="string" office:string-value="a" calcext:value-type="string">
            <text:p>a</text:p>
          </table:table-cell>
          <table:table-cell table:style-name="ce25" table:formula="of:=IF([.$G42];[$Themenliste.$E42];&quot;&quot;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style-name="ce22" table:formula="of:=IF([.$G42];CONCATENATE(IF([$Themenliste.$M42] = 1;&quot;1&quot;;&quot;&quot;);IF(AND([$Themenliste.$M42] = 1;OR([$Themenliste.$N42] = 1;[$Themenliste.$O42] = 1));&quot;,&quot;;&quot;&quot;);IF([$Themenliste.$N42] = 1;&quot;2&quot;;&quot;&quot;);IF(AND([$Themenliste.$N42] = 1;[$Themenliste.$O42] = 1);&quot;,&quot;;&quot;&quot;);IF([$Themenliste.$O42] = 1;&quot;3&quot;;&quot;&quot;));&quot;&quot;)" office:value-type="string" office:string-value="1" calcext:value-type="string">
            <text:p>1</text:p>
          </table:table-cell>
          <table:table-cell table:style-name="ce27" table:formula="of:=AND([.K42];[.M42])" office:value-type="boolean" office:boolean-value="true" calcext:value-type="boolean">
            <text:p>WAHR</text:p>
          </table:table-cell>
          <table:table-cell table:style-name="ce27" table:formula="of:=AND([$Themenliste.$M42] = 1;[$Variablen.$A$2] = 1)" office:value-type="boolean" office:boolean-value="true" calcext:value-type="boolean">
            <text:p>WAHR</text:p>
          </table:table-cell>
          <table:table-cell table:style-name="ce27" table:formula="of:=AND([$Themenliste.$N42] = 1;[$Variablen.$B$2] = 1)" office:value-type="boolean" office:boolean-value="false" calcext:value-type="boolean">
            <text:p>FALSCH</text:p>
          </table:table-cell>
          <table:table-cell table:style-name="ce27" table:formula="of:=AND([$Themenliste.$O42] = 1;[$Variablen.$C$2] = 1)" office:value-type="boolean" office:boolean-value="false" calcext:value-type="boolean">
            <text:p>FALSCH</text:p>
          </table:table-cell>
          <table:table-cell table:style-name="ce27" table:formula="of:=OR([.H42];[.I42];[.J42])" office:value-type="boolean" office:boolean-value="true" calcext:value-type="boolean">
            <text:p>WAHR</text:p>
          </table:table-cell>
          <table:table-cell table:style-name="ce27" table:formula="of:=IF([$Themenliste.$J42] = 1)" office:value-type="boolean" office:boolean-value="true" calcext:value-type="boolean">
            <text:p>WAHR</text:p>
          </table:table-cell>
          <table:table-cell table:style-name="ce27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3];[$Themenliste.$A43];&quot;&quot;)" office:value-type="string" office:string-value="1.8.b" calcext:value-type="string">
            <text:p>1.8.b</text:p>
          </table:table-cell>
          <table:table-cell table:style-name="ce25" table:formula="of:=IF([.$G43];[$Themenliste.$B4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3];[$Themenliste.$C43];&quot;&quot;)" office:value-type="string" office:string-value="Betreiben von IT-Systemen" calcext:value-type="string">
            <text:p>Betreiben von IT-Systemen</text:p>
          </table:table-cell>
          <table:table-cell table:style-name="ce22" table:formula="of:=IF([.$G43];[$Themenliste.$D43];&quot;&quot;)" office:value-type="string" office:string-value="b" calcext:value-type="string">
            <text:p>b</text:p>
          </table:table-cell>
          <table:table-cell table:style-name="ce25" table:formula="of:=IF([.$G43];[$Themenliste.$E43]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style-name="ce22" table:formula="of:=IF([.$G43];CONCATENATE(IF([$Themenliste.$M43] = 1;&quot;1&quot;;&quot;&quot;);IF(AND([$Themenliste.$M43] = 1;OR([$Themenliste.$N43] = 1;[$Themenliste.$O43] = 1));&quot;,&quot;;&quot;&quot;);IF([$Themenliste.$N43] = 1;&quot;2&quot;;&quot;&quot;);IF(AND([$Themenliste.$N43] = 1;[$Themenliste.$O43] = 1);&quot;,&quot;;&quot;&quot;);IF([$Themenliste.$O43] = 1;&quot;3&quot;;&quot;&quot;));&quot;&quot;)" office:value-type="string" office:string-value="1" calcext:value-type="string">
            <text:p>1</text:p>
          </table:table-cell>
          <table:table-cell table:style-name="ce27" table:formula="of:=AND([.K43];[.M43])" office:value-type="boolean" office:boolean-value="true" calcext:value-type="boolean">
            <text:p>WAHR</text:p>
          </table:table-cell>
          <table:table-cell table:style-name="ce27" table:formula="of:=AND([$Themenliste.$M43] = 1;[$Variablen.$A$2] = 1)" office:value-type="boolean" office:boolean-value="true" calcext:value-type="boolean">
            <text:p>WAHR</text:p>
          </table:table-cell>
          <table:table-cell table:style-name="ce27" table:formula="of:=AND([$Themenliste.$N43] = 1;[$Variablen.$B$2] = 1)" office:value-type="boolean" office:boolean-value="false" calcext:value-type="boolean">
            <text:p>FALSCH</text:p>
          </table:table-cell>
          <table:table-cell table:style-name="ce27" table:formula="of:=AND([$Themenliste.$O43] = 1;[$Variablen.$C$2] = 1)" office:value-type="boolean" office:boolean-value="false" calcext:value-type="boolean">
            <text:p>FALSCH</text:p>
          </table:table-cell>
          <table:table-cell table:style-name="ce27" table:formula="of:=OR([.H43];[.I43];[.J43])" office:value-type="boolean" office:boolean-value="true" calcext:value-type="boolean">
            <text:p>WAHR</text:p>
          </table:table-cell>
          <table:table-cell table:style-name="ce27" table:formula="of:=IF([$Themenliste.$J43] = 1)" office:value-type="boolean" office:boolean-value="true" calcext:value-type="boolean">
            <text:p>WAHR</text:p>
          </table:table-cell>
          <table:table-cell table:style-name="ce27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4];[$Themenliste.$A44];&quot;&quot;)" office:value-type="string" office:string-value="1.8.c" calcext:value-type="string">
            <text:p>1.8.c</text:p>
          </table:table-cell>
          <table:table-cell table:style-name="ce25" table:formula="of:=IF([.$G44];[$Themenliste.$B4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4];[$Themenliste.$C44];&quot;&quot;)" office:value-type="string" office:string-value="Betreiben von IT-Systemen" calcext:value-type="string">
            <text:p>Betreiben von IT-Systemen</text:p>
          </table:table-cell>
          <table:table-cell table:style-name="ce22" table:formula="of:=IF([.$G44];[$Themenliste.$D44];&quot;&quot;)" office:value-type="string" office:string-value="c" calcext:value-type="string">
            <text:p>c</text:p>
          </table:table-cell>
          <table:table-cell table:style-name="ce25" table:formula="of:=IF([.$G44];[$Themenliste.$E44]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style-name="ce22" table:formula="of:=IF([.$G44];CONCATENATE(IF([$Themenliste.$M44] = 1;&quot;1&quot;;&quot;&quot;);IF(AND([$Themenliste.$M44] = 1;OR([$Themenliste.$N44] = 1;[$Themenliste.$O44] = 1));&quot;,&quot;;&quot;&quot;);IF([$Themenliste.$N44] = 1;&quot;2&quot;;&quot;&quot;);IF(AND([$Themenliste.$N44] = 1;[$Themenliste.$O44] = 1);&quot;,&quot;;&quot;&quot;);IF([$Themenliste.$O44] = 1;&quot;3&quot;;&quot;&quot;));&quot;&quot;)" office:value-type="string" office:string-value="1" calcext:value-type="string">
            <text:p>1</text:p>
          </table:table-cell>
          <table:table-cell table:style-name="ce27" table:formula="of:=AND([.K44];[.M44])" office:value-type="boolean" office:boolean-value="true" calcext:value-type="boolean">
            <text:p>WAHR</text:p>
          </table:table-cell>
          <table:table-cell table:style-name="ce27" table:formula="of:=AND([$Themenliste.$M44] = 1;[$Variablen.$A$2] = 1)" office:value-type="boolean" office:boolean-value="true" calcext:value-type="boolean">
            <text:p>WAHR</text:p>
          </table:table-cell>
          <table:table-cell table:style-name="ce27" table:formula="of:=AND([$Themenliste.$N44] = 1;[$Variablen.$B$2] = 1)" office:value-type="boolean" office:boolean-value="false" calcext:value-type="boolean">
            <text:p>FALSCH</text:p>
          </table:table-cell>
          <table:table-cell table:style-name="ce27" table:formula="of:=AND([$Themenliste.$O44] = 1;[$Variablen.$C$2] = 1)" office:value-type="boolean" office:boolean-value="false" calcext:value-type="boolean">
            <text:p>FALSCH</text:p>
          </table:table-cell>
          <table:table-cell table:style-name="ce27" table:formula="of:=OR([.H44];[.I44];[.J44])" office:value-type="boolean" office:boolean-value="true" calcext:value-type="boolean">
            <text:p>WAHR</text:p>
          </table:table-cell>
          <table:table-cell table:style-name="ce27" table:formula="of:=IF([$Themenliste.$J44] = 1)" office:value-type="boolean" office:boolean-value="true" calcext:value-type="boolean">
            <text:p>WAHR</text:p>
          </table:table-cell>
          <table:table-cell table:style-name="ce27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5];[$Themenliste.$A45];&quot;&quot;)" office:value-type="string" office:string-value="1.8.d" calcext:value-type="string">
            <text:p>1.8.d</text:p>
          </table:table-cell>
          <table:table-cell table:style-name="ce25" table:formula="of:=IF([.$G45];[$Themenliste.$B4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5];[$Themenliste.$C45];&quot;&quot;)" office:value-type="string" office:string-value="Betreiben von IT-Systemen" calcext:value-type="string">
            <text:p>Betreiben von IT-Systemen</text:p>
          </table:table-cell>
          <table:table-cell table:style-name="ce22" table:formula="of:=IF([.$G45];[$Themenliste.$D45];&quot;&quot;)" office:value-type="string" office:string-value="d" calcext:value-type="string">
            <text:p>d</text:p>
          </table:table-cell>
          <table:table-cell table:style-name="ce25" table:formula="of:=IF([.$G45];[$Themenliste.$E45]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style-name="ce22" table:formula="of:=IF([.$G45];CONCATENATE(IF([$Themenliste.$M45] = 1;&quot;1&quot;;&quot;&quot;);IF(AND([$Themenliste.$M45] = 1;OR([$Themenliste.$N45] = 1;[$Themenliste.$O45] = 1));&quot;,&quot;;&quot;&quot;);IF([$Themenliste.$N45] = 1;&quot;2&quot;;&quot;&quot;);IF(AND([$Themenliste.$N45] = 1;[$Themenliste.$O45] = 1);&quot;,&quot;;&quot;&quot;);IF([$Themenliste.$O45] = 1;&quot;3&quot;;&quot;&quot;));&quot;&quot;)" office:value-type="string" office:string-value="1" calcext:value-type="string">
            <text:p>1</text:p>
          </table:table-cell>
          <table:table-cell table:style-name="ce27" table:formula="of:=AND([.K45];[.M45])" office:value-type="boolean" office:boolean-value="true" calcext:value-type="boolean">
            <text:p>WAHR</text:p>
          </table:table-cell>
          <table:table-cell table:style-name="ce27" table:formula="of:=AND([$Themenliste.$M45] = 1;[$Variablen.$A$2] = 1)" office:value-type="boolean" office:boolean-value="true" calcext:value-type="boolean">
            <text:p>WAHR</text:p>
          </table:table-cell>
          <table:table-cell table:style-name="ce27" table:formula="of:=AND([$Themenliste.$N45] = 1;[$Variablen.$B$2] = 1)" office:value-type="boolean" office:boolean-value="false" calcext:value-type="boolean">
            <text:p>FALSCH</text:p>
          </table:table-cell>
          <table:table-cell table:style-name="ce27" table:formula="of:=AND([$Themenliste.$O45] = 1;[$Variablen.$C$2] = 1)" office:value-type="boolean" office:boolean-value="false" calcext:value-type="boolean">
            <text:p>FALSCH</text:p>
          </table:table-cell>
          <table:table-cell table:style-name="ce27" table:formula="of:=OR([.H45];[.I45];[.J45])" office:value-type="boolean" office:boolean-value="true" calcext:value-type="boolean">
            <text:p>WAHR</text:p>
          </table:table-cell>
          <table:table-cell table:style-name="ce27" table:formula="of:=IF([$Themenliste.$J45] = 1)" office:value-type="boolean" office:boolean-value="true" calcext:value-type="boolean">
            <text:p>WAHR</text:p>
          </table:table-cell>
          <table:table-cell table:style-name="ce27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6];[$Themenliste.$A46];&quot;&quot;)" office:value-type="string" office:string-value="1.8.e" calcext:value-type="string">
            <text:p>1.8.e</text:p>
          </table:table-cell>
          <table:table-cell table:style-name="ce25" table:formula="of:=IF([.$G46];[$Themenliste.$B4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6];[$Themenliste.$C46];&quot;&quot;)" office:value-type="string" office:string-value="Betreiben von IT-Systemen" calcext:value-type="string">
            <text:p>Betreiben von IT-Systemen</text:p>
          </table:table-cell>
          <table:table-cell table:style-name="ce22" table:formula="of:=IF([.$G46];[$Themenliste.$D46];&quot;&quot;)" office:value-type="string" office:string-value="e" calcext:value-type="string">
            <text:p>e</text:p>
          </table:table-cell>
          <table:table-cell table:style-name="ce25" table:formula="of:=IF([.$G46];[$Themenliste.$E46]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style-name="ce22" table:formula="of:=IF([.$G46];CONCATENATE(IF([$Themenliste.$M46] = 1;&quot;1&quot;;&quot;&quot;);IF(AND([$Themenliste.$M46] = 1;OR([$Themenliste.$N46] = 1;[$Themenliste.$O46] = 1));&quot;,&quot;;&quot;&quot;);IF([$Themenliste.$N46] = 1;&quot;2&quot;;&quot;&quot;);IF(AND([$Themenliste.$N46] = 1;[$Themenliste.$O46] = 1);&quot;,&quot;;&quot;&quot;);IF([$Themenliste.$O46] = 1;&quot;3&quot;;&quot;&quot;));&quot;&quot;)" office:value-type="string" office:string-value="2" calcext:value-type="string">
            <text:p>2</text:p>
          </table:table-cell>
          <table:table-cell table:style-name="ce27" table:formula="of:=AND([.K46];[.M46])" office:value-type="boolean" office:boolean-value="true" calcext:value-type="boolean">
            <text:p>WAHR</text:p>
          </table:table-cell>
          <table:table-cell table:style-name="ce27" table:formula="of:=AND([$Themenliste.$M46] = 1;[$Variablen.$A$2] = 1)" office:value-type="boolean" office:boolean-value="false" calcext:value-type="boolean">
            <text:p>FALSCH</text:p>
          </table:table-cell>
          <table:table-cell table:style-name="ce27" table:formula="of:=AND([$Themenliste.$N46] = 1;[$Variablen.$B$2] = 1)" office:value-type="boolean" office:boolean-value="true" calcext:value-type="boolean">
            <text:p>WAHR</text:p>
          </table:table-cell>
          <table:table-cell table:style-name="ce27" table:formula="of:=AND([$Themenliste.$O46] = 1;[$Variablen.$C$2] = 1)" office:value-type="boolean" office:boolean-value="false" calcext:value-type="boolean">
            <text:p>FALSCH</text:p>
          </table:table-cell>
          <table:table-cell table:style-name="ce27" table:formula="of:=OR([.H46];[.I46];[.J46])" office:value-type="boolean" office:boolean-value="true" calcext:value-type="boolean">
            <text:p>WAHR</text:p>
          </table:table-cell>
          <table:table-cell table:style-name="ce27" table:formula="of:=IF([$Themenliste.$J46] = 1)" office:value-type="boolean" office:boolean-value="true" calcext:value-type="boolean">
            <text:p>WAHR</text:p>
          </table:table-cell>
          <table:table-cell table:style-name="ce27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47];[$Themenliste.$A47];&quot;&quot;)" office:value-type="string" office:string-value="1.8.f" calcext:value-type="string">
            <text:p>1.8.f</text:p>
          </table:table-cell>
          <table:table-cell table:style-name="ce25" table:formula="of:=IF([.$G47];[$Themenliste.$B4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7];[$Themenliste.$C47];&quot;&quot;)" office:value-type="string" office:string-value="Betreiben von IT-Systemen" calcext:value-type="string">
            <text:p>Betreiben von IT-Systemen</text:p>
          </table:table-cell>
          <table:table-cell table:style-name="ce22" table:formula="of:=IF([.$G47];[$Themenliste.$D47];&quot;&quot;)" office:value-type="string" office:string-value="f" calcext:value-type="string">
            <text:p>f</text:p>
          </table:table-cell>
          <table:table-cell table:style-name="ce25" table:formula="of:=IF([.$G47];[$Themenliste.$E47]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style-name="ce22" table:formula="of:=IF([.$G47];CONCATENATE(IF([$Themenliste.$M47] = 1;&quot;1&quot;;&quot;&quot;);IF(AND([$Themenliste.$M47] = 1;OR([$Themenliste.$N47] = 1;[$Themenliste.$O47] = 1));&quot;,&quot;;&quot;&quot;);IF([$Themenliste.$N47] = 1;&quot;2&quot;;&quot;&quot;);IF(AND([$Themenliste.$N47] = 1;[$Themenliste.$O47] = 1);&quot;,&quot;;&quot;&quot;);IF([$Themenliste.$O47] = 1;&quot;3&quot;;&quot;&quot;));&quot;&quot;)" office:value-type="string" office:string-value="2" calcext:value-type="string">
            <text:p>2</text:p>
          </table:table-cell>
          <table:table-cell table:style-name="ce27" table:formula="of:=AND([.K47];[.M47])" office:value-type="boolean" office:boolean-value="true" calcext:value-type="boolean">
            <text:p>WAHR</text:p>
          </table:table-cell>
          <table:table-cell table:style-name="ce27" table:formula="of:=AND([$Themenliste.$M47] = 1;[$Variablen.$A$2] = 1)" office:value-type="boolean" office:boolean-value="false" calcext:value-type="boolean">
            <text:p>FALSCH</text:p>
          </table:table-cell>
          <table:table-cell table:style-name="ce27" table:formula="of:=AND([$Themenliste.$N47] = 1;[$Variablen.$B$2] = 1)" office:value-type="boolean" office:boolean-value="true" calcext:value-type="boolean">
            <text:p>WAHR</text:p>
          </table:table-cell>
          <table:table-cell table:style-name="ce27" table:formula="of:=AND([$Themenliste.$O47] = 1;[$Variablen.$C$2] = 1)" office:value-type="boolean" office:boolean-value="false" calcext:value-type="boolean">
            <text:p>FALSCH</text:p>
          </table:table-cell>
          <table:table-cell table:style-name="ce27" table:formula="of:=OR([.H47];[.I47];[.J47])" office:value-type="boolean" office:boolean-value="true" calcext:value-type="boolean">
            <text:p>WAHR</text:p>
          </table:table-cell>
          <table:table-cell table:style-name="ce27" table:formula="of:=IF([$Themenliste.$J47] = 1)" office:value-type="boolean" office:boolean-value="true" calcext:value-type="boolean">
            <text:p>WAHR</text:p>
          </table:table-cell>
          <table:table-cell table:style-name="ce27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48];[$Themenliste.$A49];&quot;&quot;)" office:value-type="string" office:string-value="1.9.b" calcext:value-type="string">
            <text:p>1.9.b</text:p>
          </table:table-cell>
          <table:table-cell table:style-name="ce25" table:formula="of:=IF([.$G48];[$Themenliste.$B4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8];[$Themenliste.$C49];&quot;&quot;)" office:value-type="string" office:string-value="Inbetriebnehmen von Speicherlösungen" calcext:value-type="string">
            <text:p>Inbetriebnehmen von Speicherlösungen</text:p>
          </table:table-cell>
          <table:table-cell table:style-name="ce22" table:formula="of:=IF([.$G48];[$Themenliste.$D49];&quot;&quot;)" office:value-type="string" office:string-value="b" calcext:value-type="string">
            <text:p>b</text:p>
          </table:table-cell>
          <table:table-cell table:style-name="ce25" table:formula="of:=IF([.$G48];[$Themenliste.$E48]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style-name="ce22" table:formula="of:=IF([.$G48];CONCATENATE(IF([$Themenliste.$M49] = 1;&quot;1&quot;;&quot;&quot;);IF(AND([$Themenliste.$M49] = 1;OR([$Themenliste.$N49] = 1;[$Themenliste.$O49] = 1));&quot;,&quot;;&quot;&quot;);IF([$Themenliste.$N49] = 1;&quot;2&quot;;&quot;&quot;);IF(AND([$Themenliste.$N49] = 1;[$Themenliste.$O49] = 1);&quot;,&quot;;&quot;&quot;);IF([$Themenliste.$O49] = 1;&quot;3&quot;;&quot;&quot;));&quot;&quot;)" office:value-type="string" office:string-value="2" calcext:value-type="string">
            <text:p>2</text:p>
          </table:table-cell>
          <table:table-cell table:style-name="ce27" table:formula="of:=AND([.K48];[.M48])" office:value-type="boolean" office:boolean-value="true" calcext:value-type="boolean">
            <text:p>WAHR</text:p>
          </table:table-cell>
          <table:table-cell table:style-name="ce27" table:formula="of:=AND([$Themenliste.$M49] = 1;[$Variablen.$A$2] = 1)" office:value-type="boolean" office:boolean-value="false" calcext:value-type="boolean">
            <text:p>FALSCH</text:p>
          </table:table-cell>
          <table:table-cell table:style-name="ce27" table:formula="of:=AND([$Themenliste.$N49] = 1;[$Variablen.$B$2] = 1)" office:value-type="boolean" office:boolean-value="true" calcext:value-type="boolean">
            <text:p>WAHR</text:p>
          </table:table-cell>
          <table:table-cell table:style-name="ce27" table:formula="of:=AND([$Themenliste.$O49] = 1;[$Variablen.$C$2] = 1)" office:value-type="boolean" office:boolean-value="false" calcext:value-type="boolean">
            <text:p>FALSCH</text:p>
          </table:table-cell>
          <table:table-cell table:style-name="ce27" table:formula="of:=OR([.H48];[.I48];[.J48])" office:value-type="boolean" office:boolean-value="true" calcext:value-type="boolean">
            <text:p>WAHR</text:p>
          </table:table-cell>
          <table:table-cell table:style-name="ce27" table:formula="of:=IF([$Themenliste.$J49] = 1)" office:value-type="boolean" office:boolean-value="true" calcext:value-type="boolean">
            <text:p>WAHR</text:p>
          </table:table-cell>
          <table:table-cell table:style-name="ce27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style-name="ce22" table:formula="of:=IF([.$G49];[$Themenliste.$A50];&quot;&quot;)" office:value-type="string" office:string-value="1.10.a" calcext:value-type="string">
            <text:p>1.10.a</text:p>
          </table:table-cell>
          <table:table-cell table:style-name="ce25" table:formula="of:=IF([.$G49];[$Themenliste.$B5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49];[$Themenliste.$C50];&quot;&quot;)" office:value-type="string" office:string-value="Programmieren von Softwarelösungen" calcext:value-type="string">
            <text:p>Programmieren von Softwarelösungen</text:p>
          </table:table-cell>
          <table:table-cell table:style-name="ce22" table:formula="of:=IF([.$G49];[$Themenliste.$D50];&quot;&quot;)" office:value-type="string" office:string-value="a" calcext:value-type="string">
            <text:p>a</text:p>
          </table:table-cell>
          <table:table-cell table:style-name="ce25" table:formula="of:=IF([.$G49];[$Themenliste.$E50]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style-name="ce22" table:formula="of:=IF([.$G49];CONCATENATE(IF([$Themenliste.$M50] = 1;&quot;1&quot;;&quot;&quot;);IF(AND([$Themenliste.$M50] = 1;OR([$Themenliste.$N50] = 1;[$Themenliste.$O50] = 1));&quot;,&quot;;&quot;&quot;);IF([$Themenliste.$N50] = 1;&quot;2&quot;;&quot;&quot;);IF(AND([$Themenliste.$N50] = 1;[$Themenliste.$O50] = 1);&quot;,&quot;;&quot;&quot;);IF([$Themenliste.$O50] = 1;&quot;3&quot;;&quot;&quot;));&quot;&quot;)" office:value-type="string" office:string-value="1" calcext:value-type="string">
            <text:p>1</text:p>
          </table:table-cell>
          <table:table-cell table:style-name="ce27" table:formula="of:=AND([.K49];[.M49])" office:value-type="boolean" office:boolean-value="true" calcext:value-type="boolean">
            <text:p>WAHR</text:p>
          </table:table-cell>
          <table:table-cell table:style-name="ce27" table:formula="of:=AND([$Themenliste.$M50] = 1;[$Variablen.$A$2] = 1)" office:value-type="boolean" office:boolean-value="true" calcext:value-type="boolean">
            <text:p>WAHR</text:p>
          </table:table-cell>
          <table:table-cell table:style-name="ce27" table:formula="of:=AND([$Themenliste.$N50] = 1;[$Variablen.$B$2] = 1)" office:value-type="boolean" office:boolean-value="false" calcext:value-type="boolean">
            <text:p>FALSCH</text:p>
          </table:table-cell>
          <table:table-cell table:style-name="ce27" table:formula="of:=AND([$Themenliste.$O50] = 1;[$Variablen.$C$2] = 1)" office:value-type="boolean" office:boolean-value="false" calcext:value-type="boolean">
            <text:p>FALSCH</text:p>
          </table:table-cell>
          <table:table-cell table:style-name="ce27" table:formula="of:=OR([.H49];[.I49];[.J49])" office:value-type="boolean" office:boolean-value="true" calcext:value-type="boolean">
            <text:p>WAHR</text:p>
          </table:table-cell>
          <table:table-cell table:style-name="ce27" table:formula="of:=IF([$Themenliste.$J50] = 1)" office:value-type="boolean" office:boolean-value="true" calcext:value-type="boolean">
            <text:p>WAHR</text:p>
          </table:table-cell>
          <table:table-cell table:style-name="ce27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50];[$Themenliste.$A51];&quot;&quot;)" office:value-type="string" office:string-value="1.10.b" calcext:value-type="string">
            <text:p>1.10.b</text:p>
          </table:table-cell>
          <table:table-cell table:style-name="ce25" table:formula="of:=IF([.$G50];[$Themenliste.$B5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50];[$Themenliste.$C51];&quot;&quot;)" office:value-type="string" office:string-value="Programmieren von Softwarelösungen" calcext:value-type="string">
            <text:p>Programmieren von Softwarelösungen</text:p>
          </table:table-cell>
          <table:table-cell table:style-name="ce22" table:formula="of:=IF([.$G50];[$Themenliste.$D51];&quot;&quot;)" office:value-type="string" office:string-value="b" calcext:value-type="string">
            <text:p>b</text:p>
          </table:table-cell>
          <table:table-cell table:style-name="ce25" table:formula="of:=IF([.$G50];[$Themenliste.$E51]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style-name="ce22" table:formula="of:=IF([.$G50];CONCATENATE(IF([$Themenliste.$M51] = 1;&quot;1&quot;;&quot;&quot;);IF(AND([$Themenliste.$M51] = 1;OR([$Themenliste.$N51] = 1;[$Themenliste.$O51] = 1));&quot;,&quot;;&quot;&quot;);IF([$Themenliste.$N51] = 1;&quot;2&quot;;&quot;&quot;);IF(AND([$Themenliste.$N51] = 1;[$Themenliste.$O51] = 1);&quot;,&quot;;&quot;&quot;);IF([$Themenliste.$O51] = 1;&quot;3&quot;;&quot;&quot;));&quot;&quot;)" office:value-type="string" office:string-value="1" calcext:value-type="string">
            <text:p>1</text:p>
          </table:table-cell>
          <table:table-cell table:style-name="ce27" table:formula="of:=AND([.K50];[.M50])" office:value-type="boolean" office:boolean-value="true" calcext:value-type="boolean">
            <text:p>WAHR</text:p>
          </table:table-cell>
          <table:table-cell table:style-name="ce27" table:formula="of:=AND([$Themenliste.$M51] = 1;[$Variablen.$A$2] = 1)" office:value-type="boolean" office:boolean-value="true" calcext:value-type="boolean">
            <text:p>WAHR</text:p>
          </table:table-cell>
          <table:table-cell table:style-name="ce27" table:formula="of:=AND([$Themenliste.$N51] = 1;[$Variablen.$B$2] = 1)" office:value-type="boolean" office:boolean-value="false" calcext:value-type="boolean">
            <text:p>FALSCH</text:p>
          </table:table-cell>
          <table:table-cell table:style-name="ce27" table:formula="of:=AND([$Themenliste.$O51] = 1;[$Variablen.$C$2] = 1)" office:value-type="boolean" office:boolean-value="false" calcext:value-type="boolean">
            <text:p>FALSCH</text:p>
          </table:table-cell>
          <table:table-cell table:style-name="ce27" table:formula="of:=OR([.H50];[.I50];[.J50])" office:value-type="boolean" office:boolean-value="true" calcext:value-type="boolean">
            <text:p>WAHR</text:p>
          </table:table-cell>
          <table:table-cell table:style-name="ce27" table:formula="of:=IF([$Themenliste.$J51] = 1)" office:value-type="boolean" office:boolean-value="true" calcext:value-type="boolean">
            <text:p>WAHR</text:p>
          </table:table-cell>
          <table:table-cell table:style-name="ce27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51];[$Themenliste.$A52];&quot;&quot;)" office:value-type="string" office:string-value="1.10.c" calcext:value-type="string">
            <text:p>1.10.c</text:p>
          </table:table-cell>
          <table:table-cell table:style-name="ce25" table:formula="of:=IF([.$G51];[$Themenliste.$B5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25" table:formula="of:=IF([.$G51];[$Themenliste.$C52];&quot;&quot;)" office:value-type="string" office:string-value="Programmieren von Softwarelösungen" calcext:value-type="string">
            <text:p>Programmieren von Softwarelösungen</text:p>
          </table:table-cell>
          <table:table-cell table:style-name="ce22" table:formula="of:=IF([.$G51];[$Themenliste.$D52];&quot;&quot;)" office:value-type="string" office:string-value="c" calcext:value-type="string">
            <text:p>c</text:p>
          </table:table-cell>
          <table:table-cell table:style-name="ce25" table:formula="of:=IF([.$G51];[$Themenliste.$E52];&quot;&quot;)" office:value-type="string" office:string-value="Teilaufgaben von IT-Systemen automatisieren" calcext:value-type="string">
            <text:p>Teilaufgaben von IT-Systemen automatisieren</text:p>
          </table:table-cell>
          <table:table-cell table:style-name="ce22" table:formula="of:=IF([.$G51];CONCATENATE(IF([$Themenliste.$M52] = 1;&quot;1&quot;;&quot;&quot;);IF(AND([$Themenliste.$M52] = 1;OR([$Themenliste.$N52] = 1;[$Themenliste.$O52] = 1));&quot;,&quot;;&quot;&quot;);IF([$Themenliste.$N52] = 1;&quot;2&quot;;&quot;&quot;);IF(AND([$Themenliste.$N52] = 1;[$Themenliste.$O52] = 1);&quot;,&quot;;&quot;&quot;);IF([$Themenliste.$O52] = 1;&quot;3&quot;;&quot;&quot;));&quot;&quot;)" office:value-type="string" office:string-value="2" calcext:value-type="string">
            <text:p>2</text:p>
          </table:table-cell>
          <table:table-cell table:style-name="ce27" table:formula="of:=AND([.K51];[.M51])" office:value-type="boolean" office:boolean-value="true" calcext:value-type="boolean">
            <text:p>WAHR</text:p>
          </table:table-cell>
          <table:table-cell table:style-name="ce27" table:formula="of:=AND([$Themenliste.$M52] = 1;[$Variablen.$A$2] = 1)" office:value-type="boolean" office:boolean-value="false" calcext:value-type="boolean">
            <text:p>FALSCH</text:p>
          </table:table-cell>
          <table:table-cell table:style-name="ce27" table:formula="of:=AND([$Themenliste.$N52] = 1;[$Variablen.$B$2] = 1)" office:value-type="boolean" office:boolean-value="true" calcext:value-type="boolean">
            <text:p>WAHR</text:p>
          </table:table-cell>
          <table:table-cell table:style-name="ce27" table:formula="of:=AND([$Themenliste.$O52] = 1;[$Variablen.$C$2] = 1)" office:value-type="boolean" office:boolean-value="false" calcext:value-type="boolean">
            <text:p>FALSCH</text:p>
          </table:table-cell>
          <table:table-cell table:style-name="ce27" table:formula="of:=OR([.H51];[.I51];[.J51])" office:value-type="boolean" office:boolean-value="true" calcext:value-type="boolean">
            <text:p>WAHR</text:p>
          </table:table-cell>
          <table:table-cell table:style-name="ce27" table:formula="of:=IF([$Themenliste.$J52] = 1)" office:value-type="boolean" office:boolean-value="true" calcext:value-type="boolean">
            <text:p>WAHR</text:p>
          </table:table-cell>
          <table:table-cell table:style-name="ce27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2];[$Themenliste.$A53];&quot;&quot;)">
            <text:p/>
          </table:table-cell>
          <table:table-cell table:style-name="ce25" table:formula="of:=IF([.$G52];[$Themenliste.$B53];&quot;&quot;)">
            <text:p/>
          </table:table-cell>
          <table:table-cell table:style-name="ce25" table:formula="of:=IF([.$G52];[$Themenliste.$C53];&quot;&quot;)">
            <text:p/>
          </table:table-cell>
          <table:table-cell table:style-name="ce22" table:formula="of:=IF([.$G52];[$Themenliste.$D53];&quot;&quot;)">
            <text:p/>
          </table:table-cell>
          <table:table-cell table:style-name="ce25" table:formula="of:=IF([.$G52];[$Themenliste.$E53];&quot;&quot;)">
            <text:p/>
          </table:table-cell>
          <table:table-cell table:style-name="ce22" table:formula="of:=IF([.$G52];CONCATENATE(IF([$Themenliste.$M53] = 1;&quot;1&quot;;&quot;&quot;);IF(AND([$Themenliste.$M53] = 1;OR([$Themenliste.$N53] = 1;[$Themenliste.$O53] = 1));&quot;,&quot;;&quot;&quot;);IF([$Themenliste.$N53] = 1;&quot;2&quot;;&quot;&quot;);IF(AND([$Themenliste.$N53] = 1;[$Themenliste.$O53] = 1);&quot;,&quot;;&quot;&quot;);IF([$Themenliste.$O53] = 1;&quot;3&quot;;&quot;&quot;));&quot;&quot;)">
            <text:p/>
          </table:table-cell>
          <table:table-cell table:style-name="ce27" table:formula="of:=AND([.K52];[.M52])" office:value-type="boolean" office:boolean-value="false" calcext:value-type="boolean">
            <text:p>FALSCH</text:p>
          </table:table-cell>
          <table:table-cell table:style-name="ce27" table:formula="of:=AND([$Themenliste.$M53] = 1;[$Variablen.$A$2] = 1)" office:value-type="boolean" office:boolean-value="true" calcext:value-type="boolean">
            <text:p>WAHR</text:p>
          </table:table-cell>
          <table:table-cell table:style-name="ce27" table:formula="of:=AND([$Themenliste.$N53] = 1;[$Variablen.$B$2] = 1)" office:value-type="boolean" office:boolean-value="false" calcext:value-type="boolean">
            <text:p>FALSCH</text:p>
          </table:table-cell>
          <table:table-cell table:style-name="ce27" table:formula="of:=AND([$Themenliste.$O53] = 1;[$Variablen.$C$2] = 1)" office:value-type="boolean" office:boolean-value="false" calcext:value-type="boolean">
            <text:p>FALSCH</text:p>
          </table:table-cell>
          <table:table-cell table:style-name="ce27" table:formula="of:=OR([.H52];[.I52];[.J52])" office:value-type="boolean" office:boolean-value="true" calcext:value-type="boolean">
            <text:p>WAHR</text:p>
          </table:table-cell>
          <table:table-cell table:style-name="ce27" table:formula="of:=IF([$Themenliste.$J53] = 1)" office:value-type="boolean" office:boolean-value="true" calcext:value-type="boolean">
            <text:p>WAHR</text:p>
          </table:table-cell>
          <table:table-cell table:style-name="ce27" table:formula="of:=IF([$Themenliste.$I5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3];[$Themenliste.$A54];&quot;&quot;)">
            <text:p/>
          </table:table-cell>
          <table:table-cell table:style-name="ce25" table:formula="of:=IF([.$G53];[$Themenliste.$B54];&quot;&quot;)">
            <text:p/>
          </table:table-cell>
          <table:table-cell table:style-name="ce25" table:formula="of:=IF([.$G53];[$Themenliste.$C54];&quot;&quot;)">
            <text:p/>
          </table:table-cell>
          <table:table-cell table:style-name="ce22" table:formula="of:=IF([.$G53];[$Themenliste.$D54];&quot;&quot;)">
            <text:p/>
          </table:table-cell>
          <table:table-cell table:style-name="ce25" table:formula="of:=IF([.$G53];[$Themenliste.$E54];&quot;&quot;)">
            <text:p/>
          </table:table-cell>
          <table:table-cell table:style-name="ce22" table:formula="of:=IF([.$G53];CONCATENATE(IF([$Themenliste.$M54] = 1;&quot;1&quot;;&quot;&quot;);IF(AND([$Themenliste.$M54] = 1;OR([$Themenliste.$N54] = 1;[$Themenliste.$O54] = 1));&quot;,&quot;;&quot;&quot;);IF([$Themenliste.$N54] = 1;&quot;2&quot;;&quot;&quot;);IF(AND([$Themenliste.$N54] = 1;[$Themenliste.$O54] = 1);&quot;,&quot;;&quot;&quot;);IF([$Themenliste.$O54] = 1;&quot;3&quot;;&quot;&quot;));&quot;&quot;)">
            <text:p/>
          </table:table-cell>
          <table:table-cell table:style-name="ce27" table:formula="of:=AND([.K53];[.M53])" office:value-type="boolean" office:boolean-value="false" calcext:value-type="boolean">
            <text:p>FALSCH</text:p>
          </table:table-cell>
          <table:table-cell table:style-name="ce27" table:formula="of:=AND([$Themenliste.$M54] = 1;[$Variablen.$A$2] = 1)" office:value-type="boolean" office:boolean-value="true" calcext:value-type="boolean">
            <text:p>WAHR</text:p>
          </table:table-cell>
          <table:table-cell table:style-name="ce27" table:formula="of:=AND([$Themenliste.$N54] = 1;[$Variablen.$B$2] = 1)" office:value-type="boolean" office:boolean-value="false" calcext:value-type="boolean">
            <text:p>FALSCH</text:p>
          </table:table-cell>
          <table:table-cell table:style-name="ce27" table:formula="of:=AND([$Themenliste.$O54] = 1;[$Variablen.$C$2] = 1)" office:value-type="boolean" office:boolean-value="false" calcext:value-type="boolean">
            <text:p>FALSCH</text:p>
          </table:table-cell>
          <table:table-cell table:style-name="ce27" table:formula="of:=OR([.H53];[.I53];[.J53])" office:value-type="boolean" office:boolean-value="true" calcext:value-type="boolean">
            <text:p>WAHR</text:p>
          </table:table-cell>
          <table:table-cell table:style-name="ce27" table:formula="of:=IF([$Themenliste.$J54] = 1)" office:value-type="boolean" office:boolean-value="true" calcext:value-type="boolean">
            <text:p>WAHR</text:p>
          </table:table-cell>
          <table:table-cell table:style-name="ce27" table:formula="of:=IF([$Themenliste.$I5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4];[$Themenliste.$A55];&quot;&quot;)">
            <text:p/>
          </table:table-cell>
          <table:table-cell table:style-name="ce25" table:formula="of:=IF([.$G54];[$Themenliste.$B55];&quot;&quot;)">
            <text:p/>
          </table:table-cell>
          <table:table-cell table:style-name="ce25" table:formula="of:=IF([.$G54];[$Themenliste.$C55];&quot;&quot;)">
            <text:p/>
          </table:table-cell>
          <table:table-cell table:style-name="ce22" table:formula="of:=IF([.$G54];[$Themenliste.$D55];&quot;&quot;)">
            <text:p/>
          </table:table-cell>
          <table:table-cell table:style-name="ce25" table:formula="of:=IF([.$G54];[$Themenliste.$E55];&quot;&quot;)">
            <text:p/>
          </table:table-cell>
          <table:table-cell table:style-name="ce22" table:formula="of:=IF([.$G54];CONCATENATE(IF([$Themenliste.$M55] = 1;&quot;1&quot;;&quot;&quot;);IF(AND([$Themenliste.$M55] = 1;OR([$Themenliste.$N55] = 1;[$Themenliste.$O55] = 1));&quot;,&quot;;&quot;&quot;);IF([$Themenliste.$N55] = 1;&quot;2&quot;;&quot;&quot;);IF(AND([$Themenliste.$N55] = 1;[$Themenliste.$O55] = 1);&quot;,&quot;;&quot;&quot;);IF([$Themenliste.$O55] = 1;&quot;3&quot;;&quot;&quot;));&quot;&quot;)">
            <text:p/>
          </table:table-cell>
          <table:table-cell table:style-name="ce27" table:formula="of:=AND([.K54];[.M54])" office:value-type="boolean" office:boolean-value="false" calcext:value-type="boolean">
            <text:p>FALSCH</text:p>
          </table:table-cell>
          <table:table-cell table:style-name="ce27" table:formula="of:=AND([$Themenliste.$M55] = 1;[$Variablen.$A$2] = 1)" office:value-type="boolean" office:boolean-value="true" calcext:value-type="boolean">
            <text:p>WAHR</text:p>
          </table:table-cell>
          <table:table-cell table:style-name="ce27" table:formula="of:=AND([$Themenliste.$N55] = 1;[$Variablen.$B$2] = 1)" office:value-type="boolean" office:boolean-value="false" calcext:value-type="boolean">
            <text:p>FALSCH</text:p>
          </table:table-cell>
          <table:table-cell table:style-name="ce27" table:formula="of:=AND([$Themenliste.$O55] = 1;[$Variablen.$C$2] = 1)" office:value-type="boolean" office:boolean-value="false" calcext:value-type="boolean">
            <text:p>FALSCH</text:p>
          </table:table-cell>
          <table:table-cell table:style-name="ce27" table:formula="of:=OR([.H54];[.I54];[.J54])" office:value-type="boolean" office:boolean-value="true" calcext:value-type="boolean">
            <text:p>WAHR</text:p>
          </table:table-cell>
          <table:table-cell table:style-name="ce27" table:formula="of:=IF([$Themenliste.$J55] = 1)" office:value-type="boolean" office:boolean-value="true" calcext:value-type="boolean">
            <text:p>WAHR</text:p>
          </table:table-cell>
          <table:table-cell table:style-name="ce27" table:formula="of:=IF([$Themenliste.$I5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5];[$Themenliste.$A56];&quot;&quot;)">
            <text:p/>
          </table:table-cell>
          <table:table-cell table:style-name="ce25" table:formula="of:=IF([.$G55];[$Themenliste.$B56];&quot;&quot;)">
            <text:p/>
          </table:table-cell>
          <table:table-cell table:style-name="ce25" table:formula="of:=IF([.$G55];[$Themenliste.$C56];&quot;&quot;)">
            <text:p/>
          </table:table-cell>
          <table:table-cell table:style-name="ce22" table:formula="of:=IF([.$G55];[$Themenliste.$D56];&quot;&quot;)">
            <text:p/>
          </table:table-cell>
          <table:table-cell table:style-name="ce25" table:formula="of:=IF([.$G55];[$Themenliste.$E56];&quot;&quot;)">
            <text:p/>
          </table:table-cell>
          <table:table-cell table:style-name="ce22" table:formula="of:=IF([.$G55];CONCATENATE(IF([$Themenliste.$M56] = 1;&quot;1&quot;;&quot;&quot;);IF(AND([$Themenliste.$M56] = 1;OR([$Themenliste.$N56] = 1;[$Themenliste.$O56] = 1));&quot;,&quot;;&quot;&quot;);IF([$Themenliste.$N56] = 1;&quot;2&quot;;&quot;&quot;);IF(AND([$Themenliste.$N56] = 1;[$Themenliste.$O56] = 1);&quot;,&quot;;&quot;&quot;);IF([$Themenliste.$O56] = 1;&quot;3&quot;;&quot;&quot;));&quot;&quot;)">
            <text:p/>
          </table:table-cell>
          <table:table-cell table:style-name="ce27" table:formula="of:=AND([.K55];[.M55])" office:value-type="boolean" office:boolean-value="false" calcext:value-type="boolean">
            <text:p>FALSCH</text:p>
          </table:table-cell>
          <table:table-cell table:style-name="ce27" table:formula="of:=AND([$Themenliste.$M56] = 1;[$Variablen.$A$2] = 1)" office:value-type="boolean" office:boolean-value="false" calcext:value-type="boolean">
            <text:p>FALSCH</text:p>
          </table:table-cell>
          <table:table-cell table:style-name="ce27" table:formula="of:=AND([$Themenliste.$N56] = 1;[$Variablen.$B$2] = 1)" office:value-type="boolean" office:boolean-value="true" calcext:value-type="boolean">
            <text:p>WAHR</text:p>
          </table:table-cell>
          <table:table-cell table:style-name="ce27" table:formula="of:=AND([$Themenliste.$O56] = 1;[$Variablen.$C$2] = 1)" office:value-type="boolean" office:boolean-value="false" calcext:value-type="boolean">
            <text:p>FALSCH</text:p>
          </table:table-cell>
          <table:table-cell table:style-name="ce27" table:formula="of:=OR([.H55];[.I55];[.J55])" office:value-type="boolean" office:boolean-value="true" calcext:value-type="boolean">
            <text:p>WAHR</text:p>
          </table:table-cell>
          <table:table-cell table:style-name="ce27" table:formula="of:=IF([$Themenliste.$J56] = 1)" office:value-type="boolean" office:boolean-value="true" calcext:value-type="boolean">
            <text:p>WAHR</text:p>
          </table:table-cell>
          <table:table-cell table:style-name="ce27" table:formula="of:=IF([$Themenliste.$I5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6];[$Themenliste.$A57];&quot;&quot;)">
            <text:p/>
          </table:table-cell>
          <table:table-cell table:style-name="ce25" table:formula="of:=IF([.$G56];[$Themenliste.$B57];&quot;&quot;)">
            <text:p/>
          </table:table-cell>
          <table:table-cell table:style-name="ce25" table:formula="of:=IF([.$G56];[$Themenliste.$C57];&quot;&quot;)">
            <text:p/>
          </table:table-cell>
          <table:table-cell table:style-name="ce22" table:formula="of:=IF([.$G56];[$Themenliste.$D57];&quot;&quot;)">
            <text:p/>
          </table:table-cell>
          <table:table-cell table:style-name="ce25" table:formula="of:=IF([.$G56];[$Themenliste.$E57];&quot;&quot;)">
            <text:p/>
          </table:table-cell>
          <table:table-cell table:style-name="ce22" table:formula="of:=IF([.$G56];CONCATENATE(IF([$Themenliste.$M57] = 1;&quot;1&quot;;&quot;&quot;);IF(AND([$Themenliste.$M57] = 1;OR([$Themenliste.$N57] = 1;[$Themenliste.$O57] = 1));&quot;,&quot;;&quot;&quot;);IF([$Themenliste.$N57] = 1;&quot;2&quot;;&quot;&quot;);IF(AND([$Themenliste.$N57] = 1;[$Themenliste.$O57] = 1);&quot;,&quot;;&quot;&quot;);IF([$Themenliste.$O57] = 1;&quot;3&quot;;&quot;&quot;));&quot;&quot;)">
            <text:p/>
          </table:table-cell>
          <table:table-cell table:style-name="ce27" table:formula="of:=AND([.K56];[.M56])" office:value-type="boolean" office:boolean-value="false" calcext:value-type="boolean">
            <text:p>FALSCH</text:p>
          </table:table-cell>
          <table:table-cell table:style-name="ce27" table:formula="of:=AND([$Themenliste.$M57] = 1;[$Variablen.$A$2] = 1)" office:value-type="boolean" office:boolean-value="false" calcext:value-type="boolean">
            <text:p>FALSCH</text:p>
          </table:table-cell>
          <table:table-cell table:style-name="ce27" table:formula="of:=AND([$Themenliste.$N57] = 1;[$Variablen.$B$2] = 1)" office:value-type="boolean" office:boolean-value="true" calcext:value-type="boolean">
            <text:p>WAHR</text:p>
          </table:table-cell>
          <table:table-cell table:style-name="ce27" table:formula="of:=AND([$Themenliste.$O57] = 1;[$Variablen.$C$2] = 1)" office:value-type="boolean" office:boolean-value="false" calcext:value-type="boolean">
            <text:p>FALSCH</text:p>
          </table:table-cell>
          <table:table-cell table:style-name="ce27" table:formula="of:=OR([.H56];[.I56];[.J56])" office:value-type="boolean" office:boolean-value="true" calcext:value-type="boolean">
            <text:p>WAHR</text:p>
          </table:table-cell>
          <table:table-cell table:style-name="ce27" table:formula="of:=IF([$Themenliste.$J57] = 1)" office:value-type="boolean" office:boolean-value="true" calcext:value-type="boolean">
            <text:p>WAHR</text:p>
          </table:table-cell>
          <table:table-cell table:style-name="ce27" table:formula="of:=IF([$Themenliste.$I5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7];[$Themenliste.$A58];&quot;&quot;)">
            <text:p/>
          </table:table-cell>
          <table:table-cell table:style-name="ce25" table:formula="of:=IF([.$G57];[$Themenliste.$B58];&quot;&quot;)">
            <text:p/>
          </table:table-cell>
          <table:table-cell table:style-name="ce25" table:formula="of:=IF([.$G57];[$Themenliste.$C58];&quot;&quot;)">
            <text:p/>
          </table:table-cell>
          <table:table-cell table:style-name="ce22" table:formula="of:=IF([.$G57];[$Themenliste.$D58];&quot;&quot;)">
            <text:p/>
          </table:table-cell>
          <table:table-cell table:style-name="ce25" table:formula="of:=IF([.$G57];[$Themenliste.$E58];&quot;&quot;)">
            <text:p/>
          </table:table-cell>
          <table:table-cell table:style-name="ce22" table:formula="of:=IF([.$G57];CONCATENATE(IF([$Themenliste.$M58] = 1;&quot;1&quot;;&quot;&quot;);IF(AND([$Themenliste.$M58] = 1;OR([$Themenliste.$N58] = 1;[$Themenliste.$O58] = 1));&quot;,&quot;;&quot;&quot;);IF([$Themenliste.$N58] = 1;&quot;2&quot;;&quot;&quot;);IF(AND([$Themenliste.$N58] = 1;[$Themenliste.$O58] = 1);&quot;,&quot;;&quot;&quot;);IF([$Themenliste.$O58] = 1;&quot;3&quot;;&quot;&quot;));&quot;&quot;)">
            <text:p/>
          </table:table-cell>
          <table:table-cell table:style-name="ce27" table:formula="of:=AND([.K57];[.M57])" office:value-type="boolean" office:boolean-value="false" calcext:value-type="boolean">
            <text:p>FALSCH</text:p>
          </table:table-cell>
          <table:table-cell table:style-name="ce27" table:formula="of:=AND([$Themenliste.$M58] = 1;[$Variablen.$A$2] = 1)" office:value-type="boolean" office:boolean-value="false" calcext:value-type="boolean">
            <text:p>FALSCH</text:p>
          </table:table-cell>
          <table:table-cell table:style-name="ce27" table:formula="of:=AND([$Themenliste.$N58] = 1;[$Variablen.$B$2] = 1)" office:value-type="boolean" office:boolean-value="true" calcext:value-type="boolean">
            <text:p>WAHR</text:p>
          </table:table-cell>
          <table:table-cell table:style-name="ce27" table:formula="of:=AND([$Themenliste.$O58] = 1;[$Variablen.$C$2] = 1)" office:value-type="boolean" office:boolean-value="false" calcext:value-type="boolean">
            <text:p>FALSCH</text:p>
          </table:table-cell>
          <table:table-cell table:style-name="ce27" table:formula="of:=OR([.H57];[.I57];[.J57])" office:value-type="boolean" office:boolean-value="true" calcext:value-type="boolean">
            <text:p>WAHR</text:p>
          </table:table-cell>
          <table:table-cell table:style-name="ce27" table:formula="of:=IF([$Themenliste.$J58] = 1)" office:value-type="boolean" office:boolean-value="true" calcext:value-type="boolean">
            <text:p>WAHR</text:p>
          </table:table-cell>
          <table:table-cell table:style-name="ce27" table:formula="of:=IF([$Themenliste.$I5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8];[$Themenliste.$A59];&quot;&quot;)">
            <text:p/>
          </table:table-cell>
          <table:table-cell table:style-name="ce25" table:formula="of:=IF([.$G58];[$Themenliste.$B59];&quot;&quot;)">
            <text:p/>
          </table:table-cell>
          <table:table-cell table:style-name="ce25" table:formula="of:=IF([.$G58];[$Themenliste.$C59];&quot;&quot;)">
            <text:p/>
          </table:table-cell>
          <table:table-cell table:style-name="ce22" table:formula="of:=IF([.$G58];[$Themenliste.$D59];&quot;&quot;)">
            <text:p/>
          </table:table-cell>
          <table:table-cell table:style-name="ce25" table:formula="of:=IF([.$G58];[$Themenliste.$E59];&quot;&quot;)">
            <text:p/>
          </table:table-cell>
          <table:table-cell table:style-name="ce22" table:formula="of:=IF([.$G58];CONCATENATE(IF([$Themenliste.$M59] = 1;&quot;1&quot;;&quot;&quot;);IF(AND([$Themenliste.$M59] = 1;OR([$Themenliste.$N59] = 1;[$Themenliste.$O59] = 1));&quot;,&quot;;&quot;&quot;);IF([$Themenliste.$N59] = 1;&quot;2&quot;;&quot;&quot;);IF(AND([$Themenliste.$N59] = 1;[$Themenliste.$O59] = 1);&quot;,&quot;;&quot;&quot;);IF([$Themenliste.$O59] = 1;&quot;3&quot;;&quot;&quot;));&quot;&quot;)">
            <text:p/>
          </table:table-cell>
          <table:table-cell table:style-name="ce27" table:formula="of:=AND([.K58];[.M58])" office:value-type="boolean" office:boolean-value="false" calcext:value-type="boolean">
            <text:p>FALSCH</text:p>
          </table:table-cell>
          <table:table-cell table:style-name="ce27" table:formula="of:=AND([$Themenliste.$M59] = 1;[$Variablen.$A$2] = 1)" office:value-type="boolean" office:boolean-value="false" calcext:value-type="boolean">
            <text:p>FALSCH</text:p>
          </table:table-cell>
          <table:table-cell table:style-name="ce27" table:formula="of:=AND([$Themenliste.$N59] = 1;[$Variablen.$B$2] = 1)" office:value-type="boolean" office:boolean-value="true" calcext:value-type="boolean">
            <text:p>WAHR</text:p>
          </table:table-cell>
          <table:table-cell table:style-name="ce27" table:formula="of:=AND([$Themenliste.$O59] = 1;[$Variablen.$C$2] = 1)" office:value-type="boolean" office:boolean-value="false" calcext:value-type="boolean">
            <text:p>FALSCH</text:p>
          </table:table-cell>
          <table:table-cell table:style-name="ce27" table:formula="of:=OR([.H58];[.I58];[.J58])" office:value-type="boolean" office:boolean-value="true" calcext:value-type="boolean">
            <text:p>WAHR</text:p>
          </table:table-cell>
          <table:table-cell table:style-name="ce27" table:formula="of:=IF([$Themenliste.$J59] = 1)" office:value-type="boolean" office:boolean-value="true" calcext:value-type="boolean">
            <text:p>WAHR</text:p>
          </table:table-cell>
          <table:table-cell table:style-name="ce27" table:formula="of:=IF([$Themenliste.$I5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59];[$Themenliste.$A60];&quot;&quot;)">
            <text:p/>
          </table:table-cell>
          <table:table-cell table:style-name="ce25" table:formula="of:=IF([.$G59];[$Themenliste.$B60];&quot;&quot;)">
            <text:p/>
          </table:table-cell>
          <table:table-cell table:style-name="ce25" table:formula="of:=IF([.$G59];[$Themenliste.$C60];&quot;&quot;)">
            <text:p/>
          </table:table-cell>
          <table:table-cell table:style-name="ce22" table:formula="of:=IF([.$G59];[$Themenliste.$D60];&quot;&quot;)">
            <text:p/>
          </table:table-cell>
          <table:table-cell table:style-name="ce25" table:formula="of:=IF([.$G59];[$Themenliste.$E60];&quot;&quot;)">
            <text:p/>
          </table:table-cell>
          <table:table-cell table:style-name="ce22" table:formula="of:=IF([.$G59];CONCATENATE(IF([$Themenliste.$M60] = 1;&quot;1&quot;;&quot;&quot;);IF(AND([$Themenliste.$M60] = 1;OR([$Themenliste.$N60] = 1;[$Themenliste.$O60] = 1));&quot;,&quot;;&quot;&quot;);IF([$Themenliste.$N60] = 1;&quot;2&quot;;&quot;&quot;);IF(AND([$Themenliste.$N60] = 1;[$Themenliste.$O60] = 1);&quot;,&quot;;&quot;&quot;);IF([$Themenliste.$O60] = 1;&quot;3&quot;;&quot;&quot;));&quot;&quot;)">
            <text:p/>
          </table:table-cell>
          <table:table-cell table:style-name="ce27" table:formula="of:=AND([.K59];[.M59])" office:value-type="boolean" office:boolean-value="false" calcext:value-type="boolean">
            <text:p>FALSCH</text:p>
          </table:table-cell>
          <table:table-cell table:style-name="ce27" table:formula="of:=AND([$Themenliste.$M60] = 1;[$Variablen.$A$2] = 1)" office:value-type="boolean" office:boolean-value="true" calcext:value-type="boolean">
            <text:p>WAHR</text:p>
          </table:table-cell>
          <table:table-cell table:style-name="ce27" table:formula="of:=AND([$Themenliste.$N60] = 1;[$Variablen.$B$2] = 1)" office:value-type="boolean" office:boolean-value="false" calcext:value-type="boolean">
            <text:p>FALSCH</text:p>
          </table:table-cell>
          <table:table-cell table:style-name="ce27" table:formula="of:=AND([$Themenliste.$O60] = 1;[$Variablen.$C$2] = 1)" office:value-type="boolean" office:boolean-value="false" calcext:value-type="boolean">
            <text:p>FALSCH</text:p>
          </table:table-cell>
          <table:table-cell table:style-name="ce27" table:formula="of:=OR([.H59];[.I59];[.J59])" office:value-type="boolean" office:boolean-value="true" calcext:value-type="boolean">
            <text:p>WAHR</text:p>
          </table:table-cell>
          <table:table-cell table:style-name="ce27" table:formula="of:=IF([$Themenliste.$J60] = 1)" office:value-type="boolean" office:boolean-value="true" calcext:value-type="boolean">
            <text:p>WAHR</text:p>
          </table:table-cell>
          <table:table-cell table:style-name="ce27" table:formula="of:=IF([$Themenliste.$I6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60];[$Themenliste.$A61];&quot;&quot;)">
            <text:p/>
          </table:table-cell>
          <table:table-cell table:style-name="ce25" table:formula="of:=IF([.$G60];[$Themenliste.$B61];&quot;&quot;)">
            <text:p/>
          </table:table-cell>
          <table:table-cell table:style-name="ce25" table:formula="of:=IF([.$G60];[$Themenliste.$C61];&quot;&quot;)">
            <text:p/>
          </table:table-cell>
          <table:table-cell table:style-name="ce22" table:formula="of:=IF([.$G60];[$Themenliste.$D61];&quot;&quot;)">
            <text:p/>
          </table:table-cell>
          <table:table-cell table:style-name="ce25" table:formula="of:=IF([.$G60];[$Themenliste.$E61];&quot;&quot;)">
            <text:p/>
          </table:table-cell>
          <table:table-cell table:style-name="ce22" table:formula="of:=IF([.$G60];CONCATENATE(IF([$Themenliste.$M61] = 1;&quot;1&quot;;&quot;&quot;);IF(AND([$Themenliste.$M61] = 1;OR([$Themenliste.$N61] = 1;[$Themenliste.$O61] = 1));&quot;,&quot;;&quot;&quot;);IF([$Themenliste.$N61] = 1;&quot;2&quot;;&quot;&quot;);IF(AND([$Themenliste.$N61] = 1;[$Themenliste.$O61] = 1);&quot;,&quot;;&quot;&quot;);IF([$Themenliste.$O61] = 1;&quot;3&quot;;&quot;&quot;));&quot;&quot;)">
            <text:p/>
          </table:table-cell>
          <table:table-cell table:style-name="ce27" table:formula="of:=AND([.K60];[.M60])" office:value-type="boolean" office:boolean-value="false" calcext:value-type="boolean">
            <text:p>FALSCH</text:p>
          </table:table-cell>
          <table:table-cell table:style-name="ce27" table:formula="of:=AND([$Themenliste.$M61] = 1;[$Variablen.$A$2] = 1)" office:value-type="boolean" office:boolean-value="true" calcext:value-type="boolean">
            <text:p>WAHR</text:p>
          </table:table-cell>
          <table:table-cell table:style-name="ce27" table:formula="of:=AND([$Themenliste.$N61] = 1;[$Variablen.$B$2] = 1)" office:value-type="boolean" office:boolean-value="false" calcext:value-type="boolean">
            <text:p>FALSCH</text:p>
          </table:table-cell>
          <table:table-cell table:style-name="ce27" table:formula="of:=AND([$Themenliste.$O61] = 1;[$Variablen.$C$2] = 1)" office:value-type="boolean" office:boolean-value="false" calcext:value-type="boolean">
            <text:p>FALSCH</text:p>
          </table:table-cell>
          <table:table-cell table:style-name="ce27" table:formula="of:=OR([.H60];[.I60];[.J60])" office:value-type="boolean" office:boolean-value="true" calcext:value-type="boolean">
            <text:p>WAHR</text:p>
          </table:table-cell>
          <table:table-cell table:style-name="ce27" table:formula="of:=IF([$Themenliste.$J61] = 1)" office:value-type="boolean" office:boolean-value="true" calcext:value-type="boolean">
            <text:p>WAHR</text:p>
          </table:table-cell>
          <table:table-cell table:style-name="ce27" table:formula="of:=IF([$Themenliste.$I6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61];[$Themenliste.$A62];&quot;&quot;)">
            <text:p/>
          </table:table-cell>
          <table:table-cell table:style-name="ce25" table:formula="of:=IF([.$G61];[$Themenliste.$B62];&quot;&quot;)">
            <text:p/>
          </table:table-cell>
          <table:table-cell table:style-name="ce25" table:formula="of:=IF([.$G61];[$Themenliste.$C62];&quot;&quot;)">
            <text:p/>
          </table:table-cell>
          <table:table-cell table:style-name="ce22" table:formula="of:=IF([.$G61];[$Themenliste.$D62];&quot;&quot;)">
            <text:p/>
          </table:table-cell>
          <table:table-cell table:style-name="ce25" table:formula="of:=IF([.$G61];[$Themenliste.$E62];&quot;&quot;)">
            <text:p/>
          </table:table-cell>
          <table:table-cell table:style-name="ce22" table:formula="of:=IF([.$G61];CONCATENATE(IF([$Themenliste.$M62] = 1;&quot;1&quot;;&quot;&quot;);IF(AND([$Themenliste.$M62] = 1;OR([$Themenliste.$N62] = 1;[$Themenliste.$O62] = 1));&quot;,&quot;;&quot;&quot;);IF([$Themenliste.$N62] = 1;&quot;2&quot;;&quot;&quot;);IF(AND([$Themenliste.$N62] = 1;[$Themenliste.$O62] = 1);&quot;,&quot;;&quot;&quot;);IF([$Themenliste.$O62] = 1;&quot;3&quot;;&quot;&quot;));&quot;&quot;)">
            <text:p/>
          </table:table-cell>
          <table:table-cell table:style-name="ce27" table:formula="of:=AND([.K61];[.M61])" office:value-type="boolean" office:boolean-value="false" calcext:value-type="boolean">
            <text:p>FALSCH</text:p>
          </table:table-cell>
          <table:table-cell table:style-name="ce27" table:formula="of:=AND([$Themenliste.$M62] = 1;[$Variablen.$A$2] = 1)" office:value-type="boolean" office:boolean-value="true" calcext:value-type="boolean">
            <text:p>WAHR</text:p>
          </table:table-cell>
          <table:table-cell table:style-name="ce27" table:formula="of:=AND([$Themenliste.$N62] = 1;[$Variablen.$B$2] = 1)" office:value-type="boolean" office:boolean-value="false" calcext:value-type="boolean">
            <text:p>FALSCH</text:p>
          </table:table-cell>
          <table:table-cell table:style-name="ce27" table:formula="of:=AND([$Themenliste.$O62] = 1;[$Variablen.$C$2] = 1)" office:value-type="boolean" office:boolean-value="false" calcext:value-type="boolean">
            <text:p>FALSCH</text:p>
          </table:table-cell>
          <table:table-cell table:style-name="ce27" table:formula="of:=OR([.H61];[.I61];[.J61])" office:value-type="boolean" office:boolean-value="true" calcext:value-type="boolean">
            <text:p>WAHR</text:p>
          </table:table-cell>
          <table:table-cell table:style-name="ce27" table:formula="of:=IF([$Themenliste.$J62] = 1)" office:value-type="boolean" office:boolean-value="true" calcext:value-type="boolean">
            <text:p>WAHR</text:p>
          </table:table-cell>
          <table:table-cell table:style-name="ce27" table:formula="of:=IF([$Themenliste.$I6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62];[$Themenliste.$A63];&quot;&quot;)">
            <text:p/>
          </table:table-cell>
          <table:table-cell table:style-name="ce25" table:formula="of:=IF([.$G62];[$Themenliste.$B63];&quot;&quot;)">
            <text:p/>
          </table:table-cell>
          <table:table-cell table:style-name="ce25" table:formula="of:=IF([.$G62];[$Themenliste.$C63];&quot;&quot;)">
            <text:p/>
          </table:table-cell>
          <table:table-cell table:style-name="ce22" table:formula="of:=IF([.$G62];[$Themenliste.$D63];&quot;&quot;)">
            <text:p/>
          </table:table-cell>
          <table:table-cell table:style-name="ce25" table:formula="of:=IF([.$G62];[$Themenliste.$E63];&quot;&quot;)">
            <text:p/>
          </table:table-cell>
          <table:table-cell table:style-name="ce22" table:formula="of:=IF([.$G62];CONCATENATE(IF([$Themenliste.$M63] = 1;&quot;1&quot;;&quot;&quot;);IF(AND([$Themenliste.$M63] = 1;OR([$Themenliste.$N63] = 1;[$Themenliste.$O63] = 1));&quot;,&quot;;&quot;&quot;);IF([$Themenliste.$N63] = 1;&quot;2&quot;;&quot;&quot;);IF(AND([$Themenliste.$N63] = 1;[$Themenliste.$O63] = 1);&quot;,&quot;;&quot;&quot;);IF([$Themenliste.$O63] = 1;&quot;3&quot;;&quot;&quot;));&quot;&quot;)">
            <text:p/>
          </table:table-cell>
          <table:table-cell table:style-name="ce27" table:formula="of:=AND([.K62];[.M62])" office:value-type="boolean" office:boolean-value="false" calcext:value-type="boolean">
            <text:p>FALSCH</text:p>
          </table:table-cell>
          <table:table-cell table:style-name="ce27" table:formula="of:=AND([$Themenliste.$M63] = 1;[$Variablen.$A$2] = 1)" office:value-type="boolean" office:boolean-value="false" calcext:value-type="boolean">
            <text:p>FALSCH</text:p>
          </table:table-cell>
          <table:table-cell table:style-name="ce27" table:formula="of:=AND([$Themenliste.$N63] = 1;[$Variablen.$B$2] = 1)" office:value-type="boolean" office:boolean-value="true" calcext:value-type="boolean">
            <text:p>WAHR</text:p>
          </table:table-cell>
          <table:table-cell table:style-name="ce27" table:formula="of:=AND([$Themenliste.$O63] = 1;[$Variablen.$C$2] = 1)" office:value-type="boolean" office:boolean-value="false" calcext:value-type="boolean">
            <text:p>FALSCH</text:p>
          </table:table-cell>
          <table:table-cell table:style-name="ce27" table:formula="of:=OR([.H62];[.I62];[.J62])" office:value-type="boolean" office:boolean-value="true" calcext:value-type="boolean">
            <text:p>WAHR</text:p>
          </table:table-cell>
          <table:table-cell table:style-name="ce27" table:formula="of:=IF([$Themenliste.$J63] = 1)" office:value-type="boolean" office:boolean-value="true" calcext:value-type="boolean">
            <text:p>WAHR</text:p>
          </table:table-cell>
          <table:table-cell table:style-name="ce27" table:formula="of:=IF([$Themenliste.$I6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63];[$Themenliste.$A64];&quot;&quot;)">
            <text:p/>
          </table:table-cell>
          <table:table-cell table:style-name="ce25" table:formula="of:=IF([.$G63];[$Themenliste.$B64];&quot;&quot;)">
            <text:p/>
          </table:table-cell>
          <table:table-cell table:style-name="ce25" table:formula="of:=IF([.$G63];[$Themenliste.$C64];&quot;&quot;)">
            <text:p/>
          </table:table-cell>
          <table:table-cell table:style-name="ce22" table:formula="of:=IF([.$G63];[$Themenliste.$D64];&quot;&quot;)">
            <text:p/>
          </table:table-cell>
          <table:table-cell table:style-name="ce25" table:formula="of:=IF([.$G63];[$Themenliste.$E64];&quot;&quot;)">
            <text:p/>
          </table:table-cell>
          <table:table-cell table:style-name="ce22" table:formula="of:=IF([.$G63];CONCATENATE(IF([$Themenliste.$M64] = 1;&quot;1&quot;;&quot;&quot;);IF(AND([$Themenliste.$M64] = 1;OR([$Themenliste.$N64] = 1;[$Themenliste.$O64] = 1));&quot;,&quot;;&quot;&quot;);IF([$Themenliste.$N64] = 1;&quot;2&quot;;&quot;&quot;);IF(AND([$Themenliste.$N64] = 1;[$Themenliste.$O64] = 1);&quot;,&quot;;&quot;&quot;);IF([$Themenliste.$O64] = 1;&quot;3&quot;;&quot;&quot;));&quot;&quot;)">
            <text:p/>
          </table:table-cell>
          <table:table-cell table:style-name="ce27" table:formula="of:=AND([.K63];[.M63])" office:value-type="boolean" office:boolean-value="false" calcext:value-type="boolean">
            <text:p>FALSCH</text:p>
          </table:table-cell>
          <table:table-cell table:style-name="ce27" table:formula="of:=AND([$Themenliste.$M64] = 1;[$Variablen.$A$2] = 1)" office:value-type="boolean" office:boolean-value="false" calcext:value-type="boolean">
            <text:p>FALSCH</text:p>
          </table:table-cell>
          <table:table-cell table:style-name="ce27" table:formula="of:=AND([$Themenliste.$N64] = 1;[$Variablen.$B$2] = 1)" office:value-type="boolean" office:boolean-value="true" calcext:value-type="boolean">
            <text:p>WAHR</text:p>
          </table:table-cell>
          <table:table-cell table:style-name="ce27" table:formula="of:=AND([$Themenliste.$O64] = 1;[$Variablen.$C$2] = 1)" office:value-type="boolean" office:boolean-value="false" calcext:value-type="boolean">
            <text:p>FALSCH</text:p>
          </table:table-cell>
          <table:table-cell table:style-name="ce27" table:formula="of:=OR([.H63];[.I63];[.J63])" office:value-type="boolean" office:boolean-value="true" calcext:value-type="boolean">
            <text:p>WAHR</text:p>
          </table:table-cell>
          <table:table-cell table:style-name="ce27" table:formula="of:=IF([$Themenliste.$J64] = 1)" office:value-type="boolean" office:boolean-value="true" calcext:value-type="boolean">
            <text:p>WAHR</text:p>
          </table:table-cell>
          <table:table-cell table:style-name="ce27" table:formula="of:=IF([$Themenliste.$I6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64];[$Themenliste.$A65];&quot;&quot;)">
            <text:p/>
          </table:table-cell>
          <table:table-cell table:style-name="ce25" table:formula="of:=IF([.$G64];[$Themenliste.$B65];&quot;&quot;)">
            <text:p/>
          </table:table-cell>
          <table:table-cell table:style-name="ce25" table:formula="of:=IF([.$G64];[$Themenliste.$C65];&quot;&quot;)">
            <text:p/>
          </table:table-cell>
          <table:table-cell table:style-name="ce22" table:formula="of:=IF([.$G64];[$Themenliste.$D65];&quot;&quot;)">
            <text:p/>
          </table:table-cell>
          <table:table-cell table:style-name="ce25" table:formula="of:=IF([.$G64];[$Themenliste.$E65];&quot;&quot;)">
            <text:p/>
          </table:table-cell>
          <table:table-cell table:style-name="ce22" table:formula="of:=IF([.$G64];CONCATENATE(IF([$Themenliste.$M65] = 1;&quot;1&quot;;&quot;&quot;);IF(AND([$Themenliste.$M65] = 1;OR([$Themenliste.$N65] = 1;[$Themenliste.$O65] = 1));&quot;,&quot;;&quot;&quot;);IF([$Themenliste.$N65] = 1;&quot;2&quot;;&quot;&quot;);IF(AND([$Themenliste.$N65] = 1;[$Themenliste.$O65] = 1);&quot;,&quot;;&quot;&quot;);IF([$Themenliste.$O65] = 1;&quot;3&quot;;&quot;&quot;));&quot;&quot;)">
            <text:p/>
          </table:table-cell>
          <table:table-cell table:style-name="ce27" table:formula="of:=AND([.K64];[.M64])" office:value-type="boolean" office:boolean-value="false" calcext:value-type="boolean">
            <text:p>FALSCH</text:p>
          </table:table-cell>
          <table:table-cell table:style-name="ce27" table:formula="of:=AND([$Themenliste.$M65] = 1;[$Variablen.$A$2] = 1)" office:value-type="boolean" office:boolean-value="false" calcext:value-type="boolean">
            <text:p>FALSCH</text:p>
          </table:table-cell>
          <table:table-cell table:style-name="ce27" table:formula="of:=AND([$Themenliste.$N65] = 1;[$Variablen.$B$2] = 1)" office:value-type="boolean" office:boolean-value="true" calcext:value-type="boolean">
            <text:p>WAHR</text:p>
          </table:table-cell>
          <table:table-cell table:style-name="ce27" table:formula="of:=AND([$Themenliste.$O65] = 1;[$Variablen.$C$2] = 1)" office:value-type="boolean" office:boolean-value="false" calcext:value-type="boolean">
            <text:p>FALSCH</text:p>
          </table:table-cell>
          <table:table-cell table:style-name="ce27" table:formula="of:=OR([.H64];[.I64];[.J64])" office:value-type="boolean" office:boolean-value="true" calcext:value-type="boolean">
            <text:p>WAHR</text:p>
          </table:table-cell>
          <table:table-cell table:style-name="ce27" table:formula="of:=IF([$Themenliste.$J65] = 1)" office:value-type="boolean" office:boolean-value="true" calcext:value-type="boolean">
            <text:p>WAHR</text:p>
          </table:table-cell>
          <table:table-cell table:style-name="ce27" table:formula="of:=IF([$Themenliste.$I6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65];[$Themenliste.$A66];&quot;&quot;)" office:value-type="string" office:string-value="2b.1.a" calcext:value-type="string">
            <text:p>2b.1.a</text:p>
          </table:table-cell>
          <table:table-cell table:style-name="ce25" table:formula="of:=IF([.$G65];[$Themenliste.$B66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65];[$Themenliste.$C66]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2" table:formula="of:=IF([.$G65];[$Themenliste.$D66];&quot;&quot;)" office:value-type="string" office:string-value="a" calcext:value-type="string">
            <text:p>a</text:p>
          </table:table-cell>
          <table:table-cell table:style-name="ce25" table:formula="of:=IF([.$G65];[$Themenliste.$E66]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style-name="ce22" table:formula="of:=IF([.$G65];CONCATENATE(IF([$Themenliste.$M66] = 1;&quot;1&quot;;&quot;&quot;);IF(AND([$Themenliste.$M66] = 1;OR([$Themenliste.$N66] = 1;[$Themenliste.$O66] = 1));&quot;,&quot;;&quot;&quot;);IF([$Themenliste.$N66] = 1;&quot;2&quot;;&quot;&quot;);IF(AND([$Themenliste.$N66] = 1;[$Themenliste.$O66] = 1);&quot;,&quot;;&quot;&quot;);IF([$Themenliste.$O66] = 1;&quot;3&quot;;&quot;&quot;));&quot;&quot;)" office:value-type="string" office:string-value="1" calcext:value-type="string">
            <text:p>1</text:p>
          </table:table-cell>
          <table:table-cell table:style-name="ce27" table:formula="of:=AND([.K65];[.M65])" office:value-type="boolean" office:boolean-value="true" calcext:value-type="boolean">
            <text:p>WAHR</text:p>
          </table:table-cell>
          <table:table-cell table:style-name="ce27" table:formula="of:=AND([$Themenliste.$M66] = 1;[$Variablen.$A$2] = 1)" office:value-type="boolean" office:boolean-value="true" calcext:value-type="boolean">
            <text:p>WAHR</text:p>
          </table:table-cell>
          <table:table-cell table:style-name="ce27" table:formula="of:=AND([$Themenliste.$N66] = 1;[$Variablen.$B$2] = 1)" office:value-type="boolean" office:boolean-value="false" calcext:value-type="boolean">
            <text:p>FALSCH</text:p>
          </table:table-cell>
          <table:table-cell table:style-name="ce27" table:formula="of:=AND([$Themenliste.$O66] = 1;[$Variablen.$C$2] = 1)" office:value-type="boolean" office:boolean-value="false" calcext:value-type="boolean">
            <text:p>FALSCH</text:p>
          </table:table-cell>
          <table:table-cell table:style-name="ce27" table:formula="of:=OR([.H65];[.I65];[.J65])" office:value-type="boolean" office:boolean-value="true" calcext:value-type="boolean">
            <text:p>WAHR</text:p>
          </table:table-cell>
          <table:table-cell table:style-name="ce27" table:formula="of:=IF([$Themenliste.$J66] = 1)" office:value-type="boolean" office:boolean-value="false" calcext:value-type="boolean">
            <text:p>FALSCH</text:p>
          </table:table-cell>
          <table:table-cell table:style-name="ce27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66];[$Themenliste.$A67];&quot;&quot;)" office:value-type="string" office:string-value="2b.1.b" calcext:value-type="string">
            <text:p>2b.1.b</text:p>
          </table:table-cell>
          <table:table-cell table:style-name="ce25" table:formula="of:=IF([.$G66];[$Themenliste.$B67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66];[$Themenliste.$C67]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2" table:formula="of:=IF([.$G66];[$Themenliste.$D67];&quot;&quot;)" office:value-type="string" office:string-value="b" calcext:value-type="string">
            <text:p>b</text:p>
          </table:table-cell>
          <table:table-cell table:style-name="ce25" table:formula="of:=IF([.$G66];[$Themenliste.$E67]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style-name="ce22" table:formula="of:=IF([.$G66];CONCATENATE(IF([$Themenliste.$M67] = 1;&quot;1&quot;;&quot;&quot;);IF(AND([$Themenliste.$M67] = 1;OR([$Themenliste.$N67] = 1;[$Themenliste.$O67] = 1));&quot;,&quot;;&quot;&quot;);IF([$Themenliste.$N67] = 1;&quot;2&quot;;&quot;&quot;);IF(AND([$Themenliste.$N67] = 1;[$Themenliste.$O67] = 1);&quot;,&quot;;&quot;&quot;);IF([$Themenliste.$O67] = 1;&quot;3&quot;;&quot;&quot;));&quot;&quot;)" office:value-type="string" office:string-value="1" calcext:value-type="string">
            <text:p>1</text:p>
          </table:table-cell>
          <table:table-cell table:style-name="ce27" table:formula="of:=AND([.K66];[.M66])" office:value-type="boolean" office:boolean-value="true" calcext:value-type="boolean">
            <text:p>WAHR</text:p>
          </table:table-cell>
          <table:table-cell table:style-name="ce27" table:formula="of:=AND([$Themenliste.$M67] = 1;[$Variablen.$A$2] = 1)" office:value-type="boolean" office:boolean-value="true" calcext:value-type="boolean">
            <text:p>WAHR</text:p>
          </table:table-cell>
          <table:table-cell table:style-name="ce27" table:formula="of:=AND([$Themenliste.$N67] = 1;[$Variablen.$B$2] = 1)" office:value-type="boolean" office:boolean-value="false" calcext:value-type="boolean">
            <text:p>FALSCH</text:p>
          </table:table-cell>
          <table:table-cell table:style-name="ce27" table:formula="of:=AND([$Themenliste.$O67] = 1;[$Variablen.$C$2] = 1)" office:value-type="boolean" office:boolean-value="false" calcext:value-type="boolean">
            <text:p>FALSCH</text:p>
          </table:table-cell>
          <table:table-cell table:style-name="ce27" table:formula="of:=OR([.H66];[.I66];[.J66])" office:value-type="boolean" office:boolean-value="true" calcext:value-type="boolean">
            <text:p>WAHR</text:p>
          </table:table-cell>
          <table:table-cell table:style-name="ce27" table:formula="of:=IF([$Themenliste.$J67] = 1)" office:value-type="boolean" office:boolean-value="false" calcext:value-type="boolean">
            <text:p>FALSCH</text:p>
          </table:table-cell>
          <table:table-cell table:style-name="ce27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67];[$Themenliste.$A68];&quot;&quot;)" office:value-type="string" office:string-value="2b.1.c" calcext:value-type="string">
            <text:p>2b.1.c</text:p>
          </table:table-cell>
          <table:table-cell table:style-name="ce25" table:formula="of:=IF([.$G67];[$Themenliste.$B68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67];[$Themenliste.$C68]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2" table:formula="of:=IF([.$G67];[$Themenliste.$D68];&quot;&quot;)" office:value-type="string" office:string-value="c" calcext:value-type="string">
            <text:p>c</text:p>
          </table:table-cell>
          <table:table-cell table:style-name="ce25" table:formula="of:=IF([.$G67];[$Themenliste.$E68]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style-name="ce22" table:formula="of:=IF([.$G67];CONCATENATE(IF([$Themenliste.$M68] = 1;&quot;1&quot;;&quot;&quot;);IF(AND([$Themenliste.$M68] = 1;OR([$Themenliste.$N68] = 1;[$Themenliste.$O68] = 1));&quot;,&quot;;&quot;&quot;);IF([$Themenliste.$N68] = 1;&quot;2&quot;;&quot;&quot;);IF(AND([$Themenliste.$N68] = 1;[$Themenliste.$O68] = 1);&quot;,&quot;;&quot;&quot;);IF([$Themenliste.$O68] = 1;&quot;3&quot;;&quot;&quot;));&quot;&quot;)" office:value-type="string" office:string-value="1" calcext:value-type="string">
            <text:p>1</text:p>
          </table:table-cell>
          <table:table-cell table:style-name="ce27" table:formula="of:=AND([.K67];[.M67])" office:value-type="boolean" office:boolean-value="true" calcext:value-type="boolean">
            <text:p>WAHR</text:p>
          </table:table-cell>
          <table:table-cell table:style-name="ce27" table:formula="of:=AND([$Themenliste.$M68] = 1;[$Variablen.$A$2] = 1)" office:value-type="boolean" office:boolean-value="true" calcext:value-type="boolean">
            <text:p>WAHR</text:p>
          </table:table-cell>
          <table:table-cell table:style-name="ce27" table:formula="of:=AND([$Themenliste.$N68] = 1;[$Variablen.$B$2] = 1)" office:value-type="boolean" office:boolean-value="false" calcext:value-type="boolean">
            <text:p>FALSCH</text:p>
          </table:table-cell>
          <table:table-cell table:style-name="ce27" table:formula="of:=AND([$Themenliste.$O68] = 1;[$Variablen.$C$2] = 1)" office:value-type="boolean" office:boolean-value="false" calcext:value-type="boolean">
            <text:p>FALSCH</text:p>
          </table:table-cell>
          <table:table-cell table:style-name="ce27" table:formula="of:=OR([.H67];[.I67];[.J67])" office:value-type="boolean" office:boolean-value="true" calcext:value-type="boolean">
            <text:p>WAHR</text:p>
          </table:table-cell>
          <table:table-cell table:style-name="ce27" table:formula="of:=IF([$Themenliste.$J68] = 1)" office:value-type="boolean" office:boolean-value="false" calcext:value-type="boolean">
            <text:p>FALSCH</text:p>
          </table:table-cell>
          <table:table-cell table:style-name="ce27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68];[$Themenliste.$A69];&quot;&quot;)" office:value-type="string" office:string-value="2b.1.d" calcext:value-type="string">
            <text:p>2b.1.d</text:p>
          </table:table-cell>
          <table:table-cell table:style-name="ce25" table:formula="of:=IF([.$G68];[$Themenliste.$B69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68];[$Themenliste.$C69]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2" table:formula="of:=IF([.$G68];[$Themenliste.$D69];&quot;&quot;)" office:value-type="string" office:string-value="d" calcext:value-type="string">
            <text:p>d</text:p>
          </table:table-cell>
          <table:table-cell table:style-name="ce25" table:formula="of:=IF([.$G68];[$Themenliste.$E69]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style-name="ce22" table:formula="of:=IF([.$G68];CONCATENATE(IF([$Themenliste.$M69] = 1;&quot;1&quot;;&quot;&quot;);IF(AND([$Themenliste.$M69] = 1;OR([$Themenliste.$N69] = 1;[$Themenliste.$O69] = 1));&quot;,&quot;;&quot;&quot;);IF([$Themenliste.$N69] = 1;&quot;2&quot;;&quot;&quot;);IF(AND([$Themenliste.$N69] = 1;[$Themenliste.$O69] = 1);&quot;,&quot;;&quot;&quot;);IF([$Themenliste.$O69] = 1;&quot;3&quot;;&quot;&quot;));&quot;&quot;)" office:value-type="string" office:string-value="2" calcext:value-type="string">
            <text:p>2</text:p>
          </table:table-cell>
          <table:table-cell table:style-name="ce27" table:formula="of:=AND([.K68];[.M68])" office:value-type="boolean" office:boolean-value="true" calcext:value-type="boolean">
            <text:p>WAHR</text:p>
          </table:table-cell>
          <table:table-cell table:style-name="ce27" table:formula="of:=AND([$Themenliste.$M69] = 1;[$Variablen.$A$2] = 1)" office:value-type="boolean" office:boolean-value="false" calcext:value-type="boolean">
            <text:p>FALSCH</text:p>
          </table:table-cell>
          <table:table-cell table:style-name="ce27" table:formula="of:=AND([$Themenliste.$N69] = 1;[$Variablen.$B$2] = 1)" office:value-type="boolean" office:boolean-value="true" calcext:value-type="boolean">
            <text:p>WAHR</text:p>
          </table:table-cell>
          <table:table-cell table:style-name="ce27" table:formula="of:=AND([$Themenliste.$O69] = 1;[$Variablen.$C$2] = 1)" office:value-type="boolean" office:boolean-value="false" calcext:value-type="boolean">
            <text:p>FALSCH</text:p>
          </table:table-cell>
          <table:table-cell table:style-name="ce27" table:formula="of:=OR([.H68];[.I68];[.J68])" office:value-type="boolean" office:boolean-value="true" calcext:value-type="boolean">
            <text:p>WAHR</text:p>
          </table:table-cell>
          <table:table-cell table:style-name="ce27" table:formula="of:=IF([$Themenliste.$J69] = 1)" office:value-type="boolean" office:boolean-value="false" calcext:value-type="boolean">
            <text:p>FALSCH</text:p>
          </table:table-cell>
          <table:table-cell table:style-name="ce27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69];[$Themenliste.$A70];&quot;&quot;)" office:value-type="string" office:string-value="2b.1.e" calcext:value-type="string">
            <text:p>2b.1.e</text:p>
          </table:table-cell>
          <table:table-cell table:style-name="ce25" table:formula="of:=IF([.$G69];[$Themenliste.$B70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69];[$Themenliste.$C70]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2" table:formula="of:=IF([.$G69];[$Themenliste.$D70];&quot;&quot;)" office:value-type="string" office:string-value="e" calcext:value-type="string">
            <text:p>e</text:p>
          </table:table-cell>
          <table:table-cell table:style-name="ce25" table:formula="of:=IF([.$G69];[$Themenliste.$E70]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style-name="ce22" table:formula="of:=IF([.$G69];CONCATENATE(IF([$Themenliste.$M70] = 1;&quot;1&quot;;&quot;&quot;);IF(AND([$Themenliste.$M70] = 1;OR([$Themenliste.$N70] = 1;[$Themenliste.$O70] = 1));&quot;,&quot;;&quot;&quot;);IF([$Themenliste.$N70] = 1;&quot;2&quot;;&quot;&quot;);IF(AND([$Themenliste.$N70] = 1;[$Themenliste.$O70] = 1);&quot;,&quot;;&quot;&quot;);IF([$Themenliste.$O70] = 1;&quot;3&quot;;&quot;&quot;));&quot;&quot;)" office:value-type="string" office:string-value="2" calcext:value-type="string">
            <text:p>2</text:p>
          </table:table-cell>
          <table:table-cell table:style-name="ce27" table:formula="of:=AND([.K69];[.M69])" office:value-type="boolean" office:boolean-value="true" calcext:value-type="boolean">
            <text:p>WAHR</text:p>
          </table:table-cell>
          <table:table-cell table:style-name="ce27" table:formula="of:=AND([$Themenliste.$M70] = 1;[$Variablen.$A$2] = 1)" office:value-type="boolean" office:boolean-value="false" calcext:value-type="boolean">
            <text:p>FALSCH</text:p>
          </table:table-cell>
          <table:table-cell table:style-name="ce27" table:formula="of:=AND([$Themenliste.$N70] = 1;[$Variablen.$B$2] = 1)" office:value-type="boolean" office:boolean-value="true" calcext:value-type="boolean">
            <text:p>WAHR</text:p>
          </table:table-cell>
          <table:table-cell table:style-name="ce27" table:formula="of:=AND([$Themenliste.$O70] = 1;[$Variablen.$C$2] = 1)" office:value-type="boolean" office:boolean-value="false" calcext:value-type="boolean">
            <text:p>FALSCH</text:p>
          </table:table-cell>
          <table:table-cell table:style-name="ce27" table:formula="of:=OR([.H69];[.I69];[.J69])" office:value-type="boolean" office:boolean-value="true" calcext:value-type="boolean">
            <text:p>WAHR</text:p>
          </table:table-cell>
          <table:table-cell table:style-name="ce27" table:formula="of:=IF([$Themenliste.$J70] = 1)" office:value-type="boolean" office:boolean-value="false" calcext:value-type="boolean">
            <text:p>FALSCH</text:p>
          </table:table-cell>
          <table:table-cell table:style-name="ce27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0];[$Themenliste.$A71];&quot;&quot;)" office:value-type="string" office:string-value="2b.1.f" calcext:value-type="string">
            <text:p>2b.1.f</text:p>
          </table:table-cell>
          <table:table-cell table:style-name="ce25" table:formula="of:=IF([.$G70];[$Themenliste.$B71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0];[$Themenliste.$C71]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2" table:formula="of:=IF([.$G70];[$Themenliste.$D71];&quot;&quot;)" office:value-type="string" office:string-value="f" calcext:value-type="string">
            <text:p>f</text:p>
          </table:table-cell>
          <table:table-cell table:style-name="ce25" table:formula="of:=IF([.$G70];[$Themenliste.$E71]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style-name="ce22" table:formula="of:=IF([.$G70];CONCATENATE(IF([$Themenliste.$M71] = 1;&quot;1&quot;;&quot;&quot;);IF(AND([$Themenliste.$M71] = 1;OR([$Themenliste.$N71] = 1;[$Themenliste.$O71] = 1));&quot;,&quot;;&quot;&quot;);IF([$Themenliste.$N71] = 1;&quot;2&quot;;&quot;&quot;);IF(AND([$Themenliste.$N71] = 1;[$Themenliste.$O71] = 1);&quot;,&quot;;&quot;&quot;);IF([$Themenliste.$O71] = 1;&quot;3&quot;;&quot;&quot;));&quot;&quot;)" office:value-type="string" office:string-value="2" calcext:value-type="string">
            <text:p>2</text:p>
          </table:table-cell>
          <table:table-cell table:style-name="ce27" table:formula="of:=AND([.K70];[.M70])" office:value-type="boolean" office:boolean-value="true" calcext:value-type="boolean">
            <text:p>WAHR</text:p>
          </table:table-cell>
          <table:table-cell table:style-name="ce27" table:formula="of:=AND([$Themenliste.$M71] = 1;[$Variablen.$A$2] = 1)" office:value-type="boolean" office:boolean-value="false" calcext:value-type="boolean">
            <text:p>FALSCH</text:p>
          </table:table-cell>
          <table:table-cell table:style-name="ce27" table:formula="of:=AND([$Themenliste.$N71] = 1;[$Variablen.$B$2] = 1)" office:value-type="boolean" office:boolean-value="true" calcext:value-type="boolean">
            <text:p>WAHR</text:p>
          </table:table-cell>
          <table:table-cell table:style-name="ce27" table:formula="of:=AND([$Themenliste.$O71] = 1;[$Variablen.$C$2] = 1)" office:value-type="boolean" office:boolean-value="false" calcext:value-type="boolean">
            <text:p>FALSCH</text:p>
          </table:table-cell>
          <table:table-cell table:style-name="ce27" table:formula="of:=OR([.H70];[.I70];[.J70])" office:value-type="boolean" office:boolean-value="true" calcext:value-type="boolean">
            <text:p>WAHR</text:p>
          </table:table-cell>
          <table:table-cell table:style-name="ce27" table:formula="of:=IF([$Themenliste.$J71] = 1)" office:value-type="boolean" office:boolean-value="false" calcext:value-type="boolean">
            <text:p>FALSCH</text:p>
          </table:table-cell>
          <table:table-cell table:style-name="ce27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1];[$Themenliste.$A72];&quot;&quot;)" office:value-type="string" office:string-value="2b.1.g" calcext:value-type="string">
            <text:p>2b.1.g</text:p>
          </table:table-cell>
          <table:table-cell table:style-name="ce25" table:formula="of:=IF([.$G71];[$Themenliste.$B72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1];[$Themenliste.$C72]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2" table:formula="of:=IF([.$G71];[$Themenliste.$D72];&quot;&quot;)" office:value-type="string" office:string-value="g" calcext:value-type="string">
            <text:p>g</text:p>
          </table:table-cell>
          <table:table-cell table:style-name="ce25" table:formula="of:=IF([.$G71];[$Themenliste.$E72];&quot;&quot;)" office:value-type="string" office:string-value="Datenübernahmen planen und durchführen" calcext:value-type="string">
            <text:p>Datenübernahmen planen und durchführen</text:p>
          </table:table-cell>
          <table:table-cell table:style-name="ce22" table:formula="of:=IF([.$G71];CONCATENATE(IF([$Themenliste.$M72] = 1;&quot;1&quot;;&quot;&quot;);IF(AND([$Themenliste.$M72] = 1;OR([$Themenliste.$N72] = 1;[$Themenliste.$O72] = 1));&quot;,&quot;;&quot;&quot;);IF([$Themenliste.$N72] = 1;&quot;2&quot;;&quot;&quot;);IF(AND([$Themenliste.$N72] = 1;[$Themenliste.$O72] = 1);&quot;,&quot;;&quot;&quot;);IF([$Themenliste.$O72] = 1;&quot;3&quot;;&quot;&quot;));&quot;&quot;)" office:value-type="string" office:string-value="2" calcext:value-type="string">
            <text:p>2</text:p>
          </table:table-cell>
          <table:table-cell table:style-name="ce27" table:formula="of:=AND([.K71];[.M71])" office:value-type="boolean" office:boolean-value="true" calcext:value-type="boolean">
            <text:p>WAHR</text:p>
          </table:table-cell>
          <table:table-cell table:style-name="ce27" table:formula="of:=AND([$Themenliste.$M72] = 1;[$Variablen.$A$2] = 1)" office:value-type="boolean" office:boolean-value="false" calcext:value-type="boolean">
            <text:p>FALSCH</text:p>
          </table:table-cell>
          <table:table-cell table:style-name="ce27" table:formula="of:=AND([$Themenliste.$N72] = 1;[$Variablen.$B$2] = 1)" office:value-type="boolean" office:boolean-value="true" calcext:value-type="boolean">
            <text:p>WAHR</text:p>
          </table:table-cell>
          <table:table-cell table:style-name="ce27" table:formula="of:=AND([$Themenliste.$O72] = 1;[$Variablen.$C$2] = 1)" office:value-type="boolean" office:boolean-value="false" calcext:value-type="boolean">
            <text:p>FALSCH</text:p>
          </table:table-cell>
          <table:table-cell table:style-name="ce27" table:formula="of:=OR([.H71];[.I71];[.J71])" office:value-type="boolean" office:boolean-value="true" calcext:value-type="boolean">
            <text:p>WAHR</text:p>
          </table:table-cell>
          <table:table-cell table:style-name="ce27" table:formula="of:=IF([$Themenliste.$J72] = 1)" office:value-type="boolean" office:boolean-value="false" calcext:value-type="boolean">
            <text:p>FALSCH</text:p>
          </table:table-cell>
          <table:table-cell table:style-name="ce27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2];[$Themenliste.$A73];&quot;&quot;)" office:value-type="string" office:string-value="2b.2.a" calcext:value-type="string">
            <text:p>2b.2.a</text:p>
          </table:table-cell>
          <table:table-cell table:style-name="ce25" table:formula="of:=IF([.$G72];[$Themenliste.$B73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2];[$Themenliste.$C73]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2" table:formula="of:=IF([.$G72];[$Themenliste.$D73];&quot;&quot;)" office:value-type="string" office:string-value="a" calcext:value-type="string">
            <text:p>a</text:p>
          </table:table-cell>
          <table:table-cell table:style-name="ce25" table:formula="of:=IF([.$G72];[$Themenliste.$E73]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style-name="ce22" table:formula="of:=IF([.$G72];CONCATENATE(IF([$Themenliste.$M73] = 1;&quot;1&quot;;&quot;&quot;);IF(AND([$Themenliste.$M73] = 1;OR([$Themenliste.$N73] = 1;[$Themenliste.$O73] = 1));&quot;,&quot;;&quot;&quot;);IF([$Themenliste.$N73] = 1;&quot;2&quot;;&quot;&quot;);IF(AND([$Themenliste.$N73] = 1;[$Themenliste.$O73] = 1);&quot;,&quot;;&quot;&quot;);IF([$Themenliste.$O73] = 1;&quot;3&quot;;&quot;&quot;));&quot;&quot;)" office:value-type="string" office:string-value="1" calcext:value-type="string">
            <text:p>1</text:p>
          </table:table-cell>
          <table:table-cell table:style-name="ce27" table:formula="of:=AND([.K72];[.M72])" office:value-type="boolean" office:boolean-value="true" calcext:value-type="boolean">
            <text:p>WAHR</text:p>
          </table:table-cell>
          <table:table-cell table:style-name="ce27" table:formula="of:=AND([$Themenliste.$M73] = 1;[$Variablen.$A$2] = 1)" office:value-type="boolean" office:boolean-value="true" calcext:value-type="boolean">
            <text:p>WAHR</text:p>
          </table:table-cell>
          <table:table-cell table:style-name="ce27" table:formula="of:=AND([$Themenliste.$N73] = 1;[$Variablen.$B$2] = 1)" office:value-type="boolean" office:boolean-value="false" calcext:value-type="boolean">
            <text:p>FALSCH</text:p>
          </table:table-cell>
          <table:table-cell table:style-name="ce27" table:formula="of:=AND([$Themenliste.$O73] = 1;[$Variablen.$C$2] = 1)" office:value-type="boolean" office:boolean-value="false" calcext:value-type="boolean">
            <text:p>FALSCH</text:p>
          </table:table-cell>
          <table:table-cell table:style-name="ce27" table:formula="of:=OR([.H72];[.I72];[.J72])" office:value-type="boolean" office:boolean-value="true" calcext:value-type="boolean">
            <text:p>WAHR</text:p>
          </table:table-cell>
          <table:table-cell table:style-name="ce27" table:formula="of:=IF([$Themenliste.$J73] = 1)" office:value-type="boolean" office:boolean-value="false" calcext:value-type="boolean">
            <text:p>FALSCH</text:p>
          </table:table-cell>
          <table:table-cell table:style-name="ce27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3];[$Themenliste.$A74];&quot;&quot;)" office:value-type="string" office:string-value="2b.2.b" calcext:value-type="string">
            <text:p>2b.2.b</text:p>
          </table:table-cell>
          <table:table-cell table:style-name="ce25" table:formula="of:=IF([.$G73];[$Themenliste.$B74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3];[$Themenliste.$C74]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2" table:formula="of:=IF([.$G73];[$Themenliste.$D74];&quot;&quot;)" office:value-type="string" office:string-value="b" calcext:value-type="string">
            <text:p>b</text:p>
          </table:table-cell>
          <table:table-cell table:style-name="ce25" table:formula="of:=IF([.$G73];[$Themenliste.$E74]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style-name="ce22" table:formula="of:=IF([.$G73];CONCATENATE(IF([$Themenliste.$M74] = 1;&quot;1&quot;;&quot;&quot;);IF(AND([$Themenliste.$M74] = 1;OR([$Themenliste.$N74] = 1;[$Themenliste.$O74] = 1));&quot;,&quot;;&quot;&quot;);IF([$Themenliste.$N74] = 1;&quot;2&quot;;&quot;&quot;);IF(AND([$Themenliste.$N74] = 1;[$Themenliste.$O74] = 1);&quot;,&quot;;&quot;&quot;);IF([$Themenliste.$O74] = 1;&quot;3&quot;;&quot;&quot;));&quot;&quot;)" office:value-type="string" office:string-value="1" calcext:value-type="string">
            <text:p>1</text:p>
          </table:table-cell>
          <table:table-cell table:style-name="ce27" table:formula="of:=AND([.K73];[.M73])" office:value-type="boolean" office:boolean-value="true" calcext:value-type="boolean">
            <text:p>WAHR</text:p>
          </table:table-cell>
          <table:table-cell table:style-name="ce27" table:formula="of:=AND([$Themenliste.$M74] = 1;[$Variablen.$A$2] = 1)" office:value-type="boolean" office:boolean-value="true" calcext:value-type="boolean">
            <text:p>WAHR</text:p>
          </table:table-cell>
          <table:table-cell table:style-name="ce27" table:formula="of:=AND([$Themenliste.$N74] = 1;[$Variablen.$B$2] = 1)" office:value-type="boolean" office:boolean-value="false" calcext:value-type="boolean">
            <text:p>FALSCH</text:p>
          </table:table-cell>
          <table:table-cell table:style-name="ce27" table:formula="of:=AND([$Themenliste.$O74] = 1;[$Variablen.$C$2] = 1)" office:value-type="boolean" office:boolean-value="false" calcext:value-type="boolean">
            <text:p>FALSCH</text:p>
          </table:table-cell>
          <table:table-cell table:style-name="ce27" table:formula="of:=OR([.H73];[.I73];[.J73])" office:value-type="boolean" office:boolean-value="true" calcext:value-type="boolean">
            <text:p>WAHR</text:p>
          </table:table-cell>
          <table:table-cell table:style-name="ce27" table:formula="of:=IF([$Themenliste.$J74] = 1)" office:value-type="boolean" office:boolean-value="false" calcext:value-type="boolean">
            <text:p>FALSCH</text:p>
          </table:table-cell>
          <table:table-cell table:style-name="ce27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4];[$Themenliste.$A75];&quot;&quot;)" office:value-type="string" office:string-value="2b.2.c" calcext:value-type="string">
            <text:p>2b.2.c</text:p>
          </table:table-cell>
          <table:table-cell table:style-name="ce25" table:formula="of:=IF([.$G74];[$Themenliste.$B75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4];[$Themenliste.$C75]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2" table:formula="of:=IF([.$G74];[$Themenliste.$D75];&quot;&quot;)" office:value-type="string" office:string-value="c" calcext:value-type="string">
            <text:p>c</text:p>
          </table:table-cell>
          <table:table-cell table:style-name="ce25" table:formula="of:=IF([.$G74];[$Themenliste.$E75]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style-name="ce22" table:formula="of:=IF([.$G74];CONCATENATE(IF([$Themenliste.$M75] = 1;&quot;1&quot;;&quot;&quot;);IF(AND([$Themenliste.$M75] = 1;OR([$Themenliste.$N75] = 1;[$Themenliste.$O75] = 1));&quot;,&quot;;&quot;&quot;);IF([$Themenliste.$N75] = 1;&quot;2&quot;;&quot;&quot;);IF(AND([$Themenliste.$N75] = 1;[$Themenliste.$O75] = 1);&quot;,&quot;;&quot;&quot;);IF([$Themenliste.$O75] = 1;&quot;3&quot;;&quot;&quot;));&quot;&quot;)" office:value-type="string" office:string-value="2" calcext:value-type="string">
            <text:p>2</text:p>
          </table:table-cell>
          <table:table-cell table:style-name="ce27" table:formula="of:=AND([.K74];[.M74])" office:value-type="boolean" office:boolean-value="true" calcext:value-type="boolean">
            <text:p>WAHR</text:p>
          </table:table-cell>
          <table:table-cell table:style-name="ce27" table:formula="of:=AND([$Themenliste.$M75] = 1;[$Variablen.$A$2] = 1)" office:value-type="boolean" office:boolean-value="false" calcext:value-type="boolean">
            <text:p>FALSCH</text:p>
          </table:table-cell>
          <table:table-cell table:style-name="ce27" table:formula="of:=AND([$Themenliste.$N75] = 1;[$Variablen.$B$2] = 1)" office:value-type="boolean" office:boolean-value="true" calcext:value-type="boolean">
            <text:p>WAHR</text:p>
          </table:table-cell>
          <table:table-cell table:style-name="ce27" table:formula="of:=AND([$Themenliste.$O75] = 1;[$Variablen.$C$2] = 1)" office:value-type="boolean" office:boolean-value="false" calcext:value-type="boolean">
            <text:p>FALSCH</text:p>
          </table:table-cell>
          <table:table-cell table:style-name="ce27" table:formula="of:=OR([.H74];[.I74];[.J74])" office:value-type="boolean" office:boolean-value="true" calcext:value-type="boolean">
            <text:p>WAHR</text:p>
          </table:table-cell>
          <table:table-cell table:style-name="ce27" table:formula="of:=IF([$Themenliste.$J75] = 1)" office:value-type="boolean" office:boolean-value="false" calcext:value-type="boolean">
            <text:p>FALSCH</text:p>
          </table:table-cell>
          <table:table-cell table:style-name="ce27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5];[$Themenliste.$A76];&quot;&quot;)" office:value-type="string" office:string-value="2b.3.a" calcext:value-type="string">
            <text:p>2b.3.a</text:p>
          </table:table-cell>
          <table:table-cell table:style-name="ce25" table:formula="of:=IF([.$G75];[$Themenliste.$B76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5];[$Themenliste.$C76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75];[$Themenliste.$D76];&quot;&quot;)" office:value-type="string" office:string-value="a" calcext:value-type="string">
            <text:p>a</text:p>
          </table:table-cell>
          <table:table-cell table:style-name="ce25" table:formula="of:=IF([.$G75];[$Themenliste.$E76]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style-name="ce22" table:formula="of:=IF([.$G75];CONCATENATE(IF([$Themenliste.$M76] = 1;&quot;1&quot;;&quot;&quot;);IF(AND([$Themenliste.$M76] = 1;OR([$Themenliste.$N76] = 1;[$Themenliste.$O76] = 1));&quot;,&quot;;&quot;&quot;);IF([$Themenliste.$N76] = 1;&quot;2&quot;;&quot;&quot;);IF(AND([$Themenliste.$N76] = 1;[$Themenliste.$O76] = 1);&quot;,&quot;;&quot;&quot;);IF([$Themenliste.$O76] = 1;&quot;3&quot;;&quot;&quot;));&quot;&quot;)" office:value-type="string" office:string-value="1" calcext:value-type="string">
            <text:p>1</text:p>
          </table:table-cell>
          <table:table-cell table:style-name="ce27" table:formula="of:=AND([.K75];[.M75])" office:value-type="boolean" office:boolean-value="true" calcext:value-type="boolean">
            <text:p>WAHR</text:p>
          </table:table-cell>
          <table:table-cell table:style-name="ce27" table:formula="of:=AND([$Themenliste.$M76] = 1;[$Variablen.$A$2] = 1)" office:value-type="boolean" office:boolean-value="true" calcext:value-type="boolean">
            <text:p>WAHR</text:p>
          </table:table-cell>
          <table:table-cell table:style-name="ce27" table:formula="of:=AND([$Themenliste.$N76] = 1;[$Variablen.$B$2] = 1)" office:value-type="boolean" office:boolean-value="false" calcext:value-type="boolean">
            <text:p>FALSCH</text:p>
          </table:table-cell>
          <table:table-cell table:style-name="ce27" table:formula="of:=AND([$Themenliste.$O76] = 1;[$Variablen.$C$2] = 1)" office:value-type="boolean" office:boolean-value="false" calcext:value-type="boolean">
            <text:p>FALSCH</text:p>
          </table:table-cell>
          <table:table-cell table:style-name="ce27" table:formula="of:=OR([.H75];[.I75];[.J75])" office:value-type="boolean" office:boolean-value="true" calcext:value-type="boolean">
            <text:p>WAHR</text:p>
          </table:table-cell>
          <table:table-cell table:style-name="ce27" table:formula="of:=IF([$Themenliste.$J76] = 1)" office:value-type="boolean" office:boolean-value="false" calcext:value-type="boolean">
            <text:p>FALSCH</text:p>
          </table:table-cell>
          <table:table-cell table:style-name="ce27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6];[$Themenliste.$A77];&quot;&quot;)" office:value-type="string" office:string-value="2b.3.b" calcext:value-type="string">
            <text:p>2b.3.b</text:p>
          </table:table-cell>
          <table:table-cell table:style-name="ce25" table:formula="of:=IF([.$G76];[$Themenliste.$B77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6];[$Themenliste.$C77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76];[$Themenliste.$D77];&quot;&quot;)" office:value-type="string" office:string-value="b" calcext:value-type="string">
            <text:p>b</text:p>
          </table:table-cell>
          <table:table-cell table:style-name="ce25" table:formula="of:=IF([.$G76];[$Themenliste.$E77]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style-name="ce22" table:formula="of:=IF([.$G76];CONCATENATE(IF([$Themenliste.$M77] = 1;&quot;1&quot;;&quot;&quot;);IF(AND([$Themenliste.$M77] = 1;OR([$Themenliste.$N77] = 1;[$Themenliste.$O77] = 1));&quot;,&quot;;&quot;&quot;);IF([$Themenliste.$N77] = 1;&quot;2&quot;;&quot;&quot;);IF(AND([$Themenliste.$N77] = 1;[$Themenliste.$O77] = 1);&quot;,&quot;;&quot;&quot;);IF([$Themenliste.$O77] = 1;&quot;3&quot;;&quot;&quot;));&quot;&quot;)" office:value-type="string" office:string-value="1" calcext:value-type="string">
            <text:p>1</text:p>
          </table:table-cell>
          <table:table-cell table:style-name="ce27" table:formula="of:=AND([.K76];[.M76])" office:value-type="boolean" office:boolean-value="true" calcext:value-type="boolean">
            <text:p>WAHR</text:p>
          </table:table-cell>
          <table:table-cell table:style-name="ce27" table:formula="of:=AND([$Themenliste.$M77] = 1;[$Variablen.$A$2] = 1)" office:value-type="boolean" office:boolean-value="true" calcext:value-type="boolean">
            <text:p>WAHR</text:p>
          </table:table-cell>
          <table:table-cell table:style-name="ce27" table:formula="of:=AND([$Themenliste.$N77] = 1;[$Variablen.$B$2] = 1)" office:value-type="boolean" office:boolean-value="false" calcext:value-type="boolean">
            <text:p>FALSCH</text:p>
          </table:table-cell>
          <table:table-cell table:style-name="ce27" table:formula="of:=AND([$Themenliste.$O77] = 1;[$Variablen.$C$2] = 1)" office:value-type="boolean" office:boolean-value="false" calcext:value-type="boolean">
            <text:p>FALSCH</text:p>
          </table:table-cell>
          <table:table-cell table:style-name="ce27" table:formula="of:=OR([.H76];[.I76];[.J76])" office:value-type="boolean" office:boolean-value="true" calcext:value-type="boolean">
            <text:p>WAHR</text:p>
          </table:table-cell>
          <table:table-cell table:style-name="ce27" table:formula="of:=IF([$Themenliste.$J77] = 1)" office:value-type="boolean" office:boolean-value="false" calcext:value-type="boolean">
            <text:p>FALSCH</text:p>
          </table:table-cell>
          <table:table-cell table:style-name="ce27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7];[$Themenliste.$A78];&quot;&quot;)" office:value-type="string" office:string-value="2b.3.c" calcext:value-type="string">
            <text:p>2b.3.c</text:p>
          </table:table-cell>
          <table:table-cell table:style-name="ce25" table:formula="of:=IF([.$G77];[$Themenliste.$B78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7];[$Themenliste.$C78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77];[$Themenliste.$D78];&quot;&quot;)" office:value-type="string" office:string-value="c" calcext:value-type="string">
            <text:p>c</text:p>
          </table:table-cell>
          <table:table-cell table:style-name="ce25" table:formula="of:=IF([.$G77];[$Themenliste.$E78]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style-name="ce22" table:formula="of:=IF([.$G77];CONCATENATE(IF([$Themenliste.$M78] = 1;&quot;1&quot;;&quot;&quot;);IF(AND([$Themenliste.$M78] = 1;OR([$Themenliste.$N78] = 1;[$Themenliste.$O78] = 1));&quot;,&quot;;&quot;&quot;);IF([$Themenliste.$N78] = 1;&quot;2&quot;;&quot;&quot;);IF(AND([$Themenliste.$N78] = 1;[$Themenliste.$O78] = 1);&quot;,&quot;;&quot;&quot;);IF([$Themenliste.$O78] = 1;&quot;3&quot;;&quot;&quot;));&quot;&quot;)" office:value-type="string" office:string-value="1" calcext:value-type="string">
            <text:p>1</text:p>
          </table:table-cell>
          <table:table-cell table:style-name="ce27" table:formula="of:=AND([.K77];[.M77])" office:value-type="boolean" office:boolean-value="true" calcext:value-type="boolean">
            <text:p>WAHR</text:p>
          </table:table-cell>
          <table:table-cell table:style-name="ce27" table:formula="of:=AND([$Themenliste.$M78] = 1;[$Variablen.$A$2] = 1)" office:value-type="boolean" office:boolean-value="true" calcext:value-type="boolean">
            <text:p>WAHR</text:p>
          </table:table-cell>
          <table:table-cell table:style-name="ce27" table:formula="of:=AND([$Themenliste.$N78] = 1;[$Variablen.$B$2] = 1)" office:value-type="boolean" office:boolean-value="false" calcext:value-type="boolean">
            <text:p>FALSCH</text:p>
          </table:table-cell>
          <table:table-cell table:style-name="ce27" table:formula="of:=AND([$Themenliste.$O78] = 1;[$Variablen.$C$2] = 1)" office:value-type="boolean" office:boolean-value="false" calcext:value-type="boolean">
            <text:p>FALSCH</text:p>
          </table:table-cell>
          <table:table-cell table:style-name="ce27" table:formula="of:=OR([.H77];[.I77];[.J77])" office:value-type="boolean" office:boolean-value="true" calcext:value-type="boolean">
            <text:p>WAHR</text:p>
          </table:table-cell>
          <table:table-cell table:style-name="ce27" table:formula="of:=IF([$Themenliste.$J78] = 1)" office:value-type="boolean" office:boolean-value="false" calcext:value-type="boolean">
            <text:p>FALSCH</text:p>
          </table:table-cell>
          <table:table-cell table:style-name="ce27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8];[$Themenliste.$A79];&quot;&quot;)" office:value-type="string" office:string-value="2b.3.d" calcext:value-type="string">
            <text:p>2b.3.d</text:p>
          </table:table-cell>
          <table:table-cell table:style-name="ce25" table:formula="of:=IF([.$G78];[$Themenliste.$B79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8];[$Themenliste.$C79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78];[$Themenliste.$D79];&quot;&quot;)" office:value-type="string" office:string-value="d" calcext:value-type="string">
            <text:p>d</text:p>
          </table:table-cell>
          <table:table-cell table:style-name="ce25" table:formula="of:=IF([.$G78];[$Themenliste.$E79]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style-name="ce22" table:formula="of:=IF([.$G78];CONCATENATE(IF([$Themenliste.$M79] = 1;&quot;1&quot;;&quot;&quot;);IF(AND([$Themenliste.$M79] = 1;OR([$Themenliste.$N79] = 1;[$Themenliste.$O79] = 1));&quot;,&quot;;&quot;&quot;);IF([$Themenliste.$N79] = 1;&quot;2&quot;;&quot;&quot;);IF(AND([$Themenliste.$N79] = 1;[$Themenliste.$O79] = 1);&quot;,&quot;;&quot;&quot;);IF([$Themenliste.$O79] = 1;&quot;3&quot;;&quot;&quot;));&quot;&quot;)" office:value-type="string" office:string-value="1" calcext:value-type="string">
            <text:p>1</text:p>
          </table:table-cell>
          <table:table-cell table:style-name="ce27" table:formula="of:=AND([.K78];[.M78])" office:value-type="boolean" office:boolean-value="true" calcext:value-type="boolean">
            <text:p>WAHR</text:p>
          </table:table-cell>
          <table:table-cell table:style-name="ce27" table:formula="of:=AND([$Themenliste.$M79] = 1;[$Variablen.$A$2] = 1)" office:value-type="boolean" office:boolean-value="true" calcext:value-type="boolean">
            <text:p>WAHR</text:p>
          </table:table-cell>
          <table:table-cell table:style-name="ce27" table:formula="of:=AND([$Themenliste.$N79] = 1;[$Variablen.$B$2] = 1)" office:value-type="boolean" office:boolean-value="false" calcext:value-type="boolean">
            <text:p>FALSCH</text:p>
          </table:table-cell>
          <table:table-cell table:style-name="ce27" table:formula="of:=AND([$Themenliste.$O79] = 1;[$Variablen.$C$2] = 1)" office:value-type="boolean" office:boolean-value="false" calcext:value-type="boolean">
            <text:p>FALSCH</text:p>
          </table:table-cell>
          <table:table-cell table:style-name="ce27" table:formula="of:=OR([.H78];[.I78];[.J78])" office:value-type="boolean" office:boolean-value="true" calcext:value-type="boolean">
            <text:p>WAHR</text:p>
          </table:table-cell>
          <table:table-cell table:style-name="ce27" table:formula="of:=IF([$Themenliste.$J79] = 1)" office:value-type="boolean" office:boolean-value="false" calcext:value-type="boolean">
            <text:p>FALSCH</text:p>
          </table:table-cell>
          <table:table-cell table:style-name="ce27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79];[$Themenliste.$A80];&quot;&quot;)" office:value-type="string" office:string-value="2b.3.e" calcext:value-type="string">
            <text:p>2b.3.e</text:p>
          </table:table-cell>
          <table:table-cell table:style-name="ce25" table:formula="of:=IF([.$G79];[$Themenliste.$B80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79];[$Themenliste.$C80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79];[$Themenliste.$D80];&quot;&quot;)" office:value-type="string" office:string-value="e" calcext:value-type="string">
            <text:p>e</text:p>
          </table:table-cell>
          <table:table-cell table:style-name="ce25" table:formula="of:=IF([.$G79];[$Themenliste.$E80]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style-name="ce22" table:formula="of:=IF([.$G79];CONCATENATE(IF([$Themenliste.$M80] = 1;&quot;1&quot;;&quot;&quot;);IF(AND([$Themenliste.$M80] = 1;OR([$Themenliste.$N80] = 1;[$Themenliste.$O80] = 1));&quot;,&quot;;&quot;&quot;);IF([$Themenliste.$N80] = 1;&quot;2&quot;;&quot;&quot;);IF(AND([$Themenliste.$N80] = 1;[$Themenliste.$O80] = 1);&quot;,&quot;;&quot;&quot;);IF([$Themenliste.$O80] = 1;&quot;3&quot;;&quot;&quot;));&quot;&quot;)" office:value-type="string" office:string-value="1" calcext:value-type="string">
            <text:p>1</text:p>
          </table:table-cell>
          <table:table-cell table:style-name="ce27" table:formula="of:=AND([.K79];[.M79])" office:value-type="boolean" office:boolean-value="true" calcext:value-type="boolean">
            <text:p>WAHR</text:p>
          </table:table-cell>
          <table:table-cell table:style-name="ce27" table:formula="of:=AND([$Themenliste.$M80] = 1;[$Variablen.$A$2] = 1)" office:value-type="boolean" office:boolean-value="true" calcext:value-type="boolean">
            <text:p>WAHR</text:p>
          </table:table-cell>
          <table:table-cell table:style-name="ce27" table:formula="of:=AND([$Themenliste.$N80] = 1;[$Variablen.$B$2] = 1)" office:value-type="boolean" office:boolean-value="false" calcext:value-type="boolean">
            <text:p>FALSCH</text:p>
          </table:table-cell>
          <table:table-cell table:style-name="ce27" table:formula="of:=AND([$Themenliste.$O80] = 1;[$Variablen.$C$2] = 1)" office:value-type="boolean" office:boolean-value="false" calcext:value-type="boolean">
            <text:p>FALSCH</text:p>
          </table:table-cell>
          <table:table-cell table:style-name="ce27" table:formula="of:=OR([.H79];[.I79];[.J79])" office:value-type="boolean" office:boolean-value="true" calcext:value-type="boolean">
            <text:p>WAHR</text:p>
          </table:table-cell>
          <table:table-cell table:style-name="ce27" table:formula="of:=IF([$Themenliste.$J80] = 1)" office:value-type="boolean" office:boolean-value="false" calcext:value-type="boolean">
            <text:p>FALSCH</text:p>
          </table:table-cell>
          <table:table-cell table:style-name="ce27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80];[$Themenliste.$A81];&quot;&quot;)" office:value-type="string" office:string-value="2b.3.f" calcext:value-type="string">
            <text:p>2b.3.f</text:p>
          </table:table-cell>
          <table:table-cell table:style-name="ce25" table:formula="of:=IF([.$G80];[$Themenliste.$B81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80];[$Themenliste.$C81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80];[$Themenliste.$D81];&quot;&quot;)" office:value-type="string" office:string-value="f" calcext:value-type="string">
            <text:p>f</text:p>
          </table:table-cell>
          <table:table-cell table:style-name="ce25" table:formula="of:=IF([.$G80];[$Themenliste.$E81]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style-name="ce22" table:formula="of:=IF([.$G80];CONCATENATE(IF([$Themenliste.$M81] = 1;&quot;1&quot;;&quot;&quot;);IF(AND([$Themenliste.$M81] = 1;OR([$Themenliste.$N81] = 1;[$Themenliste.$O81] = 1));&quot;,&quot;;&quot;&quot;);IF([$Themenliste.$N81] = 1;&quot;2&quot;;&quot;&quot;);IF(AND([$Themenliste.$N81] = 1;[$Themenliste.$O81] = 1);&quot;,&quot;;&quot;&quot;);IF([$Themenliste.$O81] = 1;&quot;3&quot;;&quot;&quot;));&quot;&quot;)" office:value-type="string" office:string-value="2" calcext:value-type="string">
            <text:p>2</text:p>
          </table:table-cell>
          <table:table-cell table:style-name="ce27" table:formula="of:=AND([.K80];[.M80])" office:value-type="boolean" office:boolean-value="true" calcext:value-type="boolean">
            <text:p>WAHR</text:p>
          </table:table-cell>
          <table:table-cell table:style-name="ce27" table:formula="of:=AND([$Themenliste.$M81] = 1;[$Variablen.$A$2] = 1)" office:value-type="boolean" office:boolean-value="false" calcext:value-type="boolean">
            <text:p>FALSCH</text:p>
          </table:table-cell>
          <table:table-cell table:style-name="ce27" table:formula="of:=AND([$Themenliste.$N81] = 1;[$Variablen.$B$2] = 1)" office:value-type="boolean" office:boolean-value="true" calcext:value-type="boolean">
            <text:p>WAHR</text:p>
          </table:table-cell>
          <table:table-cell table:style-name="ce27" table:formula="of:=AND([$Themenliste.$O81] = 1;[$Variablen.$C$2] = 1)" office:value-type="boolean" office:boolean-value="false" calcext:value-type="boolean">
            <text:p>FALSCH</text:p>
          </table:table-cell>
          <table:table-cell table:style-name="ce27" table:formula="of:=OR([.H80];[.I80];[.J80])" office:value-type="boolean" office:boolean-value="true" calcext:value-type="boolean">
            <text:p>WAHR</text:p>
          </table:table-cell>
          <table:table-cell table:style-name="ce27" table:formula="of:=IF([$Themenliste.$J81] = 1)" office:value-type="boolean" office:boolean-value="false" calcext:value-type="boolean">
            <text:p>FALSCH</text:p>
          </table:table-cell>
          <table:table-cell table:style-name="ce27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81];[$Themenliste.$A82];&quot;&quot;)" office:value-type="string" office:string-value="2b.3.g" calcext:value-type="string">
            <text:p>2b.3.g</text:p>
          </table:table-cell>
          <table:table-cell table:style-name="ce25" table:formula="of:=IF([.$G81];[$Themenliste.$B82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81];[$Themenliste.$C82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81];[$Themenliste.$D82];&quot;&quot;)" office:value-type="string" office:string-value="g" calcext:value-type="string">
            <text:p>g</text:p>
          </table:table-cell>
          <table:table-cell table:style-name="ce25" table:formula="of:=IF([.$G81];[$Themenliste.$E82]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style-name="ce22" table:formula="of:=IF([.$G81];CONCATENATE(IF([$Themenliste.$M82] = 1;&quot;1&quot;;&quot;&quot;);IF(AND([$Themenliste.$M82] = 1;OR([$Themenliste.$N82] = 1;[$Themenliste.$O82] = 1));&quot;,&quot;;&quot;&quot;);IF([$Themenliste.$N82] = 1;&quot;2&quot;;&quot;&quot;);IF(AND([$Themenliste.$N82] = 1;[$Themenliste.$O82] = 1);&quot;,&quot;;&quot;&quot;);IF([$Themenliste.$O82] = 1;&quot;3&quot;;&quot;&quot;));&quot;&quot;)" office:value-type="string" office:string-value="2" calcext:value-type="string">
            <text:p>2</text:p>
          </table:table-cell>
          <table:table-cell table:style-name="ce27" table:formula="of:=AND([.K81];[.M81])" office:value-type="boolean" office:boolean-value="true" calcext:value-type="boolean">
            <text:p>WAHR</text:p>
          </table:table-cell>
          <table:table-cell table:style-name="ce27" table:formula="of:=AND([$Themenliste.$M82] = 1;[$Variablen.$A$2] = 1)" office:value-type="boolean" office:boolean-value="false" calcext:value-type="boolean">
            <text:p>FALSCH</text:p>
          </table:table-cell>
          <table:table-cell table:style-name="ce27" table:formula="of:=AND([$Themenliste.$N82] = 1;[$Variablen.$B$2] = 1)" office:value-type="boolean" office:boolean-value="true" calcext:value-type="boolean">
            <text:p>WAHR</text:p>
          </table:table-cell>
          <table:table-cell table:style-name="ce27" table:formula="of:=AND([$Themenliste.$O82] = 1;[$Variablen.$C$2] = 1)" office:value-type="boolean" office:boolean-value="false" calcext:value-type="boolean">
            <text:p>FALSCH</text:p>
          </table:table-cell>
          <table:table-cell table:style-name="ce27" table:formula="of:=OR([.H81];[.I81];[.J81])" office:value-type="boolean" office:boolean-value="true" calcext:value-type="boolean">
            <text:p>WAHR</text:p>
          </table:table-cell>
          <table:table-cell table:style-name="ce27" table:formula="of:=IF([$Themenliste.$J82] = 1)" office:value-type="boolean" office:boolean-value="false" calcext:value-type="boolean">
            <text:p>FALSCH</text:p>
          </table:table-cell>
          <table:table-cell table:style-name="ce27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82];[$Themenliste.$A83];&quot;&quot;)" office:value-type="string" office:string-value="2b.3.h" calcext:value-type="string">
            <text:p>2b.3.h</text:p>
          </table:table-cell>
          <table:table-cell table:style-name="ce25" table:formula="of:=IF([.$G82];[$Themenliste.$B83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82];[$Themenliste.$C83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82];[$Themenliste.$D83];&quot;&quot;)" office:value-type="string" office:string-value="h" calcext:value-type="string">
            <text:p>h</text:p>
          </table:table-cell>
          <table:table-cell table:style-name="ce25" table:formula="of:=IF([.$G82];[$Themenliste.$E83]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style-name="ce22" table:formula="of:=IF([.$G82];CONCATENATE(IF([$Themenliste.$M83] = 1;&quot;1&quot;;&quot;&quot;);IF(AND([$Themenliste.$M83] = 1;OR([$Themenliste.$N83] = 1;[$Themenliste.$O83] = 1));&quot;,&quot;;&quot;&quot;);IF([$Themenliste.$N83] = 1;&quot;2&quot;;&quot;&quot;);IF(AND([$Themenliste.$N83] = 1;[$Themenliste.$O83] = 1);&quot;,&quot;;&quot;&quot;);IF([$Themenliste.$O83] = 1;&quot;3&quot;;&quot;&quot;));&quot;&quot;)" office:value-type="string" office:string-value="2" calcext:value-type="string">
            <text:p>2</text:p>
          </table:table-cell>
          <table:table-cell table:style-name="ce27" table:formula="of:=AND([.K82];[.M82])" office:value-type="boolean" office:boolean-value="true" calcext:value-type="boolean">
            <text:p>WAHR</text:p>
          </table:table-cell>
          <table:table-cell table:style-name="ce27" table:formula="of:=AND([$Themenliste.$M83] = 1;[$Variablen.$A$2] = 1)" office:value-type="boolean" office:boolean-value="false" calcext:value-type="boolean">
            <text:p>FALSCH</text:p>
          </table:table-cell>
          <table:table-cell table:style-name="ce27" table:formula="of:=AND([$Themenliste.$N83] = 1;[$Variablen.$B$2] = 1)" office:value-type="boolean" office:boolean-value="true" calcext:value-type="boolean">
            <text:p>WAHR</text:p>
          </table:table-cell>
          <table:table-cell table:style-name="ce27" table:formula="of:=AND([$Themenliste.$O83] = 1;[$Variablen.$C$2] = 1)" office:value-type="boolean" office:boolean-value="false" calcext:value-type="boolean">
            <text:p>FALSCH</text:p>
          </table:table-cell>
          <table:table-cell table:style-name="ce27" table:formula="of:=OR([.H82];[.I82];[.J82])" office:value-type="boolean" office:boolean-value="true" calcext:value-type="boolean">
            <text:p>WAHR</text:p>
          </table:table-cell>
          <table:table-cell table:style-name="ce27" table:formula="of:=IF([$Themenliste.$J83] = 1)" office:value-type="boolean" office:boolean-value="false" calcext:value-type="boolean">
            <text:p>FALSCH</text:p>
          </table:table-cell>
          <table:table-cell table:style-name="ce27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83];[$Themenliste.$A84];&quot;&quot;)" office:value-type="string" office:string-value="2b.3.i" calcext:value-type="string">
            <text:p>2b.3.i</text:p>
          </table:table-cell>
          <table:table-cell table:style-name="ce25" table:formula="of:=IF([.$G83];[$Themenliste.$B84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25" table:formula="of:=IF([.$G83];[$Themenliste.$C84]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2" table:formula="of:=IF([.$G83];[$Themenliste.$D84];&quot;&quot;)" office:value-type="string" office:string-value="i" calcext:value-type="string">
            <text:p>i</text:p>
          </table:table-cell>
          <table:table-cell table:style-name="ce25" table:formula="of:=IF([.$G83];[$Themenliste.$E84]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style-name="ce22" table:formula="of:=IF([.$G83];CONCATENATE(IF([$Themenliste.$M84] = 1;&quot;1&quot;;&quot;&quot;);IF(AND([$Themenliste.$M84] = 1;OR([$Themenliste.$N84] = 1;[$Themenliste.$O84] = 1));&quot;,&quot;;&quot;&quot;);IF([$Themenliste.$N84] = 1;&quot;2&quot;;&quot;&quot;);IF(AND([$Themenliste.$N84] = 1;[$Themenliste.$O84] = 1);&quot;,&quot;;&quot;&quot;);IF([$Themenliste.$O84] = 1;&quot;3&quot;;&quot;&quot;));&quot;&quot;)" office:value-type="string" office:string-value="2" calcext:value-type="string">
            <text:p>2</text:p>
          </table:table-cell>
          <table:table-cell table:style-name="ce27" table:formula="of:=AND([.K83];[.M83])" office:value-type="boolean" office:boolean-value="true" calcext:value-type="boolean">
            <text:p>WAHR</text:p>
          </table:table-cell>
          <table:table-cell table:style-name="ce27" table:formula="of:=AND([$Themenliste.$M84] = 1;[$Variablen.$A$2] = 1)" office:value-type="boolean" office:boolean-value="false" calcext:value-type="boolean">
            <text:p>FALSCH</text:p>
          </table:table-cell>
          <table:table-cell table:style-name="ce27" table:formula="of:=AND([$Themenliste.$N84] = 1;[$Variablen.$B$2] = 1)" office:value-type="boolean" office:boolean-value="true" calcext:value-type="boolean">
            <text:p>WAHR</text:p>
          </table:table-cell>
          <table:table-cell table:style-name="ce27" table:formula="of:=AND([$Themenliste.$O84] = 1;[$Variablen.$C$2] = 1)" office:value-type="boolean" office:boolean-value="false" calcext:value-type="boolean">
            <text:p>FALSCH</text:p>
          </table:table-cell>
          <table:table-cell table:style-name="ce27" table:formula="of:=OR([.H83];[.I83];[.J83])" office:value-type="boolean" office:boolean-value="true" calcext:value-type="boolean">
            <text:p>WAHR</text:p>
          </table:table-cell>
          <table:table-cell table:style-name="ce27" table:formula="of:=IF([$Themenliste.$J84] = 1)" office:value-type="boolean" office:boolean-value="false" calcext:value-type="boolean">
            <text:p>FALSCH</text:p>
          </table:table-cell>
          <table:table-cell table:style-name="ce27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84];[$Themenliste.$A85];&quot;&quot;)">
            <text:p/>
          </table:table-cell>
          <table:table-cell table:style-name="ce25" table:formula="of:=IF([.$G84];[$Themenliste.$B85];&quot;&quot;)">
            <text:p/>
          </table:table-cell>
          <table:table-cell table:style-name="ce25" table:formula="of:=IF([.$G84];[$Themenliste.$C85];&quot;&quot;)">
            <text:p/>
          </table:table-cell>
          <table:table-cell table:style-name="ce22" table:formula="of:=IF([.$G84];[$Themenliste.$D85];&quot;&quot;)">
            <text:p/>
          </table:table-cell>
          <table:table-cell table:style-name="ce25" table:formula="of:=IF([.$G84];[$Themenliste.$E85];&quot;&quot;)">
            <text:p/>
          </table:table-cell>
          <table:table-cell table:style-name="ce22" table:formula="of:=IF([.$G84];CONCATENATE(IF([$Themenliste.$M85] = 1;&quot;1&quot;;&quot;&quot;);IF(AND([$Themenliste.$M85] = 1;OR([$Themenliste.$N85] = 1;[$Themenliste.$O85] = 1));&quot;,&quot;;&quot;&quot;);IF([$Themenliste.$N85] = 1;&quot;2&quot;;&quot;&quot;);IF(AND([$Themenliste.$N85] = 1;[$Themenliste.$O85] = 1);&quot;,&quot;;&quot;&quot;);IF([$Themenliste.$O85] = 1;&quot;3&quot;;&quot;&quot;));&quot;&quot;)">
            <text:p/>
          </table:table-cell>
          <table:table-cell table:style-name="ce27" table:formula="of:=AND([.K84];[.M84])" office:value-type="boolean" office:boolean-value="false" calcext:value-type="boolean">
            <text:p>FALSCH</text:p>
          </table:table-cell>
          <table:table-cell table:style-name="ce27" table:formula="of:=AND([$Themenliste.$M85] = 1;[$Variablen.$A$2] = 1)" office:value-type="boolean" office:boolean-value="true" calcext:value-type="boolean">
            <text:p>WAHR</text:p>
          </table:table-cell>
          <table:table-cell table:style-name="ce27" table:formula="of:=AND([$Themenliste.$N85] = 1;[$Variablen.$B$2] = 1)" office:value-type="boolean" office:boolean-value="false" calcext:value-type="boolean">
            <text:p>FALSCH</text:p>
          </table:table-cell>
          <table:table-cell table:style-name="ce27" table:formula="of:=AND([$Themenliste.$O85] = 1;[$Variablen.$C$2] = 1)" office:value-type="boolean" office:boolean-value="false" calcext:value-type="boolean">
            <text:p>FALSCH</text:p>
          </table:table-cell>
          <table:table-cell table:style-name="ce27" table:formula="of:=OR([.H84];[.I84];[.J84])" office:value-type="boolean" office:boolean-value="true" calcext:value-type="boolean">
            <text:p>WAHR</text:p>
          </table:table-cell>
          <table:table-cell table:style-name="ce27" table:formula="of:=IF([$Themenliste.$J85] = 1)" office:value-type="boolean" office:boolean-value="false" calcext:value-type="boolean">
            <text:p>FALSCH</text:p>
          </table:table-cell>
          <table:table-cell table:style-name="ce27" table:formula="of:=IF([$Themenliste.$I8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85];[$Themenliste.$A86];&quot;&quot;)">
            <text:p/>
          </table:table-cell>
          <table:table-cell table:style-name="ce25" table:formula="of:=IF([.$G85];[$Themenliste.$B86];&quot;&quot;)">
            <text:p/>
          </table:table-cell>
          <table:table-cell table:style-name="ce25" table:formula="of:=IF([.$G85];[$Themenliste.$C86];&quot;&quot;)">
            <text:p/>
          </table:table-cell>
          <table:table-cell table:style-name="ce22" table:formula="of:=IF([.$G85];[$Themenliste.$D86];&quot;&quot;)">
            <text:p/>
          </table:table-cell>
          <table:table-cell table:style-name="ce25" table:formula="of:=IF([.$G85];[$Themenliste.$E86];&quot;&quot;)">
            <text:p/>
          </table:table-cell>
          <table:table-cell table:style-name="ce22" table:formula="of:=IF([.$G85];CONCATENATE(IF([$Themenliste.$M86] = 1;&quot;1&quot;;&quot;&quot;);IF(AND([$Themenliste.$M86] = 1;OR([$Themenliste.$N86] = 1;[$Themenliste.$O86] = 1));&quot;,&quot;;&quot;&quot;);IF([$Themenliste.$N86] = 1;&quot;2&quot;;&quot;&quot;);IF(AND([$Themenliste.$N86] = 1;[$Themenliste.$O86] = 1);&quot;,&quot;;&quot;&quot;);IF([$Themenliste.$O86] = 1;&quot;3&quot;;&quot;&quot;));&quot;&quot;)">
            <text:p/>
          </table:table-cell>
          <table:table-cell table:style-name="ce27" table:formula="of:=AND([.K85];[.M85])" office:value-type="boolean" office:boolean-value="false" calcext:value-type="boolean">
            <text:p>FALSCH</text:p>
          </table:table-cell>
          <table:table-cell table:style-name="ce27" table:formula="of:=AND([$Themenliste.$M86] = 1;[$Variablen.$A$2] = 1)" office:value-type="boolean" office:boolean-value="true" calcext:value-type="boolean">
            <text:p>WAHR</text:p>
          </table:table-cell>
          <table:table-cell table:style-name="ce27" table:formula="of:=AND([$Themenliste.$N86] = 1;[$Variablen.$B$2] = 1)" office:value-type="boolean" office:boolean-value="false" calcext:value-type="boolean">
            <text:p>FALSCH</text:p>
          </table:table-cell>
          <table:table-cell table:style-name="ce27" table:formula="of:=AND([$Themenliste.$O86] = 1;[$Variablen.$C$2] = 1)" office:value-type="boolean" office:boolean-value="false" calcext:value-type="boolean">
            <text:p>FALSCH</text:p>
          </table:table-cell>
          <table:table-cell table:style-name="ce27" table:formula="of:=OR([.H85];[.I85];[.J85])" office:value-type="boolean" office:boolean-value="true" calcext:value-type="boolean">
            <text:p>WAHR</text:p>
          </table:table-cell>
          <table:table-cell table:style-name="ce27" table:formula="of:=IF([$Themenliste.$J86] = 1)" office:value-type="boolean" office:boolean-value="false" calcext:value-type="boolean">
            <text:p>FALSCH</text:p>
          </table:table-cell>
          <table:table-cell table:style-name="ce27" table:formula="of:=IF([$Themenliste.$I8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86];[$Themenliste.$A87];&quot;&quot;)">
            <text:p/>
          </table:table-cell>
          <table:table-cell table:style-name="ce25" table:formula="of:=IF([.$G86];[$Themenliste.$B87];&quot;&quot;)">
            <text:p/>
          </table:table-cell>
          <table:table-cell table:style-name="ce25" table:formula="of:=IF([.$G86];[$Themenliste.$C87];&quot;&quot;)">
            <text:p/>
          </table:table-cell>
          <table:table-cell table:style-name="ce22" table:formula="of:=IF([.$G86];[$Themenliste.$D87];&quot;&quot;)">
            <text:p/>
          </table:table-cell>
          <table:table-cell table:style-name="ce25" table:formula="of:=IF([.$G86];[$Themenliste.$E87];&quot;&quot;)">
            <text:p/>
          </table:table-cell>
          <table:table-cell table:style-name="ce22" table:formula="of:=IF([.$G86];CONCATENATE(IF([$Themenliste.$M87] = 1;&quot;1&quot;;&quot;&quot;);IF(AND([$Themenliste.$M87] = 1;OR([$Themenliste.$N87] = 1;[$Themenliste.$O87] = 1));&quot;,&quot;;&quot;&quot;);IF([$Themenliste.$N87] = 1;&quot;2&quot;;&quot;&quot;);IF(AND([$Themenliste.$N87] = 1;[$Themenliste.$O87] = 1);&quot;,&quot;;&quot;&quot;);IF([$Themenliste.$O87] = 1;&quot;3&quot;;&quot;&quot;));&quot;&quot;)">
            <text:p/>
          </table:table-cell>
          <table:table-cell table:style-name="ce27" table:formula="of:=AND([.K86];[.M86])" office:value-type="boolean" office:boolean-value="false" calcext:value-type="boolean">
            <text:p>FALSCH</text:p>
          </table:table-cell>
          <table:table-cell table:style-name="ce27" table:formula="of:=AND([$Themenliste.$M87] = 1;[$Variablen.$A$2] = 1)" office:value-type="boolean" office:boolean-value="true" calcext:value-type="boolean">
            <text:p>WAHR</text:p>
          </table:table-cell>
          <table:table-cell table:style-name="ce27" table:formula="of:=AND([$Themenliste.$N87] = 1;[$Variablen.$B$2] = 1)" office:value-type="boolean" office:boolean-value="false" calcext:value-type="boolean">
            <text:p>FALSCH</text:p>
          </table:table-cell>
          <table:table-cell table:style-name="ce27" table:formula="of:=AND([$Themenliste.$O87] = 1;[$Variablen.$C$2] = 1)" office:value-type="boolean" office:boolean-value="false" calcext:value-type="boolean">
            <text:p>FALSCH</text:p>
          </table:table-cell>
          <table:table-cell table:style-name="ce27" table:formula="of:=OR([.H86];[.I86];[.J86])" office:value-type="boolean" office:boolean-value="true" calcext:value-type="boolean">
            <text:p>WAHR</text:p>
          </table:table-cell>
          <table:table-cell table:style-name="ce27" table:formula="of:=IF([$Themenliste.$J87] = 1)" office:value-type="boolean" office:boolean-value="false" calcext:value-type="boolean">
            <text:p>FALSCH</text:p>
          </table:table-cell>
          <table:table-cell table:style-name="ce27" table:formula="of:=IF([$Themenliste.$I8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87];[$Themenliste.$A88];&quot;&quot;)">
            <text:p/>
          </table:table-cell>
          <table:table-cell table:style-name="ce25" table:formula="of:=IF([.$G87];[$Themenliste.$B88];&quot;&quot;)">
            <text:p/>
          </table:table-cell>
          <table:table-cell table:style-name="ce25" table:formula="of:=IF([.$G87];[$Themenliste.$C88];&quot;&quot;)">
            <text:p/>
          </table:table-cell>
          <table:table-cell table:style-name="ce22" table:formula="of:=IF([.$G87];[$Themenliste.$D88];&quot;&quot;)">
            <text:p/>
          </table:table-cell>
          <table:table-cell table:style-name="ce25" table:formula="of:=IF([.$G87];[$Themenliste.$E88];&quot;&quot;)">
            <text:p/>
          </table:table-cell>
          <table:table-cell table:style-name="ce22" table:formula="of:=IF([.$G87];CONCATENATE(IF([$Themenliste.$M88] = 1;&quot;1&quot;;&quot;&quot;);IF(AND([$Themenliste.$M88] = 1;OR([$Themenliste.$N88] = 1;[$Themenliste.$O88] = 1));&quot;,&quot;;&quot;&quot;);IF([$Themenliste.$N88] = 1;&quot;2&quot;;&quot;&quot;);IF(AND([$Themenliste.$N88] = 1;[$Themenliste.$O88] = 1);&quot;,&quot;;&quot;&quot;);IF([$Themenliste.$O88] = 1;&quot;3&quot;;&quot;&quot;));&quot;&quot;)">
            <text:p/>
          </table:table-cell>
          <table:table-cell table:style-name="ce27" table:formula="of:=AND([.K87];[.M87])" office:value-type="boolean" office:boolean-value="false" calcext:value-type="boolean">
            <text:p>FALSCH</text:p>
          </table:table-cell>
          <table:table-cell table:style-name="ce27" table:formula="of:=AND([$Themenliste.$M88] = 1;[$Variablen.$A$2] = 1)" office:value-type="boolean" office:boolean-value="true" calcext:value-type="boolean">
            <text:p>WAHR</text:p>
          </table:table-cell>
          <table:table-cell table:style-name="ce27" table:formula="of:=AND([$Themenliste.$N88] = 1;[$Variablen.$B$2] = 1)" office:value-type="boolean" office:boolean-value="false" calcext:value-type="boolean">
            <text:p>FALSCH</text:p>
          </table:table-cell>
          <table:table-cell table:style-name="ce27" table:formula="of:=AND([$Themenliste.$O88] = 1;[$Variablen.$C$2] = 1)" office:value-type="boolean" office:boolean-value="false" calcext:value-type="boolean">
            <text:p>FALSCH</text:p>
          </table:table-cell>
          <table:table-cell table:style-name="ce27" table:formula="of:=OR([.H87];[.I87];[.J87])" office:value-type="boolean" office:boolean-value="true" calcext:value-type="boolean">
            <text:p>WAHR</text:p>
          </table:table-cell>
          <table:table-cell table:style-name="ce27" table:formula="of:=IF([$Themenliste.$J88] = 1)" office:value-type="boolean" office:boolean-value="false" calcext:value-type="boolean">
            <text:p>FALSCH</text:p>
          </table:table-cell>
          <table:table-cell table:style-name="ce27" table:formula="of:=IF([$Themenliste.$I8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88];[$Themenliste.$A89];&quot;&quot;)">
            <text:p/>
          </table:table-cell>
          <table:table-cell table:style-name="ce25" table:formula="of:=IF([.$G88];[$Themenliste.$B89];&quot;&quot;)">
            <text:p/>
          </table:table-cell>
          <table:table-cell table:style-name="ce25" table:formula="of:=IF([.$G88];[$Themenliste.$C89];&quot;&quot;)">
            <text:p/>
          </table:table-cell>
          <table:table-cell table:style-name="ce22" table:formula="of:=IF([.$G88];[$Themenliste.$D89];&quot;&quot;)">
            <text:p/>
          </table:table-cell>
          <table:table-cell table:style-name="ce25" table:formula="of:=IF([.$G88];[$Themenliste.$E89];&quot;&quot;)">
            <text:p/>
          </table:table-cell>
          <table:table-cell table:style-name="ce22" table:formula="of:=IF([.$G88];CONCATENATE(IF([$Themenliste.$M89] = 1;&quot;1&quot;;&quot;&quot;);IF(AND([$Themenliste.$M89] = 1;OR([$Themenliste.$N89] = 1;[$Themenliste.$O89] = 1));&quot;,&quot;;&quot;&quot;);IF([$Themenliste.$N89] = 1;&quot;2&quot;;&quot;&quot;);IF(AND([$Themenliste.$N89] = 1;[$Themenliste.$O89] = 1);&quot;,&quot;;&quot;&quot;);IF([$Themenliste.$O89] = 1;&quot;3&quot;;&quot;&quot;));&quot;&quot;)">
            <text:p/>
          </table:table-cell>
          <table:table-cell table:style-name="ce27" table:formula="of:=AND([.K88];[.M88])" office:value-type="boolean" office:boolean-value="false" calcext:value-type="boolean">
            <text:p>FALSCH</text:p>
          </table:table-cell>
          <table:table-cell table:style-name="ce27" table:formula="of:=AND([$Themenliste.$M89] = 1;[$Variablen.$A$2] = 1)" office:value-type="boolean" office:boolean-value="true" calcext:value-type="boolean">
            <text:p>WAHR</text:p>
          </table:table-cell>
          <table:table-cell table:style-name="ce27" table:formula="of:=AND([$Themenliste.$N89] = 1;[$Variablen.$B$2] = 1)" office:value-type="boolean" office:boolean-value="false" calcext:value-type="boolean">
            <text:p>FALSCH</text:p>
          </table:table-cell>
          <table:table-cell table:style-name="ce27" table:formula="of:=AND([$Themenliste.$O89] = 1;[$Variablen.$C$2] = 1)" office:value-type="boolean" office:boolean-value="false" calcext:value-type="boolean">
            <text:p>FALSCH</text:p>
          </table:table-cell>
          <table:table-cell table:style-name="ce27" table:formula="of:=OR([.H88];[.I88];[.J88])" office:value-type="boolean" office:boolean-value="true" calcext:value-type="boolean">
            <text:p>WAHR</text:p>
          </table:table-cell>
          <table:table-cell table:style-name="ce27" table:formula="of:=IF([$Themenliste.$J89] = 1)" office:value-type="boolean" office:boolean-value="false" calcext:value-type="boolean">
            <text:p>FALSCH</text:p>
          </table:table-cell>
          <table:table-cell table:style-name="ce27" table:formula="of:=IF([$Themenliste.$I8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89];[$Themenliste.$A90];&quot;&quot;)">
            <text:p/>
          </table:table-cell>
          <table:table-cell table:style-name="ce25" table:formula="of:=IF([.$G89];[$Themenliste.$B90];&quot;&quot;)">
            <text:p/>
          </table:table-cell>
          <table:table-cell table:style-name="ce25" table:formula="of:=IF([.$G89];[$Themenliste.$C90];&quot;&quot;)">
            <text:p/>
          </table:table-cell>
          <table:table-cell table:style-name="ce22" table:formula="of:=IF([.$G89];[$Themenliste.$D90];&quot;&quot;)">
            <text:p/>
          </table:table-cell>
          <table:table-cell table:style-name="ce25" table:formula="of:=IF([.$G89];[$Themenliste.$E90];&quot;&quot;)">
            <text:p/>
          </table:table-cell>
          <table:table-cell table:style-name="ce22" table:formula="of:=IF([.$G89];CONCATENATE(IF([$Themenliste.$M90] = 1;&quot;1&quot;;&quot;&quot;);IF(AND([$Themenliste.$M90] = 1;OR([$Themenliste.$N90] = 1;[$Themenliste.$O90] = 1));&quot;,&quot;;&quot;&quot;);IF([$Themenliste.$N90] = 1;&quot;2&quot;;&quot;&quot;);IF(AND([$Themenliste.$N90] = 1;[$Themenliste.$O90] = 1);&quot;,&quot;;&quot;&quot;);IF([$Themenliste.$O90] = 1;&quot;3&quot;;&quot;&quot;));&quot;&quot;)">
            <text:p/>
          </table:table-cell>
          <table:table-cell table:style-name="ce27" table:formula="of:=AND([.K89];[.M89])" office:value-type="boolean" office:boolean-value="false" calcext:value-type="boolean">
            <text:p>FALSCH</text:p>
          </table:table-cell>
          <table:table-cell table:style-name="ce27" table:formula="of:=AND([$Themenliste.$M90] = 1;[$Variablen.$A$2] = 1)" office:value-type="boolean" office:boolean-value="false" calcext:value-type="boolean">
            <text:p>FALSCH</text:p>
          </table:table-cell>
          <table:table-cell table:style-name="ce27" table:formula="of:=AND([$Themenliste.$N90] = 1;[$Variablen.$B$2] = 1)" office:value-type="boolean" office:boolean-value="true" calcext:value-type="boolean">
            <text:p>WAHR</text:p>
          </table:table-cell>
          <table:table-cell table:style-name="ce27" table:formula="of:=AND([$Themenliste.$O90] = 1;[$Variablen.$C$2] = 1)" office:value-type="boolean" office:boolean-value="false" calcext:value-type="boolean">
            <text:p>FALSCH</text:p>
          </table:table-cell>
          <table:table-cell table:style-name="ce27" table:formula="of:=OR([.H89];[.I89];[.J89])" office:value-type="boolean" office:boolean-value="true" calcext:value-type="boolean">
            <text:p>WAHR</text:p>
          </table:table-cell>
          <table:table-cell table:style-name="ce27" table:formula="of:=IF([$Themenliste.$J90] = 1)" office:value-type="boolean" office:boolean-value="false" calcext:value-type="boolean">
            <text:p>FALSCH</text:p>
          </table:table-cell>
          <table:table-cell table:style-name="ce27" table:formula="of:=IF([$Themenliste.$I9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0];[$Themenliste.$A91];&quot;&quot;)">
            <text:p/>
          </table:table-cell>
          <table:table-cell table:style-name="ce25" table:formula="of:=IF([.$G90];[$Themenliste.$B91];&quot;&quot;)">
            <text:p/>
          </table:table-cell>
          <table:table-cell table:style-name="ce25" table:formula="of:=IF([.$G90];[$Themenliste.$C91];&quot;&quot;)">
            <text:p/>
          </table:table-cell>
          <table:table-cell table:style-name="ce22" table:formula="of:=IF([.$G90];[$Themenliste.$D91];&quot;&quot;)">
            <text:p/>
          </table:table-cell>
          <table:table-cell table:style-name="ce25" table:formula="of:=IF([.$G90];[$Themenliste.$E91];&quot;&quot;)">
            <text:p/>
          </table:table-cell>
          <table:table-cell table:style-name="ce22" table:formula="of:=IF([.$G90];CONCATENATE(IF([$Themenliste.$M91] = 1;&quot;1&quot;;&quot;&quot;);IF(AND([$Themenliste.$M91] = 1;OR([$Themenliste.$N91] = 1;[$Themenliste.$O91] = 1));&quot;,&quot;;&quot;&quot;);IF([$Themenliste.$N91] = 1;&quot;2&quot;;&quot;&quot;);IF(AND([$Themenliste.$N91] = 1;[$Themenliste.$O91] = 1);&quot;,&quot;;&quot;&quot;);IF([$Themenliste.$O91] = 1;&quot;3&quot;;&quot;&quot;));&quot;&quot;)">
            <text:p/>
          </table:table-cell>
          <table:table-cell table:style-name="ce27" table:formula="of:=AND([.K90];[.M90])" office:value-type="boolean" office:boolean-value="false" calcext:value-type="boolean">
            <text:p>FALSCH</text:p>
          </table:table-cell>
          <table:table-cell table:style-name="ce27" table:formula="of:=AND([$Themenliste.$M91] = 1;[$Variablen.$A$2] = 1)" office:value-type="boolean" office:boolean-value="true" calcext:value-type="boolean">
            <text:p>WAHR</text:p>
          </table:table-cell>
          <table:table-cell table:style-name="ce27" table:formula="of:=AND([$Themenliste.$N91] = 1;[$Variablen.$B$2] = 1)" office:value-type="boolean" office:boolean-value="false" calcext:value-type="boolean">
            <text:p>FALSCH</text:p>
          </table:table-cell>
          <table:table-cell table:style-name="ce27" table:formula="of:=AND([$Themenliste.$O91] = 1;[$Variablen.$C$2] = 1)" office:value-type="boolean" office:boolean-value="false" calcext:value-type="boolean">
            <text:p>FALSCH</text:p>
          </table:table-cell>
          <table:table-cell table:style-name="ce27" table:formula="of:=OR([.H90];[.I90];[.J90])" office:value-type="boolean" office:boolean-value="true" calcext:value-type="boolean">
            <text:p>WAHR</text:p>
          </table:table-cell>
          <table:table-cell table:style-name="ce27" table:formula="of:=IF([$Themenliste.$J91] = 1)" office:value-type="boolean" office:boolean-value="false" calcext:value-type="boolean">
            <text:p>FALSCH</text:p>
          </table:table-cell>
          <table:table-cell table:style-name="ce27" table:formula="of:=IF([$Themenliste.$I9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1];[$Themenliste.$A92];&quot;&quot;)">
            <text:p/>
          </table:table-cell>
          <table:table-cell table:style-name="ce25" table:formula="of:=IF([.$G91];[$Themenliste.$B92];&quot;&quot;)">
            <text:p/>
          </table:table-cell>
          <table:table-cell table:style-name="ce25" table:formula="of:=IF([.$G91];[$Themenliste.$C92];&quot;&quot;)">
            <text:p/>
          </table:table-cell>
          <table:table-cell table:style-name="ce22" table:formula="of:=IF([.$G91];[$Themenliste.$D92];&quot;&quot;)">
            <text:p/>
          </table:table-cell>
          <table:table-cell table:style-name="ce25" table:formula="of:=IF([.$G91];[$Themenliste.$E92];&quot;&quot;)">
            <text:p/>
          </table:table-cell>
          <table:table-cell table:style-name="ce22" table:formula="of:=IF([.$G91];CONCATENATE(IF([$Themenliste.$M92] = 1;&quot;1&quot;;&quot;&quot;);IF(AND([$Themenliste.$M92] = 1;OR([$Themenliste.$N92] = 1;[$Themenliste.$O92] = 1));&quot;,&quot;;&quot;&quot;);IF([$Themenliste.$N92] = 1;&quot;2&quot;;&quot;&quot;);IF(AND([$Themenliste.$N92] = 1;[$Themenliste.$O92] = 1);&quot;,&quot;;&quot;&quot;);IF([$Themenliste.$O92] = 1;&quot;3&quot;;&quot;&quot;));&quot;&quot;)">
            <text:p/>
          </table:table-cell>
          <table:table-cell table:style-name="ce27" table:formula="of:=AND([.K91];[.M91])" office:value-type="boolean" office:boolean-value="false" calcext:value-type="boolean">
            <text:p>FALSCH</text:p>
          </table:table-cell>
          <table:table-cell table:style-name="ce27" table:formula="of:=AND([$Themenliste.$M92] = 1;[$Variablen.$A$2] = 1)" office:value-type="boolean" office:boolean-value="true" calcext:value-type="boolean">
            <text:p>WAHR</text:p>
          </table:table-cell>
          <table:table-cell table:style-name="ce27" table:formula="of:=AND([$Themenliste.$N92] = 1;[$Variablen.$B$2] = 1)" office:value-type="boolean" office:boolean-value="false" calcext:value-type="boolean">
            <text:p>FALSCH</text:p>
          </table:table-cell>
          <table:table-cell table:style-name="ce27" table:formula="of:=AND([$Themenliste.$O92] = 1;[$Variablen.$C$2] = 1)" office:value-type="boolean" office:boolean-value="false" calcext:value-type="boolean">
            <text:p>FALSCH</text:p>
          </table:table-cell>
          <table:table-cell table:style-name="ce27" table:formula="of:=OR([.H91];[.I91];[.J91])" office:value-type="boolean" office:boolean-value="true" calcext:value-type="boolean">
            <text:p>WAHR</text:p>
          </table:table-cell>
          <table:table-cell table:style-name="ce27" table:formula="of:=IF([$Themenliste.$J92] = 1)" office:value-type="boolean" office:boolean-value="false" calcext:value-type="boolean">
            <text:p>FALSCH</text:p>
          </table:table-cell>
          <table:table-cell table:style-name="ce27" table:formula="of:=IF([$Themenliste.$I9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2];[$Themenliste.$A93];&quot;&quot;)">
            <text:p/>
          </table:table-cell>
          <table:table-cell table:style-name="ce25" table:formula="of:=IF([.$G92];[$Themenliste.$B93];&quot;&quot;)">
            <text:p/>
          </table:table-cell>
          <table:table-cell table:style-name="ce25" table:formula="of:=IF([.$G92];[$Themenliste.$C93];&quot;&quot;)">
            <text:p/>
          </table:table-cell>
          <table:table-cell table:style-name="ce22" table:formula="of:=IF([.$G92];[$Themenliste.$D93];&quot;&quot;)">
            <text:p/>
          </table:table-cell>
          <table:table-cell table:style-name="ce25" table:formula="of:=IF([.$G92];[$Themenliste.$E93];&quot;&quot;)">
            <text:p/>
          </table:table-cell>
          <table:table-cell table:style-name="ce22" table:formula="of:=IF([.$G92];CONCATENATE(IF([$Themenliste.$M93] = 1;&quot;1&quot;;&quot;&quot;);IF(AND([$Themenliste.$M93] = 1;OR([$Themenliste.$N93] = 1;[$Themenliste.$O93] = 1));&quot;,&quot;;&quot;&quot;);IF([$Themenliste.$N93] = 1;&quot;2&quot;;&quot;&quot;);IF(AND([$Themenliste.$N93] = 1;[$Themenliste.$O93] = 1);&quot;,&quot;;&quot;&quot;);IF([$Themenliste.$O93] = 1;&quot;3&quot;;&quot;&quot;));&quot;&quot;)">
            <text:p/>
          </table:table-cell>
          <table:table-cell table:style-name="ce27" table:formula="of:=AND([.K92];[.M92])" office:value-type="boolean" office:boolean-value="false" calcext:value-type="boolean">
            <text:p>FALSCH</text:p>
          </table:table-cell>
          <table:table-cell table:style-name="ce27" table:formula="of:=AND([$Themenliste.$M93] = 1;[$Variablen.$A$2] = 1)" office:value-type="boolean" office:boolean-value="false" calcext:value-type="boolean">
            <text:p>FALSCH</text:p>
          </table:table-cell>
          <table:table-cell table:style-name="ce27" table:formula="of:=AND([$Themenliste.$N93] = 1;[$Variablen.$B$2] = 1)" office:value-type="boolean" office:boolean-value="true" calcext:value-type="boolean">
            <text:p>WAHR</text:p>
          </table:table-cell>
          <table:table-cell table:style-name="ce27" table:formula="of:=AND([$Themenliste.$O93] = 1;[$Variablen.$C$2] = 1)" office:value-type="boolean" office:boolean-value="false" calcext:value-type="boolean">
            <text:p>FALSCH</text:p>
          </table:table-cell>
          <table:table-cell table:style-name="ce27" table:formula="of:=OR([.H92];[.I92];[.J92])" office:value-type="boolean" office:boolean-value="true" calcext:value-type="boolean">
            <text:p>WAHR</text:p>
          </table:table-cell>
          <table:table-cell table:style-name="ce27" table:formula="of:=IF([$Themenliste.$J93] = 1)" office:value-type="boolean" office:boolean-value="false" calcext:value-type="boolean">
            <text:p>FALSCH</text:p>
          </table:table-cell>
          <table:table-cell table:style-name="ce27" table:formula="of:=IF([$Themenliste.$I9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3];[$Themenliste.$A94];&quot;&quot;)">
            <text:p/>
          </table:table-cell>
          <table:table-cell table:style-name="ce25" table:formula="of:=IF([.$G93];[$Themenliste.$B94];&quot;&quot;)">
            <text:p/>
          </table:table-cell>
          <table:table-cell table:style-name="ce25" table:formula="of:=IF([.$G93];[$Themenliste.$C94];&quot;&quot;)">
            <text:p/>
          </table:table-cell>
          <table:table-cell table:style-name="ce22" table:formula="of:=IF([.$G93];[$Themenliste.$D94];&quot;&quot;)">
            <text:p/>
          </table:table-cell>
          <table:table-cell table:style-name="ce25" table:formula="of:=IF([.$G93];[$Themenliste.$E94];&quot;&quot;)">
            <text:p/>
          </table:table-cell>
          <table:table-cell table:style-name="ce22" table:formula="of:=IF([.$G93];CONCATENATE(IF([$Themenliste.$M94] = 1;&quot;1&quot;;&quot;&quot;);IF(AND([$Themenliste.$M94] = 1;OR([$Themenliste.$N94] = 1;[$Themenliste.$O94] = 1));&quot;,&quot;;&quot;&quot;);IF([$Themenliste.$N94] = 1;&quot;2&quot;;&quot;&quot;);IF(AND([$Themenliste.$N94] = 1;[$Themenliste.$O94] = 1);&quot;,&quot;;&quot;&quot;);IF([$Themenliste.$O94] = 1;&quot;3&quot;;&quot;&quot;));&quot;&quot;)">
            <text:p/>
          </table:table-cell>
          <table:table-cell table:style-name="ce27" table:formula="of:=AND([.K93];[.M93])" office:value-type="boolean" office:boolean-value="false" calcext:value-type="boolean">
            <text:p>FALSCH</text:p>
          </table:table-cell>
          <table:table-cell table:style-name="ce27" table:formula="of:=AND([$Themenliste.$M94] = 1;[$Variablen.$A$2] = 1)" office:value-type="boolean" office:boolean-value="false" calcext:value-type="boolean">
            <text:p>FALSCH</text:p>
          </table:table-cell>
          <table:table-cell table:style-name="ce27" table:formula="of:=AND([$Themenliste.$N94] = 1;[$Variablen.$B$2] = 1)" office:value-type="boolean" office:boolean-value="true" calcext:value-type="boolean">
            <text:p>WAHR</text:p>
          </table:table-cell>
          <table:table-cell table:style-name="ce27" table:formula="of:=AND([$Themenliste.$O94] = 1;[$Variablen.$C$2] = 1)" office:value-type="boolean" office:boolean-value="false" calcext:value-type="boolean">
            <text:p>FALSCH</text:p>
          </table:table-cell>
          <table:table-cell table:style-name="ce27" table:formula="of:=OR([.H93];[.I93];[.J93])" office:value-type="boolean" office:boolean-value="true" calcext:value-type="boolean">
            <text:p>WAHR</text:p>
          </table:table-cell>
          <table:table-cell table:style-name="ce27" table:formula="of:=IF([$Themenliste.$J94] = 1)" office:value-type="boolean" office:boolean-value="false" calcext:value-type="boolean">
            <text:p>FALSCH</text:p>
          </table:table-cell>
          <table:table-cell table:style-name="ce27" table:formula="of:=IF([$Themenliste.$I9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4];[$Themenliste.$A95];&quot;&quot;)">
            <text:p/>
          </table:table-cell>
          <table:table-cell table:style-name="ce25" table:formula="of:=IF([.$G94];[$Themenliste.$B95];&quot;&quot;)">
            <text:p/>
          </table:table-cell>
          <table:table-cell table:style-name="ce25" table:formula="of:=IF([.$G94];[$Themenliste.$C95];&quot;&quot;)">
            <text:p/>
          </table:table-cell>
          <table:table-cell table:style-name="ce22" table:formula="of:=IF([.$G94];[$Themenliste.$D95];&quot;&quot;)">
            <text:p/>
          </table:table-cell>
          <table:table-cell table:style-name="ce25" table:formula="of:=IF([.$G94];[$Themenliste.$E95];&quot;&quot;)">
            <text:p/>
          </table:table-cell>
          <table:table-cell table:style-name="ce22" table:formula="of:=IF([.$G94];CONCATENATE(IF([$Themenliste.$M95] = 1;&quot;1&quot;;&quot;&quot;);IF(AND([$Themenliste.$M95] = 1;OR([$Themenliste.$N95] = 1;[$Themenliste.$O95] = 1));&quot;,&quot;;&quot;&quot;);IF([$Themenliste.$N95] = 1;&quot;2&quot;;&quot;&quot;);IF(AND([$Themenliste.$N95] = 1;[$Themenliste.$O95] = 1);&quot;,&quot;;&quot;&quot;);IF([$Themenliste.$O95] = 1;&quot;3&quot;;&quot;&quot;));&quot;&quot;)">
            <text:p/>
          </table:table-cell>
          <table:table-cell table:style-name="ce27" table:formula="of:=AND([.K94];[.M94])" office:value-type="boolean" office:boolean-value="false" calcext:value-type="boolean">
            <text:p>FALSCH</text:p>
          </table:table-cell>
          <table:table-cell table:style-name="ce27" table:formula="of:=AND([$Themenliste.$M95] = 1;[$Variablen.$A$2] = 1)" office:value-type="boolean" office:boolean-value="false" calcext:value-type="boolean">
            <text:p>FALSCH</text:p>
          </table:table-cell>
          <table:table-cell table:style-name="ce27" table:formula="of:=AND([$Themenliste.$N95] = 1;[$Variablen.$B$2] = 1)" office:value-type="boolean" office:boolean-value="true" calcext:value-type="boolean">
            <text:p>WAHR</text:p>
          </table:table-cell>
          <table:table-cell table:style-name="ce27" table:formula="of:=AND([$Themenliste.$O95] = 1;[$Variablen.$C$2] = 1)" office:value-type="boolean" office:boolean-value="false" calcext:value-type="boolean">
            <text:p>FALSCH</text:p>
          </table:table-cell>
          <table:table-cell table:style-name="ce27" table:formula="of:=OR([.H94];[.I94];[.J94])" office:value-type="boolean" office:boolean-value="true" calcext:value-type="boolean">
            <text:p>WAHR</text:p>
          </table:table-cell>
          <table:table-cell table:style-name="ce27" table:formula="of:=IF([$Themenliste.$J95] = 1)" office:value-type="boolean" office:boolean-value="false" calcext:value-type="boolean">
            <text:p>FALSCH</text:p>
          </table:table-cell>
          <table:table-cell table:style-name="ce27" table:formula="of:=IF([$Themenliste.$I9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5];[$Themenliste.$A96];&quot;&quot;)">
            <text:p/>
          </table:table-cell>
          <table:table-cell table:style-name="ce25" table:formula="of:=IF([.$G95];[$Themenliste.$B96];&quot;&quot;)">
            <text:p/>
          </table:table-cell>
          <table:table-cell table:style-name="ce25" table:formula="of:=IF([.$G95];[$Themenliste.$C96];&quot;&quot;)">
            <text:p/>
          </table:table-cell>
          <table:table-cell table:style-name="ce22" table:formula="of:=IF([.$G95];[$Themenliste.$D96];&quot;&quot;)">
            <text:p/>
          </table:table-cell>
          <table:table-cell table:style-name="ce25" table:formula="of:=IF([.$G95];[$Themenliste.$E96];&quot;&quot;)">
            <text:p/>
          </table:table-cell>
          <table:table-cell table:style-name="ce22" table:formula="of:=IF([.$G95];CONCATENATE(IF([$Themenliste.$M96] = 1;&quot;1&quot;;&quot;&quot;);IF(AND([$Themenliste.$M96] = 1;OR([$Themenliste.$N96] = 1;[$Themenliste.$O96] = 1));&quot;,&quot;;&quot;&quot;);IF([$Themenliste.$N96] = 1;&quot;2&quot;;&quot;&quot;);IF(AND([$Themenliste.$N96] = 1;[$Themenliste.$O96] = 1);&quot;,&quot;;&quot;&quot;);IF([$Themenliste.$O96] = 1;&quot;3&quot;;&quot;&quot;));&quot;&quot;)">
            <text:p/>
          </table:table-cell>
          <table:table-cell table:style-name="ce27" table:formula="of:=AND([.K95];[.M95])" office:value-type="boolean" office:boolean-value="false" calcext:value-type="boolean">
            <text:p>FALSCH</text:p>
          </table:table-cell>
          <table:table-cell table:style-name="ce27" table:formula="of:=AND([$Themenliste.$M96] = 1;[$Variablen.$A$2] = 1)" office:value-type="boolean" office:boolean-value="false" calcext:value-type="boolean">
            <text:p>FALSCH</text:p>
          </table:table-cell>
          <table:table-cell table:style-name="ce27" table:formula="of:=AND([$Themenliste.$N96] = 1;[$Variablen.$B$2] = 1)" office:value-type="boolean" office:boolean-value="true" calcext:value-type="boolean">
            <text:p>WAHR</text:p>
          </table:table-cell>
          <table:table-cell table:style-name="ce27" table:formula="of:=AND([$Themenliste.$O96] = 1;[$Variablen.$C$2] = 1)" office:value-type="boolean" office:boolean-value="false" calcext:value-type="boolean">
            <text:p>FALSCH</text:p>
          </table:table-cell>
          <table:table-cell table:style-name="ce27" table:formula="of:=OR([.H95];[.I95];[.J95])" office:value-type="boolean" office:boolean-value="true" calcext:value-type="boolean">
            <text:p>WAHR</text:p>
          </table:table-cell>
          <table:table-cell table:style-name="ce27" table:formula="of:=IF([$Themenliste.$J96] = 1)" office:value-type="boolean" office:boolean-value="false" calcext:value-type="boolean">
            <text:p>FALSCH</text:p>
          </table:table-cell>
          <table:table-cell table:style-name="ce27" table:formula="of:=IF([$Themenliste.$I9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6];[$Themenliste.$A97];&quot;&quot;)">
            <text:p/>
          </table:table-cell>
          <table:table-cell table:style-name="ce25" table:formula="of:=IF([.$G96];[$Themenliste.$B97];&quot;&quot;)">
            <text:p/>
          </table:table-cell>
          <table:table-cell table:style-name="ce25" table:formula="of:=IF([.$G96];[$Themenliste.$C97];&quot;&quot;)">
            <text:p/>
          </table:table-cell>
          <table:table-cell table:style-name="ce22" table:formula="of:=IF([.$G96];[$Themenliste.$D97];&quot;&quot;)">
            <text:p/>
          </table:table-cell>
          <table:table-cell table:style-name="ce25" table:formula="of:=IF([.$G96];[$Themenliste.$E97];&quot;&quot;)">
            <text:p/>
          </table:table-cell>
          <table:table-cell table:style-name="ce22" table:formula="of:=IF([.$G96];CONCATENATE(IF([$Themenliste.$M97] = 1;&quot;1&quot;;&quot;&quot;);IF(AND([$Themenliste.$M97] = 1;OR([$Themenliste.$N97] = 1;[$Themenliste.$O97] = 1));&quot;,&quot;;&quot;&quot;);IF([$Themenliste.$N97] = 1;&quot;2&quot;;&quot;&quot;);IF(AND([$Themenliste.$N97] = 1;[$Themenliste.$O97] = 1);&quot;,&quot;;&quot;&quot;);IF([$Themenliste.$O97] = 1;&quot;3&quot;;&quot;&quot;));&quot;&quot;)">
            <text:p/>
          </table:table-cell>
          <table:table-cell table:style-name="ce27" table:formula="of:=AND([.K96];[.M96])" office:value-type="boolean" office:boolean-value="false" calcext:value-type="boolean">
            <text:p>FALSCH</text:p>
          </table:table-cell>
          <table:table-cell table:style-name="ce27" table:formula="of:=AND([$Themenliste.$M97] = 1;[$Variablen.$A$2] = 1)" office:value-type="boolean" office:boolean-value="false" calcext:value-type="boolean">
            <text:p>FALSCH</text:p>
          </table:table-cell>
          <table:table-cell table:style-name="ce27" table:formula="of:=AND([$Themenliste.$N97] = 1;[$Variablen.$B$2] = 1)" office:value-type="boolean" office:boolean-value="true" calcext:value-type="boolean">
            <text:p>WAHR</text:p>
          </table:table-cell>
          <table:table-cell table:style-name="ce27" table:formula="of:=AND([$Themenliste.$O97] = 1;[$Variablen.$C$2] = 1)" office:value-type="boolean" office:boolean-value="false" calcext:value-type="boolean">
            <text:p>FALSCH</text:p>
          </table:table-cell>
          <table:table-cell table:style-name="ce27" table:formula="of:=OR([.H96];[.I96];[.J96])" office:value-type="boolean" office:boolean-value="true" calcext:value-type="boolean">
            <text:p>WAHR</text:p>
          </table:table-cell>
          <table:table-cell table:style-name="ce27" table:formula="of:=IF([$Themenliste.$J97] = 1)" office:value-type="boolean" office:boolean-value="false" calcext:value-type="boolean">
            <text:p>FALSCH</text:p>
          </table:table-cell>
          <table:table-cell table:style-name="ce27" table:formula="of:=IF([$Themenliste.$I9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7];[$Themenliste.$A98];&quot;&quot;)">
            <text:p/>
          </table:table-cell>
          <table:table-cell table:style-name="ce25" table:formula="of:=IF([.$G97];[$Themenliste.$B98];&quot;&quot;)">
            <text:p/>
          </table:table-cell>
          <table:table-cell table:style-name="ce25" table:formula="of:=IF([.$G97];[$Themenliste.$C98];&quot;&quot;)">
            <text:p/>
          </table:table-cell>
          <table:table-cell table:style-name="ce22" table:formula="of:=IF([.$G97];[$Themenliste.$D98];&quot;&quot;)">
            <text:p/>
          </table:table-cell>
          <table:table-cell table:style-name="ce25" table:formula="of:=IF([.$G97];[$Themenliste.$E98];&quot;&quot;)">
            <text:p/>
          </table:table-cell>
          <table:table-cell table:style-name="ce22" table:formula="of:=IF([.$G97];CONCATENATE(IF([$Themenliste.$M98] = 1;&quot;1&quot;;&quot;&quot;);IF(AND([$Themenliste.$M98] = 1;OR([$Themenliste.$N98] = 1;[$Themenliste.$O98] = 1));&quot;,&quot;;&quot;&quot;);IF([$Themenliste.$N98] = 1;&quot;2&quot;;&quot;&quot;);IF(AND([$Themenliste.$N98] = 1;[$Themenliste.$O98] = 1);&quot;,&quot;;&quot;&quot;);IF([$Themenliste.$O98] = 1;&quot;3&quot;;&quot;&quot;));&quot;&quot;)">
            <text:p/>
          </table:table-cell>
          <table:table-cell table:style-name="ce27" table:formula="of:=AND([.K97];[.M97])" office:value-type="boolean" office:boolean-value="false" calcext:value-type="boolean">
            <text:p>FALSCH</text:p>
          </table:table-cell>
          <table:table-cell table:style-name="ce27" table:formula="of:=AND([$Themenliste.$M98] = 1;[$Variablen.$A$2] = 1)" office:value-type="boolean" office:boolean-value="false" calcext:value-type="boolean">
            <text:p>FALSCH</text:p>
          </table:table-cell>
          <table:table-cell table:style-name="ce27" table:formula="of:=AND([$Themenliste.$N98] = 1;[$Variablen.$B$2] = 1)" office:value-type="boolean" office:boolean-value="true" calcext:value-type="boolean">
            <text:p>WAHR</text:p>
          </table:table-cell>
          <table:table-cell table:style-name="ce27" table:formula="of:=AND([$Themenliste.$O98] = 1;[$Variablen.$C$2] = 1)" office:value-type="boolean" office:boolean-value="false" calcext:value-type="boolean">
            <text:p>FALSCH</text:p>
          </table:table-cell>
          <table:table-cell table:style-name="ce27" table:formula="of:=OR([.H97];[.I97];[.J97])" office:value-type="boolean" office:boolean-value="true" calcext:value-type="boolean">
            <text:p>WAHR</text:p>
          </table:table-cell>
          <table:table-cell table:style-name="ce27" table:formula="of:=IF([$Themenliste.$J98] = 1)" office:value-type="boolean" office:boolean-value="false" calcext:value-type="boolean">
            <text:p>FALSCH</text:p>
          </table:table-cell>
          <table:table-cell table:style-name="ce27" table:formula="of:=IF([$Themenliste.$I9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8];[$Themenliste.$A99];&quot;&quot;)">
            <text:p/>
          </table:table-cell>
          <table:table-cell table:style-name="ce25" table:formula="of:=IF([.$G98];[$Themenliste.$B99];&quot;&quot;)">
            <text:p/>
          </table:table-cell>
          <table:table-cell table:style-name="ce25" table:formula="of:=IF([.$G98];[$Themenliste.$C99];&quot;&quot;)">
            <text:p/>
          </table:table-cell>
          <table:table-cell table:style-name="ce22" table:formula="of:=IF([.$G98];[$Themenliste.$D99];&quot;&quot;)">
            <text:p/>
          </table:table-cell>
          <table:table-cell table:style-name="ce25" table:formula="of:=IF([.$G98];[$Themenliste.$E99];&quot;&quot;)">
            <text:p/>
          </table:table-cell>
          <table:table-cell table:style-name="ce22" table:formula="of:=IF([.$G98];CONCATENATE(IF([$Themenliste.$M99] = 1;&quot;1&quot;;&quot;&quot;);IF(AND([$Themenliste.$M99] = 1;OR([$Themenliste.$N99] = 1;[$Themenliste.$O99] = 1));&quot;,&quot;;&quot;&quot;);IF([$Themenliste.$N99] = 1;&quot;2&quot;;&quot;&quot;);IF(AND([$Themenliste.$N99] = 1;[$Themenliste.$O99] = 1);&quot;,&quot;;&quot;&quot;);IF([$Themenliste.$O99] = 1;&quot;3&quot;;&quot;&quot;));&quot;&quot;)">
            <text:p/>
          </table:table-cell>
          <table:table-cell table:style-name="ce27" table:formula="of:=AND([.K98];[.M98])" office:value-type="boolean" office:boolean-value="false" calcext:value-type="boolean">
            <text:p>FALSCH</text:p>
          </table:table-cell>
          <table:table-cell table:style-name="ce27" table:formula="of:=AND([$Themenliste.$M99] = 1;[$Variablen.$A$2] = 1)" office:value-type="boolean" office:boolean-value="false" calcext:value-type="boolean">
            <text:p>FALSCH</text:p>
          </table:table-cell>
          <table:table-cell table:style-name="ce27" table:formula="of:=AND([$Themenliste.$N99] = 1;[$Variablen.$B$2] = 1)" office:value-type="boolean" office:boolean-value="true" calcext:value-type="boolean">
            <text:p>WAHR</text:p>
          </table:table-cell>
          <table:table-cell table:style-name="ce27" table:formula="of:=AND([$Themenliste.$O99] = 1;[$Variablen.$C$2] = 1)" office:value-type="boolean" office:boolean-value="false" calcext:value-type="boolean">
            <text:p>FALSCH</text:p>
          </table:table-cell>
          <table:table-cell table:style-name="ce27" table:formula="of:=OR([.H98];[.I98];[.J98])" office:value-type="boolean" office:boolean-value="true" calcext:value-type="boolean">
            <text:p>WAHR</text:p>
          </table:table-cell>
          <table:table-cell table:style-name="ce27" table:formula="of:=IF([$Themenliste.$J99] = 1)" office:value-type="boolean" office:boolean-value="false" calcext:value-type="boolean">
            <text:p>FALSCH</text:p>
          </table:table-cell>
          <table:table-cell table:style-name="ce27" table:formula="of:=IF([$Themenliste.$I9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99];[$Themenliste.$A100];&quot;&quot;)">
            <text:p/>
          </table:table-cell>
          <table:table-cell table:style-name="ce25" table:formula="of:=IF([.$G99];[$Themenliste.$B100];&quot;&quot;)">
            <text:p/>
          </table:table-cell>
          <table:table-cell table:style-name="ce25" table:formula="of:=IF([.$G99];[$Themenliste.$C100];&quot;&quot;)">
            <text:p/>
          </table:table-cell>
          <table:table-cell table:style-name="ce22" table:formula="of:=IF([.$G99];[$Themenliste.$D100];&quot;&quot;)">
            <text:p/>
          </table:table-cell>
          <table:table-cell table:style-name="ce25" table:formula="of:=IF([.$G99];[$Themenliste.$E100];&quot;&quot;)">
            <text:p/>
          </table:table-cell>
          <table:table-cell table:style-name="ce22" table:formula="of:=IF([.$G99];CONCATENATE(IF([$Themenliste.$M100] = 1;&quot;1&quot;;&quot;&quot;);IF(AND([$Themenliste.$M100] = 1;OR([$Themenliste.$N100] = 1;[$Themenliste.$O100] = 1));&quot;,&quot;;&quot;&quot;);IF([$Themenliste.$N100] = 1;&quot;2&quot;;&quot;&quot;);IF(AND([$Themenliste.$N100] = 1;[$Themenliste.$O100] = 1);&quot;,&quot;;&quot;&quot;);IF([$Themenliste.$O100] = 1;&quot;3&quot;;&quot;&quot;));&quot;&quot;)">
            <text:p/>
          </table:table-cell>
          <table:table-cell table:style-name="ce27" table:formula="of:=AND([.K99];[.M99])" office:value-type="boolean" office:boolean-value="false" calcext:value-type="boolean">
            <text:p>FALSCH</text:p>
          </table:table-cell>
          <table:table-cell table:style-name="ce27" table:formula="of:=AND([$Themenliste.$M100] = 1;[$Variablen.$A$2] = 1)" office:value-type="boolean" office:boolean-value="true" calcext:value-type="boolean">
            <text:p>WAHR</text:p>
          </table:table-cell>
          <table:table-cell table:style-name="ce27" table:formula="of:=AND([$Themenliste.$N100] = 1;[$Variablen.$B$2] = 1)" office:value-type="boolean" office:boolean-value="false" calcext:value-type="boolean">
            <text:p>FALSCH</text:p>
          </table:table-cell>
          <table:table-cell table:style-name="ce27" table:formula="of:=AND([$Themenliste.$O100] = 1;[$Variablen.$C$2] = 1)" office:value-type="boolean" office:boolean-value="false" calcext:value-type="boolean">
            <text:p>FALSCH</text:p>
          </table:table-cell>
          <table:table-cell table:style-name="ce27" table:formula="of:=OR([.H99];[.I99];[.J99])" office:value-type="boolean" office:boolean-value="true" calcext:value-type="boolean">
            <text:p>WAHR</text:p>
          </table:table-cell>
          <table:table-cell table:style-name="ce27" table:formula="of:=IF([$Themenliste.$J100] = 1)" office:value-type="boolean" office:boolean-value="false" calcext:value-type="boolean">
            <text:p>FALSCH</text:p>
          </table:table-cell>
          <table:table-cell table:style-name="ce27" table:formula="of:=IF([$Themenliste.$I10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0];[$Themenliste.$A101];&quot;&quot;)">
            <text:p/>
          </table:table-cell>
          <table:table-cell table:style-name="ce25" table:formula="of:=IF([.$G100];[$Themenliste.$B101];&quot;&quot;)">
            <text:p/>
          </table:table-cell>
          <table:table-cell table:style-name="ce25" table:formula="of:=IF([.$G100];[$Themenliste.$C101];&quot;&quot;)">
            <text:p/>
          </table:table-cell>
          <table:table-cell table:style-name="ce22" table:formula="of:=IF([.$G100];[$Themenliste.$D101];&quot;&quot;)">
            <text:p/>
          </table:table-cell>
          <table:table-cell table:style-name="ce25" table:formula="of:=IF([.$G100];[$Themenliste.$E101];&quot;&quot;)">
            <text:p/>
          </table:table-cell>
          <table:table-cell table:style-name="ce22" table:formula="of:=IF([.$G100];CONCATENATE(IF([$Themenliste.$M101] = 1;&quot;1&quot;;&quot;&quot;);IF(AND([$Themenliste.$M101] = 1;OR([$Themenliste.$N101] = 1;[$Themenliste.$O101] = 1));&quot;,&quot;;&quot;&quot;);IF([$Themenliste.$N101] = 1;&quot;2&quot;;&quot;&quot;);IF(AND([$Themenliste.$N101] = 1;[$Themenliste.$O101] = 1);&quot;,&quot;;&quot;&quot;);IF([$Themenliste.$O101] = 1;&quot;3&quot;;&quot;&quot;));&quot;&quot;)">
            <text:p/>
          </table:table-cell>
          <table:table-cell table:style-name="ce27" table:formula="of:=AND([.K100];[.M100])" office:value-type="boolean" office:boolean-value="false" calcext:value-type="boolean">
            <text:p>FALSCH</text:p>
          </table:table-cell>
          <table:table-cell table:style-name="ce27" table:formula="of:=AND([$Themenliste.$M101] = 1;[$Variablen.$A$2] = 1)" office:value-type="boolean" office:boolean-value="false" calcext:value-type="boolean">
            <text:p>FALSCH</text:p>
          </table:table-cell>
          <table:table-cell table:style-name="ce27" table:formula="of:=AND([$Themenliste.$N101] = 1;[$Variablen.$B$2] = 1)" office:value-type="boolean" office:boolean-value="true" calcext:value-type="boolean">
            <text:p>WAHR</text:p>
          </table:table-cell>
          <table:table-cell table:style-name="ce27" table:formula="of:=AND([$Themenliste.$O101] = 1;[$Variablen.$C$2] = 1)" office:value-type="boolean" office:boolean-value="false" calcext:value-type="boolean">
            <text:p>FALSCH</text:p>
          </table:table-cell>
          <table:table-cell table:style-name="ce27" table:formula="of:=OR([.H100];[.I100];[.J100])" office:value-type="boolean" office:boolean-value="true" calcext:value-type="boolean">
            <text:p>WAHR</text:p>
          </table:table-cell>
          <table:table-cell table:style-name="ce27" table:formula="of:=IF([$Themenliste.$J101] = 1)" office:value-type="boolean" office:boolean-value="false" calcext:value-type="boolean">
            <text:p>FALSCH</text:p>
          </table:table-cell>
          <table:table-cell table:style-name="ce27" table:formula="of:=IF([$Themenliste.$I10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1];[$Themenliste.$A102];&quot;&quot;)">
            <text:p/>
          </table:table-cell>
          <table:table-cell table:style-name="ce25" table:formula="of:=IF([.$G101];[$Themenliste.$B102];&quot;&quot;)">
            <text:p/>
          </table:table-cell>
          <table:table-cell table:style-name="ce25" table:formula="of:=IF([.$G101];[$Themenliste.$C102];&quot;&quot;)">
            <text:p/>
          </table:table-cell>
          <table:table-cell table:style-name="ce22" table:formula="of:=IF([.$G101];[$Themenliste.$D102];&quot;&quot;)">
            <text:p/>
          </table:table-cell>
          <table:table-cell table:style-name="ce25" table:formula="of:=IF([.$G101];[$Themenliste.$E102];&quot;&quot;)">
            <text:p/>
          </table:table-cell>
          <table:table-cell table:style-name="ce22" table:formula="of:=IF([.$G101];CONCATENATE(IF([$Themenliste.$M102] = 1;&quot;1&quot;;&quot;&quot;);IF(AND([$Themenliste.$M102] = 1;OR([$Themenliste.$N102] = 1;[$Themenliste.$O102] = 1));&quot;,&quot;;&quot;&quot;);IF([$Themenliste.$N102] = 1;&quot;2&quot;;&quot;&quot;);IF(AND([$Themenliste.$N102] = 1;[$Themenliste.$O102] = 1);&quot;,&quot;;&quot;&quot;);IF([$Themenliste.$O102] = 1;&quot;3&quot;;&quot;&quot;));&quot;&quot;)">
            <text:p/>
          </table:table-cell>
          <table:table-cell table:style-name="ce27" table:formula="of:=AND([.K101];[.M101])" office:value-type="boolean" office:boolean-value="false" calcext:value-type="boolean">
            <text:p>FALSCH</text:p>
          </table:table-cell>
          <table:table-cell table:style-name="ce27" table:formula="of:=AND([$Themenliste.$M102] = 1;[$Variablen.$A$2] = 1)" office:value-type="boolean" office:boolean-value="false" calcext:value-type="boolean">
            <text:p>FALSCH</text:p>
          </table:table-cell>
          <table:table-cell table:style-name="ce27" table:formula="of:=AND([$Themenliste.$N102] = 1;[$Variablen.$B$2] = 1)" office:value-type="boolean" office:boolean-value="true" calcext:value-type="boolean">
            <text:p>WAHR</text:p>
          </table:table-cell>
          <table:table-cell table:style-name="ce27" table:formula="of:=AND([$Themenliste.$O102] = 1;[$Variablen.$C$2] = 1)" office:value-type="boolean" office:boolean-value="false" calcext:value-type="boolean">
            <text:p>FALSCH</text:p>
          </table:table-cell>
          <table:table-cell table:style-name="ce27" table:formula="of:=OR([.H101];[.I101];[.J101])" office:value-type="boolean" office:boolean-value="true" calcext:value-type="boolean">
            <text:p>WAHR</text:p>
          </table:table-cell>
          <table:table-cell table:style-name="ce27" table:formula="of:=IF([$Themenliste.$J102] = 1)" office:value-type="boolean" office:boolean-value="false" calcext:value-type="boolean">
            <text:p>FALSCH</text:p>
          </table:table-cell>
          <table:table-cell table:style-name="ce27" table:formula="of:=IF([$Themenliste.$I10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2];[$Themenliste.$A103];&quot;&quot;)">
            <text:p/>
          </table:table-cell>
          <table:table-cell table:style-name="ce25" table:formula="of:=IF([.$G102];[$Themenliste.$B103];&quot;&quot;)">
            <text:p/>
          </table:table-cell>
          <table:table-cell table:style-name="ce25" table:formula="of:=IF([.$G102];[$Themenliste.$C103];&quot;&quot;)">
            <text:p/>
          </table:table-cell>
          <table:table-cell table:style-name="ce22" table:formula="of:=IF([.$G102];[$Themenliste.$D103];&quot;&quot;)">
            <text:p/>
          </table:table-cell>
          <table:table-cell table:style-name="ce25" table:formula="of:=IF([.$G102];[$Themenliste.$E103];&quot;&quot;)">
            <text:p/>
          </table:table-cell>
          <table:table-cell table:style-name="ce22" table:formula="of:=IF([.$G102];CONCATENATE(IF([$Themenliste.$M103] = 1;&quot;1&quot;;&quot;&quot;);IF(AND([$Themenliste.$M103] = 1;OR([$Themenliste.$N103] = 1;[$Themenliste.$O103] = 1));&quot;,&quot;;&quot;&quot;);IF([$Themenliste.$N103] = 1;&quot;2&quot;;&quot;&quot;);IF(AND([$Themenliste.$N103] = 1;[$Themenliste.$O103] = 1);&quot;,&quot;;&quot;&quot;);IF([$Themenliste.$O103] = 1;&quot;3&quot;;&quot;&quot;));&quot;&quot;)">
            <text:p/>
          </table:table-cell>
          <table:table-cell table:style-name="ce27" table:formula="of:=AND([.K102];[.M102])" office:value-type="boolean" office:boolean-value="false" calcext:value-type="boolean">
            <text:p>FALSCH</text:p>
          </table:table-cell>
          <table:table-cell table:style-name="ce27" table:formula="of:=AND([$Themenliste.$M103] = 1;[$Variablen.$A$2] = 1)" office:value-type="boolean" office:boolean-value="false" calcext:value-type="boolean">
            <text:p>FALSCH</text:p>
          </table:table-cell>
          <table:table-cell table:style-name="ce27" table:formula="of:=AND([$Themenliste.$N103] = 1;[$Variablen.$B$2] = 1)" office:value-type="boolean" office:boolean-value="true" calcext:value-type="boolean">
            <text:p>WAHR</text:p>
          </table:table-cell>
          <table:table-cell table:style-name="ce27" table:formula="of:=AND([$Themenliste.$O103] = 1;[$Variablen.$C$2] = 1)" office:value-type="boolean" office:boolean-value="false" calcext:value-type="boolean">
            <text:p>FALSCH</text:p>
          </table:table-cell>
          <table:table-cell table:style-name="ce27" table:formula="of:=OR([.H102];[.I102];[.J102])" office:value-type="boolean" office:boolean-value="true" calcext:value-type="boolean">
            <text:p>WAHR</text:p>
          </table:table-cell>
          <table:table-cell table:style-name="ce27" table:formula="of:=IF([$Themenliste.$J103] = 1)" office:value-type="boolean" office:boolean-value="false" calcext:value-type="boolean">
            <text:p>FALSCH</text:p>
          </table:table-cell>
          <table:table-cell table:style-name="ce27" table:formula="of:=IF([$Themenliste.$I10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3];[$Themenliste.$A104];&quot;&quot;)">
            <text:p/>
          </table:table-cell>
          <table:table-cell table:style-name="ce25" table:formula="of:=IF([.$G103];[$Themenliste.$B104];&quot;&quot;)">
            <text:p/>
          </table:table-cell>
          <table:table-cell table:style-name="ce25" table:formula="of:=IF([.$G103];[$Themenliste.$C104];&quot;&quot;)">
            <text:p/>
          </table:table-cell>
          <table:table-cell table:style-name="ce22" table:formula="of:=IF([.$G103];[$Themenliste.$D104];&quot;&quot;)">
            <text:p/>
          </table:table-cell>
          <table:table-cell table:style-name="ce25" table:formula="of:=IF([.$G103];[$Themenliste.$E104];&quot;&quot;)">
            <text:p/>
          </table:table-cell>
          <table:table-cell table:style-name="ce22" table:formula="of:=IF([.$G103];CONCATENATE(IF([$Themenliste.$M104] = 1;&quot;1&quot;;&quot;&quot;);IF(AND([$Themenliste.$M104] = 1;OR([$Themenliste.$N104] = 1;[$Themenliste.$O104] = 1));&quot;,&quot;;&quot;&quot;);IF([$Themenliste.$N104] = 1;&quot;2&quot;;&quot;&quot;);IF(AND([$Themenliste.$N104] = 1;[$Themenliste.$O104] = 1);&quot;,&quot;;&quot;&quot;);IF([$Themenliste.$O104] = 1;&quot;3&quot;;&quot;&quot;));&quot;&quot;)">
            <text:p/>
          </table:table-cell>
          <table:table-cell table:style-name="ce27" table:formula="of:=AND([.K103];[.M103])" office:value-type="boolean" office:boolean-value="false" calcext:value-type="boolean">
            <text:p>FALSCH</text:p>
          </table:table-cell>
          <table:table-cell table:style-name="ce27" table:formula="of:=AND([$Themenliste.$M104] = 1;[$Variablen.$A$2] = 1)" office:value-type="boolean" office:boolean-value="true" calcext:value-type="boolean">
            <text:p>WAHR</text:p>
          </table:table-cell>
          <table:table-cell table:style-name="ce27" table:formula="of:=AND([$Themenliste.$N104] = 1;[$Variablen.$B$2] = 1)" office:value-type="boolean" office:boolean-value="false" calcext:value-type="boolean">
            <text:p>FALSCH</text:p>
          </table:table-cell>
          <table:table-cell table:style-name="ce27" table:formula="of:=AND([$Themenliste.$O104] = 1;[$Variablen.$C$2] = 1)" office:value-type="boolean" office:boolean-value="false" calcext:value-type="boolean">
            <text:p>FALSCH</text:p>
          </table:table-cell>
          <table:table-cell table:style-name="ce27" table:formula="of:=OR([.H103];[.I103];[.J103])" office:value-type="boolean" office:boolean-value="true" calcext:value-type="boolean">
            <text:p>WAHR</text:p>
          </table:table-cell>
          <table:table-cell table:style-name="ce27" table:formula="of:=IF([$Themenliste.$J104] = 1)" office:value-type="boolean" office:boolean-value="false" calcext:value-type="boolean">
            <text:p>FALSCH</text:p>
          </table:table-cell>
          <table:table-cell table:style-name="ce27" table:formula="of:=IF([$Themenliste.$I10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4];[$Themenliste.$A105];&quot;&quot;)">
            <text:p/>
          </table:table-cell>
          <table:table-cell table:style-name="ce25" table:formula="of:=IF([.$G104];[$Themenliste.$B105];&quot;&quot;)">
            <text:p/>
          </table:table-cell>
          <table:table-cell table:style-name="ce25" table:formula="of:=IF([.$G104];[$Themenliste.$C105];&quot;&quot;)">
            <text:p/>
          </table:table-cell>
          <table:table-cell table:style-name="ce22" table:formula="of:=IF([.$G104];[$Themenliste.$D105];&quot;&quot;)">
            <text:p/>
          </table:table-cell>
          <table:table-cell table:style-name="ce25" table:formula="of:=IF([.$G104];[$Themenliste.$E105];&quot;&quot;)">
            <text:p/>
          </table:table-cell>
          <table:table-cell table:style-name="ce22" table:formula="of:=IF([.$G104];CONCATENATE(IF([$Themenliste.$M105] = 1;&quot;1&quot;;&quot;&quot;);IF(AND([$Themenliste.$M105] = 1;OR([$Themenliste.$N105] = 1;[$Themenliste.$O105] = 1));&quot;,&quot;;&quot;&quot;);IF([$Themenliste.$N105] = 1;&quot;2&quot;;&quot;&quot;);IF(AND([$Themenliste.$N105] = 1;[$Themenliste.$O105] = 1);&quot;,&quot;;&quot;&quot;);IF([$Themenliste.$O105] = 1;&quot;3&quot;;&quot;&quot;));&quot;&quot;)">
            <text:p/>
          </table:table-cell>
          <table:table-cell table:style-name="ce27" table:formula="of:=AND([.K104];[.M104])" office:value-type="boolean" office:boolean-value="false" calcext:value-type="boolean">
            <text:p>FALSCH</text:p>
          </table:table-cell>
          <table:table-cell table:style-name="ce27" table:formula="of:=AND([$Themenliste.$M105] = 1;[$Variablen.$A$2] = 1)" office:value-type="boolean" office:boolean-value="true" calcext:value-type="boolean">
            <text:p>WAHR</text:p>
          </table:table-cell>
          <table:table-cell table:style-name="ce27" table:formula="of:=AND([$Themenliste.$N105] = 1;[$Variablen.$B$2] = 1)" office:value-type="boolean" office:boolean-value="false" calcext:value-type="boolean">
            <text:p>FALSCH</text:p>
          </table:table-cell>
          <table:table-cell table:style-name="ce27" table:formula="of:=AND([$Themenliste.$O105] = 1;[$Variablen.$C$2] = 1)" office:value-type="boolean" office:boolean-value="false" calcext:value-type="boolean">
            <text:p>FALSCH</text:p>
          </table:table-cell>
          <table:table-cell table:style-name="ce27" table:formula="of:=OR([.H104];[.I104];[.J104])" office:value-type="boolean" office:boolean-value="true" calcext:value-type="boolean">
            <text:p>WAHR</text:p>
          </table:table-cell>
          <table:table-cell table:style-name="ce27" table:formula="of:=IF([$Themenliste.$J105] = 1)" office:value-type="boolean" office:boolean-value="false" calcext:value-type="boolean">
            <text:p>FALSCH</text:p>
          </table:table-cell>
          <table:table-cell table:style-name="ce27" table:formula="of:=IF([$Themenliste.$I10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5];[$Themenliste.$A106];&quot;&quot;)">
            <text:p/>
          </table:table-cell>
          <table:table-cell table:style-name="ce25" table:formula="of:=IF([.$G105];[$Themenliste.$B106];&quot;&quot;)">
            <text:p/>
          </table:table-cell>
          <table:table-cell table:style-name="ce25" table:formula="of:=IF([.$G105];[$Themenliste.$C106];&quot;&quot;)">
            <text:p/>
          </table:table-cell>
          <table:table-cell table:style-name="ce22" table:formula="of:=IF([.$G105];[$Themenliste.$D106];&quot;&quot;)">
            <text:p/>
          </table:table-cell>
          <table:table-cell table:style-name="ce25" table:formula="of:=IF([.$G105];[$Themenliste.$E106];&quot;&quot;)">
            <text:p/>
          </table:table-cell>
          <table:table-cell table:style-name="ce22" table:formula="of:=IF([.$G105];CONCATENATE(IF([$Themenliste.$M106] = 1;&quot;1&quot;;&quot;&quot;);IF(AND([$Themenliste.$M106] = 1;OR([$Themenliste.$N106] = 1;[$Themenliste.$O106] = 1));&quot;,&quot;;&quot;&quot;);IF([$Themenliste.$N106] = 1;&quot;2&quot;;&quot;&quot;);IF(AND([$Themenliste.$N106] = 1;[$Themenliste.$O106] = 1);&quot;,&quot;;&quot;&quot;);IF([$Themenliste.$O106] = 1;&quot;3&quot;;&quot;&quot;));&quot;&quot;)">
            <text:p/>
          </table:table-cell>
          <table:table-cell table:style-name="ce27" table:formula="of:=AND([.K105];[.M105])" office:value-type="boolean" office:boolean-value="false" calcext:value-type="boolean">
            <text:p>FALSCH</text:p>
          </table:table-cell>
          <table:table-cell table:style-name="ce27" table:formula="of:=AND([$Themenliste.$M106] = 1;[$Variablen.$A$2] = 1)" office:value-type="boolean" office:boolean-value="true" calcext:value-type="boolean">
            <text:p>WAHR</text:p>
          </table:table-cell>
          <table:table-cell table:style-name="ce27" table:formula="of:=AND([$Themenliste.$N106] = 1;[$Variablen.$B$2] = 1)" office:value-type="boolean" office:boolean-value="false" calcext:value-type="boolean">
            <text:p>FALSCH</text:p>
          </table:table-cell>
          <table:table-cell table:style-name="ce27" table:formula="of:=AND([$Themenliste.$O106] = 1;[$Variablen.$C$2] = 1)" office:value-type="boolean" office:boolean-value="false" calcext:value-type="boolean">
            <text:p>FALSCH</text:p>
          </table:table-cell>
          <table:table-cell table:style-name="ce27" table:formula="of:=OR([.H105];[.I105];[.J105])" office:value-type="boolean" office:boolean-value="true" calcext:value-type="boolean">
            <text:p>WAHR</text:p>
          </table:table-cell>
          <table:table-cell table:style-name="ce27" table:formula="of:=IF([$Themenliste.$J106] = 1)" office:value-type="boolean" office:boolean-value="false" calcext:value-type="boolean">
            <text:p>FALSCH</text:p>
          </table:table-cell>
          <table:table-cell table:style-name="ce27" table:formula="of:=IF([$Themenliste.$I10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6];[$Themenliste.$A107];&quot;&quot;)">
            <text:p/>
          </table:table-cell>
          <table:table-cell table:style-name="ce25" table:formula="of:=IF([.$G106];[$Themenliste.$B107];&quot;&quot;)">
            <text:p/>
          </table:table-cell>
          <table:table-cell table:style-name="ce25" table:formula="of:=IF([.$G106];[$Themenliste.$C107];&quot;&quot;)">
            <text:p/>
          </table:table-cell>
          <table:table-cell table:style-name="ce22" table:formula="of:=IF([.$G106];[$Themenliste.$D107];&quot;&quot;)">
            <text:p/>
          </table:table-cell>
          <table:table-cell table:style-name="ce25" table:formula="of:=IF([.$G106];[$Themenliste.$E107];&quot;&quot;)">
            <text:p/>
          </table:table-cell>
          <table:table-cell table:style-name="ce22" table:formula="of:=IF([.$G106];CONCATENATE(IF([$Themenliste.$M107] = 1;&quot;1&quot;;&quot;&quot;);IF(AND([$Themenliste.$M107] = 1;OR([$Themenliste.$N107] = 1;[$Themenliste.$O107] = 1));&quot;,&quot;;&quot;&quot;);IF([$Themenliste.$N107] = 1;&quot;2&quot;;&quot;&quot;);IF(AND([$Themenliste.$N107] = 1;[$Themenliste.$O107] = 1);&quot;,&quot;;&quot;&quot;);IF([$Themenliste.$O107] = 1;&quot;3&quot;;&quot;&quot;));&quot;&quot;)">
            <text:p/>
          </table:table-cell>
          <table:table-cell table:style-name="ce27" table:formula="of:=AND([.K106];[.M106])" office:value-type="boolean" office:boolean-value="false" calcext:value-type="boolean">
            <text:p>FALSCH</text:p>
          </table:table-cell>
          <table:table-cell table:style-name="ce27" table:formula="of:=AND([$Themenliste.$M107] = 1;[$Variablen.$A$2] = 1)" office:value-type="boolean" office:boolean-value="true" calcext:value-type="boolean">
            <text:p>WAHR</text:p>
          </table:table-cell>
          <table:table-cell table:style-name="ce27" table:formula="of:=AND([$Themenliste.$N107] = 1;[$Variablen.$B$2] = 1)" office:value-type="boolean" office:boolean-value="false" calcext:value-type="boolean">
            <text:p>FALSCH</text:p>
          </table:table-cell>
          <table:table-cell table:style-name="ce27" table:formula="of:=AND([$Themenliste.$O107] = 1;[$Variablen.$C$2] = 1)" office:value-type="boolean" office:boolean-value="false" calcext:value-type="boolean">
            <text:p>FALSCH</text:p>
          </table:table-cell>
          <table:table-cell table:style-name="ce27" table:formula="of:=OR([.H106];[.I106];[.J106])" office:value-type="boolean" office:boolean-value="true" calcext:value-type="boolean">
            <text:p>WAHR</text:p>
          </table:table-cell>
          <table:table-cell table:style-name="ce27" table:formula="of:=IF([$Themenliste.$J107] = 1)" office:value-type="boolean" office:boolean-value="false" calcext:value-type="boolean">
            <text:p>FALSCH</text:p>
          </table:table-cell>
          <table:table-cell table:style-name="ce27" table:formula="of:=IF([$Themenliste.$I10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7];[$Themenliste.$A108];&quot;&quot;)">
            <text:p/>
          </table:table-cell>
          <table:table-cell table:style-name="ce25" table:formula="of:=IF([.$G107];[$Themenliste.$B108];&quot;&quot;)">
            <text:p/>
          </table:table-cell>
          <table:table-cell table:style-name="ce25" table:formula="of:=IF([.$G107];[$Themenliste.$C108];&quot;&quot;)">
            <text:p/>
          </table:table-cell>
          <table:table-cell table:style-name="ce22" table:formula="of:=IF([.$G107];[$Themenliste.$D108];&quot;&quot;)">
            <text:p/>
          </table:table-cell>
          <table:table-cell table:style-name="ce25" table:formula="of:=IF([.$G107];[$Themenliste.$E108];&quot;&quot;)">
            <text:p/>
          </table:table-cell>
          <table:table-cell table:style-name="ce22" table:formula="of:=IF([.$G107];CONCATENATE(IF([$Themenliste.$M108] = 1;&quot;1&quot;;&quot;&quot;);IF(AND([$Themenliste.$M108] = 1;OR([$Themenliste.$N108] = 1;[$Themenliste.$O108] = 1));&quot;,&quot;;&quot;&quot;);IF([$Themenliste.$N108] = 1;&quot;2&quot;;&quot;&quot;);IF(AND([$Themenliste.$N108] = 1;[$Themenliste.$O108] = 1);&quot;,&quot;;&quot;&quot;);IF([$Themenliste.$O108] = 1;&quot;3&quot;;&quot;&quot;));&quot;&quot;)">
            <text:p/>
          </table:table-cell>
          <table:table-cell table:style-name="ce27" table:formula="of:=AND([.K107];[.M107])" office:value-type="boolean" office:boolean-value="false" calcext:value-type="boolean">
            <text:p>FALSCH</text:p>
          </table:table-cell>
          <table:table-cell table:style-name="ce27" table:formula="of:=AND([$Themenliste.$M108] = 1;[$Variablen.$A$2] = 1)" office:value-type="boolean" office:boolean-value="true" calcext:value-type="boolean">
            <text:p>WAHR</text:p>
          </table:table-cell>
          <table:table-cell table:style-name="ce27" table:formula="of:=AND([$Themenliste.$N108] = 1;[$Variablen.$B$2] = 1)" office:value-type="boolean" office:boolean-value="false" calcext:value-type="boolean">
            <text:p>FALSCH</text:p>
          </table:table-cell>
          <table:table-cell table:style-name="ce27" table:formula="of:=AND([$Themenliste.$O108] = 1;[$Variablen.$C$2] = 1)" office:value-type="boolean" office:boolean-value="false" calcext:value-type="boolean">
            <text:p>FALSCH</text:p>
          </table:table-cell>
          <table:table-cell table:style-name="ce27" table:formula="of:=OR([.H107];[.I107];[.J107])" office:value-type="boolean" office:boolean-value="true" calcext:value-type="boolean">
            <text:p>WAHR</text:p>
          </table:table-cell>
          <table:table-cell table:style-name="ce27" table:formula="of:=IF([$Themenliste.$J108] = 1)" office:value-type="boolean" office:boolean-value="false" calcext:value-type="boolean">
            <text:p>FALSCH</text:p>
          </table:table-cell>
          <table:table-cell table:style-name="ce27" table:formula="of:=IF([$Themenliste.$I10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8];[$Themenliste.$A109];&quot;&quot;)">
            <text:p/>
          </table:table-cell>
          <table:table-cell table:style-name="ce25" table:formula="of:=IF([.$G108];[$Themenliste.$B109];&quot;&quot;)">
            <text:p/>
          </table:table-cell>
          <table:table-cell table:style-name="ce25" table:formula="of:=IF([.$G108];[$Themenliste.$C109];&quot;&quot;)">
            <text:p/>
          </table:table-cell>
          <table:table-cell table:style-name="ce22" table:formula="of:=IF([.$G108];[$Themenliste.$D109];&quot;&quot;)">
            <text:p/>
          </table:table-cell>
          <table:table-cell table:style-name="ce25" table:formula="of:=IF([.$G108];[$Themenliste.$E109];&quot;&quot;)">
            <text:p/>
          </table:table-cell>
          <table:table-cell table:style-name="ce22" table:formula="of:=IF([.$G108];CONCATENATE(IF([$Themenliste.$M109] = 1;&quot;1&quot;;&quot;&quot;);IF(AND([$Themenliste.$M109] = 1;OR([$Themenliste.$N109] = 1;[$Themenliste.$O109] = 1));&quot;,&quot;;&quot;&quot;);IF([$Themenliste.$N109] = 1;&quot;2&quot;;&quot;&quot;);IF(AND([$Themenliste.$N109] = 1;[$Themenliste.$O109] = 1);&quot;,&quot;;&quot;&quot;);IF([$Themenliste.$O109] = 1;&quot;3&quot;;&quot;&quot;));&quot;&quot;)">
            <text:p/>
          </table:table-cell>
          <table:table-cell table:style-name="ce27" table:formula="of:=AND([.K108];[.M108])" office:value-type="boolean" office:boolean-value="false" calcext:value-type="boolean">
            <text:p>FALSCH</text:p>
          </table:table-cell>
          <table:table-cell table:style-name="ce27" table:formula="of:=AND([$Themenliste.$M109] = 1;[$Variablen.$A$2] = 1)" office:value-type="boolean" office:boolean-value="false" calcext:value-type="boolean">
            <text:p>FALSCH</text:p>
          </table:table-cell>
          <table:table-cell table:style-name="ce27" table:formula="of:=AND([$Themenliste.$N109] = 1;[$Variablen.$B$2] = 1)" office:value-type="boolean" office:boolean-value="true" calcext:value-type="boolean">
            <text:p>WAHR</text:p>
          </table:table-cell>
          <table:table-cell table:style-name="ce27" table:formula="of:=AND([$Themenliste.$O109] = 1;[$Variablen.$C$2] = 1)" office:value-type="boolean" office:boolean-value="false" calcext:value-type="boolean">
            <text:p>FALSCH</text:p>
          </table:table-cell>
          <table:table-cell table:style-name="ce27" table:formula="of:=OR([.H108];[.I108];[.J108])" office:value-type="boolean" office:boolean-value="true" calcext:value-type="boolean">
            <text:p>WAHR</text:p>
          </table:table-cell>
          <table:table-cell table:style-name="ce27" table:formula="of:=IF([$Themenliste.$J109] = 1)" office:value-type="boolean" office:boolean-value="false" calcext:value-type="boolean">
            <text:p>FALSCH</text:p>
          </table:table-cell>
          <table:table-cell table:style-name="ce27" table:formula="of:=IF([$Themenliste.$I10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09];[$Themenliste.$A110];&quot;&quot;)">
            <text:p/>
          </table:table-cell>
          <table:table-cell table:style-name="ce25" table:formula="of:=IF([.$G109];[$Themenliste.$B110];&quot;&quot;)">
            <text:p/>
          </table:table-cell>
          <table:table-cell table:style-name="ce25" table:formula="of:=IF([.$G109];[$Themenliste.$C110];&quot;&quot;)">
            <text:p/>
          </table:table-cell>
          <table:table-cell table:style-name="ce22" table:formula="of:=IF([.$G109];[$Themenliste.$D110];&quot;&quot;)">
            <text:p/>
          </table:table-cell>
          <table:table-cell table:style-name="ce25" table:formula="of:=IF([.$G109];[$Themenliste.$E110];&quot;&quot;)">
            <text:p/>
          </table:table-cell>
          <table:table-cell table:style-name="ce22" table:formula="of:=IF([.$G109];CONCATENATE(IF([$Themenliste.$M110] = 1;&quot;1&quot;;&quot;&quot;);IF(AND([$Themenliste.$M110] = 1;OR([$Themenliste.$N110] = 1;[$Themenliste.$O110] = 1));&quot;,&quot;;&quot;&quot;);IF([$Themenliste.$N110] = 1;&quot;2&quot;;&quot;&quot;);IF(AND([$Themenliste.$N110] = 1;[$Themenliste.$O110] = 1);&quot;,&quot;;&quot;&quot;);IF([$Themenliste.$O110] = 1;&quot;3&quot;;&quot;&quot;));&quot;&quot;)">
            <text:p/>
          </table:table-cell>
          <table:table-cell table:style-name="ce27" table:formula="of:=AND([.K109];[.M109])" office:value-type="boolean" office:boolean-value="false" calcext:value-type="boolean">
            <text:p>FALSCH</text:p>
          </table:table-cell>
          <table:table-cell table:style-name="ce27" table:formula="of:=AND([$Themenliste.$M110] = 1;[$Variablen.$A$2] = 1)" office:value-type="boolean" office:boolean-value="true" calcext:value-type="boolean">
            <text:p>WAHR</text:p>
          </table:table-cell>
          <table:table-cell table:style-name="ce27" table:formula="of:=AND([$Themenliste.$N110] = 1;[$Variablen.$B$2] = 1)" office:value-type="boolean" office:boolean-value="false" calcext:value-type="boolean">
            <text:p>FALSCH</text:p>
          </table:table-cell>
          <table:table-cell table:style-name="ce27" table:formula="of:=AND([$Themenliste.$O110] = 1;[$Variablen.$C$2] = 1)" office:value-type="boolean" office:boolean-value="false" calcext:value-type="boolean">
            <text:p>FALSCH</text:p>
          </table:table-cell>
          <table:table-cell table:style-name="ce27" table:formula="of:=OR([.H109];[.I109];[.J109])" office:value-type="boolean" office:boolean-value="true" calcext:value-type="boolean">
            <text:p>WAHR</text:p>
          </table:table-cell>
          <table:table-cell table:style-name="ce27" table:formula="of:=IF([$Themenliste.$J110] = 1)" office:value-type="boolean" office:boolean-value="false" calcext:value-type="boolean">
            <text:p>FALSCH</text:p>
          </table:table-cell>
          <table:table-cell table:style-name="ce27" table:formula="of:=IF([$Themenliste.$I11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0];[$Themenliste.$A111];&quot;&quot;)">
            <text:p/>
          </table:table-cell>
          <table:table-cell table:style-name="ce25" table:formula="of:=IF([.$G110];[$Themenliste.$B111];&quot;&quot;)">
            <text:p/>
          </table:table-cell>
          <table:table-cell table:style-name="ce25" table:formula="of:=IF([.$G110];[$Themenliste.$C111];&quot;&quot;)">
            <text:p/>
          </table:table-cell>
          <table:table-cell table:style-name="ce22" table:formula="of:=IF([.$G110];[$Themenliste.$D111];&quot;&quot;)">
            <text:p/>
          </table:table-cell>
          <table:table-cell table:style-name="ce25" table:formula="of:=IF([.$G110];[$Themenliste.$E111];&quot;&quot;)">
            <text:p/>
          </table:table-cell>
          <table:table-cell table:style-name="ce22" table:formula="of:=IF([.$G110];CONCATENATE(IF([$Themenliste.$M111] = 1;&quot;1&quot;;&quot;&quot;);IF(AND([$Themenliste.$M111] = 1;OR([$Themenliste.$N111] = 1;[$Themenliste.$O111] = 1));&quot;,&quot;;&quot;&quot;);IF([$Themenliste.$N111] = 1;&quot;2&quot;;&quot;&quot;);IF(AND([$Themenliste.$N111] = 1;[$Themenliste.$O111] = 1);&quot;,&quot;;&quot;&quot;);IF([$Themenliste.$O111] = 1;&quot;3&quot;;&quot;&quot;));&quot;&quot;)">
            <text:p/>
          </table:table-cell>
          <table:table-cell table:style-name="ce27" table:formula="of:=AND([.K110];[.M110])" office:value-type="boolean" office:boolean-value="false" calcext:value-type="boolean">
            <text:p>FALSCH</text:p>
          </table:table-cell>
          <table:table-cell table:style-name="ce27" table:formula="of:=AND([$Themenliste.$M111] = 1;[$Variablen.$A$2] = 1)" office:value-type="boolean" office:boolean-value="true" calcext:value-type="boolean">
            <text:p>WAHR</text:p>
          </table:table-cell>
          <table:table-cell table:style-name="ce27" table:formula="of:=AND([$Themenliste.$N111] = 1;[$Variablen.$B$2] = 1)" office:value-type="boolean" office:boolean-value="false" calcext:value-type="boolean">
            <text:p>FALSCH</text:p>
          </table:table-cell>
          <table:table-cell table:style-name="ce27" table:formula="of:=AND([$Themenliste.$O111] = 1;[$Variablen.$C$2] = 1)" office:value-type="boolean" office:boolean-value="false" calcext:value-type="boolean">
            <text:p>FALSCH</text:p>
          </table:table-cell>
          <table:table-cell table:style-name="ce27" table:formula="of:=OR([.H110];[.I110];[.J110])" office:value-type="boolean" office:boolean-value="true" calcext:value-type="boolean">
            <text:p>WAHR</text:p>
          </table:table-cell>
          <table:table-cell table:style-name="ce27" table:formula="of:=IF([$Themenliste.$J111] = 1)" office:value-type="boolean" office:boolean-value="false" calcext:value-type="boolean">
            <text:p>FALSCH</text:p>
          </table:table-cell>
          <table:table-cell table:style-name="ce27" table:formula="of:=IF([$Themenliste.$I11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1];[$Themenliste.$A112];&quot;&quot;)">
            <text:p/>
          </table:table-cell>
          <table:table-cell table:style-name="ce25" table:formula="of:=IF([.$G111];[$Themenliste.$B112];&quot;&quot;)">
            <text:p/>
          </table:table-cell>
          <table:table-cell table:style-name="ce25" table:formula="of:=IF([.$G111];[$Themenliste.$C112];&quot;&quot;)">
            <text:p/>
          </table:table-cell>
          <table:table-cell table:style-name="ce22" table:formula="of:=IF([.$G111];[$Themenliste.$D112];&quot;&quot;)">
            <text:p/>
          </table:table-cell>
          <table:table-cell table:style-name="ce25" table:formula="of:=IF([.$G111];[$Themenliste.$E112];&quot;&quot;)">
            <text:p/>
          </table:table-cell>
          <table:table-cell table:style-name="ce22" table:formula="of:=IF([.$G111];CONCATENATE(IF([$Themenliste.$M112] = 1;&quot;1&quot;;&quot;&quot;);IF(AND([$Themenliste.$M112] = 1;OR([$Themenliste.$N112] = 1;[$Themenliste.$O112] = 1));&quot;,&quot;;&quot;&quot;);IF([$Themenliste.$N112] = 1;&quot;2&quot;;&quot;&quot;);IF(AND([$Themenliste.$N112] = 1;[$Themenliste.$O112] = 1);&quot;,&quot;;&quot;&quot;);IF([$Themenliste.$O112] = 1;&quot;3&quot;;&quot;&quot;));&quot;&quot;)">
            <text:p/>
          </table:table-cell>
          <table:table-cell table:style-name="ce27" table:formula="of:=AND([.K111];[.M111])" office:value-type="boolean" office:boolean-value="false" calcext:value-type="boolean">
            <text:p>FALSCH</text:p>
          </table:table-cell>
          <table:table-cell table:style-name="ce27" table:formula="of:=AND([$Themenliste.$M112] = 1;[$Variablen.$A$2] = 1)" office:value-type="boolean" office:boolean-value="false" calcext:value-type="boolean">
            <text:p>FALSCH</text:p>
          </table:table-cell>
          <table:table-cell table:style-name="ce27" table:formula="of:=AND([$Themenliste.$N112] = 1;[$Variablen.$B$2] = 1)" office:value-type="boolean" office:boolean-value="true" calcext:value-type="boolean">
            <text:p>WAHR</text:p>
          </table:table-cell>
          <table:table-cell table:style-name="ce27" table:formula="of:=AND([$Themenliste.$O112] = 1;[$Variablen.$C$2] = 1)" office:value-type="boolean" office:boolean-value="false" calcext:value-type="boolean">
            <text:p>FALSCH</text:p>
          </table:table-cell>
          <table:table-cell table:style-name="ce27" table:formula="of:=OR([.H111];[.I111];[.J111])" office:value-type="boolean" office:boolean-value="true" calcext:value-type="boolean">
            <text:p>WAHR</text:p>
          </table:table-cell>
          <table:table-cell table:style-name="ce27" table:formula="of:=IF([$Themenliste.$J112] = 1)" office:value-type="boolean" office:boolean-value="false" calcext:value-type="boolean">
            <text:p>FALSCH</text:p>
          </table:table-cell>
          <table:table-cell table:style-name="ce27" table:formula="of:=IF([$Themenliste.$I11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2];[$Themenliste.$A113];&quot;&quot;)">
            <text:p/>
          </table:table-cell>
          <table:table-cell table:style-name="ce25" table:formula="of:=IF([.$G112];[$Themenliste.$B113];&quot;&quot;)">
            <text:p/>
          </table:table-cell>
          <table:table-cell table:style-name="ce25" table:formula="of:=IF([.$G112];[$Themenliste.$C113];&quot;&quot;)">
            <text:p/>
          </table:table-cell>
          <table:table-cell table:style-name="ce22" table:formula="of:=IF([.$G112];[$Themenliste.$D113];&quot;&quot;)">
            <text:p/>
          </table:table-cell>
          <table:table-cell table:style-name="ce25" table:formula="of:=IF([.$G112];[$Themenliste.$E113];&quot;&quot;)">
            <text:p/>
          </table:table-cell>
          <table:table-cell table:style-name="ce22" table:formula="of:=IF([.$G112];CONCATENATE(IF([$Themenliste.$M113] = 1;&quot;1&quot;;&quot;&quot;);IF(AND([$Themenliste.$M113] = 1;OR([$Themenliste.$N113] = 1;[$Themenliste.$O113] = 1));&quot;,&quot;;&quot;&quot;);IF([$Themenliste.$N113] = 1;&quot;2&quot;;&quot;&quot;);IF(AND([$Themenliste.$N113] = 1;[$Themenliste.$O113] = 1);&quot;,&quot;;&quot;&quot;);IF([$Themenliste.$O113] = 1;&quot;3&quot;;&quot;&quot;));&quot;&quot;)">
            <text:p/>
          </table:table-cell>
          <table:table-cell table:style-name="ce27" table:formula="of:=AND([.K112];[.M112])" office:value-type="boolean" office:boolean-value="false" calcext:value-type="boolean">
            <text:p>FALSCH</text:p>
          </table:table-cell>
          <table:table-cell table:style-name="ce27" table:formula="of:=AND([$Themenliste.$M113] = 1;[$Variablen.$A$2] = 1)" office:value-type="boolean" office:boolean-value="false" calcext:value-type="boolean">
            <text:p>FALSCH</text:p>
          </table:table-cell>
          <table:table-cell table:style-name="ce27" table:formula="of:=AND([$Themenliste.$N113] = 1;[$Variablen.$B$2] = 1)" office:value-type="boolean" office:boolean-value="true" calcext:value-type="boolean">
            <text:p>WAHR</text:p>
          </table:table-cell>
          <table:table-cell table:style-name="ce27" table:formula="of:=AND([$Themenliste.$O113] = 1;[$Variablen.$C$2] = 1)" office:value-type="boolean" office:boolean-value="false" calcext:value-type="boolean">
            <text:p>FALSCH</text:p>
          </table:table-cell>
          <table:table-cell table:style-name="ce27" table:formula="of:=OR([.H112];[.I112];[.J112])" office:value-type="boolean" office:boolean-value="true" calcext:value-type="boolean">
            <text:p>WAHR</text:p>
          </table:table-cell>
          <table:table-cell table:style-name="ce27" table:formula="of:=IF([$Themenliste.$J113] = 1)" office:value-type="boolean" office:boolean-value="false" calcext:value-type="boolean">
            <text:p>FALSCH</text:p>
          </table:table-cell>
          <table:table-cell table:style-name="ce27" table:formula="of:=IF([$Themenliste.$I11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3];[$Themenliste.$A114];&quot;&quot;)">
            <text:p/>
          </table:table-cell>
          <table:table-cell table:style-name="ce25" table:formula="of:=IF([.$G113];[$Themenliste.$B114];&quot;&quot;)">
            <text:p/>
          </table:table-cell>
          <table:table-cell table:style-name="ce25" table:formula="of:=IF([.$G113];[$Themenliste.$C114];&quot;&quot;)">
            <text:p/>
          </table:table-cell>
          <table:table-cell table:style-name="ce22" table:formula="of:=IF([.$G113];[$Themenliste.$D114];&quot;&quot;)">
            <text:p/>
          </table:table-cell>
          <table:table-cell table:style-name="ce25" table:formula="of:=IF([.$G113];[$Themenliste.$E114];&quot;&quot;)">
            <text:p/>
          </table:table-cell>
          <table:table-cell table:style-name="ce22" table:formula="of:=IF([.$G113];CONCATENATE(IF([$Themenliste.$M114] = 1;&quot;1&quot;;&quot;&quot;);IF(AND([$Themenliste.$M114] = 1;OR([$Themenliste.$N114] = 1;[$Themenliste.$O114] = 1));&quot;,&quot;;&quot;&quot;);IF([$Themenliste.$N114] = 1;&quot;2&quot;;&quot;&quot;);IF(AND([$Themenliste.$N114] = 1;[$Themenliste.$O114] = 1);&quot;,&quot;;&quot;&quot;);IF([$Themenliste.$O114] = 1;&quot;3&quot;;&quot;&quot;));&quot;&quot;)">
            <text:p/>
          </table:table-cell>
          <table:table-cell table:style-name="ce27" table:formula="of:=AND([.K113];[.M113])" office:value-type="boolean" office:boolean-value="false" calcext:value-type="boolean">
            <text:p>FALSCH</text:p>
          </table:table-cell>
          <table:table-cell table:style-name="ce27" table:formula="of:=AND([$Themenliste.$M114] = 1;[$Variablen.$A$2] = 1)" office:value-type="boolean" office:boolean-value="false" calcext:value-type="boolean">
            <text:p>FALSCH</text:p>
          </table:table-cell>
          <table:table-cell table:style-name="ce27" table:formula="of:=AND([$Themenliste.$N114] = 1;[$Variablen.$B$2] = 1)" office:value-type="boolean" office:boolean-value="true" calcext:value-type="boolean">
            <text:p>WAHR</text:p>
          </table:table-cell>
          <table:table-cell table:style-name="ce27" table:formula="of:=AND([$Themenliste.$O114] = 1;[$Variablen.$C$2] = 1)" office:value-type="boolean" office:boolean-value="false" calcext:value-type="boolean">
            <text:p>FALSCH</text:p>
          </table:table-cell>
          <table:table-cell table:style-name="ce27" table:formula="of:=OR([.H113];[.I113];[.J113])" office:value-type="boolean" office:boolean-value="true" calcext:value-type="boolean">
            <text:p>WAHR</text:p>
          </table:table-cell>
          <table:table-cell table:style-name="ce27" table:formula="of:=IF([$Themenliste.$J114] = 1)" office:value-type="boolean" office:boolean-value="false" calcext:value-type="boolean">
            <text:p>FALSCH</text:p>
          </table:table-cell>
          <table:table-cell table:style-name="ce27" table:formula="of:=IF([$Themenliste.$I11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4];[$Themenliste.$A115];&quot;&quot;)">
            <text:p/>
          </table:table-cell>
          <table:table-cell table:style-name="ce25" table:formula="of:=IF([.$G114];[$Themenliste.$B115];&quot;&quot;)">
            <text:p/>
          </table:table-cell>
          <table:table-cell table:style-name="ce25" table:formula="of:=IF([.$G114];[$Themenliste.$C115];&quot;&quot;)">
            <text:p/>
          </table:table-cell>
          <table:table-cell table:style-name="ce22" table:formula="of:=IF([.$G114];[$Themenliste.$D115];&quot;&quot;)">
            <text:p/>
          </table:table-cell>
          <table:table-cell table:style-name="ce25" table:formula="of:=IF([.$G114];[$Themenliste.$E115];&quot;&quot;)">
            <text:p/>
          </table:table-cell>
          <table:table-cell table:style-name="ce22" table:formula="of:=IF([.$G114];CONCATENATE(IF([$Themenliste.$M115] = 1;&quot;1&quot;;&quot;&quot;);IF(AND([$Themenliste.$M115] = 1;OR([$Themenliste.$N115] = 1;[$Themenliste.$O115] = 1));&quot;,&quot;;&quot;&quot;);IF([$Themenliste.$N115] = 1;&quot;2&quot;;&quot;&quot;);IF(AND([$Themenliste.$N115] = 1;[$Themenliste.$O115] = 1);&quot;,&quot;;&quot;&quot;);IF([$Themenliste.$O115] = 1;&quot;3&quot;;&quot;&quot;));&quot;&quot;)">
            <text:p/>
          </table:table-cell>
          <table:table-cell table:style-name="ce27" table:formula="of:=AND([.K114];[.M114])" office:value-type="boolean" office:boolean-value="false" calcext:value-type="boolean">
            <text:p>FALSCH</text:p>
          </table:table-cell>
          <table:table-cell table:style-name="ce27" table:formula="of:=AND([$Themenliste.$M115] = 1;[$Variablen.$A$2] = 1)" office:value-type="boolean" office:boolean-value="false" calcext:value-type="boolean">
            <text:p>FALSCH</text:p>
          </table:table-cell>
          <table:table-cell table:style-name="ce27" table:formula="of:=AND([$Themenliste.$N115] = 1;[$Variablen.$B$2] = 1)" office:value-type="boolean" office:boolean-value="true" calcext:value-type="boolean">
            <text:p>WAHR</text:p>
          </table:table-cell>
          <table:table-cell table:style-name="ce27" table:formula="of:=AND([$Themenliste.$O115] = 1;[$Variablen.$C$2] = 1)" office:value-type="boolean" office:boolean-value="false" calcext:value-type="boolean">
            <text:p>FALSCH</text:p>
          </table:table-cell>
          <table:table-cell table:style-name="ce27" table:formula="of:=OR([.H114];[.I114];[.J114])" office:value-type="boolean" office:boolean-value="true" calcext:value-type="boolean">
            <text:p>WAHR</text:p>
          </table:table-cell>
          <table:table-cell table:style-name="ce27" table:formula="of:=IF([$Themenliste.$J115] = 1)" office:value-type="boolean" office:boolean-value="false" calcext:value-type="boolean">
            <text:p>FALSCH</text:p>
          </table:table-cell>
          <table:table-cell table:style-name="ce27" table:formula="of:=IF([$Themenliste.$I11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5];[$Themenliste.$A116];&quot;&quot;)">
            <text:p/>
          </table:table-cell>
          <table:table-cell table:style-name="ce25" table:formula="of:=IF([.$G115];[$Themenliste.$B116];&quot;&quot;)">
            <text:p/>
          </table:table-cell>
          <table:table-cell table:style-name="ce25" table:formula="of:=IF([.$G115];[$Themenliste.$C116];&quot;&quot;)">
            <text:p/>
          </table:table-cell>
          <table:table-cell table:style-name="ce22" table:formula="of:=IF([.$G115];[$Themenliste.$D116];&quot;&quot;)">
            <text:p/>
          </table:table-cell>
          <table:table-cell table:style-name="ce25" table:formula="of:=IF([.$G115];[$Themenliste.$E116];&quot;&quot;)">
            <text:p/>
          </table:table-cell>
          <table:table-cell table:style-name="ce22" table:formula="of:=IF([.$G115];CONCATENATE(IF([$Themenliste.$M116] = 1;&quot;1&quot;;&quot;&quot;);IF(AND([$Themenliste.$M116] = 1;OR([$Themenliste.$N116] = 1;[$Themenliste.$O116] = 1));&quot;,&quot;;&quot;&quot;);IF([$Themenliste.$N116] = 1;&quot;2&quot;;&quot;&quot;);IF(AND([$Themenliste.$N116] = 1;[$Themenliste.$O116] = 1);&quot;,&quot;;&quot;&quot;);IF([$Themenliste.$O116] = 1;&quot;3&quot;;&quot;&quot;));&quot;&quot;)">
            <text:p/>
          </table:table-cell>
          <table:table-cell table:style-name="ce27" table:formula="of:=AND([.K115];[.M115])" office:value-type="boolean" office:boolean-value="false" calcext:value-type="boolean">
            <text:p>FALSCH</text:p>
          </table:table-cell>
          <table:table-cell table:style-name="ce27" table:formula="of:=AND([$Themenliste.$M116] = 1;[$Variablen.$A$2] = 1)" office:value-type="boolean" office:boolean-value="true" calcext:value-type="boolean">
            <text:p>WAHR</text:p>
          </table:table-cell>
          <table:table-cell table:style-name="ce27" table:formula="of:=AND([$Themenliste.$N116] = 1;[$Variablen.$B$2] = 1)" office:value-type="boolean" office:boolean-value="false" calcext:value-type="boolean">
            <text:p>FALSCH</text:p>
          </table:table-cell>
          <table:table-cell table:style-name="ce27" table:formula="of:=AND([$Themenliste.$O116] = 1;[$Variablen.$C$2] = 1)" office:value-type="boolean" office:boolean-value="false" calcext:value-type="boolean">
            <text:p>FALSCH</text:p>
          </table:table-cell>
          <table:table-cell table:style-name="ce27" table:formula="of:=OR([.H115];[.I115];[.J115])" office:value-type="boolean" office:boolean-value="true" calcext:value-type="boolean">
            <text:p>WAHR</text:p>
          </table:table-cell>
          <table:table-cell table:style-name="ce27" table:formula="of:=IF([$Themenliste.$J116] = 1)" office:value-type="boolean" office:boolean-value="false" calcext:value-type="boolean">
            <text:p>FALSCH</text:p>
          </table:table-cell>
          <table:table-cell table:style-name="ce27" table:formula="of:=IF([$Themenliste.$I11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6];[$Themenliste.$A117];&quot;&quot;)">
            <text:p/>
          </table:table-cell>
          <table:table-cell table:style-name="ce25" table:formula="of:=IF([.$G116];[$Themenliste.$B117];&quot;&quot;)">
            <text:p/>
          </table:table-cell>
          <table:table-cell table:style-name="ce25" table:formula="of:=IF([.$G116];[$Themenliste.$C117];&quot;&quot;)">
            <text:p/>
          </table:table-cell>
          <table:table-cell table:style-name="ce22" table:formula="of:=IF([.$G116];[$Themenliste.$D117];&quot;&quot;)">
            <text:p/>
          </table:table-cell>
          <table:table-cell table:style-name="ce25" table:formula="of:=IF([.$G116];[$Themenliste.$E117];&quot;&quot;)">
            <text:p/>
          </table:table-cell>
          <table:table-cell table:style-name="ce22" table:formula="of:=IF([.$G116];CONCATENATE(IF([$Themenliste.$M117] = 1;&quot;1&quot;;&quot;&quot;);IF(AND([$Themenliste.$M117] = 1;OR([$Themenliste.$N117] = 1;[$Themenliste.$O117] = 1));&quot;,&quot;;&quot;&quot;);IF([$Themenliste.$N117] = 1;&quot;2&quot;;&quot;&quot;);IF(AND([$Themenliste.$N117] = 1;[$Themenliste.$O117] = 1);&quot;,&quot;;&quot;&quot;);IF([$Themenliste.$O117] = 1;&quot;3&quot;;&quot;&quot;));&quot;&quot;)">
            <text:p/>
          </table:table-cell>
          <table:table-cell table:style-name="ce27" table:formula="of:=AND([.K116];[.M116])" office:value-type="boolean" office:boolean-value="false" calcext:value-type="boolean">
            <text:p>FALSCH</text:p>
          </table:table-cell>
          <table:table-cell table:style-name="ce27" table:formula="of:=AND([$Themenliste.$M117] = 1;[$Variablen.$A$2] = 1)" office:value-type="boolean" office:boolean-value="true" calcext:value-type="boolean">
            <text:p>WAHR</text:p>
          </table:table-cell>
          <table:table-cell table:style-name="ce27" table:formula="of:=AND([$Themenliste.$N117] = 1;[$Variablen.$B$2] = 1)" office:value-type="boolean" office:boolean-value="false" calcext:value-type="boolean">
            <text:p>FALSCH</text:p>
          </table:table-cell>
          <table:table-cell table:style-name="ce27" table:formula="of:=AND([$Themenliste.$O117] = 1;[$Variablen.$C$2] = 1)" office:value-type="boolean" office:boolean-value="false" calcext:value-type="boolean">
            <text:p>FALSCH</text:p>
          </table:table-cell>
          <table:table-cell table:style-name="ce27" table:formula="of:=OR([.H116];[.I116];[.J116])" office:value-type="boolean" office:boolean-value="true" calcext:value-type="boolean">
            <text:p>WAHR</text:p>
          </table:table-cell>
          <table:table-cell table:style-name="ce27" table:formula="of:=IF([$Themenliste.$J117] = 1)" office:value-type="boolean" office:boolean-value="false" calcext:value-type="boolean">
            <text:p>FALSCH</text:p>
          </table:table-cell>
          <table:table-cell table:style-name="ce27" table:formula="of:=IF([$Themenliste.$I11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7];[$Themenliste.$A118];&quot;&quot;)">
            <text:p/>
          </table:table-cell>
          <table:table-cell table:style-name="ce25" table:formula="of:=IF([.$G117];[$Themenliste.$B118];&quot;&quot;)">
            <text:p/>
          </table:table-cell>
          <table:table-cell table:style-name="ce25" table:formula="of:=IF([.$G117];[$Themenliste.$C118];&quot;&quot;)">
            <text:p/>
          </table:table-cell>
          <table:table-cell table:style-name="ce22" table:formula="of:=IF([.$G117];[$Themenliste.$D118];&quot;&quot;)">
            <text:p/>
          </table:table-cell>
          <table:table-cell table:style-name="ce25" table:formula="of:=IF([.$G117];[$Themenliste.$E118];&quot;&quot;)">
            <text:p/>
          </table:table-cell>
          <table:table-cell table:style-name="ce22" table:formula="of:=IF([.$G117];CONCATENATE(IF([$Themenliste.$M118] = 1;&quot;1&quot;;&quot;&quot;);IF(AND([$Themenliste.$M118] = 1;OR([$Themenliste.$N118] = 1;[$Themenliste.$O118] = 1));&quot;,&quot;;&quot;&quot;);IF([$Themenliste.$N118] = 1;&quot;2&quot;;&quot;&quot;);IF(AND([$Themenliste.$N118] = 1;[$Themenliste.$O118] = 1);&quot;,&quot;;&quot;&quot;);IF([$Themenliste.$O118] = 1;&quot;3&quot;;&quot;&quot;));&quot;&quot;)">
            <text:p/>
          </table:table-cell>
          <table:table-cell table:style-name="ce27" table:formula="of:=AND([.K117];[.M117])" office:value-type="boolean" office:boolean-value="false" calcext:value-type="boolean">
            <text:p>FALSCH</text:p>
          </table:table-cell>
          <table:table-cell table:style-name="ce27" table:formula="of:=AND([$Themenliste.$M118] = 1;[$Variablen.$A$2] = 1)" office:value-type="boolean" office:boolean-value="false" calcext:value-type="boolean">
            <text:p>FALSCH</text:p>
          </table:table-cell>
          <table:table-cell table:style-name="ce27" table:formula="of:=AND([$Themenliste.$N118] = 1;[$Variablen.$B$2] = 1)" office:value-type="boolean" office:boolean-value="true" calcext:value-type="boolean">
            <text:p>WAHR</text:p>
          </table:table-cell>
          <table:table-cell table:style-name="ce27" table:formula="of:=AND([$Themenliste.$O118] = 1;[$Variablen.$C$2] = 1)" office:value-type="boolean" office:boolean-value="false" calcext:value-type="boolean">
            <text:p>FALSCH</text:p>
          </table:table-cell>
          <table:table-cell table:style-name="ce27" table:formula="of:=OR([.H117];[.I117];[.J117])" office:value-type="boolean" office:boolean-value="true" calcext:value-type="boolean">
            <text:p>WAHR</text:p>
          </table:table-cell>
          <table:table-cell table:style-name="ce27" table:formula="of:=IF([$Themenliste.$J118] = 1)" office:value-type="boolean" office:boolean-value="false" calcext:value-type="boolean">
            <text:p>FALSCH</text:p>
          </table:table-cell>
          <table:table-cell table:style-name="ce27" table:formula="of:=IF([$Themenliste.$I11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8];[$Themenliste.$A119];&quot;&quot;)">
            <text:p/>
          </table:table-cell>
          <table:table-cell table:style-name="ce25" table:formula="of:=IF([.$G118];[$Themenliste.$B119];&quot;&quot;)">
            <text:p/>
          </table:table-cell>
          <table:table-cell table:style-name="ce25" table:formula="of:=IF([.$G118];[$Themenliste.$C119];&quot;&quot;)">
            <text:p/>
          </table:table-cell>
          <table:table-cell table:style-name="ce22" table:formula="of:=IF([.$G118];[$Themenliste.$D119];&quot;&quot;)">
            <text:p/>
          </table:table-cell>
          <table:table-cell table:style-name="ce25" table:formula="of:=IF([.$G118];[$Themenliste.$E119];&quot;&quot;)">
            <text:p/>
          </table:table-cell>
          <table:table-cell table:style-name="ce22" table:formula="of:=IF([.$G118];CONCATENATE(IF([$Themenliste.$M119] = 1;&quot;1&quot;;&quot;&quot;);IF(AND([$Themenliste.$M119] = 1;OR([$Themenliste.$N119] = 1;[$Themenliste.$O119] = 1));&quot;,&quot;;&quot;&quot;);IF([$Themenliste.$N119] = 1;&quot;2&quot;;&quot;&quot;);IF(AND([$Themenliste.$N119] = 1;[$Themenliste.$O119] = 1);&quot;,&quot;;&quot;&quot;);IF([$Themenliste.$O119] = 1;&quot;3&quot;;&quot;&quot;));&quot;&quot;)">
            <text:p/>
          </table:table-cell>
          <table:table-cell table:style-name="ce27" table:formula="of:=AND([.K118];[.M118])" office:value-type="boolean" office:boolean-value="false" calcext:value-type="boolean">
            <text:p>FALSCH</text:p>
          </table:table-cell>
          <table:table-cell table:style-name="ce27" table:formula="of:=AND([$Themenliste.$M119] = 1;[$Variablen.$A$2] = 1)" office:value-type="boolean" office:boolean-value="false" calcext:value-type="boolean">
            <text:p>FALSCH</text:p>
          </table:table-cell>
          <table:table-cell table:style-name="ce27" table:formula="of:=AND([$Themenliste.$N119] = 1;[$Variablen.$B$2] = 1)" office:value-type="boolean" office:boolean-value="true" calcext:value-type="boolean">
            <text:p>WAHR</text:p>
          </table:table-cell>
          <table:table-cell table:style-name="ce27" table:formula="of:=AND([$Themenliste.$O119] = 1;[$Variablen.$C$2] = 1)" office:value-type="boolean" office:boolean-value="false" calcext:value-type="boolean">
            <text:p>FALSCH</text:p>
          </table:table-cell>
          <table:table-cell table:style-name="ce27" table:formula="of:=OR([.H118];[.I118];[.J118])" office:value-type="boolean" office:boolean-value="true" calcext:value-type="boolean">
            <text:p>WAHR</text:p>
          </table:table-cell>
          <table:table-cell table:style-name="ce27" table:formula="of:=IF([$Themenliste.$J119] = 1)" office:value-type="boolean" office:boolean-value="false" calcext:value-type="boolean">
            <text:p>FALSCH</text:p>
          </table:table-cell>
          <table:table-cell table:style-name="ce27" table:formula="of:=IF([$Themenliste.$I11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19];[$Themenliste.$A120];&quot;&quot;)">
            <text:p/>
          </table:table-cell>
          <table:table-cell table:style-name="ce25" table:formula="of:=IF([.$G119];[$Themenliste.$B120];&quot;&quot;)">
            <text:p/>
          </table:table-cell>
          <table:table-cell table:style-name="ce25" table:formula="of:=IF([.$G119];[$Themenliste.$C120];&quot;&quot;)">
            <text:p/>
          </table:table-cell>
          <table:table-cell table:style-name="ce22" table:formula="of:=IF([.$G119];[$Themenliste.$D120];&quot;&quot;)">
            <text:p/>
          </table:table-cell>
          <table:table-cell table:style-name="ce25" table:formula="of:=IF([.$G119];[$Themenliste.$E120];&quot;&quot;)">
            <text:p/>
          </table:table-cell>
          <table:table-cell table:style-name="ce22" table:formula="of:=IF([.$G119];CONCATENATE(IF([$Themenliste.$M120] = 1;&quot;1&quot;;&quot;&quot;);IF(AND([$Themenliste.$M120] = 1;OR([$Themenliste.$N120] = 1;[$Themenliste.$O120] = 1));&quot;,&quot;;&quot;&quot;);IF([$Themenliste.$N120] = 1;&quot;2&quot;;&quot;&quot;);IF(AND([$Themenliste.$N120] = 1;[$Themenliste.$O120] = 1);&quot;,&quot;;&quot;&quot;);IF([$Themenliste.$O120] = 1;&quot;3&quot;;&quot;&quot;));&quot;&quot;)">
            <text:p/>
          </table:table-cell>
          <table:table-cell table:style-name="ce27" table:formula="of:=AND([.K119];[.M119])" office:value-type="boolean" office:boolean-value="false" calcext:value-type="boolean">
            <text:p>FALSCH</text:p>
          </table:table-cell>
          <table:table-cell table:style-name="ce27" table:formula="of:=AND([$Themenliste.$M120] = 1;[$Variablen.$A$2] = 1)" office:value-type="boolean" office:boolean-value="false" calcext:value-type="boolean">
            <text:p>FALSCH</text:p>
          </table:table-cell>
          <table:table-cell table:style-name="ce27" table:formula="of:=AND([$Themenliste.$N120] = 1;[$Variablen.$B$2] = 1)" office:value-type="boolean" office:boolean-value="true" calcext:value-type="boolean">
            <text:p>WAHR</text:p>
          </table:table-cell>
          <table:table-cell table:style-name="ce27" table:formula="of:=AND([$Themenliste.$O120] = 1;[$Variablen.$C$2] = 1)" office:value-type="boolean" office:boolean-value="false" calcext:value-type="boolean">
            <text:p>FALSCH</text:p>
          </table:table-cell>
          <table:table-cell table:style-name="ce27" table:formula="of:=OR([.H119];[.I119];[.J119])" office:value-type="boolean" office:boolean-value="true" calcext:value-type="boolean">
            <text:p>WAHR</text:p>
          </table:table-cell>
          <table:table-cell table:style-name="ce27" table:formula="of:=IF([$Themenliste.$J120] = 1)" office:value-type="boolean" office:boolean-value="false" calcext:value-type="boolean">
            <text:p>FALSCH</text:p>
          </table:table-cell>
          <table:table-cell table:style-name="ce27" table:formula="of:=IF([$Themenliste.$I12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20];[$Themenliste.$A121];&quot;&quot;)">
            <text:p/>
          </table:table-cell>
          <table:table-cell table:style-name="ce25" table:formula="of:=IF([.$G120];[$Themenliste.$B121];&quot;&quot;)">
            <text:p/>
          </table:table-cell>
          <table:table-cell table:style-name="ce25" table:formula="of:=IF([.$G120];[$Themenliste.$C121];&quot;&quot;)">
            <text:p/>
          </table:table-cell>
          <table:table-cell table:style-name="ce22" table:formula="of:=IF([.$G120];[$Themenliste.$D121];&quot;&quot;)">
            <text:p/>
          </table:table-cell>
          <table:table-cell table:style-name="ce25" table:formula="of:=IF([.$G120];[$Themenliste.$E121];&quot;&quot;)">
            <text:p/>
          </table:table-cell>
          <table:table-cell table:style-name="ce22" table:formula="of:=IF([.$G120];CONCATENATE(IF([$Themenliste.$M121] = 1;&quot;1&quot;;&quot;&quot;);IF(AND([$Themenliste.$M121] = 1;OR([$Themenliste.$N121] = 1;[$Themenliste.$O121] = 1));&quot;,&quot;;&quot;&quot;);IF([$Themenliste.$N121] = 1;&quot;2&quot;;&quot;&quot;);IF(AND([$Themenliste.$N121] = 1;[$Themenliste.$O121] = 1);&quot;,&quot;;&quot;&quot;);IF([$Themenliste.$O121] = 1;&quot;3&quot;;&quot;&quot;));&quot;&quot;)">
            <text:p/>
          </table:table-cell>
          <table:table-cell table:style-name="ce27" table:formula="of:=AND([.K120];[.M120])" office:value-type="boolean" office:boolean-value="false" calcext:value-type="boolean">
            <text:p>FALSCH</text:p>
          </table:table-cell>
          <table:table-cell table:style-name="ce27" table:formula="of:=AND([$Themenliste.$M121] = 1;[$Variablen.$A$2] = 1)" office:value-type="boolean" office:boolean-value="false" calcext:value-type="boolean">
            <text:p>FALSCH</text:p>
          </table:table-cell>
          <table:table-cell table:style-name="ce27" table:formula="of:=AND([$Themenliste.$N121] = 1;[$Variablen.$B$2] = 1)" office:value-type="boolean" office:boolean-value="true" calcext:value-type="boolean">
            <text:p>WAHR</text:p>
          </table:table-cell>
          <table:table-cell table:style-name="ce27" table:formula="of:=AND([$Themenliste.$O121] = 1;[$Variablen.$C$2] = 1)" office:value-type="boolean" office:boolean-value="false" calcext:value-type="boolean">
            <text:p>FALSCH</text:p>
          </table:table-cell>
          <table:table-cell table:style-name="ce27" table:formula="of:=OR([.H120];[.I120];[.J120])" office:value-type="boolean" office:boolean-value="true" calcext:value-type="boolean">
            <text:p>WAHR</text:p>
          </table:table-cell>
          <table:table-cell table:style-name="ce27" table:formula="of:=IF([$Themenliste.$J121] = 1)" office:value-type="boolean" office:boolean-value="false" calcext:value-type="boolean">
            <text:p>FALSCH</text:p>
          </table:table-cell>
          <table:table-cell table:style-name="ce27" table:formula="of:=IF([$Themenliste.$I12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21];[$Themenliste.$A122];&quot;&quot;)">
            <text:p/>
          </table:table-cell>
          <table:table-cell table:style-name="ce25" table:formula="of:=IF([.$G121];[$Themenliste.$B122];&quot;&quot;)">
            <text:p/>
          </table:table-cell>
          <table:table-cell table:style-name="ce25" table:formula="of:=IF([.$G121];[$Themenliste.$C122];&quot;&quot;)">
            <text:p/>
          </table:table-cell>
          <table:table-cell table:style-name="ce22" table:formula="of:=IF([.$G121];[$Themenliste.$D122];&quot;&quot;)">
            <text:p/>
          </table:table-cell>
          <table:table-cell table:style-name="ce25" table:formula="of:=IF([.$G121];[$Themenliste.$E122];&quot;&quot;)">
            <text:p/>
          </table:table-cell>
          <table:table-cell table:style-name="ce22" table:formula="of:=IF([.$G121];CONCATENATE(IF([$Themenliste.$M122] = 1;&quot;1&quot;;&quot;&quot;);IF(AND([$Themenliste.$M122] = 1;OR([$Themenliste.$N122] = 1;[$Themenliste.$O122] = 1));&quot;,&quot;;&quot;&quot;);IF([$Themenliste.$N122] = 1;&quot;2&quot;;&quot;&quot;);IF(AND([$Themenliste.$N122] = 1;[$Themenliste.$O122] = 1);&quot;,&quot;;&quot;&quot;);IF([$Themenliste.$O122] = 1;&quot;3&quot;;&quot;&quot;));&quot;&quot;)">
            <text:p/>
          </table:table-cell>
          <table:table-cell table:style-name="ce27" table:formula="of:=AND([.K121];[.M121])" office:value-type="boolean" office:boolean-value="false" calcext:value-type="boolean">
            <text:p>FALSCH</text:p>
          </table:table-cell>
          <table:table-cell table:style-name="ce27" table:formula="of:=AND([$Themenliste.$M122] = 1;[$Variablen.$A$2] = 1)" office:value-type="boolean" office:boolean-value="false" calcext:value-type="boolean">
            <text:p>FALSCH</text:p>
          </table:table-cell>
          <table:table-cell table:style-name="ce27" table:formula="of:=AND([$Themenliste.$N122] = 1;[$Variablen.$B$2] = 1)" office:value-type="boolean" office:boolean-value="true" calcext:value-type="boolean">
            <text:p>WAHR</text:p>
          </table:table-cell>
          <table:table-cell table:style-name="ce27" table:formula="of:=AND([$Themenliste.$O122] = 1;[$Variablen.$C$2] = 1)" office:value-type="boolean" office:boolean-value="false" calcext:value-type="boolean">
            <text:p>FALSCH</text:p>
          </table:table-cell>
          <table:table-cell table:style-name="ce27" table:formula="of:=OR([.H121];[.I121];[.J121])" office:value-type="boolean" office:boolean-value="true" calcext:value-type="boolean">
            <text:p>WAHR</text:p>
          </table:table-cell>
          <table:table-cell table:style-name="ce27" table:formula="of:=IF([$Themenliste.$J122] = 1)" office:value-type="boolean" office:boolean-value="false" calcext:value-type="boolean">
            <text:p>FALSCH</text:p>
          </table:table-cell>
          <table:table-cell table:style-name="ce27" table:formula="of:=IF([$Themenliste.$I12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122];[$Themenliste.$A123];&quot;&quot;)">
            <text:p/>
          </table:table-cell>
          <table:table-cell table:style-name="ce25" table:formula="of:=IF([.$G122];[$Themenliste.$B123];&quot;&quot;)">
            <text:p/>
          </table:table-cell>
          <table:table-cell table:style-name="ce25" table:formula="of:=IF([.$G122];[$Themenliste.$C123];&quot;&quot;)">
            <text:p/>
          </table:table-cell>
          <table:table-cell table:style-name="ce22" table:formula="of:=IF([.$G122];[$Themenliste.$D123];&quot;&quot;)">
            <text:p/>
          </table:table-cell>
          <table:table-cell table:style-name="ce25" table:formula="of:=IF([.$G122];[$Themenliste.$E123];&quot;&quot;)">
            <text:p/>
          </table:table-cell>
          <table:table-cell table:style-name="ce22" table:formula="of:=IF([.$G122];CONCATENATE(IF([$Themenliste.$M123] = 1;&quot;1&quot;;&quot;&quot;);IF(AND([$Themenliste.$M123] = 1;OR([$Themenliste.$N123] = 1;[$Themenliste.$O123] = 1));&quot;,&quot;;&quot;&quot;);IF([$Themenliste.$N123] = 1;&quot;2&quot;;&quot;&quot;);IF(AND([$Themenliste.$N123] = 1;[$Themenliste.$O123] = 1);&quot;,&quot;;&quot;&quot;);IF([$Themenliste.$O123] = 1;&quot;3&quot;;&quot;&quot;));&quot;&quot;)">
            <text:p/>
          </table:table-cell>
          <table:table-cell table:style-name="ce27" table:formula="of:=AND([.K122];[.M122])" office:value-type="boolean" office:boolean-value="false" calcext:value-type="boolean">
            <text:p>FALSCH</text:p>
          </table:table-cell>
          <table:table-cell table:style-name="ce27" table:formula="of:=AND([$Themenliste.$M123] = 1;[$Variablen.$A$2] = 1)" office:value-type="boolean" office:boolean-value="false" calcext:value-type="boolean">
            <text:p>FALSCH</text:p>
          </table:table-cell>
          <table:table-cell table:style-name="ce27" table:formula="of:=AND([$Themenliste.$N123] = 1;[$Variablen.$B$2] = 1)" office:value-type="boolean" office:boolean-value="true" calcext:value-type="boolean">
            <text:p>WAHR</text:p>
          </table:table-cell>
          <table:table-cell table:style-name="ce27" table:formula="of:=AND([$Themenliste.$O123] = 1;[$Variablen.$C$2] = 1)" office:value-type="boolean" office:boolean-value="false" calcext:value-type="boolean">
            <text:p>FALSCH</text:p>
          </table:table-cell>
          <table:table-cell table:style-name="ce27" table:formula="of:=OR([.H122];[.I122];[.J122])" office:value-type="boolean" office:boolean-value="true" calcext:value-type="boolean">
            <text:p>WAHR</text:p>
          </table:table-cell>
          <table:table-cell table:style-name="ce27" table:formula="of:=IF([$Themenliste.$J123] = 1)" office:value-type="boolean" office:boolean-value="false" calcext:value-type="boolean">
            <text:p>FALSCH</text:p>
          </table:table-cell>
          <table:table-cell table:style-name="ce27" table:formula="of:=IF([$Themenliste.$I12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23];[$Themenliste.$A124];&quot;&quot;)" office:value-type="string" office:string-value="3.1.a" calcext:value-type="string">
            <text:p>3.1.a</text:p>
          </table:table-cell>
          <table:table-cell table:style-name="ce25" table:formula="of:=IF([.$G123];[$Themenliste.$B12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23];[$Themenliste.$C124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2" table:formula="of:=IF([.$G123];[$Themenliste.$D124];&quot;&quot;)" office:value-type="string" office:string-value="a" calcext:value-type="string">
            <text:p>a</text:p>
          </table:table-cell>
          <table:table-cell table:style-name="ce25" table:formula="of:=IF([.$G123];[$Themenliste.$E124]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style-name="ce22" table:formula="of:=IF([.$G123];CONCATENATE(IF([$Themenliste.$M124] = 1;&quot;1&quot;;&quot;&quot;);IF(AND([$Themenliste.$M124] = 1;OR([$Themenliste.$N124] = 1;[$Themenliste.$O124] = 1));&quot;,&quot;;&quot;&quot;);IF([$Themenliste.$N124] = 1;&quot;2&quot;;&quot;&quot;);IF(AND([$Themenliste.$N124] = 1;[$Themenliste.$O124] = 1);&quot;,&quot;;&quot;&quot;);IF([$Themenliste.$O124] = 1;&quot;3&quot;;&quot;&quot;));&quot;&quot;)" office:value-type="string" office:string-value="1,2" calcext:value-type="string">
            <text:p>1,2</text:p>
          </table:table-cell>
          <table:table-cell table:style-name="ce27" table:formula="of:=AND([.K123];[.M123])" office:value-type="boolean" office:boolean-value="true" calcext:value-type="boolean">
            <text:p>WAHR</text:p>
          </table:table-cell>
          <table:table-cell table:style-name="ce27" table:formula="of:=AND([$Themenliste.$M124] = 1;[$Variablen.$A$2] = 1)" office:value-type="boolean" office:boolean-value="true" calcext:value-type="boolean">
            <text:p>WAHR</text:p>
          </table:table-cell>
          <table:table-cell table:style-name="ce27" table:formula="of:=AND([$Themenliste.$N124] = 1;[$Variablen.$B$2] = 1)" office:value-type="boolean" office:boolean-value="true" calcext:value-type="boolean">
            <text:p>WAHR</text:p>
          </table:table-cell>
          <table:table-cell table:style-name="ce27" table:formula="of:=AND([$Themenliste.$O124] = 1;[$Variablen.$C$2] = 1)" office:value-type="boolean" office:boolean-value="false" calcext:value-type="boolean">
            <text:p>FALSCH</text:p>
          </table:table-cell>
          <table:table-cell table:style-name="ce27" table:formula="of:=OR([.H123];[.I123];[.J123])" office:value-type="boolean" office:boolean-value="true" calcext:value-type="boolean">
            <text:p>WAHR</text:p>
          </table:table-cell>
          <table:table-cell table:style-name="ce27" table:formula="of:=IF([$Themenliste.$J124] = 1)" office:value-type="boolean" office:boolean-value="true" calcext:value-type="boolean">
            <text:p>WAHR</text:p>
          </table:table-cell>
          <table:table-cell table:style-name="ce27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24];[$Themenliste.$A125];&quot;&quot;)" office:value-type="string" office:string-value="3.1.b" calcext:value-type="string">
            <text:p>3.1.b</text:p>
          </table:table-cell>
          <table:table-cell table:style-name="ce25" table:formula="of:=IF([.$G124];[$Themenliste.$B12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24];[$Themenliste.$C125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2" table:formula="of:=IF([.$G124];[$Themenliste.$D125];&quot;&quot;)" office:value-type="string" office:string-value="b" calcext:value-type="string">
            <text:p>b</text:p>
          </table:table-cell>
          <table:table-cell table:style-name="ce25" table:formula="of:=IF([.$G124];[$Themenliste.$E125]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style-name="ce22" table:formula="of:=IF([.$G124];CONCATENATE(IF([$Themenliste.$M125] = 1;&quot;1&quot;;&quot;&quot;);IF(AND([$Themenliste.$M125] = 1;OR([$Themenliste.$N125] = 1;[$Themenliste.$O125] = 1));&quot;,&quot;;&quot;&quot;);IF([$Themenliste.$N125] = 1;&quot;2&quot;;&quot;&quot;);IF(AND([$Themenliste.$N125] = 1;[$Themenliste.$O125] = 1);&quot;,&quot;;&quot;&quot;);IF([$Themenliste.$O125] = 1;&quot;3&quot;;&quot;&quot;));&quot;&quot;)" office:value-type="string" office:string-value="1,2" calcext:value-type="string">
            <text:p>1,2</text:p>
          </table:table-cell>
          <table:table-cell table:style-name="ce27" table:formula="of:=AND([.K124];[.M124])" office:value-type="boolean" office:boolean-value="true" calcext:value-type="boolean">
            <text:p>WAHR</text:p>
          </table:table-cell>
          <table:table-cell table:style-name="ce27" table:formula="of:=AND([$Themenliste.$M125] = 1;[$Variablen.$A$2] = 1)" office:value-type="boolean" office:boolean-value="true" calcext:value-type="boolean">
            <text:p>WAHR</text:p>
          </table:table-cell>
          <table:table-cell table:style-name="ce27" table:formula="of:=AND([$Themenliste.$N125] = 1;[$Variablen.$B$2] = 1)" office:value-type="boolean" office:boolean-value="true" calcext:value-type="boolean">
            <text:p>WAHR</text:p>
          </table:table-cell>
          <table:table-cell table:style-name="ce27" table:formula="of:=AND([$Themenliste.$O125] = 1;[$Variablen.$C$2] = 1)" office:value-type="boolean" office:boolean-value="false" calcext:value-type="boolean">
            <text:p>FALSCH</text:p>
          </table:table-cell>
          <table:table-cell table:style-name="ce27" table:formula="of:=OR([.H124];[.I124];[.J124])" office:value-type="boolean" office:boolean-value="true" calcext:value-type="boolean">
            <text:p>WAHR</text:p>
          </table:table-cell>
          <table:table-cell table:style-name="ce27" table:formula="of:=IF([$Themenliste.$J125] = 1)" office:value-type="boolean" office:boolean-value="true" calcext:value-type="boolean">
            <text:p>WAHR</text:p>
          </table:table-cell>
          <table:table-cell table:style-name="ce27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25];[$Themenliste.$A126];&quot;&quot;)" office:value-type="string" office:string-value="3.1.c" calcext:value-type="string">
            <text:p>3.1.c</text:p>
          </table:table-cell>
          <table:table-cell table:style-name="ce25" table:formula="of:=IF([.$G125];[$Themenliste.$B126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25];[$Themenliste.$C126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2" table:formula="of:=IF([.$G125];[$Themenliste.$D126];&quot;&quot;)" office:value-type="string" office:string-value="c" calcext:value-type="string">
            <text:p>c</text:p>
          </table:table-cell>
          <table:table-cell table:style-name="ce25" table:formula="of:=IF([.$G125];#REF!;&quot;&quot;)" office:value-type="string" office:string-value="" calcext:value-type="error">
            <text:p>#REF!</text:p>
          </table:table-cell>
          <table:table-cell table:style-name="ce22" table:formula="of:=IF([.$G125];CONCATENATE(IF([$Themenliste.$M126] = 1;&quot;1&quot;;&quot;&quot;);IF(AND([$Themenliste.$M126] = 1;OR([$Themenliste.$N126] = 1;[$Themenliste.$O126] = 1));&quot;,&quot;;&quot;&quot;);IF([$Themenliste.$N126] = 1;&quot;2&quot;;&quot;&quot;);IF(AND([$Themenliste.$N126] = 1;[$Themenliste.$O126] = 1);&quot;,&quot;;&quot;&quot;);IF([$Themenliste.$O126] = 1;&quot;3&quot;;&quot;&quot;));&quot;&quot;)" office:value-type="string" office:string-value="1,2" calcext:value-type="string">
            <text:p>1,2</text:p>
          </table:table-cell>
          <table:table-cell table:style-name="ce27" table:formula="of:=AND([.K125];[.M125])" office:value-type="boolean" office:boolean-value="true" calcext:value-type="boolean">
            <text:p>WAHR</text:p>
          </table:table-cell>
          <table:table-cell table:style-name="ce27" table:formula="of:=AND([$Themenliste.$M126] = 1;[$Variablen.$A$2] = 1)" office:value-type="boolean" office:boolean-value="true" calcext:value-type="boolean">
            <text:p>WAHR</text:p>
          </table:table-cell>
          <table:table-cell table:style-name="ce27" table:formula="of:=AND([$Themenliste.$N126] = 1;[$Variablen.$B$2] = 1)" office:value-type="boolean" office:boolean-value="true" calcext:value-type="boolean">
            <text:p>WAHR</text:p>
          </table:table-cell>
          <table:table-cell table:style-name="ce27" table:formula="of:=AND([$Themenliste.$O126] = 1;[$Variablen.$C$2] = 1)" office:value-type="boolean" office:boolean-value="false" calcext:value-type="boolean">
            <text:p>FALSCH</text:p>
          </table:table-cell>
          <table:table-cell table:style-name="ce27" table:formula="of:=OR([.H125];[.I125];[.J125])" office:value-type="boolean" office:boolean-value="true" calcext:value-type="boolean">
            <text:p>WAHR</text:p>
          </table:table-cell>
          <table:table-cell table:style-name="ce27" table:formula="of:=IF([$Themenliste.$J126] = 1)" office:value-type="boolean" office:boolean-value="true" calcext:value-type="boolean">
            <text:p>WAHR</text:p>
          </table:table-cell>
          <table:table-cell table:style-name="ce27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26];[$Themenliste.$A127];&quot;&quot;)" office:value-type="string" office:string-value="3.1.d" calcext:value-type="string">
            <text:p>3.1.d</text:p>
          </table:table-cell>
          <table:table-cell table:style-name="ce25" table:formula="of:=IF([.$G126];[$Themenliste.$B127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26];[$Themenliste.$C127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2" table:formula="of:=IF([.$G126];[$Themenliste.$D127];&quot;&quot;)" office:value-type="string" office:string-value="d" calcext:value-type="string">
            <text:p>d</text:p>
          </table:table-cell>
          <table:table-cell table:style-name="ce25" table:formula="of:=IF([.$G126];#REF!;&quot;&quot;)" office:value-type="string" office:string-value="" calcext:value-type="error">
            <text:p>#REF!</text:p>
          </table:table-cell>
          <table:table-cell table:style-name="ce22" table:formula="of:=IF([.$G126];CONCATENATE(IF([$Themenliste.$M127] = 1;&quot;1&quot;;&quot;&quot;);IF(AND([$Themenliste.$M127] = 1;OR([$Themenliste.$N127] = 1;[$Themenliste.$O127] = 1));&quot;,&quot;;&quot;&quot;);IF([$Themenliste.$N127] = 1;&quot;2&quot;;&quot;&quot;);IF(AND([$Themenliste.$N127] = 1;[$Themenliste.$O127] = 1);&quot;,&quot;;&quot;&quot;);IF([$Themenliste.$O127] = 1;&quot;3&quot;;&quot;&quot;));&quot;&quot;)" office:value-type="string" office:string-value="1,2" calcext:value-type="string">
            <text:p>1,2</text:p>
          </table:table-cell>
          <table:table-cell table:style-name="ce27" table:formula="of:=AND([.K126];[.M126])" office:value-type="boolean" office:boolean-value="true" calcext:value-type="boolean">
            <text:p>WAHR</text:p>
          </table:table-cell>
          <table:table-cell table:style-name="ce27" table:formula="of:=AND([$Themenliste.$M127] = 1;[$Variablen.$A$2] = 1)" office:value-type="boolean" office:boolean-value="true" calcext:value-type="boolean">
            <text:p>WAHR</text:p>
          </table:table-cell>
          <table:table-cell table:style-name="ce27" table:formula="of:=AND([$Themenliste.$N127] = 1;[$Variablen.$B$2] = 1)" office:value-type="boolean" office:boolean-value="true" calcext:value-type="boolean">
            <text:p>WAHR</text:p>
          </table:table-cell>
          <table:table-cell table:style-name="ce27" table:formula="of:=AND([$Themenliste.$O127] = 1;[$Variablen.$C$2] = 1)" office:value-type="boolean" office:boolean-value="false" calcext:value-type="boolean">
            <text:p>FALSCH</text:p>
          </table:table-cell>
          <table:table-cell table:style-name="ce27" table:formula="of:=OR([.H126];[.I126];[.J126])" office:value-type="boolean" office:boolean-value="true" calcext:value-type="boolean">
            <text:p>WAHR</text:p>
          </table:table-cell>
          <table:table-cell table:style-name="ce27" table:formula="of:=IF([$Themenliste.$J127] = 1)" office:value-type="boolean" office:boolean-value="true" calcext:value-type="boolean">
            <text:p>WAHR</text:p>
          </table:table-cell>
          <table:table-cell table:style-name="ce27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27];[$Themenliste.$A128];&quot;&quot;)" office:value-type="string" office:string-value="3.1.e" calcext:value-type="string">
            <text:p>3.1.e</text:p>
          </table:table-cell>
          <table:table-cell table:style-name="ce25" table:formula="of:=IF([.$G127];[$Themenliste.$B128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27];[$Themenliste.$C128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2" table:formula="of:=IF([.$G127];[$Themenliste.$D128];&quot;&quot;)" office:value-type="string" office:string-value="e" calcext:value-type="string">
            <text:p>e</text:p>
          </table:table-cell>
          <table:table-cell table:style-name="ce25" table:formula="of:=IF([.$G127];#REF!;&quot;&quot;)" office:value-type="string" office:string-value="" calcext:value-type="error">
            <text:p>#REF!</text:p>
          </table:table-cell>
          <table:table-cell table:style-name="ce22" table:formula="of:=IF([.$G127];CONCATENATE(IF([$Themenliste.$M128] = 1;&quot;1&quot;;&quot;&quot;);IF(AND([$Themenliste.$M128] = 1;OR([$Themenliste.$N128] = 1;[$Themenliste.$O128] = 1));&quot;,&quot;;&quot;&quot;);IF([$Themenliste.$N128] = 1;&quot;2&quot;;&quot;&quot;);IF(AND([$Themenliste.$N128] = 1;[$Themenliste.$O128] = 1);&quot;,&quot;;&quot;&quot;);IF([$Themenliste.$O128] = 1;&quot;3&quot;;&quot;&quot;));&quot;&quot;)" office:value-type="string" office:string-value="1,2" calcext:value-type="string">
            <text:p>1,2</text:p>
          </table:table-cell>
          <table:table-cell table:style-name="ce27" table:formula="of:=AND([.K127];[.M127])" office:value-type="boolean" office:boolean-value="true" calcext:value-type="boolean">
            <text:p>WAHR</text:p>
          </table:table-cell>
          <table:table-cell table:style-name="ce27" table:formula="of:=AND([$Themenliste.$M128] = 1;[$Variablen.$A$2] = 1)" office:value-type="boolean" office:boolean-value="true" calcext:value-type="boolean">
            <text:p>WAHR</text:p>
          </table:table-cell>
          <table:table-cell table:style-name="ce27" table:formula="of:=AND([$Themenliste.$N128] = 1;[$Variablen.$B$2] = 1)" office:value-type="boolean" office:boolean-value="true" calcext:value-type="boolean">
            <text:p>WAHR</text:p>
          </table:table-cell>
          <table:table-cell table:style-name="ce27" table:formula="of:=AND([$Themenliste.$O128] = 1;[$Variablen.$C$2] = 1)" office:value-type="boolean" office:boolean-value="false" calcext:value-type="boolean">
            <text:p>FALSCH</text:p>
          </table:table-cell>
          <table:table-cell table:style-name="ce27" table:formula="of:=OR([.H127];[.I127];[.J127])" office:value-type="boolean" office:boolean-value="true" calcext:value-type="boolean">
            <text:p>WAHR</text:p>
          </table:table-cell>
          <table:table-cell table:style-name="ce27" table:formula="of:=IF([$Themenliste.$J128] = 1)" office:value-type="boolean" office:boolean-value="true" calcext:value-type="boolean">
            <text:p>WAHR</text:p>
          </table:table-cell>
          <table:table-cell table:style-name="ce27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28];[$Themenliste.$A129];&quot;&quot;)" office:value-type="string" office:string-value="3.1.f" calcext:value-type="string">
            <text:p>3.1.f</text:p>
          </table:table-cell>
          <table:table-cell table:style-name="ce25" table:formula="of:=IF([.$G128];[$Themenliste.$B129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28];[$Themenliste.$C129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2" table:formula="of:=IF([.$G128];[$Themenliste.$D129];&quot;&quot;)" office:value-type="string" office:string-value="f" calcext:value-type="string">
            <text:p>f</text:p>
          </table:table-cell>
          <table:table-cell table:style-name="ce25" table:formula="of:=IF([.$G128];#REF!;&quot;&quot;)" office:value-type="string" office:string-value="" calcext:value-type="error">
            <text:p>#REF!</text:p>
          </table:table-cell>
          <table:table-cell table:style-name="ce22" table:formula="of:=IF([.$G128];CONCATENATE(IF([$Themenliste.$M129] = 1;&quot;1&quot;;&quot;&quot;);IF(AND([$Themenliste.$M129] = 1;OR([$Themenliste.$N129] = 1;[$Themenliste.$O129] = 1));&quot;,&quot;;&quot;&quot;);IF([$Themenliste.$N129] = 1;&quot;2&quot;;&quot;&quot;);IF(AND([$Themenliste.$N129] = 1;[$Themenliste.$O129] = 1);&quot;,&quot;;&quot;&quot;);IF([$Themenliste.$O129] = 1;&quot;3&quot;;&quot;&quot;));&quot;&quot;)" office:value-type="string" office:string-value="1,2" calcext:value-type="string">
            <text:p>1,2</text:p>
          </table:table-cell>
          <table:table-cell table:style-name="ce27" table:formula="of:=AND([.K128];[.M128])" office:value-type="boolean" office:boolean-value="true" calcext:value-type="boolean">
            <text:p>WAHR</text:p>
          </table:table-cell>
          <table:table-cell table:style-name="ce27" table:formula="of:=AND([$Themenliste.$M129] = 1;[$Variablen.$A$2] = 1)" office:value-type="boolean" office:boolean-value="true" calcext:value-type="boolean">
            <text:p>WAHR</text:p>
          </table:table-cell>
          <table:table-cell table:style-name="ce27" table:formula="of:=AND([$Themenliste.$N129] = 1;[$Variablen.$B$2] = 1)" office:value-type="boolean" office:boolean-value="true" calcext:value-type="boolean">
            <text:p>WAHR</text:p>
          </table:table-cell>
          <table:table-cell table:style-name="ce27" table:formula="of:=AND([$Themenliste.$O129] = 1;[$Variablen.$C$2] = 1)" office:value-type="boolean" office:boolean-value="false" calcext:value-type="boolean">
            <text:p>FALSCH</text:p>
          </table:table-cell>
          <table:table-cell table:style-name="ce27" table:formula="of:=OR([.H128];[.I128];[.J128])" office:value-type="boolean" office:boolean-value="true" calcext:value-type="boolean">
            <text:p>WAHR</text:p>
          </table:table-cell>
          <table:table-cell table:style-name="ce27" table:formula="of:=IF([$Themenliste.$J129] = 1)" office:value-type="boolean" office:boolean-value="true" calcext:value-type="boolean">
            <text:p>WAHR</text:p>
          </table:table-cell>
          <table:table-cell table:style-name="ce27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29];[$Themenliste.$A130];&quot;&quot;)" office:value-type="string" office:string-value="3.1.g" calcext:value-type="string">
            <text:p>3.1.g</text:p>
          </table:table-cell>
          <table:table-cell table:style-name="ce25" table:formula="of:=IF([.$G129];[$Themenliste.$B130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29];[$Themenliste.$C130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2" table:formula="of:=IF([.$G129];[$Themenliste.$D130];&quot;&quot;)" office:value-type="string" office:string-value="g" calcext:value-type="string">
            <text:p>g</text:p>
          </table:table-cell>
          <table:table-cell table:style-name="ce25" table:formula="of:=IF([.$G129];#REF!;&quot;&quot;)" office:value-type="string" office:string-value="" calcext:value-type="error">
            <text:p>#REF!</text:p>
          </table:table-cell>
          <table:table-cell table:style-name="ce22" table:formula="of:=IF([.$G129];CONCATENATE(IF([$Themenliste.$M130] = 1;&quot;1&quot;;&quot;&quot;);IF(AND([$Themenliste.$M130] = 1;OR([$Themenliste.$N130] = 1;[$Themenliste.$O130] = 1));&quot;,&quot;;&quot;&quot;);IF([$Themenliste.$N130] = 1;&quot;2&quot;;&quot;&quot;);IF(AND([$Themenliste.$N130] = 1;[$Themenliste.$O130] = 1);&quot;,&quot;;&quot;&quot;);IF([$Themenliste.$O130] = 1;&quot;3&quot;;&quot;&quot;));&quot;&quot;)" office:value-type="string" office:string-value="1,2" calcext:value-type="string">
            <text:p>1,2</text:p>
          </table:table-cell>
          <table:table-cell table:style-name="ce27" table:formula="of:=AND([.K129];[.M129])" office:value-type="boolean" office:boolean-value="true" calcext:value-type="boolean">
            <text:p>WAHR</text:p>
          </table:table-cell>
          <table:table-cell table:style-name="ce27" table:formula="of:=AND([$Themenliste.$M130] = 1;[$Variablen.$A$2] = 1)" office:value-type="boolean" office:boolean-value="true" calcext:value-type="boolean">
            <text:p>WAHR</text:p>
          </table:table-cell>
          <table:table-cell table:style-name="ce27" table:formula="of:=AND([$Themenliste.$N130] = 1;[$Variablen.$B$2] = 1)" office:value-type="boolean" office:boolean-value="true" calcext:value-type="boolean">
            <text:p>WAHR</text:p>
          </table:table-cell>
          <table:table-cell table:style-name="ce27" table:formula="of:=AND([$Themenliste.$O130] = 1;[$Variablen.$C$2] = 1)" office:value-type="boolean" office:boolean-value="false" calcext:value-type="boolean">
            <text:p>FALSCH</text:p>
          </table:table-cell>
          <table:table-cell table:style-name="ce27" table:formula="of:=OR([.H129];[.I129];[.J129])" office:value-type="boolean" office:boolean-value="true" calcext:value-type="boolean">
            <text:p>WAHR</text:p>
          </table:table-cell>
          <table:table-cell table:style-name="ce27" table:formula="of:=IF([$Themenliste.$J130] = 1)" office:value-type="boolean" office:boolean-value="true" calcext:value-type="boolean">
            <text:p>WAHR</text:p>
          </table:table-cell>
          <table:table-cell table:style-name="ce27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0];[$Themenliste.$A131];&quot;&quot;)" office:value-type="string" office:string-value="3.2.a" calcext:value-type="string">
            <text:p>3.2.a</text:p>
          </table:table-cell>
          <table:table-cell table:style-name="ce25" table:formula="of:=IF([.$G130];[$Themenliste.$B131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0];[$Themenliste.$C131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2" table:formula="of:=IF([.$G130];[$Themenliste.$D131];&quot;&quot;)" office:value-type="string" office:string-value="a" calcext:value-type="string">
            <text:p>a</text:p>
          </table:table-cell>
          <table:table-cell table:style-name="ce25" table:formula="of:=IF([.$G130];#REF!;&quot;&quot;)" office:value-type="string" office:string-value="" calcext:value-type="error">
            <text:p>#REF!</text:p>
          </table:table-cell>
          <table:table-cell table:style-name="ce22" table:formula="of:=IF([.$G130];CONCATENATE(IF([$Themenliste.$M131] = 1;&quot;1&quot;;&quot;&quot;);IF(AND([$Themenliste.$M131] = 1;OR([$Themenliste.$N131] = 1;[$Themenliste.$O131] = 1));&quot;,&quot;;&quot;&quot;);IF([$Themenliste.$N131] = 1;&quot;2&quot;;&quot;&quot;);IF(AND([$Themenliste.$N131] = 1;[$Themenliste.$O131] = 1);&quot;,&quot;;&quot;&quot;);IF([$Themenliste.$O131] = 1;&quot;3&quot;;&quot;&quot;));&quot;&quot;)" office:value-type="string" office:string-value="1,2" calcext:value-type="string">
            <text:p>1,2</text:p>
          </table:table-cell>
          <table:table-cell table:style-name="ce27" table:formula="of:=AND([.K130];[.M130])" office:value-type="boolean" office:boolean-value="true" calcext:value-type="boolean">
            <text:p>WAHR</text:p>
          </table:table-cell>
          <table:table-cell table:style-name="ce27" table:formula="of:=AND([$Themenliste.$M131] = 1;[$Variablen.$A$2] = 1)" office:value-type="boolean" office:boolean-value="true" calcext:value-type="boolean">
            <text:p>WAHR</text:p>
          </table:table-cell>
          <table:table-cell table:style-name="ce27" table:formula="of:=AND([$Themenliste.$N131] = 1;[$Variablen.$B$2] = 1)" office:value-type="boolean" office:boolean-value="true" calcext:value-type="boolean">
            <text:p>WAHR</text:p>
          </table:table-cell>
          <table:table-cell table:style-name="ce27" table:formula="of:=AND([$Themenliste.$O131] = 1;[$Variablen.$C$2] = 1)" office:value-type="boolean" office:boolean-value="false" calcext:value-type="boolean">
            <text:p>FALSCH</text:p>
          </table:table-cell>
          <table:table-cell table:style-name="ce27" table:formula="of:=OR([.H130];[.I130];[.J130])" office:value-type="boolean" office:boolean-value="true" calcext:value-type="boolean">
            <text:p>WAHR</text:p>
          </table:table-cell>
          <table:table-cell table:style-name="ce27" table:formula="of:=IF([$Themenliste.$J131] = 1)" office:value-type="boolean" office:boolean-value="true" calcext:value-type="boolean">
            <text:p>WAHR</text:p>
          </table:table-cell>
          <table:table-cell table:style-name="ce27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1];[$Themenliste.$A132];&quot;&quot;)" office:value-type="string" office:string-value="3.2.b" calcext:value-type="string">
            <text:p>3.2.b</text:p>
          </table:table-cell>
          <table:table-cell table:style-name="ce25" table:formula="of:=IF([.$G131];[$Themenliste.$B132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1];[$Themenliste.$C132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2" table:formula="of:=IF([.$G131];[$Themenliste.$D132];&quot;&quot;)" office:value-type="string" office:string-value="b" calcext:value-type="string">
            <text:p>b</text:p>
          </table:table-cell>
          <table:table-cell table:style-name="ce25" table:formula="of:=IF([.$G131];#REF!;&quot;&quot;)" office:value-type="string" office:string-value="" calcext:value-type="error">
            <text:p>#REF!</text:p>
          </table:table-cell>
          <table:table-cell table:style-name="ce22" table:formula="of:=IF([.$G131];CONCATENATE(IF([$Themenliste.$M132] = 1;&quot;1&quot;;&quot;&quot;);IF(AND([$Themenliste.$M132] = 1;OR([$Themenliste.$N132] = 1;[$Themenliste.$O132] = 1));&quot;,&quot;;&quot;&quot;);IF([$Themenliste.$N132] = 1;&quot;2&quot;;&quot;&quot;);IF(AND([$Themenliste.$N132] = 1;[$Themenliste.$O132] = 1);&quot;,&quot;;&quot;&quot;);IF([$Themenliste.$O132] = 1;&quot;3&quot;;&quot;&quot;));&quot;&quot;)" office:value-type="string" office:string-value="1,2" calcext:value-type="string">
            <text:p>1,2</text:p>
          </table:table-cell>
          <table:table-cell table:style-name="ce27" table:formula="of:=AND([.K131];[.M131])" office:value-type="boolean" office:boolean-value="true" calcext:value-type="boolean">
            <text:p>WAHR</text:p>
          </table:table-cell>
          <table:table-cell table:style-name="ce27" table:formula="of:=AND([$Themenliste.$M132] = 1;[$Variablen.$A$2] = 1)" office:value-type="boolean" office:boolean-value="true" calcext:value-type="boolean">
            <text:p>WAHR</text:p>
          </table:table-cell>
          <table:table-cell table:style-name="ce27" table:formula="of:=AND([$Themenliste.$N132] = 1;[$Variablen.$B$2] = 1)" office:value-type="boolean" office:boolean-value="true" calcext:value-type="boolean">
            <text:p>WAHR</text:p>
          </table:table-cell>
          <table:table-cell table:style-name="ce27" table:formula="of:=AND([$Themenliste.$O132] = 1;[$Variablen.$C$2] = 1)" office:value-type="boolean" office:boolean-value="false" calcext:value-type="boolean">
            <text:p>FALSCH</text:p>
          </table:table-cell>
          <table:table-cell table:style-name="ce27" table:formula="of:=OR([.H131];[.I131];[.J131])" office:value-type="boolean" office:boolean-value="true" calcext:value-type="boolean">
            <text:p>WAHR</text:p>
          </table:table-cell>
          <table:table-cell table:style-name="ce27" table:formula="of:=IF([$Themenliste.$J132] = 1)" office:value-type="boolean" office:boolean-value="true" calcext:value-type="boolean">
            <text:p>WAHR</text:p>
          </table:table-cell>
          <table:table-cell table:style-name="ce27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2];[$Themenliste.$A133];&quot;&quot;)" office:value-type="string" office:string-value="3.2.c" calcext:value-type="string">
            <text:p>3.2.c</text:p>
          </table:table-cell>
          <table:table-cell table:style-name="ce25" table:formula="of:=IF([.$G132];[$Themenliste.$B133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2];[$Themenliste.$C133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2" table:formula="of:=IF([.$G132];[$Themenliste.$D133];&quot;&quot;)" office:value-type="string" office:string-value="c" calcext:value-type="string">
            <text:p>c</text:p>
          </table:table-cell>
          <table:table-cell table:style-name="ce25" table:formula="of:=IF([.$G132];#REF!;&quot;&quot;)" office:value-type="string" office:string-value="" calcext:value-type="error">
            <text:p>#REF!</text:p>
          </table:table-cell>
          <table:table-cell table:style-name="ce22" table:formula="of:=IF([.$G132];CONCATENATE(IF([$Themenliste.$M133] = 1;&quot;1&quot;;&quot;&quot;);IF(AND([$Themenliste.$M133] = 1;OR([$Themenliste.$N133] = 1;[$Themenliste.$O133] = 1));&quot;,&quot;;&quot;&quot;);IF([$Themenliste.$N133] = 1;&quot;2&quot;;&quot;&quot;);IF(AND([$Themenliste.$N133] = 1;[$Themenliste.$O133] = 1);&quot;,&quot;;&quot;&quot;);IF([$Themenliste.$O133] = 1;&quot;3&quot;;&quot;&quot;));&quot;&quot;)" office:value-type="string" office:string-value="1,2" calcext:value-type="string">
            <text:p>1,2</text:p>
          </table:table-cell>
          <table:table-cell table:style-name="ce27" table:formula="of:=AND([.K132];[.M132])" office:value-type="boolean" office:boolean-value="true" calcext:value-type="boolean">
            <text:p>WAHR</text:p>
          </table:table-cell>
          <table:table-cell table:style-name="ce27" table:formula="of:=AND([$Themenliste.$M133] = 1;[$Variablen.$A$2] = 1)" office:value-type="boolean" office:boolean-value="true" calcext:value-type="boolean">
            <text:p>WAHR</text:p>
          </table:table-cell>
          <table:table-cell table:style-name="ce27" table:formula="of:=AND([$Themenliste.$N133] = 1;[$Variablen.$B$2] = 1)" office:value-type="boolean" office:boolean-value="true" calcext:value-type="boolean">
            <text:p>WAHR</text:p>
          </table:table-cell>
          <table:table-cell table:style-name="ce27" table:formula="of:=AND([$Themenliste.$O133] = 1;[$Variablen.$C$2] = 1)" office:value-type="boolean" office:boolean-value="false" calcext:value-type="boolean">
            <text:p>FALSCH</text:p>
          </table:table-cell>
          <table:table-cell table:style-name="ce27" table:formula="of:=OR([.H132];[.I132];[.J132])" office:value-type="boolean" office:boolean-value="true" calcext:value-type="boolean">
            <text:p>WAHR</text:p>
          </table:table-cell>
          <table:table-cell table:style-name="ce27" table:formula="of:=IF([$Themenliste.$J133] = 1)" office:value-type="boolean" office:boolean-value="true" calcext:value-type="boolean">
            <text:p>WAHR</text:p>
          </table:table-cell>
          <table:table-cell table:style-name="ce27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3];[$Themenliste.$A134];&quot;&quot;)" office:value-type="string" office:string-value="3.3.a" calcext:value-type="string">
            <text:p>3.3.a</text:p>
          </table:table-cell>
          <table:table-cell table:style-name="ce25" table:formula="of:=IF([.$G133];[$Themenliste.$B13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3];[$Themenliste.$C13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33];[$Themenliste.$D134];&quot;&quot;)" office:value-type="string" office:string-value="a" calcext:value-type="string">
            <text:p>a</text:p>
          </table:table-cell>
          <table:table-cell table:style-name="ce25" table:formula="of:=IF([.$G133];#REF!;&quot;&quot;)" office:value-type="string" office:string-value="" calcext:value-type="error">
            <text:p>#REF!</text:p>
          </table:table-cell>
          <table:table-cell table:style-name="ce22" table:formula="of:=IF([.$G133];CONCATENATE(IF([$Themenliste.$M134] = 1;&quot;1&quot;;&quot;&quot;);IF(AND([$Themenliste.$M134] = 1;OR([$Themenliste.$N134] = 1;[$Themenliste.$O134] = 1));&quot;,&quot;;&quot;&quot;);IF([$Themenliste.$N134] = 1;&quot;2&quot;;&quot;&quot;);IF(AND([$Themenliste.$N134] = 1;[$Themenliste.$O134] = 1);&quot;,&quot;;&quot;&quot;);IF([$Themenliste.$O134] = 1;&quot;3&quot;;&quot;&quot;));&quot;&quot;)" office:value-type="string" office:string-value="1,2" calcext:value-type="string">
            <text:p>1,2</text:p>
          </table:table-cell>
          <table:table-cell table:style-name="ce27" table:formula="of:=AND([.K133];[.M133])" office:value-type="boolean" office:boolean-value="true" calcext:value-type="boolean">
            <text:p>WAHR</text:p>
          </table:table-cell>
          <table:table-cell table:style-name="ce27" table:formula="of:=AND([$Themenliste.$M134] = 1;[$Variablen.$A$2] = 1)" office:value-type="boolean" office:boolean-value="true" calcext:value-type="boolean">
            <text:p>WAHR</text:p>
          </table:table-cell>
          <table:table-cell table:style-name="ce27" table:formula="of:=AND([$Themenliste.$N134] = 1;[$Variablen.$B$2] = 1)" office:value-type="boolean" office:boolean-value="true" calcext:value-type="boolean">
            <text:p>WAHR</text:p>
          </table:table-cell>
          <table:table-cell table:style-name="ce27" table:formula="of:=AND([$Themenliste.$O134] = 1;[$Variablen.$C$2] = 1)" office:value-type="boolean" office:boolean-value="false" calcext:value-type="boolean">
            <text:p>FALSCH</text:p>
          </table:table-cell>
          <table:table-cell table:style-name="ce27" table:formula="of:=OR([.H133];[.I133];[.J133])" office:value-type="boolean" office:boolean-value="true" calcext:value-type="boolean">
            <text:p>WAHR</text:p>
          </table:table-cell>
          <table:table-cell table:style-name="ce27" table:formula="of:=IF([$Themenliste.$J134] = 1)" office:value-type="boolean" office:boolean-value="true" calcext:value-type="boolean">
            <text:p>WAHR</text:p>
          </table:table-cell>
          <table:table-cell table:style-name="ce27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4];[$Themenliste.$A135];&quot;&quot;)" office:value-type="string" office:string-value="3.3.b" calcext:value-type="string">
            <text:p>3.3.b</text:p>
          </table:table-cell>
          <table:table-cell table:style-name="ce25" table:formula="of:=IF([.$G134];[$Themenliste.$B13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4];[$Themenliste.$C13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34];[$Themenliste.$D135];&quot;&quot;)" office:value-type="string" office:string-value="b" calcext:value-type="string">
            <text:p>b</text:p>
          </table:table-cell>
          <table:table-cell table:style-name="ce25" table:formula="of:=IF([.$G134];#REF!;&quot;&quot;)" office:value-type="string" office:string-value="" calcext:value-type="error">
            <text:p>#REF!</text:p>
          </table:table-cell>
          <table:table-cell table:style-name="ce22" table:formula="of:=IF([.$G134];CONCATENATE(IF([$Themenliste.$M135] = 1;&quot;1&quot;;&quot;&quot;);IF(AND([$Themenliste.$M135] = 1;OR([$Themenliste.$N135] = 1;[$Themenliste.$O135] = 1));&quot;,&quot;;&quot;&quot;);IF([$Themenliste.$N135] = 1;&quot;2&quot;;&quot;&quot;);IF(AND([$Themenliste.$N135] = 1;[$Themenliste.$O135] = 1);&quot;,&quot;;&quot;&quot;);IF([$Themenliste.$O135] = 1;&quot;3&quot;;&quot;&quot;));&quot;&quot;)" office:value-type="string" office:string-value="1,2" calcext:value-type="string">
            <text:p>1,2</text:p>
          </table:table-cell>
          <table:table-cell table:style-name="ce27" table:formula="of:=AND([.K134];[.M134])" office:value-type="boolean" office:boolean-value="true" calcext:value-type="boolean">
            <text:p>WAHR</text:p>
          </table:table-cell>
          <table:table-cell table:style-name="ce27" table:formula="of:=AND([$Themenliste.$M135] = 1;[$Variablen.$A$2] = 1)" office:value-type="boolean" office:boolean-value="true" calcext:value-type="boolean">
            <text:p>WAHR</text:p>
          </table:table-cell>
          <table:table-cell table:style-name="ce27" table:formula="of:=AND([$Themenliste.$N135] = 1;[$Variablen.$B$2] = 1)" office:value-type="boolean" office:boolean-value="true" calcext:value-type="boolean">
            <text:p>WAHR</text:p>
          </table:table-cell>
          <table:table-cell table:style-name="ce27" table:formula="of:=AND([$Themenliste.$O135] = 1;[$Variablen.$C$2] = 1)" office:value-type="boolean" office:boolean-value="false" calcext:value-type="boolean">
            <text:p>FALSCH</text:p>
          </table:table-cell>
          <table:table-cell table:style-name="ce27" table:formula="of:=OR([.H134];[.I134];[.J134])" office:value-type="boolean" office:boolean-value="true" calcext:value-type="boolean">
            <text:p>WAHR</text:p>
          </table:table-cell>
          <table:table-cell table:style-name="ce27" table:formula="of:=IF([$Themenliste.$J135] = 1)" office:value-type="boolean" office:boolean-value="true" calcext:value-type="boolean">
            <text:p>WAHR</text:p>
          </table:table-cell>
          <table:table-cell table:style-name="ce27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5];[$Themenliste.$A136];&quot;&quot;)" office:value-type="string" office:string-value="3.3.c" calcext:value-type="string">
            <text:p>3.3.c</text:p>
          </table:table-cell>
          <table:table-cell table:style-name="ce25" table:formula="of:=IF([.$G135];[$Themenliste.$B136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5];[$Themenliste.$C13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35];[$Themenliste.$D136];&quot;&quot;)" office:value-type="string" office:string-value="c" calcext:value-type="string">
            <text:p>c</text:p>
          </table:table-cell>
          <table:table-cell table:style-name="ce25" table:formula="of:=IF([.$G135];#REF!;&quot;&quot;)" office:value-type="string" office:string-value="" calcext:value-type="error">
            <text:p>#REF!</text:p>
          </table:table-cell>
          <table:table-cell table:style-name="ce22" table:formula="of:=IF([.$G135];CONCATENATE(IF([$Themenliste.$M136] = 1;&quot;1&quot;;&quot;&quot;);IF(AND([$Themenliste.$M136] = 1;OR([$Themenliste.$N136] = 1;[$Themenliste.$O136] = 1));&quot;,&quot;;&quot;&quot;);IF([$Themenliste.$N136] = 1;&quot;2&quot;;&quot;&quot;);IF(AND([$Themenliste.$N136] = 1;[$Themenliste.$O136] = 1);&quot;,&quot;;&quot;&quot;);IF([$Themenliste.$O136] = 1;&quot;3&quot;;&quot;&quot;));&quot;&quot;)" office:value-type="string" office:string-value="1,2" calcext:value-type="string">
            <text:p>1,2</text:p>
          </table:table-cell>
          <table:table-cell table:style-name="ce27" table:formula="of:=AND([.K135];[.M135])" office:value-type="boolean" office:boolean-value="true" calcext:value-type="boolean">
            <text:p>WAHR</text:p>
          </table:table-cell>
          <table:table-cell table:style-name="ce27" table:formula="of:=AND([$Themenliste.$M136] = 1;[$Variablen.$A$2] = 1)" office:value-type="boolean" office:boolean-value="true" calcext:value-type="boolean">
            <text:p>WAHR</text:p>
          </table:table-cell>
          <table:table-cell table:style-name="ce27" table:formula="of:=AND([$Themenliste.$N136] = 1;[$Variablen.$B$2] = 1)" office:value-type="boolean" office:boolean-value="true" calcext:value-type="boolean">
            <text:p>WAHR</text:p>
          </table:table-cell>
          <table:table-cell table:style-name="ce27" table:formula="of:=AND([$Themenliste.$O136] = 1;[$Variablen.$C$2] = 1)" office:value-type="boolean" office:boolean-value="false" calcext:value-type="boolean">
            <text:p>FALSCH</text:p>
          </table:table-cell>
          <table:table-cell table:style-name="ce27" table:formula="of:=OR([.H135];[.I135];[.J135])" office:value-type="boolean" office:boolean-value="true" calcext:value-type="boolean">
            <text:p>WAHR</text:p>
          </table:table-cell>
          <table:table-cell table:style-name="ce27" table:formula="of:=IF([$Themenliste.$J136] = 1)" office:value-type="boolean" office:boolean-value="true" calcext:value-type="boolean">
            <text:p>WAHR</text:p>
          </table:table-cell>
          <table:table-cell table:style-name="ce27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6];[$Themenliste.$A139];&quot;&quot;)" office:value-type="string" office:string-value="3.4.b" calcext:value-type="string">
            <text:p>3.4.b</text:p>
          </table:table-cell>
          <table:table-cell table:style-name="ce25" table:formula="of:=IF([.$G136];[$Themenliste.$B139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6];[$Themenliste.$C139];&quot;&quot;)" office:value-type="string" office:string-value="Umweltschutz" calcext:value-type="string">
            <text:p>Umweltschutz</text:p>
          </table:table-cell>
          <table:table-cell table:style-name="ce22" table:formula="of:=IF([.$G136];[$Themenliste.$D139];&quot;&quot;)" office:value-type="string" office:string-value="b" calcext:value-type="string">
            <text:p>b</text:p>
          </table:table-cell>
          <table:table-cell table:style-name="ce25" table:formula="of:=IF([.$G136];#REF!;&quot;&quot;)" office:value-type="string" office:string-value="" calcext:value-type="error">
            <text:p>#REF!</text:p>
          </table:table-cell>
          <table:table-cell table:style-name="ce22" table:formula="of:=IF([.$G136];CONCATENATE(IF([$Themenliste.$M139] = 1;&quot;1&quot;;&quot;&quot;);IF(AND([$Themenliste.$M139] = 1;OR([$Themenliste.$N139] = 1;[$Themenliste.$O139] = 1));&quot;,&quot;;&quot;&quot;);IF([$Themenliste.$N139] = 1;&quot;2&quot;;&quot;&quot;);IF(AND([$Themenliste.$N139] = 1;[$Themenliste.$O139] = 1);&quot;,&quot;;&quot;&quot;);IF([$Themenliste.$O139] = 1;&quot;3&quot;;&quot;&quot;));&quot;&quot;)" office:value-type="string" office:string-value="1,2" calcext:value-type="string">
            <text:p>1,2</text:p>
          </table:table-cell>
          <table:table-cell table:style-name="ce27" table:formula="of:=AND([.K136];[.M136])" office:value-type="boolean" office:boolean-value="true" calcext:value-type="boolean">
            <text:p>WAHR</text:p>
          </table:table-cell>
          <table:table-cell table:style-name="ce27" table:formula="of:=AND([$Themenliste.$M139] = 1;[$Variablen.$A$2] = 1)" office:value-type="boolean" office:boolean-value="true" calcext:value-type="boolean">
            <text:p>WAHR</text:p>
          </table:table-cell>
          <table:table-cell table:style-name="ce27" table:formula="of:=AND([$Themenliste.$N139] = 1;[$Variablen.$B$2] = 1)" office:value-type="boolean" office:boolean-value="true" calcext:value-type="boolean">
            <text:p>WAHR</text:p>
          </table:table-cell>
          <table:table-cell table:style-name="ce27" table:formula="of:=AND([$Themenliste.$O139] = 1;[$Variablen.$C$2] = 1)" office:value-type="boolean" office:boolean-value="false" calcext:value-type="boolean">
            <text:p>FALSCH</text:p>
          </table:table-cell>
          <table:table-cell table:style-name="ce27" table:formula="of:=OR([.H136];[.I136];[.J136])" office:value-type="boolean" office:boolean-value="true" calcext:value-type="boolean">
            <text:p>WAHR</text:p>
          </table:table-cell>
          <table:table-cell table:style-name="ce27" table:formula="of:=IF([$Themenliste.$J139] = 1)" office:value-type="boolean" office:boolean-value="true" calcext:value-type="boolean">
            <text:p>WAHR</text:p>
          </table:table-cell>
          <table:table-cell table:style-name="ce27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7];[$Themenliste.$A140];&quot;&quot;)" office:value-type="string" office:string-value="3.4.c" calcext:value-type="string">
            <text:p>3.4.c</text:p>
          </table:table-cell>
          <table:table-cell table:style-name="ce25" table:formula="of:=IF([.$G137];[$Themenliste.$B140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7];[$Themenliste.$C140];&quot;&quot;)" office:value-type="string" office:string-value="Umweltschutz" calcext:value-type="string">
            <text:p>Umweltschutz</text:p>
          </table:table-cell>
          <table:table-cell table:style-name="ce22" table:formula="of:=IF([.$G137];[$Themenliste.$D140];&quot;&quot;)" office:value-type="string" office:string-value="c" calcext:value-type="string">
            <text:p>c</text:p>
          </table:table-cell>
          <table:table-cell table:style-name="ce25" table:formula="of:=IF([.$G137];#REF!;&quot;&quot;)" office:value-type="string" office:string-value="" calcext:value-type="error">
            <text:p>#REF!</text:p>
          </table:table-cell>
          <table:table-cell table:style-name="ce22" table:formula="of:=IF([.$G137];CONCATENATE(IF([$Themenliste.$M140] = 1;&quot;1&quot;;&quot;&quot;);IF(AND([$Themenliste.$M140] = 1;OR([$Themenliste.$N140] = 1;[$Themenliste.$O140] = 1));&quot;,&quot;;&quot;&quot;);IF([$Themenliste.$N140] = 1;&quot;2&quot;;&quot;&quot;);IF(AND([$Themenliste.$N140] = 1;[$Themenliste.$O140] = 1);&quot;,&quot;;&quot;&quot;);IF([$Themenliste.$O140] = 1;&quot;3&quot;;&quot;&quot;));&quot;&quot;)" office:value-type="string" office:string-value="1,2" calcext:value-type="string">
            <text:p>1,2</text:p>
          </table:table-cell>
          <table:table-cell table:style-name="ce27" table:formula="of:=AND([.K137];[.M137])" office:value-type="boolean" office:boolean-value="true" calcext:value-type="boolean">
            <text:p>WAHR</text:p>
          </table:table-cell>
          <table:table-cell table:style-name="ce27" table:formula="of:=AND([$Themenliste.$M140] = 1;[$Variablen.$A$2] = 1)" office:value-type="boolean" office:boolean-value="true" calcext:value-type="boolean">
            <text:p>WAHR</text:p>
          </table:table-cell>
          <table:table-cell table:style-name="ce27" table:formula="of:=AND([$Themenliste.$N140] = 1;[$Variablen.$B$2] = 1)" office:value-type="boolean" office:boolean-value="true" calcext:value-type="boolean">
            <text:p>WAHR</text:p>
          </table:table-cell>
          <table:table-cell table:style-name="ce27" table:formula="of:=AND([$Themenliste.$O140] = 1;[$Variablen.$C$2] = 1)" office:value-type="boolean" office:boolean-value="false" calcext:value-type="boolean">
            <text:p>FALSCH</text:p>
          </table:table-cell>
          <table:table-cell table:style-name="ce27" table:formula="of:=OR([.H137];[.I137];[.J137])" office:value-type="boolean" office:boolean-value="true" calcext:value-type="boolean">
            <text:p>WAHR</text:p>
          </table:table-cell>
          <table:table-cell table:style-name="ce27" table:formula="of:=IF([$Themenliste.$J140] = 1)" office:value-type="boolean" office:boolean-value="true" calcext:value-type="boolean">
            <text:p>WAHR</text:p>
          </table:table-cell>
          <table:table-cell table:style-name="ce27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8];[$Themenliste.$A141];&quot;&quot;)" office:value-type="string" office:string-value="3.4.d" calcext:value-type="string">
            <text:p>3.4.d</text:p>
          </table:table-cell>
          <table:table-cell table:style-name="ce25" table:formula="of:=IF([.$G138];[$Themenliste.$B141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8];[$Themenliste.$C141];&quot;&quot;)" office:value-type="string" office:string-value="Umweltschutz" calcext:value-type="string">
            <text:p>Umweltschutz</text:p>
          </table:table-cell>
          <table:table-cell table:style-name="ce22" table:formula="of:=IF([.$G138];[$Themenliste.$D141];&quot;&quot;)" office:value-type="string" office:string-value="d" calcext:value-type="string">
            <text:p>d</text:p>
          </table:table-cell>
          <table:table-cell table:style-name="ce25" table:formula="of:=IF([.$G138];#REF!;&quot;&quot;)" office:value-type="string" office:string-value="" calcext:value-type="error">
            <text:p>#REF!</text:p>
          </table:table-cell>
          <table:table-cell table:style-name="ce22" table:formula="of:=IF([.$G138];CONCATENATE(IF([$Themenliste.$M141] = 1;&quot;1&quot;;&quot;&quot;);IF(AND([$Themenliste.$M141] = 1;OR([$Themenliste.$N141] = 1;[$Themenliste.$O141] = 1));&quot;,&quot;;&quot;&quot;);IF([$Themenliste.$N141] = 1;&quot;2&quot;;&quot;&quot;);IF(AND([$Themenliste.$N141] = 1;[$Themenliste.$O141] = 1);&quot;,&quot;;&quot;&quot;);IF([$Themenliste.$O141] = 1;&quot;3&quot;;&quot;&quot;));&quot;&quot;)" office:value-type="string" office:string-value="1,2" calcext:value-type="string">
            <text:p>1,2</text:p>
          </table:table-cell>
          <table:table-cell table:style-name="ce27" table:formula="of:=AND([.K138];[.M138])" office:value-type="boolean" office:boolean-value="true" calcext:value-type="boolean">
            <text:p>WAHR</text:p>
          </table:table-cell>
          <table:table-cell table:style-name="ce27" table:formula="of:=AND([$Themenliste.$M141] = 1;[$Variablen.$A$2] = 1)" office:value-type="boolean" office:boolean-value="true" calcext:value-type="boolean">
            <text:p>WAHR</text:p>
          </table:table-cell>
          <table:table-cell table:style-name="ce27" table:formula="of:=AND([$Themenliste.$N141] = 1;[$Variablen.$B$2] = 1)" office:value-type="boolean" office:boolean-value="true" calcext:value-type="boolean">
            <text:p>WAHR</text:p>
          </table:table-cell>
          <table:table-cell table:style-name="ce27" table:formula="of:=AND([$Themenliste.$O141] = 1;[$Variablen.$C$2] = 1)" office:value-type="boolean" office:boolean-value="false" calcext:value-type="boolean">
            <text:p>FALSCH</text:p>
          </table:table-cell>
          <table:table-cell table:style-name="ce27" table:formula="of:=OR([.H138];[.I138];[.J138])" office:value-type="boolean" office:boolean-value="true" calcext:value-type="boolean">
            <text:p>WAHR</text:p>
          </table:table-cell>
          <table:table-cell table:style-name="ce27" table:formula="of:=IF([$Themenliste.$J141] = 1)" office:value-type="boolean" office:boolean-value="true" calcext:value-type="boolean">
            <text:p>WAHR</text:p>
          </table:table-cell>
          <table:table-cell table:style-name="ce27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39];[$Themenliste.$A142];&quot;&quot;)" office:value-type="string" office:string-value="3.5.a" calcext:value-type="string">
            <text:p>3.5.a</text:p>
          </table:table-cell>
          <table:table-cell table:style-name="ce25" table:formula="of:=IF([.$G139];[$Themenliste.$B142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39];[$Themenliste.$C142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2" table:formula="of:=IF([.$G139];[$Themenliste.$D142];&quot;&quot;)" office:value-type="string" office:string-value="a" calcext:value-type="string">
            <text:p>a</text:p>
          </table:table-cell>
          <table:table-cell table:style-name="ce25" table:formula="of:=IF([.$G139];#REF!;&quot;&quot;)" office:value-type="string" office:string-value="" calcext:value-type="error">
            <text:p>#REF!</text:p>
          </table:table-cell>
          <table:table-cell table:style-name="ce22" table:formula="of:=IF([.$G139];CONCATENATE(IF([$Themenliste.$M142] = 1;&quot;1&quot;;&quot;&quot;);IF(AND([$Themenliste.$M142] = 1;OR([$Themenliste.$N142] = 1;[$Themenliste.$O142] = 1));&quot;,&quot;;&quot;&quot;);IF([$Themenliste.$N142] = 1;&quot;2&quot;;&quot;&quot;);IF(AND([$Themenliste.$N142] = 1;[$Themenliste.$O142] = 1);&quot;,&quot;;&quot;&quot;);IF([$Themenliste.$O142] = 1;&quot;3&quot;;&quot;&quot;));&quot;&quot;)" office:value-type="string" office:string-value="1" calcext:value-type="string">
            <text:p>1</text:p>
          </table:table-cell>
          <table:table-cell table:style-name="ce27" table:formula="of:=AND([.K139];[.M139])" office:value-type="boolean" office:boolean-value="true" calcext:value-type="boolean">
            <text:p>WAHR</text:p>
          </table:table-cell>
          <table:table-cell table:style-name="ce27" table:formula="of:=AND([$Themenliste.$M142] = 1;[$Variablen.$A$2] = 1)" office:value-type="boolean" office:boolean-value="true" calcext:value-type="boolean">
            <text:p>WAHR</text:p>
          </table:table-cell>
          <table:table-cell table:style-name="ce27" table:formula="of:=AND([$Themenliste.$N142] = 1;[$Variablen.$B$2] = 1)" office:value-type="boolean" office:boolean-value="false" calcext:value-type="boolean">
            <text:p>FALSCH</text:p>
          </table:table-cell>
          <table:table-cell table:style-name="ce27" table:formula="of:=AND([$Themenliste.$O142] = 1;[$Variablen.$C$2] = 1)" office:value-type="boolean" office:boolean-value="false" calcext:value-type="boolean">
            <text:p>FALSCH</text:p>
          </table:table-cell>
          <table:table-cell table:style-name="ce27" table:formula="of:=OR([.H139];[.I139];[.J139])" office:value-type="boolean" office:boolean-value="true" calcext:value-type="boolean">
            <text:p>WAHR</text:p>
          </table:table-cell>
          <table:table-cell table:style-name="ce27" table:formula="of:=IF([$Themenliste.$J142] = 1)" office:value-type="boolean" office:boolean-value="true" calcext:value-type="boolean">
            <text:p>WAHR</text:p>
          </table:table-cell>
          <table:table-cell table:style-name="ce27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40];[$Themenliste.$A143];&quot;&quot;)" office:value-type="string" office:string-value="3.5.b" calcext:value-type="string">
            <text:p>3.5.b</text:p>
          </table:table-cell>
          <table:table-cell table:style-name="ce25" table:formula="of:=IF([.$G140];[$Themenliste.$B143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40];[$Themenliste.$C143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2" table:formula="of:=IF([.$G140];[$Themenliste.$D143];&quot;&quot;)" office:value-type="string" office:string-value="b" calcext:value-type="string">
            <text:p>b</text:p>
          </table:table-cell>
          <table:table-cell table:style-name="ce25" table:formula="of:=IF([.$G140];#REF!;&quot;&quot;)" office:value-type="string" office:string-value="" calcext:value-type="error">
            <text:p>#REF!</text:p>
          </table:table-cell>
          <table:table-cell table:style-name="ce22" table:formula="of:=IF([.$G140];CONCATENATE(IF([$Themenliste.$M143] = 1;&quot;1&quot;;&quot;&quot;);IF(AND([$Themenliste.$M143] = 1;OR([$Themenliste.$N143] = 1;[$Themenliste.$O143] = 1));&quot;,&quot;;&quot;&quot;);IF([$Themenliste.$N143] = 1;&quot;2&quot;;&quot;&quot;);IF(AND([$Themenliste.$N143] = 1;[$Themenliste.$O143] = 1);&quot;,&quot;;&quot;&quot;);IF([$Themenliste.$O143] = 1;&quot;3&quot;;&quot;&quot;));&quot;&quot;)" office:value-type="string" office:string-value="1" calcext:value-type="string">
            <text:p>1</text:p>
          </table:table-cell>
          <table:table-cell table:style-name="ce27" table:formula="of:=AND([.K140];[.M140])" office:value-type="boolean" office:boolean-value="true" calcext:value-type="boolean">
            <text:p>WAHR</text:p>
          </table:table-cell>
          <table:table-cell table:style-name="ce27" table:formula="of:=AND([$Themenliste.$M143] = 1;[$Variablen.$A$2] = 1)" office:value-type="boolean" office:boolean-value="true" calcext:value-type="boolean">
            <text:p>WAHR</text:p>
          </table:table-cell>
          <table:table-cell table:style-name="ce27" table:formula="of:=AND([$Themenliste.$N143] = 1;[$Variablen.$B$2] = 1)" office:value-type="boolean" office:boolean-value="false" calcext:value-type="boolean">
            <text:p>FALSCH</text:p>
          </table:table-cell>
          <table:table-cell table:style-name="ce27" table:formula="of:=AND([$Themenliste.$O143] = 1;[$Variablen.$C$2] = 1)" office:value-type="boolean" office:boolean-value="false" calcext:value-type="boolean">
            <text:p>FALSCH</text:p>
          </table:table-cell>
          <table:table-cell table:style-name="ce27" table:formula="of:=OR([.H140];[.I140];[.J140])" office:value-type="boolean" office:boolean-value="true" calcext:value-type="boolean">
            <text:p>WAHR</text:p>
          </table:table-cell>
          <table:table-cell table:style-name="ce27" table:formula="of:=IF([$Themenliste.$J143] = 1)" office:value-type="boolean" office:boolean-value="true" calcext:value-type="boolean">
            <text:p>WAHR</text:p>
          </table:table-cell>
          <table:table-cell table:style-name="ce27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41];[$Themenliste.$A144];&quot;&quot;)" office:value-type="string" office:string-value="3.5.c" calcext:value-type="string">
            <text:p>3.5.c</text:p>
          </table:table-cell>
          <table:table-cell table:style-name="ce25" table:formula="of:=IF([.$G141];[$Themenliste.$B14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41];[$Themenliste.$C144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2" table:formula="of:=IF([.$G141];[$Themenliste.$D144];&quot;&quot;)" office:value-type="string" office:string-value="c" calcext:value-type="string">
            <text:p>c</text:p>
          </table:table-cell>
          <table:table-cell table:style-name="ce25" table:formula="of:=IF([.$G141];#REF!;&quot;&quot;)" office:value-type="string" office:string-value="" calcext:value-type="error">
            <text:p>#REF!</text:p>
          </table:table-cell>
          <table:table-cell table:style-name="ce22" table:formula="of:=IF([.$G141];CONCATENATE(IF([$Themenliste.$M144] = 1;&quot;1&quot;;&quot;&quot;);IF(AND([$Themenliste.$M144] = 1;OR([$Themenliste.$N144] = 1;[$Themenliste.$O144] = 1));&quot;,&quot;;&quot;&quot;);IF([$Themenliste.$N144] = 1;&quot;2&quot;;&quot;&quot;);IF(AND([$Themenliste.$N144] = 1;[$Themenliste.$O144] = 1);&quot;,&quot;;&quot;&quot;);IF([$Themenliste.$O144] = 1;&quot;3&quot;;&quot;&quot;));&quot;&quot;)" office:value-type="string" office:string-value="1" calcext:value-type="string">
            <text:p>1</text:p>
          </table:table-cell>
          <table:table-cell table:style-name="ce27" table:formula="of:=AND([.K141];[.M141])" office:value-type="boolean" office:boolean-value="true" calcext:value-type="boolean">
            <text:p>WAHR</text:p>
          </table:table-cell>
          <table:table-cell table:style-name="ce27" table:formula="of:=AND([$Themenliste.$M144] = 1;[$Variablen.$A$2] = 1)" office:value-type="boolean" office:boolean-value="true" calcext:value-type="boolean">
            <text:p>WAHR</text:p>
          </table:table-cell>
          <table:table-cell table:style-name="ce27" table:formula="of:=AND([$Themenliste.$N144] = 1;[$Variablen.$B$2] = 1)" office:value-type="boolean" office:boolean-value="false" calcext:value-type="boolean">
            <text:p>FALSCH</text:p>
          </table:table-cell>
          <table:table-cell table:style-name="ce27" table:formula="of:=AND([$Themenliste.$O144] = 1;[$Variablen.$C$2] = 1)" office:value-type="boolean" office:boolean-value="false" calcext:value-type="boolean">
            <text:p>FALSCH</text:p>
          </table:table-cell>
          <table:table-cell table:style-name="ce27" table:formula="of:=OR([.H141];[.I141];[.J141])" office:value-type="boolean" office:boolean-value="true" calcext:value-type="boolean">
            <text:p>WAHR</text:p>
          </table:table-cell>
          <table:table-cell table:style-name="ce27" table:formula="of:=IF([$Themenliste.$J144] = 1)" office:value-type="boolean" office:boolean-value="true" calcext:value-type="boolean">
            <text:p>WAHR</text:p>
          </table:table-cell>
          <table:table-cell table:style-name="ce27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style-name="ce22" table:formula="of:=IF([.$G142];[$Themenliste.$A145];&quot;&quot;)" office:value-type="string" office:string-value="3.5.d" calcext:value-type="string">
            <text:p>3.5.d</text:p>
          </table:table-cell>
          <table:table-cell table:style-name="ce25" table:formula="of:=IF([.$G142];[$Themenliste.$B14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25" table:formula="of:=IF([.$G142];[$Themenliste.$C145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2" table:formula="of:=IF([.$G142];[$Themenliste.$D145];&quot;&quot;)" office:value-type="string" office:string-value="d" calcext:value-type="string">
            <text:p>d</text:p>
          </table:table-cell>
          <table:table-cell table:style-name="ce25" table:formula="of:=IF([.$G142];#REF!;&quot;&quot;)" office:value-type="string" office:string-value="" calcext:value-type="error">
            <text:p>#REF!</text:p>
          </table:table-cell>
          <table:table-cell table:style-name="ce22" table:formula="of:=IF([.$G142];CONCATENATE(IF([$Themenliste.$M145] = 1;&quot;1&quot;;&quot;&quot;);IF(AND([$Themenliste.$M145] = 1;OR([$Themenliste.$N145] = 1;[$Themenliste.$O145] = 1));&quot;,&quot;;&quot;&quot;);IF([$Themenliste.$N145] = 1;&quot;2&quot;;&quot;&quot;);IF(AND([$Themenliste.$N145] = 1;[$Themenliste.$O145] = 1);&quot;,&quot;;&quot;&quot;);IF([$Themenliste.$O145] = 1;&quot;3&quot;;&quot;&quot;));&quot;&quot;)" office:value-type="string" office:string-value="1" calcext:value-type="string">
            <text:p>1</text:p>
          </table:table-cell>
          <table:table-cell table:style-name="ce27" table:formula="of:=AND([.K142];[.M142])" office:value-type="boolean" office:boolean-value="true" calcext:value-type="boolean">
            <text:p>WAHR</text:p>
          </table:table-cell>
          <table:table-cell table:style-name="ce27" table:formula="of:=AND([$Themenliste.$M145] = 1;[$Variablen.$A$2] = 1)" office:value-type="boolean" office:boolean-value="true" calcext:value-type="boolean">
            <text:p>WAHR</text:p>
          </table:table-cell>
          <table:table-cell table:style-name="ce27" table:formula="of:=AND([$Themenliste.$N145] = 1;[$Variablen.$B$2] = 1)" office:value-type="boolean" office:boolean-value="false" calcext:value-type="boolean">
            <text:p>FALSCH</text:p>
          </table:table-cell>
          <table:table-cell table:style-name="ce27" table:formula="of:=AND([$Themenliste.$O145] = 1;[$Variablen.$C$2] = 1)" office:value-type="boolean" office:boolean-value="false" calcext:value-type="boolean">
            <text:p>FALSCH</text:p>
          </table:table-cell>
          <table:table-cell table:style-name="ce27" table:formula="of:=OR([.H142];[.I142];[.J142])" office:value-type="boolean" office:boolean-value="true" calcext:value-type="boolean">
            <text:p>WAHR</text:p>
          </table:table-cell>
          <table:table-cell table:style-name="ce27" table:formula="of:=IF([$Themenliste.$J145] = 1)" office:value-type="boolean" office:boolean-value="true" calcext:value-type="boolean">
            <text:p>WAHR</text:p>
          </table:table-cell>
          <table:table-cell table:style-name="ce27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43];#REF!;&quot;&quot;)" office:value-type="string" office:string-value="" calcext:value-type="error">
            <text:p>#REF!</text:p>
          </table:table-cell>
          <table:table-cell table:style-name="ce25" table:formula="of:=IF([.$G143];#REF!;&quot;&quot;)" office:value-type="string" office:string-value="" calcext:value-type="error">
            <text:p>#REF!</text:p>
          </table:table-cell>
          <table:table-cell table:style-name="ce25" table:formula="of:=IF([.$G143];#REF!;&quot;&quot;)" office:value-type="string" office:string-value="" calcext:value-type="error">
            <text:p>#REF!</text:p>
          </table:table-cell>
          <table:table-cell table:style-name="ce22" table:formula="of:=IF([.$G143];#REF!;&quot;&quot;)" office:value-type="string" office:string-value="" calcext:value-type="error">
            <text:p>#REF!</text:p>
          </table:table-cell>
          <table:table-cell table:style-name="ce25" table:formula="of:=IF([.$G143];#REF!;&quot;&quot;)" office:value-type="string" office:string-value="" calcext:value-type="error">
            <text:p>#REF!</text:p>
          </table:table-cell>
          <table:table-cell table:style-name="ce22" table:formula="of:=IF([.$G14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43];[.M14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43];[.I143];[.J14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44];#REF!;&quot;&quot;)" office:value-type="string" office:string-value="" calcext:value-type="error">
            <text:p>#REF!</text:p>
          </table:table-cell>
          <table:table-cell table:style-name="ce25" table:formula="of:=IF([.$G144];#REF!;&quot;&quot;)" office:value-type="string" office:string-value="" calcext:value-type="error">
            <text:p>#REF!</text:p>
          </table:table-cell>
          <table:table-cell table:style-name="ce25" table:formula="of:=IF([.$G144];#REF!;&quot;&quot;)" office:value-type="string" office:string-value="" calcext:value-type="error">
            <text:p>#REF!</text:p>
          </table:table-cell>
          <table:table-cell table:style-name="ce22" table:formula="of:=IF([.$G144];#REF!;&quot;&quot;)" office:value-type="string" office:string-value="" calcext:value-type="error">
            <text:p>#REF!</text:p>
          </table:table-cell>
          <table:table-cell table:style-name="ce25" table:formula="of:=IF([.$G144];#REF!;&quot;&quot;)" office:value-type="string" office:string-value="" calcext:value-type="error">
            <text:p>#REF!</text:p>
          </table:table-cell>
          <table:table-cell table:style-name="ce22" table:formula="of:=IF([.$G14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44];[.M14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44];[.I144];[.J14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45];#REF!;&quot;&quot;)" office:value-type="string" office:string-value="" calcext:value-type="error">
            <text:p>#REF!</text:p>
          </table:table-cell>
          <table:table-cell table:style-name="ce25" table:formula="of:=IF([.$G145];#REF!;&quot;&quot;)" office:value-type="string" office:string-value="" calcext:value-type="error">
            <text:p>#REF!</text:p>
          </table:table-cell>
          <table:table-cell table:style-name="ce25" table:formula="of:=IF([.$G145];#REF!;&quot;&quot;)" office:value-type="string" office:string-value="" calcext:value-type="error">
            <text:p>#REF!</text:p>
          </table:table-cell>
          <table:table-cell table:style-name="ce22" table:formula="of:=IF([.$G145];#REF!;&quot;&quot;)" office:value-type="string" office:string-value="" calcext:value-type="error">
            <text:p>#REF!</text:p>
          </table:table-cell>
          <table:table-cell table:style-name="ce25" table:formula="of:=IF([.$G145];#REF!;&quot;&quot;)" office:value-type="string" office:string-value="" calcext:value-type="error">
            <text:p>#REF!</text:p>
          </table:table-cell>
          <table:table-cell table:style-name="ce22" table:formula="of:=IF([.$G14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45];[.M14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45];[.I145];[.J14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46];#REF!;&quot;&quot;)" office:value-type="string" office:string-value="" calcext:value-type="error">
            <text:p>#REF!</text:p>
          </table:table-cell>
          <table:table-cell table:style-name="ce25" table:formula="of:=IF([.$G146];#REF!;&quot;&quot;)" office:value-type="string" office:string-value="" calcext:value-type="error">
            <text:p>#REF!</text:p>
          </table:table-cell>
          <table:table-cell table:style-name="ce25" table:formula="of:=IF([.$G146];#REF!;&quot;&quot;)" office:value-type="string" office:string-value="" calcext:value-type="error">
            <text:p>#REF!</text:p>
          </table:table-cell>
          <table:table-cell table:style-name="ce22" table:formula="of:=IF([.$G146];#REF!;&quot;&quot;)" office:value-type="string" office:string-value="" calcext:value-type="error">
            <text:p>#REF!</text:p>
          </table:table-cell>
          <table:table-cell table:style-name="ce25" table:formula="of:=IF([.$G146];#REF!;&quot;&quot;)" office:value-type="string" office:string-value="" calcext:value-type="error">
            <text:p>#REF!</text:p>
          </table:table-cell>
          <table:table-cell table:style-name="ce22" table:formula="of:=IF([.$G14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46];[.M14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46];[.I146];[.J14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47];#REF!;&quot;&quot;)" office:value-type="string" office:string-value="" calcext:value-type="error">
            <text:p>#REF!</text:p>
          </table:table-cell>
          <table:table-cell table:style-name="ce25" table:formula="of:=IF([.$G147];#REF!;&quot;&quot;)" office:value-type="string" office:string-value="" calcext:value-type="error">
            <text:p>#REF!</text:p>
          </table:table-cell>
          <table:table-cell table:style-name="ce25" table:formula="of:=IF([.$G147];#REF!;&quot;&quot;)" office:value-type="string" office:string-value="" calcext:value-type="error">
            <text:p>#REF!</text:p>
          </table:table-cell>
          <table:table-cell table:style-name="ce22" table:formula="of:=IF([.$G147];#REF!;&quot;&quot;)" office:value-type="string" office:string-value="" calcext:value-type="error">
            <text:p>#REF!</text:p>
          </table:table-cell>
          <table:table-cell table:style-name="ce25" table:formula="of:=IF([.$G147];#REF!;&quot;&quot;)" office:value-type="string" office:string-value="" calcext:value-type="error">
            <text:p>#REF!</text:p>
          </table:table-cell>
          <table:table-cell table:style-name="ce22" table:formula="of:=IF([.$G14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47];[.M14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47];[.I147];[.J14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48];#REF!;&quot;&quot;)" office:value-type="string" office:string-value="" calcext:value-type="error">
            <text:p>#REF!</text:p>
          </table:table-cell>
          <table:table-cell table:style-name="ce25" table:formula="of:=IF([.$G148];#REF!;&quot;&quot;)" office:value-type="string" office:string-value="" calcext:value-type="error">
            <text:p>#REF!</text:p>
          </table:table-cell>
          <table:table-cell table:style-name="ce25" table:formula="of:=IF([.$G148];#REF!;&quot;&quot;)" office:value-type="string" office:string-value="" calcext:value-type="error">
            <text:p>#REF!</text:p>
          </table:table-cell>
          <table:table-cell table:style-name="ce22" table:formula="of:=IF([.$G148];#REF!;&quot;&quot;)" office:value-type="string" office:string-value="" calcext:value-type="error">
            <text:p>#REF!</text:p>
          </table:table-cell>
          <table:table-cell table:style-name="ce25" table:formula="of:=IF([.$G148];#REF!;&quot;&quot;)" office:value-type="string" office:string-value="" calcext:value-type="error">
            <text:p>#REF!</text:p>
          </table:table-cell>
          <table:table-cell table:style-name="ce22" table:formula="of:=IF([.$G14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48];[.M14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48];[.I148];[.J14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49];#REF!;&quot;&quot;)" office:value-type="string" office:string-value="" calcext:value-type="error">
            <text:p>#REF!</text:p>
          </table:table-cell>
          <table:table-cell table:style-name="ce25" table:formula="of:=IF([.$G149];#REF!;&quot;&quot;)" office:value-type="string" office:string-value="" calcext:value-type="error">
            <text:p>#REF!</text:p>
          </table:table-cell>
          <table:table-cell table:style-name="ce25" table:formula="of:=IF([.$G149];#REF!;&quot;&quot;)" office:value-type="string" office:string-value="" calcext:value-type="error">
            <text:p>#REF!</text:p>
          </table:table-cell>
          <table:table-cell table:style-name="ce22" table:formula="of:=IF([.$G149];#REF!;&quot;&quot;)" office:value-type="string" office:string-value="" calcext:value-type="error">
            <text:p>#REF!</text:p>
          </table:table-cell>
          <table:table-cell table:style-name="ce25" table:formula="of:=IF([.$G149];#REF!;&quot;&quot;)" office:value-type="string" office:string-value="" calcext:value-type="error">
            <text:p>#REF!</text:p>
          </table:table-cell>
          <table:table-cell table:style-name="ce22" table:formula="of:=IF([.$G14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49];[.M14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49];[.I149];[.J14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0];#REF!;&quot;&quot;)" office:value-type="string" office:string-value="" calcext:value-type="error">
            <text:p>#REF!</text:p>
          </table:table-cell>
          <table:table-cell table:style-name="ce25" table:formula="of:=IF([.$G150];#REF!;&quot;&quot;)" office:value-type="string" office:string-value="" calcext:value-type="error">
            <text:p>#REF!</text:p>
          </table:table-cell>
          <table:table-cell table:style-name="ce25" table:formula="of:=IF([.$G150];#REF!;&quot;&quot;)" office:value-type="string" office:string-value="" calcext:value-type="error">
            <text:p>#REF!</text:p>
          </table:table-cell>
          <table:table-cell table:style-name="ce22" table:formula="of:=IF([.$G150];#REF!;&quot;&quot;)" office:value-type="string" office:string-value="" calcext:value-type="error">
            <text:p>#REF!</text:p>
          </table:table-cell>
          <table:table-cell table:style-name="ce25" table:formula="of:=IF([.$G150];#REF!;&quot;&quot;)" office:value-type="string" office:string-value="" calcext:value-type="error">
            <text:p>#REF!</text:p>
          </table:table-cell>
          <table:table-cell table:style-name="ce22" table:formula="of:=IF([.$G15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0];[.M15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0];[.I150];[.J15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1];#REF!;&quot;&quot;)" office:value-type="string" office:string-value="" calcext:value-type="error">
            <text:p>#REF!</text:p>
          </table:table-cell>
          <table:table-cell table:style-name="ce25" table:formula="of:=IF([.$G151];#REF!;&quot;&quot;)" office:value-type="string" office:string-value="" calcext:value-type="error">
            <text:p>#REF!</text:p>
          </table:table-cell>
          <table:table-cell table:style-name="ce25" table:formula="of:=IF([.$G151];#REF!;&quot;&quot;)" office:value-type="string" office:string-value="" calcext:value-type="error">
            <text:p>#REF!</text:p>
          </table:table-cell>
          <table:table-cell table:style-name="ce22" table:formula="of:=IF([.$G151];#REF!;&quot;&quot;)" office:value-type="string" office:string-value="" calcext:value-type="error">
            <text:p>#REF!</text:p>
          </table:table-cell>
          <table:table-cell table:style-name="ce25" table:formula="of:=IF([.$G151];#REF!;&quot;&quot;)" office:value-type="string" office:string-value="" calcext:value-type="error">
            <text:p>#REF!</text:p>
          </table:table-cell>
          <table:table-cell table:style-name="ce22" table:formula="of:=IF([.$G15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1];[.M15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1];[.I151];[.J15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2];#REF!;&quot;&quot;)" office:value-type="string" office:string-value="" calcext:value-type="error">
            <text:p>#REF!</text:p>
          </table:table-cell>
          <table:table-cell table:style-name="ce25" table:formula="of:=IF([.$G152];#REF!;&quot;&quot;)" office:value-type="string" office:string-value="" calcext:value-type="error">
            <text:p>#REF!</text:p>
          </table:table-cell>
          <table:table-cell table:style-name="ce25" table:formula="of:=IF([.$G152];#REF!;&quot;&quot;)" office:value-type="string" office:string-value="" calcext:value-type="error">
            <text:p>#REF!</text:p>
          </table:table-cell>
          <table:table-cell table:style-name="ce22" table:formula="of:=IF([.$G152];#REF!;&quot;&quot;)" office:value-type="string" office:string-value="" calcext:value-type="error">
            <text:p>#REF!</text:p>
          </table:table-cell>
          <table:table-cell table:style-name="ce25" table:formula="of:=IF([.$G152];#REF!;&quot;&quot;)" office:value-type="string" office:string-value="" calcext:value-type="error">
            <text:p>#REF!</text:p>
          </table:table-cell>
          <table:table-cell table:style-name="ce22" table:formula="of:=IF([.$G15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2];[.M15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2];[.I152];[.J15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3];#REF!;&quot;&quot;)" office:value-type="string" office:string-value="" calcext:value-type="error">
            <text:p>#REF!</text:p>
          </table:table-cell>
          <table:table-cell table:style-name="ce25" table:formula="of:=IF([.$G153];#REF!;&quot;&quot;)" office:value-type="string" office:string-value="" calcext:value-type="error">
            <text:p>#REF!</text:p>
          </table:table-cell>
          <table:table-cell table:style-name="ce25" table:formula="of:=IF([.$G153];#REF!;&quot;&quot;)" office:value-type="string" office:string-value="" calcext:value-type="error">
            <text:p>#REF!</text:p>
          </table:table-cell>
          <table:table-cell table:style-name="ce22" table:formula="of:=IF([.$G153];#REF!;&quot;&quot;)" office:value-type="string" office:string-value="" calcext:value-type="error">
            <text:p>#REF!</text:p>
          </table:table-cell>
          <table:table-cell table:style-name="ce25" table:formula="of:=IF([.$G153];#REF!;&quot;&quot;)" office:value-type="string" office:string-value="" calcext:value-type="error">
            <text:p>#REF!</text:p>
          </table:table-cell>
          <table:table-cell table:style-name="ce22" table:formula="of:=IF([.$G15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3];[.M15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3];[.I153];[.J15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4];#REF!;&quot;&quot;)" office:value-type="string" office:string-value="" calcext:value-type="error">
            <text:p>#REF!</text:p>
          </table:table-cell>
          <table:table-cell table:style-name="ce25" table:formula="of:=IF([.$G154];#REF!;&quot;&quot;)" office:value-type="string" office:string-value="" calcext:value-type="error">
            <text:p>#REF!</text:p>
          </table:table-cell>
          <table:table-cell table:style-name="ce25" table:formula="of:=IF([.$G154];#REF!;&quot;&quot;)" office:value-type="string" office:string-value="" calcext:value-type="error">
            <text:p>#REF!</text:p>
          </table:table-cell>
          <table:table-cell table:style-name="ce22" table:formula="of:=IF([.$G154];#REF!;&quot;&quot;)" office:value-type="string" office:string-value="" calcext:value-type="error">
            <text:p>#REF!</text:p>
          </table:table-cell>
          <table:table-cell table:style-name="ce25" table:formula="of:=IF([.$G154];#REF!;&quot;&quot;)" office:value-type="string" office:string-value="" calcext:value-type="error">
            <text:p>#REF!</text:p>
          </table:table-cell>
          <table:table-cell table:style-name="ce22" table:formula="of:=IF([.$G15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4];[.M15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4];[.I154];[.J15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5];#REF!;&quot;&quot;)" office:value-type="string" office:string-value="" calcext:value-type="error">
            <text:p>#REF!</text:p>
          </table:table-cell>
          <table:table-cell table:style-name="ce25" table:formula="of:=IF([.$G155];#REF!;&quot;&quot;)" office:value-type="string" office:string-value="" calcext:value-type="error">
            <text:p>#REF!</text:p>
          </table:table-cell>
          <table:table-cell table:style-name="ce25" table:formula="of:=IF([.$G155];#REF!;&quot;&quot;)" office:value-type="string" office:string-value="" calcext:value-type="error">
            <text:p>#REF!</text:p>
          </table:table-cell>
          <table:table-cell table:style-name="ce22" table:formula="of:=IF([.$G155];#REF!;&quot;&quot;)" office:value-type="string" office:string-value="" calcext:value-type="error">
            <text:p>#REF!</text:p>
          </table:table-cell>
          <table:table-cell table:style-name="ce25" table:formula="of:=IF([.$G155];#REF!;&quot;&quot;)" office:value-type="string" office:string-value="" calcext:value-type="error">
            <text:p>#REF!</text:p>
          </table:table-cell>
          <table:table-cell table:style-name="ce22" table:formula="of:=IF([.$G15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5];[.M15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5];[.I155];[.J15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6];#REF!;&quot;&quot;)" office:value-type="string" office:string-value="" calcext:value-type="error">
            <text:p>#REF!</text:p>
          </table:table-cell>
          <table:table-cell table:style-name="ce25" table:formula="of:=IF([.$G156];#REF!;&quot;&quot;)" office:value-type="string" office:string-value="" calcext:value-type="error">
            <text:p>#REF!</text:p>
          </table:table-cell>
          <table:table-cell table:style-name="ce25" table:formula="of:=IF([.$G156];#REF!;&quot;&quot;)" office:value-type="string" office:string-value="" calcext:value-type="error">
            <text:p>#REF!</text:p>
          </table:table-cell>
          <table:table-cell table:style-name="ce22" table:formula="of:=IF([.$G156];#REF!;&quot;&quot;)" office:value-type="string" office:string-value="" calcext:value-type="error">
            <text:p>#REF!</text:p>
          </table:table-cell>
          <table:table-cell table:style-name="ce25" table:formula="of:=IF([.$G156];#REF!;&quot;&quot;)" office:value-type="string" office:string-value="" calcext:value-type="error">
            <text:p>#REF!</text:p>
          </table:table-cell>
          <table:table-cell table:style-name="ce22" table:formula="of:=IF([.$G15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6];[.M15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6];[.I156];[.J15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7];#REF!;&quot;&quot;)" office:value-type="string" office:string-value="" calcext:value-type="error">
            <text:p>#REF!</text:p>
          </table:table-cell>
          <table:table-cell table:style-name="ce25" table:formula="of:=IF([.$G157];#REF!;&quot;&quot;)" office:value-type="string" office:string-value="" calcext:value-type="error">
            <text:p>#REF!</text:p>
          </table:table-cell>
          <table:table-cell table:style-name="ce25" table:formula="of:=IF([.$G157];#REF!;&quot;&quot;)" office:value-type="string" office:string-value="" calcext:value-type="error">
            <text:p>#REF!</text:p>
          </table:table-cell>
          <table:table-cell table:style-name="ce22" table:formula="of:=IF([.$G157];#REF!;&quot;&quot;)" office:value-type="string" office:string-value="" calcext:value-type="error">
            <text:p>#REF!</text:p>
          </table:table-cell>
          <table:table-cell table:style-name="ce25" table:formula="of:=IF([.$G157];#REF!;&quot;&quot;)" office:value-type="string" office:string-value="" calcext:value-type="error">
            <text:p>#REF!</text:p>
          </table:table-cell>
          <table:table-cell table:style-name="ce22" table:formula="of:=IF([.$G15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7];[.M15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7];[.I157];[.J15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8];#REF!;&quot;&quot;)" office:value-type="string" office:string-value="" calcext:value-type="error">
            <text:p>#REF!</text:p>
          </table:table-cell>
          <table:table-cell table:style-name="ce25" table:formula="of:=IF([.$G158];#REF!;&quot;&quot;)" office:value-type="string" office:string-value="" calcext:value-type="error">
            <text:p>#REF!</text:p>
          </table:table-cell>
          <table:table-cell table:style-name="ce25" table:formula="of:=IF([.$G158];#REF!;&quot;&quot;)" office:value-type="string" office:string-value="" calcext:value-type="error">
            <text:p>#REF!</text:p>
          </table:table-cell>
          <table:table-cell table:style-name="ce22" table:formula="of:=IF([.$G158];#REF!;&quot;&quot;)" office:value-type="string" office:string-value="" calcext:value-type="error">
            <text:p>#REF!</text:p>
          </table:table-cell>
          <table:table-cell table:style-name="ce25" table:formula="of:=IF([.$G158];#REF!;&quot;&quot;)" office:value-type="string" office:string-value="" calcext:value-type="error">
            <text:p>#REF!</text:p>
          </table:table-cell>
          <table:table-cell table:style-name="ce22" table:formula="of:=IF([.$G15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8];[.M15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8];[.I158];[.J15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9];#REF!;&quot;&quot;)" office:value-type="string" office:string-value="" calcext:value-type="error">
            <text:p>#REF!</text:p>
          </table:table-cell>
          <table:table-cell table:style-name="ce25" table:formula="of:=IF([.$G159];#REF!;&quot;&quot;)" office:value-type="string" office:string-value="" calcext:value-type="error">
            <text:p>#REF!</text:p>
          </table:table-cell>
          <table:table-cell table:style-name="ce25" table:formula="of:=IF([.$G159];#REF!;&quot;&quot;)" office:value-type="string" office:string-value="" calcext:value-type="error">
            <text:p>#REF!</text:p>
          </table:table-cell>
          <table:table-cell table:style-name="ce22" table:formula="of:=IF([.$G159];#REF!;&quot;&quot;)" office:value-type="string" office:string-value="" calcext:value-type="error">
            <text:p>#REF!</text:p>
          </table:table-cell>
          <table:table-cell table:style-name="ce25" table:formula="of:=IF([.$G159];#REF!;&quot;&quot;)" office:value-type="string" office:string-value="" calcext:value-type="error">
            <text:p>#REF!</text:p>
          </table:table-cell>
          <table:table-cell table:style-name="ce22" table:formula="of:=IF([.$G15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59];[.M15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59];[.I159];[.J15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0];#REF!;&quot;&quot;)" office:value-type="string" office:string-value="" calcext:value-type="error">
            <text:p>#REF!</text:p>
          </table:table-cell>
          <table:table-cell table:style-name="ce25" table:formula="of:=IF([.$G160];#REF!;&quot;&quot;)" office:value-type="string" office:string-value="" calcext:value-type="error">
            <text:p>#REF!</text:p>
          </table:table-cell>
          <table:table-cell table:style-name="ce25" table:formula="of:=IF([.$G160];#REF!;&quot;&quot;)" office:value-type="string" office:string-value="" calcext:value-type="error">
            <text:p>#REF!</text:p>
          </table:table-cell>
          <table:table-cell table:style-name="ce22" table:formula="of:=IF([.$G160];#REF!;&quot;&quot;)" office:value-type="string" office:string-value="" calcext:value-type="error">
            <text:p>#REF!</text:p>
          </table:table-cell>
          <table:table-cell table:style-name="ce25" table:formula="of:=IF([.$G160];#REF!;&quot;&quot;)" office:value-type="string" office:string-value="" calcext:value-type="error">
            <text:p>#REF!</text:p>
          </table:table-cell>
          <table:table-cell table:style-name="ce22" table:formula="of:=IF([.$G16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0];[.M16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0];[.I160];[.J16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1];#REF!;&quot;&quot;)" office:value-type="string" office:string-value="" calcext:value-type="error">
            <text:p>#REF!</text:p>
          </table:table-cell>
          <table:table-cell table:style-name="ce25" table:formula="of:=IF([.$G161];#REF!;&quot;&quot;)" office:value-type="string" office:string-value="" calcext:value-type="error">
            <text:p>#REF!</text:p>
          </table:table-cell>
          <table:table-cell table:style-name="ce25" table:formula="of:=IF([.$G161];#REF!;&quot;&quot;)" office:value-type="string" office:string-value="" calcext:value-type="error">
            <text:p>#REF!</text:p>
          </table:table-cell>
          <table:table-cell table:style-name="ce22" table:formula="of:=IF([.$G161];#REF!;&quot;&quot;)" office:value-type="string" office:string-value="" calcext:value-type="error">
            <text:p>#REF!</text:p>
          </table:table-cell>
          <table:table-cell table:style-name="ce25" table:formula="of:=IF([.$G161];#REF!;&quot;&quot;)" office:value-type="string" office:string-value="" calcext:value-type="error">
            <text:p>#REF!</text:p>
          </table:table-cell>
          <table:table-cell table:style-name="ce22" table:formula="of:=IF([.$G16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1];[.M16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1];[.I161];[.J16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2];#REF!;&quot;&quot;)" office:value-type="string" office:string-value="" calcext:value-type="error">
            <text:p>#REF!</text:p>
          </table:table-cell>
          <table:table-cell table:style-name="ce25" table:formula="of:=IF([.$G162];#REF!;&quot;&quot;)" office:value-type="string" office:string-value="" calcext:value-type="error">
            <text:p>#REF!</text:p>
          </table:table-cell>
          <table:table-cell table:style-name="ce25" table:formula="of:=IF([.$G162];#REF!;&quot;&quot;)" office:value-type="string" office:string-value="" calcext:value-type="error">
            <text:p>#REF!</text:p>
          </table:table-cell>
          <table:table-cell table:style-name="ce22" table:formula="of:=IF([.$G162];#REF!;&quot;&quot;)" office:value-type="string" office:string-value="" calcext:value-type="error">
            <text:p>#REF!</text:p>
          </table:table-cell>
          <table:table-cell table:style-name="ce25" table:formula="of:=IF([.$G162];#REF!;&quot;&quot;)" office:value-type="string" office:string-value="" calcext:value-type="error">
            <text:p>#REF!</text:p>
          </table:table-cell>
          <table:table-cell table:style-name="ce22" table:formula="of:=IF([.$G16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2];[.M16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2];[.I162];[.J16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3];#REF!;&quot;&quot;)" office:value-type="string" office:string-value="" calcext:value-type="error">
            <text:p>#REF!</text:p>
          </table:table-cell>
          <table:table-cell table:style-name="ce25" table:formula="of:=IF([.$G163];#REF!;&quot;&quot;)" office:value-type="string" office:string-value="" calcext:value-type="error">
            <text:p>#REF!</text:p>
          </table:table-cell>
          <table:table-cell table:style-name="ce25" table:formula="of:=IF([.$G163];#REF!;&quot;&quot;)" office:value-type="string" office:string-value="" calcext:value-type="error">
            <text:p>#REF!</text:p>
          </table:table-cell>
          <table:table-cell table:style-name="ce22" table:formula="of:=IF([.$G163];#REF!;&quot;&quot;)" office:value-type="string" office:string-value="" calcext:value-type="error">
            <text:p>#REF!</text:p>
          </table:table-cell>
          <table:table-cell table:style-name="ce25" table:formula="of:=IF([.$G163];#REF!;&quot;&quot;)" office:value-type="string" office:string-value="" calcext:value-type="error">
            <text:p>#REF!</text:p>
          </table:table-cell>
          <table:table-cell table:style-name="ce22" table:formula="of:=IF([.$G16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3];[.M16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3];[.I163];[.J16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4];#REF!;&quot;&quot;)" office:value-type="string" office:string-value="" calcext:value-type="error">
            <text:p>#REF!</text:p>
          </table:table-cell>
          <table:table-cell table:style-name="ce25" table:formula="of:=IF([.$G164];#REF!;&quot;&quot;)" office:value-type="string" office:string-value="" calcext:value-type="error">
            <text:p>#REF!</text:p>
          </table:table-cell>
          <table:table-cell table:style-name="ce25" table:formula="of:=IF([.$G164];#REF!;&quot;&quot;)" office:value-type="string" office:string-value="" calcext:value-type="error">
            <text:p>#REF!</text:p>
          </table:table-cell>
          <table:table-cell table:style-name="ce22" table:formula="of:=IF([.$G164];#REF!;&quot;&quot;)" office:value-type="string" office:string-value="" calcext:value-type="error">
            <text:p>#REF!</text:p>
          </table:table-cell>
          <table:table-cell table:style-name="ce25" table:formula="of:=IF([.$G164];#REF!;&quot;&quot;)" office:value-type="string" office:string-value="" calcext:value-type="error">
            <text:p>#REF!</text:p>
          </table:table-cell>
          <table:table-cell table:style-name="ce22" table:formula="of:=IF([.$G16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4];[.M16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4];[.I164];[.J16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5];#REF!;&quot;&quot;)" office:value-type="string" office:string-value="" calcext:value-type="error">
            <text:p>#REF!</text:p>
          </table:table-cell>
          <table:table-cell table:style-name="ce25" table:formula="of:=IF([.$G165];#REF!;&quot;&quot;)" office:value-type="string" office:string-value="" calcext:value-type="error">
            <text:p>#REF!</text:p>
          </table:table-cell>
          <table:table-cell table:style-name="ce25" table:formula="of:=IF([.$G165];#REF!;&quot;&quot;)" office:value-type="string" office:string-value="" calcext:value-type="error">
            <text:p>#REF!</text:p>
          </table:table-cell>
          <table:table-cell table:style-name="ce22" table:formula="of:=IF([.$G165];#REF!;&quot;&quot;)" office:value-type="string" office:string-value="" calcext:value-type="error">
            <text:p>#REF!</text:p>
          </table:table-cell>
          <table:table-cell table:style-name="ce25" table:formula="of:=IF([.$G165];#REF!;&quot;&quot;)" office:value-type="string" office:string-value="" calcext:value-type="error">
            <text:p>#REF!</text:p>
          </table:table-cell>
          <table:table-cell table:style-name="ce22" table:formula="of:=IF([.$G16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5];[.M16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5];[.I165];[.J16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6];#REF!;&quot;&quot;)" office:value-type="string" office:string-value="" calcext:value-type="error">
            <text:p>#REF!</text:p>
          </table:table-cell>
          <table:table-cell table:style-name="ce25" table:formula="of:=IF([.$G166];#REF!;&quot;&quot;)" office:value-type="string" office:string-value="" calcext:value-type="error">
            <text:p>#REF!</text:p>
          </table:table-cell>
          <table:table-cell table:style-name="ce25" table:formula="of:=IF([.$G166];#REF!;&quot;&quot;)" office:value-type="string" office:string-value="" calcext:value-type="error">
            <text:p>#REF!</text:p>
          </table:table-cell>
          <table:table-cell table:style-name="ce22" table:formula="of:=IF([.$G166];#REF!;&quot;&quot;)" office:value-type="string" office:string-value="" calcext:value-type="error">
            <text:p>#REF!</text:p>
          </table:table-cell>
          <table:table-cell table:style-name="ce25" table:formula="of:=IF([.$G166];#REF!;&quot;&quot;)" office:value-type="string" office:string-value="" calcext:value-type="error">
            <text:p>#REF!</text:p>
          </table:table-cell>
          <table:table-cell table:style-name="ce22" table:formula="of:=IF([.$G16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6];[.M16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6];[.I166];[.J16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7];#REF!;&quot;&quot;)" office:value-type="string" office:string-value="" calcext:value-type="error">
            <text:p>#REF!</text:p>
          </table:table-cell>
          <table:table-cell table:style-name="ce25" table:formula="of:=IF([.$G167];#REF!;&quot;&quot;)" office:value-type="string" office:string-value="" calcext:value-type="error">
            <text:p>#REF!</text:p>
          </table:table-cell>
          <table:table-cell table:style-name="ce25" table:formula="of:=IF([.$G167];#REF!;&quot;&quot;)" office:value-type="string" office:string-value="" calcext:value-type="error">
            <text:p>#REF!</text:p>
          </table:table-cell>
          <table:table-cell table:style-name="ce22" table:formula="of:=IF([.$G167];#REF!;&quot;&quot;)" office:value-type="string" office:string-value="" calcext:value-type="error">
            <text:p>#REF!</text:p>
          </table:table-cell>
          <table:table-cell table:style-name="ce25" table:formula="of:=IF([.$G167];#REF!;&quot;&quot;)" office:value-type="string" office:string-value="" calcext:value-type="error">
            <text:p>#REF!</text:p>
          </table:table-cell>
          <table:table-cell table:style-name="ce22" table:formula="of:=IF([.$G16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7];[.M16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7];[.I167];[.J16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8];#REF!;&quot;&quot;)" office:value-type="string" office:string-value="" calcext:value-type="error">
            <text:p>#REF!</text:p>
          </table:table-cell>
          <table:table-cell table:style-name="ce25" table:formula="of:=IF([.$G168];#REF!;&quot;&quot;)" office:value-type="string" office:string-value="" calcext:value-type="error">
            <text:p>#REF!</text:p>
          </table:table-cell>
          <table:table-cell table:style-name="ce25" table:formula="of:=IF([.$G168];#REF!;&quot;&quot;)" office:value-type="string" office:string-value="" calcext:value-type="error">
            <text:p>#REF!</text:p>
          </table:table-cell>
          <table:table-cell table:style-name="ce22" table:formula="of:=IF([.$G168];#REF!;&quot;&quot;)" office:value-type="string" office:string-value="" calcext:value-type="error">
            <text:p>#REF!</text:p>
          </table:table-cell>
          <table:table-cell table:style-name="ce25" table:formula="of:=IF([.$G168];#REF!;&quot;&quot;)" office:value-type="string" office:string-value="" calcext:value-type="error">
            <text:p>#REF!</text:p>
          </table:table-cell>
          <table:table-cell table:style-name="ce22" table:formula="of:=IF([.$G16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8];[.M16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8];[.I168];[.J16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9];#REF!;&quot;&quot;)" office:value-type="string" office:string-value="" calcext:value-type="error">
            <text:p>#REF!</text:p>
          </table:table-cell>
          <table:table-cell table:style-name="ce25" table:formula="of:=IF([.$G169];#REF!;&quot;&quot;)" office:value-type="string" office:string-value="" calcext:value-type="error">
            <text:p>#REF!</text:p>
          </table:table-cell>
          <table:table-cell table:style-name="ce25" table:formula="of:=IF([.$G169];#REF!;&quot;&quot;)" office:value-type="string" office:string-value="" calcext:value-type="error">
            <text:p>#REF!</text:p>
          </table:table-cell>
          <table:table-cell table:style-name="ce22" table:formula="of:=IF([.$G169];#REF!;&quot;&quot;)" office:value-type="string" office:string-value="" calcext:value-type="error">
            <text:p>#REF!</text:p>
          </table:table-cell>
          <table:table-cell table:style-name="ce25" table:formula="of:=IF([.$G169];#REF!;&quot;&quot;)" office:value-type="string" office:string-value="" calcext:value-type="error">
            <text:p>#REF!</text:p>
          </table:table-cell>
          <table:table-cell table:style-name="ce22" table:formula="of:=IF([.$G16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69];[.M16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69];[.I169];[.J16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0];#REF!;&quot;&quot;)" office:value-type="string" office:string-value="" calcext:value-type="error">
            <text:p>#REF!</text:p>
          </table:table-cell>
          <table:table-cell table:style-name="ce25" table:formula="of:=IF([.$G170];#REF!;&quot;&quot;)" office:value-type="string" office:string-value="" calcext:value-type="error">
            <text:p>#REF!</text:p>
          </table:table-cell>
          <table:table-cell table:style-name="ce25" table:formula="of:=IF([.$G170];#REF!;&quot;&quot;)" office:value-type="string" office:string-value="" calcext:value-type="error">
            <text:p>#REF!</text:p>
          </table:table-cell>
          <table:table-cell table:style-name="ce22" table:formula="of:=IF([.$G170];#REF!;&quot;&quot;)" office:value-type="string" office:string-value="" calcext:value-type="error">
            <text:p>#REF!</text:p>
          </table:table-cell>
          <table:table-cell table:style-name="ce25" table:formula="of:=IF([.$G170];#REF!;&quot;&quot;)" office:value-type="string" office:string-value="" calcext:value-type="error">
            <text:p>#REF!</text:p>
          </table:table-cell>
          <table:table-cell table:style-name="ce22" table:formula="of:=IF([.$G17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0];[.M17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0];[.I170];[.J17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1];#REF!;&quot;&quot;)" office:value-type="string" office:string-value="" calcext:value-type="error">
            <text:p>#REF!</text:p>
          </table:table-cell>
          <table:table-cell table:style-name="ce25" table:formula="of:=IF([.$G171];#REF!;&quot;&quot;)" office:value-type="string" office:string-value="" calcext:value-type="error">
            <text:p>#REF!</text:p>
          </table:table-cell>
          <table:table-cell table:style-name="ce25" table:formula="of:=IF([.$G171];#REF!;&quot;&quot;)" office:value-type="string" office:string-value="" calcext:value-type="error">
            <text:p>#REF!</text:p>
          </table:table-cell>
          <table:table-cell table:style-name="ce22" table:formula="of:=IF([.$G171];#REF!;&quot;&quot;)" office:value-type="string" office:string-value="" calcext:value-type="error">
            <text:p>#REF!</text:p>
          </table:table-cell>
          <table:table-cell table:style-name="ce25" table:formula="of:=IF([.$G171];#REF!;&quot;&quot;)" office:value-type="string" office:string-value="" calcext:value-type="error">
            <text:p>#REF!</text:p>
          </table:table-cell>
          <table:table-cell table:style-name="ce22" table:formula="of:=IF([.$G17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1];[.M17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1];[.I171];[.J17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2];#REF!;&quot;&quot;)" office:value-type="string" office:string-value="" calcext:value-type="error">
            <text:p>#REF!</text:p>
          </table:table-cell>
          <table:table-cell table:style-name="ce25" table:formula="of:=IF([.$G172];#REF!;&quot;&quot;)" office:value-type="string" office:string-value="" calcext:value-type="error">
            <text:p>#REF!</text:p>
          </table:table-cell>
          <table:table-cell table:style-name="ce25" table:formula="of:=IF([.$G172];#REF!;&quot;&quot;)" office:value-type="string" office:string-value="" calcext:value-type="error">
            <text:p>#REF!</text:p>
          </table:table-cell>
          <table:table-cell table:style-name="ce22" table:formula="of:=IF([.$G172];#REF!;&quot;&quot;)" office:value-type="string" office:string-value="" calcext:value-type="error">
            <text:p>#REF!</text:p>
          </table:table-cell>
          <table:table-cell table:style-name="ce25" table:formula="of:=IF([.$G172];#REF!;&quot;&quot;)" office:value-type="string" office:string-value="" calcext:value-type="error">
            <text:p>#REF!</text:p>
          </table:table-cell>
          <table:table-cell table:style-name="ce22" table:formula="of:=IF([.$G17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2];[.M17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2];[.I172];[.J17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3];#REF!;&quot;&quot;)" office:value-type="string" office:string-value="" calcext:value-type="error">
            <text:p>#REF!</text:p>
          </table:table-cell>
          <table:table-cell table:style-name="ce25" table:formula="of:=IF([.$G173];#REF!;&quot;&quot;)" office:value-type="string" office:string-value="" calcext:value-type="error">
            <text:p>#REF!</text:p>
          </table:table-cell>
          <table:table-cell table:style-name="ce25" table:formula="of:=IF([.$G173];#REF!;&quot;&quot;)" office:value-type="string" office:string-value="" calcext:value-type="error">
            <text:p>#REF!</text:p>
          </table:table-cell>
          <table:table-cell table:style-name="ce22" table:formula="of:=IF([.$G173];#REF!;&quot;&quot;)" office:value-type="string" office:string-value="" calcext:value-type="error">
            <text:p>#REF!</text:p>
          </table:table-cell>
          <table:table-cell table:style-name="ce25" table:formula="of:=IF([.$G173];[$Themenliste.$E126];&quot;&quot;)" office:value-type="string" office:string-value="" calcext:value-type="error">
            <text:p>#REF!</text:p>
          </table:table-cell>
          <table:table-cell table:style-name="ce22" table:formula="of:=IF([.$G17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3];[.M17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3];[.I173];[.J17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4];#REF!;&quot;&quot;)" office:value-type="string" office:string-value="" calcext:value-type="error">
            <text:p>#REF!</text:p>
          </table:table-cell>
          <table:table-cell table:style-name="ce25" table:formula="of:=IF([.$G174];#REF!;&quot;&quot;)" office:value-type="string" office:string-value="" calcext:value-type="error">
            <text:p>#REF!</text:p>
          </table:table-cell>
          <table:table-cell table:style-name="ce25" table:formula="of:=IF([.$G174];#REF!;&quot;&quot;)" office:value-type="string" office:string-value="" calcext:value-type="error">
            <text:p>#REF!</text:p>
          </table:table-cell>
          <table:table-cell table:style-name="ce22" table:formula="of:=IF([.$G174];#REF!;&quot;&quot;)" office:value-type="string" office:string-value="" calcext:value-type="error">
            <text:p>#REF!</text:p>
          </table:table-cell>
          <table:table-cell table:style-name="ce25" table:formula="of:=IF([.$G174];[$Themenliste.$E127];&quot;&quot;)" office:value-type="string" office:string-value="" calcext:value-type="error">
            <text:p>#REF!</text:p>
          </table:table-cell>
          <table:table-cell table:style-name="ce22" table:formula="of:=IF([.$G17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4];[.M17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4];[.I174];[.J17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5];#REF!;&quot;&quot;)" office:value-type="string" office:string-value="" calcext:value-type="error">
            <text:p>#REF!</text:p>
          </table:table-cell>
          <table:table-cell table:style-name="ce25" table:formula="of:=IF([.$G175];#REF!;&quot;&quot;)" office:value-type="string" office:string-value="" calcext:value-type="error">
            <text:p>#REF!</text:p>
          </table:table-cell>
          <table:table-cell table:style-name="ce25" table:formula="of:=IF([.$G175];#REF!;&quot;&quot;)" office:value-type="string" office:string-value="" calcext:value-type="error">
            <text:p>#REF!</text:p>
          </table:table-cell>
          <table:table-cell table:style-name="ce22" table:formula="of:=IF([.$G175];#REF!;&quot;&quot;)" office:value-type="string" office:string-value="" calcext:value-type="error">
            <text:p>#REF!</text:p>
          </table:table-cell>
          <table:table-cell table:style-name="ce25" table:formula="of:=IF([.$G175];[$Themenliste.$E128];&quot;&quot;)" office:value-type="string" office:string-value="" calcext:value-type="error">
            <text:p>#REF!</text:p>
          </table:table-cell>
          <table:table-cell table:style-name="ce22" table:formula="of:=IF([.$G17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5];[.M17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5];[.I175];[.J17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6];#REF!;&quot;&quot;)" office:value-type="string" office:string-value="" calcext:value-type="error">
            <text:p>#REF!</text:p>
          </table:table-cell>
          <table:table-cell table:style-name="ce25" table:formula="of:=IF([.$G176];#REF!;&quot;&quot;)" office:value-type="string" office:string-value="" calcext:value-type="error">
            <text:p>#REF!</text:p>
          </table:table-cell>
          <table:table-cell table:style-name="ce25" table:formula="of:=IF([.$G176];#REF!;&quot;&quot;)" office:value-type="string" office:string-value="" calcext:value-type="error">
            <text:p>#REF!</text:p>
          </table:table-cell>
          <table:table-cell table:style-name="ce22" table:formula="of:=IF([.$G176];#REF!;&quot;&quot;)" office:value-type="string" office:string-value="" calcext:value-type="error">
            <text:p>#REF!</text:p>
          </table:table-cell>
          <table:table-cell table:style-name="ce25" table:formula="of:=IF([.$G176];[$Themenliste.$E129];&quot;&quot;)" office:value-type="string" office:string-value="" calcext:value-type="error">
            <text:p>#REF!</text:p>
          </table:table-cell>
          <table:table-cell table:style-name="ce22" table:formula="of:=IF([.$G17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6];[.M17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6];[.I176];[.J17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7];#REF!;&quot;&quot;)" office:value-type="string" office:string-value="" calcext:value-type="error">
            <text:p>#REF!</text:p>
          </table:table-cell>
          <table:table-cell table:style-name="ce25" table:formula="of:=IF([.$G177];#REF!;&quot;&quot;)" office:value-type="string" office:string-value="" calcext:value-type="error">
            <text:p>#REF!</text:p>
          </table:table-cell>
          <table:table-cell table:style-name="ce25" table:formula="of:=IF([.$G177];#REF!;&quot;&quot;)" office:value-type="string" office:string-value="" calcext:value-type="error">
            <text:p>#REF!</text:p>
          </table:table-cell>
          <table:table-cell table:style-name="ce22" table:formula="of:=IF([.$G177];#REF!;&quot;&quot;)" office:value-type="string" office:string-value="" calcext:value-type="error">
            <text:p>#REF!</text:p>
          </table:table-cell>
          <table:table-cell table:style-name="ce25" table:formula="of:=IF([.$G177];[$Themenliste.$E130];&quot;&quot;)" office:value-type="string" office:string-value="" calcext:value-type="error">
            <text:p>#REF!</text:p>
          </table:table-cell>
          <table:table-cell table:style-name="ce22" table:formula="of:=IF([.$G17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7];[.M17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7];[.I177];[.J17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8];#REF!;&quot;&quot;)" office:value-type="string" office:string-value="" calcext:value-type="error">
            <text:p>#REF!</text:p>
          </table:table-cell>
          <table:table-cell table:style-name="ce25" table:formula="of:=IF([.$G178];#REF!;&quot;&quot;)" office:value-type="string" office:string-value="" calcext:value-type="error">
            <text:p>#REF!</text:p>
          </table:table-cell>
          <table:table-cell table:style-name="ce25" table:formula="of:=IF([.$G178];#REF!;&quot;&quot;)" office:value-type="string" office:string-value="" calcext:value-type="error">
            <text:p>#REF!</text:p>
          </table:table-cell>
          <table:table-cell table:style-name="ce22" table:formula="of:=IF([.$G178];#REF!;&quot;&quot;)" office:value-type="string" office:string-value="" calcext:value-type="error">
            <text:p>#REF!</text:p>
          </table:table-cell>
          <table:table-cell table:style-name="ce25" table:formula="of:=IF([.$G178];[$Themenliste.$E131];&quot;&quot;)" office:value-type="string" office:string-value="" calcext:value-type="error">
            <text:p>#REF!</text:p>
          </table:table-cell>
          <table:table-cell table:style-name="ce22" table:formula="of:=IF([.$G17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8];[.M17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8];[.I178];[.J17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79];#REF!;&quot;&quot;)" office:value-type="string" office:string-value="" calcext:value-type="error">
            <text:p>#REF!</text:p>
          </table:table-cell>
          <table:table-cell table:style-name="ce25" table:formula="of:=IF([.$G179];#REF!;&quot;&quot;)" office:value-type="string" office:string-value="" calcext:value-type="error">
            <text:p>#REF!</text:p>
          </table:table-cell>
          <table:table-cell table:style-name="ce25" table:formula="of:=IF([.$G179];#REF!;&quot;&quot;)" office:value-type="string" office:string-value="" calcext:value-type="error">
            <text:p>#REF!</text:p>
          </table:table-cell>
          <table:table-cell table:style-name="ce22" table:formula="of:=IF([.$G179];#REF!;&quot;&quot;)" office:value-type="string" office:string-value="" calcext:value-type="error">
            <text:p>#REF!</text:p>
          </table:table-cell>
          <table:table-cell table:style-name="ce25" table:formula="of:=IF([.$G179];[$Themenliste.$E132];&quot;&quot;)" office:value-type="string" office:string-value="" calcext:value-type="error">
            <text:p>#REF!</text:p>
          </table:table-cell>
          <table:table-cell table:style-name="ce22" table:formula="of:=IF([.$G17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79];[.M17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79];[.I179];[.J17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0];#REF!;&quot;&quot;)" office:value-type="string" office:string-value="" calcext:value-type="error">
            <text:p>#REF!</text:p>
          </table:table-cell>
          <table:table-cell table:style-name="ce25" table:formula="of:=IF([.$G180];#REF!;&quot;&quot;)" office:value-type="string" office:string-value="" calcext:value-type="error">
            <text:p>#REF!</text:p>
          </table:table-cell>
          <table:table-cell table:style-name="ce25" table:formula="of:=IF([.$G180];#REF!;&quot;&quot;)" office:value-type="string" office:string-value="" calcext:value-type="error">
            <text:p>#REF!</text:p>
          </table:table-cell>
          <table:table-cell table:style-name="ce22" table:formula="of:=IF([.$G180];#REF!;&quot;&quot;)" office:value-type="string" office:string-value="" calcext:value-type="error">
            <text:p>#REF!</text:p>
          </table:table-cell>
          <table:table-cell table:style-name="ce25" table:formula="of:=IF([.$G180];[$Themenliste.$E133];&quot;&quot;)" office:value-type="string" office:string-value="" calcext:value-type="error">
            <text:p>#REF!</text:p>
          </table:table-cell>
          <table:table-cell table:style-name="ce22" table:formula="of:=IF([.$G18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0];[.M18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0];[.I180];[.J18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1];#REF!;&quot;&quot;)" office:value-type="string" office:string-value="" calcext:value-type="error">
            <text:p>#REF!</text:p>
          </table:table-cell>
          <table:table-cell table:style-name="ce25" table:formula="of:=IF([.$G181];#REF!;&quot;&quot;)" office:value-type="string" office:string-value="" calcext:value-type="error">
            <text:p>#REF!</text:p>
          </table:table-cell>
          <table:table-cell table:style-name="ce25" table:formula="of:=IF([.$G181];#REF!;&quot;&quot;)" office:value-type="string" office:string-value="" calcext:value-type="error">
            <text:p>#REF!</text:p>
          </table:table-cell>
          <table:table-cell table:style-name="ce22" table:formula="of:=IF([.$G181];#REF!;&quot;&quot;)" office:value-type="string" office:string-value="" calcext:value-type="error">
            <text:p>#REF!</text:p>
          </table:table-cell>
          <table:table-cell table:style-name="ce25" table:formula="of:=IF([.$G181];[$Themenliste.$E134];&quot;&quot;)" office:value-type="string" office:string-value="" calcext:value-type="error">
            <text:p>#REF!</text:p>
          </table:table-cell>
          <table:table-cell table:style-name="ce22" table:formula="of:=IF([.$G18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1];[.M18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1];[.I181];[.J18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2];#REF!;&quot;&quot;)" office:value-type="string" office:string-value="" calcext:value-type="error">
            <text:p>#REF!</text:p>
          </table:table-cell>
          <table:table-cell table:style-name="ce25" table:formula="of:=IF([.$G182];#REF!;&quot;&quot;)" office:value-type="string" office:string-value="" calcext:value-type="error">
            <text:p>#REF!</text:p>
          </table:table-cell>
          <table:table-cell table:style-name="ce25" table:formula="of:=IF([.$G182];#REF!;&quot;&quot;)" office:value-type="string" office:string-value="" calcext:value-type="error">
            <text:p>#REF!</text:p>
          </table:table-cell>
          <table:table-cell table:style-name="ce22" table:formula="of:=IF([.$G182];#REF!;&quot;&quot;)" office:value-type="string" office:string-value="" calcext:value-type="error">
            <text:p>#REF!</text:p>
          </table:table-cell>
          <table:table-cell table:style-name="ce25" table:formula="of:=IF([.$G182];[$Themenliste.$E135];&quot;&quot;)" office:value-type="string" office:string-value="" calcext:value-type="error">
            <text:p>#REF!</text:p>
          </table:table-cell>
          <table:table-cell table:style-name="ce22" table:formula="of:=IF([.$G18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2];[.M18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2];[.I182];[.J18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3];#REF!;&quot;&quot;)" office:value-type="string" office:string-value="" calcext:value-type="error">
            <text:p>#REF!</text:p>
          </table:table-cell>
          <table:table-cell table:style-name="ce25" table:formula="of:=IF([.$G183];#REF!;&quot;&quot;)" office:value-type="string" office:string-value="" calcext:value-type="error">
            <text:p>#REF!</text:p>
          </table:table-cell>
          <table:table-cell table:style-name="ce25" table:formula="of:=IF([.$G183];#REF!;&quot;&quot;)" office:value-type="string" office:string-value="" calcext:value-type="error">
            <text:p>#REF!</text:p>
          </table:table-cell>
          <table:table-cell table:style-name="ce22" table:formula="of:=IF([.$G183];#REF!;&quot;&quot;)" office:value-type="string" office:string-value="" calcext:value-type="error">
            <text:p>#REF!</text:p>
          </table:table-cell>
          <table:table-cell table:style-name="ce25" table:formula="of:=IF([.$G183];[$Themenliste.$E136];&quot;&quot;)" office:value-type="string" office:string-value="" calcext:value-type="error">
            <text:p>#REF!</text:p>
          </table:table-cell>
          <table:table-cell table:style-name="ce22" table:formula="of:=IF([.$G18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3];[.M18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3];[.I183];[.J18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4];#REF!;&quot;&quot;)" office:value-type="string" office:string-value="" calcext:value-type="error">
            <text:p>#REF!</text:p>
          </table:table-cell>
          <table:table-cell table:style-name="ce25" table:formula="of:=IF([.$G184];#REF!;&quot;&quot;)" office:value-type="string" office:string-value="" calcext:value-type="error">
            <text:p>#REF!</text:p>
          </table:table-cell>
          <table:table-cell table:style-name="ce25" table:formula="of:=IF([.$G184];#REF!;&quot;&quot;)" office:value-type="string" office:string-value="" calcext:value-type="error">
            <text:p>#REF!</text:p>
          </table:table-cell>
          <table:table-cell table:style-name="ce22" table:formula="of:=IF([.$G184];#REF!;&quot;&quot;)" office:value-type="string" office:string-value="" calcext:value-type="error">
            <text:p>#REF!</text:p>
          </table:table-cell>
          <table:table-cell table:style-name="ce25" table:formula="of:=IF([.$G184];[$Themenliste.$E139];&quot;&quot;)" office:value-type="string" office:string-value="" calcext:value-type="error">
            <text:p>#REF!</text:p>
          </table:table-cell>
          <table:table-cell table:style-name="ce22" table:formula="of:=IF([.$G18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4];[.M18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4];[.I184];[.J18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5];#REF!;&quot;&quot;)" office:value-type="string" office:string-value="" calcext:value-type="error">
            <text:p>#REF!</text:p>
          </table:table-cell>
          <table:table-cell table:style-name="ce25" table:formula="of:=IF([.$G185];#REF!;&quot;&quot;)" office:value-type="string" office:string-value="" calcext:value-type="error">
            <text:p>#REF!</text:p>
          </table:table-cell>
          <table:table-cell table:style-name="ce25" table:formula="of:=IF([.$G185];#REF!;&quot;&quot;)" office:value-type="string" office:string-value="" calcext:value-type="error">
            <text:p>#REF!</text:p>
          </table:table-cell>
          <table:table-cell table:style-name="ce22" table:formula="of:=IF([.$G185];#REF!;&quot;&quot;)" office:value-type="string" office:string-value="" calcext:value-type="error">
            <text:p>#REF!</text:p>
          </table:table-cell>
          <table:table-cell table:style-name="ce25" table:formula="of:=IF([.$G185];[$Themenliste.$E140];&quot;&quot;)" office:value-type="string" office:string-value="" calcext:value-type="error">
            <text:p>#REF!</text:p>
          </table:table-cell>
          <table:table-cell table:style-name="ce22" table:formula="of:=IF([.$G18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5];[.M18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5];[.I185];[.J18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6];#REF!;&quot;&quot;)" office:value-type="string" office:string-value="" calcext:value-type="error">
            <text:p>#REF!</text:p>
          </table:table-cell>
          <table:table-cell table:style-name="ce25" table:formula="of:=IF([.$G186];#REF!;&quot;&quot;)" office:value-type="string" office:string-value="" calcext:value-type="error">
            <text:p>#REF!</text:p>
          </table:table-cell>
          <table:table-cell table:style-name="ce25" table:formula="of:=IF([.$G186];#REF!;&quot;&quot;)" office:value-type="string" office:string-value="" calcext:value-type="error">
            <text:p>#REF!</text:p>
          </table:table-cell>
          <table:table-cell table:style-name="ce22" table:formula="of:=IF([.$G186];#REF!;&quot;&quot;)" office:value-type="string" office:string-value="" calcext:value-type="error">
            <text:p>#REF!</text:p>
          </table:table-cell>
          <table:table-cell table:style-name="ce25" table:formula="of:=IF([.$G186];[$Themenliste.$E141];&quot;&quot;)" office:value-type="string" office:string-value="" calcext:value-type="error">
            <text:p>#REF!</text:p>
          </table:table-cell>
          <table:table-cell table:style-name="ce22" table:formula="of:=IF([.$G18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6];[.M18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6];[.I186];[.J18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7];#REF!;&quot;&quot;)" office:value-type="string" office:string-value="" calcext:value-type="error">
            <text:p>#REF!</text:p>
          </table:table-cell>
          <table:table-cell table:style-name="ce25" table:formula="of:=IF([.$G187];#REF!;&quot;&quot;)" office:value-type="string" office:string-value="" calcext:value-type="error">
            <text:p>#REF!</text:p>
          </table:table-cell>
          <table:table-cell table:style-name="ce25" table:formula="of:=IF([.$G187];#REF!;&quot;&quot;)" office:value-type="string" office:string-value="" calcext:value-type="error">
            <text:p>#REF!</text:p>
          </table:table-cell>
          <table:table-cell table:style-name="ce22" table:formula="of:=IF([.$G187];#REF!;&quot;&quot;)" office:value-type="string" office:string-value="" calcext:value-type="error">
            <text:p>#REF!</text:p>
          </table:table-cell>
          <table:table-cell table:style-name="ce25" table:formula="of:=IF([.$G187];[$Themenliste.$E142];&quot;&quot;)" office:value-type="string" office:string-value="" calcext:value-type="error">
            <text:p>#REF!</text:p>
          </table:table-cell>
          <table:table-cell table:style-name="ce22" table:formula="of:=IF([.$G18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7];[.M18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7];[.I187];[.J18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8];#REF!;&quot;&quot;)" office:value-type="string" office:string-value="" calcext:value-type="error">
            <text:p>#REF!</text:p>
          </table:table-cell>
          <table:table-cell table:style-name="ce25" table:formula="of:=IF([.$G188];#REF!;&quot;&quot;)" office:value-type="string" office:string-value="" calcext:value-type="error">
            <text:p>#REF!</text:p>
          </table:table-cell>
          <table:table-cell table:style-name="ce25" table:formula="of:=IF([.$G188];#REF!;&quot;&quot;)" office:value-type="string" office:string-value="" calcext:value-type="error">
            <text:p>#REF!</text:p>
          </table:table-cell>
          <table:table-cell table:style-name="ce22" table:formula="of:=IF([.$G188];#REF!;&quot;&quot;)" office:value-type="string" office:string-value="" calcext:value-type="error">
            <text:p>#REF!</text:p>
          </table:table-cell>
          <table:table-cell table:style-name="ce25" table:formula="of:=IF([.$G188];[$Themenliste.$E143];&quot;&quot;)" office:value-type="string" office:string-value="" calcext:value-type="error">
            <text:p>#REF!</text:p>
          </table:table-cell>
          <table:table-cell table:style-name="ce22" table:formula="of:=IF([.$G18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8];[.M18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8];[.I188];[.J18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9];#REF!;&quot;&quot;)" office:value-type="string" office:string-value="" calcext:value-type="error">
            <text:p>#REF!</text:p>
          </table:table-cell>
          <table:table-cell table:style-name="ce25" table:formula="of:=IF([.$G189];#REF!;&quot;&quot;)" office:value-type="string" office:string-value="" calcext:value-type="error">
            <text:p>#REF!</text:p>
          </table:table-cell>
          <table:table-cell table:style-name="ce25" table:formula="of:=IF([.$G189];#REF!;&quot;&quot;)" office:value-type="string" office:string-value="" calcext:value-type="error">
            <text:p>#REF!</text:p>
          </table:table-cell>
          <table:table-cell table:style-name="ce22" table:formula="of:=IF([.$G189];#REF!;&quot;&quot;)" office:value-type="string" office:string-value="" calcext:value-type="error">
            <text:p>#REF!</text:p>
          </table:table-cell>
          <table:table-cell table:style-name="ce25" table:formula="of:=IF([.$G189];[$Themenliste.$E144];&quot;&quot;)" office:value-type="string" office:string-value="" calcext:value-type="error">
            <text:p>#REF!</text:p>
          </table:table-cell>
          <table:table-cell table:style-name="ce22" table:formula="of:=IF([.$G18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89];[.M18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89];[.I189];[.J18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0];#REF!;&quot;&quot;)" office:value-type="string" office:string-value="" calcext:value-type="error">
            <text:p>#REF!</text:p>
          </table:table-cell>
          <table:table-cell table:style-name="ce25" table:formula="of:=IF([.$G190];#REF!;&quot;&quot;)" office:value-type="string" office:string-value="" calcext:value-type="error">
            <text:p>#REF!</text:p>
          </table:table-cell>
          <table:table-cell table:style-name="ce25" table:formula="of:=IF([.$G190];#REF!;&quot;&quot;)" office:value-type="string" office:string-value="" calcext:value-type="error">
            <text:p>#REF!</text:p>
          </table:table-cell>
          <table:table-cell table:style-name="ce22" table:formula="of:=IF([.$G190];#REF!;&quot;&quot;)" office:value-type="string" office:string-value="" calcext:value-type="error">
            <text:p>#REF!</text:p>
          </table:table-cell>
          <table:table-cell table:style-name="ce25" table:formula="of:=IF([.$G190];[$Themenliste.$E145];&quot;&quot;)" office:value-type="string" office:string-value="" calcext:value-type="error">
            <text:p>#REF!</text:p>
          </table:table-cell>
          <table:table-cell table:style-name="ce22" table:formula="of:=IF([.$G19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0];[.M19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0];[.I190];[.J19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1];#REF!;&quot;&quot;)" office:value-type="string" office:string-value="" calcext:value-type="error">
            <text:p>#REF!</text:p>
          </table:table-cell>
          <table:table-cell table:style-name="ce25" table:formula="of:=IF([.$G191];#REF!;&quot;&quot;)" office:value-type="string" office:string-value="" calcext:value-type="error">
            <text:p>#REF!</text:p>
          </table:table-cell>
          <table:table-cell table:style-name="ce25" table:formula="of:=IF([.$G191];#REF!;&quot;&quot;)" office:value-type="string" office:string-value="" calcext:value-type="error">
            <text:p>#REF!</text:p>
          </table:table-cell>
          <table:table-cell table:style-name="ce22" table:formula="of:=IF([.$G191];#REF!;&quot;&quot;)" office:value-type="string" office:string-value="" calcext:value-type="error">
            <text:p>#REF!</text:p>
          </table:table-cell>
          <table:table-cell table:style-name="ce25" table:formula="of:=IF([.$G191];#REF!;&quot;&quot;)" office:value-type="string" office:string-value="" calcext:value-type="error">
            <text:p>#REF!</text:p>
          </table:table-cell>
          <table:table-cell table:style-name="ce22" table:formula="of:=IF([.$G19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1];[.M19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1];[.I191];[.J19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2];#REF!;&quot;&quot;)" office:value-type="string" office:string-value="" calcext:value-type="error">
            <text:p>#REF!</text:p>
          </table:table-cell>
          <table:table-cell table:style-name="ce25" table:formula="of:=IF([.$G192];#REF!;&quot;&quot;)" office:value-type="string" office:string-value="" calcext:value-type="error">
            <text:p>#REF!</text:p>
          </table:table-cell>
          <table:table-cell table:style-name="ce25" table:formula="of:=IF([.$G192];#REF!;&quot;&quot;)" office:value-type="string" office:string-value="" calcext:value-type="error">
            <text:p>#REF!</text:p>
          </table:table-cell>
          <table:table-cell table:style-name="ce22" table:formula="of:=IF([.$G192];#REF!;&quot;&quot;)" office:value-type="string" office:string-value="" calcext:value-type="error">
            <text:p>#REF!</text:p>
          </table:table-cell>
          <table:table-cell table:style-name="ce25" table:formula="of:=IF([.$G192];#REF!;&quot;&quot;)" office:value-type="string" office:string-value="" calcext:value-type="error">
            <text:p>#REF!</text:p>
          </table:table-cell>
          <table:table-cell table:style-name="ce22" table:formula="of:=IF([.$G19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2];[.M19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2];[.I192];[.J19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3];#REF!;&quot;&quot;)" office:value-type="string" office:string-value="" calcext:value-type="error">
            <text:p>#REF!</text:p>
          </table:table-cell>
          <table:table-cell table:style-name="ce25" table:formula="of:=IF([.$G193];#REF!;&quot;&quot;)" office:value-type="string" office:string-value="" calcext:value-type="error">
            <text:p>#REF!</text:p>
          </table:table-cell>
          <table:table-cell table:style-name="ce25" table:formula="of:=IF([.$G193];#REF!;&quot;&quot;)" office:value-type="string" office:string-value="" calcext:value-type="error">
            <text:p>#REF!</text:p>
          </table:table-cell>
          <table:table-cell table:style-name="ce22" table:formula="of:=IF([.$G193];#REF!;&quot;&quot;)" office:value-type="string" office:string-value="" calcext:value-type="error">
            <text:p>#REF!</text:p>
          </table:table-cell>
          <table:table-cell table:style-name="ce25" table:formula="of:=IF([.$G193];#REF!;&quot;&quot;)" office:value-type="string" office:string-value="" calcext:value-type="error">
            <text:p>#REF!</text:p>
          </table:table-cell>
          <table:table-cell table:style-name="ce22" table:formula="of:=IF([.$G19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3];[.M19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3];[.I193];[.J19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4];#REF!;&quot;&quot;)" office:value-type="string" office:string-value="" calcext:value-type="error">
            <text:p>#REF!</text:p>
          </table:table-cell>
          <table:table-cell table:style-name="ce25" table:formula="of:=IF([.$G194];#REF!;&quot;&quot;)" office:value-type="string" office:string-value="" calcext:value-type="error">
            <text:p>#REF!</text:p>
          </table:table-cell>
          <table:table-cell table:style-name="ce25" table:formula="of:=IF([.$G194];#REF!;&quot;&quot;)" office:value-type="string" office:string-value="" calcext:value-type="error">
            <text:p>#REF!</text:p>
          </table:table-cell>
          <table:table-cell table:style-name="ce22" table:formula="of:=IF([.$G194];#REF!;&quot;&quot;)" office:value-type="string" office:string-value="" calcext:value-type="error">
            <text:p>#REF!</text:p>
          </table:table-cell>
          <table:table-cell table:style-name="ce25" table:formula="of:=IF([.$G194];#REF!;&quot;&quot;)" office:value-type="string" office:string-value="" calcext:value-type="error">
            <text:p>#REF!</text:p>
          </table:table-cell>
          <table:table-cell table:style-name="ce22" table:formula="of:=IF([.$G19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4];[.M19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4];[.I194];[.J19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5];#REF!;&quot;&quot;)" office:value-type="string" office:string-value="" calcext:value-type="error">
            <text:p>#REF!</text:p>
          </table:table-cell>
          <table:table-cell table:style-name="ce25" table:formula="of:=IF([.$G195];#REF!;&quot;&quot;)" office:value-type="string" office:string-value="" calcext:value-type="error">
            <text:p>#REF!</text:p>
          </table:table-cell>
          <table:table-cell table:style-name="ce25" table:formula="of:=IF([.$G195];#REF!;&quot;&quot;)" office:value-type="string" office:string-value="" calcext:value-type="error">
            <text:p>#REF!</text:p>
          </table:table-cell>
          <table:table-cell table:style-name="ce22" table:formula="of:=IF([.$G195];#REF!;&quot;&quot;)" office:value-type="string" office:string-value="" calcext:value-type="error">
            <text:p>#REF!</text:p>
          </table:table-cell>
          <table:table-cell table:style-name="ce25" table:formula="of:=IF([.$G195];#REF!;&quot;&quot;)" office:value-type="string" office:string-value="" calcext:value-type="error">
            <text:p>#REF!</text:p>
          </table:table-cell>
          <table:table-cell table:style-name="ce22" table:formula="of:=IF([.$G19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5];[.M19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5];[.I195];[.J19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6];#REF!;&quot;&quot;)" office:value-type="string" office:string-value="" calcext:value-type="error">
            <text:p>#REF!</text:p>
          </table:table-cell>
          <table:table-cell table:style-name="ce25" table:formula="of:=IF([.$G196];#REF!;&quot;&quot;)" office:value-type="string" office:string-value="" calcext:value-type="error">
            <text:p>#REF!</text:p>
          </table:table-cell>
          <table:table-cell table:style-name="ce25" table:formula="of:=IF([.$G196];#REF!;&quot;&quot;)" office:value-type="string" office:string-value="" calcext:value-type="error">
            <text:p>#REF!</text:p>
          </table:table-cell>
          <table:table-cell table:style-name="ce22" table:formula="of:=IF([.$G196];#REF!;&quot;&quot;)" office:value-type="string" office:string-value="" calcext:value-type="error">
            <text:p>#REF!</text:p>
          </table:table-cell>
          <table:table-cell table:style-name="ce25" table:formula="of:=IF([.$G196];#REF!;&quot;&quot;)" office:value-type="string" office:string-value="" calcext:value-type="error">
            <text:p>#REF!</text:p>
          </table:table-cell>
          <table:table-cell table:style-name="ce22" table:formula="of:=IF([.$G19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6];[.M19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6];[.I196];[.J19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7];#REF!;&quot;&quot;)" office:value-type="string" office:string-value="" calcext:value-type="error">
            <text:p>#REF!</text:p>
          </table:table-cell>
          <table:table-cell table:style-name="ce25" table:formula="of:=IF([.$G197];#REF!;&quot;&quot;)" office:value-type="string" office:string-value="" calcext:value-type="error">
            <text:p>#REF!</text:p>
          </table:table-cell>
          <table:table-cell table:style-name="ce25" table:formula="of:=IF([.$G197];#REF!;&quot;&quot;)" office:value-type="string" office:string-value="" calcext:value-type="error">
            <text:p>#REF!</text:p>
          </table:table-cell>
          <table:table-cell table:style-name="ce22" table:formula="of:=IF([.$G197];#REF!;&quot;&quot;)" office:value-type="string" office:string-value="" calcext:value-type="error">
            <text:p>#REF!</text:p>
          </table:table-cell>
          <table:table-cell table:style-name="ce25" table:formula="of:=IF([.$G197];#REF!;&quot;&quot;)" office:value-type="string" office:string-value="" calcext:value-type="error">
            <text:p>#REF!</text:p>
          </table:table-cell>
          <table:table-cell table:style-name="ce22" table:formula="of:=IF([.$G19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7];[.M19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7];[.I197];[.J19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8];#REF!;&quot;&quot;)" office:value-type="string" office:string-value="" calcext:value-type="error">
            <text:p>#REF!</text:p>
          </table:table-cell>
          <table:table-cell table:style-name="ce25" table:formula="of:=IF([.$G198];#REF!;&quot;&quot;)" office:value-type="string" office:string-value="" calcext:value-type="error">
            <text:p>#REF!</text:p>
          </table:table-cell>
          <table:table-cell table:style-name="ce25" table:formula="of:=IF([.$G198];#REF!;&quot;&quot;)" office:value-type="string" office:string-value="" calcext:value-type="error">
            <text:p>#REF!</text:p>
          </table:table-cell>
          <table:table-cell table:style-name="ce22" table:formula="of:=IF([.$G198];#REF!;&quot;&quot;)" office:value-type="string" office:string-value="" calcext:value-type="error">
            <text:p>#REF!</text:p>
          </table:table-cell>
          <table:table-cell table:style-name="ce25" table:formula="of:=IF([.$G198];#REF!;&quot;&quot;)" office:value-type="string" office:string-value="" calcext:value-type="error">
            <text:p>#REF!</text:p>
          </table:table-cell>
          <table:table-cell table:style-name="ce22" table:formula="of:=IF([.$G19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8];[.M19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8];[.I198];[.J19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9];#REF!;&quot;&quot;)" office:value-type="string" office:string-value="" calcext:value-type="error">
            <text:p>#REF!</text:p>
          </table:table-cell>
          <table:table-cell table:style-name="ce25" table:formula="of:=IF([.$G199];#REF!;&quot;&quot;)" office:value-type="string" office:string-value="" calcext:value-type="error">
            <text:p>#REF!</text:p>
          </table:table-cell>
          <table:table-cell table:style-name="ce25" table:formula="of:=IF([.$G199];#REF!;&quot;&quot;)" office:value-type="string" office:string-value="" calcext:value-type="error">
            <text:p>#REF!</text:p>
          </table:table-cell>
          <table:table-cell table:style-name="ce22" table:formula="of:=IF([.$G199];#REF!;&quot;&quot;)" office:value-type="string" office:string-value="" calcext:value-type="error">
            <text:p>#REF!</text:p>
          </table:table-cell>
          <table:table-cell table:style-name="ce25" table:formula="of:=IF([.$G199];#REF!;&quot;&quot;)" office:value-type="string" office:string-value="" calcext:value-type="error">
            <text:p>#REF!</text:p>
          </table:table-cell>
          <table:table-cell table:style-name="ce22" table:formula="of:=IF([.$G19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199];[.M19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199];[.I199];[.J19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0];#REF!;&quot;&quot;)" office:value-type="string" office:string-value="" calcext:value-type="error">
            <text:p>#REF!</text:p>
          </table:table-cell>
          <table:table-cell table:style-name="ce25" table:formula="of:=IF([.$G200];#REF!;&quot;&quot;)" office:value-type="string" office:string-value="" calcext:value-type="error">
            <text:p>#REF!</text:p>
          </table:table-cell>
          <table:table-cell table:style-name="ce25" table:formula="of:=IF([.$G200];#REF!;&quot;&quot;)" office:value-type="string" office:string-value="" calcext:value-type="error">
            <text:p>#REF!</text:p>
          </table:table-cell>
          <table:table-cell table:style-name="ce22" table:formula="of:=IF([.$G200];#REF!;&quot;&quot;)" office:value-type="string" office:string-value="" calcext:value-type="error">
            <text:p>#REF!</text:p>
          </table:table-cell>
          <table:table-cell table:style-name="ce25" table:formula="of:=IF([.$G200];#REF!;&quot;&quot;)" office:value-type="string" office:string-value="" calcext:value-type="error">
            <text:p>#REF!</text:p>
          </table:table-cell>
          <table:table-cell table:style-name="ce22" table:formula="of:=IF([.$G20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0];[.M20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0];[.I200];[.J20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1];#REF!;&quot;&quot;)" office:value-type="string" office:string-value="" calcext:value-type="error">
            <text:p>#REF!</text:p>
          </table:table-cell>
          <table:table-cell table:style-name="ce25" table:formula="of:=IF([.$G201];#REF!;&quot;&quot;)" office:value-type="string" office:string-value="" calcext:value-type="error">
            <text:p>#REF!</text:p>
          </table:table-cell>
          <table:table-cell table:style-name="ce25" table:formula="of:=IF([.$G201];#REF!;&quot;&quot;)" office:value-type="string" office:string-value="" calcext:value-type="error">
            <text:p>#REF!</text:p>
          </table:table-cell>
          <table:table-cell table:style-name="ce22" table:formula="of:=IF([.$G201];#REF!;&quot;&quot;)" office:value-type="string" office:string-value="" calcext:value-type="error">
            <text:p>#REF!</text:p>
          </table:table-cell>
          <table:table-cell table:style-name="ce25" table:formula="of:=IF([.$G201];#REF!;&quot;&quot;)" office:value-type="string" office:string-value="" calcext:value-type="error">
            <text:p>#REF!</text:p>
          </table:table-cell>
          <table:table-cell table:style-name="ce22" table:formula="of:=IF([.$G20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1];[.M20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1];[.I201];[.J20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2];#REF!;&quot;&quot;)" office:value-type="string" office:string-value="" calcext:value-type="error">
            <text:p>#REF!</text:p>
          </table:table-cell>
          <table:table-cell table:style-name="ce25" table:formula="of:=IF([.$G202];#REF!;&quot;&quot;)" office:value-type="string" office:string-value="" calcext:value-type="error">
            <text:p>#REF!</text:p>
          </table:table-cell>
          <table:table-cell table:style-name="ce25" table:formula="of:=IF([.$G202];#REF!;&quot;&quot;)" office:value-type="string" office:string-value="" calcext:value-type="error">
            <text:p>#REF!</text:p>
          </table:table-cell>
          <table:table-cell table:style-name="ce22" table:formula="of:=IF([.$G202];#REF!;&quot;&quot;)" office:value-type="string" office:string-value="" calcext:value-type="error">
            <text:p>#REF!</text:p>
          </table:table-cell>
          <table:table-cell table:style-name="ce25" table:formula="of:=IF([.$G202];#REF!;&quot;&quot;)" office:value-type="string" office:string-value="" calcext:value-type="error">
            <text:p>#REF!</text:p>
          </table:table-cell>
          <table:table-cell table:style-name="ce22" table:formula="of:=IF([.$G20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2];[.M20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2];[.I202];[.J20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3];#REF!;&quot;&quot;)" office:value-type="string" office:string-value="" calcext:value-type="error">
            <text:p>#REF!</text:p>
          </table:table-cell>
          <table:table-cell table:style-name="ce25" table:formula="of:=IF([.$G203];#REF!;&quot;&quot;)" office:value-type="string" office:string-value="" calcext:value-type="error">
            <text:p>#REF!</text:p>
          </table:table-cell>
          <table:table-cell table:style-name="ce25" table:formula="of:=IF([.$G203];#REF!;&quot;&quot;)" office:value-type="string" office:string-value="" calcext:value-type="error">
            <text:p>#REF!</text:p>
          </table:table-cell>
          <table:table-cell table:style-name="ce22" table:formula="of:=IF([.$G203];#REF!;&quot;&quot;)" office:value-type="string" office:string-value="" calcext:value-type="error">
            <text:p>#REF!</text:p>
          </table:table-cell>
          <table:table-cell table:style-name="ce25" table:formula="of:=IF([.$G203];#REF!;&quot;&quot;)" office:value-type="string" office:string-value="" calcext:value-type="error">
            <text:p>#REF!</text:p>
          </table:table-cell>
          <table:table-cell table:style-name="ce22" table:formula="of:=IF([.$G20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3];[.M20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3];[.I203];[.J20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4];#REF!;&quot;&quot;)" office:value-type="string" office:string-value="" calcext:value-type="error">
            <text:p>#REF!</text:p>
          </table:table-cell>
          <table:table-cell table:style-name="ce25" table:formula="of:=IF([.$G204];#REF!;&quot;&quot;)" office:value-type="string" office:string-value="" calcext:value-type="error">
            <text:p>#REF!</text:p>
          </table:table-cell>
          <table:table-cell table:style-name="ce25" table:formula="of:=IF([.$G204];#REF!;&quot;&quot;)" office:value-type="string" office:string-value="" calcext:value-type="error">
            <text:p>#REF!</text:p>
          </table:table-cell>
          <table:table-cell table:style-name="ce22" table:formula="of:=IF([.$G204];#REF!;&quot;&quot;)" office:value-type="string" office:string-value="" calcext:value-type="error">
            <text:p>#REF!</text:p>
          </table:table-cell>
          <table:table-cell table:style-name="ce25" table:formula="of:=IF([.$G204];#REF!;&quot;&quot;)" office:value-type="string" office:string-value="" calcext:value-type="error">
            <text:p>#REF!</text:p>
          </table:table-cell>
          <table:table-cell table:style-name="ce22" table:formula="of:=IF([.$G20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4];[.M20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4];[.I204];[.J20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5];#REF!;&quot;&quot;)" office:value-type="string" office:string-value="" calcext:value-type="error">
            <text:p>#REF!</text:p>
          </table:table-cell>
          <table:table-cell table:style-name="ce25" table:formula="of:=IF([.$G205];#REF!;&quot;&quot;)" office:value-type="string" office:string-value="" calcext:value-type="error">
            <text:p>#REF!</text:p>
          </table:table-cell>
          <table:table-cell table:style-name="ce25" table:formula="of:=IF([.$G205];#REF!;&quot;&quot;)" office:value-type="string" office:string-value="" calcext:value-type="error">
            <text:p>#REF!</text:p>
          </table:table-cell>
          <table:table-cell table:style-name="ce22" table:formula="of:=IF([.$G205];#REF!;&quot;&quot;)" office:value-type="string" office:string-value="" calcext:value-type="error">
            <text:p>#REF!</text:p>
          </table:table-cell>
          <table:table-cell table:style-name="ce25" table:formula="of:=IF([.$G205];#REF!;&quot;&quot;)" office:value-type="string" office:string-value="" calcext:value-type="error">
            <text:p>#REF!</text:p>
          </table:table-cell>
          <table:table-cell table:style-name="ce22" table:formula="of:=IF([.$G20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5];[.M20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5];[.I205];[.J20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6];#REF!;&quot;&quot;)" office:value-type="string" office:string-value="" calcext:value-type="error">
            <text:p>#REF!</text:p>
          </table:table-cell>
          <table:table-cell table:style-name="ce25" table:formula="of:=IF([.$G206];#REF!;&quot;&quot;)" office:value-type="string" office:string-value="" calcext:value-type="error">
            <text:p>#REF!</text:p>
          </table:table-cell>
          <table:table-cell table:style-name="ce25" table:formula="of:=IF([.$G206];#REF!;&quot;&quot;)" office:value-type="string" office:string-value="" calcext:value-type="error">
            <text:p>#REF!</text:p>
          </table:table-cell>
          <table:table-cell table:style-name="ce22" table:formula="of:=IF([.$G206];#REF!;&quot;&quot;)" office:value-type="string" office:string-value="" calcext:value-type="error">
            <text:p>#REF!</text:p>
          </table:table-cell>
          <table:table-cell table:style-name="ce25" table:formula="of:=IF([.$G206];#REF!;&quot;&quot;)" office:value-type="string" office:string-value="" calcext:value-type="error">
            <text:p>#REF!</text:p>
          </table:table-cell>
          <table:table-cell table:style-name="ce22" table:formula="of:=IF([.$G20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6];[.M20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6];[.I206];[.J20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7];#REF!;&quot;&quot;)" office:value-type="string" office:string-value="" calcext:value-type="error">
            <text:p>#REF!</text:p>
          </table:table-cell>
          <table:table-cell table:style-name="ce25" table:formula="of:=IF([.$G207];#REF!;&quot;&quot;)" office:value-type="string" office:string-value="" calcext:value-type="error">
            <text:p>#REF!</text:p>
          </table:table-cell>
          <table:table-cell table:style-name="ce25" table:formula="of:=IF([.$G207];#REF!;&quot;&quot;)" office:value-type="string" office:string-value="" calcext:value-type="error">
            <text:p>#REF!</text:p>
          </table:table-cell>
          <table:table-cell table:style-name="ce22" table:formula="of:=IF([.$G207];#REF!;&quot;&quot;)" office:value-type="string" office:string-value="" calcext:value-type="error">
            <text:p>#REF!</text:p>
          </table:table-cell>
          <table:table-cell table:style-name="ce25" table:formula="of:=IF([.$G207];#REF!;&quot;&quot;)" office:value-type="string" office:string-value="" calcext:value-type="error">
            <text:p>#REF!</text:p>
          </table:table-cell>
          <table:table-cell table:style-name="ce22" table:formula="of:=IF([.$G20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7];[.M20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7];[.I207];[.J20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8];#REF!;&quot;&quot;)" office:value-type="string" office:string-value="" calcext:value-type="error">
            <text:p>#REF!</text:p>
          </table:table-cell>
          <table:table-cell table:style-name="ce25" table:formula="of:=IF([.$G208];#REF!;&quot;&quot;)" office:value-type="string" office:string-value="" calcext:value-type="error">
            <text:p>#REF!</text:p>
          </table:table-cell>
          <table:table-cell table:style-name="ce25" table:formula="of:=IF([.$G208];#REF!;&quot;&quot;)" office:value-type="string" office:string-value="" calcext:value-type="error">
            <text:p>#REF!</text:p>
          </table:table-cell>
          <table:table-cell table:style-name="ce22" table:formula="of:=IF([.$G208];#REF!;&quot;&quot;)" office:value-type="string" office:string-value="" calcext:value-type="error">
            <text:p>#REF!</text:p>
          </table:table-cell>
          <table:table-cell table:style-name="ce25" table:formula="of:=IF([.$G208];#REF!;&quot;&quot;)" office:value-type="string" office:string-value="" calcext:value-type="error">
            <text:p>#REF!</text:p>
          </table:table-cell>
          <table:table-cell table:style-name="ce22" table:formula="of:=IF([.$G20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8];[.M20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8];[.I208];[.J20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9];#REF!;&quot;&quot;)" office:value-type="string" office:string-value="" calcext:value-type="error">
            <text:p>#REF!</text:p>
          </table:table-cell>
          <table:table-cell table:style-name="ce25" table:formula="of:=IF([.$G209];#REF!;&quot;&quot;)" office:value-type="string" office:string-value="" calcext:value-type="error">
            <text:p>#REF!</text:p>
          </table:table-cell>
          <table:table-cell table:style-name="ce25" table:formula="of:=IF([.$G209];#REF!;&quot;&quot;)" office:value-type="string" office:string-value="" calcext:value-type="error">
            <text:p>#REF!</text:p>
          </table:table-cell>
          <table:table-cell table:style-name="ce22" table:formula="of:=IF([.$G209];#REF!;&quot;&quot;)" office:value-type="string" office:string-value="" calcext:value-type="error">
            <text:p>#REF!</text:p>
          </table:table-cell>
          <table:table-cell table:style-name="ce25" table:formula="of:=IF([.$G209];#REF!;&quot;&quot;)" office:value-type="string" office:string-value="" calcext:value-type="error">
            <text:p>#REF!</text:p>
          </table:table-cell>
          <table:table-cell table:style-name="ce22" table:formula="of:=IF([.$G20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09];[.M20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09];[.I209];[.J20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0];#REF!;&quot;&quot;)" office:value-type="string" office:string-value="" calcext:value-type="error">
            <text:p>#REF!</text:p>
          </table:table-cell>
          <table:table-cell table:style-name="ce25" table:formula="of:=IF([.$G210];#REF!;&quot;&quot;)" office:value-type="string" office:string-value="" calcext:value-type="error">
            <text:p>#REF!</text:p>
          </table:table-cell>
          <table:table-cell table:style-name="ce25" table:formula="of:=IF([.$G210];#REF!;&quot;&quot;)" office:value-type="string" office:string-value="" calcext:value-type="error">
            <text:p>#REF!</text:p>
          </table:table-cell>
          <table:table-cell table:style-name="ce22" table:formula="of:=IF([.$G210];#REF!;&quot;&quot;)" office:value-type="string" office:string-value="" calcext:value-type="error">
            <text:p>#REF!</text:p>
          </table:table-cell>
          <table:table-cell table:style-name="ce25" table:formula="of:=IF([.$G210];#REF!;&quot;&quot;)" office:value-type="string" office:string-value="" calcext:value-type="error">
            <text:p>#REF!</text:p>
          </table:table-cell>
          <table:table-cell table:style-name="ce22" table:formula="of:=IF([.$G21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0];[.M21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0];[.I210];[.J21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1];#REF!;&quot;&quot;)" office:value-type="string" office:string-value="" calcext:value-type="error">
            <text:p>#REF!</text:p>
          </table:table-cell>
          <table:table-cell table:style-name="ce25" table:formula="of:=IF([.$G211];#REF!;&quot;&quot;)" office:value-type="string" office:string-value="" calcext:value-type="error">
            <text:p>#REF!</text:p>
          </table:table-cell>
          <table:table-cell table:style-name="ce25" table:formula="of:=IF([.$G211];#REF!;&quot;&quot;)" office:value-type="string" office:string-value="" calcext:value-type="error">
            <text:p>#REF!</text:p>
          </table:table-cell>
          <table:table-cell table:style-name="ce22" table:formula="of:=IF([.$G211];#REF!;&quot;&quot;)" office:value-type="string" office:string-value="" calcext:value-type="error">
            <text:p>#REF!</text:p>
          </table:table-cell>
          <table:table-cell table:style-name="ce25" table:formula="of:=IF([.$G211];#REF!;&quot;&quot;)" office:value-type="string" office:string-value="" calcext:value-type="error">
            <text:p>#REF!</text:p>
          </table:table-cell>
          <table:table-cell table:style-name="ce22" table:formula="of:=IF([.$G21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1];[.M21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1];[.I211];[.J21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2];#REF!;&quot;&quot;)" office:value-type="string" office:string-value="" calcext:value-type="error">
            <text:p>#REF!</text:p>
          </table:table-cell>
          <table:table-cell table:style-name="ce25" table:formula="of:=IF([.$G212];#REF!;&quot;&quot;)" office:value-type="string" office:string-value="" calcext:value-type="error">
            <text:p>#REF!</text:p>
          </table:table-cell>
          <table:table-cell table:style-name="ce25" table:formula="of:=IF([.$G212];#REF!;&quot;&quot;)" office:value-type="string" office:string-value="" calcext:value-type="error">
            <text:p>#REF!</text:p>
          </table:table-cell>
          <table:table-cell table:style-name="ce22" table:formula="of:=IF([.$G212];#REF!;&quot;&quot;)" office:value-type="string" office:string-value="" calcext:value-type="error">
            <text:p>#REF!</text:p>
          </table:table-cell>
          <table:table-cell table:style-name="ce25" table:formula="of:=IF([.$G212];#REF!;&quot;&quot;)" office:value-type="string" office:string-value="" calcext:value-type="error">
            <text:p>#REF!</text:p>
          </table:table-cell>
          <table:table-cell table:style-name="ce22" table:formula="of:=IF([.$G21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2];[.M21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2];[.I212];[.J21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3];#REF!;&quot;&quot;)" office:value-type="string" office:string-value="" calcext:value-type="error">
            <text:p>#REF!</text:p>
          </table:table-cell>
          <table:table-cell table:style-name="ce25" table:formula="of:=IF([.$G213];#REF!;&quot;&quot;)" office:value-type="string" office:string-value="" calcext:value-type="error">
            <text:p>#REF!</text:p>
          </table:table-cell>
          <table:table-cell table:style-name="ce25" table:formula="of:=IF([.$G213];#REF!;&quot;&quot;)" office:value-type="string" office:string-value="" calcext:value-type="error">
            <text:p>#REF!</text:p>
          </table:table-cell>
          <table:table-cell table:style-name="ce22" table:formula="of:=IF([.$G213];#REF!;&quot;&quot;)" office:value-type="string" office:string-value="" calcext:value-type="error">
            <text:p>#REF!</text:p>
          </table:table-cell>
          <table:table-cell table:style-name="ce25" table:formula="of:=IF([.$G213];#REF!;&quot;&quot;)" office:value-type="string" office:string-value="" calcext:value-type="error">
            <text:p>#REF!</text:p>
          </table:table-cell>
          <table:table-cell table:style-name="ce22" table:formula="of:=IF([.$G21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3];[.M21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3];[.I213];[.J21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4];#REF!;&quot;&quot;)" office:value-type="string" office:string-value="" calcext:value-type="error">
            <text:p>#REF!</text:p>
          </table:table-cell>
          <table:table-cell table:style-name="ce25" table:formula="of:=IF([.$G214];#REF!;&quot;&quot;)" office:value-type="string" office:string-value="" calcext:value-type="error">
            <text:p>#REF!</text:p>
          </table:table-cell>
          <table:table-cell table:style-name="ce25" table:formula="of:=IF([.$G214];#REF!;&quot;&quot;)" office:value-type="string" office:string-value="" calcext:value-type="error">
            <text:p>#REF!</text:p>
          </table:table-cell>
          <table:table-cell table:style-name="ce22" table:formula="of:=IF([.$G214];#REF!;&quot;&quot;)" office:value-type="string" office:string-value="" calcext:value-type="error">
            <text:p>#REF!</text:p>
          </table:table-cell>
          <table:table-cell table:style-name="ce25" table:formula="of:=IF([.$G214];#REF!;&quot;&quot;)" office:value-type="string" office:string-value="" calcext:value-type="error">
            <text:p>#REF!</text:p>
          </table:table-cell>
          <table:table-cell table:style-name="ce22" table:formula="of:=IF([.$G21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4];[.M21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4];[.I214];[.J21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5];#REF!;&quot;&quot;)" office:value-type="string" office:string-value="" calcext:value-type="error">
            <text:p>#REF!</text:p>
          </table:table-cell>
          <table:table-cell table:style-name="ce25" table:formula="of:=IF([.$G215];#REF!;&quot;&quot;)" office:value-type="string" office:string-value="" calcext:value-type="error">
            <text:p>#REF!</text:p>
          </table:table-cell>
          <table:table-cell table:style-name="ce25" table:formula="of:=IF([.$G215];#REF!;&quot;&quot;)" office:value-type="string" office:string-value="" calcext:value-type="error">
            <text:p>#REF!</text:p>
          </table:table-cell>
          <table:table-cell table:style-name="ce22" table:formula="of:=IF([.$G215];#REF!;&quot;&quot;)" office:value-type="string" office:string-value="" calcext:value-type="error">
            <text:p>#REF!</text:p>
          </table:table-cell>
          <table:table-cell table:style-name="ce25" table:formula="of:=IF([.$G215];#REF!;&quot;&quot;)" office:value-type="string" office:string-value="" calcext:value-type="error">
            <text:p>#REF!</text:p>
          </table:table-cell>
          <table:table-cell table:style-name="ce22" table:formula="of:=IF([.$G21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5];[.M215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5];[.I215];[.J215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6];#REF!;&quot;&quot;)" office:value-type="string" office:string-value="" calcext:value-type="error">
            <text:p>#REF!</text:p>
          </table:table-cell>
          <table:table-cell table:style-name="ce25" table:formula="of:=IF([.$G216];#REF!;&quot;&quot;)" office:value-type="string" office:string-value="" calcext:value-type="error">
            <text:p>#REF!</text:p>
          </table:table-cell>
          <table:table-cell table:style-name="ce25" table:formula="of:=IF([.$G216];#REF!;&quot;&quot;)" office:value-type="string" office:string-value="" calcext:value-type="error">
            <text:p>#REF!</text:p>
          </table:table-cell>
          <table:table-cell table:style-name="ce22" table:formula="of:=IF([.$G216];#REF!;&quot;&quot;)" office:value-type="string" office:string-value="" calcext:value-type="error">
            <text:p>#REF!</text:p>
          </table:table-cell>
          <table:table-cell table:style-name="ce25" table:formula="of:=IF([.$G216];#REF!;&quot;&quot;)" office:value-type="string" office:string-value="" calcext:value-type="error">
            <text:p>#REF!</text:p>
          </table:table-cell>
          <table:table-cell table:style-name="ce22" table:formula="of:=IF([.$G21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6];[.M216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6];[.I216];[.J216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7];#REF!;&quot;&quot;)" office:value-type="string" office:string-value="" calcext:value-type="error">
            <text:p>#REF!</text:p>
          </table:table-cell>
          <table:table-cell table:style-name="ce25" table:formula="of:=IF([.$G217];#REF!;&quot;&quot;)" office:value-type="string" office:string-value="" calcext:value-type="error">
            <text:p>#REF!</text:p>
          </table:table-cell>
          <table:table-cell table:style-name="ce25" table:formula="of:=IF([.$G217];#REF!;&quot;&quot;)" office:value-type="string" office:string-value="" calcext:value-type="error">
            <text:p>#REF!</text:p>
          </table:table-cell>
          <table:table-cell table:style-name="ce22" table:formula="of:=IF([.$G217];#REF!;&quot;&quot;)" office:value-type="string" office:string-value="" calcext:value-type="error">
            <text:p>#REF!</text:p>
          </table:table-cell>
          <table:table-cell table:style-name="ce25" table:formula="of:=IF([.$G217];#REF!;&quot;&quot;)" office:value-type="string" office:string-value="" calcext:value-type="error">
            <text:p>#REF!</text:p>
          </table:table-cell>
          <table:table-cell table:style-name="ce22" table:formula="of:=IF([.$G21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7];[.M217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7];[.I217];[.J217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8];#REF!;&quot;&quot;)" office:value-type="string" office:string-value="" calcext:value-type="error">
            <text:p>#REF!</text:p>
          </table:table-cell>
          <table:table-cell table:style-name="ce25" table:formula="of:=IF([.$G218];#REF!;&quot;&quot;)" office:value-type="string" office:string-value="" calcext:value-type="error">
            <text:p>#REF!</text:p>
          </table:table-cell>
          <table:table-cell table:style-name="ce25" table:formula="of:=IF([.$G218];#REF!;&quot;&quot;)" office:value-type="string" office:string-value="" calcext:value-type="error">
            <text:p>#REF!</text:p>
          </table:table-cell>
          <table:table-cell table:style-name="ce22" table:formula="of:=IF([.$G218];#REF!;&quot;&quot;)" office:value-type="string" office:string-value="" calcext:value-type="error">
            <text:p>#REF!</text:p>
          </table:table-cell>
          <table:table-cell table:style-name="ce25" table:formula="of:=IF([.$G218];#REF!;&quot;&quot;)" office:value-type="string" office:string-value="" calcext:value-type="error">
            <text:p>#REF!</text:p>
          </table:table-cell>
          <table:table-cell table:style-name="ce22" table:formula="of:=IF([.$G21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8];[.M218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8];[.I218];[.J218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19];#REF!;&quot;&quot;)" office:value-type="string" office:string-value="" calcext:value-type="error">
            <text:p>#REF!</text:p>
          </table:table-cell>
          <table:table-cell table:style-name="ce25" table:formula="of:=IF([.$G219];#REF!;&quot;&quot;)" office:value-type="string" office:string-value="" calcext:value-type="error">
            <text:p>#REF!</text:p>
          </table:table-cell>
          <table:table-cell table:style-name="ce25" table:formula="of:=IF([.$G219];#REF!;&quot;&quot;)" office:value-type="string" office:string-value="" calcext:value-type="error">
            <text:p>#REF!</text:p>
          </table:table-cell>
          <table:table-cell table:style-name="ce22" table:formula="of:=IF([.$G219];#REF!;&quot;&quot;)" office:value-type="string" office:string-value="" calcext:value-type="error">
            <text:p>#REF!</text:p>
          </table:table-cell>
          <table:table-cell table:style-name="ce25" table:formula="of:=IF([.$G219];#REF!;&quot;&quot;)" office:value-type="string" office:string-value="" calcext:value-type="error">
            <text:p>#REF!</text:p>
          </table:table-cell>
          <table:table-cell table:style-name="ce22" table:formula="of:=IF([.$G21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19];[.M219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19];[.I219];[.J219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20];#REF!;&quot;&quot;)" office:value-type="string" office:string-value="" calcext:value-type="error">
            <text:p>#REF!</text:p>
          </table:table-cell>
          <table:table-cell table:style-name="ce25" table:formula="of:=IF([.$G220];#REF!;&quot;&quot;)" office:value-type="string" office:string-value="" calcext:value-type="error">
            <text:p>#REF!</text:p>
          </table:table-cell>
          <table:table-cell table:style-name="ce25" table:formula="of:=IF([.$G220];#REF!;&quot;&quot;)" office:value-type="string" office:string-value="" calcext:value-type="error">
            <text:p>#REF!</text:p>
          </table:table-cell>
          <table:table-cell table:style-name="ce22" table:formula="of:=IF([.$G220];#REF!;&quot;&quot;)" office:value-type="string" office:string-value="" calcext:value-type="error">
            <text:p>#REF!</text:p>
          </table:table-cell>
          <table:table-cell table:style-name="ce25" table:formula="of:=IF([.$G220];#REF!;&quot;&quot;)" office:value-type="string" office:string-value="" calcext:value-type="error">
            <text:p>#REF!</text:p>
          </table:table-cell>
          <table:table-cell table:style-name="ce22" table:formula="of:=IF([.$G22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20];[.M220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20];[.I220];[.J220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21];#REF!;&quot;&quot;)" office:value-type="string" office:string-value="" calcext:value-type="error">
            <text:p>#REF!</text:p>
          </table:table-cell>
          <table:table-cell table:style-name="ce25" table:formula="of:=IF([.$G221];#REF!;&quot;&quot;)" office:value-type="string" office:string-value="" calcext:value-type="error">
            <text:p>#REF!</text:p>
          </table:table-cell>
          <table:table-cell table:style-name="ce25" table:formula="of:=IF([.$G221];#REF!;&quot;&quot;)" office:value-type="string" office:string-value="" calcext:value-type="error">
            <text:p>#REF!</text:p>
          </table:table-cell>
          <table:table-cell table:style-name="ce22" table:formula="of:=IF([.$G221];#REF!;&quot;&quot;)" office:value-type="string" office:string-value="" calcext:value-type="error">
            <text:p>#REF!</text:p>
          </table:table-cell>
          <table:table-cell table:style-name="ce25" table:formula="of:=IF([.$G221];#REF!;&quot;&quot;)" office:value-type="string" office:string-value="" calcext:value-type="error">
            <text:p>#REF!</text:p>
          </table:table-cell>
          <table:table-cell table:style-name="ce22" table:formula="of:=IF([.$G22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21];[.M221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21];[.I221];[.J221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22];#REF!;&quot;&quot;)" office:value-type="string" office:string-value="" calcext:value-type="error">
            <text:p>#REF!</text:p>
          </table:table-cell>
          <table:table-cell table:style-name="ce25" table:formula="of:=IF([.$G222];#REF!;&quot;&quot;)" office:value-type="string" office:string-value="" calcext:value-type="error">
            <text:p>#REF!</text:p>
          </table:table-cell>
          <table:table-cell table:style-name="ce25" table:formula="of:=IF([.$G222];#REF!;&quot;&quot;)" office:value-type="string" office:string-value="" calcext:value-type="error">
            <text:p>#REF!</text:p>
          </table:table-cell>
          <table:table-cell table:style-name="ce22" table:formula="of:=IF([.$G222];#REF!;&quot;&quot;)" office:value-type="string" office:string-value="" calcext:value-type="error">
            <text:p>#REF!</text:p>
          </table:table-cell>
          <table:table-cell table:style-name="ce25" table:formula="of:=IF([.$G222];#REF!;&quot;&quot;)" office:value-type="string" office:string-value="" calcext:value-type="error">
            <text:p>#REF!</text:p>
          </table:table-cell>
          <table:table-cell table:style-name="ce22" table:formula="of:=IF([.$G22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22];[.M222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22];[.I222];[.J222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23];#REF!;&quot;&quot;)" office:value-type="string" office:string-value="" calcext:value-type="error">
            <text:p>#REF!</text:p>
          </table:table-cell>
          <table:table-cell table:style-name="ce25" table:formula="of:=IF([.$G223];#REF!;&quot;&quot;)" office:value-type="string" office:string-value="" calcext:value-type="error">
            <text:p>#REF!</text:p>
          </table:table-cell>
          <table:table-cell table:style-name="ce25" table:formula="of:=IF([.$G223];#REF!;&quot;&quot;)" office:value-type="string" office:string-value="" calcext:value-type="error">
            <text:p>#REF!</text:p>
          </table:table-cell>
          <table:table-cell table:style-name="ce22" table:formula="of:=IF([.$G223];#REF!;&quot;&quot;)" office:value-type="string" office:string-value="" calcext:value-type="error">
            <text:p>#REF!</text:p>
          </table:table-cell>
          <table:table-cell table:style-name="ce25" table:formula="of:=IF([.$G223];#REF!;&quot;&quot;)" office:value-type="string" office:string-value="" calcext:value-type="error">
            <text:p>#REF!</text:p>
          </table:table-cell>
          <table:table-cell table:style-name="ce22" table:formula="of:=IF([.$G22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23];[.M223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23];[.I223];[.J223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24];#REF!;&quot;&quot;)" office:value-type="string" office:string-value="" calcext:value-type="error">
            <text:p>#REF!</text:p>
          </table:table-cell>
          <table:table-cell table:style-name="ce25" table:formula="of:=IF([.$G224];#REF!;&quot;&quot;)" office:value-type="string" office:string-value="" calcext:value-type="error">
            <text:p>#REF!</text:p>
          </table:table-cell>
          <table:table-cell table:style-name="ce25" table:formula="of:=IF([.$G224];#REF!;&quot;&quot;)" office:value-type="string" office:string-value="" calcext:value-type="error">
            <text:p>#REF!</text:p>
          </table:table-cell>
          <table:table-cell table:style-name="ce22" table:formula="of:=IF([.$G224];#REF!;&quot;&quot;)" office:value-type="string" office:string-value="" calcext:value-type="error">
            <text:p>#REF!</text:p>
          </table:table-cell>
          <table:table-cell table:style-name="ce25" table:formula="of:=IF([.$G224];#REF!;&quot;&quot;)" office:value-type="string" office:string-value="" calcext:value-type="error">
            <text:p>#REF!</text:p>
          </table:table-cell>
          <table:table-cell table:style-name="ce22" table:formula="of:=IF([.$G22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7" table:formula="of:=AND([.K224];[.M224])" office:value-type="string" office:string-value="" calcext:value-type="error">
            <text:p>#REF!</text:p>
          </table:table-cell>
          <table:table-cell table:style-name="ce27" table:formula="of:=AND(#REF! = 1;[$Variablen.$A$2] = 1)" office:value-type="string" office:string-value="" calcext:value-type="error">
            <text:p>#REF!</text:p>
          </table:table-cell>
          <table:table-cell table:style-name="ce27" table:formula="of:=AND(#REF! = 1;[$Variablen.$B$2] = 1)" office:value-type="string" office:string-value="" calcext:value-type="error">
            <text:p>#REF!</text:p>
          </table:table-cell>
          <table:table-cell table:style-name="ce27" table:formula="of:=AND(#REF! = 1;[$Variablen.$C$2] = 1)" office:value-type="string" office:string-value="" calcext:value-type="error">
            <text:p>#REF!</text:p>
          </table:table-cell>
          <table:table-cell table:style-name="ce27" table:formula="of:=OR([.H224];[.I224];[.J224]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7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4">
          <table:table-cell table:style-name="ce22" table:formula="of:=IF([.$G225];[$Themenliste.$A146];&quot;&quot;)">
            <text:p/>
          </table:table-cell>
          <table:table-cell table:style-name="ce25" table:formula="of:=IF([.$G225];[$Themenliste.$B146];&quot;&quot;)">
            <text:p/>
          </table:table-cell>
          <table:table-cell table:style-name="ce25" table:formula="of:=IF([.$G225];[$Themenliste.$C146];&quot;&quot;)">
            <text:p/>
          </table:table-cell>
          <table:table-cell table:style-name="ce22" table:formula="of:=IF([.$G225];[$Themenliste.$D146];&quot;&quot;)">
            <text:p/>
          </table:table-cell>
          <table:table-cell table:style-name="ce25" table:formula="of:=IF([.$G225];[$Themenliste.$E146];&quot;&quot;)">
            <text:p/>
          </table:table-cell>
          <table:table-cell table:style-name="ce22" table:formula="of:=IF([.$G225];CONCATENATE(IF([$Themenliste.$M146] = 1;&quot;1&quot;;&quot;&quot;);IF(AND([$Themenliste.$M146] = 1;OR([$Themenliste.$N146] = 1;[$Themenliste.$O146] = 1));&quot;,&quot;;&quot;&quot;);IF([$Themenliste.$N146] = 1;&quot;2&quot;;&quot;&quot;);IF(AND([$Themenliste.$N146] = 1;[$Themenliste.$O146] = 1);&quot;,&quot;;&quot;&quot;);IF([$Themenliste.$O146] = 1;&quot;3&quot;;&quot;&quot;));&quot;&quot;)">
            <text:p/>
          </table:table-cell>
          <table:table-cell table:style-name="ce27" table:formula="of:=AND([.K225];[.M225])" office:value-type="boolean" office:boolean-value="false" calcext:value-type="boolean">
            <text:p>FALSCH</text:p>
          </table:table-cell>
          <table:table-cell table:style-name="ce27" table:formula="of:=AND([$Themenliste.$M146] = 1;[$Variablen.$A$2] = 1)" office:value-type="boolean" office:boolean-value="false" calcext:value-type="boolean">
            <text:p>FALSCH</text:p>
          </table:table-cell>
          <table:table-cell table:style-name="ce27" table:formula="of:=AND([$Themenliste.$N146] = 1;[$Variablen.$B$2] = 1)" office:value-type="boolean" office:boolean-value="false" calcext:value-type="boolean">
            <text:p>FALSCH</text:p>
          </table:table-cell>
          <table:table-cell table:style-name="ce27" table:formula="of:=AND([$Themenliste.$O146] = 1;[$Variablen.$C$2] = 1)" office:value-type="boolean" office:boolean-value="false" calcext:value-type="boolean">
            <text:p>FALSCH</text:p>
          </table:table-cell>
          <table:table-cell table:style-name="ce27" table:formula="of:=OR([.H225];[.I225];[.J225])" office:value-type="boolean" office:boolean-value="false" calcext:value-type="boolean">
            <text:p>FALSCH</text:p>
          </table:table-cell>
          <table:table-cell table:style-name="ce27" table:formula="of:=IF([$Themenliste.$J146] = 1)" office:value-type="boolean" office:boolean-value="false" calcext:value-type="boolean">
            <text:p>FALSCH</text:p>
          </table:table-cell>
          <table:table-cell table:style-name="ce27" table:formula="of:=IF([$Themenliste.$I14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 table:number-rows-repeated="6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 table:number-columns-repeated="7"/>
          <table:table-cell table:style-name="ce28"/>
          <table:table-cell table:number-columns-repeated="50"/>
        </table:table-row>
        <table:table-row table:style-name="ro24" table:number-rows-repeated="3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8" table:number-columns-repeated="7"/>
          <table:table-cell table:number-columns-repeated="51"/>
        </table:table-row>
        <table:table-row table:style-name="ro24">
          <table:table-cell table:style-name="ce22" table:formula="of:=IF([.$G235];[$Themenliste.$A156];&quot;&quot;)">
            <text:p/>
          </table:table-cell>
          <table:table-cell table:style-name="ce25" table:formula="of:=IF([.$G235];[$Themenliste.$B156];&quot;&quot;)">
            <text:p/>
          </table:table-cell>
          <table:table-cell table:style-name="ce25" table:formula="of:=IF([.$G235];[$Themenliste.$C156];&quot;&quot;)">
            <text:p/>
          </table:table-cell>
          <table:table-cell table:style-name="ce22" table:formula="of:=IF([.$G235];[$Themenliste.$D156];&quot;&quot;)">
            <text:p/>
          </table:table-cell>
          <table:table-cell table:style-name="ce25" table:formula="of:=IF([.$G235];#REF!;&quot;&quot;)">
            <text:p/>
          </table:table-cell>
          <table:table-cell table:style-name="ce22" table:formula="of:=IF([.$G235];CONCATENATE(IF([$Themenliste.$M156] = 1;&quot;1&quot;;&quot;&quot;);IF(AND([$Themenliste.$M156] = 1;OR([$Themenliste.$N156] = 1;[$Themenliste.$O156] = 1));&quot;,&quot;;&quot;&quot;);IF([$Themenliste.$N156] = 1;&quot;2&quot;;&quot;&quot;);IF(AND([$Themenliste.$N156] = 1;[$Themenliste.$O156] = 1);&quot;,&quot;;&quot;&quot;);IF([$Themenliste.$O156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4">
          <table:table-cell table:style-name="ce22" table:formula="of:=IF([.$G236];[$Themenliste.$A157];&quot;&quot;)">
            <text:p/>
          </table:table-cell>
          <table:table-cell table:style-name="ce25" table:formula="of:=IF([.$G236];[$Themenliste.$B157];&quot;&quot;)">
            <text:p/>
          </table:table-cell>
          <table:table-cell table:style-name="ce25" table:formula="of:=IF([.$G236];[$Themenliste.$C157];&quot;&quot;)">
            <text:p/>
          </table:table-cell>
          <table:table-cell table:style-name="ce22" table:formula="of:=IF([.$G236];[$Themenliste.$D157];&quot;&quot;)">
            <text:p/>
          </table:table-cell>
          <table:table-cell table:style-name="ce25" table:formula="of:=IF([.$G236];#REF!;&quot;&quot;)">
            <text:p/>
          </table:table-cell>
          <table:table-cell table:style-name="ce22" table:formula="of:=IF([.$G236];CONCATENATE(IF([$Themenliste.$M157] = 1;&quot;1&quot;;&quot;&quot;);IF(AND([$Themenliste.$M157] = 1;OR([$Themenliste.$N157] = 1;[$Themenliste.$O157] = 1));&quot;,&quot;;&quot;&quot;);IF([$Themenliste.$N157] = 1;&quot;2&quot;;&quot;&quot;);IF(AND([$Themenliste.$N157] = 1;[$Themenliste.$O157] = 1);&quot;,&quot;;&quot;&quot;);IF([$Themenliste.$O157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4">
          <table:table-cell table:style-name="ce22" table:formula="of:=IF([.$G237];[$Themenliste.$A158];&quot;&quot;)">
            <text:p/>
          </table:table-cell>
          <table:table-cell table:style-name="ce25" table:formula="of:=IF([.$G237];[$Themenliste.$B158];&quot;&quot;)">
            <text:p/>
          </table:table-cell>
          <table:table-cell table:style-name="ce25" table:formula="of:=IF([.$G237];[$Themenliste.$C158];&quot;&quot;)">
            <text:p/>
          </table:table-cell>
          <table:table-cell table:style-name="ce22" table:formula="of:=IF([.$G237];[$Themenliste.$D158];&quot;&quot;)">
            <text:p/>
          </table:table-cell>
          <table:table-cell table:style-name="ce25" table:formula="of:=IF([.$G237];#REF!;&quot;&quot;)">
            <text:p/>
          </table:table-cell>
          <table:table-cell table:style-name="ce22" table:formula="of:=IF([.$G237];CONCATENATE(IF([$Themenliste.$M158] = 1;&quot;1&quot;;&quot;&quot;);IF(AND([$Themenliste.$M158] = 1;OR([$Themenliste.$N158] = 1;[$Themenliste.$O158] = 1));&quot;,&quot;;&quot;&quot;);IF([$Themenliste.$N158] = 1;&quot;2&quot;;&quot;&quot;);IF(AND([$Themenliste.$N158] = 1;[$Themenliste.$O158] = 1);&quot;,&quot;;&quot;&quot;);IF([$Themenliste.$O158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4">
          <table:table-cell table:style-name="ce22" table:formula="of:=IF([.$G238];[$Themenliste.$A159];&quot;&quot;)">
            <text:p/>
          </table:table-cell>
          <table:table-cell table:style-name="ce25" table:formula="of:=IF([.$G238];[$Themenliste.$B159];&quot;&quot;)">
            <text:p/>
          </table:table-cell>
          <table:table-cell table:style-name="ce25" table:formula="of:=IF([.$G238];[$Themenliste.$C159];&quot;&quot;)">
            <text:p/>
          </table:table-cell>
          <table:table-cell table:style-name="ce22" table:formula="of:=IF([.$G238];[$Themenliste.$D159];&quot;&quot;)">
            <text:p/>
          </table:table-cell>
          <table:table-cell table:style-name="ce25" table:formula="of:=IF([.$G238];#REF!;&quot;&quot;)">
            <text:p/>
          </table:table-cell>
          <table:table-cell table:style-name="ce22" table:formula="of:=IF([.$G238];CONCATENATE(IF([$Themenliste.$M159] = 1;&quot;1&quot;;&quot;&quot;);IF(AND([$Themenliste.$M159] = 1;OR([$Themenliste.$N159] = 1;[$Themenliste.$O159] = 1));&quot;,&quot;;&quot;&quot;);IF([$Themenliste.$N159] = 1;&quot;2&quot;;&quot;&quot;);IF(AND([$Themenliste.$N159] = 1;[$Themenliste.$O159] = 1);&quot;,&quot;;&quot;&quot;);IF([$Themenliste.$O159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4">
          <table:table-cell table:style-name="ce22" table:formula="of:=IF([.$G239];[$Themenliste.$A160];&quot;&quot;)">
            <text:p/>
          </table:table-cell>
          <table:table-cell table:style-name="ce25" table:formula="of:=IF([.$G239];[$Themenliste.$B160];&quot;&quot;)">
            <text:p/>
          </table:table-cell>
          <table:table-cell table:style-name="ce25" table:formula="of:=IF([.$G239];[$Themenliste.$C160];&quot;&quot;)">
            <text:p/>
          </table:table-cell>
          <table:table-cell table:style-name="ce22" table:formula="of:=IF([.$G239];[$Themenliste.$D160];&quot;&quot;)">
            <text:p/>
          </table:table-cell>
          <table:table-cell table:style-name="ce25" table:formula="of:=IF([.$G239];#REF!;&quot;&quot;)">
            <text:p/>
          </table:table-cell>
          <table:table-cell table:style-name="ce22" table:formula="of:=IF([.$G239];CONCATENATE(IF([$Themenliste.$M160] = 1;&quot;1&quot;;&quot;&quot;);IF(AND([$Themenliste.$M160] = 1;OR([$Themenliste.$N160] = 1;[$Themenliste.$O160] = 1));&quot;,&quot;;&quot;&quot;);IF([$Themenliste.$N160] = 1;&quot;2&quot;;&quot;&quot;);IF(AND([$Themenliste.$N160] = 1;[$Themenliste.$O160] = 1);&quot;,&quot;;&quot;&quot;);IF([$Themenliste.$O160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4">
          <table:table-cell table:style-name="ce22" table:formula="of:=IF([.$G240];[$Themenliste.$A161];&quot;&quot;)">
            <text:p/>
          </table:table-cell>
          <table:table-cell table:style-name="ce25" table:formula="of:=IF([.$G240];[$Themenliste.$B161];&quot;&quot;)">
            <text:p/>
          </table:table-cell>
          <table:table-cell table:style-name="ce25" table:formula="of:=IF([.$G240];[$Themenliste.$C161];&quot;&quot;)">
            <text:p/>
          </table:table-cell>
          <table:table-cell table:style-name="ce22" table:formula="of:=IF([.$G240];[$Themenliste.$D161];&quot;&quot;)">
            <text:p/>
          </table:table-cell>
          <table:table-cell table:style-name="ce25" table:formula="of:=IF([.$G240];#REF!;&quot;&quot;)">
            <text:p/>
          </table:table-cell>
          <table:table-cell table:style-name="ce22" table:formula="of:=IF([.$G240];CONCATENATE(IF([$Themenliste.$M161] = 1;&quot;1&quot;;&quot;&quot;);IF(AND([$Themenliste.$M161] = 1;OR([$Themenliste.$N161] = 1;[$Themenliste.$O161] = 1));&quot;,&quot;;&quot;&quot;);IF([$Themenliste.$N161] = 1;&quot;2&quot;;&quot;&quot;);IF(AND([$Themenliste.$N161] = 1;[$Themenliste.$O161] = 1);&quot;,&quot;;&quot;&quot;);IF([$Themenliste.$O161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4">
          <table:table-cell table:style-name="ce22" table:formula="of:=IF([.$G241];[$Themenliste.$A162];&quot;&quot;)">
            <text:p/>
          </table:table-cell>
          <table:table-cell table:style-name="ce25" table:formula="of:=IF([.$G241];[$Themenliste.$B162];&quot;&quot;)">
            <text:p/>
          </table:table-cell>
          <table:table-cell table:style-name="ce25" table:formula="of:=IF([.$G241];[$Themenliste.$C162];&quot;&quot;)">
            <text:p/>
          </table:table-cell>
          <table:table-cell table:style-name="ce22" table:formula="of:=IF([.$G241];[$Themenliste.$D162];&quot;&quot;)">
            <text:p/>
          </table:table-cell>
          <table:table-cell table:style-name="ce25" table:formula="of:=IF([.$G241];#REF!;&quot;&quot;)">
            <text:p/>
          </table:table-cell>
          <table:table-cell table:style-name="ce22" table:formula="of:=IF([.$G241];CONCATENATE(IF([$Themenliste.$M162] = 1;&quot;1&quot;;&quot;&quot;);IF(AND([$Themenliste.$M162] = 1;OR([$Themenliste.$N162] = 1;[$Themenliste.$O162] = 1));&quot;,&quot;;&quot;&quot;);IF([$Themenliste.$N162] = 1;&quot;2&quot;;&quot;&quot;);IF(AND([$Themenliste.$N162] = 1;[$Themenliste.$O162] = 1);&quot;,&quot;;&quot;&quot;);IF([$Themenliste.$O162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4" table:number-rows-repeated="9">
          <table:table-cell table:number-columns-repeated="6"/>
          <table:table-cell table:style-name="ce28" table:number-columns-repeated="7"/>
          <table:table-cell table:number-columns-repeated="51"/>
        </table:table-row>
        <table:table-row table:style-name="ro24" table:number-rows-repeated="37">
          <table:table-cell table:number-columns-repeated="6"/>
          <table:table-cell table:style-name="ce28" table:number-columns-repeated="5"/>
          <table:table-cell table:number-columns-repeated="53"/>
        </table:table-row>
        <table:table-row table:style-name="ro24" table:number-rows-repeated="1048288">
          <table:table-cell table:number-columns-repeated="64"/>
        </table:table-row>
        <table:table-row table:style-name="ro24">
          <table:table-cell table:number-columns-repeated="64"/>
        </table:table-row>
      </table:table>
      <table:table table:name="Anwendung_Detailkarten" table:style-name="ta1" table:protected="true">
        <loext:table-protection loext:select-protected-cells="true" loext:select-unprotected-cells="true"/>
        <table:table-column table:style-name="co21" table:default-cell-style-name="ce23"/>
        <table:table-column table:style-name="co15" table:default-cell-style-name="ce26"/>
        <table:table-column table:style-name="co22" table:default-cell-style-name="ce26"/>
        <table:table-column table:style-name="co23" table:default-cell-style-name="ce23"/>
        <table:table-column table:style-name="co24" table:default-cell-style-name="ce26"/>
        <table:table-column table:style-name="co25" table:default-cell-style-name="ce23"/>
        <table:table-column table:style-name="co20" table:default-cell-style-name="ce23"/>
        <table:table-column table:style-name="co6" table:number-columns-repeated="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number-columns-repeated="50" table:default-cell-style-name="ce23"/>
        <table:table-row table:style-name="ro21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</table:table-row>
        <table:table-row table:style-name="ro23">
          <table:table-cell table:formula="of:=IF([.$G2];[$Themenliste.$A2];&quot;&quot;)" office:value-type="string" office:string-value="1.1.a" calcext:value-type="string">
            <text:p>1.1.a</text:p>
          </table:table-cell>
          <table:table-cell table:formula="of:=IF([.$G2];[$Themenliste.$B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];[$Themenliste.$C2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2];[$Themenliste.$D2];&quot;&quot;)" office:value-type="string" office:string-value="a" calcext:value-type="string">
            <text:p>a</text:p>
          </table:table-cell>
          <table:table-cell table:formula="of:=IF([.$G2];[$Themenliste.$E2]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style-name="ce22" table:formula="of:=IF([.$G2];CONCATENATE(IF([$Themenliste.$M2] = 1;&quot;1&quot;;&quot;&quot;);IF(AND([$Themenliste.$M2] = 1;OR([$Themenliste.$N2] = 1;[$Themenliste.$O2] = 1));&quot;,&quot;;&quot;&quot;);IF([$Themenliste.$N2] = 1;&quot;2&quot;;&quot;&quot;);IF(AND([$Themenliste.$N2] = 1;[$Themenliste.$O2] = 1);&quot;,&quot;;&quot;&quot;);IF([$Themenliste.$O2] = 1;&quot;3&quot;;&quot;&quot;));&quot;&quot;)" office:value-type="string" office:string-value="1" calcext:value-type="string">
            <text:p>1</text:p>
          </table:table-cell>
          <table:table-cell table:style-name="ce28" table:formula="of:=AND([.K2];[.L2])" office:value-type="boolean" office:boolean-value="true" calcext:value-type="boolean">
            <text:p>WAHR</text:p>
          </table:table-cell>
          <table:table-cell table:style-name="ce28" table:formula="of:=AND([$Themenliste.$M2] = 1;[$Variablen.$A$2] = 1)" office:value-type="boolean" office:boolean-value="true" calcext:value-type="boolean">
            <text:p>WAHR</text:p>
          </table:table-cell>
          <table:table-cell table:style-name="ce28" table:formula="of:=AND([$Themenliste.$N2] = 1;[$Variablen.$B$2] = 1)" office:value-type="boolean" office:boolean-value="false" calcext:value-type="boolean">
            <text:p>FALSCH</text:p>
          </table:table-cell>
          <table:table-cell table:style-name="ce28" table:formula="of:=AND([$Themenliste.$O2] = 1;[$Variablen.$C$2] = 1)" office:value-type="boolean" office:boolean-value="false" calcext:value-type="boolean">
            <text:p>FALSCH</text:p>
          </table:table-cell>
          <table:table-cell table:style-name="ce28" table:formula="of:=OR([.H2];[.I2];[.J2])" office:value-type="boolean" office:boolean-value="true" calcext:value-type="boolean">
            <text:p>WAHR</text:p>
          </table:table-cell>
          <table:table-cell table:style-name="ce28" table:formula="of:=IF([$Themenliste.$J2] = 1)" office:value-type="boolean" office:boolean-value="true" calcext:value-type="boolean">
            <text:p>WAHR</text:p>
          </table:table-cell>
          <table:table-cell table:style-name="ce28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];[$Themenliste.$A3];&quot;&quot;)" office:value-type="string" office:string-value="1.1.b" calcext:value-type="string">
            <text:p>1.1.b</text:p>
          </table:table-cell>
          <table:table-cell table:formula="of:=IF([.$G3];[$Themenliste.$B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];[$Themenliste.$C3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3];[$Themenliste.$D3];&quot;&quot;)" office:value-type="string" office:string-value="b" calcext:value-type="string">
            <text:p>b</text:p>
          </table:table-cell>
          <table:table-cell table:formula="of:=IF([.$G3];[$Themenliste.$E3]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style-name="ce22" table:formula="of:=IF([.$G3];CONCATENATE(IF([$Themenliste.$M3] = 1;&quot;1&quot;;&quot;&quot;);IF(AND([$Themenliste.$M3] = 1;OR([$Themenliste.$N3] = 1;[$Themenliste.$O3] = 1));&quot;,&quot;;&quot;&quot;);IF([$Themenliste.$N3] = 1;&quot;2&quot;;&quot;&quot;);IF(AND([$Themenliste.$N3] = 1;[$Themenliste.$O3] = 1);&quot;,&quot;;&quot;&quot;);IF([$Themenliste.$O3] = 1;&quot;3&quot;;&quot;&quot;));&quot;&quot;)" office:value-type="string" office:string-value="1" calcext:value-type="string">
            <text:p>1</text:p>
          </table:table-cell>
          <table:table-cell table:style-name="ce28" table:formula="of:=AND([.K3];[.L3])" office:value-type="boolean" office:boolean-value="true" calcext:value-type="boolean">
            <text:p>WAHR</text:p>
          </table:table-cell>
          <table:table-cell table:style-name="ce28" table:formula="of:=AND([$Themenliste.$M3] = 1;[$Variablen.$A$2] = 1)" office:value-type="boolean" office:boolean-value="true" calcext:value-type="boolean">
            <text:p>WAHR</text:p>
          </table:table-cell>
          <table:table-cell table:style-name="ce28" table:formula="of:=AND([$Themenliste.$N3] = 1;[$Variablen.$B$2] = 1)" office:value-type="boolean" office:boolean-value="false" calcext:value-type="boolean">
            <text:p>FALSCH</text:p>
          </table:table-cell>
          <table:table-cell table:style-name="ce28" table:formula="of:=AND([$Themenliste.$O3] = 1;[$Variablen.$C$2] = 1)" office:value-type="boolean" office:boolean-value="false" calcext:value-type="boolean">
            <text:p>FALSCH</text:p>
          </table:table-cell>
          <table:table-cell table:style-name="ce28" table:formula="of:=OR([.H3];[.I3];[.J3])" office:value-type="boolean" office:boolean-value="true" calcext:value-type="boolean">
            <text:p>WAHR</text:p>
          </table:table-cell>
          <table:table-cell table:style-name="ce28" table:formula="of:=IF([$Themenliste.$J3] = 1)" office:value-type="boolean" office:boolean-value="true" calcext:value-type="boolean">
            <text:p>WAHR</text:p>
          </table:table-cell>
          <table:table-cell table:style-name="ce28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4];[$Themenliste.$A4];&quot;&quot;)" office:value-type="string" office:string-value="1.1.c" calcext:value-type="string">
            <text:p>1.1.c</text:p>
          </table:table-cell>
          <table:table-cell table:formula="of:=IF([.$G4];[$Themenliste.$B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];[$Themenliste.$C4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4];[$Themenliste.$D4];&quot;&quot;)" office:value-type="string" office:string-value="c" calcext:value-type="string">
            <text:p>c</text:p>
          </table:table-cell>
          <table:table-cell table:formula="of:=IF([.$G4];[$Themenliste.$E4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];CONCATENATE(IF([$Themenliste.$M4] = 1;&quot;1&quot;;&quot;&quot;);IF(AND([$Themenliste.$M4] = 1;OR([$Themenliste.$N4] = 1;[$Themenliste.$O4] = 1));&quot;,&quot;;&quot;&quot;);IF([$Themenliste.$N4] = 1;&quot;2&quot;;&quot;&quot;);IF(AND([$Themenliste.$N4] = 1;[$Themenliste.$O4] = 1);&quot;,&quot;;&quot;&quot;);IF([$Themenliste.$O4] = 1;&quot;3&quot;;&quot;&quot;));&quot;&quot;)" office:value-type="string" office:string-value="1" calcext:value-type="string">
            <text:p>1</text:p>
          </table:table-cell>
          <table:table-cell table:style-name="ce28" table:formula="of:=AND([.K4];[.L4])" office:value-type="boolean" office:boolean-value="true" calcext:value-type="boolean">
            <text:p>WAHR</text:p>
          </table:table-cell>
          <table:table-cell table:style-name="ce28" table:formula="of:=AND([$Themenliste.$M4] = 1;[$Variablen.$A$2] = 1)" office:value-type="boolean" office:boolean-value="true" calcext:value-type="boolean">
            <text:p>WAHR</text:p>
          </table:table-cell>
          <table:table-cell table:style-name="ce28" table:formula="of:=AND([$Themenliste.$N4] = 1;[$Variablen.$B$2] = 1)" office:value-type="boolean" office:boolean-value="false" calcext:value-type="boolean">
            <text:p>FALSCH</text:p>
          </table:table-cell>
          <table:table-cell table:style-name="ce28" table:formula="of:=AND([$Themenliste.$O4] = 1;[$Variablen.$C$2] = 1)" office:value-type="boolean" office:boolean-value="false" calcext:value-type="boolean">
            <text:p>FALSCH</text:p>
          </table:table-cell>
          <table:table-cell table:style-name="ce28" table:formula="of:=OR([.H4];[.I4];[.J4])" office:value-type="boolean" office:boolean-value="true" calcext:value-type="boolean">
            <text:p>WAHR</text:p>
          </table:table-cell>
          <table:table-cell table:style-name="ce28" table:formula="of:=IF([$Themenliste.$J4] = 1)" office:value-type="boolean" office:boolean-value="true" calcext:value-type="boolean">
            <text:p>WAHR</text:p>
          </table:table-cell>
          <table:table-cell table:style-name="ce28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5];[$Themenliste.$A5];&quot;&quot;)" office:value-type="string" office:string-value="1.1.d" calcext:value-type="string">
            <text:p>1.1.d</text:p>
          </table:table-cell>
          <table:table-cell table:formula="of:=IF([.$G5];[$Themenliste.$B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5];[$Themenliste.$C5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5];[$Themenliste.$D5];&quot;&quot;)" office:value-type="string" office:string-value="d" calcext:value-type="string">
            <text:p>d</text:p>
          </table:table-cell>
          <table:table-cell table:formula="of:=IF([.$G5];[$Themenliste.$E5]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style-name="ce22" table:formula="of:=IF([.$G5];CONCATENATE(IF([$Themenliste.$M5] = 1;&quot;1&quot;;&quot;&quot;);IF(AND([$Themenliste.$M5] = 1;OR([$Themenliste.$N5] = 1;[$Themenliste.$O5] = 1));&quot;,&quot;;&quot;&quot;);IF([$Themenliste.$N5] = 1;&quot;2&quot;;&quot;&quot;);IF(AND([$Themenliste.$N5] = 1;[$Themenliste.$O5] = 1);&quot;,&quot;;&quot;&quot;);IF([$Themenliste.$O5] = 1;&quot;3&quot;;&quot;&quot;));&quot;&quot;)" office:value-type="string" office:string-value="1" calcext:value-type="string">
            <text:p>1</text:p>
          </table:table-cell>
          <table:table-cell table:style-name="ce28" table:formula="of:=AND([.K5];[.L5])" office:value-type="boolean" office:boolean-value="true" calcext:value-type="boolean">
            <text:p>WAHR</text:p>
          </table:table-cell>
          <table:table-cell table:style-name="ce28" table:formula="of:=AND([$Themenliste.$M5] = 1;[$Variablen.$A$2] = 1)" office:value-type="boolean" office:boolean-value="true" calcext:value-type="boolean">
            <text:p>WAHR</text:p>
          </table:table-cell>
          <table:table-cell table:style-name="ce28" table:formula="of:=AND([$Themenliste.$N5] = 1;[$Variablen.$B$2] = 1)" office:value-type="boolean" office:boolean-value="false" calcext:value-type="boolean">
            <text:p>FALSCH</text:p>
          </table:table-cell>
          <table:table-cell table:style-name="ce28" table:formula="of:=AND([$Themenliste.$O5] = 1;[$Variablen.$C$2] = 1)" office:value-type="boolean" office:boolean-value="false" calcext:value-type="boolean">
            <text:p>FALSCH</text:p>
          </table:table-cell>
          <table:table-cell table:style-name="ce28" table:formula="of:=OR([.H5];[.I5];[.J5])" office:value-type="boolean" office:boolean-value="true" calcext:value-type="boolean">
            <text:p>WAHR</text:p>
          </table:table-cell>
          <table:table-cell table:style-name="ce28" table:formula="of:=IF([$Themenliste.$J5] = 1)" office:value-type="boolean" office:boolean-value="true" calcext:value-type="boolean">
            <text:p>WAHR</text:p>
          </table:table-cell>
          <table:table-cell table:style-name="ce28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6];[$Themenliste.$A6];&quot;&quot;)" office:value-type="string" office:string-value="1.1.e" calcext:value-type="string">
            <text:p>1.1.e</text:p>
          </table:table-cell>
          <table:table-cell table:formula="of:=IF([.$G6];[$Themenliste.$B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6];[$Themenliste.$C6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6];[$Themenliste.$D6];&quot;&quot;)" office:value-type="string" office:string-value="e" calcext:value-type="string">
            <text:p>e</text:p>
          </table:table-cell>
          <table:table-cell table:formula="of:=IF([.$G6];[$Themenliste.$E6]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style-name="ce22" table:formula="of:=IF([.$G6];CONCATENATE(IF([$Themenliste.$M6] = 1;&quot;1&quot;;&quot;&quot;);IF(AND([$Themenliste.$M6] = 1;OR([$Themenliste.$N6] = 1;[$Themenliste.$O6] = 1));&quot;,&quot;;&quot;&quot;);IF([$Themenliste.$N6] = 1;&quot;2&quot;;&quot;&quot;);IF(AND([$Themenliste.$N6] = 1;[$Themenliste.$O6] = 1);&quot;,&quot;;&quot;&quot;);IF([$Themenliste.$O6] = 1;&quot;3&quot;;&quot;&quot;));&quot;&quot;)" office:value-type="string" office:string-value="1" calcext:value-type="string">
            <text:p>1</text:p>
          </table:table-cell>
          <table:table-cell table:style-name="ce28" table:formula="of:=AND([.K6];[.L6])" office:value-type="boolean" office:boolean-value="true" calcext:value-type="boolean">
            <text:p>WAHR</text:p>
          </table:table-cell>
          <table:table-cell table:style-name="ce28" table:formula="of:=AND([$Themenliste.$M6] = 1;[$Variablen.$A$2] = 1)" office:value-type="boolean" office:boolean-value="true" calcext:value-type="boolean">
            <text:p>WAHR</text:p>
          </table:table-cell>
          <table:table-cell table:style-name="ce28" table:formula="of:=AND([$Themenliste.$N6] = 1;[$Variablen.$B$2] = 1)" office:value-type="boolean" office:boolean-value="false" calcext:value-type="boolean">
            <text:p>FALSCH</text:p>
          </table:table-cell>
          <table:table-cell table:style-name="ce28" table:formula="of:=AND([$Themenliste.$O6] = 1;[$Variablen.$C$2] = 1)" office:value-type="boolean" office:boolean-value="false" calcext:value-type="boolean">
            <text:p>FALSCH</text:p>
          </table:table-cell>
          <table:table-cell table:style-name="ce28" table:formula="of:=OR([.H6];[.I6];[.J6])" office:value-type="boolean" office:boolean-value="true" calcext:value-type="boolean">
            <text:p>WAHR</text:p>
          </table:table-cell>
          <table:table-cell table:style-name="ce28" table:formula="of:=IF([$Themenliste.$J6] = 1)" office:value-type="boolean" office:boolean-value="true" calcext:value-type="boolean">
            <text:p>WAHR</text:p>
          </table:table-cell>
          <table:table-cell table:style-name="ce28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7];[$Themenliste.$A7];&quot;&quot;)" office:value-type="string" office:string-value="1.1.f" calcext:value-type="string">
            <text:p>1.1.f</text:p>
          </table:table-cell>
          <table:table-cell table:formula="of:=IF([.$G7];[$Themenliste.$B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7];[$Themenliste.$C7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7];[$Themenliste.$D7];&quot;&quot;)" office:value-type="string" office:string-value="f" calcext:value-type="string">
            <text:p>f</text:p>
          </table:table-cell>
          <table:table-cell table:formula="of:=IF([.$G7];[$Themenliste.$E7]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style-name="ce22" table:formula="of:=IF([.$G7];CONCATENATE(IF([$Themenliste.$M7] = 1;&quot;1&quot;;&quot;&quot;);IF(AND([$Themenliste.$M7] = 1;OR([$Themenliste.$N7] = 1;[$Themenliste.$O7] = 1));&quot;,&quot;;&quot;&quot;);IF([$Themenliste.$N7] = 1;&quot;2&quot;;&quot;&quot;);IF(AND([$Themenliste.$N7] = 1;[$Themenliste.$O7] = 1);&quot;,&quot;;&quot;&quot;);IF([$Themenliste.$O7] = 1;&quot;3&quot;;&quot;&quot;));&quot;&quot;)" office:value-type="string" office:string-value="1" calcext:value-type="string">
            <text:p>1</text:p>
          </table:table-cell>
          <table:table-cell table:style-name="ce28" table:formula="of:=AND([.K7];[.L7])" office:value-type="boolean" office:boolean-value="true" calcext:value-type="boolean">
            <text:p>WAHR</text:p>
          </table:table-cell>
          <table:table-cell table:style-name="ce28" table:formula="of:=AND([$Themenliste.$M7] = 1;[$Variablen.$A$2] = 1)" office:value-type="boolean" office:boolean-value="true" calcext:value-type="boolean">
            <text:p>WAHR</text:p>
          </table:table-cell>
          <table:table-cell table:style-name="ce28" table:formula="of:=AND([$Themenliste.$N7] = 1;[$Variablen.$B$2] = 1)" office:value-type="boolean" office:boolean-value="false" calcext:value-type="boolean">
            <text:p>FALSCH</text:p>
          </table:table-cell>
          <table:table-cell table:style-name="ce28" table:formula="of:=AND([$Themenliste.$O7] = 1;[$Variablen.$C$2] = 1)" office:value-type="boolean" office:boolean-value="false" calcext:value-type="boolean">
            <text:p>FALSCH</text:p>
          </table:table-cell>
          <table:table-cell table:style-name="ce28" table:formula="of:=OR([.H7];[.I7];[.J7])" office:value-type="boolean" office:boolean-value="true" calcext:value-type="boolean">
            <text:p>WAHR</text:p>
          </table:table-cell>
          <table:table-cell table:style-name="ce28" table:formula="of:=IF([$Themenliste.$J7] = 1)" office:value-type="boolean" office:boolean-value="true" calcext:value-type="boolean">
            <text:p>WAHR</text:p>
          </table:table-cell>
          <table:table-cell table:style-name="ce28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8];[$Themenliste.$A8];&quot;&quot;)" office:value-type="string" office:string-value="1.1.g" calcext:value-type="string">
            <text:p>1.1.g</text:p>
          </table:table-cell>
          <table:table-cell table:formula="of:=IF([.$G8];[$Themenliste.$B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8];[$Themenliste.$C8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8];[$Themenliste.$D8];&quot;&quot;)" office:value-type="string" office:string-value="g" calcext:value-type="string">
            <text:p>g</text:p>
          </table:table-cell>
          <table:table-cell table:formula="of:=IF([.$G8];[$Themenliste.$E8]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style-name="ce22" table:formula="of:=IF([.$G8];CONCATENATE(IF([$Themenliste.$M8] = 1;&quot;1&quot;;&quot;&quot;);IF(AND([$Themenliste.$M8] = 1;OR([$Themenliste.$N8] = 1;[$Themenliste.$O8] = 1));&quot;,&quot;;&quot;&quot;);IF([$Themenliste.$N8] = 1;&quot;2&quot;;&quot;&quot;);IF(AND([$Themenliste.$N8] = 1;[$Themenliste.$O8] = 1);&quot;,&quot;;&quot;&quot;);IF([$Themenliste.$O8] = 1;&quot;3&quot;;&quot;&quot;));&quot;&quot;)" office:value-type="string" office:string-value="1" calcext:value-type="string">
            <text:p>1</text:p>
          </table:table-cell>
          <table:table-cell table:style-name="ce28" table:formula="of:=AND([.K8];[.L8])" office:value-type="boolean" office:boolean-value="true" calcext:value-type="boolean">
            <text:p>WAHR</text:p>
          </table:table-cell>
          <table:table-cell table:style-name="ce28" table:formula="of:=AND([$Themenliste.$M8] = 1;[$Variablen.$A$2] = 1)" office:value-type="boolean" office:boolean-value="true" calcext:value-type="boolean">
            <text:p>WAHR</text:p>
          </table:table-cell>
          <table:table-cell table:style-name="ce28" table:formula="of:=AND([$Themenliste.$N8] = 1;[$Variablen.$B$2] = 1)" office:value-type="boolean" office:boolean-value="false" calcext:value-type="boolean">
            <text:p>FALSCH</text:p>
          </table:table-cell>
          <table:table-cell table:style-name="ce28" table:formula="of:=AND([$Themenliste.$O8] = 1;[$Variablen.$C$2] = 1)" office:value-type="boolean" office:boolean-value="false" calcext:value-type="boolean">
            <text:p>FALSCH</text:p>
          </table:table-cell>
          <table:table-cell table:style-name="ce28" table:formula="of:=OR([.H8];[.I8];[.J8])" office:value-type="boolean" office:boolean-value="true" calcext:value-type="boolean">
            <text:p>WAHR</text:p>
          </table:table-cell>
          <table:table-cell table:style-name="ce28" table:formula="of:=IF([$Themenliste.$J8] = 1)" office:value-type="boolean" office:boolean-value="true" calcext:value-type="boolean">
            <text:p>WAHR</text:p>
          </table:table-cell>
          <table:table-cell table:style-name="ce28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9];[$Themenliste.$A9];&quot;&quot;)" office:value-type="string" office:string-value="1.1.h" calcext:value-type="string">
            <text:p>1.1.h</text:p>
          </table:table-cell>
          <table:table-cell table:formula="of:=IF([.$G9];[$Themenliste.$B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9];[$Themenliste.$C9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9];[$Themenliste.$D9];&quot;&quot;)" office:value-type="string" office:string-value="h" calcext:value-type="string">
            <text:p>h</text:p>
          </table:table-cell>
          <table:table-cell table:formula="of:=IF([.$G9];[$Themenliste.$E9]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style-name="ce22" table:formula="of:=IF([.$G9];CONCATENATE(IF([$Themenliste.$M9] = 1;&quot;1&quot;;&quot;&quot;);IF(AND([$Themenliste.$M9] = 1;OR([$Themenliste.$N9] = 1;[$Themenliste.$O9] = 1));&quot;,&quot;;&quot;&quot;);IF([$Themenliste.$N9] = 1;&quot;2&quot;;&quot;&quot;);IF(AND([$Themenliste.$N9] = 1;[$Themenliste.$O9] = 1);&quot;,&quot;;&quot;&quot;);IF([$Themenliste.$O9] = 1;&quot;3&quot;;&quot;&quot;));&quot;&quot;)" office:value-type="string" office:string-value="1" calcext:value-type="string">
            <text:p>1</text:p>
          </table:table-cell>
          <table:table-cell table:style-name="ce28" table:formula="of:=AND([.K9];[.L9])" office:value-type="boolean" office:boolean-value="true" calcext:value-type="boolean">
            <text:p>WAHR</text:p>
          </table:table-cell>
          <table:table-cell table:style-name="ce28" table:formula="of:=AND([$Themenliste.$M9] = 1;[$Variablen.$A$2] = 1)" office:value-type="boolean" office:boolean-value="true" calcext:value-type="boolean">
            <text:p>WAHR</text:p>
          </table:table-cell>
          <table:table-cell table:style-name="ce28" table:formula="of:=AND([$Themenliste.$N9] = 1;[$Variablen.$B$2] = 1)" office:value-type="boolean" office:boolean-value="false" calcext:value-type="boolean">
            <text:p>FALSCH</text:p>
          </table:table-cell>
          <table:table-cell table:style-name="ce28" table:formula="of:=AND([$Themenliste.$O9] = 1;[$Variablen.$C$2] = 1)" office:value-type="boolean" office:boolean-value="false" calcext:value-type="boolean">
            <text:p>FALSCH</text:p>
          </table:table-cell>
          <table:table-cell table:style-name="ce28" table:formula="of:=OR([.H9];[.I9];[.J9])" office:value-type="boolean" office:boolean-value="true" calcext:value-type="boolean">
            <text:p>WAHR</text:p>
          </table:table-cell>
          <table:table-cell table:style-name="ce28" table:formula="of:=IF([$Themenliste.$J9] = 1)" office:value-type="boolean" office:boolean-value="true" calcext:value-type="boolean">
            <text:p>WAHR</text:p>
          </table:table-cell>
          <table:table-cell table:style-name="ce28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10];[$Themenliste.$A10];&quot;&quot;)" office:value-type="string" office:string-value="1.1.i" calcext:value-type="string">
            <text:p>1.1.i</text:p>
          </table:table-cell>
          <table:table-cell table:formula="of:=IF([.$G10];[$Themenliste.$B1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0];[$Themenliste.$C10]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[.$G10];[$Themenliste.$D10];&quot;&quot;)" office:value-type="string" office:string-value="i" calcext:value-type="string">
            <text:p>i</text:p>
          </table:table-cell>
          <table:table-cell table:formula="of:=IF([.$G10];[$Themenliste.$E10]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style-name="ce22" table:formula="of:=IF([.$G10];CONCATENATE(IF([$Themenliste.$M10] = 1;&quot;1&quot;;&quot;&quot;);IF(AND([$Themenliste.$M10] = 1;OR([$Themenliste.$N10] = 1;[$Themenliste.$O10] = 1));&quot;,&quot;;&quot;&quot;);IF([$Themenliste.$N10] = 1;&quot;2&quot;;&quot;&quot;);IF(AND([$Themenliste.$N10] = 1;[$Themenliste.$O10] = 1);&quot;,&quot;;&quot;&quot;);IF([$Themenliste.$O10] = 1;&quot;3&quot;;&quot;&quot;));&quot;&quot;)" office:value-type="string" office:string-value="1" calcext:value-type="string">
            <text:p>1</text:p>
          </table:table-cell>
          <table:table-cell table:style-name="ce28" table:formula="of:=AND([.K10];[.L10])" office:value-type="boolean" office:boolean-value="true" calcext:value-type="boolean">
            <text:p>WAHR</text:p>
          </table:table-cell>
          <table:table-cell table:style-name="ce28" table:formula="of:=AND([$Themenliste.$M10] = 1;[$Variablen.$A$2] = 1)" office:value-type="boolean" office:boolean-value="true" calcext:value-type="boolean">
            <text:p>WAHR</text:p>
          </table:table-cell>
          <table:table-cell table:style-name="ce28" table:formula="of:=AND([$Themenliste.$N10] = 1;[$Variablen.$B$2] = 1)" office:value-type="boolean" office:boolean-value="false" calcext:value-type="boolean">
            <text:p>FALSCH</text:p>
          </table:table-cell>
          <table:table-cell table:style-name="ce28" table:formula="of:=AND([$Themenliste.$O10] = 1;[$Variablen.$C$2] = 1)" office:value-type="boolean" office:boolean-value="false" calcext:value-type="boolean">
            <text:p>FALSCH</text:p>
          </table:table-cell>
          <table:table-cell table:style-name="ce28" table:formula="of:=OR([.H10];[.I10];[.J10])" office:value-type="boolean" office:boolean-value="true" calcext:value-type="boolean">
            <text:p>WAHR</text:p>
          </table:table-cell>
          <table:table-cell table:style-name="ce28" table:formula="of:=IF([$Themenliste.$J10] = 1)" office:value-type="boolean" office:boolean-value="true" calcext:value-type="boolean">
            <text:p>WAHR</text:p>
          </table:table-cell>
          <table:table-cell table:style-name="ce28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11];[$Themenliste.$A11];&quot;&quot;)" office:value-type="string" office:string-value="1.2.a" calcext:value-type="string">
            <text:p>1.2.a</text:p>
          </table:table-cell>
          <table:table-cell table:formula="of:=IF([.$G11];[$Themenliste.$B1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1];[$Themenliste.$C11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1];[$Themenliste.$D11];&quot;&quot;)" office:value-type="string" office:string-value="a" calcext:value-type="string">
            <text:p>a</text:p>
          </table:table-cell>
          <table:table-cell table:formula="of:=IF([.$G11];[$Themenliste.$E11]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style-name="ce22" table:formula="of:=IF([.$G11];CONCATENATE(IF([$Themenliste.$M11] = 1;&quot;1&quot;;&quot;&quot;);IF(AND([$Themenliste.$M11] = 1;OR([$Themenliste.$N11] = 1;[$Themenliste.$O11] = 1));&quot;,&quot;;&quot;&quot;);IF([$Themenliste.$N11] = 1;&quot;2&quot;;&quot;&quot;);IF(AND([$Themenliste.$N11] = 1;[$Themenliste.$O11] = 1);&quot;,&quot;;&quot;&quot;);IF([$Themenliste.$O11] = 1;&quot;3&quot;;&quot;&quot;));&quot;&quot;)" office:value-type="string" office:string-value="1" calcext:value-type="string">
            <text:p>1</text:p>
          </table:table-cell>
          <table:table-cell table:style-name="ce28" table:formula="of:=AND([.K11];[.L11])" office:value-type="boolean" office:boolean-value="true" calcext:value-type="boolean">
            <text:p>WAHR</text:p>
          </table:table-cell>
          <table:table-cell table:style-name="ce28" table:formula="of:=AND([$Themenliste.$M11] = 1;[$Variablen.$A$2] = 1)" office:value-type="boolean" office:boolean-value="true" calcext:value-type="boolean">
            <text:p>WAHR</text:p>
          </table:table-cell>
          <table:table-cell table:style-name="ce28" table:formula="of:=AND([$Themenliste.$N11] = 1;[$Variablen.$B$2] = 1)" office:value-type="boolean" office:boolean-value="false" calcext:value-type="boolean">
            <text:p>FALSCH</text:p>
          </table:table-cell>
          <table:table-cell table:style-name="ce28" table:formula="of:=AND([$Themenliste.$O11] = 1;[$Variablen.$C$2] = 1)" office:value-type="boolean" office:boolean-value="false" calcext:value-type="boolean">
            <text:p>FALSCH</text:p>
          </table:table-cell>
          <table:table-cell table:style-name="ce28" table:formula="of:=OR([.H11];[.I11];[.J11])" office:value-type="boolean" office:boolean-value="true" calcext:value-type="boolean">
            <text:p>WAHR</text:p>
          </table:table-cell>
          <table:table-cell table:style-name="ce28" table:formula="of:=IF([$Themenliste.$J11] = 1)" office:value-type="boolean" office:boolean-value="true" calcext:value-type="boolean">
            <text:p>WAHR</text:p>
          </table:table-cell>
          <table:table-cell table:style-name="ce28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12];[$Themenliste.$A12];&quot;&quot;)" office:value-type="string" office:string-value="1.2.b" calcext:value-type="string">
            <text:p>1.2.b</text:p>
          </table:table-cell>
          <table:table-cell table:formula="of:=IF([.$G12];[$Themenliste.$B1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2];[$Themenliste.$C12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2];[$Themenliste.$D12];&quot;&quot;)" office:value-type="string" office:string-value="b" calcext:value-type="string">
            <text:p>b</text:p>
          </table:table-cell>
          <table:table-cell table:formula="of:=IF([.$G12];[$Themenliste.$E12]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style-name="ce22" table:formula="of:=IF([.$G12];CONCATENATE(IF([$Themenliste.$M12] = 1;&quot;1&quot;;&quot;&quot;);IF(AND([$Themenliste.$M12] = 1;OR([$Themenliste.$N12] = 1;[$Themenliste.$O12] = 1));&quot;,&quot;;&quot;&quot;);IF([$Themenliste.$N12] = 1;&quot;2&quot;;&quot;&quot;);IF(AND([$Themenliste.$N12] = 1;[$Themenliste.$O12] = 1);&quot;,&quot;;&quot;&quot;);IF([$Themenliste.$O12] = 1;&quot;3&quot;;&quot;&quot;));&quot;&quot;)" office:value-type="string" office:string-value="1" calcext:value-type="string">
            <text:p>1</text:p>
          </table:table-cell>
          <table:table-cell table:style-name="ce28" table:formula="of:=AND([.K12];[.L12])" office:value-type="boolean" office:boolean-value="true" calcext:value-type="boolean">
            <text:p>WAHR</text:p>
          </table:table-cell>
          <table:table-cell table:style-name="ce28" table:formula="of:=AND([$Themenliste.$M12] = 1;[$Variablen.$A$2] = 1)" office:value-type="boolean" office:boolean-value="true" calcext:value-type="boolean">
            <text:p>WAHR</text:p>
          </table:table-cell>
          <table:table-cell table:style-name="ce28" table:formula="of:=AND([$Themenliste.$N12] = 1;[$Variablen.$B$2] = 1)" office:value-type="boolean" office:boolean-value="false" calcext:value-type="boolean">
            <text:p>FALSCH</text:p>
          </table:table-cell>
          <table:table-cell table:style-name="ce28" table:formula="of:=AND([$Themenliste.$O12] = 1;[$Variablen.$C$2] = 1)" office:value-type="boolean" office:boolean-value="false" calcext:value-type="boolean">
            <text:p>FALSCH</text:p>
          </table:table-cell>
          <table:table-cell table:style-name="ce28" table:formula="of:=OR([.H12];[.I12];[.J12])" office:value-type="boolean" office:boolean-value="true" calcext:value-type="boolean">
            <text:p>WAHR</text:p>
          </table:table-cell>
          <table:table-cell table:style-name="ce28" table:formula="of:=IF([$Themenliste.$J12] = 1)" office:value-type="boolean" office:boolean-value="true" calcext:value-type="boolean">
            <text:p>WAHR</text:p>
          </table:table-cell>
          <table:table-cell table:style-name="ce28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13];[$Themenliste.$A13];&quot;&quot;)" office:value-type="string" office:string-value="1.2.c" calcext:value-type="string">
            <text:p>1.2.c</text:p>
          </table:table-cell>
          <table:table-cell table:formula="of:=IF([.$G13];[$Themenliste.$B1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3];[$Themenliste.$C13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3];[$Themenliste.$D13];&quot;&quot;)" office:value-type="string" office:string-value="c" calcext:value-type="string">
            <text:p>c</text:p>
          </table:table-cell>
          <table:table-cell table:formula="of:=IF([.$G13];[$Themenliste.$E13]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style-name="ce22" table:formula="of:=IF([.$G13];CONCATENATE(IF([$Themenliste.$M13] = 1;&quot;1&quot;;&quot;&quot;);IF(AND([$Themenliste.$M13] = 1;OR([$Themenliste.$N13] = 1;[$Themenliste.$O13] = 1));&quot;,&quot;;&quot;&quot;);IF([$Themenliste.$N13] = 1;&quot;2&quot;;&quot;&quot;);IF(AND([$Themenliste.$N13] = 1;[$Themenliste.$O13] = 1);&quot;,&quot;;&quot;&quot;);IF([$Themenliste.$O13] = 1;&quot;3&quot;;&quot;&quot;));&quot;&quot;)" office:value-type="string" office:string-value="1" calcext:value-type="string">
            <text:p>1</text:p>
          </table:table-cell>
          <table:table-cell table:style-name="ce28" table:formula="of:=AND([.K13];[.L13])" office:value-type="boolean" office:boolean-value="true" calcext:value-type="boolean">
            <text:p>WAHR</text:p>
          </table:table-cell>
          <table:table-cell table:style-name="ce28" table:formula="of:=AND([$Themenliste.$M13] = 1;[$Variablen.$A$2] = 1)" office:value-type="boolean" office:boolean-value="true" calcext:value-type="boolean">
            <text:p>WAHR</text:p>
          </table:table-cell>
          <table:table-cell table:style-name="ce28" table:formula="of:=AND([$Themenliste.$N13] = 1;[$Variablen.$B$2] = 1)" office:value-type="boolean" office:boolean-value="false" calcext:value-type="boolean">
            <text:p>FALSCH</text:p>
          </table:table-cell>
          <table:table-cell table:style-name="ce28" table:formula="of:=AND([$Themenliste.$O13] = 1;[$Variablen.$C$2] = 1)" office:value-type="boolean" office:boolean-value="false" calcext:value-type="boolean">
            <text:p>FALSCH</text:p>
          </table:table-cell>
          <table:table-cell table:style-name="ce28" table:formula="of:=OR([.H13];[.I13];[.J13])" office:value-type="boolean" office:boolean-value="true" calcext:value-type="boolean">
            <text:p>WAHR</text:p>
          </table:table-cell>
          <table:table-cell table:style-name="ce28" table:formula="of:=IF([$Themenliste.$J13] = 1)" office:value-type="boolean" office:boolean-value="true" calcext:value-type="boolean">
            <text:p>WAHR</text:p>
          </table:table-cell>
          <table:table-cell table:style-name="ce28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14];[$Themenliste.$A14];&quot;&quot;)" office:value-type="string" office:string-value="1.2.d" calcext:value-type="string">
            <text:p>1.2.d</text:p>
          </table:table-cell>
          <table:table-cell table:formula="of:=IF([.$G14];[$Themenliste.$B1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4];[$Themenliste.$C14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4];[$Themenliste.$D14];&quot;&quot;)" office:value-type="string" office:string-value="d" calcext:value-type="string">
            <text:p>d</text:p>
          </table:table-cell>
          <table:table-cell table:formula="of:=IF([.$G14];[$Themenliste.$E14]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style-name="ce22" table:formula="of:=IF([.$G14];CONCATENATE(IF([$Themenliste.$M14] = 1;&quot;1&quot;;&quot;&quot;);IF(AND([$Themenliste.$M14] = 1;OR([$Themenliste.$N14] = 1;[$Themenliste.$O14] = 1));&quot;,&quot;;&quot;&quot;);IF([$Themenliste.$N14] = 1;&quot;2&quot;;&quot;&quot;);IF(AND([$Themenliste.$N14] = 1;[$Themenliste.$O14] = 1);&quot;,&quot;;&quot;&quot;);IF([$Themenliste.$O14] = 1;&quot;3&quot;;&quot;&quot;));&quot;&quot;)" office:value-type="string" office:string-value="1" calcext:value-type="string">
            <text:p>1</text:p>
          </table:table-cell>
          <table:table-cell table:style-name="ce28" table:formula="of:=AND([.K14];[.L14])" office:value-type="boolean" office:boolean-value="true" calcext:value-type="boolean">
            <text:p>WAHR</text:p>
          </table:table-cell>
          <table:table-cell table:style-name="ce28" table:formula="of:=AND([$Themenliste.$M14] = 1;[$Variablen.$A$2] = 1)" office:value-type="boolean" office:boolean-value="true" calcext:value-type="boolean">
            <text:p>WAHR</text:p>
          </table:table-cell>
          <table:table-cell table:style-name="ce28" table:formula="of:=AND([$Themenliste.$N14] = 1;[$Variablen.$B$2] = 1)" office:value-type="boolean" office:boolean-value="false" calcext:value-type="boolean">
            <text:p>FALSCH</text:p>
          </table:table-cell>
          <table:table-cell table:style-name="ce28" table:formula="of:=AND([$Themenliste.$O14] = 1;[$Variablen.$C$2] = 1)" office:value-type="boolean" office:boolean-value="false" calcext:value-type="boolean">
            <text:p>FALSCH</text:p>
          </table:table-cell>
          <table:table-cell table:style-name="ce28" table:formula="of:=OR([.H14];[.I14];[.J14])" office:value-type="boolean" office:boolean-value="true" calcext:value-type="boolean">
            <text:p>WAHR</text:p>
          </table:table-cell>
          <table:table-cell table:style-name="ce28" table:formula="of:=IF([$Themenliste.$J14] = 1)" office:value-type="boolean" office:boolean-value="true" calcext:value-type="boolean">
            <text:p>WAHR</text:p>
          </table:table-cell>
          <table:table-cell table:style-name="ce28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15];[$Themenliste.$A15];&quot;&quot;)" office:value-type="string" office:string-value="1.2.e" calcext:value-type="string">
            <text:p>1.2.e</text:p>
          </table:table-cell>
          <table:table-cell table:formula="of:=IF([.$G15];[$Themenliste.$B1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5];[$Themenliste.$C15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5];[$Themenliste.$D15];&quot;&quot;)" office:value-type="string" office:string-value="e" calcext:value-type="string">
            <text:p>e</text:p>
          </table:table-cell>
          <table:table-cell table:formula="of:=IF([.$G15];[$Themenliste.$E15]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style-name="ce22" table:formula="of:=IF([.$G15];CONCATENATE(IF([$Themenliste.$M15] = 1;&quot;1&quot;;&quot;&quot;);IF(AND([$Themenliste.$M15] = 1;OR([$Themenliste.$N15] = 1;[$Themenliste.$O15] = 1));&quot;,&quot;;&quot;&quot;);IF([$Themenliste.$N15] = 1;&quot;2&quot;;&quot;&quot;);IF(AND([$Themenliste.$N15] = 1;[$Themenliste.$O15] = 1);&quot;,&quot;;&quot;&quot;);IF([$Themenliste.$O15] = 1;&quot;3&quot;;&quot;&quot;));&quot;&quot;)" office:value-type="string" office:string-value="1" calcext:value-type="string">
            <text:p>1</text:p>
          </table:table-cell>
          <table:table-cell table:style-name="ce28" table:formula="of:=AND([.K15];[.L15])" office:value-type="boolean" office:boolean-value="true" calcext:value-type="boolean">
            <text:p>WAHR</text:p>
          </table:table-cell>
          <table:table-cell table:style-name="ce28" table:formula="of:=AND([$Themenliste.$M15] = 1;[$Variablen.$A$2] = 1)" office:value-type="boolean" office:boolean-value="true" calcext:value-type="boolean">
            <text:p>WAHR</text:p>
          </table:table-cell>
          <table:table-cell table:style-name="ce28" table:formula="of:=AND([$Themenliste.$N15] = 1;[$Variablen.$B$2] = 1)" office:value-type="boolean" office:boolean-value="false" calcext:value-type="boolean">
            <text:p>FALSCH</text:p>
          </table:table-cell>
          <table:table-cell table:style-name="ce28" table:formula="of:=AND([$Themenliste.$O15] = 1;[$Variablen.$C$2] = 1)" office:value-type="boolean" office:boolean-value="false" calcext:value-type="boolean">
            <text:p>FALSCH</text:p>
          </table:table-cell>
          <table:table-cell table:style-name="ce28" table:formula="of:=OR([.H15];[.I15];[.J15])" office:value-type="boolean" office:boolean-value="true" calcext:value-type="boolean">
            <text:p>WAHR</text:p>
          </table:table-cell>
          <table:table-cell table:style-name="ce28" table:formula="of:=IF([$Themenliste.$J15] = 1)" office:value-type="boolean" office:boolean-value="true" calcext:value-type="boolean">
            <text:p>WAHR</text:p>
          </table:table-cell>
          <table:table-cell table:style-name="ce28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16];[$Themenliste.$A16];&quot;&quot;)" office:value-type="string" office:string-value="1.2.f" calcext:value-type="string">
            <text:p>1.2.f</text:p>
          </table:table-cell>
          <table:table-cell table:formula="of:=IF([.$G16];[$Themenliste.$B1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6];[$Themenliste.$C16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6];[$Themenliste.$D16];&quot;&quot;)" office:value-type="string" office:string-value="f" calcext:value-type="string">
            <text:p>f</text:p>
          </table:table-cell>
          <table:table-cell table:formula="of:=IF([.$G16];[$Themenliste.$E16]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style-name="ce22" table:formula="of:=IF([.$G16];CONCATENATE(IF([$Themenliste.$M16] = 1;&quot;1&quot;;&quot;&quot;);IF(AND([$Themenliste.$M16] = 1;OR([$Themenliste.$N16] = 1;[$Themenliste.$O16] = 1));&quot;,&quot;;&quot;&quot;);IF([$Themenliste.$N16] = 1;&quot;2&quot;;&quot;&quot;);IF(AND([$Themenliste.$N16] = 1;[$Themenliste.$O16] = 1);&quot;,&quot;;&quot;&quot;);IF([$Themenliste.$O16] = 1;&quot;3&quot;;&quot;&quot;));&quot;&quot;)" office:value-type="string" office:string-value="2" calcext:value-type="string">
            <text:p>2</text:p>
          </table:table-cell>
          <table:table-cell table:style-name="ce28" table:formula="of:=AND([.K16];[.L16])" office:value-type="boolean" office:boolean-value="true" calcext:value-type="boolean">
            <text:p>WAHR</text:p>
          </table:table-cell>
          <table:table-cell table:style-name="ce28" table:formula="of:=AND([$Themenliste.$M16] = 1;[$Variablen.$A$2] = 1)" office:value-type="boolean" office:boolean-value="false" calcext:value-type="boolean">
            <text:p>FALSCH</text:p>
          </table:table-cell>
          <table:table-cell table:style-name="ce28" table:formula="of:=AND([$Themenliste.$N16] = 1;[$Variablen.$B$2] = 1)" office:value-type="boolean" office:boolean-value="true" calcext:value-type="boolean">
            <text:p>WAHR</text:p>
          </table:table-cell>
          <table:table-cell table:style-name="ce28" table:formula="of:=AND([$Themenliste.$O16] = 1;[$Variablen.$C$2] = 1)" office:value-type="boolean" office:boolean-value="false" calcext:value-type="boolean">
            <text:p>FALSCH</text:p>
          </table:table-cell>
          <table:table-cell table:style-name="ce28" table:formula="of:=OR([.H16];[.I16];[.J16])" office:value-type="boolean" office:boolean-value="true" calcext:value-type="boolean">
            <text:p>WAHR</text:p>
          </table:table-cell>
          <table:table-cell table:style-name="ce28" table:formula="of:=IF([$Themenliste.$J16] = 1)" office:value-type="boolean" office:boolean-value="true" calcext:value-type="boolean">
            <text:p>WAHR</text:p>
          </table:table-cell>
          <table:table-cell table:style-name="ce28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17];[$Themenliste.$A17];&quot;&quot;)" office:value-type="string" office:string-value="1.2.g" calcext:value-type="string">
            <text:p>1.2.g</text:p>
          </table:table-cell>
          <table:table-cell table:formula="of:=IF([.$G17];[$Themenliste.$B1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7];[$Themenliste.$C17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7];[$Themenliste.$D17];&quot;&quot;)" office:value-type="string" office:string-value="g" calcext:value-type="string">
            <text:p>g</text:p>
          </table:table-cell>
          <table:table-cell table:formula="of:=IF([.$G17];[$Themenliste.$E17]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style-name="ce22" table:formula="of:=IF([.$G17];CONCATENATE(IF([$Themenliste.$M17] = 1;&quot;1&quot;;&quot;&quot;);IF(AND([$Themenliste.$M17] = 1;OR([$Themenliste.$N17] = 1;[$Themenliste.$O17] = 1));&quot;,&quot;;&quot;&quot;);IF([$Themenliste.$N17] = 1;&quot;2&quot;;&quot;&quot;);IF(AND([$Themenliste.$N17] = 1;[$Themenliste.$O17] = 1);&quot;,&quot;;&quot;&quot;);IF([$Themenliste.$O17] = 1;&quot;3&quot;;&quot;&quot;));&quot;&quot;)" office:value-type="string" office:string-value="2" calcext:value-type="string">
            <text:p>2</text:p>
          </table:table-cell>
          <table:table-cell table:style-name="ce28" table:formula="of:=AND([.K17];[.L17])" office:value-type="boolean" office:boolean-value="true" calcext:value-type="boolean">
            <text:p>WAHR</text:p>
          </table:table-cell>
          <table:table-cell table:style-name="ce28" table:formula="of:=AND([$Themenliste.$M17] = 1;[$Variablen.$A$2] = 1)" office:value-type="boolean" office:boolean-value="false" calcext:value-type="boolean">
            <text:p>FALSCH</text:p>
          </table:table-cell>
          <table:table-cell table:style-name="ce28" table:formula="of:=AND([$Themenliste.$N17] = 1;[$Variablen.$B$2] = 1)" office:value-type="boolean" office:boolean-value="true" calcext:value-type="boolean">
            <text:p>WAHR</text:p>
          </table:table-cell>
          <table:table-cell table:style-name="ce28" table:formula="of:=AND([$Themenliste.$O17] = 1;[$Variablen.$C$2] = 1)" office:value-type="boolean" office:boolean-value="false" calcext:value-type="boolean">
            <text:p>FALSCH</text:p>
          </table:table-cell>
          <table:table-cell table:style-name="ce28" table:formula="of:=OR([.H17];[.I17];[.J17])" office:value-type="boolean" office:boolean-value="true" calcext:value-type="boolean">
            <text:p>WAHR</text:p>
          </table:table-cell>
          <table:table-cell table:style-name="ce28" table:formula="of:=IF([$Themenliste.$J17] = 1)" office:value-type="boolean" office:boolean-value="true" calcext:value-type="boolean">
            <text:p>WAHR</text:p>
          </table:table-cell>
          <table:table-cell table:style-name="ce28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8];[$Themenliste.$A18];&quot;&quot;)" office:value-type="string" office:string-value="1.2.h" calcext:value-type="string">
            <text:p>1.2.h</text:p>
          </table:table-cell>
          <table:table-cell table:formula="of:=IF([.$G18];[$Themenliste.$B1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8];[$Themenliste.$C18]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[.$G18];[$Themenliste.$D18];&quot;&quot;)" office:value-type="string" office:string-value="h" calcext:value-type="string">
            <text:p>h</text:p>
          </table:table-cell>
          <table:table-cell table:formula="of:=IF([.$G18];[$Themenliste.$E18]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style-name="ce22" table:formula="of:=IF([.$G18];CONCATENATE(IF([$Themenliste.$M18] = 1;&quot;1&quot;;&quot;&quot;);IF(AND([$Themenliste.$M18] = 1;OR([$Themenliste.$N18] = 1;[$Themenliste.$O18] = 1));&quot;,&quot;;&quot;&quot;);IF([$Themenliste.$N18] = 1;&quot;2&quot;;&quot;&quot;);IF(AND([$Themenliste.$N18] = 1;[$Themenliste.$O18] = 1);&quot;,&quot;;&quot;&quot;);IF([$Themenliste.$O18] = 1;&quot;3&quot;;&quot;&quot;));&quot;&quot;)" office:value-type="string" office:string-value="2" calcext:value-type="string">
            <text:p>2</text:p>
          </table:table-cell>
          <table:table-cell table:style-name="ce28" table:formula="of:=AND([.K18];[.L18])" office:value-type="boolean" office:boolean-value="true" calcext:value-type="boolean">
            <text:p>WAHR</text:p>
          </table:table-cell>
          <table:table-cell table:style-name="ce28" table:formula="of:=AND([$Themenliste.$M18] = 1;[$Variablen.$A$2] = 1)" office:value-type="boolean" office:boolean-value="false" calcext:value-type="boolean">
            <text:p>FALSCH</text:p>
          </table:table-cell>
          <table:table-cell table:style-name="ce28" table:formula="of:=AND([$Themenliste.$N18] = 1;[$Variablen.$B$2] = 1)" office:value-type="boolean" office:boolean-value="true" calcext:value-type="boolean">
            <text:p>WAHR</text:p>
          </table:table-cell>
          <table:table-cell table:style-name="ce28" table:formula="of:=AND([$Themenliste.$O18] = 1;[$Variablen.$C$2] = 1)" office:value-type="boolean" office:boolean-value="false" calcext:value-type="boolean">
            <text:p>FALSCH</text:p>
          </table:table-cell>
          <table:table-cell table:style-name="ce28" table:formula="of:=OR([.H18];[.I18];[.J18])" office:value-type="boolean" office:boolean-value="true" calcext:value-type="boolean">
            <text:p>WAHR</text:p>
          </table:table-cell>
          <table:table-cell table:style-name="ce28" table:formula="of:=IF([$Themenliste.$J18] = 1)" office:value-type="boolean" office:boolean-value="true" calcext:value-type="boolean">
            <text:p>WAHR</text:p>
          </table:table-cell>
          <table:table-cell table:style-name="ce28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19];[$Themenliste.$A19];&quot;&quot;)" office:value-type="string" office:string-value="1.3.a" calcext:value-type="string">
            <text:p>1.3.a</text:p>
          </table:table-cell>
          <table:table-cell table:formula="of:=IF([.$G19];[$Themenliste.$B1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19];[$Themenliste.$C19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[.$G19];[$Themenliste.$D19];&quot;&quot;)" office:value-type="string" office:string-value="a" calcext:value-type="string">
            <text:p>a</text:p>
          </table:table-cell>
          <table:table-cell table:formula="of:=IF([.$G19];[$Themenliste.$E19]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style-name="ce22" table:formula="of:=IF([.$G19];CONCATENATE(IF([$Themenliste.$M19] = 1;&quot;1&quot;;&quot;&quot;);IF(AND([$Themenliste.$M19] = 1;OR([$Themenliste.$N19] = 1;[$Themenliste.$O19] = 1));&quot;,&quot;;&quot;&quot;);IF([$Themenliste.$N19] = 1;&quot;2&quot;;&quot;&quot;);IF(AND([$Themenliste.$N19] = 1;[$Themenliste.$O19] = 1);&quot;,&quot;;&quot;&quot;);IF([$Themenliste.$O19] = 1;&quot;3&quot;;&quot;&quot;));&quot;&quot;)" office:value-type="string" office:string-value="1" calcext:value-type="string">
            <text:p>1</text:p>
          </table:table-cell>
          <table:table-cell table:style-name="ce28" table:formula="of:=AND([.K19];[.L19])" office:value-type="boolean" office:boolean-value="true" calcext:value-type="boolean">
            <text:p>WAHR</text:p>
          </table:table-cell>
          <table:table-cell table:style-name="ce28" table:formula="of:=AND([$Themenliste.$M19] = 1;[$Variablen.$A$2] = 1)" office:value-type="boolean" office:boolean-value="true" calcext:value-type="boolean">
            <text:p>WAHR</text:p>
          </table:table-cell>
          <table:table-cell table:style-name="ce28" table:formula="of:=AND([$Themenliste.$N19] = 1;[$Variablen.$B$2] = 1)" office:value-type="boolean" office:boolean-value="false" calcext:value-type="boolean">
            <text:p>FALSCH</text:p>
          </table:table-cell>
          <table:table-cell table:style-name="ce28" table:formula="of:=AND([$Themenliste.$O19] = 1;[$Variablen.$C$2] = 1)" office:value-type="boolean" office:boolean-value="false" calcext:value-type="boolean">
            <text:p>FALSCH</text:p>
          </table:table-cell>
          <table:table-cell table:style-name="ce28" table:formula="of:=OR([.H19];[.I19];[.J19])" office:value-type="boolean" office:boolean-value="true" calcext:value-type="boolean">
            <text:p>WAHR</text:p>
          </table:table-cell>
          <table:table-cell table:style-name="ce28" table:formula="of:=IF([$Themenliste.$J19] = 1)" office:value-type="boolean" office:boolean-value="true" calcext:value-type="boolean">
            <text:p>WAHR</text:p>
          </table:table-cell>
          <table:table-cell table:style-name="ce28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20];[$Themenliste.$A20];&quot;&quot;)" office:value-type="string" office:string-value="1.3.b" calcext:value-type="string">
            <text:p>1.3.b</text:p>
          </table:table-cell>
          <table:table-cell table:formula="of:=IF([.$G20];[$Themenliste.$B2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0];[$Themenliste.$C20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[.$G20];[$Themenliste.$D20];&quot;&quot;)" office:value-type="string" office:string-value="b" calcext:value-type="string">
            <text:p>b</text:p>
          </table:table-cell>
          <table:table-cell table:formula="of:=IF([.$G20];[$Themenliste.$E20]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style-name="ce22" table:formula="of:=IF([.$G20];CONCATENATE(IF([$Themenliste.$M20] = 1;&quot;1&quot;;&quot;&quot;);IF(AND([$Themenliste.$M20] = 1;OR([$Themenliste.$N20] = 1;[$Themenliste.$O20] = 1));&quot;,&quot;;&quot;&quot;);IF([$Themenliste.$N20] = 1;&quot;2&quot;;&quot;&quot;);IF(AND([$Themenliste.$N20] = 1;[$Themenliste.$O20] = 1);&quot;,&quot;;&quot;&quot;);IF([$Themenliste.$O20] = 1;&quot;3&quot;;&quot;&quot;));&quot;&quot;)" office:value-type="string" office:string-value="1" calcext:value-type="string">
            <text:p>1</text:p>
          </table:table-cell>
          <table:table-cell table:style-name="ce28" table:formula="of:=AND([.K20];[.L20])" office:value-type="boolean" office:boolean-value="true" calcext:value-type="boolean">
            <text:p>WAHR</text:p>
          </table:table-cell>
          <table:table-cell table:style-name="ce28" table:formula="of:=AND([$Themenliste.$M20] = 1;[$Variablen.$A$2] = 1)" office:value-type="boolean" office:boolean-value="true" calcext:value-type="boolean">
            <text:p>WAHR</text:p>
          </table:table-cell>
          <table:table-cell table:style-name="ce28" table:formula="of:=AND([$Themenliste.$N20] = 1;[$Variablen.$B$2] = 1)" office:value-type="boolean" office:boolean-value="false" calcext:value-type="boolean">
            <text:p>FALSCH</text:p>
          </table:table-cell>
          <table:table-cell table:style-name="ce28" table:formula="of:=AND([$Themenliste.$O20] = 1;[$Variablen.$C$2] = 1)" office:value-type="boolean" office:boolean-value="false" calcext:value-type="boolean">
            <text:p>FALSCH</text:p>
          </table:table-cell>
          <table:table-cell table:style-name="ce28" table:formula="of:=OR([.H20];[.I20];[.J20])" office:value-type="boolean" office:boolean-value="true" calcext:value-type="boolean">
            <text:p>WAHR</text:p>
          </table:table-cell>
          <table:table-cell table:style-name="ce28" table:formula="of:=IF([$Themenliste.$J20] = 1)" office:value-type="boolean" office:boolean-value="true" calcext:value-type="boolean">
            <text:p>WAHR</text:p>
          </table:table-cell>
          <table:table-cell table:style-name="ce28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21];[$Themenliste.$A21];&quot;&quot;)" office:value-type="string" office:string-value="1.3.c" calcext:value-type="string">
            <text:p>1.3.c</text:p>
          </table:table-cell>
          <table:table-cell table:formula="of:=IF([.$G21];[$Themenliste.$B2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1];[$Themenliste.$C21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[.$G21];[$Themenliste.$D21];&quot;&quot;)" office:value-type="string" office:string-value="c" calcext:value-type="string">
            <text:p>c</text:p>
          </table:table-cell>
          <table:table-cell table:formula="of:=IF([.$G21];[$Themenliste.$E21]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style-name="ce22" table:formula="of:=IF([.$G21];CONCATENATE(IF([$Themenliste.$M21] = 1;&quot;1&quot;;&quot;&quot;);IF(AND([$Themenliste.$M21] = 1;OR([$Themenliste.$N21] = 1;[$Themenliste.$O21] = 1));&quot;,&quot;;&quot;&quot;);IF([$Themenliste.$N21] = 1;&quot;2&quot;;&quot;&quot;);IF(AND([$Themenliste.$N21] = 1;[$Themenliste.$O21] = 1);&quot;,&quot;;&quot;&quot;);IF([$Themenliste.$O21] = 1;&quot;3&quot;;&quot;&quot;));&quot;&quot;)" office:value-type="string" office:string-value="2" calcext:value-type="string">
            <text:p>2</text:p>
          </table:table-cell>
          <table:table-cell table:style-name="ce28" table:formula="of:=AND([.K21];[.L21])" office:value-type="boolean" office:boolean-value="true" calcext:value-type="boolean">
            <text:p>WAHR</text:p>
          </table:table-cell>
          <table:table-cell table:style-name="ce28" table:formula="of:=AND([$Themenliste.$M21] = 1;[$Variablen.$A$2] = 1)" office:value-type="boolean" office:boolean-value="false" calcext:value-type="boolean">
            <text:p>FALSCH</text:p>
          </table:table-cell>
          <table:table-cell table:style-name="ce28" table:formula="of:=AND([$Themenliste.$N21] = 1;[$Variablen.$B$2] = 1)" office:value-type="boolean" office:boolean-value="true" calcext:value-type="boolean">
            <text:p>WAHR</text:p>
          </table:table-cell>
          <table:table-cell table:style-name="ce28" table:formula="of:=AND([$Themenliste.$O21] = 1;[$Variablen.$C$2] = 1)" office:value-type="boolean" office:boolean-value="false" calcext:value-type="boolean">
            <text:p>FALSCH</text:p>
          </table:table-cell>
          <table:table-cell table:style-name="ce28" table:formula="of:=OR([.H21];[.I21];[.J21])" office:value-type="boolean" office:boolean-value="true" calcext:value-type="boolean">
            <text:p>WAHR</text:p>
          </table:table-cell>
          <table:table-cell table:style-name="ce28" table:formula="of:=IF([$Themenliste.$J21] = 1)" office:value-type="boolean" office:boolean-value="true" calcext:value-type="boolean">
            <text:p>WAHR</text:p>
          </table:table-cell>
          <table:table-cell table:style-name="ce28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22];[$Themenliste.$A22];&quot;&quot;)" office:value-type="string" office:string-value="1.3.d" calcext:value-type="string">
            <text:p>1.3.d</text:p>
          </table:table-cell>
          <table:table-cell table:formula="of:=IF([.$G22];[$Themenliste.$B2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2];[$Themenliste.$C22]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[.$G22];[$Themenliste.$D22];&quot;&quot;)" office:value-type="string" office:string-value="d" calcext:value-type="string">
            <text:p>d</text:p>
          </table:table-cell>
          <table:table-cell table:formula="of:=IF([.$G22];[$Themenliste.$E22]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style-name="ce22" table:formula="of:=IF([.$G22];CONCATENATE(IF([$Themenliste.$M22] = 1;&quot;1&quot;;&quot;&quot;);IF(AND([$Themenliste.$M22] = 1;OR([$Themenliste.$N22] = 1;[$Themenliste.$O22] = 1));&quot;,&quot;;&quot;&quot;);IF([$Themenliste.$N22] = 1;&quot;2&quot;;&quot;&quot;);IF(AND([$Themenliste.$N22] = 1;[$Themenliste.$O22] = 1);&quot;,&quot;;&quot;&quot;);IF([$Themenliste.$O22] = 1;&quot;3&quot;;&quot;&quot;));&quot;&quot;)" office:value-type="string" office:string-value="2" calcext:value-type="string">
            <text:p>2</text:p>
          </table:table-cell>
          <table:table-cell table:style-name="ce28" table:formula="of:=AND([.K22];[.L22])" office:value-type="boolean" office:boolean-value="true" calcext:value-type="boolean">
            <text:p>WAHR</text:p>
          </table:table-cell>
          <table:table-cell table:style-name="ce28" table:formula="of:=AND([$Themenliste.$M22] = 1;[$Variablen.$A$2] = 1)" office:value-type="boolean" office:boolean-value="false" calcext:value-type="boolean">
            <text:p>FALSCH</text:p>
          </table:table-cell>
          <table:table-cell table:style-name="ce28" table:formula="of:=AND([$Themenliste.$N22] = 1;[$Variablen.$B$2] = 1)" office:value-type="boolean" office:boolean-value="true" calcext:value-type="boolean">
            <text:p>WAHR</text:p>
          </table:table-cell>
          <table:table-cell table:style-name="ce28" table:formula="of:=AND([$Themenliste.$O22] = 1;[$Variablen.$C$2] = 1)" office:value-type="boolean" office:boolean-value="false" calcext:value-type="boolean">
            <text:p>FALSCH</text:p>
          </table:table-cell>
          <table:table-cell table:style-name="ce28" table:formula="of:=OR([.H22];[.I22];[.J22])" office:value-type="boolean" office:boolean-value="true" calcext:value-type="boolean">
            <text:p>WAHR</text:p>
          </table:table-cell>
          <table:table-cell table:style-name="ce28" table:formula="of:=IF([$Themenliste.$J22] = 1)" office:value-type="boolean" office:boolean-value="true" calcext:value-type="boolean">
            <text:p>WAHR</text:p>
          </table:table-cell>
          <table:table-cell table:style-name="ce28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23];[$Themenliste.$A23];&quot;&quot;)" office:value-type="string" office:string-value="1.4.a" calcext:value-type="string">
            <text:p>1.4.a</text:p>
          </table:table-cell>
          <table:table-cell table:formula="of:=IF([.$G23];[$Themenliste.$B2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3];[$Themenliste.$C23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[.$G23];[$Themenliste.$D23];&quot;&quot;)" office:value-type="string" office:string-value="a" calcext:value-type="string">
            <text:p>a</text:p>
          </table:table-cell>
          <table:table-cell table:formula="of:=IF([.$G23];[$Themenliste.$E23]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style-name="ce22" table:formula="of:=IF([.$G23];CONCATENATE(IF([$Themenliste.$M23] = 1;&quot;1&quot;;&quot;&quot;);IF(AND([$Themenliste.$M23] = 1;OR([$Themenliste.$N23] = 1;[$Themenliste.$O23] = 1));&quot;,&quot;;&quot;&quot;);IF([$Themenliste.$N23] = 1;&quot;2&quot;;&quot;&quot;);IF(AND([$Themenliste.$N23] = 1;[$Themenliste.$O23] = 1);&quot;,&quot;;&quot;&quot;);IF([$Themenliste.$O23] = 1;&quot;3&quot;;&quot;&quot;));&quot;&quot;)" office:value-type="string" office:string-value="1" calcext:value-type="string">
            <text:p>1</text:p>
          </table:table-cell>
          <table:table-cell table:style-name="ce28" table:formula="of:=AND([.K23];[.L23])" office:value-type="boolean" office:boolean-value="true" calcext:value-type="boolean">
            <text:p>WAHR</text:p>
          </table:table-cell>
          <table:table-cell table:style-name="ce28" table:formula="of:=AND([$Themenliste.$M23] = 1;[$Variablen.$A$2] = 1)" office:value-type="boolean" office:boolean-value="true" calcext:value-type="boolean">
            <text:p>WAHR</text:p>
          </table:table-cell>
          <table:table-cell table:style-name="ce28" table:formula="of:=AND([$Themenliste.$N23] = 1;[$Variablen.$B$2] = 1)" office:value-type="boolean" office:boolean-value="false" calcext:value-type="boolean">
            <text:p>FALSCH</text:p>
          </table:table-cell>
          <table:table-cell table:style-name="ce28" table:formula="of:=AND([$Themenliste.$O23] = 1;[$Variablen.$C$2] = 1)" office:value-type="boolean" office:boolean-value="false" calcext:value-type="boolean">
            <text:p>FALSCH</text:p>
          </table:table-cell>
          <table:table-cell table:style-name="ce28" table:formula="of:=OR([.H23];[.I23];[.J23])" office:value-type="boolean" office:boolean-value="true" calcext:value-type="boolean">
            <text:p>WAHR</text:p>
          </table:table-cell>
          <table:table-cell table:style-name="ce28" table:formula="of:=IF([$Themenliste.$J23] = 1)" office:value-type="boolean" office:boolean-value="true" calcext:value-type="boolean">
            <text:p>WAHR</text:p>
          </table:table-cell>
          <table:table-cell table:style-name="ce28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24];[$Themenliste.$A24];&quot;&quot;)" office:value-type="string" office:string-value="1.4.b" calcext:value-type="string">
            <text:p>1.4.b</text:p>
          </table:table-cell>
          <table:table-cell table:formula="of:=IF([.$G24];[$Themenliste.$B2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4];[$Themenliste.$C24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[.$G24];[$Themenliste.$D24];&quot;&quot;)" office:value-type="string" office:string-value="b" calcext:value-type="string">
            <text:p>b</text:p>
          </table:table-cell>
          <table:table-cell table:formula="of:=IF([.$G24];[$Themenliste.$E24]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style-name="ce22" table:formula="of:=IF([.$G24];CONCATENATE(IF([$Themenliste.$M24] = 1;&quot;1&quot;;&quot;&quot;);IF(AND([$Themenliste.$M24] = 1;OR([$Themenliste.$N24] = 1;[$Themenliste.$O24] = 1));&quot;,&quot;;&quot;&quot;);IF([$Themenliste.$N24] = 1;&quot;2&quot;;&quot;&quot;);IF(AND([$Themenliste.$N24] = 1;[$Themenliste.$O24] = 1);&quot;,&quot;;&quot;&quot;);IF([$Themenliste.$O24] = 1;&quot;3&quot;;&quot;&quot;));&quot;&quot;)" office:value-type="string" office:string-value="1" calcext:value-type="string">
            <text:p>1</text:p>
          </table:table-cell>
          <table:table-cell table:style-name="ce28" table:formula="of:=AND([.K24];[.L24])" office:value-type="boolean" office:boolean-value="true" calcext:value-type="boolean">
            <text:p>WAHR</text:p>
          </table:table-cell>
          <table:table-cell table:style-name="ce28" table:formula="of:=AND([$Themenliste.$M24] = 1;[$Variablen.$A$2] = 1)" office:value-type="boolean" office:boolean-value="true" calcext:value-type="boolean">
            <text:p>WAHR</text:p>
          </table:table-cell>
          <table:table-cell table:style-name="ce28" table:formula="of:=AND([$Themenliste.$N24] = 1;[$Variablen.$B$2] = 1)" office:value-type="boolean" office:boolean-value="false" calcext:value-type="boolean">
            <text:p>FALSCH</text:p>
          </table:table-cell>
          <table:table-cell table:style-name="ce28" table:formula="of:=AND([$Themenliste.$O24] = 1;[$Variablen.$C$2] = 1)" office:value-type="boolean" office:boolean-value="false" calcext:value-type="boolean">
            <text:p>FALSCH</text:p>
          </table:table-cell>
          <table:table-cell table:style-name="ce28" table:formula="of:=OR([.H24];[.I24];[.J24])" office:value-type="boolean" office:boolean-value="true" calcext:value-type="boolean">
            <text:p>WAHR</text:p>
          </table:table-cell>
          <table:table-cell table:style-name="ce28" table:formula="of:=IF([$Themenliste.$J24] = 1)" office:value-type="boolean" office:boolean-value="true" calcext:value-type="boolean">
            <text:p>WAHR</text:p>
          </table:table-cell>
          <table:table-cell table:style-name="ce28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25];[$Themenliste.$A25];&quot;&quot;)" office:value-type="string" office:string-value="1.4.c" calcext:value-type="string">
            <text:p>1.4.c</text:p>
          </table:table-cell>
          <table:table-cell table:formula="of:=IF([.$G25];[$Themenliste.$B2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5];[$Themenliste.$C25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[.$G25];[$Themenliste.$D25];&quot;&quot;)" office:value-type="string" office:string-value="c" calcext:value-type="string">
            <text:p>c</text:p>
          </table:table-cell>
          <table:table-cell table:formula="of:=IF([.$G25];[$Themenliste.$E25]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style-name="ce22" table:formula="of:=IF([.$G25];CONCATENATE(IF([$Themenliste.$M25] = 1;&quot;1&quot;;&quot;&quot;);IF(AND([$Themenliste.$M25] = 1;OR([$Themenliste.$N25] = 1;[$Themenliste.$O25] = 1));&quot;,&quot;;&quot;&quot;);IF([$Themenliste.$N25] = 1;&quot;2&quot;;&quot;&quot;);IF(AND([$Themenliste.$N25] = 1;[$Themenliste.$O25] = 1);&quot;,&quot;;&quot;&quot;);IF([$Themenliste.$O25] = 1;&quot;3&quot;;&quot;&quot;));&quot;&quot;)" office:value-type="string" office:string-value="2" calcext:value-type="string">
            <text:p>2</text:p>
          </table:table-cell>
          <table:table-cell table:style-name="ce28" table:formula="of:=AND([.K25];[.L25])" office:value-type="boolean" office:boolean-value="true" calcext:value-type="boolean">
            <text:p>WAHR</text:p>
          </table:table-cell>
          <table:table-cell table:style-name="ce28" table:formula="of:=AND([$Themenliste.$M25] = 1;[$Variablen.$A$2] = 1)" office:value-type="boolean" office:boolean-value="false" calcext:value-type="boolean">
            <text:p>FALSCH</text:p>
          </table:table-cell>
          <table:table-cell table:style-name="ce28" table:formula="of:=AND([$Themenliste.$N25] = 1;[$Variablen.$B$2] = 1)" office:value-type="boolean" office:boolean-value="true" calcext:value-type="boolean">
            <text:p>WAHR</text:p>
          </table:table-cell>
          <table:table-cell table:style-name="ce28" table:formula="of:=AND([$Themenliste.$O25] = 1;[$Variablen.$C$2] = 1)" office:value-type="boolean" office:boolean-value="false" calcext:value-type="boolean">
            <text:p>FALSCH</text:p>
          </table:table-cell>
          <table:table-cell table:style-name="ce28" table:formula="of:=OR([.H25];[.I25];[.J25])" office:value-type="boolean" office:boolean-value="true" calcext:value-type="boolean">
            <text:p>WAHR</text:p>
          </table:table-cell>
          <table:table-cell table:style-name="ce28" table:formula="of:=IF([$Themenliste.$J25] = 1)" office:value-type="boolean" office:boolean-value="true" calcext:value-type="boolean">
            <text:p>WAHR</text:p>
          </table:table-cell>
          <table:table-cell table:style-name="ce28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26];[$Themenliste.$A26];&quot;&quot;)" office:value-type="string" office:string-value="1.4.d" calcext:value-type="string">
            <text:p>1.4.d</text:p>
          </table:table-cell>
          <table:table-cell table:formula="of:=IF([.$G26];[$Themenliste.$B2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6];[$Themenliste.$C26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[.$G26];[$Themenliste.$D26];&quot;&quot;)" office:value-type="string" office:string-value="d" calcext:value-type="string">
            <text:p>d</text:p>
          </table:table-cell>
          <table:table-cell table:formula="of:=IF([.$G26];[$Themenliste.$E26]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style-name="ce22" table:formula="of:=IF([.$G26];CONCATENATE(IF([$Themenliste.$M26] = 1;&quot;1&quot;;&quot;&quot;);IF(AND([$Themenliste.$M26] = 1;OR([$Themenliste.$N26] = 1;[$Themenliste.$O26] = 1));&quot;,&quot;;&quot;&quot;);IF([$Themenliste.$N26] = 1;&quot;2&quot;;&quot;&quot;);IF(AND([$Themenliste.$N26] = 1;[$Themenliste.$O26] = 1);&quot;,&quot;;&quot;&quot;);IF([$Themenliste.$O26] = 1;&quot;3&quot;;&quot;&quot;));&quot;&quot;)" office:value-type="string" office:string-value="2" calcext:value-type="string">
            <text:p>2</text:p>
          </table:table-cell>
          <table:table-cell table:style-name="ce28" table:formula="of:=AND([.K26];[.L26])" office:value-type="boolean" office:boolean-value="true" calcext:value-type="boolean">
            <text:p>WAHR</text:p>
          </table:table-cell>
          <table:table-cell table:style-name="ce28" table:formula="of:=AND([$Themenliste.$M26] = 1;[$Variablen.$A$2] = 1)" office:value-type="boolean" office:boolean-value="false" calcext:value-type="boolean">
            <text:p>FALSCH</text:p>
          </table:table-cell>
          <table:table-cell table:style-name="ce28" table:formula="of:=AND([$Themenliste.$N26] = 1;[$Variablen.$B$2] = 1)" office:value-type="boolean" office:boolean-value="true" calcext:value-type="boolean">
            <text:p>WAHR</text:p>
          </table:table-cell>
          <table:table-cell table:style-name="ce28" table:formula="of:=AND([$Themenliste.$O26] = 1;[$Variablen.$C$2] = 1)" office:value-type="boolean" office:boolean-value="false" calcext:value-type="boolean">
            <text:p>FALSCH</text:p>
          </table:table-cell>
          <table:table-cell table:style-name="ce28" table:formula="of:=OR([.H26];[.I26];[.J26])" office:value-type="boolean" office:boolean-value="true" calcext:value-type="boolean">
            <text:p>WAHR</text:p>
          </table:table-cell>
          <table:table-cell table:style-name="ce28" table:formula="of:=IF([$Themenliste.$J26] = 1)" office:value-type="boolean" office:boolean-value="true" calcext:value-type="boolean">
            <text:p>WAHR</text:p>
          </table:table-cell>
          <table:table-cell table:style-name="ce28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27];[$Themenliste.$A27];&quot;&quot;)" office:value-type="string" office:string-value="1.4.e" calcext:value-type="string">
            <text:p>1.4.e</text:p>
          </table:table-cell>
          <table:table-cell table:formula="of:=IF([.$G27];[$Themenliste.$B2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7];[$Themenliste.$C27]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[.$G27];[$Themenliste.$D27];&quot;&quot;)" office:value-type="string" office:string-value="e" calcext:value-type="string">
            <text:p>e</text:p>
          </table:table-cell>
          <table:table-cell table:formula="of:=IF([.$G27];[$Themenliste.$E27]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style-name="ce22" table:formula="of:=IF([.$G27];CONCATENATE(IF([$Themenliste.$M27] = 1;&quot;1&quot;;&quot;&quot;);IF(AND([$Themenliste.$M27] = 1;OR([$Themenliste.$N27] = 1;[$Themenliste.$O27] = 1));&quot;,&quot;;&quot;&quot;);IF([$Themenliste.$N27] = 1;&quot;2&quot;;&quot;&quot;);IF(AND([$Themenliste.$N27] = 1;[$Themenliste.$O27] = 1);&quot;,&quot;;&quot;&quot;);IF([$Themenliste.$O27] = 1;&quot;3&quot;;&quot;&quot;));&quot;&quot;)" office:value-type="string" office:string-value="2" calcext:value-type="string">
            <text:p>2</text:p>
          </table:table-cell>
          <table:table-cell table:style-name="ce28" table:formula="of:=AND([.K27];[.L27])" office:value-type="boolean" office:boolean-value="true" calcext:value-type="boolean">
            <text:p>WAHR</text:p>
          </table:table-cell>
          <table:table-cell table:style-name="ce28" table:formula="of:=AND([$Themenliste.$M27] = 1;[$Variablen.$A$2] = 1)" office:value-type="boolean" office:boolean-value="false" calcext:value-type="boolean">
            <text:p>FALSCH</text:p>
          </table:table-cell>
          <table:table-cell table:style-name="ce28" table:formula="of:=AND([$Themenliste.$N27] = 1;[$Variablen.$B$2] = 1)" office:value-type="boolean" office:boolean-value="true" calcext:value-type="boolean">
            <text:p>WAHR</text:p>
          </table:table-cell>
          <table:table-cell table:style-name="ce28" table:formula="of:=AND([$Themenliste.$O27] = 1;[$Variablen.$C$2] = 1)" office:value-type="boolean" office:boolean-value="false" calcext:value-type="boolean">
            <text:p>FALSCH</text:p>
          </table:table-cell>
          <table:table-cell table:style-name="ce28" table:formula="of:=OR([.H27];[.I27];[.J27])" office:value-type="boolean" office:boolean-value="true" calcext:value-type="boolean">
            <text:p>WAHR</text:p>
          </table:table-cell>
          <table:table-cell table:style-name="ce28" table:formula="of:=IF([$Themenliste.$J27] = 1)" office:value-type="boolean" office:boolean-value="true" calcext:value-type="boolean">
            <text:p>WAHR</text:p>
          </table:table-cell>
          <table:table-cell table:style-name="ce28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28];[$Themenliste.$A28];&quot;&quot;)" office:value-type="string" office:string-value="1.5.a" calcext:value-type="string">
            <text:p>1.5.a</text:p>
          </table:table-cell>
          <table:table-cell table:formula="of:=IF([.$G28];[$Themenliste.$B2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8];[$Themenliste.$C28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[.$G28];[$Themenliste.$D28];&quot;&quot;)" office:value-type="string" office:string-value="a" calcext:value-type="string">
            <text:p>a</text:p>
          </table:table-cell>
          <table:table-cell table:formula="of:=IF([.$G28];[$Themenliste.$E28]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style-name="ce22" table:formula="of:=IF([.$G28];CONCATENATE(IF([$Themenliste.$M28] = 1;&quot;1&quot;;&quot;&quot;);IF(AND([$Themenliste.$M28] = 1;OR([$Themenliste.$N28] = 1;[$Themenliste.$O28] = 1));&quot;,&quot;;&quot;&quot;);IF([$Themenliste.$N28] = 1;&quot;2&quot;;&quot;&quot;);IF(AND([$Themenliste.$N28] = 1;[$Themenliste.$O28] = 1);&quot;,&quot;;&quot;&quot;);IF([$Themenliste.$O28] = 1;&quot;3&quot;;&quot;&quot;));&quot;&quot;)" office:value-type="string" office:string-value="1" calcext:value-type="string">
            <text:p>1</text:p>
          </table:table-cell>
          <table:table-cell table:style-name="ce28" table:formula="of:=AND([.K28];[.L28])" office:value-type="boolean" office:boolean-value="true" calcext:value-type="boolean">
            <text:p>WAHR</text:p>
          </table:table-cell>
          <table:table-cell table:style-name="ce28" table:formula="of:=AND([$Themenliste.$M28] = 1;[$Variablen.$A$2] = 1)" office:value-type="boolean" office:boolean-value="true" calcext:value-type="boolean">
            <text:p>WAHR</text:p>
          </table:table-cell>
          <table:table-cell table:style-name="ce28" table:formula="of:=AND([$Themenliste.$N28] = 1;[$Variablen.$B$2] = 1)" office:value-type="boolean" office:boolean-value="false" calcext:value-type="boolean">
            <text:p>FALSCH</text:p>
          </table:table-cell>
          <table:table-cell table:style-name="ce28" table:formula="of:=AND([$Themenliste.$O28] = 1;[$Variablen.$C$2] = 1)" office:value-type="boolean" office:boolean-value="false" calcext:value-type="boolean">
            <text:p>FALSCH</text:p>
          </table:table-cell>
          <table:table-cell table:style-name="ce28" table:formula="of:=OR([.H28];[.I28];[.J28])" office:value-type="boolean" office:boolean-value="true" calcext:value-type="boolean">
            <text:p>WAHR</text:p>
          </table:table-cell>
          <table:table-cell table:style-name="ce28" table:formula="of:=IF([$Themenliste.$J28] = 1)" office:value-type="boolean" office:boolean-value="true" calcext:value-type="boolean">
            <text:p>WAHR</text:p>
          </table:table-cell>
          <table:table-cell table:style-name="ce28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29];[$Themenliste.$A29];&quot;&quot;)" office:value-type="string" office:string-value="1.5.b" calcext:value-type="string">
            <text:p>1.5.b</text:p>
          </table:table-cell>
          <table:table-cell table:formula="of:=IF([.$G29];[$Themenliste.$B2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29];[$Themenliste.$C29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[.$G29];[$Themenliste.$D29];&quot;&quot;)" office:value-type="string" office:string-value="b" calcext:value-type="string">
            <text:p>b</text:p>
          </table:table-cell>
          <table:table-cell table:formula="of:=IF([.$G29];[$Themenliste.$E29]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style-name="ce22" table:formula="of:=IF([.$G29];CONCATENATE(IF([$Themenliste.$M29] = 1;&quot;1&quot;;&quot;&quot;);IF(AND([$Themenliste.$M29] = 1;OR([$Themenliste.$N29] = 1;[$Themenliste.$O29] = 1));&quot;,&quot;;&quot;&quot;);IF([$Themenliste.$N29] = 1;&quot;2&quot;;&quot;&quot;);IF(AND([$Themenliste.$N29] = 1;[$Themenliste.$O29] = 1);&quot;,&quot;;&quot;&quot;);IF([$Themenliste.$O29] = 1;&quot;3&quot;;&quot;&quot;));&quot;&quot;)" office:value-type="string" office:string-value="2" calcext:value-type="string">
            <text:p>2</text:p>
          </table:table-cell>
          <table:table-cell table:style-name="ce28" table:formula="of:=AND([.K29];[.L29])" office:value-type="boolean" office:boolean-value="true" calcext:value-type="boolean">
            <text:p>WAHR</text:p>
          </table:table-cell>
          <table:table-cell table:style-name="ce28" table:formula="of:=AND([$Themenliste.$M29] = 1;[$Variablen.$A$2] = 1)" office:value-type="boolean" office:boolean-value="false" calcext:value-type="boolean">
            <text:p>FALSCH</text:p>
          </table:table-cell>
          <table:table-cell table:style-name="ce28" table:formula="of:=AND([$Themenliste.$N29] = 1;[$Variablen.$B$2] = 1)" office:value-type="boolean" office:boolean-value="true" calcext:value-type="boolean">
            <text:p>WAHR</text:p>
          </table:table-cell>
          <table:table-cell table:style-name="ce28" table:formula="of:=AND([$Themenliste.$O29] = 1;[$Variablen.$C$2] = 1)" office:value-type="boolean" office:boolean-value="false" calcext:value-type="boolean">
            <text:p>FALSCH</text:p>
          </table:table-cell>
          <table:table-cell table:style-name="ce28" table:formula="of:=OR([.H29];[.I29];[.J29])" office:value-type="boolean" office:boolean-value="true" calcext:value-type="boolean">
            <text:p>WAHR</text:p>
          </table:table-cell>
          <table:table-cell table:style-name="ce28" table:formula="of:=IF([$Themenliste.$J29] = 1)" office:value-type="boolean" office:boolean-value="true" calcext:value-type="boolean">
            <text:p>WAHR</text:p>
          </table:table-cell>
          <table:table-cell table:style-name="ce28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30];[$Themenliste.$A30];&quot;&quot;)" office:value-type="string" office:string-value="1.5.c" calcext:value-type="string">
            <text:p>1.5.c</text:p>
          </table:table-cell>
          <table:table-cell table:formula="of:=IF([.$G30];[$Themenliste.$B3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0];[$Themenliste.$C30]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[.$G30];[$Themenliste.$D30];&quot;&quot;)" office:value-type="string" office:string-value="c" calcext:value-type="string">
            <text:p>c</text:p>
          </table:table-cell>
          <table:table-cell table:formula="of:=IF([.$G30];[$Themenliste.$E30]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style-name="ce22" table:formula="of:=IF([.$G30];CONCATENATE(IF([$Themenliste.$M30] = 1;&quot;1&quot;;&quot;&quot;);IF(AND([$Themenliste.$M30] = 1;OR([$Themenliste.$N30] = 1;[$Themenliste.$O30] = 1));&quot;,&quot;;&quot;&quot;);IF([$Themenliste.$N30] = 1;&quot;2&quot;;&quot;&quot;);IF(AND([$Themenliste.$N30] = 1;[$Themenliste.$O30] = 1);&quot;,&quot;;&quot;&quot;);IF([$Themenliste.$O30] = 1;&quot;3&quot;;&quot;&quot;));&quot;&quot;)" office:value-type="string" office:string-value="2" calcext:value-type="string">
            <text:p>2</text:p>
          </table:table-cell>
          <table:table-cell table:style-name="ce28" table:formula="of:=AND([.K30];[.L30])" office:value-type="boolean" office:boolean-value="true" calcext:value-type="boolean">
            <text:p>WAHR</text:p>
          </table:table-cell>
          <table:table-cell table:style-name="ce28" table:formula="of:=AND([$Themenliste.$M30] = 1;[$Variablen.$A$2] = 1)" office:value-type="boolean" office:boolean-value="false" calcext:value-type="boolean">
            <text:p>FALSCH</text:p>
          </table:table-cell>
          <table:table-cell table:style-name="ce28" table:formula="of:=AND([$Themenliste.$N30] = 1;[$Variablen.$B$2] = 1)" office:value-type="boolean" office:boolean-value="true" calcext:value-type="boolean">
            <text:p>WAHR</text:p>
          </table:table-cell>
          <table:table-cell table:style-name="ce28" table:formula="of:=AND([$Themenliste.$O30] = 1;[$Variablen.$C$2] = 1)" office:value-type="boolean" office:boolean-value="false" calcext:value-type="boolean">
            <text:p>FALSCH</text:p>
          </table:table-cell>
          <table:table-cell table:style-name="ce28" table:formula="of:=OR([.H30];[.I30];[.J30])" office:value-type="boolean" office:boolean-value="true" calcext:value-type="boolean">
            <text:p>WAHR</text:p>
          </table:table-cell>
          <table:table-cell table:style-name="ce28" table:formula="of:=IF([$Themenliste.$J30] = 1)" office:value-type="boolean" office:boolean-value="true" calcext:value-type="boolean">
            <text:p>WAHR</text:p>
          </table:table-cell>
          <table:table-cell table:style-name="ce28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31];[$Themenliste.$A31];&quot;&quot;)" office:value-type="string" office:string-value="1.6.a" calcext:value-type="string">
            <text:p>1.6.a</text:p>
          </table:table-cell>
          <table:table-cell table:formula="of:=IF([.$G31];[$Themenliste.$B3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1];[$Themenliste.$C31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[.$G31];[$Themenliste.$D31];&quot;&quot;)" office:value-type="string" office:string-value="a" calcext:value-type="string">
            <text:p>a</text:p>
          </table:table-cell>
          <table:table-cell table:formula="of:=IF([.$G31];[$Themenliste.$E31]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style-name="ce22" table:formula="of:=IF([.$G31];CONCATENATE(IF([$Themenliste.$M31] = 1;&quot;1&quot;;&quot;&quot;);IF(AND([$Themenliste.$M31] = 1;OR([$Themenliste.$N31] = 1;[$Themenliste.$O31] = 1));&quot;,&quot;;&quot;&quot;);IF([$Themenliste.$N31] = 1;&quot;2&quot;;&quot;&quot;);IF(AND([$Themenliste.$N31] = 1;[$Themenliste.$O31] = 1);&quot;,&quot;;&quot;&quot;);IF([$Themenliste.$O31] = 1;&quot;3&quot;;&quot;&quot;));&quot;&quot;)" office:value-type="string" office:string-value="1" calcext:value-type="string">
            <text:p>1</text:p>
          </table:table-cell>
          <table:table-cell table:style-name="ce28" table:formula="of:=AND([.K31];[.L31])" office:value-type="boolean" office:boolean-value="true" calcext:value-type="boolean">
            <text:p>WAHR</text:p>
          </table:table-cell>
          <table:table-cell table:style-name="ce28" table:formula="of:=AND([$Themenliste.$M31] = 1;[$Variablen.$A$2] = 1)" office:value-type="boolean" office:boolean-value="true" calcext:value-type="boolean">
            <text:p>WAHR</text:p>
          </table:table-cell>
          <table:table-cell table:style-name="ce28" table:formula="of:=AND([$Themenliste.$N31] = 1;[$Variablen.$B$2] = 1)" office:value-type="boolean" office:boolean-value="false" calcext:value-type="boolean">
            <text:p>FALSCH</text:p>
          </table:table-cell>
          <table:table-cell table:style-name="ce28" table:formula="of:=AND([$Themenliste.$O31] = 1;[$Variablen.$C$2] = 1)" office:value-type="boolean" office:boolean-value="false" calcext:value-type="boolean">
            <text:p>FALSCH</text:p>
          </table:table-cell>
          <table:table-cell table:style-name="ce28" table:formula="of:=OR([.H31];[.I31];[.J31])" office:value-type="boolean" office:boolean-value="true" calcext:value-type="boolean">
            <text:p>WAHR</text:p>
          </table:table-cell>
          <table:table-cell table:style-name="ce28" table:formula="of:=IF([$Themenliste.$J31] = 1)" office:value-type="boolean" office:boolean-value="true" calcext:value-type="boolean">
            <text:p>WAHR</text:p>
          </table:table-cell>
          <table:table-cell table:style-name="ce28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32];[$Themenliste.$A32];&quot;&quot;)" office:value-type="string" office:string-value="1.6.b" calcext:value-type="string">
            <text:p>1.6.b</text:p>
          </table:table-cell>
          <table:table-cell table:formula="of:=IF([.$G32];[$Themenliste.$B3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2];[$Themenliste.$C32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[.$G32];[$Themenliste.$D32];&quot;&quot;)" office:value-type="string" office:string-value="b" calcext:value-type="string">
            <text:p>b</text:p>
          </table:table-cell>
          <table:table-cell table:formula="of:=IF([.$G32];[$Themenliste.$E32]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style-name="ce22" table:formula="of:=IF([.$G32];CONCATENATE(IF([$Themenliste.$M32] = 1;&quot;1&quot;;&quot;&quot;);IF(AND([$Themenliste.$M32] = 1;OR([$Themenliste.$N32] = 1;[$Themenliste.$O32] = 1));&quot;,&quot;;&quot;&quot;);IF([$Themenliste.$N32] = 1;&quot;2&quot;;&quot;&quot;);IF(AND([$Themenliste.$N32] = 1;[$Themenliste.$O32] = 1);&quot;,&quot;;&quot;&quot;);IF([$Themenliste.$O32] = 1;&quot;3&quot;;&quot;&quot;));&quot;&quot;)" office:value-type="string" office:string-value="1" calcext:value-type="string">
            <text:p>1</text:p>
          </table:table-cell>
          <table:table-cell table:style-name="ce28" table:formula="of:=AND([.K32];[.L32])" office:value-type="boolean" office:boolean-value="true" calcext:value-type="boolean">
            <text:p>WAHR</text:p>
          </table:table-cell>
          <table:table-cell table:style-name="ce28" table:formula="of:=AND([$Themenliste.$M32] = 1;[$Variablen.$A$2] = 1)" office:value-type="boolean" office:boolean-value="true" calcext:value-type="boolean">
            <text:p>WAHR</text:p>
          </table:table-cell>
          <table:table-cell table:style-name="ce28" table:formula="of:=AND([$Themenliste.$N32] = 1;[$Variablen.$B$2] = 1)" office:value-type="boolean" office:boolean-value="false" calcext:value-type="boolean">
            <text:p>FALSCH</text:p>
          </table:table-cell>
          <table:table-cell table:style-name="ce28" table:formula="of:=AND([$Themenliste.$O32] = 1;[$Variablen.$C$2] = 1)" office:value-type="boolean" office:boolean-value="false" calcext:value-type="boolean">
            <text:p>FALSCH</text:p>
          </table:table-cell>
          <table:table-cell table:style-name="ce28" table:formula="of:=OR([.H32];[.I32];[.J32])" office:value-type="boolean" office:boolean-value="true" calcext:value-type="boolean">
            <text:p>WAHR</text:p>
          </table:table-cell>
          <table:table-cell table:style-name="ce28" table:formula="of:=IF([$Themenliste.$J32] = 1)" office:value-type="boolean" office:boolean-value="true" calcext:value-type="boolean">
            <text:p>WAHR</text:p>
          </table:table-cell>
          <table:table-cell table:style-name="ce28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33];[$Themenliste.$A33];&quot;&quot;)" office:value-type="string" office:string-value="1.6.c" calcext:value-type="string">
            <text:p>1.6.c</text:p>
          </table:table-cell>
          <table:table-cell table:formula="of:=IF([.$G33];[$Themenliste.$B3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3];[$Themenliste.$C33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[.$G33];[$Themenliste.$D33];&quot;&quot;)" office:value-type="string" office:string-value="c" calcext:value-type="string">
            <text:p>c</text:p>
          </table:table-cell>
          <table:table-cell table:formula="of:=IF([.$G33];[$Themenliste.$E33]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style-name="ce22" table:formula="of:=IF([.$G33];CONCATENATE(IF([$Themenliste.$M33] = 1;&quot;1&quot;;&quot;&quot;);IF(AND([$Themenliste.$M33] = 1;OR([$Themenliste.$N33] = 1;[$Themenliste.$O33] = 1));&quot;,&quot;;&quot;&quot;);IF([$Themenliste.$N33] = 1;&quot;2&quot;;&quot;&quot;);IF(AND([$Themenliste.$N33] = 1;[$Themenliste.$O33] = 1);&quot;,&quot;;&quot;&quot;);IF([$Themenliste.$O33] = 1;&quot;3&quot;;&quot;&quot;));&quot;&quot;)" office:value-type="string" office:string-value="2" calcext:value-type="string">
            <text:p>2</text:p>
          </table:table-cell>
          <table:table-cell table:style-name="ce28" table:formula="of:=AND([.K33];[.L33])" office:value-type="boolean" office:boolean-value="true" calcext:value-type="boolean">
            <text:p>WAHR</text:p>
          </table:table-cell>
          <table:table-cell table:style-name="ce28" table:formula="of:=AND([$Themenliste.$M33] = 1;[$Variablen.$A$2] = 1)" office:value-type="boolean" office:boolean-value="false" calcext:value-type="boolean">
            <text:p>FALSCH</text:p>
          </table:table-cell>
          <table:table-cell table:style-name="ce28" table:formula="of:=AND([$Themenliste.$N33] = 1;[$Variablen.$B$2] = 1)" office:value-type="boolean" office:boolean-value="true" calcext:value-type="boolean">
            <text:p>WAHR</text:p>
          </table:table-cell>
          <table:table-cell table:style-name="ce28" table:formula="of:=AND([$Themenliste.$O33] = 1;[$Variablen.$C$2] = 1)" office:value-type="boolean" office:boolean-value="false" calcext:value-type="boolean">
            <text:p>FALSCH</text:p>
          </table:table-cell>
          <table:table-cell table:style-name="ce28" table:formula="of:=OR([.H33];[.I33];[.J33])" office:value-type="boolean" office:boolean-value="true" calcext:value-type="boolean">
            <text:p>WAHR</text:p>
          </table:table-cell>
          <table:table-cell table:style-name="ce28" table:formula="of:=IF([$Themenliste.$J33] = 1)" office:value-type="boolean" office:boolean-value="true" calcext:value-type="boolean">
            <text:p>WAHR</text:p>
          </table:table-cell>
          <table:table-cell table:style-name="ce28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34];[$Themenliste.$A34];&quot;&quot;)" office:value-type="string" office:string-value="1.6.d" calcext:value-type="string">
            <text:p>1.6.d</text:p>
          </table:table-cell>
          <table:table-cell table:formula="of:=IF([.$G34];[$Themenliste.$B3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4];[$Themenliste.$C34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[.$G34];[$Themenliste.$D34];&quot;&quot;)" office:value-type="string" office:string-value="d" calcext:value-type="string">
            <text:p>d</text:p>
          </table:table-cell>
          <table:table-cell table:formula="of:=IF([.$G34];[$Themenliste.$E34]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style-name="ce22" table:formula="of:=IF([.$G34];CONCATENATE(IF([$Themenliste.$M34] = 1;&quot;1&quot;;&quot;&quot;);IF(AND([$Themenliste.$M34] = 1;OR([$Themenliste.$N34] = 1;[$Themenliste.$O34] = 1));&quot;,&quot;;&quot;&quot;);IF([$Themenliste.$N34] = 1;&quot;2&quot;;&quot;&quot;);IF(AND([$Themenliste.$N34] = 1;[$Themenliste.$O34] = 1);&quot;,&quot;;&quot;&quot;);IF([$Themenliste.$O34] = 1;&quot;3&quot;;&quot;&quot;));&quot;&quot;)" office:value-type="string" office:string-value="2" calcext:value-type="string">
            <text:p>2</text:p>
          </table:table-cell>
          <table:table-cell table:style-name="ce28" table:formula="of:=AND([.K34];[.L34])" office:value-type="boolean" office:boolean-value="true" calcext:value-type="boolean">
            <text:p>WAHR</text:p>
          </table:table-cell>
          <table:table-cell table:style-name="ce28" table:formula="of:=AND([$Themenliste.$M34] = 1;[$Variablen.$A$2] = 1)" office:value-type="boolean" office:boolean-value="false" calcext:value-type="boolean">
            <text:p>FALSCH</text:p>
          </table:table-cell>
          <table:table-cell table:style-name="ce28" table:formula="of:=AND([$Themenliste.$N34] = 1;[$Variablen.$B$2] = 1)" office:value-type="boolean" office:boolean-value="true" calcext:value-type="boolean">
            <text:p>WAHR</text:p>
          </table:table-cell>
          <table:table-cell table:style-name="ce28" table:formula="of:=AND([$Themenliste.$O34] = 1;[$Variablen.$C$2] = 1)" office:value-type="boolean" office:boolean-value="false" calcext:value-type="boolean">
            <text:p>FALSCH</text:p>
          </table:table-cell>
          <table:table-cell table:style-name="ce28" table:formula="of:=OR([.H34];[.I34];[.J34])" office:value-type="boolean" office:boolean-value="true" calcext:value-type="boolean">
            <text:p>WAHR</text:p>
          </table:table-cell>
          <table:table-cell table:style-name="ce28" table:formula="of:=IF([$Themenliste.$J34] = 1)" office:value-type="boolean" office:boolean-value="true" calcext:value-type="boolean">
            <text:p>WAHR</text:p>
          </table:table-cell>
          <table:table-cell table:style-name="ce28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35];[$Themenliste.$A35];&quot;&quot;)" office:value-type="string" office:string-value="1.6.e" calcext:value-type="string">
            <text:p>1.6.e</text:p>
          </table:table-cell>
          <table:table-cell table:formula="of:=IF([.$G35];[$Themenliste.$B3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5];[$Themenliste.$C35]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[.$G35];[$Themenliste.$D35];&quot;&quot;)" office:value-type="string" office:string-value="e" calcext:value-type="string">
            <text:p>e</text:p>
          </table:table-cell>
          <table:table-cell table:formula="of:=IF([.$G35];[$Themenliste.$E35]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style-name="ce22" table:formula="of:=IF([.$G35];CONCATENATE(IF([$Themenliste.$M35] = 1;&quot;1&quot;;&quot;&quot;);IF(AND([$Themenliste.$M35] = 1;OR([$Themenliste.$N35] = 1;[$Themenliste.$O35] = 1));&quot;,&quot;;&quot;&quot;);IF([$Themenliste.$N35] = 1;&quot;2&quot;;&quot;&quot;);IF(AND([$Themenliste.$N35] = 1;[$Themenliste.$O35] = 1);&quot;,&quot;;&quot;&quot;);IF([$Themenliste.$O35] = 1;&quot;3&quot;;&quot;&quot;));&quot;&quot;)" office:value-type="string" office:string-value="2" calcext:value-type="string">
            <text:p>2</text:p>
          </table:table-cell>
          <table:table-cell table:style-name="ce28" table:formula="of:=AND([.K35];[.L35])" office:value-type="boolean" office:boolean-value="true" calcext:value-type="boolean">
            <text:p>WAHR</text:p>
          </table:table-cell>
          <table:table-cell table:style-name="ce28" table:formula="of:=AND([$Themenliste.$M35] = 1;[$Variablen.$A$2] = 1)" office:value-type="boolean" office:boolean-value="false" calcext:value-type="boolean">
            <text:p>FALSCH</text:p>
          </table:table-cell>
          <table:table-cell table:style-name="ce28" table:formula="of:=AND([$Themenliste.$N35] = 1;[$Variablen.$B$2] = 1)" office:value-type="boolean" office:boolean-value="true" calcext:value-type="boolean">
            <text:p>WAHR</text:p>
          </table:table-cell>
          <table:table-cell table:style-name="ce28" table:formula="of:=AND([$Themenliste.$O35] = 1;[$Variablen.$C$2] = 1)" office:value-type="boolean" office:boolean-value="false" calcext:value-type="boolean">
            <text:p>FALSCH</text:p>
          </table:table-cell>
          <table:table-cell table:style-name="ce28" table:formula="of:=OR([.H35];[.I35];[.J35])" office:value-type="boolean" office:boolean-value="true" calcext:value-type="boolean">
            <text:p>WAHR</text:p>
          </table:table-cell>
          <table:table-cell table:style-name="ce28" table:formula="of:=IF([$Themenliste.$J35] = 1)" office:value-type="boolean" office:boolean-value="true" calcext:value-type="boolean">
            <text:p>WAHR</text:p>
          </table:table-cell>
          <table:table-cell table:style-name="ce28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36];[$Themenliste.$A36];&quot;&quot;)" office:value-type="string" office:string-value="1.7.a" calcext:value-type="string">
            <text:p>1.7.a</text:p>
          </table:table-cell>
          <table:table-cell table:formula="of:=IF([.$G36];[$Themenliste.$B3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6];[$Themenliste.$C36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.$G36];[$Themenliste.$D36];&quot;&quot;)" office:value-type="string" office:string-value="a" calcext:value-type="string">
            <text:p>a</text:p>
          </table:table-cell>
          <table:table-cell table:formula="of:=IF([.$G36];[$Themenliste.$E36]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style-name="ce22" table:formula="of:=IF([.$G36];CONCATENATE(IF([$Themenliste.$M36] = 1;&quot;1&quot;;&quot;&quot;);IF(AND([$Themenliste.$M36] = 1;OR([$Themenliste.$N36] = 1;[$Themenliste.$O36] = 1));&quot;,&quot;;&quot;&quot;);IF([$Themenliste.$N36] = 1;&quot;2&quot;;&quot;&quot;);IF(AND([$Themenliste.$N36] = 1;[$Themenliste.$O36] = 1);&quot;,&quot;;&quot;&quot;);IF([$Themenliste.$O36] = 1;&quot;3&quot;;&quot;&quot;));&quot;&quot;)" office:value-type="string" office:string-value="1" calcext:value-type="string">
            <text:p>1</text:p>
          </table:table-cell>
          <table:table-cell table:style-name="ce28" table:formula="of:=AND([.K36];[.L36])" office:value-type="boolean" office:boolean-value="true" calcext:value-type="boolean">
            <text:p>WAHR</text:p>
          </table:table-cell>
          <table:table-cell table:style-name="ce28" table:formula="of:=AND([$Themenliste.$M36] = 1;[$Variablen.$A$2] = 1)" office:value-type="boolean" office:boolean-value="true" calcext:value-type="boolean">
            <text:p>WAHR</text:p>
          </table:table-cell>
          <table:table-cell table:style-name="ce28" table:formula="of:=AND([$Themenliste.$N36] = 1;[$Variablen.$B$2] = 1)" office:value-type="boolean" office:boolean-value="false" calcext:value-type="boolean">
            <text:p>FALSCH</text:p>
          </table:table-cell>
          <table:table-cell table:style-name="ce28" table:formula="of:=AND([$Themenliste.$O36] = 1;[$Variablen.$C$2] = 1)" office:value-type="boolean" office:boolean-value="false" calcext:value-type="boolean">
            <text:p>FALSCH</text:p>
          </table:table-cell>
          <table:table-cell table:style-name="ce28" table:formula="of:=OR([.H36];[.I36];[.J36])" office:value-type="boolean" office:boolean-value="true" calcext:value-type="boolean">
            <text:p>WAHR</text:p>
          </table:table-cell>
          <table:table-cell table:style-name="ce28" table:formula="of:=IF([$Themenliste.$J36] = 1)" office:value-type="boolean" office:boolean-value="true" calcext:value-type="boolean">
            <text:p>WAHR</text:p>
          </table:table-cell>
          <table:table-cell table:style-name="ce28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37];[$Themenliste.$A37];&quot;&quot;)" office:value-type="string" office:string-value="1.7.b" calcext:value-type="string">
            <text:p>1.7.b</text:p>
          </table:table-cell>
          <table:table-cell table:formula="of:=IF([.$G37];[$Themenliste.$B3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7];[$Themenliste.$C37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.$G37];[$Themenliste.$D37];&quot;&quot;)" office:value-type="string" office:string-value="b" calcext:value-type="string">
            <text:p>b</text:p>
          </table:table-cell>
          <table:table-cell table:formula="of:=IF([.$G37];[$Themenliste.$E37]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style-name="ce22" table:formula="of:=IF([.$G37];CONCATENATE(IF([$Themenliste.$M37] = 1;&quot;1&quot;;&quot;&quot;);IF(AND([$Themenliste.$M37] = 1;OR([$Themenliste.$N37] = 1;[$Themenliste.$O37] = 1));&quot;,&quot;;&quot;&quot;);IF([$Themenliste.$N37] = 1;&quot;2&quot;;&quot;&quot;);IF(AND([$Themenliste.$N37] = 1;[$Themenliste.$O37] = 1);&quot;,&quot;;&quot;&quot;);IF([$Themenliste.$O37] = 1;&quot;3&quot;;&quot;&quot;));&quot;&quot;)" office:value-type="string" office:string-value="1" calcext:value-type="string">
            <text:p>1</text:p>
          </table:table-cell>
          <table:table-cell table:style-name="ce28" table:formula="of:=AND([.K37];[.L37])" office:value-type="boolean" office:boolean-value="true" calcext:value-type="boolean">
            <text:p>WAHR</text:p>
          </table:table-cell>
          <table:table-cell table:style-name="ce28" table:formula="of:=AND([$Themenliste.$M37] = 1;[$Variablen.$A$2] = 1)" office:value-type="boolean" office:boolean-value="true" calcext:value-type="boolean">
            <text:p>WAHR</text:p>
          </table:table-cell>
          <table:table-cell table:style-name="ce28" table:formula="of:=AND([$Themenliste.$N37] = 1;[$Variablen.$B$2] = 1)" office:value-type="boolean" office:boolean-value="false" calcext:value-type="boolean">
            <text:p>FALSCH</text:p>
          </table:table-cell>
          <table:table-cell table:style-name="ce28" table:formula="of:=AND([$Themenliste.$O37] = 1;[$Variablen.$C$2] = 1)" office:value-type="boolean" office:boolean-value="false" calcext:value-type="boolean">
            <text:p>FALSCH</text:p>
          </table:table-cell>
          <table:table-cell table:style-name="ce28" table:formula="of:=OR([.H37];[.I37];[.J37])" office:value-type="boolean" office:boolean-value="true" calcext:value-type="boolean">
            <text:p>WAHR</text:p>
          </table:table-cell>
          <table:table-cell table:style-name="ce28" table:formula="of:=IF([$Themenliste.$J37] = 1)" office:value-type="boolean" office:boolean-value="true" calcext:value-type="boolean">
            <text:p>WAHR</text:p>
          </table:table-cell>
          <table:table-cell table:style-name="ce28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38];[$Themenliste.$A38];&quot;&quot;)" office:value-type="string" office:string-value="1.7.c" calcext:value-type="string">
            <text:p>1.7.c</text:p>
          </table:table-cell>
          <table:table-cell table:formula="of:=IF([.$G38];[$Themenliste.$B38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8];[$Themenliste.$C38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.$G38];[$Themenliste.$D38];&quot;&quot;)" office:value-type="string" office:string-value="c" calcext:value-type="string">
            <text:p>c</text:p>
          </table:table-cell>
          <table:table-cell table:formula="of:=IF([.$G38];[$Themenliste.$E38]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style-name="ce22" table:formula="of:=IF([.$G38];CONCATENATE(IF([$Themenliste.$M38] = 1;&quot;1&quot;;&quot;&quot;);IF(AND([$Themenliste.$M38] = 1;OR([$Themenliste.$N38] = 1;[$Themenliste.$O38] = 1));&quot;,&quot;;&quot;&quot;);IF([$Themenliste.$N38] = 1;&quot;2&quot;;&quot;&quot;);IF(AND([$Themenliste.$N38] = 1;[$Themenliste.$O38] = 1);&quot;,&quot;;&quot;&quot;);IF([$Themenliste.$O38] = 1;&quot;3&quot;;&quot;&quot;));&quot;&quot;)" office:value-type="string" office:string-value="1" calcext:value-type="string">
            <text:p>1</text:p>
          </table:table-cell>
          <table:table-cell table:style-name="ce28" table:formula="of:=AND([.K38];[.L38])" office:value-type="boolean" office:boolean-value="true" calcext:value-type="boolean">
            <text:p>WAHR</text:p>
          </table:table-cell>
          <table:table-cell table:style-name="ce28" table:formula="of:=AND([$Themenliste.$M38] = 1;[$Variablen.$A$2] = 1)" office:value-type="boolean" office:boolean-value="true" calcext:value-type="boolean">
            <text:p>WAHR</text:p>
          </table:table-cell>
          <table:table-cell table:style-name="ce28" table:formula="of:=AND([$Themenliste.$N38] = 1;[$Variablen.$B$2] = 1)" office:value-type="boolean" office:boolean-value="false" calcext:value-type="boolean">
            <text:p>FALSCH</text:p>
          </table:table-cell>
          <table:table-cell table:style-name="ce28" table:formula="of:=AND([$Themenliste.$O38] = 1;[$Variablen.$C$2] = 1)" office:value-type="boolean" office:boolean-value="false" calcext:value-type="boolean">
            <text:p>FALSCH</text:p>
          </table:table-cell>
          <table:table-cell table:style-name="ce28" table:formula="of:=OR([.H38];[.I38];[.J38])" office:value-type="boolean" office:boolean-value="true" calcext:value-type="boolean">
            <text:p>WAHR</text:p>
          </table:table-cell>
          <table:table-cell table:style-name="ce28" table:formula="of:=IF([$Themenliste.$J38] = 1)" office:value-type="boolean" office:boolean-value="true" calcext:value-type="boolean">
            <text:p>WAHR</text:p>
          </table:table-cell>
          <table:table-cell table:style-name="ce28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39];[$Themenliste.$A39];&quot;&quot;)" office:value-type="string" office:string-value="1.7.d" calcext:value-type="string">
            <text:p>1.7.d</text:p>
          </table:table-cell>
          <table:table-cell table:formula="of:=IF([.$G39];[$Themenliste.$B3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39];[$Themenliste.$C39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.$G39];[$Themenliste.$D39];&quot;&quot;)" office:value-type="string" office:string-value="d" calcext:value-type="string">
            <text:p>d</text:p>
          </table:table-cell>
          <table:table-cell table:formula="of:=IF([.$G39];[$Themenliste.$E39]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style-name="ce22" table:formula="of:=IF([.$G39];CONCATENATE(IF([$Themenliste.$M39] = 1;&quot;1&quot;;&quot;&quot;);IF(AND([$Themenliste.$M39] = 1;OR([$Themenliste.$N39] = 1;[$Themenliste.$O39] = 1));&quot;,&quot;;&quot;&quot;);IF([$Themenliste.$N39] = 1;&quot;2&quot;;&quot;&quot;);IF(AND([$Themenliste.$N39] = 1;[$Themenliste.$O39] = 1);&quot;,&quot;;&quot;&quot;);IF([$Themenliste.$O39] = 1;&quot;3&quot;;&quot;&quot;));&quot;&quot;)" office:value-type="string" office:string-value="1" calcext:value-type="string">
            <text:p>1</text:p>
          </table:table-cell>
          <table:table-cell table:style-name="ce28" table:formula="of:=AND([.K39];[.L39])" office:value-type="boolean" office:boolean-value="true" calcext:value-type="boolean">
            <text:p>WAHR</text:p>
          </table:table-cell>
          <table:table-cell table:style-name="ce28" table:formula="of:=AND([$Themenliste.$M39] = 1;[$Variablen.$A$2] = 1)" office:value-type="boolean" office:boolean-value="true" calcext:value-type="boolean">
            <text:p>WAHR</text:p>
          </table:table-cell>
          <table:table-cell table:style-name="ce28" table:formula="of:=AND([$Themenliste.$N39] = 1;[$Variablen.$B$2] = 1)" office:value-type="boolean" office:boolean-value="false" calcext:value-type="boolean">
            <text:p>FALSCH</text:p>
          </table:table-cell>
          <table:table-cell table:style-name="ce28" table:formula="of:=AND([$Themenliste.$O39] = 1;[$Variablen.$C$2] = 1)" office:value-type="boolean" office:boolean-value="false" calcext:value-type="boolean">
            <text:p>FALSCH</text:p>
          </table:table-cell>
          <table:table-cell table:style-name="ce28" table:formula="of:=OR([.H39];[.I39];[.J39])" office:value-type="boolean" office:boolean-value="true" calcext:value-type="boolean">
            <text:p>WAHR</text:p>
          </table:table-cell>
          <table:table-cell table:style-name="ce28" table:formula="of:=IF([$Themenliste.$J39] = 1)" office:value-type="boolean" office:boolean-value="true" calcext:value-type="boolean">
            <text:p>WAHR</text:p>
          </table:table-cell>
          <table:table-cell table:style-name="ce28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40];[$Themenliste.$A40];&quot;&quot;)" office:value-type="string" office:string-value="1.7.e" calcext:value-type="string">
            <text:p>1.7.e</text:p>
          </table:table-cell>
          <table:table-cell table:formula="of:=IF([.$G40];[$Themenliste.$B4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0];[$Themenliste.$C40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.$G40];[$Themenliste.$D40];&quot;&quot;)" office:value-type="string" office:string-value="e" calcext:value-type="string">
            <text:p>e</text:p>
          </table:table-cell>
          <table:table-cell table:formula="of:=IF([.$G40];[$Themenliste.$E40]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style-name="ce22" table:formula="of:=IF([.$G40];CONCATENATE(IF([$Themenliste.$M40] = 1;&quot;1&quot;;&quot;&quot;);IF(AND([$Themenliste.$M40] = 1;OR([$Themenliste.$N40] = 1;[$Themenliste.$O40] = 1));&quot;,&quot;;&quot;&quot;);IF([$Themenliste.$N40] = 1;&quot;2&quot;;&quot;&quot;);IF(AND([$Themenliste.$N40] = 1;[$Themenliste.$O40] = 1);&quot;,&quot;;&quot;&quot;);IF([$Themenliste.$O40] = 1;&quot;3&quot;;&quot;&quot;));&quot;&quot;)" office:value-type="string" office:string-value="1" calcext:value-type="string">
            <text:p>1</text:p>
          </table:table-cell>
          <table:table-cell table:style-name="ce28" table:formula="of:=AND([.K40];[.L40])" office:value-type="boolean" office:boolean-value="true" calcext:value-type="boolean">
            <text:p>WAHR</text:p>
          </table:table-cell>
          <table:table-cell table:style-name="ce28" table:formula="of:=AND([$Themenliste.$M40] = 1;[$Variablen.$A$2] = 1)" office:value-type="boolean" office:boolean-value="true" calcext:value-type="boolean">
            <text:p>WAHR</text:p>
          </table:table-cell>
          <table:table-cell table:style-name="ce28" table:formula="of:=AND([$Themenliste.$N40] = 1;[$Variablen.$B$2] = 1)" office:value-type="boolean" office:boolean-value="false" calcext:value-type="boolean">
            <text:p>FALSCH</text:p>
          </table:table-cell>
          <table:table-cell table:style-name="ce28" table:formula="of:=AND([$Themenliste.$O40] = 1;[$Variablen.$C$2] = 1)" office:value-type="boolean" office:boolean-value="false" calcext:value-type="boolean">
            <text:p>FALSCH</text:p>
          </table:table-cell>
          <table:table-cell table:style-name="ce28" table:formula="of:=OR([.H40];[.I40];[.J40])" office:value-type="boolean" office:boolean-value="true" calcext:value-type="boolean">
            <text:p>WAHR</text:p>
          </table:table-cell>
          <table:table-cell table:style-name="ce28" table:formula="of:=IF([$Themenliste.$J40] = 1)" office:value-type="boolean" office:boolean-value="true" calcext:value-type="boolean">
            <text:p>WAHR</text:p>
          </table:table-cell>
          <table:table-cell table:style-name="ce28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41];[$Themenliste.$A41];&quot;&quot;)" office:value-type="string" office:string-value="1.7.f" calcext:value-type="string">
            <text:p>1.7.f</text:p>
          </table:table-cell>
          <table:table-cell table:formula="of:=IF([.$G41];[$Themenliste.$B4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1];[$Themenliste.$C41]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[.$G41];[$Themenliste.$D41];&quot;&quot;)" office:value-type="string" office:string-value="f" calcext:value-type="string">
            <text:p>f</text:p>
          </table:table-cell>
          <table:table-cell table:formula="of:=IF([.$G41];[$Themenliste.$E41]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style-name="ce22" table:formula="of:=IF([.$G41];CONCATENATE(IF([$Themenliste.$M41] = 1;&quot;1&quot;;&quot;&quot;);IF(AND([$Themenliste.$M41] = 1;OR([$Themenliste.$N41] = 1;[$Themenliste.$O41] = 1));&quot;,&quot;;&quot;&quot;);IF([$Themenliste.$N41] = 1;&quot;2&quot;;&quot;&quot;);IF(AND([$Themenliste.$N41] = 1;[$Themenliste.$O41] = 1);&quot;,&quot;;&quot;&quot;);IF([$Themenliste.$O41] = 1;&quot;3&quot;;&quot;&quot;));&quot;&quot;)" office:value-type="string" office:string-value="1" calcext:value-type="string">
            <text:p>1</text:p>
          </table:table-cell>
          <table:table-cell table:style-name="ce28" table:formula="of:=AND([.K41];[.L41])" office:value-type="boolean" office:boolean-value="true" calcext:value-type="boolean">
            <text:p>WAHR</text:p>
          </table:table-cell>
          <table:table-cell table:style-name="ce28" table:formula="of:=AND([$Themenliste.$M41] = 1;[$Variablen.$A$2] = 1)" office:value-type="boolean" office:boolean-value="true" calcext:value-type="boolean">
            <text:p>WAHR</text:p>
          </table:table-cell>
          <table:table-cell table:style-name="ce28" table:formula="of:=AND([$Themenliste.$N41] = 1;[$Variablen.$B$2] = 1)" office:value-type="boolean" office:boolean-value="false" calcext:value-type="boolean">
            <text:p>FALSCH</text:p>
          </table:table-cell>
          <table:table-cell table:style-name="ce28" table:formula="of:=AND([$Themenliste.$O41] = 1;[$Variablen.$C$2] = 1)" office:value-type="boolean" office:boolean-value="false" calcext:value-type="boolean">
            <text:p>FALSCH</text:p>
          </table:table-cell>
          <table:table-cell table:style-name="ce28" table:formula="of:=OR([.H41];[.I41];[.J41])" office:value-type="boolean" office:boolean-value="true" calcext:value-type="boolean">
            <text:p>WAHR</text:p>
          </table:table-cell>
          <table:table-cell table:style-name="ce28" table:formula="of:=IF([$Themenliste.$J41] = 1)" office:value-type="boolean" office:boolean-value="true" calcext:value-type="boolean">
            <text:p>WAHR</text:p>
          </table:table-cell>
          <table:table-cell table:style-name="ce28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42];[$Themenliste.$A42];&quot;&quot;)" office:value-type="string" office:string-value="1.8.a" calcext:value-type="string">
            <text:p>1.8.a</text:p>
          </table:table-cell>
          <table:table-cell table:formula="of:=IF([.$G42];[$Themenliste.$B4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2];[$Themenliste.$C42];&quot;&quot;)" office:value-type="string" office:string-value="Betreiben von IT-Systemen" calcext:value-type="string">
            <text:p>Betreiben von IT-Systemen</text:p>
          </table:table-cell>
          <table:table-cell table:formula="of:=IF([.$G42];[$Themenliste.$D42];&quot;&quot;)" office:value-type="string" office:string-value="a" calcext:value-type="string">
            <text:p>a</text:p>
          </table:table-cell>
          <table:table-cell table:formula="of:=IF([.$G42];[$Themenliste.$E42];&quot;&quot;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style-name="ce22" table:formula="of:=IF([.$G42];CONCATENATE(IF([$Themenliste.$M42] = 1;&quot;1&quot;;&quot;&quot;);IF(AND([$Themenliste.$M42] = 1;OR([$Themenliste.$N42] = 1;[$Themenliste.$O42] = 1));&quot;,&quot;;&quot;&quot;);IF([$Themenliste.$N42] = 1;&quot;2&quot;;&quot;&quot;);IF(AND([$Themenliste.$N42] = 1;[$Themenliste.$O42] = 1);&quot;,&quot;;&quot;&quot;);IF([$Themenliste.$O42] = 1;&quot;3&quot;;&quot;&quot;));&quot;&quot;)" office:value-type="string" office:string-value="1" calcext:value-type="string">
            <text:p>1</text:p>
          </table:table-cell>
          <table:table-cell table:style-name="ce28" table:formula="of:=AND([.K42];[.L42])" office:value-type="boolean" office:boolean-value="true" calcext:value-type="boolean">
            <text:p>WAHR</text:p>
          </table:table-cell>
          <table:table-cell table:style-name="ce28" table:formula="of:=AND([$Themenliste.$M42] = 1;[$Variablen.$A$2] = 1)" office:value-type="boolean" office:boolean-value="true" calcext:value-type="boolean">
            <text:p>WAHR</text:p>
          </table:table-cell>
          <table:table-cell table:style-name="ce28" table:formula="of:=AND([$Themenliste.$N42] = 1;[$Variablen.$B$2] = 1)" office:value-type="boolean" office:boolean-value="false" calcext:value-type="boolean">
            <text:p>FALSCH</text:p>
          </table:table-cell>
          <table:table-cell table:style-name="ce28" table:formula="of:=AND([$Themenliste.$O42] = 1;[$Variablen.$C$2] = 1)" office:value-type="boolean" office:boolean-value="false" calcext:value-type="boolean">
            <text:p>FALSCH</text:p>
          </table:table-cell>
          <table:table-cell table:style-name="ce28" table:formula="of:=OR([.H42];[.I42];[.J42])" office:value-type="boolean" office:boolean-value="true" calcext:value-type="boolean">
            <text:p>WAHR</text:p>
          </table:table-cell>
          <table:table-cell table:style-name="ce28" table:formula="of:=IF([$Themenliste.$J42] = 1)" office:value-type="boolean" office:boolean-value="true" calcext:value-type="boolean">
            <text:p>WAHR</text:p>
          </table:table-cell>
          <table:table-cell table:style-name="ce28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43];[$Themenliste.$A43];&quot;&quot;)" office:value-type="string" office:string-value="1.8.b" calcext:value-type="string">
            <text:p>1.8.b</text:p>
          </table:table-cell>
          <table:table-cell table:formula="of:=IF([.$G43];[$Themenliste.$B43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3];[$Themenliste.$C43];&quot;&quot;)" office:value-type="string" office:string-value="Betreiben von IT-Systemen" calcext:value-type="string">
            <text:p>Betreiben von IT-Systemen</text:p>
          </table:table-cell>
          <table:table-cell table:formula="of:=IF([.$G43];[$Themenliste.$D43];&quot;&quot;)" office:value-type="string" office:string-value="b" calcext:value-type="string">
            <text:p>b</text:p>
          </table:table-cell>
          <table:table-cell table:formula="of:=IF([.$G43];[$Themenliste.$E43]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style-name="ce22" table:formula="of:=IF([.$G43];CONCATENATE(IF([$Themenliste.$M43] = 1;&quot;1&quot;;&quot;&quot;);IF(AND([$Themenliste.$M43] = 1;OR([$Themenliste.$N43] = 1;[$Themenliste.$O43] = 1));&quot;,&quot;;&quot;&quot;);IF([$Themenliste.$N43] = 1;&quot;2&quot;;&quot;&quot;);IF(AND([$Themenliste.$N43] = 1;[$Themenliste.$O43] = 1);&quot;,&quot;;&quot;&quot;);IF([$Themenliste.$O43] = 1;&quot;3&quot;;&quot;&quot;));&quot;&quot;)" office:value-type="string" office:string-value="1" calcext:value-type="string">
            <text:p>1</text:p>
          </table:table-cell>
          <table:table-cell table:style-name="ce28" table:formula="of:=AND([.K43];[.L43])" office:value-type="boolean" office:boolean-value="true" calcext:value-type="boolean">
            <text:p>WAHR</text:p>
          </table:table-cell>
          <table:table-cell table:style-name="ce28" table:formula="of:=AND([$Themenliste.$M43] = 1;[$Variablen.$A$2] = 1)" office:value-type="boolean" office:boolean-value="true" calcext:value-type="boolean">
            <text:p>WAHR</text:p>
          </table:table-cell>
          <table:table-cell table:style-name="ce28" table:formula="of:=AND([$Themenliste.$N43] = 1;[$Variablen.$B$2] = 1)" office:value-type="boolean" office:boolean-value="false" calcext:value-type="boolean">
            <text:p>FALSCH</text:p>
          </table:table-cell>
          <table:table-cell table:style-name="ce28" table:formula="of:=AND([$Themenliste.$O43] = 1;[$Variablen.$C$2] = 1)" office:value-type="boolean" office:boolean-value="false" calcext:value-type="boolean">
            <text:p>FALSCH</text:p>
          </table:table-cell>
          <table:table-cell table:style-name="ce28" table:formula="of:=OR([.H43];[.I43];[.J43])" office:value-type="boolean" office:boolean-value="true" calcext:value-type="boolean">
            <text:p>WAHR</text:p>
          </table:table-cell>
          <table:table-cell table:style-name="ce28" table:formula="of:=IF([$Themenliste.$J43] = 1)" office:value-type="boolean" office:boolean-value="true" calcext:value-type="boolean">
            <text:p>WAHR</text:p>
          </table:table-cell>
          <table:table-cell table:style-name="ce28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44];[$Themenliste.$A44];&quot;&quot;)" office:value-type="string" office:string-value="1.8.c" calcext:value-type="string">
            <text:p>1.8.c</text:p>
          </table:table-cell>
          <table:table-cell table:formula="of:=IF([.$G44];[$Themenliste.$B44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4];[$Themenliste.$C44];&quot;&quot;)" office:value-type="string" office:string-value="Betreiben von IT-Systemen" calcext:value-type="string">
            <text:p>Betreiben von IT-Systemen</text:p>
          </table:table-cell>
          <table:table-cell table:formula="of:=IF([.$G44];[$Themenliste.$D44];&quot;&quot;)" office:value-type="string" office:string-value="c" calcext:value-type="string">
            <text:p>c</text:p>
          </table:table-cell>
          <table:table-cell table:formula="of:=IF([.$G44];[$Themenliste.$E44]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style-name="ce22" table:formula="of:=IF([.$G44];CONCATENATE(IF([$Themenliste.$M44] = 1;&quot;1&quot;;&quot;&quot;);IF(AND([$Themenliste.$M44] = 1;OR([$Themenliste.$N44] = 1;[$Themenliste.$O44] = 1));&quot;,&quot;;&quot;&quot;);IF([$Themenliste.$N44] = 1;&quot;2&quot;;&quot;&quot;);IF(AND([$Themenliste.$N44] = 1;[$Themenliste.$O44] = 1);&quot;,&quot;;&quot;&quot;);IF([$Themenliste.$O44] = 1;&quot;3&quot;;&quot;&quot;));&quot;&quot;)" office:value-type="string" office:string-value="1" calcext:value-type="string">
            <text:p>1</text:p>
          </table:table-cell>
          <table:table-cell table:style-name="ce28" table:formula="of:=AND([.K44];[.L44])" office:value-type="boolean" office:boolean-value="true" calcext:value-type="boolean">
            <text:p>WAHR</text:p>
          </table:table-cell>
          <table:table-cell table:style-name="ce28" table:formula="of:=AND([$Themenliste.$M44] = 1;[$Variablen.$A$2] = 1)" office:value-type="boolean" office:boolean-value="true" calcext:value-type="boolean">
            <text:p>WAHR</text:p>
          </table:table-cell>
          <table:table-cell table:style-name="ce28" table:formula="of:=AND([$Themenliste.$N44] = 1;[$Variablen.$B$2] = 1)" office:value-type="boolean" office:boolean-value="false" calcext:value-type="boolean">
            <text:p>FALSCH</text:p>
          </table:table-cell>
          <table:table-cell table:style-name="ce28" table:formula="of:=AND([$Themenliste.$O44] = 1;[$Variablen.$C$2] = 1)" office:value-type="boolean" office:boolean-value="false" calcext:value-type="boolean">
            <text:p>FALSCH</text:p>
          </table:table-cell>
          <table:table-cell table:style-name="ce28" table:formula="of:=OR([.H44];[.I44];[.J44])" office:value-type="boolean" office:boolean-value="true" calcext:value-type="boolean">
            <text:p>WAHR</text:p>
          </table:table-cell>
          <table:table-cell table:style-name="ce28" table:formula="of:=IF([$Themenliste.$J44] = 1)" office:value-type="boolean" office:boolean-value="true" calcext:value-type="boolean">
            <text:p>WAHR</text:p>
          </table:table-cell>
          <table:table-cell table:style-name="ce28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45];[$Themenliste.$A45];&quot;&quot;)" office:value-type="string" office:string-value="1.8.d" calcext:value-type="string">
            <text:p>1.8.d</text:p>
          </table:table-cell>
          <table:table-cell table:formula="of:=IF([.$G45];[$Themenliste.$B45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5];[$Themenliste.$C45];&quot;&quot;)" office:value-type="string" office:string-value="Betreiben von IT-Systemen" calcext:value-type="string">
            <text:p>Betreiben von IT-Systemen</text:p>
          </table:table-cell>
          <table:table-cell table:formula="of:=IF([.$G45];[$Themenliste.$D45];&quot;&quot;)" office:value-type="string" office:string-value="d" calcext:value-type="string">
            <text:p>d</text:p>
          </table:table-cell>
          <table:table-cell table:formula="of:=IF([.$G45];[$Themenliste.$E45]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style-name="ce22" table:formula="of:=IF([.$G45];CONCATENATE(IF([$Themenliste.$M45] = 1;&quot;1&quot;;&quot;&quot;);IF(AND([$Themenliste.$M45] = 1;OR([$Themenliste.$N45] = 1;[$Themenliste.$O45] = 1));&quot;,&quot;;&quot;&quot;);IF([$Themenliste.$N45] = 1;&quot;2&quot;;&quot;&quot;);IF(AND([$Themenliste.$N45] = 1;[$Themenliste.$O45] = 1);&quot;,&quot;;&quot;&quot;);IF([$Themenliste.$O45] = 1;&quot;3&quot;;&quot;&quot;));&quot;&quot;)" office:value-type="string" office:string-value="1" calcext:value-type="string">
            <text:p>1</text:p>
          </table:table-cell>
          <table:table-cell table:style-name="ce28" table:formula="of:=AND([.K45];[.L45])" office:value-type="boolean" office:boolean-value="true" calcext:value-type="boolean">
            <text:p>WAHR</text:p>
          </table:table-cell>
          <table:table-cell table:style-name="ce28" table:formula="of:=AND([$Themenliste.$M45] = 1;[$Variablen.$A$2] = 1)" office:value-type="boolean" office:boolean-value="true" calcext:value-type="boolean">
            <text:p>WAHR</text:p>
          </table:table-cell>
          <table:table-cell table:style-name="ce28" table:formula="of:=AND([$Themenliste.$N45] = 1;[$Variablen.$B$2] = 1)" office:value-type="boolean" office:boolean-value="false" calcext:value-type="boolean">
            <text:p>FALSCH</text:p>
          </table:table-cell>
          <table:table-cell table:style-name="ce28" table:formula="of:=AND([$Themenliste.$O45] = 1;[$Variablen.$C$2] = 1)" office:value-type="boolean" office:boolean-value="false" calcext:value-type="boolean">
            <text:p>FALSCH</text:p>
          </table:table-cell>
          <table:table-cell table:style-name="ce28" table:formula="of:=OR([.H45];[.I45];[.J45])" office:value-type="boolean" office:boolean-value="true" calcext:value-type="boolean">
            <text:p>WAHR</text:p>
          </table:table-cell>
          <table:table-cell table:style-name="ce28" table:formula="of:=IF([$Themenliste.$J45] = 1)" office:value-type="boolean" office:boolean-value="true" calcext:value-type="boolean">
            <text:p>WAHR</text:p>
          </table:table-cell>
          <table:table-cell table:style-name="ce28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46];[$Themenliste.$A46];&quot;&quot;)" office:value-type="string" office:string-value="1.8.e" calcext:value-type="string">
            <text:p>1.8.e</text:p>
          </table:table-cell>
          <table:table-cell table:formula="of:=IF([.$G46];[$Themenliste.$B46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6];[$Themenliste.$C46];&quot;&quot;)" office:value-type="string" office:string-value="Betreiben von IT-Systemen" calcext:value-type="string">
            <text:p>Betreiben von IT-Systemen</text:p>
          </table:table-cell>
          <table:table-cell table:formula="of:=IF([.$G46];[$Themenliste.$D46];&quot;&quot;)" office:value-type="string" office:string-value="e" calcext:value-type="string">
            <text:p>e</text:p>
          </table:table-cell>
          <table:table-cell table:formula="of:=IF([.$G46];[$Themenliste.$E46]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style-name="ce22" table:formula="of:=IF([.$G46];CONCATENATE(IF([$Themenliste.$M46] = 1;&quot;1&quot;;&quot;&quot;);IF(AND([$Themenliste.$M46] = 1;OR([$Themenliste.$N46] = 1;[$Themenliste.$O46] = 1));&quot;,&quot;;&quot;&quot;);IF([$Themenliste.$N46] = 1;&quot;2&quot;;&quot;&quot;);IF(AND([$Themenliste.$N46] = 1;[$Themenliste.$O46] = 1);&quot;,&quot;;&quot;&quot;);IF([$Themenliste.$O46] = 1;&quot;3&quot;;&quot;&quot;));&quot;&quot;)" office:value-type="string" office:string-value="2" calcext:value-type="string">
            <text:p>2</text:p>
          </table:table-cell>
          <table:table-cell table:style-name="ce28" table:formula="of:=AND([.K46];[.L46])" office:value-type="boolean" office:boolean-value="true" calcext:value-type="boolean">
            <text:p>WAHR</text:p>
          </table:table-cell>
          <table:table-cell table:style-name="ce28" table:formula="of:=AND([$Themenliste.$M46] = 1;[$Variablen.$A$2] = 1)" office:value-type="boolean" office:boolean-value="false" calcext:value-type="boolean">
            <text:p>FALSCH</text:p>
          </table:table-cell>
          <table:table-cell table:style-name="ce28" table:formula="of:=AND([$Themenliste.$N46] = 1;[$Variablen.$B$2] = 1)" office:value-type="boolean" office:boolean-value="true" calcext:value-type="boolean">
            <text:p>WAHR</text:p>
          </table:table-cell>
          <table:table-cell table:style-name="ce28" table:formula="of:=AND([$Themenliste.$O46] = 1;[$Variablen.$C$2] = 1)" office:value-type="boolean" office:boolean-value="false" calcext:value-type="boolean">
            <text:p>FALSCH</text:p>
          </table:table-cell>
          <table:table-cell table:style-name="ce28" table:formula="of:=OR([.H46];[.I46];[.J46])" office:value-type="boolean" office:boolean-value="true" calcext:value-type="boolean">
            <text:p>WAHR</text:p>
          </table:table-cell>
          <table:table-cell table:style-name="ce28" table:formula="of:=IF([$Themenliste.$J46] = 1)" office:value-type="boolean" office:boolean-value="true" calcext:value-type="boolean">
            <text:p>WAHR</text:p>
          </table:table-cell>
          <table:table-cell table:style-name="ce28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47];[$Themenliste.$A47];&quot;&quot;)" office:value-type="string" office:string-value="1.8.f" calcext:value-type="string">
            <text:p>1.8.f</text:p>
          </table:table-cell>
          <table:table-cell table:formula="of:=IF([.$G47];[$Themenliste.$B47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7];[$Themenliste.$C47];&quot;&quot;)" office:value-type="string" office:string-value="Betreiben von IT-Systemen" calcext:value-type="string">
            <text:p>Betreiben von IT-Systemen</text:p>
          </table:table-cell>
          <table:table-cell table:formula="of:=IF([.$G47];[$Themenliste.$D47];&quot;&quot;)" office:value-type="string" office:string-value="f" calcext:value-type="string">
            <text:p>f</text:p>
          </table:table-cell>
          <table:table-cell table:formula="of:=IF([.$G47];[$Themenliste.$E47]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style-name="ce22" table:formula="of:=IF([.$G47];CONCATENATE(IF([$Themenliste.$M47] = 1;&quot;1&quot;;&quot;&quot;);IF(AND([$Themenliste.$M47] = 1;OR([$Themenliste.$N47] = 1;[$Themenliste.$O47] = 1));&quot;,&quot;;&quot;&quot;);IF([$Themenliste.$N47] = 1;&quot;2&quot;;&quot;&quot;);IF(AND([$Themenliste.$N47] = 1;[$Themenliste.$O47] = 1);&quot;,&quot;;&quot;&quot;);IF([$Themenliste.$O47] = 1;&quot;3&quot;;&quot;&quot;));&quot;&quot;)" office:value-type="string" office:string-value="2" calcext:value-type="string">
            <text:p>2</text:p>
          </table:table-cell>
          <table:table-cell table:style-name="ce28" table:formula="of:=AND([.K47];[.L47])" office:value-type="boolean" office:boolean-value="true" calcext:value-type="boolean">
            <text:p>WAHR</text:p>
          </table:table-cell>
          <table:table-cell table:style-name="ce28" table:formula="of:=AND([$Themenliste.$M47] = 1;[$Variablen.$A$2] = 1)" office:value-type="boolean" office:boolean-value="false" calcext:value-type="boolean">
            <text:p>FALSCH</text:p>
          </table:table-cell>
          <table:table-cell table:style-name="ce28" table:formula="of:=AND([$Themenliste.$N47] = 1;[$Variablen.$B$2] = 1)" office:value-type="boolean" office:boolean-value="true" calcext:value-type="boolean">
            <text:p>WAHR</text:p>
          </table:table-cell>
          <table:table-cell table:style-name="ce28" table:formula="of:=AND([$Themenliste.$O47] = 1;[$Variablen.$C$2] = 1)" office:value-type="boolean" office:boolean-value="false" calcext:value-type="boolean">
            <text:p>FALSCH</text:p>
          </table:table-cell>
          <table:table-cell table:style-name="ce28" table:formula="of:=OR([.H47];[.I47];[.J47])" office:value-type="boolean" office:boolean-value="true" calcext:value-type="boolean">
            <text:p>WAHR</text:p>
          </table:table-cell>
          <table:table-cell table:style-name="ce28" table:formula="of:=IF([$Themenliste.$J47] = 1)" office:value-type="boolean" office:boolean-value="true" calcext:value-type="boolean">
            <text:p>WAHR</text:p>
          </table:table-cell>
          <table:table-cell table:style-name="ce28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48];[$Themenliste.$A49];&quot;&quot;)" office:value-type="string" office:string-value="1.9.b" calcext:value-type="string">
            <text:p>1.9.b</text:p>
          </table:table-cell>
          <table:table-cell table:formula="of:=IF([.$G48];[$Themenliste.$B49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8];[$Themenliste.$C49];&quot;&quot;)" office:value-type="string" office:string-value="Inbetriebnehmen von Speicherlösungen" calcext:value-type="string">
            <text:p>Inbetriebnehmen von Speicherlösungen</text:p>
          </table:table-cell>
          <table:table-cell table:formula="of:=IF([.$G48];[$Themenliste.$D49];&quot;&quot;)" office:value-type="string" office:string-value="b" calcext:value-type="string">
            <text:p>b</text:p>
          </table:table-cell>
          <table:table-cell table:formula="of:=IF([.$G48];[$Themenliste.$E48]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style-name="ce22" table:formula="of:=IF([.$G48];CONCATENATE(IF([$Themenliste.$M49] = 1;&quot;1&quot;;&quot;&quot;);IF(AND([$Themenliste.$M49] = 1;OR([$Themenliste.$N49] = 1;[$Themenliste.$O49] = 1));&quot;,&quot;;&quot;&quot;);IF([$Themenliste.$N49] = 1;&quot;2&quot;;&quot;&quot;);IF(AND([$Themenliste.$N49] = 1;[$Themenliste.$O49] = 1);&quot;,&quot;;&quot;&quot;);IF([$Themenliste.$O49] = 1;&quot;3&quot;;&quot;&quot;));&quot;&quot;)" office:value-type="string" office:string-value="2" calcext:value-type="string">
            <text:p>2</text:p>
          </table:table-cell>
          <table:table-cell table:style-name="ce28" table:formula="of:=AND([.K48];[.L48])" office:value-type="boolean" office:boolean-value="true" calcext:value-type="boolean">
            <text:p>WAHR</text:p>
          </table:table-cell>
          <table:table-cell table:style-name="ce28" table:formula="of:=AND([$Themenliste.$M49] = 1;[$Variablen.$A$2] = 1)" office:value-type="boolean" office:boolean-value="false" calcext:value-type="boolean">
            <text:p>FALSCH</text:p>
          </table:table-cell>
          <table:table-cell table:style-name="ce28" table:formula="of:=AND([$Themenliste.$N49] = 1;[$Variablen.$B$2] = 1)" office:value-type="boolean" office:boolean-value="true" calcext:value-type="boolean">
            <text:p>WAHR</text:p>
          </table:table-cell>
          <table:table-cell table:style-name="ce28" table:formula="of:=AND([$Themenliste.$O49] = 1;[$Variablen.$C$2] = 1)" office:value-type="boolean" office:boolean-value="false" calcext:value-type="boolean">
            <text:p>FALSCH</text:p>
          </table:table-cell>
          <table:table-cell table:style-name="ce28" table:formula="of:=OR([.H48];[.I48];[.J48])" office:value-type="boolean" office:boolean-value="true" calcext:value-type="boolean">
            <text:p>WAHR</text:p>
          </table:table-cell>
          <table:table-cell table:style-name="ce28" table:formula="of:=IF([$Themenliste.$J49] = 1)" office:value-type="boolean" office:boolean-value="true" calcext:value-type="boolean">
            <text:p>WAHR</text:p>
          </table:table-cell>
          <table:table-cell table:style-name="ce28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49];[$Themenliste.$A50];&quot;&quot;)" office:value-type="string" office:string-value="1.10.a" calcext:value-type="string">
            <text:p>1.10.a</text:p>
          </table:table-cell>
          <table:table-cell table:formula="of:=IF([.$G49];[$Themenliste.$B50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49];[$Themenliste.$C50];&quot;&quot;)" office:value-type="string" office:string-value="Programmieren von Softwarelösungen" calcext:value-type="string">
            <text:p>Programmieren von Softwarelösungen</text:p>
          </table:table-cell>
          <table:table-cell table:formula="of:=IF([.$G49];[$Themenliste.$D50];&quot;&quot;)" office:value-type="string" office:string-value="a" calcext:value-type="string">
            <text:p>a</text:p>
          </table:table-cell>
          <table:table-cell table:formula="of:=IF([.$G49];[$Themenliste.$E50]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style-name="ce22" table:formula="of:=IF([.$G49];CONCATENATE(IF([$Themenliste.$M50] = 1;&quot;1&quot;;&quot;&quot;);IF(AND([$Themenliste.$M50] = 1;OR([$Themenliste.$N50] = 1;[$Themenliste.$O50] = 1));&quot;,&quot;;&quot;&quot;);IF([$Themenliste.$N50] = 1;&quot;2&quot;;&quot;&quot;);IF(AND([$Themenliste.$N50] = 1;[$Themenliste.$O50] = 1);&quot;,&quot;;&quot;&quot;);IF([$Themenliste.$O50] = 1;&quot;3&quot;;&quot;&quot;));&quot;&quot;)" office:value-type="string" office:string-value="1" calcext:value-type="string">
            <text:p>1</text:p>
          </table:table-cell>
          <table:table-cell table:style-name="ce28" table:formula="of:=AND([.K49];[.L49])" office:value-type="boolean" office:boolean-value="true" calcext:value-type="boolean">
            <text:p>WAHR</text:p>
          </table:table-cell>
          <table:table-cell table:style-name="ce28" table:formula="of:=AND([$Themenliste.$M50] = 1;[$Variablen.$A$2] = 1)" office:value-type="boolean" office:boolean-value="true" calcext:value-type="boolean">
            <text:p>WAHR</text:p>
          </table:table-cell>
          <table:table-cell table:style-name="ce28" table:formula="of:=AND([$Themenliste.$N50] = 1;[$Variablen.$B$2] = 1)" office:value-type="boolean" office:boolean-value="false" calcext:value-type="boolean">
            <text:p>FALSCH</text:p>
          </table:table-cell>
          <table:table-cell table:style-name="ce28" table:formula="of:=AND([$Themenliste.$O50] = 1;[$Variablen.$C$2] = 1)" office:value-type="boolean" office:boolean-value="false" calcext:value-type="boolean">
            <text:p>FALSCH</text:p>
          </table:table-cell>
          <table:table-cell table:style-name="ce28" table:formula="of:=OR([.H49];[.I49];[.J49])" office:value-type="boolean" office:boolean-value="true" calcext:value-type="boolean">
            <text:p>WAHR</text:p>
          </table:table-cell>
          <table:table-cell table:style-name="ce28" table:formula="of:=IF([$Themenliste.$J50] = 1)" office:value-type="boolean" office:boolean-value="true" calcext:value-type="boolean">
            <text:p>WAHR</text:p>
          </table:table-cell>
          <table:table-cell table:style-name="ce28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50];[$Themenliste.$A51];&quot;&quot;)" office:value-type="string" office:string-value="1.10.b" calcext:value-type="string">
            <text:p>1.10.b</text:p>
          </table:table-cell>
          <table:table-cell table:formula="of:=IF([.$G50];[$Themenliste.$B51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50];[$Themenliste.$C51];&quot;&quot;)" office:value-type="string" office:string-value="Programmieren von Softwarelösungen" calcext:value-type="string">
            <text:p>Programmieren von Softwarelösungen</text:p>
          </table:table-cell>
          <table:table-cell table:formula="of:=IF([.$G50];[$Themenliste.$D51];&quot;&quot;)" office:value-type="string" office:string-value="b" calcext:value-type="string">
            <text:p>b</text:p>
          </table:table-cell>
          <table:table-cell table:formula="of:=IF([.$G50];[$Themenliste.$E51]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style-name="ce22" table:formula="of:=IF([.$G50];CONCATENATE(IF([$Themenliste.$M51] = 1;&quot;1&quot;;&quot;&quot;);IF(AND([$Themenliste.$M51] = 1;OR([$Themenliste.$N51] = 1;[$Themenliste.$O51] = 1));&quot;,&quot;;&quot;&quot;);IF([$Themenliste.$N51] = 1;&quot;2&quot;;&quot;&quot;);IF(AND([$Themenliste.$N51] = 1;[$Themenliste.$O51] = 1);&quot;,&quot;;&quot;&quot;);IF([$Themenliste.$O51] = 1;&quot;3&quot;;&quot;&quot;));&quot;&quot;)" office:value-type="string" office:string-value="1" calcext:value-type="string">
            <text:p>1</text:p>
          </table:table-cell>
          <table:table-cell table:style-name="ce28" table:formula="of:=AND([.K50];[.L50])" office:value-type="boolean" office:boolean-value="true" calcext:value-type="boolean">
            <text:p>WAHR</text:p>
          </table:table-cell>
          <table:table-cell table:style-name="ce28" table:formula="of:=AND([$Themenliste.$M51] = 1;[$Variablen.$A$2] = 1)" office:value-type="boolean" office:boolean-value="true" calcext:value-type="boolean">
            <text:p>WAHR</text:p>
          </table:table-cell>
          <table:table-cell table:style-name="ce28" table:formula="of:=AND([$Themenliste.$N51] = 1;[$Variablen.$B$2] = 1)" office:value-type="boolean" office:boolean-value="false" calcext:value-type="boolean">
            <text:p>FALSCH</text:p>
          </table:table-cell>
          <table:table-cell table:style-name="ce28" table:formula="of:=AND([$Themenliste.$O51] = 1;[$Variablen.$C$2] = 1)" office:value-type="boolean" office:boolean-value="false" calcext:value-type="boolean">
            <text:p>FALSCH</text:p>
          </table:table-cell>
          <table:table-cell table:style-name="ce28" table:formula="of:=OR([.H50];[.I50];[.J50])" office:value-type="boolean" office:boolean-value="true" calcext:value-type="boolean">
            <text:p>WAHR</text:p>
          </table:table-cell>
          <table:table-cell table:style-name="ce28" table:formula="of:=IF([$Themenliste.$J51] = 1)" office:value-type="boolean" office:boolean-value="true" calcext:value-type="boolean">
            <text:p>WAHR</text:p>
          </table:table-cell>
          <table:table-cell table:style-name="ce28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51];[$Themenliste.$A52];&quot;&quot;)" office:value-type="string" office:string-value="1.10.c" calcext:value-type="string">
            <text:p>1.10.c</text:p>
          </table:table-cell>
          <table:table-cell table:formula="of:=IF([.$G51];[$Themenliste.$B5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$G51];[$Themenliste.$C52];&quot;&quot;)" office:value-type="string" office:string-value="Programmieren von Softwarelösungen" calcext:value-type="string">
            <text:p>Programmieren von Softwarelösungen</text:p>
          </table:table-cell>
          <table:table-cell table:formula="of:=IF([.$G51];[$Themenliste.$D52];&quot;&quot;)" office:value-type="string" office:string-value="c" calcext:value-type="string">
            <text:p>c</text:p>
          </table:table-cell>
          <table:table-cell table:formula="of:=IF([.$G51];[$Themenliste.$E52];&quot;&quot;)" office:value-type="string" office:string-value="Teilaufgaben von IT-Systemen automatisieren" calcext:value-type="string">
            <text:p>Teilaufgaben von IT-Systemen automatisieren</text:p>
          </table:table-cell>
          <table:table-cell table:style-name="ce22" table:formula="of:=IF([.$G51];CONCATENATE(IF([$Themenliste.$M52] = 1;&quot;1&quot;;&quot;&quot;);IF(AND([$Themenliste.$M52] = 1;OR([$Themenliste.$N52] = 1;[$Themenliste.$O52] = 1));&quot;,&quot;;&quot;&quot;);IF([$Themenliste.$N52] = 1;&quot;2&quot;;&quot;&quot;);IF(AND([$Themenliste.$N52] = 1;[$Themenliste.$O52] = 1);&quot;,&quot;;&quot;&quot;);IF([$Themenliste.$O52] = 1;&quot;3&quot;;&quot;&quot;));&quot;&quot;)" office:value-type="string" office:string-value="2" calcext:value-type="string">
            <text:p>2</text:p>
          </table:table-cell>
          <table:table-cell table:style-name="ce28" table:formula="of:=AND([.K51];[.L51])" office:value-type="boolean" office:boolean-value="true" calcext:value-type="boolean">
            <text:p>WAHR</text:p>
          </table:table-cell>
          <table:table-cell table:style-name="ce28" table:formula="of:=AND([$Themenliste.$M52] = 1;[$Variablen.$A$2] = 1)" office:value-type="boolean" office:boolean-value="false" calcext:value-type="boolean">
            <text:p>FALSCH</text:p>
          </table:table-cell>
          <table:table-cell table:style-name="ce28" table:formula="of:=AND([$Themenliste.$N52] = 1;[$Variablen.$B$2] = 1)" office:value-type="boolean" office:boolean-value="true" calcext:value-type="boolean">
            <text:p>WAHR</text:p>
          </table:table-cell>
          <table:table-cell table:style-name="ce28" table:formula="of:=AND([$Themenliste.$O52] = 1;[$Variablen.$C$2] = 1)" office:value-type="boolean" office:boolean-value="false" calcext:value-type="boolean">
            <text:p>FALSCH</text:p>
          </table:table-cell>
          <table:table-cell table:style-name="ce28" table:formula="of:=OR([.H51];[.I51];[.J51])" office:value-type="boolean" office:boolean-value="true" calcext:value-type="boolean">
            <text:p>WAHR</text:p>
          </table:table-cell>
          <table:table-cell table:style-name="ce28" table:formula="of:=IF([$Themenliste.$J52] = 1)" office:value-type="boolean" office:boolean-value="true" calcext:value-type="boolean">
            <text:p>WAHR</text:p>
          </table:table-cell>
          <table:table-cell table:style-name="ce28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2];[$Themenliste.$A53];&quot;&quot;)" office:value-type="string" office:string-value="2a.1.a" calcext:value-type="string">
            <text:p>2a.1.a</text:p>
          </table:table-cell>
          <table:table-cell table:formula="of:=IF([.$G52];[$Themenliste.$B53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2];[$Themenliste.$C53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.$G52];[$Themenliste.$D53];&quot;&quot;)" office:value-type="string" office:string-value="a" calcext:value-type="string">
            <text:p>a</text:p>
          </table:table-cell>
          <table:table-cell table:formula="of:=IF([.$G52];[$Themenliste.$E53];&quot;&quot;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style-name="ce22" table:formula="of:=IF([.$G52];CONCATENATE(IF([$Themenliste.$M53] = 1;&quot;1&quot;;&quot;&quot;);IF(AND([$Themenliste.$M53] = 1;OR([$Themenliste.$N53] = 1;[$Themenliste.$O53] = 1));&quot;,&quot;;&quot;&quot;);IF([$Themenliste.$N53] = 1;&quot;2&quot;;&quot;&quot;);IF(AND([$Themenliste.$N53] = 1;[$Themenliste.$O53] = 1);&quot;,&quot;;&quot;&quot;);IF([$Themenliste.$O53] = 1;&quot;3&quot;;&quot;&quot;));&quot;&quot;)" office:value-type="string" office:string-value="1" calcext:value-type="string">
            <text:p>1</text:p>
          </table:table-cell>
          <table:table-cell table:style-name="ce28" table:formula="of:=AND([.K52];[.L52])" office:value-type="boolean" office:boolean-value="true" calcext:value-type="boolean">
            <text:p>WAHR</text:p>
          </table:table-cell>
          <table:table-cell table:style-name="ce28" table:formula="of:=AND([$Themenliste.$M53] = 1;[$Variablen.$A$2] = 1)" office:value-type="boolean" office:boolean-value="true" calcext:value-type="boolean">
            <text:p>WAHR</text:p>
          </table:table-cell>
          <table:table-cell table:style-name="ce28" table:formula="of:=AND([$Themenliste.$N53] = 1;[$Variablen.$B$2] = 1)" office:value-type="boolean" office:boolean-value="false" calcext:value-type="boolean">
            <text:p>FALSCH</text:p>
          </table:table-cell>
          <table:table-cell table:style-name="ce28" table:formula="of:=AND([$Themenliste.$O53] = 1;[$Variablen.$C$2] = 1)" office:value-type="boolean" office:boolean-value="false" calcext:value-type="boolean">
            <text:p>FALSCH</text:p>
          </table:table-cell>
          <table:table-cell table:style-name="ce28" table:formula="of:=OR([.H52];[.I52];[.J52])" office:value-type="boolean" office:boolean-value="true" calcext:value-type="boolean">
            <text:p>WAHR</text:p>
          </table:table-cell>
          <table:table-cell table:style-name="ce28" table:formula="of:=IF([$Themenliste.$J53] = 1)" office:value-type="boolean" office:boolean-value="true" calcext:value-type="boolean">
            <text:p>WAHR</text:p>
          </table:table-cell>
          <table:table-cell table:style-name="ce28" table:formula="of:=IF([$Themenliste.$I5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3];[$Themenliste.$A54];&quot;&quot;)" office:value-type="string" office:string-value="2a.1.b" calcext:value-type="string">
            <text:p>2a.1.b</text:p>
          </table:table-cell>
          <table:table-cell table:formula="of:=IF([.$G53];[$Themenliste.$B54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3];[$Themenliste.$C54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.$G53];[$Themenliste.$D54];&quot;&quot;)" office:value-type="string" office:string-value="b" calcext:value-type="string">
            <text:p>b</text:p>
          </table:table-cell>
          <table:table-cell table:formula="of:=IF([.$G53];[$Themenliste.$E54];&quot;&quot;)" office:value-type="string" office:string-value="Analyse- und Designverfahren anwenden" calcext:value-type="string">
            <text:p>Analyse- und Designverfahren anwenden</text:p>
          </table:table-cell>
          <table:table-cell table:style-name="ce22" table:formula="of:=IF([.$G53];CONCATENATE(IF([$Themenliste.$M54] = 1;&quot;1&quot;;&quot;&quot;);IF(AND([$Themenliste.$M54] = 1;OR([$Themenliste.$N54] = 1;[$Themenliste.$O54] = 1));&quot;,&quot;;&quot;&quot;);IF([$Themenliste.$N54] = 1;&quot;2&quot;;&quot;&quot;);IF(AND([$Themenliste.$N54] = 1;[$Themenliste.$O54] = 1);&quot;,&quot;;&quot;&quot;);IF([$Themenliste.$O54] = 1;&quot;3&quot;;&quot;&quot;));&quot;&quot;)" office:value-type="string" office:string-value="1" calcext:value-type="string">
            <text:p>1</text:p>
          </table:table-cell>
          <table:table-cell table:style-name="ce28" table:formula="of:=AND([.K53];[.L53])" office:value-type="boolean" office:boolean-value="true" calcext:value-type="boolean">
            <text:p>WAHR</text:p>
          </table:table-cell>
          <table:table-cell table:style-name="ce28" table:formula="of:=AND([$Themenliste.$M54] = 1;[$Variablen.$A$2] = 1)" office:value-type="boolean" office:boolean-value="true" calcext:value-type="boolean">
            <text:p>WAHR</text:p>
          </table:table-cell>
          <table:table-cell table:style-name="ce28" table:formula="of:=AND([$Themenliste.$N54] = 1;[$Variablen.$B$2] = 1)" office:value-type="boolean" office:boolean-value="false" calcext:value-type="boolean">
            <text:p>FALSCH</text:p>
          </table:table-cell>
          <table:table-cell table:style-name="ce28" table:formula="of:=AND([$Themenliste.$O54] = 1;[$Variablen.$C$2] = 1)" office:value-type="boolean" office:boolean-value="false" calcext:value-type="boolean">
            <text:p>FALSCH</text:p>
          </table:table-cell>
          <table:table-cell table:style-name="ce28" table:formula="of:=OR([.H53];[.I53];[.J53])" office:value-type="boolean" office:boolean-value="true" calcext:value-type="boolean">
            <text:p>WAHR</text:p>
          </table:table-cell>
          <table:table-cell table:style-name="ce28" table:formula="of:=IF([$Themenliste.$J54] = 1)" office:value-type="boolean" office:boolean-value="true" calcext:value-type="boolean">
            <text:p>WAHR</text:p>
          </table:table-cell>
          <table:table-cell table:style-name="ce28" table:formula="of:=IF([$Themenliste.$I5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4];[$Themenliste.$A55];&quot;&quot;)" office:value-type="string" office:string-value="2a.1.c" calcext:value-type="string">
            <text:p>2a.1.c</text:p>
          </table:table-cell>
          <table:table-cell table:formula="of:=IF([.$G54];[$Themenliste.$B55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4];[$Themenliste.$C55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.$G54];[$Themenliste.$D55];&quot;&quot;)" office:value-type="string" office:string-value="c" calcext:value-type="string">
            <text:p>c</text:p>
          </table:table-cell>
          <table:table-cell table:formula="of:=IF([.$G54];[$Themenliste.$E55];&quot;&quot;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style-name="ce22" table:formula="of:=IF([.$G54];CONCATENATE(IF([$Themenliste.$M55] = 1;&quot;1&quot;;&quot;&quot;);IF(AND([$Themenliste.$M55] = 1;OR([$Themenliste.$N55] = 1;[$Themenliste.$O55] = 1));&quot;,&quot;;&quot;&quot;);IF([$Themenliste.$N55] = 1;&quot;2&quot;;&quot;&quot;);IF(AND([$Themenliste.$N55] = 1;[$Themenliste.$O55] = 1);&quot;,&quot;;&quot;&quot;);IF([$Themenliste.$O55] = 1;&quot;3&quot;;&quot;&quot;));&quot;&quot;)" office:value-type="string" office:string-value="1" calcext:value-type="string">
            <text:p>1</text:p>
          </table:table-cell>
          <table:table-cell table:style-name="ce28" table:formula="of:=AND([.K54];[.L54])" office:value-type="boolean" office:boolean-value="true" calcext:value-type="boolean">
            <text:p>WAHR</text:p>
          </table:table-cell>
          <table:table-cell table:style-name="ce28" table:formula="of:=AND([$Themenliste.$M55] = 1;[$Variablen.$A$2] = 1)" office:value-type="boolean" office:boolean-value="true" calcext:value-type="boolean">
            <text:p>WAHR</text:p>
          </table:table-cell>
          <table:table-cell table:style-name="ce28" table:formula="of:=AND([$Themenliste.$N55] = 1;[$Variablen.$B$2] = 1)" office:value-type="boolean" office:boolean-value="false" calcext:value-type="boolean">
            <text:p>FALSCH</text:p>
          </table:table-cell>
          <table:table-cell table:style-name="ce28" table:formula="of:=AND([$Themenliste.$O55] = 1;[$Variablen.$C$2] = 1)" office:value-type="boolean" office:boolean-value="false" calcext:value-type="boolean">
            <text:p>FALSCH</text:p>
          </table:table-cell>
          <table:table-cell table:style-name="ce28" table:formula="of:=OR([.H54];[.I54];[.J54])" office:value-type="boolean" office:boolean-value="true" calcext:value-type="boolean">
            <text:p>WAHR</text:p>
          </table:table-cell>
          <table:table-cell table:style-name="ce28" table:formula="of:=IF([$Themenliste.$J55] = 1)" office:value-type="boolean" office:boolean-value="true" calcext:value-type="boolean">
            <text:p>WAHR</text:p>
          </table:table-cell>
          <table:table-cell table:style-name="ce28" table:formula="of:=IF([$Themenliste.$I5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5];[$Themenliste.$A56];&quot;&quot;)" office:value-type="string" office:string-value="2a.1.d" calcext:value-type="string">
            <text:p>2a.1.d</text:p>
          </table:table-cell>
          <table:table-cell table:formula="of:=IF([.$G55];[$Themenliste.$B56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5];[$Themenliste.$C56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.$G55];[$Themenliste.$D56];&quot;&quot;)" office:value-type="string" office:string-value="d" calcext:value-type="string">
            <text:p>d</text:p>
          </table:table-cell>
          <table:table-cell table:formula="of:=IF([.$G55];[$Themenliste.$E56];&quot;&quot;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style-name="ce22" table:formula="of:=IF([.$G55];CONCATENATE(IF([$Themenliste.$M56] = 1;&quot;1&quot;;&quot;&quot;);IF(AND([$Themenliste.$M56] = 1;OR([$Themenliste.$N56] = 1;[$Themenliste.$O56] = 1));&quot;,&quot;;&quot;&quot;);IF([$Themenliste.$N56] = 1;&quot;2&quot;;&quot;&quot;);IF(AND([$Themenliste.$N56] = 1;[$Themenliste.$O56] = 1);&quot;,&quot;;&quot;&quot;);IF([$Themenliste.$O56] = 1;&quot;3&quot;;&quot;&quot;));&quot;&quot;)" office:value-type="string" office:string-value="2" calcext:value-type="string">
            <text:p>2</text:p>
          </table:table-cell>
          <table:table-cell table:style-name="ce28" table:formula="of:=AND([.K55];[.L55])" office:value-type="boolean" office:boolean-value="true" calcext:value-type="boolean">
            <text:p>WAHR</text:p>
          </table:table-cell>
          <table:table-cell table:style-name="ce28" table:formula="of:=AND([$Themenliste.$M56] = 1;[$Variablen.$A$2] = 1)" office:value-type="boolean" office:boolean-value="false" calcext:value-type="boolean">
            <text:p>FALSCH</text:p>
          </table:table-cell>
          <table:table-cell table:style-name="ce28" table:formula="of:=AND([$Themenliste.$N56] = 1;[$Variablen.$B$2] = 1)" office:value-type="boolean" office:boolean-value="true" calcext:value-type="boolean">
            <text:p>WAHR</text:p>
          </table:table-cell>
          <table:table-cell table:style-name="ce28" table:formula="of:=AND([$Themenliste.$O56] = 1;[$Variablen.$C$2] = 1)" office:value-type="boolean" office:boolean-value="false" calcext:value-type="boolean">
            <text:p>FALSCH</text:p>
          </table:table-cell>
          <table:table-cell table:style-name="ce28" table:formula="of:=OR([.H55];[.I55];[.J55])" office:value-type="boolean" office:boolean-value="true" calcext:value-type="boolean">
            <text:p>WAHR</text:p>
          </table:table-cell>
          <table:table-cell table:style-name="ce28" table:formula="of:=IF([$Themenliste.$J56] = 1)" office:value-type="boolean" office:boolean-value="true" calcext:value-type="boolean">
            <text:p>WAHR</text:p>
          </table:table-cell>
          <table:table-cell table:style-name="ce28" table:formula="of:=IF([$Themenliste.$I5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6];[$Themenliste.$A57];&quot;&quot;)" office:value-type="string" office:string-value="2a.1.e" calcext:value-type="string">
            <text:p>2a.1.e</text:p>
          </table:table-cell>
          <table:table-cell table:formula="of:=IF([.$G56];[$Themenliste.$B57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6];[$Themenliste.$C57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.$G56];[$Themenliste.$D57];&quot;&quot;)" office:value-type="string" office:string-value="e" calcext:value-type="string">
            <text:p>e</text:p>
          </table:table-cell>
          <table:table-cell table:formula="of:=IF([.$G56];[$Themenliste.$E57];&quot;&quot;)" office:value-type="string" office:string-value="bestehende Anwendungslösungen anpassen" calcext:value-type="string">
            <text:p>bestehende Anwendungslösungen anpassen</text:p>
          </table:table-cell>
          <table:table-cell table:style-name="ce22" table:formula="of:=IF([.$G56];CONCATENATE(IF([$Themenliste.$M57] = 1;&quot;1&quot;;&quot;&quot;);IF(AND([$Themenliste.$M57] = 1;OR([$Themenliste.$N57] = 1;[$Themenliste.$O57] = 1));&quot;,&quot;;&quot;&quot;);IF([$Themenliste.$N57] = 1;&quot;2&quot;;&quot;&quot;);IF(AND([$Themenliste.$N57] = 1;[$Themenliste.$O57] = 1);&quot;,&quot;;&quot;&quot;);IF([$Themenliste.$O57] = 1;&quot;3&quot;;&quot;&quot;));&quot;&quot;)" office:value-type="string" office:string-value="2" calcext:value-type="string">
            <text:p>2</text:p>
          </table:table-cell>
          <table:table-cell table:style-name="ce28" table:formula="of:=AND([.K56];[.L56])" office:value-type="boolean" office:boolean-value="true" calcext:value-type="boolean">
            <text:p>WAHR</text:p>
          </table:table-cell>
          <table:table-cell table:style-name="ce28" table:formula="of:=AND([$Themenliste.$M57] = 1;[$Variablen.$A$2] = 1)" office:value-type="boolean" office:boolean-value="false" calcext:value-type="boolean">
            <text:p>FALSCH</text:p>
          </table:table-cell>
          <table:table-cell table:style-name="ce28" table:formula="of:=AND([$Themenliste.$N57] = 1;[$Variablen.$B$2] = 1)" office:value-type="boolean" office:boolean-value="true" calcext:value-type="boolean">
            <text:p>WAHR</text:p>
          </table:table-cell>
          <table:table-cell table:style-name="ce28" table:formula="of:=AND([$Themenliste.$O57] = 1;[$Variablen.$C$2] = 1)" office:value-type="boolean" office:boolean-value="false" calcext:value-type="boolean">
            <text:p>FALSCH</text:p>
          </table:table-cell>
          <table:table-cell table:style-name="ce28" table:formula="of:=OR([.H56];[.I56];[.J56])" office:value-type="boolean" office:boolean-value="true" calcext:value-type="boolean">
            <text:p>WAHR</text:p>
          </table:table-cell>
          <table:table-cell table:style-name="ce28" table:formula="of:=IF([$Themenliste.$J57] = 1)" office:value-type="boolean" office:boolean-value="true" calcext:value-type="boolean">
            <text:p>WAHR</text:p>
          </table:table-cell>
          <table:table-cell table:style-name="ce28" table:formula="of:=IF([$Themenliste.$I5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7];[$Themenliste.$A58];&quot;&quot;)" office:value-type="string" office:string-value="2a.1.f" calcext:value-type="string">
            <text:p>2a.1.f</text:p>
          </table:table-cell>
          <table:table-cell table:formula="of:=IF([.$G57];[$Themenliste.$B58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7];[$Themenliste.$C58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.$G57];[$Themenliste.$D58];&quot;&quot;)" office:value-type="string" office:string-value="f" calcext:value-type="string">
            <text:p>f</text:p>
          </table:table-cell>
          <table:table-cell table:formula="of:=IF([.$G57];[$Themenliste.$E58];&quot;&quot;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style-name="ce22" table:formula="of:=IF([.$G57];CONCATENATE(IF([$Themenliste.$M58] = 1;&quot;1&quot;;&quot;&quot;);IF(AND([$Themenliste.$M58] = 1;OR([$Themenliste.$N58] = 1;[$Themenliste.$O58] = 1));&quot;,&quot;;&quot;&quot;);IF([$Themenliste.$N58] = 1;&quot;2&quot;;&quot;&quot;);IF(AND([$Themenliste.$N58] = 1;[$Themenliste.$O58] = 1);&quot;,&quot;;&quot;&quot;);IF([$Themenliste.$O58] = 1;&quot;3&quot;;&quot;&quot;));&quot;&quot;)" office:value-type="string" office:string-value="2" calcext:value-type="string">
            <text:p>2</text:p>
          </table:table-cell>
          <table:table-cell table:style-name="ce28" table:formula="of:=AND([.K57];[.L57])" office:value-type="boolean" office:boolean-value="true" calcext:value-type="boolean">
            <text:p>WAHR</text:p>
          </table:table-cell>
          <table:table-cell table:style-name="ce28" table:formula="of:=AND([$Themenliste.$M58] = 1;[$Variablen.$A$2] = 1)" office:value-type="boolean" office:boolean-value="false" calcext:value-type="boolean">
            <text:p>FALSCH</text:p>
          </table:table-cell>
          <table:table-cell table:style-name="ce28" table:formula="of:=AND([$Themenliste.$N58] = 1;[$Variablen.$B$2] = 1)" office:value-type="boolean" office:boolean-value="true" calcext:value-type="boolean">
            <text:p>WAHR</text:p>
          </table:table-cell>
          <table:table-cell table:style-name="ce28" table:formula="of:=AND([$Themenliste.$O58] = 1;[$Variablen.$C$2] = 1)" office:value-type="boolean" office:boolean-value="false" calcext:value-type="boolean">
            <text:p>FALSCH</text:p>
          </table:table-cell>
          <table:table-cell table:style-name="ce28" table:formula="of:=OR([.H57];[.I57];[.J57])" office:value-type="boolean" office:boolean-value="true" calcext:value-type="boolean">
            <text:p>WAHR</text:p>
          </table:table-cell>
          <table:table-cell table:style-name="ce28" table:formula="of:=IF([$Themenliste.$J58] = 1)" office:value-type="boolean" office:boolean-value="true" calcext:value-type="boolean">
            <text:p>WAHR</text:p>
          </table:table-cell>
          <table:table-cell table:style-name="ce28" table:formula="of:=IF([$Themenliste.$I5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8];[$Themenliste.$A59];&quot;&quot;)" office:value-type="string" office:string-value="2a.1.g" calcext:value-type="string">
            <text:p>2a.1.g</text:p>
          </table:table-cell>
          <table:table-cell table:formula="of:=IF([.$G58];[$Themenliste.$B59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8];[$Themenliste.$C59]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[.$G58];[$Themenliste.$D59];&quot;&quot;)" office:value-type="string" office:string-value="g" calcext:value-type="string">
            <text:p>g</text:p>
          </table:table-cell>
          <table:table-cell table:formula="of:=IF([.$G58];[$Themenliste.$E59];&quot;&quot;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style-name="ce22" table:formula="of:=IF([.$G58];CONCATENATE(IF([$Themenliste.$M59] = 1;&quot;1&quot;;&quot;&quot;);IF(AND([$Themenliste.$M59] = 1;OR([$Themenliste.$N59] = 1;[$Themenliste.$O59] = 1));&quot;,&quot;;&quot;&quot;);IF([$Themenliste.$N59] = 1;&quot;2&quot;;&quot;&quot;);IF(AND([$Themenliste.$N59] = 1;[$Themenliste.$O59] = 1);&quot;,&quot;;&quot;&quot;);IF([$Themenliste.$O59] = 1;&quot;3&quot;;&quot;&quot;));&quot;&quot;)" office:value-type="string" office:string-value="2" calcext:value-type="string">
            <text:p>2</text:p>
          </table:table-cell>
          <table:table-cell table:style-name="ce28" table:formula="of:=AND([.K58];[.L58])" office:value-type="boolean" office:boolean-value="true" calcext:value-type="boolean">
            <text:p>WAHR</text:p>
          </table:table-cell>
          <table:table-cell table:style-name="ce28" table:formula="of:=AND([$Themenliste.$M59] = 1;[$Variablen.$A$2] = 1)" office:value-type="boolean" office:boolean-value="false" calcext:value-type="boolean">
            <text:p>FALSCH</text:p>
          </table:table-cell>
          <table:table-cell table:style-name="ce28" table:formula="of:=AND([$Themenliste.$N59] = 1;[$Variablen.$B$2] = 1)" office:value-type="boolean" office:boolean-value="true" calcext:value-type="boolean">
            <text:p>WAHR</text:p>
          </table:table-cell>
          <table:table-cell table:style-name="ce28" table:formula="of:=AND([$Themenliste.$O59] = 1;[$Variablen.$C$2] = 1)" office:value-type="boolean" office:boolean-value="false" calcext:value-type="boolean">
            <text:p>FALSCH</text:p>
          </table:table-cell>
          <table:table-cell table:style-name="ce28" table:formula="of:=OR([.H58];[.I58];[.J58])" office:value-type="boolean" office:boolean-value="true" calcext:value-type="boolean">
            <text:p>WAHR</text:p>
          </table:table-cell>
          <table:table-cell table:style-name="ce28" table:formula="of:=IF([$Themenliste.$J59] = 1)" office:value-type="boolean" office:boolean-value="true" calcext:value-type="boolean">
            <text:p>WAHR</text:p>
          </table:table-cell>
          <table:table-cell table:style-name="ce28" table:formula="of:=IF([$Themenliste.$I5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59];[$Themenliste.$A60];&quot;&quot;)" office:value-type="string" office:string-value="2a.2.a" calcext:value-type="string">
            <text:p>2a.2.a</text:p>
          </table:table-cell>
          <table:table-cell table:formula="of:=IF([.$G59];[$Themenliste.$B60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59];[$Themenliste.$C60]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[.$G59];[$Themenliste.$D60];&quot;&quot;)" office:value-type="string" office:string-value="a" calcext:value-type="string">
            <text:p>a</text:p>
          </table:table-cell>
          <table:table-cell table:formula="of:=IF([.$G59];[$Themenliste.$E60];&quot;&quot;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style-name="ce22" table:formula="of:=IF([.$G59];CONCATENATE(IF([$Themenliste.$M60] = 1;&quot;1&quot;;&quot;&quot;);IF(AND([$Themenliste.$M60] = 1;OR([$Themenliste.$N60] = 1;[$Themenliste.$O60] = 1));&quot;,&quot;;&quot;&quot;);IF([$Themenliste.$N60] = 1;&quot;2&quot;;&quot;&quot;);IF(AND([$Themenliste.$N60] = 1;[$Themenliste.$O60] = 1);&quot;,&quot;;&quot;&quot;);IF([$Themenliste.$O60] = 1;&quot;3&quot;;&quot;&quot;));&quot;&quot;)" office:value-type="string" office:string-value="1" calcext:value-type="string">
            <text:p>1</text:p>
          </table:table-cell>
          <table:table-cell table:style-name="ce28" table:formula="of:=AND([.K59];[.L59])" office:value-type="boolean" office:boolean-value="true" calcext:value-type="boolean">
            <text:p>WAHR</text:p>
          </table:table-cell>
          <table:table-cell table:style-name="ce28" table:formula="of:=AND([$Themenliste.$M60] = 1;[$Variablen.$A$2] = 1)" office:value-type="boolean" office:boolean-value="true" calcext:value-type="boolean">
            <text:p>WAHR</text:p>
          </table:table-cell>
          <table:table-cell table:style-name="ce28" table:formula="of:=AND([$Themenliste.$N60] = 1;[$Variablen.$B$2] = 1)" office:value-type="boolean" office:boolean-value="false" calcext:value-type="boolean">
            <text:p>FALSCH</text:p>
          </table:table-cell>
          <table:table-cell table:style-name="ce28" table:formula="of:=AND([$Themenliste.$O60] = 1;[$Variablen.$C$2] = 1)" office:value-type="boolean" office:boolean-value="false" calcext:value-type="boolean">
            <text:p>FALSCH</text:p>
          </table:table-cell>
          <table:table-cell table:style-name="ce28" table:formula="of:=OR([.H59];[.I59];[.J59])" office:value-type="boolean" office:boolean-value="true" calcext:value-type="boolean">
            <text:p>WAHR</text:p>
          </table:table-cell>
          <table:table-cell table:style-name="ce28" table:formula="of:=IF([$Themenliste.$J60] = 1)" office:value-type="boolean" office:boolean-value="true" calcext:value-type="boolean">
            <text:p>WAHR</text:p>
          </table:table-cell>
          <table:table-cell table:style-name="ce28" table:formula="of:=IF([$Themenliste.$I6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60];[$Themenliste.$A61];&quot;&quot;)" office:value-type="string" office:string-value="2a.2.b" calcext:value-type="string">
            <text:p>2a.2.b</text:p>
          </table:table-cell>
          <table:table-cell table:formula="of:=IF([.$G60];[$Themenliste.$B61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60];[$Themenliste.$C61]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[.$G60];[$Themenliste.$D61];&quot;&quot;)" office:value-type="string" office:string-value="b" calcext:value-type="string">
            <text:p>b</text:p>
          </table:table-cell>
          <table:table-cell table:formula="of:=IF([.$G60];[$Themenliste.$E61];&quot;&quot;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style-name="ce22" table:formula="of:=IF([.$G60];CONCATENATE(IF([$Themenliste.$M61] = 1;&quot;1&quot;;&quot;&quot;);IF(AND([$Themenliste.$M61] = 1;OR([$Themenliste.$N61] = 1;[$Themenliste.$O61] = 1));&quot;,&quot;;&quot;&quot;);IF([$Themenliste.$N61] = 1;&quot;2&quot;;&quot;&quot;);IF(AND([$Themenliste.$N61] = 1;[$Themenliste.$O61] = 1);&quot;,&quot;;&quot;&quot;);IF([$Themenliste.$O61] = 1;&quot;3&quot;;&quot;&quot;));&quot;&quot;)" office:value-type="string" office:string-value="1" calcext:value-type="string">
            <text:p>1</text:p>
          </table:table-cell>
          <table:table-cell table:style-name="ce28" table:formula="of:=AND([.K60];[.L60])" office:value-type="boolean" office:boolean-value="true" calcext:value-type="boolean">
            <text:p>WAHR</text:p>
          </table:table-cell>
          <table:table-cell table:style-name="ce28" table:formula="of:=AND([$Themenliste.$M61] = 1;[$Variablen.$A$2] = 1)" office:value-type="boolean" office:boolean-value="true" calcext:value-type="boolean">
            <text:p>WAHR</text:p>
          </table:table-cell>
          <table:table-cell table:style-name="ce28" table:formula="of:=AND([$Themenliste.$N61] = 1;[$Variablen.$B$2] = 1)" office:value-type="boolean" office:boolean-value="false" calcext:value-type="boolean">
            <text:p>FALSCH</text:p>
          </table:table-cell>
          <table:table-cell table:style-name="ce28" table:formula="of:=AND([$Themenliste.$O61] = 1;[$Variablen.$C$2] = 1)" office:value-type="boolean" office:boolean-value="false" calcext:value-type="boolean">
            <text:p>FALSCH</text:p>
          </table:table-cell>
          <table:table-cell table:style-name="ce28" table:formula="of:=OR([.H60];[.I60];[.J60])" office:value-type="boolean" office:boolean-value="true" calcext:value-type="boolean">
            <text:p>WAHR</text:p>
          </table:table-cell>
          <table:table-cell table:style-name="ce28" table:formula="of:=IF([$Themenliste.$J61] = 1)" office:value-type="boolean" office:boolean-value="true" calcext:value-type="boolean">
            <text:p>WAHR</text:p>
          </table:table-cell>
          <table:table-cell table:style-name="ce28" table:formula="of:=IF([$Themenliste.$I6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61];[$Themenliste.$A62];&quot;&quot;)" office:value-type="string" office:string-value="2a.2.c" calcext:value-type="string">
            <text:p>2a.2.c</text:p>
          </table:table-cell>
          <table:table-cell table:formula="of:=IF([.$G61];[$Themenliste.$B62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61];[$Themenliste.$C62]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[.$G61];[$Themenliste.$D62];&quot;&quot;)" office:value-type="string" office:string-value="c" calcext:value-type="string">
            <text:p>c</text:p>
          </table:table-cell>
          <table:table-cell table:formula="of:=IF([.$G61];[$Themenliste.$E62];&quot;&quot;)" office:value-type="string" office:string-value="Modultests erstellen und durchführen" calcext:value-type="string">
            <text:p>Modultests erstellen und durchführen</text:p>
          </table:table-cell>
          <table:table-cell table:style-name="ce22" table:formula="of:=IF([.$G61];CONCATENATE(IF([$Themenliste.$M62] = 1;&quot;1&quot;;&quot;&quot;);IF(AND([$Themenliste.$M62] = 1;OR([$Themenliste.$N62] = 1;[$Themenliste.$O62] = 1));&quot;,&quot;;&quot;&quot;);IF([$Themenliste.$N62] = 1;&quot;2&quot;;&quot;&quot;);IF(AND([$Themenliste.$N62] = 1;[$Themenliste.$O62] = 1);&quot;,&quot;;&quot;&quot;);IF([$Themenliste.$O62] = 1;&quot;3&quot;;&quot;&quot;));&quot;&quot;)" office:value-type="string" office:string-value="1" calcext:value-type="string">
            <text:p>1</text:p>
          </table:table-cell>
          <table:table-cell table:style-name="ce28" table:formula="of:=AND([.K61];[.L61])" office:value-type="boolean" office:boolean-value="true" calcext:value-type="boolean">
            <text:p>WAHR</text:p>
          </table:table-cell>
          <table:table-cell table:style-name="ce28" table:formula="of:=AND([$Themenliste.$M62] = 1;[$Variablen.$A$2] = 1)" office:value-type="boolean" office:boolean-value="true" calcext:value-type="boolean">
            <text:p>WAHR</text:p>
          </table:table-cell>
          <table:table-cell table:style-name="ce28" table:formula="of:=AND([$Themenliste.$N62] = 1;[$Variablen.$B$2] = 1)" office:value-type="boolean" office:boolean-value="false" calcext:value-type="boolean">
            <text:p>FALSCH</text:p>
          </table:table-cell>
          <table:table-cell table:style-name="ce28" table:formula="of:=AND([$Themenliste.$O62] = 1;[$Variablen.$C$2] = 1)" office:value-type="boolean" office:boolean-value="false" calcext:value-type="boolean">
            <text:p>FALSCH</text:p>
          </table:table-cell>
          <table:table-cell table:style-name="ce28" table:formula="of:=OR([.H61];[.I61];[.J61])" office:value-type="boolean" office:boolean-value="true" calcext:value-type="boolean">
            <text:p>WAHR</text:p>
          </table:table-cell>
          <table:table-cell table:style-name="ce28" table:formula="of:=IF([$Themenliste.$J62] = 1)" office:value-type="boolean" office:boolean-value="true" calcext:value-type="boolean">
            <text:p>WAHR</text:p>
          </table:table-cell>
          <table:table-cell table:style-name="ce28" table:formula="of:=IF([$Themenliste.$I6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62];[$Themenliste.$A63];&quot;&quot;)" office:value-type="string" office:string-value="2a.2.d" calcext:value-type="string">
            <text:p>2a.2.d</text:p>
          </table:table-cell>
          <table:table-cell table:formula="of:=IF([.$G62];[$Themenliste.$B63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62];[$Themenliste.$C63]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[.$G62];[$Themenliste.$D63];&quot;&quot;)" office:value-type="string" office:string-value="d" calcext:value-type="string">
            <text:p>d</text:p>
          </table:table-cell>
          <table:table-cell table:formula="of:=IF([.$G62];[$Themenliste.$E63];&quot;&quot;)" office:value-type="string" office:string-value="Werkzeuge zur Versionsverwaltung einsetzen" calcext:value-type="string">
            <text:p>Werkzeuge zur Versionsverwaltung einsetzen</text:p>
          </table:table-cell>
          <table:table-cell table:style-name="ce22" table:formula="of:=IF([.$G62];CONCATENATE(IF([$Themenliste.$M63] = 1;&quot;1&quot;;&quot;&quot;);IF(AND([$Themenliste.$M63] = 1;OR([$Themenliste.$N63] = 1;[$Themenliste.$O63] = 1));&quot;,&quot;;&quot;&quot;);IF([$Themenliste.$N63] = 1;&quot;2&quot;;&quot;&quot;);IF(AND([$Themenliste.$N63] = 1;[$Themenliste.$O63] = 1);&quot;,&quot;;&quot;&quot;);IF([$Themenliste.$O63] = 1;&quot;3&quot;;&quot;&quot;));&quot;&quot;)" office:value-type="string" office:string-value="2" calcext:value-type="string">
            <text:p>2</text:p>
          </table:table-cell>
          <table:table-cell table:style-name="ce28" table:formula="of:=AND([.K62];[.L62])" office:value-type="boolean" office:boolean-value="true" calcext:value-type="boolean">
            <text:p>WAHR</text:p>
          </table:table-cell>
          <table:table-cell table:style-name="ce28" table:formula="of:=AND([$Themenliste.$M63] = 1;[$Variablen.$A$2] = 1)" office:value-type="boolean" office:boolean-value="false" calcext:value-type="boolean">
            <text:p>FALSCH</text:p>
          </table:table-cell>
          <table:table-cell table:style-name="ce28" table:formula="of:=AND([$Themenliste.$N63] = 1;[$Variablen.$B$2] = 1)" office:value-type="boolean" office:boolean-value="true" calcext:value-type="boolean">
            <text:p>WAHR</text:p>
          </table:table-cell>
          <table:table-cell table:style-name="ce28" table:formula="of:=AND([$Themenliste.$O63] = 1;[$Variablen.$C$2] = 1)" office:value-type="boolean" office:boolean-value="false" calcext:value-type="boolean">
            <text:p>FALSCH</text:p>
          </table:table-cell>
          <table:table-cell table:style-name="ce28" table:formula="of:=OR([.H62];[.I62];[.J62])" office:value-type="boolean" office:boolean-value="true" calcext:value-type="boolean">
            <text:p>WAHR</text:p>
          </table:table-cell>
          <table:table-cell table:style-name="ce28" table:formula="of:=IF([$Themenliste.$J63] = 1)" office:value-type="boolean" office:boolean-value="true" calcext:value-type="boolean">
            <text:p>WAHR</text:p>
          </table:table-cell>
          <table:table-cell table:style-name="ce28" table:formula="of:=IF([$Themenliste.$I6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3">
          <table:table-cell table:formula="of:=IF([.$G63];[$Themenliste.$A64];&quot;&quot;)" office:value-type="string" office:string-value="2a.2.e" calcext:value-type="string">
            <text:p>2a.2.e</text:p>
          </table:table-cell>
          <table:table-cell table:formula="of:=IF([.$G63];[$Themenliste.$B64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63];[$Themenliste.$C64]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[.$G63];[$Themenliste.$D64];&quot;&quot;)" office:value-type="string" office:string-value="e" calcext:value-type="string">
            <text:p>e</text:p>
          </table:table-cell>
          <table:table-cell table:formula="of:=IF([.$G63];[$Themenliste.$E64];&quot;&quot;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style-name="ce22" table:formula="of:=IF([.$G63];CONCATENATE(IF([$Themenliste.$M64] = 1;&quot;1&quot;;&quot;&quot;);IF(AND([$Themenliste.$M64] = 1;OR([$Themenliste.$N64] = 1;[$Themenliste.$O64] = 1));&quot;,&quot;;&quot;&quot;);IF([$Themenliste.$N64] = 1;&quot;2&quot;;&quot;&quot;);IF(AND([$Themenliste.$N64] = 1;[$Themenliste.$O64] = 1);&quot;,&quot;;&quot;&quot;);IF([$Themenliste.$O64] = 1;&quot;3&quot;;&quot;&quot;));&quot;&quot;)" office:value-type="string" office:string-value="2" calcext:value-type="string">
            <text:p>2</text:p>
          </table:table-cell>
          <table:table-cell table:style-name="ce28" table:formula="of:=AND([.K63];[.L63])" office:value-type="boolean" office:boolean-value="true" calcext:value-type="boolean">
            <text:p>WAHR</text:p>
          </table:table-cell>
          <table:table-cell table:style-name="ce28" table:formula="of:=AND([$Themenliste.$M64] = 1;[$Variablen.$A$2] = 1)" office:value-type="boolean" office:boolean-value="false" calcext:value-type="boolean">
            <text:p>FALSCH</text:p>
          </table:table-cell>
          <table:table-cell table:style-name="ce28" table:formula="of:=AND([$Themenliste.$N64] = 1;[$Variablen.$B$2] = 1)" office:value-type="boolean" office:boolean-value="true" calcext:value-type="boolean">
            <text:p>WAHR</text:p>
          </table:table-cell>
          <table:table-cell table:style-name="ce28" table:formula="of:=AND([$Themenliste.$O64] = 1;[$Variablen.$C$2] = 1)" office:value-type="boolean" office:boolean-value="false" calcext:value-type="boolean">
            <text:p>FALSCH</text:p>
          </table:table-cell>
          <table:table-cell table:style-name="ce28" table:formula="of:=OR([.H63];[.I63];[.J63])" office:value-type="boolean" office:boolean-value="true" calcext:value-type="boolean">
            <text:p>WAHR</text:p>
          </table:table-cell>
          <table:table-cell table:style-name="ce28" table:formula="of:=IF([$Themenliste.$J64] = 1)" office:value-type="boolean" office:boolean-value="true" calcext:value-type="boolean">
            <text:p>WAHR</text:p>
          </table:table-cell>
          <table:table-cell table:style-name="ce28" table:formula="of:=IF([$Themenliste.$I6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3">
          <table:table-cell table:formula="of:=IF([.$G64];[$Themenliste.$A65];&quot;&quot;)" office:value-type="string" office:string-value="2a.2.f" calcext:value-type="string">
            <text:p>2a.2.f</text:p>
          </table:table-cell>
          <table:table-cell table:formula="of:=IF([.$G64];[$Themenliste.$B65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$G64];[$Themenliste.$C65]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[.$G64];[$Themenliste.$D65];&quot;&quot;)" office:value-type="string" office:string-value="f" calcext:value-type="string">
            <text:p>f</text:p>
          </table:table-cell>
          <table:table-cell table:formula="of:=IF([.$G64];[$Themenliste.$E65];&quot;&quot;)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style-name="ce22" table:formula="of:=IF([.$G64];CONCATENATE(IF([$Themenliste.$M65] = 1;&quot;1&quot;;&quot;&quot;);IF(AND([$Themenliste.$M65] = 1;OR([$Themenliste.$N65] = 1;[$Themenliste.$O65] = 1));&quot;,&quot;;&quot;&quot;);IF([$Themenliste.$N65] = 1;&quot;2&quot;;&quot;&quot;);IF(AND([$Themenliste.$N65] = 1;[$Themenliste.$O65] = 1);&quot;,&quot;;&quot;&quot;);IF([$Themenliste.$O65] = 1;&quot;3&quot;;&quot;&quot;));&quot;&quot;)" office:value-type="string" office:string-value="2" calcext:value-type="string">
            <text:p>2</text:p>
          </table:table-cell>
          <table:table-cell table:style-name="ce28" table:formula="of:=AND([.K64];[.L64])" office:value-type="boolean" office:boolean-value="true" calcext:value-type="boolean">
            <text:p>WAHR</text:p>
          </table:table-cell>
          <table:table-cell table:style-name="ce28" table:formula="of:=AND([$Themenliste.$M65] = 1;[$Variablen.$A$2] = 1)" office:value-type="boolean" office:boolean-value="false" calcext:value-type="boolean">
            <text:p>FALSCH</text:p>
          </table:table-cell>
          <table:table-cell table:style-name="ce28" table:formula="of:=AND([$Themenliste.$N65] = 1;[$Variablen.$B$2] = 1)" office:value-type="boolean" office:boolean-value="true" calcext:value-type="boolean">
            <text:p>WAHR</text:p>
          </table:table-cell>
          <table:table-cell table:style-name="ce28" table:formula="of:=AND([$Themenliste.$O65] = 1;[$Variablen.$C$2] = 1)" office:value-type="boolean" office:boolean-value="false" calcext:value-type="boolean">
            <text:p>FALSCH</text:p>
          </table:table-cell>
          <table:table-cell table:style-name="ce28" table:formula="of:=OR([.H64];[.I64];[.J64])" office:value-type="boolean" office:boolean-value="true" calcext:value-type="boolean">
            <text:p>WAHR</text:p>
          </table:table-cell>
          <table:table-cell table:style-name="ce28" table:formula="of:=IF([$Themenliste.$J65] = 1)" office:value-type="boolean" office:boolean-value="true" calcext:value-type="boolean">
            <text:p>WAHR</text:p>
          </table:table-cell>
          <table:table-cell table:style-name="ce28" table:formula="of:=IF([$Themenliste.$I6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65];[$Themenliste.$A66];&quot;&quot;)">
            <text:p/>
          </table:table-cell>
          <table:table-cell table:formula="of:=IF([.$G65];[$Themenliste.$B66];&quot;&quot;)">
            <text:p/>
          </table:table-cell>
          <table:table-cell table:formula="of:=IF([.$G65];[$Themenliste.$C66];&quot;&quot;)">
            <text:p/>
          </table:table-cell>
          <table:table-cell table:formula="of:=IF([.$G65];[$Themenliste.$D66];&quot;&quot;)">
            <text:p/>
          </table:table-cell>
          <table:table-cell table:formula="of:=IF([.$G65];[$Themenliste.$E66];&quot;&quot;)">
            <text:p/>
          </table:table-cell>
          <table:table-cell table:style-name="ce22" table:formula="of:=IF([.$G65];CONCATENATE(IF([$Themenliste.$M66] = 1;&quot;1&quot;;&quot;&quot;);IF(AND([$Themenliste.$M66] = 1;OR([$Themenliste.$N66] = 1;[$Themenliste.$O66] = 1));&quot;,&quot;;&quot;&quot;);IF([$Themenliste.$N66] = 1;&quot;2&quot;;&quot;&quot;);IF(AND([$Themenliste.$N66] = 1;[$Themenliste.$O66] = 1);&quot;,&quot;;&quot;&quot;);IF([$Themenliste.$O66] = 1;&quot;3&quot;;&quot;&quot;));&quot;&quot;)">
            <text:p/>
          </table:table-cell>
          <table:table-cell table:style-name="ce28" table:formula="of:=AND([.K65];[.L65])" office:value-type="boolean" office:boolean-value="false" calcext:value-type="boolean">
            <text:p>FALSCH</text:p>
          </table:table-cell>
          <table:table-cell table:style-name="ce28" table:formula="of:=AND([$Themenliste.$M66] = 1;[$Variablen.$A$2] = 1)" office:value-type="boolean" office:boolean-value="true" calcext:value-type="boolean">
            <text:p>WAHR</text:p>
          </table:table-cell>
          <table:table-cell table:style-name="ce28" table:formula="of:=AND([$Themenliste.$N66] = 1;[$Variablen.$B$2] = 1)" office:value-type="boolean" office:boolean-value="false" calcext:value-type="boolean">
            <text:p>FALSCH</text:p>
          </table:table-cell>
          <table:table-cell table:style-name="ce28" table:formula="of:=AND([$Themenliste.$O66] = 1;[$Variablen.$C$2] = 1)" office:value-type="boolean" office:boolean-value="false" calcext:value-type="boolean">
            <text:p>FALSCH</text:p>
          </table:table-cell>
          <table:table-cell table:style-name="ce28" table:formula="of:=OR([.H65];[.I65];[.J65])" office:value-type="boolean" office:boolean-value="true" calcext:value-type="boolean">
            <text:p>WAHR</text:p>
          </table:table-cell>
          <table:table-cell table:style-name="ce28" table:formula="of:=IF([$Themenliste.$J66] = 1)" office:value-type="boolean" office:boolean-value="false" calcext:value-type="boolean">
            <text:p>FALSCH</text:p>
          </table:table-cell>
          <table:table-cell table:style-name="ce28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66];[$Themenliste.$A67];&quot;&quot;)">
            <text:p/>
          </table:table-cell>
          <table:table-cell table:formula="of:=IF([.$G66];[$Themenliste.$B67];&quot;&quot;)">
            <text:p/>
          </table:table-cell>
          <table:table-cell table:formula="of:=IF([.$G66];[$Themenliste.$C67];&quot;&quot;)">
            <text:p/>
          </table:table-cell>
          <table:table-cell table:formula="of:=IF([.$G66];[$Themenliste.$D67];&quot;&quot;)">
            <text:p/>
          </table:table-cell>
          <table:table-cell table:formula="of:=IF([.$G66];[$Themenliste.$E67];&quot;&quot;)">
            <text:p/>
          </table:table-cell>
          <table:table-cell table:style-name="ce22" table:formula="of:=IF([.$G66];CONCATENATE(IF([$Themenliste.$M67] = 1;&quot;1&quot;;&quot;&quot;);IF(AND([$Themenliste.$M67] = 1;OR([$Themenliste.$N67] = 1;[$Themenliste.$O67] = 1));&quot;,&quot;;&quot;&quot;);IF([$Themenliste.$N67] = 1;&quot;2&quot;;&quot;&quot;);IF(AND([$Themenliste.$N67] = 1;[$Themenliste.$O67] = 1);&quot;,&quot;;&quot;&quot;);IF([$Themenliste.$O67] = 1;&quot;3&quot;;&quot;&quot;));&quot;&quot;)">
            <text:p/>
          </table:table-cell>
          <table:table-cell table:style-name="ce28" table:formula="of:=AND([.K66];[.L66])" office:value-type="boolean" office:boolean-value="false" calcext:value-type="boolean">
            <text:p>FALSCH</text:p>
          </table:table-cell>
          <table:table-cell table:style-name="ce28" table:formula="of:=AND([$Themenliste.$M67] = 1;[$Variablen.$A$2] = 1)" office:value-type="boolean" office:boolean-value="true" calcext:value-type="boolean">
            <text:p>WAHR</text:p>
          </table:table-cell>
          <table:table-cell table:style-name="ce28" table:formula="of:=AND([$Themenliste.$N67] = 1;[$Variablen.$B$2] = 1)" office:value-type="boolean" office:boolean-value="false" calcext:value-type="boolean">
            <text:p>FALSCH</text:p>
          </table:table-cell>
          <table:table-cell table:style-name="ce28" table:formula="of:=AND([$Themenliste.$O67] = 1;[$Variablen.$C$2] = 1)" office:value-type="boolean" office:boolean-value="false" calcext:value-type="boolean">
            <text:p>FALSCH</text:p>
          </table:table-cell>
          <table:table-cell table:style-name="ce28" table:formula="of:=OR([.H66];[.I66];[.J66])" office:value-type="boolean" office:boolean-value="true" calcext:value-type="boolean">
            <text:p>WAHR</text:p>
          </table:table-cell>
          <table:table-cell table:style-name="ce28" table:formula="of:=IF([$Themenliste.$J67] = 1)" office:value-type="boolean" office:boolean-value="false" calcext:value-type="boolean">
            <text:p>FALSCH</text:p>
          </table:table-cell>
          <table:table-cell table:style-name="ce28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67];[$Themenliste.$A68];&quot;&quot;)">
            <text:p/>
          </table:table-cell>
          <table:table-cell table:formula="of:=IF([.$G67];[$Themenliste.$B68];&quot;&quot;)">
            <text:p/>
          </table:table-cell>
          <table:table-cell table:formula="of:=IF([.$G67];[$Themenliste.$C68];&quot;&quot;)">
            <text:p/>
          </table:table-cell>
          <table:table-cell table:formula="of:=IF([.$G67];[$Themenliste.$D68];&quot;&quot;)">
            <text:p/>
          </table:table-cell>
          <table:table-cell table:formula="of:=IF([.$G67];[$Themenliste.$E68];&quot;&quot;)">
            <text:p/>
          </table:table-cell>
          <table:table-cell table:style-name="ce22" table:formula="of:=IF([.$G67];CONCATENATE(IF([$Themenliste.$M68] = 1;&quot;1&quot;;&quot;&quot;);IF(AND([$Themenliste.$M68] = 1;OR([$Themenliste.$N68] = 1;[$Themenliste.$O68] = 1));&quot;,&quot;;&quot;&quot;);IF([$Themenliste.$N68] = 1;&quot;2&quot;;&quot;&quot;);IF(AND([$Themenliste.$N68] = 1;[$Themenliste.$O68] = 1);&quot;,&quot;;&quot;&quot;);IF([$Themenliste.$O68] = 1;&quot;3&quot;;&quot;&quot;));&quot;&quot;)">
            <text:p/>
          </table:table-cell>
          <table:table-cell table:style-name="ce28" table:formula="of:=AND([.K67];[.L67])" office:value-type="boolean" office:boolean-value="false" calcext:value-type="boolean">
            <text:p>FALSCH</text:p>
          </table:table-cell>
          <table:table-cell table:style-name="ce28" table:formula="of:=AND([$Themenliste.$M68] = 1;[$Variablen.$A$2] = 1)" office:value-type="boolean" office:boolean-value="true" calcext:value-type="boolean">
            <text:p>WAHR</text:p>
          </table:table-cell>
          <table:table-cell table:style-name="ce28" table:formula="of:=AND([$Themenliste.$N68] = 1;[$Variablen.$B$2] = 1)" office:value-type="boolean" office:boolean-value="false" calcext:value-type="boolean">
            <text:p>FALSCH</text:p>
          </table:table-cell>
          <table:table-cell table:style-name="ce28" table:formula="of:=AND([$Themenliste.$O68] = 1;[$Variablen.$C$2] = 1)" office:value-type="boolean" office:boolean-value="false" calcext:value-type="boolean">
            <text:p>FALSCH</text:p>
          </table:table-cell>
          <table:table-cell table:style-name="ce28" table:formula="of:=OR([.H67];[.I67];[.J67])" office:value-type="boolean" office:boolean-value="true" calcext:value-type="boolean">
            <text:p>WAHR</text:p>
          </table:table-cell>
          <table:table-cell table:style-name="ce28" table:formula="of:=IF([$Themenliste.$J68] = 1)" office:value-type="boolean" office:boolean-value="false" calcext:value-type="boolean">
            <text:p>FALSCH</text:p>
          </table:table-cell>
          <table:table-cell table:style-name="ce28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68];[$Themenliste.$A69];&quot;&quot;)">
            <text:p/>
          </table:table-cell>
          <table:table-cell table:formula="of:=IF([.$G68];[$Themenliste.$B69];&quot;&quot;)">
            <text:p/>
          </table:table-cell>
          <table:table-cell table:formula="of:=IF([.$G68];[$Themenliste.$C69];&quot;&quot;)">
            <text:p/>
          </table:table-cell>
          <table:table-cell table:formula="of:=IF([.$G68];[$Themenliste.$D69];&quot;&quot;)">
            <text:p/>
          </table:table-cell>
          <table:table-cell table:formula="of:=IF([.$G68];[$Themenliste.$E69];&quot;&quot;)">
            <text:p/>
          </table:table-cell>
          <table:table-cell table:style-name="ce22" table:formula="of:=IF([.$G68];CONCATENATE(IF([$Themenliste.$M69] = 1;&quot;1&quot;;&quot;&quot;);IF(AND([$Themenliste.$M69] = 1;OR([$Themenliste.$N69] = 1;[$Themenliste.$O69] = 1));&quot;,&quot;;&quot;&quot;);IF([$Themenliste.$N69] = 1;&quot;2&quot;;&quot;&quot;);IF(AND([$Themenliste.$N69] = 1;[$Themenliste.$O69] = 1);&quot;,&quot;;&quot;&quot;);IF([$Themenliste.$O69] = 1;&quot;3&quot;;&quot;&quot;));&quot;&quot;)">
            <text:p/>
          </table:table-cell>
          <table:table-cell table:style-name="ce28" table:formula="of:=AND([.K68];[.L68])" office:value-type="boolean" office:boolean-value="false" calcext:value-type="boolean">
            <text:p>FALSCH</text:p>
          </table:table-cell>
          <table:table-cell table:style-name="ce28" table:formula="of:=AND([$Themenliste.$M69] = 1;[$Variablen.$A$2] = 1)" office:value-type="boolean" office:boolean-value="false" calcext:value-type="boolean">
            <text:p>FALSCH</text:p>
          </table:table-cell>
          <table:table-cell table:style-name="ce28" table:formula="of:=AND([$Themenliste.$N69] = 1;[$Variablen.$B$2] = 1)" office:value-type="boolean" office:boolean-value="true" calcext:value-type="boolean">
            <text:p>WAHR</text:p>
          </table:table-cell>
          <table:table-cell table:style-name="ce28" table:formula="of:=AND([$Themenliste.$O69] = 1;[$Variablen.$C$2] = 1)" office:value-type="boolean" office:boolean-value="false" calcext:value-type="boolean">
            <text:p>FALSCH</text:p>
          </table:table-cell>
          <table:table-cell table:style-name="ce28" table:formula="of:=OR([.H68];[.I68];[.J68])" office:value-type="boolean" office:boolean-value="true" calcext:value-type="boolean">
            <text:p>WAHR</text:p>
          </table:table-cell>
          <table:table-cell table:style-name="ce28" table:formula="of:=IF([$Themenliste.$J69] = 1)" office:value-type="boolean" office:boolean-value="false" calcext:value-type="boolean">
            <text:p>FALSCH</text:p>
          </table:table-cell>
          <table:table-cell table:style-name="ce28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69];[$Themenliste.$A70];&quot;&quot;)">
            <text:p/>
          </table:table-cell>
          <table:table-cell table:formula="of:=IF([.$G69];[$Themenliste.$B70];&quot;&quot;)">
            <text:p/>
          </table:table-cell>
          <table:table-cell table:formula="of:=IF([.$G69];[$Themenliste.$C70];&quot;&quot;)">
            <text:p/>
          </table:table-cell>
          <table:table-cell table:formula="of:=IF([.$G69];[$Themenliste.$D70];&quot;&quot;)">
            <text:p/>
          </table:table-cell>
          <table:table-cell table:formula="of:=IF([.$G69];[$Themenliste.$E70];&quot;&quot;)">
            <text:p/>
          </table:table-cell>
          <table:table-cell table:style-name="ce22" table:formula="of:=IF([.$G69];CONCATENATE(IF([$Themenliste.$M70] = 1;&quot;1&quot;;&quot;&quot;);IF(AND([$Themenliste.$M70] = 1;OR([$Themenliste.$N70] = 1;[$Themenliste.$O70] = 1));&quot;,&quot;;&quot;&quot;);IF([$Themenliste.$N70] = 1;&quot;2&quot;;&quot;&quot;);IF(AND([$Themenliste.$N70] = 1;[$Themenliste.$O70] = 1);&quot;,&quot;;&quot;&quot;);IF([$Themenliste.$O70] = 1;&quot;3&quot;;&quot;&quot;));&quot;&quot;)">
            <text:p/>
          </table:table-cell>
          <table:table-cell table:style-name="ce28" table:formula="of:=AND([.K69];[.L69])" office:value-type="boolean" office:boolean-value="false" calcext:value-type="boolean">
            <text:p>FALSCH</text:p>
          </table:table-cell>
          <table:table-cell table:style-name="ce28" table:formula="of:=AND([$Themenliste.$M70] = 1;[$Variablen.$A$2] = 1)" office:value-type="boolean" office:boolean-value="false" calcext:value-type="boolean">
            <text:p>FALSCH</text:p>
          </table:table-cell>
          <table:table-cell table:style-name="ce28" table:formula="of:=AND([$Themenliste.$N70] = 1;[$Variablen.$B$2] = 1)" office:value-type="boolean" office:boolean-value="true" calcext:value-type="boolean">
            <text:p>WAHR</text:p>
          </table:table-cell>
          <table:table-cell table:style-name="ce28" table:formula="of:=AND([$Themenliste.$O70] = 1;[$Variablen.$C$2] = 1)" office:value-type="boolean" office:boolean-value="false" calcext:value-type="boolean">
            <text:p>FALSCH</text:p>
          </table:table-cell>
          <table:table-cell table:style-name="ce28" table:formula="of:=OR([.H69];[.I69];[.J69])" office:value-type="boolean" office:boolean-value="true" calcext:value-type="boolean">
            <text:p>WAHR</text:p>
          </table:table-cell>
          <table:table-cell table:style-name="ce28" table:formula="of:=IF([$Themenliste.$J70] = 1)" office:value-type="boolean" office:boolean-value="false" calcext:value-type="boolean">
            <text:p>FALSCH</text:p>
          </table:table-cell>
          <table:table-cell table:style-name="ce28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0];[$Themenliste.$A71];&quot;&quot;)">
            <text:p/>
          </table:table-cell>
          <table:table-cell table:formula="of:=IF([.$G70];[$Themenliste.$B71];&quot;&quot;)">
            <text:p/>
          </table:table-cell>
          <table:table-cell table:formula="of:=IF([.$G70];[$Themenliste.$C71];&quot;&quot;)">
            <text:p/>
          </table:table-cell>
          <table:table-cell table:formula="of:=IF([.$G70];[$Themenliste.$D71];&quot;&quot;)">
            <text:p/>
          </table:table-cell>
          <table:table-cell table:formula="of:=IF([.$G70];[$Themenliste.$E71];&quot;&quot;)">
            <text:p/>
          </table:table-cell>
          <table:table-cell table:style-name="ce22" table:formula="of:=IF([.$G70];CONCATENATE(IF([$Themenliste.$M71] = 1;&quot;1&quot;;&quot;&quot;);IF(AND([$Themenliste.$M71] = 1;OR([$Themenliste.$N71] = 1;[$Themenliste.$O71] = 1));&quot;,&quot;;&quot;&quot;);IF([$Themenliste.$N71] = 1;&quot;2&quot;;&quot;&quot;);IF(AND([$Themenliste.$N71] = 1;[$Themenliste.$O71] = 1);&quot;,&quot;;&quot;&quot;);IF([$Themenliste.$O71] = 1;&quot;3&quot;;&quot;&quot;));&quot;&quot;)">
            <text:p/>
          </table:table-cell>
          <table:table-cell table:style-name="ce28" table:formula="of:=AND([.K70];[.L70])" office:value-type="boolean" office:boolean-value="false" calcext:value-type="boolean">
            <text:p>FALSCH</text:p>
          </table:table-cell>
          <table:table-cell table:style-name="ce28" table:formula="of:=AND([$Themenliste.$M71] = 1;[$Variablen.$A$2] = 1)" office:value-type="boolean" office:boolean-value="false" calcext:value-type="boolean">
            <text:p>FALSCH</text:p>
          </table:table-cell>
          <table:table-cell table:style-name="ce28" table:formula="of:=AND([$Themenliste.$N71] = 1;[$Variablen.$B$2] = 1)" office:value-type="boolean" office:boolean-value="true" calcext:value-type="boolean">
            <text:p>WAHR</text:p>
          </table:table-cell>
          <table:table-cell table:style-name="ce28" table:formula="of:=AND([$Themenliste.$O71] = 1;[$Variablen.$C$2] = 1)" office:value-type="boolean" office:boolean-value="false" calcext:value-type="boolean">
            <text:p>FALSCH</text:p>
          </table:table-cell>
          <table:table-cell table:style-name="ce28" table:formula="of:=OR([.H70];[.I70];[.J70])" office:value-type="boolean" office:boolean-value="true" calcext:value-type="boolean">
            <text:p>WAHR</text:p>
          </table:table-cell>
          <table:table-cell table:style-name="ce28" table:formula="of:=IF([$Themenliste.$J71] = 1)" office:value-type="boolean" office:boolean-value="false" calcext:value-type="boolean">
            <text:p>FALSCH</text:p>
          </table:table-cell>
          <table:table-cell table:style-name="ce28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1];[$Themenliste.$A72];&quot;&quot;)">
            <text:p/>
          </table:table-cell>
          <table:table-cell table:formula="of:=IF([.$G71];[$Themenliste.$B72];&quot;&quot;)">
            <text:p/>
          </table:table-cell>
          <table:table-cell table:formula="of:=IF([.$G71];[$Themenliste.$C72];&quot;&quot;)">
            <text:p/>
          </table:table-cell>
          <table:table-cell table:formula="of:=IF([.$G71];[$Themenliste.$D72];&quot;&quot;)">
            <text:p/>
          </table:table-cell>
          <table:table-cell table:formula="of:=IF([.$G71];[$Themenliste.$E72];&quot;&quot;)">
            <text:p/>
          </table:table-cell>
          <table:table-cell table:style-name="ce22" table:formula="of:=IF([.$G71];CONCATENATE(IF([$Themenliste.$M72] = 1;&quot;1&quot;;&quot;&quot;);IF(AND([$Themenliste.$M72] = 1;OR([$Themenliste.$N72] = 1;[$Themenliste.$O72] = 1));&quot;,&quot;;&quot;&quot;);IF([$Themenliste.$N72] = 1;&quot;2&quot;;&quot;&quot;);IF(AND([$Themenliste.$N72] = 1;[$Themenliste.$O72] = 1);&quot;,&quot;;&quot;&quot;);IF([$Themenliste.$O72] = 1;&quot;3&quot;;&quot;&quot;));&quot;&quot;)">
            <text:p/>
          </table:table-cell>
          <table:table-cell table:style-name="ce28" table:formula="of:=AND([.K71];[.L71])" office:value-type="boolean" office:boolean-value="false" calcext:value-type="boolean">
            <text:p>FALSCH</text:p>
          </table:table-cell>
          <table:table-cell table:style-name="ce28" table:formula="of:=AND([$Themenliste.$M72] = 1;[$Variablen.$A$2] = 1)" office:value-type="boolean" office:boolean-value="false" calcext:value-type="boolean">
            <text:p>FALSCH</text:p>
          </table:table-cell>
          <table:table-cell table:style-name="ce28" table:formula="of:=AND([$Themenliste.$N72] = 1;[$Variablen.$B$2] = 1)" office:value-type="boolean" office:boolean-value="true" calcext:value-type="boolean">
            <text:p>WAHR</text:p>
          </table:table-cell>
          <table:table-cell table:style-name="ce28" table:formula="of:=AND([$Themenliste.$O72] = 1;[$Variablen.$C$2] = 1)" office:value-type="boolean" office:boolean-value="false" calcext:value-type="boolean">
            <text:p>FALSCH</text:p>
          </table:table-cell>
          <table:table-cell table:style-name="ce28" table:formula="of:=OR([.H71];[.I71];[.J71])" office:value-type="boolean" office:boolean-value="true" calcext:value-type="boolean">
            <text:p>WAHR</text:p>
          </table:table-cell>
          <table:table-cell table:style-name="ce28" table:formula="of:=IF([$Themenliste.$J72] = 1)" office:value-type="boolean" office:boolean-value="false" calcext:value-type="boolean">
            <text:p>FALSCH</text:p>
          </table:table-cell>
          <table:table-cell table:style-name="ce28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2];[$Themenliste.$A73];&quot;&quot;)">
            <text:p/>
          </table:table-cell>
          <table:table-cell table:formula="of:=IF([.$G72];[$Themenliste.$B73];&quot;&quot;)">
            <text:p/>
          </table:table-cell>
          <table:table-cell table:formula="of:=IF([.$G72];[$Themenliste.$C73];&quot;&quot;)">
            <text:p/>
          </table:table-cell>
          <table:table-cell table:formula="of:=IF([.$G72];[$Themenliste.$D73];&quot;&quot;)">
            <text:p/>
          </table:table-cell>
          <table:table-cell table:formula="of:=IF([.$G72];[$Themenliste.$E73];&quot;&quot;)">
            <text:p/>
          </table:table-cell>
          <table:table-cell table:style-name="ce22" table:formula="of:=IF([.$G72];CONCATENATE(IF([$Themenliste.$M73] = 1;&quot;1&quot;;&quot;&quot;);IF(AND([$Themenliste.$M73] = 1;OR([$Themenliste.$N73] = 1;[$Themenliste.$O73] = 1));&quot;,&quot;;&quot;&quot;);IF([$Themenliste.$N73] = 1;&quot;2&quot;;&quot;&quot;);IF(AND([$Themenliste.$N73] = 1;[$Themenliste.$O73] = 1);&quot;,&quot;;&quot;&quot;);IF([$Themenliste.$O73] = 1;&quot;3&quot;;&quot;&quot;));&quot;&quot;)">
            <text:p/>
          </table:table-cell>
          <table:table-cell table:style-name="ce28" table:formula="of:=AND([.K72];[.L72])" office:value-type="boolean" office:boolean-value="false" calcext:value-type="boolean">
            <text:p>FALSCH</text:p>
          </table:table-cell>
          <table:table-cell table:style-name="ce28" table:formula="of:=AND([$Themenliste.$M73] = 1;[$Variablen.$A$2] = 1)" office:value-type="boolean" office:boolean-value="true" calcext:value-type="boolean">
            <text:p>WAHR</text:p>
          </table:table-cell>
          <table:table-cell table:style-name="ce28" table:formula="of:=AND([$Themenliste.$N73] = 1;[$Variablen.$B$2] = 1)" office:value-type="boolean" office:boolean-value="false" calcext:value-type="boolean">
            <text:p>FALSCH</text:p>
          </table:table-cell>
          <table:table-cell table:style-name="ce28" table:formula="of:=AND([$Themenliste.$O73] = 1;[$Variablen.$C$2] = 1)" office:value-type="boolean" office:boolean-value="false" calcext:value-type="boolean">
            <text:p>FALSCH</text:p>
          </table:table-cell>
          <table:table-cell table:style-name="ce28" table:formula="of:=OR([.H72];[.I72];[.J72])" office:value-type="boolean" office:boolean-value="true" calcext:value-type="boolean">
            <text:p>WAHR</text:p>
          </table:table-cell>
          <table:table-cell table:style-name="ce28" table:formula="of:=IF([$Themenliste.$J73] = 1)" office:value-type="boolean" office:boolean-value="false" calcext:value-type="boolean">
            <text:p>FALSCH</text:p>
          </table:table-cell>
          <table:table-cell table:style-name="ce28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3];[$Themenliste.$A74];&quot;&quot;)">
            <text:p/>
          </table:table-cell>
          <table:table-cell table:formula="of:=IF([.$G73];[$Themenliste.$B74];&quot;&quot;)">
            <text:p/>
          </table:table-cell>
          <table:table-cell table:formula="of:=IF([.$G73];[$Themenliste.$C74];&quot;&quot;)">
            <text:p/>
          </table:table-cell>
          <table:table-cell table:formula="of:=IF([.$G73];[$Themenliste.$D74];&quot;&quot;)">
            <text:p/>
          </table:table-cell>
          <table:table-cell table:formula="of:=IF([.$G73];[$Themenliste.$E74];&quot;&quot;)">
            <text:p/>
          </table:table-cell>
          <table:table-cell table:style-name="ce22" table:formula="of:=IF([.$G73];CONCATENATE(IF([$Themenliste.$M74] = 1;&quot;1&quot;;&quot;&quot;);IF(AND([$Themenliste.$M74] = 1;OR([$Themenliste.$N74] = 1;[$Themenliste.$O74] = 1));&quot;,&quot;;&quot;&quot;);IF([$Themenliste.$N74] = 1;&quot;2&quot;;&quot;&quot;);IF(AND([$Themenliste.$N74] = 1;[$Themenliste.$O74] = 1);&quot;,&quot;;&quot;&quot;);IF([$Themenliste.$O74] = 1;&quot;3&quot;;&quot;&quot;));&quot;&quot;)">
            <text:p/>
          </table:table-cell>
          <table:table-cell table:style-name="ce28" table:formula="of:=AND([.K73];[.L73])" office:value-type="boolean" office:boolean-value="false" calcext:value-type="boolean">
            <text:p>FALSCH</text:p>
          </table:table-cell>
          <table:table-cell table:style-name="ce28" table:formula="of:=AND([$Themenliste.$M74] = 1;[$Variablen.$A$2] = 1)" office:value-type="boolean" office:boolean-value="true" calcext:value-type="boolean">
            <text:p>WAHR</text:p>
          </table:table-cell>
          <table:table-cell table:style-name="ce28" table:formula="of:=AND([$Themenliste.$N74] = 1;[$Variablen.$B$2] = 1)" office:value-type="boolean" office:boolean-value="false" calcext:value-type="boolean">
            <text:p>FALSCH</text:p>
          </table:table-cell>
          <table:table-cell table:style-name="ce28" table:formula="of:=AND([$Themenliste.$O74] = 1;[$Variablen.$C$2] = 1)" office:value-type="boolean" office:boolean-value="false" calcext:value-type="boolean">
            <text:p>FALSCH</text:p>
          </table:table-cell>
          <table:table-cell table:style-name="ce28" table:formula="of:=OR([.H73];[.I73];[.J73])" office:value-type="boolean" office:boolean-value="true" calcext:value-type="boolean">
            <text:p>WAHR</text:p>
          </table:table-cell>
          <table:table-cell table:style-name="ce28" table:formula="of:=IF([$Themenliste.$J74] = 1)" office:value-type="boolean" office:boolean-value="false" calcext:value-type="boolean">
            <text:p>FALSCH</text:p>
          </table:table-cell>
          <table:table-cell table:style-name="ce28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4];[$Themenliste.$A75];&quot;&quot;)">
            <text:p/>
          </table:table-cell>
          <table:table-cell table:formula="of:=IF([.$G74];[$Themenliste.$B75];&quot;&quot;)">
            <text:p/>
          </table:table-cell>
          <table:table-cell table:formula="of:=IF([.$G74];[$Themenliste.$C75];&quot;&quot;)">
            <text:p/>
          </table:table-cell>
          <table:table-cell table:formula="of:=IF([.$G74];[$Themenliste.$D75];&quot;&quot;)">
            <text:p/>
          </table:table-cell>
          <table:table-cell table:formula="of:=IF([.$G74];[$Themenliste.$E75];&quot;&quot;)">
            <text:p/>
          </table:table-cell>
          <table:table-cell table:style-name="ce22" table:formula="of:=IF([.$G74];CONCATENATE(IF([$Themenliste.$M75] = 1;&quot;1&quot;;&quot;&quot;);IF(AND([$Themenliste.$M75] = 1;OR([$Themenliste.$N75] = 1;[$Themenliste.$O75] = 1));&quot;,&quot;;&quot;&quot;);IF([$Themenliste.$N75] = 1;&quot;2&quot;;&quot;&quot;);IF(AND([$Themenliste.$N75] = 1;[$Themenliste.$O75] = 1);&quot;,&quot;;&quot;&quot;);IF([$Themenliste.$O75] = 1;&quot;3&quot;;&quot;&quot;));&quot;&quot;)">
            <text:p/>
          </table:table-cell>
          <table:table-cell table:style-name="ce28" table:formula="of:=AND([.K74];[.L74])" office:value-type="boolean" office:boolean-value="false" calcext:value-type="boolean">
            <text:p>FALSCH</text:p>
          </table:table-cell>
          <table:table-cell table:style-name="ce28" table:formula="of:=AND([$Themenliste.$M75] = 1;[$Variablen.$A$2] = 1)" office:value-type="boolean" office:boolean-value="false" calcext:value-type="boolean">
            <text:p>FALSCH</text:p>
          </table:table-cell>
          <table:table-cell table:style-name="ce28" table:formula="of:=AND([$Themenliste.$N75] = 1;[$Variablen.$B$2] = 1)" office:value-type="boolean" office:boolean-value="true" calcext:value-type="boolean">
            <text:p>WAHR</text:p>
          </table:table-cell>
          <table:table-cell table:style-name="ce28" table:formula="of:=AND([$Themenliste.$O75] = 1;[$Variablen.$C$2] = 1)" office:value-type="boolean" office:boolean-value="false" calcext:value-type="boolean">
            <text:p>FALSCH</text:p>
          </table:table-cell>
          <table:table-cell table:style-name="ce28" table:formula="of:=OR([.H74];[.I74];[.J74])" office:value-type="boolean" office:boolean-value="true" calcext:value-type="boolean">
            <text:p>WAHR</text:p>
          </table:table-cell>
          <table:table-cell table:style-name="ce28" table:formula="of:=IF([$Themenliste.$J75] = 1)" office:value-type="boolean" office:boolean-value="false" calcext:value-type="boolean">
            <text:p>FALSCH</text:p>
          </table:table-cell>
          <table:table-cell table:style-name="ce28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5];[$Themenliste.$A76];&quot;&quot;)">
            <text:p/>
          </table:table-cell>
          <table:table-cell table:formula="of:=IF([.$G75];[$Themenliste.$B76];&quot;&quot;)">
            <text:p/>
          </table:table-cell>
          <table:table-cell table:formula="of:=IF([.$G75];[$Themenliste.$C76];&quot;&quot;)">
            <text:p/>
          </table:table-cell>
          <table:table-cell table:formula="of:=IF([.$G75];[$Themenliste.$D76];&quot;&quot;)">
            <text:p/>
          </table:table-cell>
          <table:table-cell table:formula="of:=IF([.$G75];[$Themenliste.$E76];&quot;&quot;)">
            <text:p/>
          </table:table-cell>
          <table:table-cell table:style-name="ce22" table:formula="of:=IF([.$G75];CONCATENATE(IF([$Themenliste.$M76] = 1;&quot;1&quot;;&quot;&quot;);IF(AND([$Themenliste.$M76] = 1;OR([$Themenliste.$N76] = 1;[$Themenliste.$O76] = 1));&quot;,&quot;;&quot;&quot;);IF([$Themenliste.$N76] = 1;&quot;2&quot;;&quot;&quot;);IF(AND([$Themenliste.$N76] = 1;[$Themenliste.$O76] = 1);&quot;,&quot;;&quot;&quot;);IF([$Themenliste.$O76] = 1;&quot;3&quot;;&quot;&quot;));&quot;&quot;)">
            <text:p/>
          </table:table-cell>
          <table:table-cell table:style-name="ce28" table:formula="of:=AND([.K75];[.L75])" office:value-type="boolean" office:boolean-value="false" calcext:value-type="boolean">
            <text:p>FALSCH</text:p>
          </table:table-cell>
          <table:table-cell table:style-name="ce28" table:formula="of:=AND([$Themenliste.$M76] = 1;[$Variablen.$A$2] = 1)" office:value-type="boolean" office:boolean-value="true" calcext:value-type="boolean">
            <text:p>WAHR</text:p>
          </table:table-cell>
          <table:table-cell table:style-name="ce28" table:formula="of:=AND([$Themenliste.$N76] = 1;[$Variablen.$B$2] = 1)" office:value-type="boolean" office:boolean-value="false" calcext:value-type="boolean">
            <text:p>FALSCH</text:p>
          </table:table-cell>
          <table:table-cell table:style-name="ce28" table:formula="of:=AND([$Themenliste.$O76] = 1;[$Variablen.$C$2] = 1)" office:value-type="boolean" office:boolean-value="false" calcext:value-type="boolean">
            <text:p>FALSCH</text:p>
          </table:table-cell>
          <table:table-cell table:style-name="ce28" table:formula="of:=OR([.H75];[.I75];[.J75])" office:value-type="boolean" office:boolean-value="true" calcext:value-type="boolean">
            <text:p>WAHR</text:p>
          </table:table-cell>
          <table:table-cell table:style-name="ce28" table:formula="of:=IF([$Themenliste.$J76] = 1)" office:value-type="boolean" office:boolean-value="false" calcext:value-type="boolean">
            <text:p>FALSCH</text:p>
          </table:table-cell>
          <table:table-cell table:style-name="ce28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6];[$Themenliste.$A77];&quot;&quot;)">
            <text:p/>
          </table:table-cell>
          <table:table-cell table:formula="of:=IF([.$G76];[$Themenliste.$B77];&quot;&quot;)">
            <text:p/>
          </table:table-cell>
          <table:table-cell table:formula="of:=IF([.$G76];[$Themenliste.$C77];&quot;&quot;)">
            <text:p/>
          </table:table-cell>
          <table:table-cell table:formula="of:=IF([.$G76];[$Themenliste.$D77];&quot;&quot;)">
            <text:p/>
          </table:table-cell>
          <table:table-cell table:formula="of:=IF([.$G76];[$Themenliste.$E77];&quot;&quot;)">
            <text:p/>
          </table:table-cell>
          <table:table-cell table:style-name="ce22" table:formula="of:=IF([.$G76];CONCATENATE(IF([$Themenliste.$M77] = 1;&quot;1&quot;;&quot;&quot;);IF(AND([$Themenliste.$M77] = 1;OR([$Themenliste.$N77] = 1;[$Themenliste.$O77] = 1));&quot;,&quot;;&quot;&quot;);IF([$Themenliste.$N77] = 1;&quot;2&quot;;&quot;&quot;);IF(AND([$Themenliste.$N77] = 1;[$Themenliste.$O77] = 1);&quot;,&quot;;&quot;&quot;);IF([$Themenliste.$O77] = 1;&quot;3&quot;;&quot;&quot;));&quot;&quot;)">
            <text:p/>
          </table:table-cell>
          <table:table-cell table:style-name="ce28" table:formula="of:=AND([.K76];[.L76])" office:value-type="boolean" office:boolean-value="false" calcext:value-type="boolean">
            <text:p>FALSCH</text:p>
          </table:table-cell>
          <table:table-cell table:style-name="ce28" table:formula="of:=AND([$Themenliste.$M77] = 1;[$Variablen.$A$2] = 1)" office:value-type="boolean" office:boolean-value="true" calcext:value-type="boolean">
            <text:p>WAHR</text:p>
          </table:table-cell>
          <table:table-cell table:style-name="ce28" table:formula="of:=AND([$Themenliste.$N77] = 1;[$Variablen.$B$2] = 1)" office:value-type="boolean" office:boolean-value="false" calcext:value-type="boolean">
            <text:p>FALSCH</text:p>
          </table:table-cell>
          <table:table-cell table:style-name="ce28" table:formula="of:=AND([$Themenliste.$O77] = 1;[$Variablen.$C$2] = 1)" office:value-type="boolean" office:boolean-value="false" calcext:value-type="boolean">
            <text:p>FALSCH</text:p>
          </table:table-cell>
          <table:table-cell table:style-name="ce28" table:formula="of:=OR([.H76];[.I76];[.J76])" office:value-type="boolean" office:boolean-value="true" calcext:value-type="boolean">
            <text:p>WAHR</text:p>
          </table:table-cell>
          <table:table-cell table:style-name="ce28" table:formula="of:=IF([$Themenliste.$J77] = 1)" office:value-type="boolean" office:boolean-value="false" calcext:value-type="boolean">
            <text:p>FALSCH</text:p>
          </table:table-cell>
          <table:table-cell table:style-name="ce28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7];[$Themenliste.$A78];&quot;&quot;)">
            <text:p/>
          </table:table-cell>
          <table:table-cell table:formula="of:=IF([.$G77];[$Themenliste.$B78];&quot;&quot;)">
            <text:p/>
          </table:table-cell>
          <table:table-cell table:formula="of:=IF([.$G77];[$Themenliste.$C78];&quot;&quot;)">
            <text:p/>
          </table:table-cell>
          <table:table-cell table:formula="of:=IF([.$G77];[$Themenliste.$D78];&quot;&quot;)">
            <text:p/>
          </table:table-cell>
          <table:table-cell table:formula="of:=IF([.$G77];[$Themenliste.$E78];&quot;&quot;)">
            <text:p/>
          </table:table-cell>
          <table:table-cell table:style-name="ce22" table:formula="of:=IF([.$G77];CONCATENATE(IF([$Themenliste.$M78] = 1;&quot;1&quot;;&quot;&quot;);IF(AND([$Themenliste.$M78] = 1;OR([$Themenliste.$N78] = 1;[$Themenliste.$O78] = 1));&quot;,&quot;;&quot;&quot;);IF([$Themenliste.$N78] = 1;&quot;2&quot;;&quot;&quot;);IF(AND([$Themenliste.$N78] = 1;[$Themenliste.$O78] = 1);&quot;,&quot;;&quot;&quot;);IF([$Themenliste.$O78] = 1;&quot;3&quot;;&quot;&quot;));&quot;&quot;)">
            <text:p/>
          </table:table-cell>
          <table:table-cell table:style-name="ce28" table:formula="of:=AND([.K77];[.L77])" office:value-type="boolean" office:boolean-value="false" calcext:value-type="boolean">
            <text:p>FALSCH</text:p>
          </table:table-cell>
          <table:table-cell table:style-name="ce28" table:formula="of:=AND([$Themenliste.$M78] = 1;[$Variablen.$A$2] = 1)" office:value-type="boolean" office:boolean-value="true" calcext:value-type="boolean">
            <text:p>WAHR</text:p>
          </table:table-cell>
          <table:table-cell table:style-name="ce28" table:formula="of:=AND([$Themenliste.$N78] = 1;[$Variablen.$B$2] = 1)" office:value-type="boolean" office:boolean-value="false" calcext:value-type="boolean">
            <text:p>FALSCH</text:p>
          </table:table-cell>
          <table:table-cell table:style-name="ce28" table:formula="of:=AND([$Themenliste.$O78] = 1;[$Variablen.$C$2] = 1)" office:value-type="boolean" office:boolean-value="false" calcext:value-type="boolean">
            <text:p>FALSCH</text:p>
          </table:table-cell>
          <table:table-cell table:style-name="ce28" table:formula="of:=OR([.H77];[.I77];[.J77])" office:value-type="boolean" office:boolean-value="true" calcext:value-type="boolean">
            <text:p>WAHR</text:p>
          </table:table-cell>
          <table:table-cell table:style-name="ce28" table:formula="of:=IF([$Themenliste.$J78] = 1)" office:value-type="boolean" office:boolean-value="false" calcext:value-type="boolean">
            <text:p>FALSCH</text:p>
          </table:table-cell>
          <table:table-cell table:style-name="ce28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8];[$Themenliste.$A79];&quot;&quot;)">
            <text:p/>
          </table:table-cell>
          <table:table-cell table:formula="of:=IF([.$G78];[$Themenliste.$B79];&quot;&quot;)">
            <text:p/>
          </table:table-cell>
          <table:table-cell table:formula="of:=IF([.$G78];[$Themenliste.$C79];&quot;&quot;)">
            <text:p/>
          </table:table-cell>
          <table:table-cell table:formula="of:=IF([.$G78];[$Themenliste.$D79];&quot;&quot;)">
            <text:p/>
          </table:table-cell>
          <table:table-cell table:formula="of:=IF([.$G78];[$Themenliste.$E79];&quot;&quot;)">
            <text:p/>
          </table:table-cell>
          <table:table-cell table:style-name="ce22" table:formula="of:=IF([.$G78];CONCATENATE(IF([$Themenliste.$M79] = 1;&quot;1&quot;;&quot;&quot;);IF(AND([$Themenliste.$M79] = 1;OR([$Themenliste.$N79] = 1;[$Themenliste.$O79] = 1));&quot;,&quot;;&quot;&quot;);IF([$Themenliste.$N79] = 1;&quot;2&quot;;&quot;&quot;);IF(AND([$Themenliste.$N79] = 1;[$Themenliste.$O79] = 1);&quot;,&quot;;&quot;&quot;);IF([$Themenliste.$O79] = 1;&quot;3&quot;;&quot;&quot;));&quot;&quot;)">
            <text:p/>
          </table:table-cell>
          <table:table-cell table:style-name="ce28" table:formula="of:=AND([.K78];[.L78])" office:value-type="boolean" office:boolean-value="false" calcext:value-type="boolean">
            <text:p>FALSCH</text:p>
          </table:table-cell>
          <table:table-cell table:style-name="ce28" table:formula="of:=AND([$Themenliste.$M79] = 1;[$Variablen.$A$2] = 1)" office:value-type="boolean" office:boolean-value="true" calcext:value-type="boolean">
            <text:p>WAHR</text:p>
          </table:table-cell>
          <table:table-cell table:style-name="ce28" table:formula="of:=AND([$Themenliste.$N79] = 1;[$Variablen.$B$2] = 1)" office:value-type="boolean" office:boolean-value="false" calcext:value-type="boolean">
            <text:p>FALSCH</text:p>
          </table:table-cell>
          <table:table-cell table:style-name="ce28" table:formula="of:=AND([$Themenliste.$O79] = 1;[$Variablen.$C$2] = 1)" office:value-type="boolean" office:boolean-value="false" calcext:value-type="boolean">
            <text:p>FALSCH</text:p>
          </table:table-cell>
          <table:table-cell table:style-name="ce28" table:formula="of:=OR([.H78];[.I78];[.J78])" office:value-type="boolean" office:boolean-value="true" calcext:value-type="boolean">
            <text:p>WAHR</text:p>
          </table:table-cell>
          <table:table-cell table:style-name="ce28" table:formula="of:=IF([$Themenliste.$J79] = 1)" office:value-type="boolean" office:boolean-value="false" calcext:value-type="boolean">
            <text:p>FALSCH</text:p>
          </table:table-cell>
          <table:table-cell table:style-name="ce28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79];[$Themenliste.$A80];&quot;&quot;)">
            <text:p/>
          </table:table-cell>
          <table:table-cell table:formula="of:=IF([.$G79];[$Themenliste.$B80];&quot;&quot;)">
            <text:p/>
          </table:table-cell>
          <table:table-cell table:formula="of:=IF([.$G79];[$Themenliste.$C80];&quot;&quot;)">
            <text:p/>
          </table:table-cell>
          <table:table-cell table:formula="of:=IF([.$G79];[$Themenliste.$D80];&quot;&quot;)">
            <text:p/>
          </table:table-cell>
          <table:table-cell table:formula="of:=IF([.$G79];[$Themenliste.$E80];&quot;&quot;)">
            <text:p/>
          </table:table-cell>
          <table:table-cell table:style-name="ce22" table:formula="of:=IF([.$G79];CONCATENATE(IF([$Themenliste.$M80] = 1;&quot;1&quot;;&quot;&quot;);IF(AND([$Themenliste.$M80] = 1;OR([$Themenliste.$N80] = 1;[$Themenliste.$O80] = 1));&quot;,&quot;;&quot;&quot;);IF([$Themenliste.$N80] = 1;&quot;2&quot;;&quot;&quot;);IF(AND([$Themenliste.$N80] = 1;[$Themenliste.$O80] = 1);&quot;,&quot;;&quot;&quot;);IF([$Themenliste.$O80] = 1;&quot;3&quot;;&quot;&quot;));&quot;&quot;)">
            <text:p/>
          </table:table-cell>
          <table:table-cell table:style-name="ce28" table:formula="of:=AND([.K79];[.L79])" office:value-type="boolean" office:boolean-value="false" calcext:value-type="boolean">
            <text:p>FALSCH</text:p>
          </table:table-cell>
          <table:table-cell table:style-name="ce28" table:formula="of:=AND([$Themenliste.$M80] = 1;[$Variablen.$A$2] = 1)" office:value-type="boolean" office:boolean-value="true" calcext:value-type="boolean">
            <text:p>WAHR</text:p>
          </table:table-cell>
          <table:table-cell table:style-name="ce28" table:formula="of:=AND([$Themenliste.$N80] = 1;[$Variablen.$B$2] = 1)" office:value-type="boolean" office:boolean-value="false" calcext:value-type="boolean">
            <text:p>FALSCH</text:p>
          </table:table-cell>
          <table:table-cell table:style-name="ce28" table:formula="of:=AND([$Themenliste.$O80] = 1;[$Variablen.$C$2] = 1)" office:value-type="boolean" office:boolean-value="false" calcext:value-type="boolean">
            <text:p>FALSCH</text:p>
          </table:table-cell>
          <table:table-cell table:style-name="ce28" table:formula="of:=OR([.H79];[.I79];[.J79])" office:value-type="boolean" office:boolean-value="true" calcext:value-type="boolean">
            <text:p>WAHR</text:p>
          </table:table-cell>
          <table:table-cell table:style-name="ce28" table:formula="of:=IF([$Themenliste.$J80] = 1)" office:value-type="boolean" office:boolean-value="false" calcext:value-type="boolean">
            <text:p>FALSCH</text:p>
          </table:table-cell>
          <table:table-cell table:style-name="ce28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0];[$Themenliste.$A81];&quot;&quot;)">
            <text:p/>
          </table:table-cell>
          <table:table-cell table:formula="of:=IF([.$G80];[$Themenliste.$B81];&quot;&quot;)">
            <text:p/>
          </table:table-cell>
          <table:table-cell table:formula="of:=IF([.$G80];[$Themenliste.$C81];&quot;&quot;)">
            <text:p/>
          </table:table-cell>
          <table:table-cell table:formula="of:=IF([.$G80];[$Themenliste.$D81];&quot;&quot;)">
            <text:p/>
          </table:table-cell>
          <table:table-cell table:formula="of:=IF([.$G80];[$Themenliste.$E81];&quot;&quot;)">
            <text:p/>
          </table:table-cell>
          <table:table-cell table:style-name="ce22" table:formula="of:=IF([.$G80];CONCATENATE(IF([$Themenliste.$M81] = 1;&quot;1&quot;;&quot;&quot;);IF(AND([$Themenliste.$M81] = 1;OR([$Themenliste.$N81] = 1;[$Themenliste.$O81] = 1));&quot;,&quot;;&quot;&quot;);IF([$Themenliste.$N81] = 1;&quot;2&quot;;&quot;&quot;);IF(AND([$Themenliste.$N81] = 1;[$Themenliste.$O81] = 1);&quot;,&quot;;&quot;&quot;);IF([$Themenliste.$O81] = 1;&quot;3&quot;;&quot;&quot;));&quot;&quot;)">
            <text:p/>
          </table:table-cell>
          <table:table-cell table:style-name="ce28" table:formula="of:=AND([.K80];[.L80])" office:value-type="boolean" office:boolean-value="false" calcext:value-type="boolean">
            <text:p>FALSCH</text:p>
          </table:table-cell>
          <table:table-cell table:style-name="ce28" table:formula="of:=AND([$Themenliste.$M81] = 1;[$Variablen.$A$2] = 1)" office:value-type="boolean" office:boolean-value="false" calcext:value-type="boolean">
            <text:p>FALSCH</text:p>
          </table:table-cell>
          <table:table-cell table:style-name="ce28" table:formula="of:=AND([$Themenliste.$N81] = 1;[$Variablen.$B$2] = 1)" office:value-type="boolean" office:boolean-value="true" calcext:value-type="boolean">
            <text:p>WAHR</text:p>
          </table:table-cell>
          <table:table-cell table:style-name="ce28" table:formula="of:=AND([$Themenliste.$O81] = 1;[$Variablen.$C$2] = 1)" office:value-type="boolean" office:boolean-value="false" calcext:value-type="boolean">
            <text:p>FALSCH</text:p>
          </table:table-cell>
          <table:table-cell table:style-name="ce28" table:formula="of:=OR([.H80];[.I80];[.J80])" office:value-type="boolean" office:boolean-value="true" calcext:value-type="boolean">
            <text:p>WAHR</text:p>
          </table:table-cell>
          <table:table-cell table:style-name="ce28" table:formula="of:=IF([$Themenliste.$J81] = 1)" office:value-type="boolean" office:boolean-value="false" calcext:value-type="boolean">
            <text:p>FALSCH</text:p>
          </table:table-cell>
          <table:table-cell table:style-name="ce28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1];[$Themenliste.$A82];&quot;&quot;)">
            <text:p/>
          </table:table-cell>
          <table:table-cell table:formula="of:=IF([.$G81];[$Themenliste.$B82];&quot;&quot;)">
            <text:p/>
          </table:table-cell>
          <table:table-cell table:formula="of:=IF([.$G81];[$Themenliste.$C82];&quot;&quot;)">
            <text:p/>
          </table:table-cell>
          <table:table-cell table:formula="of:=IF([.$G81];[$Themenliste.$D82];&quot;&quot;)">
            <text:p/>
          </table:table-cell>
          <table:table-cell table:formula="of:=IF([.$G81];[$Themenliste.$E82];&quot;&quot;)">
            <text:p/>
          </table:table-cell>
          <table:table-cell table:style-name="ce22" table:formula="of:=IF([.$G81];CONCATENATE(IF([$Themenliste.$M82] = 1;&quot;1&quot;;&quot;&quot;);IF(AND([$Themenliste.$M82] = 1;OR([$Themenliste.$N82] = 1;[$Themenliste.$O82] = 1));&quot;,&quot;;&quot;&quot;);IF([$Themenliste.$N82] = 1;&quot;2&quot;;&quot;&quot;);IF(AND([$Themenliste.$N82] = 1;[$Themenliste.$O82] = 1);&quot;,&quot;;&quot;&quot;);IF([$Themenliste.$O82] = 1;&quot;3&quot;;&quot;&quot;));&quot;&quot;)">
            <text:p/>
          </table:table-cell>
          <table:table-cell table:style-name="ce28" table:formula="of:=AND([.K81];[.L81])" office:value-type="boolean" office:boolean-value="false" calcext:value-type="boolean">
            <text:p>FALSCH</text:p>
          </table:table-cell>
          <table:table-cell table:style-name="ce28" table:formula="of:=AND([$Themenliste.$M82] = 1;[$Variablen.$A$2] = 1)" office:value-type="boolean" office:boolean-value="false" calcext:value-type="boolean">
            <text:p>FALSCH</text:p>
          </table:table-cell>
          <table:table-cell table:style-name="ce28" table:formula="of:=AND([$Themenliste.$N82] = 1;[$Variablen.$B$2] = 1)" office:value-type="boolean" office:boolean-value="true" calcext:value-type="boolean">
            <text:p>WAHR</text:p>
          </table:table-cell>
          <table:table-cell table:style-name="ce28" table:formula="of:=AND([$Themenliste.$O82] = 1;[$Variablen.$C$2] = 1)" office:value-type="boolean" office:boolean-value="false" calcext:value-type="boolean">
            <text:p>FALSCH</text:p>
          </table:table-cell>
          <table:table-cell table:style-name="ce28" table:formula="of:=OR([.H81];[.I81];[.J81])" office:value-type="boolean" office:boolean-value="true" calcext:value-type="boolean">
            <text:p>WAHR</text:p>
          </table:table-cell>
          <table:table-cell table:style-name="ce28" table:formula="of:=IF([$Themenliste.$J82] = 1)" office:value-type="boolean" office:boolean-value="false" calcext:value-type="boolean">
            <text:p>FALSCH</text:p>
          </table:table-cell>
          <table:table-cell table:style-name="ce28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2];[$Themenliste.$A83];&quot;&quot;)">
            <text:p/>
          </table:table-cell>
          <table:table-cell table:formula="of:=IF([.$G82];[$Themenliste.$B83];&quot;&quot;)">
            <text:p/>
          </table:table-cell>
          <table:table-cell table:formula="of:=IF([.$G82];[$Themenliste.$C83];&quot;&quot;)">
            <text:p/>
          </table:table-cell>
          <table:table-cell table:formula="of:=IF([.$G82];[$Themenliste.$D83];&quot;&quot;)">
            <text:p/>
          </table:table-cell>
          <table:table-cell table:formula="of:=IF([.$G82];[$Themenliste.$E83];&quot;&quot;)">
            <text:p/>
          </table:table-cell>
          <table:table-cell table:style-name="ce22" table:formula="of:=IF([.$G82];CONCATENATE(IF([$Themenliste.$M83] = 1;&quot;1&quot;;&quot;&quot;);IF(AND([$Themenliste.$M83] = 1;OR([$Themenliste.$N83] = 1;[$Themenliste.$O83] = 1));&quot;,&quot;;&quot;&quot;);IF([$Themenliste.$N83] = 1;&quot;2&quot;;&quot;&quot;);IF(AND([$Themenliste.$N83] = 1;[$Themenliste.$O83] = 1);&quot;,&quot;;&quot;&quot;);IF([$Themenliste.$O83] = 1;&quot;3&quot;;&quot;&quot;));&quot;&quot;)">
            <text:p/>
          </table:table-cell>
          <table:table-cell table:style-name="ce28" table:formula="of:=AND([.K82];[.L82])" office:value-type="boolean" office:boolean-value="false" calcext:value-type="boolean">
            <text:p>FALSCH</text:p>
          </table:table-cell>
          <table:table-cell table:style-name="ce28" table:formula="of:=AND([$Themenliste.$M83] = 1;[$Variablen.$A$2] = 1)" office:value-type="boolean" office:boolean-value="false" calcext:value-type="boolean">
            <text:p>FALSCH</text:p>
          </table:table-cell>
          <table:table-cell table:style-name="ce28" table:formula="of:=AND([$Themenliste.$N83] = 1;[$Variablen.$B$2] = 1)" office:value-type="boolean" office:boolean-value="true" calcext:value-type="boolean">
            <text:p>WAHR</text:p>
          </table:table-cell>
          <table:table-cell table:style-name="ce28" table:formula="of:=AND([$Themenliste.$O83] = 1;[$Variablen.$C$2] = 1)" office:value-type="boolean" office:boolean-value="false" calcext:value-type="boolean">
            <text:p>FALSCH</text:p>
          </table:table-cell>
          <table:table-cell table:style-name="ce28" table:formula="of:=OR([.H82];[.I82];[.J82])" office:value-type="boolean" office:boolean-value="true" calcext:value-type="boolean">
            <text:p>WAHR</text:p>
          </table:table-cell>
          <table:table-cell table:style-name="ce28" table:formula="of:=IF([$Themenliste.$J83] = 1)" office:value-type="boolean" office:boolean-value="false" calcext:value-type="boolean">
            <text:p>FALSCH</text:p>
          </table:table-cell>
          <table:table-cell table:style-name="ce28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3];[$Themenliste.$A84];&quot;&quot;)">
            <text:p/>
          </table:table-cell>
          <table:table-cell table:formula="of:=IF([.$G83];[$Themenliste.$B84];&quot;&quot;)">
            <text:p/>
          </table:table-cell>
          <table:table-cell table:formula="of:=IF([.$G83];[$Themenliste.$C84];&quot;&quot;)">
            <text:p/>
          </table:table-cell>
          <table:table-cell table:formula="of:=IF([.$G83];[$Themenliste.$D84];&quot;&quot;)">
            <text:p/>
          </table:table-cell>
          <table:table-cell table:formula="of:=IF([.$G83];[$Themenliste.$E84];&quot;&quot;)">
            <text:p/>
          </table:table-cell>
          <table:table-cell table:style-name="ce22" table:formula="of:=IF([.$G83];CONCATENATE(IF([$Themenliste.$M84] = 1;&quot;1&quot;;&quot;&quot;);IF(AND([$Themenliste.$M84] = 1;OR([$Themenliste.$N84] = 1;[$Themenliste.$O84] = 1));&quot;,&quot;;&quot;&quot;);IF([$Themenliste.$N84] = 1;&quot;2&quot;;&quot;&quot;);IF(AND([$Themenliste.$N84] = 1;[$Themenliste.$O84] = 1);&quot;,&quot;;&quot;&quot;);IF([$Themenliste.$O84] = 1;&quot;3&quot;;&quot;&quot;));&quot;&quot;)">
            <text:p/>
          </table:table-cell>
          <table:table-cell table:style-name="ce28" table:formula="of:=AND([.K83];[.L83])" office:value-type="boolean" office:boolean-value="false" calcext:value-type="boolean">
            <text:p>FALSCH</text:p>
          </table:table-cell>
          <table:table-cell table:style-name="ce28" table:formula="of:=AND([$Themenliste.$M84] = 1;[$Variablen.$A$2] = 1)" office:value-type="boolean" office:boolean-value="false" calcext:value-type="boolean">
            <text:p>FALSCH</text:p>
          </table:table-cell>
          <table:table-cell table:style-name="ce28" table:formula="of:=AND([$Themenliste.$N84] = 1;[$Variablen.$B$2] = 1)" office:value-type="boolean" office:boolean-value="true" calcext:value-type="boolean">
            <text:p>WAHR</text:p>
          </table:table-cell>
          <table:table-cell table:style-name="ce28" table:formula="of:=AND([$Themenliste.$O84] = 1;[$Variablen.$C$2] = 1)" office:value-type="boolean" office:boolean-value="false" calcext:value-type="boolean">
            <text:p>FALSCH</text:p>
          </table:table-cell>
          <table:table-cell table:style-name="ce28" table:formula="of:=OR([.H83];[.I83];[.J83])" office:value-type="boolean" office:boolean-value="true" calcext:value-type="boolean">
            <text:p>WAHR</text:p>
          </table:table-cell>
          <table:table-cell table:style-name="ce28" table:formula="of:=IF([$Themenliste.$J84] = 1)" office:value-type="boolean" office:boolean-value="false" calcext:value-type="boolean">
            <text:p>FALSCH</text:p>
          </table:table-cell>
          <table:table-cell table:style-name="ce28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4];[$Themenliste.$A85];&quot;&quot;)">
            <text:p/>
          </table:table-cell>
          <table:table-cell table:formula="of:=IF([.$G84];[$Themenliste.$B85];&quot;&quot;)">
            <text:p/>
          </table:table-cell>
          <table:table-cell table:formula="of:=IF([.$G84];[$Themenliste.$C85];&quot;&quot;)">
            <text:p/>
          </table:table-cell>
          <table:table-cell table:formula="of:=IF([.$G84];[$Themenliste.$D85];&quot;&quot;)">
            <text:p/>
          </table:table-cell>
          <table:table-cell table:formula="of:=IF([.$G84];[$Themenliste.$E85];&quot;&quot;)">
            <text:p/>
          </table:table-cell>
          <table:table-cell table:style-name="ce22" table:formula="of:=IF([.$G84];CONCATENATE(IF([$Themenliste.$M85] = 1;&quot;1&quot;;&quot;&quot;);IF(AND([$Themenliste.$M85] = 1;OR([$Themenliste.$N85] = 1;[$Themenliste.$O85] = 1));&quot;,&quot;;&quot;&quot;);IF([$Themenliste.$N85] = 1;&quot;2&quot;;&quot;&quot;);IF(AND([$Themenliste.$N85] = 1;[$Themenliste.$O85] = 1);&quot;,&quot;;&quot;&quot;);IF([$Themenliste.$O85] = 1;&quot;3&quot;;&quot;&quot;));&quot;&quot;)">
            <text:p/>
          </table:table-cell>
          <table:table-cell table:style-name="ce28" table:formula="of:=AND([.K84];[.L84])" office:value-type="boolean" office:boolean-value="false" calcext:value-type="boolean">
            <text:p>FALSCH</text:p>
          </table:table-cell>
          <table:table-cell table:style-name="ce28" table:formula="of:=AND([$Themenliste.$M85] = 1;[$Variablen.$A$2] = 1)" office:value-type="boolean" office:boolean-value="true" calcext:value-type="boolean">
            <text:p>WAHR</text:p>
          </table:table-cell>
          <table:table-cell table:style-name="ce28" table:formula="of:=AND([$Themenliste.$N85] = 1;[$Variablen.$B$2] = 1)" office:value-type="boolean" office:boolean-value="false" calcext:value-type="boolean">
            <text:p>FALSCH</text:p>
          </table:table-cell>
          <table:table-cell table:style-name="ce28" table:formula="of:=AND([$Themenliste.$O85] = 1;[$Variablen.$C$2] = 1)" office:value-type="boolean" office:boolean-value="false" calcext:value-type="boolean">
            <text:p>FALSCH</text:p>
          </table:table-cell>
          <table:table-cell table:style-name="ce28" table:formula="of:=OR([.H84];[.I84];[.J84])" office:value-type="boolean" office:boolean-value="true" calcext:value-type="boolean">
            <text:p>WAHR</text:p>
          </table:table-cell>
          <table:table-cell table:style-name="ce28" table:formula="of:=IF([$Themenliste.$J85] = 1)" office:value-type="boolean" office:boolean-value="false" calcext:value-type="boolean">
            <text:p>FALSCH</text:p>
          </table:table-cell>
          <table:table-cell table:style-name="ce28" table:formula="of:=IF([$Themenliste.$I8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5];[$Themenliste.$A86];&quot;&quot;)">
            <text:p/>
          </table:table-cell>
          <table:table-cell table:formula="of:=IF([.$G85];[$Themenliste.$B86];&quot;&quot;)">
            <text:p/>
          </table:table-cell>
          <table:table-cell table:formula="of:=IF([.$G85];[$Themenliste.$C86];&quot;&quot;)">
            <text:p/>
          </table:table-cell>
          <table:table-cell table:formula="of:=IF([.$G85];[$Themenliste.$D86];&quot;&quot;)">
            <text:p/>
          </table:table-cell>
          <table:table-cell table:formula="of:=IF([.$G85];[$Themenliste.$E86];&quot;&quot;)">
            <text:p/>
          </table:table-cell>
          <table:table-cell table:style-name="ce22" table:formula="of:=IF([.$G85];CONCATENATE(IF([$Themenliste.$M86] = 1;&quot;1&quot;;&quot;&quot;);IF(AND([$Themenliste.$M86] = 1;OR([$Themenliste.$N86] = 1;[$Themenliste.$O86] = 1));&quot;,&quot;;&quot;&quot;);IF([$Themenliste.$N86] = 1;&quot;2&quot;;&quot;&quot;);IF(AND([$Themenliste.$N86] = 1;[$Themenliste.$O86] = 1);&quot;,&quot;;&quot;&quot;);IF([$Themenliste.$O86] = 1;&quot;3&quot;;&quot;&quot;));&quot;&quot;)">
            <text:p/>
          </table:table-cell>
          <table:table-cell table:style-name="ce28" table:formula="of:=AND([.K85];[.L85])" office:value-type="boolean" office:boolean-value="false" calcext:value-type="boolean">
            <text:p>FALSCH</text:p>
          </table:table-cell>
          <table:table-cell table:style-name="ce28" table:formula="of:=AND([$Themenliste.$M86] = 1;[$Variablen.$A$2] = 1)" office:value-type="boolean" office:boolean-value="true" calcext:value-type="boolean">
            <text:p>WAHR</text:p>
          </table:table-cell>
          <table:table-cell table:style-name="ce28" table:formula="of:=AND([$Themenliste.$N86] = 1;[$Variablen.$B$2] = 1)" office:value-type="boolean" office:boolean-value="false" calcext:value-type="boolean">
            <text:p>FALSCH</text:p>
          </table:table-cell>
          <table:table-cell table:style-name="ce28" table:formula="of:=AND([$Themenliste.$O86] = 1;[$Variablen.$C$2] = 1)" office:value-type="boolean" office:boolean-value="false" calcext:value-type="boolean">
            <text:p>FALSCH</text:p>
          </table:table-cell>
          <table:table-cell table:style-name="ce28" table:formula="of:=OR([.H85];[.I85];[.J85])" office:value-type="boolean" office:boolean-value="true" calcext:value-type="boolean">
            <text:p>WAHR</text:p>
          </table:table-cell>
          <table:table-cell table:style-name="ce28" table:formula="of:=IF([$Themenliste.$J86] = 1)" office:value-type="boolean" office:boolean-value="false" calcext:value-type="boolean">
            <text:p>FALSCH</text:p>
          </table:table-cell>
          <table:table-cell table:style-name="ce28" table:formula="of:=IF([$Themenliste.$I8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6];[$Themenliste.$A87];&quot;&quot;)">
            <text:p/>
          </table:table-cell>
          <table:table-cell table:formula="of:=IF([.$G86];[$Themenliste.$B87];&quot;&quot;)">
            <text:p/>
          </table:table-cell>
          <table:table-cell table:formula="of:=IF([.$G86];[$Themenliste.$C87];&quot;&quot;)">
            <text:p/>
          </table:table-cell>
          <table:table-cell table:formula="of:=IF([.$G86];[$Themenliste.$D87];&quot;&quot;)">
            <text:p/>
          </table:table-cell>
          <table:table-cell table:formula="of:=IF([.$G86];[$Themenliste.$E87];&quot;&quot;)">
            <text:p/>
          </table:table-cell>
          <table:table-cell table:style-name="ce22" table:formula="of:=IF([.$G86];CONCATENATE(IF([$Themenliste.$M87] = 1;&quot;1&quot;;&quot;&quot;);IF(AND([$Themenliste.$M87] = 1;OR([$Themenliste.$N87] = 1;[$Themenliste.$O87] = 1));&quot;,&quot;;&quot;&quot;);IF([$Themenliste.$N87] = 1;&quot;2&quot;;&quot;&quot;);IF(AND([$Themenliste.$N87] = 1;[$Themenliste.$O87] = 1);&quot;,&quot;;&quot;&quot;);IF([$Themenliste.$O87] = 1;&quot;3&quot;;&quot;&quot;));&quot;&quot;)">
            <text:p/>
          </table:table-cell>
          <table:table-cell table:style-name="ce28" table:formula="of:=AND([.K86];[.L86])" office:value-type="boolean" office:boolean-value="false" calcext:value-type="boolean">
            <text:p>FALSCH</text:p>
          </table:table-cell>
          <table:table-cell table:style-name="ce28" table:formula="of:=AND([$Themenliste.$M87] = 1;[$Variablen.$A$2] = 1)" office:value-type="boolean" office:boolean-value="true" calcext:value-type="boolean">
            <text:p>WAHR</text:p>
          </table:table-cell>
          <table:table-cell table:style-name="ce28" table:formula="of:=AND([$Themenliste.$N87] = 1;[$Variablen.$B$2] = 1)" office:value-type="boolean" office:boolean-value="false" calcext:value-type="boolean">
            <text:p>FALSCH</text:p>
          </table:table-cell>
          <table:table-cell table:style-name="ce28" table:formula="of:=AND([$Themenliste.$O87] = 1;[$Variablen.$C$2] = 1)" office:value-type="boolean" office:boolean-value="false" calcext:value-type="boolean">
            <text:p>FALSCH</text:p>
          </table:table-cell>
          <table:table-cell table:style-name="ce28" table:formula="of:=OR([.H86];[.I86];[.J86])" office:value-type="boolean" office:boolean-value="true" calcext:value-type="boolean">
            <text:p>WAHR</text:p>
          </table:table-cell>
          <table:table-cell table:style-name="ce28" table:formula="of:=IF([$Themenliste.$J87] = 1)" office:value-type="boolean" office:boolean-value="false" calcext:value-type="boolean">
            <text:p>FALSCH</text:p>
          </table:table-cell>
          <table:table-cell table:style-name="ce28" table:formula="of:=IF([$Themenliste.$I8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7];[$Themenliste.$A88];&quot;&quot;)">
            <text:p/>
          </table:table-cell>
          <table:table-cell table:formula="of:=IF([.$G87];[$Themenliste.$B88];&quot;&quot;)">
            <text:p/>
          </table:table-cell>
          <table:table-cell table:formula="of:=IF([.$G87];[$Themenliste.$C88];&quot;&quot;)">
            <text:p/>
          </table:table-cell>
          <table:table-cell table:formula="of:=IF([.$G87];[$Themenliste.$D88];&quot;&quot;)">
            <text:p/>
          </table:table-cell>
          <table:table-cell table:formula="of:=IF([.$G87];[$Themenliste.$E88];&quot;&quot;)">
            <text:p/>
          </table:table-cell>
          <table:table-cell table:style-name="ce22" table:formula="of:=IF([.$G87];CONCATENATE(IF([$Themenliste.$M88] = 1;&quot;1&quot;;&quot;&quot;);IF(AND([$Themenliste.$M88] = 1;OR([$Themenliste.$N88] = 1;[$Themenliste.$O88] = 1));&quot;,&quot;;&quot;&quot;);IF([$Themenliste.$N88] = 1;&quot;2&quot;;&quot;&quot;);IF(AND([$Themenliste.$N88] = 1;[$Themenliste.$O88] = 1);&quot;,&quot;;&quot;&quot;);IF([$Themenliste.$O88] = 1;&quot;3&quot;;&quot;&quot;));&quot;&quot;)">
            <text:p/>
          </table:table-cell>
          <table:table-cell table:style-name="ce28" table:formula="of:=AND([.K87];[.L87])" office:value-type="boolean" office:boolean-value="false" calcext:value-type="boolean">
            <text:p>FALSCH</text:p>
          </table:table-cell>
          <table:table-cell table:style-name="ce28" table:formula="of:=AND([$Themenliste.$M88] = 1;[$Variablen.$A$2] = 1)" office:value-type="boolean" office:boolean-value="true" calcext:value-type="boolean">
            <text:p>WAHR</text:p>
          </table:table-cell>
          <table:table-cell table:style-name="ce28" table:formula="of:=AND([$Themenliste.$N88] = 1;[$Variablen.$B$2] = 1)" office:value-type="boolean" office:boolean-value="false" calcext:value-type="boolean">
            <text:p>FALSCH</text:p>
          </table:table-cell>
          <table:table-cell table:style-name="ce28" table:formula="of:=AND([$Themenliste.$O88] = 1;[$Variablen.$C$2] = 1)" office:value-type="boolean" office:boolean-value="false" calcext:value-type="boolean">
            <text:p>FALSCH</text:p>
          </table:table-cell>
          <table:table-cell table:style-name="ce28" table:formula="of:=OR([.H87];[.I87];[.J87])" office:value-type="boolean" office:boolean-value="true" calcext:value-type="boolean">
            <text:p>WAHR</text:p>
          </table:table-cell>
          <table:table-cell table:style-name="ce28" table:formula="of:=IF([$Themenliste.$J88] = 1)" office:value-type="boolean" office:boolean-value="false" calcext:value-type="boolean">
            <text:p>FALSCH</text:p>
          </table:table-cell>
          <table:table-cell table:style-name="ce28" table:formula="of:=IF([$Themenliste.$I8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8];[$Themenliste.$A89];&quot;&quot;)">
            <text:p/>
          </table:table-cell>
          <table:table-cell table:formula="of:=IF([.$G88];[$Themenliste.$B89];&quot;&quot;)">
            <text:p/>
          </table:table-cell>
          <table:table-cell table:formula="of:=IF([.$G88];[$Themenliste.$C89];&quot;&quot;)">
            <text:p/>
          </table:table-cell>
          <table:table-cell table:formula="of:=IF([.$G88];[$Themenliste.$D89];&quot;&quot;)">
            <text:p/>
          </table:table-cell>
          <table:table-cell table:formula="of:=IF([.$G88];[$Themenliste.$E89];&quot;&quot;)">
            <text:p/>
          </table:table-cell>
          <table:table-cell table:style-name="ce22" table:formula="of:=IF([.$G88];CONCATENATE(IF([$Themenliste.$M89] = 1;&quot;1&quot;;&quot;&quot;);IF(AND([$Themenliste.$M89] = 1;OR([$Themenliste.$N89] = 1;[$Themenliste.$O89] = 1));&quot;,&quot;;&quot;&quot;);IF([$Themenliste.$N89] = 1;&quot;2&quot;;&quot;&quot;);IF(AND([$Themenliste.$N89] = 1;[$Themenliste.$O89] = 1);&quot;,&quot;;&quot;&quot;);IF([$Themenliste.$O89] = 1;&quot;3&quot;;&quot;&quot;));&quot;&quot;)">
            <text:p/>
          </table:table-cell>
          <table:table-cell table:style-name="ce28" table:formula="of:=AND([.K88];[.L88])" office:value-type="boolean" office:boolean-value="false" calcext:value-type="boolean">
            <text:p>FALSCH</text:p>
          </table:table-cell>
          <table:table-cell table:style-name="ce28" table:formula="of:=AND([$Themenliste.$M89] = 1;[$Variablen.$A$2] = 1)" office:value-type="boolean" office:boolean-value="true" calcext:value-type="boolean">
            <text:p>WAHR</text:p>
          </table:table-cell>
          <table:table-cell table:style-name="ce28" table:formula="of:=AND([$Themenliste.$N89] = 1;[$Variablen.$B$2] = 1)" office:value-type="boolean" office:boolean-value="false" calcext:value-type="boolean">
            <text:p>FALSCH</text:p>
          </table:table-cell>
          <table:table-cell table:style-name="ce28" table:formula="of:=AND([$Themenliste.$O89] = 1;[$Variablen.$C$2] = 1)" office:value-type="boolean" office:boolean-value="false" calcext:value-type="boolean">
            <text:p>FALSCH</text:p>
          </table:table-cell>
          <table:table-cell table:style-name="ce28" table:formula="of:=OR([.H88];[.I88];[.J88])" office:value-type="boolean" office:boolean-value="true" calcext:value-type="boolean">
            <text:p>WAHR</text:p>
          </table:table-cell>
          <table:table-cell table:style-name="ce28" table:formula="of:=IF([$Themenliste.$J89] = 1)" office:value-type="boolean" office:boolean-value="false" calcext:value-type="boolean">
            <text:p>FALSCH</text:p>
          </table:table-cell>
          <table:table-cell table:style-name="ce28" table:formula="of:=IF([$Themenliste.$I8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89];[$Themenliste.$A90];&quot;&quot;)">
            <text:p/>
          </table:table-cell>
          <table:table-cell table:formula="of:=IF([.$G89];[$Themenliste.$B90];&quot;&quot;)">
            <text:p/>
          </table:table-cell>
          <table:table-cell table:formula="of:=IF([.$G89];[$Themenliste.$C90];&quot;&quot;)">
            <text:p/>
          </table:table-cell>
          <table:table-cell table:formula="of:=IF([.$G89];[$Themenliste.$D90];&quot;&quot;)">
            <text:p/>
          </table:table-cell>
          <table:table-cell table:formula="of:=IF([.$G89];[$Themenliste.$E90];&quot;&quot;)">
            <text:p/>
          </table:table-cell>
          <table:table-cell table:style-name="ce22" table:formula="of:=IF([.$G89];CONCATENATE(IF([$Themenliste.$M90] = 1;&quot;1&quot;;&quot;&quot;);IF(AND([$Themenliste.$M90] = 1;OR([$Themenliste.$N90] = 1;[$Themenliste.$O90] = 1));&quot;,&quot;;&quot;&quot;);IF([$Themenliste.$N90] = 1;&quot;2&quot;;&quot;&quot;);IF(AND([$Themenliste.$N90] = 1;[$Themenliste.$O90] = 1);&quot;,&quot;;&quot;&quot;);IF([$Themenliste.$O90] = 1;&quot;3&quot;;&quot;&quot;));&quot;&quot;)">
            <text:p/>
          </table:table-cell>
          <table:table-cell table:style-name="ce28" table:formula="of:=AND([.K89];[.L89])" office:value-type="boolean" office:boolean-value="false" calcext:value-type="boolean">
            <text:p>FALSCH</text:p>
          </table:table-cell>
          <table:table-cell table:style-name="ce28" table:formula="of:=AND([$Themenliste.$M90] = 1;[$Variablen.$A$2] = 1)" office:value-type="boolean" office:boolean-value="false" calcext:value-type="boolean">
            <text:p>FALSCH</text:p>
          </table:table-cell>
          <table:table-cell table:style-name="ce28" table:formula="of:=AND([$Themenliste.$N90] = 1;[$Variablen.$B$2] = 1)" office:value-type="boolean" office:boolean-value="true" calcext:value-type="boolean">
            <text:p>WAHR</text:p>
          </table:table-cell>
          <table:table-cell table:style-name="ce28" table:formula="of:=AND([$Themenliste.$O90] = 1;[$Variablen.$C$2] = 1)" office:value-type="boolean" office:boolean-value="false" calcext:value-type="boolean">
            <text:p>FALSCH</text:p>
          </table:table-cell>
          <table:table-cell table:style-name="ce28" table:formula="of:=OR([.H89];[.I89];[.J89])" office:value-type="boolean" office:boolean-value="true" calcext:value-type="boolean">
            <text:p>WAHR</text:p>
          </table:table-cell>
          <table:table-cell table:style-name="ce28" table:formula="of:=IF([$Themenliste.$J90] = 1)" office:value-type="boolean" office:boolean-value="false" calcext:value-type="boolean">
            <text:p>FALSCH</text:p>
          </table:table-cell>
          <table:table-cell table:style-name="ce28" table:formula="of:=IF([$Themenliste.$I9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0];[$Themenliste.$A91];&quot;&quot;)">
            <text:p/>
          </table:table-cell>
          <table:table-cell table:formula="of:=IF([.$G90];[$Themenliste.$B91];&quot;&quot;)">
            <text:p/>
          </table:table-cell>
          <table:table-cell table:formula="of:=IF([.$G90];[$Themenliste.$C91];&quot;&quot;)">
            <text:p/>
          </table:table-cell>
          <table:table-cell table:formula="of:=IF([.$G90];[$Themenliste.$D91];&quot;&quot;)">
            <text:p/>
          </table:table-cell>
          <table:table-cell table:formula="of:=IF([.$G90];[$Themenliste.$E91];&quot;&quot;)">
            <text:p/>
          </table:table-cell>
          <table:table-cell table:style-name="ce22" table:formula="of:=IF([.$G90];CONCATENATE(IF([$Themenliste.$M91] = 1;&quot;1&quot;;&quot;&quot;);IF(AND([$Themenliste.$M91] = 1;OR([$Themenliste.$N91] = 1;[$Themenliste.$O91] = 1));&quot;,&quot;;&quot;&quot;);IF([$Themenliste.$N91] = 1;&quot;2&quot;;&quot;&quot;);IF(AND([$Themenliste.$N91] = 1;[$Themenliste.$O91] = 1);&quot;,&quot;;&quot;&quot;);IF([$Themenliste.$O91] = 1;&quot;3&quot;;&quot;&quot;));&quot;&quot;)">
            <text:p/>
          </table:table-cell>
          <table:table-cell table:style-name="ce28" table:formula="of:=AND([.K90];[.L90])" office:value-type="boolean" office:boolean-value="false" calcext:value-type="boolean">
            <text:p>FALSCH</text:p>
          </table:table-cell>
          <table:table-cell table:style-name="ce28" table:formula="of:=AND([$Themenliste.$M91] = 1;[$Variablen.$A$2] = 1)" office:value-type="boolean" office:boolean-value="true" calcext:value-type="boolean">
            <text:p>WAHR</text:p>
          </table:table-cell>
          <table:table-cell table:style-name="ce28" table:formula="of:=AND([$Themenliste.$N91] = 1;[$Variablen.$B$2] = 1)" office:value-type="boolean" office:boolean-value="false" calcext:value-type="boolean">
            <text:p>FALSCH</text:p>
          </table:table-cell>
          <table:table-cell table:style-name="ce28" table:formula="of:=AND([$Themenliste.$O91] = 1;[$Variablen.$C$2] = 1)" office:value-type="boolean" office:boolean-value="false" calcext:value-type="boolean">
            <text:p>FALSCH</text:p>
          </table:table-cell>
          <table:table-cell table:style-name="ce28" table:formula="of:=OR([.H90];[.I90];[.J90])" office:value-type="boolean" office:boolean-value="true" calcext:value-type="boolean">
            <text:p>WAHR</text:p>
          </table:table-cell>
          <table:table-cell table:style-name="ce28" table:formula="of:=IF([$Themenliste.$J91] = 1)" office:value-type="boolean" office:boolean-value="false" calcext:value-type="boolean">
            <text:p>FALSCH</text:p>
          </table:table-cell>
          <table:table-cell table:style-name="ce28" table:formula="of:=IF([$Themenliste.$I9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1];[$Themenliste.$A92];&quot;&quot;)">
            <text:p/>
          </table:table-cell>
          <table:table-cell table:formula="of:=IF([.$G91];[$Themenliste.$B92];&quot;&quot;)">
            <text:p/>
          </table:table-cell>
          <table:table-cell table:formula="of:=IF([.$G91];[$Themenliste.$C92];&quot;&quot;)">
            <text:p/>
          </table:table-cell>
          <table:table-cell table:formula="of:=IF([.$G91];[$Themenliste.$D92];&quot;&quot;)">
            <text:p/>
          </table:table-cell>
          <table:table-cell table:formula="of:=IF([.$G91];[$Themenliste.$E92];&quot;&quot;)">
            <text:p/>
          </table:table-cell>
          <table:table-cell table:style-name="ce22" table:formula="of:=IF([.$G91];CONCATENATE(IF([$Themenliste.$M92] = 1;&quot;1&quot;;&quot;&quot;);IF(AND([$Themenliste.$M92] = 1;OR([$Themenliste.$N92] = 1;[$Themenliste.$O92] = 1));&quot;,&quot;;&quot;&quot;);IF([$Themenliste.$N92] = 1;&quot;2&quot;;&quot;&quot;);IF(AND([$Themenliste.$N92] = 1;[$Themenliste.$O92] = 1);&quot;,&quot;;&quot;&quot;);IF([$Themenliste.$O92] = 1;&quot;3&quot;;&quot;&quot;));&quot;&quot;)">
            <text:p/>
          </table:table-cell>
          <table:table-cell table:style-name="ce28" table:formula="of:=AND([.K91];[.L91])" office:value-type="boolean" office:boolean-value="false" calcext:value-type="boolean">
            <text:p>FALSCH</text:p>
          </table:table-cell>
          <table:table-cell table:style-name="ce28" table:formula="of:=AND([$Themenliste.$M92] = 1;[$Variablen.$A$2] = 1)" office:value-type="boolean" office:boolean-value="true" calcext:value-type="boolean">
            <text:p>WAHR</text:p>
          </table:table-cell>
          <table:table-cell table:style-name="ce28" table:formula="of:=AND([$Themenliste.$N92] = 1;[$Variablen.$B$2] = 1)" office:value-type="boolean" office:boolean-value="false" calcext:value-type="boolean">
            <text:p>FALSCH</text:p>
          </table:table-cell>
          <table:table-cell table:style-name="ce28" table:formula="of:=AND([$Themenliste.$O92] = 1;[$Variablen.$C$2] = 1)" office:value-type="boolean" office:boolean-value="false" calcext:value-type="boolean">
            <text:p>FALSCH</text:p>
          </table:table-cell>
          <table:table-cell table:style-name="ce28" table:formula="of:=OR([.H91];[.I91];[.J91])" office:value-type="boolean" office:boolean-value="true" calcext:value-type="boolean">
            <text:p>WAHR</text:p>
          </table:table-cell>
          <table:table-cell table:style-name="ce28" table:formula="of:=IF([$Themenliste.$J92] = 1)" office:value-type="boolean" office:boolean-value="false" calcext:value-type="boolean">
            <text:p>FALSCH</text:p>
          </table:table-cell>
          <table:table-cell table:style-name="ce28" table:formula="of:=IF([$Themenliste.$I9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2];[$Themenliste.$A93];&quot;&quot;)">
            <text:p/>
          </table:table-cell>
          <table:table-cell table:formula="of:=IF([.$G92];[$Themenliste.$B93];&quot;&quot;)">
            <text:p/>
          </table:table-cell>
          <table:table-cell table:formula="of:=IF([.$G92];[$Themenliste.$C93];&quot;&quot;)">
            <text:p/>
          </table:table-cell>
          <table:table-cell table:formula="of:=IF([.$G92];[$Themenliste.$D93];&quot;&quot;)">
            <text:p/>
          </table:table-cell>
          <table:table-cell table:formula="of:=IF([.$G92];[$Themenliste.$E93];&quot;&quot;)">
            <text:p/>
          </table:table-cell>
          <table:table-cell table:style-name="ce22" table:formula="of:=IF([.$G92];CONCATENATE(IF([$Themenliste.$M93] = 1;&quot;1&quot;;&quot;&quot;);IF(AND([$Themenliste.$M93] = 1;OR([$Themenliste.$N93] = 1;[$Themenliste.$O93] = 1));&quot;,&quot;;&quot;&quot;);IF([$Themenliste.$N93] = 1;&quot;2&quot;;&quot;&quot;);IF(AND([$Themenliste.$N93] = 1;[$Themenliste.$O93] = 1);&quot;,&quot;;&quot;&quot;);IF([$Themenliste.$O93] = 1;&quot;3&quot;;&quot;&quot;));&quot;&quot;)">
            <text:p/>
          </table:table-cell>
          <table:table-cell table:style-name="ce28" table:formula="of:=AND([.K92];[.L92])" office:value-type="boolean" office:boolean-value="false" calcext:value-type="boolean">
            <text:p>FALSCH</text:p>
          </table:table-cell>
          <table:table-cell table:style-name="ce28" table:formula="of:=AND([$Themenliste.$M93] = 1;[$Variablen.$A$2] = 1)" office:value-type="boolean" office:boolean-value="false" calcext:value-type="boolean">
            <text:p>FALSCH</text:p>
          </table:table-cell>
          <table:table-cell table:style-name="ce28" table:formula="of:=AND([$Themenliste.$N93] = 1;[$Variablen.$B$2] = 1)" office:value-type="boolean" office:boolean-value="true" calcext:value-type="boolean">
            <text:p>WAHR</text:p>
          </table:table-cell>
          <table:table-cell table:style-name="ce28" table:formula="of:=AND([$Themenliste.$O93] = 1;[$Variablen.$C$2] = 1)" office:value-type="boolean" office:boolean-value="false" calcext:value-type="boolean">
            <text:p>FALSCH</text:p>
          </table:table-cell>
          <table:table-cell table:style-name="ce28" table:formula="of:=OR([.H92];[.I92];[.J92])" office:value-type="boolean" office:boolean-value="true" calcext:value-type="boolean">
            <text:p>WAHR</text:p>
          </table:table-cell>
          <table:table-cell table:style-name="ce28" table:formula="of:=IF([$Themenliste.$J93] = 1)" office:value-type="boolean" office:boolean-value="false" calcext:value-type="boolean">
            <text:p>FALSCH</text:p>
          </table:table-cell>
          <table:table-cell table:style-name="ce28" table:formula="of:=IF([$Themenliste.$I9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3];[$Themenliste.$A94];&quot;&quot;)">
            <text:p/>
          </table:table-cell>
          <table:table-cell table:formula="of:=IF([.$G93];[$Themenliste.$B94];&quot;&quot;)">
            <text:p/>
          </table:table-cell>
          <table:table-cell table:formula="of:=IF([.$G93];[$Themenliste.$C94];&quot;&quot;)">
            <text:p/>
          </table:table-cell>
          <table:table-cell table:formula="of:=IF([.$G93];[$Themenliste.$D94];&quot;&quot;)">
            <text:p/>
          </table:table-cell>
          <table:table-cell table:formula="of:=IF([.$G93];[$Themenliste.$E94];&quot;&quot;)">
            <text:p/>
          </table:table-cell>
          <table:table-cell table:style-name="ce22" table:formula="of:=IF([.$G93];CONCATENATE(IF([$Themenliste.$M94] = 1;&quot;1&quot;;&quot;&quot;);IF(AND([$Themenliste.$M94] = 1;OR([$Themenliste.$N94] = 1;[$Themenliste.$O94] = 1));&quot;,&quot;;&quot;&quot;);IF([$Themenliste.$N94] = 1;&quot;2&quot;;&quot;&quot;);IF(AND([$Themenliste.$N94] = 1;[$Themenliste.$O94] = 1);&quot;,&quot;;&quot;&quot;);IF([$Themenliste.$O94] = 1;&quot;3&quot;;&quot;&quot;));&quot;&quot;)">
            <text:p/>
          </table:table-cell>
          <table:table-cell table:style-name="ce28" table:formula="of:=AND([.K93];[.L93])" office:value-type="boolean" office:boolean-value="false" calcext:value-type="boolean">
            <text:p>FALSCH</text:p>
          </table:table-cell>
          <table:table-cell table:style-name="ce28" table:formula="of:=AND([$Themenliste.$M94] = 1;[$Variablen.$A$2] = 1)" office:value-type="boolean" office:boolean-value="false" calcext:value-type="boolean">
            <text:p>FALSCH</text:p>
          </table:table-cell>
          <table:table-cell table:style-name="ce28" table:formula="of:=AND([$Themenliste.$N94] = 1;[$Variablen.$B$2] = 1)" office:value-type="boolean" office:boolean-value="true" calcext:value-type="boolean">
            <text:p>WAHR</text:p>
          </table:table-cell>
          <table:table-cell table:style-name="ce28" table:formula="of:=AND([$Themenliste.$O94] = 1;[$Variablen.$C$2] = 1)" office:value-type="boolean" office:boolean-value="false" calcext:value-type="boolean">
            <text:p>FALSCH</text:p>
          </table:table-cell>
          <table:table-cell table:style-name="ce28" table:formula="of:=OR([.H93];[.I93];[.J93])" office:value-type="boolean" office:boolean-value="true" calcext:value-type="boolean">
            <text:p>WAHR</text:p>
          </table:table-cell>
          <table:table-cell table:style-name="ce28" table:formula="of:=IF([$Themenliste.$J94] = 1)" office:value-type="boolean" office:boolean-value="false" calcext:value-type="boolean">
            <text:p>FALSCH</text:p>
          </table:table-cell>
          <table:table-cell table:style-name="ce28" table:formula="of:=IF([$Themenliste.$I9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4];[$Themenliste.$A95];&quot;&quot;)">
            <text:p/>
          </table:table-cell>
          <table:table-cell table:formula="of:=IF([.$G94];[$Themenliste.$B95];&quot;&quot;)">
            <text:p/>
          </table:table-cell>
          <table:table-cell table:formula="of:=IF([.$G94];[$Themenliste.$C95];&quot;&quot;)">
            <text:p/>
          </table:table-cell>
          <table:table-cell table:formula="of:=IF([.$G94];[$Themenliste.$D95];&quot;&quot;)">
            <text:p/>
          </table:table-cell>
          <table:table-cell table:formula="of:=IF([.$G94];[$Themenliste.$E95];&quot;&quot;)">
            <text:p/>
          </table:table-cell>
          <table:table-cell table:style-name="ce22" table:formula="of:=IF([.$G94];CONCATENATE(IF([$Themenliste.$M95] = 1;&quot;1&quot;;&quot;&quot;);IF(AND([$Themenliste.$M95] = 1;OR([$Themenliste.$N95] = 1;[$Themenliste.$O95] = 1));&quot;,&quot;;&quot;&quot;);IF([$Themenliste.$N95] = 1;&quot;2&quot;;&quot;&quot;);IF(AND([$Themenliste.$N95] = 1;[$Themenliste.$O95] = 1);&quot;,&quot;;&quot;&quot;);IF([$Themenliste.$O95] = 1;&quot;3&quot;;&quot;&quot;));&quot;&quot;)">
            <text:p/>
          </table:table-cell>
          <table:table-cell table:style-name="ce28" table:formula="of:=AND([.K94];[.L94])" office:value-type="boolean" office:boolean-value="false" calcext:value-type="boolean">
            <text:p>FALSCH</text:p>
          </table:table-cell>
          <table:table-cell table:style-name="ce28" table:formula="of:=AND([$Themenliste.$M95] = 1;[$Variablen.$A$2] = 1)" office:value-type="boolean" office:boolean-value="false" calcext:value-type="boolean">
            <text:p>FALSCH</text:p>
          </table:table-cell>
          <table:table-cell table:style-name="ce28" table:formula="of:=AND([$Themenliste.$N95] = 1;[$Variablen.$B$2] = 1)" office:value-type="boolean" office:boolean-value="true" calcext:value-type="boolean">
            <text:p>WAHR</text:p>
          </table:table-cell>
          <table:table-cell table:style-name="ce28" table:formula="of:=AND([$Themenliste.$O95] = 1;[$Variablen.$C$2] = 1)" office:value-type="boolean" office:boolean-value="false" calcext:value-type="boolean">
            <text:p>FALSCH</text:p>
          </table:table-cell>
          <table:table-cell table:style-name="ce28" table:formula="of:=OR([.H94];[.I94];[.J94])" office:value-type="boolean" office:boolean-value="true" calcext:value-type="boolean">
            <text:p>WAHR</text:p>
          </table:table-cell>
          <table:table-cell table:style-name="ce28" table:formula="of:=IF([$Themenliste.$J95] = 1)" office:value-type="boolean" office:boolean-value="false" calcext:value-type="boolean">
            <text:p>FALSCH</text:p>
          </table:table-cell>
          <table:table-cell table:style-name="ce28" table:formula="of:=IF([$Themenliste.$I9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5];[$Themenliste.$A96];&quot;&quot;)">
            <text:p/>
          </table:table-cell>
          <table:table-cell table:formula="of:=IF([.$G95];[$Themenliste.$B96];&quot;&quot;)">
            <text:p/>
          </table:table-cell>
          <table:table-cell table:formula="of:=IF([.$G95];[$Themenliste.$C96];&quot;&quot;)">
            <text:p/>
          </table:table-cell>
          <table:table-cell table:formula="of:=IF([.$G95];[$Themenliste.$D96];&quot;&quot;)">
            <text:p/>
          </table:table-cell>
          <table:table-cell table:formula="of:=IF([.$G95];[$Themenliste.$E96];&quot;&quot;)">
            <text:p/>
          </table:table-cell>
          <table:table-cell table:style-name="ce22" table:formula="of:=IF([.$G95];CONCATENATE(IF([$Themenliste.$M96] = 1;&quot;1&quot;;&quot;&quot;);IF(AND([$Themenliste.$M96] = 1;OR([$Themenliste.$N96] = 1;[$Themenliste.$O96] = 1));&quot;,&quot;;&quot;&quot;);IF([$Themenliste.$N96] = 1;&quot;2&quot;;&quot;&quot;);IF(AND([$Themenliste.$N96] = 1;[$Themenliste.$O96] = 1);&quot;,&quot;;&quot;&quot;);IF([$Themenliste.$O96] = 1;&quot;3&quot;;&quot;&quot;));&quot;&quot;)">
            <text:p/>
          </table:table-cell>
          <table:table-cell table:style-name="ce28" table:formula="of:=AND([.K95];[.L95])" office:value-type="boolean" office:boolean-value="false" calcext:value-type="boolean">
            <text:p>FALSCH</text:p>
          </table:table-cell>
          <table:table-cell table:style-name="ce28" table:formula="of:=AND([$Themenliste.$M96] = 1;[$Variablen.$A$2] = 1)" office:value-type="boolean" office:boolean-value="false" calcext:value-type="boolean">
            <text:p>FALSCH</text:p>
          </table:table-cell>
          <table:table-cell table:style-name="ce28" table:formula="of:=AND([$Themenliste.$N96] = 1;[$Variablen.$B$2] = 1)" office:value-type="boolean" office:boolean-value="true" calcext:value-type="boolean">
            <text:p>WAHR</text:p>
          </table:table-cell>
          <table:table-cell table:style-name="ce28" table:formula="of:=AND([$Themenliste.$O96] = 1;[$Variablen.$C$2] = 1)" office:value-type="boolean" office:boolean-value="false" calcext:value-type="boolean">
            <text:p>FALSCH</text:p>
          </table:table-cell>
          <table:table-cell table:style-name="ce28" table:formula="of:=OR([.H95];[.I95];[.J95])" office:value-type="boolean" office:boolean-value="true" calcext:value-type="boolean">
            <text:p>WAHR</text:p>
          </table:table-cell>
          <table:table-cell table:style-name="ce28" table:formula="of:=IF([$Themenliste.$J96] = 1)" office:value-type="boolean" office:boolean-value="false" calcext:value-type="boolean">
            <text:p>FALSCH</text:p>
          </table:table-cell>
          <table:table-cell table:style-name="ce28" table:formula="of:=IF([$Themenliste.$I9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6];[$Themenliste.$A97];&quot;&quot;)">
            <text:p/>
          </table:table-cell>
          <table:table-cell table:formula="of:=IF([.$G96];[$Themenliste.$B97];&quot;&quot;)">
            <text:p/>
          </table:table-cell>
          <table:table-cell table:formula="of:=IF([.$G96];[$Themenliste.$C97];&quot;&quot;)">
            <text:p/>
          </table:table-cell>
          <table:table-cell table:formula="of:=IF([.$G96];[$Themenliste.$D97];&quot;&quot;)">
            <text:p/>
          </table:table-cell>
          <table:table-cell table:formula="of:=IF([.$G96];[$Themenliste.$E97];&quot;&quot;)">
            <text:p/>
          </table:table-cell>
          <table:table-cell table:style-name="ce22" table:formula="of:=IF([.$G96];CONCATENATE(IF([$Themenliste.$M97] = 1;&quot;1&quot;;&quot;&quot;);IF(AND([$Themenliste.$M97] = 1;OR([$Themenliste.$N97] = 1;[$Themenliste.$O97] = 1));&quot;,&quot;;&quot;&quot;);IF([$Themenliste.$N97] = 1;&quot;2&quot;;&quot;&quot;);IF(AND([$Themenliste.$N97] = 1;[$Themenliste.$O97] = 1);&quot;,&quot;;&quot;&quot;);IF([$Themenliste.$O97] = 1;&quot;3&quot;;&quot;&quot;));&quot;&quot;)">
            <text:p/>
          </table:table-cell>
          <table:table-cell table:style-name="ce28" table:formula="of:=AND([.K96];[.L96])" office:value-type="boolean" office:boolean-value="false" calcext:value-type="boolean">
            <text:p>FALSCH</text:p>
          </table:table-cell>
          <table:table-cell table:style-name="ce28" table:formula="of:=AND([$Themenliste.$M97] = 1;[$Variablen.$A$2] = 1)" office:value-type="boolean" office:boolean-value="false" calcext:value-type="boolean">
            <text:p>FALSCH</text:p>
          </table:table-cell>
          <table:table-cell table:style-name="ce28" table:formula="of:=AND([$Themenliste.$N97] = 1;[$Variablen.$B$2] = 1)" office:value-type="boolean" office:boolean-value="true" calcext:value-type="boolean">
            <text:p>WAHR</text:p>
          </table:table-cell>
          <table:table-cell table:style-name="ce28" table:formula="of:=AND([$Themenliste.$O97] = 1;[$Variablen.$C$2] = 1)" office:value-type="boolean" office:boolean-value="false" calcext:value-type="boolean">
            <text:p>FALSCH</text:p>
          </table:table-cell>
          <table:table-cell table:style-name="ce28" table:formula="of:=OR([.H96];[.I96];[.J96])" office:value-type="boolean" office:boolean-value="true" calcext:value-type="boolean">
            <text:p>WAHR</text:p>
          </table:table-cell>
          <table:table-cell table:style-name="ce28" table:formula="of:=IF([$Themenliste.$J97] = 1)" office:value-type="boolean" office:boolean-value="false" calcext:value-type="boolean">
            <text:p>FALSCH</text:p>
          </table:table-cell>
          <table:table-cell table:style-name="ce28" table:formula="of:=IF([$Themenliste.$I9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7];[$Themenliste.$A98];&quot;&quot;)">
            <text:p/>
          </table:table-cell>
          <table:table-cell table:formula="of:=IF([.$G97];[$Themenliste.$B98];&quot;&quot;)">
            <text:p/>
          </table:table-cell>
          <table:table-cell table:formula="of:=IF([.$G97];[$Themenliste.$C98];&quot;&quot;)">
            <text:p/>
          </table:table-cell>
          <table:table-cell table:formula="of:=IF([.$G97];[$Themenliste.$D98];&quot;&quot;)">
            <text:p/>
          </table:table-cell>
          <table:table-cell table:formula="of:=IF([.$G97];[$Themenliste.$E98];&quot;&quot;)">
            <text:p/>
          </table:table-cell>
          <table:table-cell table:style-name="ce22" table:formula="of:=IF([.$G97];CONCATENATE(IF([$Themenliste.$M98] = 1;&quot;1&quot;;&quot;&quot;);IF(AND([$Themenliste.$M98] = 1;OR([$Themenliste.$N98] = 1;[$Themenliste.$O98] = 1));&quot;,&quot;;&quot;&quot;);IF([$Themenliste.$N98] = 1;&quot;2&quot;;&quot;&quot;);IF(AND([$Themenliste.$N98] = 1;[$Themenliste.$O98] = 1);&quot;,&quot;;&quot;&quot;);IF([$Themenliste.$O98] = 1;&quot;3&quot;;&quot;&quot;));&quot;&quot;)">
            <text:p/>
          </table:table-cell>
          <table:table-cell table:style-name="ce28" table:formula="of:=AND([.K97];[.L97])" office:value-type="boolean" office:boolean-value="false" calcext:value-type="boolean">
            <text:p>FALSCH</text:p>
          </table:table-cell>
          <table:table-cell table:style-name="ce28" table:formula="of:=AND([$Themenliste.$M98] = 1;[$Variablen.$A$2] = 1)" office:value-type="boolean" office:boolean-value="false" calcext:value-type="boolean">
            <text:p>FALSCH</text:p>
          </table:table-cell>
          <table:table-cell table:style-name="ce28" table:formula="of:=AND([$Themenliste.$N98] = 1;[$Variablen.$B$2] = 1)" office:value-type="boolean" office:boolean-value="true" calcext:value-type="boolean">
            <text:p>WAHR</text:p>
          </table:table-cell>
          <table:table-cell table:style-name="ce28" table:formula="of:=AND([$Themenliste.$O98] = 1;[$Variablen.$C$2] = 1)" office:value-type="boolean" office:boolean-value="false" calcext:value-type="boolean">
            <text:p>FALSCH</text:p>
          </table:table-cell>
          <table:table-cell table:style-name="ce28" table:formula="of:=OR([.H97];[.I97];[.J97])" office:value-type="boolean" office:boolean-value="true" calcext:value-type="boolean">
            <text:p>WAHR</text:p>
          </table:table-cell>
          <table:table-cell table:style-name="ce28" table:formula="of:=IF([$Themenliste.$J98] = 1)" office:value-type="boolean" office:boolean-value="false" calcext:value-type="boolean">
            <text:p>FALSCH</text:p>
          </table:table-cell>
          <table:table-cell table:style-name="ce28" table:formula="of:=IF([$Themenliste.$I9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8];[$Themenliste.$A99];&quot;&quot;)">
            <text:p/>
          </table:table-cell>
          <table:table-cell table:formula="of:=IF([.$G98];[$Themenliste.$B99];&quot;&quot;)">
            <text:p/>
          </table:table-cell>
          <table:table-cell table:formula="of:=IF([.$G98];[$Themenliste.$C99];&quot;&quot;)">
            <text:p/>
          </table:table-cell>
          <table:table-cell table:formula="of:=IF([.$G98];[$Themenliste.$D99];&quot;&quot;)">
            <text:p/>
          </table:table-cell>
          <table:table-cell table:formula="of:=IF([.$G98];[$Themenliste.$E99];&quot;&quot;)">
            <text:p/>
          </table:table-cell>
          <table:table-cell table:style-name="ce22" table:formula="of:=IF([.$G98];CONCATENATE(IF([$Themenliste.$M99] = 1;&quot;1&quot;;&quot;&quot;);IF(AND([$Themenliste.$M99] = 1;OR([$Themenliste.$N99] = 1;[$Themenliste.$O99] = 1));&quot;,&quot;;&quot;&quot;);IF([$Themenliste.$N99] = 1;&quot;2&quot;;&quot;&quot;);IF(AND([$Themenliste.$N99] = 1;[$Themenliste.$O99] = 1);&quot;,&quot;;&quot;&quot;);IF([$Themenliste.$O99] = 1;&quot;3&quot;;&quot;&quot;));&quot;&quot;)">
            <text:p/>
          </table:table-cell>
          <table:table-cell table:style-name="ce28" table:formula="of:=AND([.K98];[.L98])" office:value-type="boolean" office:boolean-value="false" calcext:value-type="boolean">
            <text:p>FALSCH</text:p>
          </table:table-cell>
          <table:table-cell table:style-name="ce28" table:formula="of:=AND([$Themenliste.$M99] = 1;[$Variablen.$A$2] = 1)" office:value-type="boolean" office:boolean-value="false" calcext:value-type="boolean">
            <text:p>FALSCH</text:p>
          </table:table-cell>
          <table:table-cell table:style-name="ce28" table:formula="of:=AND([$Themenliste.$N99] = 1;[$Variablen.$B$2] = 1)" office:value-type="boolean" office:boolean-value="true" calcext:value-type="boolean">
            <text:p>WAHR</text:p>
          </table:table-cell>
          <table:table-cell table:style-name="ce28" table:formula="of:=AND([$Themenliste.$O99] = 1;[$Variablen.$C$2] = 1)" office:value-type="boolean" office:boolean-value="false" calcext:value-type="boolean">
            <text:p>FALSCH</text:p>
          </table:table-cell>
          <table:table-cell table:style-name="ce28" table:formula="of:=OR([.H98];[.I98];[.J98])" office:value-type="boolean" office:boolean-value="true" calcext:value-type="boolean">
            <text:p>WAHR</text:p>
          </table:table-cell>
          <table:table-cell table:style-name="ce28" table:formula="of:=IF([$Themenliste.$J99] = 1)" office:value-type="boolean" office:boolean-value="false" calcext:value-type="boolean">
            <text:p>FALSCH</text:p>
          </table:table-cell>
          <table:table-cell table:style-name="ce28" table:formula="of:=IF([$Themenliste.$I9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99];[$Themenliste.$A100];&quot;&quot;)">
            <text:p/>
          </table:table-cell>
          <table:table-cell table:formula="of:=IF([.$G99];[$Themenliste.$B100];&quot;&quot;)">
            <text:p/>
          </table:table-cell>
          <table:table-cell table:formula="of:=IF([.$G99];[$Themenliste.$C100];&quot;&quot;)">
            <text:p/>
          </table:table-cell>
          <table:table-cell table:formula="of:=IF([.$G99];[$Themenliste.$D100];&quot;&quot;)">
            <text:p/>
          </table:table-cell>
          <table:table-cell table:formula="of:=IF([.$G99];[$Themenliste.$E100];&quot;&quot;)">
            <text:p/>
          </table:table-cell>
          <table:table-cell table:style-name="ce22" table:formula="of:=IF([.$G99];CONCATENATE(IF([$Themenliste.$M100] = 1;&quot;1&quot;;&quot;&quot;);IF(AND([$Themenliste.$M100] = 1;OR([$Themenliste.$N100] = 1;[$Themenliste.$O100] = 1));&quot;,&quot;;&quot;&quot;);IF([$Themenliste.$N100] = 1;&quot;2&quot;;&quot;&quot;);IF(AND([$Themenliste.$N100] = 1;[$Themenliste.$O100] = 1);&quot;,&quot;;&quot;&quot;);IF([$Themenliste.$O100] = 1;&quot;3&quot;;&quot;&quot;));&quot;&quot;)">
            <text:p/>
          </table:table-cell>
          <table:table-cell table:style-name="ce28" table:formula="of:=AND([.K99];[.L99])" office:value-type="boolean" office:boolean-value="false" calcext:value-type="boolean">
            <text:p>FALSCH</text:p>
          </table:table-cell>
          <table:table-cell table:style-name="ce28" table:formula="of:=AND([$Themenliste.$M100] = 1;[$Variablen.$A$2] = 1)" office:value-type="boolean" office:boolean-value="true" calcext:value-type="boolean">
            <text:p>WAHR</text:p>
          </table:table-cell>
          <table:table-cell table:style-name="ce28" table:formula="of:=AND([$Themenliste.$N100] = 1;[$Variablen.$B$2] = 1)" office:value-type="boolean" office:boolean-value="false" calcext:value-type="boolean">
            <text:p>FALSCH</text:p>
          </table:table-cell>
          <table:table-cell table:style-name="ce28" table:formula="of:=AND([$Themenliste.$O100] = 1;[$Variablen.$C$2] = 1)" office:value-type="boolean" office:boolean-value="false" calcext:value-type="boolean">
            <text:p>FALSCH</text:p>
          </table:table-cell>
          <table:table-cell table:style-name="ce28" table:formula="of:=OR([.H99];[.I99];[.J99])" office:value-type="boolean" office:boolean-value="true" calcext:value-type="boolean">
            <text:p>WAHR</text:p>
          </table:table-cell>
          <table:table-cell table:style-name="ce28" table:formula="of:=IF([$Themenliste.$J100] = 1)" office:value-type="boolean" office:boolean-value="false" calcext:value-type="boolean">
            <text:p>FALSCH</text:p>
          </table:table-cell>
          <table:table-cell table:style-name="ce28" table:formula="of:=IF([$Themenliste.$I10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0];[$Themenliste.$A101];&quot;&quot;)">
            <text:p/>
          </table:table-cell>
          <table:table-cell table:formula="of:=IF([.$G100];[$Themenliste.$B101];&quot;&quot;)">
            <text:p/>
          </table:table-cell>
          <table:table-cell table:formula="of:=IF([.$G100];[$Themenliste.$C101];&quot;&quot;)">
            <text:p/>
          </table:table-cell>
          <table:table-cell table:formula="of:=IF([.$G100];[$Themenliste.$D101];&quot;&quot;)">
            <text:p/>
          </table:table-cell>
          <table:table-cell table:formula="of:=IF([.$G100];[$Themenliste.$E101];&quot;&quot;)">
            <text:p/>
          </table:table-cell>
          <table:table-cell table:style-name="ce22" table:formula="of:=IF([.$G100];CONCATENATE(IF([$Themenliste.$M101] = 1;&quot;1&quot;;&quot;&quot;);IF(AND([$Themenliste.$M101] = 1;OR([$Themenliste.$N101] = 1;[$Themenliste.$O101] = 1));&quot;,&quot;;&quot;&quot;);IF([$Themenliste.$N101] = 1;&quot;2&quot;;&quot;&quot;);IF(AND([$Themenliste.$N101] = 1;[$Themenliste.$O101] = 1);&quot;,&quot;;&quot;&quot;);IF([$Themenliste.$O101] = 1;&quot;3&quot;;&quot;&quot;));&quot;&quot;)">
            <text:p/>
          </table:table-cell>
          <table:table-cell table:style-name="ce28" table:formula="of:=AND([.K100];[.L100])" office:value-type="boolean" office:boolean-value="false" calcext:value-type="boolean">
            <text:p>FALSCH</text:p>
          </table:table-cell>
          <table:table-cell table:style-name="ce28" table:formula="of:=AND([$Themenliste.$M101] = 1;[$Variablen.$A$2] = 1)" office:value-type="boolean" office:boolean-value="false" calcext:value-type="boolean">
            <text:p>FALSCH</text:p>
          </table:table-cell>
          <table:table-cell table:style-name="ce28" table:formula="of:=AND([$Themenliste.$N101] = 1;[$Variablen.$B$2] = 1)" office:value-type="boolean" office:boolean-value="true" calcext:value-type="boolean">
            <text:p>WAHR</text:p>
          </table:table-cell>
          <table:table-cell table:style-name="ce28" table:formula="of:=AND([$Themenliste.$O101] = 1;[$Variablen.$C$2] = 1)" office:value-type="boolean" office:boolean-value="false" calcext:value-type="boolean">
            <text:p>FALSCH</text:p>
          </table:table-cell>
          <table:table-cell table:style-name="ce28" table:formula="of:=OR([.H100];[.I100];[.J100])" office:value-type="boolean" office:boolean-value="true" calcext:value-type="boolean">
            <text:p>WAHR</text:p>
          </table:table-cell>
          <table:table-cell table:style-name="ce28" table:formula="of:=IF([$Themenliste.$J101] = 1)" office:value-type="boolean" office:boolean-value="false" calcext:value-type="boolean">
            <text:p>FALSCH</text:p>
          </table:table-cell>
          <table:table-cell table:style-name="ce28" table:formula="of:=IF([$Themenliste.$I10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1];[$Themenliste.$A102];&quot;&quot;)">
            <text:p/>
          </table:table-cell>
          <table:table-cell table:formula="of:=IF([.$G101];[$Themenliste.$B102];&quot;&quot;)">
            <text:p/>
          </table:table-cell>
          <table:table-cell table:formula="of:=IF([.$G101];[$Themenliste.$C102];&quot;&quot;)">
            <text:p/>
          </table:table-cell>
          <table:table-cell table:formula="of:=IF([.$G101];[$Themenliste.$D102];&quot;&quot;)">
            <text:p/>
          </table:table-cell>
          <table:table-cell table:formula="of:=IF([.$G101];[$Themenliste.$E102];&quot;&quot;)">
            <text:p/>
          </table:table-cell>
          <table:table-cell table:style-name="ce22" table:formula="of:=IF([.$G101];CONCATENATE(IF([$Themenliste.$M102] = 1;&quot;1&quot;;&quot;&quot;);IF(AND([$Themenliste.$M102] = 1;OR([$Themenliste.$N102] = 1;[$Themenliste.$O102] = 1));&quot;,&quot;;&quot;&quot;);IF([$Themenliste.$N102] = 1;&quot;2&quot;;&quot;&quot;);IF(AND([$Themenliste.$N102] = 1;[$Themenliste.$O102] = 1);&quot;,&quot;;&quot;&quot;);IF([$Themenliste.$O102] = 1;&quot;3&quot;;&quot;&quot;));&quot;&quot;)">
            <text:p/>
          </table:table-cell>
          <table:table-cell table:style-name="ce28" table:formula="of:=AND([.K101];[.L101])" office:value-type="boolean" office:boolean-value="false" calcext:value-type="boolean">
            <text:p>FALSCH</text:p>
          </table:table-cell>
          <table:table-cell table:style-name="ce28" table:formula="of:=AND([$Themenliste.$M102] = 1;[$Variablen.$A$2] = 1)" office:value-type="boolean" office:boolean-value="false" calcext:value-type="boolean">
            <text:p>FALSCH</text:p>
          </table:table-cell>
          <table:table-cell table:style-name="ce28" table:formula="of:=AND([$Themenliste.$N102] = 1;[$Variablen.$B$2] = 1)" office:value-type="boolean" office:boolean-value="true" calcext:value-type="boolean">
            <text:p>WAHR</text:p>
          </table:table-cell>
          <table:table-cell table:style-name="ce28" table:formula="of:=AND([$Themenliste.$O102] = 1;[$Variablen.$C$2] = 1)" office:value-type="boolean" office:boolean-value="false" calcext:value-type="boolean">
            <text:p>FALSCH</text:p>
          </table:table-cell>
          <table:table-cell table:style-name="ce28" table:formula="of:=OR([.H101];[.I101];[.J101])" office:value-type="boolean" office:boolean-value="true" calcext:value-type="boolean">
            <text:p>WAHR</text:p>
          </table:table-cell>
          <table:table-cell table:style-name="ce28" table:formula="of:=IF([$Themenliste.$J102] = 1)" office:value-type="boolean" office:boolean-value="false" calcext:value-type="boolean">
            <text:p>FALSCH</text:p>
          </table:table-cell>
          <table:table-cell table:style-name="ce28" table:formula="of:=IF([$Themenliste.$I10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2];[$Themenliste.$A103];&quot;&quot;)">
            <text:p/>
          </table:table-cell>
          <table:table-cell table:formula="of:=IF([.$G102];[$Themenliste.$B103];&quot;&quot;)">
            <text:p/>
          </table:table-cell>
          <table:table-cell table:formula="of:=IF([.$G102];[$Themenliste.$C103];&quot;&quot;)">
            <text:p/>
          </table:table-cell>
          <table:table-cell table:formula="of:=IF([.$G102];[$Themenliste.$D103];&quot;&quot;)">
            <text:p/>
          </table:table-cell>
          <table:table-cell table:formula="of:=IF([.$G102];[$Themenliste.$E103];&quot;&quot;)">
            <text:p/>
          </table:table-cell>
          <table:table-cell table:style-name="ce22" table:formula="of:=IF([.$G102];CONCATENATE(IF([$Themenliste.$M103] = 1;&quot;1&quot;;&quot;&quot;);IF(AND([$Themenliste.$M103] = 1;OR([$Themenliste.$N103] = 1;[$Themenliste.$O103] = 1));&quot;,&quot;;&quot;&quot;);IF([$Themenliste.$N103] = 1;&quot;2&quot;;&quot;&quot;);IF(AND([$Themenliste.$N103] = 1;[$Themenliste.$O103] = 1);&quot;,&quot;;&quot;&quot;);IF([$Themenliste.$O103] = 1;&quot;3&quot;;&quot;&quot;));&quot;&quot;)">
            <text:p/>
          </table:table-cell>
          <table:table-cell table:style-name="ce28" table:formula="of:=AND([.K102];[.L102])" office:value-type="boolean" office:boolean-value="false" calcext:value-type="boolean">
            <text:p>FALSCH</text:p>
          </table:table-cell>
          <table:table-cell table:style-name="ce28" table:formula="of:=AND([$Themenliste.$M103] = 1;[$Variablen.$A$2] = 1)" office:value-type="boolean" office:boolean-value="false" calcext:value-type="boolean">
            <text:p>FALSCH</text:p>
          </table:table-cell>
          <table:table-cell table:style-name="ce28" table:formula="of:=AND([$Themenliste.$N103] = 1;[$Variablen.$B$2] = 1)" office:value-type="boolean" office:boolean-value="true" calcext:value-type="boolean">
            <text:p>WAHR</text:p>
          </table:table-cell>
          <table:table-cell table:style-name="ce28" table:formula="of:=AND([$Themenliste.$O103] = 1;[$Variablen.$C$2] = 1)" office:value-type="boolean" office:boolean-value="false" calcext:value-type="boolean">
            <text:p>FALSCH</text:p>
          </table:table-cell>
          <table:table-cell table:style-name="ce28" table:formula="of:=OR([.H102];[.I102];[.J102])" office:value-type="boolean" office:boolean-value="true" calcext:value-type="boolean">
            <text:p>WAHR</text:p>
          </table:table-cell>
          <table:table-cell table:style-name="ce28" table:formula="of:=IF([$Themenliste.$J103] = 1)" office:value-type="boolean" office:boolean-value="false" calcext:value-type="boolean">
            <text:p>FALSCH</text:p>
          </table:table-cell>
          <table:table-cell table:style-name="ce28" table:formula="of:=IF([$Themenliste.$I10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3];[$Themenliste.$A104];&quot;&quot;)">
            <text:p/>
          </table:table-cell>
          <table:table-cell table:formula="of:=IF([.$G103];[$Themenliste.$B104];&quot;&quot;)">
            <text:p/>
          </table:table-cell>
          <table:table-cell table:formula="of:=IF([.$G103];[$Themenliste.$C104];&quot;&quot;)">
            <text:p/>
          </table:table-cell>
          <table:table-cell table:formula="of:=IF([.$G103];[$Themenliste.$D104];&quot;&quot;)">
            <text:p/>
          </table:table-cell>
          <table:table-cell table:formula="of:=IF([.$G103];[$Themenliste.$E104];&quot;&quot;)">
            <text:p/>
          </table:table-cell>
          <table:table-cell table:style-name="ce22" table:formula="of:=IF([.$G103];CONCATENATE(IF([$Themenliste.$M104] = 1;&quot;1&quot;;&quot;&quot;);IF(AND([$Themenliste.$M104] = 1;OR([$Themenliste.$N104] = 1;[$Themenliste.$O104] = 1));&quot;,&quot;;&quot;&quot;);IF([$Themenliste.$N104] = 1;&quot;2&quot;;&quot;&quot;);IF(AND([$Themenliste.$N104] = 1;[$Themenliste.$O104] = 1);&quot;,&quot;;&quot;&quot;);IF([$Themenliste.$O104] = 1;&quot;3&quot;;&quot;&quot;));&quot;&quot;)">
            <text:p/>
          </table:table-cell>
          <table:table-cell table:style-name="ce28" table:formula="of:=AND([.K103];[.L103])" office:value-type="boolean" office:boolean-value="false" calcext:value-type="boolean">
            <text:p>FALSCH</text:p>
          </table:table-cell>
          <table:table-cell table:style-name="ce28" table:formula="of:=AND([$Themenliste.$M104] = 1;[$Variablen.$A$2] = 1)" office:value-type="boolean" office:boolean-value="true" calcext:value-type="boolean">
            <text:p>WAHR</text:p>
          </table:table-cell>
          <table:table-cell table:style-name="ce28" table:formula="of:=AND([$Themenliste.$N104] = 1;[$Variablen.$B$2] = 1)" office:value-type="boolean" office:boolean-value="false" calcext:value-type="boolean">
            <text:p>FALSCH</text:p>
          </table:table-cell>
          <table:table-cell table:style-name="ce28" table:formula="of:=AND([$Themenliste.$O104] = 1;[$Variablen.$C$2] = 1)" office:value-type="boolean" office:boolean-value="false" calcext:value-type="boolean">
            <text:p>FALSCH</text:p>
          </table:table-cell>
          <table:table-cell table:style-name="ce28" table:formula="of:=OR([.H103];[.I103];[.J103])" office:value-type="boolean" office:boolean-value="true" calcext:value-type="boolean">
            <text:p>WAHR</text:p>
          </table:table-cell>
          <table:table-cell table:style-name="ce28" table:formula="of:=IF([$Themenliste.$J104] = 1)" office:value-type="boolean" office:boolean-value="false" calcext:value-type="boolean">
            <text:p>FALSCH</text:p>
          </table:table-cell>
          <table:table-cell table:style-name="ce28" table:formula="of:=IF([$Themenliste.$I10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4];[$Themenliste.$A105];&quot;&quot;)">
            <text:p/>
          </table:table-cell>
          <table:table-cell table:formula="of:=IF([.$G104];[$Themenliste.$B105];&quot;&quot;)">
            <text:p/>
          </table:table-cell>
          <table:table-cell table:formula="of:=IF([.$G104];[$Themenliste.$C105];&quot;&quot;)">
            <text:p/>
          </table:table-cell>
          <table:table-cell table:formula="of:=IF([.$G104];[$Themenliste.$D105];&quot;&quot;)">
            <text:p/>
          </table:table-cell>
          <table:table-cell table:formula="of:=IF([.$G104];[$Themenliste.$E105];&quot;&quot;)">
            <text:p/>
          </table:table-cell>
          <table:table-cell table:style-name="ce22" table:formula="of:=IF([.$G104];CONCATENATE(IF([$Themenliste.$M105] = 1;&quot;1&quot;;&quot;&quot;);IF(AND([$Themenliste.$M105] = 1;OR([$Themenliste.$N105] = 1;[$Themenliste.$O105] = 1));&quot;,&quot;;&quot;&quot;);IF([$Themenliste.$N105] = 1;&quot;2&quot;;&quot;&quot;);IF(AND([$Themenliste.$N105] = 1;[$Themenliste.$O105] = 1);&quot;,&quot;;&quot;&quot;);IF([$Themenliste.$O105] = 1;&quot;3&quot;;&quot;&quot;));&quot;&quot;)">
            <text:p/>
          </table:table-cell>
          <table:table-cell table:style-name="ce28" table:formula="of:=AND([.K104];[.L104])" office:value-type="boolean" office:boolean-value="false" calcext:value-type="boolean">
            <text:p>FALSCH</text:p>
          </table:table-cell>
          <table:table-cell table:style-name="ce28" table:formula="of:=AND([$Themenliste.$M105] = 1;[$Variablen.$A$2] = 1)" office:value-type="boolean" office:boolean-value="true" calcext:value-type="boolean">
            <text:p>WAHR</text:p>
          </table:table-cell>
          <table:table-cell table:style-name="ce28" table:formula="of:=AND([$Themenliste.$N105] = 1;[$Variablen.$B$2] = 1)" office:value-type="boolean" office:boolean-value="false" calcext:value-type="boolean">
            <text:p>FALSCH</text:p>
          </table:table-cell>
          <table:table-cell table:style-name="ce28" table:formula="of:=AND([$Themenliste.$O105] = 1;[$Variablen.$C$2] = 1)" office:value-type="boolean" office:boolean-value="false" calcext:value-type="boolean">
            <text:p>FALSCH</text:p>
          </table:table-cell>
          <table:table-cell table:style-name="ce28" table:formula="of:=OR([.H104];[.I104];[.J104])" office:value-type="boolean" office:boolean-value="true" calcext:value-type="boolean">
            <text:p>WAHR</text:p>
          </table:table-cell>
          <table:table-cell table:style-name="ce28" table:formula="of:=IF([$Themenliste.$J105] = 1)" office:value-type="boolean" office:boolean-value="false" calcext:value-type="boolean">
            <text:p>FALSCH</text:p>
          </table:table-cell>
          <table:table-cell table:style-name="ce28" table:formula="of:=IF([$Themenliste.$I10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5];[$Themenliste.$A106];&quot;&quot;)">
            <text:p/>
          </table:table-cell>
          <table:table-cell table:formula="of:=IF([.$G105];[$Themenliste.$B106];&quot;&quot;)">
            <text:p/>
          </table:table-cell>
          <table:table-cell table:formula="of:=IF([.$G105];[$Themenliste.$C106];&quot;&quot;)">
            <text:p/>
          </table:table-cell>
          <table:table-cell table:formula="of:=IF([.$G105];[$Themenliste.$D106];&quot;&quot;)">
            <text:p/>
          </table:table-cell>
          <table:table-cell table:formula="of:=IF([.$G105];[$Themenliste.$E106];&quot;&quot;)">
            <text:p/>
          </table:table-cell>
          <table:table-cell table:style-name="ce22" table:formula="of:=IF([.$G105];CONCATENATE(IF([$Themenliste.$M106] = 1;&quot;1&quot;;&quot;&quot;);IF(AND([$Themenliste.$M106] = 1;OR([$Themenliste.$N106] = 1;[$Themenliste.$O106] = 1));&quot;,&quot;;&quot;&quot;);IF([$Themenliste.$N106] = 1;&quot;2&quot;;&quot;&quot;);IF(AND([$Themenliste.$N106] = 1;[$Themenliste.$O106] = 1);&quot;,&quot;;&quot;&quot;);IF([$Themenliste.$O106] = 1;&quot;3&quot;;&quot;&quot;));&quot;&quot;)">
            <text:p/>
          </table:table-cell>
          <table:table-cell table:style-name="ce28" table:formula="of:=AND([.K105];[.L105])" office:value-type="boolean" office:boolean-value="false" calcext:value-type="boolean">
            <text:p>FALSCH</text:p>
          </table:table-cell>
          <table:table-cell table:style-name="ce28" table:formula="of:=AND([$Themenliste.$M106] = 1;[$Variablen.$A$2] = 1)" office:value-type="boolean" office:boolean-value="true" calcext:value-type="boolean">
            <text:p>WAHR</text:p>
          </table:table-cell>
          <table:table-cell table:style-name="ce28" table:formula="of:=AND([$Themenliste.$N106] = 1;[$Variablen.$B$2] = 1)" office:value-type="boolean" office:boolean-value="false" calcext:value-type="boolean">
            <text:p>FALSCH</text:p>
          </table:table-cell>
          <table:table-cell table:style-name="ce28" table:formula="of:=AND([$Themenliste.$O106] = 1;[$Variablen.$C$2] = 1)" office:value-type="boolean" office:boolean-value="false" calcext:value-type="boolean">
            <text:p>FALSCH</text:p>
          </table:table-cell>
          <table:table-cell table:style-name="ce28" table:formula="of:=OR([.H105];[.I105];[.J105])" office:value-type="boolean" office:boolean-value="true" calcext:value-type="boolean">
            <text:p>WAHR</text:p>
          </table:table-cell>
          <table:table-cell table:style-name="ce28" table:formula="of:=IF([$Themenliste.$J106] = 1)" office:value-type="boolean" office:boolean-value="false" calcext:value-type="boolean">
            <text:p>FALSCH</text:p>
          </table:table-cell>
          <table:table-cell table:style-name="ce28" table:formula="of:=IF([$Themenliste.$I10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6];[$Themenliste.$A107];&quot;&quot;)">
            <text:p/>
          </table:table-cell>
          <table:table-cell table:formula="of:=IF([.$G106];[$Themenliste.$B107];&quot;&quot;)">
            <text:p/>
          </table:table-cell>
          <table:table-cell table:formula="of:=IF([.$G106];[$Themenliste.$C107];&quot;&quot;)">
            <text:p/>
          </table:table-cell>
          <table:table-cell table:formula="of:=IF([.$G106];[$Themenliste.$D107];&quot;&quot;)">
            <text:p/>
          </table:table-cell>
          <table:table-cell table:formula="of:=IF([.$G106];[$Themenliste.$E107];&quot;&quot;)">
            <text:p/>
          </table:table-cell>
          <table:table-cell table:style-name="ce22" table:formula="of:=IF([.$G106];CONCATENATE(IF([$Themenliste.$M107] = 1;&quot;1&quot;;&quot;&quot;);IF(AND([$Themenliste.$M107] = 1;OR([$Themenliste.$N107] = 1;[$Themenliste.$O107] = 1));&quot;,&quot;;&quot;&quot;);IF([$Themenliste.$N107] = 1;&quot;2&quot;;&quot;&quot;);IF(AND([$Themenliste.$N107] = 1;[$Themenliste.$O107] = 1);&quot;,&quot;;&quot;&quot;);IF([$Themenliste.$O107] = 1;&quot;3&quot;;&quot;&quot;));&quot;&quot;)">
            <text:p/>
          </table:table-cell>
          <table:table-cell table:style-name="ce28" table:formula="of:=AND([.K106];[.L106])" office:value-type="boolean" office:boolean-value="false" calcext:value-type="boolean">
            <text:p>FALSCH</text:p>
          </table:table-cell>
          <table:table-cell table:style-name="ce28" table:formula="of:=AND([$Themenliste.$M107] = 1;[$Variablen.$A$2] = 1)" office:value-type="boolean" office:boolean-value="true" calcext:value-type="boolean">
            <text:p>WAHR</text:p>
          </table:table-cell>
          <table:table-cell table:style-name="ce28" table:formula="of:=AND([$Themenliste.$N107] = 1;[$Variablen.$B$2] = 1)" office:value-type="boolean" office:boolean-value="false" calcext:value-type="boolean">
            <text:p>FALSCH</text:p>
          </table:table-cell>
          <table:table-cell table:style-name="ce28" table:formula="of:=AND([$Themenliste.$O107] = 1;[$Variablen.$C$2] = 1)" office:value-type="boolean" office:boolean-value="false" calcext:value-type="boolean">
            <text:p>FALSCH</text:p>
          </table:table-cell>
          <table:table-cell table:style-name="ce28" table:formula="of:=OR([.H106];[.I106];[.J106])" office:value-type="boolean" office:boolean-value="true" calcext:value-type="boolean">
            <text:p>WAHR</text:p>
          </table:table-cell>
          <table:table-cell table:style-name="ce28" table:formula="of:=IF([$Themenliste.$J107] = 1)" office:value-type="boolean" office:boolean-value="false" calcext:value-type="boolean">
            <text:p>FALSCH</text:p>
          </table:table-cell>
          <table:table-cell table:style-name="ce28" table:formula="of:=IF([$Themenliste.$I10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7];[$Themenliste.$A108];&quot;&quot;)">
            <text:p/>
          </table:table-cell>
          <table:table-cell table:formula="of:=IF([.$G107];[$Themenliste.$B108];&quot;&quot;)">
            <text:p/>
          </table:table-cell>
          <table:table-cell table:formula="of:=IF([.$G107];[$Themenliste.$C108];&quot;&quot;)">
            <text:p/>
          </table:table-cell>
          <table:table-cell table:formula="of:=IF([.$G107];[$Themenliste.$D108];&quot;&quot;)">
            <text:p/>
          </table:table-cell>
          <table:table-cell table:formula="of:=IF([.$G107];[$Themenliste.$E108];&quot;&quot;)">
            <text:p/>
          </table:table-cell>
          <table:table-cell table:style-name="ce22" table:formula="of:=IF([.$G107];CONCATENATE(IF([$Themenliste.$M108] = 1;&quot;1&quot;;&quot;&quot;);IF(AND([$Themenliste.$M108] = 1;OR([$Themenliste.$N108] = 1;[$Themenliste.$O108] = 1));&quot;,&quot;;&quot;&quot;);IF([$Themenliste.$N108] = 1;&quot;2&quot;;&quot;&quot;);IF(AND([$Themenliste.$N108] = 1;[$Themenliste.$O108] = 1);&quot;,&quot;;&quot;&quot;);IF([$Themenliste.$O108] = 1;&quot;3&quot;;&quot;&quot;));&quot;&quot;)">
            <text:p/>
          </table:table-cell>
          <table:table-cell table:style-name="ce28" table:formula="of:=AND([.K107];[.L107])" office:value-type="boolean" office:boolean-value="false" calcext:value-type="boolean">
            <text:p>FALSCH</text:p>
          </table:table-cell>
          <table:table-cell table:style-name="ce28" table:formula="of:=AND([$Themenliste.$M108] = 1;[$Variablen.$A$2] = 1)" office:value-type="boolean" office:boolean-value="true" calcext:value-type="boolean">
            <text:p>WAHR</text:p>
          </table:table-cell>
          <table:table-cell table:style-name="ce28" table:formula="of:=AND([$Themenliste.$N108] = 1;[$Variablen.$B$2] = 1)" office:value-type="boolean" office:boolean-value="false" calcext:value-type="boolean">
            <text:p>FALSCH</text:p>
          </table:table-cell>
          <table:table-cell table:style-name="ce28" table:formula="of:=AND([$Themenliste.$O108] = 1;[$Variablen.$C$2] = 1)" office:value-type="boolean" office:boolean-value="false" calcext:value-type="boolean">
            <text:p>FALSCH</text:p>
          </table:table-cell>
          <table:table-cell table:style-name="ce28" table:formula="of:=OR([.H107];[.I107];[.J107])" office:value-type="boolean" office:boolean-value="true" calcext:value-type="boolean">
            <text:p>WAHR</text:p>
          </table:table-cell>
          <table:table-cell table:style-name="ce28" table:formula="of:=IF([$Themenliste.$J108] = 1)" office:value-type="boolean" office:boolean-value="false" calcext:value-type="boolean">
            <text:p>FALSCH</text:p>
          </table:table-cell>
          <table:table-cell table:style-name="ce28" table:formula="of:=IF([$Themenliste.$I10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8];[$Themenliste.$A109];&quot;&quot;)">
            <text:p/>
          </table:table-cell>
          <table:table-cell table:formula="of:=IF([.$G108];[$Themenliste.$B109];&quot;&quot;)">
            <text:p/>
          </table:table-cell>
          <table:table-cell table:formula="of:=IF([.$G108];[$Themenliste.$C109];&quot;&quot;)">
            <text:p/>
          </table:table-cell>
          <table:table-cell table:formula="of:=IF([.$G108];[$Themenliste.$D109];&quot;&quot;)">
            <text:p/>
          </table:table-cell>
          <table:table-cell table:formula="of:=IF([.$G108];[$Themenliste.$E109];&quot;&quot;)">
            <text:p/>
          </table:table-cell>
          <table:table-cell table:style-name="ce22" table:formula="of:=IF([.$G108];CONCATENATE(IF([$Themenliste.$M109] = 1;&quot;1&quot;;&quot;&quot;);IF(AND([$Themenliste.$M109] = 1;OR([$Themenliste.$N109] = 1;[$Themenliste.$O109] = 1));&quot;,&quot;;&quot;&quot;);IF([$Themenliste.$N109] = 1;&quot;2&quot;;&quot;&quot;);IF(AND([$Themenliste.$N109] = 1;[$Themenliste.$O109] = 1);&quot;,&quot;;&quot;&quot;);IF([$Themenliste.$O109] = 1;&quot;3&quot;;&quot;&quot;));&quot;&quot;)">
            <text:p/>
          </table:table-cell>
          <table:table-cell table:style-name="ce28" table:formula="of:=AND([.K108];[.L108])" office:value-type="boolean" office:boolean-value="false" calcext:value-type="boolean">
            <text:p>FALSCH</text:p>
          </table:table-cell>
          <table:table-cell table:style-name="ce28" table:formula="of:=AND([$Themenliste.$M109] = 1;[$Variablen.$A$2] = 1)" office:value-type="boolean" office:boolean-value="false" calcext:value-type="boolean">
            <text:p>FALSCH</text:p>
          </table:table-cell>
          <table:table-cell table:style-name="ce28" table:formula="of:=AND([$Themenliste.$N109] = 1;[$Variablen.$B$2] = 1)" office:value-type="boolean" office:boolean-value="true" calcext:value-type="boolean">
            <text:p>WAHR</text:p>
          </table:table-cell>
          <table:table-cell table:style-name="ce28" table:formula="of:=AND([$Themenliste.$O109] = 1;[$Variablen.$C$2] = 1)" office:value-type="boolean" office:boolean-value="false" calcext:value-type="boolean">
            <text:p>FALSCH</text:p>
          </table:table-cell>
          <table:table-cell table:style-name="ce28" table:formula="of:=OR([.H108];[.I108];[.J108])" office:value-type="boolean" office:boolean-value="true" calcext:value-type="boolean">
            <text:p>WAHR</text:p>
          </table:table-cell>
          <table:table-cell table:style-name="ce28" table:formula="of:=IF([$Themenliste.$J109] = 1)" office:value-type="boolean" office:boolean-value="false" calcext:value-type="boolean">
            <text:p>FALSCH</text:p>
          </table:table-cell>
          <table:table-cell table:style-name="ce28" table:formula="of:=IF([$Themenliste.$I10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09];[$Themenliste.$A110];&quot;&quot;)">
            <text:p/>
          </table:table-cell>
          <table:table-cell table:formula="of:=IF([.$G109];[$Themenliste.$B110];&quot;&quot;)">
            <text:p/>
          </table:table-cell>
          <table:table-cell table:formula="of:=IF([.$G109];[$Themenliste.$C110];&quot;&quot;)">
            <text:p/>
          </table:table-cell>
          <table:table-cell table:formula="of:=IF([.$G109];[$Themenliste.$D110];&quot;&quot;)">
            <text:p/>
          </table:table-cell>
          <table:table-cell table:formula="of:=IF([.$G109];[$Themenliste.$E110];&quot;&quot;)">
            <text:p/>
          </table:table-cell>
          <table:table-cell table:style-name="ce22" table:formula="of:=IF([.$G109];CONCATENATE(IF([$Themenliste.$M110] = 1;&quot;1&quot;;&quot;&quot;);IF(AND([$Themenliste.$M110] = 1;OR([$Themenliste.$N110] = 1;[$Themenliste.$O110] = 1));&quot;,&quot;;&quot;&quot;);IF([$Themenliste.$N110] = 1;&quot;2&quot;;&quot;&quot;);IF(AND([$Themenliste.$N110] = 1;[$Themenliste.$O110] = 1);&quot;,&quot;;&quot;&quot;);IF([$Themenliste.$O110] = 1;&quot;3&quot;;&quot;&quot;));&quot;&quot;)">
            <text:p/>
          </table:table-cell>
          <table:table-cell table:style-name="ce28" table:formula="of:=AND([.K109];[.L109])" office:value-type="boolean" office:boolean-value="false" calcext:value-type="boolean">
            <text:p>FALSCH</text:p>
          </table:table-cell>
          <table:table-cell table:style-name="ce28" table:formula="of:=AND([$Themenliste.$M110] = 1;[$Variablen.$A$2] = 1)" office:value-type="boolean" office:boolean-value="true" calcext:value-type="boolean">
            <text:p>WAHR</text:p>
          </table:table-cell>
          <table:table-cell table:style-name="ce28" table:formula="of:=AND([$Themenliste.$N110] = 1;[$Variablen.$B$2] = 1)" office:value-type="boolean" office:boolean-value="false" calcext:value-type="boolean">
            <text:p>FALSCH</text:p>
          </table:table-cell>
          <table:table-cell table:style-name="ce28" table:formula="of:=AND([$Themenliste.$O110] = 1;[$Variablen.$C$2] = 1)" office:value-type="boolean" office:boolean-value="false" calcext:value-type="boolean">
            <text:p>FALSCH</text:p>
          </table:table-cell>
          <table:table-cell table:style-name="ce28" table:formula="of:=OR([.H109];[.I109];[.J109])" office:value-type="boolean" office:boolean-value="true" calcext:value-type="boolean">
            <text:p>WAHR</text:p>
          </table:table-cell>
          <table:table-cell table:style-name="ce28" table:formula="of:=IF([$Themenliste.$J110] = 1)" office:value-type="boolean" office:boolean-value="false" calcext:value-type="boolean">
            <text:p>FALSCH</text:p>
          </table:table-cell>
          <table:table-cell table:style-name="ce28" table:formula="of:=IF([$Themenliste.$I11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0];[$Themenliste.$A111];&quot;&quot;)">
            <text:p/>
          </table:table-cell>
          <table:table-cell table:formula="of:=IF([.$G110];[$Themenliste.$B111];&quot;&quot;)">
            <text:p/>
          </table:table-cell>
          <table:table-cell table:formula="of:=IF([.$G110];[$Themenliste.$C111];&quot;&quot;)">
            <text:p/>
          </table:table-cell>
          <table:table-cell table:formula="of:=IF([.$G110];[$Themenliste.$D111];&quot;&quot;)">
            <text:p/>
          </table:table-cell>
          <table:table-cell table:formula="of:=IF([.$G110];[$Themenliste.$E111];&quot;&quot;)">
            <text:p/>
          </table:table-cell>
          <table:table-cell table:style-name="ce22" table:formula="of:=IF([.$G110];CONCATENATE(IF([$Themenliste.$M111] = 1;&quot;1&quot;;&quot;&quot;);IF(AND([$Themenliste.$M111] = 1;OR([$Themenliste.$N111] = 1;[$Themenliste.$O111] = 1));&quot;,&quot;;&quot;&quot;);IF([$Themenliste.$N111] = 1;&quot;2&quot;;&quot;&quot;);IF(AND([$Themenliste.$N111] = 1;[$Themenliste.$O111] = 1);&quot;,&quot;;&quot;&quot;);IF([$Themenliste.$O111] = 1;&quot;3&quot;;&quot;&quot;));&quot;&quot;)">
            <text:p/>
          </table:table-cell>
          <table:table-cell table:style-name="ce28" table:formula="of:=AND([.K110];[.L110])" office:value-type="boolean" office:boolean-value="false" calcext:value-type="boolean">
            <text:p>FALSCH</text:p>
          </table:table-cell>
          <table:table-cell table:style-name="ce28" table:formula="of:=AND([$Themenliste.$M111] = 1;[$Variablen.$A$2] = 1)" office:value-type="boolean" office:boolean-value="true" calcext:value-type="boolean">
            <text:p>WAHR</text:p>
          </table:table-cell>
          <table:table-cell table:style-name="ce28" table:formula="of:=AND([$Themenliste.$N111] = 1;[$Variablen.$B$2] = 1)" office:value-type="boolean" office:boolean-value="false" calcext:value-type="boolean">
            <text:p>FALSCH</text:p>
          </table:table-cell>
          <table:table-cell table:style-name="ce28" table:formula="of:=AND([$Themenliste.$O111] = 1;[$Variablen.$C$2] = 1)" office:value-type="boolean" office:boolean-value="false" calcext:value-type="boolean">
            <text:p>FALSCH</text:p>
          </table:table-cell>
          <table:table-cell table:style-name="ce28" table:formula="of:=OR([.H110];[.I110];[.J110])" office:value-type="boolean" office:boolean-value="true" calcext:value-type="boolean">
            <text:p>WAHR</text:p>
          </table:table-cell>
          <table:table-cell table:style-name="ce28" table:formula="of:=IF([$Themenliste.$J111] = 1)" office:value-type="boolean" office:boolean-value="false" calcext:value-type="boolean">
            <text:p>FALSCH</text:p>
          </table:table-cell>
          <table:table-cell table:style-name="ce28" table:formula="of:=IF([$Themenliste.$I11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1];[$Themenliste.$A112];&quot;&quot;)">
            <text:p/>
          </table:table-cell>
          <table:table-cell table:formula="of:=IF([.$G111];[$Themenliste.$B112];&quot;&quot;)">
            <text:p/>
          </table:table-cell>
          <table:table-cell table:formula="of:=IF([.$G111];[$Themenliste.$C112];&quot;&quot;)">
            <text:p/>
          </table:table-cell>
          <table:table-cell table:formula="of:=IF([.$G111];[$Themenliste.$D112];&quot;&quot;)">
            <text:p/>
          </table:table-cell>
          <table:table-cell table:formula="of:=IF([.$G111];[$Themenliste.$E112];&quot;&quot;)">
            <text:p/>
          </table:table-cell>
          <table:table-cell table:style-name="ce22" table:formula="of:=IF([.$G111];CONCATENATE(IF([$Themenliste.$M112] = 1;&quot;1&quot;;&quot;&quot;);IF(AND([$Themenliste.$M112] = 1;OR([$Themenliste.$N112] = 1;[$Themenliste.$O112] = 1));&quot;,&quot;;&quot;&quot;);IF([$Themenliste.$N112] = 1;&quot;2&quot;;&quot;&quot;);IF(AND([$Themenliste.$N112] = 1;[$Themenliste.$O112] = 1);&quot;,&quot;;&quot;&quot;);IF([$Themenliste.$O112] = 1;&quot;3&quot;;&quot;&quot;));&quot;&quot;)">
            <text:p/>
          </table:table-cell>
          <table:table-cell table:style-name="ce28" table:formula="of:=AND([.K111];[.L111])" office:value-type="boolean" office:boolean-value="false" calcext:value-type="boolean">
            <text:p>FALSCH</text:p>
          </table:table-cell>
          <table:table-cell table:style-name="ce28" table:formula="of:=AND([$Themenliste.$M112] = 1;[$Variablen.$A$2] = 1)" office:value-type="boolean" office:boolean-value="false" calcext:value-type="boolean">
            <text:p>FALSCH</text:p>
          </table:table-cell>
          <table:table-cell table:style-name="ce28" table:formula="of:=AND([$Themenliste.$N112] = 1;[$Variablen.$B$2] = 1)" office:value-type="boolean" office:boolean-value="true" calcext:value-type="boolean">
            <text:p>WAHR</text:p>
          </table:table-cell>
          <table:table-cell table:style-name="ce28" table:formula="of:=AND([$Themenliste.$O112] = 1;[$Variablen.$C$2] = 1)" office:value-type="boolean" office:boolean-value="false" calcext:value-type="boolean">
            <text:p>FALSCH</text:p>
          </table:table-cell>
          <table:table-cell table:style-name="ce28" table:formula="of:=OR([.H111];[.I111];[.J111])" office:value-type="boolean" office:boolean-value="true" calcext:value-type="boolean">
            <text:p>WAHR</text:p>
          </table:table-cell>
          <table:table-cell table:style-name="ce28" table:formula="of:=IF([$Themenliste.$J112] = 1)" office:value-type="boolean" office:boolean-value="false" calcext:value-type="boolean">
            <text:p>FALSCH</text:p>
          </table:table-cell>
          <table:table-cell table:style-name="ce28" table:formula="of:=IF([$Themenliste.$I11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2];[$Themenliste.$A113];&quot;&quot;)">
            <text:p/>
          </table:table-cell>
          <table:table-cell table:formula="of:=IF([.$G112];[$Themenliste.$B113];&quot;&quot;)">
            <text:p/>
          </table:table-cell>
          <table:table-cell table:formula="of:=IF([.$G112];[$Themenliste.$C113];&quot;&quot;)">
            <text:p/>
          </table:table-cell>
          <table:table-cell table:formula="of:=IF([.$G112];[$Themenliste.$D113];&quot;&quot;)">
            <text:p/>
          </table:table-cell>
          <table:table-cell table:formula="of:=IF([.$G112];[$Themenliste.$E113];&quot;&quot;)">
            <text:p/>
          </table:table-cell>
          <table:table-cell table:style-name="ce22" table:formula="of:=IF([.$G112];CONCATENATE(IF([$Themenliste.$M113] = 1;&quot;1&quot;;&quot;&quot;);IF(AND([$Themenliste.$M113] = 1;OR([$Themenliste.$N113] = 1;[$Themenliste.$O113] = 1));&quot;,&quot;;&quot;&quot;);IF([$Themenliste.$N113] = 1;&quot;2&quot;;&quot;&quot;);IF(AND([$Themenliste.$N113] = 1;[$Themenliste.$O113] = 1);&quot;,&quot;;&quot;&quot;);IF([$Themenliste.$O113] = 1;&quot;3&quot;;&quot;&quot;));&quot;&quot;)">
            <text:p/>
          </table:table-cell>
          <table:table-cell table:style-name="ce28" table:formula="of:=AND([.K112];[.L112])" office:value-type="boolean" office:boolean-value="false" calcext:value-type="boolean">
            <text:p>FALSCH</text:p>
          </table:table-cell>
          <table:table-cell table:style-name="ce28" table:formula="of:=AND([$Themenliste.$M113] = 1;[$Variablen.$A$2] = 1)" office:value-type="boolean" office:boolean-value="false" calcext:value-type="boolean">
            <text:p>FALSCH</text:p>
          </table:table-cell>
          <table:table-cell table:style-name="ce28" table:formula="of:=AND([$Themenliste.$N113] = 1;[$Variablen.$B$2] = 1)" office:value-type="boolean" office:boolean-value="true" calcext:value-type="boolean">
            <text:p>WAHR</text:p>
          </table:table-cell>
          <table:table-cell table:style-name="ce28" table:formula="of:=AND([$Themenliste.$O113] = 1;[$Variablen.$C$2] = 1)" office:value-type="boolean" office:boolean-value="false" calcext:value-type="boolean">
            <text:p>FALSCH</text:p>
          </table:table-cell>
          <table:table-cell table:style-name="ce28" table:formula="of:=OR([.H112];[.I112];[.J112])" office:value-type="boolean" office:boolean-value="true" calcext:value-type="boolean">
            <text:p>WAHR</text:p>
          </table:table-cell>
          <table:table-cell table:style-name="ce28" table:formula="of:=IF([$Themenliste.$J113] = 1)" office:value-type="boolean" office:boolean-value="false" calcext:value-type="boolean">
            <text:p>FALSCH</text:p>
          </table:table-cell>
          <table:table-cell table:style-name="ce28" table:formula="of:=IF([$Themenliste.$I11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3];[$Themenliste.$A114];&quot;&quot;)">
            <text:p/>
          </table:table-cell>
          <table:table-cell table:formula="of:=IF([.$G113];[$Themenliste.$B114];&quot;&quot;)">
            <text:p/>
          </table:table-cell>
          <table:table-cell table:formula="of:=IF([.$G113];[$Themenliste.$C114];&quot;&quot;)">
            <text:p/>
          </table:table-cell>
          <table:table-cell table:formula="of:=IF([.$G113];[$Themenliste.$D114];&quot;&quot;)">
            <text:p/>
          </table:table-cell>
          <table:table-cell table:formula="of:=IF([.$G113];[$Themenliste.$E114];&quot;&quot;)">
            <text:p/>
          </table:table-cell>
          <table:table-cell table:style-name="ce22" table:formula="of:=IF([.$G113];CONCATENATE(IF([$Themenliste.$M114] = 1;&quot;1&quot;;&quot;&quot;);IF(AND([$Themenliste.$M114] = 1;OR([$Themenliste.$N114] = 1;[$Themenliste.$O114] = 1));&quot;,&quot;;&quot;&quot;);IF([$Themenliste.$N114] = 1;&quot;2&quot;;&quot;&quot;);IF(AND([$Themenliste.$N114] = 1;[$Themenliste.$O114] = 1);&quot;,&quot;;&quot;&quot;);IF([$Themenliste.$O114] = 1;&quot;3&quot;;&quot;&quot;));&quot;&quot;)">
            <text:p/>
          </table:table-cell>
          <table:table-cell table:style-name="ce28" table:formula="of:=AND([.K113];[.L113])" office:value-type="boolean" office:boolean-value="false" calcext:value-type="boolean">
            <text:p>FALSCH</text:p>
          </table:table-cell>
          <table:table-cell table:style-name="ce28" table:formula="of:=AND([$Themenliste.$M114] = 1;[$Variablen.$A$2] = 1)" office:value-type="boolean" office:boolean-value="false" calcext:value-type="boolean">
            <text:p>FALSCH</text:p>
          </table:table-cell>
          <table:table-cell table:style-name="ce28" table:formula="of:=AND([$Themenliste.$N114] = 1;[$Variablen.$B$2] = 1)" office:value-type="boolean" office:boolean-value="true" calcext:value-type="boolean">
            <text:p>WAHR</text:p>
          </table:table-cell>
          <table:table-cell table:style-name="ce28" table:formula="of:=AND([$Themenliste.$O114] = 1;[$Variablen.$C$2] = 1)" office:value-type="boolean" office:boolean-value="false" calcext:value-type="boolean">
            <text:p>FALSCH</text:p>
          </table:table-cell>
          <table:table-cell table:style-name="ce28" table:formula="of:=OR([.H113];[.I113];[.J113])" office:value-type="boolean" office:boolean-value="true" calcext:value-type="boolean">
            <text:p>WAHR</text:p>
          </table:table-cell>
          <table:table-cell table:style-name="ce28" table:formula="of:=IF([$Themenliste.$J114] = 1)" office:value-type="boolean" office:boolean-value="false" calcext:value-type="boolean">
            <text:p>FALSCH</text:p>
          </table:table-cell>
          <table:table-cell table:style-name="ce28" table:formula="of:=IF([$Themenliste.$I11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4];[$Themenliste.$A115];&quot;&quot;)">
            <text:p/>
          </table:table-cell>
          <table:table-cell table:formula="of:=IF([.$G114];[$Themenliste.$B115];&quot;&quot;)">
            <text:p/>
          </table:table-cell>
          <table:table-cell table:formula="of:=IF([.$G114];[$Themenliste.$C115];&quot;&quot;)">
            <text:p/>
          </table:table-cell>
          <table:table-cell table:formula="of:=IF([.$G114];[$Themenliste.$D115];&quot;&quot;)">
            <text:p/>
          </table:table-cell>
          <table:table-cell table:formula="of:=IF([.$G114];[$Themenliste.$E115];&quot;&quot;)">
            <text:p/>
          </table:table-cell>
          <table:table-cell table:style-name="ce22" table:formula="of:=IF([.$G114];CONCATENATE(IF([$Themenliste.$M115] = 1;&quot;1&quot;;&quot;&quot;);IF(AND([$Themenliste.$M115] = 1;OR([$Themenliste.$N115] = 1;[$Themenliste.$O115] = 1));&quot;,&quot;;&quot;&quot;);IF([$Themenliste.$N115] = 1;&quot;2&quot;;&quot;&quot;);IF(AND([$Themenliste.$N115] = 1;[$Themenliste.$O115] = 1);&quot;,&quot;;&quot;&quot;);IF([$Themenliste.$O115] = 1;&quot;3&quot;;&quot;&quot;));&quot;&quot;)">
            <text:p/>
          </table:table-cell>
          <table:table-cell table:style-name="ce28" table:formula="of:=AND([.K114];[.L114])" office:value-type="boolean" office:boolean-value="false" calcext:value-type="boolean">
            <text:p>FALSCH</text:p>
          </table:table-cell>
          <table:table-cell table:style-name="ce28" table:formula="of:=AND([$Themenliste.$M115] = 1;[$Variablen.$A$2] = 1)" office:value-type="boolean" office:boolean-value="false" calcext:value-type="boolean">
            <text:p>FALSCH</text:p>
          </table:table-cell>
          <table:table-cell table:style-name="ce28" table:formula="of:=AND([$Themenliste.$N115] = 1;[$Variablen.$B$2] = 1)" office:value-type="boolean" office:boolean-value="true" calcext:value-type="boolean">
            <text:p>WAHR</text:p>
          </table:table-cell>
          <table:table-cell table:style-name="ce28" table:formula="of:=AND([$Themenliste.$O115] = 1;[$Variablen.$C$2] = 1)" office:value-type="boolean" office:boolean-value="false" calcext:value-type="boolean">
            <text:p>FALSCH</text:p>
          </table:table-cell>
          <table:table-cell table:style-name="ce28" table:formula="of:=OR([.H114];[.I114];[.J114])" office:value-type="boolean" office:boolean-value="true" calcext:value-type="boolean">
            <text:p>WAHR</text:p>
          </table:table-cell>
          <table:table-cell table:style-name="ce28" table:formula="of:=IF([$Themenliste.$J115] = 1)" office:value-type="boolean" office:boolean-value="false" calcext:value-type="boolean">
            <text:p>FALSCH</text:p>
          </table:table-cell>
          <table:table-cell table:style-name="ce28" table:formula="of:=IF([$Themenliste.$I11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5];[$Themenliste.$A116];&quot;&quot;)">
            <text:p/>
          </table:table-cell>
          <table:table-cell table:formula="of:=IF([.$G115];[$Themenliste.$B116];&quot;&quot;)">
            <text:p/>
          </table:table-cell>
          <table:table-cell table:formula="of:=IF([.$G115];[$Themenliste.$C116];&quot;&quot;)">
            <text:p/>
          </table:table-cell>
          <table:table-cell table:formula="of:=IF([.$G115];[$Themenliste.$D116];&quot;&quot;)">
            <text:p/>
          </table:table-cell>
          <table:table-cell table:formula="of:=IF([.$G115];[$Themenliste.$E116];&quot;&quot;)">
            <text:p/>
          </table:table-cell>
          <table:table-cell table:style-name="ce22" table:formula="of:=IF([.$G115];CONCATENATE(IF([$Themenliste.$M116] = 1;&quot;1&quot;;&quot;&quot;);IF(AND([$Themenliste.$M116] = 1;OR([$Themenliste.$N116] = 1;[$Themenliste.$O116] = 1));&quot;,&quot;;&quot;&quot;);IF([$Themenliste.$N116] = 1;&quot;2&quot;;&quot;&quot;);IF(AND([$Themenliste.$N116] = 1;[$Themenliste.$O116] = 1);&quot;,&quot;;&quot;&quot;);IF([$Themenliste.$O116] = 1;&quot;3&quot;;&quot;&quot;));&quot;&quot;)">
            <text:p/>
          </table:table-cell>
          <table:table-cell table:style-name="ce28" table:formula="of:=AND([.K115];[.L115])" office:value-type="boolean" office:boolean-value="false" calcext:value-type="boolean">
            <text:p>FALSCH</text:p>
          </table:table-cell>
          <table:table-cell table:style-name="ce28" table:formula="of:=AND([$Themenliste.$M116] = 1;[$Variablen.$A$2] = 1)" office:value-type="boolean" office:boolean-value="true" calcext:value-type="boolean">
            <text:p>WAHR</text:p>
          </table:table-cell>
          <table:table-cell table:style-name="ce28" table:formula="of:=AND([$Themenliste.$N116] = 1;[$Variablen.$B$2] = 1)" office:value-type="boolean" office:boolean-value="false" calcext:value-type="boolean">
            <text:p>FALSCH</text:p>
          </table:table-cell>
          <table:table-cell table:style-name="ce28" table:formula="of:=AND([$Themenliste.$O116] = 1;[$Variablen.$C$2] = 1)" office:value-type="boolean" office:boolean-value="false" calcext:value-type="boolean">
            <text:p>FALSCH</text:p>
          </table:table-cell>
          <table:table-cell table:style-name="ce28" table:formula="of:=OR([.H115];[.I115];[.J115])" office:value-type="boolean" office:boolean-value="true" calcext:value-type="boolean">
            <text:p>WAHR</text:p>
          </table:table-cell>
          <table:table-cell table:style-name="ce28" table:formula="of:=IF([$Themenliste.$J116] = 1)" office:value-type="boolean" office:boolean-value="false" calcext:value-type="boolean">
            <text:p>FALSCH</text:p>
          </table:table-cell>
          <table:table-cell table:style-name="ce28" table:formula="of:=IF([$Themenliste.$I11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6];[$Themenliste.$A117];&quot;&quot;)">
            <text:p/>
          </table:table-cell>
          <table:table-cell table:formula="of:=IF([.$G116];[$Themenliste.$B117];&quot;&quot;)">
            <text:p/>
          </table:table-cell>
          <table:table-cell table:formula="of:=IF([.$G116];[$Themenliste.$C117];&quot;&quot;)">
            <text:p/>
          </table:table-cell>
          <table:table-cell table:formula="of:=IF([.$G116];[$Themenliste.$D117];&quot;&quot;)">
            <text:p/>
          </table:table-cell>
          <table:table-cell table:formula="of:=IF([.$G116];[$Themenliste.$E117];&quot;&quot;)">
            <text:p/>
          </table:table-cell>
          <table:table-cell table:style-name="ce22" table:formula="of:=IF([.$G116];CONCATENATE(IF([$Themenliste.$M117] = 1;&quot;1&quot;;&quot;&quot;);IF(AND([$Themenliste.$M117] = 1;OR([$Themenliste.$N117] = 1;[$Themenliste.$O117] = 1));&quot;,&quot;;&quot;&quot;);IF([$Themenliste.$N117] = 1;&quot;2&quot;;&quot;&quot;);IF(AND([$Themenliste.$N117] = 1;[$Themenliste.$O117] = 1);&quot;,&quot;;&quot;&quot;);IF([$Themenliste.$O117] = 1;&quot;3&quot;;&quot;&quot;));&quot;&quot;)">
            <text:p/>
          </table:table-cell>
          <table:table-cell table:style-name="ce28" table:formula="of:=AND([.K116];[.L116])" office:value-type="boolean" office:boolean-value="false" calcext:value-type="boolean">
            <text:p>FALSCH</text:p>
          </table:table-cell>
          <table:table-cell table:style-name="ce28" table:formula="of:=AND([$Themenliste.$M117] = 1;[$Variablen.$A$2] = 1)" office:value-type="boolean" office:boolean-value="true" calcext:value-type="boolean">
            <text:p>WAHR</text:p>
          </table:table-cell>
          <table:table-cell table:style-name="ce28" table:formula="of:=AND([$Themenliste.$N117] = 1;[$Variablen.$B$2] = 1)" office:value-type="boolean" office:boolean-value="false" calcext:value-type="boolean">
            <text:p>FALSCH</text:p>
          </table:table-cell>
          <table:table-cell table:style-name="ce28" table:formula="of:=AND([$Themenliste.$O117] = 1;[$Variablen.$C$2] = 1)" office:value-type="boolean" office:boolean-value="false" calcext:value-type="boolean">
            <text:p>FALSCH</text:p>
          </table:table-cell>
          <table:table-cell table:style-name="ce28" table:formula="of:=OR([.H116];[.I116];[.J116])" office:value-type="boolean" office:boolean-value="true" calcext:value-type="boolean">
            <text:p>WAHR</text:p>
          </table:table-cell>
          <table:table-cell table:style-name="ce28" table:formula="of:=IF([$Themenliste.$J117] = 1)" office:value-type="boolean" office:boolean-value="false" calcext:value-type="boolean">
            <text:p>FALSCH</text:p>
          </table:table-cell>
          <table:table-cell table:style-name="ce28" table:formula="of:=IF([$Themenliste.$I11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7];[$Themenliste.$A118];&quot;&quot;)">
            <text:p/>
          </table:table-cell>
          <table:table-cell table:formula="of:=IF([.$G117];[$Themenliste.$B118];&quot;&quot;)">
            <text:p/>
          </table:table-cell>
          <table:table-cell table:formula="of:=IF([.$G117];[$Themenliste.$C118];&quot;&quot;)">
            <text:p/>
          </table:table-cell>
          <table:table-cell table:formula="of:=IF([.$G117];[$Themenliste.$D118];&quot;&quot;)">
            <text:p/>
          </table:table-cell>
          <table:table-cell table:formula="of:=IF([.$G117];[$Themenliste.$E118];&quot;&quot;)">
            <text:p/>
          </table:table-cell>
          <table:table-cell table:style-name="ce22" table:formula="of:=IF([.$G117];CONCATENATE(IF([$Themenliste.$M118] = 1;&quot;1&quot;;&quot;&quot;);IF(AND([$Themenliste.$M118] = 1;OR([$Themenliste.$N118] = 1;[$Themenliste.$O118] = 1));&quot;,&quot;;&quot;&quot;);IF([$Themenliste.$N118] = 1;&quot;2&quot;;&quot;&quot;);IF(AND([$Themenliste.$N118] = 1;[$Themenliste.$O118] = 1);&quot;,&quot;;&quot;&quot;);IF([$Themenliste.$O118] = 1;&quot;3&quot;;&quot;&quot;));&quot;&quot;)">
            <text:p/>
          </table:table-cell>
          <table:table-cell table:style-name="ce28" table:formula="of:=AND([.K117];[.L117])" office:value-type="boolean" office:boolean-value="false" calcext:value-type="boolean">
            <text:p>FALSCH</text:p>
          </table:table-cell>
          <table:table-cell table:style-name="ce28" table:formula="of:=AND([$Themenliste.$M118] = 1;[$Variablen.$A$2] = 1)" office:value-type="boolean" office:boolean-value="false" calcext:value-type="boolean">
            <text:p>FALSCH</text:p>
          </table:table-cell>
          <table:table-cell table:style-name="ce28" table:formula="of:=AND([$Themenliste.$N118] = 1;[$Variablen.$B$2] = 1)" office:value-type="boolean" office:boolean-value="true" calcext:value-type="boolean">
            <text:p>WAHR</text:p>
          </table:table-cell>
          <table:table-cell table:style-name="ce28" table:formula="of:=AND([$Themenliste.$O118] = 1;[$Variablen.$C$2] = 1)" office:value-type="boolean" office:boolean-value="false" calcext:value-type="boolean">
            <text:p>FALSCH</text:p>
          </table:table-cell>
          <table:table-cell table:style-name="ce28" table:formula="of:=OR([.H117];[.I117];[.J117])" office:value-type="boolean" office:boolean-value="true" calcext:value-type="boolean">
            <text:p>WAHR</text:p>
          </table:table-cell>
          <table:table-cell table:style-name="ce28" table:formula="of:=IF([$Themenliste.$J118] = 1)" office:value-type="boolean" office:boolean-value="false" calcext:value-type="boolean">
            <text:p>FALSCH</text:p>
          </table:table-cell>
          <table:table-cell table:style-name="ce28" table:formula="of:=IF([$Themenliste.$I11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8];[$Themenliste.$A119];&quot;&quot;)">
            <text:p/>
          </table:table-cell>
          <table:table-cell table:formula="of:=IF([.$G118];[$Themenliste.$B119];&quot;&quot;)">
            <text:p/>
          </table:table-cell>
          <table:table-cell table:formula="of:=IF([.$G118];[$Themenliste.$C119];&quot;&quot;)">
            <text:p/>
          </table:table-cell>
          <table:table-cell table:formula="of:=IF([.$G118];[$Themenliste.$D119];&quot;&quot;)">
            <text:p/>
          </table:table-cell>
          <table:table-cell table:formula="of:=IF([.$G118];[$Themenliste.$E119];&quot;&quot;)">
            <text:p/>
          </table:table-cell>
          <table:table-cell table:style-name="ce22" table:formula="of:=IF([.$G118];CONCATENATE(IF([$Themenliste.$M119] = 1;&quot;1&quot;;&quot;&quot;);IF(AND([$Themenliste.$M119] = 1;OR([$Themenliste.$N119] = 1;[$Themenliste.$O119] = 1));&quot;,&quot;;&quot;&quot;);IF([$Themenliste.$N119] = 1;&quot;2&quot;;&quot;&quot;);IF(AND([$Themenliste.$N119] = 1;[$Themenliste.$O119] = 1);&quot;,&quot;;&quot;&quot;);IF([$Themenliste.$O119] = 1;&quot;3&quot;;&quot;&quot;));&quot;&quot;)">
            <text:p/>
          </table:table-cell>
          <table:table-cell table:style-name="ce28" table:formula="of:=AND([.K118];[.L118])" office:value-type="boolean" office:boolean-value="false" calcext:value-type="boolean">
            <text:p>FALSCH</text:p>
          </table:table-cell>
          <table:table-cell table:style-name="ce28" table:formula="of:=AND([$Themenliste.$M119] = 1;[$Variablen.$A$2] = 1)" office:value-type="boolean" office:boolean-value="false" calcext:value-type="boolean">
            <text:p>FALSCH</text:p>
          </table:table-cell>
          <table:table-cell table:style-name="ce28" table:formula="of:=AND([$Themenliste.$N119] = 1;[$Variablen.$B$2] = 1)" office:value-type="boolean" office:boolean-value="true" calcext:value-type="boolean">
            <text:p>WAHR</text:p>
          </table:table-cell>
          <table:table-cell table:style-name="ce28" table:formula="of:=AND([$Themenliste.$O119] = 1;[$Variablen.$C$2] = 1)" office:value-type="boolean" office:boolean-value="false" calcext:value-type="boolean">
            <text:p>FALSCH</text:p>
          </table:table-cell>
          <table:table-cell table:style-name="ce28" table:formula="of:=OR([.H118];[.I118];[.J118])" office:value-type="boolean" office:boolean-value="true" calcext:value-type="boolean">
            <text:p>WAHR</text:p>
          </table:table-cell>
          <table:table-cell table:style-name="ce28" table:formula="of:=IF([$Themenliste.$J119] = 1)" office:value-type="boolean" office:boolean-value="false" calcext:value-type="boolean">
            <text:p>FALSCH</text:p>
          </table:table-cell>
          <table:table-cell table:style-name="ce28" table:formula="of:=IF([$Themenliste.$I11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19];[$Themenliste.$A120];&quot;&quot;)">
            <text:p/>
          </table:table-cell>
          <table:table-cell table:formula="of:=IF([.$G119];[$Themenliste.$B120];&quot;&quot;)">
            <text:p/>
          </table:table-cell>
          <table:table-cell table:formula="of:=IF([.$G119];[$Themenliste.$C120];&quot;&quot;)">
            <text:p/>
          </table:table-cell>
          <table:table-cell table:formula="of:=IF([.$G119];[$Themenliste.$D120];&quot;&quot;)">
            <text:p/>
          </table:table-cell>
          <table:table-cell table:formula="of:=IF([.$G119];[$Themenliste.$E120];&quot;&quot;)">
            <text:p/>
          </table:table-cell>
          <table:table-cell table:style-name="ce22" table:formula="of:=IF([.$G119];CONCATENATE(IF([$Themenliste.$M120] = 1;&quot;1&quot;;&quot;&quot;);IF(AND([$Themenliste.$M120] = 1;OR([$Themenliste.$N120] = 1;[$Themenliste.$O120] = 1));&quot;,&quot;;&quot;&quot;);IF([$Themenliste.$N120] = 1;&quot;2&quot;;&quot;&quot;);IF(AND([$Themenliste.$N120] = 1;[$Themenliste.$O120] = 1);&quot;,&quot;;&quot;&quot;);IF([$Themenliste.$O120] = 1;&quot;3&quot;;&quot;&quot;));&quot;&quot;)">
            <text:p/>
          </table:table-cell>
          <table:table-cell table:style-name="ce28" table:formula="of:=AND([.K119];[.L119])" office:value-type="boolean" office:boolean-value="false" calcext:value-type="boolean">
            <text:p>FALSCH</text:p>
          </table:table-cell>
          <table:table-cell table:style-name="ce28" table:formula="of:=AND([$Themenliste.$M120] = 1;[$Variablen.$A$2] = 1)" office:value-type="boolean" office:boolean-value="false" calcext:value-type="boolean">
            <text:p>FALSCH</text:p>
          </table:table-cell>
          <table:table-cell table:style-name="ce28" table:formula="of:=AND([$Themenliste.$N120] = 1;[$Variablen.$B$2] = 1)" office:value-type="boolean" office:boolean-value="true" calcext:value-type="boolean">
            <text:p>WAHR</text:p>
          </table:table-cell>
          <table:table-cell table:style-name="ce28" table:formula="of:=AND([$Themenliste.$O120] = 1;[$Variablen.$C$2] = 1)" office:value-type="boolean" office:boolean-value="false" calcext:value-type="boolean">
            <text:p>FALSCH</text:p>
          </table:table-cell>
          <table:table-cell table:style-name="ce28" table:formula="of:=OR([.H119];[.I119];[.J119])" office:value-type="boolean" office:boolean-value="true" calcext:value-type="boolean">
            <text:p>WAHR</text:p>
          </table:table-cell>
          <table:table-cell table:style-name="ce28" table:formula="of:=IF([$Themenliste.$J120] = 1)" office:value-type="boolean" office:boolean-value="false" calcext:value-type="boolean">
            <text:p>FALSCH</text:p>
          </table:table-cell>
          <table:table-cell table:style-name="ce28" table:formula="of:=IF([$Themenliste.$I12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20];[$Themenliste.$A121];&quot;&quot;)">
            <text:p/>
          </table:table-cell>
          <table:table-cell table:formula="of:=IF([.$G120];[$Themenliste.$B121];&quot;&quot;)">
            <text:p/>
          </table:table-cell>
          <table:table-cell table:formula="of:=IF([.$G120];[$Themenliste.$C121];&quot;&quot;)">
            <text:p/>
          </table:table-cell>
          <table:table-cell table:formula="of:=IF([.$G120];[$Themenliste.$D121];&quot;&quot;)">
            <text:p/>
          </table:table-cell>
          <table:table-cell table:formula="of:=IF([.$G120];[$Themenliste.$E121];&quot;&quot;)">
            <text:p/>
          </table:table-cell>
          <table:table-cell table:style-name="ce22" table:formula="of:=IF([.$G120];CONCATENATE(IF([$Themenliste.$M121] = 1;&quot;1&quot;;&quot;&quot;);IF(AND([$Themenliste.$M121] = 1;OR([$Themenliste.$N121] = 1;[$Themenliste.$O121] = 1));&quot;,&quot;;&quot;&quot;);IF([$Themenliste.$N121] = 1;&quot;2&quot;;&quot;&quot;);IF(AND([$Themenliste.$N121] = 1;[$Themenliste.$O121] = 1);&quot;,&quot;;&quot;&quot;);IF([$Themenliste.$O121] = 1;&quot;3&quot;;&quot;&quot;));&quot;&quot;)">
            <text:p/>
          </table:table-cell>
          <table:table-cell table:style-name="ce28" table:formula="of:=AND([.K120];[.L120])" office:value-type="boolean" office:boolean-value="false" calcext:value-type="boolean">
            <text:p>FALSCH</text:p>
          </table:table-cell>
          <table:table-cell table:style-name="ce28" table:formula="of:=AND([$Themenliste.$M121] = 1;[$Variablen.$A$2] = 1)" office:value-type="boolean" office:boolean-value="false" calcext:value-type="boolean">
            <text:p>FALSCH</text:p>
          </table:table-cell>
          <table:table-cell table:style-name="ce28" table:formula="of:=AND([$Themenliste.$N121] = 1;[$Variablen.$B$2] = 1)" office:value-type="boolean" office:boolean-value="true" calcext:value-type="boolean">
            <text:p>WAHR</text:p>
          </table:table-cell>
          <table:table-cell table:style-name="ce28" table:formula="of:=AND([$Themenliste.$O121] = 1;[$Variablen.$C$2] = 1)" office:value-type="boolean" office:boolean-value="false" calcext:value-type="boolean">
            <text:p>FALSCH</text:p>
          </table:table-cell>
          <table:table-cell table:style-name="ce28" table:formula="of:=OR([.H120];[.I120];[.J120])" office:value-type="boolean" office:boolean-value="true" calcext:value-type="boolean">
            <text:p>WAHR</text:p>
          </table:table-cell>
          <table:table-cell table:style-name="ce28" table:formula="of:=IF([$Themenliste.$J121] = 1)" office:value-type="boolean" office:boolean-value="false" calcext:value-type="boolean">
            <text:p>FALSCH</text:p>
          </table:table-cell>
          <table:table-cell table:style-name="ce28" table:formula="of:=IF([$Themenliste.$I12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21];[$Themenliste.$A122];&quot;&quot;)">
            <text:p/>
          </table:table-cell>
          <table:table-cell table:formula="of:=IF([.$G121];[$Themenliste.$B122];&quot;&quot;)">
            <text:p/>
          </table:table-cell>
          <table:table-cell table:formula="of:=IF([.$G121];[$Themenliste.$C122];&quot;&quot;)">
            <text:p/>
          </table:table-cell>
          <table:table-cell table:formula="of:=IF([.$G121];[$Themenliste.$D122];&quot;&quot;)">
            <text:p/>
          </table:table-cell>
          <table:table-cell table:formula="of:=IF([.$G121];[$Themenliste.$E122];&quot;&quot;)">
            <text:p/>
          </table:table-cell>
          <table:table-cell table:style-name="ce22" table:formula="of:=IF([.$G121];CONCATENATE(IF([$Themenliste.$M122] = 1;&quot;1&quot;;&quot;&quot;);IF(AND([$Themenliste.$M122] = 1;OR([$Themenliste.$N122] = 1;[$Themenliste.$O122] = 1));&quot;,&quot;;&quot;&quot;);IF([$Themenliste.$N122] = 1;&quot;2&quot;;&quot;&quot;);IF(AND([$Themenliste.$N122] = 1;[$Themenliste.$O122] = 1);&quot;,&quot;;&quot;&quot;);IF([$Themenliste.$O122] = 1;&quot;3&quot;;&quot;&quot;));&quot;&quot;)">
            <text:p/>
          </table:table-cell>
          <table:table-cell table:style-name="ce28" table:formula="of:=AND([.K121];[.L121])" office:value-type="boolean" office:boolean-value="false" calcext:value-type="boolean">
            <text:p>FALSCH</text:p>
          </table:table-cell>
          <table:table-cell table:style-name="ce28" table:formula="of:=AND([$Themenliste.$M122] = 1;[$Variablen.$A$2] = 1)" office:value-type="boolean" office:boolean-value="false" calcext:value-type="boolean">
            <text:p>FALSCH</text:p>
          </table:table-cell>
          <table:table-cell table:style-name="ce28" table:formula="of:=AND([$Themenliste.$N122] = 1;[$Variablen.$B$2] = 1)" office:value-type="boolean" office:boolean-value="true" calcext:value-type="boolean">
            <text:p>WAHR</text:p>
          </table:table-cell>
          <table:table-cell table:style-name="ce28" table:formula="of:=AND([$Themenliste.$O122] = 1;[$Variablen.$C$2] = 1)" office:value-type="boolean" office:boolean-value="false" calcext:value-type="boolean">
            <text:p>FALSCH</text:p>
          </table:table-cell>
          <table:table-cell table:style-name="ce28" table:formula="of:=OR([.H121];[.I121];[.J121])" office:value-type="boolean" office:boolean-value="true" calcext:value-type="boolean">
            <text:p>WAHR</text:p>
          </table:table-cell>
          <table:table-cell table:style-name="ce28" table:formula="of:=IF([$Themenliste.$J122] = 1)" office:value-type="boolean" office:boolean-value="false" calcext:value-type="boolean">
            <text:p>FALSCH</text:p>
          </table:table-cell>
          <table:table-cell table:style-name="ce28" table:formula="of:=IF([$Themenliste.$I12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4">
          <table:table-cell table:formula="of:=IF([.$G122];[$Themenliste.$A123];&quot;&quot;)">
            <text:p/>
          </table:table-cell>
          <table:table-cell table:formula="of:=IF([.$G122];[$Themenliste.$B123];&quot;&quot;)">
            <text:p/>
          </table:table-cell>
          <table:table-cell table:formula="of:=IF([.$G122];[$Themenliste.$C123];&quot;&quot;)">
            <text:p/>
          </table:table-cell>
          <table:table-cell table:formula="of:=IF([.$G122];[$Themenliste.$D123];&quot;&quot;)">
            <text:p/>
          </table:table-cell>
          <table:table-cell table:formula="of:=IF([.$G122];[$Themenliste.$E123];&quot;&quot;)">
            <text:p/>
          </table:table-cell>
          <table:table-cell table:style-name="ce22" table:formula="of:=IF([.$G122];CONCATENATE(IF([$Themenliste.$M123] = 1;&quot;1&quot;;&quot;&quot;);IF(AND([$Themenliste.$M123] = 1;OR([$Themenliste.$N123] = 1;[$Themenliste.$O123] = 1));&quot;,&quot;;&quot;&quot;);IF([$Themenliste.$N123] = 1;&quot;2&quot;;&quot;&quot;);IF(AND([$Themenliste.$N123] = 1;[$Themenliste.$O123] = 1);&quot;,&quot;;&quot;&quot;);IF([$Themenliste.$O123] = 1;&quot;3&quot;;&quot;&quot;));&quot;&quot;)">
            <text:p/>
          </table:table-cell>
          <table:table-cell table:style-name="ce28" table:formula="of:=AND([.K122];[.L122])" office:value-type="boolean" office:boolean-value="false" calcext:value-type="boolean">
            <text:p>FALSCH</text:p>
          </table:table-cell>
          <table:table-cell table:style-name="ce28" table:formula="of:=AND([$Themenliste.$M123] = 1;[$Variablen.$A$2] = 1)" office:value-type="boolean" office:boolean-value="false" calcext:value-type="boolean">
            <text:p>FALSCH</text:p>
          </table:table-cell>
          <table:table-cell table:style-name="ce28" table:formula="of:=AND([$Themenliste.$N123] = 1;[$Variablen.$B$2] = 1)" office:value-type="boolean" office:boolean-value="true" calcext:value-type="boolean">
            <text:p>WAHR</text:p>
          </table:table-cell>
          <table:table-cell table:style-name="ce28" table:formula="of:=AND([$Themenliste.$O123] = 1;[$Variablen.$C$2] = 1)" office:value-type="boolean" office:boolean-value="false" calcext:value-type="boolean">
            <text:p>FALSCH</text:p>
          </table:table-cell>
          <table:table-cell table:style-name="ce28" table:formula="of:=OR([.H122];[.I122];[.J122])" office:value-type="boolean" office:boolean-value="true" calcext:value-type="boolean">
            <text:p>WAHR</text:p>
          </table:table-cell>
          <table:table-cell table:style-name="ce28" table:formula="of:=IF([$Themenliste.$J123] = 1)" office:value-type="boolean" office:boolean-value="false" calcext:value-type="boolean">
            <text:p>FALSCH</text:p>
          </table:table-cell>
          <table:table-cell table:style-name="ce28" table:formula="of:=IF([$Themenliste.$I12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23];[$Themenliste.$A124];&quot;&quot;)" office:value-type="string" office:string-value="3.1.a" calcext:value-type="string">
            <text:p>3.1.a</text:p>
          </table:table-cell>
          <table:table-cell table:formula="of:=IF([.$G123];[$Themenliste.$B12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$G123];[$Themenliste.$C124];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[.$G123];[$Themenliste.$D124];&quot;&quot;)" office:value-type="string" office:string-value="a" calcext:value-type="string">
            <text:p>a</text:p>
          </table:table-cell>
          <table:table-cell table:formula="of:=IF([.$G123];[$Themenliste.$E124]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style-name="ce22" table:formula="of:=IF([.$G123];CONCATENATE(IF([$Themenliste.$M124] = 1;&quot;1&quot;;&quot;&quot;);IF(AND([$Themenliste.$M124] = 1;OR([$Themenliste.$N124] = 1;[$Themenliste.$O124] = 1));&quot;,&quot;;&quot;&quot;);IF([$Themenliste.$N124] = 1;&quot;2&quot;;&quot;&quot;);IF(AND([$Themenliste.$N124] = 1;[$Themenliste.$O124] = 1);&quot;,&quot;;&quot;&quot;);IF([$Themenliste.$O124] = 1;&quot;3&quot;;&quot;&quot;));&quot;&quot;)" office:value-type="string" office:string-value="1,2" calcext:value-type="string">
            <text:p>1,2</text:p>
          </table:table-cell>
          <table:table-cell table:style-name="ce28" table:formula="of:=AND([.K123];[.L123])" office:value-type="boolean" office:boolean-value="true" calcext:value-type="boolean">
            <text:p>WAHR</text:p>
          </table:table-cell>
          <table:table-cell table:style-name="ce28" table:formula="of:=AND([$Themenliste.$M124] = 1;[$Variablen.$A$2] = 1)" office:value-type="boolean" office:boolean-value="true" calcext:value-type="boolean">
            <text:p>WAHR</text:p>
          </table:table-cell>
          <table:table-cell table:style-name="ce28" table:formula="of:=AND([$Themenliste.$N124] = 1;[$Variablen.$B$2] = 1)" office:value-type="boolean" office:boolean-value="true" calcext:value-type="boolean">
            <text:p>WAHR</text:p>
          </table:table-cell>
          <table:table-cell table:style-name="ce28" table:formula="of:=AND([$Themenliste.$O124] = 1;[$Variablen.$C$2] = 1)" office:value-type="boolean" office:boolean-value="false" calcext:value-type="boolean">
            <text:p>FALSCH</text:p>
          </table:table-cell>
          <table:table-cell table:style-name="ce28" table:formula="of:=OR([.H123];[.I123];[.J123])" office:value-type="boolean" office:boolean-value="true" calcext:value-type="boolean">
            <text:p>WAHR</text:p>
          </table:table-cell>
          <table:table-cell table:style-name="ce28" table:formula="of:=IF([$Themenliste.$J124] = 1)" office:value-type="boolean" office:boolean-value="true" calcext:value-type="boolean">
            <text:p>WAHR</text:p>
          </table:table-cell>
          <table:table-cell table:style-name="ce28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formula="of:=IF([.$G124];[$Themenliste.$A125];&quot;&quot;)" office:value-type="string" office:string-value="3.1.b" calcext:value-type="string">
            <text:p>3.1.b</text:p>
          </table:table-cell>
          <table:table-cell table:formula="of:=IF([.$G124];[$Themenliste.$B12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$G124];[$Themenliste.$C125];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[.$G124];[$Themenliste.$D125];&quot;&quot;)" office:value-type="string" office:string-value="b" calcext:value-type="string">
            <text:p>b</text:p>
          </table:table-cell>
          <table:table-cell table:formula="of:=IF([.$G124];[$Themenliste.$E125]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style-name="ce22" table:formula="of:=IF([.$G124];CONCATENATE(IF([$Themenliste.$M125] = 1;&quot;1&quot;;&quot;&quot;);IF(AND([$Themenliste.$M125] = 1;OR([$Themenliste.$N125] = 1;[$Themenliste.$O125] = 1));&quot;,&quot;;&quot;&quot;);IF([$Themenliste.$N125] = 1;&quot;2&quot;;&quot;&quot;);IF(AND([$Themenliste.$N125] = 1;[$Themenliste.$O125] = 1);&quot;,&quot;;&quot;&quot;);IF([$Themenliste.$O125] = 1;&quot;3&quot;;&quot;&quot;));&quot;&quot;)" office:value-type="string" office:string-value="1,2" calcext:value-type="string">
            <text:p>1,2</text:p>
          </table:table-cell>
          <table:table-cell table:style-name="ce28" table:formula="of:=AND([.K124];[.L124])" office:value-type="boolean" office:boolean-value="true" calcext:value-type="boolean">
            <text:p>WAHR</text:p>
          </table:table-cell>
          <table:table-cell table:style-name="ce28" table:formula="of:=AND([$Themenliste.$M125] = 1;[$Variablen.$A$2] = 1)" office:value-type="boolean" office:boolean-value="true" calcext:value-type="boolean">
            <text:p>WAHR</text:p>
          </table:table-cell>
          <table:table-cell table:style-name="ce28" table:formula="of:=AND([$Themenliste.$N125] = 1;[$Variablen.$B$2] = 1)" office:value-type="boolean" office:boolean-value="true" calcext:value-type="boolean">
            <text:p>WAHR</text:p>
          </table:table-cell>
          <table:table-cell table:style-name="ce28" table:formula="of:=AND([$Themenliste.$O125] = 1;[$Variablen.$C$2] = 1)" office:value-type="boolean" office:boolean-value="false" calcext:value-type="boolean">
            <text:p>FALSCH</text:p>
          </table:table-cell>
          <table:table-cell table:style-name="ce28" table:formula="of:=OR([.H124];[.I124];[.J124])" office:value-type="boolean" office:boolean-value="true" calcext:value-type="boolean">
            <text:p>WAHR</text:p>
          </table:table-cell>
          <table:table-cell table:style-name="ce28" table:formula="of:=IF([$Themenliste.$J125] = 1)" office:value-type="boolean" office:boolean-value="true" calcext:value-type="boolean">
            <text:p>WAHR</text:p>
          </table:table-cell>
          <table:table-cell table:style-name="ce28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25];[$Themenliste.$A126];&quot;&quot;)" office:value-type="string" office:string-value="3.1.c" calcext:value-type="string">
            <text:p>3.1.c</text:p>
          </table:table-cell>
          <table:table-cell table:style-name="ce61" table:formula="of:=IF([.$G125];[$Themenliste.$B126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25];[$Themenliste.$C126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48" table:formula="of:=IF([.$G125];[$Themenliste.$D126];&quot;&quot;)" office:value-type="string" office:string-value="c" calcext:value-type="string">
            <text:p>c</text:p>
          </table:table-cell>
          <table:table-cell table:style-name="ce61" table:formula="of:=IF([.$G125];#REF!;&quot;&quot;)" office:value-type="string" office:string-value="" calcext:value-type="error">
            <text:p>#REF!</text:p>
          </table:table-cell>
          <table:table-cell table:style-name="ce22" table:formula="of:=IF([.$G125];CONCATENATE(IF([$Themenliste.$M126] = 1;&quot;1&quot;;&quot;&quot;);IF(AND([$Themenliste.$M126] = 1;OR([$Themenliste.$N126] = 1;[$Themenliste.$O126] = 1));&quot;,&quot;;&quot;&quot;);IF([$Themenliste.$N126] = 1;&quot;2&quot;;&quot;&quot;);IF(AND([$Themenliste.$N126] = 1;[$Themenliste.$O126] = 1);&quot;,&quot;;&quot;&quot;);IF([$Themenliste.$O126] = 1;&quot;3&quot;;&quot;&quot;));&quot;&quot;)" office:value-type="string" office:string-value="1,2" calcext:value-type="string">
            <text:p>1,2</text:p>
          </table:table-cell>
          <table:table-cell table:style-name="ce28" table:formula="of:=AND([.K125];[.L125])" office:value-type="boolean" office:boolean-value="true" calcext:value-type="boolean">
            <text:p>WAHR</text:p>
          </table:table-cell>
          <table:table-cell table:style-name="ce28" table:formula="of:=AND([$Themenliste.$M126] = 1;[$Variablen.$A$2] = 1)" office:value-type="boolean" office:boolean-value="true" calcext:value-type="boolean">
            <text:p>WAHR</text:p>
          </table:table-cell>
          <table:table-cell table:style-name="ce28" table:formula="of:=AND([$Themenliste.$N126] = 1;[$Variablen.$B$2] = 1)" office:value-type="boolean" office:boolean-value="true" calcext:value-type="boolean">
            <text:p>WAHR</text:p>
          </table:table-cell>
          <table:table-cell table:style-name="ce28" table:formula="of:=AND([$Themenliste.$O126] = 1;[$Variablen.$C$2] = 1)" office:value-type="boolean" office:boolean-value="false" calcext:value-type="boolean">
            <text:p>FALSCH</text:p>
          </table:table-cell>
          <table:table-cell table:style-name="ce28" table:formula="of:=OR([.H125];[.I125];[.J125])" office:value-type="boolean" office:boolean-value="true" calcext:value-type="boolean">
            <text:p>WAHR</text:p>
          </table:table-cell>
          <table:table-cell table:style-name="ce28" table:formula="of:=IF([$Themenliste.$J126] = 1)" office:value-type="boolean" office:boolean-value="true" calcext:value-type="boolean">
            <text:p>WAHR</text:p>
          </table:table-cell>
          <table:table-cell table:style-name="ce28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26];[$Themenliste.$A127];&quot;&quot;)" office:value-type="string" office:string-value="3.1.d" calcext:value-type="string">
            <text:p>3.1.d</text:p>
          </table:table-cell>
          <table:table-cell table:style-name="ce61" table:formula="of:=IF([.$G126];[$Themenliste.$B127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26];[$Themenliste.$C127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48" table:formula="of:=IF([.$G126];[$Themenliste.$D127];&quot;&quot;)" office:value-type="string" office:string-value="d" calcext:value-type="string">
            <text:p>d</text:p>
          </table:table-cell>
          <table:table-cell table:style-name="ce61" table:formula="of:=IF([.$G126];#REF!;&quot;&quot;)" office:value-type="string" office:string-value="" calcext:value-type="error">
            <text:p>#REF!</text:p>
          </table:table-cell>
          <table:table-cell table:style-name="ce22" table:formula="of:=IF([.$G126];CONCATENATE(IF([$Themenliste.$M127] = 1;&quot;1&quot;;&quot;&quot;);IF(AND([$Themenliste.$M127] = 1;OR([$Themenliste.$N127] = 1;[$Themenliste.$O127] = 1));&quot;,&quot;;&quot;&quot;);IF([$Themenliste.$N127] = 1;&quot;2&quot;;&quot;&quot;);IF(AND([$Themenliste.$N127] = 1;[$Themenliste.$O127] = 1);&quot;,&quot;;&quot;&quot;);IF([$Themenliste.$O127] = 1;&quot;3&quot;;&quot;&quot;));&quot;&quot;)" office:value-type="string" office:string-value="1,2" calcext:value-type="string">
            <text:p>1,2</text:p>
          </table:table-cell>
          <table:table-cell table:style-name="ce28" table:formula="of:=AND([.K126];[.L126])" office:value-type="boolean" office:boolean-value="true" calcext:value-type="boolean">
            <text:p>WAHR</text:p>
          </table:table-cell>
          <table:table-cell table:style-name="ce28" table:formula="of:=AND([$Themenliste.$M127] = 1;[$Variablen.$A$2] = 1)" office:value-type="boolean" office:boolean-value="true" calcext:value-type="boolean">
            <text:p>WAHR</text:p>
          </table:table-cell>
          <table:table-cell table:style-name="ce28" table:formula="of:=AND([$Themenliste.$N127] = 1;[$Variablen.$B$2] = 1)" office:value-type="boolean" office:boolean-value="true" calcext:value-type="boolean">
            <text:p>WAHR</text:p>
          </table:table-cell>
          <table:table-cell table:style-name="ce28" table:formula="of:=AND([$Themenliste.$O127] = 1;[$Variablen.$C$2] = 1)" office:value-type="boolean" office:boolean-value="false" calcext:value-type="boolean">
            <text:p>FALSCH</text:p>
          </table:table-cell>
          <table:table-cell table:style-name="ce28" table:formula="of:=OR([.H126];[.I126];[.J126])" office:value-type="boolean" office:boolean-value="true" calcext:value-type="boolean">
            <text:p>WAHR</text:p>
          </table:table-cell>
          <table:table-cell table:style-name="ce28" table:formula="of:=IF([$Themenliste.$J127] = 1)" office:value-type="boolean" office:boolean-value="true" calcext:value-type="boolean">
            <text:p>WAHR</text:p>
          </table:table-cell>
          <table:table-cell table:style-name="ce28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27];[$Themenliste.$A128];&quot;&quot;)" office:value-type="string" office:string-value="3.1.e" calcext:value-type="string">
            <text:p>3.1.e</text:p>
          </table:table-cell>
          <table:table-cell table:style-name="ce61" table:formula="of:=IF([.$G127];[$Themenliste.$B128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27];[$Themenliste.$C128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48" table:formula="of:=IF([.$G127];[$Themenliste.$D128];&quot;&quot;)" office:value-type="string" office:string-value="e" calcext:value-type="string">
            <text:p>e</text:p>
          </table:table-cell>
          <table:table-cell table:style-name="ce61" table:formula="of:=IF([.$G127];#REF!;&quot;&quot;)" office:value-type="string" office:string-value="" calcext:value-type="error">
            <text:p>#REF!</text:p>
          </table:table-cell>
          <table:table-cell table:style-name="ce22" table:formula="of:=IF([.$G127];CONCATENATE(IF([$Themenliste.$M128] = 1;&quot;1&quot;;&quot;&quot;);IF(AND([$Themenliste.$M128] = 1;OR([$Themenliste.$N128] = 1;[$Themenliste.$O128] = 1));&quot;,&quot;;&quot;&quot;);IF([$Themenliste.$N128] = 1;&quot;2&quot;;&quot;&quot;);IF(AND([$Themenliste.$N128] = 1;[$Themenliste.$O128] = 1);&quot;,&quot;;&quot;&quot;);IF([$Themenliste.$O128] = 1;&quot;3&quot;;&quot;&quot;));&quot;&quot;)" office:value-type="string" office:string-value="1,2" calcext:value-type="string">
            <text:p>1,2</text:p>
          </table:table-cell>
          <table:table-cell table:style-name="ce28" table:formula="of:=AND([.K127];[.L127])" office:value-type="boolean" office:boolean-value="true" calcext:value-type="boolean">
            <text:p>WAHR</text:p>
          </table:table-cell>
          <table:table-cell table:style-name="ce28" table:formula="of:=AND([$Themenliste.$M128] = 1;[$Variablen.$A$2] = 1)" office:value-type="boolean" office:boolean-value="true" calcext:value-type="boolean">
            <text:p>WAHR</text:p>
          </table:table-cell>
          <table:table-cell table:style-name="ce28" table:formula="of:=AND([$Themenliste.$N128] = 1;[$Variablen.$B$2] = 1)" office:value-type="boolean" office:boolean-value="true" calcext:value-type="boolean">
            <text:p>WAHR</text:p>
          </table:table-cell>
          <table:table-cell table:style-name="ce28" table:formula="of:=AND([$Themenliste.$O128] = 1;[$Variablen.$C$2] = 1)" office:value-type="boolean" office:boolean-value="false" calcext:value-type="boolean">
            <text:p>FALSCH</text:p>
          </table:table-cell>
          <table:table-cell table:style-name="ce28" table:formula="of:=OR([.H127];[.I127];[.J127])" office:value-type="boolean" office:boolean-value="true" calcext:value-type="boolean">
            <text:p>WAHR</text:p>
          </table:table-cell>
          <table:table-cell table:style-name="ce28" table:formula="of:=IF([$Themenliste.$J128] = 1)" office:value-type="boolean" office:boolean-value="true" calcext:value-type="boolean">
            <text:p>WAHR</text:p>
          </table:table-cell>
          <table:table-cell table:style-name="ce28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28];[$Themenliste.$A129];&quot;&quot;)" office:value-type="string" office:string-value="3.1.f" calcext:value-type="string">
            <text:p>3.1.f</text:p>
          </table:table-cell>
          <table:table-cell table:style-name="ce61" table:formula="of:=IF([.$G128];[$Themenliste.$B129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28];[$Themenliste.$C129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48" table:formula="of:=IF([.$G128];[$Themenliste.$D129];&quot;&quot;)" office:value-type="string" office:string-value="f" calcext:value-type="string">
            <text:p>f</text:p>
          </table:table-cell>
          <table:table-cell table:style-name="ce61" table:formula="of:=IF([.$G128];#REF!;&quot;&quot;)" office:value-type="string" office:string-value="" calcext:value-type="error">
            <text:p>#REF!</text:p>
          </table:table-cell>
          <table:table-cell table:style-name="ce22" table:formula="of:=IF([.$G128];CONCATENATE(IF([$Themenliste.$M129] = 1;&quot;1&quot;;&quot;&quot;);IF(AND([$Themenliste.$M129] = 1;OR([$Themenliste.$N129] = 1;[$Themenliste.$O129] = 1));&quot;,&quot;;&quot;&quot;);IF([$Themenliste.$N129] = 1;&quot;2&quot;;&quot;&quot;);IF(AND([$Themenliste.$N129] = 1;[$Themenliste.$O129] = 1);&quot;,&quot;;&quot;&quot;);IF([$Themenliste.$O129] = 1;&quot;3&quot;;&quot;&quot;));&quot;&quot;)" office:value-type="string" office:string-value="1,2" calcext:value-type="string">
            <text:p>1,2</text:p>
          </table:table-cell>
          <table:table-cell table:style-name="ce28" table:formula="of:=AND([.K128];[.L128])" office:value-type="boolean" office:boolean-value="true" calcext:value-type="boolean">
            <text:p>WAHR</text:p>
          </table:table-cell>
          <table:table-cell table:style-name="ce28" table:formula="of:=AND([$Themenliste.$M129] = 1;[$Variablen.$A$2] = 1)" office:value-type="boolean" office:boolean-value="true" calcext:value-type="boolean">
            <text:p>WAHR</text:p>
          </table:table-cell>
          <table:table-cell table:style-name="ce28" table:formula="of:=AND([$Themenliste.$N129] = 1;[$Variablen.$B$2] = 1)" office:value-type="boolean" office:boolean-value="true" calcext:value-type="boolean">
            <text:p>WAHR</text:p>
          </table:table-cell>
          <table:table-cell table:style-name="ce28" table:formula="of:=AND([$Themenliste.$O129] = 1;[$Variablen.$C$2] = 1)" office:value-type="boolean" office:boolean-value="false" calcext:value-type="boolean">
            <text:p>FALSCH</text:p>
          </table:table-cell>
          <table:table-cell table:style-name="ce28" table:formula="of:=OR([.H128];[.I128];[.J128])" office:value-type="boolean" office:boolean-value="true" calcext:value-type="boolean">
            <text:p>WAHR</text:p>
          </table:table-cell>
          <table:table-cell table:style-name="ce28" table:formula="of:=IF([$Themenliste.$J129] = 1)" office:value-type="boolean" office:boolean-value="true" calcext:value-type="boolean">
            <text:p>WAHR</text:p>
          </table:table-cell>
          <table:table-cell table:style-name="ce28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29];[$Themenliste.$A130];&quot;&quot;)" office:value-type="string" office:string-value="3.1.g" calcext:value-type="string">
            <text:p>3.1.g</text:p>
          </table:table-cell>
          <table:table-cell table:style-name="ce61" table:formula="of:=IF([.$G129];[$Themenliste.$B130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29];[$Themenliste.$C130]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48" table:formula="of:=IF([.$G129];[$Themenliste.$D130];&quot;&quot;)" office:value-type="string" office:string-value="g" calcext:value-type="string">
            <text:p>g</text:p>
          </table:table-cell>
          <table:table-cell table:style-name="ce61" table:formula="of:=IF([.$G129];#REF!;&quot;&quot;)" office:value-type="string" office:string-value="" calcext:value-type="error">
            <text:p>#REF!</text:p>
          </table:table-cell>
          <table:table-cell table:style-name="ce22" table:formula="of:=IF([.$G129];CONCATENATE(IF([$Themenliste.$M130] = 1;&quot;1&quot;;&quot;&quot;);IF(AND([$Themenliste.$M130] = 1;OR([$Themenliste.$N130] = 1;[$Themenliste.$O130] = 1));&quot;,&quot;;&quot;&quot;);IF([$Themenliste.$N130] = 1;&quot;2&quot;;&quot;&quot;);IF(AND([$Themenliste.$N130] = 1;[$Themenliste.$O130] = 1);&quot;,&quot;;&quot;&quot;);IF([$Themenliste.$O130] = 1;&quot;3&quot;;&quot;&quot;));&quot;&quot;)" office:value-type="string" office:string-value="1,2" calcext:value-type="string">
            <text:p>1,2</text:p>
          </table:table-cell>
          <table:table-cell table:style-name="ce28" table:formula="of:=AND([.K129];[.L129])" office:value-type="boolean" office:boolean-value="true" calcext:value-type="boolean">
            <text:p>WAHR</text:p>
          </table:table-cell>
          <table:table-cell table:style-name="ce28" table:formula="of:=AND([$Themenliste.$M130] = 1;[$Variablen.$A$2] = 1)" office:value-type="boolean" office:boolean-value="true" calcext:value-type="boolean">
            <text:p>WAHR</text:p>
          </table:table-cell>
          <table:table-cell table:style-name="ce28" table:formula="of:=AND([$Themenliste.$N130] = 1;[$Variablen.$B$2] = 1)" office:value-type="boolean" office:boolean-value="true" calcext:value-type="boolean">
            <text:p>WAHR</text:p>
          </table:table-cell>
          <table:table-cell table:style-name="ce28" table:formula="of:=AND([$Themenliste.$O130] = 1;[$Variablen.$C$2] = 1)" office:value-type="boolean" office:boolean-value="false" calcext:value-type="boolean">
            <text:p>FALSCH</text:p>
          </table:table-cell>
          <table:table-cell table:style-name="ce28" table:formula="of:=OR([.H129];[.I129];[.J129])" office:value-type="boolean" office:boolean-value="true" calcext:value-type="boolean">
            <text:p>WAHR</text:p>
          </table:table-cell>
          <table:table-cell table:style-name="ce28" table:formula="of:=IF([$Themenliste.$J130] = 1)" office:value-type="boolean" office:boolean-value="true" calcext:value-type="boolean">
            <text:p>WAHR</text:p>
          </table:table-cell>
          <table:table-cell table:style-name="ce28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0];[$Themenliste.$A131];&quot;&quot;)" office:value-type="string" office:string-value="3.2.a" calcext:value-type="string">
            <text:p>3.2.a</text:p>
          </table:table-cell>
          <table:table-cell table:style-name="ce61" table:formula="of:=IF([.$G130];[$Themenliste.$B131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0];[$Themenliste.$C131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48" table:formula="of:=IF([.$G130];[$Themenliste.$D131];&quot;&quot;)" office:value-type="string" office:string-value="a" calcext:value-type="string">
            <text:p>a</text:p>
          </table:table-cell>
          <table:table-cell table:style-name="ce61" table:formula="of:=IF([.$G130];#REF!;&quot;&quot;)" office:value-type="string" office:string-value="" calcext:value-type="error">
            <text:p>#REF!</text:p>
          </table:table-cell>
          <table:table-cell table:style-name="ce22" table:formula="of:=IF([.$G130];CONCATENATE(IF([$Themenliste.$M131] = 1;&quot;1&quot;;&quot;&quot;);IF(AND([$Themenliste.$M131] = 1;OR([$Themenliste.$N131] = 1;[$Themenliste.$O131] = 1));&quot;,&quot;;&quot;&quot;);IF([$Themenliste.$N131] = 1;&quot;2&quot;;&quot;&quot;);IF(AND([$Themenliste.$N131] = 1;[$Themenliste.$O131] = 1);&quot;,&quot;;&quot;&quot;);IF([$Themenliste.$O131] = 1;&quot;3&quot;;&quot;&quot;));&quot;&quot;)" office:value-type="string" office:string-value="1,2" calcext:value-type="string">
            <text:p>1,2</text:p>
          </table:table-cell>
          <table:table-cell table:style-name="ce28" table:formula="of:=AND([.K130];[.L130])" office:value-type="boolean" office:boolean-value="true" calcext:value-type="boolean">
            <text:p>WAHR</text:p>
          </table:table-cell>
          <table:table-cell table:style-name="ce28" table:formula="of:=AND([$Themenliste.$M131] = 1;[$Variablen.$A$2] = 1)" office:value-type="boolean" office:boolean-value="true" calcext:value-type="boolean">
            <text:p>WAHR</text:p>
          </table:table-cell>
          <table:table-cell table:style-name="ce28" table:formula="of:=AND([$Themenliste.$N131] = 1;[$Variablen.$B$2] = 1)" office:value-type="boolean" office:boolean-value="true" calcext:value-type="boolean">
            <text:p>WAHR</text:p>
          </table:table-cell>
          <table:table-cell table:style-name="ce28" table:formula="of:=AND([$Themenliste.$O131] = 1;[$Variablen.$C$2] = 1)" office:value-type="boolean" office:boolean-value="false" calcext:value-type="boolean">
            <text:p>FALSCH</text:p>
          </table:table-cell>
          <table:table-cell table:style-name="ce28" table:formula="of:=OR([.H130];[.I130];[.J130])" office:value-type="boolean" office:boolean-value="true" calcext:value-type="boolean">
            <text:p>WAHR</text:p>
          </table:table-cell>
          <table:table-cell table:style-name="ce28" table:formula="of:=IF([$Themenliste.$J131] = 1)" office:value-type="boolean" office:boolean-value="true" calcext:value-type="boolean">
            <text:p>WAHR</text:p>
          </table:table-cell>
          <table:table-cell table:style-name="ce28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1];[$Themenliste.$A132];&quot;&quot;)" office:value-type="string" office:string-value="3.2.b" calcext:value-type="string">
            <text:p>3.2.b</text:p>
          </table:table-cell>
          <table:table-cell table:style-name="ce61" table:formula="of:=IF([.$G131];[$Themenliste.$B132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1];[$Themenliste.$C132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48" table:formula="of:=IF([.$G131];[$Themenliste.$D132];&quot;&quot;)" office:value-type="string" office:string-value="b" calcext:value-type="string">
            <text:p>b</text:p>
          </table:table-cell>
          <table:table-cell table:style-name="ce61" table:formula="of:=IF([.$G131];#REF!;&quot;&quot;)" office:value-type="string" office:string-value="" calcext:value-type="error">
            <text:p>#REF!</text:p>
          </table:table-cell>
          <table:table-cell table:style-name="ce22" table:formula="of:=IF([.$G131];CONCATENATE(IF([$Themenliste.$M132] = 1;&quot;1&quot;;&quot;&quot;);IF(AND([$Themenliste.$M132] = 1;OR([$Themenliste.$N132] = 1;[$Themenliste.$O132] = 1));&quot;,&quot;;&quot;&quot;);IF([$Themenliste.$N132] = 1;&quot;2&quot;;&quot;&quot;);IF(AND([$Themenliste.$N132] = 1;[$Themenliste.$O132] = 1);&quot;,&quot;;&quot;&quot;);IF([$Themenliste.$O132] = 1;&quot;3&quot;;&quot;&quot;));&quot;&quot;)" office:value-type="string" office:string-value="1,2" calcext:value-type="string">
            <text:p>1,2</text:p>
          </table:table-cell>
          <table:table-cell table:style-name="ce28" table:formula="of:=AND([.K131];[.L131])" office:value-type="boolean" office:boolean-value="true" calcext:value-type="boolean">
            <text:p>WAHR</text:p>
          </table:table-cell>
          <table:table-cell table:style-name="ce28" table:formula="of:=AND([$Themenliste.$M132] = 1;[$Variablen.$A$2] = 1)" office:value-type="boolean" office:boolean-value="true" calcext:value-type="boolean">
            <text:p>WAHR</text:p>
          </table:table-cell>
          <table:table-cell table:style-name="ce28" table:formula="of:=AND([$Themenliste.$N132] = 1;[$Variablen.$B$2] = 1)" office:value-type="boolean" office:boolean-value="true" calcext:value-type="boolean">
            <text:p>WAHR</text:p>
          </table:table-cell>
          <table:table-cell table:style-name="ce28" table:formula="of:=AND([$Themenliste.$O132] = 1;[$Variablen.$C$2] = 1)" office:value-type="boolean" office:boolean-value="false" calcext:value-type="boolean">
            <text:p>FALSCH</text:p>
          </table:table-cell>
          <table:table-cell table:style-name="ce28" table:formula="of:=OR([.H131];[.I131];[.J131])" office:value-type="boolean" office:boolean-value="true" calcext:value-type="boolean">
            <text:p>WAHR</text:p>
          </table:table-cell>
          <table:table-cell table:style-name="ce28" table:formula="of:=IF([$Themenliste.$J132] = 1)" office:value-type="boolean" office:boolean-value="true" calcext:value-type="boolean">
            <text:p>WAHR</text:p>
          </table:table-cell>
          <table:table-cell table:style-name="ce28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2];[$Themenliste.$A133];&quot;&quot;)" office:value-type="string" office:string-value="3.2.c" calcext:value-type="string">
            <text:p>3.2.c</text:p>
          </table:table-cell>
          <table:table-cell table:style-name="ce61" table:formula="of:=IF([.$G132];[$Themenliste.$B133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2];[$Themenliste.$C133]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48" table:formula="of:=IF([.$G132];[$Themenliste.$D133];&quot;&quot;)" office:value-type="string" office:string-value="c" calcext:value-type="string">
            <text:p>c</text:p>
          </table:table-cell>
          <table:table-cell table:style-name="ce61" table:formula="of:=IF([.$G132];#REF!;&quot;&quot;)" office:value-type="string" office:string-value="" calcext:value-type="error">
            <text:p>#REF!</text:p>
          </table:table-cell>
          <table:table-cell table:style-name="ce22" table:formula="of:=IF([.$G132];CONCATENATE(IF([$Themenliste.$M133] = 1;&quot;1&quot;;&quot;&quot;);IF(AND([$Themenliste.$M133] = 1;OR([$Themenliste.$N133] = 1;[$Themenliste.$O133] = 1));&quot;,&quot;;&quot;&quot;);IF([$Themenliste.$N133] = 1;&quot;2&quot;;&quot;&quot;);IF(AND([$Themenliste.$N133] = 1;[$Themenliste.$O133] = 1);&quot;,&quot;;&quot;&quot;);IF([$Themenliste.$O133] = 1;&quot;3&quot;;&quot;&quot;));&quot;&quot;)" office:value-type="string" office:string-value="1,2" calcext:value-type="string">
            <text:p>1,2</text:p>
          </table:table-cell>
          <table:table-cell table:style-name="ce28" table:formula="of:=AND([.K132];[.L132])" office:value-type="boolean" office:boolean-value="true" calcext:value-type="boolean">
            <text:p>WAHR</text:p>
          </table:table-cell>
          <table:table-cell table:style-name="ce28" table:formula="of:=AND([$Themenliste.$M133] = 1;[$Variablen.$A$2] = 1)" office:value-type="boolean" office:boolean-value="true" calcext:value-type="boolean">
            <text:p>WAHR</text:p>
          </table:table-cell>
          <table:table-cell table:style-name="ce28" table:formula="of:=AND([$Themenliste.$N133] = 1;[$Variablen.$B$2] = 1)" office:value-type="boolean" office:boolean-value="true" calcext:value-type="boolean">
            <text:p>WAHR</text:p>
          </table:table-cell>
          <table:table-cell table:style-name="ce28" table:formula="of:=AND([$Themenliste.$O133] = 1;[$Variablen.$C$2] = 1)" office:value-type="boolean" office:boolean-value="false" calcext:value-type="boolean">
            <text:p>FALSCH</text:p>
          </table:table-cell>
          <table:table-cell table:style-name="ce28" table:formula="of:=OR([.H132];[.I132];[.J132])" office:value-type="boolean" office:boolean-value="true" calcext:value-type="boolean">
            <text:p>WAHR</text:p>
          </table:table-cell>
          <table:table-cell table:style-name="ce28" table:formula="of:=IF([$Themenliste.$J133] = 1)" office:value-type="boolean" office:boolean-value="true" calcext:value-type="boolean">
            <text:p>WAHR</text:p>
          </table:table-cell>
          <table:table-cell table:style-name="ce28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3];[$Themenliste.$A134];&quot;&quot;)" office:value-type="string" office:string-value="3.3.a" calcext:value-type="string">
            <text:p>3.3.a</text:p>
          </table:table-cell>
          <table:table-cell table:style-name="ce61" table:formula="of:=IF([.$G133];[$Themenliste.$B13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3];[$Themenliste.$C13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48" table:formula="of:=IF([.$G133];[$Themenliste.$D134];&quot;&quot;)" office:value-type="string" office:string-value="a" calcext:value-type="string">
            <text:p>a</text:p>
          </table:table-cell>
          <table:table-cell table:style-name="ce61" table:formula="of:=IF([.$G133];#REF!;&quot;&quot;)" office:value-type="string" office:string-value="" calcext:value-type="error">
            <text:p>#REF!</text:p>
          </table:table-cell>
          <table:table-cell table:style-name="ce22" table:formula="of:=IF([.$G133];CONCATENATE(IF([$Themenliste.$M134] = 1;&quot;1&quot;;&quot;&quot;);IF(AND([$Themenliste.$M134] = 1;OR([$Themenliste.$N134] = 1;[$Themenliste.$O134] = 1));&quot;,&quot;;&quot;&quot;);IF([$Themenliste.$N134] = 1;&quot;2&quot;;&quot;&quot;);IF(AND([$Themenliste.$N134] = 1;[$Themenliste.$O134] = 1);&quot;,&quot;;&quot;&quot;);IF([$Themenliste.$O134] = 1;&quot;3&quot;;&quot;&quot;));&quot;&quot;)" office:value-type="string" office:string-value="1,2" calcext:value-type="string">
            <text:p>1,2</text:p>
          </table:table-cell>
          <table:table-cell table:style-name="ce28" table:formula="of:=AND([.K133];[.L133])" office:value-type="boolean" office:boolean-value="true" calcext:value-type="boolean">
            <text:p>WAHR</text:p>
          </table:table-cell>
          <table:table-cell table:style-name="ce28" table:formula="of:=AND([$Themenliste.$M134] = 1;[$Variablen.$A$2] = 1)" office:value-type="boolean" office:boolean-value="true" calcext:value-type="boolean">
            <text:p>WAHR</text:p>
          </table:table-cell>
          <table:table-cell table:style-name="ce28" table:formula="of:=AND([$Themenliste.$N134] = 1;[$Variablen.$B$2] = 1)" office:value-type="boolean" office:boolean-value="true" calcext:value-type="boolean">
            <text:p>WAHR</text:p>
          </table:table-cell>
          <table:table-cell table:style-name="ce28" table:formula="of:=AND([$Themenliste.$O134] = 1;[$Variablen.$C$2] = 1)" office:value-type="boolean" office:boolean-value="false" calcext:value-type="boolean">
            <text:p>FALSCH</text:p>
          </table:table-cell>
          <table:table-cell table:style-name="ce28" table:formula="of:=OR([.H133];[.I133];[.J133])" office:value-type="boolean" office:boolean-value="true" calcext:value-type="boolean">
            <text:p>WAHR</text:p>
          </table:table-cell>
          <table:table-cell table:style-name="ce28" table:formula="of:=IF([$Themenliste.$J134] = 1)" office:value-type="boolean" office:boolean-value="true" calcext:value-type="boolean">
            <text:p>WAHR</text:p>
          </table:table-cell>
          <table:table-cell table:style-name="ce28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4];[$Themenliste.$A135];&quot;&quot;)" office:value-type="string" office:string-value="3.3.b" calcext:value-type="string">
            <text:p>3.3.b</text:p>
          </table:table-cell>
          <table:table-cell table:style-name="ce61" table:formula="of:=IF([.$G134];[$Themenliste.$B13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4];[$Themenliste.$C13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48" table:formula="of:=IF([.$G134];[$Themenliste.$D135];&quot;&quot;)" office:value-type="string" office:string-value="b" calcext:value-type="string">
            <text:p>b</text:p>
          </table:table-cell>
          <table:table-cell table:style-name="ce61" table:formula="of:=IF([.$G134];#REF!;&quot;&quot;)" office:value-type="string" office:string-value="" calcext:value-type="error">
            <text:p>#REF!</text:p>
          </table:table-cell>
          <table:table-cell table:style-name="ce22" table:formula="of:=IF([.$G134];CONCATENATE(IF([$Themenliste.$M135] = 1;&quot;1&quot;;&quot;&quot;);IF(AND([$Themenliste.$M135] = 1;OR([$Themenliste.$N135] = 1;[$Themenliste.$O135] = 1));&quot;,&quot;;&quot;&quot;);IF([$Themenliste.$N135] = 1;&quot;2&quot;;&quot;&quot;);IF(AND([$Themenliste.$N135] = 1;[$Themenliste.$O135] = 1);&quot;,&quot;;&quot;&quot;);IF([$Themenliste.$O135] = 1;&quot;3&quot;;&quot;&quot;));&quot;&quot;)" office:value-type="string" office:string-value="1,2" calcext:value-type="string">
            <text:p>1,2</text:p>
          </table:table-cell>
          <table:table-cell table:style-name="ce28" table:formula="of:=AND([.K134];[.L134])" office:value-type="boolean" office:boolean-value="true" calcext:value-type="boolean">
            <text:p>WAHR</text:p>
          </table:table-cell>
          <table:table-cell table:style-name="ce28" table:formula="of:=AND([$Themenliste.$M135] = 1;[$Variablen.$A$2] = 1)" office:value-type="boolean" office:boolean-value="true" calcext:value-type="boolean">
            <text:p>WAHR</text:p>
          </table:table-cell>
          <table:table-cell table:style-name="ce28" table:formula="of:=AND([$Themenliste.$N135] = 1;[$Variablen.$B$2] = 1)" office:value-type="boolean" office:boolean-value="true" calcext:value-type="boolean">
            <text:p>WAHR</text:p>
          </table:table-cell>
          <table:table-cell table:style-name="ce28" table:formula="of:=AND([$Themenliste.$O135] = 1;[$Variablen.$C$2] = 1)" office:value-type="boolean" office:boolean-value="false" calcext:value-type="boolean">
            <text:p>FALSCH</text:p>
          </table:table-cell>
          <table:table-cell table:style-name="ce28" table:formula="of:=OR([.H134];[.I134];[.J134])" office:value-type="boolean" office:boolean-value="true" calcext:value-type="boolean">
            <text:p>WAHR</text:p>
          </table:table-cell>
          <table:table-cell table:style-name="ce28" table:formula="of:=IF([$Themenliste.$J135] = 1)" office:value-type="boolean" office:boolean-value="true" calcext:value-type="boolean">
            <text:p>WAHR</text:p>
          </table:table-cell>
          <table:table-cell table:style-name="ce28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5];[$Themenliste.$A136];&quot;&quot;)" office:value-type="string" office:string-value="3.3.c" calcext:value-type="string">
            <text:p>3.3.c</text:p>
          </table:table-cell>
          <table:table-cell table:style-name="ce61" table:formula="of:=IF([.$G135];[$Themenliste.$B136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5];[$Themenliste.$C13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48" table:formula="of:=IF([.$G135];[$Themenliste.$D136];&quot;&quot;)" office:value-type="string" office:string-value="c" calcext:value-type="string">
            <text:p>c</text:p>
          </table:table-cell>
          <table:table-cell table:style-name="ce61" table:formula="of:=IF([.$G135];#REF!;&quot;&quot;)" office:value-type="string" office:string-value="" calcext:value-type="error">
            <text:p>#REF!</text:p>
          </table:table-cell>
          <table:table-cell table:style-name="ce22" table:formula="of:=IF([.$G135];CONCATENATE(IF([$Themenliste.$M136] = 1;&quot;1&quot;;&quot;&quot;);IF(AND([$Themenliste.$M136] = 1;OR([$Themenliste.$N136] = 1;[$Themenliste.$O136] = 1));&quot;,&quot;;&quot;&quot;);IF([$Themenliste.$N136] = 1;&quot;2&quot;;&quot;&quot;);IF(AND([$Themenliste.$N136] = 1;[$Themenliste.$O136] = 1);&quot;,&quot;;&quot;&quot;);IF([$Themenliste.$O136] = 1;&quot;3&quot;;&quot;&quot;));&quot;&quot;)" office:value-type="string" office:string-value="1,2" calcext:value-type="string">
            <text:p>1,2</text:p>
          </table:table-cell>
          <table:table-cell table:style-name="ce28" table:formula="of:=AND([.K135];[.L135])" office:value-type="boolean" office:boolean-value="true" calcext:value-type="boolean">
            <text:p>WAHR</text:p>
          </table:table-cell>
          <table:table-cell table:style-name="ce28" table:formula="of:=AND([$Themenliste.$M136] = 1;[$Variablen.$A$2] = 1)" office:value-type="boolean" office:boolean-value="true" calcext:value-type="boolean">
            <text:p>WAHR</text:p>
          </table:table-cell>
          <table:table-cell table:style-name="ce28" table:formula="of:=AND([$Themenliste.$N136] = 1;[$Variablen.$B$2] = 1)" office:value-type="boolean" office:boolean-value="true" calcext:value-type="boolean">
            <text:p>WAHR</text:p>
          </table:table-cell>
          <table:table-cell table:style-name="ce28" table:formula="of:=AND([$Themenliste.$O136] = 1;[$Variablen.$C$2] = 1)" office:value-type="boolean" office:boolean-value="false" calcext:value-type="boolean">
            <text:p>FALSCH</text:p>
          </table:table-cell>
          <table:table-cell table:style-name="ce28" table:formula="of:=OR([.H135];[.I135];[.J135])" office:value-type="boolean" office:boolean-value="true" calcext:value-type="boolean">
            <text:p>WAHR</text:p>
          </table:table-cell>
          <table:table-cell table:style-name="ce28" table:formula="of:=IF([$Themenliste.$J136] = 1)" office:value-type="boolean" office:boolean-value="true" calcext:value-type="boolean">
            <text:p>WAHR</text:p>
          </table:table-cell>
          <table:table-cell table:style-name="ce28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6];[$Themenliste.$A139];&quot;&quot;)" office:value-type="string" office:string-value="3.4.b" calcext:value-type="string">
            <text:p>3.4.b</text:p>
          </table:table-cell>
          <table:table-cell table:style-name="ce61" table:formula="of:=IF([.$G136];[$Themenliste.$B139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6];[$Themenliste.$C139];&quot;&quot;)" office:value-type="string" office:string-value="Umweltschutz" calcext:value-type="string">
            <text:p>Umweltschutz</text:p>
          </table:table-cell>
          <table:table-cell table:style-name="ce48" table:formula="of:=IF([.$G136];[$Themenliste.$D139];&quot;&quot;)" office:value-type="string" office:string-value="b" calcext:value-type="string">
            <text:p>b</text:p>
          </table:table-cell>
          <table:table-cell table:style-name="ce61" table:formula="of:=IF([.$G136];#REF!;&quot;&quot;)" office:value-type="string" office:string-value="" calcext:value-type="error">
            <text:p>#REF!</text:p>
          </table:table-cell>
          <table:table-cell table:style-name="ce22" table:formula="of:=IF([.$G136];CONCATENATE(IF([$Themenliste.$M139] = 1;&quot;1&quot;;&quot;&quot;);IF(AND([$Themenliste.$M139] = 1;OR([$Themenliste.$N139] = 1;[$Themenliste.$O139] = 1));&quot;,&quot;;&quot;&quot;);IF([$Themenliste.$N139] = 1;&quot;2&quot;;&quot;&quot;);IF(AND([$Themenliste.$N139] = 1;[$Themenliste.$O139] = 1);&quot;,&quot;;&quot;&quot;);IF([$Themenliste.$O139] = 1;&quot;3&quot;;&quot;&quot;));&quot;&quot;)" office:value-type="string" office:string-value="1,2" calcext:value-type="string">
            <text:p>1,2</text:p>
          </table:table-cell>
          <table:table-cell table:style-name="ce28" table:formula="of:=AND([.K136];[.L136])" office:value-type="boolean" office:boolean-value="true" calcext:value-type="boolean">
            <text:p>WAHR</text:p>
          </table:table-cell>
          <table:table-cell table:style-name="ce28" table:formula="of:=AND([$Themenliste.$M139] = 1;[$Variablen.$A$2] = 1)" office:value-type="boolean" office:boolean-value="true" calcext:value-type="boolean">
            <text:p>WAHR</text:p>
          </table:table-cell>
          <table:table-cell table:style-name="ce28" table:formula="of:=AND([$Themenliste.$N139] = 1;[$Variablen.$B$2] = 1)" office:value-type="boolean" office:boolean-value="true" calcext:value-type="boolean">
            <text:p>WAHR</text:p>
          </table:table-cell>
          <table:table-cell table:style-name="ce28" table:formula="of:=AND([$Themenliste.$O139] = 1;[$Variablen.$C$2] = 1)" office:value-type="boolean" office:boolean-value="false" calcext:value-type="boolean">
            <text:p>FALSCH</text:p>
          </table:table-cell>
          <table:table-cell table:style-name="ce28" table:formula="of:=OR([.H136];[.I136];[.J136])" office:value-type="boolean" office:boolean-value="true" calcext:value-type="boolean">
            <text:p>WAHR</text:p>
          </table:table-cell>
          <table:table-cell table:style-name="ce28" table:formula="of:=IF([$Themenliste.$J139] = 1)" office:value-type="boolean" office:boolean-value="true" calcext:value-type="boolean">
            <text:p>WAHR</text:p>
          </table:table-cell>
          <table:table-cell table:style-name="ce28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7];[$Themenliste.$A140];&quot;&quot;)" office:value-type="string" office:string-value="3.4.c" calcext:value-type="string">
            <text:p>3.4.c</text:p>
          </table:table-cell>
          <table:table-cell table:style-name="ce61" table:formula="of:=IF([.$G137];[$Themenliste.$B140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7];[$Themenliste.$C140];&quot;&quot;)" office:value-type="string" office:string-value="Umweltschutz" calcext:value-type="string">
            <text:p>Umweltschutz</text:p>
          </table:table-cell>
          <table:table-cell table:style-name="ce48" table:formula="of:=IF([.$G137];[$Themenliste.$D140];&quot;&quot;)" office:value-type="string" office:string-value="c" calcext:value-type="string">
            <text:p>c</text:p>
          </table:table-cell>
          <table:table-cell table:style-name="ce61" table:formula="of:=IF([.$G137];#REF!;&quot;&quot;)" office:value-type="string" office:string-value="" calcext:value-type="error">
            <text:p>#REF!</text:p>
          </table:table-cell>
          <table:table-cell table:style-name="ce22" table:formula="of:=IF([.$G137];CONCATENATE(IF([$Themenliste.$M140] = 1;&quot;1&quot;;&quot;&quot;);IF(AND([$Themenliste.$M140] = 1;OR([$Themenliste.$N140] = 1;[$Themenliste.$O140] = 1));&quot;,&quot;;&quot;&quot;);IF([$Themenliste.$N140] = 1;&quot;2&quot;;&quot;&quot;);IF(AND([$Themenliste.$N140] = 1;[$Themenliste.$O140] = 1);&quot;,&quot;;&quot;&quot;);IF([$Themenliste.$O140] = 1;&quot;3&quot;;&quot;&quot;));&quot;&quot;)" office:value-type="string" office:string-value="1,2" calcext:value-type="string">
            <text:p>1,2</text:p>
          </table:table-cell>
          <table:table-cell table:style-name="ce28" table:formula="of:=AND([.K137];[.L137])" office:value-type="boolean" office:boolean-value="true" calcext:value-type="boolean">
            <text:p>WAHR</text:p>
          </table:table-cell>
          <table:table-cell table:style-name="ce28" table:formula="of:=AND([$Themenliste.$M140] = 1;[$Variablen.$A$2] = 1)" office:value-type="boolean" office:boolean-value="true" calcext:value-type="boolean">
            <text:p>WAHR</text:p>
          </table:table-cell>
          <table:table-cell table:style-name="ce28" table:formula="of:=AND([$Themenliste.$N140] = 1;[$Variablen.$B$2] = 1)" office:value-type="boolean" office:boolean-value="true" calcext:value-type="boolean">
            <text:p>WAHR</text:p>
          </table:table-cell>
          <table:table-cell table:style-name="ce28" table:formula="of:=AND([$Themenliste.$O140] = 1;[$Variablen.$C$2] = 1)" office:value-type="boolean" office:boolean-value="false" calcext:value-type="boolean">
            <text:p>FALSCH</text:p>
          </table:table-cell>
          <table:table-cell table:style-name="ce28" table:formula="of:=OR([.H137];[.I137];[.J137])" office:value-type="boolean" office:boolean-value="true" calcext:value-type="boolean">
            <text:p>WAHR</text:p>
          </table:table-cell>
          <table:table-cell table:style-name="ce28" table:formula="of:=IF([$Themenliste.$J140] = 1)" office:value-type="boolean" office:boolean-value="true" calcext:value-type="boolean">
            <text:p>WAHR</text:p>
          </table:table-cell>
          <table:table-cell table:style-name="ce28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8];[$Themenliste.$A141];&quot;&quot;)" office:value-type="string" office:string-value="3.4.d" calcext:value-type="string">
            <text:p>3.4.d</text:p>
          </table:table-cell>
          <table:table-cell table:style-name="ce61" table:formula="of:=IF([.$G138];[$Themenliste.$B141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8];[$Themenliste.$C141];&quot;&quot;)" office:value-type="string" office:string-value="Umweltschutz" calcext:value-type="string">
            <text:p>Umweltschutz</text:p>
          </table:table-cell>
          <table:table-cell table:style-name="ce48" table:formula="of:=IF([.$G138];[$Themenliste.$D141];&quot;&quot;)" office:value-type="string" office:string-value="d" calcext:value-type="string">
            <text:p>d</text:p>
          </table:table-cell>
          <table:table-cell table:style-name="ce61" table:formula="of:=IF([.$G138];#REF!;&quot;&quot;)" office:value-type="string" office:string-value="" calcext:value-type="error">
            <text:p>#REF!</text:p>
          </table:table-cell>
          <table:table-cell table:style-name="ce22" table:formula="of:=IF([.$G138];CONCATENATE(IF([$Themenliste.$M141] = 1;&quot;1&quot;;&quot;&quot;);IF(AND([$Themenliste.$M141] = 1;OR([$Themenliste.$N141] = 1;[$Themenliste.$O141] = 1));&quot;,&quot;;&quot;&quot;);IF([$Themenliste.$N141] = 1;&quot;2&quot;;&quot;&quot;);IF(AND([$Themenliste.$N141] = 1;[$Themenliste.$O141] = 1);&quot;,&quot;;&quot;&quot;);IF([$Themenliste.$O141] = 1;&quot;3&quot;;&quot;&quot;));&quot;&quot;)" office:value-type="string" office:string-value="1,2" calcext:value-type="string">
            <text:p>1,2</text:p>
          </table:table-cell>
          <table:table-cell table:style-name="ce28" table:formula="of:=AND([.K138];[.L138])" office:value-type="boolean" office:boolean-value="true" calcext:value-type="boolean">
            <text:p>WAHR</text:p>
          </table:table-cell>
          <table:table-cell table:style-name="ce28" table:formula="of:=AND([$Themenliste.$M141] = 1;[$Variablen.$A$2] = 1)" office:value-type="boolean" office:boolean-value="true" calcext:value-type="boolean">
            <text:p>WAHR</text:p>
          </table:table-cell>
          <table:table-cell table:style-name="ce28" table:formula="of:=AND([$Themenliste.$N141] = 1;[$Variablen.$B$2] = 1)" office:value-type="boolean" office:boolean-value="true" calcext:value-type="boolean">
            <text:p>WAHR</text:p>
          </table:table-cell>
          <table:table-cell table:style-name="ce28" table:formula="of:=AND([$Themenliste.$O141] = 1;[$Variablen.$C$2] = 1)" office:value-type="boolean" office:boolean-value="false" calcext:value-type="boolean">
            <text:p>FALSCH</text:p>
          </table:table-cell>
          <table:table-cell table:style-name="ce28" table:formula="of:=OR([.H138];[.I138];[.J138])" office:value-type="boolean" office:boolean-value="true" calcext:value-type="boolean">
            <text:p>WAHR</text:p>
          </table:table-cell>
          <table:table-cell table:style-name="ce28" table:formula="of:=IF([$Themenliste.$J141] = 1)" office:value-type="boolean" office:boolean-value="true" calcext:value-type="boolean">
            <text:p>WAHR</text:p>
          </table:table-cell>
          <table:table-cell table:style-name="ce28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39];[$Themenliste.$A142];&quot;&quot;)" office:value-type="string" office:string-value="3.5.a" calcext:value-type="string">
            <text:p>3.5.a</text:p>
          </table:table-cell>
          <table:table-cell table:style-name="ce61" table:formula="of:=IF([.$G139];[$Themenliste.$B142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39];[$Themenliste.$C142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48" table:formula="of:=IF([.$G139];[$Themenliste.$D142];&quot;&quot;)" office:value-type="string" office:string-value="a" calcext:value-type="string">
            <text:p>a</text:p>
          </table:table-cell>
          <table:table-cell table:style-name="ce61" table:formula="of:=IF([.$G139];#REF!;&quot;&quot;)" office:value-type="string" office:string-value="" calcext:value-type="error">
            <text:p>#REF!</text:p>
          </table:table-cell>
          <table:table-cell table:style-name="ce22" table:formula="of:=IF([.$G139];CONCATENATE(IF([$Themenliste.$M142] = 1;&quot;1&quot;;&quot;&quot;);IF(AND([$Themenliste.$M142] = 1;OR([$Themenliste.$N142] = 1;[$Themenliste.$O142] = 1));&quot;,&quot;;&quot;&quot;);IF([$Themenliste.$N142] = 1;&quot;2&quot;;&quot;&quot;);IF(AND([$Themenliste.$N142] = 1;[$Themenliste.$O142] = 1);&quot;,&quot;;&quot;&quot;);IF([$Themenliste.$O142] = 1;&quot;3&quot;;&quot;&quot;));&quot;&quot;)" office:value-type="string" office:string-value="1" calcext:value-type="string">
            <text:p>1</text:p>
          </table:table-cell>
          <table:table-cell table:style-name="ce28" table:formula="of:=AND([.K139];[.L139])" office:value-type="boolean" office:boolean-value="true" calcext:value-type="boolean">
            <text:p>WAHR</text:p>
          </table:table-cell>
          <table:table-cell table:style-name="ce28" table:formula="of:=AND([$Themenliste.$M142] = 1;[$Variablen.$A$2] = 1)" office:value-type="boolean" office:boolean-value="true" calcext:value-type="boolean">
            <text:p>WAHR</text:p>
          </table:table-cell>
          <table:table-cell table:style-name="ce28" table:formula="of:=AND([$Themenliste.$N142] = 1;[$Variablen.$B$2] = 1)" office:value-type="boolean" office:boolean-value="false" calcext:value-type="boolean">
            <text:p>FALSCH</text:p>
          </table:table-cell>
          <table:table-cell table:style-name="ce28" table:formula="of:=AND([$Themenliste.$O142] = 1;[$Variablen.$C$2] = 1)" office:value-type="boolean" office:boolean-value="false" calcext:value-type="boolean">
            <text:p>FALSCH</text:p>
          </table:table-cell>
          <table:table-cell table:style-name="ce28" table:formula="of:=OR([.H139];[.I139];[.J139])" office:value-type="boolean" office:boolean-value="true" calcext:value-type="boolean">
            <text:p>WAHR</text:p>
          </table:table-cell>
          <table:table-cell table:style-name="ce28" table:formula="of:=IF([$Themenliste.$J142] = 1)" office:value-type="boolean" office:boolean-value="true" calcext:value-type="boolean">
            <text:p>WAHR</text:p>
          </table:table-cell>
          <table:table-cell table:style-name="ce28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40];[$Themenliste.$A143];&quot;&quot;)" office:value-type="string" office:string-value="3.5.b" calcext:value-type="string">
            <text:p>3.5.b</text:p>
          </table:table-cell>
          <table:table-cell table:style-name="ce61" table:formula="of:=IF([.$G140];[$Themenliste.$B143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40];[$Themenliste.$C143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48" table:formula="of:=IF([.$G140];[$Themenliste.$D143];&quot;&quot;)" office:value-type="string" office:string-value="b" calcext:value-type="string">
            <text:p>b</text:p>
          </table:table-cell>
          <table:table-cell table:style-name="ce61" table:formula="of:=IF([.$G140];#REF!;&quot;&quot;)" office:value-type="string" office:string-value="" calcext:value-type="error">
            <text:p>#REF!</text:p>
          </table:table-cell>
          <table:table-cell table:style-name="ce22" table:formula="of:=IF([.$G140];CONCATENATE(IF([$Themenliste.$M143] = 1;&quot;1&quot;;&quot;&quot;);IF(AND([$Themenliste.$M143] = 1;OR([$Themenliste.$N143] = 1;[$Themenliste.$O143] = 1));&quot;,&quot;;&quot;&quot;);IF([$Themenliste.$N143] = 1;&quot;2&quot;;&quot;&quot;);IF(AND([$Themenliste.$N143] = 1;[$Themenliste.$O143] = 1);&quot;,&quot;;&quot;&quot;);IF([$Themenliste.$O143] = 1;&quot;3&quot;;&quot;&quot;));&quot;&quot;)" office:value-type="string" office:string-value="1" calcext:value-type="string">
            <text:p>1</text:p>
          </table:table-cell>
          <table:table-cell table:style-name="ce28" table:formula="of:=AND([.K140];[.L140])" office:value-type="boolean" office:boolean-value="true" calcext:value-type="boolean">
            <text:p>WAHR</text:p>
          </table:table-cell>
          <table:table-cell table:style-name="ce28" table:formula="of:=AND([$Themenliste.$M143] = 1;[$Variablen.$A$2] = 1)" office:value-type="boolean" office:boolean-value="true" calcext:value-type="boolean">
            <text:p>WAHR</text:p>
          </table:table-cell>
          <table:table-cell table:style-name="ce28" table:formula="of:=AND([$Themenliste.$N143] = 1;[$Variablen.$B$2] = 1)" office:value-type="boolean" office:boolean-value="false" calcext:value-type="boolean">
            <text:p>FALSCH</text:p>
          </table:table-cell>
          <table:table-cell table:style-name="ce28" table:formula="of:=AND([$Themenliste.$O143] = 1;[$Variablen.$C$2] = 1)" office:value-type="boolean" office:boolean-value="false" calcext:value-type="boolean">
            <text:p>FALSCH</text:p>
          </table:table-cell>
          <table:table-cell table:style-name="ce28" table:formula="of:=OR([.H140];[.I140];[.J140])" office:value-type="boolean" office:boolean-value="true" calcext:value-type="boolean">
            <text:p>WAHR</text:p>
          </table:table-cell>
          <table:table-cell table:style-name="ce28" table:formula="of:=IF([$Themenliste.$J143] = 1)" office:value-type="boolean" office:boolean-value="true" calcext:value-type="boolean">
            <text:p>WAHR</text:p>
          </table:table-cell>
          <table:table-cell table:style-name="ce28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41];[$Themenliste.$A144];&quot;&quot;)" office:value-type="string" office:string-value="3.5.c" calcext:value-type="string">
            <text:p>3.5.c</text:p>
          </table:table-cell>
          <table:table-cell table:style-name="ce61" table:formula="of:=IF([.$G141];[$Themenliste.$B144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41];[$Themenliste.$C144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48" table:formula="of:=IF([.$G141];[$Themenliste.$D144];&quot;&quot;)" office:value-type="string" office:string-value="c" calcext:value-type="string">
            <text:p>c</text:p>
          </table:table-cell>
          <table:table-cell table:style-name="ce61" table:formula="of:=IF([.$G141];#REF!;&quot;&quot;)" office:value-type="string" office:string-value="" calcext:value-type="error">
            <text:p>#REF!</text:p>
          </table:table-cell>
          <table:table-cell table:style-name="ce22" table:formula="of:=IF([.$G141];CONCATENATE(IF([$Themenliste.$M144] = 1;&quot;1&quot;;&quot;&quot;);IF(AND([$Themenliste.$M144] = 1;OR([$Themenliste.$N144] = 1;[$Themenliste.$O144] = 1));&quot;,&quot;;&quot;&quot;);IF([$Themenliste.$N144] = 1;&quot;2&quot;;&quot;&quot;);IF(AND([$Themenliste.$N144] = 1;[$Themenliste.$O144] = 1);&quot;,&quot;;&quot;&quot;);IF([$Themenliste.$O144] = 1;&quot;3&quot;;&quot;&quot;));&quot;&quot;)" office:value-type="string" office:string-value="1" calcext:value-type="string">
            <text:p>1</text:p>
          </table:table-cell>
          <table:table-cell table:style-name="ce28" table:formula="of:=AND([.K141];[.L141])" office:value-type="boolean" office:boolean-value="true" calcext:value-type="boolean">
            <text:p>WAHR</text:p>
          </table:table-cell>
          <table:table-cell table:style-name="ce28" table:formula="of:=AND([$Themenliste.$M144] = 1;[$Variablen.$A$2] = 1)" office:value-type="boolean" office:boolean-value="true" calcext:value-type="boolean">
            <text:p>WAHR</text:p>
          </table:table-cell>
          <table:table-cell table:style-name="ce28" table:formula="of:=AND([$Themenliste.$N144] = 1;[$Variablen.$B$2] = 1)" office:value-type="boolean" office:boolean-value="false" calcext:value-type="boolean">
            <text:p>FALSCH</text:p>
          </table:table-cell>
          <table:table-cell table:style-name="ce28" table:formula="of:=AND([$Themenliste.$O144] = 1;[$Variablen.$C$2] = 1)" office:value-type="boolean" office:boolean-value="false" calcext:value-type="boolean">
            <text:p>FALSCH</text:p>
          </table:table-cell>
          <table:table-cell table:style-name="ce28" table:formula="of:=OR([.H141];[.I141];[.J141])" office:value-type="boolean" office:boolean-value="true" calcext:value-type="boolean">
            <text:p>WAHR</text:p>
          </table:table-cell>
          <table:table-cell table:style-name="ce28" table:formula="of:=IF([$Themenliste.$J144] = 1)" office:value-type="boolean" office:boolean-value="true" calcext:value-type="boolean">
            <text:p>WAHR</text:p>
          </table:table-cell>
          <table:table-cell table:style-name="ce28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5">
          <table:table-cell table:style-name="ce48" table:formula="of:=IF([.$G142];[$Themenliste.$A145];&quot;&quot;)" office:value-type="string" office:string-value="3.5.d" calcext:value-type="string">
            <text:p>3.5.d</text:p>
          </table:table-cell>
          <table:table-cell table:style-name="ce61" table:formula="of:=IF([.$G142];[$Themenliste.$B145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61" table:formula="of:=IF([.$G142];[$Themenliste.$C145]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48" table:formula="of:=IF([.$G142];[$Themenliste.$D145];&quot;&quot;)" office:value-type="string" office:string-value="d" calcext:value-type="string">
            <text:p>d</text:p>
          </table:table-cell>
          <table:table-cell table:style-name="ce61" table:formula="of:=IF([.$G142];#REF!;&quot;&quot;)" office:value-type="string" office:string-value="" calcext:value-type="error">
            <text:p>#REF!</text:p>
          </table:table-cell>
          <table:table-cell table:style-name="ce22" table:formula="of:=IF([.$G142];CONCATENATE(IF([$Themenliste.$M145] = 1;&quot;1&quot;;&quot;&quot;);IF(AND([$Themenliste.$M145] = 1;OR([$Themenliste.$N145] = 1;[$Themenliste.$O145] = 1));&quot;,&quot;;&quot;&quot;);IF([$Themenliste.$N145] = 1;&quot;2&quot;;&quot;&quot;);IF(AND([$Themenliste.$N145] = 1;[$Themenliste.$O145] = 1);&quot;,&quot;;&quot;&quot;);IF([$Themenliste.$O145] = 1;&quot;3&quot;;&quot;&quot;));&quot;&quot;)" office:value-type="string" office:string-value="1" calcext:value-type="string">
            <text:p>1</text:p>
          </table:table-cell>
          <table:table-cell table:style-name="ce28" table:formula="of:=AND([.K142];[.L142])" office:value-type="boolean" office:boolean-value="true" calcext:value-type="boolean">
            <text:p>WAHR</text:p>
          </table:table-cell>
          <table:table-cell table:style-name="ce28" table:formula="of:=AND([$Themenliste.$M145] = 1;[$Variablen.$A$2] = 1)" office:value-type="boolean" office:boolean-value="true" calcext:value-type="boolean">
            <text:p>WAHR</text:p>
          </table:table-cell>
          <table:table-cell table:style-name="ce28" table:formula="of:=AND([$Themenliste.$N145] = 1;[$Variablen.$B$2] = 1)" office:value-type="boolean" office:boolean-value="false" calcext:value-type="boolean">
            <text:p>FALSCH</text:p>
          </table:table-cell>
          <table:table-cell table:style-name="ce28" table:formula="of:=AND([$Themenliste.$O145] = 1;[$Variablen.$C$2] = 1)" office:value-type="boolean" office:boolean-value="false" calcext:value-type="boolean">
            <text:p>FALSCH</text:p>
          </table:table-cell>
          <table:table-cell table:style-name="ce28" table:formula="of:=OR([.H142];[.I142];[.J142])" office:value-type="boolean" office:boolean-value="true" calcext:value-type="boolean">
            <text:p>WAHR</text:p>
          </table:table-cell>
          <table:table-cell table:style-name="ce28" table:formula="of:=IF([$Themenliste.$J145] = 1)" office:value-type="boolean" office:boolean-value="true" calcext:value-type="boolean">
            <text:p>WAHR</text:p>
          </table:table-cell>
          <table:table-cell table:style-name="ce28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43];#REF!;&quot;&quot;)" office:value-type="string" office:string-value="" calcext:value-type="error">
            <text:p>#REF!</text:p>
          </table:table-cell>
          <table:table-cell table:style-name="ce61" table:formula="of:=IF([.$G143];#REF!;&quot;&quot;)" office:value-type="string" office:string-value="" calcext:value-type="error">
            <text:p>#REF!</text:p>
          </table:table-cell>
          <table:table-cell table:style-name="ce61" table:formula="of:=IF([.$G143];#REF!;&quot;&quot;)" office:value-type="string" office:string-value="" calcext:value-type="error">
            <text:p>#REF!</text:p>
          </table:table-cell>
          <table:table-cell table:style-name="ce48" table:formula="of:=IF([.$G143];#REF!;&quot;&quot;)" office:value-type="string" office:string-value="" calcext:value-type="error">
            <text:p>#REF!</text:p>
          </table:table-cell>
          <table:table-cell table:style-name="ce61" table:formula="of:=IF([.$G143];#REF!;&quot;&quot;)" office:value-type="string" office:string-value="" calcext:value-type="error">
            <text:p>#REF!</text:p>
          </table:table-cell>
          <table:table-cell table:style-name="ce22" table:formula="of:=IF([.$G14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43];[.L14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43];[.I143];[.J14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44];#REF!;&quot;&quot;)" office:value-type="string" office:string-value="" calcext:value-type="error">
            <text:p>#REF!</text:p>
          </table:table-cell>
          <table:table-cell table:style-name="ce61" table:formula="of:=IF([.$G144];#REF!;&quot;&quot;)" office:value-type="string" office:string-value="" calcext:value-type="error">
            <text:p>#REF!</text:p>
          </table:table-cell>
          <table:table-cell table:style-name="ce61" table:formula="of:=IF([.$G144];#REF!;&quot;&quot;)" office:value-type="string" office:string-value="" calcext:value-type="error">
            <text:p>#REF!</text:p>
          </table:table-cell>
          <table:table-cell table:style-name="ce48" table:formula="of:=IF([.$G144];#REF!;&quot;&quot;)" office:value-type="string" office:string-value="" calcext:value-type="error">
            <text:p>#REF!</text:p>
          </table:table-cell>
          <table:table-cell table:style-name="ce61" table:formula="of:=IF([.$G144];#REF!;&quot;&quot;)" office:value-type="string" office:string-value="" calcext:value-type="error">
            <text:p>#REF!</text:p>
          </table:table-cell>
          <table:table-cell table:style-name="ce22" table:formula="of:=IF([.$G14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44];[.L14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44];[.I144];[.J14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45];#REF!;&quot;&quot;)" office:value-type="string" office:string-value="" calcext:value-type="error">
            <text:p>#REF!</text:p>
          </table:table-cell>
          <table:table-cell table:style-name="ce61" table:formula="of:=IF([.$G145];#REF!;&quot;&quot;)" office:value-type="string" office:string-value="" calcext:value-type="error">
            <text:p>#REF!</text:p>
          </table:table-cell>
          <table:table-cell table:style-name="ce61" table:formula="of:=IF([.$G145];#REF!;&quot;&quot;)" office:value-type="string" office:string-value="" calcext:value-type="error">
            <text:p>#REF!</text:p>
          </table:table-cell>
          <table:table-cell table:style-name="ce48" table:formula="of:=IF([.$G145];#REF!;&quot;&quot;)" office:value-type="string" office:string-value="" calcext:value-type="error">
            <text:p>#REF!</text:p>
          </table:table-cell>
          <table:table-cell table:style-name="ce61" table:formula="of:=IF([.$G145];#REF!;&quot;&quot;)" office:value-type="string" office:string-value="" calcext:value-type="error">
            <text:p>#REF!</text:p>
          </table:table-cell>
          <table:table-cell table:style-name="ce22" table:formula="of:=IF([.$G14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45];[.L14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45];[.I145];[.J14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46];#REF!;&quot;&quot;)" office:value-type="string" office:string-value="" calcext:value-type="error">
            <text:p>#REF!</text:p>
          </table:table-cell>
          <table:table-cell table:style-name="ce61" table:formula="of:=IF([.$G146];#REF!;&quot;&quot;)" office:value-type="string" office:string-value="" calcext:value-type="error">
            <text:p>#REF!</text:p>
          </table:table-cell>
          <table:table-cell table:style-name="ce61" table:formula="of:=IF([.$G146];#REF!;&quot;&quot;)" office:value-type="string" office:string-value="" calcext:value-type="error">
            <text:p>#REF!</text:p>
          </table:table-cell>
          <table:table-cell table:style-name="ce48" table:formula="of:=IF([.$G146];#REF!;&quot;&quot;)" office:value-type="string" office:string-value="" calcext:value-type="error">
            <text:p>#REF!</text:p>
          </table:table-cell>
          <table:table-cell table:style-name="ce61" table:formula="of:=IF([.$G146];#REF!;&quot;&quot;)" office:value-type="string" office:string-value="" calcext:value-type="error">
            <text:p>#REF!</text:p>
          </table:table-cell>
          <table:table-cell table:style-name="ce22" table:formula="of:=IF([.$G14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46];[.L14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46];[.I146];[.J14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47];#REF!;&quot;&quot;)" office:value-type="string" office:string-value="" calcext:value-type="error">
            <text:p>#REF!</text:p>
          </table:table-cell>
          <table:table-cell table:style-name="ce61" table:formula="of:=IF([.$G147];#REF!;&quot;&quot;)" office:value-type="string" office:string-value="" calcext:value-type="error">
            <text:p>#REF!</text:p>
          </table:table-cell>
          <table:table-cell table:style-name="ce61" table:formula="of:=IF([.$G147];#REF!;&quot;&quot;)" office:value-type="string" office:string-value="" calcext:value-type="error">
            <text:p>#REF!</text:p>
          </table:table-cell>
          <table:table-cell table:style-name="ce48" table:formula="of:=IF([.$G147];#REF!;&quot;&quot;)" office:value-type="string" office:string-value="" calcext:value-type="error">
            <text:p>#REF!</text:p>
          </table:table-cell>
          <table:table-cell table:style-name="ce61" table:formula="of:=IF([.$G147];#REF!;&quot;&quot;)" office:value-type="string" office:string-value="" calcext:value-type="error">
            <text:p>#REF!</text:p>
          </table:table-cell>
          <table:table-cell table:style-name="ce22" table:formula="of:=IF([.$G14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47];[.L14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47];[.I147];[.J14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48];#REF!;&quot;&quot;)" office:value-type="string" office:string-value="" calcext:value-type="error">
            <text:p>#REF!</text:p>
          </table:table-cell>
          <table:table-cell table:style-name="ce61" table:formula="of:=IF([.$G148];#REF!;&quot;&quot;)" office:value-type="string" office:string-value="" calcext:value-type="error">
            <text:p>#REF!</text:p>
          </table:table-cell>
          <table:table-cell table:style-name="ce61" table:formula="of:=IF([.$G148];#REF!;&quot;&quot;)" office:value-type="string" office:string-value="" calcext:value-type="error">
            <text:p>#REF!</text:p>
          </table:table-cell>
          <table:table-cell table:style-name="ce48" table:formula="of:=IF([.$G148];#REF!;&quot;&quot;)" office:value-type="string" office:string-value="" calcext:value-type="error">
            <text:p>#REF!</text:p>
          </table:table-cell>
          <table:table-cell table:style-name="ce61" table:formula="of:=IF([.$G148];#REF!;&quot;&quot;)" office:value-type="string" office:string-value="" calcext:value-type="error">
            <text:p>#REF!</text:p>
          </table:table-cell>
          <table:table-cell table:style-name="ce22" table:formula="of:=IF([.$G14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48];[.L14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48];[.I148];[.J14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49];#REF!;&quot;&quot;)" office:value-type="string" office:string-value="" calcext:value-type="error">
            <text:p>#REF!</text:p>
          </table:table-cell>
          <table:table-cell table:style-name="ce61" table:formula="of:=IF([.$G149];#REF!;&quot;&quot;)" office:value-type="string" office:string-value="" calcext:value-type="error">
            <text:p>#REF!</text:p>
          </table:table-cell>
          <table:table-cell table:style-name="ce61" table:formula="of:=IF([.$G149];#REF!;&quot;&quot;)" office:value-type="string" office:string-value="" calcext:value-type="error">
            <text:p>#REF!</text:p>
          </table:table-cell>
          <table:table-cell table:style-name="ce48" table:formula="of:=IF([.$G149];#REF!;&quot;&quot;)" office:value-type="string" office:string-value="" calcext:value-type="error">
            <text:p>#REF!</text:p>
          </table:table-cell>
          <table:table-cell table:style-name="ce61" table:formula="of:=IF([.$G149];#REF!;&quot;&quot;)" office:value-type="string" office:string-value="" calcext:value-type="error">
            <text:p>#REF!</text:p>
          </table:table-cell>
          <table:table-cell table:style-name="ce22" table:formula="of:=IF([.$G14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49];[.L14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49];[.I149];[.J14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0];#REF!;&quot;&quot;)" office:value-type="string" office:string-value="" calcext:value-type="error">
            <text:p>#REF!</text:p>
          </table:table-cell>
          <table:table-cell table:style-name="ce61" table:formula="of:=IF([.$G150];#REF!;&quot;&quot;)" office:value-type="string" office:string-value="" calcext:value-type="error">
            <text:p>#REF!</text:p>
          </table:table-cell>
          <table:table-cell table:style-name="ce61" table:formula="of:=IF([.$G150];#REF!;&quot;&quot;)" office:value-type="string" office:string-value="" calcext:value-type="error">
            <text:p>#REF!</text:p>
          </table:table-cell>
          <table:table-cell table:style-name="ce48" table:formula="of:=IF([.$G150];#REF!;&quot;&quot;)" office:value-type="string" office:string-value="" calcext:value-type="error">
            <text:p>#REF!</text:p>
          </table:table-cell>
          <table:table-cell table:style-name="ce61" table:formula="of:=IF([.$G150];#REF!;&quot;&quot;)" office:value-type="string" office:string-value="" calcext:value-type="error">
            <text:p>#REF!</text:p>
          </table:table-cell>
          <table:table-cell table:style-name="ce22" table:formula="of:=IF([.$G15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0];[.L15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0];[.I150];[.J15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1];#REF!;&quot;&quot;)" office:value-type="string" office:string-value="" calcext:value-type="error">
            <text:p>#REF!</text:p>
          </table:table-cell>
          <table:table-cell table:style-name="ce61" table:formula="of:=IF([.$G151];#REF!;&quot;&quot;)" office:value-type="string" office:string-value="" calcext:value-type="error">
            <text:p>#REF!</text:p>
          </table:table-cell>
          <table:table-cell table:style-name="ce61" table:formula="of:=IF([.$G151];#REF!;&quot;&quot;)" office:value-type="string" office:string-value="" calcext:value-type="error">
            <text:p>#REF!</text:p>
          </table:table-cell>
          <table:table-cell table:style-name="ce48" table:formula="of:=IF([.$G151];#REF!;&quot;&quot;)" office:value-type="string" office:string-value="" calcext:value-type="error">
            <text:p>#REF!</text:p>
          </table:table-cell>
          <table:table-cell table:style-name="ce61" table:formula="of:=IF([.$G151];#REF!;&quot;&quot;)" office:value-type="string" office:string-value="" calcext:value-type="error">
            <text:p>#REF!</text:p>
          </table:table-cell>
          <table:table-cell table:style-name="ce22" table:formula="of:=IF([.$G15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1];[.L15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1];[.I151];[.J15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2];#REF!;&quot;&quot;)" office:value-type="string" office:string-value="" calcext:value-type="error">
            <text:p>#REF!</text:p>
          </table:table-cell>
          <table:table-cell table:style-name="ce61" table:formula="of:=IF([.$G152];#REF!;&quot;&quot;)" office:value-type="string" office:string-value="" calcext:value-type="error">
            <text:p>#REF!</text:p>
          </table:table-cell>
          <table:table-cell table:style-name="ce61" table:formula="of:=IF([.$G152];#REF!;&quot;&quot;)" office:value-type="string" office:string-value="" calcext:value-type="error">
            <text:p>#REF!</text:p>
          </table:table-cell>
          <table:table-cell table:style-name="ce48" table:formula="of:=IF([.$G152];#REF!;&quot;&quot;)" office:value-type="string" office:string-value="" calcext:value-type="error">
            <text:p>#REF!</text:p>
          </table:table-cell>
          <table:table-cell table:style-name="ce61" table:formula="of:=IF([.$G152];#REF!;&quot;&quot;)" office:value-type="string" office:string-value="" calcext:value-type="error">
            <text:p>#REF!</text:p>
          </table:table-cell>
          <table:table-cell table:style-name="ce22" table:formula="of:=IF([.$G15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2];[.L15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2];[.I152];[.J15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3];#REF!;&quot;&quot;)" office:value-type="string" office:string-value="" calcext:value-type="error">
            <text:p>#REF!</text:p>
          </table:table-cell>
          <table:table-cell table:style-name="ce61" table:formula="of:=IF([.$G153];#REF!;&quot;&quot;)" office:value-type="string" office:string-value="" calcext:value-type="error">
            <text:p>#REF!</text:p>
          </table:table-cell>
          <table:table-cell table:style-name="ce61" table:formula="of:=IF([.$G153];#REF!;&quot;&quot;)" office:value-type="string" office:string-value="" calcext:value-type="error">
            <text:p>#REF!</text:p>
          </table:table-cell>
          <table:table-cell table:style-name="ce48" table:formula="of:=IF([.$G153];#REF!;&quot;&quot;)" office:value-type="string" office:string-value="" calcext:value-type="error">
            <text:p>#REF!</text:p>
          </table:table-cell>
          <table:table-cell table:style-name="ce61" table:formula="of:=IF([.$G153];#REF!;&quot;&quot;)" office:value-type="string" office:string-value="" calcext:value-type="error">
            <text:p>#REF!</text:p>
          </table:table-cell>
          <table:table-cell table:style-name="ce22" table:formula="of:=IF([.$G15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3];[.L15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3];[.I153];[.J15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4];#REF!;&quot;&quot;)" office:value-type="string" office:string-value="" calcext:value-type="error">
            <text:p>#REF!</text:p>
          </table:table-cell>
          <table:table-cell table:style-name="ce61" table:formula="of:=IF([.$G154];#REF!;&quot;&quot;)" office:value-type="string" office:string-value="" calcext:value-type="error">
            <text:p>#REF!</text:p>
          </table:table-cell>
          <table:table-cell table:style-name="ce61" table:formula="of:=IF([.$G154];#REF!;&quot;&quot;)" office:value-type="string" office:string-value="" calcext:value-type="error">
            <text:p>#REF!</text:p>
          </table:table-cell>
          <table:table-cell table:style-name="ce48" table:formula="of:=IF([.$G154];#REF!;&quot;&quot;)" office:value-type="string" office:string-value="" calcext:value-type="error">
            <text:p>#REF!</text:p>
          </table:table-cell>
          <table:table-cell table:style-name="ce61" table:formula="of:=IF([.$G154];#REF!;&quot;&quot;)" office:value-type="string" office:string-value="" calcext:value-type="error">
            <text:p>#REF!</text:p>
          </table:table-cell>
          <table:table-cell table:style-name="ce22" table:formula="of:=IF([.$G15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4];[.L15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4];[.I154];[.J15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5];#REF!;&quot;&quot;)" office:value-type="string" office:string-value="" calcext:value-type="error">
            <text:p>#REF!</text:p>
          </table:table-cell>
          <table:table-cell table:style-name="ce61" table:formula="of:=IF([.$G155];#REF!;&quot;&quot;)" office:value-type="string" office:string-value="" calcext:value-type="error">
            <text:p>#REF!</text:p>
          </table:table-cell>
          <table:table-cell table:style-name="ce61" table:formula="of:=IF([.$G155];#REF!;&quot;&quot;)" office:value-type="string" office:string-value="" calcext:value-type="error">
            <text:p>#REF!</text:p>
          </table:table-cell>
          <table:table-cell table:style-name="ce48" table:formula="of:=IF([.$G155];#REF!;&quot;&quot;)" office:value-type="string" office:string-value="" calcext:value-type="error">
            <text:p>#REF!</text:p>
          </table:table-cell>
          <table:table-cell table:style-name="ce61" table:formula="of:=IF([.$G155];#REF!;&quot;&quot;)" office:value-type="string" office:string-value="" calcext:value-type="error">
            <text:p>#REF!</text:p>
          </table:table-cell>
          <table:table-cell table:style-name="ce22" table:formula="of:=IF([.$G15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5];[.L15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5];[.I155];[.J15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6];#REF!;&quot;&quot;)" office:value-type="string" office:string-value="" calcext:value-type="error">
            <text:p>#REF!</text:p>
          </table:table-cell>
          <table:table-cell table:style-name="ce61" table:formula="of:=IF([.$G156];#REF!;&quot;&quot;)" office:value-type="string" office:string-value="" calcext:value-type="error">
            <text:p>#REF!</text:p>
          </table:table-cell>
          <table:table-cell table:style-name="ce61" table:formula="of:=IF([.$G156];#REF!;&quot;&quot;)" office:value-type="string" office:string-value="" calcext:value-type="error">
            <text:p>#REF!</text:p>
          </table:table-cell>
          <table:table-cell table:style-name="ce48" table:formula="of:=IF([.$G156];#REF!;&quot;&quot;)" office:value-type="string" office:string-value="" calcext:value-type="error">
            <text:p>#REF!</text:p>
          </table:table-cell>
          <table:table-cell table:style-name="ce61" table:formula="of:=IF([.$G156];#REF!;&quot;&quot;)" office:value-type="string" office:string-value="" calcext:value-type="error">
            <text:p>#REF!</text:p>
          </table:table-cell>
          <table:table-cell table:style-name="ce22" table:formula="of:=IF([.$G15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6];[.L15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6];[.I156];[.J15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7];#REF!;&quot;&quot;)" office:value-type="string" office:string-value="" calcext:value-type="error">
            <text:p>#REF!</text:p>
          </table:table-cell>
          <table:table-cell table:style-name="ce61" table:formula="of:=IF([.$G157];#REF!;&quot;&quot;)" office:value-type="string" office:string-value="" calcext:value-type="error">
            <text:p>#REF!</text:p>
          </table:table-cell>
          <table:table-cell table:style-name="ce61" table:formula="of:=IF([.$G157];#REF!;&quot;&quot;)" office:value-type="string" office:string-value="" calcext:value-type="error">
            <text:p>#REF!</text:p>
          </table:table-cell>
          <table:table-cell table:style-name="ce48" table:formula="of:=IF([.$G157];#REF!;&quot;&quot;)" office:value-type="string" office:string-value="" calcext:value-type="error">
            <text:p>#REF!</text:p>
          </table:table-cell>
          <table:table-cell table:style-name="ce61" table:formula="of:=IF([.$G157];#REF!;&quot;&quot;)" office:value-type="string" office:string-value="" calcext:value-type="error">
            <text:p>#REF!</text:p>
          </table:table-cell>
          <table:table-cell table:style-name="ce22" table:formula="of:=IF([.$G15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7];[.L15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7];[.I157];[.J15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8];#REF!;&quot;&quot;)" office:value-type="string" office:string-value="" calcext:value-type="error">
            <text:p>#REF!</text:p>
          </table:table-cell>
          <table:table-cell table:style-name="ce61" table:formula="of:=IF([.$G158];#REF!;&quot;&quot;)" office:value-type="string" office:string-value="" calcext:value-type="error">
            <text:p>#REF!</text:p>
          </table:table-cell>
          <table:table-cell table:style-name="ce61" table:formula="of:=IF([.$G158];#REF!;&quot;&quot;)" office:value-type="string" office:string-value="" calcext:value-type="error">
            <text:p>#REF!</text:p>
          </table:table-cell>
          <table:table-cell table:style-name="ce48" table:formula="of:=IF([.$G158];#REF!;&quot;&quot;)" office:value-type="string" office:string-value="" calcext:value-type="error">
            <text:p>#REF!</text:p>
          </table:table-cell>
          <table:table-cell table:style-name="ce61" table:formula="of:=IF([.$G158];#REF!;&quot;&quot;)" office:value-type="string" office:string-value="" calcext:value-type="error">
            <text:p>#REF!</text:p>
          </table:table-cell>
          <table:table-cell table:style-name="ce22" table:formula="of:=IF([.$G15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8];[.L15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8];[.I158];[.J15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59];#REF!;&quot;&quot;)" office:value-type="string" office:string-value="" calcext:value-type="error">
            <text:p>#REF!</text:p>
          </table:table-cell>
          <table:table-cell table:style-name="ce61" table:formula="of:=IF([.$G159];#REF!;&quot;&quot;)" office:value-type="string" office:string-value="" calcext:value-type="error">
            <text:p>#REF!</text:p>
          </table:table-cell>
          <table:table-cell table:style-name="ce61" table:formula="of:=IF([.$G159];#REF!;&quot;&quot;)" office:value-type="string" office:string-value="" calcext:value-type="error">
            <text:p>#REF!</text:p>
          </table:table-cell>
          <table:table-cell table:style-name="ce48" table:formula="of:=IF([.$G159];#REF!;&quot;&quot;)" office:value-type="string" office:string-value="" calcext:value-type="error">
            <text:p>#REF!</text:p>
          </table:table-cell>
          <table:table-cell table:style-name="ce61" table:formula="of:=IF([.$G159];#REF!;&quot;&quot;)" office:value-type="string" office:string-value="" calcext:value-type="error">
            <text:p>#REF!</text:p>
          </table:table-cell>
          <table:table-cell table:style-name="ce22" table:formula="of:=IF([.$G15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59];[.L15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59];[.I159];[.J15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0];#REF!;&quot;&quot;)" office:value-type="string" office:string-value="" calcext:value-type="error">
            <text:p>#REF!</text:p>
          </table:table-cell>
          <table:table-cell table:style-name="ce61" table:formula="of:=IF([.$G160];#REF!;&quot;&quot;)" office:value-type="string" office:string-value="" calcext:value-type="error">
            <text:p>#REF!</text:p>
          </table:table-cell>
          <table:table-cell table:style-name="ce61" table:formula="of:=IF([.$G160];#REF!;&quot;&quot;)" office:value-type="string" office:string-value="" calcext:value-type="error">
            <text:p>#REF!</text:p>
          </table:table-cell>
          <table:table-cell table:style-name="ce48" table:formula="of:=IF([.$G160];#REF!;&quot;&quot;)" office:value-type="string" office:string-value="" calcext:value-type="error">
            <text:p>#REF!</text:p>
          </table:table-cell>
          <table:table-cell table:style-name="ce61" table:formula="of:=IF([.$G160];#REF!;&quot;&quot;)" office:value-type="string" office:string-value="" calcext:value-type="error">
            <text:p>#REF!</text:p>
          </table:table-cell>
          <table:table-cell table:style-name="ce22" table:formula="of:=IF([.$G16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0];[.L16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0];[.I160];[.J16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1];#REF!;&quot;&quot;)" office:value-type="string" office:string-value="" calcext:value-type="error">
            <text:p>#REF!</text:p>
          </table:table-cell>
          <table:table-cell table:style-name="ce61" table:formula="of:=IF([.$G161];#REF!;&quot;&quot;)" office:value-type="string" office:string-value="" calcext:value-type="error">
            <text:p>#REF!</text:p>
          </table:table-cell>
          <table:table-cell table:style-name="ce61" table:formula="of:=IF([.$G161];#REF!;&quot;&quot;)" office:value-type="string" office:string-value="" calcext:value-type="error">
            <text:p>#REF!</text:p>
          </table:table-cell>
          <table:table-cell table:style-name="ce48" table:formula="of:=IF([.$G161];#REF!;&quot;&quot;)" office:value-type="string" office:string-value="" calcext:value-type="error">
            <text:p>#REF!</text:p>
          </table:table-cell>
          <table:table-cell table:style-name="ce61" table:formula="of:=IF([.$G161];#REF!;&quot;&quot;)" office:value-type="string" office:string-value="" calcext:value-type="error">
            <text:p>#REF!</text:p>
          </table:table-cell>
          <table:table-cell table:style-name="ce22" table:formula="of:=IF([.$G16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1];[.L16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1];[.I161];[.J16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2];#REF!;&quot;&quot;)" office:value-type="string" office:string-value="" calcext:value-type="error">
            <text:p>#REF!</text:p>
          </table:table-cell>
          <table:table-cell table:style-name="ce61" table:formula="of:=IF([.$G162];#REF!;&quot;&quot;)" office:value-type="string" office:string-value="" calcext:value-type="error">
            <text:p>#REF!</text:p>
          </table:table-cell>
          <table:table-cell table:style-name="ce61" table:formula="of:=IF([.$G162];#REF!;&quot;&quot;)" office:value-type="string" office:string-value="" calcext:value-type="error">
            <text:p>#REF!</text:p>
          </table:table-cell>
          <table:table-cell table:style-name="ce48" table:formula="of:=IF([.$G162];#REF!;&quot;&quot;)" office:value-type="string" office:string-value="" calcext:value-type="error">
            <text:p>#REF!</text:p>
          </table:table-cell>
          <table:table-cell table:style-name="ce61" table:formula="of:=IF([.$G162];#REF!;&quot;&quot;)" office:value-type="string" office:string-value="" calcext:value-type="error">
            <text:p>#REF!</text:p>
          </table:table-cell>
          <table:table-cell table:style-name="ce22" table:formula="of:=IF([.$G16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2];[.L16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2];[.I162];[.J16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3];#REF!;&quot;&quot;)" office:value-type="string" office:string-value="" calcext:value-type="error">
            <text:p>#REF!</text:p>
          </table:table-cell>
          <table:table-cell table:style-name="ce61" table:formula="of:=IF([.$G163];#REF!;&quot;&quot;)" office:value-type="string" office:string-value="" calcext:value-type="error">
            <text:p>#REF!</text:p>
          </table:table-cell>
          <table:table-cell table:style-name="ce61" table:formula="of:=IF([.$G163];#REF!;&quot;&quot;)" office:value-type="string" office:string-value="" calcext:value-type="error">
            <text:p>#REF!</text:p>
          </table:table-cell>
          <table:table-cell table:style-name="ce48" table:formula="of:=IF([.$G163];#REF!;&quot;&quot;)" office:value-type="string" office:string-value="" calcext:value-type="error">
            <text:p>#REF!</text:p>
          </table:table-cell>
          <table:table-cell table:style-name="ce61" table:formula="of:=IF([.$G163];#REF!;&quot;&quot;)" office:value-type="string" office:string-value="" calcext:value-type="error">
            <text:p>#REF!</text:p>
          </table:table-cell>
          <table:table-cell table:style-name="ce22" table:formula="of:=IF([.$G16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3];[.L16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3];[.I163];[.J16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4];#REF!;&quot;&quot;)" office:value-type="string" office:string-value="" calcext:value-type="error">
            <text:p>#REF!</text:p>
          </table:table-cell>
          <table:table-cell table:style-name="ce61" table:formula="of:=IF([.$G164];#REF!;&quot;&quot;)" office:value-type="string" office:string-value="" calcext:value-type="error">
            <text:p>#REF!</text:p>
          </table:table-cell>
          <table:table-cell table:style-name="ce61" table:formula="of:=IF([.$G164];#REF!;&quot;&quot;)" office:value-type="string" office:string-value="" calcext:value-type="error">
            <text:p>#REF!</text:p>
          </table:table-cell>
          <table:table-cell table:style-name="ce48" table:formula="of:=IF([.$G164];#REF!;&quot;&quot;)" office:value-type="string" office:string-value="" calcext:value-type="error">
            <text:p>#REF!</text:p>
          </table:table-cell>
          <table:table-cell table:style-name="ce61" table:formula="of:=IF([.$G164];#REF!;&quot;&quot;)" office:value-type="string" office:string-value="" calcext:value-type="error">
            <text:p>#REF!</text:p>
          </table:table-cell>
          <table:table-cell table:style-name="ce22" table:formula="of:=IF([.$G16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4];[.L16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4];[.I164];[.J16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5];#REF!;&quot;&quot;)" office:value-type="string" office:string-value="" calcext:value-type="error">
            <text:p>#REF!</text:p>
          </table:table-cell>
          <table:table-cell table:style-name="ce61" table:formula="of:=IF([.$G165];#REF!;&quot;&quot;)" office:value-type="string" office:string-value="" calcext:value-type="error">
            <text:p>#REF!</text:p>
          </table:table-cell>
          <table:table-cell table:style-name="ce61" table:formula="of:=IF([.$G165];#REF!;&quot;&quot;)" office:value-type="string" office:string-value="" calcext:value-type="error">
            <text:p>#REF!</text:p>
          </table:table-cell>
          <table:table-cell table:style-name="ce48" table:formula="of:=IF([.$G165];#REF!;&quot;&quot;)" office:value-type="string" office:string-value="" calcext:value-type="error">
            <text:p>#REF!</text:p>
          </table:table-cell>
          <table:table-cell table:style-name="ce61" table:formula="of:=IF([.$G165];#REF!;&quot;&quot;)" office:value-type="string" office:string-value="" calcext:value-type="error">
            <text:p>#REF!</text:p>
          </table:table-cell>
          <table:table-cell table:style-name="ce22" table:formula="of:=IF([.$G16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5];[.L16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5];[.I165];[.J16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6];#REF!;&quot;&quot;)" office:value-type="string" office:string-value="" calcext:value-type="error">
            <text:p>#REF!</text:p>
          </table:table-cell>
          <table:table-cell table:style-name="ce61" table:formula="of:=IF([.$G166];#REF!;&quot;&quot;)" office:value-type="string" office:string-value="" calcext:value-type="error">
            <text:p>#REF!</text:p>
          </table:table-cell>
          <table:table-cell table:style-name="ce61" table:formula="of:=IF([.$G166];#REF!;&quot;&quot;)" office:value-type="string" office:string-value="" calcext:value-type="error">
            <text:p>#REF!</text:p>
          </table:table-cell>
          <table:table-cell table:style-name="ce48" table:formula="of:=IF([.$G166];#REF!;&quot;&quot;)" office:value-type="string" office:string-value="" calcext:value-type="error">
            <text:p>#REF!</text:p>
          </table:table-cell>
          <table:table-cell table:style-name="ce61" table:formula="of:=IF([.$G166];#REF!;&quot;&quot;)" office:value-type="string" office:string-value="" calcext:value-type="error">
            <text:p>#REF!</text:p>
          </table:table-cell>
          <table:table-cell table:style-name="ce22" table:formula="of:=IF([.$G16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6];[.L16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6];[.I166];[.J16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7];#REF!;&quot;&quot;)" office:value-type="string" office:string-value="" calcext:value-type="error">
            <text:p>#REF!</text:p>
          </table:table-cell>
          <table:table-cell table:style-name="ce61" table:formula="of:=IF([.$G167];#REF!;&quot;&quot;)" office:value-type="string" office:string-value="" calcext:value-type="error">
            <text:p>#REF!</text:p>
          </table:table-cell>
          <table:table-cell table:style-name="ce61" table:formula="of:=IF([.$G167];#REF!;&quot;&quot;)" office:value-type="string" office:string-value="" calcext:value-type="error">
            <text:p>#REF!</text:p>
          </table:table-cell>
          <table:table-cell table:style-name="ce48" table:formula="of:=IF([.$G167];#REF!;&quot;&quot;)" office:value-type="string" office:string-value="" calcext:value-type="error">
            <text:p>#REF!</text:p>
          </table:table-cell>
          <table:table-cell table:style-name="ce61" table:formula="of:=IF([.$G167];#REF!;&quot;&quot;)" office:value-type="string" office:string-value="" calcext:value-type="error">
            <text:p>#REF!</text:p>
          </table:table-cell>
          <table:table-cell table:style-name="ce22" table:formula="of:=IF([.$G16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7];[.L16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7];[.I167];[.J16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8];#REF!;&quot;&quot;)" office:value-type="string" office:string-value="" calcext:value-type="error">
            <text:p>#REF!</text:p>
          </table:table-cell>
          <table:table-cell table:style-name="ce61" table:formula="of:=IF([.$G168];#REF!;&quot;&quot;)" office:value-type="string" office:string-value="" calcext:value-type="error">
            <text:p>#REF!</text:p>
          </table:table-cell>
          <table:table-cell table:style-name="ce61" table:formula="of:=IF([.$G168];#REF!;&quot;&quot;)" office:value-type="string" office:string-value="" calcext:value-type="error">
            <text:p>#REF!</text:p>
          </table:table-cell>
          <table:table-cell table:style-name="ce48" table:formula="of:=IF([.$G168];#REF!;&quot;&quot;)" office:value-type="string" office:string-value="" calcext:value-type="error">
            <text:p>#REF!</text:p>
          </table:table-cell>
          <table:table-cell table:style-name="ce61" table:formula="of:=IF([.$G168];#REF!;&quot;&quot;)" office:value-type="string" office:string-value="" calcext:value-type="error">
            <text:p>#REF!</text:p>
          </table:table-cell>
          <table:table-cell table:style-name="ce22" table:formula="of:=IF([.$G16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8];[.L16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8];[.I168];[.J16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69];#REF!;&quot;&quot;)" office:value-type="string" office:string-value="" calcext:value-type="error">
            <text:p>#REF!</text:p>
          </table:table-cell>
          <table:table-cell table:style-name="ce61" table:formula="of:=IF([.$G169];#REF!;&quot;&quot;)" office:value-type="string" office:string-value="" calcext:value-type="error">
            <text:p>#REF!</text:p>
          </table:table-cell>
          <table:table-cell table:style-name="ce61" table:formula="of:=IF([.$G169];#REF!;&quot;&quot;)" office:value-type="string" office:string-value="" calcext:value-type="error">
            <text:p>#REF!</text:p>
          </table:table-cell>
          <table:table-cell table:style-name="ce48" table:formula="of:=IF([.$G169];#REF!;&quot;&quot;)" office:value-type="string" office:string-value="" calcext:value-type="error">
            <text:p>#REF!</text:p>
          </table:table-cell>
          <table:table-cell table:style-name="ce61" table:formula="of:=IF([.$G169];#REF!;&quot;&quot;)" office:value-type="string" office:string-value="" calcext:value-type="error">
            <text:p>#REF!</text:p>
          </table:table-cell>
          <table:table-cell table:style-name="ce22" table:formula="of:=IF([.$G16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69];[.L16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69];[.I169];[.J16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70];#REF!;&quot;&quot;)" office:value-type="string" office:string-value="" calcext:value-type="error">
            <text:p>#REF!</text:p>
          </table:table-cell>
          <table:table-cell table:style-name="ce61" table:formula="of:=IF([.$G170];#REF!;&quot;&quot;)" office:value-type="string" office:string-value="" calcext:value-type="error">
            <text:p>#REF!</text:p>
          </table:table-cell>
          <table:table-cell table:style-name="ce61" table:formula="of:=IF([.$G170];#REF!;&quot;&quot;)" office:value-type="string" office:string-value="" calcext:value-type="error">
            <text:p>#REF!</text:p>
          </table:table-cell>
          <table:table-cell table:style-name="ce48" table:formula="of:=IF([.$G170];#REF!;&quot;&quot;)" office:value-type="string" office:string-value="" calcext:value-type="error">
            <text:p>#REF!</text:p>
          </table:table-cell>
          <table:table-cell table:style-name="ce61" table:formula="of:=IF([.$G170];#REF!;&quot;&quot;)" office:value-type="string" office:string-value="" calcext:value-type="error">
            <text:p>#REF!</text:p>
          </table:table-cell>
          <table:table-cell table:style-name="ce22" table:formula="of:=IF([.$G17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0];[.L17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0];[.I170];[.J17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71];#REF!;&quot;&quot;)" office:value-type="string" office:string-value="" calcext:value-type="error">
            <text:p>#REF!</text:p>
          </table:table-cell>
          <table:table-cell table:style-name="ce61" table:formula="of:=IF([.$G171];#REF!;&quot;&quot;)" office:value-type="string" office:string-value="" calcext:value-type="error">
            <text:p>#REF!</text:p>
          </table:table-cell>
          <table:table-cell table:style-name="ce61" table:formula="of:=IF([.$G171];#REF!;&quot;&quot;)" office:value-type="string" office:string-value="" calcext:value-type="error">
            <text:p>#REF!</text:p>
          </table:table-cell>
          <table:table-cell table:style-name="ce48" table:formula="of:=IF([.$G171];#REF!;&quot;&quot;)" office:value-type="string" office:string-value="" calcext:value-type="error">
            <text:p>#REF!</text:p>
          </table:table-cell>
          <table:table-cell table:style-name="ce61" table:formula="of:=IF([.$G171];#REF!;&quot;&quot;)" office:value-type="string" office:string-value="" calcext:value-type="error">
            <text:p>#REF!</text:p>
          </table:table-cell>
          <table:table-cell table:style-name="ce22" table:formula="of:=IF([.$G17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1];[.L17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1];[.I171];[.J17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72];#REF!;&quot;&quot;)" office:value-type="string" office:string-value="" calcext:value-type="error">
            <text:p>#REF!</text:p>
          </table:table-cell>
          <table:table-cell table:style-name="ce61" table:formula="of:=IF([.$G172];#REF!;&quot;&quot;)" office:value-type="string" office:string-value="" calcext:value-type="error">
            <text:p>#REF!</text:p>
          </table:table-cell>
          <table:table-cell table:style-name="ce61" table:formula="of:=IF([.$G172];#REF!;&quot;&quot;)" office:value-type="string" office:string-value="" calcext:value-type="error">
            <text:p>#REF!</text:p>
          </table:table-cell>
          <table:table-cell table:style-name="ce48" table:formula="of:=IF([.$G172];#REF!;&quot;&quot;)" office:value-type="string" office:string-value="" calcext:value-type="error">
            <text:p>#REF!</text:p>
          </table:table-cell>
          <table:table-cell table:style-name="ce61" table:formula="of:=IF([.$G172];#REF!;&quot;&quot;)" office:value-type="string" office:string-value="" calcext:value-type="error">
            <text:p>#REF!</text:p>
          </table:table-cell>
          <table:table-cell table:style-name="ce22" table:formula="of:=IF([.$G17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2];[.L17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2];[.I172];[.J17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73];#REF!;&quot;&quot;)" office:value-type="string" office:string-value="" calcext:value-type="error">
            <text:p>#REF!</text:p>
          </table:table-cell>
          <table:table-cell table:style-name="ce61" table:formula="of:=IF([.$G173];#REF!;&quot;&quot;)" office:value-type="string" office:string-value="" calcext:value-type="error">
            <text:p>#REF!</text:p>
          </table:table-cell>
          <table:table-cell table:style-name="ce61" table:formula="of:=IF([.$G173];#REF!;&quot;&quot;)" office:value-type="string" office:string-value="" calcext:value-type="error">
            <text:p>#REF!</text:p>
          </table:table-cell>
          <table:table-cell table:style-name="ce48" table:formula="of:=IF([.$G173];#REF!;&quot;&quot;)" office:value-type="string" office:string-value="" calcext:value-type="error">
            <text:p>#REF!</text:p>
          </table:table-cell>
          <table:table-cell table:style-name="ce61" table:formula="of:=IF([.$G173];[$Themenliste.$E126];&quot;&quot;)" office:value-type="string" office:string-value="" calcext:value-type="error">
            <text:p>#REF!</text:p>
          </table:table-cell>
          <table:table-cell table:style-name="ce22" table:formula="of:=IF([.$G17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3];[.L17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3];[.I173];[.J17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74];#REF!;&quot;&quot;)" office:value-type="string" office:string-value="" calcext:value-type="error">
            <text:p>#REF!</text:p>
          </table:table-cell>
          <table:table-cell table:style-name="ce61" table:formula="of:=IF([.$G174];#REF!;&quot;&quot;)" office:value-type="string" office:string-value="" calcext:value-type="error">
            <text:p>#REF!</text:p>
          </table:table-cell>
          <table:table-cell table:style-name="ce61" table:formula="of:=IF([.$G174];#REF!;&quot;&quot;)" office:value-type="string" office:string-value="" calcext:value-type="error">
            <text:p>#REF!</text:p>
          </table:table-cell>
          <table:table-cell table:style-name="ce48" table:formula="of:=IF([.$G174];#REF!;&quot;&quot;)" office:value-type="string" office:string-value="" calcext:value-type="error">
            <text:p>#REF!</text:p>
          </table:table-cell>
          <table:table-cell table:style-name="ce61" table:formula="of:=IF([.$G174];[$Themenliste.$E127];&quot;&quot;)" office:value-type="string" office:string-value="" calcext:value-type="error">
            <text:p>#REF!</text:p>
          </table:table-cell>
          <table:table-cell table:style-name="ce22" table:formula="of:=IF([.$G17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4];[.L17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4];[.I174];[.J17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75];#REF!;&quot;&quot;)" office:value-type="string" office:string-value="" calcext:value-type="error">
            <text:p>#REF!</text:p>
          </table:table-cell>
          <table:table-cell table:style-name="ce61" table:formula="of:=IF([.$G175];#REF!;&quot;&quot;)" office:value-type="string" office:string-value="" calcext:value-type="error">
            <text:p>#REF!</text:p>
          </table:table-cell>
          <table:table-cell table:style-name="ce61" table:formula="of:=IF([.$G175];#REF!;&quot;&quot;)" office:value-type="string" office:string-value="" calcext:value-type="error">
            <text:p>#REF!</text:p>
          </table:table-cell>
          <table:table-cell table:style-name="ce48" table:formula="of:=IF([.$G175];#REF!;&quot;&quot;)" office:value-type="string" office:string-value="" calcext:value-type="error">
            <text:p>#REF!</text:p>
          </table:table-cell>
          <table:table-cell table:style-name="ce61" table:formula="of:=IF([.$G175];[$Themenliste.$E128];&quot;&quot;)" office:value-type="string" office:string-value="" calcext:value-type="error">
            <text:p>#REF!</text:p>
          </table:table-cell>
          <table:table-cell table:style-name="ce22" table:formula="of:=IF([.$G17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5];[.L17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5];[.I175];[.J17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48" table:formula="of:=IF([.$G176];#REF!;&quot;&quot;)" office:value-type="string" office:string-value="" calcext:value-type="error">
            <text:p>#REF!</text:p>
          </table:table-cell>
          <table:table-cell table:style-name="ce61" table:formula="of:=IF([.$G176];#REF!;&quot;&quot;)" office:value-type="string" office:string-value="" calcext:value-type="error">
            <text:p>#REF!</text:p>
          </table:table-cell>
          <table:table-cell table:style-name="ce61" table:formula="of:=IF([.$G176];#REF!;&quot;&quot;)" office:value-type="string" office:string-value="" calcext:value-type="error">
            <text:p>#REF!</text:p>
          </table:table-cell>
          <table:table-cell table:style-name="ce48" table:formula="of:=IF([.$G176];#REF!;&quot;&quot;)" office:value-type="string" office:string-value="" calcext:value-type="error">
            <text:p>#REF!</text:p>
          </table:table-cell>
          <table:table-cell table:style-name="ce61" table:formula="of:=IF([.$G176];[$Themenliste.$E129];&quot;&quot;)" office:value-type="string" office:string-value="" calcext:value-type="error">
            <text:p>#REF!</text:p>
          </table:table-cell>
          <table:table-cell table:style-name="ce22" table:formula="of:=IF([.$G17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6];[.L17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6];[.I176];[.J17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77];#REF!;&quot;&quot;)" office:value-type="string" office:string-value="" calcext:value-type="error">
            <text:p>#REF!</text:p>
          </table:table-cell>
          <table:table-cell table:formula="of:=IF([.$G177];#REF!;&quot;&quot;)" office:value-type="string" office:string-value="" calcext:value-type="error">
            <text:p>#REF!</text:p>
          </table:table-cell>
          <table:table-cell table:formula="of:=IF([.$G177];#REF!;&quot;&quot;)" office:value-type="string" office:string-value="" calcext:value-type="error">
            <text:p>#REF!</text:p>
          </table:table-cell>
          <table:table-cell table:formula="of:=IF([.$G177];#REF!;&quot;&quot;)" office:value-type="string" office:string-value="" calcext:value-type="error">
            <text:p>#REF!</text:p>
          </table:table-cell>
          <table:table-cell table:formula="of:=IF([.$G177];[$Themenliste.$E130];&quot;&quot;)" office:value-type="string" office:string-value="" calcext:value-type="error">
            <text:p>#REF!</text:p>
          </table:table-cell>
          <table:table-cell table:style-name="ce22" table:formula="of:=IF([.$G17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7];[.L17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7];[.I177];[.J17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78];#REF!;&quot;&quot;)" office:value-type="string" office:string-value="" calcext:value-type="error">
            <text:p>#REF!</text:p>
          </table:table-cell>
          <table:table-cell table:formula="of:=IF([.$G178];#REF!;&quot;&quot;)" office:value-type="string" office:string-value="" calcext:value-type="error">
            <text:p>#REF!</text:p>
          </table:table-cell>
          <table:table-cell table:formula="of:=IF([.$G178];#REF!;&quot;&quot;)" office:value-type="string" office:string-value="" calcext:value-type="error">
            <text:p>#REF!</text:p>
          </table:table-cell>
          <table:table-cell table:formula="of:=IF([.$G178];#REF!;&quot;&quot;)" office:value-type="string" office:string-value="" calcext:value-type="error">
            <text:p>#REF!</text:p>
          </table:table-cell>
          <table:table-cell table:formula="of:=IF([.$G178];[$Themenliste.$E131];&quot;&quot;)" office:value-type="string" office:string-value="" calcext:value-type="error">
            <text:p>#REF!</text:p>
          </table:table-cell>
          <table:table-cell table:style-name="ce22" table:formula="of:=IF([.$G17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8];[.L17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8];[.I178];[.J17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79];#REF!;&quot;&quot;)" office:value-type="string" office:string-value="" calcext:value-type="error">
            <text:p>#REF!</text:p>
          </table:table-cell>
          <table:table-cell table:formula="of:=IF([.$G179];#REF!;&quot;&quot;)" office:value-type="string" office:string-value="" calcext:value-type="error">
            <text:p>#REF!</text:p>
          </table:table-cell>
          <table:table-cell table:formula="of:=IF([.$G179];#REF!;&quot;&quot;)" office:value-type="string" office:string-value="" calcext:value-type="error">
            <text:p>#REF!</text:p>
          </table:table-cell>
          <table:table-cell table:formula="of:=IF([.$G179];#REF!;&quot;&quot;)" office:value-type="string" office:string-value="" calcext:value-type="error">
            <text:p>#REF!</text:p>
          </table:table-cell>
          <table:table-cell table:formula="of:=IF([.$G179];[$Themenliste.$E132];&quot;&quot;)" office:value-type="string" office:string-value="" calcext:value-type="error">
            <text:p>#REF!</text:p>
          </table:table-cell>
          <table:table-cell table:style-name="ce22" table:formula="of:=IF([.$G17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79];[.L17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79];[.I179];[.J17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0];#REF!;&quot;&quot;)" office:value-type="string" office:string-value="" calcext:value-type="error">
            <text:p>#REF!</text:p>
          </table:table-cell>
          <table:table-cell table:formula="of:=IF([.$G180];#REF!;&quot;&quot;)" office:value-type="string" office:string-value="" calcext:value-type="error">
            <text:p>#REF!</text:p>
          </table:table-cell>
          <table:table-cell table:formula="of:=IF([.$G180];#REF!;&quot;&quot;)" office:value-type="string" office:string-value="" calcext:value-type="error">
            <text:p>#REF!</text:p>
          </table:table-cell>
          <table:table-cell table:formula="of:=IF([.$G180];#REF!;&quot;&quot;)" office:value-type="string" office:string-value="" calcext:value-type="error">
            <text:p>#REF!</text:p>
          </table:table-cell>
          <table:table-cell table:formula="of:=IF([.$G180];[$Themenliste.$E133];&quot;&quot;)" office:value-type="string" office:string-value="" calcext:value-type="error">
            <text:p>#REF!</text:p>
          </table:table-cell>
          <table:table-cell table:style-name="ce22" table:formula="of:=IF([.$G18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0];[.L18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0];[.I180];[.J18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1];#REF!;&quot;&quot;)" office:value-type="string" office:string-value="" calcext:value-type="error">
            <text:p>#REF!</text:p>
          </table:table-cell>
          <table:table-cell table:formula="of:=IF([.$G181];#REF!;&quot;&quot;)" office:value-type="string" office:string-value="" calcext:value-type="error">
            <text:p>#REF!</text:p>
          </table:table-cell>
          <table:table-cell table:formula="of:=IF([.$G181];#REF!;&quot;&quot;)" office:value-type="string" office:string-value="" calcext:value-type="error">
            <text:p>#REF!</text:p>
          </table:table-cell>
          <table:table-cell table:formula="of:=IF([.$G181];#REF!;&quot;&quot;)" office:value-type="string" office:string-value="" calcext:value-type="error">
            <text:p>#REF!</text:p>
          </table:table-cell>
          <table:table-cell table:formula="of:=IF([.$G181];[$Themenliste.$E134];&quot;&quot;)" office:value-type="string" office:string-value="" calcext:value-type="error">
            <text:p>#REF!</text:p>
          </table:table-cell>
          <table:table-cell table:style-name="ce22" table:formula="of:=IF([.$G18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1];[.L18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1];[.I181];[.J18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2];#REF!;&quot;&quot;)" office:value-type="string" office:string-value="" calcext:value-type="error">
            <text:p>#REF!</text:p>
          </table:table-cell>
          <table:table-cell table:formula="of:=IF([.$G182];#REF!;&quot;&quot;)" office:value-type="string" office:string-value="" calcext:value-type="error">
            <text:p>#REF!</text:p>
          </table:table-cell>
          <table:table-cell table:formula="of:=IF([.$G182];#REF!;&quot;&quot;)" office:value-type="string" office:string-value="" calcext:value-type="error">
            <text:p>#REF!</text:p>
          </table:table-cell>
          <table:table-cell table:formula="of:=IF([.$G182];#REF!;&quot;&quot;)" office:value-type="string" office:string-value="" calcext:value-type="error">
            <text:p>#REF!</text:p>
          </table:table-cell>
          <table:table-cell table:formula="of:=IF([.$G182];[$Themenliste.$E135];&quot;&quot;)" office:value-type="string" office:string-value="" calcext:value-type="error">
            <text:p>#REF!</text:p>
          </table:table-cell>
          <table:table-cell table:style-name="ce22" table:formula="of:=IF([.$G18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2];[.L18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2];[.I182];[.J18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3];#REF!;&quot;&quot;)" office:value-type="string" office:string-value="" calcext:value-type="error">
            <text:p>#REF!</text:p>
          </table:table-cell>
          <table:table-cell table:formula="of:=IF([.$G183];#REF!;&quot;&quot;)" office:value-type="string" office:string-value="" calcext:value-type="error">
            <text:p>#REF!</text:p>
          </table:table-cell>
          <table:table-cell table:formula="of:=IF([.$G183];#REF!;&quot;&quot;)" office:value-type="string" office:string-value="" calcext:value-type="error">
            <text:p>#REF!</text:p>
          </table:table-cell>
          <table:table-cell table:formula="of:=IF([.$G183];#REF!;&quot;&quot;)" office:value-type="string" office:string-value="" calcext:value-type="error">
            <text:p>#REF!</text:p>
          </table:table-cell>
          <table:table-cell table:formula="of:=IF([.$G183];[$Themenliste.$E136];&quot;&quot;)" office:value-type="string" office:string-value="" calcext:value-type="error">
            <text:p>#REF!</text:p>
          </table:table-cell>
          <table:table-cell table:style-name="ce22" table:formula="of:=IF([.$G18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3];[.L18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3];[.I183];[.J18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4];#REF!;&quot;&quot;)" office:value-type="string" office:string-value="" calcext:value-type="error">
            <text:p>#REF!</text:p>
          </table:table-cell>
          <table:table-cell table:formula="of:=IF([.$G184];#REF!;&quot;&quot;)" office:value-type="string" office:string-value="" calcext:value-type="error">
            <text:p>#REF!</text:p>
          </table:table-cell>
          <table:table-cell table:formula="of:=IF([.$G184];#REF!;&quot;&quot;)" office:value-type="string" office:string-value="" calcext:value-type="error">
            <text:p>#REF!</text:p>
          </table:table-cell>
          <table:table-cell table:formula="of:=IF([.$G184];#REF!;&quot;&quot;)" office:value-type="string" office:string-value="" calcext:value-type="error">
            <text:p>#REF!</text:p>
          </table:table-cell>
          <table:table-cell table:formula="of:=IF([.$G184];[$Themenliste.$E139];&quot;&quot;)" office:value-type="string" office:string-value="" calcext:value-type="error">
            <text:p>#REF!</text:p>
          </table:table-cell>
          <table:table-cell table:style-name="ce22" table:formula="of:=IF([.$G18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4];[.L18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4];[.I184];[.J18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5];#REF!;&quot;&quot;)" office:value-type="string" office:string-value="" calcext:value-type="error">
            <text:p>#REF!</text:p>
          </table:table-cell>
          <table:table-cell table:formula="of:=IF([.$G185];#REF!;&quot;&quot;)" office:value-type="string" office:string-value="" calcext:value-type="error">
            <text:p>#REF!</text:p>
          </table:table-cell>
          <table:table-cell table:formula="of:=IF([.$G185];#REF!;&quot;&quot;)" office:value-type="string" office:string-value="" calcext:value-type="error">
            <text:p>#REF!</text:p>
          </table:table-cell>
          <table:table-cell table:formula="of:=IF([.$G185];#REF!;&quot;&quot;)" office:value-type="string" office:string-value="" calcext:value-type="error">
            <text:p>#REF!</text:p>
          </table:table-cell>
          <table:table-cell table:formula="of:=IF([.$G185];[$Themenliste.$E140];&quot;&quot;)" office:value-type="string" office:string-value="" calcext:value-type="error">
            <text:p>#REF!</text:p>
          </table:table-cell>
          <table:table-cell table:style-name="ce22" table:formula="of:=IF([.$G18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5];[.L18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5];[.I185];[.J18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6];#REF!;&quot;&quot;)" office:value-type="string" office:string-value="" calcext:value-type="error">
            <text:p>#REF!</text:p>
          </table:table-cell>
          <table:table-cell table:formula="of:=IF([.$G186];#REF!;&quot;&quot;)" office:value-type="string" office:string-value="" calcext:value-type="error">
            <text:p>#REF!</text:p>
          </table:table-cell>
          <table:table-cell table:formula="of:=IF([.$G186];#REF!;&quot;&quot;)" office:value-type="string" office:string-value="" calcext:value-type="error">
            <text:p>#REF!</text:p>
          </table:table-cell>
          <table:table-cell table:formula="of:=IF([.$G186];#REF!;&quot;&quot;)" office:value-type="string" office:string-value="" calcext:value-type="error">
            <text:p>#REF!</text:p>
          </table:table-cell>
          <table:table-cell table:formula="of:=IF([.$G186];[$Themenliste.$E141];&quot;&quot;)" office:value-type="string" office:string-value="" calcext:value-type="error">
            <text:p>#REF!</text:p>
          </table:table-cell>
          <table:table-cell table:style-name="ce22" table:formula="of:=IF([.$G18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6];[.L18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6];[.I186];[.J18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7];#REF!;&quot;&quot;)" office:value-type="string" office:string-value="" calcext:value-type="error">
            <text:p>#REF!</text:p>
          </table:table-cell>
          <table:table-cell table:formula="of:=IF([.$G187];#REF!;&quot;&quot;)" office:value-type="string" office:string-value="" calcext:value-type="error">
            <text:p>#REF!</text:p>
          </table:table-cell>
          <table:table-cell table:formula="of:=IF([.$G187];#REF!;&quot;&quot;)" office:value-type="string" office:string-value="" calcext:value-type="error">
            <text:p>#REF!</text:p>
          </table:table-cell>
          <table:table-cell table:formula="of:=IF([.$G187];#REF!;&quot;&quot;)" office:value-type="string" office:string-value="" calcext:value-type="error">
            <text:p>#REF!</text:p>
          </table:table-cell>
          <table:table-cell table:formula="of:=IF([.$G187];[$Themenliste.$E142];&quot;&quot;)" office:value-type="string" office:string-value="" calcext:value-type="error">
            <text:p>#REF!</text:p>
          </table:table-cell>
          <table:table-cell table:style-name="ce22" table:formula="of:=IF([.$G18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7];[.L18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7];[.I187];[.J18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8];#REF!;&quot;&quot;)" office:value-type="string" office:string-value="" calcext:value-type="error">
            <text:p>#REF!</text:p>
          </table:table-cell>
          <table:table-cell table:formula="of:=IF([.$G188];#REF!;&quot;&quot;)" office:value-type="string" office:string-value="" calcext:value-type="error">
            <text:p>#REF!</text:p>
          </table:table-cell>
          <table:table-cell table:formula="of:=IF([.$G188];#REF!;&quot;&quot;)" office:value-type="string" office:string-value="" calcext:value-type="error">
            <text:p>#REF!</text:p>
          </table:table-cell>
          <table:table-cell table:formula="of:=IF([.$G188];#REF!;&quot;&quot;)" office:value-type="string" office:string-value="" calcext:value-type="error">
            <text:p>#REF!</text:p>
          </table:table-cell>
          <table:table-cell table:formula="of:=IF([.$G188];[$Themenliste.$E143];&quot;&quot;)" office:value-type="string" office:string-value="" calcext:value-type="error">
            <text:p>#REF!</text:p>
          </table:table-cell>
          <table:table-cell table:style-name="ce22" table:formula="of:=IF([.$G18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8];[.L18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8];[.I188];[.J18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9];#REF!;&quot;&quot;)" office:value-type="string" office:string-value="" calcext:value-type="error">
            <text:p>#REF!</text:p>
          </table:table-cell>
          <table:table-cell table:formula="of:=IF([.$G189];#REF!;&quot;&quot;)" office:value-type="string" office:string-value="" calcext:value-type="error">
            <text:p>#REF!</text:p>
          </table:table-cell>
          <table:table-cell table:formula="of:=IF([.$G189];#REF!;&quot;&quot;)" office:value-type="string" office:string-value="" calcext:value-type="error">
            <text:p>#REF!</text:p>
          </table:table-cell>
          <table:table-cell table:formula="of:=IF([.$G189];#REF!;&quot;&quot;)" office:value-type="string" office:string-value="" calcext:value-type="error">
            <text:p>#REF!</text:p>
          </table:table-cell>
          <table:table-cell table:formula="of:=IF([.$G189];[$Themenliste.$E144];&quot;&quot;)" office:value-type="string" office:string-value="" calcext:value-type="error">
            <text:p>#REF!</text:p>
          </table:table-cell>
          <table:table-cell table:style-name="ce22" table:formula="of:=IF([.$G18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89];[.L18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89];[.I189];[.J18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0];#REF!;&quot;&quot;)" office:value-type="string" office:string-value="" calcext:value-type="error">
            <text:p>#REF!</text:p>
          </table:table-cell>
          <table:table-cell table:formula="of:=IF([.$G190];#REF!;&quot;&quot;)" office:value-type="string" office:string-value="" calcext:value-type="error">
            <text:p>#REF!</text:p>
          </table:table-cell>
          <table:table-cell table:formula="of:=IF([.$G190];#REF!;&quot;&quot;)" office:value-type="string" office:string-value="" calcext:value-type="error">
            <text:p>#REF!</text:p>
          </table:table-cell>
          <table:table-cell table:formula="of:=IF([.$G190];#REF!;&quot;&quot;)" office:value-type="string" office:string-value="" calcext:value-type="error">
            <text:p>#REF!</text:p>
          </table:table-cell>
          <table:table-cell table:formula="of:=IF([.$G190];[$Themenliste.$E145];&quot;&quot;)" office:value-type="string" office:string-value="" calcext:value-type="error">
            <text:p>#REF!</text:p>
          </table:table-cell>
          <table:table-cell table:style-name="ce22" table:formula="of:=IF([.$G19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0];[.L19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0];[.I190];[.J19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1];#REF!;&quot;&quot;)" office:value-type="string" office:string-value="" calcext:value-type="error">
            <text:p>#REF!</text:p>
          </table:table-cell>
          <table:table-cell table:formula="of:=IF([.$G191];#REF!;&quot;&quot;)" office:value-type="string" office:string-value="" calcext:value-type="error">
            <text:p>#REF!</text:p>
          </table:table-cell>
          <table:table-cell table:formula="of:=IF([.$G191];#REF!;&quot;&quot;)" office:value-type="string" office:string-value="" calcext:value-type="error">
            <text:p>#REF!</text:p>
          </table:table-cell>
          <table:table-cell table:formula="of:=IF([.$G191];#REF!;&quot;&quot;)" office:value-type="string" office:string-value="" calcext:value-type="error">
            <text:p>#REF!</text:p>
          </table:table-cell>
          <table:table-cell table:formula="of:=IF([.$G191];#REF!;&quot;&quot;)" office:value-type="string" office:string-value="" calcext:value-type="error">
            <text:p>#REF!</text:p>
          </table:table-cell>
          <table:table-cell table:style-name="ce22" table:formula="of:=IF([.$G19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1];[.L19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1];[.I191];[.J19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2];#REF!;&quot;&quot;)" office:value-type="string" office:string-value="" calcext:value-type="error">
            <text:p>#REF!</text:p>
          </table:table-cell>
          <table:table-cell table:formula="of:=IF([.$G192];#REF!;&quot;&quot;)" office:value-type="string" office:string-value="" calcext:value-type="error">
            <text:p>#REF!</text:p>
          </table:table-cell>
          <table:table-cell table:formula="of:=IF([.$G192];#REF!;&quot;&quot;)" office:value-type="string" office:string-value="" calcext:value-type="error">
            <text:p>#REF!</text:p>
          </table:table-cell>
          <table:table-cell table:formula="of:=IF([.$G192];#REF!;&quot;&quot;)" office:value-type="string" office:string-value="" calcext:value-type="error">
            <text:p>#REF!</text:p>
          </table:table-cell>
          <table:table-cell table:formula="of:=IF([.$G192];#REF!;&quot;&quot;)" office:value-type="string" office:string-value="" calcext:value-type="error">
            <text:p>#REF!</text:p>
          </table:table-cell>
          <table:table-cell table:style-name="ce22" table:formula="of:=IF([.$G19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2];[.L19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2];[.I192];[.J19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3];#REF!;&quot;&quot;)" office:value-type="string" office:string-value="" calcext:value-type="error">
            <text:p>#REF!</text:p>
          </table:table-cell>
          <table:table-cell table:formula="of:=IF([.$G193];#REF!;&quot;&quot;)" office:value-type="string" office:string-value="" calcext:value-type="error">
            <text:p>#REF!</text:p>
          </table:table-cell>
          <table:table-cell table:formula="of:=IF([.$G193];#REF!;&quot;&quot;)" office:value-type="string" office:string-value="" calcext:value-type="error">
            <text:p>#REF!</text:p>
          </table:table-cell>
          <table:table-cell table:formula="of:=IF([.$G193];#REF!;&quot;&quot;)" office:value-type="string" office:string-value="" calcext:value-type="error">
            <text:p>#REF!</text:p>
          </table:table-cell>
          <table:table-cell table:formula="of:=IF([.$G193];#REF!;&quot;&quot;)" office:value-type="string" office:string-value="" calcext:value-type="error">
            <text:p>#REF!</text:p>
          </table:table-cell>
          <table:table-cell table:style-name="ce22" table:formula="of:=IF([.$G19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3];[.L19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3];[.I193];[.J19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4];#REF!;&quot;&quot;)" office:value-type="string" office:string-value="" calcext:value-type="error">
            <text:p>#REF!</text:p>
          </table:table-cell>
          <table:table-cell table:formula="of:=IF([.$G194];#REF!;&quot;&quot;)" office:value-type="string" office:string-value="" calcext:value-type="error">
            <text:p>#REF!</text:p>
          </table:table-cell>
          <table:table-cell table:formula="of:=IF([.$G194];#REF!;&quot;&quot;)" office:value-type="string" office:string-value="" calcext:value-type="error">
            <text:p>#REF!</text:p>
          </table:table-cell>
          <table:table-cell table:formula="of:=IF([.$G194];#REF!;&quot;&quot;)" office:value-type="string" office:string-value="" calcext:value-type="error">
            <text:p>#REF!</text:p>
          </table:table-cell>
          <table:table-cell table:formula="of:=IF([.$G194];#REF!;&quot;&quot;)" office:value-type="string" office:string-value="" calcext:value-type="error">
            <text:p>#REF!</text:p>
          </table:table-cell>
          <table:table-cell table:style-name="ce22" table:formula="of:=IF([.$G19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4];[.L19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4];[.I194];[.J19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5];#REF!;&quot;&quot;)" office:value-type="string" office:string-value="" calcext:value-type="error">
            <text:p>#REF!</text:p>
          </table:table-cell>
          <table:table-cell table:formula="of:=IF([.$G195];#REF!;&quot;&quot;)" office:value-type="string" office:string-value="" calcext:value-type="error">
            <text:p>#REF!</text:p>
          </table:table-cell>
          <table:table-cell table:formula="of:=IF([.$G195];#REF!;&quot;&quot;)" office:value-type="string" office:string-value="" calcext:value-type="error">
            <text:p>#REF!</text:p>
          </table:table-cell>
          <table:table-cell table:formula="of:=IF([.$G195];#REF!;&quot;&quot;)" office:value-type="string" office:string-value="" calcext:value-type="error">
            <text:p>#REF!</text:p>
          </table:table-cell>
          <table:table-cell table:formula="of:=IF([.$G195];#REF!;&quot;&quot;)" office:value-type="string" office:string-value="" calcext:value-type="error">
            <text:p>#REF!</text:p>
          </table:table-cell>
          <table:table-cell table:style-name="ce22" table:formula="of:=IF([.$G19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5];[.L19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5];[.I195];[.J19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6];#REF!;&quot;&quot;)" office:value-type="string" office:string-value="" calcext:value-type="error">
            <text:p>#REF!</text:p>
          </table:table-cell>
          <table:table-cell table:formula="of:=IF([.$G196];#REF!;&quot;&quot;)" office:value-type="string" office:string-value="" calcext:value-type="error">
            <text:p>#REF!</text:p>
          </table:table-cell>
          <table:table-cell table:formula="of:=IF([.$G196];#REF!;&quot;&quot;)" office:value-type="string" office:string-value="" calcext:value-type="error">
            <text:p>#REF!</text:p>
          </table:table-cell>
          <table:table-cell table:formula="of:=IF([.$G196];#REF!;&quot;&quot;)" office:value-type="string" office:string-value="" calcext:value-type="error">
            <text:p>#REF!</text:p>
          </table:table-cell>
          <table:table-cell table:formula="of:=IF([.$G196];#REF!;&quot;&quot;)" office:value-type="string" office:string-value="" calcext:value-type="error">
            <text:p>#REF!</text:p>
          </table:table-cell>
          <table:table-cell table:style-name="ce22" table:formula="of:=IF([.$G19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6];[.L19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6];[.I196];[.J19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7];#REF!;&quot;&quot;)" office:value-type="string" office:string-value="" calcext:value-type="error">
            <text:p>#REF!</text:p>
          </table:table-cell>
          <table:table-cell table:formula="of:=IF([.$G197];#REF!;&quot;&quot;)" office:value-type="string" office:string-value="" calcext:value-type="error">
            <text:p>#REF!</text:p>
          </table:table-cell>
          <table:table-cell table:formula="of:=IF([.$G197];#REF!;&quot;&quot;)" office:value-type="string" office:string-value="" calcext:value-type="error">
            <text:p>#REF!</text:p>
          </table:table-cell>
          <table:table-cell table:formula="of:=IF([.$G197];#REF!;&quot;&quot;)" office:value-type="string" office:string-value="" calcext:value-type="error">
            <text:p>#REF!</text:p>
          </table:table-cell>
          <table:table-cell table:formula="of:=IF([.$G197];#REF!;&quot;&quot;)" office:value-type="string" office:string-value="" calcext:value-type="error">
            <text:p>#REF!</text:p>
          </table:table-cell>
          <table:table-cell table:style-name="ce22" table:formula="of:=IF([.$G19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7];[.L19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7];[.I197];[.J19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8];#REF!;&quot;&quot;)" office:value-type="string" office:string-value="" calcext:value-type="error">
            <text:p>#REF!</text:p>
          </table:table-cell>
          <table:table-cell table:formula="of:=IF([.$G198];#REF!;&quot;&quot;)" office:value-type="string" office:string-value="" calcext:value-type="error">
            <text:p>#REF!</text:p>
          </table:table-cell>
          <table:table-cell table:formula="of:=IF([.$G198];#REF!;&quot;&quot;)" office:value-type="string" office:string-value="" calcext:value-type="error">
            <text:p>#REF!</text:p>
          </table:table-cell>
          <table:table-cell table:formula="of:=IF([.$G198];#REF!;&quot;&quot;)" office:value-type="string" office:string-value="" calcext:value-type="error">
            <text:p>#REF!</text:p>
          </table:table-cell>
          <table:table-cell table:formula="of:=IF([.$G198];#REF!;&quot;&quot;)" office:value-type="string" office:string-value="" calcext:value-type="error">
            <text:p>#REF!</text:p>
          </table:table-cell>
          <table:table-cell table:style-name="ce22" table:formula="of:=IF([.$G19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8];[.L19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8];[.I198];[.J19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9];#REF!;&quot;&quot;)" office:value-type="string" office:string-value="" calcext:value-type="error">
            <text:p>#REF!</text:p>
          </table:table-cell>
          <table:table-cell table:formula="of:=IF([.$G199];#REF!;&quot;&quot;)" office:value-type="string" office:string-value="" calcext:value-type="error">
            <text:p>#REF!</text:p>
          </table:table-cell>
          <table:table-cell table:formula="of:=IF([.$G199];#REF!;&quot;&quot;)" office:value-type="string" office:string-value="" calcext:value-type="error">
            <text:p>#REF!</text:p>
          </table:table-cell>
          <table:table-cell table:formula="of:=IF([.$G199];#REF!;&quot;&quot;)" office:value-type="string" office:string-value="" calcext:value-type="error">
            <text:p>#REF!</text:p>
          </table:table-cell>
          <table:table-cell table:formula="of:=IF([.$G199];#REF!;&quot;&quot;)" office:value-type="string" office:string-value="" calcext:value-type="error">
            <text:p>#REF!</text:p>
          </table:table-cell>
          <table:table-cell table:style-name="ce22" table:formula="of:=IF([.$G19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199];[.L19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199];[.I199];[.J19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0];#REF!;&quot;&quot;)" office:value-type="string" office:string-value="" calcext:value-type="error">
            <text:p>#REF!</text:p>
          </table:table-cell>
          <table:table-cell table:formula="of:=IF([.$G200];#REF!;&quot;&quot;)" office:value-type="string" office:string-value="" calcext:value-type="error">
            <text:p>#REF!</text:p>
          </table:table-cell>
          <table:table-cell table:formula="of:=IF([.$G200];#REF!;&quot;&quot;)" office:value-type="string" office:string-value="" calcext:value-type="error">
            <text:p>#REF!</text:p>
          </table:table-cell>
          <table:table-cell table:formula="of:=IF([.$G200];#REF!;&quot;&quot;)" office:value-type="string" office:string-value="" calcext:value-type="error">
            <text:p>#REF!</text:p>
          </table:table-cell>
          <table:table-cell table:formula="of:=IF([.$G200];#REF!;&quot;&quot;)" office:value-type="string" office:string-value="" calcext:value-type="error">
            <text:p>#REF!</text:p>
          </table:table-cell>
          <table:table-cell table:style-name="ce22" table:formula="of:=IF([.$G20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0];[.L20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0];[.I200];[.J20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1];#REF!;&quot;&quot;)" office:value-type="string" office:string-value="" calcext:value-type="error">
            <text:p>#REF!</text:p>
          </table:table-cell>
          <table:table-cell table:formula="of:=IF([.$G201];#REF!;&quot;&quot;)" office:value-type="string" office:string-value="" calcext:value-type="error">
            <text:p>#REF!</text:p>
          </table:table-cell>
          <table:table-cell table:formula="of:=IF([.$G201];#REF!;&quot;&quot;)" office:value-type="string" office:string-value="" calcext:value-type="error">
            <text:p>#REF!</text:p>
          </table:table-cell>
          <table:table-cell table:formula="of:=IF([.$G201];#REF!;&quot;&quot;)" office:value-type="string" office:string-value="" calcext:value-type="error">
            <text:p>#REF!</text:p>
          </table:table-cell>
          <table:table-cell table:formula="of:=IF([.$G201];#REF!;&quot;&quot;)" office:value-type="string" office:string-value="" calcext:value-type="error">
            <text:p>#REF!</text:p>
          </table:table-cell>
          <table:table-cell table:style-name="ce22" table:formula="of:=IF([.$G20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1];[.L20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1];[.I201];[.J20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2];#REF!;&quot;&quot;)" office:value-type="string" office:string-value="" calcext:value-type="error">
            <text:p>#REF!</text:p>
          </table:table-cell>
          <table:table-cell table:formula="of:=IF([.$G202];#REF!;&quot;&quot;)" office:value-type="string" office:string-value="" calcext:value-type="error">
            <text:p>#REF!</text:p>
          </table:table-cell>
          <table:table-cell table:formula="of:=IF([.$G202];#REF!;&quot;&quot;)" office:value-type="string" office:string-value="" calcext:value-type="error">
            <text:p>#REF!</text:p>
          </table:table-cell>
          <table:table-cell table:formula="of:=IF([.$G202];#REF!;&quot;&quot;)" office:value-type="string" office:string-value="" calcext:value-type="error">
            <text:p>#REF!</text:p>
          </table:table-cell>
          <table:table-cell table:formula="of:=IF([.$G202];#REF!;&quot;&quot;)" office:value-type="string" office:string-value="" calcext:value-type="error">
            <text:p>#REF!</text:p>
          </table:table-cell>
          <table:table-cell table:style-name="ce22" table:formula="of:=IF([.$G20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2];[.L20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2];[.I202];[.J20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3];#REF!;&quot;&quot;)" office:value-type="string" office:string-value="" calcext:value-type="error">
            <text:p>#REF!</text:p>
          </table:table-cell>
          <table:table-cell table:formula="of:=IF([.$G203];#REF!;&quot;&quot;)" office:value-type="string" office:string-value="" calcext:value-type="error">
            <text:p>#REF!</text:p>
          </table:table-cell>
          <table:table-cell table:formula="of:=IF([.$G203];#REF!;&quot;&quot;)" office:value-type="string" office:string-value="" calcext:value-type="error">
            <text:p>#REF!</text:p>
          </table:table-cell>
          <table:table-cell table:formula="of:=IF([.$G203];#REF!;&quot;&quot;)" office:value-type="string" office:string-value="" calcext:value-type="error">
            <text:p>#REF!</text:p>
          </table:table-cell>
          <table:table-cell table:formula="of:=IF([.$G203];#REF!;&quot;&quot;)" office:value-type="string" office:string-value="" calcext:value-type="error">
            <text:p>#REF!</text:p>
          </table:table-cell>
          <table:table-cell table:style-name="ce22" table:formula="of:=IF([.$G20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3];[.L20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3];[.I203];[.J20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4];#REF!;&quot;&quot;)" office:value-type="string" office:string-value="" calcext:value-type="error">
            <text:p>#REF!</text:p>
          </table:table-cell>
          <table:table-cell table:formula="of:=IF([.$G204];#REF!;&quot;&quot;)" office:value-type="string" office:string-value="" calcext:value-type="error">
            <text:p>#REF!</text:p>
          </table:table-cell>
          <table:table-cell table:formula="of:=IF([.$G204];#REF!;&quot;&quot;)" office:value-type="string" office:string-value="" calcext:value-type="error">
            <text:p>#REF!</text:p>
          </table:table-cell>
          <table:table-cell table:formula="of:=IF([.$G204];#REF!;&quot;&quot;)" office:value-type="string" office:string-value="" calcext:value-type="error">
            <text:p>#REF!</text:p>
          </table:table-cell>
          <table:table-cell table:formula="of:=IF([.$G204];#REF!;&quot;&quot;)" office:value-type="string" office:string-value="" calcext:value-type="error">
            <text:p>#REF!</text:p>
          </table:table-cell>
          <table:table-cell table:style-name="ce22" table:formula="of:=IF([.$G20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4];[.L20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4];[.I204];[.J20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5];#REF!;&quot;&quot;)" office:value-type="string" office:string-value="" calcext:value-type="error">
            <text:p>#REF!</text:p>
          </table:table-cell>
          <table:table-cell table:formula="of:=IF([.$G205];#REF!;&quot;&quot;)" office:value-type="string" office:string-value="" calcext:value-type="error">
            <text:p>#REF!</text:p>
          </table:table-cell>
          <table:table-cell table:formula="of:=IF([.$G205];#REF!;&quot;&quot;)" office:value-type="string" office:string-value="" calcext:value-type="error">
            <text:p>#REF!</text:p>
          </table:table-cell>
          <table:table-cell table:formula="of:=IF([.$G205];#REF!;&quot;&quot;)" office:value-type="string" office:string-value="" calcext:value-type="error">
            <text:p>#REF!</text:p>
          </table:table-cell>
          <table:table-cell table:formula="of:=IF([.$G205];#REF!;&quot;&quot;)" office:value-type="string" office:string-value="" calcext:value-type="error">
            <text:p>#REF!</text:p>
          </table:table-cell>
          <table:table-cell table:style-name="ce22" table:formula="of:=IF([.$G20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5];[.L20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5];[.I205];[.J20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6];#REF!;&quot;&quot;)" office:value-type="string" office:string-value="" calcext:value-type="error">
            <text:p>#REF!</text:p>
          </table:table-cell>
          <table:table-cell table:formula="of:=IF([.$G206];#REF!;&quot;&quot;)" office:value-type="string" office:string-value="" calcext:value-type="error">
            <text:p>#REF!</text:p>
          </table:table-cell>
          <table:table-cell table:formula="of:=IF([.$G206];#REF!;&quot;&quot;)" office:value-type="string" office:string-value="" calcext:value-type="error">
            <text:p>#REF!</text:p>
          </table:table-cell>
          <table:table-cell table:formula="of:=IF([.$G206];#REF!;&quot;&quot;)" office:value-type="string" office:string-value="" calcext:value-type="error">
            <text:p>#REF!</text:p>
          </table:table-cell>
          <table:table-cell table:formula="of:=IF([.$G206];#REF!;&quot;&quot;)" office:value-type="string" office:string-value="" calcext:value-type="error">
            <text:p>#REF!</text:p>
          </table:table-cell>
          <table:table-cell table:style-name="ce22" table:formula="of:=IF([.$G20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6];[.L20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6];[.I206];[.J20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7];#REF!;&quot;&quot;)" office:value-type="string" office:string-value="" calcext:value-type="error">
            <text:p>#REF!</text:p>
          </table:table-cell>
          <table:table-cell table:formula="of:=IF([.$G207];#REF!;&quot;&quot;)" office:value-type="string" office:string-value="" calcext:value-type="error">
            <text:p>#REF!</text:p>
          </table:table-cell>
          <table:table-cell table:formula="of:=IF([.$G207];#REF!;&quot;&quot;)" office:value-type="string" office:string-value="" calcext:value-type="error">
            <text:p>#REF!</text:p>
          </table:table-cell>
          <table:table-cell table:formula="of:=IF([.$G207];#REF!;&quot;&quot;)" office:value-type="string" office:string-value="" calcext:value-type="error">
            <text:p>#REF!</text:p>
          </table:table-cell>
          <table:table-cell table:formula="of:=IF([.$G207];#REF!;&quot;&quot;)" office:value-type="string" office:string-value="" calcext:value-type="error">
            <text:p>#REF!</text:p>
          </table:table-cell>
          <table:table-cell table:style-name="ce22" table:formula="of:=IF([.$G20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7];[.L20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7];[.I207];[.J20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8];#REF!;&quot;&quot;)" office:value-type="string" office:string-value="" calcext:value-type="error">
            <text:p>#REF!</text:p>
          </table:table-cell>
          <table:table-cell table:formula="of:=IF([.$G208];#REF!;&quot;&quot;)" office:value-type="string" office:string-value="" calcext:value-type="error">
            <text:p>#REF!</text:p>
          </table:table-cell>
          <table:table-cell table:formula="of:=IF([.$G208];#REF!;&quot;&quot;)" office:value-type="string" office:string-value="" calcext:value-type="error">
            <text:p>#REF!</text:p>
          </table:table-cell>
          <table:table-cell table:formula="of:=IF([.$G208];#REF!;&quot;&quot;)" office:value-type="string" office:string-value="" calcext:value-type="error">
            <text:p>#REF!</text:p>
          </table:table-cell>
          <table:table-cell table:formula="of:=IF([.$G208];#REF!;&quot;&quot;)" office:value-type="string" office:string-value="" calcext:value-type="error">
            <text:p>#REF!</text:p>
          </table:table-cell>
          <table:table-cell table:style-name="ce22" table:formula="of:=IF([.$G20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8];[.L20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8];[.I208];[.J20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9];#REF!;&quot;&quot;)" office:value-type="string" office:string-value="" calcext:value-type="error">
            <text:p>#REF!</text:p>
          </table:table-cell>
          <table:table-cell table:formula="of:=IF([.$G209];#REF!;&quot;&quot;)" office:value-type="string" office:string-value="" calcext:value-type="error">
            <text:p>#REF!</text:p>
          </table:table-cell>
          <table:table-cell table:formula="of:=IF([.$G209];#REF!;&quot;&quot;)" office:value-type="string" office:string-value="" calcext:value-type="error">
            <text:p>#REF!</text:p>
          </table:table-cell>
          <table:table-cell table:formula="of:=IF([.$G209];#REF!;&quot;&quot;)" office:value-type="string" office:string-value="" calcext:value-type="error">
            <text:p>#REF!</text:p>
          </table:table-cell>
          <table:table-cell table:formula="of:=IF([.$G209];#REF!;&quot;&quot;)" office:value-type="string" office:string-value="" calcext:value-type="error">
            <text:p>#REF!</text:p>
          </table:table-cell>
          <table:table-cell table:style-name="ce22" table:formula="of:=IF([.$G20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09];[.L20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09];[.I209];[.J20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0];#REF!;&quot;&quot;)" office:value-type="string" office:string-value="" calcext:value-type="error">
            <text:p>#REF!</text:p>
          </table:table-cell>
          <table:table-cell table:formula="of:=IF([.$G210];#REF!;&quot;&quot;)" office:value-type="string" office:string-value="" calcext:value-type="error">
            <text:p>#REF!</text:p>
          </table:table-cell>
          <table:table-cell table:formula="of:=IF([.$G210];#REF!;&quot;&quot;)" office:value-type="string" office:string-value="" calcext:value-type="error">
            <text:p>#REF!</text:p>
          </table:table-cell>
          <table:table-cell table:formula="of:=IF([.$G210];#REF!;&quot;&quot;)" office:value-type="string" office:string-value="" calcext:value-type="error">
            <text:p>#REF!</text:p>
          </table:table-cell>
          <table:table-cell table:formula="of:=IF([.$G210];#REF!;&quot;&quot;)" office:value-type="string" office:string-value="" calcext:value-type="error">
            <text:p>#REF!</text:p>
          </table:table-cell>
          <table:table-cell table:style-name="ce22" table:formula="of:=IF([.$G21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0];[.L21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0];[.I210];[.J21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1];#REF!;&quot;&quot;)" office:value-type="string" office:string-value="" calcext:value-type="error">
            <text:p>#REF!</text:p>
          </table:table-cell>
          <table:table-cell table:formula="of:=IF([.$G211];#REF!;&quot;&quot;)" office:value-type="string" office:string-value="" calcext:value-type="error">
            <text:p>#REF!</text:p>
          </table:table-cell>
          <table:table-cell table:formula="of:=IF([.$G211];#REF!;&quot;&quot;)" office:value-type="string" office:string-value="" calcext:value-type="error">
            <text:p>#REF!</text:p>
          </table:table-cell>
          <table:table-cell table:formula="of:=IF([.$G211];#REF!;&quot;&quot;)" office:value-type="string" office:string-value="" calcext:value-type="error">
            <text:p>#REF!</text:p>
          </table:table-cell>
          <table:table-cell table:formula="of:=IF([.$G211];#REF!;&quot;&quot;)" office:value-type="string" office:string-value="" calcext:value-type="error">
            <text:p>#REF!</text:p>
          </table:table-cell>
          <table:table-cell table:style-name="ce22" table:formula="of:=IF([.$G21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1];[.L21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1];[.I211];[.J21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2];#REF!;&quot;&quot;)" office:value-type="string" office:string-value="" calcext:value-type="error">
            <text:p>#REF!</text:p>
          </table:table-cell>
          <table:table-cell table:formula="of:=IF([.$G212];#REF!;&quot;&quot;)" office:value-type="string" office:string-value="" calcext:value-type="error">
            <text:p>#REF!</text:p>
          </table:table-cell>
          <table:table-cell table:formula="of:=IF([.$G212];#REF!;&quot;&quot;)" office:value-type="string" office:string-value="" calcext:value-type="error">
            <text:p>#REF!</text:p>
          </table:table-cell>
          <table:table-cell table:formula="of:=IF([.$G212];#REF!;&quot;&quot;)" office:value-type="string" office:string-value="" calcext:value-type="error">
            <text:p>#REF!</text:p>
          </table:table-cell>
          <table:table-cell table:formula="of:=IF([.$G212];#REF!;&quot;&quot;)" office:value-type="string" office:string-value="" calcext:value-type="error">
            <text:p>#REF!</text:p>
          </table:table-cell>
          <table:table-cell table:style-name="ce22" table:formula="of:=IF([.$G21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2];[.L21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2];[.I212];[.J21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3];#REF!;&quot;&quot;)" office:value-type="string" office:string-value="" calcext:value-type="error">
            <text:p>#REF!</text:p>
          </table:table-cell>
          <table:table-cell table:formula="of:=IF([.$G213];#REF!;&quot;&quot;)" office:value-type="string" office:string-value="" calcext:value-type="error">
            <text:p>#REF!</text:p>
          </table:table-cell>
          <table:table-cell table:formula="of:=IF([.$G213];#REF!;&quot;&quot;)" office:value-type="string" office:string-value="" calcext:value-type="error">
            <text:p>#REF!</text:p>
          </table:table-cell>
          <table:table-cell table:formula="of:=IF([.$G213];#REF!;&quot;&quot;)" office:value-type="string" office:string-value="" calcext:value-type="error">
            <text:p>#REF!</text:p>
          </table:table-cell>
          <table:table-cell table:formula="of:=IF([.$G213];#REF!;&quot;&quot;)" office:value-type="string" office:string-value="" calcext:value-type="error">
            <text:p>#REF!</text:p>
          </table:table-cell>
          <table:table-cell table:style-name="ce22" table:formula="of:=IF([.$G21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3];[.L21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3];[.I213];[.J21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4];#REF!;&quot;&quot;)" office:value-type="string" office:string-value="" calcext:value-type="error">
            <text:p>#REF!</text:p>
          </table:table-cell>
          <table:table-cell table:formula="of:=IF([.$G214];#REF!;&quot;&quot;)" office:value-type="string" office:string-value="" calcext:value-type="error">
            <text:p>#REF!</text:p>
          </table:table-cell>
          <table:table-cell table:formula="of:=IF([.$G214];#REF!;&quot;&quot;)" office:value-type="string" office:string-value="" calcext:value-type="error">
            <text:p>#REF!</text:p>
          </table:table-cell>
          <table:table-cell table:formula="of:=IF([.$G214];#REF!;&quot;&quot;)" office:value-type="string" office:string-value="" calcext:value-type="error">
            <text:p>#REF!</text:p>
          </table:table-cell>
          <table:table-cell table:formula="of:=IF([.$G214];#REF!;&quot;&quot;)" office:value-type="string" office:string-value="" calcext:value-type="error">
            <text:p>#REF!</text:p>
          </table:table-cell>
          <table:table-cell table:style-name="ce22" table:formula="of:=IF([.$G21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4];[.L21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4];[.I214];[.J21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5];#REF!;&quot;&quot;)" office:value-type="string" office:string-value="" calcext:value-type="error">
            <text:p>#REF!</text:p>
          </table:table-cell>
          <table:table-cell table:formula="of:=IF([.$G215];#REF!;&quot;&quot;)" office:value-type="string" office:string-value="" calcext:value-type="error">
            <text:p>#REF!</text:p>
          </table:table-cell>
          <table:table-cell table:formula="of:=IF([.$G215];#REF!;&quot;&quot;)" office:value-type="string" office:string-value="" calcext:value-type="error">
            <text:p>#REF!</text:p>
          </table:table-cell>
          <table:table-cell table:formula="of:=IF([.$G215];#REF!;&quot;&quot;)" office:value-type="string" office:string-value="" calcext:value-type="error">
            <text:p>#REF!</text:p>
          </table:table-cell>
          <table:table-cell table:formula="of:=IF([.$G215];#REF!;&quot;&quot;)" office:value-type="string" office:string-value="" calcext:value-type="error">
            <text:p>#REF!</text:p>
          </table:table-cell>
          <table:table-cell table:style-name="ce22" table:formula="of:=IF([.$G215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5];[.L215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5];[.I215];[.J215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6];#REF!;&quot;&quot;)" office:value-type="string" office:string-value="" calcext:value-type="error">
            <text:p>#REF!</text:p>
          </table:table-cell>
          <table:table-cell table:formula="of:=IF([.$G216];#REF!;&quot;&quot;)" office:value-type="string" office:string-value="" calcext:value-type="error">
            <text:p>#REF!</text:p>
          </table:table-cell>
          <table:table-cell table:formula="of:=IF([.$G216];#REF!;&quot;&quot;)" office:value-type="string" office:string-value="" calcext:value-type="error">
            <text:p>#REF!</text:p>
          </table:table-cell>
          <table:table-cell table:formula="of:=IF([.$G216];#REF!;&quot;&quot;)" office:value-type="string" office:string-value="" calcext:value-type="error">
            <text:p>#REF!</text:p>
          </table:table-cell>
          <table:table-cell table:formula="of:=IF([.$G216];#REF!;&quot;&quot;)" office:value-type="string" office:string-value="" calcext:value-type="error">
            <text:p>#REF!</text:p>
          </table:table-cell>
          <table:table-cell table:style-name="ce22" table:formula="of:=IF([.$G216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6];[.L216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6];[.I216];[.J216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7];#REF!;&quot;&quot;)" office:value-type="string" office:string-value="" calcext:value-type="error">
            <text:p>#REF!</text:p>
          </table:table-cell>
          <table:table-cell table:formula="of:=IF([.$G217];#REF!;&quot;&quot;)" office:value-type="string" office:string-value="" calcext:value-type="error">
            <text:p>#REF!</text:p>
          </table:table-cell>
          <table:table-cell table:formula="of:=IF([.$G217];#REF!;&quot;&quot;)" office:value-type="string" office:string-value="" calcext:value-type="error">
            <text:p>#REF!</text:p>
          </table:table-cell>
          <table:table-cell table:formula="of:=IF([.$G217];#REF!;&quot;&quot;)" office:value-type="string" office:string-value="" calcext:value-type="error">
            <text:p>#REF!</text:p>
          </table:table-cell>
          <table:table-cell table:formula="of:=IF([.$G217];#REF!;&quot;&quot;)" office:value-type="string" office:string-value="" calcext:value-type="error">
            <text:p>#REF!</text:p>
          </table:table-cell>
          <table:table-cell table:style-name="ce22" table:formula="of:=IF([.$G217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7];[.L217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7];[.I217];[.J217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8];#REF!;&quot;&quot;)" office:value-type="string" office:string-value="" calcext:value-type="error">
            <text:p>#REF!</text:p>
          </table:table-cell>
          <table:table-cell table:formula="of:=IF([.$G218];#REF!;&quot;&quot;)" office:value-type="string" office:string-value="" calcext:value-type="error">
            <text:p>#REF!</text:p>
          </table:table-cell>
          <table:table-cell table:formula="of:=IF([.$G218];#REF!;&quot;&quot;)" office:value-type="string" office:string-value="" calcext:value-type="error">
            <text:p>#REF!</text:p>
          </table:table-cell>
          <table:table-cell table:formula="of:=IF([.$G218];#REF!;&quot;&quot;)" office:value-type="string" office:string-value="" calcext:value-type="error">
            <text:p>#REF!</text:p>
          </table:table-cell>
          <table:table-cell table:formula="of:=IF([.$G218];#REF!;&quot;&quot;)" office:value-type="string" office:string-value="" calcext:value-type="error">
            <text:p>#REF!</text:p>
          </table:table-cell>
          <table:table-cell table:style-name="ce22" table:formula="of:=IF([.$G218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8];[.L218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8];[.I218];[.J218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number-columns-repeated="51"/>
        </table:table-row>
        <table:table-row table:style-name="ro21">
          <table:table-cell table:formula="of:=IF([.$G219];#REF!;&quot;&quot;)" office:value-type="string" office:string-value="" calcext:value-type="error">
            <text:p>#REF!</text:p>
          </table:table-cell>
          <table:table-cell table:formula="of:=IF([.$G219];#REF!;&quot;&quot;)" office:value-type="string" office:string-value="" calcext:value-type="error">
            <text:p>#REF!</text:p>
          </table:table-cell>
          <table:table-cell table:formula="of:=IF([.$G219];#REF!;&quot;&quot;)" office:value-type="string" office:string-value="" calcext:value-type="error">
            <text:p>#REF!</text:p>
          </table:table-cell>
          <table:table-cell table:formula="of:=IF([.$G219];#REF!;&quot;&quot;)" office:value-type="string" office:string-value="" calcext:value-type="error">
            <text:p>#REF!</text:p>
          </table:table-cell>
          <table:table-cell table:formula="of:=IF([.$G219];#REF!;&quot;&quot;)" office:value-type="string" office:string-value="" calcext:value-type="error">
            <text:p>#REF!</text:p>
          </table:table-cell>
          <table:table-cell table:style-name="ce22" table:formula="of:=IF([.$G219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19];[.L219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19];[.I219];[.J219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number-columns-repeated="51"/>
        </table:table-row>
        <table:table-row table:style-name="ro21">
          <table:table-cell table:formula="of:=IF([.$G220];#REF!;&quot;&quot;)" office:value-type="string" office:string-value="" calcext:value-type="error">
            <text:p>#REF!</text:p>
          </table:table-cell>
          <table:table-cell table:formula="of:=IF([.$G220];#REF!;&quot;&quot;)" office:value-type="string" office:string-value="" calcext:value-type="error">
            <text:p>#REF!</text:p>
          </table:table-cell>
          <table:table-cell table:formula="of:=IF([.$G220];#REF!;&quot;&quot;)" office:value-type="string" office:string-value="" calcext:value-type="error">
            <text:p>#REF!</text:p>
          </table:table-cell>
          <table:table-cell table:formula="of:=IF([.$G220];#REF!;&quot;&quot;)" office:value-type="string" office:string-value="" calcext:value-type="error">
            <text:p>#REF!</text:p>
          </table:table-cell>
          <table:table-cell table:formula="of:=IF([.$G220];#REF!;&quot;&quot;)" office:value-type="string" office:string-value="" calcext:value-type="error">
            <text:p>#REF!</text:p>
          </table:table-cell>
          <table:table-cell table:style-name="ce22" table:formula="of:=IF([.$G220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20];[.L220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20];[.I220];[.J220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number-columns-repeated="51"/>
        </table:table-row>
        <table:table-row table:style-name="ro21">
          <table:table-cell table:formula="of:=IF([.$G221];#REF!;&quot;&quot;)" office:value-type="string" office:string-value="" calcext:value-type="error">
            <text:p>#REF!</text:p>
          </table:table-cell>
          <table:table-cell table:formula="of:=IF([.$G221];#REF!;&quot;&quot;)" office:value-type="string" office:string-value="" calcext:value-type="error">
            <text:p>#REF!</text:p>
          </table:table-cell>
          <table:table-cell table:formula="of:=IF([.$G221];#REF!;&quot;&quot;)" office:value-type="string" office:string-value="" calcext:value-type="error">
            <text:p>#REF!</text:p>
          </table:table-cell>
          <table:table-cell table:formula="of:=IF([.$G221];#REF!;&quot;&quot;)" office:value-type="string" office:string-value="" calcext:value-type="error">
            <text:p>#REF!</text:p>
          </table:table-cell>
          <table:table-cell table:formula="of:=IF([.$G221];#REF!;&quot;&quot;)" office:value-type="string" office:string-value="" calcext:value-type="error">
            <text:p>#REF!</text:p>
          </table:table-cell>
          <table:table-cell table:style-name="ce22" table:formula="of:=IF([.$G221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21];[.L221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21];[.I221];[.J221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number-columns-repeated="51"/>
        </table:table-row>
        <table:table-row table:style-name="ro21">
          <table:table-cell table:formula="of:=IF([.$G222];#REF!;&quot;&quot;)" office:value-type="string" office:string-value="" calcext:value-type="error">
            <text:p>#REF!</text:p>
          </table:table-cell>
          <table:table-cell table:formula="of:=IF([.$G222];#REF!;&quot;&quot;)" office:value-type="string" office:string-value="" calcext:value-type="error">
            <text:p>#REF!</text:p>
          </table:table-cell>
          <table:table-cell table:formula="of:=IF([.$G222];#REF!;&quot;&quot;)" office:value-type="string" office:string-value="" calcext:value-type="error">
            <text:p>#REF!</text:p>
          </table:table-cell>
          <table:table-cell table:formula="of:=IF([.$G222];#REF!;&quot;&quot;)" office:value-type="string" office:string-value="" calcext:value-type="error">
            <text:p>#REF!</text:p>
          </table:table-cell>
          <table:table-cell table:formula="of:=IF([.$G222];#REF!;&quot;&quot;)" office:value-type="string" office:string-value="" calcext:value-type="error">
            <text:p>#REF!</text:p>
          </table:table-cell>
          <table:table-cell table:style-name="ce22" table:formula="of:=IF([.$G222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22];[.L222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22];[.I222];[.J222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number-columns-repeated="51"/>
        </table:table-row>
        <table:table-row table:style-name="ro21">
          <table:table-cell table:formula="of:=IF([.$G223];#REF!;&quot;&quot;)" office:value-type="string" office:string-value="" calcext:value-type="error">
            <text:p>#REF!</text:p>
          </table:table-cell>
          <table:table-cell table:formula="of:=IF([.$G223];#REF!;&quot;&quot;)" office:value-type="string" office:string-value="" calcext:value-type="error">
            <text:p>#REF!</text:p>
          </table:table-cell>
          <table:table-cell table:formula="of:=IF([.$G223];#REF!;&quot;&quot;)" office:value-type="string" office:string-value="" calcext:value-type="error">
            <text:p>#REF!</text:p>
          </table:table-cell>
          <table:table-cell table:formula="of:=IF([.$G223];#REF!;&quot;&quot;)" office:value-type="string" office:string-value="" calcext:value-type="error">
            <text:p>#REF!</text:p>
          </table:table-cell>
          <table:table-cell table:formula="of:=IF([.$G223];#REF!;&quot;&quot;)" office:value-type="string" office:string-value="" calcext:value-type="error">
            <text:p>#REF!</text:p>
          </table:table-cell>
          <table:table-cell table:style-name="ce22" table:formula="of:=IF([.$G223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23];[.L223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23];[.I223];[.J223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number-columns-repeated="51"/>
        </table:table-row>
        <table:table-row table:style-name="ro21">
          <table:table-cell table:formula="of:=IF([.$G224];#REF!;&quot;&quot;)" office:value-type="string" office:string-value="" calcext:value-type="error">
            <text:p>#REF!</text:p>
          </table:table-cell>
          <table:table-cell table:formula="of:=IF([.$G224];#REF!;&quot;&quot;)" office:value-type="string" office:string-value="" calcext:value-type="error">
            <text:p>#REF!</text:p>
          </table:table-cell>
          <table:table-cell table:formula="of:=IF([.$G224];#REF!;&quot;&quot;)" office:value-type="string" office:string-value="" calcext:value-type="error">
            <text:p>#REF!</text:p>
          </table:table-cell>
          <table:table-cell table:formula="of:=IF([.$G224];#REF!;&quot;&quot;)" office:value-type="string" office:string-value="" calcext:value-type="error">
            <text:p>#REF!</text:p>
          </table:table-cell>
          <table:table-cell table:formula="of:=IF([.$G224];#REF!;&quot;&quot;)" office:value-type="string" office:string-value="" calcext:value-type="error">
            <text:p>#REF!</text:p>
          </table:table-cell>
          <table:table-cell table:style-name="ce22" table:formula="of:=IF([.$G224];CONCATENATE(IF(#REF! = 1;&quot;1&quot;;&quot;&quot;);IF(AND(#REF! = 1;OR(#REF! = 1;#REF! = 1));&quot;,&quot;;&quot;&quot;);IF(#REF! = 1;&quot;2&quot;;&quot;&quot;);IF(AND(#REF! = 1;#REF! = 1);&quot;,&quot;;&quot;&quot;);IF(#REF! = 1;&quot;3&quot;;&quot;&quot;));&quot;&quot;)" office:value-type="string" office:string-value="" calcext:value-type="error">
            <text:p>#REF!</text:p>
          </table:table-cell>
          <table:table-cell table:style-name="ce28" table:formula="of:=AND([.K224];[.L224])" office:value-type="string" office:string-value="" calcext:value-type="error">
            <text:p>#REF!</text:p>
          </table:table-cell>
          <table:table-cell table:style-name="ce28" table:formula="of:=AND(#REF! = 1;[$Variablen.$A$2] = 1)" office:value-type="string" office:string-value="" calcext:value-type="error">
            <text:p>#REF!</text:p>
          </table:table-cell>
          <table:table-cell table:style-name="ce28" table:formula="of:=AND(#REF! = 1;[$Variablen.$B$2] = 1)" office:value-type="string" office:string-value="" calcext:value-type="error">
            <text:p>#REF!</text:p>
          </table:table-cell>
          <table:table-cell table:style-name="ce28" table:formula="of:=AND(#REF! = 1;[$Variablen.$C$2] = 1)" office:value-type="string" office:string-value="" calcext:value-type="error">
            <text:p>#REF!</text:p>
          </table:table-cell>
          <table:table-cell table:style-name="ce28" table:formula="of:=OR([.H224];[.I224];[.J224]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style-name="ce28" table:formula="of:=IF(#REF! = 1)" office:value-type="string" office:string-value="" calcext:value-type="error">
            <text:p>#REF!</text:p>
          </table:table-cell>
          <table:table-cell table:number-columns-repeated="51"/>
        </table:table-row>
        <table:table-row table:style-name="ro24">
          <table:table-cell table:formula="of:=IF([.$G225];[$Themenliste.$A146];&quot;&quot;)">
            <text:p/>
          </table:table-cell>
          <table:table-cell table:formula="of:=IF([.$G225];[$Themenliste.$B146];&quot;&quot;)">
            <text:p/>
          </table:table-cell>
          <table:table-cell table:formula="of:=IF([.$G225];[$Themenliste.$C146];&quot;&quot;)">
            <text:p/>
          </table:table-cell>
          <table:table-cell table:formula="of:=IF([.$G225];[$Themenliste.$D146];&quot;&quot;)">
            <text:p/>
          </table:table-cell>
          <table:table-cell table:formula="of:=IF([.$G225];[$Themenliste.$E146];&quot;&quot;)">
            <text:p/>
          </table:table-cell>
          <table:table-cell table:style-name="ce22" table:formula="of:=IF([.$G225];CONCATENATE(IF([$Themenliste.$M146] = 1;&quot;1&quot;;&quot;&quot;);IF(AND([$Themenliste.$M146] = 1;OR([$Themenliste.$N146] = 1;[$Themenliste.$O146] = 1));&quot;,&quot;;&quot;&quot;);IF([$Themenliste.$N146] = 1;&quot;2&quot;;&quot;&quot;);IF(AND([$Themenliste.$N146] = 1;[$Themenliste.$O146] = 1);&quot;,&quot;;&quot;&quot;);IF([$Themenliste.$O146] = 1;&quot;3&quot;;&quot;&quot;));&quot;&quot;)">
            <text:p/>
          </table:table-cell>
          <table:table-cell table:style-name="ce28" table:formula="of:=AND([.K225];[.L225])" office:value-type="boolean" office:boolean-value="false" calcext:value-type="boolean">
            <text:p>FALSCH</text:p>
          </table:table-cell>
          <table:table-cell table:style-name="ce28" table:formula="of:=AND([$Themenliste.$M146] = 1;[$Variablen.$A$2] = 1)" office:value-type="boolean" office:boolean-value="false" calcext:value-type="boolean">
            <text:p>FALSCH</text:p>
          </table:table-cell>
          <table:table-cell table:style-name="ce28" table:formula="of:=AND([$Themenliste.$N146] = 1;[$Variablen.$B$2] = 1)" office:value-type="boolean" office:boolean-value="false" calcext:value-type="boolean">
            <text:p>FALSCH</text:p>
          </table:table-cell>
          <table:table-cell table:style-name="ce28" table:formula="of:=AND([$Themenliste.$O146] = 1;[$Variablen.$C$2] = 1)" office:value-type="boolean" office:boolean-value="false" calcext:value-type="boolean">
            <text:p>FALSCH</text:p>
          </table:table-cell>
          <table:table-cell table:style-name="ce28" table:formula="of:=OR([.H225];[.I225];[.J225])" office:value-type="boolean" office:boolean-value="false" calcext:value-type="boolean">
            <text:p>FALSCH</text:p>
          </table:table-cell>
          <table:table-cell table:style-name="ce28" table:formula="of:=IF([$Themenliste.$J146] = 1)" office:value-type="boolean" office:boolean-value="false" calcext:value-type="boolean">
            <text:p>FALSCH</text:p>
          </table:table-cell>
          <table:table-cell table:style-name="ce28" table:formula="of:=IF([$Themenliste.$I146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24" table:number-rows-repeated="25">
          <table:table-cell table:number-columns-repeated="5"/>
          <table:table-cell table:style-name="ce22"/>
          <table:table-cell table:style-name="ce28" table:number-columns-repeated="7"/>
          <table:table-cell table:number-columns-repeated="51"/>
        </table:table-row>
        <table:table-row table:style-name="ro24" table:number-rows-repeated="32">
          <table:table-cell table:number-columns-repeated="6"/>
          <table:table-cell table:style-name="ce28" table:number-columns-repeated="5"/>
          <table:table-cell table:number-columns-repeated="53"/>
        </table:table-row>
        <table:table-row table:style-name="ro24" table:number-rows-repeated="1048293">
          <table:table-cell table:number-columns-repeated="64"/>
        </table:table-row>
        <table:table-row table:style-name="ro24">
          <table:table-cell table:number-columns-repeated="64"/>
        </table:table-row>
      </table:table>
      <table:table table:name="Jira_Epics" table:style-name="ta1" table:protected="true">
        <loext:table-protection loext:select-protected-cells="true" loext:select-unprotected-cells="true"/>
        <table:table-column table:style-name="co29" table:default-cell-style-name="ce74"/>
        <table:table-column table:style-name="co30" table:default-cell-style-name="ce74"/>
        <table:table-column table:style-name="co31" table:default-cell-style-name="ce74"/>
        <table:table-column table:style-name="co32" table:default-cell-style-name="ce74"/>
        <table:table-column table:style-name="co33" table:default-cell-style-name="ce74"/>
        <table:table-column table:style-name="co30" table:default-cell-style-name="ce74"/>
        <table:table-column table:style-name="co6" table:number-columns-repeated="58" table:default-cell-style-name="Default"/>
        <table:table-row table:style-name="ro3">
          <table:table-cell table:style-name="ce73" table:formula="of:=[$Variablen.$B$6]" office:value-type="string" office:string-value="Vorgangstyp" calcext:value-type="string">
            <text:p>Vorgangstyp</text:p>
          </table:table-cell>
          <table:table-cell table:style-name="ce73" table:formula="of:=[$Variablen.$E$6]" office:value-type="string" office:string-value="Zusammenfassung" calcext:value-type="string">
            <text:p>Zusammenfassung</text:p>
          </table:table-cell>
          <table:table-cell table:style-name="ce73" table:formula="of:=[$Variablen.$A$6]" office:value-type="string" office:string-value="Vorgangs-Id" calcext:value-type="string">
            <text:p>Vorgangs-Id</text:p>
          </table:table-cell>
          <table:table-cell table:style-name="ce73" table:formula="of:=[$Variablen.$D$6]" office:value-type="string" office:string-value="Übergeordnete-ID" calcext:value-type="string">
            <text:p>Übergeordnete-ID</text:p>
          </table:table-cell>
          <table:table-cell table:style-name="ce73" table:formula="of:=[$Variablen.$C$6]" office:value-type="string" office:string-value="Stichwörter" calcext:value-type="string">
            <text:p>Stichwörter</text:p>
          </table:table-cell>
          <table:table-cell table:style-name="ce73" office:value-type="string" calcext:value-type="string">
            <text:p>epic</text:p>
          </table:table-cell>
          <table:table-cell table:style-name="ce75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2];[$Abschnitte.$E2]);IF([$Abschnitte.$D2];&quot;Anwend &quot;;&quot;FiSi &quot;);&quot;&quot;);[$Abschnitte.$C2]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3];[$Abschnitte.$E3]);IF([$Abschnitte.$D3];&quot;Anwend &quot;;&quot;FiSi &quot;);&quot;&quot;);[$Abschnitte.$C3])" office:value-type="string" office:string-value="Anwend Berufsprofilgebende Fertigkeiten, Kenntnisse und Fähigkeiten in der Fachrichtung Anwendungsentwicklung" calcext:value-type="string">
            <text:p>Anwend Berufsprofilgebende Fertigkeiten, Kenntnisse und Fähigkeiten in der Fachrichtung Anwendungsentwicklung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Anwend Berufsprofilgebende Fertigkeiten, Kenntnisse und Fähigkeiten in der Fachrichtung Anwendungsentwicklung" calcext:value-type="string">
            <text:p>Anwend Berufsprofilgebende Fertigkeiten, Kenntnisse und Fähigkeiten in der Fachrichtung Anwendungsentwick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4];[$Abschnitte.$E4]);IF([$Abschnitte.$D4];&quot;Anwend &quot;;&quot;FiSi &quot;);&quot;&quot;);[$Abschnitte.$C4])" office:value-type="string" office:string-value="FiSi Berufsprofilgebende Fertigkeiten, Kenntnisse und Fähigkeiten in der Fachrichtung Systemintegration" calcext:value-type="string">
            <text:p>FiSi Berufsprofilgebende Fertigkeiten, Kenntnisse und Fähigkeiten in der Fachrichtung Systemintegration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FiSi Berufsprofilgebende Fertigkeiten, Kenntnisse und Fähigkeiten in der Fachrichtung Systemintegration" calcext:value-type="string">
            <text:p>FiSi Berufsprofilgebende Fertigkeiten, Kenntnisse und Fähigkeiten in der Fachrichtung Systemintegratio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5];[$Abschnitte.$E5]);IF([$Abschnitte.$D5];&quot;Anwend &quot;;&quot;FiSi &quot;);&quot;&quot;);[$Abschnitte.$C5]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6];[$Abschnitte.$E6]);IF([$Abschnitte.$D6];&quot;Anwend &quot;;&quot;FiSi &quot;);&quot;&quot;);[$Abschnitte.$C6]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7];[$Abschnitte.$E7]);IF([$Abschnitte.$D7];&quot;Anwend &quot;;&quot;FiSi &quot;);&quot;&quot;);[$Abschnitte.$C7]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8];[$Abschnitte.$E8]);IF([$Abschnitte.$D8];&quot;Anwend &quot;;&quot;FiSi &quot;);&quot;&quot;);[$Abschnitte.$C8])" office:value-type="string" office:string-value="Last Line" calcext:value-type="string">
            <text:p>Last Line</text:p>
          </table:table-cell>
          <table:table-cell table:formula="of:=CONCATENATE([$Variablen.$D$2];[$Abschnitte.$A8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8]" office:value-type="string" office:string-value="Last Line" calcext:value-type="string">
            <text:p>Last Line</text:p>
          </table:table-cell>
          <table:table-cell table:number-columns-repeated="58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34" table:default-cell-style-name="ce77"/>
        <table:table-column table:style-name="co31" table:default-cell-style-name="ce77"/>
        <table:table-column table:style-name="co32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];[$Bereiche.$L2]);IF([$Bereiche.$K2];&quot;Fisi &quot;;&quot;Anw &quot;);&quot;&quot;);[$Bereiche.$G2]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[$Variablen.$D$2];[$Bereiche.$B2]*10000+([$Bereiche.$F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];[$Bereiche.$L3]);IF([$Bereiche.$K3];&quot;Fisi &quot;;&quot;Anw &quot;);&quot;&quot;);[$Bereiche.$G3]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[$Variablen.$D$2];[$Bereiche.$B3]*10000+([$Bereiche.$F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];[$Bereiche.$L4]);IF([$Bereiche.$K4];&quot;Fisi &quot;;&quot;Anw &quot;);&quot;&quot;);[$Bereiche.$G4]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[$Variablen.$D$2];[$Bereiche.$B4]*10000+([$Bereiche.$F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5];[$Bereiche.$L5]);IF([$Bereiche.$K5];&quot;Fisi &quot;;&quot;Anw &quot;);&quot;&quot;);[$Bereiche.$G5]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[$Variablen.$D$2];[$Bereiche.$B5]*10000+([$Bereiche.$F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6];[$Bereiche.$L6]);IF([$Bereiche.$K6];&quot;Fisi &quot;;&quot;Anw &quot;);&quot;&quot;);[$Bereiche.$G6]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[$Variablen.$D$2];[$Bereiche.$B6]*10000+([$Bereiche.$F6]*10))" office:value-type="string" office:string-value="TEST-10050" calcext:value-type="string">
            <text:p>TEST-10050</text:p>
          </table:table-cell>
          <table:table-cell table:style-name="ce79" table:formula="of:=CONCATENATE([$Variablen.$D$2];[$Bereiche.$B6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7];[$Bereiche.$L7]);IF([$Bereiche.$K7];&quot;Fisi &quot;;&quot;Anw &quot;);&quot;&quot;);[$Bereiche.$G7]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[$Variablen.$D$2];[$Bereiche.$B7]*10000+([$Bereiche.$F7]*10))" office:value-type="string" office:string-value="TEST-10060" calcext:value-type="string">
            <text:p>TEST-10060</text:p>
          </table:table-cell>
          <table:table-cell table:style-name="ce79" table:formula="of:=CONCATENATE([$Variablen.$D$2];[$Bereiche.$B7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8];[$Bereiche.$L8]);IF([$Bereiche.$K8];&quot;Fisi &quot;;&quot;Anw &quot;);&quot;&quot;);[$Bereiche.$G8]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[$Variablen.$D$2];[$Bereiche.$B8]*10000+([$Bereiche.$F8]*10))" office:value-type="string" office:string-value="TEST-10070" calcext:value-type="string">
            <text:p>TEST-10070</text:p>
          </table:table-cell>
          <table:table-cell table:style-name="ce79" table:formula="of:=CONCATENATE([$Variablen.$D$2];[$Bereiche.$B8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9];[$Bereiche.$L9]);IF([$Bereiche.$K9];&quot;Fisi &quot;;&quot;Anw &quot;);&quot;&quot;);[$Bereiche.$G9])" office:value-type="string" office:string-value="Betreiben von IT-Systemen" calcext:value-type="string">
            <text:p>Betreiben von IT-Systemen</text:p>
          </table:table-cell>
          <table:table-cell table:formula="of:=CONCATENATE([$Variablen.$D$2];[$Bereiche.$B9]*10000+([$Bereiche.$F9]*10))" office:value-type="string" office:string-value="TEST-10080" calcext:value-type="string">
            <text:p>TEST-10080</text:p>
          </table:table-cell>
          <table:table-cell table:style-name="ce79" table:formula="of:=CONCATENATE([$Variablen.$D$2];[$Bereiche.$B9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0];[$Bereiche.$L10]);IF([$Bereiche.$K10];&quot;Fisi &quot;;&quot;Anw &quot;);&quot;&quot;);[$Bereiche.$G10])" office:value-type="string" office:string-value="Inbetriebnehmen von Speicherlösungen" calcext:value-type="string">
            <text:p>Inbetriebnehmen von Speicherlösungen</text:p>
          </table:table-cell>
          <table:table-cell table:formula="of:=CONCATENATE([$Variablen.$D$2];[$Bereiche.$B10]*10000+([$Bereiche.$F10]*10))" office:value-type="string" office:string-value="TEST-10090" calcext:value-type="string">
            <text:p>TEST-10090</text:p>
          </table:table-cell>
          <table:table-cell table:style-name="ce79" table:formula="of:=CONCATENATE([$Variablen.$D$2];[$Bereiche.$B10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1];[$Bereiche.$L11]);IF([$Bereiche.$K11];&quot;Fisi &quot;;&quot;Anw &quot;);&quot;&quot;);[$Bereiche.$G11])" office:value-type="string" office:string-value="Programmieren von Softwarelösungen" calcext:value-type="string">
            <text:p>Programmieren von Softwarelösungen</text:p>
          </table:table-cell>
          <table:table-cell table:formula="of:=CONCATENATE([$Variablen.$D$2];[$Bereiche.$B11]*10000+([$Bereiche.$F11]*10))" office:value-type="string" office:string-value="TEST-10100" calcext:value-type="string">
            <text:p>TEST-10100</text:p>
          </table:table-cell>
          <table:table-cell table:style-name="ce79" table:formula="of:=CONCATENATE([$Variablen.$D$2];[$Bereiche.$B11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2];[$Bereiche.$L12]);IF([$Bereiche.$K12];&quot;Fisi &quot;;&quot;Anw &quot;);&quot;&quot;);[$Bereiche.$G12])" office:value-type="string" office:string-value="Anw Konzipieren und Umsetzen von kundenspezifischen Softwareanwendungen" calcext:value-type="string">
            <text:p>Anw Konzipieren und Umsetzen von kundenspezifischen Softwareanwendungen</text:p>
          </table:table-cell>
          <table:table-cell table:formula="of:=CONCATENATE([$Variablen.$D$2];[$Bereiche.$B12]*10000+([$Bereiche.$F12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12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3];[$Bereiche.$L13]);IF([$Bereiche.$K13];&quot;Fisi &quot;;&quot;Anw &quot;);&quot;&quot;);[$Bereiche.$G13])" office:value-type="string" office:string-value="Anw Sicherstellen der Qualität von Softwareanwendungen" calcext:value-type="string">
            <text:p>Anw Sicherstellen der Qualität von Softwareanwendungen</text:p>
          </table:table-cell>
          <table:table-cell table:formula="of:=CONCATENATE([$Variablen.$D$2];[$Bereiche.$B13]*10000+([$Bereiche.$F13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13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4];[$Bereiche.$L14]);IF([$Bereiche.$K14];&quot;Fisi &quot;;&quot;Anw &quot;);&quot;&quot;);[$Bereiche.$G14])" office:value-type="string" office:string-value="Fisi Konzipieren und Realisieren von IT-Systemen" calcext:value-type="string">
            <text:p>Fisi Konzipieren und Realisieren von IT-Systemen</text:p>
          </table:table-cell>
          <table:table-cell table:formula="of:=CONCATENATE([$Variablen.$D$2];[$Bereiche.$B14]*10000+([$Bereiche.$F14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4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5];[$Bereiche.$L15]);IF([$Bereiche.$K15];&quot;Fisi &quot;;&quot;Anw &quot;);&quot;&quot;);[$Bereiche.$G15])" office:value-type="string" office:string-value="Fisi Errichten, Ändern und Prüfen von vernetzten Systemen / Installieren und Konfigurieren von Netzwerken" calcext:value-type="string">
            <text:p>Fisi Errichten, Ändern und Prüfen von vernetzten Systemen / Installieren und Konfigurieren von Netzwerken</text:p>
          </table:table-cell>
          <table:table-cell table:formula="of:=CONCATENATE([$Variablen.$D$2];[$Bereiche.$B15]*10000+([$Bereiche.$F15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5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6];[$Bereiche.$L16]);IF([$Bereiche.$K16];&quot;Fisi &quot;;&quot;Anw &quot;);&quot;&quot;);[$Bereiche.$G16])" office:value-type="string" office:string-value="Fisi Betreiben von vernetzten Systemen und Sicherstellen der Systemverfügbarkeit / Administrieren von IT-Systemen" calcext:value-type="string">
            <text:p>Fisi Betreiben von vernetzten Systemen und Sicherstellen der Systemverfügbarkeit / Administrieren von IT-Systemen</text:p>
          </table:table-cell>
          <table:table-cell table:formula="of:=CONCATENATE([$Variablen.$D$2];[$Bereiche.$B16]*10000+([$Bereiche.$F16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6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7];[$Bereiche.$L17]);IF([$Bereiche.$K17];&quot;Fisi &quot;;&quot;Anw &quot;);&quot;&quot;);[$Bereiche.$G17]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[$Variablen.$D$2];[$Bereiche.$B17]*10000+([$Bereiche.$F17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8];[$Bereiche.$L18]);IF([$Bereiche.$K18];&quot;Fisi &quot;;&quot;Anw &quot;);&quot;&quot;);[$Bereiche.$G18]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[$Variablen.$D$2];[$Bereiche.$B18]*10000+([$Bereiche.$F18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8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9];[$Bereiche.$L19]);IF([$Bereiche.$K19];&quot;Fisi &quot;;&quot;Anw &quot;);&quot;&quot;);[$Bereiche.$G19]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[$Variablen.$D$2];[$Bereiche.$B19]*10000+([$Bereiche.$F19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9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0];[$Bereiche.$L20]);IF([$Bereiche.$K20];&quot;Fisi &quot;;&quot;Anw &quot;);&quot;&quot;);[$Bereiche.$G20]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[$Variablen.$D$2];[$Bereiche.$B20]*10000+([$Bereiche.$F20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20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1];[$Bereiche.$L21]);IF([$Bereiche.$K21];&quot;Fisi &quot;;&quot;Anw &quot;);&quot;&quot;);[$Bereiche.$G21]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[$Variablen.$D$2];[$Bereiche.$B21]*10000+([$Bereiche.$F21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2];[$Bereiche.$L22]);IF([$Bereiche.$K22];&quot;Fisi &quot;;&quot;Anw &quot;);&quot;&quot;);[$Bereiche.$G22]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[$Variablen.$D$2];[$Bereiche.$B22]*10000+([$Bereiche.$F22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3];[$Bereiche.$L23]);IF([$Bereiche.$K23];&quot;Fisi &quot;;&quot;Anw &quot;);&quot;&quot;);[$Bereiche.$G23]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[$Variablen.$D$2];[$Bereiche.$B23]*10000+([$Bereiche.$F23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3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4];[$Bereiche.$L24]);IF([$Bereiche.$K24];&quot;Fisi &quot;;&quot;Anw &quot;);&quot;&quot;);[$Bereiche.$G24]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[$Variablen.$D$2];[$Bereiche.$B24]*10000+([$Bereiche.$F24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5];[$Bereiche.$L25]);IF([$Bereiche.$K25];&quot;Fisi &quot;;&quot;Anw &quot;);&quot;&quot;);[$Bereiche.$G25]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[$Variablen.$D$2];[$Bereiche.$B25]*10000+([$Bereiche.$F25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6];[$Bereiche.$L26]);IF([$Bereiche.$K26];&quot;Fisi &quot;;&quot;Anw &quot;);&quot;&quot;);[$Bereiche.$G26]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[$Variablen.$D$2];[$Bereiche.$B26]*10000+([$Bereiche.$F26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7];[$Bereiche.$L27]);IF([$Bereiche.$K27];&quot;Fisi &quot;;&quot;Anw &quot;);&quot;&quot;);[$Bereiche.$G27])" office:value-type="string" office:string-value="Umweltschutz" calcext:value-type="string">
            <text:p>Umweltschutz</text:p>
          </table:table-cell>
          <table:table-cell table:formula="of:=CONCATENATE([$Variablen.$D$2];[$Bereiche.$B27]*10000+([$Bereiche.$F27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7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8];[$Bereiche.$L28]);IF([$Bereiche.$K28];&quot;Fisi &quot;;&quot;Anw &quot;);&quot;&quot;);[$Bereiche.$G28]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[$Variablen.$D$2];[$Bereiche.$B28]*10000+([$Bereiche.$F28]*10))" office:value-type="string" office:string-value="TEST-60050" calcext:value-type="string">
            <text:p>TEST-60050</text:p>
          </table:table-cell>
          <table:table-cell table:style-name="ce79" table:formula="of:=CONCATENATE([$Variablen.$D$2];[$Bereiche.$B28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9];[$Bereiche.$L29]);IF([$Bereiche.$K29];&quot;Fisi &quot;;&quot;Anw &quot;);&quot;&quot;);[$Bereiche.$G29])" office:value-type="string" office:string-value="Last Line" calcext:value-type="string">
            <text:p>Last Line</text:p>
          </table:table-cell>
          <table:table-cell table:formula="of:=CONCATENATE([$Variablen.$D$2];[$Bereiche.$B29]*10000+([$Bereiche.$F2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2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20" table:default-cell-style-name="ce49"/>
        <table:table-column table:style-name="co35" table:default-cell-style-name="ce130"/>
        <table:table-column table:style-name="co36" table:default-cell-style-name="ce130"/>
        <table:table-column table:style-name="co31" table:default-cell-style-name="ce49"/>
        <table:table-column table:style-name="co32" table:default-cell-style-name="ce49"/>
        <table:table-column table:style-name="co37" table:default-cell-style-name="ce49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[$Themenliste.$E2]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CONCATENATE([$Variablen.$D$2];IF([$Themenliste.$I2];[$Themenliste.$H2]*10+UNICODE([$Themenliste.$D2])-96;0))" office:value-type="string" office:string-value="TEST-10011" calcext:value-type="string">
            <text:p>TEST-10011</text:p>
          </table:table-cell>
          <table:table-cell table:formula="of:=CONCATENATE([$Variablen.$D$2];IF([$Themenliste.$I2];[$Themenliste.$H2]*10;0))" office:value-type="string" office:string-value="TEST-10010" calcext:value-type="string">
            <text:p>TEST-10010</text:p>
          </table:table-cell>
          <table:table-cell table:formula="of:=CONCATENATE([$Themenliste.$D2];&quot; &quot;;IF([$Themenliste.$M2];&quot;Jahr_1 &quot;;&quot;&quot;);IF([$Themenliste.$N2];&quot;Jahr_2 &quot;;&quot;&quot;);IF([$Themenliste.$O2];&quot;Jahr_3&quot;;&quot;&quot;);&quot; &quot;;CONCATENATE(IF(XOR([$Themenliste.$I2];[$Themenliste.$J2]);IF([$Themenliste.$J2];&quot;A.&quot;;&quot;S.&quot;);&quot;X.&quot;);[$Themenliste.$A2]))" office:value-type="string" office:string-value="a Jahr_1  X.1.1.a" calcext:value-type="string">
            <text:p>a Jahr_1 <text:s/>X.1.1.a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tragsunterlagen und Durchführbarkeit des Auftrags prüfen, insbesondere in Hinblick auf rechtliche, wirtschaftliche und terminliche Vorgab" calcext:value-type="string">
            <text:p>Auftragsunterlagen und Durchführbarkeit des Auftrags prüfen, insbesondere in Hinblick auf rechtliche, wirtschaftliche und terminliche Vorgab</text:p>
          </table:table-cell>
          <table:table-cell table:formula="of:=[$Themenliste.$E3]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$Variablen.$D$2];IF([$Themenliste.$I3];[$Themenliste.$H3]*10+UNICODE([$Themenliste.$D3])-96;0))" office:value-type="string" office:string-value="TEST-10012" calcext:value-type="string">
            <text:p>TEST-10012</text:p>
          </table:table-cell>
          <table:table-cell table:formula="of:=CONCATENATE([$Variablen.$D$2];IF([$Themenliste.$I3];[$Themenliste.$H3]*10;0))" office:value-type="string" office:string-value="TEST-10010" calcext:value-type="string">
            <text:p>TEST-10010</text:p>
          </table:table-cell>
          <table:table-cell table:formula="of:=CONCATENATE([$Themenliste.$D3];&quot; &quot;;IF([$Themenliste.$M3];&quot;Jahr_1 &quot;;&quot;&quot;);IF([$Themenliste.$N3];&quot;Jahr_2 &quot;;&quot;&quot;);IF([$Themenliste.$O3];&quot;Jahr_3&quot;;&quot;&quot;);&quot; &quot;;CONCATENATE(IF(XOR([$Themenliste.$I3];[$Themenliste.$J3]);IF([$Themenliste.$J3];&quot;A.&quot;;&quot;S.&quot;);&quot;X.&quot;);[$Themenliste.$A3]))" office:value-type="string" office:string-value="b Jahr_1  X.1.1.b" calcext:value-type="string">
            <text:p>b Jahr_1 <text:s/>X.1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];[$Themenliste.$H4]*10+UNICODE([$Themenliste.$D4])-96;0))" office:value-type="string" office:string-value="TEST-10013" calcext:value-type="string">
            <text:p>TEST-10013</text:p>
          </table:table-cell>
          <table:table-cell table:formula="of:=CONCATENATE([$Variablen.$D$2];IF([$Themenliste.$I4];[$Themenliste.$H4]*10;0))" office:value-type="string" office:string-value="TEST-10010" calcext:value-type="string">
            <text:p>TEST-10010</text:p>
          </table:table-cell>
          <table:table-cell table:formula="of:=CONCATENATE([$Themenliste.$D4];&quot; &quot;;IF([$Themenliste.$M4];&quot;Jahr_1 &quot;;&quot;&quot;);IF([$Themenliste.$N4];&quot;Jahr_2 &quot;;&quot;&quot;);IF([$Themenliste.$O4];&quot;Jahr_3&quot;;&quot;&quot;);&quot; &quot;;CONCATENATE(IF(XOR([$Themenliste.$I4];[$Themenliste.$J4]);IF([$Themenliste.$J4];&quot;A.&quot;;&quot;S.&quot;);&quot;X.&quot;);[$Themenliste.$A4]))" office:value-type="string" office:string-value="c Jahr_1  X.1.1.c" calcext:value-type="string">
            <text:p>c Jahr_1 <text:s/>X.1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[$Themenliste.$E5]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CONCATENATE([$Variablen.$D$2];IF([$Themenliste.$I5];[$Themenliste.$H5]*10+UNICODE([$Themenliste.$D5])-96;0))" office:value-type="string" office:string-value="TEST-10014" calcext:value-type="string">
            <text:p>TEST-10014</text:p>
          </table:table-cell>
          <table:table-cell table:formula="of:=CONCATENATE([$Variablen.$D$2];IF([$Themenliste.$I5];[$Themenliste.$H5]*10;0))" office:value-type="string" office:string-value="TEST-10010" calcext:value-type="string">
            <text:p>TEST-10010</text:p>
          </table:table-cell>
          <table:table-cell table:formula="of:=CONCATENATE([$Themenliste.$D5];&quot; &quot;;IF([$Themenliste.$M5];&quot;Jahr_1 &quot;;&quot;&quot;);IF([$Themenliste.$N5];&quot;Jahr_2 &quot;;&quot;&quot;);IF([$Themenliste.$O5];&quot;Jahr_3&quot;;&quot;&quot;);&quot; &quot;;CONCATENATE(IF(XOR([$Themenliste.$I5];[$Themenliste.$J5]);IF([$Themenliste.$J5];&quot;A.&quot;;&quot;S.&quot;);&quot;X.&quot;);[$Themenliste.$A5]))" office:value-type="string" office:string-value="d Jahr_1  X.1.1.d" calcext:value-type="string">
            <text:p>d Jahr_1 <text:s/>X.1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[$Themenliste.$E6]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CONCATENATE([$Variablen.$D$2];IF([$Themenliste.$I6];[$Themenliste.$H6]*10+UNICODE([$Themenliste.$D6])-96;0))" office:value-type="string" office:string-value="TEST-10015" calcext:value-type="string">
            <text:p>TEST-10015</text:p>
          </table:table-cell>
          <table:table-cell table:formula="of:=CONCATENATE([$Variablen.$D$2];IF([$Themenliste.$I6];[$Themenliste.$H6]*10;0))" office:value-type="string" office:string-value="TEST-10010" calcext:value-type="string">
            <text:p>TEST-10010</text:p>
          </table:table-cell>
          <table:table-cell table:formula="of:=CONCATENATE([$Themenliste.$D6];&quot; &quot;;IF([$Themenliste.$M6];&quot;Jahr_1 &quot;;&quot;&quot;);IF([$Themenliste.$N6];&quot;Jahr_2 &quot;;&quot;&quot;);IF([$Themenliste.$O6];&quot;Jahr_3&quot;;&quot;&quot;);&quot; &quot;;CONCATENATE(IF(XOR([$Themenliste.$I6];[$Themenliste.$J6]);IF([$Themenliste.$J6];&quot;A.&quot;;&quot;S.&quot;);&quot;X.&quot;);[$Themenliste.$A6]))" office:value-type="string" office:string-value="e Jahr_1  X.1.1.e" calcext:value-type="string">
            <text:p>e Jahr_1 <text:s/>X.1.1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Arbeits- und Organisationsmittel wirtschaftlich und ökologisch unter Berücksichtigung der vorhandenen Ressourcen und der Budgetvorgaben eins" calcext:value-type="string">
            <text:p>Arbeits- und Organisationsmittel wirtschaftlich und ökologisch unter Berücksichtigung der vorhandenen Ressourcen und der Budgetvorgaben eins</text:p>
          </table:table-cell>
          <table:table-cell table:formula="of:=[$Themenliste.$E7]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$Variablen.$D$2];IF([$Themenliste.$I7];[$Themenliste.$H7]*10+UNICODE([$Themenliste.$D7])-96;0))" office:value-type="string" office:string-value="TEST-10016" calcext:value-type="string">
            <text:p>TEST-10016</text:p>
          </table:table-cell>
          <table:table-cell table:formula="of:=CONCATENATE([$Variablen.$D$2];IF([$Themenliste.$I7];[$Themenliste.$H7]*10;0))" office:value-type="string" office:string-value="TEST-10010" calcext:value-type="string">
            <text:p>TEST-10010</text:p>
          </table:table-cell>
          <table:table-cell table:formula="of:=CONCATENATE([$Themenliste.$D7];&quot; &quot;;IF([$Themenliste.$M7];&quot;Jahr_1 &quot;;&quot;&quot;);IF([$Themenliste.$N7];&quot;Jahr_2 &quot;;&quot;&quot;);IF([$Themenliste.$O7];&quot;Jahr_3&quot;;&quot;&quot;);&quot; &quot;;CONCATENATE(IF(XOR([$Themenliste.$I7];[$Themenliste.$J7]);IF([$Themenliste.$J7];&quot;A.&quot;;&quot;S.&quot;);&quot;X.&quot;);[$Themenliste.$A7]))" office:value-type="string" office:string-value="f Jahr_1  X.1.1.f" calcext:value-type="string">
            <text:p>f Jahr_1 <text:s/>X.1.1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[$Themenliste.$E8]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CONCATENATE([$Variablen.$D$2];IF([$Themenliste.$I8];[$Themenliste.$H8]*10+UNICODE([$Themenliste.$D8])-96;0))" office:value-type="string" office:string-value="TEST-10017" calcext:value-type="string">
            <text:p>TEST-10017</text:p>
          </table:table-cell>
          <table:table-cell table:formula="of:=CONCATENATE([$Variablen.$D$2];IF([$Themenliste.$I8];[$Themenliste.$H8]*10;0))" office:value-type="string" office:string-value="TEST-10010" calcext:value-type="string">
            <text:p>TEST-10010</text:p>
          </table:table-cell>
          <table:table-cell table:formula="of:=CONCATENATE([$Themenliste.$D8];&quot; &quot;;IF([$Themenliste.$M8];&quot;Jahr_1 &quot;;&quot;&quot;);IF([$Themenliste.$N8];&quot;Jahr_2 &quot;;&quot;&quot;);IF([$Themenliste.$O8];&quot;Jahr_3&quot;;&quot;&quot;);&quot; &quot;;CONCATENATE(IF(XOR([$Themenliste.$I8];[$Themenliste.$J8]);IF([$Themenliste.$J8];&quot;A.&quot;;&quot;S.&quot;);&quot;X.&quot;);[$Themenliste.$A8]))" office:value-type="string" office:string-value="g Jahr_1  X.1.1.g" calcext:value-type="string">
            <text:p>g Jahr_1 <text:s/>X.1.1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[$Themenliste.$E9]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CONCATENATE([$Variablen.$D$2];IF([$Themenliste.$I9];[$Themenliste.$H9]*10+UNICODE([$Themenliste.$D9])-96;0))" office:value-type="string" office:string-value="TEST-10018" calcext:value-type="string">
            <text:p>TEST-10018</text:p>
          </table:table-cell>
          <table:table-cell table:formula="of:=CONCATENATE([$Variablen.$D$2];IF([$Themenliste.$I9];[$Themenliste.$H9]*10;0))" office:value-type="string" office:string-value="TEST-10010" calcext:value-type="string">
            <text:p>TEST-10010</text:p>
          </table:table-cell>
          <table:table-cell table:formula="of:=CONCATENATE([$Themenliste.$D9];&quot; &quot;;IF([$Themenliste.$M9];&quot;Jahr_1 &quot;;&quot;&quot;);IF([$Themenliste.$N9];&quot;Jahr_2 &quot;;&quot;&quot;);IF([$Themenliste.$O9];&quot;Jahr_3&quot;;&quot;&quot;);&quot; &quot;;CONCATENATE(IF(XOR([$Themenliste.$I9];[$Themenliste.$J9]);IF([$Themenliste.$J9];&quot;A.&quot;;&quot;S.&quot;);&quot;X.&quot;);[$Themenliste.$A9]))" office:value-type="string" office:string-value="h Jahr_1  X.1.1.h" calcext:value-type="string">
            <text:p>h Jahr_1 <text:s/>X.1.1.h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[$Themenliste.$E10]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$Variablen.$D$2];IF([$Themenliste.$I10];[$Themenliste.$H10]*10+UNICODE([$Themenliste.$D10])-96;0))" office:value-type="string" office:string-value="TEST-10019" calcext:value-type="string">
            <text:p>TEST-10019</text:p>
          </table:table-cell>
          <table:table-cell table:formula="of:=CONCATENATE([$Variablen.$D$2];IF([$Themenliste.$I10];[$Themenliste.$H10]*10;0))" office:value-type="string" office:string-value="TEST-10010" calcext:value-type="string">
            <text:p>TEST-10010</text:p>
          </table:table-cell>
          <table:table-cell table:formula="of:=CONCATENATE([$Themenliste.$D10];&quot; &quot;;IF([$Themenliste.$M10];&quot;Jahr_1 &quot;;&quot;&quot;);IF([$Themenliste.$N10];&quot;Jahr_2 &quot;;&quot;&quot;);IF([$Themenliste.$O10];&quot;Jahr_3&quot;;&quot;&quot;);&quot; &quot;;CONCATENATE(IF(XOR([$Themenliste.$I10];[$Themenliste.$J10]);IF([$Themenliste.$J10];&quot;A.&quot;;&quot;S.&quot;);&quot;X.&quot;);[$Themenliste.$A10]))" office:value-type="string" office:string-value="i Jahr_1  X.1.1.i" calcext:value-type="string">
            <text:p>i Jahr_1 <text:s/>X.1.1.i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[$Themenliste.$E11]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CONCATENATE([$Variablen.$D$2];IF([$Themenliste.$I11];[$Themenliste.$H11]*10+UNICODE([$Themenliste.$D11])-96;0))" office:value-type="string" office:string-value="TEST-10021" calcext:value-type="string">
            <text:p>TEST-10021</text:p>
          </table:table-cell>
          <table:table-cell table:formula="of:=CONCATENATE([$Variablen.$D$2];IF([$Themenliste.$I11];[$Themenliste.$H11]*10;0))" office:value-type="string" office:string-value="TEST-10020" calcext:value-type="string">
            <text:p>TEST-10020</text:p>
          </table:table-cell>
          <table:table-cell table:formula="of:=CONCATENATE([$Themenliste.$D11];&quot; &quot;;IF([$Themenliste.$M11];&quot;Jahr_1 &quot;;&quot;&quot;);IF([$Themenliste.$N11];&quot;Jahr_2 &quot;;&quot;&quot;);IF([$Themenliste.$O11];&quot;Jahr_3&quot;;&quot;&quot;);&quot; &quot;;CONCATENATE(IF(XOR([$Themenliste.$I11];[$Themenliste.$J11]);IF([$Themenliste.$J11];&quot;A.&quot;;&quot;S.&quot;);&quot;X.&quot;);[$Themenliste.$A11]))" office:value-type="string" office:string-value="a Jahr_1  X.1.2.a" calcext:value-type="string">
            <text:p>a Jahr_1 <text:s/>X.1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[$Themenliste.$E12]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CONCATENATE([$Variablen.$D$2];IF([$Themenliste.$I12];[$Themenliste.$H12]*10+UNICODE([$Themenliste.$D12])-96;0))" office:value-type="string" office:string-value="TEST-10022" calcext:value-type="string">
            <text:p>TEST-10022</text:p>
          </table:table-cell>
          <table:table-cell table:formula="of:=CONCATENATE([$Variablen.$D$2];IF([$Themenliste.$I12];[$Themenliste.$H12]*10;0))" office:value-type="string" office:string-value="TEST-10020" calcext:value-type="string">
            <text:p>TEST-10020</text:p>
          </table:table-cell>
          <table:table-cell table:formula="of:=CONCATENATE([$Themenliste.$D12];&quot; &quot;;IF([$Themenliste.$M12];&quot;Jahr_1 &quot;;&quot;&quot;);IF([$Themenliste.$N12];&quot;Jahr_2 &quot;;&quot;&quot;);IF([$Themenliste.$O12];&quot;Jahr_3&quot;;&quot;&quot;);&quot; &quot;;CONCATENATE(IF(XOR([$Themenliste.$I12];[$Themenliste.$J12]);IF([$Themenliste.$J12];&quot;A.&quot;;&quot;S.&quot;);&quot;X.&quot;);[$Themenliste.$A12]))" office:value-type="string" office:string-value="b Jahr_1  X.1.2.b" calcext:value-type="string">
            <text:p>b Jahr_1 <text:s/>X.1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Kunden und Kundinnen unter Beachtung von Kommunikationsregeln informieren sowie Sachverhalte präsentieren und dabei deutsche und englische F" calcext:value-type="string">
            <text:p>Kunden und Kundinnen unter Beachtung von Kommunikationsregeln informieren sowie Sachverhalte präsentieren und dabei deutsche und englische F</text:p>
          </table:table-cell>
          <table:table-cell table:formula="of:=[$Themenliste.$E13]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$Variablen.$D$2];IF([$Themenliste.$I13];[$Themenliste.$H13]*10+UNICODE([$Themenliste.$D13])-96;0))" office:value-type="string" office:string-value="TEST-10023" calcext:value-type="string">
            <text:p>TEST-10023</text:p>
          </table:table-cell>
          <table:table-cell table:formula="of:=CONCATENATE([$Variablen.$D$2];IF([$Themenliste.$I13];[$Themenliste.$H13]*10;0))" office:value-type="string" office:string-value="TEST-10020" calcext:value-type="string">
            <text:p>TEST-10020</text:p>
          </table:table-cell>
          <table:table-cell table:formula="of:=CONCATENATE([$Themenliste.$D13];&quot; &quot;;IF([$Themenliste.$M13];&quot;Jahr_1 &quot;;&quot;&quot;);IF([$Themenliste.$N13];&quot;Jahr_2 &quot;;&quot;&quot;);IF([$Themenliste.$O13];&quot;Jahr_3&quot;;&quot;&quot;);&quot; &quot;;CONCATENATE(IF(XOR([$Themenliste.$I13];[$Themenliste.$J13]);IF([$Themenliste.$J13];&quot;A.&quot;;&quot;S.&quot;);&quot;X.&quot;);[$Themenliste.$A13]))" office:value-type="string" office:string-value="c Jahr_1  X.1.2.c" calcext:value-type="string">
            <text:p>c Jahr_1 <text:s/>X.1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[$Themenliste.$E14]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CONCATENATE([$Variablen.$D$2];IF([$Themenliste.$I14];[$Themenliste.$H14]*10+UNICODE([$Themenliste.$D14])-96;0))" office:value-type="string" office:string-value="TEST-10024" calcext:value-type="string">
            <text:p>TEST-10024</text:p>
          </table:table-cell>
          <table:table-cell table:formula="of:=CONCATENATE([$Variablen.$D$2];IF([$Themenliste.$I14];[$Themenliste.$H14]*10;0))" office:value-type="string" office:string-value="TEST-10020" calcext:value-type="string">
            <text:p>TEST-10020</text:p>
          </table:table-cell>
          <table:table-cell table:formula="of:=CONCATENATE([$Themenliste.$D14];&quot; &quot;;IF([$Themenliste.$M14];&quot;Jahr_1 &quot;;&quot;&quot;);IF([$Themenliste.$N14];&quot;Jahr_2 &quot;;&quot;&quot;);IF([$Themenliste.$O14];&quot;Jahr_3&quot;;&quot;&quot;);&quot; &quot;;CONCATENATE(IF(XOR([$Themenliste.$I14];[$Themenliste.$J14]);IF([$Themenliste.$J14];&quot;A.&quot;;&quot;S.&quot;);&quot;X.&quot;);[$Themenliste.$A14]))" office:value-type="string" office:string-value="d Jahr_1  X.1.2.d" calcext:value-type="string">
            <text:p>d Jahr_1 <text:s/>X.1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[$Themenliste.$E15]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CONCATENATE([$Variablen.$D$2];IF([$Themenliste.$I15];[$Themenliste.$H15]*10+UNICODE([$Themenliste.$D15])-96;0))" office:value-type="string" office:string-value="TEST-10025" calcext:value-type="string">
            <text:p>TEST-10025</text:p>
          </table:table-cell>
          <table:table-cell table:formula="of:=CONCATENATE([$Variablen.$D$2];IF([$Themenliste.$I15];[$Themenliste.$H15]*10;0))" office:value-type="string" office:string-value="TEST-10020" calcext:value-type="string">
            <text:p>TEST-10020</text:p>
          </table:table-cell>
          <table:table-cell table:formula="of:=CONCATENATE([$Themenliste.$D15];&quot; &quot;;IF([$Themenliste.$M15];&quot;Jahr_1 &quot;;&quot;&quot;);IF([$Themenliste.$N15];&quot;Jahr_2 &quot;;&quot;&quot;);IF([$Themenliste.$O15];&quot;Jahr_3&quot;;&quot;&quot;);&quot; &quot;;CONCATENATE(IF(XOR([$Themenliste.$I15];[$Themenliste.$J15]);IF([$Themenliste.$J15];&quot;A.&quot;;&quot;S.&quot;);&quot;X.&quot;);[$Themenliste.$A15]))" office:value-type="string" office:string-value="e Jahr_1  X.1.2.e" calcext:value-type="string">
            <text:p>e Jahr_1 <text:s/>X.1.2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[$Themenliste.$E16]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CONCATENATE([$Variablen.$D$2];IF([$Themenliste.$I16];[$Themenliste.$H16]*10+UNICODE([$Themenliste.$D16])-96;0))" office:value-type="string" office:string-value="TEST-10026" calcext:value-type="string">
            <text:p>TEST-10026</text:p>
          </table:table-cell>
          <table:table-cell table:formula="of:=CONCATENATE([$Variablen.$D$2];IF([$Themenliste.$I16];[$Themenliste.$H16]*10;0))" office:value-type="string" office:string-value="TEST-10020" calcext:value-type="string">
            <text:p>TEST-10020</text:p>
          </table:table-cell>
          <table:table-cell table:formula="of:=CONCATENATE([$Themenliste.$D16];&quot; &quot;;IF([$Themenliste.$M16];&quot;Jahr_1 &quot;;&quot;&quot;);IF([$Themenliste.$N16];&quot;Jahr_2 &quot;;&quot;&quot;);IF([$Themenliste.$O16];&quot;Jahr_3&quot;;&quot;&quot;);&quot; &quot;;CONCATENATE(IF(XOR([$Themenliste.$I16];[$Themenliste.$J16]);IF([$Themenliste.$J16];&quot;A.&quot;;&quot;S.&quot;);&quot;X.&quot;);[$Themenliste.$A16]))" office:value-type="string" office:string-value="f Jahr_2  X.1.2.f" calcext:value-type="string">
            <text:p>f Jahr_2 <text:s/>X.1.2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[$Themenliste.$E17]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CONCATENATE([$Variablen.$D$2];IF([$Themenliste.$I17];[$Themenliste.$H17]*10+UNICODE([$Themenliste.$D17])-96;0))" office:value-type="string" office:string-value="TEST-10027" calcext:value-type="string">
            <text:p>TEST-10027</text:p>
          </table:table-cell>
          <table:table-cell table:formula="of:=CONCATENATE([$Variablen.$D$2];IF([$Themenliste.$I17];[$Themenliste.$H17]*10;0))" office:value-type="string" office:string-value="TEST-10020" calcext:value-type="string">
            <text:p>TEST-10020</text:p>
          </table:table-cell>
          <table:table-cell table:formula="of:=CONCATENATE([$Themenliste.$D17];&quot; &quot;;IF([$Themenliste.$M17];&quot;Jahr_1 &quot;;&quot;&quot;);IF([$Themenliste.$N17];&quot;Jahr_2 &quot;;&quot;&quot;);IF([$Themenliste.$O17];&quot;Jahr_3&quot;;&quot;&quot;);&quot; &quot;;CONCATENATE(IF(XOR([$Themenliste.$I17];[$Themenliste.$J17]);IF([$Themenliste.$J17];&quot;A.&quot;;&quot;S.&quot;);&quot;X.&quot;);[$Themenliste.$A17]))" office:value-type="string" office:string-value="g Jahr_2  X.1.2.g" calcext:value-type="string">
            <text:p>g Jahr_2 <text:s/>X.1.2.g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Daten und Sachverhalte interpretieren, multimedial aufbereiten und situationsgerecht unter Nutzung digitaler Werkzeuge und unter Berücksicht" calcext:value-type="string">
            <text:p>Daten und Sachverhalte interpretieren, multimedial aufbereiten und situationsgerecht unter Nutzung digitaler Werkzeuge und unter Berücksicht</text:p>
          </table:table-cell>
          <table:table-cell table:formula="of:=[$Themenliste.$E18]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$Variablen.$D$2];IF([$Themenliste.$I18];[$Themenliste.$H18]*10+UNICODE([$Themenliste.$D18])-96;0))" office:value-type="string" office:string-value="TEST-10028" calcext:value-type="string">
            <text:p>TEST-10028</text:p>
          </table:table-cell>
          <table:table-cell table:formula="of:=CONCATENATE([$Variablen.$D$2];IF([$Themenliste.$I18];[$Themenliste.$H18]*10;0))" office:value-type="string" office:string-value="TEST-10020" calcext:value-type="string">
            <text:p>TEST-10020</text:p>
          </table:table-cell>
          <table:table-cell table:formula="of:=CONCATENATE([$Themenliste.$D18];&quot; &quot;;IF([$Themenliste.$M18];&quot;Jahr_1 &quot;;&quot;&quot;);IF([$Themenliste.$N18];&quot;Jahr_2 &quot;;&quot;&quot;);IF([$Themenliste.$O18];&quot;Jahr_3&quot;;&quot;&quot;);&quot; &quot;;CONCATENATE(IF(XOR([$Themenliste.$I18];[$Themenliste.$J18]);IF([$Themenliste.$J18];&quot;A.&quot;;&quot;S.&quot;);&quot;X.&quot;);[$Themenliste.$A18]))" office:value-type="string" office:string-value="h Jahr_2  X.1.2.h" calcext:value-type="string">
            <text:p>h Jahr_2 <text:s/>X.1.2.h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marktgängige IT-Systeme für unterschiedliche Einsatzbereiche hinsichtlich Leistungsfähigkeit, Wirtschaftlichkeit und Barrierefreiheit beurte" calcext:value-type="string">
            <text:p>marktgängige IT-Systeme für unterschiedliche Einsatzbereiche hinsichtlich Leistungsfähigkeit, Wirtschaftlichkeit und Barrierefreiheit beurte</text:p>
          </table:table-cell>
          <table:table-cell table:formula="of:=[$Themenliste.$E19]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$Variablen.$D$2];IF([$Themenliste.$I19];[$Themenliste.$H19]*10+UNICODE([$Themenliste.$D19])-96;0))" office:value-type="string" office:string-value="TEST-10031" calcext:value-type="string">
            <text:p>TEST-10031</text:p>
          </table:table-cell>
          <table:table-cell table:formula="of:=CONCATENATE([$Variablen.$D$2];IF([$Themenliste.$I19];[$Themenliste.$H19]*10;0))" office:value-type="string" office:string-value="TEST-10030" calcext:value-type="string">
            <text:p>TEST-10030</text:p>
          </table:table-cell>
          <table:table-cell table:formula="of:=CONCATENATE([$Themenliste.$D19];&quot; &quot;;IF([$Themenliste.$M19];&quot;Jahr_1 &quot;;&quot;&quot;);IF([$Themenliste.$N19];&quot;Jahr_2 &quot;;&quot;&quot;);IF([$Themenliste.$O19];&quot;Jahr_3&quot;;&quot;&quot;);&quot; &quot;;CONCATENATE(IF(XOR([$Themenliste.$I19];[$Themenliste.$J19]);IF([$Themenliste.$J19];&quot;A.&quot;;&quot;S.&quot;);&quot;X.&quot;);[$Themenliste.$A19]))" office:value-type="string" office:string-value="a Jahr_1  X.1.3.a" calcext:value-type="string">
            <text:p>a Jahr_1 <text:s/>X.1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[$Themenliste.$E20]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$Variablen.$D$2];IF([$Themenliste.$I20];[$Themenliste.$H20]*10+UNICODE([$Themenliste.$D20])-96;0))" office:value-type="string" office:string-value="TEST-10032" calcext:value-type="string">
            <text:p>TEST-10032</text:p>
          </table:table-cell>
          <table:table-cell table:formula="of:=CONCATENATE([$Variablen.$D$2];IF([$Themenliste.$I20];[$Themenliste.$H20]*10;0))" office:value-type="string" office:string-value="TEST-10030" calcext:value-type="string">
            <text:p>TEST-10030</text:p>
          </table:table-cell>
          <table:table-cell table:formula="of:=CONCATENATE([$Themenliste.$D20];&quot; &quot;;IF([$Themenliste.$M20];&quot;Jahr_1 &quot;;&quot;&quot;);IF([$Themenliste.$N20];&quot;Jahr_2 &quot;;&quot;&quot;);IF([$Themenliste.$O20];&quot;Jahr_3&quot;;&quot;&quot;);&quot; &quot;;CONCATENATE(IF(XOR([$Themenliste.$I20];[$Themenliste.$J20]);IF([$Themenliste.$J20];&quot;A.&quot;;&quot;S.&quot;);&quot;X.&quot;);[$Themenliste.$A20]))" office:value-type="string" office:string-value="b Jahr_1  X.1.3.b" calcext:value-type="string">
            <text:p>b Jahr_1 <text:s/>X.1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[$Themenliste.$E21]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$Variablen.$D$2];IF([$Themenliste.$I21];[$Themenliste.$H21]*10+UNICODE([$Themenliste.$D21])-96;0))" office:value-type="string" office:string-value="TEST-10033" calcext:value-type="string">
            <text:p>TEST-10033</text:p>
          </table:table-cell>
          <table:table-cell table:formula="of:=CONCATENATE([$Variablen.$D$2];IF([$Themenliste.$I21];[$Themenliste.$H21]*10;0))" office:value-type="string" office:string-value="TEST-10030" calcext:value-type="string">
            <text:p>TEST-10030</text:p>
          </table:table-cell>
          <table:table-cell table:formula="of:=CONCATENATE([$Themenliste.$D21];&quot; &quot;;IF([$Themenliste.$M21];&quot;Jahr_1 &quot;;&quot;&quot;);IF([$Themenliste.$N21];&quot;Jahr_2 &quot;;&quot;&quot;);IF([$Themenliste.$O21];&quot;Jahr_3&quot;;&quot;&quot;);&quot; &quot;;CONCATENATE(IF(XOR([$Themenliste.$I21];[$Themenliste.$J21]);IF([$Themenliste.$J21];&quot;A.&quot;;&quot;S.&quot;);&quot;X.&quot;);[$Themenliste.$A21]))" office:value-type="string" office:string-value="c Jahr_2  X.1.3.c" calcext:value-type="string">
            <text:p>c Jahr_2 <text:s/>X.1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[$Themenliste.$E22]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$Variablen.$D$2];IF([$Themenliste.$I22];[$Themenliste.$H22]*10+UNICODE([$Themenliste.$D22])-96;0))" office:value-type="string" office:string-value="TEST-10034" calcext:value-type="string">
            <text:p>TEST-10034</text:p>
          </table:table-cell>
          <table:table-cell table:formula="of:=CONCATENATE([$Variablen.$D$2];IF([$Themenliste.$I22];[$Themenliste.$H22]*10;0))" office:value-type="string" office:string-value="TEST-10030" calcext:value-type="string">
            <text:p>TEST-10030</text:p>
          </table:table-cell>
          <table:table-cell table:formula="of:=CONCATENATE([$Themenliste.$D22];&quot; &quot;;IF([$Themenliste.$M22];&quot;Jahr_1 &quot;;&quot;&quot;);IF([$Themenliste.$N22];&quot;Jahr_2 &quot;;&quot;&quot;);IF([$Themenliste.$O22];&quot;Jahr_3&quot;;&quot;&quot;);&quot; &quot;;CONCATENATE(IF(XOR([$Themenliste.$I22];[$Themenliste.$J22]);IF([$Themenliste.$J22];&quot;A.&quot;;&quot;S.&quot;);&quot;X.&quot;);[$Themenliste.$A22]))" office:value-type="string" office:string-value="d Jahr_2  X.1.3.d" calcext:value-type="string">
            <text:p>d Jahr_2 <text:s/>X.1.3.d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IT-Systeme zur Bearbeitung betrieblicher Fachaufgaben analysieren sowie unter Beachtung insbesondere von Lizenzmodellen, Urheberrechten und " calcext:value-type="string">
            <text:p>IT-Systeme zur Bearbeitung betrieblicher Fachaufgaben analysieren sowie unter Beachtung insbesondere von Lizenzmodellen, Urheberrechten und </text:p>
          </table:table-cell>
          <table:table-cell table:formula="of:=[$Themenliste.$E23]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$Variablen.$D$2];IF([$Themenliste.$I23];[$Themenliste.$H23]*10+UNICODE([$Themenliste.$D23])-96;0))" office:value-type="string" office:string-value="TEST-10041" calcext:value-type="string">
            <text:p>TEST-10041</text:p>
          </table:table-cell>
          <table:table-cell table:formula="of:=CONCATENATE([$Variablen.$D$2];IF([$Themenliste.$I23];[$Themenliste.$H23]*10;0))" office:value-type="string" office:string-value="TEST-10040" calcext:value-type="string">
            <text:p>TEST-10040</text:p>
          </table:table-cell>
          <table:table-cell table:formula="of:=CONCATENATE([$Themenliste.$D23];&quot; &quot;;IF([$Themenliste.$M23];&quot;Jahr_1 &quot;;&quot;&quot;);IF([$Themenliste.$N23];&quot;Jahr_2 &quot;;&quot;&quot;);IF([$Themenliste.$O23];&quot;Jahr_3&quot;;&quot;&quot;);&quot; &quot;;CONCATENATE(IF(XOR([$Themenliste.$I23];[$Themenliste.$J23]);IF([$Themenliste.$J23];&quot;A.&quot;;&quot;S.&quot;);&quot;X.&quot;);[$Themenliste.$A23]))" office:value-type="string" office:string-value="a Jahr_1  X.1.4.a" calcext:value-type="string">
            <text:p>a Jahr_1 <text:s/>X.1.4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[$Themenliste.$E24]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CONCATENATE([$Variablen.$D$2];IF([$Themenliste.$I24];[$Themenliste.$H24]*10+UNICODE([$Themenliste.$D24])-96;0))" office:value-type="string" office:string-value="TEST-10042" calcext:value-type="string">
            <text:p>TEST-10042</text:p>
          </table:table-cell>
          <table:table-cell table:formula="of:=CONCATENATE([$Variablen.$D$2];IF([$Themenliste.$I24];[$Themenliste.$H24]*10;0))" office:value-type="string" office:string-value="TEST-10040" calcext:value-type="string">
            <text:p>TEST-10040</text:p>
          </table:table-cell>
          <table:table-cell table:formula="of:=CONCATENATE([$Themenliste.$D24];&quot; &quot;;IF([$Themenliste.$M24];&quot;Jahr_1 &quot;;&quot;&quot;);IF([$Themenliste.$N24];&quot;Jahr_2 &quot;;&quot;&quot;);IF([$Themenliste.$O24];&quot;Jahr_3&quot;;&quot;&quot;);&quot; &quot;;CONCATENATE(IF(XOR([$Themenliste.$I24];[$Themenliste.$J24]);IF([$Themenliste.$J24];&quot;A.&quot;;&quot;S.&quot;);&quot;X.&quot;);[$Themenliste.$A24]))" office:value-type="string" office:string-value="b Jahr_1  X.1.4.b" calcext:value-type="string">
            <text:p>b Jahr_1 <text:s/>X.1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[$Themenliste.$E25]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CONCATENATE([$Variablen.$D$2];IF([$Themenliste.$I25];[$Themenliste.$H25]*10+UNICODE([$Themenliste.$D25])-96;0))" office:value-type="string" office:string-value="TEST-10043" calcext:value-type="string">
            <text:p>TEST-10043</text:p>
          </table:table-cell>
          <table:table-cell table:formula="of:=CONCATENATE([$Variablen.$D$2];IF([$Themenliste.$I25];[$Themenliste.$H25]*10;0))" office:value-type="string" office:string-value="TEST-10040" calcext:value-type="string">
            <text:p>TEST-10040</text:p>
          </table:table-cell>
          <table:table-cell table:formula="of:=CONCATENATE([$Themenliste.$D25];&quot; &quot;;IF([$Themenliste.$M25];&quot;Jahr_1 &quot;;&quot;&quot;);IF([$Themenliste.$N25];&quot;Jahr_2 &quot;;&quot;&quot;);IF([$Themenliste.$O25];&quot;Jahr_3&quot;;&quot;&quot;);&quot; &quot;;CONCATENATE(IF(XOR([$Themenliste.$I25];[$Themenliste.$J25]);IF([$Themenliste.$J25];&quot;A.&quot;;&quot;S.&quot;);&quot;X.&quot;);[$Themenliste.$A25]))" office:value-type="string" office:string-value="c Jahr_2  X.1.4.c" calcext:value-type="string">
            <text:p>c Jahr_2 <text:s/>X.1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[$Themenliste.$E26]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CONCATENATE([$Variablen.$D$2];IF([$Themenliste.$I26];[$Themenliste.$H26]*10+UNICODE([$Themenliste.$D26])-96;0))" office:value-type="string" office:string-value="TEST-10044" calcext:value-type="string">
            <text:p>TEST-10044</text:p>
          </table:table-cell>
          <table:table-cell table:formula="of:=CONCATENATE([$Variablen.$D$2];IF([$Themenliste.$I26];[$Themenliste.$H26]*10;0))" office:value-type="string" office:string-value="TEST-10040" calcext:value-type="string">
            <text:p>TEST-10040</text:p>
          </table:table-cell>
          <table:table-cell table:formula="of:=CONCATENATE([$Themenliste.$D26];&quot; &quot;;IF([$Themenliste.$M26];&quot;Jahr_1 &quot;;&quot;&quot;);IF([$Themenliste.$N26];&quot;Jahr_2 &quot;;&quot;&quot;);IF([$Themenliste.$O26];&quot;Jahr_3&quot;;&quot;&quot;);&quot; &quot;;CONCATENATE(IF(XOR([$Themenliste.$I26];[$Themenliste.$J26]);IF([$Themenliste.$J26];&quot;A.&quot;;&quot;S.&quot;);&quot;X.&quot;);[$Themenliste.$A26]))" office:value-type="string" office:string-value="d Jahr_2  X.1.4.d" calcext:value-type="string">
            <text:p>d Jahr_2 <text:s/>X.1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[$Themenliste.$E27]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CONCATENATE([$Variablen.$D$2];IF([$Themenliste.$I27];[$Themenliste.$H27]*10+UNICODE([$Themenliste.$D27])-96;0))" office:value-type="string" office:string-value="TEST-10045" calcext:value-type="string">
            <text:p>TEST-10045</text:p>
          </table:table-cell>
          <table:table-cell table:formula="of:=CONCATENATE([$Variablen.$D$2];IF([$Themenliste.$I27];[$Themenliste.$H27]*10;0))" office:value-type="string" office:string-value="TEST-10040" calcext:value-type="string">
            <text:p>TEST-10040</text:p>
          </table:table-cell>
          <table:table-cell table:formula="of:=CONCATENATE([$Themenliste.$D27];&quot; &quot;;IF([$Themenliste.$M27];&quot;Jahr_1 &quot;;&quot;&quot;);IF([$Themenliste.$N27];&quot;Jahr_2 &quot;;&quot;&quot;);IF([$Themenliste.$O27];&quot;Jahr_3&quot;;&quot;&quot;);&quot; &quot;;CONCATENATE(IF(XOR([$Themenliste.$I27];[$Themenliste.$J27]);IF([$Themenliste.$J27];&quot;A.&quot;;&quot;S.&quot;);&quot;X.&quot;);[$Themenliste.$A27]))" office:value-type="string" office:string-value="e Jahr_2  X.1.4.e" calcext:value-type="string">
            <text:p>e Jahr_2 <text:s/>X.1.4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betriebliche Qualitätssicherungssysteme im eigenen Arbeitsbereich anwenden und Qualitätssicherungsmaßnahmen projektbegleitend durchführen un" calcext:value-type="string">
            <text:p>betriebliche Qualitätssicherungssysteme im eigenen Arbeitsbereich anwenden und Qualitätssicherungsmaßnahmen projektbegleitend durchführen un</text:p>
          </table:table-cell>
          <table:table-cell table:formula="of:=[$Themenliste.$E28]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$Variablen.$D$2];IF([$Themenliste.$I28];[$Themenliste.$H28]*10+UNICODE([$Themenliste.$D28])-96;0))" office:value-type="string" office:string-value="TEST-10051" calcext:value-type="string">
            <text:p>TEST-10051</text:p>
          </table:table-cell>
          <table:table-cell table:formula="of:=CONCATENATE([$Variablen.$D$2];IF([$Themenliste.$I28];[$Themenliste.$H28]*10;0))" office:value-type="string" office:string-value="TEST-10050" calcext:value-type="string">
            <text:p>TEST-10050</text:p>
          </table:table-cell>
          <table:table-cell table:formula="of:=CONCATENATE([$Themenliste.$D28];&quot; &quot;;IF([$Themenliste.$M28];&quot;Jahr_1 &quot;;&quot;&quot;);IF([$Themenliste.$N28];&quot;Jahr_2 &quot;;&quot;&quot;);IF([$Themenliste.$O28];&quot;Jahr_3&quot;;&quot;&quot;);&quot; &quot;;CONCATENATE(IF(XOR([$Themenliste.$I28];[$Themenliste.$J28]);IF([$Themenliste.$J28];&quot;A.&quot;;&quot;S.&quot;);&quot;X.&quot;);[$Themenliste.$A28]))" office:value-type="string" office:string-value="a Jahr_1  X.1.5.a" calcext:value-type="string">
            <text:p>a Jahr_1 <text:s/>X.1.5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[$Themenliste.$E29]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CONCATENATE([$Variablen.$D$2];IF([$Themenliste.$I29];[$Themenliste.$H29]*10+UNICODE([$Themenliste.$D29])-96;0))" office:value-type="string" office:string-value="TEST-10052" calcext:value-type="string">
            <text:p>TEST-10052</text:p>
          </table:table-cell>
          <table:table-cell table:formula="of:=CONCATENATE([$Variablen.$D$2];IF([$Themenliste.$I29];[$Themenliste.$H29]*10;0))" office:value-type="string" office:string-value="TEST-10050" calcext:value-type="string">
            <text:p>TEST-10050</text:p>
          </table:table-cell>
          <table:table-cell table:formula="of:=CONCATENATE([$Themenliste.$D29];&quot; &quot;;IF([$Themenliste.$M29];&quot;Jahr_1 &quot;;&quot;&quot;);IF([$Themenliste.$N29];&quot;Jahr_2 &quot;;&quot;&quot;);IF([$Themenliste.$O29];&quot;Jahr_3&quot;;&quot;&quot;);&quot; &quot;;CONCATENATE(IF(XOR([$Themenliste.$I29];[$Themenliste.$J29]);IF([$Themenliste.$J29];&quot;A.&quot;;&quot;S.&quot;);&quot;X.&quot;);[$Themenliste.$A29]))" office:value-type="string" office:string-value="b Jahr_2  X.1.5.b" calcext:value-type="string">
            <text:p>b Jahr_2 <text:s/>X.1.5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[$Themenliste.$E30]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CONCATENATE([$Variablen.$D$2];IF([$Themenliste.$I30];[$Themenliste.$H30]*10+UNICODE([$Themenliste.$D30])-96;0))" office:value-type="string" office:string-value="TEST-10053" calcext:value-type="string">
            <text:p>TEST-10053</text:p>
          </table:table-cell>
          <table:table-cell table:formula="of:=CONCATENATE([$Variablen.$D$2];IF([$Themenliste.$I30];[$Themenliste.$H30]*10;0))" office:value-type="string" office:string-value="TEST-10050" calcext:value-type="string">
            <text:p>TEST-10050</text:p>
          </table:table-cell>
          <table:table-cell table:formula="of:=CONCATENATE([$Themenliste.$D30];&quot; &quot;;IF([$Themenliste.$M30];&quot;Jahr_1 &quot;;&quot;&quot;);IF([$Themenliste.$N30];&quot;Jahr_2 &quot;;&quot;&quot;);IF([$Themenliste.$O30];&quot;Jahr_3&quot;;&quot;&quot;);&quot; &quot;;CONCATENATE(IF(XOR([$Themenliste.$I30];[$Themenliste.$J30]);IF([$Themenliste.$J30];&quot;A.&quot;;&quot;S.&quot;);&quot;X.&quot;);[$Themenliste.$A30]))" office:value-type="string" office:string-value="c Jahr_2  X.1.5.c" calcext:value-type="string">
            <text:p>c Jahr_2 <text:s/>X.1.5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[$Themenliste.$E31]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CONCATENATE([$Variablen.$D$2];IF([$Themenliste.$I31];[$Themenliste.$H31]*10+UNICODE([$Themenliste.$D31])-96;0))" office:value-type="string" office:string-value="TEST-10061" calcext:value-type="string">
            <text:p>TEST-10061</text:p>
          </table:table-cell>
          <table:table-cell table:formula="of:=CONCATENATE([$Variablen.$D$2];IF([$Themenliste.$I31];[$Themenliste.$H31]*10;0))" office:value-type="string" office:string-value="TEST-10060" calcext:value-type="string">
            <text:p>TEST-10060</text:p>
          </table:table-cell>
          <table:table-cell table:formula="of:=CONCATENATE([$Themenliste.$D31];&quot; &quot;;IF([$Themenliste.$M31];&quot;Jahr_1 &quot;;&quot;&quot;);IF([$Themenliste.$N31];&quot;Jahr_2 &quot;;&quot;&quot;);IF([$Themenliste.$O31];&quot;Jahr_3&quot;;&quot;&quot;);&quot; &quot;;CONCATENATE(IF(XOR([$Themenliste.$I31];[$Themenliste.$J31]);IF([$Themenliste.$J31];&quot;A.&quot;;&quot;S.&quot;);&quot;X.&quot;);[$Themenliste.$A31]))" office:value-type="string" office:string-value="a Jahr_1  X.1.6.a" calcext:value-type="string">
            <text:p>a Jahr_1 <text:s/>X.1.6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[$Themenliste.$E32]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$Variablen.$D$2];IF([$Themenliste.$I32];[$Themenliste.$H32]*10+UNICODE([$Themenliste.$D32])-96;0))" office:value-type="string" office:string-value="TEST-10062" calcext:value-type="string">
            <text:p>TEST-10062</text:p>
          </table:table-cell>
          <table:table-cell table:formula="of:=CONCATENATE([$Variablen.$D$2];IF([$Themenliste.$I32];[$Themenliste.$H32]*10;0))" office:value-type="string" office:string-value="TEST-10060" calcext:value-type="string">
            <text:p>TEST-10060</text:p>
          </table:table-cell>
          <table:table-cell table:formula="of:=CONCATENATE([$Themenliste.$D32];&quot; &quot;;IF([$Themenliste.$M32];&quot;Jahr_1 &quot;;&quot;&quot;);IF([$Themenliste.$N32];&quot;Jahr_2 &quot;;&quot;&quot;);IF([$Themenliste.$O32];&quot;Jahr_3&quot;;&quot;&quot;);&quot; &quot;;CONCATENATE(IF(XOR([$Themenliste.$I32];[$Themenliste.$J32]);IF([$Themenliste.$J32];&quot;A.&quot;;&quot;S.&quot;);&quot;X.&quot;);[$Themenliste.$A32]))" office:value-type="string" office:string-value="b Jahr_1  X.1.6.b" calcext:value-type="string">
            <text:p>b Jahr_1 <text:s/>X.1.6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[$Themenliste.$E33]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$Variablen.$D$2];IF([$Themenliste.$I33];[$Themenliste.$H33]*10+UNICODE([$Themenliste.$D33])-96;0))" office:value-type="string" office:string-value="TEST-10063" calcext:value-type="string">
            <text:p>TEST-10063</text:p>
          </table:table-cell>
          <table:table-cell table:formula="of:=CONCATENATE([$Variablen.$D$2];IF([$Themenliste.$I33];[$Themenliste.$H33]*10;0))" office:value-type="string" office:string-value="TEST-10060" calcext:value-type="string">
            <text:p>TEST-10060</text:p>
          </table:table-cell>
          <table:table-cell table:formula="of:=CONCATENATE([$Themenliste.$D33];&quot; &quot;;IF([$Themenliste.$M33];&quot;Jahr_1 &quot;;&quot;&quot;);IF([$Themenliste.$N33];&quot;Jahr_2 &quot;;&quot;&quot;);IF([$Themenliste.$O33];&quot;Jahr_3&quot;;&quot;&quot;);&quot; &quot;;CONCATENATE(IF(XOR([$Themenliste.$I33];[$Themenliste.$J33]);IF([$Themenliste.$J33];&quot;A.&quot;;&quot;S.&quot;);&quot;X.&quot;);[$Themenliste.$A33]))" office:value-type="string" office:string-value="c Jahr_2  X.1.6.c" calcext:value-type="string">
            <text:p>c Jahr_2 <text:s/>X.1.6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[$Themenliste.$E34]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CONCATENATE([$Variablen.$D$2];IF([$Themenliste.$I34];[$Themenliste.$H34]*10+UNICODE([$Themenliste.$D34])-96;0))" office:value-type="string" office:string-value="TEST-10064" calcext:value-type="string">
            <text:p>TEST-10064</text:p>
          </table:table-cell>
          <table:table-cell table:formula="of:=CONCATENATE([$Variablen.$D$2];IF([$Themenliste.$I34];[$Themenliste.$H34]*10;0))" office:value-type="string" office:string-value="TEST-10060" calcext:value-type="string">
            <text:p>TEST-10060</text:p>
          </table:table-cell>
          <table:table-cell table:formula="of:=CONCATENATE([$Themenliste.$D34];&quot; &quot;;IF([$Themenliste.$M34];&quot;Jahr_1 &quot;;&quot;&quot;);IF([$Themenliste.$N34];&quot;Jahr_2 &quot;;&quot;&quot;);IF([$Themenliste.$O34];&quot;Jahr_3&quot;;&quot;&quot;);&quot; &quot;;CONCATENATE(IF(XOR([$Themenliste.$I34];[$Themenliste.$J34]);IF([$Themenliste.$J34];&quot;A.&quot;;&quot;S.&quot;);&quot;X.&quot;);[$Themenliste.$A34]))" office:value-type="string" office:string-value="d Jahr_2  X.1.6.d" calcext:value-type="string">
            <text:p>d Jahr_2 <text:s/>X.1.6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[$Themenliste.$E35]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CONCATENATE([$Variablen.$D$2];IF([$Themenliste.$I35];[$Themenliste.$H35]*10+UNICODE([$Themenliste.$D35])-96;0))" office:value-type="string" office:string-value="TEST-10065" calcext:value-type="string">
            <text:p>TEST-10065</text:p>
          </table:table-cell>
          <table:table-cell table:formula="of:=CONCATENATE([$Variablen.$D$2];IF([$Themenliste.$I35];[$Themenliste.$H35]*10;0))" office:value-type="string" office:string-value="TEST-10060" calcext:value-type="string">
            <text:p>TEST-10060</text:p>
          </table:table-cell>
          <table:table-cell table:formula="of:=CONCATENATE([$Themenliste.$D35];&quot; &quot;;IF([$Themenliste.$M35];&quot;Jahr_1 &quot;;&quot;&quot;);IF([$Themenliste.$N35];&quot;Jahr_2 &quot;;&quot;&quot;);IF([$Themenliste.$O35];&quot;Jahr_3&quot;;&quot;&quot;);&quot; &quot;;CONCATENATE(IF(XOR([$Themenliste.$I35];[$Themenliste.$J35]);IF([$Themenliste.$J35];&quot;A.&quot;;&quot;S.&quot;);&quot;X.&quot;);[$Themenliste.$A35]))" office:value-type="string" office:string-value="e Jahr_2  X.1.6.e" calcext:value-type="string">
            <text:p>e Jahr_2 <text:s/>X.1.6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[$Themenliste.$E36]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CONCATENATE([$Variablen.$D$2];IF([$Themenliste.$I36];[$Themenliste.$H36]*10+UNICODE([$Themenliste.$D36])-96;0))" office:value-type="string" office:string-value="TEST-10071" calcext:value-type="string">
            <text:p>TEST-10071</text:p>
          </table:table-cell>
          <table:table-cell table:formula="of:=CONCATENATE([$Variablen.$D$2];IF([$Themenliste.$I36];[$Themenliste.$H36]*10;0))" office:value-type="string" office:string-value="TEST-10070" calcext:value-type="string">
            <text:p>TEST-10070</text:p>
          </table:table-cell>
          <table:table-cell table:formula="of:=CONCATENATE([$Themenliste.$D36];&quot; &quot;;IF([$Themenliste.$M36];&quot;Jahr_1 &quot;;&quot;&quot;);IF([$Themenliste.$N36];&quot;Jahr_2 &quot;;&quot;&quot;);IF([$Themenliste.$O36];&quot;Jahr_3&quot;;&quot;&quot;);&quot; &quot;;CONCATENATE(IF(XOR([$Themenliste.$I36];[$Themenliste.$J36]);IF([$Themenliste.$J36];&quot;A.&quot;;&quot;S.&quot;);&quot;X.&quot;);[$Themenliste.$A36]))" office:value-type="string" office:string-value="a Jahr_1  X.1.7.a" calcext:value-type="string">
            <text:p>a Jahr_1 <text:s/>X.1.7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Leistungserbringung unter Berücksichtigung der organisatorischen und terminlichen Vorgaben mit Kunden und Kundinnen abstimmen und kontrollie" calcext:value-type="string">
            <text:p>Leistungserbringung unter Berücksichtigung der organisatorischen und terminlichen Vorgaben mit Kunden und Kundinnen abstimmen und kontrollie</text:p>
          </table:table-cell>
          <table:table-cell table:formula="of:=[$Themenliste.$E37]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$Variablen.$D$2];IF([$Themenliste.$I37];[$Themenliste.$H37]*10+UNICODE([$Themenliste.$D37])-96;0))" office:value-type="string" office:string-value="TEST-10072" calcext:value-type="string">
            <text:p>TEST-10072</text:p>
          </table:table-cell>
          <table:table-cell table:formula="of:=CONCATENATE([$Variablen.$D$2];IF([$Themenliste.$I37];[$Themenliste.$H37]*10;0))" office:value-type="string" office:string-value="TEST-10070" calcext:value-type="string">
            <text:p>TEST-10070</text:p>
          </table:table-cell>
          <table:table-cell table:formula="of:=CONCATENATE([$Themenliste.$D37];&quot; &quot;;IF([$Themenliste.$M37];&quot;Jahr_1 &quot;;&quot;&quot;);IF([$Themenliste.$N37];&quot;Jahr_2 &quot;;&quot;&quot;);IF([$Themenliste.$O37];&quot;Jahr_3&quot;;&quot;&quot;);&quot; &quot;;CONCATENATE(IF(XOR([$Themenliste.$I37];[$Themenliste.$J37]);IF([$Themenliste.$J37];&quot;A.&quot;;&quot;S.&quot;);&quot;X.&quot;);[$Themenliste.$A37]))" office:value-type="string" office:string-value="b Jahr_1  X.1.7.b" calcext:value-type="string">
            <text:p>b Jahr_1 <text:s/>X.1.7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[$Themenliste.$E38]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CONCATENATE([$Variablen.$D$2];IF([$Themenliste.$I38];[$Themenliste.$H38]*10+UNICODE([$Themenliste.$D38])-96;0))" office:value-type="string" office:string-value="TEST-10073" calcext:value-type="string">
            <text:p>TEST-10073</text:p>
          </table:table-cell>
          <table:table-cell table:formula="of:=CONCATENATE([$Variablen.$D$2];IF([$Themenliste.$I38];[$Themenliste.$H38]*10;0))" office:value-type="string" office:string-value="TEST-10070" calcext:value-type="string">
            <text:p>TEST-10070</text:p>
          </table:table-cell>
          <table:table-cell table:formula="of:=CONCATENATE([$Themenliste.$D38];&quot; &quot;;IF([$Themenliste.$M38];&quot;Jahr_1 &quot;;&quot;&quot;);IF([$Themenliste.$N38];&quot;Jahr_2 &quot;;&quot;&quot;);IF([$Themenliste.$O38];&quot;Jahr_3&quot;;&quot;&quot;);&quot; &quot;;CONCATENATE(IF(XOR([$Themenliste.$I38];[$Themenliste.$J38]);IF([$Themenliste.$J38];&quot;A.&quot;;&quot;S.&quot;);&quot;X.&quot;);[$Themenliste.$A38]))" office:value-type="string" office:string-value="c Jahr_1  X.1.7.c" calcext:value-type="string">
            <text:p>c Jahr_1 <text:s/>X.1.7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[$Themenliste.$E39]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CONCATENATE([$Variablen.$D$2];IF([$Themenliste.$I39];[$Themenliste.$H39]*10+UNICODE([$Themenliste.$D39])-96;0))" office:value-type="string" office:string-value="TEST-10074" calcext:value-type="string">
            <text:p>TEST-10074</text:p>
          </table:table-cell>
          <table:table-cell table:formula="of:=CONCATENATE([$Variablen.$D$2];IF([$Themenliste.$I39];[$Themenliste.$H39]*10;0))" office:value-type="string" office:string-value="TEST-10070" calcext:value-type="string">
            <text:p>TEST-10070</text:p>
          </table:table-cell>
          <table:table-cell table:formula="of:=CONCATENATE([$Themenliste.$D39];&quot; &quot;;IF([$Themenliste.$M39];&quot;Jahr_1 &quot;;&quot;&quot;);IF([$Themenliste.$N39];&quot;Jahr_2 &quot;;&quot;&quot;);IF([$Themenliste.$O39];&quot;Jahr_3&quot;;&quot;&quot;);&quot; &quot;;CONCATENATE(IF(XOR([$Themenliste.$I39];[$Themenliste.$J39]);IF([$Themenliste.$J39];&quot;A.&quot;;&quot;S.&quot;);&quot;X.&quot;);[$Themenliste.$A39]))" office:value-type="string" office:string-value="d Jahr_1  X.1.7.d" calcext:value-type="string">
            <text:p>d Jahr_1 <text:s/>X.1.7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[$Themenliste.$E40]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CONCATENATE([$Variablen.$D$2];IF([$Themenliste.$I40];[$Themenliste.$H40]*10+UNICODE([$Themenliste.$D40])-96;0))" office:value-type="string" office:string-value="TEST-10075" calcext:value-type="string">
            <text:p>TEST-10075</text:p>
          </table:table-cell>
          <table:table-cell table:formula="of:=CONCATENATE([$Variablen.$D$2];IF([$Themenliste.$I40];[$Themenliste.$H40]*10;0))" office:value-type="string" office:string-value="TEST-10070" calcext:value-type="string">
            <text:p>TEST-10070</text:p>
          </table:table-cell>
          <table:table-cell table:formula="of:=CONCATENATE([$Themenliste.$D40];&quot; &quot;;IF([$Themenliste.$M40];&quot;Jahr_1 &quot;;&quot;&quot;);IF([$Themenliste.$N40];&quot;Jahr_2 &quot;;&quot;&quot;);IF([$Themenliste.$O40];&quot;Jahr_3&quot;;&quot;&quot;);&quot; &quot;;CONCATENATE(IF(XOR([$Themenliste.$I40];[$Themenliste.$J40]);IF([$Themenliste.$J40];&quot;A.&quot;;&quot;S.&quot;);&quot;X.&quot;);[$Themenliste.$A40]))" office:value-type="string" office:string-value="e Jahr_1  X.1.7.e" calcext:value-type="string">
            <text:p>e Jahr_1 <text:s/>X.1.7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[$Themenliste.$E41]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TEST-10076" calcext:value-type="string">
            <text:p>TEST-10076</text:p>
          </table:table-cell>
          <table:table-cell table:formula="of:=CONCATENATE([$Variablen.$D$2];IF([$Themenliste.$I41];[$Themenliste.$H41]*10;0))" office:value-type="string" office:string-value="TEST-10070" calcext:value-type="string">
            <text:p>TEST-10070</text:p>
          </table:table-cell>
          <table:table-cell table:formula="of:=CONCATENATE([$Themenliste.$D41];&quot; &quot;;IF([$Themenliste.$M41];&quot;Jahr_1 &quot;;&quot;&quot;);IF([$Themenliste.$N41];&quot;Jahr_2 &quot;;&quot;&quot;);IF([$Themenliste.$O41];&quot;Jahr_3&quot;;&quot;&quot;);&quot; &quot;;CONCATENATE(IF(XOR([$Themenliste.$I41];[$Themenliste.$J41]);IF([$Themenliste.$J41];&quot;A.&quot;;&quot;S.&quot;);&quot;X.&quot;);[$Themenliste.$A41]))" office:value-type="string" office:string-value="f Jahr_1  X.1.7.f" calcext:value-type="string">
            <text:p>f Jahr_1 <text:s/>X.1.7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[$Themenliste.$E42]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CONCATENATE([$Variablen.$D$2];IF([$Themenliste.$I42];[$Themenliste.$H42]*10+UNICODE([$Themenliste.$D42])-96;0))" office:value-type="string" office:string-value="TEST-10081" calcext:value-type="string">
            <text:p>TEST-10081</text:p>
          </table:table-cell>
          <table:table-cell table:formula="of:=CONCATENATE([$Variablen.$D$2];IF([$Themenliste.$I42];[$Themenliste.$H42]*10;0))" office:value-type="string" office:string-value="TEST-10080" calcext:value-type="string">
            <text:p>TEST-10080</text:p>
          </table:table-cell>
          <table:table-cell table:formula="of:=CONCATENATE([$Themenliste.$D42];&quot; &quot;;IF([$Themenliste.$M42];&quot;Jahr_1 &quot;;&quot;&quot;);IF([$Themenliste.$N42];&quot;Jahr_2 &quot;;&quot;&quot;);IF([$Themenliste.$O42];&quot;Jahr_3&quot;;&quot;&quot;);&quot; &quot;;CONCATENATE(IF(XOR([$Themenliste.$I42];[$Themenliste.$J42]);IF([$Themenliste.$J42];&quot;A.&quot;;&quot;S.&quot;);&quot;X.&quot;);[$Themenliste.$A42]))" office:value-type="string" office:string-value="a Jahr_1  X.1.8.a" calcext:value-type="string">
            <text:p>a Jahr_1 <text:s/>X.1.8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[$Themenliste.$E43]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CONCATENATE([$Variablen.$D$2];IF([$Themenliste.$I43];[$Themenliste.$H43]*10+UNICODE([$Themenliste.$D43])-96;0))" office:value-type="string" office:string-value="TEST-10082" calcext:value-type="string">
            <text:p>TEST-10082</text:p>
          </table:table-cell>
          <table:table-cell table:formula="of:=CONCATENATE([$Variablen.$D$2];IF([$Themenliste.$I43];[$Themenliste.$H43]*10;0))" office:value-type="string" office:string-value="TEST-10080" calcext:value-type="string">
            <text:p>TEST-10080</text:p>
          </table:table-cell>
          <table:table-cell table:formula="of:=CONCATENATE([$Themenliste.$D43];&quot; &quot;;IF([$Themenliste.$M43];&quot;Jahr_1 &quot;;&quot;&quot;);IF([$Themenliste.$N43];&quot;Jahr_2 &quot;;&quot;&quot;);IF([$Themenliste.$O43];&quot;Jahr_3&quot;;&quot;&quot;);&quot; &quot;;CONCATENATE(IF(XOR([$Themenliste.$I43];[$Themenliste.$J43]);IF([$Themenliste.$J43];&quot;A.&quot;;&quot;S.&quot;);&quot;X.&quot;);[$Themenliste.$A43]))" office:value-type="string" office:string-value="b Jahr_1  X.1.8.b" calcext:value-type="string">
            <text:p>b Jahr_1 <text:s/>X.1.8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[$Themenliste.$E44]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CONCATENATE([$Variablen.$D$2];IF([$Themenliste.$I44];[$Themenliste.$H44]*10+UNICODE([$Themenliste.$D44])-96;0))" office:value-type="string" office:string-value="TEST-10083" calcext:value-type="string">
            <text:p>TEST-10083</text:p>
          </table:table-cell>
          <table:table-cell table:formula="of:=CONCATENATE([$Variablen.$D$2];IF([$Themenliste.$I44];[$Themenliste.$H44]*10;0))" office:value-type="string" office:string-value="TEST-10080" calcext:value-type="string">
            <text:p>TEST-10080</text:p>
          </table:table-cell>
          <table:table-cell table:formula="of:=CONCATENATE([$Themenliste.$D44];&quot; &quot;;IF([$Themenliste.$M44];&quot;Jahr_1 &quot;;&quot;&quot;);IF([$Themenliste.$N44];&quot;Jahr_2 &quot;;&quot;&quot;);IF([$Themenliste.$O44];&quot;Jahr_3&quot;;&quot;&quot;);&quot; &quot;;CONCATENATE(IF(XOR([$Themenliste.$I44];[$Themenliste.$J44]);IF([$Themenliste.$J44];&quot;A.&quot;;&quot;S.&quot;);&quot;X.&quot;);[$Themenliste.$A44]))" office:value-type="string" office:string-value="c Jahr_1  X.1.8.c" calcext:value-type="string">
            <text:p>c Jahr_1 <text:s/>X.1.8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[$Themenliste.$E45]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CONCATENATE([$Variablen.$D$2];IF([$Themenliste.$I45];[$Themenliste.$H45]*10+UNICODE([$Themenliste.$D45])-96;0))" office:value-type="string" office:string-value="TEST-10084" calcext:value-type="string">
            <text:p>TEST-10084</text:p>
          </table:table-cell>
          <table:table-cell table:formula="of:=CONCATENATE([$Variablen.$D$2];IF([$Themenliste.$I45];[$Themenliste.$H45]*10;0))" office:value-type="string" office:string-value="TEST-10080" calcext:value-type="string">
            <text:p>TEST-10080</text:p>
          </table:table-cell>
          <table:table-cell table:formula="of:=CONCATENATE([$Themenliste.$D45];&quot; &quot;;IF([$Themenliste.$M45];&quot;Jahr_1 &quot;;&quot;&quot;);IF([$Themenliste.$N45];&quot;Jahr_2 &quot;;&quot;&quot;);IF([$Themenliste.$O45];&quot;Jahr_3&quot;;&quot;&quot;);&quot; &quot;;CONCATENATE(IF(XOR([$Themenliste.$I45];[$Themenliste.$J45]);IF([$Themenliste.$J45];&quot;A.&quot;;&quot;S.&quot;);&quot;X.&quot;);[$Themenliste.$A45]))" office:value-type="string" office:string-value="d Jahr_1  X.1.8.d" calcext:value-type="string">
            <text:p>d Jahr_1 <text:s/>X.1.8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[$Themenliste.$E46]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CONCATENATE([$Variablen.$D$2];IF([$Themenliste.$I46];[$Themenliste.$H46]*10+UNICODE([$Themenliste.$D46])-96;0))" office:value-type="string" office:string-value="TEST-10085" calcext:value-type="string">
            <text:p>TEST-10085</text:p>
          </table:table-cell>
          <table:table-cell table:formula="of:=CONCATENATE([$Variablen.$D$2];IF([$Themenliste.$I46];[$Themenliste.$H46]*10;0))" office:value-type="string" office:string-value="TEST-10080" calcext:value-type="string">
            <text:p>TEST-10080</text:p>
          </table:table-cell>
          <table:table-cell table:formula="of:=CONCATENATE([$Themenliste.$D46];&quot; &quot;;IF([$Themenliste.$M46];&quot;Jahr_1 &quot;;&quot;&quot;);IF([$Themenliste.$N46];&quot;Jahr_2 &quot;;&quot;&quot;);IF([$Themenliste.$O46];&quot;Jahr_3&quot;;&quot;&quot;);&quot; &quot;;CONCATENATE(IF(XOR([$Themenliste.$I46];[$Themenliste.$J46]);IF([$Themenliste.$J46];&quot;A.&quot;;&quot;S.&quot;);&quot;X.&quot;);[$Themenliste.$A46]))" office:value-type="string" office:string-value="e Jahr_2  X.1.8.e" calcext:value-type="string">
            <text:p>e Jahr_2 <text:s/>X.1.8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Dokumentationen zielgruppengerecht und barrierefrei anfertigen, bereitstellen und pflegen, insbesondere technische Dokumentationen, System- " calcext:value-type="string">
            <text:p>Dokumentationen zielgruppengerecht und barrierefrei anfertigen, bereitstellen und pflegen, insbesondere technische Dokumentationen, System- </text:p>
          </table:table-cell>
          <table:table-cell table:formula="of:=[$Themenliste.$E47]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$Variablen.$D$2];IF([$Themenliste.$I47];[$Themenliste.$H47]*10+UNICODE([$Themenliste.$D47])-96;0))" office:value-type="string" office:string-value="TEST-10086" calcext:value-type="string">
            <text:p>TEST-10086</text:p>
          </table:table-cell>
          <table:table-cell table:formula="of:=CONCATENATE([$Variablen.$D$2];IF([$Themenliste.$I47];[$Themenliste.$H47]*10;0))" office:value-type="string" office:string-value="TEST-10080" calcext:value-type="string">
            <text:p>TEST-10080</text:p>
          </table:table-cell>
          <table:table-cell table:formula="of:=CONCATENATE([$Themenliste.$D47];&quot; &quot;;IF([$Themenliste.$M47];&quot;Jahr_1 &quot;;&quot;&quot;);IF([$Themenliste.$N47];&quot;Jahr_2 &quot;;&quot;&quot;);IF([$Themenliste.$O47];&quot;Jahr_3&quot;;&quot;&quot;);&quot; &quot;;CONCATENATE(IF(XOR([$Themenliste.$I47];[$Themenliste.$J47]);IF([$Themenliste.$J47];&quot;A.&quot;;&quot;S.&quot;);&quot;X.&quot;);[$Themenliste.$A47]))" office:value-type="string" office:string-value="f Jahr_2  X.1.8.f" calcext:value-type="string">
            <text:p>f Jahr_2 <text:s/>X.1.8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48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49];[$Themenliste.$H49]*10+UNICODE([$Themenliste.$D49])-96;0))" office:value-type="string" office:string-value="TEST-10092" calcext:value-type="string">
            <text:p>TEST-10092</text:p>
          </table:table-cell>
          <table:table-cell table:formula="of:=CONCATENATE([$Variablen.$D$2];IF([$Themenliste.$I49];[$Themenliste.$H49]*10;0))" office:value-type="string" office:string-value="TEST-10090" calcext:value-type="string">
            <text:p>TEST-10090</text:p>
          </table:table-cell>
          <table:table-cell table:formula="of:=CONCATENATE([$Themenliste.$D49];&quot; &quot;;IF([$Themenliste.$M49];&quot;Jahr_1 &quot;;&quot;&quot;);IF([$Themenliste.$N49];&quot;Jahr_2 &quot;;&quot;&quot;);IF([$Themenliste.$O49];&quot;Jahr_3&quot;;&quot;&quot;);&quot; &quot;;CONCATENATE(IF(XOR([$Themenliste.$I49];[$Themenliste.$J49]);IF([$Themenliste.$J49];&quot;A.&quot;;&quot;S.&quot;);&quot;X.&quot;);[$Themenliste.$A49]))" office:value-type="string" office:string-value="b Jahr_2  X.1.9.b" calcext:value-type="string">
            <text:p>b Jahr_2 <text:s/>X.1.9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[$Themenliste.$E50]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$Variablen.$D$2];IF([$Themenliste.$I50];[$Themenliste.$H50]*10+UNICODE([$Themenliste.$D50])-96;0))" office:value-type="string" office:string-value="TEST-10101" calcext:value-type="string">
            <text:p>TEST-10101</text:p>
          </table:table-cell>
          <table:table-cell table:formula="of:=CONCATENATE([$Variablen.$D$2];IF([$Themenliste.$I50];[$Themenliste.$H50]*10;0))" office:value-type="string" office:string-value="TEST-10100" calcext:value-type="string">
            <text:p>TEST-10100</text:p>
          </table:table-cell>
          <table:table-cell table:formula="of:=CONCATENATE([$Themenliste.$D50];&quot; &quot;;IF([$Themenliste.$M50];&quot;Jahr_1 &quot;;&quot;&quot;);IF([$Themenliste.$N50];&quot;Jahr_2 &quot;;&quot;&quot;);IF([$Themenliste.$O50];&quot;Jahr_3&quot;;&quot;&quot;);&quot; &quot;;CONCATENATE(IF(XOR([$Themenliste.$I50];[$Themenliste.$J50]);IF([$Themenliste.$J50];&quot;A.&quot;;&quot;S.&quot;);&quot;X.&quot;);[$Themenliste.$A50]))" office:value-type="string" office:string-value="a Jahr_1  X.1.10.a" calcext:value-type="string">
            <text:p>a Jahr_1 <text:s/>X.1.10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[$Themenliste.$E51]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CONCATENATE([$Variablen.$D$2];IF([$Themenliste.$I51];[$Themenliste.$H51]*10+UNICODE([$Themenliste.$D51])-96;0))" office:value-type="string" office:string-value="TEST-10102" calcext:value-type="string">
            <text:p>TEST-10102</text:p>
          </table:table-cell>
          <table:table-cell table:formula="of:=CONCATENATE([$Variablen.$D$2];IF([$Themenliste.$I51];[$Themenliste.$H51]*10;0))" office:value-type="string" office:string-value="TEST-10100" calcext:value-type="string">
            <text:p>TEST-10100</text:p>
          </table:table-cell>
          <table:table-cell table:formula="of:=CONCATENATE([$Themenliste.$D51];&quot; &quot;;IF([$Themenliste.$M51];&quot;Jahr_1 &quot;;&quot;&quot;);IF([$Themenliste.$N51];&quot;Jahr_2 &quot;;&quot;&quot;);IF([$Themenliste.$O51];&quot;Jahr_3&quot;;&quot;&quot;);&quot; &quot;;CONCATENATE(IF(XOR([$Themenliste.$I51];[$Themenliste.$J51]);IF([$Themenliste.$J51];&quot;A.&quot;;&quot;S.&quot;);&quot;X.&quot;);[$Themenliste.$A51]))" office:value-type="string" office:string-value="b Jahr_1  X.1.10.b" calcext:value-type="string">
            <text:p>b Jahr_1 <text:s/>X.1.10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ilaufgaben von IT-Systemen automatisieren" calcext:value-type="string">
            <text:p>Teilaufgaben von IT-Systemen automatisieren</text:p>
          </table:table-cell>
          <table:table-cell table:formula="of:=[$Themenliste.$E52]" office:value-type="string" office:string-value="Teilaufgaben von IT-Systemen automatisieren" calcext:value-type="string">
            <text:p>Teilaufgaben von IT-Systemen automatisieren</text:p>
          </table:table-cell>
          <table:table-cell table:formula="of:=CONCATENATE([$Variablen.$D$2];IF([$Themenliste.$I52];[$Themenliste.$H52]*10+UNICODE([$Themenliste.$D52])-96;0))" office:value-type="string" office:string-value="TEST-10103" calcext:value-type="string">
            <text:p>TEST-10103</text:p>
          </table:table-cell>
          <table:table-cell table:formula="of:=CONCATENATE([$Variablen.$D$2];IF([$Themenliste.$I52];[$Themenliste.$H52]*10;0))" office:value-type="string" office:string-value="TEST-10100" calcext:value-type="string">
            <text:p>TEST-10100</text:p>
          </table:table-cell>
          <table:table-cell table:formula="of:=CONCATENATE([$Themenliste.$D52];&quot; &quot;;IF([$Themenliste.$M52];&quot;Jahr_1 &quot;;&quot;&quot;);IF([$Themenliste.$N52];&quot;Jahr_2 &quot;;&quot;&quot;);IF([$Themenliste.$O52];&quot;Jahr_3&quot;;&quot;&quot;);&quot; &quot;;CONCATENATE(IF(XOR([$Themenliste.$I52];[$Themenliste.$J52]);IF([$Themenliste.$J52];&quot;A.&quot;;&quot;S.&quot;);&quot;X.&quot;);[$Themenliste.$A52]))" office:value-type="string" office:string-value="c Jahr_2  X.1.10.c" calcext:value-type="string">
            <text:p>c Jahr_2 <text:s/>X.1.10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[$Themenliste.$E53]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CONCATENATE([$Variablen.$D$2];IF([$Themenliste.$I53];[$Themenliste.$H53]*10+UNICODE([$Themenliste.$D53])-96;0))" office:value-type="string" office:string-value="TEST-0" calcext:value-type="string">
            <text:p>TEST-0</text:p>
          </table:table-cell>
          <table:table-cell table:formula="of:=CONCATENATE([$Variablen.$D$2];IF([$Themenliste.$I53];[$Themenliste.$H53]*10;0))" office:value-type="string" office:string-value="TEST-0" calcext:value-type="string">
            <text:p>TEST-0</text:p>
          </table:table-cell>
          <table:table-cell table:formula="of:=CONCATENATE([$Themenliste.$D53];&quot; &quot;;IF([$Themenliste.$M53];&quot;Jahr_1 &quot;;&quot;&quot;);IF([$Themenliste.$N53];&quot;Jahr_2 &quot;;&quot;&quot;);IF([$Themenliste.$O53];&quot;Jahr_3&quot;;&quot;&quot;);&quot; &quot;;CONCATENATE(IF(XOR([$Themenliste.$I53];[$Themenliste.$J53]);IF([$Themenliste.$J53];&quot;A.&quot;;&quot;S.&quot;);&quot;X.&quot;);[$Themenliste.$A53]))" office:value-type="string" office:string-value="a Jahr_1  A.2a.1.a" calcext:value-type="string">
            <text:p>a Jahr_1 <text:s/>A.2a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Analyse- und Designverfahren anwenden" calcext:value-type="string">
            <text:p>Analyse- und Designverfahren anwenden</text:p>
          </table:table-cell>
          <table:table-cell table:formula="of:=[$Themenliste.$E54]" office:value-type="string" office:string-value="Analyse- und Designverfahren anwenden" calcext:value-type="string">
            <text:p>Analyse- und Designverfahren anwenden</text:p>
          </table:table-cell>
          <table:table-cell table:formula="of:=CONCATENATE([$Variablen.$D$2];IF([$Themenliste.$I54];[$Themenliste.$H54]*10+UNICODE([$Themenliste.$D54])-96;0))" office:value-type="string" office:string-value="TEST-0" calcext:value-type="string">
            <text:p>TEST-0</text:p>
          </table:table-cell>
          <table:table-cell table:formula="of:=CONCATENATE([$Variablen.$D$2];IF([$Themenliste.$I54];[$Themenliste.$H54]*10;0))" office:value-type="string" office:string-value="TEST-0" calcext:value-type="string">
            <text:p>TEST-0</text:p>
          </table:table-cell>
          <table:table-cell table:formula="of:=CONCATENATE([$Themenliste.$D54];&quot; &quot;;IF([$Themenliste.$M54];&quot;Jahr_1 &quot;;&quot;&quot;);IF([$Themenliste.$N54];&quot;Jahr_2 &quot;;&quot;&quot;);IF([$Themenliste.$O54];&quot;Jahr_3&quot;;&quot;&quot;);&quot; &quot;;CONCATENATE(IF(XOR([$Themenliste.$I54];[$Themenliste.$J54]);IF([$Themenliste.$J54];&quot;A.&quot;;&quot;S.&quot;);&quot;X.&quot;);[$Themenliste.$A54]))" office:value-type="string" office:string-value="b Jahr_1  A.2a.1.b" calcext:value-type="string">
            <text:p>b Jahr_1 <text:s/>A.2a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[$Themenliste.$E55]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CONCATENATE([$Variablen.$D$2];IF([$Themenliste.$I55];[$Themenliste.$H55]*10+UNICODE([$Themenliste.$D55])-96;0))" office:value-type="string" office:string-value="TEST-0" calcext:value-type="string">
            <text:p>TEST-0</text:p>
          </table:table-cell>
          <table:table-cell table:formula="of:=CONCATENATE([$Variablen.$D$2];IF([$Themenliste.$I55];[$Themenliste.$H55]*10;0))" office:value-type="string" office:string-value="TEST-0" calcext:value-type="string">
            <text:p>TEST-0</text:p>
          </table:table-cell>
          <table:table-cell table:formula="of:=CONCATENATE([$Themenliste.$D55];&quot; &quot;;IF([$Themenliste.$M55];&quot;Jahr_1 &quot;;&quot;&quot;);IF([$Themenliste.$N55];&quot;Jahr_2 &quot;;&quot;&quot;);IF([$Themenliste.$O55];&quot;Jahr_3&quot;;&quot;&quot;);&quot; &quot;;CONCATENATE(IF(XOR([$Themenliste.$I55];[$Themenliste.$J55]);IF([$Themenliste.$J55];&quot;A.&quot;;&quot;S.&quot;);&quot;X.&quot;);[$Themenliste.$A55]))" office:value-type="string" office:string-value="c Jahr_1  A.2a.1.c" calcext:value-type="string">
            <text:p>c Jahr_1 <text:s/>A.2a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[$Themenliste.$E56]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CONCATENATE([$Variablen.$D$2];IF([$Themenliste.$I56];[$Themenliste.$H56]*10+UNICODE([$Themenliste.$D56])-96;0))" office:value-type="string" office:string-value="TEST-0" calcext:value-type="string">
            <text:p>TEST-0</text:p>
          </table:table-cell>
          <table:table-cell table:formula="of:=CONCATENATE([$Variablen.$D$2];IF([$Themenliste.$I56];[$Themenliste.$H56]*10;0))" office:value-type="string" office:string-value="TEST-0" calcext:value-type="string">
            <text:p>TEST-0</text:p>
          </table:table-cell>
          <table:table-cell table:formula="of:=CONCATENATE([$Themenliste.$D56];&quot; &quot;;IF([$Themenliste.$M56];&quot;Jahr_1 &quot;;&quot;&quot;);IF([$Themenliste.$N56];&quot;Jahr_2 &quot;;&quot;&quot;);IF([$Themenliste.$O56];&quot;Jahr_3&quot;;&quot;&quot;);&quot; &quot;;CONCATENATE(IF(XOR([$Themenliste.$I56];[$Themenliste.$J56]);IF([$Themenliste.$J56];&quot;A.&quot;;&quot;S.&quot;);&quot;X.&quot;);[$Themenliste.$A56]))" office:value-type="string" office:string-value="d Jahr_2  A.2a.1.d" calcext:value-type="string">
            <text:p>d Jahr_2 <text:s/>A.2a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bestehende Anwendungslösungen anpassen" calcext:value-type="string">
            <text:p>bestehende Anwendungslösungen anpassen</text:p>
          </table:table-cell>
          <table:table-cell table:formula="of:=[$Themenliste.$E57]" office:value-type="string" office:string-value="bestehende Anwendungslösungen anpassen" calcext:value-type="string">
            <text:p>bestehende Anwendungslösungen anpassen</text:p>
          </table:table-cell>
          <table:table-cell table:formula="of:=CONCATENATE([$Variablen.$D$2];IF([$Themenliste.$I57];[$Themenliste.$H57]*10+UNICODE([$Themenliste.$D57])-96;0))" office:value-type="string" office:string-value="TEST-0" calcext:value-type="string">
            <text:p>TEST-0</text:p>
          </table:table-cell>
          <table:table-cell table:formula="of:=CONCATENATE([$Variablen.$D$2];IF([$Themenliste.$I57];[$Themenliste.$H57]*10;0))" office:value-type="string" office:string-value="TEST-0" calcext:value-type="string">
            <text:p>TEST-0</text:p>
          </table:table-cell>
          <table:table-cell table:formula="of:=CONCATENATE([$Themenliste.$D57];&quot; &quot;;IF([$Themenliste.$M57];&quot;Jahr_1 &quot;;&quot;&quot;);IF([$Themenliste.$N57];&quot;Jahr_2 &quot;;&quot;&quot;);IF([$Themenliste.$O57];&quot;Jahr_3&quot;;&quot;&quot;);&quot; &quot;;CONCATENATE(IF(XOR([$Themenliste.$I57];[$Themenliste.$J57]);IF([$Themenliste.$J57];&quot;A.&quot;;&quot;S.&quot;);&quot;X.&quot;);[$Themenliste.$A57]))" office:value-type="string" office:string-value="e Jahr_2  A.2a.1.e" calcext:value-type="string">
            <text:p>e Jahr_2 <text:s/>A.2a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[$Themenliste.$E58]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CONCATENATE([$Variablen.$D$2];IF([$Themenliste.$I58];[$Themenliste.$H58]*10+UNICODE([$Themenliste.$D58])-96;0))" office:value-type="string" office:string-value="TEST-0" calcext:value-type="string">
            <text:p>TEST-0</text:p>
          </table:table-cell>
          <table:table-cell table:formula="of:=CONCATENATE([$Variablen.$D$2];IF([$Themenliste.$I58];[$Themenliste.$H58]*10;0))" office:value-type="string" office:string-value="TEST-0" calcext:value-type="string">
            <text:p>TEST-0</text:p>
          </table:table-cell>
          <table:table-cell table:formula="of:=CONCATENATE([$Themenliste.$D58];&quot; &quot;;IF([$Themenliste.$M58];&quot;Jahr_1 &quot;;&quot;&quot;);IF([$Themenliste.$N58];&quot;Jahr_2 &quot;;&quot;&quot;);IF([$Themenliste.$O58];&quot;Jahr_3&quot;;&quot;&quot;);&quot; &quot;;CONCATENATE(IF(XOR([$Themenliste.$I58];[$Themenliste.$J58]);IF([$Themenliste.$J58];&quot;A.&quot;;&quot;S.&quot;);&quot;X.&quot;);[$Themenliste.$A58]))" office:value-type="string" office:string-value="f Jahr_2  A.2a.1.f" calcext:value-type="string">
            <text:p>f Jahr_2 <text:s/>A.2a.1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[$Themenliste.$E59]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CONCATENATE([$Variablen.$D$2];IF([$Themenliste.$I59];[$Themenliste.$H59]*10+UNICODE([$Themenliste.$D59])-96;0))" office:value-type="string" office:string-value="TEST-0" calcext:value-type="string">
            <text:p>TEST-0</text:p>
          </table:table-cell>
          <table:table-cell table:formula="of:=CONCATENATE([$Variablen.$D$2];IF([$Themenliste.$I59];[$Themenliste.$H59]*10;0))" office:value-type="string" office:string-value="TEST-0" calcext:value-type="string">
            <text:p>TEST-0</text:p>
          </table:table-cell>
          <table:table-cell table:formula="of:=CONCATENATE([$Themenliste.$D59];&quot; &quot;;IF([$Themenliste.$M59];&quot;Jahr_1 &quot;;&quot;&quot;);IF([$Themenliste.$N59];&quot;Jahr_2 &quot;;&quot;&quot;);IF([$Themenliste.$O59];&quot;Jahr_3&quot;;&quot;&quot;);&quot; &quot;;CONCATENATE(IF(XOR([$Themenliste.$I59];[$Themenliste.$J59]);IF([$Themenliste.$J59];&quot;A.&quot;;&quot;S.&quot;);&quot;X.&quot;);[$Themenliste.$A59]))" office:value-type="string" office:string-value="g Jahr_2  A.2a.1.g" calcext:value-type="string">
            <text:p>g Jahr_2 <text:s/>A.2a.1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[$Themenliste.$E60]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CONCATENATE([$Variablen.$D$2];IF([$Themenliste.$I60];[$Themenliste.$H60]*10+UNICODE([$Themenliste.$D60])-96;0))" office:value-type="string" office:string-value="TEST-0" calcext:value-type="string">
            <text:p>TEST-0</text:p>
          </table:table-cell>
          <table:table-cell table:formula="of:=CONCATENATE([$Variablen.$D$2];IF([$Themenliste.$I60];[$Themenliste.$H60]*10;0))" office:value-type="string" office:string-value="TEST-0" calcext:value-type="string">
            <text:p>TEST-0</text:p>
          </table:table-cell>
          <table:table-cell table:formula="of:=CONCATENATE([$Themenliste.$D60];&quot; &quot;;IF([$Themenliste.$M60];&quot;Jahr_1 &quot;;&quot;&quot;);IF([$Themenliste.$N60];&quot;Jahr_2 &quot;;&quot;&quot;);IF([$Themenliste.$O60];&quot;Jahr_3&quot;;&quot;&quot;);&quot; &quot;;CONCATENATE(IF(XOR([$Themenliste.$I60];[$Themenliste.$J60]);IF([$Themenliste.$J60];&quot;A.&quot;;&quot;S.&quot;);&quot;X.&quot;);[$Themenliste.$A60]))" office:value-type="string" office:string-value="a Jahr_1  A.2a.2.a" calcext:value-type="string">
            <text:p>a Jahr_1 <text:s/>A.2a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[$Themenliste.$E61]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CONCATENATE([$Variablen.$D$2];IF([$Themenliste.$I61];[$Themenliste.$H61]*10+UNICODE([$Themenliste.$D61])-96;0))" office:value-type="string" office:string-value="TEST-0" calcext:value-type="string">
            <text:p>TEST-0</text:p>
          </table:table-cell>
          <table:table-cell table:formula="of:=CONCATENATE([$Variablen.$D$2];IF([$Themenliste.$I61];[$Themenliste.$H61]*10;0))" office:value-type="string" office:string-value="TEST-0" calcext:value-type="string">
            <text:p>TEST-0</text:p>
          </table:table-cell>
          <table:table-cell table:formula="of:=CONCATENATE([$Themenliste.$D61];&quot; &quot;;IF([$Themenliste.$M61];&quot;Jahr_1 &quot;;&quot;&quot;);IF([$Themenliste.$N61];&quot;Jahr_2 &quot;;&quot;&quot;);IF([$Themenliste.$O61];&quot;Jahr_3&quot;;&quot;&quot;);&quot; &quot;;CONCATENATE(IF(XOR([$Themenliste.$I61];[$Themenliste.$J61]);IF([$Themenliste.$J61];&quot;A.&quot;;&quot;S.&quot;);&quot;X.&quot;);[$Themenliste.$A61]))" office:value-type="string" office:string-value="b Jahr_1  A.2a.2.b" calcext:value-type="string">
            <text:p>b Jahr_1 <text:s/>A.2a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Modultests erstellen und durchführen" calcext:value-type="string">
            <text:p>Modultests erstellen und durchführen</text:p>
          </table:table-cell>
          <table:table-cell table:formula="of:=[$Themenliste.$E62]" office:value-type="string" office:string-value="Modultests erstellen und durchführen" calcext:value-type="string">
            <text:p>Modultests erstellen und durchführen</text:p>
          </table:table-cell>
          <table:table-cell table:formula="of:=CONCATENATE([$Variablen.$D$2];IF([$Themenliste.$I62];[$Themenliste.$H62]*10+UNICODE([$Themenliste.$D62])-96;0))" office:value-type="string" office:string-value="TEST-0" calcext:value-type="string">
            <text:p>TEST-0</text:p>
          </table:table-cell>
          <table:table-cell table:formula="of:=CONCATENATE([$Variablen.$D$2];IF([$Themenliste.$I62];[$Themenliste.$H62]*10;0))" office:value-type="string" office:string-value="TEST-0" calcext:value-type="string">
            <text:p>TEST-0</text:p>
          </table:table-cell>
          <table:table-cell table:formula="of:=CONCATENATE([$Themenliste.$D62];&quot; &quot;;IF([$Themenliste.$M62];&quot;Jahr_1 &quot;;&quot;&quot;);IF([$Themenliste.$N62];&quot;Jahr_2 &quot;;&quot;&quot;);IF([$Themenliste.$O62];&quot;Jahr_3&quot;;&quot;&quot;);&quot; &quot;;CONCATENATE(IF(XOR([$Themenliste.$I62];[$Themenliste.$J62]);IF([$Themenliste.$J62];&quot;A.&quot;;&quot;S.&quot;);&quot;X.&quot;);[$Themenliste.$A62]))" office:value-type="string" office:string-value="c Jahr_1  A.2a.2.c" calcext:value-type="string">
            <text:p>c Jahr_1 <text:s/>A.2a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Werkzeuge zur Versionsverwaltung einsetzen" calcext:value-type="string">
            <text:p>Werkzeuge zur Versionsverwaltung einsetzen</text:p>
          </table:table-cell>
          <table:table-cell table:formula="of:=[$Themenliste.$E63]" office:value-type="string" office:string-value="Werkzeuge zur Versionsverwaltung einsetzen" calcext:value-type="string">
            <text:p>Werkzeuge zur Versionsverwaltung einsetzen</text:p>
          </table:table-cell>
          <table:table-cell table:formula="of:=CONCATENATE([$Variablen.$D$2];IF([$Themenliste.$I63];[$Themenliste.$H63]*10+UNICODE([$Themenliste.$D63])-96;0))" office:value-type="string" office:string-value="TEST-0" calcext:value-type="string">
            <text:p>TEST-0</text:p>
          </table:table-cell>
          <table:table-cell table:formula="of:=CONCATENATE([$Variablen.$D$2];IF([$Themenliste.$I63];[$Themenliste.$H63]*10;0))" office:value-type="string" office:string-value="TEST-0" calcext:value-type="string">
            <text:p>TEST-0</text:p>
          </table:table-cell>
          <table:table-cell table:formula="of:=CONCATENATE([$Themenliste.$D63];&quot; &quot;;IF([$Themenliste.$M63];&quot;Jahr_1 &quot;;&quot;&quot;);IF([$Themenliste.$N63];&quot;Jahr_2 &quot;;&quot;&quot;);IF([$Themenliste.$O63];&quot;Jahr_3&quot;;&quot;&quot;);&quot; &quot;;CONCATENATE(IF(XOR([$Themenliste.$I63];[$Themenliste.$J63]);IF([$Themenliste.$J63];&quot;A.&quot;;&quot;S.&quot;);&quot;X.&quot;);[$Themenliste.$A63]))" office:value-type="string" office:string-value="d Jahr_2  A.2a.2.d" calcext:value-type="string">
            <text:p>d Jahr_2 <text:s/>A.2a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[$Themenliste.$E64]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CONCATENATE([$Variablen.$D$2];IF([$Themenliste.$I64];[$Themenliste.$H64]*10+UNICODE([$Themenliste.$D64])-96;0))" office:value-type="string" office:string-value="TEST-0" calcext:value-type="string">
            <text:p>TEST-0</text:p>
          </table:table-cell>
          <table:table-cell table:formula="of:=CONCATENATE([$Variablen.$D$2];IF([$Themenliste.$I64];[$Themenliste.$H64]*10;0))" office:value-type="string" office:string-value="TEST-0" calcext:value-type="string">
            <text:p>TEST-0</text:p>
          </table:table-cell>
          <table:table-cell table:formula="of:=CONCATENATE([$Themenliste.$D64];&quot; &quot;;IF([$Themenliste.$M64];&quot;Jahr_1 &quot;;&quot;&quot;);IF([$Themenliste.$N64];&quot;Jahr_2 &quot;;&quot;&quot;);IF([$Themenliste.$O64];&quot;Jahr_3&quot;;&quot;&quot;);&quot; &quot;;CONCATENATE(IF(XOR([$Themenliste.$I64];[$Themenliste.$J64]);IF([$Themenliste.$J64];&quot;A.&quot;;&quot;S.&quot;);&quot;X.&quot;);[$Themenliste.$A64]))" office:value-type="string" office:string-value="e Jahr_2  A.2a.2.e" calcext:value-type="string">
            <text:p>e Jahr_2 <text:s/>A.2a.2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Daten und Sachverhalte aus Tests multimedial aufbereiten und situationsgerecht unter Nutzung digitaler Werkzeuge und unter Beachtung der bet" calcext:value-type="string">
            <text:p>Daten und Sachverhalte aus Tests multimedial aufbereiten und situationsgerecht unter Nutzung digitaler Werkzeuge und unter Beachtung der bet</text:p>
          </table:table-cell>
          <table:table-cell table:formula="of:=[$Themenliste.$E65]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$Variablen.$D$2];IF([$Themenliste.$I65];[$Themenliste.$H65]*10+UNICODE([$Themenliste.$D65])-96;0))" office:value-type="string" office:string-value="TEST-0" calcext:value-type="string">
            <text:p>TEST-0</text:p>
          </table:table-cell>
          <table:table-cell table:formula="of:=CONCATENATE([$Variablen.$D$2];IF([$Themenliste.$I65];[$Themenliste.$H65]*10;0))" office:value-type="string" office:string-value="TEST-0" calcext:value-type="string">
            <text:p>TEST-0</text:p>
          </table:table-cell>
          <table:table-cell table:formula="of:=CONCATENATE([$Themenliste.$D65];&quot; &quot;;IF([$Themenliste.$M65];&quot;Jahr_1 &quot;;&quot;&quot;);IF([$Themenliste.$N65];&quot;Jahr_2 &quot;;&quot;&quot;);IF([$Themenliste.$O65];&quot;Jahr_3&quot;;&quot;&quot;);&quot; &quot;;CONCATENATE(IF(XOR([$Themenliste.$I65];[$Themenliste.$J65]);IF([$Themenliste.$J65];&quot;A.&quot;;&quot;S.&quot;);&quot;X.&quot;);[$Themenliste.$A65]))" office:value-type="string" office:string-value="f Jahr_2  A.2a.2.f" calcext:value-type="string">
            <text:p>f Jahr_2 <text:s/>A.2a.2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[$Themenliste.$E66]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CONCATENATE([$Variablen.$D$2];IF([$Themenliste.$I66];[$Themenliste.$H66]*10+UNICODE([$Themenliste.$D66])-96;0))" office:value-type="string" office:string-value="TEST-30011" calcext:value-type="string">
            <text:p>TEST-30011</text:p>
          </table:table-cell>
          <table:table-cell table:formula="of:=CONCATENATE([$Variablen.$D$2];IF([$Themenliste.$I66];[$Themenliste.$H66]*10;0))" office:value-type="string" office:string-value="TEST-30010" calcext:value-type="string">
            <text:p>TEST-30010</text:p>
          </table:table-cell>
          <table:table-cell table:formula="of:=CONCATENATE([$Themenliste.$D66];&quot; &quot;;IF([$Themenliste.$M66];&quot;Jahr_1 &quot;;&quot;&quot;);IF([$Themenliste.$N66];&quot;Jahr_2 &quot;;&quot;&quot;);IF([$Themenliste.$O66];&quot;Jahr_3&quot;;&quot;&quot;);&quot; &quot;;CONCATENATE(IF(XOR([$Themenliste.$I66];[$Themenliste.$J66]);IF([$Themenliste.$J66];&quot;A.&quot;;&quot;S.&quot;);&quot;X.&quot;);[$Themenliste.$A66]))" office:value-type="string" office:string-value="a Jahr_1  S.2b.1.a" calcext:value-type="string">
            <text:p>a Jahr_1 <text:s/>S.2b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[$Themenliste.$E67]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CONCATENATE([$Variablen.$D$2];IF([$Themenliste.$I67];[$Themenliste.$H67]*10+UNICODE([$Themenliste.$D67])-96;0))" office:value-type="string" office:string-value="TEST-30012" calcext:value-type="string">
            <text:p>TEST-30012</text:p>
          </table:table-cell>
          <table:table-cell table:formula="of:=CONCATENATE([$Variablen.$D$2];IF([$Themenliste.$I67];[$Themenliste.$H67]*10;0))" office:value-type="string" office:string-value="TEST-30010" calcext:value-type="string">
            <text:p>TEST-30010</text:p>
          </table:table-cell>
          <table:table-cell table:formula="of:=CONCATENATE([$Themenliste.$D67];&quot; &quot;;IF([$Themenliste.$M67];&quot;Jahr_1 &quot;;&quot;&quot;);IF([$Themenliste.$N67];&quot;Jahr_2 &quot;;&quot;&quot;);IF([$Themenliste.$O67];&quot;Jahr_3&quot;;&quot;&quot;);&quot; &quot;;CONCATENATE(IF(XOR([$Themenliste.$I67];[$Themenliste.$J67]);IF([$Themenliste.$J67];&quot;A.&quot;;&quot;S.&quot;);&quot;X.&quot;);[$Themenliste.$A67]))" office:value-type="string" office:string-value="b Jahr_1  S.2b.1.b" calcext:value-type="string">
            <text:p>b Jahr_1 <text:s/>S.2b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[$Themenliste.$E68]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CONCATENATE([$Variablen.$D$2];IF([$Themenliste.$I68];[$Themenliste.$H68]*10+UNICODE([$Themenliste.$D68])-96;0))" office:value-type="string" office:string-value="TEST-30013" calcext:value-type="string">
            <text:p>TEST-30013</text:p>
          </table:table-cell>
          <table:table-cell table:formula="of:=CONCATENATE([$Variablen.$D$2];IF([$Themenliste.$I68];[$Themenliste.$H68]*10;0))" office:value-type="string" office:string-value="TEST-30010" calcext:value-type="string">
            <text:p>TEST-30010</text:p>
          </table:table-cell>
          <table:table-cell table:formula="of:=CONCATENATE([$Themenliste.$D68];&quot; &quot;;IF([$Themenliste.$M68];&quot;Jahr_1 &quot;;&quot;&quot;);IF([$Themenliste.$N68];&quot;Jahr_2 &quot;;&quot;&quot;);IF([$Themenliste.$O68];&quot;Jahr_3&quot;;&quot;&quot;);&quot; &quot;;CONCATENATE(IF(XOR([$Themenliste.$I68];[$Themenliste.$J68]);IF([$Themenliste.$J68];&quot;A.&quot;;&quot;S.&quot;);&quot;X.&quot;);[$Themenliste.$A68]))" office:value-type="string" office:string-value="c Jahr_1  S.2b.1.c" calcext:value-type="string">
            <text:p>c Jahr_1 <text:s/>S.2b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[$Themenliste.$E69]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CONCATENATE([$Variablen.$D$2];IF([$Themenliste.$I69];[$Themenliste.$H69]*10+UNICODE([$Themenliste.$D69])-96;0))" office:value-type="string" office:string-value="TEST-30014" calcext:value-type="string">
            <text:p>TEST-30014</text:p>
          </table:table-cell>
          <table:table-cell table:formula="of:=CONCATENATE([$Variablen.$D$2];IF([$Themenliste.$I69];[$Themenliste.$H69]*10;0))" office:value-type="string" office:string-value="TEST-30010" calcext:value-type="string">
            <text:p>TEST-30010</text:p>
          </table:table-cell>
          <table:table-cell table:formula="of:=CONCATENATE([$Themenliste.$D69];&quot; &quot;;IF([$Themenliste.$M69];&quot;Jahr_1 &quot;;&quot;&quot;);IF([$Themenliste.$N69];&quot;Jahr_2 &quot;;&quot;&quot;);IF([$Themenliste.$O69];&quot;Jahr_3&quot;;&quot;&quot;);&quot; &quot;;CONCATENATE(IF(XOR([$Themenliste.$I69];[$Themenliste.$J69]);IF([$Themenliste.$J69];&quot;A.&quot;;&quot;S.&quot;);&quot;X.&quot;);[$Themenliste.$A69]))" office:value-type="string" office:string-value="d Jahr_2  S.2b.1.d" calcext:value-type="string">
            <text:p>d Jahr_2 <text:s/>S.2b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[$Themenliste.$E70]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CONCATENATE([$Variablen.$D$2];IF([$Themenliste.$I70];[$Themenliste.$H70]*10+UNICODE([$Themenliste.$D70])-96;0))" office:value-type="string" office:string-value="TEST-30015" calcext:value-type="string">
            <text:p>TEST-30015</text:p>
          </table:table-cell>
          <table:table-cell table:formula="of:=CONCATENATE([$Variablen.$D$2];IF([$Themenliste.$I70];[$Themenliste.$H70]*10;0))" office:value-type="string" office:string-value="TEST-30010" calcext:value-type="string">
            <text:p>TEST-30010</text:p>
          </table:table-cell>
          <table:table-cell table:formula="of:=CONCATENATE([$Themenliste.$D70];&quot; &quot;;IF([$Themenliste.$M70];&quot;Jahr_1 &quot;;&quot;&quot;);IF([$Themenliste.$N70];&quot;Jahr_2 &quot;;&quot;&quot;);IF([$Themenliste.$O70];&quot;Jahr_3&quot;;&quot;&quot;);&quot; &quot;;CONCATENATE(IF(XOR([$Themenliste.$I70];[$Themenliste.$J70]);IF([$Themenliste.$J70];&quot;A.&quot;;&quot;S.&quot;);&quot;X.&quot;);[$Themenliste.$A70]))" office:value-type="string" office:string-value="e Jahr_2  S.2b.1.e" calcext:value-type="string">
            <text:p>e Jahr_2 <text:s/>S.2b.1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[$Themenliste.$E71]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CONCATENATE([$Variablen.$D$2];IF([$Themenliste.$I71];[$Themenliste.$H71]*10+UNICODE([$Themenliste.$D71])-96;0))" office:value-type="string" office:string-value="TEST-30016" calcext:value-type="string">
            <text:p>TEST-30016</text:p>
          </table:table-cell>
          <table:table-cell table:formula="of:=CONCATENATE([$Variablen.$D$2];IF([$Themenliste.$I71];[$Themenliste.$H71]*10;0))" office:value-type="string" office:string-value="TEST-30010" calcext:value-type="string">
            <text:p>TEST-30010</text:p>
          </table:table-cell>
          <table:table-cell table:formula="of:=CONCATENATE([$Themenliste.$D71];&quot; &quot;;IF([$Themenliste.$M71];&quot;Jahr_1 &quot;;&quot;&quot;);IF([$Themenliste.$N71];&quot;Jahr_2 &quot;;&quot;&quot;);IF([$Themenliste.$O71];&quot;Jahr_3&quot;;&quot;&quot;);&quot; &quot;;CONCATENATE(IF(XOR([$Themenliste.$I71];[$Themenliste.$J71]);IF([$Themenliste.$J71];&quot;A.&quot;;&quot;S.&quot;);&quot;X.&quot;);[$Themenliste.$A71]))" office:value-type="string" office:string-value="f Jahr_2  S.2b.1.f" calcext:value-type="string">
            <text:p>f Jahr_2 <text:s/>S.2b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72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72];[$Themenliste.$H72]*10+UNICODE([$Themenliste.$D72])-96;0))" office:value-type="string" office:string-value="TEST-30017" calcext:value-type="string">
            <text:p>TEST-30017</text:p>
          </table:table-cell>
          <table:table-cell table:formula="of:=CONCATENATE([$Variablen.$D$2];IF([$Themenliste.$I72];[$Themenliste.$H72]*10;0))" office:value-type="string" office:string-value="TEST-30010" calcext:value-type="string">
            <text:p>TEST-30010</text:p>
          </table:table-cell>
          <table:table-cell table:formula="of:=CONCATENATE([$Themenliste.$D72];&quot; &quot;;IF([$Themenliste.$M72];&quot;Jahr_1 &quot;;&quot;&quot;);IF([$Themenliste.$N72];&quot;Jahr_2 &quot;;&quot;&quot;);IF([$Themenliste.$O72];&quot;Jahr_3&quot;;&quot;&quot;);&quot; &quot;;CONCATENATE(IF(XOR([$Themenliste.$I72];[$Themenliste.$J72]);IF([$Themenliste.$J72];&quot;A.&quot;;&quot;S.&quot;);&quot;X.&quot;);[$Themenliste.$A72]))" office:value-type="string" office:string-value="g Jahr_2  S.2b.1.g" calcext:value-type="string">
            <text:p>g Jahr_2 <text:s/>S.2b.1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[$Themenliste.$E73]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CONCATENATE([$Variablen.$D$2];IF([$Themenliste.$I73];[$Themenliste.$H73]*10+UNICODE([$Themenliste.$D73])-96;0))" office:value-type="string" office:string-value="TEST-30021" calcext:value-type="string">
            <text:p>TEST-30021</text:p>
          </table:table-cell>
          <table:table-cell table:formula="of:=CONCATENATE([$Variablen.$D$2];IF([$Themenliste.$I73];[$Themenliste.$H73]*10;0))" office:value-type="string" office:string-value="TEST-30020" calcext:value-type="string">
            <text:p>TEST-30020</text:p>
          </table:table-cell>
          <table:table-cell table:formula="of:=CONCATENATE([$Themenliste.$D73];&quot; &quot;;IF([$Themenliste.$M73];&quot;Jahr_1 &quot;;&quot;&quot;);IF([$Themenliste.$N73];&quot;Jahr_2 &quot;;&quot;&quot;);IF([$Themenliste.$O73];&quot;Jahr_3&quot;;&quot;&quot;);&quot; &quot;;CONCATENATE(IF(XOR([$Themenliste.$I73];[$Themenliste.$J73]);IF([$Themenliste.$J73];&quot;A.&quot;;&quot;S.&quot;);&quot;X.&quot;);[$Themenliste.$A73]))" office:value-type="string" office:string-value="a Jahr_1  S.2b.2.a" calcext:value-type="string">
            <text:p>a Jahr_1 <text:s/>S.2b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[$Themenliste.$E74]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CONCATENATE([$Variablen.$D$2];IF([$Themenliste.$I74];[$Themenliste.$H74]*10+UNICODE([$Themenliste.$D74])-96;0))" office:value-type="string" office:string-value="TEST-30022" calcext:value-type="string">
            <text:p>TEST-30022</text:p>
          </table:table-cell>
          <table:table-cell table:formula="of:=CONCATENATE([$Variablen.$D$2];IF([$Themenliste.$I74];[$Themenliste.$H74]*10;0))" office:value-type="string" office:string-value="TEST-30020" calcext:value-type="string">
            <text:p>TEST-30020</text:p>
          </table:table-cell>
          <table:table-cell table:formula="of:=CONCATENATE([$Themenliste.$D74];&quot; &quot;;IF([$Themenliste.$M74];&quot;Jahr_1 &quot;;&quot;&quot;);IF([$Themenliste.$N74];&quot;Jahr_2 &quot;;&quot;&quot;);IF([$Themenliste.$O74];&quot;Jahr_3&quot;;&quot;&quot;);&quot; &quot;;CONCATENATE(IF(XOR([$Themenliste.$I74];[$Themenliste.$J74]);IF([$Themenliste.$J74];&quot;A.&quot;;&quot;S.&quot;);&quot;X.&quot;);[$Themenliste.$A74]))" office:value-type="string" office:string-value="b Jahr_1  S.2b.2.b" calcext:value-type="string">
            <text:p>b Jahr_1 <text:s/>S.2b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[$Themenliste.$E75]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CONCATENATE([$Variablen.$D$2];IF([$Themenliste.$I75];[$Themenliste.$H75]*10+UNICODE([$Themenliste.$D75])-96;0))" office:value-type="string" office:string-value="TEST-30023" calcext:value-type="string">
            <text:p>TEST-30023</text:p>
          </table:table-cell>
          <table:table-cell table:formula="of:=CONCATENATE([$Variablen.$D$2];IF([$Themenliste.$I75];[$Themenliste.$H75]*10;0))" office:value-type="string" office:string-value="TEST-30020" calcext:value-type="string">
            <text:p>TEST-30020</text:p>
          </table:table-cell>
          <table:table-cell table:formula="of:=CONCATENATE([$Themenliste.$D75];&quot; &quot;;IF([$Themenliste.$M75];&quot;Jahr_1 &quot;;&quot;&quot;);IF([$Themenliste.$N75];&quot;Jahr_2 &quot;;&quot;&quot;);IF([$Themenliste.$O75];&quot;Jahr_3&quot;;&quot;&quot;);&quot; &quot;;CONCATENATE(IF(XOR([$Themenliste.$I75];[$Themenliste.$J75]);IF([$Themenliste.$J75];&quot;A.&quot;;&quot;S.&quot;);&quot;X.&quot;);[$Themenliste.$A75]))" office:value-type="string" office:string-value="c Jahr_2  S.2b.2.c" calcext:value-type="string">
            <text:p>c Jahr_2 <text:s/>S.2b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[$Themenliste.$E76]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CONCATENATE([$Variablen.$D$2];IF([$Themenliste.$I76];[$Themenliste.$H76]*10+UNICODE([$Themenliste.$D76])-96;0))" office:value-type="string" office:string-value="TEST-30031" calcext:value-type="string">
            <text:p>TEST-30031</text:p>
          </table:table-cell>
          <table:table-cell table:formula="of:=CONCATENATE([$Variablen.$D$2];IF([$Themenliste.$I76];[$Themenliste.$H76]*10;0))" office:value-type="string" office:string-value="TEST-30030" calcext:value-type="string">
            <text:p>TEST-30030</text:p>
          </table:table-cell>
          <table:table-cell table:formula="of:=CONCATENATE([$Themenliste.$D76];&quot; &quot;;IF([$Themenliste.$M76];&quot;Jahr_1 &quot;;&quot;&quot;);IF([$Themenliste.$N76];&quot;Jahr_2 &quot;;&quot;&quot;);IF([$Themenliste.$O76];&quot;Jahr_3&quot;;&quot;&quot;);&quot; &quot;;CONCATENATE(IF(XOR([$Themenliste.$I76];[$Themenliste.$J76]);IF([$Themenliste.$J76];&quot;A.&quot;;&quot;S.&quot;);&quot;X.&quot;);[$Themenliste.$A76]))" office:value-type="string" office:string-value="a Jahr_1  S.2b.3.a" calcext:value-type="string">
            <text:p>a Jahr_1 <text:s/>S.2b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[$Themenliste.$E77]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CONCATENATE([$Variablen.$D$2];IF([$Themenliste.$I77];[$Themenliste.$H77]*10+UNICODE([$Themenliste.$D77])-96;0))" office:value-type="string" office:string-value="TEST-30032" calcext:value-type="string">
            <text:p>TEST-30032</text:p>
          </table:table-cell>
          <table:table-cell table:formula="of:=CONCATENATE([$Variablen.$D$2];IF([$Themenliste.$I77];[$Themenliste.$H77]*10;0))" office:value-type="string" office:string-value="TEST-30030" calcext:value-type="string">
            <text:p>TEST-30030</text:p>
          </table:table-cell>
          <table:table-cell table:formula="of:=CONCATENATE([$Themenliste.$D77];&quot; &quot;;IF([$Themenliste.$M77];&quot;Jahr_1 &quot;;&quot;&quot;);IF([$Themenliste.$N77];&quot;Jahr_2 &quot;;&quot;&quot;);IF([$Themenliste.$O77];&quot;Jahr_3&quot;;&quot;&quot;);&quot; &quot;;CONCATENATE(IF(XOR([$Themenliste.$I77];[$Themenliste.$J77]);IF([$Themenliste.$J77];&quot;A.&quot;;&quot;S.&quot;);&quot;X.&quot;);[$Themenliste.$A77]))" office:value-type="string" office:string-value="b Jahr_1  S.2b.3.b" calcext:value-type="string">
            <text:p>b Jahr_1 <text:s/>S.2b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[$Themenliste.$E78]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CONCATENATE([$Variablen.$D$2];IF([$Themenliste.$I78];[$Themenliste.$H78]*10+UNICODE([$Themenliste.$D78])-96;0))" office:value-type="string" office:string-value="TEST-30033" calcext:value-type="string">
            <text:p>TEST-30033</text:p>
          </table:table-cell>
          <table:table-cell table:formula="of:=CONCATENATE([$Variablen.$D$2];IF([$Themenliste.$I78];[$Themenliste.$H78]*10;0))" office:value-type="string" office:string-value="TEST-30030" calcext:value-type="string">
            <text:p>TEST-30030</text:p>
          </table:table-cell>
          <table:table-cell table:formula="of:=CONCATENATE([$Themenliste.$D78];&quot; &quot;;IF([$Themenliste.$M78];&quot;Jahr_1 &quot;;&quot;&quot;);IF([$Themenliste.$N78];&quot;Jahr_2 &quot;;&quot;&quot;);IF([$Themenliste.$O78];&quot;Jahr_3&quot;;&quot;&quot;);&quot; &quot;;CONCATENATE(IF(XOR([$Themenliste.$I78];[$Themenliste.$J78]);IF([$Themenliste.$J78];&quot;A.&quot;;&quot;S.&quot;);&quot;X.&quot;);[$Themenliste.$A78]))" office:value-type="string" office:string-value="c Jahr_1  S.2b.3.c" calcext:value-type="string">
            <text:p>c Jahr_1 <text:s/>S.2b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[$Themenliste.$E79]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CONCATENATE([$Variablen.$D$2];IF([$Themenliste.$I79];[$Themenliste.$H79]*10+UNICODE([$Themenliste.$D79])-96;0))" office:value-type="string" office:string-value="TEST-30034" calcext:value-type="string">
            <text:p>TEST-30034</text:p>
          </table:table-cell>
          <table:table-cell table:formula="of:=CONCATENATE([$Variablen.$D$2];IF([$Themenliste.$I79];[$Themenliste.$H79]*10;0))" office:value-type="string" office:string-value="TEST-30030" calcext:value-type="string">
            <text:p>TEST-30030</text:p>
          </table:table-cell>
          <table:table-cell table:formula="of:=CONCATENATE([$Themenliste.$D79];&quot; &quot;;IF([$Themenliste.$M79];&quot;Jahr_1 &quot;;&quot;&quot;);IF([$Themenliste.$N79];&quot;Jahr_2 &quot;;&quot;&quot;);IF([$Themenliste.$O79];&quot;Jahr_3&quot;;&quot;&quot;);&quot; &quot;;CONCATENATE(IF(XOR([$Themenliste.$I79];[$Themenliste.$J79]);IF([$Themenliste.$J79];&quot;A.&quot;;&quot;S.&quot;);&quot;X.&quot;);[$Themenliste.$A79]))" office:value-type="string" office:string-value="d Jahr_1  S.2b.3.d" calcext:value-type="string">
            <text:p>d Jahr_1 <text:s/>S.2b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[$Themenliste.$E80]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CONCATENATE([$Variablen.$D$2];IF([$Themenliste.$I80];[$Themenliste.$H80]*10+UNICODE([$Themenliste.$D80])-96;0))" office:value-type="string" office:string-value="TEST-30035" calcext:value-type="string">
            <text:p>TEST-30035</text:p>
          </table:table-cell>
          <table:table-cell table:formula="of:=CONCATENATE([$Variablen.$D$2];IF([$Themenliste.$I80];[$Themenliste.$H80]*10;0))" office:value-type="string" office:string-value="TEST-30030" calcext:value-type="string">
            <text:p>TEST-30030</text:p>
          </table:table-cell>
          <table:table-cell table:formula="of:=CONCATENATE([$Themenliste.$D80];&quot; &quot;;IF([$Themenliste.$M80];&quot;Jahr_1 &quot;;&quot;&quot;);IF([$Themenliste.$N80];&quot;Jahr_2 &quot;;&quot;&quot;);IF([$Themenliste.$O80];&quot;Jahr_3&quot;;&quot;&quot;);&quot; &quot;;CONCATENATE(IF(XOR([$Themenliste.$I80];[$Themenliste.$J80]);IF([$Themenliste.$J80];&quot;A.&quot;;&quot;S.&quot;);&quot;X.&quot;);[$Themenliste.$A80]))" office:value-type="string" office:string-value="e Jahr_1  S.2b.3.e" calcext:value-type="string">
            <text:p>e Jahr_1 <text:s/>S.2b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[$Themenliste.$E81]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CONCATENATE([$Variablen.$D$2];IF([$Themenliste.$I81];[$Themenliste.$H81]*10+UNICODE([$Themenliste.$D81])-96;0))" office:value-type="string" office:string-value="TEST-30036" calcext:value-type="string">
            <text:p>TEST-30036</text:p>
          </table:table-cell>
          <table:table-cell table:formula="of:=CONCATENATE([$Variablen.$D$2];IF([$Themenliste.$I81];[$Themenliste.$H81]*10;0))" office:value-type="string" office:string-value="TEST-30030" calcext:value-type="string">
            <text:p>TEST-30030</text:p>
          </table:table-cell>
          <table:table-cell table:formula="of:=CONCATENATE([$Themenliste.$D81];&quot; &quot;;IF([$Themenliste.$M81];&quot;Jahr_1 &quot;;&quot;&quot;);IF([$Themenliste.$N81];&quot;Jahr_2 &quot;;&quot;&quot;);IF([$Themenliste.$O81];&quot;Jahr_3&quot;;&quot;&quot;);&quot; &quot;;CONCATENATE(IF(XOR([$Themenliste.$I81];[$Themenliste.$J81]);IF([$Themenliste.$J81];&quot;A.&quot;;&quot;S.&quot;);&quot;X.&quot;);[$Themenliste.$A81]))" office:value-type="string" office:string-value="f Jahr_2  S.2b.3.f" calcext:value-type="string">
            <text:p>f Jahr_2 <text:s/>S.2b.3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[$Themenliste.$E82]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CONCATENATE([$Variablen.$D$2];IF([$Themenliste.$I82];[$Themenliste.$H82]*10+UNICODE([$Themenliste.$D82])-96;0))" office:value-type="string" office:string-value="TEST-30037" calcext:value-type="string">
            <text:p>TEST-30037</text:p>
          </table:table-cell>
          <table:table-cell table:formula="of:=CONCATENATE([$Variablen.$D$2];IF([$Themenliste.$I82];[$Themenliste.$H82]*10;0))" office:value-type="string" office:string-value="TEST-30030" calcext:value-type="string">
            <text:p>TEST-30030</text:p>
          </table:table-cell>
          <table:table-cell table:formula="of:=CONCATENATE([$Themenliste.$D82];&quot; &quot;;IF([$Themenliste.$M82];&quot;Jahr_1 &quot;;&quot;&quot;);IF([$Themenliste.$N82];&quot;Jahr_2 &quot;;&quot;&quot;);IF([$Themenliste.$O82];&quot;Jahr_3&quot;;&quot;&quot;);&quot; &quot;;CONCATENATE(IF(XOR([$Themenliste.$I82];[$Themenliste.$J82]);IF([$Themenliste.$J82];&quot;A.&quot;;&quot;S.&quot;);&quot;X.&quot;);[$Themenliste.$A82]))" office:value-type="string" office:string-value="g Jahr_2  S.2b.3.g" calcext:value-type="string">
            <text:p>g Jahr_2 <text:s/>S.2b.3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[$Themenliste.$E83]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CONCATENATE([$Variablen.$D$2];IF([$Themenliste.$I83];[$Themenliste.$H83]*10+UNICODE([$Themenliste.$D83])-96;0))" office:value-type="string" office:string-value="TEST-30038" calcext:value-type="string">
            <text:p>TEST-30038</text:p>
          </table:table-cell>
          <table:table-cell table:formula="of:=CONCATENATE([$Variablen.$D$2];IF([$Themenliste.$I83];[$Themenliste.$H83]*10;0))" office:value-type="string" office:string-value="TEST-30030" calcext:value-type="string">
            <text:p>TEST-30030</text:p>
          </table:table-cell>
          <table:table-cell table:formula="of:=CONCATENATE([$Themenliste.$D83];&quot; &quot;;IF([$Themenliste.$M83];&quot;Jahr_1 &quot;;&quot;&quot;);IF([$Themenliste.$N83];&quot;Jahr_2 &quot;;&quot;&quot;);IF([$Themenliste.$O83];&quot;Jahr_3&quot;;&quot;&quot;);&quot; &quot;;CONCATENATE(IF(XOR([$Themenliste.$I83];[$Themenliste.$J83]);IF([$Themenliste.$J83];&quot;A.&quot;;&quot;S.&quot;);&quot;X.&quot;);[$Themenliste.$A83]))" office:value-type="string" office:string-value="h Jahr_2  S.2b.3.h" calcext:value-type="string">
            <text:p>h Jahr_2 <text:s/>S.2b.3.h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[$Themenliste.$E84]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CONCATENATE([$Variablen.$D$2];IF([$Themenliste.$I84];[$Themenliste.$H84]*10+UNICODE([$Themenliste.$D84])-96;0))" office:value-type="string" office:string-value="TEST-30039" calcext:value-type="string">
            <text:p>TEST-30039</text:p>
          </table:table-cell>
          <table:table-cell table:formula="of:=CONCATENATE([$Variablen.$D$2];IF([$Themenliste.$I84];[$Themenliste.$H84]*10;0))" office:value-type="string" office:string-value="TEST-30030" calcext:value-type="string">
            <text:p>TEST-30030</text:p>
          </table:table-cell>
          <table:table-cell table:formula="of:=CONCATENATE([$Themenliste.$D84];&quot; &quot;;IF([$Themenliste.$M84];&quot;Jahr_1 &quot;;&quot;&quot;);IF([$Themenliste.$N84];&quot;Jahr_2 &quot;;&quot;&quot;);IF([$Themenliste.$O84];&quot;Jahr_3&quot;;&quot;&quot;);&quot; &quot;;CONCATENATE(IF(XOR([$Themenliste.$I84];[$Themenliste.$J84]);IF([$Themenliste.$J84];&quot;A.&quot;;&quot;S.&quot;);&quot;X.&quot;);[$Themenliste.$A84]))" office:value-type="string" office:string-value="i Jahr_2  S.2b.3.i" calcext:value-type="string">
            <text:p>i Jahr_2 <text:s/>S.2b.3.i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[$Themenliste.$E85]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CONCATENATE([$Variablen.$D$2];IF([$Themenliste.$I85];[$Themenliste.$H85]*10+UNICODE([$Themenliste.$D85])-96;0))" office:value-type="string" office:string-value="TEST-0" calcext:value-type="string">
            <text:p>TEST-0</text:p>
          </table:table-cell>
          <table:table-cell table:formula="of:=CONCATENATE([$Variablen.$D$2];IF([$Themenliste.$I85];[$Themenliste.$H85]*10;0))" office:value-type="string" office:string-value="TEST-0" calcext:value-type="string">
            <text:p>TEST-0</text:p>
          </table:table-cell>
          <table:table-cell table:formula="of:=CONCATENATE([$Themenliste.$D85];&quot; &quot;;IF([$Themenliste.$M85];&quot;Jahr_1 &quot;;&quot;&quot;);IF([$Themenliste.$N85];&quot;Jahr_2 &quot;;&quot;&quot;);IF([$Themenliste.$O85];&quot;Jahr_3&quot;;&quot;&quot;);&quot; &quot;;CONCATENATE(IF(XOR([$Themenliste.$I85];[$Themenliste.$J85]);IF([$Themenliste.$J85];&quot;A.&quot;;&quot;S.&quot;);&quot;X.&quot;);[$Themenliste.$A85]))" office:value-type="string" office:string-value="a Jahr_1  X.2c.1.a" calcext:value-type="string">
            <text:p>a Jahr_1 <text:s/>X.2c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[$Themenliste.$E86]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CONCATENATE([$Variablen.$D$2];IF([$Themenliste.$I86];[$Themenliste.$H86]*10+UNICODE([$Themenliste.$D86])-96;0))" office:value-type="string" office:string-value="TEST-0" calcext:value-type="string">
            <text:p>TEST-0</text:p>
          </table:table-cell>
          <table:table-cell table:formula="of:=CONCATENATE([$Variablen.$D$2];IF([$Themenliste.$I86];[$Themenliste.$H86]*10;0))" office:value-type="string" office:string-value="TEST-0" calcext:value-type="string">
            <text:p>TEST-0</text:p>
          </table:table-cell>
          <table:table-cell table:formula="of:=CONCATENATE([$Themenliste.$D86];&quot; &quot;;IF([$Themenliste.$M86];&quot;Jahr_1 &quot;;&quot;&quot;);IF([$Themenliste.$N86];&quot;Jahr_2 &quot;;&quot;&quot;);IF([$Themenliste.$O86];&quot;Jahr_3&quot;;&quot;&quot;);&quot; &quot;;CONCATENATE(IF(XOR([$Themenliste.$I86];[$Themenliste.$J86]);IF([$Themenliste.$J86];&quot;A.&quot;;&quot;S.&quot;);&quot;X.&quot;);[$Themenliste.$A86]))" office:value-type="string" office:string-value="b Jahr_1  X.2c.1.b" calcext:value-type="string">
            <text:p>b Jahr_1 <text:s/>X.2c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[$Themenliste.$E87]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CONCATENATE([$Variablen.$D$2];IF([$Themenliste.$I87];[$Themenliste.$H87]*10+UNICODE([$Themenliste.$D87])-96;0))" office:value-type="string" office:string-value="TEST-0" calcext:value-type="string">
            <text:p>TEST-0</text:p>
          </table:table-cell>
          <table:table-cell table:formula="of:=CONCATENATE([$Variablen.$D$2];IF([$Themenliste.$I87];[$Themenliste.$H87]*10;0))" office:value-type="string" office:string-value="TEST-0" calcext:value-type="string">
            <text:p>TEST-0</text:p>
          </table:table-cell>
          <table:table-cell table:formula="of:=CONCATENATE([$Themenliste.$D87];&quot; &quot;;IF([$Themenliste.$M87];&quot;Jahr_1 &quot;;&quot;&quot;);IF([$Themenliste.$N87];&quot;Jahr_2 &quot;;&quot;&quot;);IF([$Themenliste.$O87];&quot;Jahr_3&quot;;&quot;&quot;);&quot; &quot;;CONCATENATE(IF(XOR([$Themenliste.$I87];[$Themenliste.$J87]);IF([$Themenliste.$J87];&quot;A.&quot;;&quot;S.&quot;);&quot;X.&quot;);[$Themenliste.$A87]))" office:value-type="string" office:string-value="c Jahr_1  X.2c.1.c" calcext:value-type="string">
            <text:p>c Jahr_1 <text:s/>X.2c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[$Themenliste.$E88]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CONCATENATE([$Variablen.$D$2];IF([$Themenliste.$I88];[$Themenliste.$H88]*10+UNICODE([$Themenliste.$D88])-96;0))" office:value-type="string" office:string-value="TEST-0" calcext:value-type="string">
            <text:p>TEST-0</text:p>
          </table:table-cell>
          <table:table-cell table:formula="of:=CONCATENATE([$Variablen.$D$2];IF([$Themenliste.$I88];[$Themenliste.$H88]*10;0))" office:value-type="string" office:string-value="TEST-0" calcext:value-type="string">
            <text:p>TEST-0</text:p>
          </table:table-cell>
          <table:table-cell table:formula="of:=CONCATENATE([$Themenliste.$D88];&quot; &quot;;IF([$Themenliste.$M88];&quot;Jahr_1 &quot;;&quot;&quot;);IF([$Themenliste.$N88];&quot;Jahr_2 &quot;;&quot;&quot;);IF([$Themenliste.$O88];&quot;Jahr_3&quot;;&quot;&quot;);&quot; &quot;;CONCATENATE(IF(XOR([$Themenliste.$I88];[$Themenliste.$J88]);IF([$Themenliste.$J88];&quot;A.&quot;;&quot;S.&quot;);&quot;X.&quot;);[$Themenliste.$A88]))" office:value-type="string" office:string-value="a Jahr_1  X.2c.2.a" calcext:value-type="string">
            <text:p>a Jahr_1 <text:s/>X.2c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[$Themenliste.$E89]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CONCATENATE([$Variablen.$D$2];IF([$Themenliste.$I89];[$Themenliste.$H89]*10+UNICODE([$Themenliste.$D89])-96;0))" office:value-type="string" office:string-value="TEST-0" calcext:value-type="string">
            <text:p>TEST-0</text:p>
          </table:table-cell>
          <table:table-cell table:formula="of:=CONCATENATE([$Variablen.$D$2];IF([$Themenliste.$I89];[$Themenliste.$H89]*10;0))" office:value-type="string" office:string-value="TEST-0" calcext:value-type="string">
            <text:p>TEST-0</text:p>
          </table:table-cell>
          <table:table-cell table:formula="of:=CONCATENATE([$Themenliste.$D89];&quot; &quot;;IF([$Themenliste.$M89];&quot;Jahr_1 &quot;;&quot;&quot;);IF([$Themenliste.$N89];&quot;Jahr_2 &quot;;&quot;&quot;);IF([$Themenliste.$O89];&quot;Jahr_3&quot;;&quot;&quot;);&quot; &quot;;CONCATENATE(IF(XOR([$Themenliste.$I89];[$Themenliste.$J89]);IF([$Themenliste.$J89];&quot;A.&quot;;&quot;S.&quot;);&quot;X.&quot;);[$Themenliste.$A89]))" office:value-type="string" office:string-value="b Jahr_1  X.2c.2.b" calcext:value-type="string">
            <text:p>b Jahr_1 <text:s/>X.2c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[$Themenliste.$E90]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CONCATENATE([$Variablen.$D$2];IF([$Themenliste.$I90];[$Themenliste.$H90]*10+UNICODE([$Themenliste.$D90])-96;0))" office:value-type="string" office:string-value="TEST-0" calcext:value-type="string">
            <text:p>TEST-0</text:p>
          </table:table-cell>
          <table:table-cell table:formula="of:=CONCATENATE([$Variablen.$D$2];IF([$Themenliste.$I90];[$Themenliste.$H90]*10;0))" office:value-type="string" office:string-value="TEST-0" calcext:value-type="string">
            <text:p>TEST-0</text:p>
          </table:table-cell>
          <table:table-cell table:formula="of:=CONCATENATE([$Themenliste.$D90];&quot; &quot;;IF([$Themenliste.$M90];&quot;Jahr_1 &quot;;&quot;&quot;);IF([$Themenliste.$N90];&quot;Jahr_2 &quot;;&quot;&quot;);IF([$Themenliste.$O90];&quot;Jahr_3&quot;;&quot;&quot;);&quot; &quot;;CONCATENATE(IF(XOR([$Themenliste.$I90];[$Themenliste.$J90]);IF([$Themenliste.$J90];&quot;A.&quot;;&quot;S.&quot;);&quot;X.&quot;);[$Themenliste.$A90]))" office:value-type="string" office:string-value="c Jahr_2  X.2c.2.c" calcext:value-type="string">
            <text:p>c Jahr_2 <text:s/>X.2c.2.c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Daten auf Qualität, insbesondere auf Plausibilität, Quantität, Redundanz, Vollständigkeit und Validität prüfen, Ergebnisse dokumentieren und" calcext:value-type="string">
            <text:p>Daten auf Qualität, insbesondere auf Plausibilität, Quantität, Redundanz, Vollständigkeit und Validität prüfen, Ergebnisse dokumentieren und</text:p>
          </table:table-cell>
          <table:table-cell table:formula="of:=[$Themenliste.$E91]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$Variablen.$D$2];IF([$Themenliste.$I91];[$Themenliste.$H91]*10+UNICODE([$Themenliste.$D91])-96;0))" office:value-type="string" office:string-value="TEST-0" calcext:value-type="string">
            <text:p>TEST-0</text:p>
          </table:table-cell>
          <table:table-cell table:formula="of:=CONCATENATE([$Variablen.$D$2];IF([$Themenliste.$I91];[$Themenliste.$H91]*10;0))" office:value-type="string" office:string-value="TEST-0" calcext:value-type="string">
            <text:p>TEST-0</text:p>
          </table:table-cell>
          <table:table-cell table:formula="of:=CONCATENATE([$Themenliste.$D91];&quot; &quot;;IF([$Themenliste.$M91];&quot;Jahr_1 &quot;;&quot;&quot;);IF([$Themenliste.$N91];&quot;Jahr_2 &quot;;&quot;&quot;);IF([$Themenliste.$O91];&quot;Jahr_3&quot;;&quot;&quot;);&quot; &quot;;CONCATENATE(IF(XOR([$Themenliste.$I91];[$Themenliste.$J91]);IF([$Themenliste.$J91];&quot;A.&quot;;&quot;S.&quot;);&quot;X.&quot;);[$Themenliste.$A91]))" office:value-type="string" office:string-value="a Jahr_1  X.2c.3.a" calcext:value-type="string">
            <text:p>a Jahr_1 <text:s/>X.2c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[$Themenliste.$E92]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CONCATENATE([$Variablen.$D$2];IF([$Themenliste.$I92];[$Themenliste.$H92]*10+UNICODE([$Themenliste.$D92])-96;0))" office:value-type="string" office:string-value="TEST-0" calcext:value-type="string">
            <text:p>TEST-0</text:p>
          </table:table-cell>
          <table:table-cell table:formula="of:=CONCATENATE([$Variablen.$D$2];IF([$Themenliste.$I92];[$Themenliste.$H92]*10;0))" office:value-type="string" office:string-value="TEST-0" calcext:value-type="string">
            <text:p>TEST-0</text:p>
          </table:table-cell>
          <table:table-cell table:formula="of:=CONCATENATE([$Themenliste.$D92];&quot; &quot;;IF([$Themenliste.$M92];&quot;Jahr_1 &quot;;&quot;&quot;);IF([$Themenliste.$N92];&quot;Jahr_2 &quot;;&quot;&quot;);IF([$Themenliste.$O92];&quot;Jahr_3&quot;;&quot;&quot;);&quot; &quot;;CONCATENATE(IF(XOR([$Themenliste.$I92];[$Themenliste.$J92]);IF([$Themenliste.$J92];&quot;A.&quot;;&quot;S.&quot;);&quot;X.&quot;);[$Themenliste.$A92]))" office:value-type="string" office:string-value="b Jahr_1  X.2c.3.b" calcext:value-type="string">
            <text:p>b Jahr_1 <text:s/>X.2c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[$Themenliste.$E93]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CONCATENATE([$Variablen.$D$2];IF([$Themenliste.$I93];[$Themenliste.$H93]*10+UNICODE([$Themenliste.$D93])-96;0))" office:value-type="string" office:string-value="TEST-0" calcext:value-type="string">
            <text:p>TEST-0</text:p>
          </table:table-cell>
          <table:table-cell table:formula="of:=CONCATENATE([$Variablen.$D$2];IF([$Themenliste.$I93];[$Themenliste.$H93]*10;0))" office:value-type="string" office:string-value="TEST-0" calcext:value-type="string">
            <text:p>TEST-0</text:p>
          </table:table-cell>
          <table:table-cell table:formula="of:=CONCATENATE([$Themenliste.$D93];&quot; &quot;;IF([$Themenliste.$M93];&quot;Jahr_1 &quot;;&quot;&quot;);IF([$Themenliste.$N93];&quot;Jahr_2 &quot;;&quot;&quot;);IF([$Themenliste.$O93];&quot;Jahr_3&quot;;&quot;&quot;);&quot; &quot;;CONCATENATE(IF(XOR([$Themenliste.$I93];[$Themenliste.$J93]);IF([$Themenliste.$J93];&quot;A.&quot;;&quot;S.&quot;);&quot;X.&quot;);[$Themenliste.$A93]))" office:value-type="string" office:string-value="c Jahr_2  X.2c.3.c" calcext:value-type="string">
            <text:p>c Jahr_2 <text:s/>X.2c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[$Themenliste.$E94]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CONCATENATE([$Variablen.$D$2];IF([$Themenliste.$I94];[$Themenliste.$H94]*10+UNICODE([$Themenliste.$D94])-96;0))" office:value-type="string" office:string-value="TEST-0" calcext:value-type="string">
            <text:p>TEST-0</text:p>
          </table:table-cell>
          <table:table-cell table:formula="of:=CONCATENATE([$Variablen.$D$2];IF([$Themenliste.$I94];[$Themenliste.$H94]*10;0))" office:value-type="string" office:string-value="TEST-0" calcext:value-type="string">
            <text:p>TEST-0</text:p>
          </table:table-cell>
          <table:table-cell table:formula="of:=CONCATENATE([$Themenliste.$D94];&quot; &quot;;IF([$Themenliste.$M94];&quot;Jahr_1 &quot;;&quot;&quot;);IF([$Themenliste.$N94];&quot;Jahr_2 &quot;;&quot;&quot;);IF([$Themenliste.$O94];&quot;Jahr_3&quot;;&quot;&quot;);&quot; &quot;;CONCATENATE(IF(XOR([$Themenliste.$I94];[$Themenliste.$J94]);IF([$Themenliste.$J94];&quot;A.&quot;;&quot;S.&quot;);&quot;X.&quot;);[$Themenliste.$A94]))" office:value-type="string" office:string-value="d Jahr_2  X.2c.3.d" calcext:value-type="string">
            <text:p>d Jahr_2 <text:s/>X.2c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[$Themenliste.$E95]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CONCATENATE([$Variablen.$D$2];IF([$Themenliste.$I95];[$Themenliste.$H95]*10+UNICODE([$Themenliste.$D95])-96;0))" office:value-type="string" office:string-value="TEST-0" calcext:value-type="string">
            <text:p>TEST-0</text:p>
          </table:table-cell>
          <table:table-cell table:formula="of:=CONCATENATE([$Variablen.$D$2];IF([$Themenliste.$I95];[$Themenliste.$H95]*10;0))" office:value-type="string" office:string-value="TEST-0" calcext:value-type="string">
            <text:p>TEST-0</text:p>
          </table:table-cell>
          <table:table-cell table:formula="of:=CONCATENATE([$Themenliste.$D95];&quot; &quot;;IF([$Themenliste.$M95];&quot;Jahr_1 &quot;;&quot;&quot;);IF([$Themenliste.$N95];&quot;Jahr_2 &quot;;&quot;&quot;);IF([$Themenliste.$O95];&quot;Jahr_3&quot;;&quot;&quot;);&quot; &quot;;CONCATENATE(IF(XOR([$Themenliste.$I95];[$Themenliste.$J95]);IF([$Themenliste.$J95];&quot;A.&quot;;&quot;S.&quot;);&quot;X.&quot;);[$Themenliste.$A95]))" office:value-type="string" office:string-value="e Jahr_2  X.2c.3.e" calcext:value-type="string">
            <text:p>e Jahr_2 <text:s/>X.2c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mathematische Vorhersagemodelle anwenden" calcext:value-type="string">
            <text:p>mathematische Vorhersagemodelle anwenden</text:p>
          </table:table-cell>
          <table:table-cell table:formula="of:=[$Themenliste.$E96]" office:value-type="string" office:string-value="mathematische Vorhersagemodelle anwenden" calcext:value-type="string">
            <text:p>mathematische Vorhersagemodelle anwenden</text:p>
          </table:table-cell>
          <table:table-cell table:formula="of:=CONCATENATE([$Variablen.$D$2];IF([$Themenliste.$I96];[$Themenliste.$H96]*10+UNICODE([$Themenliste.$D96])-96;0))" office:value-type="string" office:string-value="TEST-0" calcext:value-type="string">
            <text:p>TEST-0</text:p>
          </table:table-cell>
          <table:table-cell table:formula="of:=CONCATENATE([$Variablen.$D$2];IF([$Themenliste.$I96];[$Themenliste.$H96]*10;0))" office:value-type="string" office:string-value="TEST-0" calcext:value-type="string">
            <text:p>TEST-0</text:p>
          </table:table-cell>
          <table:table-cell table:formula="of:=CONCATENATE([$Themenliste.$D96];&quot; &quot;;IF([$Themenliste.$M96];&quot;Jahr_1 &quot;;&quot;&quot;);IF([$Themenliste.$N96];&quot;Jahr_2 &quot;;&quot;&quot;);IF([$Themenliste.$O96];&quot;Jahr_3&quot;;&quot;&quot;);&quot; &quot;;CONCATENATE(IF(XOR([$Themenliste.$I96];[$Themenliste.$J96]);IF([$Themenliste.$J96];&quot;A.&quot;;&quot;S.&quot;);&quot;X.&quot;);[$Themenliste.$A96]))" office:value-type="string" office:string-value="f Jahr_2  X.2c.3.f" calcext:value-type="string">
            <text:p>f Jahr_2 <text:s/>X.2c.3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[$Themenliste.$E97]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CONCATENATE([$Variablen.$D$2];IF([$Themenliste.$I97];[$Themenliste.$H97]*10+UNICODE([$Themenliste.$D97])-96;0))" office:value-type="string" office:string-value="TEST-0" calcext:value-type="string">
            <text:p>TEST-0</text:p>
          </table:table-cell>
          <table:table-cell table:formula="of:=CONCATENATE([$Variablen.$D$2];IF([$Themenliste.$I97];[$Themenliste.$H97]*10;0))" office:value-type="string" office:string-value="TEST-0" calcext:value-type="string">
            <text:p>TEST-0</text:p>
          </table:table-cell>
          <table:table-cell table:formula="of:=CONCATENATE([$Themenliste.$D97];&quot; &quot;;IF([$Themenliste.$M97];&quot;Jahr_1 &quot;;&quot;&quot;);IF([$Themenliste.$N97];&quot;Jahr_2 &quot;;&quot;&quot;);IF([$Themenliste.$O97];&quot;Jahr_3&quot;;&quot;&quot;);&quot; &quot;;CONCATENATE(IF(XOR([$Themenliste.$I97];[$Themenliste.$J97]);IF([$Themenliste.$J97];&quot;A.&quot;;&quot;S.&quot;);&quot;X.&quot;);[$Themenliste.$A97]))" office:value-type="string" office:string-value="g Jahr_2  X.2c.3.g" calcext:value-type="string">
            <text:p>g Jahr_2 <text:s/>X.2c.3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[$Themenliste.$E98]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CONCATENATE([$Variablen.$D$2];IF([$Themenliste.$I98];[$Themenliste.$H98]*10+UNICODE([$Themenliste.$D98])-96;0))" office:value-type="string" office:string-value="TEST-0" calcext:value-type="string">
            <text:p>TEST-0</text:p>
          </table:table-cell>
          <table:table-cell table:formula="of:=CONCATENATE([$Variablen.$D$2];IF([$Themenliste.$I98];[$Themenliste.$H98]*10;0))" office:value-type="string" office:string-value="TEST-0" calcext:value-type="string">
            <text:p>TEST-0</text:p>
          </table:table-cell>
          <table:table-cell table:formula="of:=CONCATENATE([$Themenliste.$D98];&quot; &quot;;IF([$Themenliste.$M98];&quot;Jahr_1 &quot;;&quot;&quot;);IF([$Themenliste.$N98];&quot;Jahr_2 &quot;;&quot;&quot;);IF([$Themenliste.$O98];&quot;Jahr_3&quot;;&quot;&quot;);&quot; &quot;;CONCATENATE(IF(XOR([$Themenliste.$I98];[$Themenliste.$J98]);IF([$Themenliste.$J98];&quot;A.&quot;;&quot;S.&quot;);&quot;X.&quot;);[$Themenliste.$A98]))" office:value-type="string" office:string-value="h Jahr_2  X.2c.3.h" calcext:value-type="string">
            <text:p>h Jahr_2 <text:s/>X.2c.3.h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[$Themenliste.$E99]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CONCATENATE([$Variablen.$D$2];IF([$Themenliste.$I99];[$Themenliste.$H99]*10+UNICODE([$Themenliste.$D99])-96;0))" office:value-type="string" office:string-value="TEST-0" calcext:value-type="string">
            <text:p>TEST-0</text:p>
          </table:table-cell>
          <table:table-cell table:formula="of:=CONCATENATE([$Variablen.$D$2];IF([$Themenliste.$I99];[$Themenliste.$H99]*10;0))" office:value-type="string" office:string-value="TEST-0" calcext:value-type="string">
            <text:p>TEST-0</text:p>
          </table:table-cell>
          <table:table-cell table:formula="of:=CONCATENATE([$Themenliste.$D99];&quot; &quot;;IF([$Themenliste.$M99];&quot;Jahr_1 &quot;;&quot;&quot;);IF([$Themenliste.$N99];&quot;Jahr_2 &quot;;&quot;&quot;);IF([$Themenliste.$O99];&quot;Jahr_3&quot;;&quot;&quot;);&quot; &quot;;CONCATENATE(IF(XOR([$Themenliste.$I99];[$Themenliste.$J99]);IF([$Themenliste.$J99];&quot;A.&quot;;&quot;S.&quot;);&quot;X.&quot;);[$Themenliste.$A99]))" office:value-type="string" office:string-value="i Jahr_2  X.2c.3.i" calcext:value-type="string">
            <text:p>i Jahr_2 <text:s/>X.2c.3.i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[$Themenliste.$E100]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CONCATENATE([$Variablen.$D$2];IF([$Themenliste.$I100];[$Themenliste.$H100]*10+UNICODE([$Themenliste.$D100])-96;0))" office:value-type="string" office:string-value="TEST-0" calcext:value-type="string">
            <text:p>TEST-0</text:p>
          </table:table-cell>
          <table:table-cell table:formula="of:=CONCATENATE([$Variablen.$D$2];IF([$Themenliste.$I100];[$Themenliste.$H100]*10;0))" office:value-type="string" office:string-value="TEST-0" calcext:value-type="string">
            <text:p>TEST-0</text:p>
          </table:table-cell>
          <table:table-cell table:formula="of:=CONCATENATE([$Themenliste.$D100];&quot; &quot;;IF([$Themenliste.$M100];&quot;Jahr_1 &quot;;&quot;&quot;);IF([$Themenliste.$N100];&quot;Jahr_2 &quot;;&quot;&quot;);IF([$Themenliste.$O100];&quot;Jahr_3&quot;;&quot;&quot;);&quot; &quot;;CONCATENATE(IF(XOR([$Themenliste.$I100];[$Themenliste.$J100]);IF([$Themenliste.$J100];&quot;A.&quot;;&quot;S.&quot;);&quot;X.&quot;);[$Themenliste.$A100]))" office:value-type="string" office:string-value="a Jahr_1  X.2c.4.a" calcext:value-type="string">
            <text:p>a Jahr_1 <text:s/>X.2c.4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Benutzer-, Zugriffs- und Datenhaltungs- sowie Datensicherungskonzepte erstellen und dabei die verschiedenen Datenklassifizierungen berücksic" calcext:value-type="string">
            <text:p>Benutzer-, Zugriffs- und Datenhaltungs- sowie Datensicherungskonzepte erstellen und dabei die verschiedenen Datenklassifizierungen berücksic</text:p>
          </table:table-cell>
          <table:table-cell table:formula="of:=[$Themenliste.$E101]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$Variablen.$D$2];IF([$Themenliste.$I101];[$Themenliste.$H101]*10+UNICODE([$Themenliste.$D101])-96;0))" office:value-type="string" office:string-value="TEST-0" calcext:value-type="string">
            <text:p>TEST-0</text:p>
          </table:table-cell>
          <table:table-cell table:formula="of:=CONCATENATE([$Variablen.$D$2];IF([$Themenliste.$I101];[$Themenliste.$H101]*10;0))" office:value-type="string" office:string-value="TEST-0" calcext:value-type="string">
            <text:p>TEST-0</text:p>
          </table:table-cell>
          <table:table-cell table:formula="of:=CONCATENATE([$Themenliste.$D101];&quot; &quot;;IF([$Themenliste.$M101];&quot;Jahr_1 &quot;;&quot;&quot;);IF([$Themenliste.$N101];&quot;Jahr_2 &quot;;&quot;&quot;);IF([$Themenliste.$O101];&quot;Jahr_3&quot;;&quot;&quot;);&quot; &quot;;CONCATENATE(IF(XOR([$Themenliste.$I101];[$Themenliste.$J101]);IF([$Themenliste.$J101];&quot;A.&quot;;&quot;S.&quot;);&quot;X.&quot;);[$Themenliste.$A101]))" office:value-type="string" office:string-value="b Jahr_2  X.2c.4.b" calcext:value-type="string">
            <text:p>b Jahr_2 <text:s/>X.2c.4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[$Themenliste.$E102]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CONCATENATE([$Variablen.$D$2];IF([$Themenliste.$I102];[$Themenliste.$H102]*10+UNICODE([$Themenliste.$D102])-96;0))" office:value-type="string" office:string-value="TEST-0" calcext:value-type="string">
            <text:p>TEST-0</text:p>
          </table:table-cell>
          <table:table-cell table:formula="of:=CONCATENATE([$Variablen.$D$2];IF([$Themenliste.$I102];[$Themenliste.$H102]*10;0))" office:value-type="string" office:string-value="TEST-0" calcext:value-type="string">
            <text:p>TEST-0</text:p>
          </table:table-cell>
          <table:table-cell table:formula="of:=CONCATENATE([$Themenliste.$D102];&quot; &quot;;IF([$Themenliste.$M102];&quot;Jahr_1 &quot;;&quot;&quot;);IF([$Themenliste.$N102];&quot;Jahr_2 &quot;;&quot;&quot;);IF([$Themenliste.$O102];&quot;Jahr_3&quot;;&quot;&quot;);&quot; &quot;;CONCATENATE(IF(XOR([$Themenliste.$I102];[$Themenliste.$J102]);IF([$Themenliste.$J102];&quot;A.&quot;;&quot;S.&quot;);&quot;X.&quot;);[$Themenliste.$A102]))" office:value-type="string" office:string-value="c Jahr_2  X.2c.4.c" calcext:value-type="string">
            <text:p>c Jahr_2 <text:s/>X.2c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[$Themenliste.$E103]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CONCATENATE([$Variablen.$D$2];IF([$Themenliste.$I103];[$Themenliste.$H103]*10+UNICODE([$Themenliste.$D103])-96;0))" office:value-type="string" office:string-value="TEST-0" calcext:value-type="string">
            <text:p>TEST-0</text:p>
          </table:table-cell>
          <table:table-cell table:formula="of:=CONCATENATE([$Variablen.$D$2];IF([$Themenliste.$I103];[$Themenliste.$H103]*10;0))" office:value-type="string" office:string-value="TEST-0" calcext:value-type="string">
            <text:p>TEST-0</text:p>
          </table:table-cell>
          <table:table-cell table:formula="of:=CONCATENATE([$Themenliste.$D103];&quot; &quot;;IF([$Themenliste.$M103];&quot;Jahr_1 &quot;;&quot;&quot;);IF([$Themenliste.$N103];&quot;Jahr_2 &quot;;&quot;&quot;);IF([$Themenliste.$O103];&quot;Jahr_3&quot;;&quot;&quot;);&quot; &quot;;CONCATENATE(IF(XOR([$Themenliste.$I103];[$Themenliste.$J103]);IF([$Themenliste.$J103];&quot;A.&quot;;&quot;S.&quot;);&quot;X.&quot;);[$Themenliste.$A103]))" office:value-type="string" office:string-value="d Jahr_2  X.2c.4.d" calcext:value-type="string">
            <text:p>d Jahr_2 <text:s/>X.2c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[$Themenliste.$E104]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CONCATENATE([$Variablen.$D$2];IF([$Themenliste.$I104];[$Themenliste.$H104]*10+UNICODE([$Themenliste.$D104])-96;0))" office:value-type="string" office:string-value="TEST-0" calcext:value-type="string">
            <text:p>TEST-0</text:p>
          </table:table-cell>
          <table:table-cell table:formula="of:=CONCATENATE([$Variablen.$D$2];IF([$Themenliste.$I104];[$Themenliste.$H104]*10;0))" office:value-type="string" office:string-value="TEST-0" calcext:value-type="string">
            <text:p>TEST-0</text:p>
          </table:table-cell>
          <table:table-cell table:formula="of:=CONCATENATE([$Themenliste.$D104];&quot; &quot;;IF([$Themenliste.$M104];&quot;Jahr_1 &quot;;&quot;&quot;);IF([$Themenliste.$N104];&quot;Jahr_2 &quot;;&quot;&quot;);IF([$Themenliste.$O104];&quot;Jahr_3&quot;;&quot;&quot;);&quot; &quot;;CONCATENATE(IF(XOR([$Themenliste.$I104];[$Themenliste.$J104]);IF([$Themenliste.$J104];&quot;A.&quot;;&quot;S.&quot;);&quot;X.&quot;);[$Themenliste.$A104]))" office:value-type="string" office:string-value="a Jahr_1  X.2d.1.a" calcext:value-type="string">
            <text:p>a Jahr_1 <text:s/>X.2d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bestehende Vernetzung eingesetzter Software und technischer Schnittstellen analysieren, insbesondere unter Berücksichtigung der bestehenden " calcext:value-type="string">
            <text:p>bestehende Vernetzung eingesetzter Software und technischer Schnittstellen analysieren, insbesondere unter Berücksichtigung der bestehenden </text:p>
          </table:table-cell>
          <table:table-cell table:formula="of:=[$Themenliste.$E105]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$Variablen.$D$2];IF([$Themenliste.$I105];[$Themenliste.$H105]*10+UNICODE([$Themenliste.$D105])-96;0))" office:value-type="string" office:string-value="TEST-0" calcext:value-type="string">
            <text:p>TEST-0</text:p>
          </table:table-cell>
          <table:table-cell table:formula="of:=CONCATENATE([$Variablen.$D$2];IF([$Themenliste.$I105];[$Themenliste.$H105]*10;0))" office:value-type="string" office:string-value="TEST-0" calcext:value-type="string">
            <text:p>TEST-0</text:p>
          </table:table-cell>
          <table:table-cell table:formula="of:=CONCATENATE([$Themenliste.$D105];&quot; &quot;;IF([$Themenliste.$M105];&quot;Jahr_1 &quot;;&quot;&quot;);IF([$Themenliste.$N105];&quot;Jahr_2 &quot;;&quot;&quot;);IF([$Themenliste.$O105];&quot;Jahr_3&quot;;&quot;&quot;);&quot; &quot;;CONCATENATE(IF(XOR([$Themenliste.$I105];[$Themenliste.$J105]);IF([$Themenliste.$J105];&quot;A.&quot;;&quot;S.&quot;);&quot;X.&quot;);[$Themenliste.$A105]))" office:value-type="string" office:string-value="b Jahr_1  X.2d.1.b" calcext:value-type="string">
            <text:p>b Jahr_1 <text:s/>X.2d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[$Themenliste.$E106]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CONCATENATE([$Variablen.$D$2];IF([$Themenliste.$I106];[$Themenliste.$H106]*10+UNICODE([$Themenliste.$D106])-96;0))" office:value-type="string" office:string-value="TEST-0" calcext:value-type="string">
            <text:p>TEST-0</text:p>
          </table:table-cell>
          <table:table-cell table:formula="of:=CONCATENATE([$Variablen.$D$2];IF([$Themenliste.$I106];[$Themenliste.$H106]*10;0))" office:value-type="string" office:string-value="TEST-0" calcext:value-type="string">
            <text:p>TEST-0</text:p>
          </table:table-cell>
          <table:table-cell table:formula="of:=CONCATENATE([$Themenliste.$D106];&quot; &quot;;IF([$Themenliste.$M106];&quot;Jahr_1 &quot;;&quot;&quot;);IF([$Themenliste.$N106];&quot;Jahr_2 &quot;;&quot;&quot;);IF([$Themenliste.$O106];&quot;Jahr_3&quot;;&quot;&quot;);&quot; &quot;;CONCATENATE(IF(XOR([$Themenliste.$I106];[$Themenliste.$J106]);IF([$Themenliste.$J106];&quot;A.&quot;;&quot;S.&quot;);&quot;X.&quot;);[$Themenliste.$A106]))" office:value-type="string" office:string-value="c Jahr_1  X.2d.1.c" calcext:value-type="string">
            <text:p>c Jahr_1 <text:s/>X.2d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[$Themenliste.$E107]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CONCATENATE([$Variablen.$D$2];IF([$Themenliste.$I107];[$Themenliste.$H107]*10+UNICODE([$Themenliste.$D107])-96;0))" office:value-type="string" office:string-value="TEST-0" calcext:value-type="string">
            <text:p>TEST-0</text:p>
          </table:table-cell>
          <table:table-cell table:formula="of:=CONCATENATE([$Variablen.$D$2];IF([$Themenliste.$I107];[$Themenliste.$H107]*10;0))" office:value-type="string" office:string-value="TEST-0" calcext:value-type="string">
            <text:p>TEST-0</text:p>
          </table:table-cell>
          <table:table-cell table:formula="of:=CONCATENATE([$Themenliste.$D107];&quot; &quot;;IF([$Themenliste.$M107];&quot;Jahr_1 &quot;;&quot;&quot;);IF([$Themenliste.$N107];&quot;Jahr_2 &quot;;&quot;&quot;);IF([$Themenliste.$O107];&quot;Jahr_3&quot;;&quot;&quot;);&quot; &quot;;CONCATENATE(IF(XOR([$Themenliste.$I107];[$Themenliste.$J107]);IF([$Themenliste.$J107];&quot;A.&quot;;&quot;S.&quot;);&quot;X.&quot;);[$Themenliste.$A107]))" office:value-type="string" office:string-value="d Jahr_1  X.2d.1.d" calcext:value-type="string">
            <text:p>d Jahr_1 <text:s/>X.2d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[$Themenliste.$E108]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CONCATENATE([$Variablen.$D$2];IF([$Themenliste.$I108];[$Themenliste.$H108]*10+UNICODE([$Themenliste.$D108])-96;0))" office:value-type="string" office:string-value="TEST-0" calcext:value-type="string">
            <text:p>TEST-0</text:p>
          </table:table-cell>
          <table:table-cell table:formula="of:=CONCATENATE([$Variablen.$D$2];IF([$Themenliste.$I108];[$Themenliste.$H108]*10;0))" office:value-type="string" office:string-value="TEST-0" calcext:value-type="string">
            <text:p>TEST-0</text:p>
          </table:table-cell>
          <table:table-cell table:formula="of:=CONCATENATE([$Themenliste.$D108];&quot; &quot;;IF([$Themenliste.$M108];&quot;Jahr_1 &quot;;&quot;&quot;);IF([$Themenliste.$N108];&quot;Jahr_2 &quot;;&quot;&quot;);IF([$Themenliste.$O108];&quot;Jahr_3&quot;;&quot;&quot;);&quot; &quot;;CONCATENATE(IF(XOR([$Themenliste.$I108];[$Themenliste.$J108]);IF([$Themenliste.$J108];&quot;A.&quot;;&quot;S.&quot;);&quot;X.&quot;);[$Themenliste.$A108]))" office:value-type="string" office:string-value="e Jahr_1  X.2d.1.e" calcext:value-type="string">
            <text:p>e Jahr_1 <text:s/>X.2d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[$Themenliste.$E109]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CONCATENATE([$Variablen.$D$2];IF([$Themenliste.$I109];[$Themenliste.$H109]*10+UNICODE([$Themenliste.$D109])-96;0))" office:value-type="string" office:string-value="TEST-0" calcext:value-type="string">
            <text:p>TEST-0</text:p>
          </table:table-cell>
          <table:table-cell table:formula="of:=CONCATENATE([$Variablen.$D$2];IF([$Themenliste.$I109];[$Themenliste.$H109]*10;0))" office:value-type="string" office:string-value="TEST-0" calcext:value-type="string">
            <text:p>TEST-0</text:p>
          </table:table-cell>
          <table:table-cell table:formula="of:=CONCATENATE([$Themenliste.$D109];&quot; &quot;;IF([$Themenliste.$M109];&quot;Jahr_1 &quot;;&quot;&quot;);IF([$Themenliste.$N109];&quot;Jahr_2 &quot;;&quot;&quot;);IF([$Themenliste.$O109];&quot;Jahr_3&quot;;&quot;&quot;);&quot; &quot;;CONCATENATE(IF(XOR([$Themenliste.$I109];[$Themenliste.$J109]);IF([$Themenliste.$J109];&quot;A.&quot;;&quot;S.&quot;);&quot;X.&quot;);[$Themenliste.$A109]))" office:value-type="string" office:string-value="f Jahr_2  X.2d.1.f" calcext:value-type="string">
            <text:p>f Jahr_2 <text:s/>X.2d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[$Themenliste.$E110]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CONCATENATE([$Variablen.$D$2];IF([$Themenliste.$I110];[$Themenliste.$H110]*10+UNICODE([$Themenliste.$D110])-96;0))" office:value-type="string" office:string-value="TEST-0" calcext:value-type="string">
            <text:p>TEST-0</text:p>
          </table:table-cell>
          <table:table-cell table:formula="of:=CONCATENATE([$Variablen.$D$2];IF([$Themenliste.$I110];[$Themenliste.$H110]*10;0))" office:value-type="string" office:string-value="TEST-0" calcext:value-type="string">
            <text:p>TEST-0</text:p>
          </table:table-cell>
          <table:table-cell table:formula="of:=CONCATENATE([$Themenliste.$D110];&quot; &quot;;IF([$Themenliste.$M110];&quot;Jahr_1 &quot;;&quot;&quot;);IF([$Themenliste.$N110];&quot;Jahr_2 &quot;;&quot;&quot;);IF([$Themenliste.$O110];&quot;Jahr_3&quot;;&quot;&quot;);&quot; &quot;;CONCATENATE(IF(XOR([$Themenliste.$I110];[$Themenliste.$J110]);IF([$Themenliste.$J110];&quot;A.&quot;;&quot;S.&quot;);&quot;X.&quot;);[$Themenliste.$A110]))" office:value-type="string" office:string-value="a Jahr_1  X.2d.2.a" calcext:value-type="string">
            <text:p>a Jahr_1 <text:s/>X.2d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[$Themenliste.$E111]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CONCATENATE([$Variablen.$D$2];IF([$Themenliste.$I111];[$Themenliste.$H111]*10+UNICODE([$Themenliste.$D111])-96;0))" office:value-type="string" office:string-value="TEST-0" calcext:value-type="string">
            <text:p>TEST-0</text:p>
          </table:table-cell>
          <table:table-cell table:formula="of:=CONCATENATE([$Variablen.$D$2];IF([$Themenliste.$I111];[$Themenliste.$H111]*10;0))" office:value-type="string" office:string-value="TEST-0" calcext:value-type="string">
            <text:p>TEST-0</text:p>
          </table:table-cell>
          <table:table-cell table:formula="of:=CONCATENATE([$Themenliste.$D111];&quot; &quot;;IF([$Themenliste.$M111];&quot;Jahr_1 &quot;;&quot;&quot;);IF([$Themenliste.$N111];&quot;Jahr_2 &quot;;&quot;&quot;);IF([$Themenliste.$O111];&quot;Jahr_3&quot;;&quot;&quot;);&quot; &quot;;CONCATENATE(IF(XOR([$Themenliste.$I111];[$Themenliste.$J111]);IF([$Themenliste.$J111];&quot;A.&quot;;&quot;S.&quot;);&quot;X.&quot;);[$Themenliste.$A111]))" office:value-type="string" office:string-value="b Jahr_1  X.2d.2.b" calcext:value-type="string">
            <text:p>b Jahr_1 <text:s/>X.2d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[$Themenliste.$E112]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CONCATENATE([$Variablen.$D$2];IF([$Themenliste.$I112];[$Themenliste.$H112]*10+UNICODE([$Themenliste.$D112])-96;0))" office:value-type="string" office:string-value="TEST-0" calcext:value-type="string">
            <text:p>TEST-0</text:p>
          </table:table-cell>
          <table:table-cell table:formula="of:=CONCATENATE([$Variablen.$D$2];IF([$Themenliste.$I112];[$Themenliste.$H112]*10;0))" office:value-type="string" office:string-value="TEST-0" calcext:value-type="string">
            <text:p>TEST-0</text:p>
          </table:table-cell>
          <table:table-cell table:formula="of:=CONCATENATE([$Themenliste.$D112];&quot; &quot;;IF([$Themenliste.$M112];&quot;Jahr_1 &quot;;&quot;&quot;);IF([$Themenliste.$N112];&quot;Jahr_2 &quot;;&quot;&quot;);IF([$Themenliste.$O112];&quot;Jahr_3&quot;;&quot;&quot;);&quot; &quot;;CONCATENATE(IF(XOR([$Themenliste.$I112];[$Themenliste.$J112]);IF([$Themenliste.$J112];&quot;A.&quot;;&quot;S.&quot;);&quot;X.&quot;);[$Themenliste.$A112]))" office:value-type="string" office:string-value="c Jahr_2  X.2d.2.c" calcext:value-type="string">
            <text:p>c Jahr_2 <text:s/>X.2d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[$Themenliste.$E113]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CONCATENATE([$Variablen.$D$2];IF([$Themenliste.$I113];[$Themenliste.$H113]*10+UNICODE([$Themenliste.$D113])-96;0))" office:value-type="string" office:string-value="TEST-0" calcext:value-type="string">
            <text:p>TEST-0</text:p>
          </table:table-cell>
          <table:table-cell table:formula="of:=CONCATENATE([$Variablen.$D$2];IF([$Themenliste.$I113];[$Themenliste.$H113]*10;0))" office:value-type="string" office:string-value="TEST-0" calcext:value-type="string">
            <text:p>TEST-0</text:p>
          </table:table-cell>
          <table:table-cell table:formula="of:=CONCATENATE([$Themenliste.$D113];&quot; &quot;;IF([$Themenliste.$M113];&quot;Jahr_1 &quot;;&quot;&quot;);IF([$Themenliste.$N113];&quot;Jahr_2 &quot;;&quot;&quot;);IF([$Themenliste.$O113];&quot;Jahr_3&quot;;&quot;&quot;);&quot; &quot;;CONCATENATE(IF(XOR([$Themenliste.$I113];[$Themenliste.$J113]);IF([$Themenliste.$J113];&quot;A.&quot;;&quot;S.&quot;);&quot;X.&quot;);[$Themenliste.$A113]))" office:value-type="string" office:string-value="d Jahr_2  X.2d.2.d" calcext:value-type="string">
            <text:p>d Jahr_2 <text:s/>X.2d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[$Themenliste.$E114]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CONCATENATE([$Variablen.$D$2];IF([$Themenliste.$I114];[$Themenliste.$H114]*10+UNICODE([$Themenliste.$D114])-96;0))" office:value-type="string" office:string-value="TEST-0" calcext:value-type="string">
            <text:p>TEST-0</text:p>
          </table:table-cell>
          <table:table-cell table:formula="of:=CONCATENATE([$Variablen.$D$2];IF([$Themenliste.$I114];[$Themenliste.$H114]*10;0))" office:value-type="string" office:string-value="TEST-0" calcext:value-type="string">
            <text:p>TEST-0</text:p>
          </table:table-cell>
          <table:table-cell table:formula="of:=CONCATENATE([$Themenliste.$D114];&quot; &quot;;IF([$Themenliste.$M114];&quot;Jahr_1 &quot;;&quot;&quot;);IF([$Themenliste.$N114];&quot;Jahr_2 &quot;;&quot;&quot;);IF([$Themenliste.$O114];&quot;Jahr_3&quot;;&quot;&quot;);&quot; &quot;;CONCATENATE(IF(XOR([$Themenliste.$I114];[$Themenliste.$J114]);IF([$Themenliste.$J114];&quot;A.&quot;;&quot;S.&quot;);&quot;X.&quot;);[$Themenliste.$A114]))" office:value-type="string" office:string-value="e Jahr_2  X.2d.2.e" calcext:value-type="string">
            <text:p>e Jahr_2 <text:s/>X.2d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[$Themenliste.$E115]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CONCATENATE([$Variablen.$D$2];IF([$Themenliste.$I115];[$Themenliste.$H115]*10+UNICODE([$Themenliste.$D115])-96;0))" office:value-type="string" office:string-value="TEST-0" calcext:value-type="string">
            <text:p>TEST-0</text:p>
          </table:table-cell>
          <table:table-cell table:formula="of:=CONCATENATE([$Variablen.$D$2];IF([$Themenliste.$I115];[$Themenliste.$H115]*10;0))" office:value-type="string" office:string-value="TEST-0" calcext:value-type="string">
            <text:p>TEST-0</text:p>
          </table:table-cell>
          <table:table-cell table:formula="of:=CONCATENATE([$Themenliste.$D115];&quot; &quot;;IF([$Themenliste.$M115];&quot;Jahr_1 &quot;;&quot;&quot;);IF([$Themenliste.$N115];&quot;Jahr_2 &quot;;&quot;&quot;);IF([$Themenliste.$O115];&quot;Jahr_3&quot;;&quot;&quot;);&quot; &quot;;CONCATENATE(IF(XOR([$Themenliste.$I115];[$Themenliste.$J115]);IF([$Themenliste.$J115];&quot;A.&quot;;&quot;S.&quot;);&quot;X.&quot;);[$Themenliste.$A115]))" office:value-type="string" office:string-value="f Jahr_2  X.2d.2.f" calcext:value-type="string">
            <text:p>f Jahr_2 <text:s/>X.2d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[$Themenliste.$E116]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CONCATENATE([$Variablen.$D$2];IF([$Themenliste.$I116];[$Themenliste.$H116]*10+UNICODE([$Themenliste.$D116])-96;0))" office:value-type="string" office:string-value="TEST-0" calcext:value-type="string">
            <text:p>TEST-0</text:p>
          </table:table-cell>
          <table:table-cell table:formula="of:=CONCATENATE([$Variablen.$D$2];IF([$Themenliste.$I116];[$Themenliste.$H116]*10;0))" office:value-type="string" office:string-value="TEST-0" calcext:value-type="string">
            <text:p>TEST-0</text:p>
          </table:table-cell>
          <table:table-cell table:formula="of:=CONCATENATE([$Themenliste.$D116];&quot; &quot;;IF([$Themenliste.$M116];&quot;Jahr_1 &quot;;&quot;&quot;);IF([$Themenliste.$N116];&quot;Jahr_2 &quot;;&quot;&quot;);IF([$Themenliste.$O116];&quot;Jahr_3&quot;;&quot;&quot;);&quot; &quot;;CONCATENATE(IF(XOR([$Themenliste.$I116];[$Themenliste.$J116]);IF([$Themenliste.$J116];&quot;A.&quot;;&quot;S.&quot;);&quot;X.&quot;);[$Themenliste.$A116]))" office:value-type="string" office:string-value="a Jahr_1  X.2d.3.a" calcext:value-type="string">
            <text:p>a Jahr_1 <text:s/>X.2d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[$Themenliste.$E117]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CONCATENATE([$Variablen.$D$2];IF([$Themenliste.$I117];[$Themenliste.$H117]*10+UNICODE([$Themenliste.$D117])-96;0))" office:value-type="string" office:string-value="TEST-0" calcext:value-type="string">
            <text:p>TEST-0</text:p>
          </table:table-cell>
          <table:table-cell table:formula="of:=CONCATENATE([$Variablen.$D$2];IF([$Themenliste.$I117];[$Themenliste.$H117]*10;0))" office:value-type="string" office:string-value="TEST-0" calcext:value-type="string">
            <text:p>TEST-0</text:p>
          </table:table-cell>
          <table:table-cell table:formula="of:=CONCATENATE([$Themenliste.$D117];&quot; &quot;;IF([$Themenliste.$M117];&quot;Jahr_1 &quot;;&quot;&quot;);IF([$Themenliste.$N117];&quot;Jahr_2 &quot;;&quot;&quot;);IF([$Themenliste.$O117];&quot;Jahr_3&quot;;&quot;&quot;);&quot; &quot;;CONCATENATE(IF(XOR([$Themenliste.$I117];[$Themenliste.$J117]);IF([$Themenliste.$J117];&quot;A.&quot;;&quot;S.&quot;);&quot;X.&quot;);[$Themenliste.$A117]))" office:value-type="string" office:string-value="b Jahr_1  X.2d.3.b" calcext:value-type="string">
            <text:p>b Jahr_1 <text:s/>X.2d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[$Themenliste.$E118]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CONCATENATE([$Variablen.$D$2];IF([$Themenliste.$I118];[$Themenliste.$H118]*10+UNICODE([$Themenliste.$D118])-96;0))" office:value-type="string" office:string-value="TEST-0" calcext:value-type="string">
            <text:p>TEST-0</text:p>
          </table:table-cell>
          <table:table-cell table:formula="of:=CONCATENATE([$Variablen.$D$2];IF([$Themenliste.$I118];[$Themenliste.$H118]*10;0))" office:value-type="string" office:string-value="TEST-0" calcext:value-type="string">
            <text:p>TEST-0</text:p>
          </table:table-cell>
          <table:table-cell table:formula="of:=CONCATENATE([$Themenliste.$D118];&quot; &quot;;IF([$Themenliste.$M118];&quot;Jahr_1 &quot;;&quot;&quot;);IF([$Themenliste.$N118];&quot;Jahr_2 &quot;;&quot;&quot;);IF([$Themenliste.$O118];&quot;Jahr_3&quot;;&quot;&quot;);&quot; &quot;;CONCATENATE(IF(XOR([$Themenliste.$I118];[$Themenliste.$J118]);IF([$Themenliste.$J118];&quot;A.&quot;;&quot;S.&quot;);&quot;X.&quot;);[$Themenliste.$A118]))" office:value-type="string" office:string-value="c Jahr_2  X.2d.3.c" calcext:value-type="string">
            <text:p>c Jahr_2 <text:s/>X.2d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[$Themenliste.$E119]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CONCATENATE([$Variablen.$D$2];IF([$Themenliste.$I119];[$Themenliste.$H119]*10+UNICODE([$Themenliste.$D119])-96;0))" office:value-type="string" office:string-value="TEST-0" calcext:value-type="string">
            <text:p>TEST-0</text:p>
          </table:table-cell>
          <table:table-cell table:formula="of:=CONCATENATE([$Variablen.$D$2];IF([$Themenliste.$I119];[$Themenliste.$H119]*10;0))" office:value-type="string" office:string-value="TEST-0" calcext:value-type="string">
            <text:p>TEST-0</text:p>
          </table:table-cell>
          <table:table-cell table:formula="of:=CONCATENATE([$Themenliste.$D119];&quot; &quot;;IF([$Themenliste.$M119];&quot;Jahr_1 &quot;;&quot;&quot;);IF([$Themenliste.$N119];&quot;Jahr_2 &quot;;&quot;&quot;);IF([$Themenliste.$O119];&quot;Jahr_3&quot;;&quot;&quot;);&quot; &quot;;CONCATENATE(IF(XOR([$Themenliste.$I119];[$Themenliste.$J119]);IF([$Themenliste.$J119];&quot;A.&quot;;&quot;S.&quot;);&quot;X.&quot;);[$Themenliste.$A119]))" office:value-type="string" office:string-value="d Jahr_2  X.2d.3.d" calcext:value-type="string">
            <text:p>d Jahr_2 <text:s/>X.2d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[$Themenliste.$E120]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CONCATENATE([$Variablen.$D$2];IF([$Themenliste.$I120];[$Themenliste.$H120]*10+UNICODE([$Themenliste.$D120])-96;0))" office:value-type="string" office:string-value="TEST-0" calcext:value-type="string">
            <text:p>TEST-0</text:p>
          </table:table-cell>
          <table:table-cell table:formula="of:=CONCATENATE([$Variablen.$D$2];IF([$Themenliste.$I120];[$Themenliste.$H120]*10;0))" office:value-type="string" office:string-value="TEST-0" calcext:value-type="string">
            <text:p>TEST-0</text:p>
          </table:table-cell>
          <table:table-cell table:formula="of:=CONCATENATE([$Themenliste.$D120];&quot; &quot;;IF([$Themenliste.$M120];&quot;Jahr_1 &quot;;&quot;&quot;);IF([$Themenliste.$N120];&quot;Jahr_2 &quot;;&quot;&quot;);IF([$Themenliste.$O120];&quot;Jahr_3&quot;;&quot;&quot;);&quot; &quot;;CONCATENATE(IF(XOR([$Themenliste.$I120];[$Themenliste.$J120]);IF([$Themenliste.$J120];&quot;A.&quot;;&quot;S.&quot;);&quot;X.&quot;);[$Themenliste.$A120]))" office:value-type="string" office:string-value="e Jahr_2  X.2d.3.e" calcext:value-type="string">
            <text:p>e Jahr_2 <text:s/>X.2d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[$Themenliste.$E121]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CONCATENATE([$Variablen.$D$2];IF([$Themenliste.$I121];[$Themenliste.$H121]*10+UNICODE([$Themenliste.$D121])-96;0))" office:value-type="string" office:string-value="TEST-0" calcext:value-type="string">
            <text:p>TEST-0</text:p>
          </table:table-cell>
          <table:table-cell table:formula="of:=CONCATENATE([$Variablen.$D$2];IF([$Themenliste.$I121];[$Themenliste.$H121]*10;0))" office:value-type="string" office:string-value="TEST-0" calcext:value-type="string">
            <text:p>TEST-0</text:p>
          </table:table-cell>
          <table:table-cell table:formula="of:=CONCATENATE([$Themenliste.$D121];&quot; &quot;;IF([$Themenliste.$M121];&quot;Jahr_1 &quot;;&quot;&quot;);IF([$Themenliste.$N121];&quot;Jahr_2 &quot;;&quot;&quot;);IF([$Themenliste.$O121];&quot;Jahr_3&quot;;&quot;&quot;);&quot; &quot;;CONCATENATE(IF(XOR([$Themenliste.$I121];[$Themenliste.$J121]);IF([$Themenliste.$J121];&quot;A.&quot;;&quot;S.&quot;);&quot;X.&quot;);[$Themenliste.$A121]))" office:value-type="string" office:string-value="f Jahr_2  X.2d.3.f" calcext:value-type="string">
            <text:p>f Jahr_2 <text:s/>X.2d.3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[$Themenliste.$E122]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CONCATENATE([$Variablen.$D$2];IF([$Themenliste.$I122];[$Themenliste.$H122]*10+UNICODE([$Themenliste.$D122])-96;0))" office:value-type="string" office:string-value="TEST-0" calcext:value-type="string">
            <text:p>TEST-0</text:p>
          </table:table-cell>
          <table:table-cell table:formula="of:=CONCATENATE([$Variablen.$D$2];IF([$Themenliste.$I122];[$Themenliste.$H122]*10;0))" office:value-type="string" office:string-value="TEST-0" calcext:value-type="string">
            <text:p>TEST-0</text:p>
          </table:table-cell>
          <table:table-cell table:formula="of:=CONCATENATE([$Themenliste.$D122];&quot; &quot;;IF([$Themenliste.$M122];&quot;Jahr_1 &quot;;&quot;&quot;);IF([$Themenliste.$N122];&quot;Jahr_2 &quot;;&quot;&quot;);IF([$Themenliste.$O122];&quot;Jahr_3&quot;;&quot;&quot;);&quot; &quot;;CONCATENATE(IF(XOR([$Themenliste.$I122];[$Themenliste.$J122]);IF([$Themenliste.$J122];&quot;A.&quot;;&quot;S.&quot;);&quot;X.&quot;);[$Themenliste.$A122]))" office:value-type="string" office:string-value="g Jahr_2  X.2d.3.g" calcext:value-type="string">
            <text:p>g Jahr_2 <text:s/>X.2d.3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[$Themenliste.$E123]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CONCATENATE([$Variablen.$D$2];IF([$Themenliste.$I123];[$Themenliste.$H123]*10+UNICODE([$Themenliste.$D123])-96;0))" office:value-type="string" office:string-value="TEST-0" calcext:value-type="string">
            <text:p>TEST-0</text:p>
          </table:table-cell>
          <table:table-cell table:formula="of:=CONCATENATE([$Variablen.$D$2];IF([$Themenliste.$I123];[$Themenliste.$H123]*10;0))" office:value-type="string" office:string-value="TEST-0" calcext:value-type="string">
            <text:p>TEST-0</text:p>
          </table:table-cell>
          <table:table-cell table:formula="of:=CONCATENATE([$Themenliste.$D123];&quot; &quot;;IF([$Themenliste.$M123];&quot;Jahr_1 &quot;;&quot;&quot;);IF([$Themenliste.$N123];&quot;Jahr_2 &quot;;&quot;&quot;);IF([$Themenliste.$O123];&quot;Jahr_3&quot;;&quot;&quot;);&quot; &quot;;CONCATENATE(IF(XOR([$Themenliste.$I123];[$Themenliste.$J123]);IF([$Themenliste.$J123];&quot;A.&quot;;&quot;S.&quot;);&quot;X.&quot;);[$Themenliste.$A123]))" office:value-type="string" office:string-value="h Jahr_2  X.2d.3.h" calcext:value-type="string">
            <text:p>h Jahr_2 <text:s/>X.2d.3.h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wesentliche Inhalte und Bestandteile des Ausbildungsvertrages darstellen, Rechte und Pflichten aus dem Ausbildungsvertrag feststellen und Au" calcext:value-type="string">
            <text:p>wesentliche Inhalte und Bestandteile des Ausbildungsvertrages darstellen, Rechte und Pflichten aus dem Ausbildungsvertrag feststellen und Au</text:p>
          </table:table-cell>
          <table:table-cell table:formula="of:=[$Themenliste.$E124]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$Variablen.$D$2];IF([$Themenliste.$I124];[$Themenliste.$H124]*10+UNICODE([$Themenliste.$D124])-96;0))" office:value-type="string" office:string-value="TEST-60011" calcext:value-type="string">
            <text:p>TEST-60011</text:p>
          </table:table-cell>
          <table:table-cell table:formula="of:=CONCATENATE([$Variablen.$D$2];IF([$Themenliste.$I124];[$Themenliste.$H124]*10;0))" office:value-type="string" office:string-value="TEST-60010" calcext:value-type="string">
            <text:p>TEST-60010</text:p>
          </table:table-cell>
          <table:table-cell table:formula="of:=CONCATENATE([$Themenliste.$D124];&quot; &quot;;IF([$Themenliste.$M124];&quot;Jahr_1 &quot;;&quot;&quot;);IF([$Themenliste.$N124];&quot;Jahr_2 &quot;;&quot;&quot;);IF([$Themenliste.$O124];&quot;Jahr_3&quot;;&quot;&quot;);&quot; &quot;;CONCATENATE(IF(XOR([$Themenliste.$I124];[$Themenliste.$J124]);IF([$Themenliste.$J124];&quot;A.&quot;;&quot;S.&quot;);&quot;X.&quot;);[$Themenliste.$A124]))" office:value-type="string" office:string-value="a Jahr_1 Jahr_2  X.3.1.a" calcext:value-type="string">
            <text:p>a Jahr_1 Jahr_2 <text:s/>X.3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[$Themenliste.$E125]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CONCATENATE([$Variablen.$D$2];IF([$Themenliste.$I125];[$Themenliste.$H125]*10+UNICODE([$Themenliste.$D125])-96;0))" office:value-type="string" office:string-value="TEST-60012" calcext:value-type="string">
            <text:p>TEST-60012</text:p>
          </table:table-cell>
          <table:table-cell table:formula="of:=CONCATENATE([$Variablen.$D$2];IF([$Themenliste.$I125];[$Themenliste.$H125]*10;0))" office:value-type="string" office:string-value="TEST-60010" calcext:value-type="string">
            <text:p>TEST-60010</text:p>
          </table:table-cell>
          <table:table-cell table:formula="of:=CONCATENATE([$Themenliste.$D125];&quot; &quot;;IF([$Themenliste.$M125];&quot;Jahr_1 &quot;;&quot;&quot;);IF([$Themenliste.$N125];&quot;Jahr_2 &quot;;&quot;&quot;);IF([$Themenliste.$O125];&quot;Jahr_3&quot;;&quot;&quot;);&quot; &quot;;CONCATENATE(IF(XOR([$Themenliste.$I125];[$Themenliste.$J125]);IF([$Themenliste.$J125];&quot;A.&quot;;&quot;S.&quot;);&quot;X.&quot;);[$Themenliste.$A125]))" office:value-type="string" office:string-value="b Jahr_1 Jahr_2  X.3.1.b" calcext:value-type="string">
            <text:p>b Jahr_1 Jahr_2 <text:s/>X.3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[$Themenliste.$E126]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$Variablen.$D$2];IF([$Themenliste.$I126];[$Themenliste.$H126]*10+UNICODE([$Themenliste.$D126])-96;0))" office:value-type="string" office:string-value="TEST-60013" calcext:value-type="string">
            <text:p>TEST-60013</text:p>
          </table:table-cell>
          <table:table-cell table:formula="of:=CONCATENATE([$Variablen.$D$2];IF([$Themenliste.$I126];[$Themenliste.$H126]*10;0))" office:value-type="string" office:string-value="TEST-60010" calcext:value-type="string">
            <text:p>TEST-60010</text:p>
          </table:table-cell>
          <table:table-cell table:formula="of:=CONCATENATE([$Themenliste.$D126];&quot; &quot;;IF([$Themenliste.$M126];&quot;Jahr_1 &quot;;&quot;&quot;);IF([$Themenliste.$N126];&quot;Jahr_2 &quot;;&quot;&quot;);IF([$Themenliste.$O126];&quot;Jahr_3&quot;;&quot;&quot;);&quot; &quot;;CONCATENATE(IF(XOR([$Themenliste.$I126];[$Themenliste.$J126]);IF([$Themenliste.$J126];&quot;A.&quot;;&quot;S.&quot;);&quot;X.&quot;);[$Themenliste.$A126]))" office:value-type="string" office:string-value="c Jahr_1 Jahr_2  X.3.1.c" calcext:value-type="string">
            <text:p>c Jahr_1 Jahr_2 <text:s/>X.3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[$Themenliste.$E127]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CONCATENATE([$Variablen.$D$2];IF([$Themenliste.$I127];[$Themenliste.$H127]*10+UNICODE([$Themenliste.$D127])-96;0))" office:value-type="string" office:string-value="TEST-60014" calcext:value-type="string">
            <text:p>TEST-60014</text:p>
          </table:table-cell>
          <table:table-cell table:formula="of:=CONCATENATE([$Variablen.$D$2];IF([$Themenliste.$I127];[$Themenliste.$H127]*10;0))" office:value-type="string" office:string-value="TEST-60010" calcext:value-type="string">
            <text:p>TEST-60010</text:p>
          </table:table-cell>
          <table:table-cell table:formula="of:=CONCATENATE([$Themenliste.$D127];&quot; &quot;;IF([$Themenliste.$M127];&quot;Jahr_1 &quot;;&quot;&quot;);IF([$Themenliste.$N127];&quot;Jahr_2 &quot;;&quot;&quot;);IF([$Themenliste.$O127];&quot;Jahr_3&quot;;&quot;&quot;);&quot; &quot;;CONCATENATE(IF(XOR([$Themenliste.$I127];[$Themenliste.$J127]);IF([$Themenliste.$J127];&quot;A.&quot;;&quot;S.&quot;);&quot;X.&quot;);[$Themenliste.$A127]))" office:value-type="string" office:string-value="d Jahr_1 Jahr_2  X.3.1.d" calcext:value-type="string">
            <text:p>d Jahr_1 Jahr_2 <text:s/>X.3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Chancen und Anforderungen des lebensbegleitenden lernens für die berufliche und persönliche Entwicklung begründen und die eigenen Kompetenze" calcext:value-type="string">
            <text:p>Chancen und Anforderungen des lebensbegleitenden lernens für die berufliche und persönliche Entwicklung begründen und die eigenen Kompetenze</text:p>
          </table:table-cell>
          <table:table-cell table:formula="of:=[$Themenliste.$E128]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$Variablen.$D$2];IF([$Themenliste.$I128];[$Themenliste.$H128]*10+UNICODE([$Themenliste.$D128])-96;0))" office:value-type="string" office:string-value="TEST-60015" calcext:value-type="string">
            <text:p>TEST-60015</text:p>
          </table:table-cell>
          <table:table-cell table:formula="of:=CONCATENATE([$Variablen.$D$2];IF([$Themenliste.$I128];[$Themenliste.$H128]*10;0))" office:value-type="string" office:string-value="TEST-60010" calcext:value-type="string">
            <text:p>TEST-60010</text:p>
          </table:table-cell>
          <table:table-cell table:formula="of:=CONCATENATE([$Themenliste.$D128];&quot; &quot;;IF([$Themenliste.$M128];&quot;Jahr_1 &quot;;&quot;&quot;);IF([$Themenliste.$N128];&quot;Jahr_2 &quot;;&quot;&quot;);IF([$Themenliste.$O128];&quot;Jahr_3&quot;;&quot;&quot;);&quot; &quot;;CONCATENATE(IF(XOR([$Themenliste.$I128];[$Themenliste.$J128]);IF([$Themenliste.$J128];&quot;A.&quot;;&quot;S.&quot;);&quot;X.&quot;);[$Themenliste.$A128]))" office:value-type="string" office:string-value="e Jahr_1 Jahr_2  X.3.1.e" calcext:value-type="string">
            <text:p>e Jahr_1 Jahr_2 <text:s/>X.3.1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[$Themenliste.$E129]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$Variablen.$D$2];IF([$Themenliste.$I129];[$Themenliste.$H129]*10+UNICODE([$Themenliste.$D129])-96;0))" office:value-type="string" office:string-value="TEST-60016" calcext:value-type="string">
            <text:p>TEST-60016</text:p>
          </table:table-cell>
          <table:table-cell table:formula="of:=CONCATENATE([$Variablen.$D$2];IF([$Themenliste.$I129];[$Themenliste.$H129]*10;0))" office:value-type="string" office:string-value="TEST-60010" calcext:value-type="string">
            <text:p>TEST-60010</text:p>
          </table:table-cell>
          <table:table-cell table:formula="of:=CONCATENATE([$Themenliste.$D129];&quot; &quot;;IF([$Themenliste.$M129];&quot;Jahr_1 &quot;;&quot;&quot;);IF([$Themenliste.$N129];&quot;Jahr_2 &quot;;&quot;&quot;);IF([$Themenliste.$O129];&quot;Jahr_3&quot;;&quot;&quot;);&quot; &quot;;CONCATENATE(IF(XOR([$Themenliste.$I129];[$Themenliste.$J129]);IF([$Themenliste.$J129];&quot;A.&quot;;&quot;S.&quot;);&quot;X.&quot;);[$Themenliste.$A129]))" office:value-type="string" office:string-value="f Jahr_1 Jahr_2  X.3.1.f" calcext:value-type="string">
            <text:p>f Jahr_1 Jahr_2 <text:s/>X.3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[$Themenliste.$E130]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CONCATENATE([$Variablen.$D$2];IF([$Themenliste.$I130];[$Themenliste.$H130]*10+UNICODE([$Themenliste.$D130])-96;0))" office:value-type="string" office:string-value="TEST-60017" calcext:value-type="string">
            <text:p>TEST-60017</text:p>
          </table:table-cell>
          <table:table-cell table:formula="of:=CONCATENATE([$Variablen.$D$2];IF([$Themenliste.$I130];[$Themenliste.$H130]*10;0))" office:value-type="string" office:string-value="TEST-60010" calcext:value-type="string">
            <text:p>TEST-60010</text:p>
          </table:table-cell>
          <table:table-cell table:formula="of:=CONCATENATE([$Themenliste.$D130];&quot; &quot;;IF([$Themenliste.$M130];&quot;Jahr_1 &quot;;&quot;&quot;);IF([$Themenliste.$N130];&quot;Jahr_2 &quot;;&quot;&quot;);IF([$Themenliste.$O130];&quot;Jahr_3&quot;;&quot;&quot;);&quot; &quot;;CONCATENATE(IF(XOR([$Themenliste.$I130];[$Themenliste.$J130]);IF([$Themenliste.$J130];&quot;A.&quot;;&quot;S.&quot;);&quot;X.&quot;);[$Themenliste.$A130]))" office:value-type="string" office:string-value="g Jahr_1 Jahr_2  X.3.1.g" calcext:value-type="string">
            <text:p>g Jahr_1 Jahr_2 <text:s/>X.3.1.g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die Rechtsform und den organisatorischen Aufbau des Ausbildungsbetriebes mit seinen Aufgaben und Zuständigkeiten sowie die Zusammenhänge zwi" calcext:value-type="string">
            <text:p>die Rechtsform und den organisatorischen Aufbau des Ausbildungsbetriebes mit seinen Aufgaben und Zuständigkeiten sowie die Zusammenhänge zwi</text:p>
          </table:table-cell>
          <table:table-cell table:formula="of:=[$Themenliste.$E131]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$Variablen.$D$2];IF([$Themenliste.$I131];[$Themenliste.$H131]*10+UNICODE([$Themenliste.$D131])-96;0))" office:value-type="string" office:string-value="TEST-60021" calcext:value-type="string">
            <text:p>TEST-60021</text:p>
          </table:table-cell>
          <table:table-cell table:formula="of:=CONCATENATE([$Variablen.$D$2];IF([$Themenliste.$I131];[$Themenliste.$H131]*10;0))" office:value-type="string" office:string-value="TEST-60020" calcext:value-type="string">
            <text:p>TEST-60020</text:p>
          </table:table-cell>
          <table:table-cell table:formula="of:=CONCATENATE([$Themenliste.$D131];&quot; &quot;;IF([$Themenliste.$M131];&quot;Jahr_1 &quot;;&quot;&quot;);IF([$Themenliste.$N131];&quot;Jahr_2 &quot;;&quot;&quot;);IF([$Themenliste.$O131];&quot;Jahr_3&quot;;&quot;&quot;);&quot; &quot;;CONCATENATE(IF(XOR([$Themenliste.$I131];[$Themenliste.$J131]);IF([$Themenliste.$J131];&quot;A.&quot;;&quot;S.&quot;);&quot;X.&quot;);[$Themenliste.$A131]))" office:value-type="string" office:string-value="a Jahr_1 Jahr_2  X.3.2.a" calcext:value-type="string">
            <text:p>a Jahr_1 Jahr_2 <text:s/>X.3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[$Themenliste.$E132]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$Variablen.$D$2];IF([$Themenliste.$I132];[$Themenliste.$H132]*10+UNICODE([$Themenliste.$D132])-96;0))" office:value-type="string" office:string-value="TEST-60022" calcext:value-type="string">
            <text:p>TEST-60022</text:p>
          </table:table-cell>
          <table:table-cell table:formula="of:=CONCATENATE([$Variablen.$D$2];IF([$Themenliste.$I132];[$Themenliste.$H132]*10;0))" office:value-type="string" office:string-value="TEST-60020" calcext:value-type="string">
            <text:p>TEST-60020</text:p>
          </table:table-cell>
          <table:table-cell table:formula="of:=CONCATENATE([$Themenliste.$D132];&quot; &quot;;IF([$Themenliste.$M132];&quot;Jahr_1 &quot;;&quot;&quot;);IF([$Themenliste.$N132];&quot;Jahr_2 &quot;;&quot;&quot;);IF([$Themenliste.$O132];&quot;Jahr_3&quot;;&quot;&quot;);&quot; &quot;;CONCATENATE(IF(XOR([$Themenliste.$I132];[$Themenliste.$J132]);IF([$Themenliste.$J132];&quot;A.&quot;;&quot;S.&quot;);&quot;X.&quot;);[$Themenliste.$A132]))" office:value-type="string" office:string-value="b Jahr_1 Jahr_2  X.3.2.b" calcext:value-type="string">
            <text:p>b Jahr_1 Jahr_2 <text:s/>X.3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[$Themenliste.$E133]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CONCATENATE([$Variablen.$D$2];IF([$Themenliste.$I133];[$Themenliste.$H133]*10+UNICODE([$Themenliste.$D133])-96;0))" office:value-type="string" office:string-value="TEST-60023" calcext:value-type="string">
            <text:p>TEST-60023</text:p>
          </table:table-cell>
          <table:table-cell table:formula="of:=CONCATENATE([$Variablen.$D$2];IF([$Themenliste.$I133];[$Themenliste.$H133]*10;0))" office:value-type="string" office:string-value="TEST-60020" calcext:value-type="string">
            <text:p>TEST-60020</text:p>
          </table:table-cell>
          <table:table-cell table:style-name="ce98" table:formula="of:=CONCATENATE([$Themenliste.$D133];&quot; &quot;;IF([$Themenliste.$M133];&quot;Jahr_1 &quot;;&quot;&quot;);IF([$Themenliste.$N133];&quot;Jahr_2 &quot;;&quot;&quot;);IF([$Themenliste.$O133];&quot;Jahr_3&quot;;&quot;&quot;);&quot; &quot;;CONCATENATE(IF(XOR([$Themenliste.$I133];[$Themenliste.$J133]);IF([$Themenliste.$J133];&quot;A.&quot;;&quot;S.&quot;);&quot;X.&quot;);[$Themenliste.$A133]))" office:value-type="string" office:string-value="c Jahr_1 Jahr_2  X.3.2.c" calcext:value-type="string">
            <text:p>c Jahr_1 Jahr_2 <text:s/>X.3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[$Themenliste.$E134]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CONCATENATE([$Variablen.$D$2];IF([$Themenliste.$I134];[$Themenliste.$H134]*10+UNICODE([$Themenliste.$D134])-96;0))" office:value-type="string" office:string-value="TEST-60031" calcext:value-type="string">
            <text:p>TEST-60031</text:p>
          </table:table-cell>
          <table:table-cell table:formula="of:=CONCATENATE([$Variablen.$D$2];IF([$Themenliste.$I134];[$Themenliste.$H134]*10;0))" office:value-type="string" office:string-value="TEST-60030" calcext:value-type="string">
            <text:p>TEST-60030</text:p>
          </table:table-cell>
          <table:table-cell table:style-name="ce98" table:formula="of:=CONCATENATE([$Themenliste.$D134];&quot; &quot;;IF([$Themenliste.$M134];&quot;Jahr_1 &quot;;&quot;&quot;);IF([$Themenliste.$N134];&quot;Jahr_2 &quot;;&quot;&quot;);IF([$Themenliste.$O134];&quot;Jahr_3&quot;;&quot;&quot;);&quot; &quot;;CONCATENATE(IF(XOR([$Themenliste.$I134];[$Themenliste.$J134]);IF([$Themenliste.$J134];&quot;A.&quot;;&quot;S.&quot;);&quot;X.&quot;);[$Themenliste.$A134]))" office:value-type="string" office:string-value="a Jahr_1 Jahr_2  X.3.3.a" calcext:value-type="string">
            <text:p>a Jahr_1 Jahr_2 <text:s/>X.3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35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35];[$Themenliste.$H135]*10+UNICODE([$Themenliste.$D135])-96;0))" office:value-type="string" office:string-value="TEST-60032" calcext:value-type="string">
            <text:p>TEST-60032</text:p>
          </table:table-cell>
          <table:table-cell table:formula="of:=CONCATENATE([$Variablen.$D$2];IF([$Themenliste.$I135];[$Themenliste.$H135]*10;0))" office:value-type="string" office:string-value="TEST-60030" calcext:value-type="string">
            <text:p>TEST-60030</text:p>
          </table:table-cell>
          <table:table-cell table:style-name="ce98" table:formula="of:=CONCATENATE([$Themenliste.$D135];&quot; &quot;;IF([$Themenliste.$M135];&quot;Jahr_1 &quot;;&quot;&quot;);IF([$Themenliste.$N135];&quot;Jahr_2 &quot;;&quot;&quot;);IF([$Themenliste.$O135];&quot;Jahr_3&quot;;&quot;&quot;);&quot; &quot;;CONCATENATE(IF(XOR([$Themenliste.$I135];[$Themenliste.$J135]);IF([$Themenliste.$J135];&quot;A.&quot;;&quot;S.&quot;);&quot;X.&quot;);[$Themenliste.$A135]))" office:value-type="string" office:string-value="b Jahr_1 Jahr_2  X.3.3.b" calcext:value-type="string">
            <text:p>b Jahr_1 Jahr_2 <text:s/>X.3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36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36];[$Themenliste.$H136]*10+UNICODE([$Themenliste.$D136])-96;0))" office:value-type="string" office:string-value="TEST-60033" calcext:value-type="string">
            <text:p>TEST-60033</text:p>
          </table:table-cell>
          <table:table-cell table:formula="of:=CONCATENATE([$Variablen.$D$2];IF([$Themenliste.$I136];[$Themenliste.$H136]*10;0))" office:value-type="string" office:string-value="TEST-60030" calcext:value-type="string">
            <text:p>TEST-60030</text:p>
          </table:table-cell>
          <table:table-cell table:style-name="ce98" table:formula="of:=CONCATENATE([$Themenliste.$D136];&quot; &quot;;IF([$Themenliste.$M136];&quot;Jahr_1 &quot;;&quot;&quot;);IF([$Themenliste.$N136];&quot;Jahr_2 &quot;;&quot;&quot;);IF([$Themenliste.$O136];&quot;Jahr_3&quot;;&quot;&quot;);&quot; &quot;;CONCATENATE(IF(XOR([$Themenliste.$I136];[$Themenliste.$J136]);IF([$Themenliste.$J136];&quot;A.&quot;;&quot;S.&quot;);&quot;X.&quot;);[$Themenliste.$A136]))" office:value-type="string" office:string-value="c Jahr_1 Jahr_2  X.3.3.c" calcext:value-type="string">
            <text:p>c Jahr_1 Jahr_2 <text:s/>X.3.3.c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39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39];[$Themenliste.$H139]*10+UNICODE([$Themenliste.$D139])-96;0))" office:value-type="string" office:string-value="TEST-60042" calcext:value-type="string">
            <text:p>TEST-60042</text:p>
          </table:table-cell>
          <table:table-cell table:formula="of:=CONCATENATE([$Variablen.$D$2];IF([$Themenliste.$I139];[$Themenliste.$H139]*10;0))" office:value-type="string" office:string-value="TEST-60040" calcext:value-type="string">
            <text:p>TEST-60040</text:p>
          </table:table-cell>
          <table:table-cell table:style-name="ce98" table:formula="of:=CONCATENATE([$Themenliste.$D139];&quot; &quot;;IF([$Themenliste.$M139];&quot;Jahr_1 &quot;;&quot;&quot;);IF([$Themenliste.$N139];&quot;Jahr_2 &quot;;&quot;&quot;);IF([$Themenliste.$O139];&quot;Jahr_3&quot;;&quot;&quot;);&quot; &quot;;CONCATENATE(IF(XOR([$Themenliste.$I139];[$Themenliste.$J139]);IF([$Themenliste.$J139];&quot;A.&quot;;&quot;S.&quot;);&quot;X.&quot;);[$Themenliste.$A139]))" office:value-type="string" office:string-value="b Jahr_1 Jahr_2  X.3.4.b" calcext:value-type="string">
            <text:p>b Jahr_1 Jahr_2 <text:s/>X.3.4.b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40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40];[$Themenliste.$H140]*10+UNICODE([$Themenliste.$D140])-96;0))" office:value-type="string" office:string-value="TEST-60043" calcext:value-type="string">
            <text:p>TEST-60043</text:p>
          </table:table-cell>
          <table:table-cell table:formula="of:=CONCATENATE([$Variablen.$D$2];IF([$Themenliste.$I140];[$Themenliste.$H140]*10;0))" office:value-type="string" office:string-value="TEST-60040" calcext:value-type="string">
            <text:p>TEST-60040</text:p>
          </table:table-cell>
          <table:table-cell table:style-name="ce98" table:formula="of:=CONCATENATE([$Themenliste.$D140];&quot; &quot;;IF([$Themenliste.$M140];&quot;Jahr_1 &quot;;&quot;&quot;);IF([$Themenliste.$N140];&quot;Jahr_2 &quot;;&quot;&quot;);IF([$Themenliste.$O140];&quot;Jahr_3&quot;;&quot;&quot;);&quot; &quot;;CONCATENATE(IF(XOR([$Themenliste.$I140];[$Themenliste.$J140]);IF([$Themenliste.$J140];&quot;A.&quot;;&quot;S.&quot;);&quot;X.&quot;);[$Themenliste.$A140]))" office:value-type="string" office:string-value="c Jahr_1 Jahr_2  X.3.4.c" calcext:value-type="string">
            <text:p>c Jahr_1 Jahr_2 <text:s/>X.3.4.c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Zur Vermeidung betriebsbedingter Umweltbelastungen im beruflichen Einwirkungsbereich beitragen, insbesondere Abfälle vermeiden sowie Stoffe " calcext:value-type="string">
            <text:p>Zur Vermeidung betriebsbedingter Umweltbelastungen im beruflichen Einwirkungsbereich beitragen, insbesondere Abfälle vermeiden sowie Stoffe </text:p>
          </table:table-cell>
          <table:table-cell table:formula="of:=[$Themenliste.$E141]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$Variablen.$D$2];IF([$Themenliste.$I141];[$Themenliste.$H141]*10+UNICODE([$Themenliste.$D141])-96;0))" office:value-type="string" office:string-value="TEST-60044" calcext:value-type="string">
            <text:p>TEST-60044</text:p>
          </table:table-cell>
          <table:table-cell table:formula="of:=CONCATENATE([$Variablen.$D$2];IF([$Themenliste.$I141];[$Themenliste.$H141]*10;0))" office:value-type="string" office:string-value="TEST-60040" calcext:value-type="string">
            <text:p>TEST-60040</text:p>
          </table:table-cell>
          <table:table-cell table:style-name="ce98" table:formula="of:=CONCATENATE([$Themenliste.$D141];&quot; &quot;;IF([$Themenliste.$M141];&quot;Jahr_1 &quot;;&quot;&quot;);IF([$Themenliste.$N141];&quot;Jahr_2 &quot;;&quot;&quot;);IF([$Themenliste.$O141];&quot;Jahr_3&quot;;&quot;&quot;);&quot; &quot;;CONCATENATE(IF(XOR([$Themenliste.$I141];[$Themenliste.$J141]);IF([$Themenliste.$J141];&quot;A.&quot;;&quot;S.&quot;);&quot;X.&quot;);[$Themenliste.$A141]))" office:value-type="string" office:string-value="d Jahr_1 Jahr_2  X.3.4.d" calcext:value-type="string">
            <text:p>d Jahr_1 Jahr_2 <text:s/>X.3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[$Themenliste.$E142]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CONCATENATE([$Variablen.$D$2];IF([$Themenliste.$I142];[$Themenliste.$H142]*10+UNICODE([$Themenliste.$D142])-96;0))" office:value-type="string" office:string-value="TEST-60051" calcext:value-type="string">
            <text:p>TEST-60051</text:p>
          </table:table-cell>
          <table:table-cell table:formula="of:=CONCATENATE([$Variablen.$D$2];IF([$Themenliste.$I142];[$Themenliste.$H142]*10;0))" office:value-type="string" office:string-value="TEST-60050" calcext:value-type="string">
            <text:p>TEST-60050</text:p>
          </table:table-cell>
          <table:table-cell table:style-name="ce98" table:formula="of:=CONCATENATE([$Themenliste.$D142];&quot; &quot;;IF([$Themenliste.$M142];&quot;Jahr_1 &quot;;&quot;&quot;);IF([$Themenliste.$N142];&quot;Jahr_2 &quot;;&quot;&quot;);IF([$Themenliste.$O142];&quot;Jahr_3&quot;;&quot;&quot;);&quot; &quot;;CONCATENATE(IF(XOR([$Themenliste.$I142];[$Themenliste.$J142]);IF([$Themenliste.$J142];&quot;A.&quot;;&quot;S.&quot;);&quot;X.&quot;);[$Themenliste.$A142]))" office:value-type="string" office:string-value="a Jahr_1  X.3.5.a" calcext:value-type="string">
            <text:p>a Jahr_1 <text:s/>X.3.5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trategien zum verantwortungsvollen Umgang mit digitalen Medien anwenden und im virtuellen Raum unter Wahrung der Persönlichkeitsrechte Drit" calcext:value-type="string">
            <text:p>Strategien zum verantwortungsvollen Umgang mit digitalen Medien anwenden und im virtuellen Raum unter Wahrung der Persönlichkeitsrechte Drit</text:p>
          </table:table-cell>
          <table:table-cell table:formula="of:=[$Themenliste.$E143]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$Variablen.$D$2];IF([$Themenliste.$I143];[$Themenliste.$H143]*10+UNICODE([$Themenliste.$D143])-96;0))" office:value-type="string" office:string-value="TEST-60052" calcext:value-type="string">
            <text:p>TEST-60052</text:p>
          </table:table-cell>
          <table:table-cell table:formula="of:=CONCATENATE([$Variablen.$D$2];IF([$Themenliste.$I143];[$Themenliste.$H143]*10;0))" office:value-type="string" office:string-value="TEST-60050" calcext:value-type="string">
            <text:p>TEST-60050</text:p>
          </table:table-cell>
          <table:table-cell table:style-name="ce98" table:formula="of:=CONCATENATE([$Themenliste.$D143];&quot; &quot;;IF([$Themenliste.$M143];&quot;Jahr_1 &quot;;&quot;&quot;);IF([$Themenliste.$N143];&quot;Jahr_2 &quot;;&quot;&quot;);IF([$Themenliste.$O143];&quot;Jahr_3&quot;;&quot;&quot;);&quot; &quot;;CONCATENATE(IF(XOR([$Themenliste.$I143];[$Themenliste.$J143]);IF([$Themenliste.$J143];&quot;A.&quot;;&quot;S.&quot;);&quot;X.&quot;);[$Themenliste.$A143]))" office:value-type="string" office:string-value="b Jahr_1  X.3.5.b" calcext:value-type="string">
            <text:p>b Jahr_1 <text:s/>X.3.5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insbesondere bei der Speicherung, Darstellung und Weitergabe digitaler Inhalte die Auswirkungen des eigenen Kommunikations- und Informations" calcext:value-type="string">
            <text:p>insbesondere bei der Speicherung, Darstellung und Weitergabe digitaler Inhalte die Auswirkungen des eigenen Kommunikations- und Informations</text:p>
          </table:table-cell>
          <table:table-cell table:formula="of:=[$Themenliste.$E144]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$Variablen.$D$2];IF([$Themenliste.$I144];[$Themenliste.$H144]*10+UNICODE([$Themenliste.$D144])-96;0))" office:value-type="string" office:string-value="TEST-60053" calcext:value-type="string">
            <text:p>TEST-60053</text:p>
          </table:table-cell>
          <table:table-cell table:formula="of:=CONCATENATE([$Variablen.$D$2];IF([$Themenliste.$I144];[$Themenliste.$H144]*10;0))" office:value-type="string" office:string-value="TEST-60050" calcext:value-type="string">
            <text:p>TEST-60050</text:p>
          </table:table-cell>
          <table:table-cell table:style-name="ce98" table:formula="of:=CONCATENATE([$Themenliste.$D144];&quot; &quot;;IF([$Themenliste.$M144];&quot;Jahr_1 &quot;;&quot;&quot;);IF([$Themenliste.$N144];&quot;Jahr_2 &quot;;&quot;&quot;);IF([$Themenliste.$O144];&quot;Jahr_3&quot;;&quot;&quot;);&quot; &quot;;CONCATENATE(IF(XOR([$Themenliste.$I144];[$Themenliste.$J144]);IF([$Themenliste.$J144];&quot;A.&quot;;&quot;S.&quot;);&quot;X.&quot;);[$Themenliste.$A144]))" office:value-type="string" office:string-value="c Jahr_1  X.3.5.c" calcext:value-type="string">
            <text:p>c Jahr_1 <text:s/>X.3.5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[$Themenliste.$E145]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CONCATENATE([$Variablen.$D$2];IF([$Themenliste.$I145];[$Themenliste.$H145]*10+UNICODE([$Themenliste.$D145])-96;0))" office:value-type="string" office:string-value="TEST-60054" calcext:value-type="string">
            <text:p>TEST-60054</text:p>
          </table:table-cell>
          <table:table-cell table:formula="of:=CONCATENATE([$Variablen.$D$2];IF([$Themenliste.$I145];[$Themenliste.$H145]*10;0))" office:value-type="string" office:string-value="TEST-60050" calcext:value-type="string">
            <text:p>TEST-60050</text:p>
          </table:table-cell>
          <table:table-cell table:style-name="ce98" table:formula="of:=CONCATENATE([$Themenliste.$D145];&quot; &quot;;IF([$Themenliste.$M145];&quot;Jahr_1 &quot;;&quot;&quot;);IF([$Themenliste.$N145];&quot;Jahr_2 &quot;;&quot;&quot;);IF([$Themenliste.$O145];&quot;Jahr_3&quot;;&quot;&quot;);&quot; &quot;;CONCATENATE(IF(XOR([$Themenliste.$I145];[$Themenliste.$J145]);IF([$Themenliste.$J145];&quot;A.&quot;;&quot;S.&quot;);&quot;X.&quot;);[$Themenliste.$A145]))" office:value-type="string" office:string-value="d Jahr_1  X.3.5.d" calcext:value-type="string">
            <text:p>d Jahr_1 <text:s/>X.3.5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Last Card" calcext:value-type="string">
            <text:p>Last Card</text:p>
          </table:table-cell>
          <table:table-cell table:formula="of:=[$Themenliste.$E146]" office:value-type="string" office:string-value="Last Card" calcext:value-type="string">
            <text:p>Last Card</text:p>
          </table:table-cell>
          <table:table-cell table:formula="of:=CONCATENATE([$Variablen.$D$2];IF([$Themenliste.$I146];[$Themenliste.$H146]*10+UNICODE([$Themenliste.$D146])-96;0))" office:value-type="string" office:string-value="TEST-0" calcext:value-type="string">
            <text:p>TEST-0</text:p>
          </table:table-cell>
          <table:table-cell table:formula="of:=CONCATENATE([$Variablen.$D$2];IF([$Themenliste.$I146];[$Themenliste.$H146]*10;0))" office:value-type="string" office:string-value="TEST-0" calcext:value-type="string">
            <text:p>TEST-0</text:p>
          </table:table-cell>
          <table:table-cell table:formula="of:=CONCATENATE([$Themenliste.$D146];&quot; &quot;;IF([$Themenliste.$M146];&quot;Jahr_1 &quot;;&quot;&quot;);IF([$Themenliste.$N146];&quot;Jahr_2 &quot;;&quot;&quot;);IF([$Themenliste.$O146];&quot;Jahr_3&quot;;&quot;&quot;);&quot; &quot;;CONCATENATE(IF(XOR([$Themenliste.$I146];[$Themenliste.$J146]);IF([$Themenliste.$J146];&quot;A.&quot;;&quot;S.&quot;);&quot;X.&quot;);[$Themenliste.$A146]))" office:value-type="string" office:string-value="x  X.99.99.x" calcext:value-type="string">
            <text:p>x <text:s/>X.99.99.x</text:p>
          </table:table-cell>
          <table:table-cell table:number-columns-repeated="58"/>
        </table:table-row>
        <table:table-row table:style-name="ro3" table:number-rows-repeated="104843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table:table-column table:style-name="co6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59" table:default-cell-style-name="Default"/>
        <table:table-row table:style-name="ro6">
          <table:table-cell table:style-name="ce90" office:value-type="string" calcext:value-type="string">
            <text:p>1. bis 18. Monat</text:p>
          </table:table-cell>
          <table:table-cell table:style-name="ce90" office:value-type="string" calcext:value-type="string">
            <text:p>19. bis 36. Monat</text:p>
          </table:table-cell>
          <table:table-cell table:style-name="ce90" office:value-type="string" calcext:value-type="string">
            <text:p>War mal jahr3</text:p>
          </table:table-cell>
          <table:table-cell table:style-name="ce83" office:value-type="string" calcext:value-type="string">
            <text:p>Jira_Prefix</text:p>
          </table:table-cell>
          <table:table-cell table:style-name="ce83" office:value-type="string" calcext:value-type="string">
            <text:p>Jira-Epic</text:p>
          </table:table-cell>
          <table:table-cell table:style-name="ce83" office:value-type="string" calcext:value-type="string">
            <text:p>Jira-Story</text:p>
          </table:table-cell>
          <table:table-cell table:style-name="ce83" office:value-type="string" calcext:value-type="string">
            <text:p>Jira-Task</text:p>
          </table:table-cell>
          <table:table-cell table:style-name="ce83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18" office:value-type="string" calcext:value-type="string">
            <text:p>Issue-ID</text:p>
          </table:table-cell>
          <table:table-cell table:style-name="ce118" office:value-type="string" calcext:value-type="string">
            <text:p>IssueType</text:p>
          </table:table-cell>
          <table:table-cell table:style-name="ce118" office:value-type="string" calcext:value-type="string">
            <text:p>Labels</text:p>
          </table:table-cell>
          <table:table-cell table:style-name="ce118" office:value-type="string" calcext:value-type="string">
            <text:p>ParentID</text:p>
          </table:table-cell>
          <table:table-cell table:style-name="ce118" office:value-type="string" calcext:value-type="string">
            <text:p>Summary</text:p>
          </table:table-cell>
          <table:table-cell table:style-name="ce118" office:value-type="string" calcext:value-type="string">
            <text:p>Comments</text:p>
          </table:table-cell>
          <table:table-cell table:style-name="ce118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</table:table>
      <table:table table:name="Fachrichtungen" table:style-name="ta1">
        <table:table-column table:style-name="co40" table:default-cell-style-name="Default"/>
        <table:table-column table:style-name="co6" table:number-columns-repeated="1023" table:default-cell-style-name="Default"/>
        <table:table-row table:style-name="ro3">
          <table:table-cell table:style-name="ce75" office:value-type="string" calcext:value-type="string">
            <text:p>Fachrichtung</text:p>
          </table:table-cell>
          <table:table-cell table:style-name="ce75" office:value-type="string" calcext:value-type="string">
            <text:p>Kürzel</text:p>
          </table:table-cell>
          <table:table-cell table:style-name="ce75" table:number-columns-repeated="102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1022"/>
        </table:table-row>
      </table:table>
      <table:table table:name="Abschnitte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82"/>
        <table:table-column table:style-name="co41" table:default-cell-style-name="ce9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57" table:default-cell-style-name="Default"/>
        <table:table-row table:style-name="ro3">
          <table:table-cell table:style-name="ce83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81" office:value-type="string" calcext:value-type="string">
            <office:annotation draw:style-name="gr2" draw:text-style-name="P2" svg:width="2.899cm" svg:height="1.386cm" svg:x="5.115cm" svg:y="0cm" draw:caption-point-x="-0.61cm" draw:caption-point-y="0.01cm">
              <dc:date>2020-05-12T00:00:00</dc:date>
              <text:p text:style-name="P1"><text:span text:style-name="T1">Ist synchrom mit FIAusbV §4 (1)</text:span></text:p>
            </office:annotation>
            <text:p>Kapitel</text:p>
          </table:table-cell>
          <table:table-cell table:style-name="ce90" office:value-type="string" calcext:value-type="string">
            <text:p>Abschnittname</text:p>
          </table:table-cell>
          <table:table-cell table:style-name="ce83" table:formula="of:=[$Fachrichtungen.$A2]" office:value-type="string" office:string-value="Anwendungsentwicklung" calcext:value-type="string">
            <text:p>Anwendungsentwicklung</text:p>
          </table:table-cell>
          <table:table-cell table:style-name="ce83" table:formula="of:=[$Fachrichtungen.$A3]" office:value-type="string" office:string-value="Systemintegration" calcext:value-type="string">
            <text:p>Systemintegration</text:p>
          </table:table-cell>
          <table:table-cell table:style-name="ce83" table:formula="of:=[$Fachrichtungen.$A4]" office:value-type="string" office:string-value="Daten- und Prozessanalyse" calcext:value-type="string">
            <text:p>Daten- und Prozessanalyse</text:p>
          </table:table-cell>
          <table:table-cell table:style-name="ce83" table:formula="of:=[$Fachrichtungen.$A5]" office:value-type="string" office:string-value="Digitale Vernetzung" calcext:value-type="string">
            <text:p>Digitale Vernetzung</text:p>
          </table:table-cell>
          <table:table-cell table:style-name="ce83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7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ereiche" table:style-name="ta1">
        <office:forms form:automatic-focus="false" form:apply-design-mode="false"/>
        <table:table-column table:style-name="co46" table:default-cell-style-name="ce135"/>
        <table:table-column table:style-name="co47" table:default-cell-style-name="ce137"/>
        <table:table-column table:style-name="co48" table:default-cell-style-name="ce110"/>
        <table:table-column table:style-name="co49" table:default-cell-style-name="ce110"/>
        <table:table-column table:style-name="co50" table:default-cell-style-name="ce142"/>
        <table:table-column table:style-name="co51" table:default-cell-style-name="ce144"/>
        <table:table-column table:style-name="co52" table:default-cell-style-name="ce144"/>
        <table:table-column table:style-name="co6" table:default-cell-style-name="ce148"/>
        <table:table-column table:style-name="co19" table:default-cell-style-name="ce151"/>
        <table:table-column table:style-name="co53" table:default-cell-style-name="ce153"/>
        <table:table-column table:style-name="co43" table:default-cell-style-name="ce155"/>
        <table:table-column table:style-name="co54" table:default-cell-style-name="ce155"/>
        <table:table-column table:style-name="co55" table:default-cell-style-name="ce155"/>
        <table:table-column table:style-name="co56" table:default-cell-style-name="ce155"/>
        <table:table-column table:style-name="co57" table:default-cell-style-name="ce157"/>
        <table:table-column table:style-name="co58" table:default-cell-style-name="ce157"/>
        <table:table-column table:style-name="co6" table:default-cell-style-name="Default"/>
        <table:table-column table:style-name="co6" table:number-columns-repeated="48" table:default-cell-style-name="ce158"/>
        <table:table-row table:style-name="ro26">
          <table:table-cell table:style-name="ce134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eindeutige Kennzeichnung</text:span></text:p>
            </office:annotation>
            <text:p>Key</text:p>
          </table:table-cell>
          <table:table-cell table:style-name="ce136" office:value-type="string" calcext:value-type="string">
            <office:annotation draw:style-name="gr3" draw:text-style-name="P2" svg:width="2.899cm" svg:height="1.799cm" svg:x="3.249cm" svg:y="0cm" draw:caption-point-x="-0.61cm" draw:caption-point-y="0.01cm">
              <dc:date>2020-05-12T00:00:00</dc:date>
              <text:p text:style-name="P1">Abschnittnummer <text:span text:style-name="T2">Basisreferenz zu Abscnitte</text:span></text:p>
            </office:annotation>
            <text:p>A#</text:p>
          </table:table-cell>
          <table:table-cell table:style-name="ce136" office:value-type="string" calcext:value-type="string">
            <office:annotation draw:style-name="gr3" draw:text-style-name="P2" svg:width="2.899cm" svg:height="1.799cm" svg:x="7.043cm" svg:y="0cm" draw:caption-point-x="-0.61cm" draw:caption-point-y="0.01cm">
              <dc:date>2020-05-12T00:00:00</dc:date>
              <text:p text:style-name="P1">Berechnet aus Spalte ref1</text:p>
            </office:annotation>
            <text:p>Abschnittbezeichnung</text:p>
          </table:table-cell>
          <table:table-cell table:style-name="ce139" office:value-type="string" calcext:value-type="string">
            <text:p>ref1</text:p>
          </table:table-cell>
          <table:table-cell table:style-name="ce141" table:formula="of:=[Abschnitte.C1]" office:value-type="string" office:string-value="Abschnittname" calcext:value-type="string">
            <text:p>Abschnittname</text:p>
          </table:table-cell>
          <table:table-cell table:style-name="ce143" office:value-type="string" calcext:value-type="string">
            <text:p>B#</text:p>
          </table:table-cell>
          <table:table-cell table:style-name="ce143" office:value-type="string" calcext:value-type="string">
            <text:p>Bereich</text:p>
          </table:table-cell>
          <table:table-cell table:style-name="ce146" office:value-type="string" calcext:value-type="string">
            <text:p>ref2</text:p>
          </table:table-cell>
          <table:table-cell table:style-name="ce149" office:value-type="string" calcext:value-type="string">
            <office:annotation draw:style-name="gr2" draw:text-style-name="P2" svg:width="2.899cm" svg:height="1.386cm" svg:x="23.329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152" office:value-type="string" calcext:value-type="string">
            <text:p>Themen</text:p>
          </table:table-cell>
          <table:table-cell table:style-name="ce139" table:formula="of:=[Themenliste.I1]" office:value-type="string" office:string-value="Systemintegration" calcext:value-type="string">
            <text:p>Systemintegration</text:p>
          </table:table-cell>
          <table:table-cell table:style-name="ce139" table:formula="of:=[Themenliste.J1]" office:value-type="string" office:string-value="Anwendungsentwicklung" calcext:value-type="string">
            <text:p>Anwendungsentwicklung</text:p>
          </table:table-cell>
          <table:table-cell table:style-name="ce139" office:value-type="string" calcext:value-type="string">
            <text:p>Daten/Prozesse</text:p>
          </table:table-cell>
          <table:table-cell table:style-name="ce139" office:value-type="string" calcext:value-type="string">
            <text:p>Vernetzung</text:p>
          </table:table-cell>
          <table:table-cell table:style-name="ce139" table:formula="of:=[Themenliste.M1]" office:value-type="string" office:string-value="1- bis 18. Monat" calcext:value-type="string">
            <text:p>1- bis 18. Monat</text:p>
          </table:table-cell>
          <table:table-cell table:style-name="ce139" table:formula="of:=[Themenliste.N1]" office:value-type="string" office:string-value="19. bis 36. Monat" calcext:value-type="string">
            <text:p>19. bis 36. Monat</text:p>
          </table:table-cell>
          <table:table-cell table:style-name="ce83"/>
          <table:table-cell table:style-name="ce136" table:number-columns-repeated="46"/>
          <table:table-cell table:style-name="Default" table:number-columns-repeated="2"/>
        </table:table-row>
        <table:table-row table:style-name="ro27">
          <table:table-cell table:formula="of:=(1000*[.$B2])+[.$F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2]);0;1;1)" office:value-type="float" office:value="1" calcext:value-type="float">
            <text:p>1</text:p>
          </table:table-cell>
          <table:table-cell table:style-name="ce140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 Geschäfts- und Leistungsprozessen</text:p>
          </table:table-cell>
          <table:table-cell table:style-name="ce147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style-name="ce150" office:value-type="float" office:value="9" calcext:value-type="float">
            <text:p>9</text:p>
          </table:table-cell>
          <table:table-cell table:style-name="ce147" table:formula="of:=CONCATENATE(IF(0 &lt; [.$I2];OFFSET(INDIRECT([.$H2]);0;0;1);&quot;&quot;);IF(1 &lt; [.$I2];CHAR(10);&quot;&quot;);IF(1 &lt; [.$I2];OFFSET(INDIRECT([.$H2]);1;0;1);&quot;&quot;);IF(2 &lt; [.$I2];CHAR(10);&quot;&quot;);IF(2 &lt; [.$I2];OFFSET(INDIRECT([.$H2]);2;0;1);&quot;&quot;);IF(3 &lt; [.$I2];CHAR(10);&quot;&quot;);IF(3 &lt; [.$I2];OFFSET(INDIRECT([.$H2]);3;0;1);&quot;&quot;);IF(4 &lt; [.$I2];CHAR(10);&quot;&quot;);IF(4 &lt; [.$I2];OFFSET(INDIRECT([.$H2]);4;0;1);&quot;&quot;);IF(5 &lt; [.$I2];CHAR(10);&quot;&quot;);IF(5 &lt; [.$I2];OFFSET(INDIRECT([.$H2]);5;0;1);&quot;&quot;);IF(6 &lt; [.$I2];CHAR(10);&quot;&quot;);IF(6 &lt; [.$I2];OFFSET(INDIRECT([.$H2]);6;0;1);&quot;&quot;);IF(7 &lt; [.$I2];CHAR(10);&quot;&quot;);IF(7 &lt; [.$I2];OFFSET(INDIRECT([.$H2]);7;0;1);&quot;&quot;);IF(8 &lt; [.$I2];CHAR(10);&quot;&quot;);IF(8 &lt; [.$I2];OFFSET(INDIRECT([.$H2]);8;0;1);&quot;&quot;);IF(9 &lt; [.$I2];CHAR(10);&quot;&quot;);IF(9 &lt; [.$I2];OFFSET(INDIRECT([.$H2]);9;0;1);&quot;&quot;);IF(10 &lt; [.$I2];CHAR(10);&quot;&quot;);IF(10 &lt; [.$I2];OFFSET(INDIRECT([.$H2]);10;0;1);&quot;&quot;);IF(11 &lt; [.$I2];CHAR(10);&quot;&quot;);IF(11 &lt; [.$I2];OFFSET(INDIRECT([.$H2]);11;0;1);&quot;&quot;);IF(12 &lt; [.$I2];CHAR(10);&quot;&quot;);IF(12 &lt; [.$I2];OFFSET(INDIRECT([.$H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54" table:formula="of:=OFFSET(INDIRECT([.$D2]);0;4;1)" office:value-type="boolean" office:boolean-value="true" calcext:value-type="boolean">
            <text:p>WAHR</text:p>
          </table:table-cell>
          <table:table-cell table:style-name="ce154" table:formula="of:=OFFSET(INDIRECT([.$D2]);0;3;1)" office:value-type="boolean" office:boolean-value="true" calcext:value-type="boolean">
            <text:p>WAHR</text:p>
          </table:table-cell>
          <table:table-cell table:style-name="ce154" table:formula="of:=OFFSET(INDIRECT([.$D2]);0;5;1)" office:value-type="boolean" office:boolean-value="true" calcext:value-type="boolean">
            <text:p>WAHR</text:p>
          </table:table-cell>
          <table:table-cell table:style-name="ce154" table:formula="of:=OFFSET(INDIRECT([.$D2]);0;6;1)" office:value-type="boolean" office:boolean-value="true" calcext:value-type="boolean">
            <text:p>WAHR</text:p>
          </table:table-cell>
          <table:table-cell table:style-name="ce156" table:formula="of:=(IF(OR(0;IF(0 &lt; [.$I2];OFFSET(INDIRECT([.$H2]);0;5;1);0);IF(1 &lt; [.$I2];OFFSET(INDIRECT([.$H2]);1;5;1);0);IF(2 &lt; [.$I2];OFFSET(INDIRECT([.$H2]);2;5;1);0);IF(3 &lt; [.$I2];OFFSET(INDIRECT([.$H2]);3;5;1);0);IF(4 &lt; [.$I2];OFFSET(INDIRECT([.$H2]);4;5;1);0);IF(5 &lt; [.$I2];OFFSET(INDIRECT([.$H2]);5;5;1);0);IF(6 &lt; [.$I2];OFFSET(INDIRECT([.$H2]);6;5;1);0);IF(7 &lt; [.$I2];OFFSET(INDIRECT([.$H2]);7;5;1);0);IF(8 &lt; [.$I2];OFFSET(INDIRECT([.$H2]);8;5;1);0);IF(9 &lt; [.$I2];OFFSET(INDIRECT([.$H2]);9;5;1);0);IF(10 &lt; [.$I2];OFFSET(INDIRECT([.$H2]);10;5;1);0);IF(11 &lt; [.$I2];OFFSET(INDIRECT([.$H2]);11;5;1);0);IF(12 &lt; [.$I2];OFFSET(INDIRECT([.$H2]);12;5;1);0));1;0))" office:value-type="boolean" office:boolean-value="true" calcext:value-type="boolean">
            <text:p>WAHR</text:p>
          </table:table-cell>
          <table:table-cell table:style-name="ce156" table:formula="of:=(IF(OR(0;IF(0 &lt; [.$I2];OFFSET(INDIRECT([.$H2]);0;6;1);0);IF(1 &lt; [.$I2];OFFSET(INDIRECT([.$H2]);1;6;1);0);IF(2 &lt; [.$I2];OFFSET(INDIRECT([.$H2]);2;6;1);0);IF(3 &lt; [.$I2];OFFSET(INDIRECT([.$H2]);3;6;1);0);IF(4 &lt; [.$I2];OFFSET(INDIRECT([.$H2]);4;6;1);0);IF(5 &lt; [.$I2];OFFSET(INDIRECT([.$H2]);5;6;1);0);IF(6 &lt; [.$I2];OFFSET(INDIRECT([.$H2]);6;6;1);0);IF(7 &lt; [.$I2];OFFSET(INDIRECT([.$H2]);7;6;1);0);IF(8 &lt; [.$I2];OFFSET(INDIRECT([.$H2]);8;6;1);0);IF(9 &lt; [.$I2];OFFSET(INDIRECT([.$H2]);9;6;1);0);IF(10 &lt; [.$I2];OFFSET(INDIRECT([.$H2]);10;6;1);0);IF(11 &lt; [.$I2];OFFSET(INDIRECT([.$H2]);11;6;1);0);IF(12 &lt; [.$I2];OFFSET(INDIRECT([.$H2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8">
          <table:table-cell table:formula="of:=(1000*[.$B3])+[.$F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3]);0;1;1)" office:value-type="float" office:value="1" calcext:value-type="float">
            <text:p>1</text:p>
          </table:table-cell>
          <table:table-cell table:style-name="ce140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47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style-name="ce150" office:value-type="float" office:value="8" calcext:value-type="float">
            <text:p>8</text:p>
          </table:table-cell>
          <table:table-cell table:style-name="ce147" table:formula="of:=CONCATENATE(IF(0 &lt; [.$I3];OFFSET(INDIRECT([.$H3]);0;0;1);&quot;&quot;);IF(1 &lt; [.$I3];CHAR(10);&quot;&quot;);IF(1 &lt; [.$I3];OFFSET(INDIRECT([.$H3]);1;0;1);&quot;&quot;);IF(2 &lt; [.$I3];CHAR(10);&quot;&quot;);IF(2 &lt; [.$I3];OFFSET(INDIRECT([.$H3]);2;0;1);&quot;&quot;);IF(3 &lt; [.$I3];CHAR(10);&quot;&quot;);IF(3 &lt; [.$I3];OFFSET(INDIRECT([.$H3]);3;0;1);&quot;&quot;);IF(4 &lt; [.$I3];CHAR(10);&quot;&quot;);IF(4 &lt; [.$I3];OFFSET(INDIRECT([.$H3]);4;0;1);&quot;&quot;);IF(5 &lt; [.$I3];CHAR(10);&quot;&quot;);IF(5 &lt; [.$I3];OFFSET(INDIRECT([.$H3]);5;0;1);&quot;&quot;);IF(6 &lt; [.$I3];CHAR(10);&quot;&quot;);IF(6 &lt; [.$I3];OFFSET(INDIRECT([.$H3]);6;0;1);&quot;&quot;);IF(7 &lt; [.$I3];CHAR(10);&quot;&quot;);IF(7 &lt; [.$I3];OFFSET(INDIRECT([.$H3]);7;0;1);&quot;&quot;);IF(8 &lt; [.$I3];CHAR(10);&quot;&quot;);IF(8 &lt; [.$I3];OFFSET(INDIRECT([.$H3]);8;0;1);&quot;&quot;);IF(9 &lt; [.$I3];CHAR(10);&quot;&quot;);IF(9 &lt; [.$I3];OFFSET(INDIRECT([.$H3]);9;0;1);&quot;&quot;);IF(10 &lt; [.$I3];CHAR(10);&quot;&quot;);IF(10 &lt; [.$I3];OFFSET(INDIRECT([.$H3]);10;0;1);&quot;&quot;);IF(11 &lt; [.$I3];CHAR(10);&quot;&quot;);IF(11 &lt; [.$I3];OFFSET(INDIRECT([.$H3]);11;0;1);&quot;&quot;);IF(12 &lt; [.$I3];CHAR(10);&quot;&quot;);IF(12 &lt; [.$I3];OFFSET(INDIRECT([.$H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54" table:formula="of:=OFFSET(INDIRECT([.$D3]);0;4;1)" office:value-type="boolean" office:boolean-value="true" calcext:value-type="boolean">
            <text:p>WAHR</text:p>
          </table:table-cell>
          <table:table-cell table:style-name="ce154" table:formula="of:=OFFSET(INDIRECT([.$D3]);0;3;1)" office:value-type="boolean" office:boolean-value="true" calcext:value-type="boolean">
            <text:p>WAHR</text:p>
          </table:table-cell>
          <table:table-cell table:style-name="ce154" table:formula="of:=OFFSET(INDIRECT([.$D3]);0;5;1)" office:value-type="boolean" office:boolean-value="true" calcext:value-type="boolean">
            <text:p>WAHR</text:p>
          </table:table-cell>
          <table:table-cell table:style-name="ce154" table:formula="of:=OFFSET(INDIRECT([.$D3]);0;6;1)" office:value-type="boolean" office:boolean-value="true" calcext:value-type="boolean">
            <text:p>WAHR</text:p>
          </table:table-cell>
          <table:table-cell table:style-name="ce156" table:formula="of:=(IF(OR(0;IF(0 &lt; [.$I3];OFFSET(INDIRECT([.$H3]);0;5;1);0);IF(1 &lt; [.$I3];OFFSET(INDIRECT([.$H3]);1;5;1);0);IF(2 &lt; [.$I3];OFFSET(INDIRECT([.$H3]);2;5;1);0);IF(3 &lt; [.$I3];OFFSET(INDIRECT([.$H3]);3;5;1);0);IF(4 &lt; [.$I3];OFFSET(INDIRECT([.$H3]);4;5;1);0);IF(5 &lt; [.$I3];OFFSET(INDIRECT([.$H3]);5;5;1);0);IF(6 &lt; [.$I3];OFFSET(INDIRECT([.$H3]);6;5;1);0);IF(7 &lt; [.$I3];OFFSET(INDIRECT([.$H3]);7;5;1);0);IF(8 &lt; [.$I3];OFFSET(INDIRECT([.$H3]);8;5;1);0);IF(9 &lt; [.$I3];OFFSET(INDIRECT([.$H3]);9;5;1);0);IF(10 &lt; [.$I3];OFFSET(INDIRECT([.$H3]);10;5;1);0);IF(11 &lt; [.$I3];OFFSET(INDIRECT([.$H3]);11;5;1);0);IF(12 &lt; [.$I3];OFFSET(INDIRECT([.$H3]);12;5;1);0));1;0))" office:value-type="boolean" office:boolean-value="true" calcext:value-type="boolean">
            <text:p>WAHR</text:p>
          </table:table-cell>
          <table:table-cell table:style-name="ce156" table:formula="of:=(IF(OR(0;IF(0 &lt; [.$I3];OFFSET(INDIRECT([.$H3]);0;6;1);0);IF(1 &lt; [.$I3];OFFSET(INDIRECT([.$H3]);1;6;1);0);IF(2 &lt; [.$I3];OFFSET(INDIRECT([.$H3]);2;6;1);0);IF(3 &lt; [.$I3];OFFSET(INDIRECT([.$H3]);3;6;1);0);IF(4 &lt; [.$I3];OFFSET(INDIRECT([.$H3]);4;6;1);0);IF(5 &lt; [.$I3];OFFSET(INDIRECT([.$H3]);5;6;1);0);IF(6 &lt; [.$I3];OFFSET(INDIRECT([.$H3]);6;6;1);0);IF(7 &lt; [.$I3];OFFSET(INDIRECT([.$H3]);7;6;1);0);IF(8 &lt; [.$I3];OFFSET(INDIRECT([.$H3]);8;6;1);0);IF(9 &lt; [.$I3];OFFSET(INDIRECT([.$H3]);9;6;1);0);IF(10 &lt; [.$I3];OFFSET(INDIRECT([.$H3]);10;6;1);0);IF(11 &lt; [.$I3];OFFSET(INDIRECT([.$H3]);11;6;1);0);IF(12 &lt; [.$I3];OFFSET(INDIRECT([.$H3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9">
          <table:table-cell table:formula="of:=(1000*[.$B4])+[.$F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4]);0;1;1)" office:value-type="float" office:value="1" calcext:value-type="float">
            <text:p>1</text:p>
          </table:table-cell>
          <table:table-cell table:style-name="ce140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47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4];OFFSET(INDIRECT([.$H4]);0;0;1);&quot;&quot;);IF(1 &lt; [.$I4];CHAR(10);&quot;&quot;);IF(1 &lt; [.$I4];OFFSET(INDIRECT([.$H4]);1;0;1);&quot;&quot;);IF(2 &lt; [.$I4];CHAR(10);&quot;&quot;);IF(2 &lt; [.$I4];OFFSET(INDIRECT([.$H4]);2;0;1);&quot;&quot;);IF(3 &lt; [.$I4];CHAR(10);&quot;&quot;);IF(3 &lt; [.$I4];OFFSET(INDIRECT([.$H4]);3;0;1);&quot;&quot;);IF(4 &lt; [.$I4];CHAR(10);&quot;&quot;);IF(4 &lt; [.$I4];OFFSET(INDIRECT([.$H4]);4;0;1);&quot;&quot;);IF(5 &lt; [.$I4];CHAR(10);&quot;&quot;);IF(5 &lt; [.$I4];OFFSET(INDIRECT([.$H4]);5;0;1);&quot;&quot;);IF(6 &lt; [.$I4];CHAR(10);&quot;&quot;);IF(6 &lt; [.$I4];OFFSET(INDIRECT([.$H4]);6;0;1);&quot;&quot;);IF(7 &lt; [.$I4];CHAR(10);&quot;&quot;);IF(7 &lt; [.$I4];OFFSET(INDIRECT([.$H4]);7;0;1);&quot;&quot;);IF(8 &lt; [.$I4];CHAR(10);&quot;&quot;);IF(8 &lt; [.$I4];OFFSET(INDIRECT([.$H4]);8;0;1);&quot;&quot;);IF(9 &lt; [.$I4];CHAR(10);&quot;&quot;);IF(9 &lt; [.$I4];OFFSET(INDIRECT([.$H4]);9;0;1);&quot;&quot;);IF(10 &lt; [.$I4];CHAR(10);&quot;&quot;);IF(10 &lt; [.$I4];OFFSET(INDIRECT([.$H4]);10;0;1);&quot;&quot;);IF(11 &lt; [.$I4];CHAR(10);&quot;&quot;);IF(11 &lt; [.$I4];OFFSET(INDIRECT([.$H4]);11;0;1);&quot;&quot;);IF(12 &lt; [.$I4];CHAR(10);&quot;&quot;);IF(12 &lt; [.$I4];OFFSET(INDIRECT([.$H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54" table:formula="of:=OFFSET(INDIRECT([.$D4]);0;4;1)" office:value-type="boolean" office:boolean-value="true" calcext:value-type="boolean">
            <text:p>WAHR</text:p>
          </table:table-cell>
          <table:table-cell table:style-name="ce154" table:formula="of:=OFFSET(INDIRECT([.$D4]);0;3;1)" office:value-type="boolean" office:boolean-value="true" calcext:value-type="boolean">
            <text:p>WAHR</text:p>
          </table:table-cell>
          <table:table-cell table:style-name="ce154" table:formula="of:=OFFSET(INDIRECT([.$D4]);0;5;1)" office:value-type="boolean" office:boolean-value="true" calcext:value-type="boolean">
            <text:p>WAHR</text:p>
          </table:table-cell>
          <table:table-cell table:style-name="ce154" table:formula="of:=OFFSET(INDIRECT([.$D4]);0;6;1)" office:value-type="boolean" office:boolean-value="true" calcext:value-type="boolean">
            <text:p>WAHR</text:p>
          </table:table-cell>
          <table:table-cell table:style-name="ce156" table:formula="of:=(IF(OR(0;IF(0 &lt; [.$I4];OFFSET(INDIRECT([.$H4]);0;5;1);0);IF(1 &lt; [.$I4];OFFSET(INDIRECT([.$H4]);1;5;1);0);IF(2 &lt; [.$I4];OFFSET(INDIRECT([.$H4]);2;5;1);0);IF(3 &lt; [.$I4];OFFSET(INDIRECT([.$H4]);3;5;1);0);IF(4 &lt; [.$I4];OFFSET(INDIRECT([.$H4]);4;5;1);0);IF(5 &lt; [.$I4];OFFSET(INDIRECT([.$H4]);5;5;1);0);IF(6 &lt; [.$I4];OFFSET(INDIRECT([.$H4]);6;5;1);0);IF(7 &lt; [.$I4];OFFSET(INDIRECT([.$H4]);7;5;1);0);IF(8 &lt; [.$I4];OFFSET(INDIRECT([.$H4]);8;5;1);0);IF(9 &lt; [.$I4];OFFSET(INDIRECT([.$H4]);9;5;1);0);IF(10 &lt; [.$I4];OFFSET(INDIRECT([.$H4]);10;5;1);0);IF(11 &lt; [.$I4];OFFSET(INDIRECT([.$H4]);11;5;1);0);IF(12 &lt; [.$I4];OFFSET(INDIRECT([.$H4]);12;5;1);0));1;0))" office:value-type="boolean" office:boolean-value="true" calcext:value-type="boolean">
            <text:p>WAHR</text:p>
          </table:table-cell>
          <table:table-cell table:style-name="ce156" table:formula="of:=(IF(OR(0;IF(0 &lt; [.$I4];OFFSET(INDIRECT([.$H4]);0;6;1);0);IF(1 &lt; [.$I4];OFFSET(INDIRECT([.$H4]);1;6;1);0);IF(2 &lt; [.$I4];OFFSET(INDIRECT([.$H4]);2;6;1);0);IF(3 &lt; [.$I4];OFFSET(INDIRECT([.$H4]);3;6;1);0);IF(4 &lt; [.$I4];OFFSET(INDIRECT([.$H4]);4;6;1);0);IF(5 &lt; [.$I4];OFFSET(INDIRECT([.$H4]);5;6;1);0);IF(6 &lt; [.$I4];OFFSET(INDIRECT([.$H4]);6;6;1);0);IF(7 &lt; [.$I4];OFFSET(INDIRECT([.$H4]);7;6;1);0);IF(8 &lt; [.$I4];OFFSET(INDIRECT([.$H4]);8;6;1);0);IF(9 &lt; [.$I4];OFFSET(INDIRECT([.$H4]);9;6;1);0);IF(10 &lt; [.$I4];OFFSET(INDIRECT([.$H4]);10;6;1);0);IF(11 &lt; [.$I4];OFFSET(INDIRECT([.$H4]);11;6;1);0);IF(12 &lt; [.$I4];OFFSET(INDIRECT([.$H4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0">
          <table:table-cell table:formula="of:=(1000*[.$B5])+[.$F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5]);0;1;1)" office:value-type="float" office:value="1" calcext:value-type="float">
            <text:p>1</text:p>
          </table:table-cell>
          <table:table-cell table:style-name="ce140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47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5];OFFSET(INDIRECT([.$H5]);0;0;1);&quot;&quot;);IF(1 &lt; [.$I5];CHAR(10);&quot;&quot;);IF(1 &lt; [.$I5];OFFSET(INDIRECT([.$H5]);1;0;1);&quot;&quot;);IF(2 &lt; [.$I5];CHAR(10);&quot;&quot;);IF(2 &lt; [.$I5];OFFSET(INDIRECT([.$H5]);2;0;1);&quot;&quot;);IF(3 &lt; [.$I5];CHAR(10);&quot;&quot;);IF(3 &lt; [.$I5];OFFSET(INDIRECT([.$H5]);3;0;1);&quot;&quot;);IF(4 &lt; [.$I5];CHAR(10);&quot;&quot;);IF(4 &lt; [.$I5];OFFSET(INDIRECT([.$H5]);4;0;1);&quot;&quot;);IF(5 &lt; [.$I5];CHAR(10);&quot;&quot;);IF(5 &lt; [.$I5];OFFSET(INDIRECT([.$H5]);5;0;1);&quot;&quot;);IF(6 &lt; [.$I5];CHAR(10);&quot;&quot;);IF(6 &lt; [.$I5];OFFSET(INDIRECT([.$H5]);6;0;1);&quot;&quot;);IF(7 &lt; [.$I5];CHAR(10);&quot;&quot;);IF(7 &lt; [.$I5];OFFSET(INDIRECT([.$H5]);7;0;1);&quot;&quot;);IF(8 &lt; [.$I5];CHAR(10);&quot;&quot;);IF(8 &lt; [.$I5];OFFSET(INDIRECT([.$H5]);8;0;1);&quot;&quot;);IF(9 &lt; [.$I5];CHAR(10);&quot;&quot;);IF(9 &lt; [.$I5];OFFSET(INDIRECT([.$H5]);9;0;1);&quot;&quot;);IF(10 &lt; [.$I5];CHAR(10);&quot;&quot;);IF(10 &lt; [.$I5];OFFSET(INDIRECT([.$H5]);10;0;1);&quot;&quot;);IF(11 &lt; [.$I5];CHAR(10);&quot;&quot;);IF(11 &lt; [.$I5];OFFSET(INDIRECT([.$H5]);11;0;1);&quot;&quot;);IF(12 &lt; [.$I5];CHAR(10);&quot;&quot;);IF(12 &lt; [.$I5];OFFSET(INDIRECT([.$H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54" table:formula="of:=OFFSET(INDIRECT([.$D5]);0;4;1)" office:value-type="boolean" office:boolean-value="true" calcext:value-type="boolean">
            <text:p>WAHR</text:p>
          </table:table-cell>
          <table:table-cell table:style-name="ce154" table:formula="of:=OFFSET(INDIRECT([.$D5]);0;3;1)" office:value-type="boolean" office:boolean-value="true" calcext:value-type="boolean">
            <text:p>WAHR</text:p>
          </table:table-cell>
          <table:table-cell table:style-name="ce154" table:formula="of:=OFFSET(INDIRECT([.$D5]);0;5;1)" office:value-type="boolean" office:boolean-value="true" calcext:value-type="boolean">
            <text:p>WAHR</text:p>
          </table:table-cell>
          <table:table-cell table:style-name="ce154" table:formula="of:=OFFSET(INDIRECT([.$D5]);0;6;1)" office:value-type="boolean" office:boolean-value="true" calcext:value-type="boolean">
            <text:p>WAHR</text:p>
          </table:table-cell>
          <table:table-cell table:style-name="ce156" table:formula="of:=(IF(OR(0;IF(0 &lt; [.$I5];OFFSET(INDIRECT([.$H5]);0;5;1);0);IF(1 &lt; [.$I5];OFFSET(INDIRECT([.$H5]);1;5;1);0);IF(2 &lt; [.$I5];OFFSET(INDIRECT([.$H5]);2;5;1);0);IF(3 &lt; [.$I5];OFFSET(INDIRECT([.$H5]);3;5;1);0);IF(4 &lt; [.$I5];OFFSET(INDIRECT([.$H5]);4;5;1);0);IF(5 &lt; [.$I5];OFFSET(INDIRECT([.$H5]);5;5;1);0);IF(6 &lt; [.$I5];OFFSET(INDIRECT([.$H5]);6;5;1);0);IF(7 &lt; [.$I5];OFFSET(INDIRECT([.$H5]);7;5;1);0);IF(8 &lt; [.$I5];OFFSET(INDIRECT([.$H5]);8;5;1);0);IF(9 &lt; [.$I5];OFFSET(INDIRECT([.$H5]);9;5;1);0);IF(10 &lt; [.$I5];OFFSET(INDIRECT([.$H5]);10;5;1);0);IF(11 &lt; [.$I5];OFFSET(INDIRECT([.$H5]);11;5;1);0);IF(12 &lt; [.$I5];OFFSET(INDIRECT([.$H5]);12;5;1);0));1;0))" office:value-type="boolean" office:boolean-value="true" calcext:value-type="boolean">
            <text:p>WAHR</text:p>
          </table:table-cell>
          <table:table-cell table:style-name="ce156" table:formula="of:=(IF(OR(0;IF(0 &lt; [.$I5];OFFSET(INDIRECT([.$H5]);0;6;1);0);IF(1 &lt; [.$I5];OFFSET(INDIRECT([.$H5]);1;6;1);0);IF(2 &lt; [.$I5];OFFSET(INDIRECT([.$H5]);2;6;1);0);IF(3 &lt; [.$I5];OFFSET(INDIRECT([.$H5]);3;6;1);0);IF(4 &lt; [.$I5];OFFSET(INDIRECT([.$H5]);4;6;1);0);IF(5 &lt; [.$I5];OFFSET(INDIRECT([.$H5]);5;6;1);0);IF(6 &lt; [.$I5];OFFSET(INDIRECT([.$H5]);6;6;1);0);IF(7 &lt; [.$I5];OFFSET(INDIRECT([.$H5]);7;6;1);0);IF(8 &lt; [.$I5];OFFSET(INDIRECT([.$H5]);8;6;1);0);IF(9 &lt; [.$I5];OFFSET(INDIRECT([.$H5]);9;6;1);0);IF(10 &lt; [.$I5];OFFSET(INDIRECT([.$H5]);10;6;1);0);IF(11 &lt; [.$I5];OFFSET(INDIRECT([.$H5]);11;6;1);0);IF(12 &lt; [.$I5];OFFSET(INDIRECT([.$H5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9">
          <table:table-cell table:formula="of:=(1000*[.$B6])+[.$F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6]);0;1;1)" office:value-type="float" office:value="1" calcext:value-type="float">
            <text:p>1</text:p>
          </table:table-cell>
          <table:table-cell table:style-name="ce140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47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6];OFFSET(INDIRECT([.$H6]);0;0;1);&quot;&quot;);IF(1 &lt; [.$I6];CHAR(10);&quot;&quot;);IF(1 &lt; [.$I6];OFFSET(INDIRECT([.$H6]);1;0;1);&quot;&quot;);IF(2 &lt; [.$I6];CHAR(10);&quot;&quot;);IF(2 &lt; [.$I6];OFFSET(INDIRECT([.$H6]);2;0;1);&quot;&quot;);IF(3 &lt; [.$I6];CHAR(10);&quot;&quot;);IF(3 &lt; [.$I6];OFFSET(INDIRECT([.$H6]);3;0;1);&quot;&quot;);IF(4 &lt; [.$I6];CHAR(10);&quot;&quot;);IF(4 &lt; [.$I6];OFFSET(INDIRECT([.$H6]);4;0;1);&quot;&quot;);IF(5 &lt; [.$I6];CHAR(10);&quot;&quot;);IF(5 &lt; [.$I6];OFFSET(INDIRECT([.$H6]);5;0;1);&quot;&quot;);IF(6 &lt; [.$I6];CHAR(10);&quot;&quot;);IF(6 &lt; [.$I6];OFFSET(INDIRECT([.$H6]);6;0;1);&quot;&quot;);IF(7 &lt; [.$I6];CHAR(10);&quot;&quot;);IF(7 &lt; [.$I6];OFFSET(INDIRECT([.$H6]);7;0;1);&quot;&quot;);IF(8 &lt; [.$I6];CHAR(10);&quot;&quot;);IF(8 &lt; [.$I6];OFFSET(INDIRECT([.$H6]);8;0;1);&quot;&quot;);IF(9 &lt; [.$I6];CHAR(10);&quot;&quot;);IF(9 &lt; [.$I6];OFFSET(INDIRECT([.$H6]);9;0;1);&quot;&quot;);IF(10 &lt; [.$I6];CHAR(10);&quot;&quot;);IF(10 &lt; [.$I6];OFFSET(INDIRECT([.$H6]);10;0;1);&quot;&quot;);IF(11 &lt; [.$I6];CHAR(10);&quot;&quot;);IF(11 &lt; [.$I6];OFFSET(INDIRECT([.$H6]);11;0;1);&quot;&quot;);IF(12 &lt; [.$I6];CHAR(10);&quot;&quot;);IF(12 &lt; [.$I6];OFFSET(INDIRECT([.$H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54" table:formula="of:=OFFSET(INDIRECT([.$D6]);0;4;1)" office:value-type="boolean" office:boolean-value="true" calcext:value-type="boolean">
            <text:p>WAHR</text:p>
          </table:table-cell>
          <table:table-cell table:style-name="ce154" table:formula="of:=OFFSET(INDIRECT([.$D6]);0;3;1)" office:value-type="boolean" office:boolean-value="true" calcext:value-type="boolean">
            <text:p>WAHR</text:p>
          </table:table-cell>
          <table:table-cell table:style-name="ce154" table:formula="of:=OFFSET(INDIRECT([.$D6]);0;5;1)" office:value-type="boolean" office:boolean-value="true" calcext:value-type="boolean">
            <text:p>WAHR</text:p>
          </table:table-cell>
          <table:table-cell table:style-name="ce154" table:formula="of:=OFFSET(INDIRECT([.$D6]);0;6;1)" office:value-type="boolean" office:boolean-value="true" calcext:value-type="boolean">
            <text:p>WAHR</text:p>
          </table:table-cell>
          <table:table-cell table:style-name="ce156" table:formula="of:=(IF(OR(0;IF(0 &lt; [.$I6];OFFSET(INDIRECT([.$H6]);0;5;1);0);IF(1 &lt; [.$I6];OFFSET(INDIRECT([.$H6]);1;5;1);0);IF(2 &lt; [.$I6];OFFSET(INDIRECT([.$H6]);2;5;1);0);IF(3 &lt; [.$I6];OFFSET(INDIRECT([.$H6]);3;5;1);0);IF(4 &lt; [.$I6];OFFSET(INDIRECT([.$H6]);4;5;1);0);IF(5 &lt; [.$I6];OFFSET(INDIRECT([.$H6]);5;5;1);0);IF(6 &lt; [.$I6];OFFSET(INDIRECT([.$H6]);6;5;1);0);IF(7 &lt; [.$I6];OFFSET(INDIRECT([.$H6]);7;5;1);0);IF(8 &lt; [.$I6];OFFSET(INDIRECT([.$H6]);8;5;1);0);IF(9 &lt; [.$I6];OFFSET(INDIRECT([.$H6]);9;5;1);0);IF(10 &lt; [.$I6];OFFSET(INDIRECT([.$H6]);10;5;1);0);IF(11 &lt; [.$I6];OFFSET(INDIRECT([.$H6]);11;5;1);0);IF(12 &lt; [.$I6];OFFSET(INDIRECT([.$H6]);12;5;1);0));1;0))" office:value-type="boolean" office:boolean-value="true" calcext:value-type="boolean">
            <text:p>WAHR</text:p>
          </table:table-cell>
          <table:table-cell table:style-name="ce156" table:formula="of:=(IF(OR(0;IF(0 &lt; [.$I6];OFFSET(INDIRECT([.$H6]);0;6;1);0);IF(1 &lt; [.$I6];OFFSET(INDIRECT([.$H6]);1;6;1);0);IF(2 &lt; [.$I6];OFFSET(INDIRECT([.$H6]);2;6;1);0);IF(3 &lt; [.$I6];OFFSET(INDIRECT([.$H6]);3;6;1);0);IF(4 &lt; [.$I6];OFFSET(INDIRECT([.$H6]);4;6;1);0);IF(5 &lt; [.$I6];OFFSET(INDIRECT([.$H6]);5;6;1);0);IF(6 &lt; [.$I6];OFFSET(INDIRECT([.$H6]);6;6;1);0);IF(7 &lt; [.$I6];OFFSET(INDIRECT([.$H6]);7;6;1);0);IF(8 &lt; [.$I6];OFFSET(INDIRECT([.$H6]);8;6;1);0);IF(9 &lt; [.$I6];OFFSET(INDIRECT([.$H6]);9;6;1);0);IF(10 &lt; [.$I6];OFFSET(INDIRECT([.$H6]);10;6;1);0);IF(11 &lt; [.$I6];OFFSET(INDIRECT([.$H6]);11;6;1);0);IF(12 &lt; [.$I6];OFFSET(INDIRECT([.$H6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1">
          <table:table-cell table:formula="of:=(1000*[.$B7])+[.$F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7]);0;1;1)" office:value-type="float" office:value="1" calcext:value-type="float">
            <text:p>1</text:p>
          </table:table-cell>
          <table:table-cell table:style-name="ce140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47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7];OFFSET(INDIRECT([.$H7]);0;0;1);&quot;&quot;);IF(1 &lt; [.$I7];CHAR(10);&quot;&quot;);IF(1 &lt; [.$I7];OFFSET(INDIRECT([.$H7]);1;0;1);&quot;&quot;);IF(2 &lt; [.$I7];CHAR(10);&quot;&quot;);IF(2 &lt; [.$I7];OFFSET(INDIRECT([.$H7]);2;0;1);&quot;&quot;);IF(3 &lt; [.$I7];CHAR(10);&quot;&quot;);IF(3 &lt; [.$I7];OFFSET(INDIRECT([.$H7]);3;0;1);&quot;&quot;);IF(4 &lt; [.$I7];CHAR(10);&quot;&quot;);IF(4 &lt; [.$I7];OFFSET(INDIRECT([.$H7]);4;0;1);&quot;&quot;);IF(5 &lt; [.$I7];CHAR(10);&quot;&quot;);IF(5 &lt; [.$I7];OFFSET(INDIRECT([.$H7]);5;0;1);&quot;&quot;);IF(6 &lt; [.$I7];CHAR(10);&quot;&quot;);IF(6 &lt; [.$I7];OFFSET(INDIRECT([.$H7]);6;0;1);&quot;&quot;);IF(7 &lt; [.$I7];CHAR(10);&quot;&quot;);IF(7 &lt; [.$I7];OFFSET(INDIRECT([.$H7]);7;0;1);&quot;&quot;);IF(8 &lt; [.$I7];CHAR(10);&quot;&quot;);IF(8 &lt; [.$I7];OFFSET(INDIRECT([.$H7]);8;0;1);&quot;&quot;);IF(9 &lt; [.$I7];CHAR(10);&quot;&quot;);IF(9 &lt; [.$I7];OFFSET(INDIRECT([.$H7]);9;0;1);&quot;&quot;);IF(10 &lt; [.$I7];CHAR(10);&quot;&quot;);IF(10 &lt; [.$I7];OFFSET(INDIRECT([.$H7]);10;0;1);&quot;&quot;);IF(11 &lt; [.$I7];CHAR(10);&quot;&quot;);IF(11 &lt; [.$I7];OFFSET(INDIRECT([.$H7]);11;0;1);&quot;&quot;);IF(12 &lt; [.$I7];CHAR(10);&quot;&quot;);IF(12 &lt; [.$I7];OFFSET(INDIRECT([.$H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54" table:formula="of:=OFFSET(INDIRECT([.$D7]);0;4;1)" office:value-type="boolean" office:boolean-value="true" calcext:value-type="boolean">
            <text:p>WAHR</text:p>
          </table:table-cell>
          <table:table-cell table:style-name="ce154" table:formula="of:=OFFSET(INDIRECT([.$D7]);0;3;1)" office:value-type="boolean" office:boolean-value="true" calcext:value-type="boolean">
            <text:p>WAHR</text:p>
          </table:table-cell>
          <table:table-cell table:style-name="ce154" table:formula="of:=OFFSET(INDIRECT([.$D7]);0;5;1)" office:value-type="boolean" office:boolean-value="true" calcext:value-type="boolean">
            <text:p>WAHR</text:p>
          </table:table-cell>
          <table:table-cell table:style-name="ce154" table:formula="of:=OFFSET(INDIRECT([.$D7]);0;6;1)" office:value-type="boolean" office:boolean-value="true" calcext:value-type="boolean">
            <text:p>WAHR</text:p>
          </table:table-cell>
          <table:table-cell table:style-name="ce156" table:formula="of:=(IF(OR(0;IF(0 &lt; [.$I7];OFFSET(INDIRECT([.$H7]);0;5;1);0);IF(1 &lt; [.$I7];OFFSET(INDIRECT([.$H7]);1;5;1);0);IF(2 &lt; [.$I7];OFFSET(INDIRECT([.$H7]);2;5;1);0);IF(3 &lt; [.$I7];OFFSET(INDIRECT([.$H7]);3;5;1);0);IF(4 &lt; [.$I7];OFFSET(INDIRECT([.$H7]);4;5;1);0);IF(5 &lt; [.$I7];OFFSET(INDIRECT([.$H7]);5;5;1);0);IF(6 &lt; [.$I7];OFFSET(INDIRECT([.$H7]);6;5;1);0);IF(7 &lt; [.$I7];OFFSET(INDIRECT([.$H7]);7;5;1);0);IF(8 &lt; [.$I7];OFFSET(INDIRECT([.$H7]);8;5;1);0);IF(9 &lt; [.$I7];OFFSET(INDIRECT([.$H7]);9;5;1);0);IF(10 &lt; [.$I7];OFFSET(INDIRECT([.$H7]);10;5;1);0);IF(11 &lt; [.$I7];OFFSET(INDIRECT([.$H7]);11;5;1);0);IF(12 &lt; [.$I7];OFFSET(INDIRECT([.$H7]);12;5;1);0));1;0))" office:value-type="boolean" office:boolean-value="true" calcext:value-type="boolean">
            <text:p>WAHR</text:p>
          </table:table-cell>
          <table:table-cell table:style-name="ce156" table:formula="of:=(IF(OR(0;IF(0 &lt; [.$I7];OFFSET(INDIRECT([.$H7]);0;6;1);0);IF(1 &lt; [.$I7];OFFSET(INDIRECT([.$H7]);1;6;1);0);IF(2 &lt; [.$I7];OFFSET(INDIRECT([.$H7]);2;6;1);0);IF(3 &lt; [.$I7];OFFSET(INDIRECT([.$H7]);3;6;1);0);IF(4 &lt; [.$I7];OFFSET(INDIRECT([.$H7]);4;6;1);0);IF(5 &lt; [.$I7];OFFSET(INDIRECT([.$H7]);5;6;1);0);IF(6 &lt; [.$I7];OFFSET(INDIRECT([.$H7]);6;6;1);0);IF(7 &lt; [.$I7];OFFSET(INDIRECT([.$H7]);7;6;1);0);IF(8 &lt; [.$I7];OFFSET(INDIRECT([.$H7]);8;6;1);0);IF(9 &lt; [.$I7];OFFSET(INDIRECT([.$H7]);9;6;1);0);IF(10 &lt; [.$I7];OFFSET(INDIRECT([.$H7]);10;6;1);0);IF(11 &lt; [.$I7];OFFSET(INDIRECT([.$H7]);11;6;1);0);IF(12 &lt; [.$I7];OFFSET(INDIRECT([.$H7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2">
          <table:table-cell table:formula="of:=(1000*[.$B8])+[.$F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8]);0;1;1)" office:value-type="float" office:value="1" calcext:value-type="float">
            <text:p>1</text:p>
          </table:table-cell>
          <table:table-cell table:style-name="ce140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47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I8];OFFSET(INDIRECT([.$H8]);0;0;1);&quot;&quot;);IF(1 &lt; [.$I8];CHAR(10);&quot;&quot;);IF(1 &lt; [.$I8];OFFSET(INDIRECT([.$H8]);1;0;1);&quot;&quot;);IF(2 &lt; [.$I8];CHAR(10);&quot;&quot;);IF(2 &lt; [.$I8];OFFSET(INDIRECT([.$H8]);2;0;1);&quot;&quot;);IF(3 &lt; [.$I8];CHAR(10);&quot;&quot;);IF(3 &lt; [.$I8];OFFSET(INDIRECT([.$H8]);3;0;1);&quot;&quot;);IF(4 &lt; [.$I8];CHAR(10);&quot;&quot;);IF(4 &lt; [.$I8];OFFSET(INDIRECT([.$H8]);4;0;1);&quot;&quot;);IF(5 &lt; [.$I8];CHAR(10);&quot;&quot;);IF(5 &lt; [.$I8];OFFSET(INDIRECT([.$H8]);5;0;1);&quot;&quot;);IF(6 &lt; [.$I8];CHAR(10);&quot;&quot;);IF(6 &lt; [.$I8];OFFSET(INDIRECT([.$H8]);6;0;1);&quot;&quot;);IF(7 &lt; [.$I8];CHAR(10);&quot;&quot;);IF(7 &lt; [.$I8];OFFSET(INDIRECT([.$H8]);7;0;1);&quot;&quot;);IF(8 &lt; [.$I8];CHAR(10);&quot;&quot;);IF(8 &lt; [.$I8];OFFSET(INDIRECT([.$H8]);8;0;1);&quot;&quot;);IF(9 &lt; [.$I8];CHAR(10);&quot;&quot;);IF(9 &lt; [.$I8];OFFSET(INDIRECT([.$H8]);9;0;1);&quot;&quot;);IF(10 &lt; [.$I8];CHAR(10);&quot;&quot;);IF(10 &lt; [.$I8];OFFSET(INDIRECT([.$H8]);10;0;1);&quot;&quot;);IF(11 &lt; [.$I8];CHAR(10);&quot;&quot;);IF(11 &lt; [.$I8];OFFSET(INDIRECT([.$H8]);11;0;1);&quot;&quot;);IF(12 &lt; [.$I8];CHAR(10);&quot;&quot;);IF(12 &lt; [.$I8];OFFSET(INDIRECT([.$H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54" table:formula="of:=OFFSET(INDIRECT([.$D8]);0;4;1)" office:value-type="boolean" office:boolean-value="true" calcext:value-type="boolean">
            <text:p>WAHR</text:p>
          </table:table-cell>
          <table:table-cell table:style-name="ce154" table:formula="of:=OFFSET(INDIRECT([.$D8]);0;3;1)" office:value-type="boolean" office:boolean-value="true" calcext:value-type="boolean">
            <text:p>WAHR</text:p>
          </table:table-cell>
          <table:table-cell table:style-name="ce154" table:formula="of:=OFFSET(INDIRECT([.$D8]);0;5;1)" office:value-type="boolean" office:boolean-value="true" calcext:value-type="boolean">
            <text:p>WAHR</text:p>
          </table:table-cell>
          <table:table-cell table:style-name="ce154" table:formula="of:=OFFSET(INDIRECT([.$D8]);0;6;1)" office:value-type="boolean" office:boolean-value="true" calcext:value-type="boolean">
            <text:p>WAHR</text:p>
          </table:table-cell>
          <table:table-cell table:style-name="ce156" table:formula="of:=(IF(OR(0;IF(0 &lt; [.$I8];OFFSET(INDIRECT([.$H8]);0;5;1);0);IF(1 &lt; [.$I8];OFFSET(INDIRECT([.$H8]);1;5;1);0);IF(2 &lt; [.$I8];OFFSET(INDIRECT([.$H8]);2;5;1);0);IF(3 &lt; [.$I8];OFFSET(INDIRECT([.$H8]);3;5;1);0);IF(4 &lt; [.$I8];OFFSET(INDIRECT([.$H8]);4;5;1);0);IF(5 &lt; [.$I8];OFFSET(INDIRECT([.$H8]);5;5;1);0);IF(6 &lt; [.$I8];OFFSET(INDIRECT([.$H8]);6;5;1);0);IF(7 &lt; [.$I8];OFFSET(INDIRECT([.$H8]);7;5;1);0);IF(8 &lt; [.$I8];OFFSET(INDIRECT([.$H8]);8;5;1);0);IF(9 &lt; [.$I8];OFFSET(INDIRECT([.$H8]);9;5;1);0);IF(10 &lt; [.$I8];OFFSET(INDIRECT([.$H8]);10;5;1);0);IF(11 &lt; [.$I8];OFFSET(INDIRECT([.$H8]);11;5;1);0);IF(12 &lt; [.$I8];OFFSET(INDIRECT([.$H8]);12;5;1);0));1;0))" office:value-type="boolean" office:boolean-value="true" calcext:value-type="boolean">
            <text:p>WAHR</text:p>
          </table:table-cell>
          <table:table-cell table:style-name="ce156" table:formula="of:=(IF(OR(0;IF(0 &lt; [.$I8];OFFSET(INDIRECT([.$H8]);0;6;1);0);IF(1 &lt; [.$I8];OFFSET(INDIRECT([.$H8]);1;6;1);0);IF(2 &lt; [.$I8];OFFSET(INDIRECT([.$H8]);2;6;1);0);IF(3 &lt; [.$I8];OFFSET(INDIRECT([.$H8]);3;6;1);0);IF(4 &lt; [.$I8];OFFSET(INDIRECT([.$H8]);4;6;1);0);IF(5 &lt; [.$I8];OFFSET(INDIRECT([.$H8]);5;6;1);0);IF(6 &lt; [.$I8];OFFSET(INDIRECT([.$H8]);6;6;1);0);IF(7 &lt; [.$I8];OFFSET(INDIRECT([.$H8]);7;6;1);0);IF(8 &lt; [.$I8];OFFSET(INDIRECT([.$H8]);8;6;1);0);IF(9 &lt; [.$I8];OFFSET(INDIRECT([.$H8]);9;6;1);0);IF(10 &lt; [.$I8];OFFSET(INDIRECT([.$H8]);10;6;1);0);IF(11 &lt; [.$I8];OFFSET(INDIRECT([.$H8]);11;6;1);0);IF(12 &lt; [.$I8];OFFSET(INDIRECT([.$H8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1">
          <table:table-cell table:formula="of:=(1000*[.$B9])+[.$F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9]);0;1;1)" office:value-type="float" office:value="1" calcext:value-type="float">
            <text:p>1</text:p>
          </table:table-cell>
          <table:table-cell table:style-name="ce140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47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I9];OFFSET(INDIRECT([.$H9]);0;0;1);&quot;&quot;);IF(1 &lt; [.$I9];CHAR(10);&quot;&quot;);IF(1 &lt; [.$I9];OFFSET(INDIRECT([.$H9]);1;0;1);&quot;&quot;);IF(2 &lt; [.$I9];CHAR(10);&quot;&quot;);IF(2 &lt; [.$I9];OFFSET(INDIRECT([.$H9]);2;0;1);&quot;&quot;);IF(3 &lt; [.$I9];CHAR(10);&quot;&quot;);IF(3 &lt; [.$I9];OFFSET(INDIRECT([.$H9]);3;0;1);&quot;&quot;);IF(4 &lt; [.$I9];CHAR(10);&quot;&quot;);IF(4 &lt; [.$I9];OFFSET(INDIRECT([.$H9]);4;0;1);&quot;&quot;);IF(5 &lt; [.$I9];CHAR(10);&quot;&quot;);IF(5 &lt; [.$I9];OFFSET(INDIRECT([.$H9]);5;0;1);&quot;&quot;);IF(6 &lt; [.$I9];CHAR(10);&quot;&quot;);IF(6 &lt; [.$I9];OFFSET(INDIRECT([.$H9]);6;0;1);&quot;&quot;);IF(7 &lt; [.$I9];CHAR(10);&quot;&quot;);IF(7 &lt; [.$I9];OFFSET(INDIRECT([.$H9]);7;0;1);&quot;&quot;);IF(8 &lt; [.$I9];CHAR(10);&quot;&quot;);IF(8 &lt; [.$I9];OFFSET(INDIRECT([.$H9]);8;0;1);&quot;&quot;);IF(9 &lt; [.$I9];CHAR(10);&quot;&quot;);IF(9 &lt; [.$I9];OFFSET(INDIRECT([.$H9]);9;0;1);&quot;&quot;);IF(10 &lt; [.$I9];CHAR(10);&quot;&quot;);IF(10 &lt; [.$I9];OFFSET(INDIRECT([.$H9]);10;0;1);&quot;&quot;);IF(11 &lt; [.$I9];CHAR(10);&quot;&quot;);IF(11 &lt; [.$I9];OFFSET(INDIRECT([.$H9]);11;0;1);&quot;&quot;);IF(12 &lt; [.$I9];CHAR(10);&quot;&quot;);IF(12 &lt; [.$I9];OFFSET(INDIRECT([.$H9]);12;0;1);&quot;&quot;)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54" table:formula="of:=OFFSET(INDIRECT([.$D9]);0;4;1)" office:value-type="boolean" office:boolean-value="true" calcext:value-type="boolean">
            <text:p>WAHR</text:p>
          </table:table-cell>
          <table:table-cell table:style-name="ce154" table:formula="of:=OFFSET(INDIRECT([.$D9]);0;3;1)" office:value-type="boolean" office:boolean-value="true" calcext:value-type="boolean">
            <text:p>WAHR</text:p>
          </table:table-cell>
          <table:table-cell table:style-name="ce154" table:formula="of:=OFFSET(INDIRECT([.$D9]);0;5;1)" office:value-type="boolean" office:boolean-value="true" calcext:value-type="boolean">
            <text:p>WAHR</text:p>
          </table:table-cell>
          <table:table-cell table:style-name="ce154" table:formula="of:=OFFSET(INDIRECT([.$D9]);0;6;1)" office:value-type="boolean" office:boolean-value="true" calcext:value-type="boolean">
            <text:p>WAHR</text:p>
          </table:table-cell>
          <table:table-cell table:style-name="ce156" table:formula="of:=(IF(OR(0;IF(0 &lt; [.$I9];OFFSET(INDIRECT([.$H9]);0;5;1);0);IF(1 &lt; [.$I9];OFFSET(INDIRECT([.$H9]);1;5;1);0);IF(2 &lt; [.$I9];OFFSET(INDIRECT([.$H9]);2;5;1);0);IF(3 &lt; [.$I9];OFFSET(INDIRECT([.$H9]);3;5;1);0);IF(4 &lt; [.$I9];OFFSET(INDIRECT([.$H9]);4;5;1);0);IF(5 &lt; [.$I9];OFFSET(INDIRECT([.$H9]);5;5;1);0);IF(6 &lt; [.$I9];OFFSET(INDIRECT([.$H9]);6;5;1);0);IF(7 &lt; [.$I9];OFFSET(INDIRECT([.$H9]);7;5;1);0);IF(8 &lt; [.$I9];OFFSET(INDIRECT([.$H9]);8;5;1);0);IF(9 &lt; [.$I9];OFFSET(INDIRECT([.$H9]);9;5;1);0);IF(10 &lt; [.$I9];OFFSET(INDIRECT([.$H9]);10;5;1);0);IF(11 &lt; [.$I9];OFFSET(INDIRECT([.$H9]);11;5;1);0);IF(12 &lt; [.$I9];OFFSET(INDIRECT([.$H9]);12;5;1);0));1;0))" office:value-type="boolean" office:boolean-value="true" calcext:value-type="boolean">
            <text:p>WAHR</text:p>
          </table:table-cell>
          <table:table-cell table:style-name="ce156" table:formula="of:=(IF(OR(0;IF(0 &lt; [.$I9];OFFSET(INDIRECT([.$H9]);0;6;1);0);IF(1 &lt; [.$I9];OFFSET(INDIRECT([.$H9]);1;6;1);0);IF(2 &lt; [.$I9];OFFSET(INDIRECT([.$H9]);2;6;1);0);IF(3 &lt; [.$I9];OFFSET(INDIRECT([.$H9]);3;6;1);0);IF(4 &lt; [.$I9];OFFSET(INDIRECT([.$H9]);4;6;1);0);IF(5 &lt; [.$I9];OFFSET(INDIRECT([.$H9]);5;6;1);0);IF(6 &lt; [.$I9];OFFSET(INDIRECT([.$H9]);6;6;1);0);IF(7 &lt; [.$I9];OFFSET(INDIRECT([.$H9]);7;6;1);0);IF(8 &lt; [.$I9];OFFSET(INDIRECT([.$H9]);8;6;1);0);IF(9 &lt; [.$I9];OFFSET(INDIRECT([.$H9]);9;6;1);0);IF(10 &lt; [.$I9];OFFSET(INDIRECT([.$H9]);10;6;1);0);IF(11 &lt; [.$I9];OFFSET(INDIRECT([.$H9]);11;6;1);0);IF(12 &lt; [.$I9];OFFSET(INDIRECT([.$H9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3">
          <table:table-cell table:formula="of:=(1000*[.$B10])+[.$F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10]);0;1;1)" office:value-type="float" office:value="1" calcext:value-type="float">
            <text:p>1</text:p>
          </table:table-cell>
          <table:table-cell table:style-name="ce140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47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style-name="ce150" office:value-type="float" office:value="2" calcext:value-type="float">
            <text:p>2</text:p>
          </table:table-cell>
          <table:table-cell table:style-name="ce147" table:formula="of:=CONCATENATE(IF(0 &lt; [.$I10];OFFSET(INDIRECT([.$H10]);0;0;1);&quot;&quot;);IF(1 &lt; [.$I10];CHAR(10);&quot;&quot;);IF(1 &lt; [.$I10];OFFSET(INDIRECT([.$H10]);1;0;1);&quot;&quot;);IF(2 &lt; [.$I10];CHAR(10);&quot;&quot;);IF(2 &lt; [.$I10];OFFSET(INDIRECT([.$H10]);2;0;1);&quot;&quot;);IF(3 &lt; [.$I10];CHAR(10);&quot;&quot;);IF(3 &lt; [.$I10];OFFSET(INDIRECT([.$H10]);3;0;1);&quot;&quot;);IF(4 &lt; [.$I10];CHAR(10);&quot;&quot;);IF(4 &lt; [.$I10];OFFSET(INDIRECT([.$H10]);4;0;1);&quot;&quot;);IF(5 &lt; [.$I10];CHAR(10);&quot;&quot;);IF(5 &lt; [.$I10];OFFSET(INDIRECT([.$H10]);5;0;1);&quot;&quot;);IF(6 &lt; [.$I10];CHAR(10);&quot;&quot;);IF(6 &lt; [.$I10];OFFSET(INDIRECT([.$H10]);6;0;1);&quot;&quot;);IF(7 &lt; [.$I10];CHAR(10);&quot;&quot;);IF(7 &lt; [.$I10];OFFSET(INDIRECT([.$H10]);7;0;1);&quot;&quot;);IF(8 &lt; [.$I10];CHAR(10);&quot;&quot;);IF(8 &lt; [.$I10];OFFSET(INDIRECT([.$H10]);8;0;1);&quot;&quot;);IF(9 &lt; [.$I10];CHAR(10);&quot;&quot;);IF(9 &lt; [.$I10];OFFSET(INDIRECT([.$H10]);9;0;1);&quot;&quot;);IF(10 &lt; [.$I10];CHAR(10);&quot;&quot;);IF(10 &lt; [.$I10];OFFSET(INDIRECT([.$H10]);10;0;1);&quot;&quot;);IF(11 &lt; [.$I10];CHAR(10);&quot;&quot;);IF(11 &lt; [.$I10];OFFSET(INDIRECT([.$H10]);11;0;1);&quot;&quot;);IF(12 &lt; [.$I10];CHAR(10);&quot;&quot;);IF(12 &lt; [.$I10];OFFSET(INDIRECT([.$H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54" table:formula="of:=OFFSET(INDIRECT([.$D10]);0;4;1)" office:value-type="boolean" office:boolean-value="true" calcext:value-type="boolean">
            <text:p>WAHR</text:p>
          </table:table-cell>
          <table:table-cell table:style-name="ce154" table:formula="of:=OFFSET(INDIRECT([.$D10]);0;3;1)" office:value-type="boolean" office:boolean-value="true" calcext:value-type="boolean">
            <text:p>WAHR</text:p>
          </table:table-cell>
          <table:table-cell table:style-name="ce154" table:formula="of:=OFFSET(INDIRECT([.$D10]);0;5;1)" office:value-type="boolean" office:boolean-value="true" calcext:value-type="boolean">
            <text:p>WAHR</text:p>
          </table:table-cell>
          <table:table-cell table:style-name="ce154" table:formula="of:=OFFSET(INDIRECT([.$D10]);0;6;1)" office:value-type="boolean" office:boolean-value="true" calcext:value-type="boolean">
            <text:p>WAHR</text:p>
          </table:table-cell>
          <table:table-cell table:style-name="ce156" table:formula="of:=(IF(OR(0;IF(0 &lt; [.$I10];OFFSET(INDIRECT([.$H10]);0;5;1);0);IF(1 &lt; [.$I10];OFFSET(INDIRECT([.$H10]);1;5;1);0);IF(2 &lt; [.$I10];OFFSET(INDIRECT([.$H10]);2;5;1);0);IF(3 &lt; [.$I10];OFFSET(INDIRECT([.$H10]);3;5;1);0);IF(4 &lt; [.$I10];OFFSET(INDIRECT([.$H10]);4;5;1);0);IF(5 &lt; [.$I10];OFFSET(INDIRECT([.$H10]);5;5;1);0);IF(6 &lt; [.$I10];OFFSET(INDIRECT([.$H10]);6;5;1);0);IF(7 &lt; [.$I10];OFFSET(INDIRECT([.$H10]);7;5;1);0);IF(8 &lt; [.$I10];OFFSET(INDIRECT([.$H10]);8;5;1);0);IF(9 &lt; [.$I10];OFFSET(INDIRECT([.$H10]);9;5;1);0);IF(10 &lt; [.$I10];OFFSET(INDIRECT([.$H10]);10;5;1);0);IF(11 &lt; [.$I10];OFFSET(INDIRECT([.$H10]);11;5;1);0);IF(12 &lt; [.$I10];OFFSET(INDIRECT([.$H10]);12;5;1);0));1;0))" office:value-type="boolean" office:boolean-value="true" calcext:value-type="boolean">
            <text:p>WAHR</text:p>
          </table:table-cell>
          <table:table-cell table:style-name="ce156" table:formula="of:=(IF(OR(0;IF(0 &lt; [.$I10];OFFSET(INDIRECT([.$H10]);0;6;1);0);IF(1 &lt; [.$I10];OFFSET(INDIRECT([.$H10]);1;6;1);0);IF(2 &lt; [.$I10];OFFSET(INDIRECT([.$H10]);2;6;1);0);IF(3 &lt; [.$I10];OFFSET(INDIRECT([.$H10]);3;6;1);0);IF(4 &lt; [.$I10];OFFSET(INDIRECT([.$H10]);4;6;1);0);IF(5 &lt; [.$I10];OFFSET(INDIRECT([.$H10]);5;6;1);0);IF(6 &lt; [.$I10];OFFSET(INDIRECT([.$H10]);6;6;1);0);IF(7 &lt; [.$I10];OFFSET(INDIRECT([.$H10]);7;6;1);0);IF(8 &lt; [.$I10];OFFSET(INDIRECT([.$H10]);8;6;1);0);IF(9 &lt; [.$I10];OFFSET(INDIRECT([.$H10]);9;6;1);0);IF(10 &lt; [.$I10];OFFSET(INDIRECT([.$H10]);10;6;1);0);IF(11 &lt; [.$I10];OFFSET(INDIRECT([.$H10]);11;6;1);0);IF(12 &lt; [.$I10];OFFSET(INDIRECT([.$H10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4">
          <table:table-cell table:formula="of:=(1000*[.$B11])+[.$F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11]);0;1;1)" office:value-type="float" office:value="1" calcext:value-type="float">
            <text:p>1</text:p>
          </table:table-cell>
          <table:table-cell table:style-name="ce140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04" table:formula="of:=OFFSET(INDIRECT([.$D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47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1];OFFSET(INDIRECT([.$H11]);0;0;1);&quot;&quot;);IF(1 &lt; [.$I11];CHAR(10);&quot;&quot;);IF(1 &lt; [.$I11];OFFSET(INDIRECT([.$H11]);1;0;1);&quot;&quot;);IF(2 &lt; [.$I11];CHAR(10);&quot;&quot;);IF(2 &lt; [.$I11];OFFSET(INDIRECT([.$H11]);2;0;1);&quot;&quot;);IF(3 &lt; [.$I11];CHAR(10);&quot;&quot;);IF(3 &lt; [.$I11];OFFSET(INDIRECT([.$H11]);3;0;1);&quot;&quot;);IF(4 &lt; [.$I11];CHAR(10);&quot;&quot;);IF(4 &lt; [.$I11];OFFSET(INDIRECT([.$H11]);4;0;1);&quot;&quot;);IF(5 &lt; [.$I11];CHAR(10);&quot;&quot;);IF(5 &lt; [.$I11];OFFSET(INDIRECT([.$H11]);5;0;1);&quot;&quot;);IF(6 &lt; [.$I11];CHAR(10);&quot;&quot;);IF(6 &lt; [.$I11];OFFSET(INDIRECT([.$H11]);6;0;1);&quot;&quot;);IF(7 &lt; [.$I11];CHAR(10);&quot;&quot;);IF(7 &lt; [.$I11];OFFSET(INDIRECT([.$H11]);7;0;1);&quot;&quot;);IF(8 &lt; [.$I11];CHAR(10);&quot;&quot;);IF(8 &lt; [.$I11];OFFSET(INDIRECT([.$H11]);8;0;1);&quot;&quot;);IF(9 &lt; [.$I11];CHAR(10);&quot;&quot;);IF(9 &lt; [.$I11];OFFSET(INDIRECT([.$H11]);9;0;1);&quot;&quot;);IF(10 &lt; [.$I11];CHAR(10);&quot;&quot;);IF(10 &lt; [.$I11];OFFSET(INDIRECT([.$H11]);10;0;1);&quot;&quot;);IF(11 &lt; [.$I11];CHAR(10);&quot;&quot;);IF(11 &lt; [.$I11];OFFSET(INDIRECT([.$H11]);11;0;1);&quot;&quot;);IF(12 &lt; [.$I11];CHAR(10);&quot;&quot;);IF(12 &lt; [.$I11];OFFSET(INDIRECT([.$H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54" table:formula="of:=OFFSET(INDIRECT([.$D11]);0;4;1)" office:value-type="boolean" office:boolean-value="true" calcext:value-type="boolean">
            <text:p>WAHR</text:p>
          </table:table-cell>
          <table:table-cell table:style-name="ce154" table:formula="of:=OFFSET(INDIRECT([.$D11]);0;3;1)" office:value-type="boolean" office:boolean-value="true" calcext:value-type="boolean">
            <text:p>WAHR</text:p>
          </table:table-cell>
          <table:table-cell table:style-name="ce154" table:formula="of:=OFFSET(INDIRECT([.$D11]);0;5;1)" office:value-type="boolean" office:boolean-value="true" calcext:value-type="boolean">
            <text:p>WAHR</text:p>
          </table:table-cell>
          <table:table-cell table:style-name="ce154" table:formula="of:=OFFSET(INDIRECT([.$D11]);0;6;1)" office:value-type="boolean" office:boolean-value="true" calcext:value-type="boolean">
            <text:p>WAHR</text:p>
          </table:table-cell>
          <table:table-cell table:style-name="ce156" table:formula="of:=(IF(OR(0;IF(0 &lt; [.$I11];OFFSET(INDIRECT([.$H11]);0;5;1);0);IF(1 &lt; [.$I11];OFFSET(INDIRECT([.$H11]);1;5;1);0);IF(2 &lt; [.$I11];OFFSET(INDIRECT([.$H11]);2;5;1);0);IF(3 &lt; [.$I11];OFFSET(INDIRECT([.$H11]);3;5;1);0);IF(4 &lt; [.$I11];OFFSET(INDIRECT([.$H11]);4;5;1);0);IF(5 &lt; [.$I11];OFFSET(INDIRECT([.$H11]);5;5;1);0);IF(6 &lt; [.$I11];OFFSET(INDIRECT([.$H11]);6;5;1);0);IF(7 &lt; [.$I11];OFFSET(INDIRECT([.$H11]);7;5;1);0);IF(8 &lt; [.$I11];OFFSET(INDIRECT([.$H11]);8;5;1);0);IF(9 &lt; [.$I11];OFFSET(INDIRECT([.$H11]);9;5;1);0);IF(10 &lt; [.$I11];OFFSET(INDIRECT([.$H11]);10;5;1);0);IF(11 &lt; [.$I11];OFFSET(INDIRECT([.$H11]);11;5;1);0);IF(12 &lt; [.$I11];OFFSET(INDIRECT([.$H11]);12;5;1);0));1;0))" office:value-type="boolean" office:boolean-value="true" calcext:value-type="boolean">
            <text:p>WAHR</text:p>
          </table:table-cell>
          <table:table-cell table:style-name="ce156" table:formula="of:=(IF(OR(0;IF(0 &lt; [.$I11];OFFSET(INDIRECT([.$H11]);0;6;1);0);IF(1 &lt; [.$I11];OFFSET(INDIRECT([.$H11]);1;6;1);0);IF(2 &lt; [.$I11];OFFSET(INDIRECT([.$H11]);2;6;1);0);IF(3 &lt; [.$I11];OFFSET(INDIRECT([.$H11]);3;6;1);0);IF(4 &lt; [.$I11];OFFSET(INDIRECT([.$H11]);4;6;1);0);IF(5 &lt; [.$I11];OFFSET(INDIRECT([.$H11]);5;6;1);0);IF(6 &lt; [.$I11];OFFSET(INDIRECT([.$H11]);6;6;1);0);IF(7 &lt; [.$I11];OFFSET(INDIRECT([.$H11]);7;6;1);0);IF(8 &lt; [.$I11];OFFSET(INDIRECT([.$H11]);8;6;1);0);IF(9 &lt; [.$I11];OFFSET(INDIRECT([.$H11]);9;6;1);0);IF(10 &lt; [.$I11];OFFSET(INDIRECT([.$H11]);10;6;1);0);IF(11 &lt; [.$I11];OFFSET(INDIRECT([.$H11]);11;6;1);0);IF(12 &lt; [.$I11];OFFSET(INDIRECT([.$H11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2">
          <table:table-cell table:formula="of:=(1000*[.$B12])+[.$F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12]);0;1;1)" office:value-type="string" office:string-value="2a" calcext:value-type="string">
            <text:p>2a</text:p>
          </table:table-cell>
          <table:table-cell table:style-name="ce140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04" table:formula="of:=OFFSET(INDIRECT([.$D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47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12];OFFSET(INDIRECT([.$H12]);0;0;1);&quot;&quot;);IF(1 &lt; [.$I12];CHAR(10);&quot;&quot;);IF(1 &lt; [.$I12];OFFSET(INDIRECT([.$H12]);1;0;1);&quot;&quot;);IF(2 &lt; [.$I12];CHAR(10);&quot;&quot;);IF(2 &lt; [.$I12];OFFSET(INDIRECT([.$H12]);2;0;1);&quot;&quot;);IF(3 &lt; [.$I12];CHAR(10);&quot;&quot;);IF(3 &lt; [.$I12];OFFSET(INDIRECT([.$H12]);3;0;1);&quot;&quot;);IF(4 &lt; [.$I12];CHAR(10);&quot;&quot;);IF(4 &lt; [.$I12];OFFSET(INDIRECT([.$H12]);4;0;1);&quot;&quot;);IF(5 &lt; [.$I12];CHAR(10);&quot;&quot;);IF(5 &lt; [.$I12];OFFSET(INDIRECT([.$H12]);5;0;1);&quot;&quot;);IF(6 &lt; [.$I12];CHAR(10);&quot;&quot;);IF(6 &lt; [.$I12];OFFSET(INDIRECT([.$H12]);6;0;1);&quot;&quot;);IF(7 &lt; [.$I12];CHAR(10);&quot;&quot;);IF(7 &lt; [.$I12];OFFSET(INDIRECT([.$H12]);7;0;1);&quot;&quot;);IF(8 &lt; [.$I12];CHAR(10);&quot;&quot;);IF(8 &lt; [.$I12];OFFSET(INDIRECT([.$H12]);8;0;1);&quot;&quot;);IF(9 &lt; [.$I12];CHAR(10);&quot;&quot;);IF(9 &lt; [.$I12];OFFSET(INDIRECT([.$H12]);9;0;1);&quot;&quot;);IF(10 &lt; [.$I12];CHAR(10);&quot;&quot;);IF(10 &lt; [.$I12];OFFSET(INDIRECT([.$H12]);10;0;1);&quot;&quot;);IF(11 &lt; [.$I12];CHAR(10);&quot;&quot;);IF(11 &lt; [.$I12];OFFSET(INDIRECT([.$H12]);11;0;1);&quot;&quot;);IF(12 &lt; [.$I12];CHAR(10);&quot;&quot;);IF(12 &lt; [.$I12];OFFSET(INDIRECT([.$H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54" table:formula="of:=OFFSET(INDIRECT([.$D12]);0;4;1)" office:value-type="boolean" office:boolean-value="false" calcext:value-type="boolean">
            <text:p>FALSCH</text:p>
          </table:table-cell>
          <table:table-cell table:style-name="ce154" table:formula="of:=OFFSET(INDIRECT([.$D12]);0;3;1)" office:value-type="boolean" office:boolean-value="true" calcext:value-type="boolean">
            <text:p>WAHR</text:p>
          </table:table-cell>
          <table:table-cell table:style-name="ce154" table:formula="of:=OFFSET(INDIRECT([.$D12]);0;5;1)" office:value-type="boolean" office:boolean-value="false" calcext:value-type="boolean">
            <text:p>FALSCH</text:p>
          </table:table-cell>
          <table:table-cell table:style-name="ce154" table:formula="of:=OFFSET(INDIRECT([.$D12]);0;6;1)" office:value-type="boolean" office:boolean-value="false" calcext:value-type="boolean">
            <text:p>FALSCH</text:p>
          </table:table-cell>
          <table:table-cell table:style-name="ce156" table:formula="of:=(IF(OR(0;IF(0 &lt; [.$I12];OFFSET(INDIRECT([.$H12]);0;5;1);0);IF(1 &lt; [.$I12];OFFSET(INDIRECT([.$H12]);1;5;1);0);IF(2 &lt; [.$I12];OFFSET(INDIRECT([.$H12]);2;5;1);0);IF(3 &lt; [.$I12];OFFSET(INDIRECT([.$H12]);3;5;1);0);IF(4 &lt; [.$I12];OFFSET(INDIRECT([.$H12]);4;5;1);0);IF(5 &lt; [.$I12];OFFSET(INDIRECT([.$H12]);5;5;1);0);IF(6 &lt; [.$I12];OFFSET(INDIRECT([.$H12]);6;5;1);0);IF(7 &lt; [.$I12];OFFSET(INDIRECT([.$H12]);7;5;1);0);IF(8 &lt; [.$I12];OFFSET(INDIRECT([.$H12]);8;5;1);0);IF(9 &lt; [.$I12];OFFSET(INDIRECT([.$H12]);9;5;1);0);IF(10 &lt; [.$I12];OFFSET(INDIRECT([.$H12]);10;5;1);0);IF(11 &lt; [.$I12];OFFSET(INDIRECT([.$H12]);11;5;1);0);IF(12 &lt; [.$I12];OFFSET(INDIRECT([.$H12]);12;5;1);0));1;0))" office:value-type="boolean" office:boolean-value="false" calcext:value-type="boolean">
            <text:p>FALSCH</text:p>
          </table:table-cell>
          <table:table-cell table:style-name="ce156" table:formula="of:=(IF(OR(0;IF(0 &lt; [.$I12];OFFSET(INDIRECT([.$H12]);0;6;1);0);IF(1 &lt; [.$I12];OFFSET(INDIRECT([.$H12]);1;6;1);0);IF(2 &lt; [.$I12];OFFSET(INDIRECT([.$H12]);2;6;1);0);IF(3 &lt; [.$I12];OFFSET(INDIRECT([.$H12]);3;6;1);0);IF(4 &lt; [.$I12];OFFSET(INDIRECT([.$H12]);4;6;1);0);IF(5 &lt; [.$I12];OFFSET(INDIRECT([.$H12]);5;6;1);0);IF(6 &lt; [.$I12];OFFSET(INDIRECT([.$H12]);6;6;1);0);IF(7 &lt; [.$I12];OFFSET(INDIRECT([.$H12]);7;6;1);0);IF(8 &lt; [.$I12];OFFSET(INDIRECT([.$H12]);8;6;1);0);IF(9 &lt; [.$I12];OFFSET(INDIRECT([.$H12]);9;6;1);0);IF(10 &lt; [.$I12];OFFSET(INDIRECT([.$H12]);10;6;1);0);IF(11 &lt; [.$I12];OFFSET(INDIRECT([.$H12]);11;6;1);0);IF(12 &lt; [.$I12];OFFSET(INDIRECT([.$H12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5">
          <table:table-cell table:formula="of:=(1000*[.$B13])+[.$F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13]);0;1;1)" office:value-type="string" office:string-value="2a" calcext:value-type="string">
            <text:p>2a</text:p>
          </table:table-cell>
          <table:table-cell table:style-name="ce140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04" table:formula="of:=OFFSET(INDIRECT([.$D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47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I13];OFFSET(INDIRECT([.$H13]);0;0;1);&quot;&quot;);IF(1 &lt; [.$I13];CHAR(10);&quot;&quot;);IF(1 &lt; [.$I13];OFFSET(INDIRECT([.$H13]);1;0;1);&quot;&quot;);IF(2 &lt; [.$I13];CHAR(10);&quot;&quot;);IF(2 &lt; [.$I13];OFFSET(INDIRECT([.$H13]);2;0;1);&quot;&quot;);IF(3 &lt; [.$I13];CHAR(10);&quot;&quot;);IF(3 &lt; [.$I13];OFFSET(INDIRECT([.$H13]);3;0;1);&quot;&quot;);IF(4 &lt; [.$I13];CHAR(10);&quot;&quot;);IF(4 &lt; [.$I13];OFFSET(INDIRECT([.$H13]);4;0;1);&quot;&quot;);IF(5 &lt; [.$I13];CHAR(10);&quot;&quot;);IF(5 &lt; [.$I13];OFFSET(INDIRECT([.$H13]);5;0;1);&quot;&quot;);IF(6 &lt; [.$I13];CHAR(10);&quot;&quot;);IF(6 &lt; [.$I13];OFFSET(INDIRECT([.$H13]);6;0;1);&quot;&quot;);IF(7 &lt; [.$I13];CHAR(10);&quot;&quot;);IF(7 &lt; [.$I13];OFFSET(INDIRECT([.$H13]);7;0;1);&quot;&quot;);IF(8 &lt; [.$I13];CHAR(10);&quot;&quot;);IF(8 &lt; [.$I13];OFFSET(INDIRECT([.$H13]);8;0;1);&quot;&quot;);IF(9 &lt; [.$I13];CHAR(10);&quot;&quot;);IF(9 &lt; [.$I13];OFFSET(INDIRECT([.$H13]);9;0;1);&quot;&quot;);IF(10 &lt; [.$I13];CHAR(10);&quot;&quot;);IF(10 &lt; [.$I13];OFFSET(INDIRECT([.$H13]);10;0;1);&quot;&quot;);IF(11 &lt; [.$I13];CHAR(10);&quot;&quot;);IF(11 &lt; [.$I13];OFFSET(INDIRECT([.$H13]);11;0;1);&quot;&quot;);IF(12 &lt; [.$I13];CHAR(10);&quot;&quot;);IF(12 &lt; [.$I13];OFFSET(INDIRECT([.$H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54" table:formula="of:=OFFSET(INDIRECT([.$D13]);0;4;1)" office:value-type="boolean" office:boolean-value="false" calcext:value-type="boolean">
            <text:p>FALSCH</text:p>
          </table:table-cell>
          <table:table-cell table:style-name="ce154" table:formula="of:=OFFSET(INDIRECT([.$D13]);0;3;1)" office:value-type="boolean" office:boolean-value="true" calcext:value-type="boolean">
            <text:p>WAHR</text:p>
          </table:table-cell>
          <table:table-cell table:style-name="ce154" table:formula="of:=OFFSET(INDIRECT([.$D13]);0;5;1)" office:value-type="boolean" office:boolean-value="false" calcext:value-type="boolean">
            <text:p>FALSCH</text:p>
          </table:table-cell>
          <table:table-cell table:style-name="ce154" table:formula="of:=OFFSET(INDIRECT([.$D13]);0;6;1)" office:value-type="boolean" office:boolean-value="false" calcext:value-type="boolean">
            <text:p>FALSCH</text:p>
          </table:table-cell>
          <table:table-cell table:style-name="ce156" table:formula="of:=(IF(OR(0;IF(0 &lt; [.$I13];OFFSET(INDIRECT([.$H13]);0;5;1);0);IF(1 &lt; [.$I13];OFFSET(INDIRECT([.$H13]);1;5;1);0);IF(2 &lt; [.$I13];OFFSET(INDIRECT([.$H13]);2;5;1);0);IF(3 &lt; [.$I13];OFFSET(INDIRECT([.$H13]);3;5;1);0);IF(4 &lt; [.$I13];OFFSET(INDIRECT([.$H13]);4;5;1);0);IF(5 &lt; [.$I13];OFFSET(INDIRECT([.$H13]);5;5;1);0);IF(6 &lt; [.$I13];OFFSET(INDIRECT([.$H13]);6;5;1);0);IF(7 &lt; [.$I13];OFFSET(INDIRECT([.$H13]);7;5;1);0);IF(8 &lt; [.$I13];OFFSET(INDIRECT([.$H13]);8;5;1);0);IF(9 &lt; [.$I13];OFFSET(INDIRECT([.$H13]);9;5;1);0);IF(10 &lt; [.$I13];OFFSET(INDIRECT([.$H13]);10;5;1);0);IF(11 &lt; [.$I13];OFFSET(INDIRECT([.$H13]);11;5;1);0);IF(12 &lt; [.$I13];OFFSET(INDIRECT([.$H13]);12;5;1);0));1;0))" office:value-type="boolean" office:boolean-value="false" calcext:value-type="boolean">
            <text:p>FALSCH</text:p>
          </table:table-cell>
          <table:table-cell table:style-name="ce156" table:formula="of:=(IF(OR(0;IF(0 &lt; [.$I13];OFFSET(INDIRECT([.$H13]);0;6;1);0);IF(1 &lt; [.$I13];OFFSET(INDIRECT([.$H13]);1;6;1);0);IF(2 &lt; [.$I13];OFFSET(INDIRECT([.$H13]);2;6;1);0);IF(3 &lt; [.$I13];OFFSET(INDIRECT([.$H13]);3;6;1);0);IF(4 &lt; [.$I13];OFFSET(INDIRECT([.$H13]);4;6;1);0);IF(5 &lt; [.$I13];OFFSET(INDIRECT([.$H13]);5;6;1);0);IF(6 &lt; [.$I13];OFFSET(INDIRECT([.$H13]);6;6;1);0);IF(7 &lt; [.$I13];OFFSET(INDIRECT([.$H13]);7;6;1);0);IF(8 &lt; [.$I13];OFFSET(INDIRECT([.$H13]);8;6;1);0);IF(9 &lt; [.$I13];OFFSET(INDIRECT([.$H13]);9;6;1);0);IF(10 &lt; [.$I13];OFFSET(INDIRECT([.$H13]);10;6;1);0);IF(11 &lt; [.$I13];OFFSET(INDIRECT([.$H13]);11;6;1);0);IF(12 &lt; [.$I13];OFFSET(INDIRECT([.$H13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1">
          <table:table-cell table:formula="of:=(1000*[.$B14])+[.$F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4]);0;1;1)" office:value-type="string" office:string-value="2b" calcext:value-type="string">
            <text:p>2b</text:p>
          </table:table-cell>
          <table:table-cell table:style-name="ce140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04" table:formula="of:=OFFSET(INDIRECT([.$D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47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14];OFFSET(INDIRECT([.$H14]);0;0;1);&quot;&quot;);IF(1 &lt; [.$I14];CHAR(10);&quot;&quot;);IF(1 &lt; [.$I14];OFFSET(INDIRECT([.$H14]);1;0;1);&quot;&quot;);IF(2 &lt; [.$I14];CHAR(10);&quot;&quot;);IF(2 &lt; [.$I14];OFFSET(INDIRECT([.$H14]);2;0;1);&quot;&quot;);IF(3 &lt; [.$I14];CHAR(10);&quot;&quot;);IF(3 &lt; [.$I14];OFFSET(INDIRECT([.$H14]);3;0;1);&quot;&quot;);IF(4 &lt; [.$I14];CHAR(10);&quot;&quot;);IF(4 &lt; [.$I14];OFFSET(INDIRECT([.$H14]);4;0;1);&quot;&quot;);IF(5 &lt; [.$I14];CHAR(10);&quot;&quot;);IF(5 &lt; [.$I14];OFFSET(INDIRECT([.$H14]);5;0;1);&quot;&quot;);IF(6 &lt; [.$I14];CHAR(10);&quot;&quot;);IF(6 &lt; [.$I14];OFFSET(INDIRECT([.$H14]);6;0;1);&quot;&quot;);IF(7 &lt; [.$I14];CHAR(10);&quot;&quot;);IF(7 &lt; [.$I14];OFFSET(INDIRECT([.$H14]);7;0;1);&quot;&quot;);IF(8 &lt; [.$I14];CHAR(10);&quot;&quot;);IF(8 &lt; [.$I14];OFFSET(INDIRECT([.$H14]);8;0;1);&quot;&quot;);IF(9 &lt; [.$I14];CHAR(10);&quot;&quot;);IF(9 &lt; [.$I14];OFFSET(INDIRECT([.$H14]);9;0;1);&quot;&quot;);IF(10 &lt; [.$I14];CHAR(10);&quot;&quot;);IF(10 &lt; [.$I14];OFFSET(INDIRECT([.$H14]);10;0;1);&quot;&quot;);IF(11 &lt; [.$I14];CHAR(10);&quot;&quot;);IF(11 &lt; [.$I14];OFFSET(INDIRECT([.$H14]);11;0;1);&quot;&quot;);IF(12 &lt; [.$I14];CHAR(10);&quot;&quot;);IF(12 &lt; [.$I14];OFFSET(INDIRECT([.$H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54" table:formula="of:=OFFSET(INDIRECT([.$D14]);0;4;1)" office:value-type="boolean" office:boolean-value="true" calcext:value-type="boolean">
            <text:p>WAHR</text:p>
          </table:table-cell>
          <table:table-cell table:style-name="ce154" table:formula="of:=OFFSET(INDIRECT([.$D14]);0;3;1)" office:value-type="boolean" office:boolean-value="false" calcext:value-type="boolean">
            <text:p>FALSCH</text:p>
          </table:table-cell>
          <table:table-cell table:style-name="ce154" table:formula="of:=OFFSET(INDIRECT([.$D14]);0;5;1)" office:value-type="boolean" office:boolean-value="false" calcext:value-type="boolean">
            <text:p>FALSCH</text:p>
          </table:table-cell>
          <table:table-cell table:style-name="ce154" table:formula="of:=OFFSET(INDIRECT([.$D14]);0;6;1)" office:value-type="boolean" office:boolean-value="false" calcext:value-type="boolean">
            <text:p>FALSCH</text:p>
          </table:table-cell>
          <table:table-cell table:style-name="ce156" table:formula="of:=(IF(OR(0;IF(0 &lt; [.$I14];OFFSET(INDIRECT([.$H14]);0;5;1);0);IF(1 &lt; [.$I14];OFFSET(INDIRECT([.$H14]);1;5;1);0);IF(2 &lt; [.$I14];OFFSET(INDIRECT([.$H14]);2;5;1);0);IF(3 &lt; [.$I14];OFFSET(INDIRECT([.$H14]);3;5;1);0);IF(4 &lt; [.$I14];OFFSET(INDIRECT([.$H14]);4;5;1);0);IF(5 &lt; [.$I14];OFFSET(INDIRECT([.$H14]);5;5;1);0);IF(6 &lt; [.$I14];OFFSET(INDIRECT([.$H14]);6;5;1);0);IF(7 &lt; [.$I14];OFFSET(INDIRECT([.$H14]);7;5;1);0);IF(8 &lt; [.$I14];OFFSET(INDIRECT([.$H14]);8;5;1);0);IF(9 &lt; [.$I14];OFFSET(INDIRECT([.$H14]);9;5;1);0);IF(10 &lt; [.$I14];OFFSET(INDIRECT([.$H14]);10;5;1);0);IF(11 &lt; [.$I14];OFFSET(INDIRECT([.$H14]);11;5;1);0);IF(12 &lt; [.$I14];OFFSET(INDIRECT([.$H14]);12;5;1);0));1;0))" office:value-type="boolean" office:boolean-value="false" calcext:value-type="boolean">
            <text:p>FALSCH</text:p>
          </table:table-cell>
          <table:table-cell table:style-name="ce156" table:formula="of:=(IF(OR(0;IF(0 &lt; [.$I14];OFFSET(INDIRECT([.$H14]);0;6;1);0);IF(1 &lt; [.$I14];OFFSET(INDIRECT([.$H14]);1;6;1);0);IF(2 &lt; [.$I14];OFFSET(INDIRECT([.$H14]);2;6;1);0);IF(3 &lt; [.$I14];OFFSET(INDIRECT([.$H14]);3;6;1);0);IF(4 &lt; [.$I14];OFFSET(INDIRECT([.$H14]);4;6;1);0);IF(5 &lt; [.$I14];OFFSET(INDIRECT([.$H14]);5;6;1);0);IF(6 &lt; [.$I14];OFFSET(INDIRECT([.$H14]);6;6;1);0);IF(7 &lt; [.$I14];OFFSET(INDIRECT([.$H14]);7;6;1);0);IF(8 &lt; [.$I14];OFFSET(INDIRECT([.$H14]);8;6;1);0);IF(9 &lt; [.$I14];OFFSET(INDIRECT([.$H14]);9;6;1);0);IF(10 &lt; [.$I14];OFFSET(INDIRECT([.$H14]);10;6;1);0);IF(11 &lt; [.$I14];OFFSET(INDIRECT([.$H14]);11;6;1);0);IF(12 &lt; [.$I14];OFFSET(INDIRECT([.$H14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4">
          <table:table-cell table:formula="of:=(1000*[.$B15])+[.$F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5]);0;1;1)" office:value-type="string" office:string-value="2b" calcext:value-type="string">
            <text:p>2b</text:p>
          </table:table-cell>
          <table:table-cell table:style-name="ce140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04" table:formula="of:=OFFSET(INDIRECT([.$D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Errichten, Ändern und Prüfen von vernetzten Systemen / Installieren und Konfigurieren von Netzwerken</text:p>
          </table:table-cell>
          <table:table-cell table:style-name="ce147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5];OFFSET(INDIRECT([.$H15]);0;0;1);&quot;&quot;);IF(1 &lt; [.$I15];CHAR(10);&quot;&quot;);IF(1 &lt; [.$I15];OFFSET(INDIRECT([.$H15]);1;0;1);&quot;&quot;);IF(2 &lt; [.$I15];CHAR(10);&quot;&quot;);IF(2 &lt; [.$I15];OFFSET(INDIRECT([.$H15]);2;0;1);&quot;&quot;);IF(3 &lt; [.$I15];CHAR(10);&quot;&quot;);IF(3 &lt; [.$I15];OFFSET(INDIRECT([.$H15]);3;0;1);&quot;&quot;);IF(4 &lt; [.$I15];CHAR(10);&quot;&quot;);IF(4 &lt; [.$I15];OFFSET(INDIRECT([.$H15]);4;0;1);&quot;&quot;);IF(5 &lt; [.$I15];CHAR(10);&quot;&quot;);IF(5 &lt; [.$I15];OFFSET(INDIRECT([.$H15]);5;0;1);&quot;&quot;);IF(6 &lt; [.$I15];CHAR(10);&quot;&quot;);IF(6 &lt; [.$I15];OFFSET(INDIRECT([.$H15]);6;0;1);&quot;&quot;);IF(7 &lt; [.$I15];CHAR(10);&quot;&quot;);IF(7 &lt; [.$I15];OFFSET(INDIRECT([.$H15]);7;0;1);&quot;&quot;);IF(8 &lt; [.$I15];CHAR(10);&quot;&quot;);IF(8 &lt; [.$I15];OFFSET(INDIRECT([.$H15]);8;0;1);&quot;&quot;);IF(9 &lt; [.$I15];CHAR(10);&quot;&quot;);IF(9 &lt; [.$I15];OFFSET(INDIRECT([.$H15]);9;0;1);&quot;&quot;);IF(10 &lt; [.$I15];CHAR(10);&quot;&quot;);IF(10 &lt; [.$I15];OFFSET(INDIRECT([.$H15]);10;0;1);&quot;&quot;);IF(11 &lt; [.$I15];CHAR(10);&quot;&quot;);IF(11 &lt; [.$I15];OFFSET(INDIRECT([.$H15]);11;0;1);&quot;&quot;);IF(12 &lt; [.$I15];CHAR(10);&quot;&quot;);IF(12 &lt; [.$I15];OFFSET(INDIRECT([.$H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54" table:formula="of:=OFFSET(INDIRECT([.$D15]);0;4;1)" office:value-type="boolean" office:boolean-value="true" calcext:value-type="boolean">
            <text:p>WAHR</text:p>
          </table:table-cell>
          <table:table-cell table:style-name="ce154" table:formula="of:=OFFSET(INDIRECT([.$D15]);0;3;1)" office:value-type="boolean" office:boolean-value="false" calcext:value-type="boolean">
            <text:p>FALSCH</text:p>
          </table:table-cell>
          <table:table-cell table:style-name="ce154" table:formula="of:=OFFSET(INDIRECT([.$D15]);0;5;1)" office:value-type="boolean" office:boolean-value="false" calcext:value-type="boolean">
            <text:p>FALSCH</text:p>
          </table:table-cell>
          <table:table-cell table:style-name="ce154" table:formula="of:=OFFSET(INDIRECT([.$D15]);0;6;1)" office:value-type="boolean" office:boolean-value="false" calcext:value-type="boolean">
            <text:p>FALSCH</text:p>
          </table:table-cell>
          <table:table-cell table:style-name="ce156" table:formula="of:=(IF(OR(0;IF(0 &lt; [.$I15];OFFSET(INDIRECT([.$H15]);0;5;1);0);IF(1 &lt; [.$I15];OFFSET(INDIRECT([.$H15]);1;5;1);0);IF(2 &lt; [.$I15];OFFSET(INDIRECT([.$H15]);2;5;1);0);IF(3 &lt; [.$I15];OFFSET(INDIRECT([.$H15]);3;5;1);0);IF(4 &lt; [.$I15];OFFSET(INDIRECT([.$H15]);4;5;1);0);IF(5 &lt; [.$I15];OFFSET(INDIRECT([.$H15]);5;5;1);0);IF(6 &lt; [.$I15];OFFSET(INDIRECT([.$H15]);6;5;1);0);IF(7 &lt; [.$I15];OFFSET(INDIRECT([.$H15]);7;5;1);0);IF(8 &lt; [.$I15];OFFSET(INDIRECT([.$H15]);8;5;1);0);IF(9 &lt; [.$I15];OFFSET(INDIRECT([.$H15]);9;5;1);0);IF(10 &lt; [.$I15];OFFSET(INDIRECT([.$H15]);10;5;1);0);IF(11 &lt; [.$I15];OFFSET(INDIRECT([.$H15]);11;5;1);0);IF(12 &lt; [.$I15];OFFSET(INDIRECT([.$H15]);12;5;1);0));1;0))" office:value-type="boolean" office:boolean-value="false" calcext:value-type="boolean">
            <text:p>FALSCH</text:p>
          </table:table-cell>
          <table:table-cell table:style-name="ce156" table:formula="of:=(IF(OR(0;IF(0 &lt; [.$I15];OFFSET(INDIRECT([.$H15]);0;6;1);0);IF(1 &lt; [.$I15];OFFSET(INDIRECT([.$H15]);1;6;1);0);IF(2 &lt; [.$I15];OFFSET(INDIRECT([.$H15]);2;6;1);0);IF(3 &lt; [.$I15];OFFSET(INDIRECT([.$H15]);3;6;1);0);IF(4 &lt; [.$I15];OFFSET(INDIRECT([.$H15]);4;6;1);0);IF(5 &lt; [.$I15];OFFSET(INDIRECT([.$H15]);5;6;1);0);IF(6 &lt; [.$I15];OFFSET(INDIRECT([.$H15]);6;6;1);0);IF(7 &lt; [.$I15];OFFSET(INDIRECT([.$H15]);7;6;1);0);IF(8 &lt; [.$I15];OFFSET(INDIRECT([.$H15]);8;6;1);0);IF(9 &lt; [.$I15];OFFSET(INDIRECT([.$H15]);9;6;1);0);IF(10 &lt; [.$I15];OFFSET(INDIRECT([.$H15]);10;6;1);0);IF(11 &lt; [.$I15];OFFSET(INDIRECT([.$H15]);11;6;1);0);IF(12 &lt; [.$I15];OFFSET(INDIRECT([.$H15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2">
          <table:table-cell table:formula="of:=(1000*[.$B16])+[.$F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6]);0;1;1)" office:value-type="string" office:string-value="2b" calcext:value-type="string">
            <text:p>2b</text:p>
          </table:table-cell>
          <table:table-cell table:style-name="ce140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04" table:formula="of:=OFFSET(INDIRECT([.$D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Betreiben von vernetzten Systemen und Sicherstellen der Systemverfügbarkeit / Administrieren von IT-Systemen</text:p>
          </table:table-cell>
          <table:table-cell table:style-name="ce147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style-name="ce150" office:value-type="float" office:value="9" calcext:value-type="float">
            <text:p>9</text:p>
          </table:table-cell>
          <table:table-cell table:style-name="ce147" table:formula="of:=CONCATENATE(IF(0 &lt; [.$I16];OFFSET(INDIRECT([.$H16]);0;0;1);&quot;&quot;);IF(1 &lt; [.$I16];CHAR(10);&quot;&quot;);IF(1 &lt; [.$I16];OFFSET(INDIRECT([.$H16]);1;0;1);&quot;&quot;);IF(2 &lt; [.$I16];CHAR(10);&quot;&quot;);IF(2 &lt; [.$I16];OFFSET(INDIRECT([.$H16]);2;0;1);&quot;&quot;);IF(3 &lt; [.$I16];CHAR(10);&quot;&quot;);IF(3 &lt; [.$I16];OFFSET(INDIRECT([.$H16]);3;0;1);&quot;&quot;);IF(4 &lt; [.$I16];CHAR(10);&quot;&quot;);IF(4 &lt; [.$I16];OFFSET(INDIRECT([.$H16]);4;0;1);&quot;&quot;);IF(5 &lt; [.$I16];CHAR(10);&quot;&quot;);IF(5 &lt; [.$I16];OFFSET(INDIRECT([.$H16]);5;0;1);&quot;&quot;);IF(6 &lt; [.$I16];CHAR(10);&quot;&quot;);IF(6 &lt; [.$I16];OFFSET(INDIRECT([.$H16]);6;0;1);&quot;&quot;);IF(7 &lt; [.$I16];CHAR(10);&quot;&quot;);IF(7 &lt; [.$I16];OFFSET(INDIRECT([.$H16]);7;0;1);&quot;&quot;);IF(8 &lt; [.$I16];CHAR(10);&quot;&quot;);IF(8 &lt; [.$I16];OFFSET(INDIRECT([.$H16]);8;0;1);&quot;&quot;);IF(9 &lt; [.$I16];CHAR(10);&quot;&quot;);IF(9 &lt; [.$I16];OFFSET(INDIRECT([.$H16]);9;0;1);&quot;&quot;);IF(10 &lt; [.$I16];CHAR(10);&quot;&quot;);IF(10 &lt; [.$I16];OFFSET(INDIRECT([.$H16]);10;0;1);&quot;&quot;);IF(11 &lt; [.$I16];CHAR(10);&quot;&quot;);IF(11 &lt; [.$I16];OFFSET(INDIRECT([.$H16]);11;0;1);&quot;&quot;);IF(12 &lt; [.$I16];CHAR(10);&quot;&quot;);IF(12 &lt; [.$I16];OFFSET(INDIRECT([.$H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54" table:formula="of:=OFFSET(INDIRECT([.$D16]);0;4;1)" office:value-type="boolean" office:boolean-value="true" calcext:value-type="boolean">
            <text:p>WAHR</text:p>
          </table:table-cell>
          <table:table-cell table:style-name="ce154" table:formula="of:=OFFSET(INDIRECT([.$D16]);0;3;1)" office:value-type="boolean" office:boolean-value="false" calcext:value-type="boolean">
            <text:p>FALSCH</text:p>
          </table:table-cell>
          <table:table-cell table:style-name="ce154" table:formula="of:=OFFSET(INDIRECT([.$D16]);0;5;1)" office:value-type="boolean" office:boolean-value="false" calcext:value-type="boolean">
            <text:p>FALSCH</text:p>
          </table:table-cell>
          <table:table-cell table:style-name="ce154" table:formula="of:=OFFSET(INDIRECT([.$D16]);0;6;1)" office:value-type="boolean" office:boolean-value="false" calcext:value-type="boolean">
            <text:p>FALSCH</text:p>
          </table:table-cell>
          <table:table-cell table:style-name="ce156" table:formula="of:=(IF(OR(0;IF(0 &lt; [.$I16];OFFSET(INDIRECT([.$H16]);0;5;1);0);IF(1 &lt; [.$I16];OFFSET(INDIRECT([.$H16]);1;5;1);0);IF(2 &lt; [.$I16];OFFSET(INDIRECT([.$H16]);2;5;1);0);IF(3 &lt; [.$I16];OFFSET(INDIRECT([.$H16]);3;5;1);0);IF(4 &lt; [.$I16];OFFSET(INDIRECT([.$H16]);4;5;1);0);IF(5 &lt; [.$I16];OFFSET(INDIRECT([.$H16]);5;5;1);0);IF(6 &lt; [.$I16];OFFSET(INDIRECT([.$H16]);6;5;1);0);IF(7 &lt; [.$I16];OFFSET(INDIRECT([.$H16]);7;5;1);0);IF(8 &lt; [.$I16];OFFSET(INDIRECT([.$H16]);8;5;1);0);IF(9 &lt; [.$I16];OFFSET(INDIRECT([.$H16]);9;5;1);0);IF(10 &lt; [.$I16];OFFSET(INDIRECT([.$H16]);10;5;1);0);IF(11 &lt; [.$I16];OFFSET(INDIRECT([.$H16]);11;5;1);0);IF(12 &lt; [.$I16];OFFSET(INDIRECT([.$H16]);12;5;1);0));1;0))" office:value-type="boolean" office:boolean-value="false" calcext:value-type="boolean">
            <text:p>FALSCH</text:p>
          </table:table-cell>
          <table:table-cell table:style-name="ce156" table:formula="of:=(IF(OR(0;IF(0 &lt; [.$I16];OFFSET(INDIRECT([.$H16]);0;6;1);0);IF(1 &lt; [.$I16];OFFSET(INDIRECT([.$H16]);1;6;1);0);IF(2 &lt; [.$I16];OFFSET(INDIRECT([.$H16]);2;6;1);0);IF(3 &lt; [.$I16];OFFSET(INDIRECT([.$H16]);3;6;1);0);IF(4 &lt; [.$I16];OFFSET(INDIRECT([.$H16]);4;6;1);0);IF(5 &lt; [.$I16];OFFSET(INDIRECT([.$H16]);5;6;1);0);IF(6 &lt; [.$I16];OFFSET(INDIRECT([.$H16]);6;6;1);0);IF(7 &lt; [.$I16];OFFSET(INDIRECT([.$H16]);7;6;1);0);IF(8 &lt; [.$I16];OFFSET(INDIRECT([.$H16]);8;6;1);0);IF(9 &lt; [.$I16];OFFSET(INDIRECT([.$H16]);9;6;1);0);IF(10 &lt; [.$I16];OFFSET(INDIRECT([.$H16]);10;6;1);0);IF(11 &lt; [.$I16];OFFSET(INDIRECT([.$H16]);11;6;1);0);IF(12 &lt; [.$I16];OFFSET(INDIRECT([.$H16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6">
          <table:table-cell table:formula="of:=(1000*[.$B17])+[.$F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7]);0;1;1)" office:value-type="string" office:string-value="2c" calcext:value-type="string">
            <text:p>2c</text:p>
          </table:table-cell>
          <table:table-cell table:style-name="ce140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04" table:formula="of:=OFFSET(INDIRECT([.$D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Analysieren von Arbeits- und Geschäftsprozessen</text:p>
          </table:table-cell>
          <table:table-cell table:style-name="ce147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7];OFFSET(INDIRECT([.$H17]);0;0;1);&quot;&quot;);IF(1 &lt; [.$I17];CHAR(10);&quot;&quot;);IF(1 &lt; [.$I17];OFFSET(INDIRECT([.$H17]);1;0;1);&quot;&quot;);IF(2 &lt; [.$I17];CHAR(10);&quot;&quot;);IF(2 &lt; [.$I17];OFFSET(INDIRECT([.$H17]);2;0;1);&quot;&quot;);IF(3 &lt; [.$I17];CHAR(10);&quot;&quot;);IF(3 &lt; [.$I17];OFFSET(INDIRECT([.$H17]);3;0;1);&quot;&quot;);IF(4 &lt; [.$I17];CHAR(10);&quot;&quot;);IF(4 &lt; [.$I17];OFFSET(INDIRECT([.$H17]);4;0;1);&quot;&quot;);IF(5 &lt; [.$I17];CHAR(10);&quot;&quot;);IF(5 &lt; [.$I17];OFFSET(INDIRECT([.$H17]);5;0;1);&quot;&quot;);IF(6 &lt; [.$I17];CHAR(10);&quot;&quot;);IF(6 &lt; [.$I17];OFFSET(INDIRECT([.$H17]);6;0;1);&quot;&quot;);IF(7 &lt; [.$I17];CHAR(10);&quot;&quot;);IF(7 &lt; [.$I17];OFFSET(INDIRECT([.$H17]);7;0;1);&quot;&quot;);IF(8 &lt; [.$I17];CHAR(10);&quot;&quot;);IF(8 &lt; [.$I17];OFFSET(INDIRECT([.$H17]);8;0;1);&quot;&quot;);IF(9 &lt; [.$I17];CHAR(10);&quot;&quot;);IF(9 &lt; [.$I17];OFFSET(INDIRECT([.$H17]);9;0;1);&quot;&quot;);IF(10 &lt; [.$I17];CHAR(10);&quot;&quot;);IF(10 &lt; [.$I17];OFFSET(INDIRECT([.$H17]);10;0;1);&quot;&quot;);IF(11 &lt; [.$I17];CHAR(10);&quot;&quot;);IF(11 &lt; [.$I17];OFFSET(INDIRECT([.$H17]);11;0;1);&quot;&quot;);IF(12 &lt; [.$I17];CHAR(10);&quot;&quot;);IF(12 &lt; [.$I17];OFFSET(INDIRECT([.$H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54" table:formula="of:=OFFSET(INDIRECT([.$D17]);0;4;1)" office:value-type="boolean" office:boolean-value="false" calcext:value-type="boolean">
            <text:p>FALSCH</text:p>
          </table:table-cell>
          <table:table-cell table:style-name="ce154" table:formula="of:=OFFSET(INDIRECT([.$D17]);0;3;1)" office:value-type="boolean" office:boolean-value="false" calcext:value-type="boolean">
            <text:p>FALSCH</text:p>
          </table:table-cell>
          <table:table-cell table:style-name="ce154" table:formula="of:=OFFSET(INDIRECT([.$D17]);0;5;1)" office:value-type="boolean" office:boolean-value="true" calcext:value-type="boolean">
            <text:p>WAHR</text:p>
          </table:table-cell>
          <table:table-cell table:style-name="ce154" table:formula="of:=OFFSET(INDIRECT([.$D17]);0;6;1)" office:value-type="boolean" office:boolean-value="false" calcext:value-type="boolean">
            <text:p>FALSCH</text:p>
          </table:table-cell>
          <table:table-cell table:style-name="ce156" table:formula="of:=(IF(OR(0;IF(0 &lt; [.$I17];OFFSET(INDIRECT([.$H17]);0;5;1);0);IF(1 &lt; [.$I17];OFFSET(INDIRECT([.$H17]);1;5;1);0);IF(2 &lt; [.$I17];OFFSET(INDIRECT([.$H17]);2;5;1);0);IF(3 &lt; [.$I17];OFFSET(INDIRECT([.$H17]);3;5;1);0);IF(4 &lt; [.$I17];OFFSET(INDIRECT([.$H17]);4;5;1);0);IF(5 &lt; [.$I17];OFFSET(INDIRECT([.$H17]);5;5;1);0);IF(6 &lt; [.$I17];OFFSET(INDIRECT([.$H17]);6;5;1);0);IF(7 &lt; [.$I17];OFFSET(INDIRECT([.$H17]);7;5;1);0);IF(8 &lt; [.$I17];OFFSET(INDIRECT([.$H17]);8;5;1);0);IF(9 &lt; [.$I17];OFFSET(INDIRECT([.$H17]);9;5;1);0);IF(10 &lt; [.$I17];OFFSET(INDIRECT([.$H17]);10;5;1);0);IF(11 &lt; [.$I17];OFFSET(INDIRECT([.$H17]);11;5;1);0);IF(12 &lt; [.$I17];OFFSET(INDIRECT([.$H17]);12;5;1);0));1;0))" office:value-type="boolean" office:boolean-value="true" calcext:value-type="boolean">
            <text:p>WAHR</text:p>
          </table:table-cell>
          <table:table-cell table:style-name="ce156" table:formula="of:=(IF(OR(0;IF(0 &lt; [.$I17];OFFSET(INDIRECT([.$H17]);0;6;1);0);IF(1 &lt; [.$I17];OFFSET(INDIRECT([.$H17]);1;6;1);0);IF(2 &lt; [.$I17];OFFSET(INDIRECT([.$H17]);2;6;1);0);IF(3 &lt; [.$I17];OFFSET(INDIRECT([.$H17]);3;6;1);0);IF(4 &lt; [.$I17];OFFSET(INDIRECT([.$H17]);4;6;1);0);IF(5 &lt; [.$I17];OFFSET(INDIRECT([.$H17]);5;6;1);0);IF(6 &lt; [.$I17];OFFSET(INDIRECT([.$H17]);6;6;1);0);IF(7 &lt; [.$I17];OFFSET(INDIRECT([.$H17]);7;6;1);0);IF(8 &lt; [.$I17];OFFSET(INDIRECT([.$H17]);8;6;1);0);IF(9 &lt; [.$I17];OFFSET(INDIRECT([.$H17]);9;6;1);0);IF(10 &lt; [.$I17];OFFSET(INDIRECT([.$H17]);10;6;1);0);IF(11 &lt; [.$I17];OFFSET(INDIRECT([.$H17]);11;6;1);0);IF(12 &lt; [.$I17];OFFSET(INDIRECT([.$H17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4">
          <table:table-cell table:formula="of:=(1000*[.$B18])+[.$F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8]);0;1;1)" office:value-type="string" office:string-value="2c" calcext:value-type="string">
            <text:p>2c</text:p>
          </table:table-cell>
          <table:table-cell table:style-name="ce140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04" table:formula="of:=OFFSET(INDIRECT([.$D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Analysieren von Datenquellen und Bereitstellen von Daten</text:p>
          </table:table-cell>
          <table:table-cell table:style-name="ce147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8];OFFSET(INDIRECT([.$H18]);0;0;1);&quot;&quot;);IF(1 &lt; [.$I18];CHAR(10);&quot;&quot;);IF(1 &lt; [.$I18];OFFSET(INDIRECT([.$H18]);1;0;1);&quot;&quot;);IF(2 &lt; [.$I18];CHAR(10);&quot;&quot;);IF(2 &lt; [.$I18];OFFSET(INDIRECT([.$H18]);2;0;1);&quot;&quot;);IF(3 &lt; [.$I18];CHAR(10);&quot;&quot;);IF(3 &lt; [.$I18];OFFSET(INDIRECT([.$H18]);3;0;1);&quot;&quot;);IF(4 &lt; [.$I18];CHAR(10);&quot;&quot;);IF(4 &lt; [.$I18];OFFSET(INDIRECT([.$H18]);4;0;1);&quot;&quot;);IF(5 &lt; [.$I18];CHAR(10);&quot;&quot;);IF(5 &lt; [.$I18];OFFSET(INDIRECT([.$H18]);5;0;1);&quot;&quot;);IF(6 &lt; [.$I18];CHAR(10);&quot;&quot;);IF(6 &lt; [.$I18];OFFSET(INDIRECT([.$H18]);6;0;1);&quot;&quot;);IF(7 &lt; [.$I18];CHAR(10);&quot;&quot;);IF(7 &lt; [.$I18];OFFSET(INDIRECT([.$H18]);7;0;1);&quot;&quot;);IF(8 &lt; [.$I18];CHAR(10);&quot;&quot;);IF(8 &lt; [.$I18];OFFSET(INDIRECT([.$H18]);8;0;1);&quot;&quot;);IF(9 &lt; [.$I18];CHAR(10);&quot;&quot;);IF(9 &lt; [.$I18];OFFSET(INDIRECT([.$H18]);9;0;1);&quot;&quot;);IF(10 &lt; [.$I18];CHAR(10);&quot;&quot;);IF(10 &lt; [.$I18];OFFSET(INDIRECT([.$H18]);10;0;1);&quot;&quot;);IF(11 &lt; [.$I18];CHAR(10);&quot;&quot;);IF(11 &lt; [.$I18];OFFSET(INDIRECT([.$H18]);11;0;1);&quot;&quot;);IF(12 &lt; [.$I18];CHAR(10);&quot;&quot;);IF(12 &lt; [.$I18];OFFSET(INDIRECT([.$H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54" table:formula="of:=OFFSET(INDIRECT([.$D18]);0;4;1)" office:value-type="boolean" office:boolean-value="false" calcext:value-type="boolean">
            <text:p>FALSCH</text:p>
          </table:table-cell>
          <table:table-cell table:style-name="ce154" table:formula="of:=OFFSET(INDIRECT([.$D18]);0;3;1)" office:value-type="boolean" office:boolean-value="false" calcext:value-type="boolean">
            <text:p>FALSCH</text:p>
          </table:table-cell>
          <table:table-cell table:style-name="ce154" table:formula="of:=OFFSET(INDIRECT([.$D18]);0;5;1)" office:value-type="boolean" office:boolean-value="true" calcext:value-type="boolean">
            <text:p>WAHR</text:p>
          </table:table-cell>
          <table:table-cell table:style-name="ce154" table:formula="of:=OFFSET(INDIRECT([.$D18]);0;6;1)" office:value-type="boolean" office:boolean-value="false" calcext:value-type="boolean">
            <text:p>FALSCH</text:p>
          </table:table-cell>
          <table:table-cell table:style-name="ce156" table:formula="of:=(IF(OR(0;IF(0 &lt; [.$I18];OFFSET(INDIRECT([.$H18]);0;5;1);0);IF(1 &lt; [.$I18];OFFSET(INDIRECT([.$H18]);1;5;1);0);IF(2 &lt; [.$I18];OFFSET(INDIRECT([.$H18]);2;5;1);0);IF(3 &lt; [.$I18];OFFSET(INDIRECT([.$H18]);3;5;1);0);IF(4 &lt; [.$I18];OFFSET(INDIRECT([.$H18]);4;5;1);0);IF(5 &lt; [.$I18];OFFSET(INDIRECT([.$H18]);5;5;1);0);IF(6 &lt; [.$I18];OFFSET(INDIRECT([.$H18]);6;5;1);0);IF(7 &lt; [.$I18];OFFSET(INDIRECT([.$H18]);7;5;1);0);IF(8 &lt; [.$I18];OFFSET(INDIRECT([.$H18]);8;5;1);0);IF(9 &lt; [.$I18];OFFSET(INDIRECT([.$H18]);9;5;1);0);IF(10 &lt; [.$I18];OFFSET(INDIRECT([.$H18]);10;5;1);0);IF(11 &lt; [.$I18];OFFSET(INDIRECT([.$H18]);11;5;1);0);IF(12 &lt; [.$I18];OFFSET(INDIRECT([.$H18]);12;5;1);0));1;0))" office:value-type="boolean" office:boolean-value="true" calcext:value-type="boolean">
            <text:p>WAHR</text:p>
          </table:table-cell>
          <table:table-cell table:style-name="ce156" table:formula="of:=(IF(OR(0;IF(0 &lt; [.$I18];OFFSET(INDIRECT([.$H18]);0;6;1);0);IF(1 &lt; [.$I18];OFFSET(INDIRECT([.$H18]);1;6;1);0);IF(2 &lt; [.$I18];OFFSET(INDIRECT([.$H18]);2;6;1);0);IF(3 &lt; [.$I18];OFFSET(INDIRECT([.$H18]);3;6;1);0);IF(4 &lt; [.$I18];OFFSET(INDIRECT([.$H18]);4;6;1);0);IF(5 &lt; [.$I18];OFFSET(INDIRECT([.$H18]);5;6;1);0);IF(6 &lt; [.$I18];OFFSET(INDIRECT([.$H18]);6;6;1);0);IF(7 &lt; [.$I18];OFFSET(INDIRECT([.$H18]);7;6;1);0);IF(8 &lt; [.$I18];OFFSET(INDIRECT([.$H18]);8;6;1);0);IF(9 &lt; [.$I18];OFFSET(INDIRECT([.$H18]);9;6;1);0);IF(10 &lt; [.$I18];OFFSET(INDIRECT([.$H18]);10;6;1);0);IF(11 &lt; [.$I18];OFFSET(INDIRECT([.$H18]);11;6;1);0);IF(12 &lt; [.$I18];OFFSET(INDIRECT([.$H18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7">
          <table:table-cell table:formula="of:=(1000*[.$B19])+[.$F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9]);0;1;1)" office:value-type="string" office:string-value="2c" calcext:value-type="string">
            <text:p>2c</text:p>
          </table:table-cell>
          <table:table-cell table:style-name="ce140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04" table:formula="of:=OFFSET(INDIRECT([.$D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 digitaler Geschäftsmodelle</text:p>
          </table:table-cell>
          <table:table-cell table:style-name="ce147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style-name="ce150" office:value-type="float" office:value="9" calcext:value-type="float">
            <text:p>9</text:p>
          </table:table-cell>
          <table:table-cell table:style-name="ce147" table:formula="of:=CONCATENATE(IF(0 &lt; [.$I19];OFFSET(INDIRECT([.$H19]);0;0;1);&quot;&quot;);IF(1 &lt; [.$I19];CHAR(10);&quot;&quot;);IF(1 &lt; [.$I19];OFFSET(INDIRECT([.$H19]);1;0;1);&quot;&quot;);IF(2 &lt; [.$I19];CHAR(10);&quot;&quot;);IF(2 &lt; [.$I19];OFFSET(INDIRECT([.$H19]);2;0;1);&quot;&quot;);IF(3 &lt; [.$I19];CHAR(10);&quot;&quot;);IF(3 &lt; [.$I19];OFFSET(INDIRECT([.$H19]);3;0;1);&quot;&quot;);IF(4 &lt; [.$I19];CHAR(10);&quot;&quot;);IF(4 &lt; [.$I19];OFFSET(INDIRECT([.$H19]);4;0;1);&quot;&quot;);IF(5 &lt; [.$I19];CHAR(10);&quot;&quot;);IF(5 &lt; [.$I19];OFFSET(INDIRECT([.$H19]);5;0;1);&quot;&quot;);IF(6 &lt; [.$I19];CHAR(10);&quot;&quot;);IF(6 &lt; [.$I19];OFFSET(INDIRECT([.$H19]);6;0;1);&quot;&quot;);IF(7 &lt; [.$I19];CHAR(10);&quot;&quot;);IF(7 &lt; [.$I19];OFFSET(INDIRECT([.$H19]);7;0;1);&quot;&quot;);IF(8 &lt; [.$I19];CHAR(10);&quot;&quot;);IF(8 &lt; [.$I19];OFFSET(INDIRECT([.$H19]);8;0;1);&quot;&quot;);IF(9 &lt; [.$I19];CHAR(10);&quot;&quot;);IF(9 &lt; [.$I19];OFFSET(INDIRECT([.$H19]);9;0;1);&quot;&quot;);IF(10 &lt; [.$I19];CHAR(10);&quot;&quot;);IF(10 &lt; [.$I19];OFFSET(INDIRECT([.$H19]);10;0;1);&quot;&quot;);IF(11 &lt; [.$I19];CHAR(10);&quot;&quot;);IF(11 &lt; [.$I19];OFFSET(INDIRECT([.$H19]);11;0;1);&quot;&quot;);IF(12 &lt; [.$I19];CHAR(10);&quot;&quot;);IF(12 &lt; [.$I19];OFFSET(INDIRECT([.$H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54" table:formula="of:=OFFSET(INDIRECT([.$D19]);0;4;1)" office:value-type="boolean" office:boolean-value="false" calcext:value-type="boolean">
            <text:p>FALSCH</text:p>
          </table:table-cell>
          <table:table-cell table:style-name="ce154" table:formula="of:=OFFSET(INDIRECT([.$D19]);0;3;1)" office:value-type="boolean" office:boolean-value="false" calcext:value-type="boolean">
            <text:p>FALSCH</text:p>
          </table:table-cell>
          <table:table-cell table:style-name="ce154" table:formula="of:=OFFSET(INDIRECT([.$D19]);0;5;1)" office:value-type="boolean" office:boolean-value="true" calcext:value-type="boolean">
            <text:p>WAHR</text:p>
          </table:table-cell>
          <table:table-cell table:style-name="ce154" table:formula="of:=OFFSET(INDIRECT([.$D19]);0;6;1)" office:value-type="boolean" office:boolean-value="false" calcext:value-type="boolean">
            <text:p>FALSCH</text:p>
          </table:table-cell>
          <table:table-cell table:style-name="ce156" table:formula="of:=(IF(OR(0;IF(0 &lt; [.$I19];OFFSET(INDIRECT([.$H19]);0;5;1);0);IF(1 &lt; [.$I19];OFFSET(INDIRECT([.$H19]);1;5;1);0);IF(2 &lt; [.$I19];OFFSET(INDIRECT([.$H19]);2;5;1);0);IF(3 &lt; [.$I19];OFFSET(INDIRECT([.$H19]);3;5;1);0);IF(4 &lt; [.$I19];OFFSET(INDIRECT([.$H19]);4;5;1);0);IF(5 &lt; [.$I19];OFFSET(INDIRECT([.$H19]);5;5;1);0);IF(6 &lt; [.$I19];OFFSET(INDIRECT([.$H19]);6;5;1);0);IF(7 &lt; [.$I19];OFFSET(INDIRECT([.$H19]);7;5;1);0);IF(8 &lt; [.$I19];OFFSET(INDIRECT([.$H19]);8;5;1);0);IF(9 &lt; [.$I19];OFFSET(INDIRECT([.$H19]);9;5;1);0);IF(10 &lt; [.$I19];OFFSET(INDIRECT([.$H19]);10;5;1);0);IF(11 &lt; [.$I19];OFFSET(INDIRECT([.$H19]);11;5;1);0);IF(12 &lt; [.$I19];OFFSET(INDIRECT([.$H19]);12;5;1);0));1;0))" office:value-type="boolean" office:boolean-value="true" calcext:value-type="boolean">
            <text:p>WAHR</text:p>
          </table:table-cell>
          <table:table-cell table:style-name="ce156" table:formula="of:=(IF(OR(0;IF(0 &lt; [.$I19];OFFSET(INDIRECT([.$H19]);0;6;1);0);IF(1 &lt; [.$I19];OFFSET(INDIRECT([.$H19]);1;6;1);0);IF(2 &lt; [.$I19];OFFSET(INDIRECT([.$H19]);2;6;1);0);IF(3 &lt; [.$I19];OFFSET(INDIRECT([.$H19]);3;6;1);0);IF(4 &lt; [.$I19];OFFSET(INDIRECT([.$H19]);4;6;1);0);IF(5 &lt; [.$I19];OFFSET(INDIRECT([.$H19]);5;6;1);0);IF(6 &lt; [.$I19];OFFSET(INDIRECT([.$H19]);6;6;1);0);IF(7 &lt; [.$I19];OFFSET(INDIRECT([.$H19]);7;6;1);0);IF(8 &lt; [.$I19];OFFSET(INDIRECT([.$H19]);8;6;1);0);IF(9 &lt; [.$I19];OFFSET(INDIRECT([.$H19]);9;6;1);0);IF(10 &lt; [.$I19];OFFSET(INDIRECT([.$H19]);10;6;1);0);IF(11 &lt; [.$I19];OFFSET(INDIRECT([.$H19]);11;6;1);0);IF(12 &lt; [.$I19];OFFSET(INDIRECT([.$H19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8">
          <table:table-cell table:formula="of:=(1000*[.$B20])+[.$F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20]);0;1;1)" office:value-type="string" office:string-value="2c" calcext:value-type="string">
            <text:p>2c</text:p>
          </table:table-cell>
          <table:table-cell table:style-name="ce140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04" table:formula="of:=OFFSET(INDIRECT([.$D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Umsetzen des Datenschutzes und der Schutzziele der Datensicherheit</text:p>
          </table:table-cell>
          <table:table-cell table:style-name="ce147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0];OFFSET(INDIRECT([.$H20]);0;0;1);&quot;&quot;);IF(1 &lt; [.$I20];CHAR(10);&quot;&quot;);IF(1 &lt; [.$I20];OFFSET(INDIRECT([.$H20]);1;0;1);&quot;&quot;);IF(2 &lt; [.$I20];CHAR(10);&quot;&quot;);IF(2 &lt; [.$I20];OFFSET(INDIRECT([.$H20]);2;0;1);&quot;&quot;);IF(3 &lt; [.$I20];CHAR(10);&quot;&quot;);IF(3 &lt; [.$I20];OFFSET(INDIRECT([.$H20]);3;0;1);&quot;&quot;);IF(4 &lt; [.$I20];CHAR(10);&quot;&quot;);IF(4 &lt; [.$I20];OFFSET(INDIRECT([.$H20]);4;0;1);&quot;&quot;);IF(5 &lt; [.$I20];CHAR(10);&quot;&quot;);IF(5 &lt; [.$I20];OFFSET(INDIRECT([.$H20]);5;0;1);&quot;&quot;);IF(6 &lt; [.$I20];CHAR(10);&quot;&quot;);IF(6 &lt; [.$I20];OFFSET(INDIRECT([.$H20]);6;0;1);&quot;&quot;);IF(7 &lt; [.$I20];CHAR(10);&quot;&quot;);IF(7 &lt; [.$I20];OFFSET(INDIRECT([.$H20]);7;0;1);&quot;&quot;);IF(8 &lt; [.$I20];CHAR(10);&quot;&quot;);IF(8 &lt; [.$I20];OFFSET(INDIRECT([.$H20]);8;0;1);&quot;&quot;);IF(9 &lt; [.$I20];CHAR(10);&quot;&quot;);IF(9 &lt; [.$I20];OFFSET(INDIRECT([.$H20]);9;0;1);&quot;&quot;);IF(10 &lt; [.$I20];CHAR(10);&quot;&quot;);IF(10 &lt; [.$I20];OFFSET(INDIRECT([.$H20]);10;0;1);&quot;&quot;);IF(11 &lt; [.$I20];CHAR(10);&quot;&quot;);IF(11 &lt; [.$I20];OFFSET(INDIRECT([.$H20]);11;0;1);&quot;&quot;);IF(12 &lt; [.$I20];CHAR(10);&quot;&quot;);IF(12 &lt; [.$I20];OFFSET(INDIRECT([.$H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54" table:formula="of:=OFFSET(INDIRECT([.$D20]);0;4;1)" office:value-type="boolean" office:boolean-value="false" calcext:value-type="boolean">
            <text:p>FALSCH</text:p>
          </table:table-cell>
          <table:table-cell table:style-name="ce154" table:formula="of:=OFFSET(INDIRECT([.$D20]);0;3;1)" office:value-type="boolean" office:boolean-value="false" calcext:value-type="boolean">
            <text:p>FALSCH</text:p>
          </table:table-cell>
          <table:table-cell table:style-name="ce154" table:formula="of:=OFFSET(INDIRECT([.$D20]);0;5;1)" office:value-type="boolean" office:boolean-value="true" calcext:value-type="boolean">
            <text:p>WAHR</text:p>
          </table:table-cell>
          <table:table-cell table:style-name="ce154" table:formula="of:=OFFSET(INDIRECT([.$D20]);0;6;1)" office:value-type="boolean" office:boolean-value="false" calcext:value-type="boolean">
            <text:p>FALSCH</text:p>
          </table:table-cell>
          <table:table-cell table:style-name="ce156" table:formula="of:=(IF(OR(0;IF(0 &lt; [.$I20];OFFSET(INDIRECT([.$H20]);0;5;1);0);IF(1 &lt; [.$I20];OFFSET(INDIRECT([.$H20]);1;5;1);0);IF(2 &lt; [.$I20];OFFSET(INDIRECT([.$H20]);2;5;1);0);IF(3 &lt; [.$I20];OFFSET(INDIRECT([.$H20]);3;5;1);0);IF(4 &lt; [.$I20];OFFSET(INDIRECT([.$H20]);4;5;1);0);IF(5 &lt; [.$I20];OFFSET(INDIRECT([.$H20]);5;5;1);0);IF(6 &lt; [.$I20];OFFSET(INDIRECT([.$H20]);6;5;1);0);IF(7 &lt; [.$I20];OFFSET(INDIRECT([.$H20]);7;5;1);0);IF(8 &lt; [.$I20];OFFSET(INDIRECT([.$H20]);8;5;1);0);IF(9 &lt; [.$I20];OFFSET(INDIRECT([.$H20]);9;5;1);0);IF(10 &lt; [.$I20];OFFSET(INDIRECT([.$H20]);10;5;1);0);IF(11 &lt; [.$I20];OFFSET(INDIRECT([.$H20]);11;5;1);0);IF(12 &lt; [.$I20];OFFSET(INDIRECT([.$H20]);12;5;1);0));1;0))" office:value-type="boolean" office:boolean-value="true" calcext:value-type="boolean">
            <text:p>WAHR</text:p>
          </table:table-cell>
          <table:table-cell table:style-name="ce156" table:formula="of:=(IF(OR(0;IF(0 &lt; [.$I20];OFFSET(INDIRECT([.$H20]);0;6;1);0);IF(1 &lt; [.$I20];OFFSET(INDIRECT([.$H20]);1;6;1);0);IF(2 &lt; [.$I20];OFFSET(INDIRECT([.$H20]);2;6;1);0);IF(3 &lt; [.$I20];OFFSET(INDIRECT([.$H20]);3;6;1);0);IF(4 &lt; [.$I20];OFFSET(INDIRECT([.$H20]);4;6;1);0);IF(5 &lt; [.$I20];OFFSET(INDIRECT([.$H20]);5;6;1);0);IF(6 &lt; [.$I20];OFFSET(INDIRECT([.$H20]);6;6;1);0);IF(7 &lt; [.$I20];OFFSET(INDIRECT([.$H20]);7;6;1);0);IF(8 &lt; [.$I20];OFFSET(INDIRECT([.$H20]);8;6;1);0);IF(9 &lt; [.$I20];OFFSET(INDIRECT([.$H20]);9;6;1);0);IF(10 &lt; [.$I20];OFFSET(INDIRECT([.$H20]);10;6;1);0);IF(11 &lt; [.$I20];OFFSET(INDIRECT([.$H20]);11;6;1);0);IF(12 &lt; [.$I20];OFFSET(INDIRECT([.$H20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9">
          <table:table-cell table:formula="of:=(1000*[.$B21])+[.$F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1]);0;1;1)" office:value-type="string" office:string-value="2d" calcext:value-type="string">
            <text:p>2d</text:p>
          </table:table-cell>
          <table:table-cell table:style-name="ce140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04" table:formula="of:=OFFSET(INDIRECT([.$D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Analysieren und Planen von Systemen zur Vernetzung von Prozessen und Produkten</text:p>
          </table:table-cell>
          <table:table-cell table:style-name="ce147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I21];OFFSET(INDIRECT([.$H21]);0;0;1);&quot;&quot;);IF(1 &lt; [.$I21];CHAR(10);&quot;&quot;);IF(1 &lt; [.$I21];OFFSET(INDIRECT([.$H21]);1;0;1);&quot;&quot;);IF(2 &lt; [.$I21];CHAR(10);&quot;&quot;);IF(2 &lt; [.$I21];OFFSET(INDIRECT([.$H21]);2;0;1);&quot;&quot;);IF(3 &lt; [.$I21];CHAR(10);&quot;&quot;);IF(3 &lt; [.$I21];OFFSET(INDIRECT([.$H21]);3;0;1);&quot;&quot;);IF(4 &lt; [.$I21];CHAR(10);&quot;&quot;);IF(4 &lt; [.$I21];OFFSET(INDIRECT([.$H21]);4;0;1);&quot;&quot;);IF(5 &lt; [.$I21];CHAR(10);&quot;&quot;);IF(5 &lt; [.$I21];OFFSET(INDIRECT([.$H21]);5;0;1);&quot;&quot;);IF(6 &lt; [.$I21];CHAR(10);&quot;&quot;);IF(6 &lt; [.$I21];OFFSET(INDIRECT([.$H21]);6;0;1);&quot;&quot;);IF(7 &lt; [.$I21];CHAR(10);&quot;&quot;);IF(7 &lt; [.$I21];OFFSET(INDIRECT([.$H21]);7;0;1);&quot;&quot;);IF(8 &lt; [.$I21];CHAR(10);&quot;&quot;);IF(8 &lt; [.$I21];OFFSET(INDIRECT([.$H21]);8;0;1);&quot;&quot;);IF(9 &lt; [.$I21];CHAR(10);&quot;&quot;);IF(9 &lt; [.$I21];OFFSET(INDIRECT([.$H21]);9;0;1);&quot;&quot;);IF(10 &lt; [.$I21];CHAR(10);&quot;&quot;);IF(10 &lt; [.$I21];OFFSET(INDIRECT([.$H21]);10;0;1);&quot;&quot;);IF(11 &lt; [.$I21];CHAR(10);&quot;&quot;);IF(11 &lt; [.$I21];OFFSET(INDIRECT([.$H21]);11;0;1);&quot;&quot;);IF(12 &lt; [.$I21];CHAR(10);&quot;&quot;);IF(12 &lt; [.$I21];OFFSET(INDIRECT([.$H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54" table:formula="of:=OFFSET(INDIRECT([.$D21]);0;4;1)" office:value-type="boolean" office:boolean-value="false" calcext:value-type="boolean">
            <text:p>FALSCH</text:p>
          </table:table-cell>
          <table:table-cell table:style-name="ce154" table:formula="of:=OFFSET(INDIRECT([.$D21]);0;3;1)" office:value-type="boolean" office:boolean-value="false" calcext:value-type="boolean">
            <text:p>FALSCH</text:p>
          </table:table-cell>
          <table:table-cell table:style-name="ce154" table:formula="of:=OFFSET(INDIRECT([.$D21]);0;5;1)" office:value-type="boolean" office:boolean-value="false" calcext:value-type="boolean">
            <text:p>FALSCH</text:p>
          </table:table-cell>
          <table:table-cell table:style-name="ce154" table:formula="of:=OFFSET(INDIRECT([.$D21]);0;6;1)" office:value-type="boolean" office:boolean-value="true" calcext:value-type="boolean">
            <text:p>WAHR</text:p>
          </table:table-cell>
          <table:table-cell table:style-name="ce156" table:formula="of:=(IF(OR(0;IF(0 &lt; [.$I21];OFFSET(INDIRECT([.$H21]);0;5;1);0);IF(1 &lt; [.$I21];OFFSET(INDIRECT([.$H21]);1;5;1);0);IF(2 &lt; [.$I21];OFFSET(INDIRECT([.$H21]);2;5;1);0);IF(3 &lt; [.$I21];OFFSET(INDIRECT([.$H21]);3;5;1);0);IF(4 &lt; [.$I21];OFFSET(INDIRECT([.$H21]);4;5;1);0);IF(5 &lt; [.$I21];OFFSET(INDIRECT([.$H21]);5;5;1);0);IF(6 &lt; [.$I21];OFFSET(INDIRECT([.$H21]);6;5;1);0);IF(7 &lt; [.$I21];OFFSET(INDIRECT([.$H21]);7;5;1);0);IF(8 &lt; [.$I21];OFFSET(INDIRECT([.$H21]);8;5;1);0);IF(9 &lt; [.$I21];OFFSET(INDIRECT([.$H21]);9;5;1);0);IF(10 &lt; [.$I21];OFFSET(INDIRECT([.$H21]);10;5;1);0);IF(11 &lt; [.$I21];OFFSET(INDIRECT([.$H21]);11;5;1);0);IF(12 &lt; [.$I21];OFFSET(INDIRECT([.$H21]);12;5;1);0));1;0))" office:value-type="boolean" office:boolean-value="false" calcext:value-type="boolean">
            <text:p>FALSCH</text:p>
          </table:table-cell>
          <table:table-cell table:style-name="ce156" table:formula="of:=(IF(OR(0;IF(0 &lt; [.$I21];OFFSET(INDIRECT([.$H21]);0;6;1);0);IF(1 &lt; [.$I21];OFFSET(INDIRECT([.$H21]);1;6;1);0);IF(2 &lt; [.$I21];OFFSET(INDIRECT([.$H21]);2;6;1);0);IF(3 &lt; [.$I21];OFFSET(INDIRECT([.$H21]);3;6;1);0);IF(4 &lt; [.$I21];OFFSET(INDIRECT([.$H21]);4;6;1);0);IF(5 &lt; [.$I21];OFFSET(INDIRECT([.$H21]);5;6;1);0);IF(6 &lt; [.$I21];OFFSET(INDIRECT([.$H21]);6;6;1);0);IF(7 &lt; [.$I21];OFFSET(INDIRECT([.$H21]);7;6;1);0);IF(8 &lt; [.$I21];OFFSET(INDIRECT([.$H21]);8;6;1);0);IF(9 &lt; [.$I21];OFFSET(INDIRECT([.$H21]);9;6;1);0);IF(10 &lt; [.$I21];OFFSET(INDIRECT([.$H21]);10;6;1);0);IF(11 &lt; [.$I21];OFFSET(INDIRECT([.$H21]);11;6;1);0);IF(12 &lt; [.$I21];OFFSET(INDIRECT([.$H21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2">
          <table:table-cell table:formula="of:=(1000*[.$B22])+[.$F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2]);0;1;1)" office:value-type="string" office:string-value="2d" calcext:value-type="string">
            <text:p>2d</text:p>
          </table:table-cell>
          <table:table-cell table:style-name="ce140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04" table:formula="of:=OFFSET(INDIRECT([.$D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47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I22];OFFSET(INDIRECT([.$H22]);0;0;1);&quot;&quot;);IF(1 &lt; [.$I22];CHAR(10);&quot;&quot;);IF(1 &lt; [.$I22];OFFSET(INDIRECT([.$H22]);1;0;1);&quot;&quot;);IF(2 &lt; [.$I22];CHAR(10);&quot;&quot;);IF(2 &lt; [.$I22];OFFSET(INDIRECT([.$H22]);2;0;1);&quot;&quot;);IF(3 &lt; [.$I22];CHAR(10);&quot;&quot;);IF(3 &lt; [.$I22];OFFSET(INDIRECT([.$H22]);3;0;1);&quot;&quot;);IF(4 &lt; [.$I22];CHAR(10);&quot;&quot;);IF(4 &lt; [.$I22];OFFSET(INDIRECT([.$H22]);4;0;1);&quot;&quot;);IF(5 &lt; [.$I22];CHAR(10);&quot;&quot;);IF(5 &lt; [.$I22];OFFSET(INDIRECT([.$H22]);5;0;1);&quot;&quot;);IF(6 &lt; [.$I22];CHAR(10);&quot;&quot;);IF(6 &lt; [.$I22];OFFSET(INDIRECT([.$H22]);6;0;1);&quot;&quot;);IF(7 &lt; [.$I22];CHAR(10);&quot;&quot;);IF(7 &lt; [.$I22];OFFSET(INDIRECT([.$H22]);7;0;1);&quot;&quot;);IF(8 &lt; [.$I22];CHAR(10);&quot;&quot;);IF(8 &lt; [.$I22];OFFSET(INDIRECT([.$H22]);8;0;1);&quot;&quot;);IF(9 &lt; [.$I22];CHAR(10);&quot;&quot;);IF(9 &lt; [.$I22];OFFSET(INDIRECT([.$H22]);9;0;1);&quot;&quot;);IF(10 &lt; [.$I22];CHAR(10);&quot;&quot;);IF(10 &lt; [.$I22];OFFSET(INDIRECT([.$H22]);10;0;1);&quot;&quot;);IF(11 &lt; [.$I22];CHAR(10);&quot;&quot;);IF(11 &lt; [.$I22];OFFSET(INDIRECT([.$H22]);11;0;1);&quot;&quot;);IF(12 &lt; [.$I22];CHAR(10);&quot;&quot;);IF(12 &lt; [.$I22];OFFSET(INDIRECT([.$H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54" table:formula="of:=OFFSET(INDIRECT([.$D22]);0;4;1)" office:value-type="boolean" office:boolean-value="false" calcext:value-type="boolean">
            <text:p>FALSCH</text:p>
          </table:table-cell>
          <table:table-cell table:style-name="ce154" table:formula="of:=OFFSET(INDIRECT([.$D22]);0;3;1)" office:value-type="boolean" office:boolean-value="false" calcext:value-type="boolean">
            <text:p>FALSCH</text:p>
          </table:table-cell>
          <table:table-cell table:style-name="ce154" table:formula="of:=OFFSET(INDIRECT([.$D22]);0;5;1)" office:value-type="boolean" office:boolean-value="false" calcext:value-type="boolean">
            <text:p>FALSCH</text:p>
          </table:table-cell>
          <table:table-cell table:style-name="ce154" table:formula="of:=OFFSET(INDIRECT([.$D22]);0;6;1)" office:value-type="boolean" office:boolean-value="true" calcext:value-type="boolean">
            <text:p>WAHR</text:p>
          </table:table-cell>
          <table:table-cell table:style-name="ce156" table:formula="of:=(IF(OR(0;IF(0 &lt; [.$I22];OFFSET(INDIRECT([.$H22]);0;5;1);0);IF(1 &lt; [.$I22];OFFSET(INDIRECT([.$H22]);1;5;1);0);IF(2 &lt; [.$I22];OFFSET(INDIRECT([.$H22]);2;5;1);0);IF(3 &lt; [.$I22];OFFSET(INDIRECT([.$H22]);3;5;1);0);IF(4 &lt; [.$I22];OFFSET(INDIRECT([.$H22]);4;5;1);0);IF(5 &lt; [.$I22];OFFSET(INDIRECT([.$H22]);5;5;1);0);IF(6 &lt; [.$I22];OFFSET(INDIRECT([.$H22]);6;5;1);0);IF(7 &lt; [.$I22];OFFSET(INDIRECT([.$H22]);7;5;1);0);IF(8 &lt; [.$I22];OFFSET(INDIRECT([.$H22]);8;5;1);0);IF(9 &lt; [.$I22];OFFSET(INDIRECT([.$H22]);9;5;1);0);IF(10 &lt; [.$I22];OFFSET(INDIRECT([.$H22]);10;5;1);0);IF(11 &lt; [.$I22];OFFSET(INDIRECT([.$H22]);11;5;1);0);IF(12 &lt; [.$I22];OFFSET(INDIRECT([.$H22]);12;5;1);0));1;0))" office:value-type="boolean" office:boolean-value="false" calcext:value-type="boolean">
            <text:p>FALSCH</text:p>
          </table:table-cell>
          <table:table-cell table:style-name="ce156" table:formula="of:=(IF(OR(0;IF(0 &lt; [.$I22];OFFSET(INDIRECT([.$H22]);0;6;1);0);IF(1 &lt; [.$I22];OFFSET(INDIRECT([.$H22]);1;6;1);0);IF(2 &lt; [.$I22];OFFSET(INDIRECT([.$H22]);2;6;1);0);IF(3 &lt; [.$I22];OFFSET(INDIRECT([.$H22]);3;6;1);0);IF(4 &lt; [.$I22];OFFSET(INDIRECT([.$H22]);4;6;1);0);IF(5 &lt; [.$I22];OFFSET(INDIRECT([.$H22]);5;6;1);0);IF(6 &lt; [.$I22];OFFSET(INDIRECT([.$H22]);6;6;1);0);IF(7 &lt; [.$I22];OFFSET(INDIRECT([.$H22]);7;6;1);0);IF(8 &lt; [.$I22];OFFSET(INDIRECT([.$H22]);8;6;1);0);IF(9 &lt; [.$I22];OFFSET(INDIRECT([.$H22]);9;6;1);0);IF(10 &lt; [.$I22];OFFSET(INDIRECT([.$H22]);10;6;1);0);IF(11 &lt; [.$I22];OFFSET(INDIRECT([.$H22]);11;6;1);0);IF(12 &lt; [.$I22];OFFSET(INDIRECT([.$H22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40">
          <table:table-cell table:formula="of:=(1000*[.$B23])+[.$F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3]);0;1;1)" office:value-type="string" office:string-value="2d" calcext:value-type="string">
            <text:p>2d</text:p>
          </table:table-cell>
          <table:table-cell table:style-name="ce140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04" table:formula="of:=OFFSET(INDIRECT([.$D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47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style-name="ce150" office:value-type="float" office:value="8" calcext:value-type="float">
            <text:p>8</text:p>
          </table:table-cell>
          <table:table-cell table:style-name="ce147" table:formula="of:=CONCATENATE(IF(0 &lt; [.$I23];OFFSET(INDIRECT([.$H23]);0;0;1);&quot;&quot;);IF(1 &lt; [.$I23];CHAR(10);&quot;&quot;);IF(1 &lt; [.$I23];OFFSET(INDIRECT([.$H23]);1;0;1);&quot;&quot;);IF(2 &lt; [.$I23];CHAR(10);&quot;&quot;);IF(2 &lt; [.$I23];OFFSET(INDIRECT([.$H23]);2;0;1);&quot;&quot;);IF(3 &lt; [.$I23];CHAR(10);&quot;&quot;);IF(3 &lt; [.$I23];OFFSET(INDIRECT([.$H23]);3;0;1);&quot;&quot;);IF(4 &lt; [.$I23];CHAR(10);&quot;&quot;);IF(4 &lt; [.$I23];OFFSET(INDIRECT([.$H23]);4;0;1);&quot;&quot;);IF(5 &lt; [.$I23];CHAR(10);&quot;&quot;);IF(5 &lt; [.$I23];OFFSET(INDIRECT([.$H23]);5;0;1);&quot;&quot;);IF(6 &lt; [.$I23];CHAR(10);&quot;&quot;);IF(6 &lt; [.$I23];OFFSET(INDIRECT([.$H23]);6;0;1);&quot;&quot;);IF(7 &lt; [.$I23];CHAR(10);&quot;&quot;);IF(7 &lt; [.$I23];OFFSET(INDIRECT([.$H23]);7;0;1);&quot;&quot;);IF(8 &lt; [.$I23];CHAR(10);&quot;&quot;);IF(8 &lt; [.$I23];OFFSET(INDIRECT([.$H23]);8;0;1);&quot;&quot;);IF(9 &lt; [.$I23];CHAR(10);&quot;&quot;);IF(9 &lt; [.$I23];OFFSET(INDIRECT([.$H23]);9;0;1);&quot;&quot;);IF(10 &lt; [.$I23];CHAR(10);&quot;&quot;);IF(10 &lt; [.$I23];OFFSET(INDIRECT([.$H23]);10;0;1);&quot;&quot;);IF(11 &lt; [.$I23];CHAR(10);&quot;&quot;);IF(11 &lt; [.$I23];OFFSET(INDIRECT([.$H23]);11;0;1);&quot;&quot;);IF(12 &lt; [.$I23];CHAR(10);&quot;&quot;);IF(12 &lt; [.$I23];OFFSET(INDIRECT([.$H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54" table:formula="of:=OFFSET(INDIRECT([.$D23]);0;4;1)" office:value-type="boolean" office:boolean-value="false" calcext:value-type="boolean">
            <text:p>FALSCH</text:p>
          </table:table-cell>
          <table:table-cell table:style-name="ce154" table:formula="of:=OFFSET(INDIRECT([.$D23]);0;3;1)" office:value-type="boolean" office:boolean-value="false" calcext:value-type="boolean">
            <text:p>FALSCH</text:p>
          </table:table-cell>
          <table:table-cell table:style-name="ce154" table:formula="of:=OFFSET(INDIRECT([.$D23]);0;5;1)" office:value-type="boolean" office:boolean-value="false" calcext:value-type="boolean">
            <text:p>FALSCH</text:p>
          </table:table-cell>
          <table:table-cell table:style-name="ce154" table:formula="of:=OFFSET(INDIRECT([.$D23]);0;6;1)" office:value-type="boolean" office:boolean-value="true" calcext:value-type="boolean">
            <text:p>WAHR</text:p>
          </table:table-cell>
          <table:table-cell table:style-name="ce156" table:formula="of:=(IF(OR(0;IF(0 &lt; [.$I23];OFFSET(INDIRECT([.$H23]);0;5;1);0);IF(1 &lt; [.$I23];OFFSET(INDIRECT([.$H23]);1;5;1);0);IF(2 &lt; [.$I23];OFFSET(INDIRECT([.$H23]);2;5;1);0);IF(3 &lt; [.$I23];OFFSET(INDIRECT([.$H23]);3;5;1);0);IF(4 &lt; [.$I23];OFFSET(INDIRECT([.$H23]);4;5;1);0);IF(5 &lt; [.$I23];OFFSET(INDIRECT([.$H23]);5;5;1);0);IF(6 &lt; [.$I23];OFFSET(INDIRECT([.$H23]);6;5;1);0);IF(7 &lt; [.$I23];OFFSET(INDIRECT([.$H23]);7;5;1);0);IF(8 &lt; [.$I23];OFFSET(INDIRECT([.$H23]);8;5;1);0);IF(9 &lt; [.$I23];OFFSET(INDIRECT([.$H23]);9;5;1);0);IF(10 &lt; [.$I23];OFFSET(INDIRECT([.$H23]);10;5;1);0);IF(11 &lt; [.$I23];OFFSET(INDIRECT([.$H23]);11;5;1);0);IF(12 &lt; [.$I23];OFFSET(INDIRECT([.$H23]);12;5;1);0));1;0))" office:value-type="boolean" office:boolean-value="false" calcext:value-type="boolean">
            <text:p>FALSCH</text:p>
          </table:table-cell>
          <table:table-cell table:style-name="ce156" table:formula="of:=(IF(OR(0;IF(0 &lt; [.$I23];OFFSET(INDIRECT([.$H23]);0;6;1);0);IF(1 &lt; [.$I23];OFFSET(INDIRECT([.$H23]);1;6;1);0);IF(2 &lt; [.$I23];OFFSET(INDIRECT([.$H23]);2;6;1);0);IF(3 &lt; [.$I23];OFFSET(INDIRECT([.$H23]);3;6;1);0);IF(4 &lt; [.$I23];OFFSET(INDIRECT([.$H23]);4;6;1);0);IF(5 &lt; [.$I23];OFFSET(INDIRECT([.$H23]);5;6;1);0);IF(6 &lt; [.$I23];OFFSET(INDIRECT([.$H23]);6;6;1);0);IF(7 &lt; [.$I23];OFFSET(INDIRECT([.$H23]);7;6;1);0);IF(8 &lt; [.$I23];OFFSET(INDIRECT([.$H23]);8;6;1);0);IF(9 &lt; [.$I23];OFFSET(INDIRECT([.$H23]);9;6;1);0);IF(10 &lt; [.$I23];OFFSET(INDIRECT([.$H23]);10;6;1);0);IF(11 &lt; [.$I23];OFFSET(INDIRECT([.$H23]);11;6;1);0);IF(12 &lt; [.$I23];OFFSET(INDIRECT([.$H23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41">
          <table:table-cell table:formula="of:=(1000*[.$B24])+[.$F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4]);0;1;1)" office:value-type="float" office:value="3" calcext:value-type="float">
            <text:p>3</text:p>
          </table:table-cell>
          <table:table-cell table:style-name="ce140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04" table:formula="of:=OFFSET(INDIRECT([.$D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Berufsbildung sowie Arbeits- und Tarifrecht</text:p>
          </table:table-cell>
          <table:table-cell table:style-name="ce147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24];OFFSET(INDIRECT([.$H24]);0;0;1);&quot;&quot;);IF(1 &lt; [.$I24];CHAR(10);&quot;&quot;);IF(1 &lt; [.$I24];OFFSET(INDIRECT([.$H24]);1;0;1);&quot;&quot;);IF(2 &lt; [.$I24];CHAR(10);&quot;&quot;);IF(2 &lt; [.$I24];OFFSET(INDIRECT([.$H24]);2;0;1);&quot;&quot;);IF(3 &lt; [.$I24];CHAR(10);&quot;&quot;);IF(3 &lt; [.$I24];OFFSET(INDIRECT([.$H24]);3;0;1);&quot;&quot;);IF(4 &lt; [.$I24];CHAR(10);&quot;&quot;);IF(4 &lt; [.$I24];OFFSET(INDIRECT([.$H24]);4;0;1);&quot;&quot;);IF(5 &lt; [.$I24];CHAR(10);&quot;&quot;);IF(5 &lt; [.$I24];OFFSET(INDIRECT([.$H24]);5;0;1);&quot;&quot;);IF(6 &lt; [.$I24];CHAR(10);&quot;&quot;);IF(6 &lt; [.$I24];OFFSET(INDIRECT([.$H24]);6;0;1);&quot;&quot;);IF(7 &lt; [.$I24];CHAR(10);&quot;&quot;);IF(7 &lt; [.$I24];OFFSET(INDIRECT([.$H24]);7;0;1);&quot;&quot;);IF(8 &lt; [.$I24];CHAR(10);&quot;&quot;);IF(8 &lt; [.$I24];OFFSET(INDIRECT([.$H24]);8;0;1);&quot;&quot;);IF(9 &lt; [.$I24];CHAR(10);&quot;&quot;);IF(9 &lt; [.$I24];OFFSET(INDIRECT([.$H24]);9;0;1);&quot;&quot;);IF(10 &lt; [.$I24];CHAR(10);&quot;&quot;);IF(10 &lt; [.$I24];OFFSET(INDIRECT([.$H24]);10;0;1);&quot;&quot;);IF(11 &lt; [.$I24];CHAR(10);&quot;&quot;);IF(11 &lt; [.$I24];OFFSET(INDIRECT([.$H24]);11;0;1);&quot;&quot;);IF(12 &lt; [.$I24];CHAR(10);&quot;&quot;);IF(12 &lt; [.$I24];OFFSET(INDIRECT([.$H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54" table:formula="of:=OFFSET(INDIRECT([.$D24]);0;4;1)" office:value-type="boolean" office:boolean-value="true" calcext:value-type="boolean">
            <text:p>WAHR</text:p>
          </table:table-cell>
          <table:table-cell table:style-name="ce154" table:formula="of:=OFFSET(INDIRECT([.$D24]);0;3;1)" office:value-type="boolean" office:boolean-value="true" calcext:value-type="boolean">
            <text:p>WAHR</text:p>
          </table:table-cell>
          <table:table-cell table:style-name="ce154" table:formula="of:=OFFSET(INDIRECT([.$D24]);0;5;1)" office:value-type="boolean" office:boolean-value="true" calcext:value-type="boolean">
            <text:p>WAHR</text:p>
          </table:table-cell>
          <table:table-cell table:style-name="ce154" table:formula="of:=OFFSET(INDIRECT([.$D24]);0;6;1)" office:value-type="boolean" office:boolean-value="true" calcext:value-type="boolean">
            <text:p>WAHR</text:p>
          </table:table-cell>
          <table:table-cell table:style-name="ce156" table:formula="of:=(IF(OR(0;IF(0 &lt; [.$I24];OFFSET(INDIRECT([.$H24]);0;5;1);0);IF(1 &lt; [.$I24];OFFSET(INDIRECT([.$H24]);1;5;1);0);IF(2 &lt; [.$I24];OFFSET(INDIRECT([.$H24]);2;5;1);0);IF(3 &lt; [.$I24];OFFSET(INDIRECT([.$H24]);3;5;1);0);IF(4 &lt; [.$I24];OFFSET(INDIRECT([.$H24]);4;5;1);0);IF(5 &lt; [.$I24];OFFSET(INDIRECT([.$H24]);5;5;1);0);IF(6 &lt; [.$I24];OFFSET(INDIRECT([.$H24]);6;5;1);0);IF(7 &lt; [.$I24];OFFSET(INDIRECT([.$H24]);7;5;1);0);IF(8 &lt; [.$I24];OFFSET(INDIRECT([.$H24]);8;5;1);0);IF(9 &lt; [.$I24];OFFSET(INDIRECT([.$H24]);9;5;1);0);IF(10 &lt; [.$I24];OFFSET(INDIRECT([.$H24]);10;5;1);0);IF(11 &lt; [.$I24];OFFSET(INDIRECT([.$H24]);11;5;1);0);IF(12 &lt; [.$I24];OFFSET(INDIRECT([.$H24]);12;5;1);0));1;0))" office:value-type="boolean" office:boolean-value="true" calcext:value-type="boolean">
            <text:p>WAHR</text:p>
          </table:table-cell>
          <table:table-cell table:style-name="ce156" table:formula="of:=(IF(OR(0;IF(0 &lt; [.$I24];OFFSET(INDIRECT([.$H24]);0;6;1);0);IF(1 &lt; [.$I24];OFFSET(INDIRECT([.$H24]);1;6;1);0);IF(2 &lt; [.$I24];OFFSET(INDIRECT([.$H24]);2;6;1);0);IF(3 &lt; [.$I24];OFFSET(INDIRECT([.$H24]);3;6;1);0);IF(4 &lt; [.$I24];OFFSET(INDIRECT([.$H24]);4;6;1);0);IF(5 &lt; [.$I24];OFFSET(INDIRECT([.$H24]);5;6;1);0);IF(6 &lt; [.$I24];OFFSET(INDIRECT([.$H24]);6;6;1);0);IF(7 &lt; [.$I24];OFFSET(INDIRECT([.$H24]);7;6;1);0);IF(8 &lt; [.$I24];OFFSET(INDIRECT([.$H24]);8;6;1);0);IF(9 &lt; [.$I24];OFFSET(INDIRECT([.$H24]);9;6;1);0);IF(10 &lt; [.$I24];OFFSET(INDIRECT([.$H24]);10;6;1);0);IF(11 &lt; [.$I24];OFFSET(INDIRECT([.$H24]);11;6;1);0);IF(12 &lt; [.$I24];OFFSET(INDIRECT([.$H24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8">
          <table:table-cell table:formula="of:=(1000*[.$B25])+[.$F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5]);0;1;1)" office:value-type="float" office:value="3" calcext:value-type="float">
            <text:p>3</text:p>
          </table:table-cell>
          <table:table-cell table:style-name="ce140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04" table:formula="of:=OFFSET(INDIRECT([.$D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Aufbau und Organisation des Ausbildungsbetriebes</text:p>
          </table:table-cell>
          <table:table-cell table:style-name="ce147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25];OFFSET(INDIRECT([.$H25]);0;0;1);&quot;&quot;);IF(1 &lt; [.$I25];CHAR(10);&quot;&quot;);IF(1 &lt; [.$I25];OFFSET(INDIRECT([.$H25]);1;0;1);&quot;&quot;);IF(2 &lt; [.$I25];CHAR(10);&quot;&quot;);IF(2 &lt; [.$I25];OFFSET(INDIRECT([.$H25]);2;0;1);&quot;&quot;);IF(3 &lt; [.$I25];CHAR(10);&quot;&quot;);IF(3 &lt; [.$I25];OFFSET(INDIRECT([.$H25]);3;0;1);&quot;&quot;);IF(4 &lt; [.$I25];CHAR(10);&quot;&quot;);IF(4 &lt; [.$I25];OFFSET(INDIRECT([.$H25]);4;0;1);&quot;&quot;);IF(5 &lt; [.$I25];CHAR(10);&quot;&quot;);IF(5 &lt; [.$I25];OFFSET(INDIRECT([.$H25]);5;0;1);&quot;&quot;);IF(6 &lt; [.$I25];CHAR(10);&quot;&quot;);IF(6 &lt; [.$I25];OFFSET(INDIRECT([.$H25]);6;0;1);&quot;&quot;);IF(7 &lt; [.$I25];CHAR(10);&quot;&quot;);IF(7 &lt; [.$I25];OFFSET(INDIRECT([.$H25]);7;0;1);&quot;&quot;);IF(8 &lt; [.$I25];CHAR(10);&quot;&quot;);IF(8 &lt; [.$I25];OFFSET(INDIRECT([.$H25]);8;0;1);&quot;&quot;);IF(9 &lt; [.$I25];CHAR(10);&quot;&quot;);IF(9 &lt; [.$I25];OFFSET(INDIRECT([.$H25]);9;0;1);&quot;&quot;);IF(10 &lt; [.$I25];CHAR(10);&quot;&quot;);IF(10 &lt; [.$I25];OFFSET(INDIRECT([.$H25]);10;0;1);&quot;&quot;);IF(11 &lt; [.$I25];CHAR(10);&quot;&quot;);IF(11 &lt; [.$I25];OFFSET(INDIRECT([.$H25]);11;0;1);&quot;&quot;);IF(12 &lt; [.$I25];CHAR(10);&quot;&quot;);IF(12 &lt; [.$I25];OFFSET(INDIRECT([.$H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54" table:formula="of:=OFFSET(INDIRECT([.$D25]);0;4;1)" office:value-type="boolean" office:boolean-value="true" calcext:value-type="boolean">
            <text:p>WAHR</text:p>
          </table:table-cell>
          <table:table-cell table:style-name="ce154" table:formula="of:=OFFSET(INDIRECT([.$D25]);0;3;1)" office:value-type="boolean" office:boolean-value="true" calcext:value-type="boolean">
            <text:p>WAHR</text:p>
          </table:table-cell>
          <table:table-cell table:style-name="ce154" table:formula="of:=OFFSET(INDIRECT([.$D25]);0;5;1)" office:value-type="boolean" office:boolean-value="true" calcext:value-type="boolean">
            <text:p>WAHR</text:p>
          </table:table-cell>
          <table:table-cell table:style-name="ce154" table:formula="of:=OFFSET(INDIRECT([.$D25]);0;6;1)" office:value-type="boolean" office:boolean-value="true" calcext:value-type="boolean">
            <text:p>WAHR</text:p>
          </table:table-cell>
          <table:table-cell table:style-name="ce156" table:formula="of:=(IF(OR(0;IF(0 &lt; [.$I25];OFFSET(INDIRECT([.$H25]);0;5;1);0);IF(1 &lt; [.$I25];OFFSET(INDIRECT([.$H25]);1;5;1);0);IF(2 &lt; [.$I25];OFFSET(INDIRECT([.$H25]);2;5;1);0);IF(3 &lt; [.$I25];OFFSET(INDIRECT([.$H25]);3;5;1);0);IF(4 &lt; [.$I25];OFFSET(INDIRECT([.$H25]);4;5;1);0);IF(5 &lt; [.$I25];OFFSET(INDIRECT([.$H25]);5;5;1);0);IF(6 &lt; [.$I25];OFFSET(INDIRECT([.$H25]);6;5;1);0);IF(7 &lt; [.$I25];OFFSET(INDIRECT([.$H25]);7;5;1);0);IF(8 &lt; [.$I25];OFFSET(INDIRECT([.$H25]);8;5;1);0);IF(9 &lt; [.$I25];OFFSET(INDIRECT([.$H25]);9;5;1);0);IF(10 &lt; [.$I25];OFFSET(INDIRECT([.$H25]);10;5;1);0);IF(11 &lt; [.$I25];OFFSET(INDIRECT([.$H25]);11;5;1);0);IF(12 &lt; [.$I25];OFFSET(INDIRECT([.$H25]);12;5;1);0));1;0))" office:value-type="boolean" office:boolean-value="true" calcext:value-type="boolean">
            <text:p>WAHR</text:p>
          </table:table-cell>
          <table:table-cell table:style-name="ce156" table:formula="of:=(IF(OR(0;IF(0 &lt; [.$I25];OFFSET(INDIRECT([.$H25]);0;6;1);0);IF(1 &lt; [.$I25];OFFSET(INDIRECT([.$H25]);1;6;1);0);IF(2 &lt; [.$I25];OFFSET(INDIRECT([.$H25]);2;6;1);0);IF(3 &lt; [.$I25];OFFSET(INDIRECT([.$H25]);3;6;1);0);IF(4 &lt; [.$I25];OFFSET(INDIRECT([.$H25]);4;6;1);0);IF(5 &lt; [.$I25];OFFSET(INDIRECT([.$H25]);5;6;1);0);IF(6 &lt; [.$I25];OFFSET(INDIRECT([.$H25]);6;6;1);0);IF(7 &lt; [.$I25];OFFSET(INDIRECT([.$H25]);7;6;1);0);IF(8 &lt; [.$I25];OFFSET(INDIRECT([.$H25]);8;6;1);0);IF(9 &lt; [.$I25];OFFSET(INDIRECT([.$H25]);9;6;1);0);IF(10 &lt; [.$I25];OFFSET(INDIRECT([.$H25]);10;6;1);0);IF(11 &lt; [.$I25];OFFSET(INDIRECT([.$H25]);11;6;1);0);IF(12 &lt; [.$I25];OFFSET(INDIRECT([.$H25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9">
          <table:table-cell table:formula="of:=(1000*[.$B26])+[.$F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6]);0;1;1)" office:value-type="float" office:value="3" calcext:value-type="float">
            <text:p>3</text:p>
          </table:table-cell>
          <table:table-cell table:style-name="ce140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04" table:formula="of:=OFFSET(INDIRECT([.$D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47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6];OFFSET(INDIRECT([.$H26]);0;0;1);&quot;&quot;);IF(1 &lt; [.$I26];CHAR(10);&quot;&quot;);IF(1 &lt; [.$I26];OFFSET(INDIRECT([.$H26]);1;0;1);&quot;&quot;);IF(2 &lt; [.$I26];CHAR(10);&quot;&quot;);IF(2 &lt; [.$I26];OFFSET(INDIRECT([.$H26]);2;0;1);&quot;&quot;);IF(3 &lt; [.$I26];CHAR(10);&quot;&quot;);IF(3 &lt; [.$I26];OFFSET(INDIRECT([.$H26]);3;0;1);&quot;&quot;);IF(4 &lt; [.$I26];CHAR(10);&quot;&quot;);IF(4 &lt; [.$I26];OFFSET(INDIRECT([.$H26]);4;0;1);&quot;&quot;);IF(5 &lt; [.$I26];CHAR(10);&quot;&quot;);IF(5 &lt; [.$I26];OFFSET(INDIRECT([.$H26]);5;0;1);&quot;&quot;);IF(6 &lt; [.$I26];CHAR(10);&quot;&quot;);IF(6 &lt; [.$I26];OFFSET(INDIRECT([.$H26]);6;0;1);&quot;&quot;);IF(7 &lt; [.$I26];CHAR(10);&quot;&quot;);IF(7 &lt; [.$I26];OFFSET(INDIRECT([.$H26]);7;0;1);&quot;&quot;);IF(8 &lt; [.$I26];CHAR(10);&quot;&quot;);IF(8 &lt; [.$I26];OFFSET(INDIRECT([.$H26]);8;0;1);&quot;&quot;);IF(9 &lt; [.$I26];CHAR(10);&quot;&quot;);IF(9 &lt; [.$I26];OFFSET(INDIRECT([.$H26]);9;0;1);&quot;&quot;);IF(10 &lt; [.$I26];CHAR(10);&quot;&quot;);IF(10 &lt; [.$I26];OFFSET(INDIRECT([.$H26]);10;0;1);&quot;&quot;);IF(11 &lt; [.$I26];CHAR(10);&quot;&quot;);IF(11 &lt; [.$I26];OFFSET(INDIRECT([.$H26]);11;0;1);&quot;&quot;);IF(12 &lt; [.$I26];CHAR(10);&quot;&quot;);IF(12 &lt; [.$I26];OFFSET(INDIRECT([.$H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54" table:formula="of:=OFFSET(INDIRECT([.$D26]);0;4;1)" office:value-type="boolean" office:boolean-value="true" calcext:value-type="boolean">
            <text:p>WAHR</text:p>
          </table:table-cell>
          <table:table-cell table:style-name="ce154" table:formula="of:=OFFSET(INDIRECT([.$D26]);0;3;1)" office:value-type="boolean" office:boolean-value="true" calcext:value-type="boolean">
            <text:p>WAHR</text:p>
          </table:table-cell>
          <table:table-cell table:style-name="ce154" table:formula="of:=OFFSET(INDIRECT([.$D26]);0;5;1)" office:value-type="boolean" office:boolean-value="true" calcext:value-type="boolean">
            <text:p>WAHR</text:p>
          </table:table-cell>
          <table:table-cell table:style-name="ce154" table:formula="of:=OFFSET(INDIRECT([.$D26]);0;6;1)" office:value-type="boolean" office:boolean-value="true" calcext:value-type="boolean">
            <text:p>WAHR</text:p>
          </table:table-cell>
          <table:table-cell table:style-name="ce156" table:formula="of:=(IF(OR(0;IF(0 &lt; [.$I26];OFFSET(INDIRECT([.$H26]);0;5;1);0);IF(1 &lt; [.$I26];OFFSET(INDIRECT([.$H26]);1;5;1);0);IF(2 &lt; [.$I26];OFFSET(INDIRECT([.$H26]);2;5;1);0);IF(3 &lt; [.$I26];OFFSET(INDIRECT([.$H26]);3;5;1);0);IF(4 &lt; [.$I26];OFFSET(INDIRECT([.$H26]);4;5;1);0);IF(5 &lt; [.$I26];OFFSET(INDIRECT([.$H26]);5;5;1);0);IF(6 &lt; [.$I26];OFFSET(INDIRECT([.$H26]);6;5;1);0);IF(7 &lt; [.$I26];OFFSET(INDIRECT([.$H26]);7;5;1);0);IF(8 &lt; [.$I26];OFFSET(INDIRECT([.$H26]);8;5;1);0);IF(9 &lt; [.$I26];OFFSET(INDIRECT([.$H26]);9;5;1);0);IF(10 &lt; [.$I26];OFFSET(INDIRECT([.$H26]);10;5;1);0);IF(11 &lt; [.$I26];OFFSET(INDIRECT([.$H26]);11;5;1);0);IF(12 &lt; [.$I26];OFFSET(INDIRECT([.$H26]);12;5;1);0));1;0))" office:value-type="boolean" office:boolean-value="true" calcext:value-type="boolean">
            <text:p>WAHR</text:p>
          </table:table-cell>
          <table:table-cell table:style-name="ce156" table:formula="of:=(IF(OR(0;IF(0 &lt; [.$I26];OFFSET(INDIRECT([.$H26]);0;6;1);0);IF(1 &lt; [.$I26];OFFSET(INDIRECT([.$H26]);1;6;1);0);IF(2 &lt; [.$I26];OFFSET(INDIRECT([.$H26]);2;6;1);0);IF(3 &lt; [.$I26];OFFSET(INDIRECT([.$H26]);3;6;1);0);IF(4 &lt; [.$I26];OFFSET(INDIRECT([.$H26]);4;6;1);0);IF(5 &lt; [.$I26];OFFSET(INDIRECT([.$H26]);5;6;1);0);IF(6 &lt; [.$I26];OFFSET(INDIRECT([.$H26]);6;6;1);0);IF(7 &lt; [.$I26];OFFSET(INDIRECT([.$H26]);7;6;1);0);IF(8 &lt; [.$I26];OFFSET(INDIRECT([.$H26]);8;6;1);0);IF(9 &lt; [.$I26];OFFSET(INDIRECT([.$H26]);9;6;1);0);IF(10 &lt; [.$I26];OFFSET(INDIRECT([.$H26]);10;6;1);0);IF(11 &lt; [.$I26];OFFSET(INDIRECT([.$H26]);11;6;1);0);IF(12 &lt; [.$I26];OFFSET(INDIRECT([.$H26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9">
          <table:table-cell table:formula="of:=(1000*[.$B27])+[.$F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7]);0;1;1)" office:value-type="float" office:value="3" calcext:value-type="float">
            <text:p>3</text:p>
          </table:table-cell>
          <table:table-cell table:style-name="ce140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04" table:formula="of:=OFFSET(INDIRECT([.$D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47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7];OFFSET(INDIRECT([.$H27]);0;0;1);&quot;&quot;);IF(1 &lt; [.$I27];CHAR(10);&quot;&quot;);IF(1 &lt; [.$I27];OFFSET(INDIRECT([.$H27]);1;0;1);&quot;&quot;);IF(2 &lt; [.$I27];CHAR(10);&quot;&quot;);IF(2 &lt; [.$I27];OFFSET(INDIRECT([.$H27]);2;0;1);&quot;&quot;);IF(3 &lt; [.$I27];CHAR(10);&quot;&quot;);IF(3 &lt; [.$I27];OFFSET(INDIRECT([.$H27]);3;0;1);&quot;&quot;);IF(4 &lt; [.$I27];CHAR(10);&quot;&quot;);IF(4 &lt; [.$I27];OFFSET(INDIRECT([.$H27]);4;0;1);&quot;&quot;);IF(5 &lt; [.$I27];CHAR(10);&quot;&quot;);IF(5 &lt; [.$I27];OFFSET(INDIRECT([.$H27]);5;0;1);&quot;&quot;);IF(6 &lt; [.$I27];CHAR(10);&quot;&quot;);IF(6 &lt; [.$I27];OFFSET(INDIRECT([.$H27]);6;0;1);&quot;&quot;);IF(7 &lt; [.$I27];CHAR(10);&quot;&quot;);IF(7 &lt; [.$I27];OFFSET(INDIRECT([.$H27]);7;0;1);&quot;&quot;);IF(8 &lt; [.$I27];CHAR(10);&quot;&quot;);IF(8 &lt; [.$I27];OFFSET(INDIRECT([.$H27]);8;0;1);&quot;&quot;);IF(9 &lt; [.$I27];CHAR(10);&quot;&quot;);IF(9 &lt; [.$I27];OFFSET(INDIRECT([.$H27]);9;0;1);&quot;&quot;);IF(10 &lt; [.$I27];CHAR(10);&quot;&quot;);IF(10 &lt; [.$I27];OFFSET(INDIRECT([.$H27]);10;0;1);&quot;&quot;);IF(11 &lt; [.$I27];CHAR(10);&quot;&quot;);IF(11 &lt; [.$I27];OFFSET(INDIRECT([.$H27]);11;0;1);&quot;&quot;);IF(12 &lt; [.$I27];CHAR(10);&quot;&quot;);IF(12 &lt; [.$I27];OFFSET(INDIRECT([.$H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54" table:formula="of:=OFFSET(INDIRECT([.$D27]);0;4;1)" office:value-type="boolean" office:boolean-value="true" calcext:value-type="boolean">
            <text:p>WAHR</text:p>
          </table:table-cell>
          <table:table-cell table:style-name="ce154" table:formula="of:=OFFSET(INDIRECT([.$D27]);0;3;1)" office:value-type="boolean" office:boolean-value="true" calcext:value-type="boolean">
            <text:p>WAHR</text:p>
          </table:table-cell>
          <table:table-cell table:style-name="ce154" table:formula="of:=OFFSET(INDIRECT([.$D27]);0;5;1)" office:value-type="boolean" office:boolean-value="true" calcext:value-type="boolean">
            <text:p>WAHR</text:p>
          </table:table-cell>
          <table:table-cell table:style-name="ce154" table:formula="of:=OFFSET(INDIRECT([.$D27]);0;6;1)" office:value-type="boolean" office:boolean-value="true" calcext:value-type="boolean">
            <text:p>WAHR</text:p>
          </table:table-cell>
          <table:table-cell table:style-name="ce156" table:formula="of:=(IF(OR(0;IF(0 &lt; [.$I27];OFFSET(INDIRECT([.$H27]);0;5;1);0);IF(1 &lt; [.$I27];OFFSET(INDIRECT([.$H27]);1;5;1);0);IF(2 &lt; [.$I27];OFFSET(INDIRECT([.$H27]);2;5;1);0);IF(3 &lt; [.$I27];OFFSET(INDIRECT([.$H27]);3;5;1);0);IF(4 &lt; [.$I27];OFFSET(INDIRECT([.$H27]);4;5;1);0);IF(5 &lt; [.$I27];OFFSET(INDIRECT([.$H27]);5;5;1);0);IF(6 &lt; [.$I27];OFFSET(INDIRECT([.$H27]);6;5;1);0);IF(7 &lt; [.$I27];OFFSET(INDIRECT([.$H27]);7;5;1);0);IF(8 &lt; [.$I27];OFFSET(INDIRECT([.$H27]);8;5;1);0);IF(9 &lt; [.$I27];OFFSET(INDIRECT([.$H27]);9;5;1);0);IF(10 &lt; [.$I27];OFFSET(INDIRECT([.$H27]);10;5;1);0);IF(11 &lt; [.$I27];OFFSET(INDIRECT([.$H27]);11;5;1);0);IF(12 &lt; [.$I27];OFFSET(INDIRECT([.$H27]);12;5;1);0));1;0))" office:value-type="boolean" office:boolean-value="true" calcext:value-type="boolean">
            <text:p>WAHR</text:p>
          </table:table-cell>
          <table:table-cell table:style-name="ce156" table:formula="of:=(IF(OR(0;IF(0 &lt; [.$I27];OFFSET(INDIRECT([.$H27]);0;6;1);0);IF(1 &lt; [.$I27];OFFSET(INDIRECT([.$H27]);1;6;1);0);IF(2 &lt; [.$I27];OFFSET(INDIRECT([.$H27]);2;6;1);0);IF(3 &lt; [.$I27];OFFSET(INDIRECT([.$H27]);3;6;1);0);IF(4 &lt; [.$I27];OFFSET(INDIRECT([.$H27]);4;6;1);0);IF(5 &lt; [.$I27];OFFSET(INDIRECT([.$H27]);5;6;1);0);IF(6 &lt; [.$I27];OFFSET(INDIRECT([.$H27]);6;6;1);0);IF(7 &lt; [.$I27];OFFSET(INDIRECT([.$H27]);7;6;1);0);IF(8 &lt; [.$I27];OFFSET(INDIRECT([.$H27]);8;6;1);0);IF(9 &lt; [.$I27];OFFSET(INDIRECT([.$H27]);9;6;1);0);IF(10 &lt; [.$I27];OFFSET(INDIRECT([.$H27]);10;6;1);0);IF(11 &lt; [.$I27];OFFSET(INDIRECT([.$H27]);11;6;1);0);IF(12 &lt; [.$I27];OFFSET(INDIRECT([.$H27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5">
          <table:table-cell table:formula="of:=(1000*[.$B28])+[.$F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8]);0;1;1)" office:value-type="float" office:value="3" calcext:value-type="float">
            <text:p>3</text:p>
          </table:table-cell>
          <table:table-cell table:style-name="ce140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04" table:formula="of:=OFFSET(INDIRECT([.$D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47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8];OFFSET(INDIRECT([.$H28]);0;0;1);&quot;&quot;);IF(1 &lt; [.$I28];CHAR(10);&quot;&quot;);IF(1 &lt; [.$I28];OFFSET(INDIRECT([.$H28]);1;0;1);&quot;&quot;);IF(2 &lt; [.$I28];CHAR(10);&quot;&quot;);IF(2 &lt; [.$I28];OFFSET(INDIRECT([.$H28]);2;0;1);&quot;&quot;);IF(3 &lt; [.$I28];CHAR(10);&quot;&quot;);IF(3 &lt; [.$I28];OFFSET(INDIRECT([.$H28]);3;0;1);&quot;&quot;);IF(4 &lt; [.$I28];CHAR(10);&quot;&quot;);IF(4 &lt; [.$I28];OFFSET(INDIRECT([.$H28]);4;0;1);&quot;&quot;);IF(5 &lt; [.$I28];CHAR(10);&quot;&quot;);IF(5 &lt; [.$I28];OFFSET(INDIRECT([.$H28]);5;0;1);&quot;&quot;);IF(6 &lt; [.$I28];CHAR(10);&quot;&quot;);IF(6 &lt; [.$I28];OFFSET(INDIRECT([.$H28]);6;0;1);&quot;&quot;);IF(7 &lt; [.$I28];CHAR(10);&quot;&quot;);IF(7 &lt; [.$I28];OFFSET(INDIRECT([.$H28]);7;0;1);&quot;&quot;);IF(8 &lt; [.$I28];CHAR(10);&quot;&quot;);IF(8 &lt; [.$I28];OFFSET(INDIRECT([.$H28]);8;0;1);&quot;&quot;);IF(9 &lt; [.$I28];CHAR(10);&quot;&quot;);IF(9 &lt; [.$I28];OFFSET(INDIRECT([.$H28]);9;0;1);&quot;&quot;);IF(10 &lt; [.$I28];CHAR(10);&quot;&quot;);IF(10 &lt; [.$I28];OFFSET(INDIRECT([.$H28]);10;0;1);&quot;&quot;);IF(11 &lt; [.$I28];CHAR(10);&quot;&quot;);IF(11 &lt; [.$I28];OFFSET(INDIRECT([.$H28]);11;0;1);&quot;&quot;);IF(12 &lt; [.$I28];CHAR(10);&quot;&quot;);IF(12 &lt; [.$I28];OFFSET(INDIRECT([.$H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54" table:formula="of:=OFFSET(INDIRECT([.$D28]);0;4;1)" office:value-type="boolean" office:boolean-value="true" calcext:value-type="boolean">
            <text:p>WAHR</text:p>
          </table:table-cell>
          <table:table-cell table:style-name="ce154" table:formula="of:=OFFSET(INDIRECT([.$D28]);0;3;1)" office:value-type="boolean" office:boolean-value="true" calcext:value-type="boolean">
            <text:p>WAHR</text:p>
          </table:table-cell>
          <table:table-cell table:style-name="ce154" table:formula="of:=OFFSET(INDIRECT([.$D28]);0;5;1)" office:value-type="boolean" office:boolean-value="true" calcext:value-type="boolean">
            <text:p>WAHR</text:p>
          </table:table-cell>
          <table:table-cell table:style-name="ce154" table:formula="of:=OFFSET(INDIRECT([.$D28]);0;6;1)" office:value-type="boolean" office:boolean-value="true" calcext:value-type="boolean">
            <text:p>WAHR</text:p>
          </table:table-cell>
          <table:table-cell table:style-name="ce156" table:formula="of:=(IF(OR(0;IF(0 &lt; [.$I28];OFFSET(INDIRECT([.$H28]);0;5;1);0);IF(1 &lt; [.$I28];OFFSET(INDIRECT([.$H28]);1;5;1);0);IF(2 &lt; [.$I28];OFFSET(INDIRECT([.$H28]);2;5;1);0);IF(3 &lt; [.$I28];OFFSET(INDIRECT([.$H28]);3;5;1);0);IF(4 &lt; [.$I28];OFFSET(INDIRECT([.$H28]);4;5;1);0);IF(5 &lt; [.$I28];OFFSET(INDIRECT([.$H28]);5;5;1);0);IF(6 &lt; [.$I28];OFFSET(INDIRECT([.$H28]);6;5;1);0);IF(7 &lt; [.$I28];OFFSET(INDIRECT([.$H28]);7;5;1);0);IF(8 &lt; [.$I28];OFFSET(INDIRECT([.$H28]);8;5;1);0);IF(9 &lt; [.$I28];OFFSET(INDIRECT([.$H28]);9;5;1);0);IF(10 &lt; [.$I28];OFFSET(INDIRECT([.$H28]);10;5;1);0);IF(11 &lt; [.$I28];OFFSET(INDIRECT([.$H28]);11;5;1);0);IF(12 &lt; [.$I28];OFFSET(INDIRECT([.$H28]);12;5;1);0));1;0))" office:value-type="boolean" office:boolean-value="true" calcext:value-type="boolean">
            <text:p>WAHR</text:p>
          </table:table-cell>
          <table:table-cell table:style-name="ce156" table:formula="of:=(IF(OR(0;IF(0 &lt; [.$I28];OFFSET(INDIRECT([.$H28]);0;6;1);0);IF(1 &lt; [.$I28];OFFSET(INDIRECT([.$H28]);1;6;1);0);IF(2 &lt; [.$I28];OFFSET(INDIRECT([.$H28]);2;6;1);0);IF(3 &lt; [.$I28];OFFSET(INDIRECT([.$H28]);3;6;1);0);IF(4 &lt; [.$I28];OFFSET(INDIRECT([.$H28]);4;6;1);0);IF(5 &lt; [.$I28];OFFSET(INDIRECT([.$H28]);5;6;1);0);IF(6 &lt; [.$I28];OFFSET(INDIRECT([.$H28]);6;6;1);0);IF(7 &lt; [.$I28];OFFSET(INDIRECT([.$H28]);7;6;1);0);IF(8 &lt; [.$I28];OFFSET(INDIRECT([.$H28]);8;6;1);0);IF(9 &lt; [.$I28];OFFSET(INDIRECT([.$H28]);9;6;1);0);IF(10 &lt; [.$I28];OFFSET(INDIRECT([.$H28]);10;6;1);0);IF(11 &lt; [.$I28];OFFSET(INDIRECT([.$H28]);11;6;1);0);IF(12 &lt; [.$I28];OFFSET(INDIRECT([.$H28]);12;6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42">
          <table:table-cell table:formula="of:=(1000*[.$B29])+[.$F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38" table:formula="of:=OFFSET(INDIRECT([.$D29]);0;1;1)" office:value-type="float" office:value="99" calcext:value-type="float">
            <text:p>99</text:p>
          </table:table-cell>
          <table:table-cell table:style-name="ce140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04" table:formula="of:=OFFSET(INDIRECT([.$D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47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style-name="ce150"/>
          <table:table-cell table:style-name="ce147" table:formula="of:=CONCATENATE(IF(0 &lt; [.$I29];OFFSET(INDIRECT([.$H29]);0;0;1);&quot;&quot;);IF(1 &lt; [.$I29];CHAR(10);&quot;&quot;);IF(1 &lt; [.$I29];OFFSET(INDIRECT([.$H29]);1;0;1);&quot;&quot;);IF(2 &lt; [.$I29];CHAR(10);&quot;&quot;);IF(2 &lt; [.$I29];OFFSET(INDIRECT([.$H29]);2;0;1);&quot;&quot;);IF(3 &lt; [.$I29];CHAR(10);&quot;&quot;);IF(3 &lt; [.$I29];OFFSET(INDIRECT([.$H29]);3;0;1);&quot;&quot;);IF(4 &lt; [.$I29];CHAR(10);&quot;&quot;);IF(4 &lt; [.$I29];OFFSET(INDIRECT([.$H29]);4;0;1);&quot;&quot;);IF(5 &lt; [.$I29];CHAR(10);&quot;&quot;);IF(5 &lt; [.$I29];OFFSET(INDIRECT([.$H29]);5;0;1);&quot;&quot;);IF(6 &lt; [.$I29];CHAR(10);&quot;&quot;);IF(6 &lt; [.$I29];OFFSET(INDIRECT([.$H29]);6;0;1);&quot;&quot;);IF(7 &lt; [.$I29];CHAR(10);&quot;&quot;);IF(7 &lt; [.$I29];OFFSET(INDIRECT([.$H29]);7;0;1);&quot;&quot;);IF(8 &lt; [.$I29];CHAR(10);&quot;&quot;);IF(8 &lt; [.$I29];OFFSET(INDIRECT([.$H29]);8;0;1);&quot;&quot;);IF(9 &lt; [.$I29];CHAR(10);&quot;&quot;);IF(9 &lt; [.$I29];OFFSET(INDIRECT([.$H29]);9;0;1);&quot;&quot;);IF(10 &lt; [.$I29];CHAR(10);&quot;&quot;);IF(10 &lt; [.$I29];OFFSET(INDIRECT([.$H29]);10;0;1);&quot;&quot;);IF(11 &lt; [.$I29];CHAR(10);&quot;&quot;);IF(11 &lt; [.$I29];OFFSET(INDIRECT([.$H29]);11;0;1);&quot;&quot;);IF(12 &lt; [.$I29];CHAR(10);&quot;&quot;);IF(12 &lt; [.$I29];OFFSET(INDIRECT([.$H29]);12;0;1);&quot;&quot;))">
            <text:p/>
          </table:table-cell>
          <table:table-cell table:style-name="ce154" table:formula="of:=OFFSET(INDIRECT([.$D29]);0;4;1)" office:value-type="boolean" office:boolean-value="false" calcext:value-type="boolean">
            <text:p>FALSCH</text:p>
          </table:table-cell>
          <table:table-cell table:style-name="ce154" table:formula="of:=OFFSET(INDIRECT([.$D29]);0;3;1)" office:value-type="boolean" office:boolean-value="false" calcext:value-type="boolean">
            <text:p>FALSCH</text:p>
          </table:table-cell>
          <table:table-cell table:style-name="ce154" table:formula="of:=OFFSET(INDIRECT([.$D29]);0;5;1)" office:value-type="boolean" office:boolean-value="false" calcext:value-type="boolean">
            <text:p>FALSCH</text:p>
          </table:table-cell>
          <table:table-cell table:style-name="ce154" table:formula="of:=OFFSET(INDIRECT([.$D29]);0;6;1)" office:value-type="boolean" office:boolean-value="false" calcext:value-type="boolean">
            <text:p>FALSCH</text:p>
          </table:table-cell>
          <table:table-cell table:style-name="ce156" table:formula="of:=(IF(OR(0;IF(0 &lt; [.$I29];OFFSET(INDIRECT([.$H29]);0;5;1);0);IF(1 &lt; [.$I29];OFFSET(INDIRECT([.$H29]);1;5;1);0);IF(2 &lt; [.$I29];OFFSET(INDIRECT([.$H29]);2;5;1);0);IF(3 &lt; [.$I29];OFFSET(INDIRECT([.$H29]);3;5;1);0);IF(4 &lt; [.$I29];OFFSET(INDIRECT([.$H29]);4;5;1);0);IF(5 &lt; [.$I29];OFFSET(INDIRECT([.$H29]);5;5;1);0);IF(6 &lt; [.$I29];OFFSET(INDIRECT([.$H29]);6;5;1);0);IF(7 &lt; [.$I29];OFFSET(INDIRECT([.$H29]);7;5;1);0);IF(8 &lt; [.$I29];OFFSET(INDIRECT([.$H29]);8;5;1);0);IF(9 &lt; [.$I29];OFFSET(INDIRECT([.$H29]);9;5;1);0);IF(10 &lt; [.$I29];OFFSET(INDIRECT([.$H29]);10;5;1);0);IF(11 &lt; [.$I29];OFFSET(INDIRECT([.$H29]);11;5;1);0);IF(12 &lt; [.$I29];OFFSET(INDIRECT([.$H29]);12;5;1);0));1;0))" office:value-type="boolean" office:boolean-value="false" calcext:value-type="boolean">
            <text:p>FALSCH</text:p>
          </table:table-cell>
          <table:table-cell table:style-name="ce156" table:formula="of:=(IF(OR(0;IF(0 &lt; [.$I29];OFFSET(INDIRECT([.$H29]);0;6;1);0);IF(1 &lt; [.$I29];OFFSET(INDIRECT([.$H29]);1;6;1);0);IF(2 &lt; [.$I29];OFFSET(INDIRECT([.$H29]);2;6;1);0);IF(3 &lt; [.$I29];OFFSET(INDIRECT([.$H29]);3;6;1);0);IF(4 &lt; [.$I29];OFFSET(INDIRECT([.$H29]);4;6;1);0);IF(5 &lt; [.$I29];OFFSET(INDIRECT([.$H29]);5;6;1);0);IF(6 &lt; [.$I29];OFFSET(INDIRECT([.$H29]);6;6;1);0);IF(7 &lt; [.$I29];OFFSET(INDIRECT([.$H29]);7;6;1);0);IF(8 &lt; [.$I29];OFFSET(INDIRECT([.$H29]);8;6;1);0);IF(9 &lt; [.$I29];OFFSET(INDIRECT([.$H29]);9;6;1);0);IF(10 &lt; [.$I29];OFFSET(INDIRECT([.$H29]);10;6;1);0);IF(11 &lt; [.$I29];OFFSET(INDIRECT([.$H29]);11;6;1);0);IF(12 &lt; [.$I29];OFFSET(INDIRECT([.$H29]);12;6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43" table:number-rows-repeated="11">
          <table:table-cell table:number-columns-repeated="12"/>
          <table:table-cell table:style-name="ce154" table:number-columns-repeated="2"/>
          <table:table-cell table:number-columns-repeated="51"/>
        </table:table-row>
        <table:table-row table:style-name="ro43">
          <table:table-cell table:number-columns-repeated="65"/>
        </table:table-row>
        <table:table-row table:style-name="ro3" table:number-rows-repeated="1048534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Themenlis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9" table:default-cell-style-name="ce127"/>
        <table:table-column table:style-name="co60" table:default-cell-style-name="ce85"/>
        <table:table-column table:style-name="co61" table:default-cell-style-name="ce87"/>
        <table:table-column table:style-name="co25" table:default-cell-style-name="ce89"/>
        <table:table-column table:style-name="co62" table:default-cell-style-name="ce92"/>
        <table:table-column table:style-name="co63" table:default-cell-style-name="ce113"/>
        <table:table-column table:style-name="co64" table:visibility="collapse" table:default-cell-style-name="ce114"/>
        <table:table-column table:style-name="co65" table:default-cell-style-name="ce192"/>
        <table:table-column table:style-name="co66" table:number-columns-repeated="4" table:default-cell-style-name="ce114"/>
        <table:table-column table:style-name="co67" table:default-cell-style-name="ce144"/>
        <table:table-column table:style-name="co68" table:default-cell-style-name="ce144"/>
        <table:table-column table:style-name="co59" table:default-cell-style-name="ce117"/>
        <table:table-column table:style-name="co59" table:number-columns-repeated="1009" table:default-cell-style-name="Default"/>
        <table:table-row table:style-name="ro13">
          <table:table-cell table:style-name="ce125" office:value-type="string" calcext:value-type="string">
            <text:p>id</text:p>
          </table:table-cell>
          <table:table-cell table:style-name="ce84" office:value-type="string" calcext:value-type="string">
            <text:p>Abschnitt</text:p>
          </table:table-cell>
          <table:table-cell table:style-name="ce86" office:value-type="string" calcext:value-type="string">
            <text:p>Bereich</text:p>
          </table:table-cell>
          <table:table-cell table:style-name="ce88" office:value-type="string" calcext:value-type="string">
            <text:p>idx</text:p>
          </table:table-cell>
          <table:table-cell table:style-name="ce91" office:value-type="string" calcext:value-type="string">
            <text:p>Thema</text:p>
          </table:table-cell>
          <table:table-cell table:style-name="ce112" office:value-type="string" calcext:value-type="string">
            <office:annotation draw:style-name="gr4" draw:text-style-name="P2" svg:width="2.899cm" svg:height="2.176cm" svg:x="37.902cm" svg:y="0cm" draw:caption-point-x="-0.61cm" draw:caption-point-y="0.01cm">
              <dc:date>2017-12-19T00:00:00</dc:date>
              <text:p text:style-name="P1"><text:span text:style-name="T1">Zusammengeset</text:span><text:span text:style-name="T1">zt</text:span><text:span text:style-name="T1"><text:line-break/></text:span><text:span text:style-name="T1">aus idx und </text:span><text:span text:style-name="T1">Thema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office:annotation draw:style-name="gr5" draw:text-style-name="P2" svg:width="2.899cm" svg:height="1.781cm" svg:x="37.902cm" svg:y="0cm" draw:caption-point-x="-0.61cm" draw:caption-point-y="0.01cm">
              <dc:date>2017-12-19T00:00:00</dc:date>
              <text:p text:style-name="P1"><text:span text:style-name="T1">Findet aus </text:span><text:span text:style-name="T1">Bereichnamen </text:span><text:span text:style-name="T1">die Bereichsid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office:annotation draw:style-name="gr4" draw:text-style-name="P2" svg:width="2.899cm" svg:height="2.176cm" svg:x="40.171cm" svg:y="0cm" draw:caption-point-x="-0.61cm" draw:caption-point-y="0.01cm">
              <dc:date>2020-05-11T00:00:00</dc:date>
              <text:p text:style-name="P1"><text:span text:style-name="T1">Eingabe in der </text:span><text:span text:style-name="T1">Form:</text:span></text:p>
              <text:p text:style-name="P1"><text:span text:style-name="T1"/></text:p>
              <text:p text:style-name="P1"><text:span text:style-name="T1">= </text:span><text:span text:style-name="T3">$Bereiche.</text:span><text:span text:style-name="T3">$A$6</text:span></text:p>
            </office:annotation>
            <text:p>Bereichskey</text:p>
          </table:table-cell>
          <table:table-cell table:style-name="ce152" office:value-type="string" calcext:value-type="string">
            <text:p>Systemintegration</text:p>
          </table:table-cell>
          <table:table-cell table:style-name="ce152" office:value-type="string" calcext:value-type="string">
            <text:p>Anwendungsentwicklung</text:p>
          </table:table-cell>
          <table:table-cell table:style-name="ce152" office:value-type="string" calcext:value-type="string">
            <text:p>Daten- und Prozessanalyse</text:p>
          </table:table-cell>
          <table:table-cell table:style-name="ce152" office:value-type="string" calcext:value-type="string">
            <text:p>Digitale Vernetzung</text:p>
          </table:table-cell>
          <table:table-cell table:style-name="ce143" office:value-type="string" calcext:value-type="string">
            <text:p>1- bis 18. Monat</text:p>
          </table:table-cell>
          <table:table-cell table:style-name="ce143" office:value-type="string" calcext:value-type="string">
            <text:p>19. bis 36. Monat</text:p>
          </table:table-cell>
          <table:table-cell table:style-name="ce116" office:value-type="string" calcext:value-type="string">
            <text:p>nil</text:p>
          </table:table-cell>
          <table:table-cell table:style-name="ce83" table:number-columns-repeated="51"/>
          <table:table-cell table:number-columns-repeated="958"/>
        </table:table-row>
        <table:table-row table:style-name="ro13">
          <table:table-cell table:style-name="ce126" table:formula="of:=CONCATENATE(OFFSET(INDIRECT([.$G2]);0;2;1);&quot;.&quot;;OFFSET(INDIRECT([.$G2]);0;5;1);&quot;.&quot;;[.D2])" office:value-type="string" office:string-value="1.1.a" calcext:value-type="string">
            <text:p>1.1.a</text:p>
          </table:table-cell>
          <table:table-cell table:formula="of:=OFFSET(INDIRECT([.$G2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2]);0;10;1)" office:value-type="boolean" office:boolean-value="true" calcext:value-type="boolean">
            <text:p>WAHR</text:p>
          </table:table-cell>
          <table:table-cell table:style-name="ce115" table:formula="of:=OFFSET(INDIRECT([.$G2]);0;11;1)" office:value-type="boolean" office:boolean-value="true" calcext:value-type="boolean">
            <text:p>WAHR</text:p>
          </table:table-cell>
          <table:table-cell table:style-name="ce115" table:formula="of:=OFFSET(INDIRECT([.$G2]);0;12;1)" office:value-type="boolean" office:boolean-value="true" calcext:value-type="boolean">
            <text:p>WAHR</text:p>
          </table:table-cell>
          <table:table-cell table:style-name="ce115" table:formula="of:=OFFSET(INDIRECT([.$G2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3]);0;2;1);&quot;.&quot;;OFFSET(INDIRECT([.$G3]);0;5;1);&quot;.&quot;;[.D3])" office:value-type="string" office:string-value="1.1.b" calcext:value-type="string">
            <text:p>1.1.b</text:p>
          </table:table-cell>
          <table:table-cell table:formula="of:=OFFSET(INDIRECT([.$G3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3]);0;10;1)" office:value-type="boolean" office:boolean-value="true" calcext:value-type="boolean">
            <text:p>WAHR</text:p>
          </table:table-cell>
          <table:table-cell table:style-name="ce115" table:formula="of:=OFFSET(INDIRECT([.$G3]);0;11;1)" office:value-type="boolean" office:boolean-value="true" calcext:value-type="boolean">
            <text:p>WAHR</text:p>
          </table:table-cell>
          <table:table-cell table:style-name="ce115" table:formula="of:=OFFSET(INDIRECT([.$G3]);0;12;1)" office:value-type="boolean" office:boolean-value="true" calcext:value-type="boolean">
            <text:p>WAHR</text:p>
          </table:table-cell>
          <table:table-cell table:style-name="ce115" table:formula="of:=OFFSET(INDIRECT([.$G3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4]);0;2;1);&quot;.&quot;;OFFSET(INDIRECT([.$G4]);0;5;1);&quot;.&quot;;[.D4])" office:value-type="string" office:string-value="1.1.c" calcext:value-type="string">
            <text:p>1.1.c</text:p>
          </table:table-cell>
          <table:table-cell table:formula="of:=OFFSET(INDIRECT([.$G4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4]);0;10;1)" office:value-type="boolean" office:boolean-value="true" calcext:value-type="boolean">
            <text:p>WAHR</text:p>
          </table:table-cell>
          <table:table-cell table:style-name="ce115" table:formula="of:=OFFSET(INDIRECT([.$G4]);0;11;1)" office:value-type="boolean" office:boolean-value="true" calcext:value-type="boolean">
            <text:p>WAHR</text:p>
          </table:table-cell>
          <table:table-cell table:style-name="ce115" table:formula="of:=OFFSET(INDIRECT([.$G4]);0;12;1)" office:value-type="boolean" office:boolean-value="true" calcext:value-type="boolean">
            <text:p>WAHR</text:p>
          </table:table-cell>
          <table:table-cell table:style-name="ce115" table:formula="of:=OFFSET(INDIRECT([.$G4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]);0;2;1);&quot;.&quot;;OFFSET(INDIRECT([.$G5]);0;5;1);&quot;.&quot;;[.D5])" office:value-type="string" office:string-value="1.1.d" calcext:value-type="string">
            <text:p>1.1.d</text:p>
          </table:table-cell>
          <table:table-cell table:formula="of:=OFFSET(INDIRECT([.$G5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5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5]);0;10;1)" office:value-type="boolean" office:boolean-value="true" calcext:value-type="boolean">
            <text:p>WAHR</text:p>
          </table:table-cell>
          <table:table-cell table:style-name="ce115" table:formula="of:=OFFSET(INDIRECT([.$G5]);0;11;1)" office:value-type="boolean" office:boolean-value="true" calcext:value-type="boolean">
            <text:p>WAHR</text:p>
          </table:table-cell>
          <table:table-cell table:style-name="ce115" table:formula="of:=OFFSET(INDIRECT([.$G5]);0;12;1)" office:value-type="boolean" office:boolean-value="true" calcext:value-type="boolean">
            <text:p>WAHR</text:p>
          </table:table-cell>
          <table:table-cell table:style-name="ce115" table:formula="of:=OFFSET(INDIRECT([.$G5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6]);0;2;1);&quot;.&quot;;OFFSET(INDIRECT([.$G6]);0;5;1);&quot;.&quot;;[.D6])" office:value-type="string" office:string-value="1.1.e" calcext:value-type="string">
            <text:p>1.1.e</text:p>
          </table:table-cell>
          <table:table-cell table:formula="of:=OFFSET(INDIRECT([.$G6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6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6]);0;10;1)" office:value-type="boolean" office:boolean-value="true" calcext:value-type="boolean">
            <text:p>WAHR</text:p>
          </table:table-cell>
          <table:table-cell table:style-name="ce115" table:formula="of:=OFFSET(INDIRECT([.$G6]);0;11;1)" office:value-type="boolean" office:boolean-value="true" calcext:value-type="boolean">
            <text:p>WAHR</text:p>
          </table:table-cell>
          <table:table-cell table:style-name="ce115" table:formula="of:=OFFSET(INDIRECT([.$G6]);0;12;1)" office:value-type="boolean" office:boolean-value="true" calcext:value-type="boolean">
            <text:p>WAHR</text:p>
          </table:table-cell>
          <table:table-cell table:style-name="ce115" table:formula="of:=OFFSET(INDIRECT([.$G6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7]);0;2;1);&quot;.&quot;;OFFSET(INDIRECT([.$G7]);0;5;1);&quot;.&quot;;[.D7])" office:value-type="string" office:string-value="1.1.f" calcext:value-type="string">
            <text:p>1.1.f</text:p>
          </table:table-cell>
          <table:table-cell table:formula="of:=OFFSET(INDIRECT([.$G7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7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7]);0;10;1)" office:value-type="boolean" office:boolean-value="true" calcext:value-type="boolean">
            <text:p>WAHR</text:p>
          </table:table-cell>
          <table:table-cell table:style-name="ce115" table:formula="of:=OFFSET(INDIRECT([.$G7]);0;11;1)" office:value-type="boolean" office:boolean-value="true" calcext:value-type="boolean">
            <text:p>WAHR</text:p>
          </table:table-cell>
          <table:table-cell table:style-name="ce115" table:formula="of:=OFFSET(INDIRECT([.$G7]);0;12;1)" office:value-type="boolean" office:boolean-value="true" calcext:value-type="boolean">
            <text:p>WAHR</text:p>
          </table:table-cell>
          <table:table-cell table:style-name="ce115" table:formula="of:=OFFSET(INDIRECT([.$G7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8]);0;2;1);&quot;.&quot;;OFFSET(INDIRECT([.$G8]);0;5;1);&quot;.&quot;;[.D8])" office:value-type="string" office:string-value="1.1.g" calcext:value-type="string">
            <text:p>1.1.g</text:p>
          </table:table-cell>
          <table:table-cell table:formula="of:=OFFSET(INDIRECT([.$G8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8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8]);0;10;1)" office:value-type="boolean" office:boolean-value="true" calcext:value-type="boolean">
            <text:p>WAHR</text:p>
          </table:table-cell>
          <table:table-cell table:style-name="ce115" table:formula="of:=OFFSET(INDIRECT([.$G8]);0;11;1)" office:value-type="boolean" office:boolean-value="true" calcext:value-type="boolean">
            <text:p>WAHR</text:p>
          </table:table-cell>
          <table:table-cell table:style-name="ce115" table:formula="of:=OFFSET(INDIRECT([.$G8]);0;12;1)" office:value-type="boolean" office:boolean-value="true" calcext:value-type="boolean">
            <text:p>WAHR</text:p>
          </table:table-cell>
          <table:table-cell table:style-name="ce115" table:formula="of:=OFFSET(INDIRECT([.$G8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]);0;2;1);&quot;.&quot;;OFFSET(INDIRECT([.$G9]);0;5;1);&quot;.&quot;;[.D9])" office:value-type="string" office:string-value="1.1.h" calcext:value-type="string">
            <text:p>1.1.h</text:p>
          </table:table-cell>
          <table:table-cell table:formula="of:=OFFSET(INDIRECT([.$G9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9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9]);0;10;1)" office:value-type="boolean" office:boolean-value="true" calcext:value-type="boolean">
            <text:p>WAHR</text:p>
          </table:table-cell>
          <table:table-cell table:style-name="ce115" table:formula="of:=OFFSET(INDIRECT([.$G9]);0;11;1)" office:value-type="boolean" office:boolean-value="true" calcext:value-type="boolean">
            <text:p>WAHR</text:p>
          </table:table-cell>
          <table:table-cell table:style-name="ce115" table:formula="of:=OFFSET(INDIRECT([.$G9]);0;12;1)" office:value-type="boolean" office:boolean-value="true" calcext:value-type="boolean">
            <text:p>WAHR</text:p>
          </table:table-cell>
          <table:table-cell table:style-name="ce115" table:formula="of:=OFFSET(INDIRECT([.$G9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0]);0;2;1);&quot;.&quot;;OFFSET(INDIRECT([.$G10]);0;5;1);&quot;.&quot;;[.D10])" office:value-type="string" office:string-value="1.1.i" calcext:value-type="string">
            <text:p>1.1.i</text:p>
          </table:table-cell>
          <table:table-cell table:formula="of:=OFFSET(INDIRECT([.$G10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0]);0;6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i</text:p>
          </table:table-cell>
          <table:table-cell table:style-name="ce95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10]);0;10;1)" office:value-type="boolean" office:boolean-value="true" calcext:value-type="boolean">
            <text:p>WAHR</text:p>
          </table:table-cell>
          <table:table-cell table:style-name="ce115" table:formula="of:=OFFSET(INDIRECT([.$G10]);0;11;1)" office:value-type="boolean" office:boolean-value="true" calcext:value-type="boolean">
            <text:p>WAHR</text:p>
          </table:table-cell>
          <table:table-cell table:style-name="ce115" table:formula="of:=OFFSET(INDIRECT([.$G10]);0;12;1)" office:value-type="boolean" office:boolean-value="true" calcext:value-type="boolean">
            <text:p>WAHR</text:p>
          </table:table-cell>
          <table:table-cell table:style-name="ce115" table:formula="of:=OFFSET(INDIRECT([.$G10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]);0;2;1);&quot;.&quot;;OFFSET(INDIRECT([.$G11]);0;5;1);&quot;.&quot;;[.D11])" office:value-type="string" office:string-value="1.2.a" calcext:value-type="string">
            <text:p>1.2.a</text:p>
          </table:table-cell>
          <table:table-cell table:formula="of:=OFFSET(INDIRECT([.$G11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1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1]);0;10;1)" office:value-type="boolean" office:boolean-value="true" calcext:value-type="boolean">
            <text:p>WAHR</text:p>
          </table:table-cell>
          <table:table-cell table:style-name="ce115" table:formula="of:=OFFSET(INDIRECT([.$G11]);0;11;1)" office:value-type="boolean" office:boolean-value="true" calcext:value-type="boolean">
            <text:p>WAHR</text:p>
          </table:table-cell>
          <table:table-cell table:style-name="ce115" table:formula="of:=OFFSET(INDIRECT([.$G11]);0;12;1)" office:value-type="boolean" office:boolean-value="true" calcext:value-type="boolean">
            <text:p>WAHR</text:p>
          </table:table-cell>
          <table:table-cell table:style-name="ce115" table:formula="of:=OFFSET(INDIRECT([.$G11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2]);0;2;1);&quot;.&quot;;OFFSET(INDIRECT([.$G12]);0;5;1);&quot;.&quot;;[.D12])" office:value-type="string" office:string-value="1.2.b" calcext:value-type="string">
            <text:p>1.2.b</text:p>
          </table:table-cell>
          <table:table-cell table:formula="of:=OFFSET(INDIRECT([.$G12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2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2]);0;10;1)" office:value-type="boolean" office:boolean-value="true" calcext:value-type="boolean">
            <text:p>WAHR</text:p>
          </table:table-cell>
          <table:table-cell table:style-name="ce115" table:formula="of:=OFFSET(INDIRECT([.$G12]);0;11;1)" office:value-type="boolean" office:boolean-value="true" calcext:value-type="boolean">
            <text:p>WAHR</text:p>
          </table:table-cell>
          <table:table-cell table:style-name="ce115" table:formula="of:=OFFSET(INDIRECT([.$G12]);0;12;1)" office:value-type="boolean" office:boolean-value="true" calcext:value-type="boolean">
            <text:p>WAHR</text:p>
          </table:table-cell>
          <table:table-cell table:style-name="ce115" table:formula="of:=OFFSET(INDIRECT([.$G12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]);0;2;1);&quot;.&quot;;OFFSET(INDIRECT([.$G13]);0;5;1);&quot;.&quot;;[.D13])" office:value-type="string" office:string-value="1.2.c" calcext:value-type="string">
            <text:p>1.2.c</text:p>
          </table:table-cell>
          <table:table-cell table:formula="of:=OFFSET(INDIRECT([.$G13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3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3]);0;10;1)" office:value-type="boolean" office:boolean-value="true" calcext:value-type="boolean">
            <text:p>WAHR</text:p>
          </table:table-cell>
          <table:table-cell table:style-name="ce115" table:formula="of:=OFFSET(INDIRECT([.$G13]);0;11;1)" office:value-type="boolean" office:boolean-value="true" calcext:value-type="boolean">
            <text:p>WAHR</text:p>
          </table:table-cell>
          <table:table-cell table:style-name="ce115" table:formula="of:=OFFSET(INDIRECT([.$G13]);0;12;1)" office:value-type="boolean" office:boolean-value="true" calcext:value-type="boolean">
            <text:p>WAHR</text:p>
          </table:table-cell>
          <table:table-cell table:style-name="ce115" table:formula="of:=OFFSET(INDIRECT([.$G13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4]);0;2;1);&quot;.&quot;;OFFSET(INDIRECT([.$G14]);0;5;1);&quot;.&quot;;[.D14])" office:value-type="string" office:string-value="1.2.d" calcext:value-type="string">
            <text:p>1.2.d</text:p>
          </table:table-cell>
          <table:table-cell table:formula="of:=OFFSET(INDIRECT([.$G14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4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4]);0;10;1)" office:value-type="boolean" office:boolean-value="true" calcext:value-type="boolean">
            <text:p>WAHR</text:p>
          </table:table-cell>
          <table:table-cell table:style-name="ce115" table:formula="of:=OFFSET(INDIRECT([.$G14]);0;11;1)" office:value-type="boolean" office:boolean-value="true" calcext:value-type="boolean">
            <text:p>WAHR</text:p>
          </table:table-cell>
          <table:table-cell table:style-name="ce115" table:formula="of:=OFFSET(INDIRECT([.$G14]);0;12;1)" office:value-type="boolean" office:boolean-value="true" calcext:value-type="boolean">
            <text:p>WAHR</text:p>
          </table:table-cell>
          <table:table-cell table:style-name="ce115" table:formula="of:=OFFSET(INDIRECT([.$G14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5]);0;2;1);&quot;.&quot;;OFFSET(INDIRECT([.$G15]);0;5;1);&quot;.&quot;;[.D15])" office:value-type="string" office:string-value="1.2.e" calcext:value-type="string">
            <text:p>1.2.e</text:p>
          </table:table-cell>
          <table:table-cell table:formula="of:=OFFSET(INDIRECT([.$G15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5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5]);0;10;1)" office:value-type="boolean" office:boolean-value="true" calcext:value-type="boolean">
            <text:p>WAHR</text:p>
          </table:table-cell>
          <table:table-cell table:style-name="ce115" table:formula="of:=OFFSET(INDIRECT([.$G15]);0;11;1)" office:value-type="boolean" office:boolean-value="true" calcext:value-type="boolean">
            <text:p>WAHR</text:p>
          </table:table-cell>
          <table:table-cell table:style-name="ce115" table:formula="of:=OFFSET(INDIRECT([.$G15]);0;12;1)" office:value-type="boolean" office:boolean-value="true" calcext:value-type="boolean">
            <text:p>WAHR</text:p>
          </table:table-cell>
          <table:table-cell table:style-name="ce115" table:formula="of:=OFFSET(INDIRECT([.$G15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6]);0;2;1);&quot;.&quot;;OFFSET(INDIRECT([.$G16]);0;5;1);&quot;.&quot;;[.D16])" office:value-type="string" office:string-value="1.2.f" calcext:value-type="string">
            <text:p>1.2.f</text:p>
          </table:table-cell>
          <table:table-cell table:formula="of:=OFFSET(INDIRECT([.$G16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6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6]);0;10;1)" office:value-type="boolean" office:boolean-value="true" calcext:value-type="boolean">
            <text:p>WAHR</text:p>
          </table:table-cell>
          <table:table-cell table:style-name="ce115" table:formula="of:=OFFSET(INDIRECT([.$G16]);0;11;1)" office:value-type="boolean" office:boolean-value="true" calcext:value-type="boolean">
            <text:p>WAHR</text:p>
          </table:table-cell>
          <table:table-cell table:style-name="ce115" table:formula="of:=OFFSET(INDIRECT([.$G16]);0;12;1)" office:value-type="boolean" office:boolean-value="true" calcext:value-type="boolean">
            <text:p>WAHR</text:p>
          </table:table-cell>
          <table:table-cell table:style-name="ce115" table:formula="of:=OFFSET(INDIRECT([.$G16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7]);0;2;1);&quot;.&quot;;OFFSET(INDIRECT([.$G17]);0;5;1);&quot;.&quot;;[.D17])" office:value-type="string" office:string-value="1.2.g" calcext:value-type="string">
            <text:p>1.2.g</text:p>
          </table:table-cell>
          <table:table-cell table:formula="of:=OFFSET(INDIRECT([.$G17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7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7]);0;10;1)" office:value-type="boolean" office:boolean-value="true" calcext:value-type="boolean">
            <text:p>WAHR</text:p>
          </table:table-cell>
          <table:table-cell table:style-name="ce115" table:formula="of:=OFFSET(INDIRECT([.$G17]);0;11;1)" office:value-type="boolean" office:boolean-value="true" calcext:value-type="boolean">
            <text:p>WAHR</text:p>
          </table:table-cell>
          <table:table-cell table:style-name="ce115" table:formula="of:=OFFSET(INDIRECT([.$G17]);0;12;1)" office:value-type="boolean" office:boolean-value="true" calcext:value-type="boolean">
            <text:p>WAHR</text:p>
          </table:table-cell>
          <table:table-cell table:style-name="ce115" table:formula="of:=OFFSET(INDIRECT([.$G17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8]);0;2;1);&quot;.&quot;;OFFSET(INDIRECT([.$G18]);0;5;1);&quot;.&quot;;[.D18])" office:value-type="string" office:string-value="1.2.h" calcext:value-type="string">
            <text:p>1.2.h</text:p>
          </table:table-cell>
          <table:table-cell table:formula="of:=OFFSET(INDIRECT([.$G18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8]);0;6;1)" office:value-type="string" office:string-value="Informieren und Beraten von Kunden und Kundinnen" calcext:value-type="string">
            <text:p>Informieren und Beraten von Kunden und Kundinn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8]);0;10;1)" office:value-type="boolean" office:boolean-value="true" calcext:value-type="boolean">
            <text:p>WAHR</text:p>
          </table:table-cell>
          <table:table-cell table:style-name="ce115" table:formula="of:=OFFSET(INDIRECT([.$G18]);0;11;1)" office:value-type="boolean" office:boolean-value="true" calcext:value-type="boolean">
            <text:p>WAHR</text:p>
          </table:table-cell>
          <table:table-cell table:style-name="ce115" table:formula="of:=OFFSET(INDIRECT([.$G18]);0;12;1)" office:value-type="boolean" office:boolean-value="true" calcext:value-type="boolean">
            <text:p>WAHR</text:p>
          </table:table-cell>
          <table:table-cell table:style-name="ce115" table:formula="of:=OFFSET(INDIRECT([.$G18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9]);0;2;1);&quot;.&quot;;OFFSET(INDIRECT([.$G19]);0;5;1);&quot;.&quot;;[.D19])" office:value-type="string" office:string-value="1.3.a" calcext:value-type="string">
            <text:p>1.3.a</text:p>
          </table:table-cell>
          <table:table-cell table:formula="of:=OFFSET(INDIRECT([.$G19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19]);0;6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9]);0;10;1)" office:value-type="boolean" office:boolean-value="true" calcext:value-type="boolean">
            <text:p>WAHR</text:p>
          </table:table-cell>
          <table:table-cell table:style-name="ce115" table:formula="of:=OFFSET(INDIRECT([.$G19]);0;11;1)" office:value-type="boolean" office:boolean-value="true" calcext:value-type="boolean">
            <text:p>WAHR</text:p>
          </table:table-cell>
          <table:table-cell table:style-name="ce115" table:formula="of:=OFFSET(INDIRECT([.$G19]);0;12;1)" office:value-type="boolean" office:boolean-value="true" calcext:value-type="boolean">
            <text:p>WAHR</text:p>
          </table:table-cell>
          <table:table-cell table:style-name="ce115" table:formula="of:=OFFSET(INDIRECT([.$G19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0]);0;2;1);&quot;.&quot;;OFFSET(INDIRECT([.$G20]);0;5;1);&quot;.&quot;;[.D20])" office:value-type="string" office:string-value="1.3.b" calcext:value-type="string">
            <text:p>1.3.b</text:p>
          </table:table-cell>
          <table:table-cell table:formula="of:=OFFSET(INDIRECT([.$G20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0]);0;6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20]);0;10;1)" office:value-type="boolean" office:boolean-value="true" calcext:value-type="boolean">
            <text:p>WAHR</text:p>
          </table:table-cell>
          <table:table-cell table:style-name="ce115" table:formula="of:=OFFSET(INDIRECT([.$G20]);0;11;1)" office:value-type="boolean" office:boolean-value="true" calcext:value-type="boolean">
            <text:p>WAHR</text:p>
          </table:table-cell>
          <table:table-cell table:style-name="ce115" table:formula="of:=OFFSET(INDIRECT([.$G20]);0;12;1)" office:value-type="boolean" office:boolean-value="true" calcext:value-type="boolean">
            <text:p>WAHR</text:p>
          </table:table-cell>
          <table:table-cell table:style-name="ce115" table:formula="of:=OFFSET(INDIRECT([.$G20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1]);0;2;1);&quot;.&quot;;OFFSET(INDIRECT([.$G21]);0;5;1);&quot;.&quot;;[.D21])" office:value-type="string" office:string-value="1.3.c" calcext:value-type="string">
            <text:p>1.3.c</text:p>
          </table:table-cell>
          <table:table-cell table:formula="of:=OFFSET(INDIRECT([.$G21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1]);0;6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21]);0;10;1)" office:value-type="boolean" office:boolean-value="true" calcext:value-type="boolean">
            <text:p>WAHR</text:p>
          </table:table-cell>
          <table:table-cell table:style-name="ce115" table:formula="of:=OFFSET(INDIRECT([.$G21]);0;11;1)" office:value-type="boolean" office:boolean-value="true" calcext:value-type="boolean">
            <text:p>WAHR</text:p>
          </table:table-cell>
          <table:table-cell table:style-name="ce115" table:formula="of:=OFFSET(INDIRECT([.$G21]);0;12;1)" office:value-type="boolean" office:boolean-value="true" calcext:value-type="boolean">
            <text:p>WAHR</text:p>
          </table:table-cell>
          <table:table-cell table:style-name="ce115" table:formula="of:=OFFSET(INDIRECT([.$G21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2]);0;2;1);&quot;.&quot;;OFFSET(INDIRECT([.$G22]);0;5;1);&quot;.&quot;;[.D22])" office:value-type="string" office:string-value="1.3.d" calcext:value-type="string">
            <text:p>1.3.d</text:p>
          </table:table-cell>
          <table:table-cell table:formula="of:=OFFSET(INDIRECT([.$G22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2]);0;6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22]);0;10;1)" office:value-type="boolean" office:boolean-value="true" calcext:value-type="boolean">
            <text:p>WAHR</text:p>
          </table:table-cell>
          <table:table-cell table:style-name="ce115" table:formula="of:=OFFSET(INDIRECT([.$G22]);0;11;1)" office:value-type="boolean" office:boolean-value="true" calcext:value-type="boolean">
            <text:p>WAHR</text:p>
          </table:table-cell>
          <table:table-cell table:style-name="ce115" table:formula="of:=OFFSET(INDIRECT([.$G22]);0;12;1)" office:value-type="boolean" office:boolean-value="true" calcext:value-type="boolean">
            <text:p>WAHR</text:p>
          </table:table-cell>
          <table:table-cell table:style-name="ce115" table:formula="of:=OFFSET(INDIRECT([.$G22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23]);0;2;1);&quot;.&quot;;OFFSET(INDIRECT([.$G23]);0;5;1);&quot;.&quot;;[.D23])" office:value-type="string" office:string-value="1.4.a" calcext:value-type="string">
            <text:p>1.4.a</text:p>
          </table:table-cell>
          <table:table-cell table:formula="of:=OFFSET(INDIRECT([.$G23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3]);0;6;1)" office:value-type="string" office:string-value="Entwickeln, Erstellen und Betreuen von IT-Lösungen" calcext:value-type="string">
            <text:p>Entwickeln, Erstellen und Betreuen von IT-Lös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23]);0;10;1)" office:value-type="boolean" office:boolean-value="true" calcext:value-type="boolean">
            <text:p>WAHR</text:p>
          </table:table-cell>
          <table:table-cell table:style-name="ce115" table:formula="of:=OFFSET(INDIRECT([.$G23]);0;11;1)" office:value-type="boolean" office:boolean-value="true" calcext:value-type="boolean">
            <text:p>WAHR</text:p>
          </table:table-cell>
          <table:table-cell table:style-name="ce115" table:formula="of:=OFFSET(INDIRECT([.$G23]);0;12;1)" office:value-type="boolean" office:boolean-value="true" calcext:value-type="boolean">
            <text:p>WAHR</text:p>
          </table:table-cell>
          <table:table-cell table:style-name="ce115" table:formula="of:=OFFSET(INDIRECT([.$G23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4]);0;2;1);&quot;.&quot;;OFFSET(INDIRECT([.$G24]);0;5;1);&quot;.&quot;;[.D24])" office:value-type="string" office:string-value="1.4.b" calcext:value-type="string">
            <text:p>1.4.b</text:p>
          </table:table-cell>
          <table:table-cell table:formula="of:=OFFSET(INDIRECT([.$G24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4]);0;6;1)" office:value-type="string" office:string-value="Entwickeln, Erstellen und Betreuen von IT-Lösungen" calcext:value-type="string">
            <text:p>Entwickeln, Erstellen und Betreuen von IT-Lösung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24]);0;10;1)" office:value-type="boolean" office:boolean-value="true" calcext:value-type="boolean">
            <text:p>WAHR</text:p>
          </table:table-cell>
          <table:table-cell table:style-name="ce115" table:formula="of:=OFFSET(INDIRECT([.$G24]);0;11;1)" office:value-type="boolean" office:boolean-value="true" calcext:value-type="boolean">
            <text:p>WAHR</text:p>
          </table:table-cell>
          <table:table-cell table:style-name="ce115" table:formula="of:=OFFSET(INDIRECT([.$G24]);0;12;1)" office:value-type="boolean" office:boolean-value="true" calcext:value-type="boolean">
            <text:p>WAHR</text:p>
          </table:table-cell>
          <table:table-cell table:style-name="ce115" table:formula="of:=OFFSET(INDIRECT([.$G24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5]);0;2;1);&quot;.&quot;;OFFSET(INDIRECT([.$G25]);0;5;1);&quot;.&quot;;[.D25])" office:value-type="string" office:string-value="1.4.c" calcext:value-type="string">
            <text:p>1.4.c</text:p>
          </table:table-cell>
          <table:table-cell table:formula="of:=OFFSET(INDIRECT([.$G25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5]);0;6;1)" office:value-type="string" office:string-value="Entwickeln, Erstellen und Betreuen von IT-Lösungen" calcext:value-type="string">
            <text:p>Entwickeln, Erstellen und Betreuen von IT-Lös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25]);0;10;1)" office:value-type="boolean" office:boolean-value="true" calcext:value-type="boolean">
            <text:p>WAHR</text:p>
          </table:table-cell>
          <table:table-cell table:style-name="ce115" table:formula="of:=OFFSET(INDIRECT([.$G25]);0;11;1)" office:value-type="boolean" office:boolean-value="true" calcext:value-type="boolean">
            <text:p>WAHR</text:p>
          </table:table-cell>
          <table:table-cell table:style-name="ce115" table:formula="of:=OFFSET(INDIRECT([.$G25]);0;12;1)" office:value-type="boolean" office:boolean-value="true" calcext:value-type="boolean">
            <text:p>WAHR</text:p>
          </table:table-cell>
          <table:table-cell table:style-name="ce115" table:formula="of:=OFFSET(INDIRECT([.$G25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6]);0;2;1);&quot;.&quot;;OFFSET(INDIRECT([.$G26]);0;5;1);&quot;.&quot;;[.D26])" office:value-type="string" office:string-value="1.4.d" calcext:value-type="string">
            <text:p>1.4.d</text:p>
          </table:table-cell>
          <table:table-cell table:formula="of:=OFFSET(INDIRECT([.$G26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6]);0;6;1)" office:value-type="string" office:string-value="Entwickeln, Erstellen und Betreuen von IT-Lösungen" calcext:value-type="string">
            <text:p>Entwickeln, Erstellen und Betreuen von IT-Lös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26]);0;10;1)" office:value-type="boolean" office:boolean-value="true" calcext:value-type="boolean">
            <text:p>WAHR</text:p>
          </table:table-cell>
          <table:table-cell table:style-name="ce115" table:formula="of:=OFFSET(INDIRECT([.$G26]);0;11;1)" office:value-type="boolean" office:boolean-value="true" calcext:value-type="boolean">
            <text:p>WAHR</text:p>
          </table:table-cell>
          <table:table-cell table:style-name="ce115" table:formula="of:=OFFSET(INDIRECT([.$G26]);0;12;1)" office:value-type="boolean" office:boolean-value="true" calcext:value-type="boolean">
            <text:p>WAHR</text:p>
          </table:table-cell>
          <table:table-cell table:style-name="ce115" table:formula="of:=OFFSET(INDIRECT([.$G26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7]);0;2;1);&quot;.&quot;;OFFSET(INDIRECT([.$G27]);0;5;1);&quot;.&quot;;[.D27])" office:value-type="string" office:string-value="1.4.e" calcext:value-type="string">
            <text:p>1.4.e</text:p>
          </table:table-cell>
          <table:table-cell table:formula="of:=OFFSET(INDIRECT([.$G27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7]);0;6;1)" office:value-type="string" office:string-value="Entwickeln, Erstellen und Betreuen von IT-Lösungen" calcext:value-type="string">
            <text:p>Entwickeln, Erstellen und Betreuen von IT-Lösung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27]);0;10;1)" office:value-type="boolean" office:boolean-value="true" calcext:value-type="boolean">
            <text:p>WAHR</text:p>
          </table:table-cell>
          <table:table-cell table:style-name="ce115" table:formula="of:=OFFSET(INDIRECT([.$G27]);0;11;1)" office:value-type="boolean" office:boolean-value="true" calcext:value-type="boolean">
            <text:p>WAHR</text:p>
          </table:table-cell>
          <table:table-cell table:style-name="ce115" table:formula="of:=OFFSET(INDIRECT([.$G27]);0;12;1)" office:value-type="boolean" office:boolean-value="true" calcext:value-type="boolean">
            <text:p>WAHR</text:p>
          </table:table-cell>
          <table:table-cell table:style-name="ce115" table:formula="of:=OFFSET(INDIRECT([.$G27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8]);0;2;1);&quot;.&quot;;OFFSET(INDIRECT([.$G28]);0;5;1);&quot;.&quot;;[.D28])" office:value-type="string" office:string-value="1.5.a" calcext:value-type="string">
            <text:p>1.5.a</text:p>
          </table:table-cell>
          <table:table-cell table:formula="of:=OFFSET(INDIRECT([.$G28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8]);0;6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115" table:formula="of:=OFFSET(INDIRECT([.$G28]);0;10;1)" office:value-type="boolean" office:boolean-value="true" calcext:value-type="boolean">
            <text:p>WAHR</text:p>
          </table:table-cell>
          <table:table-cell table:style-name="ce115" table:formula="of:=OFFSET(INDIRECT([.$G28]);0;11;1)" office:value-type="boolean" office:boolean-value="true" calcext:value-type="boolean">
            <text:p>WAHR</text:p>
          </table:table-cell>
          <table:table-cell table:style-name="ce115" table:formula="of:=OFFSET(INDIRECT([.$G28]);0;12;1)" office:value-type="boolean" office:boolean-value="true" calcext:value-type="boolean">
            <text:p>WAHR</text:p>
          </table:table-cell>
          <table:table-cell table:style-name="ce115" table:formula="of:=OFFSET(INDIRECT([.$G28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29]);0;2;1);&quot;.&quot;;OFFSET(INDIRECT([.$G29]);0;5;1);&quot;.&quot;;[.D29])" office:value-type="string" office:string-value="1.5.b" calcext:value-type="string">
            <text:p>1.5.b</text:p>
          </table:table-cell>
          <table:table-cell table:formula="of:=OFFSET(INDIRECT([.$G29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29]);0;6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115" table:formula="of:=OFFSET(INDIRECT([.$G29]);0;10;1)" office:value-type="boolean" office:boolean-value="true" calcext:value-type="boolean">
            <text:p>WAHR</text:p>
          </table:table-cell>
          <table:table-cell table:style-name="ce115" table:formula="of:=OFFSET(INDIRECT([.$G29]);0;11;1)" office:value-type="boolean" office:boolean-value="true" calcext:value-type="boolean">
            <text:p>WAHR</text:p>
          </table:table-cell>
          <table:table-cell table:style-name="ce115" table:formula="of:=OFFSET(INDIRECT([.$G29]);0;12;1)" office:value-type="boolean" office:boolean-value="true" calcext:value-type="boolean">
            <text:p>WAHR</text:p>
          </table:table-cell>
          <table:table-cell table:style-name="ce115" table:formula="of:=OFFSET(INDIRECT([.$G29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0]);0;2;1);&quot;.&quot;;OFFSET(INDIRECT([.$G30]);0;5;1);&quot;.&quot;;[.D30])" office:value-type="string" office:string-value="1.5.c" calcext:value-type="string">
            <text:p>1.5.c</text:p>
          </table:table-cell>
          <table:table-cell table:formula="of:=OFFSET(INDIRECT([.$G30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0]);0;6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115" table:formula="of:=OFFSET(INDIRECT([.$G30]);0;10;1)" office:value-type="boolean" office:boolean-value="true" calcext:value-type="boolean">
            <text:p>WAHR</text:p>
          </table:table-cell>
          <table:table-cell table:style-name="ce115" table:formula="of:=OFFSET(INDIRECT([.$G30]);0;11;1)" office:value-type="boolean" office:boolean-value="true" calcext:value-type="boolean">
            <text:p>WAHR</text:p>
          </table:table-cell>
          <table:table-cell table:style-name="ce115" table:formula="of:=OFFSET(INDIRECT([.$G30]);0;12;1)" office:value-type="boolean" office:boolean-value="true" calcext:value-type="boolean">
            <text:p>WAHR</text:p>
          </table:table-cell>
          <table:table-cell table:style-name="ce115" table:formula="of:=OFFSET(INDIRECT([.$G30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1]);0;2;1);&quot;.&quot;;OFFSET(INDIRECT([.$G31]);0;5;1);&quot;.&quot;;[.D31])" office:value-type="string" office:string-value="1.6.a" calcext:value-type="string">
            <text:p>1.6.a</text:p>
          </table:table-cell>
          <table:table-cell table:formula="of:=OFFSET(INDIRECT([.$G31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1]);0;6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15" table:formula="of:=OFFSET(INDIRECT([.$G31]);0;10;1)" office:value-type="boolean" office:boolean-value="true" calcext:value-type="boolean">
            <text:p>WAHR</text:p>
          </table:table-cell>
          <table:table-cell table:style-name="ce115" table:formula="of:=OFFSET(INDIRECT([.$G31]);0;11;1)" office:value-type="boolean" office:boolean-value="true" calcext:value-type="boolean">
            <text:p>WAHR</text:p>
          </table:table-cell>
          <table:table-cell table:style-name="ce115" table:formula="of:=OFFSET(INDIRECT([.$G31]);0;12;1)" office:value-type="boolean" office:boolean-value="true" calcext:value-type="boolean">
            <text:p>WAHR</text:p>
          </table:table-cell>
          <table:table-cell table:style-name="ce115" table:formula="of:=OFFSET(INDIRECT([.$G31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2]);0;2;1);&quot;.&quot;;OFFSET(INDIRECT([.$G32]);0;5;1);&quot;.&quot;;[.D32])" office:value-type="string" office:string-value="1.6.b" calcext:value-type="string">
            <text:p>1.6.b</text:p>
          </table:table-cell>
          <table:table-cell table:formula="of:=OFFSET(INDIRECT([.$G32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2]);0;6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15" table:formula="of:=OFFSET(INDIRECT([.$G32]);0;10;1)" office:value-type="boolean" office:boolean-value="true" calcext:value-type="boolean">
            <text:p>WAHR</text:p>
          </table:table-cell>
          <table:table-cell table:style-name="ce115" table:formula="of:=OFFSET(INDIRECT([.$G32]);0;11;1)" office:value-type="boolean" office:boolean-value="true" calcext:value-type="boolean">
            <text:p>WAHR</text:p>
          </table:table-cell>
          <table:table-cell table:style-name="ce115" table:formula="of:=OFFSET(INDIRECT([.$G32]);0;12;1)" office:value-type="boolean" office:boolean-value="true" calcext:value-type="boolean">
            <text:p>WAHR</text:p>
          </table:table-cell>
          <table:table-cell table:style-name="ce115" table:formula="of:=OFFSET(INDIRECT([.$G32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3]);0;2;1);&quot;.&quot;;OFFSET(INDIRECT([.$G33]);0;5;1);&quot;.&quot;;[.D33])" office:value-type="string" office:string-value="1.6.c" calcext:value-type="string">
            <text:p>1.6.c</text:p>
          </table:table-cell>
          <table:table-cell table:formula="of:=OFFSET(INDIRECT([.$G33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3]);0;6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15" table:formula="of:=OFFSET(INDIRECT([.$G33]);0;10;1)" office:value-type="boolean" office:boolean-value="true" calcext:value-type="boolean">
            <text:p>WAHR</text:p>
          </table:table-cell>
          <table:table-cell table:style-name="ce115" table:formula="of:=OFFSET(INDIRECT([.$G33]);0;11;1)" office:value-type="boolean" office:boolean-value="true" calcext:value-type="boolean">
            <text:p>WAHR</text:p>
          </table:table-cell>
          <table:table-cell table:style-name="ce115" table:formula="of:=OFFSET(INDIRECT([.$G33]);0;12;1)" office:value-type="boolean" office:boolean-value="true" calcext:value-type="boolean">
            <text:p>WAHR</text:p>
          </table:table-cell>
          <table:table-cell table:style-name="ce115" table:formula="of:=OFFSET(INDIRECT([.$G33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4]);0;2;1);&quot;.&quot;;OFFSET(INDIRECT([.$G34]);0;5;1);&quot;.&quot;;[.D34])" office:value-type="string" office:string-value="1.6.d" calcext:value-type="string">
            <text:p>1.6.d</text:p>
          </table:table-cell>
          <table:table-cell table:formula="of:=OFFSET(INDIRECT([.$G34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4]);0;6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15" table:formula="of:=OFFSET(INDIRECT([.$G34]);0;10;1)" office:value-type="boolean" office:boolean-value="true" calcext:value-type="boolean">
            <text:p>WAHR</text:p>
          </table:table-cell>
          <table:table-cell table:style-name="ce115" table:formula="of:=OFFSET(INDIRECT([.$G34]);0;11;1)" office:value-type="boolean" office:boolean-value="true" calcext:value-type="boolean">
            <text:p>WAHR</text:p>
          </table:table-cell>
          <table:table-cell table:style-name="ce115" table:formula="of:=OFFSET(INDIRECT([.$G34]);0;12;1)" office:value-type="boolean" office:boolean-value="true" calcext:value-type="boolean">
            <text:p>WAHR</text:p>
          </table:table-cell>
          <table:table-cell table:style-name="ce115" table:formula="of:=OFFSET(INDIRECT([.$G34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5]);0;2;1);&quot;.&quot;;OFFSET(INDIRECT([.$G35]);0;5;1);&quot;.&quot;;[.D35])" office:value-type="string" office:string-value="1.6.e" calcext:value-type="string">
            <text:p>1.6.e</text:p>
          </table:table-cell>
          <table:table-cell table:formula="of:=OFFSET(INDIRECT([.$G35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5]);0;6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15" table:formula="of:=OFFSET(INDIRECT([.$G35]);0;10;1)" office:value-type="boolean" office:boolean-value="true" calcext:value-type="boolean">
            <text:p>WAHR</text:p>
          </table:table-cell>
          <table:table-cell table:style-name="ce115" table:formula="of:=OFFSET(INDIRECT([.$G35]);0;11;1)" office:value-type="boolean" office:boolean-value="true" calcext:value-type="boolean">
            <text:p>WAHR</text:p>
          </table:table-cell>
          <table:table-cell table:style-name="ce115" table:formula="of:=OFFSET(INDIRECT([.$G35]);0;12;1)" office:value-type="boolean" office:boolean-value="true" calcext:value-type="boolean">
            <text:p>WAHR</text:p>
          </table:table-cell>
          <table:table-cell table:style-name="ce115" table:formula="of:=OFFSET(INDIRECT([.$G35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6]);0;2;1);&quot;.&quot;;OFFSET(INDIRECT([.$G36]);0;5;1);&quot;.&quot;;[.D36])" office:value-type="string" office:string-value="1.7.a" calcext:value-type="string">
            <text:p>1.7.a</text:p>
          </table:table-cell>
          <table:table-cell table:formula="of:=OFFSET(INDIRECT([.$G36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6]);0;6;1)" office:value-type="string" office:string-value="Erbringen der Leistungen und Auftragsabschluss" calcext:value-type="string">
            <text:p>Erbringen der Leistungen und Auftragsabschluss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15" table:formula="of:=OFFSET(INDIRECT([.$G36]);0;10;1)" office:value-type="boolean" office:boolean-value="true" calcext:value-type="boolean">
            <text:p>WAHR</text:p>
          </table:table-cell>
          <table:table-cell table:style-name="ce115" table:formula="of:=OFFSET(INDIRECT([.$G36]);0;11;1)" office:value-type="boolean" office:boolean-value="true" calcext:value-type="boolean">
            <text:p>WAHR</text:p>
          </table:table-cell>
          <table:table-cell table:style-name="ce115" table:formula="of:=OFFSET(INDIRECT([.$G36]);0;12;1)" office:value-type="boolean" office:boolean-value="true" calcext:value-type="boolean">
            <text:p>WAHR</text:p>
          </table:table-cell>
          <table:table-cell table:style-name="ce115" table:formula="of:=OFFSET(INDIRECT([.$G36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7]);0;2;1);&quot;.&quot;;OFFSET(INDIRECT([.$G37]);0;5;1);&quot;.&quot;;[.D37])" office:value-type="string" office:string-value="1.7.b" calcext:value-type="string">
            <text:p>1.7.b</text:p>
          </table:table-cell>
          <table:table-cell table:formula="of:=OFFSET(INDIRECT([.$G37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7]);0;6;1)" office:value-type="string" office:string-value="Erbringen der Leistungen und Auftragsabschluss" calcext:value-type="string">
            <text:p>Erbringen der Leistungen und Auftragsabschluss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15" table:formula="of:=OFFSET(INDIRECT([.$G37]);0;10;1)" office:value-type="boolean" office:boolean-value="true" calcext:value-type="boolean">
            <text:p>WAHR</text:p>
          </table:table-cell>
          <table:table-cell table:style-name="ce115" table:formula="of:=OFFSET(INDIRECT([.$G37]);0;11;1)" office:value-type="boolean" office:boolean-value="true" calcext:value-type="boolean">
            <text:p>WAHR</text:p>
          </table:table-cell>
          <table:table-cell table:style-name="ce115" table:formula="of:=OFFSET(INDIRECT([.$G37]);0;12;1)" office:value-type="boolean" office:boolean-value="true" calcext:value-type="boolean">
            <text:p>WAHR</text:p>
          </table:table-cell>
          <table:table-cell table:style-name="ce115" table:formula="of:=OFFSET(INDIRECT([.$G37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8]);0;2;1);&quot;.&quot;;OFFSET(INDIRECT([.$G38]);0;5;1);&quot;.&quot;;[.D38])" office:value-type="string" office:string-value="1.7.c" calcext:value-type="string">
            <text:p>1.7.c</text:p>
          </table:table-cell>
          <table:table-cell table:formula="of:=OFFSET(INDIRECT([.$G38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8]);0;6;1)" office:value-type="string" office:string-value="Erbringen der Leistungen und Auftragsabschluss" calcext:value-type="string">
            <text:p>Erbringen der Leistungen und Auftragsabschluss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15" table:formula="of:=OFFSET(INDIRECT([.$G38]);0;10;1)" office:value-type="boolean" office:boolean-value="true" calcext:value-type="boolean">
            <text:p>WAHR</text:p>
          </table:table-cell>
          <table:table-cell table:style-name="ce115" table:formula="of:=OFFSET(INDIRECT([.$G38]);0;11;1)" office:value-type="boolean" office:boolean-value="true" calcext:value-type="boolean">
            <text:p>WAHR</text:p>
          </table:table-cell>
          <table:table-cell table:style-name="ce115" table:formula="of:=OFFSET(INDIRECT([.$G38]);0;12;1)" office:value-type="boolean" office:boolean-value="true" calcext:value-type="boolean">
            <text:p>WAHR</text:p>
          </table:table-cell>
          <table:table-cell table:style-name="ce115" table:formula="of:=OFFSET(INDIRECT([.$G38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39]);0;2;1);&quot;.&quot;;OFFSET(INDIRECT([.$G39]);0;5;1);&quot;.&quot;;[.D39])" office:value-type="string" office:string-value="1.7.d" calcext:value-type="string">
            <text:p>1.7.d</text:p>
          </table:table-cell>
          <table:table-cell table:formula="of:=OFFSET(INDIRECT([.$G39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39]);0;6;1)" office:value-type="string" office:string-value="Erbringen der Leistungen und Auftragsabschluss" calcext:value-type="string">
            <text:p>Erbringen der Leistungen und Auftragsabschluss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15" table:formula="of:=OFFSET(INDIRECT([.$G39]);0;10;1)" office:value-type="boolean" office:boolean-value="true" calcext:value-type="boolean">
            <text:p>WAHR</text:p>
          </table:table-cell>
          <table:table-cell table:style-name="ce115" table:formula="of:=OFFSET(INDIRECT([.$G39]);0;11;1)" office:value-type="boolean" office:boolean-value="true" calcext:value-type="boolean">
            <text:p>WAHR</text:p>
          </table:table-cell>
          <table:table-cell table:style-name="ce115" table:formula="of:=OFFSET(INDIRECT([.$G39]);0;12;1)" office:value-type="boolean" office:boolean-value="true" calcext:value-type="boolean">
            <text:p>WAHR</text:p>
          </table:table-cell>
          <table:table-cell table:style-name="ce115" table:formula="of:=OFFSET(INDIRECT([.$G39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0]);0;2;1);&quot;.&quot;;OFFSET(INDIRECT([.$G40]);0;5;1);&quot;.&quot;;[.D40])" office:value-type="string" office:string-value="1.7.e" calcext:value-type="string">
            <text:p>1.7.e</text:p>
          </table:table-cell>
          <table:table-cell table:formula="of:=OFFSET(INDIRECT([.$G40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0]);0;6;1)" office:value-type="string" office:string-value="Erbringen der Leistungen und Auftragsabschluss" calcext:value-type="string">
            <text:p>Erbringen der Leistungen und Auftragsabschluss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15" table:formula="of:=OFFSET(INDIRECT([.$G40]);0;10;1)" office:value-type="boolean" office:boolean-value="true" calcext:value-type="boolean">
            <text:p>WAHR</text:p>
          </table:table-cell>
          <table:table-cell table:style-name="ce115" table:formula="of:=OFFSET(INDIRECT([.$G40]);0;11;1)" office:value-type="boolean" office:boolean-value="true" calcext:value-type="boolean">
            <text:p>WAHR</text:p>
          </table:table-cell>
          <table:table-cell table:style-name="ce115" table:formula="of:=OFFSET(INDIRECT([.$G40]);0;12;1)" office:value-type="boolean" office:boolean-value="true" calcext:value-type="boolean">
            <text:p>WAHR</text:p>
          </table:table-cell>
          <table:table-cell table:style-name="ce115" table:formula="of:=OFFSET(INDIRECT([.$G40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1]);0;2;1);&quot;.&quot;;OFFSET(INDIRECT([.$G41]);0;5;1);&quot;.&quot;;[.D41])" office:value-type="string" office:string-value="1.7.f" calcext:value-type="string">
            <text:p>1.7.f</text:p>
          </table:table-cell>
          <table:table-cell table:formula="of:=OFFSET(INDIRECT([.$G41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1]);0;6;1)" office:value-type="string" office:string-value="Erbringen der Leistungen und Auftragsabschluss" calcext:value-type="string">
            <text:p>Erbringen der Leistungen und Auftragsabschluss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15" table:formula="of:=OFFSET(INDIRECT([.$G41]);0;10;1)" office:value-type="boolean" office:boolean-value="true" calcext:value-type="boolean">
            <text:p>WAHR</text:p>
          </table:table-cell>
          <table:table-cell table:style-name="ce115" table:formula="of:=OFFSET(INDIRECT([.$G41]);0;11;1)" office:value-type="boolean" office:boolean-value="true" calcext:value-type="boolean">
            <text:p>WAHR</text:p>
          </table:table-cell>
          <table:table-cell table:style-name="ce115" table:formula="of:=OFFSET(INDIRECT([.$G41]);0;12;1)" office:value-type="boolean" office:boolean-value="true" calcext:value-type="boolean">
            <text:p>WAHR</text:p>
          </table:table-cell>
          <table:table-cell table:style-name="ce115" table:formula="of:=OFFSET(INDIRECT([.$G41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2]);0;2;1);&quot;.&quot;;OFFSET(INDIRECT([.$G42]);0;5;1);&quot;.&quot;;[.D42])" office:value-type="string" office:string-value="1.8.a" calcext:value-type="string">
            <text:p>1.8.a</text:p>
          </table:table-cell>
          <table:table-cell table:formula="of:=OFFSET(INDIRECT([.$G42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2]);0;6;1)" office:value-type="string" office:string-value="Betreiben von IT-Systemen" calcext:value-type="string">
            <text:p>Betreiben von IT-System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Netzwerkkonzepte für unterschiedliche dungsgebiete unterscheiden</text:p>
          </table:table-cell>
          <table:table-cell table:formula="of:=CONCATENATE([.D42];&quot;) &quot;;[.E42])" office:value-type="string" office:string-value="a) Netzwerkkonzepte für unterschiedliche dungsgebiete unterscheiden" calcext:value-type="string">
            <text:p>a) Netzwerkkonzepte für unterschiedliche 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15" table:formula="of:=OFFSET(INDIRECT([.$G42]);0;10;1)" office:value-type="boolean" office:boolean-value="true" calcext:value-type="boolean">
            <text:p>WAHR</text:p>
          </table:table-cell>
          <table:table-cell table:style-name="ce115" table:formula="of:=OFFSET(INDIRECT([.$G42]);0;11;1)" office:value-type="boolean" office:boolean-value="true" calcext:value-type="boolean">
            <text:p>WAHR</text:p>
          </table:table-cell>
          <table:table-cell table:style-name="ce115" table:formula="of:=OFFSET(INDIRECT([.$G42]);0;12;1)" office:value-type="boolean" office:boolean-value="true" calcext:value-type="boolean">
            <text:p>WAHR</text:p>
          </table:table-cell>
          <table:table-cell table:style-name="ce115" table:formula="of:=OFFSET(INDIRECT([.$G42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3]);0;2;1);&quot;.&quot;;OFFSET(INDIRECT([.$G43]);0;5;1);&quot;.&quot;;[.D43])" office:value-type="string" office:string-value="1.8.b" calcext:value-type="string">
            <text:p>1.8.b</text:p>
          </table:table-cell>
          <table:table-cell table:formula="of:=OFFSET(INDIRECT([.$G43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3]);0;6;1)" office:value-type="string" office:string-value="Betreiben von IT-Systemen" calcext:value-type="string">
            <text:p>Betreiben von IT-System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15" table:formula="of:=OFFSET(INDIRECT([.$G43]);0;10;1)" office:value-type="boolean" office:boolean-value="true" calcext:value-type="boolean">
            <text:p>WAHR</text:p>
          </table:table-cell>
          <table:table-cell table:style-name="ce115" table:formula="of:=OFFSET(INDIRECT([.$G43]);0;11;1)" office:value-type="boolean" office:boolean-value="true" calcext:value-type="boolean">
            <text:p>WAHR</text:p>
          </table:table-cell>
          <table:table-cell table:style-name="ce115" table:formula="of:=OFFSET(INDIRECT([.$G43]);0;12;1)" office:value-type="boolean" office:boolean-value="true" calcext:value-type="boolean">
            <text:p>WAHR</text:p>
          </table:table-cell>
          <table:table-cell table:style-name="ce115" table:formula="of:=OFFSET(INDIRECT([.$G43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4]);0;2;1);&quot;.&quot;;OFFSET(INDIRECT([.$G44]);0;5;1);&quot;.&quot;;[.D44])" office:value-type="string" office:string-value="1.8.c" calcext:value-type="string">
            <text:p>1.8.c</text:p>
          </table:table-cell>
          <table:table-cell table:formula="of:=OFFSET(INDIRECT([.$G44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4]);0;6;1)" office:value-type="string" office:string-value="Betreiben von IT-Systemen" calcext:value-type="string">
            <text:p>Betreiben von IT-System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15" table:formula="of:=OFFSET(INDIRECT([.$G44]);0;10;1)" office:value-type="boolean" office:boolean-value="true" calcext:value-type="boolean">
            <text:p>WAHR</text:p>
          </table:table-cell>
          <table:table-cell table:style-name="ce115" table:formula="of:=OFFSET(INDIRECT([.$G44]);0;11;1)" office:value-type="boolean" office:boolean-value="true" calcext:value-type="boolean">
            <text:p>WAHR</text:p>
          </table:table-cell>
          <table:table-cell table:style-name="ce115" table:formula="of:=OFFSET(INDIRECT([.$G44]);0;12;1)" office:value-type="boolean" office:boolean-value="true" calcext:value-type="boolean">
            <text:p>WAHR</text:p>
          </table:table-cell>
          <table:table-cell table:style-name="ce115" table:formula="of:=OFFSET(INDIRECT([.$G44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5]);0;2;1);&quot;.&quot;;OFFSET(INDIRECT([.$G45]);0;5;1);&quot;.&quot;;[.D45])" office:value-type="string" office:string-value="1.8.d" calcext:value-type="string">
            <text:p>1.8.d</text:p>
          </table:table-cell>
          <table:table-cell table:formula="of:=OFFSET(INDIRECT([.$G45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5]);0;6;1)" office:value-type="string" office:string-value="Betreiben von IT-Systemen" calcext:value-type="string">
            <text:p>Betreiben von IT-System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15" table:formula="of:=OFFSET(INDIRECT([.$G45]);0;10;1)" office:value-type="boolean" office:boolean-value="true" calcext:value-type="boolean">
            <text:p>WAHR</text:p>
          </table:table-cell>
          <table:table-cell table:style-name="ce115" table:formula="of:=OFFSET(INDIRECT([.$G45]);0;11;1)" office:value-type="boolean" office:boolean-value="true" calcext:value-type="boolean">
            <text:p>WAHR</text:p>
          </table:table-cell>
          <table:table-cell table:style-name="ce115" table:formula="of:=OFFSET(INDIRECT([.$G45]);0;12;1)" office:value-type="boolean" office:boolean-value="true" calcext:value-type="boolean">
            <text:p>WAHR</text:p>
          </table:table-cell>
          <table:table-cell table:style-name="ce115" table:formula="of:=OFFSET(INDIRECT([.$G45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6]);0;2;1);&quot;.&quot;;OFFSET(INDIRECT([.$G46]);0;5;1);&quot;.&quot;;[.D46])" office:value-type="string" office:string-value="1.8.e" calcext:value-type="string">
            <text:p>1.8.e</text:p>
          </table:table-cell>
          <table:table-cell table:formula="of:=OFFSET(INDIRECT([.$G46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6]);0;6;1)" office:value-type="string" office:string-value="Betreiben von IT-Systemen" calcext:value-type="string">
            <text:p>Betreiben von IT-System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15" table:formula="of:=OFFSET(INDIRECT([.$G46]);0;10;1)" office:value-type="boolean" office:boolean-value="true" calcext:value-type="boolean">
            <text:p>WAHR</text:p>
          </table:table-cell>
          <table:table-cell table:style-name="ce115" table:formula="of:=OFFSET(INDIRECT([.$G46]);0;11;1)" office:value-type="boolean" office:boolean-value="true" calcext:value-type="boolean">
            <text:p>WAHR</text:p>
          </table:table-cell>
          <table:table-cell table:style-name="ce115" table:formula="of:=OFFSET(INDIRECT([.$G46]);0;12;1)" office:value-type="boolean" office:boolean-value="true" calcext:value-type="boolean">
            <text:p>WAHR</text:p>
          </table:table-cell>
          <table:table-cell table:style-name="ce115" table:formula="of:=OFFSET(INDIRECT([.$G46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7]);0;2;1);&quot;.&quot;;OFFSET(INDIRECT([.$G47]);0;5;1);&quot;.&quot;;[.D47])" office:value-type="string" office:string-value="1.8.f" calcext:value-type="string">
            <text:p>1.8.f</text:p>
          </table:table-cell>
          <table:table-cell table:formula="of:=OFFSET(INDIRECT([.$G47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7]);0;6;1)" office:value-type="string" office:string-value="Betreiben von IT-Systemen" calcext:value-type="string">
            <text:p>Betreiben von IT-System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15" table:formula="of:=OFFSET(INDIRECT([.$G47]);0;10;1)" office:value-type="boolean" office:boolean-value="true" calcext:value-type="boolean">
            <text:p>WAHR</text:p>
          </table:table-cell>
          <table:table-cell table:style-name="ce115" table:formula="of:=OFFSET(INDIRECT([.$G47]);0;11;1)" office:value-type="boolean" office:boolean-value="true" calcext:value-type="boolean">
            <text:p>WAHR</text:p>
          </table:table-cell>
          <table:table-cell table:style-name="ce115" table:formula="of:=OFFSET(INDIRECT([.$G47]);0;12;1)" office:value-type="boolean" office:boolean-value="true" calcext:value-type="boolean">
            <text:p>WAHR</text:p>
          </table:table-cell>
          <table:table-cell table:style-name="ce115" table:formula="of:=OFFSET(INDIRECT([.$G47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7]);0;2;1);&quot;.&quot;;OFFSET(INDIRECT([.$G47]);0;5;1);&quot;.&quot;;[.D48])" office:value-type="string" office:string-value="1.8.a" calcext:value-type="string">
            <text:p>1.8.a</text:p>
          </table:table-cell>
          <table:table-cell table:formula="of:=OFFSET(INDIRECT([.$G48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8]);0;6;1)" office:value-type="string" office:string-value="Inbetriebnehmen von Speicherlösungen" calcext:value-type="string">
            <text:p>Inbetriebnehmen von Speicherlös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115" table:formula="of:=OFFSET(INDIRECT([.$G47]);0;10;1)" office:value-type="boolean" office:boolean-value="true" calcext:value-type="boolean">
            <text:p>WAHR</text:p>
          </table:table-cell>
          <table:table-cell table:style-name="ce115" table:formula="of:=OFFSET(INDIRECT([.$G47]);0;11;1)" office:value-type="boolean" office:boolean-value="true" calcext:value-type="boolean">
            <text:p>WAHR</text:p>
          </table:table-cell>
          <table:table-cell table:style-name="ce115" table:formula="of:=OFFSET(INDIRECT([.$G48]);0;12;1)" office:value-type="boolean" office:boolean-value="true" calcext:value-type="boolean">
            <text:p>WAHR</text:p>
          </table:table-cell>
          <table:table-cell table:style-name="ce115" table:formula="of:=OFFSET(INDIRECT([.$G48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49]);0;2;1);&quot;.&quot;;OFFSET(INDIRECT([.$G49]);0;5;1);&quot;.&quot;;[.D49])" office:value-type="string" office:string-value="1.9.b" calcext:value-type="string">
            <text:p>1.9.b</text:p>
          </table:table-cell>
          <table:table-cell table:formula="of:=OFFSET(INDIRECT([.$G49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49]);0;6;1)" office:value-type="string" office:string-value="Inbetriebnehmen von Speicherlösungen" calcext:value-type="string">
            <text:p>Inbetriebnehmen von Speicherlösungen</text:p>
          </table:table-cell>
          <table:table-cell office:value-type="string" calcext:value-type="string">
            <text:p>b</text:p>
          </table:table-cell>
          <table:table-cell table:style-name="ce96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115" table:formula="of:=OFFSET(INDIRECT([.$G49]);0;10;1)" office:value-type="boolean" office:boolean-value="true" calcext:value-type="boolean">
            <text:p>WAHR</text:p>
          </table:table-cell>
          <table:table-cell table:style-name="ce115" table:formula="of:=OFFSET(INDIRECT([.$G49]);0;11;1)" office:value-type="boolean" office:boolean-value="true" calcext:value-type="boolean">
            <text:p>WAHR</text:p>
          </table:table-cell>
          <table:table-cell table:style-name="ce115" table:formula="of:=OFFSET(INDIRECT([.$G49]);0;12;1)" office:value-type="boolean" office:boolean-value="true" calcext:value-type="boolean">
            <text:p>WAHR</text:p>
          </table:table-cell>
          <table:table-cell table:style-name="ce115" table:formula="of:=OFFSET(INDIRECT([.$G49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50]);0;2;1);&quot;.&quot;;OFFSET(INDIRECT([.$G50]);0;5;1);&quot;.&quot;;[.D50])" office:value-type="string" office:string-value="1.10.a" calcext:value-type="string">
            <text:p>1.10.a</text:p>
          </table:table-cell>
          <table:table-cell table:formula="of:=OFFSET(INDIRECT([.$G50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50]);0;6;1)" office:value-type="string" office:string-value="Programmieren von Softwarelösungen" calcext:value-type="string">
            <text:p>Programmieren von Softwarelös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115" table:formula="of:=OFFSET(INDIRECT([.$G50]);0;10;1)" office:value-type="boolean" office:boolean-value="true" calcext:value-type="boolean">
            <text:p>WAHR</text:p>
          </table:table-cell>
          <table:table-cell table:style-name="ce115" table:formula="of:=OFFSET(INDIRECT([.$G50]);0;11;1)" office:value-type="boolean" office:boolean-value="true" calcext:value-type="boolean">
            <text:p>WAHR</text:p>
          </table:table-cell>
          <table:table-cell table:style-name="ce115" table:formula="of:=OFFSET(INDIRECT([.$G50]);0;12;1)" office:value-type="boolean" office:boolean-value="true" calcext:value-type="boolean">
            <text:p>WAHR</text:p>
          </table:table-cell>
          <table:table-cell table:style-name="ce115" table:formula="of:=OFFSET(INDIRECT([.$G50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51]);0;2;1);&quot;.&quot;;OFFSET(INDIRECT([.$G51]);0;5;1);&quot;.&quot;;[.D51])" office:value-type="string" office:string-value="1.10.b" calcext:value-type="string">
            <text:p>1.10.b</text:p>
          </table:table-cell>
          <table:table-cell table:formula="of:=OFFSET(INDIRECT([.$G51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51]);0;6;1)" office:value-type="string" office:string-value="Programmieren von Softwarelösungen" calcext:value-type="string">
            <text:p>Programmieren von Softwarelösung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115" table:formula="of:=OFFSET(INDIRECT([.$G51]);0;10;1)" office:value-type="boolean" office:boolean-value="true" calcext:value-type="boolean">
            <text:p>WAHR</text:p>
          </table:table-cell>
          <table:table-cell table:style-name="ce115" table:formula="of:=OFFSET(INDIRECT([.$G51]);0;11;1)" office:value-type="boolean" office:boolean-value="true" calcext:value-type="boolean">
            <text:p>WAHR</text:p>
          </table:table-cell>
          <table:table-cell table:style-name="ce115" table:formula="of:=OFFSET(INDIRECT([.$G51]);0;12;1)" office:value-type="boolean" office:boolean-value="true" calcext:value-type="boolean">
            <text:p>WAHR</text:p>
          </table:table-cell>
          <table:table-cell table:style-name="ce115" table:formula="of:=OFFSET(INDIRECT([.$G51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52]);0;2;1);&quot;.&quot;;OFFSET(INDIRECT([.$G52]);0;5;1);&quot;.&quot;;[.D52])" office:value-type="string" office:string-value="1.10.c" calcext:value-type="string">
            <text:p>1.10.c</text:p>
          </table:table-cell>
          <table:table-cell table:formula="of:=OFFSET(INDIRECT([.$G52]);0;4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OFFSET(INDIRECT([.$G52]);0;6;1)" office:value-type="string" office:string-value="Programmieren von Softwarelösungen" calcext:value-type="string">
            <text:p>Programmieren von Softwarelös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115" table:formula="of:=OFFSET(INDIRECT([.$G52]);0;10;1)" office:value-type="boolean" office:boolean-value="true" calcext:value-type="boolean">
            <text:p>WAHR</text:p>
          </table:table-cell>
          <table:table-cell table:style-name="ce115" table:formula="of:=OFFSET(INDIRECT([.$G52]);0;11;1)" office:value-type="boolean" office:boolean-value="true" calcext:value-type="boolean">
            <text:p>WAHR</text:p>
          </table:table-cell>
          <table:table-cell table:style-name="ce115" table:formula="of:=OFFSET(INDIRECT([.$G52]);0;12;1)" office:value-type="boolean" office:boolean-value="true" calcext:value-type="boolean">
            <text:p>WAHR</text:p>
          </table:table-cell>
          <table:table-cell table:style-name="ce115" table:formula="of:=OFFSET(INDIRECT([.$G52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3]);0;2;1);&quot;.&quot;;OFFSET(INDIRECT([.$G53]);0;5;1);&quot;.&quot;;[.D53])" office:value-type="string" office:string-value="2a.1.a" calcext:value-type="string">
            <text:p>2a.1.a</text:p>
          </table:table-cell>
          <table:table-cell table:formula="of:=OFFSET(INDIRECT([.$G53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53]);0;6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15" table:formula="of:=OFFSET(INDIRECT([.$G53]);0;10;1)" office:value-type="boolean" office:boolean-value="false" calcext:value-type="boolean">
            <text:p>FALSCH</text:p>
          </table:table-cell>
          <table:table-cell table:style-name="ce115" table:formula="of:=OFFSET(INDIRECT([.$G53]);0;11;1)" office:value-type="boolean" office:boolean-value="true" calcext:value-type="boolean">
            <text:p>WAHR</text:p>
          </table:table-cell>
          <table:table-cell table:style-name="ce115" table:formula="of:=OFFSET(INDIRECT([.$G53]);0;12;1)" office:value-type="boolean" office:boolean-value="false" calcext:value-type="boolean">
            <text:p>FALSCH</text:p>
          </table:table-cell>
          <table:table-cell table:style-name="ce115" table:formula="of:=OFFSET(INDIRECT([.$G53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4]);0;2;1);&quot;.&quot;;OFFSET(INDIRECT([.$G54]);0;5;1);&quot;.&quot;;[.D54])" office:value-type="string" office:string-value="2a.1.b" calcext:value-type="string">
            <text:p>2a.1.b</text:p>
          </table:table-cell>
          <table:table-cell table:formula="of:=OFFSET(INDIRECT([.$G54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54]);0;6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15" table:formula="of:=OFFSET(INDIRECT([.$G54]);0;10;1)" office:value-type="boolean" office:boolean-value="false" calcext:value-type="boolean">
            <text:p>FALSCH</text:p>
          </table:table-cell>
          <table:table-cell table:style-name="ce115" table:formula="of:=OFFSET(INDIRECT([.$G54]);0;11;1)" office:value-type="boolean" office:boolean-value="true" calcext:value-type="boolean">
            <text:p>WAHR</text:p>
          </table:table-cell>
          <table:table-cell table:style-name="ce115" table:formula="of:=OFFSET(INDIRECT([.$G54]);0;12;1)" office:value-type="boolean" office:boolean-value="false" calcext:value-type="boolean">
            <text:p>FALSCH</text:p>
          </table:table-cell>
          <table:table-cell table:style-name="ce115" table:formula="of:=OFFSET(INDIRECT([.$G54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5]);0;2;1);&quot;.&quot;;OFFSET(INDIRECT([.$G55]);0;5;1);&quot;.&quot;;[.D55])" office:value-type="string" office:string-value="2a.1.c" calcext:value-type="string">
            <text:p>2a.1.c</text:p>
          </table:table-cell>
          <table:table-cell table:formula="of:=OFFSET(INDIRECT([.$G55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55]);0;6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15" table:formula="of:=OFFSET(INDIRECT([.$G55]);0;10;1)" office:value-type="boolean" office:boolean-value="false" calcext:value-type="boolean">
            <text:p>FALSCH</text:p>
          </table:table-cell>
          <table:table-cell table:style-name="ce115" table:formula="of:=OFFSET(INDIRECT([.$G55]);0;11;1)" office:value-type="boolean" office:boolean-value="true" calcext:value-type="boolean">
            <text:p>WAHR</text:p>
          </table:table-cell>
          <table:table-cell table:style-name="ce115" table:formula="of:=OFFSET(INDIRECT([.$G55]);0;12;1)" office:value-type="boolean" office:boolean-value="false" calcext:value-type="boolean">
            <text:p>FALSCH</text:p>
          </table:table-cell>
          <table:table-cell table:style-name="ce115" table:formula="of:=OFFSET(INDIRECT([.$G55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6]);0;2;1);&quot;.&quot;;OFFSET(INDIRECT([.$G56]);0;5;1);&quot;.&quot;;[.D56])" office:value-type="string" office:string-value="2a.1.d" calcext:value-type="string">
            <text:p>2a.1.d</text:p>
          </table:table-cell>
          <table:table-cell table:formula="of:=OFFSET(INDIRECT([.$G56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56]);0;6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15" table:formula="of:=OFFSET(INDIRECT([.$G56]);0;10;1)" office:value-type="boolean" office:boolean-value="false" calcext:value-type="boolean">
            <text:p>FALSCH</text:p>
          </table:table-cell>
          <table:table-cell table:style-name="ce115" table:formula="of:=OFFSET(INDIRECT([.$G56]);0;11;1)" office:value-type="boolean" office:boolean-value="true" calcext:value-type="boolean">
            <text:p>WAHR</text:p>
          </table:table-cell>
          <table:table-cell table:style-name="ce115" table:formula="of:=OFFSET(INDIRECT([.$G56]);0;12;1)" office:value-type="boolean" office:boolean-value="false" calcext:value-type="boolean">
            <text:p>FALSCH</text:p>
          </table:table-cell>
          <table:table-cell table:style-name="ce115" table:formula="of:=OFFSET(INDIRECT([.$G56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7]);0;2;1);&quot;.&quot;;OFFSET(INDIRECT([.$G57]);0;5;1);&quot;.&quot;;[.D57])" office:value-type="string" office:string-value="2a.1.e" calcext:value-type="string">
            <text:p>2a.1.e</text:p>
          </table:table-cell>
          <table:table-cell table:formula="of:=OFFSET(INDIRECT([.$G57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57]);0;6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15" table:formula="of:=OFFSET(INDIRECT([.$G57]);0;10;1)" office:value-type="boolean" office:boolean-value="false" calcext:value-type="boolean">
            <text:p>FALSCH</text:p>
          </table:table-cell>
          <table:table-cell table:style-name="ce115" table:formula="of:=OFFSET(INDIRECT([.$G57]);0;11;1)" office:value-type="boolean" office:boolean-value="true" calcext:value-type="boolean">
            <text:p>WAHR</text:p>
          </table:table-cell>
          <table:table-cell table:style-name="ce115" table:formula="of:=OFFSET(INDIRECT([.$G57]);0;12;1)" office:value-type="boolean" office:boolean-value="false" calcext:value-type="boolean">
            <text:p>FALSCH</text:p>
          </table:table-cell>
          <table:table-cell table:style-name="ce115" table:formula="of:=OFFSET(INDIRECT([.$G57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8]);0;2;1);&quot;.&quot;;OFFSET(INDIRECT([.$G58]);0;5;1);&quot;.&quot;;[.D58])" office:value-type="string" office:string-value="2a.1.f" calcext:value-type="string">
            <text:p>2a.1.f</text:p>
          </table:table-cell>
          <table:table-cell table:formula="of:=OFFSET(INDIRECT([.$G58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58]);0;6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15" table:formula="of:=OFFSET(INDIRECT([.$G58]);0;10;1)" office:value-type="boolean" office:boolean-value="false" calcext:value-type="boolean">
            <text:p>FALSCH</text:p>
          </table:table-cell>
          <table:table-cell table:style-name="ce115" table:formula="of:=OFFSET(INDIRECT([.$G58]);0;11;1)" office:value-type="boolean" office:boolean-value="true" calcext:value-type="boolean">
            <text:p>WAHR</text:p>
          </table:table-cell>
          <table:table-cell table:style-name="ce115" table:formula="of:=OFFSET(INDIRECT([.$G58]);0;12;1)" office:value-type="boolean" office:boolean-value="false" calcext:value-type="boolean">
            <text:p>FALSCH</text:p>
          </table:table-cell>
          <table:table-cell table:style-name="ce115" table:formula="of:=OFFSET(INDIRECT([.$G58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59]);0;2;1);&quot;.&quot;;OFFSET(INDIRECT([.$G59]);0;5;1);&quot;.&quot;;[.D59])" office:value-type="string" office:string-value="2a.1.g" calcext:value-type="string">
            <text:p>2a.1.g</text:p>
          </table:table-cell>
          <table:table-cell table:formula="of:=OFFSET(INDIRECT([.$G59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59]);0;6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15" table:formula="of:=OFFSET(INDIRECT([.$G59]);0;10;1)" office:value-type="boolean" office:boolean-value="false" calcext:value-type="boolean">
            <text:p>FALSCH</text:p>
          </table:table-cell>
          <table:table-cell table:style-name="ce115" table:formula="of:=OFFSET(INDIRECT([.$G59]);0;11;1)" office:value-type="boolean" office:boolean-value="true" calcext:value-type="boolean">
            <text:p>WAHR</text:p>
          </table:table-cell>
          <table:table-cell table:style-name="ce115" table:formula="of:=OFFSET(INDIRECT([.$G59]);0;12;1)" office:value-type="boolean" office:boolean-value="false" calcext:value-type="boolean">
            <text:p>FALSCH</text:p>
          </table:table-cell>
          <table:table-cell table:style-name="ce115" table:formula="of:=OFFSET(INDIRECT([.$G59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60]);0;2;1);&quot;.&quot;;OFFSET(INDIRECT([.$G60]);0;5;1);&quot;.&quot;;[.D60])" office:value-type="string" office:string-value="2a.2.a" calcext:value-type="string">
            <text:p>2a.2.a</text:p>
          </table:table-cell>
          <table:table-cell table:formula="of:=OFFSET(INDIRECT([.$G60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60]);0;6;1)" office:value-type="string" office:string-value="Sicherstellen der Qualität von Softwareanwendungen" calcext:value-type="string">
            <text:p>Sicherstellen der Qualität von Softwareanwend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15" table:formula="of:=OFFSET(INDIRECT([.$G60]);0;10;1)" office:value-type="boolean" office:boolean-value="false" calcext:value-type="boolean">
            <text:p>FALSCH</text:p>
          </table:table-cell>
          <table:table-cell table:style-name="ce115" table:formula="of:=OFFSET(INDIRECT([.$G60]);0;11;1)" office:value-type="boolean" office:boolean-value="true" calcext:value-type="boolean">
            <text:p>WAHR</text:p>
          </table:table-cell>
          <table:table-cell table:style-name="ce115" table:formula="of:=OFFSET(INDIRECT([.$G60]);0;12;1)" office:value-type="boolean" office:boolean-value="false" calcext:value-type="boolean">
            <text:p>FALSCH</text:p>
          </table:table-cell>
          <table:table-cell table:style-name="ce115" table:formula="of:=OFFSET(INDIRECT([.$G60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61]);0;2;1);&quot;.&quot;;OFFSET(INDIRECT([.$G61]);0;5;1);&quot;.&quot;;[.D61])" office:value-type="string" office:string-value="2a.2.b" calcext:value-type="string">
            <text:p>2a.2.b</text:p>
          </table:table-cell>
          <table:table-cell table:formula="of:=OFFSET(INDIRECT([.$G61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61]);0;6;1)" office:value-type="string" office:string-value="Sicherstellen der Qualität von Softwareanwendungen" calcext:value-type="string">
            <text:p>Sicherstellen der Qualität von Softwareanwendung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15" table:formula="of:=OFFSET(INDIRECT([.$G61]);0;10;1)" office:value-type="boolean" office:boolean-value="false" calcext:value-type="boolean">
            <text:p>FALSCH</text:p>
          </table:table-cell>
          <table:table-cell table:style-name="ce115" table:formula="of:=OFFSET(INDIRECT([.$G61]);0;11;1)" office:value-type="boolean" office:boolean-value="true" calcext:value-type="boolean">
            <text:p>WAHR</text:p>
          </table:table-cell>
          <table:table-cell table:style-name="ce115" table:formula="of:=OFFSET(INDIRECT([.$G61]);0;12;1)" office:value-type="boolean" office:boolean-value="false" calcext:value-type="boolean">
            <text:p>FALSCH</text:p>
          </table:table-cell>
          <table:table-cell table:style-name="ce115" table:formula="of:=OFFSET(INDIRECT([.$G61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62]);0;2;1);&quot;.&quot;;OFFSET(INDIRECT([.$G62]);0;5;1);&quot;.&quot;;[.D62])" office:value-type="string" office:string-value="2a.2.c" calcext:value-type="string">
            <text:p>2a.2.c</text:p>
          </table:table-cell>
          <table:table-cell table:formula="of:=OFFSET(INDIRECT([.$G62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62]);0;6;1)" office:value-type="string" office:string-value="Sicherstellen der Qualität von Softwareanwendungen" calcext:value-type="string">
            <text:p>Sicherstellen der Qualität von Softwareanwend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15" table:formula="of:=OFFSET(INDIRECT([.$G62]);0;10;1)" office:value-type="boolean" office:boolean-value="false" calcext:value-type="boolean">
            <text:p>FALSCH</text:p>
          </table:table-cell>
          <table:table-cell table:style-name="ce115" table:formula="of:=OFFSET(INDIRECT([.$G62]);0;11;1)" office:value-type="boolean" office:boolean-value="true" calcext:value-type="boolean">
            <text:p>WAHR</text:p>
          </table:table-cell>
          <table:table-cell table:style-name="ce115" table:formula="of:=OFFSET(INDIRECT([.$G62]);0;12;1)" office:value-type="boolean" office:boolean-value="false" calcext:value-type="boolean">
            <text:p>FALSCH</text:p>
          </table:table-cell>
          <table:table-cell table:style-name="ce115" table:formula="of:=OFFSET(INDIRECT([.$G62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63]);0;2;1);&quot;.&quot;;OFFSET(INDIRECT([.$G63]);0;5;1);&quot;.&quot;;[.D63])" office:value-type="string" office:string-value="2a.2.d" calcext:value-type="string">
            <text:p>2a.2.d</text:p>
          </table:table-cell>
          <table:table-cell table:formula="of:=OFFSET(INDIRECT([.$G63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63]);0;6;1)" office:value-type="string" office:string-value="Sicherstellen der Qualität von Softwareanwendungen" calcext:value-type="string">
            <text:p>Sicherstellen der Qualität von Softwareanwend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15" table:formula="of:=OFFSET(INDIRECT([.$G63]);0;10;1)" office:value-type="boolean" office:boolean-value="false" calcext:value-type="boolean">
            <text:p>FALSCH</text:p>
          </table:table-cell>
          <table:table-cell table:style-name="ce115" table:formula="of:=OFFSET(INDIRECT([.$G63]);0;11;1)" office:value-type="boolean" office:boolean-value="true" calcext:value-type="boolean">
            <text:p>WAHR</text:p>
          </table:table-cell>
          <table:table-cell table:style-name="ce115" table:formula="of:=OFFSET(INDIRECT([.$G63]);0;12;1)" office:value-type="boolean" office:boolean-value="false" calcext:value-type="boolean">
            <text:p>FALSCH</text:p>
          </table:table-cell>
          <table:table-cell table:style-name="ce115" table:formula="of:=OFFSET(INDIRECT([.$G63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64]);0;2;1);&quot;.&quot;;OFFSET(INDIRECT([.$G64]);0;5;1);&quot;.&quot;;[.D64])" office:value-type="string" office:string-value="2a.2.e" calcext:value-type="string">
            <text:p>2a.2.e</text:p>
          </table:table-cell>
          <table:table-cell table:formula="of:=OFFSET(INDIRECT([.$G64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64]);0;6;1)" office:value-type="string" office:string-value="Sicherstellen der Qualität von Softwareanwendungen" calcext:value-type="string">
            <text:p>Sicherstellen der Qualität von Softwareanwendung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15" table:formula="of:=OFFSET(INDIRECT([.$G64]);0;10;1)" office:value-type="boolean" office:boolean-value="false" calcext:value-type="boolean">
            <text:p>FALSCH</text:p>
          </table:table-cell>
          <table:table-cell table:style-name="ce115" table:formula="of:=OFFSET(INDIRECT([.$G64]);0;11;1)" office:value-type="boolean" office:boolean-value="true" calcext:value-type="boolean">
            <text:p>WAHR</text:p>
          </table:table-cell>
          <table:table-cell table:style-name="ce115" table:formula="of:=OFFSET(INDIRECT([.$G64]);0;12;1)" office:value-type="boolean" office:boolean-value="false" calcext:value-type="boolean">
            <text:p>FALSCH</text:p>
          </table:table-cell>
          <table:table-cell table:style-name="ce115" table:formula="of:=OFFSET(INDIRECT([.$G64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65]);0;2;1);&quot;.&quot;;OFFSET(INDIRECT([.$G65]);0;5;1);&quot;.&quot;;[.D65])" office:value-type="string" office:string-value="2a.2.f" calcext:value-type="string">
            <text:p>2a.2.f</text:p>
          </table:table-cell>
          <table:table-cell table:formula="of:=OFFSET(INDIRECT([.$G65]);0;4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OFFSET(INDIRECT([.$G65]);0;6;1)" office:value-type="string" office:string-value="Sicherstellen der Qualität von Softwareanwendungen" calcext:value-type="string">
            <text:p>Sicherstellen der Qualität von Softwareanwendung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15" table:formula="of:=OFFSET(INDIRECT([.$G65]);0;10;1)" office:value-type="boolean" office:boolean-value="false" calcext:value-type="boolean">
            <text:p>FALSCH</text:p>
          </table:table-cell>
          <table:table-cell table:style-name="ce115" table:formula="of:=OFFSET(INDIRECT([.$G65]);0;11;1)" office:value-type="boolean" office:boolean-value="true" calcext:value-type="boolean">
            <text:p>WAHR</text:p>
          </table:table-cell>
          <table:table-cell table:style-name="ce115" table:formula="of:=OFFSET(INDIRECT([.$G65]);0;12;1)" office:value-type="boolean" office:boolean-value="false" calcext:value-type="boolean">
            <text:p>FALSCH</text:p>
          </table:table-cell>
          <table:table-cell table:style-name="ce115" table:formula="of:=OFFSET(INDIRECT([.$G65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66]);0;2;1);&quot;.&quot;;OFFSET(INDIRECT([.$G66]);0;5;1);&quot;.&quot;;[.D66])" office:value-type="string" office:string-value="2b.1.a" calcext:value-type="string">
            <text:p>2b.1.a</text:p>
          </table:table-cell>
          <table:table-cell table:formula="of:=OFFSET(INDIRECT([.$G66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66]);0;6;1)" office:value-type="string" office:string-value="Konzipieren und Realisieren von IT-Systemen" calcext:value-type="string">
            <text:p>Konzipieren und Realisieren von IT-System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15" table:formula="of:=OFFSET(INDIRECT([.$G66]);0;10;1)" office:value-type="boolean" office:boolean-value="true" calcext:value-type="boolean">
            <text:p>WAHR</text:p>
          </table:table-cell>
          <table:table-cell table:style-name="ce115" table:formula="of:=OFFSET(INDIRECT([.$G66]);0;11;1)" office:value-type="boolean" office:boolean-value="false" calcext:value-type="boolean">
            <text:p>FALSCH</text:p>
          </table:table-cell>
          <table:table-cell table:style-name="ce115" table:formula="of:=OFFSET(INDIRECT([.$G66]);0;12;1)" office:value-type="boolean" office:boolean-value="false" calcext:value-type="boolean">
            <text:p>FALSCH</text:p>
          </table:table-cell>
          <table:table-cell table:style-name="ce115" table:formula="of:=OFFSET(INDIRECT([.$G66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67]);0;2;1);&quot;.&quot;;OFFSET(INDIRECT([.$G67]);0;5;1);&quot;.&quot;;[.D67])" office:value-type="string" office:string-value="2b.1.b" calcext:value-type="string">
            <text:p>2b.1.b</text:p>
          </table:table-cell>
          <table:table-cell table:formula="of:=OFFSET(INDIRECT([.$G67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67]);0;6;1)" office:value-type="string" office:string-value="Konzipieren und Realisieren von IT-Systemen" calcext:value-type="string">
            <text:p>Konzipieren und Realisieren von IT-System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15" table:formula="of:=OFFSET(INDIRECT([.$G67]);0;10;1)" office:value-type="boolean" office:boolean-value="true" calcext:value-type="boolean">
            <text:p>WAHR</text:p>
          </table:table-cell>
          <table:table-cell table:style-name="ce115" table:formula="of:=OFFSET(INDIRECT([.$G67]);0;11;1)" office:value-type="boolean" office:boolean-value="false" calcext:value-type="boolean">
            <text:p>FALSCH</text:p>
          </table:table-cell>
          <table:table-cell table:style-name="ce115" table:formula="of:=OFFSET(INDIRECT([.$G67]);0;12;1)" office:value-type="boolean" office:boolean-value="false" calcext:value-type="boolean">
            <text:p>FALSCH</text:p>
          </table:table-cell>
          <table:table-cell table:style-name="ce115" table:formula="of:=OFFSET(INDIRECT([.$G67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68]);0;2;1);&quot;.&quot;;OFFSET(INDIRECT([.$G68]);0;5;1);&quot;.&quot;;[.D68])" office:value-type="string" office:string-value="2b.1.c" calcext:value-type="string">
            <text:p>2b.1.c</text:p>
          </table:table-cell>
          <table:table-cell table:formula="of:=OFFSET(INDIRECT([.$G68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68]);0;6;1)" office:value-type="string" office:string-value="Konzipieren und Realisieren von IT-Systemen" calcext:value-type="string">
            <text:p>Konzipieren und Realisieren von IT-System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15" table:formula="of:=OFFSET(INDIRECT([.$G68]);0;10;1)" office:value-type="boolean" office:boolean-value="true" calcext:value-type="boolean">
            <text:p>WAHR</text:p>
          </table:table-cell>
          <table:table-cell table:style-name="ce115" table:formula="of:=OFFSET(INDIRECT([.$G68]);0;11;1)" office:value-type="boolean" office:boolean-value="false" calcext:value-type="boolean">
            <text:p>FALSCH</text:p>
          </table:table-cell>
          <table:table-cell table:style-name="ce115" table:formula="of:=OFFSET(INDIRECT([.$G68]);0;12;1)" office:value-type="boolean" office:boolean-value="false" calcext:value-type="boolean">
            <text:p>FALSCH</text:p>
          </table:table-cell>
          <table:table-cell table:style-name="ce115" table:formula="of:=OFFSET(INDIRECT([.$G68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69]);0;2;1);&quot;.&quot;;OFFSET(INDIRECT([.$G69]);0;5;1);&quot;.&quot;;[.D69])" office:value-type="string" office:string-value="2b.1.d" calcext:value-type="string">
            <text:p>2b.1.d</text:p>
          </table:table-cell>
          <table:table-cell table:formula="of:=OFFSET(INDIRECT([.$G69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69]);0;6;1)" office:value-type="string" office:string-value="Konzipieren und Realisieren von IT-Systemen" calcext:value-type="string">
            <text:p>Konzipieren und Realisieren von IT-System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15" table:formula="of:=OFFSET(INDIRECT([.$G69]);0;10;1)" office:value-type="boolean" office:boolean-value="true" calcext:value-type="boolean">
            <text:p>WAHR</text:p>
          </table:table-cell>
          <table:table-cell table:style-name="ce115" table:formula="of:=OFFSET(INDIRECT([.$G69]);0;11;1)" office:value-type="boolean" office:boolean-value="false" calcext:value-type="boolean">
            <text:p>FALSCH</text:p>
          </table:table-cell>
          <table:table-cell table:style-name="ce115" table:formula="of:=OFFSET(INDIRECT([.$G69]);0;12;1)" office:value-type="boolean" office:boolean-value="false" calcext:value-type="boolean">
            <text:p>FALSCH</text:p>
          </table:table-cell>
          <table:table-cell table:style-name="ce115" table:formula="of:=OFFSET(INDIRECT([.$G69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0]);0;2;1);&quot;.&quot;;OFFSET(INDIRECT([.$G70]);0;5;1);&quot;.&quot;;[.D70])" office:value-type="string" office:string-value="2b.1.e" calcext:value-type="string">
            <text:p>2b.1.e</text:p>
          </table:table-cell>
          <table:table-cell table:formula="of:=OFFSET(INDIRECT([.$G70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0]);0;6;1)" office:value-type="string" office:string-value="Konzipieren und Realisieren von IT-Systemen" calcext:value-type="string">
            <text:p>Konzipieren und Realisieren von IT-System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15" table:formula="of:=OFFSET(INDIRECT([.$G70]);0;10;1)" office:value-type="boolean" office:boolean-value="true" calcext:value-type="boolean">
            <text:p>WAHR</text:p>
          </table:table-cell>
          <table:table-cell table:style-name="ce115" table:formula="of:=OFFSET(INDIRECT([.$G70]);0;11;1)" office:value-type="boolean" office:boolean-value="false" calcext:value-type="boolean">
            <text:p>FALSCH</text:p>
          </table:table-cell>
          <table:table-cell table:style-name="ce115" table:formula="of:=OFFSET(INDIRECT([.$G70]);0;12;1)" office:value-type="boolean" office:boolean-value="false" calcext:value-type="boolean">
            <text:p>FALSCH</text:p>
          </table:table-cell>
          <table:table-cell table:style-name="ce115" table:formula="of:=OFFSET(INDIRECT([.$G70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1]);0;2;1);&quot;.&quot;;OFFSET(INDIRECT([.$G71]);0;5;1);&quot;.&quot;;[.D71])" office:value-type="string" office:string-value="2b.1.f" calcext:value-type="string">
            <text:p>2b.1.f</text:p>
          </table:table-cell>
          <table:table-cell table:formula="of:=OFFSET(INDIRECT([.$G71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1]);0;6;1)" office:value-type="string" office:string-value="Konzipieren und Realisieren von IT-Systemen" calcext:value-type="string">
            <text:p>Konzipieren und Realisieren von IT-System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15" table:formula="of:=OFFSET(INDIRECT([.$G71]);0;10;1)" office:value-type="boolean" office:boolean-value="true" calcext:value-type="boolean">
            <text:p>WAHR</text:p>
          </table:table-cell>
          <table:table-cell table:style-name="ce115" table:formula="of:=OFFSET(INDIRECT([.$G71]);0;11;1)" office:value-type="boolean" office:boolean-value="false" calcext:value-type="boolean">
            <text:p>FALSCH</text:p>
          </table:table-cell>
          <table:table-cell table:style-name="ce115" table:formula="of:=OFFSET(INDIRECT([.$G71]);0;12;1)" office:value-type="boolean" office:boolean-value="false" calcext:value-type="boolean">
            <text:p>FALSCH</text:p>
          </table:table-cell>
          <table:table-cell table:style-name="ce115" table:formula="of:=OFFSET(INDIRECT([.$G71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2]);0;2;1);&quot;.&quot;;OFFSET(INDIRECT([.$G72]);0;5;1);&quot;.&quot;;[.D72])" office:value-type="string" office:string-value="2b.1.g" calcext:value-type="string">
            <text:p>2b.1.g</text:p>
          </table:table-cell>
          <table:table-cell table:formula="of:=OFFSET(INDIRECT([.$G72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2]);0;6;1)" office:value-type="string" office:string-value="Konzipieren und Realisieren von IT-Systemen" calcext:value-type="string">
            <text:p>Konzipieren und Realisieren von IT-System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15" table:formula="of:=OFFSET(INDIRECT([.$G72]);0;10;1)" office:value-type="boolean" office:boolean-value="true" calcext:value-type="boolean">
            <text:p>WAHR</text:p>
          </table:table-cell>
          <table:table-cell table:style-name="ce115" table:formula="of:=OFFSET(INDIRECT([.$G72]);0;11;1)" office:value-type="boolean" office:boolean-value="false" calcext:value-type="boolean">
            <text:p>FALSCH</text:p>
          </table:table-cell>
          <table:table-cell table:style-name="ce115" table:formula="of:=OFFSET(INDIRECT([.$G72]);0;12;1)" office:value-type="boolean" office:boolean-value="false" calcext:value-type="boolean">
            <text:p>FALSCH</text:p>
          </table:table-cell>
          <table:table-cell table:style-name="ce115" table:formula="of:=OFFSET(INDIRECT([.$G72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3]);0;2;1);&quot;.&quot;;OFFSET(INDIRECT([.$G73]);0;5;1);&quot;.&quot;;[.D73])" office:value-type="string" office:string-value="2b.2.a" calcext:value-type="string">
            <text:p>2b.2.a</text:p>
          </table:table-cell>
          <table:table-cell table:formula="of:=OFFSET(INDIRECT([.$G73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3]);0;6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115" table:formula="of:=OFFSET(INDIRECT([.$G73]);0;10;1)" office:value-type="boolean" office:boolean-value="true" calcext:value-type="boolean">
            <text:p>WAHR</text:p>
          </table:table-cell>
          <table:table-cell table:style-name="ce115" table:formula="of:=OFFSET(INDIRECT([.$G73]);0;11;1)" office:value-type="boolean" office:boolean-value="false" calcext:value-type="boolean">
            <text:p>FALSCH</text:p>
          </table:table-cell>
          <table:table-cell table:style-name="ce115" table:formula="of:=OFFSET(INDIRECT([.$G73]);0;12;1)" office:value-type="boolean" office:boolean-value="false" calcext:value-type="boolean">
            <text:p>FALSCH</text:p>
          </table:table-cell>
          <table:table-cell table:style-name="ce115" table:formula="of:=OFFSET(INDIRECT([.$G73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4]);0;2;1);&quot;.&quot;;OFFSET(INDIRECT([.$G74]);0;5;1);&quot;.&quot;;[.D74])" office:value-type="string" office:string-value="2b.2.b" calcext:value-type="string">
            <text:p>2b.2.b</text:p>
          </table:table-cell>
          <table:table-cell table:formula="of:=OFFSET(INDIRECT([.$G74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4]);0;6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115" table:formula="of:=OFFSET(INDIRECT([.$G74]);0;10;1)" office:value-type="boolean" office:boolean-value="true" calcext:value-type="boolean">
            <text:p>WAHR</text:p>
          </table:table-cell>
          <table:table-cell table:style-name="ce115" table:formula="of:=OFFSET(INDIRECT([.$G74]);0;11;1)" office:value-type="boolean" office:boolean-value="false" calcext:value-type="boolean">
            <text:p>FALSCH</text:p>
          </table:table-cell>
          <table:table-cell table:style-name="ce115" table:formula="of:=OFFSET(INDIRECT([.$G74]);0;12;1)" office:value-type="boolean" office:boolean-value="false" calcext:value-type="boolean">
            <text:p>FALSCH</text:p>
          </table:table-cell>
          <table:table-cell table:style-name="ce115" table:formula="of:=OFFSET(INDIRECT([.$G74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5]);0;2;1);&quot;.&quot;;OFFSET(INDIRECT([.$G75]);0;5;1);&quot;.&quot;;[.D75])" office:value-type="string" office:string-value="2b.2.c" calcext:value-type="string">
            <text:p>2b.2.c</text:p>
          </table:table-cell>
          <table:table-cell table:formula="of:=OFFSET(INDIRECT([.$G75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5]);0;6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115" table:formula="of:=OFFSET(INDIRECT([.$G75]);0;10;1)" office:value-type="boolean" office:boolean-value="true" calcext:value-type="boolean">
            <text:p>WAHR</text:p>
          </table:table-cell>
          <table:table-cell table:style-name="ce115" table:formula="of:=OFFSET(INDIRECT([.$G75]);0;11;1)" office:value-type="boolean" office:boolean-value="false" calcext:value-type="boolean">
            <text:p>FALSCH</text:p>
          </table:table-cell>
          <table:table-cell table:style-name="ce115" table:formula="of:=OFFSET(INDIRECT([.$G75]);0;12;1)" office:value-type="boolean" office:boolean-value="false" calcext:value-type="boolean">
            <text:p>FALSCH</text:p>
          </table:table-cell>
          <table:table-cell table:style-name="ce115" table:formula="of:=OFFSET(INDIRECT([.$G75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6]);0;2;1);&quot;.&quot;;OFFSET(INDIRECT([.$G76]);0;5;1);&quot;.&quot;;[.D76])" office:value-type="string" office:string-value="2b.3.a" calcext:value-type="string">
            <text:p>2b.3.a</text:p>
          </table:table-cell>
          <table:table-cell table:formula="of:=OFFSET(INDIRECT([.$G76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6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76]);0;10;1)" office:value-type="boolean" office:boolean-value="true" calcext:value-type="boolean">
            <text:p>WAHR</text:p>
          </table:table-cell>
          <table:table-cell table:style-name="ce115" table:formula="of:=OFFSET(INDIRECT([.$G76]);0;11;1)" office:value-type="boolean" office:boolean-value="false" calcext:value-type="boolean">
            <text:p>FALSCH</text:p>
          </table:table-cell>
          <table:table-cell table:style-name="ce115" table:formula="of:=OFFSET(INDIRECT([.$G76]);0;12;1)" office:value-type="boolean" office:boolean-value="false" calcext:value-type="boolean">
            <text:p>FALSCH</text:p>
          </table:table-cell>
          <table:table-cell table:style-name="ce115" table:formula="of:=OFFSET(INDIRECT([.$G76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7]);0;2;1);&quot;.&quot;;OFFSET(INDIRECT([.$G77]);0;5;1);&quot;.&quot;;[.D77])" office:value-type="string" office:string-value="2b.3.b" calcext:value-type="string">
            <text:p>2b.3.b</text:p>
          </table:table-cell>
          <table:table-cell table:formula="of:=OFFSET(INDIRECT([.$G77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7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77]);0;10;1)" office:value-type="boolean" office:boolean-value="true" calcext:value-type="boolean">
            <text:p>WAHR</text:p>
          </table:table-cell>
          <table:table-cell table:style-name="ce115" table:formula="of:=OFFSET(INDIRECT([.$G77]);0;11;1)" office:value-type="boolean" office:boolean-value="false" calcext:value-type="boolean">
            <text:p>FALSCH</text:p>
          </table:table-cell>
          <table:table-cell table:style-name="ce115" table:formula="of:=OFFSET(INDIRECT([.$G77]);0;12;1)" office:value-type="boolean" office:boolean-value="false" calcext:value-type="boolean">
            <text:p>FALSCH</text:p>
          </table:table-cell>
          <table:table-cell table:style-name="ce115" table:formula="of:=OFFSET(INDIRECT([.$G77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8]);0;2;1);&quot;.&quot;;OFFSET(INDIRECT([.$G78]);0;5;1);&quot;.&quot;;[.D78])" office:value-type="string" office:string-value="2b.3.c" calcext:value-type="string">
            <text:p>2b.3.c</text:p>
          </table:table-cell>
          <table:table-cell table:formula="of:=OFFSET(INDIRECT([.$G78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8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78]);0;10;1)" office:value-type="boolean" office:boolean-value="true" calcext:value-type="boolean">
            <text:p>WAHR</text:p>
          </table:table-cell>
          <table:table-cell table:style-name="ce115" table:formula="of:=OFFSET(INDIRECT([.$G78]);0;11;1)" office:value-type="boolean" office:boolean-value="false" calcext:value-type="boolean">
            <text:p>FALSCH</text:p>
          </table:table-cell>
          <table:table-cell table:style-name="ce115" table:formula="of:=OFFSET(INDIRECT([.$G78]);0;12;1)" office:value-type="boolean" office:boolean-value="false" calcext:value-type="boolean">
            <text:p>FALSCH</text:p>
          </table:table-cell>
          <table:table-cell table:style-name="ce115" table:formula="of:=OFFSET(INDIRECT([.$G78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79]);0;2;1);&quot;.&quot;;OFFSET(INDIRECT([.$G79]);0;5;1);&quot;.&quot;;[.D79])" office:value-type="string" office:string-value="2b.3.d" calcext:value-type="string">
            <text:p>2b.3.d</text:p>
          </table:table-cell>
          <table:table-cell table:formula="of:=OFFSET(INDIRECT([.$G79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79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79]);0;10;1)" office:value-type="boolean" office:boolean-value="true" calcext:value-type="boolean">
            <text:p>WAHR</text:p>
          </table:table-cell>
          <table:table-cell table:style-name="ce115" table:formula="of:=OFFSET(INDIRECT([.$G79]);0;11;1)" office:value-type="boolean" office:boolean-value="false" calcext:value-type="boolean">
            <text:p>FALSCH</text:p>
          </table:table-cell>
          <table:table-cell table:style-name="ce115" table:formula="of:=OFFSET(INDIRECT([.$G79]);0;12;1)" office:value-type="boolean" office:boolean-value="false" calcext:value-type="boolean">
            <text:p>FALSCH</text:p>
          </table:table-cell>
          <table:table-cell table:style-name="ce115" table:formula="of:=OFFSET(INDIRECT([.$G79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80]);0;2;1);&quot;.&quot;;OFFSET(INDIRECT([.$G80]);0;5;1);&quot;.&quot;;[.D80])" office:value-type="string" office:string-value="2b.3.e" calcext:value-type="string">
            <text:p>2b.3.e</text:p>
          </table:table-cell>
          <table:table-cell table:formula="of:=OFFSET(INDIRECT([.$G80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80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80]);0;10;1)" office:value-type="boolean" office:boolean-value="true" calcext:value-type="boolean">
            <text:p>WAHR</text:p>
          </table:table-cell>
          <table:table-cell table:style-name="ce115" table:formula="of:=OFFSET(INDIRECT([.$G80]);0;11;1)" office:value-type="boolean" office:boolean-value="false" calcext:value-type="boolean">
            <text:p>FALSCH</text:p>
          </table:table-cell>
          <table:table-cell table:style-name="ce115" table:formula="of:=OFFSET(INDIRECT([.$G80]);0;12;1)" office:value-type="boolean" office:boolean-value="false" calcext:value-type="boolean">
            <text:p>FALSCH</text:p>
          </table:table-cell>
          <table:table-cell table:style-name="ce115" table:formula="of:=OFFSET(INDIRECT([.$G80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81]);0;2;1);&quot;.&quot;;OFFSET(INDIRECT([.$G81]);0;5;1);&quot;.&quot;;[.D81])" office:value-type="string" office:string-value="2b.3.f" calcext:value-type="string">
            <text:p>2b.3.f</text:p>
          </table:table-cell>
          <table:table-cell table:formula="of:=OFFSET(INDIRECT([.$G81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81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81]);0;10;1)" office:value-type="boolean" office:boolean-value="true" calcext:value-type="boolean">
            <text:p>WAHR</text:p>
          </table:table-cell>
          <table:table-cell table:style-name="ce115" table:formula="of:=OFFSET(INDIRECT([.$G81]);0;11;1)" office:value-type="boolean" office:boolean-value="false" calcext:value-type="boolean">
            <text:p>FALSCH</text:p>
          </table:table-cell>
          <table:table-cell table:style-name="ce115" table:formula="of:=OFFSET(INDIRECT([.$G81]);0;12;1)" office:value-type="boolean" office:boolean-value="false" calcext:value-type="boolean">
            <text:p>FALSCH</text:p>
          </table:table-cell>
          <table:table-cell table:style-name="ce115" table:formula="of:=OFFSET(INDIRECT([.$G81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82]);0;2;1);&quot;.&quot;;OFFSET(INDIRECT([.$G82]);0;5;1);&quot;.&quot;;[.D82])" office:value-type="string" office:string-value="2b.3.g" calcext:value-type="string">
            <text:p>2b.3.g</text:p>
          </table:table-cell>
          <table:table-cell table:formula="of:=OFFSET(INDIRECT([.$G82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82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82]);0;10;1)" office:value-type="boolean" office:boolean-value="true" calcext:value-type="boolean">
            <text:p>WAHR</text:p>
          </table:table-cell>
          <table:table-cell table:style-name="ce115" table:formula="of:=OFFSET(INDIRECT([.$G82]);0;11;1)" office:value-type="boolean" office:boolean-value="false" calcext:value-type="boolean">
            <text:p>FALSCH</text:p>
          </table:table-cell>
          <table:table-cell table:style-name="ce115" table:formula="of:=OFFSET(INDIRECT([.$G82]);0;12;1)" office:value-type="boolean" office:boolean-value="false" calcext:value-type="boolean">
            <text:p>FALSCH</text:p>
          </table:table-cell>
          <table:table-cell table:style-name="ce115" table:formula="of:=OFFSET(INDIRECT([.$G82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83]);0;2;1);&quot;.&quot;;OFFSET(INDIRECT([.$G83]);0;5;1);&quot;.&quot;;[.D83])" office:value-type="string" office:string-value="2b.3.h" calcext:value-type="string">
            <text:p>2b.3.h</text:p>
          </table:table-cell>
          <table:table-cell table:formula="of:=OFFSET(INDIRECT([.$G83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83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83]);0;10;1)" office:value-type="boolean" office:boolean-value="true" calcext:value-type="boolean">
            <text:p>WAHR</text:p>
          </table:table-cell>
          <table:table-cell table:style-name="ce115" table:formula="of:=OFFSET(INDIRECT([.$G83]);0;11;1)" office:value-type="boolean" office:boolean-value="false" calcext:value-type="boolean">
            <text:p>FALSCH</text:p>
          </table:table-cell>
          <table:table-cell table:style-name="ce115" table:formula="of:=OFFSET(INDIRECT([.$G83]);0;12;1)" office:value-type="boolean" office:boolean-value="false" calcext:value-type="boolean">
            <text:p>FALSCH</text:p>
          </table:table-cell>
          <table:table-cell table:style-name="ce115" table:formula="of:=OFFSET(INDIRECT([.$G83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84]);0;2;1);&quot;.&quot;;OFFSET(INDIRECT([.$G84]);0;5;1);&quot;.&quot;;[.D84])" office:value-type="string" office:string-value="2b.3.i" calcext:value-type="string">
            <text:p>2b.3.i</text:p>
          </table:table-cell>
          <table:table-cell table:formula="of:=OFFSET(INDIRECT([.$G84]);0;4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OFFSET(INDIRECT([.$G84]);0;6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office:value-type="string" calcext:value-type="string">
            <text:p>i</text:p>
          </table:table-cell>
          <table:table-cell table:style-name="ce95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15" table:formula="of:=OFFSET(INDIRECT([.$G84]);0;10;1)" office:value-type="boolean" office:boolean-value="true" calcext:value-type="boolean">
            <text:p>WAHR</text:p>
          </table:table-cell>
          <table:table-cell table:style-name="ce115" table:formula="of:=OFFSET(INDIRECT([.$G84]);0;11;1)" office:value-type="boolean" office:boolean-value="false" calcext:value-type="boolean">
            <text:p>FALSCH</text:p>
          </table:table-cell>
          <table:table-cell table:style-name="ce115" table:formula="of:=OFFSET(INDIRECT([.$G84]);0;12;1)" office:value-type="boolean" office:boolean-value="false" calcext:value-type="boolean">
            <text:p>FALSCH</text:p>
          </table:table-cell>
          <table:table-cell table:style-name="ce115" table:formula="of:=OFFSET(INDIRECT([.$G84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85]);0;2;1);&quot;.&quot;;OFFSET(INDIRECT([.$G85]);0;5;1);&quot;.&quot;;[.D85])" office:value-type="string" office:string-value="2c.1.a" calcext:value-type="string">
            <text:p>2c.1.a</text:p>
          </table:table-cell>
          <table:table-cell table:formula="of:=OFFSET(INDIRECT([.$G85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85]);0;6;1)" office:value-type="string" office:string-value="Analysieren von Arbeits- und Geschäftsprozessen" calcext:value-type="string">
            <text:p>Analysieren von Arbeits- und Geschäftsprozess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115" table:formula="of:=OFFSET(INDIRECT([.$G85]);0;10;1)" office:value-type="boolean" office:boolean-value="false" calcext:value-type="boolean">
            <text:p>FALSCH</text:p>
          </table:table-cell>
          <table:table-cell table:style-name="ce115" table:formula="of:=OFFSET(INDIRECT([.$G85]);0;11;1)" office:value-type="boolean" office:boolean-value="false" calcext:value-type="boolean">
            <text:p>FALSCH</text:p>
          </table:table-cell>
          <table:table-cell table:style-name="ce115" table:formula="of:=OFFSET(INDIRECT([.$G85]);0;12;1)" office:value-type="boolean" office:boolean-value="true" calcext:value-type="boolean">
            <text:p>WAHR</text:p>
          </table:table-cell>
          <table:table-cell table:style-name="ce115" table:formula="of:=OFFSET(INDIRECT([.$G85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86]);0;2;1);&quot;.&quot;;OFFSET(INDIRECT([.$G86]);0;5;1);&quot;.&quot;;[.D86])" office:value-type="string" office:string-value="2c.1.b" calcext:value-type="string">
            <text:p>2c.1.b</text:p>
          </table:table-cell>
          <table:table-cell table:formula="of:=OFFSET(INDIRECT([.$G86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86]);0;6;1)" office:value-type="string" office:string-value="Analysieren von Arbeits- und Geschäftsprozessen" calcext:value-type="string">
            <text:p>Analysieren von Arbeits- und Geschäftsprozess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115" table:formula="of:=OFFSET(INDIRECT([.$G86]);0;10;1)" office:value-type="boolean" office:boolean-value="false" calcext:value-type="boolean">
            <text:p>FALSCH</text:p>
          </table:table-cell>
          <table:table-cell table:style-name="ce115" table:formula="of:=OFFSET(INDIRECT([.$G86]);0;11;1)" office:value-type="boolean" office:boolean-value="false" calcext:value-type="boolean">
            <text:p>FALSCH</text:p>
          </table:table-cell>
          <table:table-cell table:style-name="ce115" table:formula="of:=OFFSET(INDIRECT([.$G86]);0;12;1)" office:value-type="boolean" office:boolean-value="true" calcext:value-type="boolean">
            <text:p>WAHR</text:p>
          </table:table-cell>
          <table:table-cell table:style-name="ce115" table:formula="of:=OFFSET(INDIRECT([.$G86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87]);0;2;1);&quot;.&quot;;OFFSET(INDIRECT([.$G87]);0;5;1);&quot;.&quot;;[.D87])" office:value-type="string" office:string-value="2c.1.c" calcext:value-type="string">
            <text:p>2c.1.c</text:p>
          </table:table-cell>
          <table:table-cell table:formula="of:=OFFSET(INDIRECT([.$G87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87]);0;6;1)" office:value-type="string" office:string-value="Analysieren von Arbeits- und Geschäftsprozessen" calcext:value-type="string">
            <text:p>Analysieren von Arbeits- und Geschäftsprozess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115" table:formula="of:=OFFSET(INDIRECT([.$G87]);0;10;1)" office:value-type="boolean" office:boolean-value="false" calcext:value-type="boolean">
            <text:p>FALSCH</text:p>
          </table:table-cell>
          <table:table-cell table:style-name="ce115" table:formula="of:=OFFSET(INDIRECT([.$G87]);0;11;1)" office:value-type="boolean" office:boolean-value="false" calcext:value-type="boolean">
            <text:p>FALSCH</text:p>
          </table:table-cell>
          <table:table-cell table:style-name="ce115" table:formula="of:=OFFSET(INDIRECT([.$G87]);0;12;1)" office:value-type="boolean" office:boolean-value="true" calcext:value-type="boolean">
            <text:p>WAHR</text:p>
          </table:table-cell>
          <table:table-cell table:style-name="ce115" table:formula="of:=OFFSET(INDIRECT([.$G87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88]);0;2;1);&quot;.&quot;;OFFSET(INDIRECT([.$G88]);0;5;1);&quot;.&quot;;[.D88])" office:value-type="string" office:string-value="2c.2.a" calcext:value-type="string">
            <text:p>2c.2.a</text:p>
          </table:table-cell>
          <table:table-cell table:formula="of:=OFFSET(INDIRECT([.$G88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88]);0;6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115" table:formula="of:=OFFSET(INDIRECT([.$G88]);0;10;1)" office:value-type="boolean" office:boolean-value="false" calcext:value-type="boolean">
            <text:p>FALSCH</text:p>
          </table:table-cell>
          <table:table-cell table:style-name="ce115" table:formula="of:=OFFSET(INDIRECT([.$G88]);0;11;1)" office:value-type="boolean" office:boolean-value="false" calcext:value-type="boolean">
            <text:p>FALSCH</text:p>
          </table:table-cell>
          <table:table-cell table:style-name="ce115" table:formula="of:=OFFSET(INDIRECT([.$G88]);0;12;1)" office:value-type="boolean" office:boolean-value="true" calcext:value-type="boolean">
            <text:p>WAHR</text:p>
          </table:table-cell>
          <table:table-cell table:style-name="ce115" table:formula="of:=OFFSET(INDIRECT([.$G88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89]);0;2;1);&quot;.&quot;;OFFSET(INDIRECT([.$G89]);0;5;1);&quot;.&quot;;[.D89])" office:value-type="string" office:string-value="2c.2.b" calcext:value-type="string">
            <text:p>2c.2.b</text:p>
          </table:table-cell>
          <table:table-cell table:formula="of:=OFFSET(INDIRECT([.$G89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89]);0;6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115" table:formula="of:=OFFSET(INDIRECT([.$G89]);0;10;1)" office:value-type="boolean" office:boolean-value="false" calcext:value-type="boolean">
            <text:p>FALSCH</text:p>
          </table:table-cell>
          <table:table-cell table:style-name="ce115" table:formula="of:=OFFSET(INDIRECT([.$G89]);0;11;1)" office:value-type="boolean" office:boolean-value="false" calcext:value-type="boolean">
            <text:p>FALSCH</text:p>
          </table:table-cell>
          <table:table-cell table:style-name="ce115" table:formula="of:=OFFSET(INDIRECT([.$G89]);0;12;1)" office:value-type="boolean" office:boolean-value="true" calcext:value-type="boolean">
            <text:p>WAHR</text:p>
          </table:table-cell>
          <table:table-cell table:style-name="ce115" table:formula="of:=OFFSET(INDIRECT([.$G89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0]);0;2;1);&quot;.&quot;;OFFSET(INDIRECT([.$G90]);0;5;1);&quot;.&quot;;[.D90])" office:value-type="string" office:string-value="2c.2.c" calcext:value-type="string">
            <text:p>2c.2.c</text:p>
          </table:table-cell>
          <table:table-cell table:formula="of:=OFFSET(INDIRECT([.$G90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0]);0;6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115" table:formula="of:=OFFSET(INDIRECT([.$G90]);0;10;1)" office:value-type="boolean" office:boolean-value="false" calcext:value-type="boolean">
            <text:p>FALSCH</text:p>
          </table:table-cell>
          <table:table-cell table:style-name="ce115" table:formula="of:=OFFSET(INDIRECT([.$G90]);0;11;1)" office:value-type="boolean" office:boolean-value="false" calcext:value-type="boolean">
            <text:p>FALSCH</text:p>
          </table:table-cell>
          <table:table-cell table:style-name="ce115" table:formula="of:=OFFSET(INDIRECT([.$G90]);0;12;1)" office:value-type="boolean" office:boolean-value="true" calcext:value-type="boolean">
            <text:p>WAHR</text:p>
          </table:table-cell>
          <table:table-cell table:style-name="ce115" table:formula="of:=OFFSET(INDIRECT([.$G90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1">
          <table:table-cell table:style-name="ce126" table:formula="of:=CONCATENATE(OFFSET(INDIRECT([.$G91]);0;2;1);&quot;.&quot;;OFFSET(INDIRECT([.$G91]);0;5;1);&quot;.&quot;;[.D91])" office:value-type="string" office:string-value="2c.3.a" calcext:value-type="string">
            <text:p>2c.3.a</text:p>
          </table:table-cell>
          <table:table-cell table:formula="of:=OFFSET(INDIRECT([.$G91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1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1]);0;10;1)" office:value-type="boolean" office:boolean-value="false" calcext:value-type="boolean">
            <text:p>FALSCH</text:p>
          </table:table-cell>
          <table:table-cell table:style-name="ce115" table:formula="of:=OFFSET(INDIRECT([.$G91]);0;11;1)" office:value-type="boolean" office:boolean-value="false" calcext:value-type="boolean">
            <text:p>FALSCH</text:p>
          </table:table-cell>
          <table:table-cell table:style-name="ce115" table:formula="of:=OFFSET(INDIRECT([.$G91]);0;12;1)" office:value-type="boolean" office:boolean-value="true" calcext:value-type="boolean">
            <text:p>WAHR</text:p>
          </table:table-cell>
          <table:table-cell table:style-name="ce115" table:formula="of:=OFFSET(INDIRECT([.$G91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2]);0;2;1);&quot;.&quot;;OFFSET(INDIRECT([.$G92]);0;5;1);&quot;.&quot;;[.D92])" office:value-type="string" office:string-value="2c.3.b" calcext:value-type="string">
            <text:p>2c.3.b</text:p>
          </table:table-cell>
          <table:table-cell table:formula="of:=OFFSET(INDIRECT([.$G92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2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2]);0;10;1)" office:value-type="boolean" office:boolean-value="false" calcext:value-type="boolean">
            <text:p>FALSCH</text:p>
          </table:table-cell>
          <table:table-cell table:style-name="ce115" table:formula="of:=OFFSET(INDIRECT([.$G92]);0;11;1)" office:value-type="boolean" office:boolean-value="false" calcext:value-type="boolean">
            <text:p>FALSCH</text:p>
          </table:table-cell>
          <table:table-cell table:style-name="ce115" table:formula="of:=OFFSET(INDIRECT([.$G92]);0;12;1)" office:value-type="boolean" office:boolean-value="true" calcext:value-type="boolean">
            <text:p>WAHR</text:p>
          </table:table-cell>
          <table:table-cell table:style-name="ce115" table:formula="of:=OFFSET(INDIRECT([.$G92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3]);0;2;1);&quot;.&quot;;OFFSET(INDIRECT([.$G93]);0;5;1);&quot;.&quot;;[.D93])" office:value-type="string" office:string-value="2c.3.c" calcext:value-type="string">
            <text:p>2c.3.c</text:p>
          </table:table-cell>
          <table:table-cell table:formula="of:=OFFSET(INDIRECT([.$G93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3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c</text:p>
          </table:table-cell>
          <table:table-cell table:style-name="ce109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3]);0;10;1)" office:value-type="boolean" office:boolean-value="false" calcext:value-type="boolean">
            <text:p>FALSCH</text:p>
          </table:table-cell>
          <table:table-cell table:style-name="ce115" table:formula="of:=OFFSET(INDIRECT([.$G93]);0;11;1)" office:value-type="boolean" office:boolean-value="false" calcext:value-type="boolean">
            <text:p>FALSCH</text:p>
          </table:table-cell>
          <table:table-cell table:style-name="ce115" table:formula="of:=OFFSET(INDIRECT([.$G93]);0;12;1)" office:value-type="boolean" office:boolean-value="true" calcext:value-type="boolean">
            <text:p>WAHR</text:p>
          </table:table-cell>
          <table:table-cell table:style-name="ce115" table:formula="of:=OFFSET(INDIRECT([.$G93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4]);0;2;1);&quot;.&quot;;OFFSET(INDIRECT([.$G94]);0;5;1);&quot;.&quot;;[.D94])" office:value-type="string" office:string-value="2c.3.d" calcext:value-type="string">
            <text:p>2c.3.d</text:p>
          </table:table-cell>
          <table:table-cell table:formula="of:=OFFSET(INDIRECT([.$G94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4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4]);0;10;1)" office:value-type="boolean" office:boolean-value="false" calcext:value-type="boolean">
            <text:p>FALSCH</text:p>
          </table:table-cell>
          <table:table-cell table:style-name="ce115" table:formula="of:=OFFSET(INDIRECT([.$G94]);0;11;1)" office:value-type="boolean" office:boolean-value="false" calcext:value-type="boolean">
            <text:p>FALSCH</text:p>
          </table:table-cell>
          <table:table-cell table:style-name="ce115" table:formula="of:=OFFSET(INDIRECT([.$G94]);0;12;1)" office:value-type="boolean" office:boolean-value="true" calcext:value-type="boolean">
            <text:p>WAHR</text:p>
          </table:table-cell>
          <table:table-cell table:style-name="ce115" table:formula="of:=OFFSET(INDIRECT([.$G94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5]);0;2;1);&quot;.&quot;;OFFSET(INDIRECT([.$G95]);0;5;1);&quot;.&quot;;[.D95])" office:value-type="string" office:string-value="2c.3.e" calcext:value-type="string">
            <text:p>2c.3.e</text:p>
          </table:table-cell>
          <table:table-cell table:formula="of:=OFFSET(INDIRECT([.$G95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5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5]);0;10;1)" office:value-type="boolean" office:boolean-value="false" calcext:value-type="boolean">
            <text:p>FALSCH</text:p>
          </table:table-cell>
          <table:table-cell table:style-name="ce115" table:formula="of:=OFFSET(INDIRECT([.$G95]);0;11;1)" office:value-type="boolean" office:boolean-value="false" calcext:value-type="boolean">
            <text:p>FALSCH</text:p>
          </table:table-cell>
          <table:table-cell table:style-name="ce115" table:formula="of:=OFFSET(INDIRECT([.$G95]);0;12;1)" office:value-type="boolean" office:boolean-value="true" calcext:value-type="boolean">
            <text:p>WAHR</text:p>
          </table:table-cell>
          <table:table-cell table:style-name="ce115" table:formula="of:=OFFSET(INDIRECT([.$G95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6]);0;2;1);&quot;.&quot;;OFFSET(INDIRECT([.$G96]);0;5;1);&quot;.&quot;;[.D96])" office:value-type="string" office:string-value="2c.3.f" calcext:value-type="string">
            <text:p>2c.3.f</text:p>
          </table:table-cell>
          <table:table-cell table:formula="of:=OFFSET(INDIRECT([.$G96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6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6]);0;10;1)" office:value-type="boolean" office:boolean-value="false" calcext:value-type="boolean">
            <text:p>FALSCH</text:p>
          </table:table-cell>
          <table:table-cell table:style-name="ce115" table:formula="of:=OFFSET(INDIRECT([.$G96]);0;11;1)" office:value-type="boolean" office:boolean-value="false" calcext:value-type="boolean">
            <text:p>FALSCH</text:p>
          </table:table-cell>
          <table:table-cell table:style-name="ce115" table:formula="of:=OFFSET(INDIRECT([.$G96]);0;12;1)" office:value-type="boolean" office:boolean-value="true" calcext:value-type="boolean">
            <text:p>WAHR</text:p>
          </table:table-cell>
          <table:table-cell table:style-name="ce115" table:formula="of:=OFFSET(INDIRECT([.$G96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7]);0;2;1);&quot;.&quot;;OFFSET(INDIRECT([.$G97]);0;5;1);&quot;.&quot;;[.D97])" office:value-type="string" office:string-value="2c.3.g" calcext:value-type="string">
            <text:p>2c.3.g</text:p>
          </table:table-cell>
          <table:table-cell table:formula="of:=OFFSET(INDIRECT([.$G97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7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7]);0;10;1)" office:value-type="boolean" office:boolean-value="false" calcext:value-type="boolean">
            <text:p>FALSCH</text:p>
          </table:table-cell>
          <table:table-cell table:style-name="ce115" table:formula="of:=OFFSET(INDIRECT([.$G97]);0;11;1)" office:value-type="boolean" office:boolean-value="false" calcext:value-type="boolean">
            <text:p>FALSCH</text:p>
          </table:table-cell>
          <table:table-cell table:style-name="ce115" table:formula="of:=OFFSET(INDIRECT([.$G97]);0;12;1)" office:value-type="boolean" office:boolean-value="true" calcext:value-type="boolean">
            <text:p>WAHR</text:p>
          </table:table-cell>
          <table:table-cell table:style-name="ce115" table:formula="of:=OFFSET(INDIRECT([.$G97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8]);0;2;1);&quot;.&quot;;OFFSET(INDIRECT([.$G98]);0;5;1);&quot;.&quot;;[.D98])" office:value-type="string" office:string-value="2c.3.h" calcext:value-type="string">
            <text:p>2c.3.h</text:p>
          </table:table-cell>
          <table:table-cell table:formula="of:=OFFSET(INDIRECT([.$G98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8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8]);0;10;1)" office:value-type="boolean" office:boolean-value="false" calcext:value-type="boolean">
            <text:p>FALSCH</text:p>
          </table:table-cell>
          <table:table-cell table:style-name="ce115" table:formula="of:=OFFSET(INDIRECT([.$G98]);0;11;1)" office:value-type="boolean" office:boolean-value="false" calcext:value-type="boolean">
            <text:p>FALSCH</text:p>
          </table:table-cell>
          <table:table-cell table:style-name="ce115" table:formula="of:=OFFSET(INDIRECT([.$G98]);0;12;1)" office:value-type="boolean" office:boolean-value="true" calcext:value-type="boolean">
            <text:p>WAHR</text:p>
          </table:table-cell>
          <table:table-cell table:style-name="ce115" table:formula="of:=OFFSET(INDIRECT([.$G98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99]);0;2;1);&quot;.&quot;;OFFSET(INDIRECT([.$G99]);0;5;1);&quot;.&quot;;[.D99])" office:value-type="string" office:string-value="2c.3.i" calcext:value-type="string">
            <text:p>2c.3.i</text:p>
          </table:table-cell>
          <table:table-cell table:formula="of:=OFFSET(INDIRECT([.$G99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99]);0;6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office:value-type="string" calcext:value-type="string">
            <text:p>i</text:p>
          </table:table-cell>
          <table:table-cell table:style-name="ce95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15" table:formula="of:=OFFSET(INDIRECT([.$G99]);0;10;1)" office:value-type="boolean" office:boolean-value="false" calcext:value-type="boolean">
            <text:p>FALSCH</text:p>
          </table:table-cell>
          <table:table-cell table:style-name="ce115" table:formula="of:=OFFSET(INDIRECT([.$G99]);0;11;1)" office:value-type="boolean" office:boolean-value="false" calcext:value-type="boolean">
            <text:p>FALSCH</text:p>
          </table:table-cell>
          <table:table-cell table:style-name="ce115" table:formula="of:=OFFSET(INDIRECT([.$G99]);0;12;1)" office:value-type="boolean" office:boolean-value="true" calcext:value-type="boolean">
            <text:p>WAHR</text:p>
          </table:table-cell>
          <table:table-cell table:style-name="ce115" table:formula="of:=OFFSET(INDIRECT([.$G99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00]);0;2;1);&quot;.&quot;;OFFSET(INDIRECT([.$G100]);0;5;1);&quot;.&quot;;[.D100])" office:value-type="string" office:string-value="2c.4.a" calcext:value-type="string">
            <text:p>2c.4.a</text:p>
          </table:table-cell>
          <table:table-cell table:formula="of:=OFFSET(INDIRECT([.$G100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100]);0;6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15" table:formula="of:=OFFSET(INDIRECT([.$G100]);0;10;1)" office:value-type="boolean" office:boolean-value="false" calcext:value-type="boolean">
            <text:p>FALSCH</text:p>
          </table:table-cell>
          <table:table-cell table:style-name="ce115" table:formula="of:=OFFSET(INDIRECT([.$G100]);0;11;1)" office:value-type="boolean" office:boolean-value="false" calcext:value-type="boolean">
            <text:p>FALSCH</text:p>
          </table:table-cell>
          <table:table-cell table:style-name="ce115" table:formula="of:=OFFSET(INDIRECT([.$G100]);0;12;1)" office:value-type="boolean" office:boolean-value="true" calcext:value-type="boolean">
            <text:p>WAHR</text:p>
          </table:table-cell>
          <table:table-cell table:style-name="ce115" table:formula="of:=OFFSET(INDIRECT([.$G100]);0;13;1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01]);0;2;1);&quot;.&quot;;OFFSET(INDIRECT([.$G101]);0;5;1);&quot;.&quot;;[.D101])" office:value-type="string" office:string-value="2c.4.b" calcext:value-type="string">
            <text:p>2c.4.b</text:p>
          </table:table-cell>
          <table:table-cell table:formula="of:=OFFSET(INDIRECT([.$G101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101]);0;6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15" table:formula="of:=OFFSET(INDIRECT([.$G101]);0;10;1)" office:value-type="boolean" office:boolean-value="false" calcext:value-type="boolean">
            <text:p>FALSCH</text:p>
          </table:table-cell>
          <table:table-cell table:style-name="ce115" table:formula="of:=OFFSET(INDIRECT([.$G101]);0;11;1)" office:value-type="boolean" office:boolean-value="false" calcext:value-type="boolean">
            <text:p>FALSCH</text:p>
          </table:table-cell>
          <table:table-cell table:style-name="ce115" table:formula="of:=OFFSET(INDIRECT([.$G101]);0;12;1)" office:value-type="boolean" office:boolean-value="true" calcext:value-type="boolean">
            <text:p>WAHR</text:p>
          </table:table-cell>
          <table:table-cell table:style-name="ce115" table:formula="of:=OFFSET(INDIRECT([.$G101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02]);0;2;1);&quot;.&quot;;OFFSET(INDIRECT([.$G102]);0;5;1);&quot;.&quot;;[.D102])" office:value-type="string" office:string-value="2c.4.c" calcext:value-type="string">
            <text:p>2c.4.c</text:p>
          </table:table-cell>
          <table:table-cell table:formula="of:=OFFSET(INDIRECT([.$G102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102]);0;6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15" table:formula="of:=OFFSET(INDIRECT([.$G102]);0;10;1)" office:value-type="boolean" office:boolean-value="false" calcext:value-type="boolean">
            <text:p>FALSCH</text:p>
          </table:table-cell>
          <table:table-cell table:style-name="ce115" table:formula="of:=OFFSET(INDIRECT([.$G102]);0;11;1)" office:value-type="boolean" office:boolean-value="false" calcext:value-type="boolean">
            <text:p>FALSCH</text:p>
          </table:table-cell>
          <table:table-cell table:style-name="ce115" table:formula="of:=OFFSET(INDIRECT([.$G102]);0;12;1)" office:value-type="boolean" office:boolean-value="true" calcext:value-type="boolean">
            <text:p>WAHR</text:p>
          </table:table-cell>
          <table:table-cell table:style-name="ce115" table:formula="of:=OFFSET(INDIRECT([.$G102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03]);0;2;1);&quot;.&quot;;OFFSET(INDIRECT([.$G103]);0;5;1);&quot;.&quot;;[.D103])" office:value-type="string" office:string-value="2c.4.d" calcext:value-type="string">
            <text:p>2c.4.d</text:p>
          </table:table-cell>
          <table:table-cell table:formula="of:=OFFSET(INDIRECT([.$G103]);0;4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OFFSET(INDIRECT([.$G103]);0;6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15" table:formula="of:=OFFSET(INDIRECT([.$G103]);0;10;1)" office:value-type="boolean" office:boolean-value="false" calcext:value-type="boolean">
            <text:p>FALSCH</text:p>
          </table:table-cell>
          <table:table-cell table:style-name="ce115" table:formula="of:=OFFSET(INDIRECT([.$G103]);0;11;1)" office:value-type="boolean" office:boolean-value="false" calcext:value-type="boolean">
            <text:p>FALSCH</text:p>
          </table:table-cell>
          <table:table-cell table:style-name="ce115" table:formula="of:=OFFSET(INDIRECT([.$G103]);0;12;1)" office:value-type="boolean" office:boolean-value="true" calcext:value-type="boolean">
            <text:p>WAHR</text:p>
          </table:table-cell>
          <table:table-cell table:style-name="ce115" table:formula="of:=OFFSET(INDIRECT([.$G103]);0;13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04]);0;2;1);&quot;.&quot;;OFFSET(INDIRECT([.$G104]);0;5;1);&quot;.&quot;;[.D104])" office:value-type="string" office:string-value="2d.1.a" calcext:value-type="string">
            <text:p>2d.1.a</text:p>
          </table:table-cell>
          <table:table-cell table:formula="of:=OFFSET(INDIRECT([.$G104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04]);0;6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15" table:formula="of:=OFFSET(INDIRECT([.$G104]);0;10;1)" office:value-type="boolean" office:boolean-value="false" calcext:value-type="boolean">
            <text:p>FALSCH</text:p>
          </table:table-cell>
          <table:table-cell table:style-name="ce115" table:formula="of:=OFFSET(INDIRECT([.$G104]);0;11;1)" office:value-type="boolean" office:boolean-value="false" calcext:value-type="boolean">
            <text:p>FALSCH</text:p>
          </table:table-cell>
          <table:table-cell table:style-name="ce115" table:formula="of:=OFFSET(INDIRECT([.$G104]);0;12;1)" office:value-type="boolean" office:boolean-value="false" calcext:value-type="boolean">
            <text:p>FALSCH</text:p>
          </table:table-cell>
          <table:table-cell table:style-name="ce115" table:formula="of:=OFFSET(INDIRECT([.$G104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05]);0;2;1);&quot;.&quot;;OFFSET(INDIRECT([.$G105]);0;5;1);&quot;.&quot;;[.D105])" office:value-type="string" office:string-value="2d.1.b" calcext:value-type="string">
            <text:p>2d.1.b</text:p>
          </table:table-cell>
          <table:table-cell table:formula="of:=OFFSET(INDIRECT([.$G105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05]);0;6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15" table:formula="of:=OFFSET(INDIRECT([.$G105]);0;10;1)" office:value-type="boolean" office:boolean-value="false" calcext:value-type="boolean">
            <text:p>FALSCH</text:p>
          </table:table-cell>
          <table:table-cell table:style-name="ce115" table:formula="of:=OFFSET(INDIRECT([.$G105]);0;11;1)" office:value-type="boolean" office:boolean-value="false" calcext:value-type="boolean">
            <text:p>FALSCH</text:p>
          </table:table-cell>
          <table:table-cell table:style-name="ce115" table:formula="of:=OFFSET(INDIRECT([.$G105]);0;12;1)" office:value-type="boolean" office:boolean-value="false" calcext:value-type="boolean">
            <text:p>FALSCH</text:p>
          </table:table-cell>
          <table:table-cell table:style-name="ce115" table:formula="of:=OFFSET(INDIRECT([.$G105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06]);0;2;1);&quot;.&quot;;OFFSET(INDIRECT([.$G106]);0;5;1);&quot;.&quot;;[.D106])" office:value-type="string" office:string-value="2d.1.c" calcext:value-type="string">
            <text:p>2d.1.c</text:p>
          </table:table-cell>
          <table:table-cell table:formula="of:=OFFSET(INDIRECT([.$G106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06]);0;6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15" table:formula="of:=OFFSET(INDIRECT([.$G106]);0;10;1)" office:value-type="boolean" office:boolean-value="false" calcext:value-type="boolean">
            <text:p>FALSCH</text:p>
          </table:table-cell>
          <table:table-cell table:style-name="ce115" table:formula="of:=OFFSET(INDIRECT([.$G106]);0;11;1)" office:value-type="boolean" office:boolean-value="false" calcext:value-type="boolean">
            <text:p>FALSCH</text:p>
          </table:table-cell>
          <table:table-cell table:style-name="ce115" table:formula="of:=OFFSET(INDIRECT([.$G106]);0;12;1)" office:value-type="boolean" office:boolean-value="false" calcext:value-type="boolean">
            <text:p>FALSCH</text:p>
          </table:table-cell>
          <table:table-cell table:style-name="ce115" table:formula="of:=OFFSET(INDIRECT([.$G106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07]);0;2;1);&quot;.&quot;;OFFSET(INDIRECT([.$G107]);0;5;1);&quot;.&quot;;[.D107])" office:value-type="string" office:string-value="2d.1.d" calcext:value-type="string">
            <text:p>2d.1.d</text:p>
          </table:table-cell>
          <table:table-cell table:formula="of:=OFFSET(INDIRECT([.$G107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07]);0;6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15" table:formula="of:=OFFSET(INDIRECT([.$G107]);0;10;1)" office:value-type="boolean" office:boolean-value="false" calcext:value-type="boolean">
            <text:p>FALSCH</text:p>
          </table:table-cell>
          <table:table-cell table:style-name="ce115" table:formula="of:=OFFSET(INDIRECT([.$G107]);0;11;1)" office:value-type="boolean" office:boolean-value="false" calcext:value-type="boolean">
            <text:p>FALSCH</text:p>
          </table:table-cell>
          <table:table-cell table:style-name="ce115" table:formula="of:=OFFSET(INDIRECT([.$G107]);0;12;1)" office:value-type="boolean" office:boolean-value="false" calcext:value-type="boolean">
            <text:p>FALSCH</text:p>
          </table:table-cell>
          <table:table-cell table:style-name="ce115" table:formula="of:=OFFSET(INDIRECT([.$G107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08]);0;2;1);&quot;.&quot;;OFFSET(INDIRECT([.$G108]);0;5;1);&quot;.&quot;;[.D108])" office:value-type="string" office:string-value="2d.1.e" calcext:value-type="string">
            <text:p>2d.1.e</text:p>
          </table:table-cell>
          <table:table-cell table:formula="of:=OFFSET(INDIRECT([.$G108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08]);0;6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15" table:formula="of:=OFFSET(INDIRECT([.$G108]);0;10;1)" office:value-type="boolean" office:boolean-value="false" calcext:value-type="boolean">
            <text:p>FALSCH</text:p>
          </table:table-cell>
          <table:table-cell table:style-name="ce115" table:formula="of:=OFFSET(INDIRECT([.$G108]);0;11;1)" office:value-type="boolean" office:boolean-value="false" calcext:value-type="boolean">
            <text:p>FALSCH</text:p>
          </table:table-cell>
          <table:table-cell table:style-name="ce115" table:formula="of:=OFFSET(INDIRECT([.$G108]);0;12;1)" office:value-type="boolean" office:boolean-value="false" calcext:value-type="boolean">
            <text:p>FALSCH</text:p>
          </table:table-cell>
          <table:table-cell table:style-name="ce115" table:formula="of:=OFFSET(INDIRECT([.$G108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09]);0;2;1);&quot;.&quot;;OFFSET(INDIRECT([.$G109]);0;5;1);&quot;.&quot;;[.D109])" office:value-type="string" office:string-value="2d.1.f" calcext:value-type="string">
            <text:p>2d.1.f</text:p>
          </table:table-cell>
          <table:table-cell table:formula="of:=OFFSET(INDIRECT([.$G109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09]);0;6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15" table:formula="of:=OFFSET(INDIRECT([.$G109]);0;10;1)" office:value-type="boolean" office:boolean-value="false" calcext:value-type="boolean">
            <text:p>FALSCH</text:p>
          </table:table-cell>
          <table:table-cell table:style-name="ce115" table:formula="of:=OFFSET(INDIRECT([.$G109]);0;11;1)" office:value-type="boolean" office:boolean-value="false" calcext:value-type="boolean">
            <text:p>FALSCH</text:p>
          </table:table-cell>
          <table:table-cell table:style-name="ce115" table:formula="of:=OFFSET(INDIRECT([.$G109]);0;12;1)" office:value-type="boolean" office:boolean-value="false" calcext:value-type="boolean">
            <text:p>FALSCH</text:p>
          </table:table-cell>
          <table:table-cell table:style-name="ce115" table:formula="of:=OFFSET(INDIRECT([.$G109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0]);0;2;1);&quot;.&quot;;OFFSET(INDIRECT([.$G110]);0;5;1);&quot;.&quot;;[.D110])" office:value-type="string" office:string-value="2d.2.a" calcext:value-type="string">
            <text:p>2d.2.a</text:p>
          </table:table-cell>
          <table:table-cell table:formula="of:=OFFSET(INDIRECT([.$G110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0]);0;6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15" table:formula="of:=OFFSET(INDIRECT([.$G110]);0;10;1)" office:value-type="boolean" office:boolean-value="false" calcext:value-type="boolean">
            <text:p>FALSCH</text:p>
          </table:table-cell>
          <table:table-cell table:style-name="ce115" table:formula="of:=OFFSET(INDIRECT([.$G110]);0;11;1)" office:value-type="boolean" office:boolean-value="false" calcext:value-type="boolean">
            <text:p>FALSCH</text:p>
          </table:table-cell>
          <table:table-cell table:style-name="ce115" table:formula="of:=OFFSET(INDIRECT([.$G110]);0;12;1)" office:value-type="boolean" office:boolean-value="false" calcext:value-type="boolean">
            <text:p>FALSCH</text:p>
          </table:table-cell>
          <table:table-cell table:style-name="ce115" table:formula="of:=OFFSET(INDIRECT([.$G110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1]);0;2;1);&quot;.&quot;;OFFSET(INDIRECT([.$G111]);0;5;1);&quot;.&quot;;[.D111])" office:value-type="string" office:string-value="2d.2.b" calcext:value-type="string">
            <text:p>2d.2.b</text:p>
          </table:table-cell>
          <table:table-cell table:formula="of:=OFFSET(INDIRECT([.$G111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1]);0;6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15" table:formula="of:=OFFSET(INDIRECT([.$G111]);0;10;1)" office:value-type="boolean" office:boolean-value="false" calcext:value-type="boolean">
            <text:p>FALSCH</text:p>
          </table:table-cell>
          <table:table-cell table:style-name="ce115" table:formula="of:=OFFSET(INDIRECT([.$G111]);0;11;1)" office:value-type="boolean" office:boolean-value="false" calcext:value-type="boolean">
            <text:p>FALSCH</text:p>
          </table:table-cell>
          <table:table-cell table:style-name="ce115" table:formula="of:=OFFSET(INDIRECT([.$G111]);0;12;1)" office:value-type="boolean" office:boolean-value="false" calcext:value-type="boolean">
            <text:p>FALSCH</text:p>
          </table:table-cell>
          <table:table-cell table:style-name="ce115" table:formula="of:=OFFSET(INDIRECT([.$G111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2]);0;2;1);&quot;.&quot;;OFFSET(INDIRECT([.$G112]);0;5;1);&quot;.&quot;;[.D112])" office:value-type="string" office:string-value="2d.2.c" calcext:value-type="string">
            <text:p>2d.2.c</text:p>
          </table:table-cell>
          <table:table-cell table:formula="of:=OFFSET(INDIRECT([.$G112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2]);0;6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15" table:formula="of:=OFFSET(INDIRECT([.$G112]);0;10;1)" office:value-type="boolean" office:boolean-value="false" calcext:value-type="boolean">
            <text:p>FALSCH</text:p>
          </table:table-cell>
          <table:table-cell table:style-name="ce115" table:formula="of:=OFFSET(INDIRECT([.$G112]);0;11;1)" office:value-type="boolean" office:boolean-value="false" calcext:value-type="boolean">
            <text:p>FALSCH</text:p>
          </table:table-cell>
          <table:table-cell table:style-name="ce115" table:formula="of:=OFFSET(INDIRECT([.$G112]);0;12;1)" office:value-type="boolean" office:boolean-value="false" calcext:value-type="boolean">
            <text:p>FALSCH</text:p>
          </table:table-cell>
          <table:table-cell table:style-name="ce115" table:formula="of:=OFFSET(INDIRECT([.$G112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3]);0;2;1);&quot;.&quot;;OFFSET(INDIRECT([.$G113]);0;5;1);&quot;.&quot;;[.D113])" office:value-type="string" office:string-value="2d.2.d" calcext:value-type="string">
            <text:p>2d.2.d</text:p>
          </table:table-cell>
          <table:table-cell table:formula="of:=OFFSET(INDIRECT([.$G113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3]);0;6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15" table:formula="of:=OFFSET(INDIRECT([.$G113]);0;10;1)" office:value-type="boolean" office:boolean-value="false" calcext:value-type="boolean">
            <text:p>FALSCH</text:p>
          </table:table-cell>
          <table:table-cell table:style-name="ce115" table:formula="of:=OFFSET(INDIRECT([.$G113]);0;11;1)" office:value-type="boolean" office:boolean-value="false" calcext:value-type="boolean">
            <text:p>FALSCH</text:p>
          </table:table-cell>
          <table:table-cell table:style-name="ce115" table:formula="of:=OFFSET(INDIRECT([.$G113]);0;12;1)" office:value-type="boolean" office:boolean-value="false" calcext:value-type="boolean">
            <text:p>FALSCH</text:p>
          </table:table-cell>
          <table:table-cell table:style-name="ce115" table:formula="of:=OFFSET(INDIRECT([.$G113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4]);0;2;1);&quot;.&quot;;OFFSET(INDIRECT([.$G114]);0;5;1);&quot;.&quot;;[.D114])" office:value-type="string" office:string-value="2d.2.e" calcext:value-type="string">
            <text:p>2d.2.e</text:p>
          </table:table-cell>
          <table:table-cell table:formula="of:=OFFSET(INDIRECT([.$G114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4]);0;6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15" table:formula="of:=OFFSET(INDIRECT([.$G114]);0;10;1)" office:value-type="boolean" office:boolean-value="false" calcext:value-type="boolean">
            <text:p>FALSCH</text:p>
          </table:table-cell>
          <table:table-cell table:style-name="ce115" table:formula="of:=OFFSET(INDIRECT([.$G114]);0;11;1)" office:value-type="boolean" office:boolean-value="false" calcext:value-type="boolean">
            <text:p>FALSCH</text:p>
          </table:table-cell>
          <table:table-cell table:style-name="ce115" table:formula="of:=OFFSET(INDIRECT([.$G114]);0;12;1)" office:value-type="boolean" office:boolean-value="false" calcext:value-type="boolean">
            <text:p>FALSCH</text:p>
          </table:table-cell>
          <table:table-cell table:style-name="ce115" table:formula="of:=OFFSET(INDIRECT([.$G114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5]);0;2;1);&quot;.&quot;;OFFSET(INDIRECT([.$G115]);0;5;1);&quot;.&quot;;[.D115])" office:value-type="string" office:string-value="2d.2.f" calcext:value-type="string">
            <text:p>2d.2.f</text:p>
          </table:table-cell>
          <table:table-cell table:formula="of:=OFFSET(INDIRECT([.$G115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5]);0;6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15" table:formula="of:=OFFSET(INDIRECT([.$G115]);0;10;1)" office:value-type="boolean" office:boolean-value="false" calcext:value-type="boolean">
            <text:p>FALSCH</text:p>
          </table:table-cell>
          <table:table-cell table:style-name="ce115" table:formula="of:=OFFSET(INDIRECT([.$G115]);0;11;1)" office:value-type="boolean" office:boolean-value="false" calcext:value-type="boolean">
            <text:p>FALSCH</text:p>
          </table:table-cell>
          <table:table-cell table:style-name="ce115" table:formula="of:=OFFSET(INDIRECT([.$G115]);0;12;1)" office:value-type="boolean" office:boolean-value="false" calcext:value-type="boolean">
            <text:p>FALSCH</text:p>
          </table:table-cell>
          <table:table-cell table:style-name="ce115" table:formula="of:=OFFSET(INDIRECT([.$G115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6]);0;2;1);&quot;.&quot;;OFFSET(INDIRECT([.$G116]);0;5;1);&quot;.&quot;;[.D116])" office:value-type="string" office:string-value="2d.3.a" calcext:value-type="string">
            <text:p>2d.3.a</text:p>
          </table:table-cell>
          <table:table-cell table:formula="of:=OFFSET(INDIRECT([.$G116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6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16]);0;10;1)" office:value-type="boolean" office:boolean-value="false" calcext:value-type="boolean">
            <text:p>FALSCH</text:p>
          </table:table-cell>
          <table:table-cell table:style-name="ce115" table:formula="of:=OFFSET(INDIRECT([.$G116]);0;11;1)" office:value-type="boolean" office:boolean-value="false" calcext:value-type="boolean">
            <text:p>FALSCH</text:p>
          </table:table-cell>
          <table:table-cell table:style-name="ce115" table:formula="of:=OFFSET(INDIRECT([.$G116]);0;12;1)" office:value-type="boolean" office:boolean-value="false" calcext:value-type="boolean">
            <text:p>FALSCH</text:p>
          </table:table-cell>
          <table:table-cell table:style-name="ce115" table:formula="of:=OFFSET(INDIRECT([.$G116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7]);0;2;1);&quot;.&quot;;OFFSET(INDIRECT([.$G117]);0;5;1);&quot;.&quot;;[.D117])" office:value-type="string" office:string-value="2d.3.b" calcext:value-type="string">
            <text:p>2d.3.b</text:p>
          </table:table-cell>
          <table:table-cell table:formula="of:=OFFSET(INDIRECT([.$G117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7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17]);0;10;1)" office:value-type="boolean" office:boolean-value="false" calcext:value-type="boolean">
            <text:p>FALSCH</text:p>
          </table:table-cell>
          <table:table-cell table:style-name="ce115" table:formula="of:=OFFSET(INDIRECT([.$G117]);0;11;1)" office:value-type="boolean" office:boolean-value="false" calcext:value-type="boolean">
            <text:p>FALSCH</text:p>
          </table:table-cell>
          <table:table-cell table:style-name="ce115" table:formula="of:=OFFSET(INDIRECT([.$G117]);0;12;1)" office:value-type="boolean" office:boolean-value="false" calcext:value-type="boolean">
            <text:p>FALSCH</text:p>
          </table:table-cell>
          <table:table-cell table:style-name="ce115" table:formula="of:=OFFSET(INDIRECT([.$G117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8]);0;2;1);&quot;.&quot;;OFFSET(INDIRECT([.$G118]);0;5;1);&quot;.&quot;;[.D118])" office:value-type="string" office:string-value="2d.3.c" calcext:value-type="string">
            <text:p>2d.3.c</text:p>
          </table:table-cell>
          <table:table-cell table:formula="of:=OFFSET(INDIRECT([.$G118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8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18]);0;10;1)" office:value-type="boolean" office:boolean-value="false" calcext:value-type="boolean">
            <text:p>FALSCH</text:p>
          </table:table-cell>
          <table:table-cell table:style-name="ce115" table:formula="of:=OFFSET(INDIRECT([.$G118]);0;11;1)" office:value-type="boolean" office:boolean-value="false" calcext:value-type="boolean">
            <text:p>FALSCH</text:p>
          </table:table-cell>
          <table:table-cell table:style-name="ce115" table:formula="of:=OFFSET(INDIRECT([.$G118]);0;12;1)" office:value-type="boolean" office:boolean-value="false" calcext:value-type="boolean">
            <text:p>FALSCH</text:p>
          </table:table-cell>
          <table:table-cell table:style-name="ce115" table:formula="of:=OFFSET(INDIRECT([.$G118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19]);0;2;1);&quot;.&quot;;OFFSET(INDIRECT([.$G119]);0;5;1);&quot;.&quot;;[.D119])" office:value-type="string" office:string-value="2d.3.d" calcext:value-type="string">
            <text:p>2d.3.d</text:p>
          </table:table-cell>
          <table:table-cell table:formula="of:=OFFSET(INDIRECT([.$G119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19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19]);0;10;1)" office:value-type="boolean" office:boolean-value="false" calcext:value-type="boolean">
            <text:p>FALSCH</text:p>
          </table:table-cell>
          <table:table-cell table:style-name="ce115" table:formula="of:=OFFSET(INDIRECT([.$G119]);0;11;1)" office:value-type="boolean" office:boolean-value="false" calcext:value-type="boolean">
            <text:p>FALSCH</text:p>
          </table:table-cell>
          <table:table-cell table:style-name="ce115" table:formula="of:=OFFSET(INDIRECT([.$G119]);0;12;1)" office:value-type="boolean" office:boolean-value="false" calcext:value-type="boolean">
            <text:p>FALSCH</text:p>
          </table:table-cell>
          <table:table-cell table:style-name="ce115" table:formula="of:=OFFSET(INDIRECT([.$G119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20]);0;2;1);&quot;.&quot;;OFFSET(INDIRECT([.$G120]);0;5;1);&quot;.&quot;;[.D120])" office:value-type="string" office:string-value="2d.3.e" calcext:value-type="string">
            <text:p>2d.3.e</text:p>
          </table:table-cell>
          <table:table-cell table:formula="of:=OFFSET(INDIRECT([.$G120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20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20]);0;10;1)" office:value-type="boolean" office:boolean-value="false" calcext:value-type="boolean">
            <text:p>FALSCH</text:p>
          </table:table-cell>
          <table:table-cell table:style-name="ce115" table:formula="of:=OFFSET(INDIRECT([.$G120]);0;11;1)" office:value-type="boolean" office:boolean-value="false" calcext:value-type="boolean">
            <text:p>FALSCH</text:p>
          </table:table-cell>
          <table:table-cell table:style-name="ce115" table:formula="of:=OFFSET(INDIRECT([.$G120]);0;12;1)" office:value-type="boolean" office:boolean-value="false" calcext:value-type="boolean">
            <text:p>FALSCH</text:p>
          </table:table-cell>
          <table:table-cell table:style-name="ce115" table:formula="of:=OFFSET(INDIRECT([.$G120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21]);0;2;1);&quot;.&quot;;OFFSET(INDIRECT([.$G121]);0;5;1);&quot;.&quot;;[.D121])" office:value-type="string" office:string-value="2d.3.f" calcext:value-type="string">
            <text:p>2d.3.f</text:p>
          </table:table-cell>
          <table:table-cell table:formula="of:=OFFSET(INDIRECT([.$G121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21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21]);0;10;1)" office:value-type="boolean" office:boolean-value="false" calcext:value-type="boolean">
            <text:p>FALSCH</text:p>
          </table:table-cell>
          <table:table-cell table:style-name="ce115" table:formula="of:=OFFSET(INDIRECT([.$G121]);0;11;1)" office:value-type="boolean" office:boolean-value="false" calcext:value-type="boolean">
            <text:p>FALSCH</text:p>
          </table:table-cell>
          <table:table-cell table:style-name="ce115" table:formula="of:=OFFSET(INDIRECT([.$G121]);0;12;1)" office:value-type="boolean" office:boolean-value="false" calcext:value-type="boolean">
            <text:p>FALSCH</text:p>
          </table:table-cell>
          <table:table-cell table:style-name="ce115" table:formula="of:=OFFSET(INDIRECT([.$G121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22]);0;2;1);&quot;.&quot;;OFFSET(INDIRECT([.$G122]);0;5;1);&quot;.&quot;;[.D122])" office:value-type="string" office:string-value="2d.3.g" calcext:value-type="string">
            <text:p>2d.3.g</text:p>
          </table:table-cell>
          <table:table-cell table:formula="of:=OFFSET(INDIRECT([.$G122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22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22]);0;10;1)" office:value-type="boolean" office:boolean-value="false" calcext:value-type="boolean">
            <text:p>FALSCH</text:p>
          </table:table-cell>
          <table:table-cell table:style-name="ce115" table:formula="of:=OFFSET(INDIRECT([.$G122]);0;11;1)" office:value-type="boolean" office:boolean-value="false" calcext:value-type="boolean">
            <text:p>FALSCH</text:p>
          </table:table-cell>
          <table:table-cell table:style-name="ce115" table:formula="of:=OFFSET(INDIRECT([.$G122]);0;12;1)" office:value-type="boolean" office:boolean-value="false" calcext:value-type="boolean">
            <text:p>FALSCH</text:p>
          </table:table-cell>
          <table:table-cell table:style-name="ce115" table:formula="of:=OFFSET(INDIRECT([.$G122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26" table:formula="of:=CONCATENATE(OFFSET(INDIRECT([.$G123]);0;2;1);&quot;.&quot;;OFFSET(INDIRECT([.$G123]);0;5;1);&quot;.&quot;;[.D123])" office:value-type="string" office:string-value="2d.3.h" calcext:value-type="string">
            <text:p>2d.3.h</text:p>
          </table:table-cell>
          <table:table-cell table:formula="of:=OFFSET(INDIRECT([.$G123]);0;4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OFFSET(INDIRECT([.$G123]);0;6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15" table:formula="of:=OFFSET(INDIRECT([.$G123]);0;10;1)" office:value-type="boolean" office:boolean-value="false" calcext:value-type="boolean">
            <text:p>FALSCH</text:p>
          </table:table-cell>
          <table:table-cell table:style-name="ce115" table:formula="of:=OFFSET(INDIRECT([.$G123]);0;11;1)" office:value-type="boolean" office:boolean-value="false" calcext:value-type="boolean">
            <text:p>FALSCH</text:p>
          </table:table-cell>
          <table:table-cell table:style-name="ce115" table:formula="of:=OFFSET(INDIRECT([.$G123]);0;12;1)" office:value-type="boolean" office:boolean-value="false" calcext:value-type="boolean">
            <text:p>FALSCH</text:p>
          </table:table-cell>
          <table:table-cell table:style-name="ce115" table:formula="of:=OFFSET(INDIRECT([.$G123]);0;13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24]);0;2;1);&quot;.&quot;;OFFSET(INDIRECT([.$G124]);0;5;1);&quot;.&quot;;[.D124])" office:value-type="string" office:string-value="3.1.a" calcext:value-type="string">
            <text:p>3.1.a</text:p>
          </table:table-cell>
          <table:table-cell table:formula="of:=OFFSET(INDIRECT([.$G124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24]);0;6;1)" office:value-type="string" office:string-value="Berufsbildung sowie Arbeits- und Tarifrecht" calcext:value-type="string">
            <text:p>Berufsbildung sowie Arbeits- und Tarifrech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15" table:formula="of:=OFFSET(INDIRECT([.$G124]);0;10;1)" office:value-type="boolean" office:boolean-value="true" calcext:value-type="boolean">
            <text:p>WAHR</text:p>
          </table:table-cell>
          <table:table-cell table:style-name="ce115" table:formula="of:=OFFSET(INDIRECT([.$G124]);0;11;1)" office:value-type="boolean" office:boolean-value="true" calcext:value-type="boolean">
            <text:p>WAHR</text:p>
          </table:table-cell>
          <table:table-cell table:style-name="ce115" table:formula="of:=OFFSET(INDIRECT([.$G124]);0;12;1)" office:value-type="boolean" office:boolean-value="true" calcext:value-type="boolean">
            <text:p>WAHR</text:p>
          </table:table-cell>
          <table:table-cell table:style-name="ce115" table:formula="of:=OFFSET(INDIRECT([.$G124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25]);0;2;1);&quot;.&quot;;OFFSET(INDIRECT([.$G125]);0;5;1);&quot;.&quot;;[.D125])" office:value-type="string" office:string-value="3.1.b" calcext:value-type="string">
            <text:p>3.1.b</text:p>
          </table:table-cell>
          <table:table-cell table:formula="of:=OFFSET(INDIRECT([.$G125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25]);0;6;1)" office:value-type="string" office:string-value="Berufsbildung sowie Arbeits- und Tarifrecht" calcext:value-type="string">
            <text:p>Berufsbildung sowie Arbeits- und Tarifrech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15" table:formula="of:=OFFSET(INDIRECT([.$G125]);0;10;1)" office:value-type="boolean" office:boolean-value="true" calcext:value-type="boolean">
            <text:p>WAHR</text:p>
          </table:table-cell>
          <table:table-cell table:style-name="ce115" table:formula="of:=OFFSET(INDIRECT([.$G125]);0;11;1)" office:value-type="boolean" office:boolean-value="true" calcext:value-type="boolean">
            <text:p>WAHR</text:p>
          </table:table-cell>
          <table:table-cell table:style-name="ce115" table:formula="of:=OFFSET(INDIRECT([.$G125]);0;12;1)" office:value-type="boolean" office:boolean-value="true" calcext:value-type="boolean">
            <text:p>WAHR</text:p>
          </table:table-cell>
          <table:table-cell table:style-name="ce115" table:formula="of:=OFFSET(INDIRECT([.$G125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26]);0;2;1);&quot;.&quot;;OFFSET(INDIRECT([.$G126]);0;5;1);&quot;.&quot;;[.D126])" office:value-type="string" office:string-value="3.1.c" calcext:value-type="string">
            <text:p>3.1.c</text:p>
          </table:table-cell>
          <table:table-cell table:formula="of:=OFFSET(INDIRECT([.$G126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26]);0;6;1)" office:value-type="string" office:string-value="Berufsbildung sowie Arbeits- und Tarifrecht" calcext:value-type="string">
            <text:p>Berufsbildung sowie Arbeits- und Tarifrech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15" table:formula="of:=OFFSET(INDIRECT([.$G126]);0;10;1)" office:value-type="boolean" office:boolean-value="true" calcext:value-type="boolean">
            <text:p>WAHR</text:p>
          </table:table-cell>
          <table:table-cell table:style-name="ce115" table:formula="of:=OFFSET(INDIRECT([.$G126]);0;11;1)" office:value-type="boolean" office:boolean-value="true" calcext:value-type="boolean">
            <text:p>WAHR</text:p>
          </table:table-cell>
          <table:table-cell table:style-name="ce115" table:formula="of:=OFFSET(INDIRECT([.$G126]);0;12;1)" office:value-type="boolean" office:boolean-value="true" calcext:value-type="boolean">
            <text:p>WAHR</text:p>
          </table:table-cell>
          <table:table-cell table:style-name="ce115" table:formula="of:=OFFSET(INDIRECT([.$G126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27]);0;2;1);&quot;.&quot;;OFFSET(INDIRECT([.$G127]);0;5;1);&quot;.&quot;;[.D127])" office:value-type="string" office:string-value="3.1.d" calcext:value-type="string">
            <text:p>3.1.d</text:p>
          </table:table-cell>
          <table:table-cell table:formula="of:=OFFSET(INDIRECT([.$G127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27]);0;6;1)" office:value-type="string" office:string-value="Berufsbildung sowie Arbeits- und Tarifrecht" calcext:value-type="string">
            <text:p>Berufsbildung sowie Arbeits- und Tarifrech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15" table:formula="of:=OFFSET(INDIRECT([.$G127]);0;10;1)" office:value-type="boolean" office:boolean-value="true" calcext:value-type="boolean">
            <text:p>WAHR</text:p>
          </table:table-cell>
          <table:table-cell table:style-name="ce115" table:formula="of:=OFFSET(INDIRECT([.$G127]);0;11;1)" office:value-type="boolean" office:boolean-value="true" calcext:value-type="boolean">
            <text:p>WAHR</text:p>
          </table:table-cell>
          <table:table-cell table:style-name="ce115" table:formula="of:=OFFSET(INDIRECT([.$G127]);0;12;1)" office:value-type="boolean" office:boolean-value="true" calcext:value-type="boolean">
            <text:p>WAHR</text:p>
          </table:table-cell>
          <table:table-cell table:style-name="ce115" table:formula="of:=OFFSET(INDIRECT([.$G127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28]);0;2;1);&quot;.&quot;;OFFSET(INDIRECT([.$G128]);0;5;1);&quot;.&quot;;[.D128])" office:value-type="string" office:string-value="3.1.e" calcext:value-type="string">
            <text:p>3.1.e</text:p>
          </table:table-cell>
          <table:table-cell table:formula="of:=OFFSET(INDIRECT([.$G128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28]);0;6;1)" office:value-type="string" office:string-value="Berufsbildung sowie Arbeits- und Tarifrecht" calcext:value-type="string">
            <text:p>Berufsbildung sowie Arbeits- und Tarifrecht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15" table:formula="of:=OFFSET(INDIRECT([.$G128]);0;10;1)" office:value-type="boolean" office:boolean-value="true" calcext:value-type="boolean">
            <text:p>WAHR</text:p>
          </table:table-cell>
          <table:table-cell table:style-name="ce115" table:formula="of:=OFFSET(INDIRECT([.$G128]);0;11;1)" office:value-type="boolean" office:boolean-value="true" calcext:value-type="boolean">
            <text:p>WAHR</text:p>
          </table:table-cell>
          <table:table-cell table:style-name="ce115" table:formula="of:=OFFSET(INDIRECT([.$G128]);0;12;1)" office:value-type="boolean" office:boolean-value="true" calcext:value-type="boolean">
            <text:p>WAHR</text:p>
          </table:table-cell>
          <table:table-cell table:style-name="ce115" table:formula="of:=OFFSET(INDIRECT([.$G128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29]);0;2;1);&quot;.&quot;;OFFSET(INDIRECT([.$G129]);0;5;1);&quot;.&quot;;[.D129])" office:value-type="string" office:string-value="3.1.f" calcext:value-type="string">
            <text:p>3.1.f</text:p>
          </table:table-cell>
          <table:table-cell table:formula="of:=OFFSET(INDIRECT([.$G129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29]);0;6;1)" office:value-type="string" office:string-value="Berufsbildung sowie Arbeits- und Tarifrecht" calcext:value-type="string">
            <text:p>Berufsbildung sowie Arbeits- und Tarifrecht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15" table:formula="of:=OFFSET(INDIRECT([.$G129]);0;10;1)" office:value-type="boolean" office:boolean-value="true" calcext:value-type="boolean">
            <text:p>WAHR</text:p>
          </table:table-cell>
          <table:table-cell table:style-name="ce115" table:formula="of:=OFFSET(INDIRECT([.$G129]);0;11;1)" office:value-type="boolean" office:boolean-value="true" calcext:value-type="boolean">
            <text:p>WAHR</text:p>
          </table:table-cell>
          <table:table-cell table:style-name="ce115" table:formula="of:=OFFSET(INDIRECT([.$G129]);0;12;1)" office:value-type="boolean" office:boolean-value="true" calcext:value-type="boolean">
            <text:p>WAHR</text:p>
          </table:table-cell>
          <table:table-cell table:style-name="ce115" table:formula="of:=OFFSET(INDIRECT([.$G129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0]);0;2;1);&quot;.&quot;;OFFSET(INDIRECT([.$G130]);0;5;1);&quot;.&quot;;[.D130])" office:value-type="string" office:string-value="3.1.g" calcext:value-type="string">
            <text:p>3.1.g</text:p>
          </table:table-cell>
          <table:table-cell table:formula="of:=OFFSET(INDIRECT([.$G130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0]);0;6;1)" office:value-type="string" office:string-value="Berufsbildung sowie Arbeits- und Tarifrecht" calcext:value-type="string">
            <text:p>Berufsbildung sowie Arbeits- und Tarifrecht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15" table:formula="of:=OFFSET(INDIRECT([.$G130]);0;10;1)" office:value-type="boolean" office:boolean-value="true" calcext:value-type="boolean">
            <text:p>WAHR</text:p>
          </table:table-cell>
          <table:table-cell table:style-name="ce115" table:formula="of:=OFFSET(INDIRECT([.$G130]);0;11;1)" office:value-type="boolean" office:boolean-value="true" calcext:value-type="boolean">
            <text:p>WAHR</text:p>
          </table:table-cell>
          <table:table-cell table:style-name="ce115" table:formula="of:=OFFSET(INDIRECT([.$G130]);0;12;1)" office:value-type="boolean" office:boolean-value="true" calcext:value-type="boolean">
            <text:p>WAHR</text:p>
          </table:table-cell>
          <table:table-cell table:style-name="ce115" table:formula="of:=OFFSET(INDIRECT([.$G130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1]);0;2;1);&quot;.&quot;;OFFSET(INDIRECT([.$G131]);0;5;1);&quot;.&quot;;[.D131])" office:value-type="string" office:string-value="3.2.a" calcext:value-type="string">
            <text:p>3.2.a</text:p>
          </table:table-cell>
          <table:table-cell table:formula="of:=OFFSET(INDIRECT([.$G131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1]);0;6;1)" office:value-type="string" office:string-value="Aufbau und Organisation des Ausbildungsbetriebes" calcext:value-type="string">
            <text:p>Aufbau und Organisation des Ausbildungsbetriebes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115" table:formula="of:=OFFSET(INDIRECT([.$G131]);0;10;1)" office:value-type="boolean" office:boolean-value="true" calcext:value-type="boolean">
            <text:p>WAHR</text:p>
          </table:table-cell>
          <table:table-cell table:style-name="ce115" table:formula="of:=OFFSET(INDIRECT([.$G131]);0;11;1)" office:value-type="boolean" office:boolean-value="true" calcext:value-type="boolean">
            <text:p>WAHR</text:p>
          </table:table-cell>
          <table:table-cell table:style-name="ce115" table:formula="of:=OFFSET(INDIRECT([.$G131]);0;12;1)" office:value-type="boolean" office:boolean-value="true" calcext:value-type="boolean">
            <text:p>WAHR</text:p>
          </table:table-cell>
          <table:table-cell table:style-name="ce115" table:formula="of:=OFFSET(INDIRECT([.$G131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2]);0;2;1);&quot;.&quot;;OFFSET(INDIRECT([.$G132]);0;5;1);&quot;.&quot;;[.D132])" office:value-type="string" office:string-value="3.2.b" calcext:value-type="string">
            <text:p>3.2.b</text:p>
          </table:table-cell>
          <table:table-cell table:formula="of:=OFFSET(INDIRECT([.$G132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2]);0;6;1)" office:value-type="string" office:string-value="Aufbau und Organisation des Ausbildungsbetriebes" calcext:value-type="string">
            <text:p>Aufbau und Organisation des Ausbildungsbetriebes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115" table:formula="of:=OFFSET(INDIRECT([.$G132]);0;10;1)" office:value-type="boolean" office:boolean-value="true" calcext:value-type="boolean">
            <text:p>WAHR</text:p>
          </table:table-cell>
          <table:table-cell table:style-name="ce115" table:formula="of:=OFFSET(INDIRECT([.$G132]);0;11;1)" office:value-type="boolean" office:boolean-value="true" calcext:value-type="boolean">
            <text:p>WAHR</text:p>
          </table:table-cell>
          <table:table-cell table:style-name="ce115" table:formula="of:=OFFSET(INDIRECT([.$G132]);0;12;1)" office:value-type="boolean" office:boolean-value="true" calcext:value-type="boolean">
            <text:p>WAHR</text:p>
          </table:table-cell>
          <table:table-cell table:style-name="ce115" table:formula="of:=OFFSET(INDIRECT([.$G132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3]);0;2;1);&quot;.&quot;;OFFSET(INDIRECT([.$G133]);0;5;1);&quot;.&quot;;[.D133])" office:value-type="string" office:string-value="3.2.c" calcext:value-type="string">
            <text:p>3.2.c</text:p>
          </table:table-cell>
          <table:table-cell table:formula="of:=OFFSET(INDIRECT([.$G133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3]);0;6;1)" office:value-type="string" office:string-value="Aufbau und Organisation des Ausbildungsbetriebes" calcext:value-type="string">
            <text:p>Aufbau und Organisation des Ausbildungsbetriebes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115" table:formula="of:=OFFSET(INDIRECT([.$G133]);0;10;1)" office:value-type="boolean" office:boolean-value="true" calcext:value-type="boolean">
            <text:p>WAHR</text:p>
          </table:table-cell>
          <table:table-cell table:style-name="ce115" table:formula="of:=OFFSET(INDIRECT([.$G133]);0;11;1)" office:value-type="boolean" office:boolean-value="true" calcext:value-type="boolean">
            <text:p>WAHR</text:p>
          </table:table-cell>
          <table:table-cell table:style-name="ce115" table:formula="of:=OFFSET(INDIRECT([.$G133]);0;12;1)" office:value-type="boolean" office:boolean-value="true" calcext:value-type="boolean">
            <text:p>WAHR</text:p>
          </table:table-cell>
          <table:table-cell table:style-name="ce115" table:formula="of:=OFFSET(INDIRECT([.$G133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4]);0;2;1);&quot;.&quot;;OFFSET(INDIRECT([.$G134]);0;5;1);&quot;.&quot;;[.D134])" office:value-type="string" office:string-value="3.3.a" calcext:value-type="string">
            <text:p>3.3.a</text:p>
          </table:table-cell>
          <table:table-cell table:formula="of:=OFFSET(INDIRECT([.$G134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4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15" table:formula="of:=OFFSET(INDIRECT([.$G134]);0;10;1)" office:value-type="boolean" office:boolean-value="true" calcext:value-type="boolean">
            <text:p>WAHR</text:p>
          </table:table-cell>
          <table:table-cell table:style-name="ce115" table:formula="of:=OFFSET(INDIRECT([.$G134]);0;11;1)" office:value-type="boolean" office:boolean-value="true" calcext:value-type="boolean">
            <text:p>WAHR</text:p>
          </table:table-cell>
          <table:table-cell table:style-name="ce115" table:formula="of:=OFFSET(INDIRECT([.$G134]);0;12;1)" office:value-type="boolean" office:boolean-value="true" calcext:value-type="boolean">
            <text:p>WAHR</text:p>
          </table:table-cell>
          <table:table-cell table:style-name="ce115" table:formula="of:=OFFSET(INDIRECT([.$G134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5]);0;2;1);&quot;.&quot;;OFFSET(INDIRECT([.$G135]);0;5;1);&quot;.&quot;;[.D135])" office:value-type="string" office:string-value="3.3.b" calcext:value-type="string">
            <text:p>3.3.b</text:p>
          </table:table-cell>
          <table:table-cell table:formula="of:=OFFSET(INDIRECT([.$G135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5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15" table:formula="of:=OFFSET(INDIRECT([.$G135]);0;10;1)" office:value-type="boolean" office:boolean-value="true" calcext:value-type="boolean">
            <text:p>WAHR</text:p>
          </table:table-cell>
          <table:table-cell table:style-name="ce115" table:formula="of:=OFFSET(INDIRECT([.$G135]);0;11;1)" office:value-type="boolean" office:boolean-value="true" calcext:value-type="boolean">
            <text:p>WAHR</text:p>
          </table:table-cell>
          <table:table-cell table:style-name="ce115" table:formula="of:=OFFSET(INDIRECT([.$G135]);0;12;1)" office:value-type="boolean" office:boolean-value="true" calcext:value-type="boolean">
            <text:p>WAHR</text:p>
          </table:table-cell>
          <table:table-cell table:style-name="ce115" table:formula="of:=OFFSET(INDIRECT([.$G135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6]);0;2;1);&quot;.&quot;;OFFSET(INDIRECT([.$G136]);0;5;1);&quot;.&quot;;[.D136])" office:value-type="string" office:string-value="3.3.c" calcext:value-type="string">
            <text:p>3.3.c</text:p>
          </table:table-cell>
          <table:table-cell table:formula="of:=OFFSET(INDIRECT([.$G136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6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15" table:formula="of:=OFFSET(INDIRECT([.$G136]);0;10;1)" office:value-type="boolean" office:boolean-value="true" calcext:value-type="boolean">
            <text:p>WAHR</text:p>
          </table:table-cell>
          <table:table-cell table:style-name="ce115" table:formula="of:=OFFSET(INDIRECT([.$G136]);0;11;1)" office:value-type="boolean" office:boolean-value="true" calcext:value-type="boolean">
            <text:p>WAHR</text:p>
          </table:table-cell>
          <table:table-cell table:style-name="ce115" table:formula="of:=OFFSET(INDIRECT([.$G136]);0;12;1)" office:value-type="boolean" office:boolean-value="true" calcext:value-type="boolean">
            <text:p>WAHR</text:p>
          </table:table-cell>
          <table:table-cell table:style-name="ce115" table:formula="of:=OFFSET(INDIRECT([.$G136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7]);0;2;1);&quot;.&quot;;OFFSET(INDIRECT([.$G137]);0;5;1);&quot;.&quot;;[.D137])" office:value-type="string" office:string-value="3.3.d" calcext:value-type="string">
            <text:p>3.3.d</text:p>
          </table:table-cell>
          <table:table-cell table:formula="of:=OFFSET(INDIRECT([.$G137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7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15" table:formula="of:=OFFSET(INDIRECT([.$G137]);0;10;1)" office:value-type="boolean" office:boolean-value="true" calcext:value-type="boolean">
            <text:p>WAHR</text:p>
          </table:table-cell>
          <table:table-cell table:style-name="ce115" table:formula="of:=OFFSET(INDIRECT([.$G137]);0;11;1)" office:value-type="boolean" office:boolean-value="true" calcext:value-type="boolean">
            <text:p>WAHR</text:p>
          </table:table-cell>
          <table:table-cell table:style-name="ce115" table:formula="of:=OFFSET(INDIRECT([.$G137]);0;12;1)" office:value-type="boolean" office:boolean-value="true" calcext:value-type="boolean">
            <text:p>WAHR</text:p>
          </table:table-cell>
          <table:table-cell table:style-name="ce115" table:formula="of:=OFFSET(INDIRECT([.$G137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8]);0;2;1);&quot;.&quot;;OFFSET(INDIRECT([.$G138]);0;5;1);&quot;.&quot;;[.D138])" office:value-type="string" office:string-value="3.4.a" calcext:value-type="string">
            <text:p>3.4.a</text:p>
          </table:table-cell>
          <table:table-cell table:formula="of:=OFFSET(INDIRECT([.$G138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8]);0;6;1)" office:value-type="string" office:string-value="Umweltschutz" calcext:value-type="string">
            <text:p>Umweltschutz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15" table:formula="of:=OFFSET(INDIRECT([.$G138]);0;10;1)" office:value-type="boolean" office:boolean-value="true" calcext:value-type="boolean">
            <text:p>WAHR</text:p>
          </table:table-cell>
          <table:table-cell table:style-name="ce115" table:formula="of:=OFFSET(INDIRECT([.$G138]);0;11;1)" office:value-type="boolean" office:boolean-value="true" calcext:value-type="boolean">
            <text:p>WAHR</text:p>
          </table:table-cell>
          <table:table-cell table:style-name="ce115" table:formula="of:=OFFSET(INDIRECT([.$G138]);0;12;1)" office:value-type="boolean" office:boolean-value="true" calcext:value-type="boolean">
            <text:p>WAHR</text:p>
          </table:table-cell>
          <table:table-cell table:style-name="ce115" table:formula="of:=OFFSET(INDIRECT([.$G138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39]);0;2;1);&quot;.&quot;;OFFSET(INDIRECT([.$G139]);0;5;1);&quot;.&quot;;[.D139])" office:value-type="string" office:string-value="3.4.b" calcext:value-type="string">
            <text:p>3.4.b</text:p>
          </table:table-cell>
          <table:table-cell table:formula="of:=OFFSET(INDIRECT([.$G139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39]);0;6;1)" office:value-type="string" office:string-value="Umweltschutz" calcext:value-type="string">
            <text:p>Umweltschutz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15" table:formula="of:=OFFSET(INDIRECT([.$G139]);0;10;1)" office:value-type="boolean" office:boolean-value="true" calcext:value-type="boolean">
            <text:p>WAHR</text:p>
          </table:table-cell>
          <table:table-cell table:style-name="ce115" table:formula="of:=OFFSET(INDIRECT([.$G139]);0;11;1)" office:value-type="boolean" office:boolean-value="true" calcext:value-type="boolean">
            <text:p>WAHR</text:p>
          </table:table-cell>
          <table:table-cell table:style-name="ce115" table:formula="of:=OFFSET(INDIRECT([.$G139]);0;12;1)" office:value-type="boolean" office:boolean-value="true" calcext:value-type="boolean">
            <text:p>WAHR</text:p>
          </table:table-cell>
          <table:table-cell table:style-name="ce115" table:formula="of:=OFFSET(INDIRECT([.$G139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40]);0;2;1);&quot;.&quot;;OFFSET(INDIRECT([.$G140]);0;5;1);&quot;.&quot;;[.D140])" office:value-type="string" office:string-value="3.4.c" calcext:value-type="string">
            <text:p>3.4.c</text:p>
          </table:table-cell>
          <table:table-cell table:formula="of:=OFFSET(INDIRECT([.$G140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40]);0;6;1)" office:value-type="string" office:string-value="Umweltschutz" calcext:value-type="string">
            <text:p>Umweltschutz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15" table:formula="of:=OFFSET(INDIRECT([.$G140]);0;10;1)" office:value-type="boolean" office:boolean-value="true" calcext:value-type="boolean">
            <text:p>WAHR</text:p>
          </table:table-cell>
          <table:table-cell table:style-name="ce115" table:formula="of:=OFFSET(INDIRECT([.$G140]);0;11;1)" office:value-type="boolean" office:boolean-value="true" calcext:value-type="boolean">
            <text:p>WAHR</text:p>
          </table:table-cell>
          <table:table-cell table:style-name="ce115" table:formula="of:=OFFSET(INDIRECT([.$G140]);0;12;1)" office:value-type="boolean" office:boolean-value="true" calcext:value-type="boolean">
            <text:p>WAHR</text:p>
          </table:table-cell>
          <table:table-cell table:style-name="ce115" table:formula="of:=OFFSET(INDIRECT([.$G140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41]);0;2;1);&quot;.&quot;;OFFSET(INDIRECT([.$G141]);0;5;1);&quot;.&quot;;[.D141])" office:value-type="string" office:string-value="3.4.d" calcext:value-type="string">
            <text:p>3.4.d</text:p>
          </table:table-cell>
          <table:table-cell table:formula="of:=OFFSET(INDIRECT([.$G141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41]);0;6;1)" office:value-type="string" office:string-value="Umweltschutz" calcext:value-type="string">
            <text:p>Umweltschutz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15" table:formula="of:=OFFSET(INDIRECT([.$G141]);0;10;1)" office:value-type="boolean" office:boolean-value="true" calcext:value-type="boolean">
            <text:p>WAHR</text:p>
          </table:table-cell>
          <table:table-cell table:style-name="ce115" table:formula="of:=OFFSET(INDIRECT([.$G141]);0;11;1)" office:value-type="boolean" office:boolean-value="true" calcext:value-type="boolean">
            <text:p>WAHR</text:p>
          </table:table-cell>
          <table:table-cell table:style-name="ce115" table:formula="of:=OFFSET(INDIRECT([.$G141]);0;12;1)" office:value-type="boolean" office:boolean-value="true" calcext:value-type="boolean">
            <text:p>WAHR</text:p>
          </table:table-cell>
          <table:table-cell table:style-name="ce115" table:formula="of:=OFFSET(INDIRECT([.$G141]);0;13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42]);0;2;1);&quot;.&quot;;OFFSET(INDIRECT([.$G142]);0;5;1);&quot;.&quot;;[.D142])" office:value-type="string" office:string-value="3.5.a" calcext:value-type="string">
            <text:p>3.5.a</text:p>
          </table:table-cell>
          <table:table-cell table:formula="of:=OFFSET(INDIRECT([.$G142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42]);0;6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15" table:formula="of:=OFFSET(INDIRECT([.$G142]);0;10;1)" office:value-type="boolean" office:boolean-value="true" calcext:value-type="boolean">
            <text:p>WAHR</text:p>
          </table:table-cell>
          <table:table-cell table:style-name="ce115" table:formula="of:=OFFSET(INDIRECT([.$G142]);0;11;1)" office:value-type="boolean" office:boolean-value="true" calcext:value-type="boolean">
            <text:p>WAHR</text:p>
          </table:table-cell>
          <table:table-cell table:style-name="ce115" table:formula="of:=OFFSET(INDIRECT([.$G142]);0;12;1)" office:value-type="boolean" office:boolean-value="true" calcext:value-type="boolean">
            <text:p>WAHR</text:p>
          </table:table-cell>
          <table:table-cell table:style-name="ce115" table:formula="of:=OFFSET(INDIRECT([.$G142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43]);0;2;1);&quot;.&quot;;OFFSET(INDIRECT([.$G143]);0;5;1);&quot;.&quot;;[.D143])" office:value-type="string" office:string-value="3.5.b" calcext:value-type="string">
            <text:p>3.5.b</text:p>
          </table:table-cell>
          <table:table-cell table:formula="of:=OFFSET(INDIRECT([.$G143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43]);0;6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15" table:formula="of:=OFFSET(INDIRECT([.$G143]);0;10;1)" office:value-type="boolean" office:boolean-value="true" calcext:value-type="boolean">
            <text:p>WAHR</text:p>
          </table:table-cell>
          <table:table-cell table:style-name="ce115" table:formula="of:=OFFSET(INDIRECT([.$G143]);0;11;1)" office:value-type="boolean" office:boolean-value="true" calcext:value-type="boolean">
            <text:p>WAHR</text:p>
          </table:table-cell>
          <table:table-cell table:style-name="ce115" table:formula="of:=OFFSET(INDIRECT([.$G143]);0;12;1)" office:value-type="boolean" office:boolean-value="true" calcext:value-type="boolean">
            <text:p>WAHR</text:p>
          </table:table-cell>
          <table:table-cell table:style-name="ce115" table:formula="of:=OFFSET(INDIRECT([.$G143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44]);0;2;1);&quot;.&quot;;OFFSET(INDIRECT([.$G144]);0;5;1);&quot;.&quot;;[.D144])" office:value-type="string" office:string-value="3.5.c" calcext:value-type="string">
            <text:p>3.5.c</text:p>
          </table:table-cell>
          <table:table-cell table:formula="of:=OFFSET(INDIRECT([.$G144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44]);0;6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15" table:formula="of:=OFFSET(INDIRECT([.$G144]);0;10;1)" office:value-type="boolean" office:boolean-value="true" calcext:value-type="boolean">
            <text:p>WAHR</text:p>
          </table:table-cell>
          <table:table-cell table:style-name="ce115" table:formula="of:=OFFSET(INDIRECT([.$G144]);0;11;1)" office:value-type="boolean" office:boolean-value="true" calcext:value-type="boolean">
            <text:p>WAHR</text:p>
          </table:table-cell>
          <table:table-cell table:style-name="ce115" table:formula="of:=OFFSET(INDIRECT([.$G144]);0;12;1)" office:value-type="boolean" office:boolean-value="true" calcext:value-type="boolean">
            <text:p>WAHR</text:p>
          </table:table-cell>
          <table:table-cell table:style-name="ce115" table:formula="of:=OFFSET(INDIRECT([.$G144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3">
          <table:table-cell table:style-name="ce126" table:formula="of:=CONCATENATE(OFFSET(INDIRECT([.$G145]);0;2;1);&quot;.&quot;;OFFSET(INDIRECT([.$G145]);0;5;1);&quot;.&quot;;[.D145])" office:value-type="string" office:string-value="3.5.d" calcext:value-type="string">
            <text:p>3.5.d</text:p>
          </table:table-cell>
          <table:table-cell table:formula="of:=OFFSET(INDIRECT([.$G145]);0;4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OFFSET(INDIRECT([.$G145]);0;6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15" table:formula="of:=OFFSET(INDIRECT([.$G145]);0;10;1)" office:value-type="boolean" office:boolean-value="true" calcext:value-type="boolean">
            <text:p>WAHR</text:p>
          </table:table-cell>
          <table:table-cell table:style-name="ce115" table:formula="of:=OFFSET(INDIRECT([.$G145]);0;11;1)" office:value-type="boolean" office:boolean-value="true" calcext:value-type="boolean">
            <text:p>WAHR</text:p>
          </table:table-cell>
          <table:table-cell table:style-name="ce115" table:formula="of:=OFFSET(INDIRECT([.$G145]);0;12;1)" office:value-type="boolean" office:boolean-value="true" calcext:value-type="boolean">
            <text:p>WAHR</text:p>
          </table:table-cell>
          <table:table-cell table:style-name="ce115" table:formula="of:=OFFSET(INDIRECT([.$G145]);0;13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26" table:formula="of:=CONCATENATE(OFFSET(INDIRECT([.$G146]);0;2;1);&quot;.&quot;;OFFSET(INDIRECT([.$G146]);0;5;1);&quot;.&quot;;[.D146])" office:value-type="string" office:string-value="99.99.x" calcext:value-type="string">
            <text:p>99.99.x</text:p>
          </table:table-cell>
          <table:table-cell table:formula="of:=OFFSET(INDIRECT([.$G146]);0;4;1)" office:value-type="string" office:string-value="Last Line" calcext:value-type="string">
            <text:p>Last Line</text:p>
          </table:table-cell>
          <table:table-cell table:formula="of:=OFFSET(INDIRECT([.$G146]);0;6;1)" office:value-type="string" office:string-value="Last Line" calcext:value-type="string">
            <text:p>Last 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115" table:formula="of:=OFFSET(INDIRECT([.$G146]);0;10;1)" office:value-type="boolean" office:boolean-value="false" calcext:value-type="boolean">
            <text:p>FALSCH</text:p>
          </table:table-cell>
          <table:table-cell table:style-name="ce115" table:formula="of:=OFFSET(INDIRECT([.$G146]);0;11;1)" office:value-type="boolean" office:boolean-value="false" calcext:value-type="boolean">
            <text:p>FALSCH</text:p>
          </table:table-cell>
          <table:table-cell table:style-name="ce115" table:formula="of:=OFFSET(INDIRECT([.$G146]);0;12;1)" office:value-type="boolean" office:boolean-value="false" calcext:value-type="boolean">
            <text:p>FALSCH</text:p>
          </table:table-cell>
          <table:table-cell table:style-name="ce115" table:formula="of:=OFFSET(INDIRECT([.$G146]);0;13;1)" office:value-type="boolean" office:boolean-value="false" calcext:value-type="boolean">
            <text:p>FALSC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7">
          <table:table-cell table:number-columns-repeated="10"/>
          <table:table-cell table:style-name="ce115" table:number-columns-repeated="2"/>
          <table:table-cell table:number-columns-repeated="1012"/>
        </table:table-row>
        <table:table-row table:style-name="ro3" table:number-rows-repeated="38">
          <table:table-cell table:number-columns-repeated="4"/>
          <table:table-cell table:style-name="ce96"/>
          <table:table-cell table:number-columns-repeated="5"/>
          <table:table-cell table:style-name="ce115" table:number-columns-repeated="2"/>
          <table:table-cell table:number-columns-repeated="1012"/>
        </table:table-row>
        <table:table-row table:style-name="ro3" table:number-rows-repeated="10">
          <table:table-cell table:number-columns-repeated="4"/>
          <table:table-cell table:style-name="ce96"/>
          <table:table-cell table:number-columns-repeated="1019"/>
        </table:table-row>
        <table:table-row table:style-name="ro3" table:number-rows-repeated="1048289">
          <table:table-cell table:number-columns-repeated="1024"/>
        </table:table-row>
        <table:table-row table:style-name="ro3" table:number-rows-repeated="85">
          <table:table-cell table:style-name="ce131"/>
          <table:table-cell table:number-columns-repeated="1023"/>
        </table:table-row>
        <table:table-row table:style-name="ro3">
          <table:table-cell table:style-name="ce131"/>
          <table:table-cell table:number-columns-repeated="1023"/>
        </table:table-row>
      </table:table>
      <table:table table:name="ATTIC" table:style-name="ta1">
        <table:table-column table:style-name="co6" table:default-cell-style-name="ce208"/>
        <table:table-column table:style-name="co6" table:number-columns-repeated="12" table:default-cell-style-name="Default"/>
        <table:table-row table:style-name="ro44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.00.0000</text:date>, <text:time style:data-style-name="N2" text:time-value="08:23:54.6800298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2T09:15:10.869685818</dc:date>
    <meta:editing-duration>PT22H22M46S</meta:editing-duration>
    <meta:editing-cycles>221</meta:editing-cycles>
    <meta:generator>LibreOffice/6.3.5.2$Linux_X86_64 LibreOffice_project/30$Build-2</meta:generator>
    <meta:document-statistic meta:table-count="15" meta:cell-count="10192" meta:object-count="0"/>
  </office:meta>
</office:document-meta>
</file>